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_Z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1b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f</text:p>
          </table:table-cell>
          <table:table-cell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9d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7d</text:p>
          </table:table-cell>
          <table:table-cell table:number-columns-repeated="2"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7f</text:p>
          </table:table-cell>
          <table:table-cell office:value-type="string" calcext:value-type="string">
            <text:p>d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7d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7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f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7f</text:p>
          </table:table-cell>
          <table:table-cell office:value-type="string" calcext:value-type="string">
            <text:p>d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d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e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d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d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5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df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5</text:p>
          </table:table-cell>
          <table:table-cell table:number-columns-repeated="2"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table:number-columns-repeated="5" office:value-type="string" calcext:value-type="string">
            <text:p>df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d</text:p>
          </table:table-cell>
          <table:table-cell table:number-columns-repeated="18"/>
        </table:table-row>
        <table:table-row table:style-name="ro1">
          <table:table-cell table:number-columns-repeated="4" office:value-type="string" calcext:value-type="string">
            <text:p>fd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f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f</text:p>
          </table:table-cell>
          <table:table-cell table:number-columns-repeated="13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1f</text:p>
          </table:table-cell>
          <table:table-cell table:number-columns-repeated="9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7" office:value-type="string" calcext:value-type="string">
            <text:p>ff</text:p>
          </table:table-cell>
          <table:table-cell table:number-columns-repeated="26"/>
          <table:table-cell office:value-type="string" calcext:value-type="string">
            <text:p>.......</text:p>
          </table:table-cell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formula="of:=COM.MICROSOFT.CONCAT(&quot;0x&quot;;TEXT([.A1];&quot;00&quot;))" office:value-type="string" office:string-value="0x1b" calcext:value-type="string">
            <text:p>0x1b</text:p>
          </table:table-cell>
          <table:table-cell table:formula="of:=COM.MICROSOFT.CONCAT(&quot;0x&quot;;TEXT([.B1];&quot;00&quot;))" office:value-type="string" office:string-value="0x63" calcext:value-type="string">
            <text:p>0x63</text:p>
          </table:table-cell>
          <table:table-cell table:formula="of:=COM.MICROSOFT.CONCAT(&quot;0x&quot;;TEXT([.C1];&quot;00&quot;))" office:value-type="string" office:string-value="0x30" calcext:value-type="string">
            <text:p>0x30</text:p>
          </table:table-cell>
          <table:table-cell table:formula="of:=COM.MICROSOFT.CONCAT(&quot;0x&quot;;TEXT([.D1];&quot;00&quot;))" office:value-type="string" office:string-value="0x02" calcext:value-type="string">
            <text:p>0x02</text:p>
          </table:table-cell>
          <table:table-cell table:formula="of:=COM.MICROSOFT.CONCAT(&quot;0x&quot;;TEXT([.E1];&quot;00&quot;))" office:value-type="string" office:string-value="0x1a" calcext:value-type="string">
            <text:p>0x1a</text:p>
          </table:table-cell>
          <table:table-cell table:formula="of:=COM.MICROSOFT.CONCAT(&quot;0x&quot;;TEXT([.F1];&quot;00&quot;))" office:value-type="string" office:string-value="0x2e" calcext:value-type="string">
            <text:p>0x2e</text:p>
          </table:table-cell>
          <table:table-cell table:formula="of:=COM.MICROSOFT.CONCAT(&quot;0x&quot;;TEXT([.G1];&quot;00&quot;))" office:value-type="string" office:string-value="0x30" calcext:value-type="string">
            <text:p>0x30</text:p>
          </table:table-cell>
          <table:table-cell table:formula="of:=COM.MICROSOFT.CONCAT(&quot;0x&quot;;TEXT([.H1];&quot;00&quot;))" office:value-type="string" office:string-value="0xa0" calcext:value-type="string">
            <text:p>0xa0</text:p>
          </table:table-cell>
          <table:table-cell table:formula="of:=COM.MICROSOFT.CONCAT(&quot;0x&quot;;TEXT([.I1];&quot;00&quot;))" office:value-type="string" office:string-value="0x01" calcext:value-type="string">
            <text:p>0x01</text:p>
          </table:table-cell>
          <table:table-cell table:formula="of:=COM.MICROSOFT.CONCAT(&quot;0x&quot;;TEXT([.J1];&quot;00&quot;))" office:value-type="string" office:string-value="0x1b" calcext:value-type="string">
            <text:p>0x1b</text:p>
          </table:table-cell>
          <table:table-cell table:formula="of:=COM.MICROSOFT.CONCAT(&quot;0x&quot;;TEXT([.K1];&quot;00&quot;))" office:value-type="string" office:string-value="0x00" calcext:value-type="string">
            <text:p>0x00</text:p>
          </table:table-cell>
          <table:table-cell table:formula="of:=COM.MICROSOFT.CONCAT(&quot;0x&quot;;TEXT([.L1];&quot;00&quot;))" office:value-type="string" office:string-value="0xff" calcext:value-type="string">
            <text:p>0xff</text:p>
          </table:table-cell>
          <table:table-cell table:formula="of:=COM.MICROSOFT.CONCAT(&quot;0x&quot;;TEXT([.M1];&quot;00&quot;))" office:value-type="string" office:string-value="0xff" calcext:value-type="string">
            <text:p>0xff</text:p>
          </table:table-cell>
          <table:table-cell table:formula="of:=COM.MICROSOFT.CONCAT(&quot;0x&quot;;TEXT([.N1];&quot;00&quot;))" office:value-type="string" office:string-value="0xff" calcext:value-type="string">
            <text:p>0xff</text:p>
          </table:table-cell>
          <table:table-cell table:formula="of:=COM.MICROSOFT.CONCAT(&quot;0x&quot;;TEXT([.O1];&quot;00&quot;))" office:value-type="string" office:string-value="0xff" calcext:value-type="string">
            <text:p>0xff</text:p>
          </table:table-cell>
          <table:table-cell table:formula="of:=COM.MICROSOFT.CONCAT(&quot;0x&quot;;TEXT([.P1];&quot;00&quot;))" office:value-type="string" office:string-value="0xff" calcext:value-type="string">
            <text:p>0xff</text:p>
          </table:table-cell>
          <table:table-cell table:formula="of:=COM.MICROSOFT.TEXTJOIN(&quot;,&quot;;1;[.A93:.P93])" office:value-type="string" office:string-value="0x1b,0x63,0x30,0x02,0x1a,0x2e,0x30,0xa0,0x01,0x1b,0x00,0xff,0xff,0xff,0xff,0xff" calcext:value-type="string">
            <text:p>0x1b,0x63,0x30,0x02,0x1a,0x2e,0x30,0xa0,0x01,0x1b,0x00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];&quot;00&quot;))" office:value-type="string" office:string-value="0xff" calcext:value-type="string">
            <text:p>0xff</text:p>
          </table:table-cell>
          <table:table-cell table:formula="of:=COM.MICROSOFT.CONCAT(&quot;0x&quot;;TEXT([.B2];&quot;00&quot;))" office:value-type="string" office:string-value="0xff" calcext:value-type="string">
            <text:p>0xff</text:p>
          </table:table-cell>
          <table:table-cell table:formula="of:=COM.MICROSOFT.CONCAT(&quot;0x&quot;;TEXT([.C2];&quot;00&quot;))" office:value-type="string" office:string-value="0xff" calcext:value-type="string">
            <text:p>0xff</text:p>
          </table:table-cell>
          <table:table-cell table:formula="of:=COM.MICROSOFT.CONCAT(&quot;0x&quot;;TEXT([.D2];&quot;00&quot;))" office:value-type="string" office:string-value="0xff" calcext:value-type="string">
            <text:p>0xff</text:p>
          </table:table-cell>
          <table:table-cell table:formula="of:=COM.MICROSOFT.CONCAT(&quot;0x&quot;;TEXT([.E2];&quot;00&quot;))" office:value-type="string" office:string-value="0xff" calcext:value-type="string">
            <text:p>0xff</text:p>
          </table:table-cell>
          <table:table-cell table:formula="of:=COM.MICROSOFT.CONCAT(&quot;0x&quot;;TEXT([.F2];&quot;00&quot;))" office:value-type="string" office:string-value="0xff" calcext:value-type="string">
            <text:p>0xff</text:p>
          </table:table-cell>
          <table:table-cell table:formula="of:=COM.MICROSOFT.CONCAT(&quot;0x&quot;;TEXT([.G2];&quot;00&quot;))" office:value-type="string" office:string-value="0xff" calcext:value-type="string">
            <text:p>0xff</text:p>
          </table:table-cell>
          <table:table-cell table:formula="of:=COM.MICROSOFT.CONCAT(&quot;0x&quot;;TEXT([.H2];&quot;00&quot;))" office:value-type="string" office:string-value="0xff" calcext:value-type="string">
            <text:p>0xff</text:p>
          </table:table-cell>
          <table:table-cell table:formula="of:=COM.MICROSOFT.CONCAT(&quot;0x&quot;;TEXT([.I2];&quot;00&quot;))" office:value-type="string" office:string-value="0xff" calcext:value-type="string">
            <text:p>0xff</text:p>
          </table:table-cell>
          <table:table-cell table:formula="of:=COM.MICROSOFT.CONCAT(&quot;0x&quot;;TEXT([.J2];&quot;00&quot;))" office:value-type="string" office:string-value="0xff" calcext:value-type="string">
            <text:p>0xff</text:p>
          </table:table-cell>
          <table:table-cell table:formula="of:=COM.MICROSOFT.CONCAT(&quot;0x&quot;;TEXT([.K2];&quot;00&quot;))" office:value-type="string" office:string-value="0xff" calcext:value-type="string">
            <text:p>0xff</text:p>
          </table:table-cell>
          <table:table-cell table:formula="of:=COM.MICROSOFT.CONCAT(&quot;0x&quot;;TEXT([.L2];&quot;00&quot;))" office:value-type="string" office:string-value="0xff" calcext:value-type="string">
            <text:p>0xff</text:p>
          </table:table-cell>
          <table:table-cell table:formula="of:=COM.MICROSOFT.CONCAT(&quot;0x&quot;;TEXT([.M2];&quot;00&quot;))" office:value-type="string" office:string-value="0xff" calcext:value-type="string">
            <text:p>0xff</text:p>
          </table:table-cell>
          <table:table-cell table:formula="of:=COM.MICROSOFT.CONCAT(&quot;0x&quot;;TEXT([.N2];&quot;00&quot;))" office:value-type="string" office:string-value="0xff" calcext:value-type="string">
            <text:p>0xff</text:p>
          </table:table-cell>
          <table:table-cell table:formula="of:=COM.MICROSOFT.CONCAT(&quot;0x&quot;;TEXT([.O2];&quot;00&quot;))" office:value-type="string" office:string-value="0xff" calcext:value-type="string">
            <text:p>0xff</text:p>
          </table:table-cell>
          <table:table-cell table:formula="of:=COM.MICROSOFT.CONCAT(&quot;0x&quot;;TEXT([.P2];&quot;00&quot;))" office:value-type="string" office:string-value="0xff" calcext:value-type="string">
            <text:p>0xff</text:p>
          </table:table-cell>
          <table:table-cell table:formula="of:=COM.MICROSOFT.TEXTJOIN(&quot;,&quot;;1;[.A94:.P9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];&quot;00&quot;))" office:value-type="string" office:string-value="0xff" calcext:value-type="string">
            <text:p>0xff</text:p>
          </table:table-cell>
          <table:table-cell table:formula="of:=COM.MICROSOFT.CONCAT(&quot;0x&quot;;TEXT([.B3];&quot;00&quot;))" office:value-type="string" office:string-value="0xff" calcext:value-type="string">
            <text:p>0xff</text:p>
          </table:table-cell>
          <table:table-cell table:formula="of:=COM.MICROSOFT.CONCAT(&quot;0x&quot;;TEXT([.C3];&quot;00&quot;))" office:value-type="string" office:string-value="0xff" calcext:value-type="string">
            <text:p>0xff</text:p>
          </table:table-cell>
          <table:table-cell table:formula="of:=COM.MICROSOFT.CONCAT(&quot;0x&quot;;TEXT([.D3];&quot;00&quot;))" office:value-type="string" office:string-value="0xff" calcext:value-type="string">
            <text:p>0xff</text:p>
          </table:table-cell>
          <table:table-cell table:formula="of:=COM.MICROSOFT.CONCAT(&quot;0x&quot;;TEXT([.E3];&quot;00&quot;))" office:value-type="string" office:string-value="0xff" calcext:value-type="string">
            <text:p>0xff</text:p>
          </table:table-cell>
          <table:table-cell table:formula="of:=COM.MICROSOFT.CONCAT(&quot;0x&quot;;TEXT([.F3];&quot;00&quot;))" office:value-type="string" office:string-value="0xff" calcext:value-type="string">
            <text:p>0xff</text:p>
          </table:table-cell>
          <table:table-cell table:formula="of:=COM.MICROSOFT.CONCAT(&quot;0x&quot;;TEXT([.G3];&quot;00&quot;))" office:value-type="string" office:string-value="0xff" calcext:value-type="string">
            <text:p>0xff</text:p>
          </table:table-cell>
          <table:table-cell table:formula="of:=COM.MICROSOFT.CONCAT(&quot;0x&quot;;TEXT([.H3];&quot;00&quot;))" office:value-type="string" office:string-value="0xff" calcext:value-type="string">
            <text:p>0xff</text:p>
          </table:table-cell>
          <table:table-cell table:formula="of:=COM.MICROSOFT.CONCAT(&quot;0x&quot;;TEXT([.I3];&quot;00&quot;))" office:value-type="string" office:string-value="0xff" calcext:value-type="string">
            <text:p>0xff</text:p>
          </table:table-cell>
          <table:table-cell table:formula="of:=COM.MICROSOFT.CONCAT(&quot;0x&quot;;TEXT([.J3];&quot;00&quot;))" office:value-type="string" office:string-value="0xff" calcext:value-type="string">
            <text:p>0xff</text:p>
          </table:table-cell>
          <table:table-cell table:formula="of:=COM.MICROSOFT.CONCAT(&quot;0x&quot;;TEXT([.K3];&quot;00&quot;))" office:value-type="string" office:string-value="0xff" calcext:value-type="string">
            <text:p>0xff</text:p>
          </table:table-cell>
          <table:table-cell table:formula="of:=COM.MICROSOFT.CONCAT(&quot;0x&quot;;TEXT([.L3];&quot;00&quot;))" office:value-type="string" office:string-value="0xff" calcext:value-type="string">
            <text:p>0xff</text:p>
          </table:table-cell>
          <table:table-cell table:formula="of:=COM.MICROSOFT.CONCAT(&quot;0x&quot;;TEXT([.M3];&quot;00&quot;))" office:value-type="string" office:string-value="0xff" calcext:value-type="string">
            <text:p>0xff</text:p>
          </table:table-cell>
          <table:table-cell table:formula="of:=COM.MICROSOFT.CONCAT(&quot;0x&quot;;TEXT([.N3];&quot;00&quot;))" office:value-type="string" office:string-value="0xff" calcext:value-type="string">
            <text:p>0xff</text:p>
          </table:table-cell>
          <table:table-cell table:formula="of:=COM.MICROSOFT.CONCAT(&quot;0x&quot;;TEXT([.O3];&quot;00&quot;))" office:value-type="string" office:string-value="0xff" calcext:value-type="string">
            <text:p>0xff</text:p>
          </table:table-cell>
          <table:table-cell table:formula="of:=COM.MICROSOFT.CONCAT(&quot;0x&quot;;TEXT([.P3];&quot;00&quot;))" office:value-type="string" office:string-value="0xff" calcext:value-type="string">
            <text:p>0xff</text:p>
          </table:table-cell>
          <table:table-cell table:formula="of:=COM.MICROSOFT.TEXTJOIN(&quot;,&quot;;1;[.A95:.P9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];&quot;00&quot;))" office:value-type="string" office:string-value="0xff" calcext:value-type="string">
            <text:p>0xff</text:p>
          </table:table-cell>
          <table:table-cell table:formula="of:=COM.MICROSOFT.CONCAT(&quot;0x&quot;;TEXT([.B4];&quot;00&quot;))" office:value-type="string" office:string-value="0xff" calcext:value-type="string">
            <text:p>0xff</text:p>
          </table:table-cell>
          <table:table-cell table:formula="of:=COM.MICROSOFT.CONCAT(&quot;0x&quot;;TEXT([.C4];&quot;00&quot;))" office:value-type="string" office:string-value="0xff" calcext:value-type="string">
            <text:p>0xff</text:p>
          </table:table-cell>
          <table:table-cell table:formula="of:=COM.MICROSOFT.CONCAT(&quot;0x&quot;;TEXT([.D4];&quot;00&quot;))" office:value-type="string" office:string-value="0xff" calcext:value-type="string">
            <text:p>0xff</text:p>
          </table:table-cell>
          <table:table-cell table:formula="of:=COM.MICROSOFT.CONCAT(&quot;0x&quot;;TEXT([.E4];&quot;00&quot;))" office:value-type="string" office:string-value="0xff" calcext:value-type="string">
            <text:p>0xff</text:p>
          </table:table-cell>
          <table:table-cell table:formula="of:=COM.MICROSOFT.CONCAT(&quot;0x&quot;;TEXT([.F4];&quot;00&quot;))" office:value-type="string" office:string-value="0xff" calcext:value-type="string">
            <text:p>0xff</text:p>
          </table:table-cell>
          <table:table-cell table:formula="of:=COM.MICROSOFT.CONCAT(&quot;0x&quot;;TEXT([.G4];&quot;00&quot;))" office:value-type="string" office:string-value="0xff" calcext:value-type="string">
            <text:p>0xff</text:p>
          </table:table-cell>
          <table:table-cell table:formula="of:=COM.MICROSOFT.CONCAT(&quot;0x&quot;;TEXT([.H4];&quot;00&quot;))" office:value-type="string" office:string-value="0xff" calcext:value-type="string">
            <text:p>0xff</text:p>
          </table:table-cell>
          <table:table-cell table:formula="of:=COM.MICROSOFT.CONCAT(&quot;0x&quot;;TEXT([.I4];&quot;00&quot;))" office:value-type="string" office:string-value="0xff" calcext:value-type="string">
            <text:p>0xff</text:p>
          </table:table-cell>
          <table:table-cell table:formula="of:=COM.MICROSOFT.CONCAT(&quot;0x&quot;;TEXT([.J4];&quot;00&quot;))" office:value-type="string" office:string-value="0xff" calcext:value-type="string">
            <text:p>0xff</text:p>
          </table:table-cell>
          <table:table-cell table:formula="of:=COM.MICROSOFT.CONCAT(&quot;0x&quot;;TEXT([.K4];&quot;00&quot;))" office:value-type="string" office:string-value="0xff" calcext:value-type="string">
            <text:p>0xff</text:p>
          </table:table-cell>
          <table:table-cell table:formula="of:=COM.MICROSOFT.CONCAT(&quot;0x&quot;;TEXT([.L4];&quot;00&quot;))" office:value-type="string" office:string-value="0xff" calcext:value-type="string">
            <text:p>0xff</text:p>
          </table:table-cell>
          <table:table-cell table:formula="of:=COM.MICROSOFT.CONCAT(&quot;0x&quot;;TEXT([.M4];&quot;00&quot;))" office:value-type="string" office:string-value="0xff" calcext:value-type="string">
            <text:p>0xff</text:p>
          </table:table-cell>
          <table:table-cell table:formula="of:=COM.MICROSOFT.CONCAT(&quot;0x&quot;;TEXT([.N4];&quot;00&quot;))" office:value-type="string" office:string-value="0xff" calcext:value-type="string">
            <text:p>0xff</text:p>
          </table:table-cell>
          <table:table-cell table:formula="of:=COM.MICROSOFT.CONCAT(&quot;0x&quot;;TEXT([.O4];&quot;00&quot;))" office:value-type="string" office:string-value="0xff" calcext:value-type="string">
            <text:p>0xff</text:p>
          </table:table-cell>
          <table:table-cell table:formula="of:=COM.MICROSOFT.CONCAT(&quot;0x&quot;;TEXT([.P4];&quot;00&quot;))" office:value-type="string" office:string-value="0xff" calcext:value-type="string">
            <text:p>0xff</text:p>
          </table:table-cell>
          <table:table-cell table:formula="of:=COM.MICROSOFT.TEXTJOIN(&quot;,&quot;;1;[.A96:.P9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];&quot;00&quot;))" office:value-type="string" office:string-value="0xff" calcext:value-type="string">
            <text:p>0xff</text:p>
          </table:table-cell>
          <table:table-cell table:formula="of:=COM.MICROSOFT.CONCAT(&quot;0x&quot;;TEXT([.B5];&quot;00&quot;))" office:value-type="string" office:string-value="0xff" calcext:value-type="string">
            <text:p>0xff</text:p>
          </table:table-cell>
          <table:table-cell table:formula="of:=COM.MICROSOFT.CONCAT(&quot;0x&quot;;TEXT([.C5];&quot;00&quot;))" office:value-type="string" office:string-value="0xff" calcext:value-type="string">
            <text:p>0xff</text:p>
          </table:table-cell>
          <table:table-cell table:formula="of:=COM.MICROSOFT.CONCAT(&quot;0x&quot;;TEXT([.D5];&quot;00&quot;))" office:value-type="string" office:string-value="0xff" calcext:value-type="string">
            <text:p>0xff</text:p>
          </table:table-cell>
          <table:table-cell table:formula="of:=COM.MICROSOFT.CONCAT(&quot;0x&quot;;TEXT([.E5];&quot;00&quot;))" office:value-type="string" office:string-value="0xff" calcext:value-type="string">
            <text:p>0xff</text:p>
          </table:table-cell>
          <table:table-cell table:formula="of:=COM.MICROSOFT.CONCAT(&quot;0x&quot;;TEXT([.F5];&quot;00&quot;))" office:value-type="string" office:string-value="0xff" calcext:value-type="string">
            <text:p>0xff</text:p>
          </table:table-cell>
          <table:table-cell table:formula="of:=COM.MICROSOFT.CONCAT(&quot;0x&quot;;TEXT([.G5];&quot;00&quot;))" office:value-type="string" office:string-value="0xff" calcext:value-type="string">
            <text:p>0xff</text:p>
          </table:table-cell>
          <table:table-cell table:formula="of:=COM.MICROSOFT.CONCAT(&quot;0x&quot;;TEXT([.H5];&quot;00&quot;))" office:value-type="string" office:string-value="0xff" calcext:value-type="string">
            <text:p>0xff</text:p>
          </table:table-cell>
          <table:table-cell table:formula="of:=COM.MICROSOFT.CONCAT(&quot;0x&quot;;TEXT([.I5];&quot;00&quot;))" office:value-type="string" office:string-value="0xff" calcext:value-type="string">
            <text:p>0xff</text:p>
          </table:table-cell>
          <table:table-cell table:formula="of:=COM.MICROSOFT.CONCAT(&quot;0x&quot;;TEXT([.J5];&quot;00&quot;))" office:value-type="string" office:string-value="0xff" calcext:value-type="string">
            <text:p>0xff</text:p>
          </table:table-cell>
          <table:table-cell table:formula="of:=COM.MICROSOFT.CONCAT(&quot;0x&quot;;TEXT([.K5];&quot;00&quot;))" office:value-type="string" office:string-value="0xff" calcext:value-type="string">
            <text:p>0xff</text:p>
          </table:table-cell>
          <table:table-cell table:formula="of:=COM.MICROSOFT.CONCAT(&quot;0x&quot;;TEXT([.L5];&quot;00&quot;))" office:value-type="string" office:string-value="0xff" calcext:value-type="string">
            <text:p>0xff</text:p>
          </table:table-cell>
          <table:table-cell table:formula="of:=COM.MICROSOFT.CONCAT(&quot;0x&quot;;TEXT([.M5];&quot;00&quot;))" office:value-type="string" office:string-value="0xff" calcext:value-type="string">
            <text:p>0xff</text:p>
          </table:table-cell>
          <table:table-cell table:formula="of:=COM.MICROSOFT.CONCAT(&quot;0x&quot;;TEXT([.N5];&quot;00&quot;))" office:value-type="string" office:string-value="0xff" calcext:value-type="string">
            <text:p>0xff</text:p>
          </table:table-cell>
          <table:table-cell table:formula="of:=COM.MICROSOFT.CONCAT(&quot;0x&quot;;TEXT([.O5];&quot;00&quot;))" office:value-type="string" office:string-value="0xff" calcext:value-type="string">
            <text:p>0xff</text:p>
          </table:table-cell>
          <table:table-cell table:formula="of:=COM.MICROSOFT.CONCAT(&quot;0x&quot;;TEXT([.P5];&quot;00&quot;))" office:value-type="string" office:string-value="0xff" calcext:value-type="string">
            <text:p>0xff</text:p>
          </table:table-cell>
          <table:table-cell table:formula="of:=COM.MICROSOFT.TEXTJOIN(&quot;,&quot;;1;[.A97:.P9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];&quot;00&quot;))" office:value-type="string" office:string-value="0xff" calcext:value-type="string">
            <text:p>0xff</text:p>
          </table:table-cell>
          <table:table-cell table:formula="of:=COM.MICROSOFT.CONCAT(&quot;0x&quot;;TEXT([.B6];&quot;00&quot;))" office:value-type="string" office:string-value="0xff" calcext:value-type="string">
            <text:p>0xff</text:p>
          </table:table-cell>
          <table:table-cell table:formula="of:=COM.MICROSOFT.CONCAT(&quot;0x&quot;;TEXT([.C6];&quot;00&quot;))" office:value-type="string" office:string-value="0xff" calcext:value-type="string">
            <text:p>0xff</text:p>
          </table:table-cell>
          <table:table-cell table:formula="of:=COM.MICROSOFT.CONCAT(&quot;0x&quot;;TEXT([.D6];&quot;00&quot;))" office:value-type="string" office:string-value="0xff" calcext:value-type="string">
            <text:p>0xff</text:p>
          </table:table-cell>
          <table:table-cell table:formula="of:=COM.MICROSOFT.CONCAT(&quot;0x&quot;;TEXT([.E6];&quot;00&quot;))" office:value-type="string" office:string-value="0xff" calcext:value-type="string">
            <text:p>0xff</text:p>
          </table:table-cell>
          <table:table-cell table:formula="of:=COM.MICROSOFT.CONCAT(&quot;0x&quot;;TEXT([.F6];&quot;00&quot;))" office:value-type="string" office:string-value="0xff" calcext:value-type="string">
            <text:p>0xff</text:p>
          </table:table-cell>
          <table:table-cell table:formula="of:=COM.MICROSOFT.CONCAT(&quot;0x&quot;;TEXT([.G6];&quot;00&quot;))" office:value-type="string" office:string-value="0xff" calcext:value-type="string">
            <text:p>0xff</text:p>
          </table:table-cell>
          <table:table-cell table:formula="of:=COM.MICROSOFT.CONCAT(&quot;0x&quot;;TEXT([.H6];&quot;00&quot;))" office:value-type="string" office:string-value="0xff" calcext:value-type="string">
            <text:p>0xff</text:p>
          </table:table-cell>
          <table:table-cell table:formula="of:=COM.MICROSOFT.CONCAT(&quot;0x&quot;;TEXT([.I6];&quot;00&quot;))" office:value-type="string" office:string-value="0xff" calcext:value-type="string">
            <text:p>0xff</text:p>
          </table:table-cell>
          <table:table-cell table:formula="of:=COM.MICROSOFT.CONCAT(&quot;0x&quot;;TEXT([.J6];&quot;00&quot;))" office:value-type="string" office:string-value="0xff" calcext:value-type="string">
            <text:p>0xff</text:p>
          </table:table-cell>
          <table:table-cell table:formula="of:=COM.MICROSOFT.CONCAT(&quot;0x&quot;;TEXT([.K6];&quot;00&quot;))" office:value-type="string" office:string-value="0xff" calcext:value-type="string">
            <text:p>0xff</text:p>
          </table:table-cell>
          <table:table-cell table:formula="of:=COM.MICROSOFT.CONCAT(&quot;0x&quot;;TEXT([.L6];&quot;00&quot;))" office:value-type="string" office:string-value="0xff" calcext:value-type="string">
            <text:p>0xff</text:p>
          </table:table-cell>
          <table:table-cell table:formula="of:=COM.MICROSOFT.CONCAT(&quot;0x&quot;;TEXT([.M6];&quot;00&quot;))" office:value-type="string" office:string-value="0xff" calcext:value-type="string">
            <text:p>0xff</text:p>
          </table:table-cell>
          <table:table-cell table:formula="of:=COM.MICROSOFT.CONCAT(&quot;0x&quot;;TEXT([.N6];&quot;00&quot;))" office:value-type="string" office:string-value="0xff" calcext:value-type="string">
            <text:p>0xff</text:p>
          </table:table-cell>
          <table:table-cell table:formula="of:=COM.MICROSOFT.CONCAT(&quot;0x&quot;;TEXT([.O6];&quot;00&quot;))" office:value-type="string" office:string-value="0xff" calcext:value-type="string">
            <text:p>0xff</text:p>
          </table:table-cell>
          <table:table-cell table:formula="of:=COM.MICROSOFT.CONCAT(&quot;0x&quot;;TEXT([.P6];&quot;00&quot;))" office:value-type="string" office:string-value="0xff" calcext:value-type="string">
            <text:p>0xff</text:p>
          </table:table-cell>
          <table:table-cell table:formula="of:=COM.MICROSOFT.TEXTJOIN(&quot;,&quot;;1;[.A98:.P9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];&quot;00&quot;))" office:value-type="string" office:string-value="0xff" calcext:value-type="string">
            <text:p>0xff</text:p>
          </table:table-cell>
          <table:table-cell table:formula="of:=COM.MICROSOFT.CONCAT(&quot;0x&quot;;TEXT([.B7];&quot;00&quot;))" office:value-type="string" office:string-value="0xff" calcext:value-type="string">
            <text:p>0xff</text:p>
          </table:table-cell>
          <table:table-cell table:formula="of:=COM.MICROSOFT.CONCAT(&quot;0x&quot;;TEXT([.C7];&quot;00&quot;))" office:value-type="string" office:string-value="0xff" calcext:value-type="string">
            <text:p>0xff</text:p>
          </table:table-cell>
          <table:table-cell table:formula="of:=COM.MICROSOFT.CONCAT(&quot;0x&quot;;TEXT([.D7];&quot;00&quot;))" office:value-type="string" office:string-value="0xff" calcext:value-type="string">
            <text:p>0xff</text:p>
          </table:table-cell>
          <table:table-cell table:formula="of:=COM.MICROSOFT.CONCAT(&quot;0x&quot;;TEXT([.E7];&quot;00&quot;))" office:value-type="string" office:string-value="0xff" calcext:value-type="string">
            <text:p>0xff</text:p>
          </table:table-cell>
          <table:table-cell table:formula="of:=COM.MICROSOFT.CONCAT(&quot;0x&quot;;TEXT([.F7];&quot;00&quot;))" office:value-type="string" office:string-value="0xff" calcext:value-type="string">
            <text:p>0xff</text:p>
          </table:table-cell>
          <table:table-cell table:formula="of:=COM.MICROSOFT.CONCAT(&quot;0x&quot;;TEXT([.G7];&quot;00&quot;))" office:value-type="string" office:string-value="0xff" calcext:value-type="string">
            <text:p>0xff</text:p>
          </table:table-cell>
          <table:table-cell table:formula="of:=COM.MICROSOFT.CONCAT(&quot;0x&quot;;TEXT([.H7];&quot;00&quot;))" office:value-type="string" office:string-value="0xff" calcext:value-type="string">
            <text:p>0xff</text:p>
          </table:table-cell>
          <table:table-cell table:formula="of:=COM.MICROSOFT.CONCAT(&quot;0x&quot;;TEXT([.I7];&quot;00&quot;))" office:value-type="string" office:string-value="0xff" calcext:value-type="string">
            <text:p>0xff</text:p>
          </table:table-cell>
          <table:table-cell table:formula="of:=COM.MICROSOFT.CONCAT(&quot;0x&quot;;TEXT([.J7];&quot;00&quot;))" office:value-type="string" office:string-value="0xff" calcext:value-type="string">
            <text:p>0xff</text:p>
          </table:table-cell>
          <table:table-cell table:formula="of:=COM.MICROSOFT.CONCAT(&quot;0x&quot;;TEXT([.K7];&quot;00&quot;))" office:value-type="string" office:string-value="0xff" calcext:value-type="string">
            <text:p>0xff</text:p>
          </table:table-cell>
          <table:table-cell table:formula="of:=COM.MICROSOFT.CONCAT(&quot;0x&quot;;TEXT([.L7];&quot;00&quot;))" office:value-type="string" office:string-value="0xff" calcext:value-type="string">
            <text:p>0xff</text:p>
          </table:table-cell>
          <table:table-cell table:formula="of:=COM.MICROSOFT.CONCAT(&quot;0x&quot;;TEXT([.M7];&quot;00&quot;))" office:value-type="string" office:string-value="0xff" calcext:value-type="string">
            <text:p>0xff</text:p>
          </table:table-cell>
          <table:table-cell table:formula="of:=COM.MICROSOFT.CONCAT(&quot;0x&quot;;TEXT([.N7];&quot;00&quot;))" office:value-type="string" office:string-value="0xff" calcext:value-type="string">
            <text:p>0xff</text:p>
          </table:table-cell>
          <table:table-cell table:formula="of:=COM.MICROSOFT.CONCAT(&quot;0x&quot;;TEXT([.O7];&quot;00&quot;))" office:value-type="string" office:string-value="0xff" calcext:value-type="string">
            <text:p>0xff</text:p>
          </table:table-cell>
          <table:table-cell table:formula="of:=COM.MICROSOFT.CONCAT(&quot;0x&quot;;TEXT([.P7];&quot;00&quot;))" office:value-type="string" office:string-value="0xff" calcext:value-type="string">
            <text:p>0xff</text:p>
          </table:table-cell>
          <table:table-cell table:formula="of:=COM.MICROSOFT.TEXTJOIN(&quot;,&quot;;1;[.A99:.P9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];&quot;00&quot;))" office:value-type="string" office:string-value="0xff" calcext:value-type="string">
            <text:p>0xff</text:p>
          </table:table-cell>
          <table:table-cell table:formula="of:=COM.MICROSOFT.CONCAT(&quot;0x&quot;;TEXT([.B8];&quot;00&quot;))" office:value-type="string" office:string-value="0xff" calcext:value-type="string">
            <text:p>0xff</text:p>
          </table:table-cell>
          <table:table-cell table:formula="of:=COM.MICROSOFT.CONCAT(&quot;0x&quot;;TEXT([.C8];&quot;00&quot;))" office:value-type="string" office:string-value="0xff" calcext:value-type="string">
            <text:p>0xff</text:p>
          </table:table-cell>
          <table:table-cell table:formula="of:=COM.MICROSOFT.CONCAT(&quot;0x&quot;;TEXT([.D8];&quot;00&quot;))" office:value-type="string" office:string-value="0xff" calcext:value-type="string">
            <text:p>0xff</text:p>
          </table:table-cell>
          <table:table-cell table:formula="of:=COM.MICROSOFT.CONCAT(&quot;0x&quot;;TEXT([.E8];&quot;00&quot;))" office:value-type="string" office:string-value="0xff" calcext:value-type="string">
            <text:p>0xff</text:p>
          </table:table-cell>
          <table:table-cell table:formula="of:=COM.MICROSOFT.CONCAT(&quot;0x&quot;;TEXT([.F8];&quot;00&quot;))" office:value-type="string" office:string-value="0xff" calcext:value-type="string">
            <text:p>0xff</text:p>
          </table:table-cell>
          <table:table-cell table:formula="of:=COM.MICROSOFT.CONCAT(&quot;0x&quot;;TEXT([.G8];&quot;00&quot;))" office:value-type="string" office:string-value="0xff" calcext:value-type="string">
            <text:p>0xff</text:p>
          </table:table-cell>
          <table:table-cell table:formula="of:=COM.MICROSOFT.CONCAT(&quot;0x&quot;;TEXT([.H8];&quot;00&quot;))" office:value-type="string" office:string-value="0xff" calcext:value-type="string">
            <text:p>0xff</text:p>
          </table:table-cell>
          <table:table-cell table:formula="of:=COM.MICROSOFT.CONCAT(&quot;0x&quot;;TEXT([.I8];&quot;00&quot;))" office:value-type="string" office:string-value="0xff" calcext:value-type="string">
            <text:p>0xff</text:p>
          </table:table-cell>
          <table:table-cell table:formula="of:=COM.MICROSOFT.CONCAT(&quot;0x&quot;;TEXT([.J8];&quot;00&quot;))" office:value-type="string" office:string-value="0xff" calcext:value-type="string">
            <text:p>0xff</text:p>
          </table:table-cell>
          <table:table-cell table:formula="of:=COM.MICROSOFT.CONCAT(&quot;0x&quot;;TEXT([.K8];&quot;00&quot;))" office:value-type="string" office:string-value="0xff" calcext:value-type="string">
            <text:p>0xff</text:p>
          </table:table-cell>
          <table:table-cell table:formula="of:=COM.MICROSOFT.CONCAT(&quot;0x&quot;;TEXT([.L8];&quot;00&quot;))" office:value-type="string" office:string-value="0xff" calcext:value-type="string">
            <text:p>0xff</text:p>
          </table:table-cell>
          <table:table-cell table:formula="of:=COM.MICROSOFT.CONCAT(&quot;0x&quot;;TEXT([.M8];&quot;00&quot;))" office:value-type="string" office:string-value="0xff" calcext:value-type="string">
            <text:p>0xff</text:p>
          </table:table-cell>
          <table:table-cell table:formula="of:=COM.MICROSOFT.CONCAT(&quot;0x&quot;;TEXT([.N8];&quot;00&quot;))" office:value-type="string" office:string-value="0xff" calcext:value-type="string">
            <text:p>0xff</text:p>
          </table:table-cell>
          <table:table-cell table:formula="of:=COM.MICROSOFT.CONCAT(&quot;0x&quot;;TEXT([.O8];&quot;00&quot;))" office:value-type="string" office:string-value="0xff" calcext:value-type="string">
            <text:p>0xff</text:p>
          </table:table-cell>
          <table:table-cell table:formula="of:=COM.MICROSOFT.CONCAT(&quot;0x&quot;;TEXT([.P8];&quot;00&quot;))" office:value-type="string" office:string-value="0xff" calcext:value-type="string">
            <text:p>0xff</text:p>
          </table:table-cell>
          <table:table-cell table:formula="of:=COM.MICROSOFT.TEXTJOIN(&quot;,&quot;;1;[.A100:.P10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9];&quot;00&quot;))" office:value-type="string" office:string-value="0xff" calcext:value-type="string">
            <text:p>0xff</text:p>
          </table:table-cell>
          <table:table-cell table:formula="of:=COM.MICROSOFT.CONCAT(&quot;0x&quot;;TEXT([.B9];&quot;00&quot;))" office:value-type="string" office:string-value="0xff" calcext:value-type="string">
            <text:p>0xff</text:p>
          </table:table-cell>
          <table:table-cell table:formula="of:=COM.MICROSOFT.CONCAT(&quot;0x&quot;;TEXT([.C9];&quot;00&quot;))" office:value-type="string" office:string-value="0xff" calcext:value-type="string">
            <text:p>0xff</text:p>
          </table:table-cell>
          <table:table-cell table:formula="of:=COM.MICROSOFT.CONCAT(&quot;0x&quot;;TEXT([.D9];&quot;00&quot;))" office:value-type="string" office:string-value="0xff" calcext:value-type="string">
            <text:p>0xff</text:p>
          </table:table-cell>
          <table:table-cell table:formula="of:=COM.MICROSOFT.CONCAT(&quot;0x&quot;;TEXT([.E9];&quot;00&quot;))" office:value-type="string" office:string-value="0xff" calcext:value-type="string">
            <text:p>0xff</text:p>
          </table:table-cell>
          <table:table-cell table:formula="of:=COM.MICROSOFT.CONCAT(&quot;0x&quot;;TEXT([.F9];&quot;00&quot;))" office:value-type="string" office:string-value="0xff" calcext:value-type="string">
            <text:p>0xff</text:p>
          </table:table-cell>
          <table:table-cell table:formula="of:=COM.MICROSOFT.CONCAT(&quot;0x&quot;;TEXT([.G9];&quot;00&quot;))" office:value-type="string" office:string-value="0xff" calcext:value-type="string">
            <text:p>0xff</text:p>
          </table:table-cell>
          <table:table-cell table:formula="of:=COM.MICROSOFT.CONCAT(&quot;0x&quot;;TEXT([.H9];&quot;00&quot;))" office:value-type="string" office:string-value="0xff" calcext:value-type="string">
            <text:p>0xff</text:p>
          </table:table-cell>
          <table:table-cell table:formula="of:=COM.MICROSOFT.CONCAT(&quot;0x&quot;;TEXT([.I9];&quot;00&quot;))" office:value-type="string" office:string-value="0xff" calcext:value-type="string">
            <text:p>0xff</text:p>
          </table:table-cell>
          <table:table-cell table:formula="of:=COM.MICROSOFT.CONCAT(&quot;0x&quot;;TEXT([.J9];&quot;00&quot;))" office:value-type="string" office:string-value="0xff" calcext:value-type="string">
            <text:p>0xff</text:p>
          </table:table-cell>
          <table:table-cell table:formula="of:=COM.MICROSOFT.CONCAT(&quot;0x&quot;;TEXT([.K9];&quot;00&quot;))" office:value-type="string" office:string-value="0xff" calcext:value-type="string">
            <text:p>0xff</text:p>
          </table:table-cell>
          <table:table-cell table:formula="of:=COM.MICROSOFT.CONCAT(&quot;0x&quot;;TEXT([.L9];&quot;00&quot;))" office:value-type="string" office:string-value="0xff" calcext:value-type="string">
            <text:p>0xff</text:p>
          </table:table-cell>
          <table:table-cell table:formula="of:=COM.MICROSOFT.CONCAT(&quot;0x&quot;;TEXT([.M9];&quot;00&quot;))" office:value-type="string" office:string-value="0xff" calcext:value-type="string">
            <text:p>0xff</text:p>
          </table:table-cell>
          <table:table-cell table:formula="of:=COM.MICROSOFT.CONCAT(&quot;0x&quot;;TEXT([.N9];&quot;00&quot;))" office:value-type="string" office:string-value="0xff" calcext:value-type="string">
            <text:p>0xff</text:p>
          </table:table-cell>
          <table:table-cell table:formula="of:=COM.MICROSOFT.CONCAT(&quot;0x&quot;;TEXT([.O9];&quot;00&quot;))" office:value-type="string" office:string-value="0xff" calcext:value-type="string">
            <text:p>0xff</text:p>
          </table:table-cell>
          <table:table-cell table:formula="of:=COM.MICROSOFT.CONCAT(&quot;0x&quot;;TEXT([.P9];&quot;00&quot;))" office:value-type="string" office:string-value="0xff" calcext:value-type="string">
            <text:p>0xff</text:p>
          </table:table-cell>
          <table:table-cell table:formula="of:=COM.MICROSOFT.TEXTJOIN(&quot;,&quot;;1;[.A101:.P10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0];&quot;00&quot;))" office:value-type="string" office:string-value="0xff" calcext:value-type="string">
            <text:p>0xff</text:p>
          </table:table-cell>
          <table:table-cell table:formula="of:=COM.MICROSOFT.CONCAT(&quot;0x&quot;;TEXT([.B10];&quot;00&quot;))" office:value-type="string" office:string-value="0xff" calcext:value-type="string">
            <text:p>0xff</text:p>
          </table:table-cell>
          <table:table-cell table:formula="of:=COM.MICROSOFT.CONCAT(&quot;0x&quot;;TEXT([.C10];&quot;00&quot;))" office:value-type="string" office:string-value="0xff" calcext:value-type="string">
            <text:p>0xff</text:p>
          </table:table-cell>
          <table:table-cell table:formula="of:=COM.MICROSOFT.CONCAT(&quot;0x&quot;;TEXT([.D10];&quot;00&quot;))" office:value-type="string" office:string-value="0xff" calcext:value-type="string">
            <text:p>0xff</text:p>
          </table:table-cell>
          <table:table-cell table:formula="of:=COM.MICROSOFT.CONCAT(&quot;0x&quot;;TEXT([.E10];&quot;00&quot;))" office:value-type="string" office:string-value="0xff" calcext:value-type="string">
            <text:p>0xff</text:p>
          </table:table-cell>
          <table:table-cell table:formula="of:=COM.MICROSOFT.CONCAT(&quot;0x&quot;;TEXT([.F10];&quot;00&quot;))" office:value-type="string" office:string-value="0xff" calcext:value-type="string">
            <text:p>0xff</text:p>
          </table:table-cell>
          <table:table-cell table:formula="of:=COM.MICROSOFT.CONCAT(&quot;0x&quot;;TEXT([.G10];&quot;00&quot;))" office:value-type="string" office:string-value="0xff" calcext:value-type="string">
            <text:p>0xff</text:p>
          </table:table-cell>
          <table:table-cell table:formula="of:=COM.MICROSOFT.CONCAT(&quot;0x&quot;;TEXT([.H10];&quot;00&quot;))" office:value-type="string" office:string-value="0xff" calcext:value-type="string">
            <text:p>0xff</text:p>
          </table:table-cell>
          <table:table-cell table:formula="of:=COM.MICROSOFT.CONCAT(&quot;0x&quot;;TEXT([.I10];&quot;00&quot;))" office:value-type="string" office:string-value="0xff" calcext:value-type="string">
            <text:p>0xff</text:p>
          </table:table-cell>
          <table:table-cell table:formula="of:=COM.MICROSOFT.CONCAT(&quot;0x&quot;;TEXT([.J10];&quot;00&quot;))" office:value-type="string" office:string-value="0xff" calcext:value-type="string">
            <text:p>0xff</text:p>
          </table:table-cell>
          <table:table-cell table:formula="of:=COM.MICROSOFT.CONCAT(&quot;0x&quot;;TEXT([.K10];&quot;00&quot;))" office:value-type="string" office:string-value="0xff" calcext:value-type="string">
            <text:p>0xff</text:p>
          </table:table-cell>
          <table:table-cell table:formula="of:=COM.MICROSOFT.CONCAT(&quot;0x&quot;;TEXT([.L10];&quot;00&quot;))" office:value-type="string" office:string-value="0xff" calcext:value-type="string">
            <text:p>0xff</text:p>
          </table:table-cell>
          <table:table-cell table:formula="of:=COM.MICROSOFT.CONCAT(&quot;0x&quot;;TEXT([.M10];&quot;00&quot;))" office:value-type="string" office:string-value="0xff" calcext:value-type="string">
            <text:p>0xff</text:p>
          </table:table-cell>
          <table:table-cell table:formula="of:=COM.MICROSOFT.CONCAT(&quot;0x&quot;;TEXT([.N10];&quot;00&quot;))" office:value-type="string" office:string-value="0xff" calcext:value-type="string">
            <text:p>0xff</text:p>
          </table:table-cell>
          <table:table-cell table:formula="of:=COM.MICROSOFT.CONCAT(&quot;0x&quot;;TEXT([.O10];&quot;00&quot;))" office:value-type="string" office:string-value="0xff" calcext:value-type="string">
            <text:p>0xff</text:p>
          </table:table-cell>
          <table:table-cell table:formula="of:=COM.MICROSOFT.CONCAT(&quot;0x&quot;;TEXT([.P10];&quot;00&quot;))" office:value-type="string" office:string-value="0xff" calcext:value-type="string">
            <text:p>0xff</text:p>
          </table:table-cell>
          <table:table-cell table:formula="of:=COM.MICROSOFT.TEXTJOIN(&quot;,&quot;;1;[.A102:.P10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1];&quot;00&quot;))" office:value-type="string" office:string-value="0xff" calcext:value-type="string">
            <text:p>0xff</text:p>
          </table:table-cell>
          <table:table-cell table:formula="of:=COM.MICROSOFT.CONCAT(&quot;0x&quot;;TEXT([.B11];&quot;00&quot;))" office:value-type="string" office:string-value="0xff" calcext:value-type="string">
            <text:p>0xff</text:p>
          </table:table-cell>
          <table:table-cell table:formula="of:=COM.MICROSOFT.CONCAT(&quot;0x&quot;;TEXT([.C11];&quot;00&quot;))" office:value-type="string" office:string-value="0xff" calcext:value-type="string">
            <text:p>0xff</text:p>
          </table:table-cell>
          <table:table-cell table:formula="of:=COM.MICROSOFT.CONCAT(&quot;0x&quot;;TEXT([.D11];&quot;00&quot;))" office:value-type="string" office:string-value="0xff" calcext:value-type="string">
            <text:p>0xff</text:p>
          </table:table-cell>
          <table:table-cell table:formula="of:=COM.MICROSOFT.CONCAT(&quot;0x&quot;;TEXT([.E11];&quot;00&quot;))" office:value-type="string" office:string-value="0xff" calcext:value-type="string">
            <text:p>0xff</text:p>
          </table:table-cell>
          <table:table-cell table:formula="of:=COM.MICROSOFT.CONCAT(&quot;0x&quot;;TEXT([.F11];&quot;00&quot;))" office:value-type="string" office:string-value="0xff" calcext:value-type="string">
            <text:p>0xff</text:p>
          </table:table-cell>
          <table:table-cell table:formula="of:=COM.MICROSOFT.CONCAT(&quot;0x&quot;;TEXT([.G11];&quot;00&quot;))" office:value-type="string" office:string-value="0xff" calcext:value-type="string">
            <text:p>0xff</text:p>
          </table:table-cell>
          <table:table-cell table:formula="of:=COM.MICROSOFT.CONCAT(&quot;0x&quot;;TEXT([.H11];&quot;00&quot;))" office:value-type="string" office:string-value="0xff" calcext:value-type="string">
            <text:p>0xff</text:p>
          </table:table-cell>
          <table:table-cell table:formula="of:=COM.MICROSOFT.CONCAT(&quot;0x&quot;;TEXT([.I11];&quot;00&quot;))" office:value-type="string" office:string-value="0xff" calcext:value-type="string">
            <text:p>0xff</text:p>
          </table:table-cell>
          <table:table-cell table:formula="of:=COM.MICROSOFT.CONCAT(&quot;0x&quot;;TEXT([.J11];&quot;00&quot;))" office:value-type="string" office:string-value="0xff" calcext:value-type="string">
            <text:p>0xff</text:p>
          </table:table-cell>
          <table:table-cell table:formula="of:=COM.MICROSOFT.CONCAT(&quot;0x&quot;;TEXT([.K11];&quot;00&quot;))" office:value-type="string" office:string-value="0xff" calcext:value-type="string">
            <text:p>0xff</text:p>
          </table:table-cell>
          <table:table-cell table:formula="of:=COM.MICROSOFT.CONCAT(&quot;0x&quot;;TEXT([.L11];&quot;00&quot;))" office:value-type="string" office:string-value="0xff" calcext:value-type="string">
            <text:p>0xff</text:p>
          </table:table-cell>
          <table:table-cell table:formula="of:=COM.MICROSOFT.CONCAT(&quot;0x&quot;;TEXT([.M11];&quot;00&quot;))" office:value-type="string" office:string-value="0xff" calcext:value-type="string">
            <text:p>0xff</text:p>
          </table:table-cell>
          <table:table-cell table:formula="of:=COM.MICROSOFT.CONCAT(&quot;0x&quot;;TEXT([.N11];&quot;00&quot;))" office:value-type="string" office:string-value="0xff" calcext:value-type="string">
            <text:p>0xff</text:p>
          </table:table-cell>
          <table:table-cell table:formula="of:=COM.MICROSOFT.CONCAT(&quot;0x&quot;;TEXT([.O11];&quot;00&quot;))" office:value-type="string" office:string-value="0xff" calcext:value-type="string">
            <text:p>0xff</text:p>
          </table:table-cell>
          <table:table-cell table:formula="of:=COM.MICROSOFT.CONCAT(&quot;0x&quot;;TEXT([.P11];&quot;00&quot;))" office:value-type="string" office:string-value="0xff" calcext:value-type="string">
            <text:p>0xff</text:p>
          </table:table-cell>
          <table:table-cell table:formula="of:=COM.MICROSOFT.TEXTJOIN(&quot;,&quot;;1;[.A103:.P10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2];&quot;00&quot;))" office:value-type="string" office:string-value="0xff" calcext:value-type="string">
            <text:p>0xff</text:p>
          </table:table-cell>
          <table:table-cell table:formula="of:=COM.MICROSOFT.CONCAT(&quot;0x&quot;;TEXT([.B12];&quot;00&quot;))" office:value-type="string" office:string-value="0xff" calcext:value-type="string">
            <text:p>0xff</text:p>
          </table:table-cell>
          <table:table-cell table:formula="of:=COM.MICROSOFT.CONCAT(&quot;0x&quot;;TEXT([.C12];&quot;00&quot;))" office:value-type="string" office:string-value="0xff" calcext:value-type="string">
            <text:p>0xff</text:p>
          </table:table-cell>
          <table:table-cell table:formula="of:=COM.MICROSOFT.CONCAT(&quot;0x&quot;;TEXT([.D12];&quot;00&quot;))" office:value-type="string" office:string-value="0xff" calcext:value-type="string">
            <text:p>0xff</text:p>
          </table:table-cell>
          <table:table-cell table:formula="of:=COM.MICROSOFT.CONCAT(&quot;0x&quot;;TEXT([.E12];&quot;00&quot;))" office:value-type="string" office:string-value="0xff" calcext:value-type="string">
            <text:p>0xff</text:p>
          </table:table-cell>
          <table:table-cell table:formula="of:=COM.MICROSOFT.CONCAT(&quot;0x&quot;;TEXT([.F12];&quot;00&quot;))" office:value-type="string" office:string-value="0xff" calcext:value-type="string">
            <text:p>0xff</text:p>
          </table:table-cell>
          <table:table-cell table:formula="of:=COM.MICROSOFT.CONCAT(&quot;0x&quot;;TEXT([.G12];&quot;00&quot;))" office:value-type="string" office:string-value="0xff" calcext:value-type="string">
            <text:p>0xff</text:p>
          </table:table-cell>
          <table:table-cell table:formula="of:=COM.MICROSOFT.CONCAT(&quot;0x&quot;;TEXT([.H12];&quot;00&quot;))" office:value-type="string" office:string-value="0xff" calcext:value-type="string">
            <text:p>0xff</text:p>
          </table:table-cell>
          <table:table-cell table:formula="of:=COM.MICROSOFT.CONCAT(&quot;0x&quot;;TEXT([.I12];&quot;00&quot;))" office:value-type="string" office:string-value="0xff" calcext:value-type="string">
            <text:p>0xff</text:p>
          </table:table-cell>
          <table:table-cell table:formula="of:=COM.MICROSOFT.CONCAT(&quot;0x&quot;;TEXT([.J12];&quot;00&quot;))" office:value-type="string" office:string-value="0xff" calcext:value-type="string">
            <text:p>0xff</text:p>
          </table:table-cell>
          <table:table-cell table:formula="of:=COM.MICROSOFT.CONCAT(&quot;0x&quot;;TEXT([.K12];&quot;00&quot;))" office:value-type="string" office:string-value="0xff" calcext:value-type="string">
            <text:p>0xff</text:p>
          </table:table-cell>
          <table:table-cell table:formula="of:=COM.MICROSOFT.CONCAT(&quot;0x&quot;;TEXT([.L12];&quot;00&quot;))" office:value-type="string" office:string-value="0xff" calcext:value-type="string">
            <text:p>0xff</text:p>
          </table:table-cell>
          <table:table-cell table:formula="of:=COM.MICROSOFT.CONCAT(&quot;0x&quot;;TEXT([.M12];&quot;00&quot;))" office:value-type="string" office:string-value="0xff" calcext:value-type="string">
            <text:p>0xff</text:p>
          </table:table-cell>
          <table:table-cell table:formula="of:=COM.MICROSOFT.CONCAT(&quot;0x&quot;;TEXT([.N12];&quot;00&quot;))" office:value-type="string" office:string-value="0xff" calcext:value-type="string">
            <text:p>0xff</text:p>
          </table:table-cell>
          <table:table-cell table:formula="of:=COM.MICROSOFT.CONCAT(&quot;0x&quot;;TEXT([.O12];&quot;00&quot;))" office:value-type="string" office:string-value="0xff" calcext:value-type="string">
            <text:p>0xff</text:p>
          </table:table-cell>
          <table:table-cell table:formula="of:=COM.MICROSOFT.CONCAT(&quot;0x&quot;;TEXT([.P12];&quot;00&quot;))" office:value-type="string" office:string-value="0xff" calcext:value-type="string">
            <text:p>0xff</text:p>
          </table:table-cell>
          <table:table-cell table:formula="of:=COM.MICROSOFT.TEXTJOIN(&quot;,&quot;;1;[.A104:.P10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3];&quot;00&quot;))" office:value-type="string" office:string-value="0xff" calcext:value-type="string">
            <text:p>0xff</text:p>
          </table:table-cell>
          <table:table-cell table:formula="of:=COM.MICROSOFT.CONCAT(&quot;0x&quot;;TEXT([.B13];&quot;00&quot;))" office:value-type="string" office:string-value="0xff" calcext:value-type="string">
            <text:p>0xff</text:p>
          </table:table-cell>
          <table:table-cell table:formula="of:=COM.MICROSOFT.CONCAT(&quot;0x&quot;;TEXT([.C13];&quot;00&quot;))" office:value-type="string" office:string-value="0xff" calcext:value-type="string">
            <text:p>0xff</text:p>
          </table:table-cell>
          <table:table-cell table:formula="of:=COM.MICROSOFT.CONCAT(&quot;0x&quot;;TEXT([.D13];&quot;00&quot;))" office:value-type="string" office:string-value="0xff" calcext:value-type="string">
            <text:p>0xff</text:p>
          </table:table-cell>
          <table:table-cell table:formula="of:=COM.MICROSOFT.CONCAT(&quot;0x&quot;;TEXT([.E13];&quot;00&quot;))" office:value-type="string" office:string-value="0xff" calcext:value-type="string">
            <text:p>0xff</text:p>
          </table:table-cell>
          <table:table-cell table:formula="of:=COM.MICROSOFT.CONCAT(&quot;0x&quot;;TEXT([.F13];&quot;00&quot;))" office:value-type="string" office:string-value="0xff" calcext:value-type="string">
            <text:p>0xff</text:p>
          </table:table-cell>
          <table:table-cell table:formula="of:=COM.MICROSOFT.CONCAT(&quot;0x&quot;;TEXT([.G13];&quot;00&quot;))" office:value-type="string" office:string-value="0xff" calcext:value-type="string">
            <text:p>0xff</text:p>
          </table:table-cell>
          <table:table-cell table:formula="of:=COM.MICROSOFT.CONCAT(&quot;0x&quot;;TEXT([.H13];&quot;00&quot;))" office:value-type="string" office:string-value="0xff" calcext:value-type="string">
            <text:p>0xff</text:p>
          </table:table-cell>
          <table:table-cell table:formula="of:=COM.MICROSOFT.CONCAT(&quot;0x&quot;;TEXT([.I13];&quot;00&quot;))" office:value-type="string" office:string-value="0xff" calcext:value-type="string">
            <text:p>0xff</text:p>
          </table:table-cell>
          <table:table-cell table:formula="of:=COM.MICROSOFT.CONCAT(&quot;0x&quot;;TEXT([.J13];&quot;00&quot;))" office:value-type="string" office:string-value="0xff" calcext:value-type="string">
            <text:p>0xff</text:p>
          </table:table-cell>
          <table:table-cell table:formula="of:=COM.MICROSOFT.CONCAT(&quot;0x&quot;;TEXT([.K13];&quot;00&quot;))" office:value-type="string" office:string-value="0xff" calcext:value-type="string">
            <text:p>0xff</text:p>
          </table:table-cell>
          <table:table-cell table:formula="of:=COM.MICROSOFT.CONCAT(&quot;0x&quot;;TEXT([.L13];&quot;00&quot;))" office:value-type="string" office:string-value="0xff" calcext:value-type="string">
            <text:p>0xff</text:p>
          </table:table-cell>
          <table:table-cell table:formula="of:=COM.MICROSOFT.CONCAT(&quot;0x&quot;;TEXT([.M13];&quot;00&quot;))" office:value-type="string" office:string-value="0xff" calcext:value-type="string">
            <text:p>0xff</text:p>
          </table:table-cell>
          <table:table-cell table:formula="of:=COM.MICROSOFT.CONCAT(&quot;0x&quot;;TEXT([.N13];&quot;00&quot;))" office:value-type="string" office:string-value="0xff" calcext:value-type="string">
            <text:p>0xff</text:p>
          </table:table-cell>
          <table:table-cell table:formula="of:=COM.MICROSOFT.CONCAT(&quot;0x&quot;;TEXT([.O13];&quot;00&quot;))" office:value-type="string" office:string-value="0xff" calcext:value-type="string">
            <text:p>0xff</text:p>
          </table:table-cell>
          <table:table-cell table:formula="of:=COM.MICROSOFT.CONCAT(&quot;0x&quot;;TEXT([.P13];&quot;00&quot;))" office:value-type="string" office:string-value="0xff" calcext:value-type="string">
            <text:p>0xff</text:p>
          </table:table-cell>
          <table:table-cell table:formula="of:=COM.MICROSOFT.TEXTJOIN(&quot;,&quot;;1;[.A105:.P10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4];&quot;00&quot;))" office:value-type="string" office:string-value="0xff" calcext:value-type="string">
            <text:p>0xff</text:p>
          </table:table-cell>
          <table:table-cell table:formula="of:=COM.MICROSOFT.CONCAT(&quot;0x&quot;;TEXT([.B14];&quot;00&quot;))" office:value-type="string" office:string-value="0xff" calcext:value-type="string">
            <text:p>0xff</text:p>
          </table:table-cell>
          <table:table-cell table:formula="of:=COM.MICROSOFT.CONCAT(&quot;0x&quot;;TEXT([.C14];&quot;00&quot;))" office:value-type="string" office:string-value="0xff" calcext:value-type="string">
            <text:p>0xff</text:p>
          </table:table-cell>
          <table:table-cell table:formula="of:=COM.MICROSOFT.CONCAT(&quot;0x&quot;;TEXT([.D14];&quot;00&quot;))" office:value-type="string" office:string-value="0xff" calcext:value-type="string">
            <text:p>0xff</text:p>
          </table:table-cell>
          <table:table-cell table:formula="of:=COM.MICROSOFT.CONCAT(&quot;0x&quot;;TEXT([.E14];&quot;00&quot;))" office:value-type="string" office:string-value="0xff" calcext:value-type="string">
            <text:p>0xff</text:p>
          </table:table-cell>
          <table:table-cell table:formula="of:=COM.MICROSOFT.CONCAT(&quot;0x&quot;;TEXT([.F14];&quot;00&quot;))" office:value-type="string" office:string-value="0xff" calcext:value-type="string">
            <text:p>0xff</text:p>
          </table:table-cell>
          <table:table-cell table:formula="of:=COM.MICROSOFT.CONCAT(&quot;0x&quot;;TEXT([.G14];&quot;00&quot;))" office:value-type="string" office:string-value="0xff" calcext:value-type="string">
            <text:p>0xff</text:p>
          </table:table-cell>
          <table:table-cell table:formula="of:=COM.MICROSOFT.CONCAT(&quot;0x&quot;;TEXT([.H14];&quot;00&quot;))" office:value-type="string" office:string-value="0xff" calcext:value-type="string">
            <text:p>0xff</text:p>
          </table:table-cell>
          <table:table-cell table:formula="of:=COM.MICROSOFT.CONCAT(&quot;0x&quot;;TEXT([.I14];&quot;00&quot;))" office:value-type="string" office:string-value="0xff" calcext:value-type="string">
            <text:p>0xff</text:p>
          </table:table-cell>
          <table:table-cell table:formula="of:=COM.MICROSOFT.CONCAT(&quot;0x&quot;;TEXT([.J14];&quot;00&quot;))" office:value-type="string" office:string-value="0xff" calcext:value-type="string">
            <text:p>0xff</text:p>
          </table:table-cell>
          <table:table-cell table:formula="of:=COM.MICROSOFT.CONCAT(&quot;0x&quot;;TEXT([.K14];&quot;00&quot;))" office:value-type="string" office:string-value="0xff" calcext:value-type="string">
            <text:p>0xff</text:p>
          </table:table-cell>
          <table:table-cell table:formula="of:=COM.MICROSOFT.CONCAT(&quot;0x&quot;;TEXT([.L14];&quot;00&quot;))" office:value-type="string" office:string-value="0xff" calcext:value-type="string">
            <text:p>0xff</text:p>
          </table:table-cell>
          <table:table-cell table:formula="of:=COM.MICROSOFT.CONCAT(&quot;0x&quot;;TEXT([.M14];&quot;00&quot;))" office:value-type="string" office:string-value="0xff" calcext:value-type="string">
            <text:p>0xff</text:p>
          </table:table-cell>
          <table:table-cell table:formula="of:=COM.MICROSOFT.CONCAT(&quot;0x&quot;;TEXT([.N14];&quot;00&quot;))" office:value-type="string" office:string-value="0xff" calcext:value-type="string">
            <text:p>0xff</text:p>
          </table:table-cell>
          <table:table-cell table:formula="of:=COM.MICROSOFT.CONCAT(&quot;0x&quot;;TEXT([.O14];&quot;00&quot;))" office:value-type="string" office:string-value="0xff" calcext:value-type="string">
            <text:p>0xff</text:p>
          </table:table-cell>
          <table:table-cell table:formula="of:=COM.MICROSOFT.CONCAT(&quot;0x&quot;;TEXT([.P14];&quot;00&quot;))" office:value-type="string" office:string-value="0xff" calcext:value-type="string">
            <text:p>0xff</text:p>
          </table:table-cell>
          <table:table-cell table:formula="of:=COM.MICROSOFT.TEXTJOIN(&quot;,&quot;;1;[.A106:.P10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5];&quot;00&quot;))" office:value-type="string" office:string-value="0xff" calcext:value-type="string">
            <text:p>0xff</text:p>
          </table:table-cell>
          <table:table-cell table:formula="of:=COM.MICROSOFT.CONCAT(&quot;0x&quot;;TEXT([.B15];&quot;00&quot;))" office:value-type="string" office:string-value="0xff" calcext:value-type="string">
            <text:p>0xff</text:p>
          </table:table-cell>
          <table:table-cell table:formula="of:=COM.MICROSOFT.CONCAT(&quot;0x&quot;;TEXT([.C15];&quot;00&quot;))" office:value-type="string" office:string-value="0xff" calcext:value-type="string">
            <text:p>0xff</text:p>
          </table:table-cell>
          <table:table-cell table:formula="of:=COM.MICROSOFT.CONCAT(&quot;0x&quot;;TEXT([.D15];&quot;00&quot;))" office:value-type="string" office:string-value="0xff" calcext:value-type="string">
            <text:p>0xff</text:p>
          </table:table-cell>
          <table:table-cell table:formula="of:=COM.MICROSOFT.CONCAT(&quot;0x&quot;;TEXT([.E15];&quot;00&quot;))" office:value-type="string" office:string-value="0xff" calcext:value-type="string">
            <text:p>0xff</text:p>
          </table:table-cell>
          <table:table-cell table:formula="of:=COM.MICROSOFT.CONCAT(&quot;0x&quot;;TEXT([.F15];&quot;00&quot;))" office:value-type="string" office:string-value="0xff" calcext:value-type="string">
            <text:p>0xff</text:p>
          </table:table-cell>
          <table:table-cell table:formula="of:=COM.MICROSOFT.CONCAT(&quot;0x&quot;;TEXT([.G15];&quot;00&quot;))" office:value-type="string" office:string-value="0xff" calcext:value-type="string">
            <text:p>0xff</text:p>
          </table:table-cell>
          <table:table-cell table:formula="of:=COM.MICROSOFT.CONCAT(&quot;0x&quot;;TEXT([.H15];&quot;00&quot;))" office:value-type="string" office:string-value="0xff" calcext:value-type="string">
            <text:p>0xff</text:p>
          </table:table-cell>
          <table:table-cell table:formula="of:=COM.MICROSOFT.CONCAT(&quot;0x&quot;;TEXT([.I15];&quot;00&quot;))" office:value-type="string" office:string-value="0xff" calcext:value-type="string">
            <text:p>0xff</text:p>
          </table:table-cell>
          <table:table-cell table:formula="of:=COM.MICROSOFT.CONCAT(&quot;0x&quot;;TEXT([.J15];&quot;00&quot;))" office:value-type="string" office:string-value="0xff" calcext:value-type="string">
            <text:p>0xff</text:p>
          </table:table-cell>
          <table:table-cell table:formula="of:=COM.MICROSOFT.CONCAT(&quot;0x&quot;;TEXT([.K15];&quot;00&quot;))" office:value-type="string" office:string-value="0xff" calcext:value-type="string">
            <text:p>0xff</text:p>
          </table:table-cell>
          <table:table-cell table:formula="of:=COM.MICROSOFT.CONCAT(&quot;0x&quot;;TEXT([.L15];&quot;00&quot;))" office:value-type="string" office:string-value="0xff" calcext:value-type="string">
            <text:p>0xff</text:p>
          </table:table-cell>
          <table:table-cell table:formula="of:=COM.MICROSOFT.CONCAT(&quot;0x&quot;;TEXT([.M15];&quot;00&quot;))" office:value-type="string" office:string-value="0xff" calcext:value-type="string">
            <text:p>0xff</text:p>
          </table:table-cell>
          <table:table-cell table:formula="of:=COM.MICROSOFT.CONCAT(&quot;0x&quot;;TEXT([.N15];&quot;00&quot;))" office:value-type="string" office:string-value="0xff" calcext:value-type="string">
            <text:p>0xff</text:p>
          </table:table-cell>
          <table:table-cell table:formula="of:=COM.MICROSOFT.CONCAT(&quot;0x&quot;;TEXT([.O15];&quot;00&quot;))" office:value-type="string" office:string-value="0xff" calcext:value-type="string">
            <text:p>0xff</text:p>
          </table:table-cell>
          <table:table-cell table:formula="of:=COM.MICROSOFT.CONCAT(&quot;0x&quot;;TEXT([.P15];&quot;00&quot;))" office:value-type="string" office:string-value="0xff" calcext:value-type="string">
            <text:p>0xff</text:p>
          </table:table-cell>
          <table:table-cell table:formula="of:=COM.MICROSOFT.TEXTJOIN(&quot;,&quot;;1;[.A107:.P10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6];&quot;00&quot;))" office:value-type="string" office:string-value="0xff" calcext:value-type="string">
            <text:p>0xff</text:p>
          </table:table-cell>
          <table:table-cell table:formula="of:=COM.MICROSOFT.CONCAT(&quot;0x&quot;;TEXT([.B16];&quot;00&quot;))" office:value-type="string" office:string-value="0xff" calcext:value-type="string">
            <text:p>0xff</text:p>
          </table:table-cell>
          <table:table-cell table:formula="of:=COM.MICROSOFT.CONCAT(&quot;0x&quot;;TEXT([.C16];&quot;00&quot;))" office:value-type="string" office:string-value="0xff" calcext:value-type="string">
            <text:p>0xff</text:p>
          </table:table-cell>
          <table:table-cell table:formula="of:=COM.MICROSOFT.CONCAT(&quot;0x&quot;;TEXT([.D16];&quot;00&quot;))" office:value-type="string" office:string-value="0xff" calcext:value-type="string">
            <text:p>0xff</text:p>
          </table:table-cell>
          <table:table-cell table:formula="of:=COM.MICROSOFT.CONCAT(&quot;0x&quot;;TEXT([.E16];&quot;00&quot;))" office:value-type="string" office:string-value="0xff" calcext:value-type="string">
            <text:p>0xff</text:p>
          </table:table-cell>
          <table:table-cell table:formula="of:=COM.MICROSOFT.CONCAT(&quot;0x&quot;;TEXT([.F16];&quot;00&quot;))" office:value-type="string" office:string-value="0xff" calcext:value-type="string">
            <text:p>0xff</text:p>
          </table:table-cell>
          <table:table-cell table:formula="of:=COM.MICROSOFT.CONCAT(&quot;0x&quot;;TEXT([.G16];&quot;00&quot;))" office:value-type="string" office:string-value="0xff" calcext:value-type="string">
            <text:p>0xff</text:p>
          </table:table-cell>
          <table:table-cell table:formula="of:=COM.MICROSOFT.CONCAT(&quot;0x&quot;;TEXT([.H16];&quot;00&quot;))" office:value-type="string" office:string-value="0xff" calcext:value-type="string">
            <text:p>0xff</text:p>
          </table:table-cell>
          <table:table-cell table:formula="of:=COM.MICROSOFT.CONCAT(&quot;0x&quot;;TEXT([.I16];&quot;00&quot;))" office:value-type="string" office:string-value="0xff" calcext:value-type="string">
            <text:p>0xff</text:p>
          </table:table-cell>
          <table:table-cell table:formula="of:=COM.MICROSOFT.CONCAT(&quot;0x&quot;;TEXT([.J16];&quot;00&quot;))" office:value-type="string" office:string-value="0xff" calcext:value-type="string">
            <text:p>0xff</text:p>
          </table:table-cell>
          <table:table-cell table:formula="of:=COM.MICROSOFT.CONCAT(&quot;0x&quot;;TEXT([.K16];&quot;00&quot;))" office:value-type="string" office:string-value="0xff" calcext:value-type="string">
            <text:p>0xff</text:p>
          </table:table-cell>
          <table:table-cell table:formula="of:=COM.MICROSOFT.CONCAT(&quot;0x&quot;;TEXT([.L16];&quot;00&quot;))" office:value-type="string" office:string-value="0xff" calcext:value-type="string">
            <text:p>0xff</text:p>
          </table:table-cell>
          <table:table-cell table:formula="of:=COM.MICROSOFT.CONCAT(&quot;0x&quot;;TEXT([.M16];&quot;00&quot;))" office:value-type="string" office:string-value="0xff" calcext:value-type="string">
            <text:p>0xff</text:p>
          </table:table-cell>
          <table:table-cell table:formula="of:=COM.MICROSOFT.CONCAT(&quot;0x&quot;;TEXT([.N16];&quot;00&quot;))" office:value-type="string" office:string-value="0xff" calcext:value-type="string">
            <text:p>0xff</text:p>
          </table:table-cell>
          <table:table-cell table:formula="of:=COM.MICROSOFT.CONCAT(&quot;0x&quot;;TEXT([.O16];&quot;00&quot;))" office:value-type="string" office:string-value="0xff" calcext:value-type="string">
            <text:p>0xff</text:p>
          </table:table-cell>
          <table:table-cell table:formula="of:=COM.MICROSOFT.CONCAT(&quot;0x&quot;;TEXT([.P16];&quot;00&quot;))" office:value-type="string" office:string-value="0xff" calcext:value-type="string">
            <text:p>0xff</text:p>
          </table:table-cell>
          <table:table-cell table:formula="of:=COM.MICROSOFT.TEXTJOIN(&quot;,&quot;;1;[.A108:.P10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7];&quot;00&quot;))" office:value-type="string" office:string-value="0xff" calcext:value-type="string">
            <text:p>0xff</text:p>
          </table:table-cell>
          <table:table-cell table:formula="of:=COM.MICROSOFT.CONCAT(&quot;0x&quot;;TEXT([.B17];&quot;00&quot;))" office:value-type="string" office:string-value="0xff" calcext:value-type="string">
            <text:p>0xff</text:p>
          </table:table-cell>
          <table:table-cell table:formula="of:=COM.MICROSOFT.CONCAT(&quot;0x&quot;;TEXT([.C17];&quot;00&quot;))" office:value-type="string" office:string-value="0xff" calcext:value-type="string">
            <text:p>0xff</text:p>
          </table:table-cell>
          <table:table-cell table:formula="of:=COM.MICROSOFT.CONCAT(&quot;0x&quot;;TEXT([.D17];&quot;00&quot;))" office:value-type="string" office:string-value="0xff" calcext:value-type="string">
            <text:p>0xff</text:p>
          </table:table-cell>
          <table:table-cell table:formula="of:=COM.MICROSOFT.CONCAT(&quot;0x&quot;;TEXT([.E17];&quot;00&quot;))" office:value-type="string" office:string-value="0xff" calcext:value-type="string">
            <text:p>0xff</text:p>
          </table:table-cell>
          <table:table-cell table:formula="of:=COM.MICROSOFT.CONCAT(&quot;0x&quot;;TEXT([.F17];&quot;00&quot;))" office:value-type="string" office:string-value="0xff" calcext:value-type="string">
            <text:p>0xff</text:p>
          </table:table-cell>
          <table:table-cell table:formula="of:=COM.MICROSOFT.CONCAT(&quot;0x&quot;;TEXT([.G17];&quot;00&quot;))" office:value-type="string" office:string-value="0xff" calcext:value-type="string">
            <text:p>0xff</text:p>
          </table:table-cell>
          <table:table-cell table:formula="of:=COM.MICROSOFT.CONCAT(&quot;0x&quot;;TEXT([.H17];&quot;00&quot;))" office:value-type="string" office:string-value="0xff" calcext:value-type="string">
            <text:p>0xff</text:p>
          </table:table-cell>
          <table:table-cell table:formula="of:=COM.MICROSOFT.CONCAT(&quot;0x&quot;;TEXT([.I17];&quot;00&quot;))" office:value-type="string" office:string-value="0xff" calcext:value-type="string">
            <text:p>0xff</text:p>
          </table:table-cell>
          <table:table-cell table:formula="of:=COM.MICROSOFT.CONCAT(&quot;0x&quot;;TEXT([.J17];&quot;00&quot;))" office:value-type="string" office:string-value="0xff" calcext:value-type="string">
            <text:p>0xff</text:p>
          </table:table-cell>
          <table:table-cell table:formula="of:=COM.MICROSOFT.CONCAT(&quot;0x&quot;;TEXT([.K17];&quot;00&quot;))" office:value-type="string" office:string-value="0xff" calcext:value-type="string">
            <text:p>0xff</text:p>
          </table:table-cell>
          <table:table-cell table:formula="of:=COM.MICROSOFT.CONCAT(&quot;0x&quot;;TEXT([.L17];&quot;00&quot;))" office:value-type="string" office:string-value="0xff" calcext:value-type="string">
            <text:p>0xff</text:p>
          </table:table-cell>
          <table:table-cell table:formula="of:=COM.MICROSOFT.CONCAT(&quot;0x&quot;;TEXT([.M17];&quot;00&quot;))" office:value-type="string" office:string-value="0xff" calcext:value-type="string">
            <text:p>0xff</text:p>
          </table:table-cell>
          <table:table-cell table:formula="of:=COM.MICROSOFT.CONCAT(&quot;0x&quot;;TEXT([.N17];&quot;00&quot;))" office:value-type="string" office:string-value="0xff" calcext:value-type="string">
            <text:p>0xff</text:p>
          </table:table-cell>
          <table:table-cell table:formula="of:=COM.MICROSOFT.CONCAT(&quot;0x&quot;;TEXT([.O17];&quot;00&quot;))" office:value-type="string" office:string-value="0xff" calcext:value-type="string">
            <text:p>0xff</text:p>
          </table:table-cell>
          <table:table-cell table:formula="of:=COM.MICROSOFT.CONCAT(&quot;0x&quot;;TEXT([.P17];&quot;00&quot;))" office:value-type="string" office:string-value="0xff" calcext:value-type="string">
            <text:p>0xff</text:p>
          </table:table-cell>
          <table:table-cell table:formula="of:=COM.MICROSOFT.TEXTJOIN(&quot;,&quot;;1;[.A109:.P10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8];&quot;00&quot;))" office:value-type="string" office:string-value="0xff" calcext:value-type="string">
            <text:p>0xff</text:p>
          </table:table-cell>
          <table:table-cell table:formula="of:=COM.MICROSOFT.CONCAT(&quot;0x&quot;;TEXT([.B18];&quot;00&quot;))" office:value-type="string" office:string-value="0xc0" calcext:value-type="string">
            <text:p>0xc0</text:p>
          </table:table-cell>
          <table:table-cell table:formula="of:=COM.MICROSOFT.CONCAT(&quot;0x&quot;;TEXT([.C18];&quot;00&quot;))" office:value-type="string" office:string-value="0xf8" calcext:value-type="string">
            <text:p>0xf8</text:p>
          </table:table-cell>
          <table:table-cell table:formula="of:=COM.MICROSOFT.CONCAT(&quot;0x&quot;;TEXT([.D18];&quot;00&quot;))" office:value-type="string" office:string-value="0x0f" calcext:value-type="string">
            <text:p>0x0f</text:p>
          </table:table-cell>
          <table:table-cell table:formula="of:=COM.MICROSOFT.CONCAT(&quot;0x&quot;;TEXT([.E18];&quot;00&quot;))" office:value-type="string" office:string-value="0xf0" calcext:value-type="string">
            <text:p>0xf0</text:p>
          </table:table-cell>
          <table:table-cell table:formula="of:=COM.MICROSOFT.CONCAT(&quot;0x&quot;;TEXT([.F18];&quot;00&quot;))" office:value-type="string" office:string-value="0x68" calcext:value-type="string">
            <text:p>0x68</text:p>
          </table:table-cell>
          <table:table-cell table:formula="of:=COM.MICROSOFT.CONCAT(&quot;0x&quot;;TEXT([.G18];&quot;00&quot;))" office:value-type="string" office:string-value="0x07" calcext:value-type="string">
            <text:p>0x07</text:p>
          </table:table-cell>
          <table:table-cell table:formula="of:=COM.MICROSOFT.CONCAT(&quot;0x&quot;;TEXT([.H18];&quot;00&quot;))" office:value-type="string" office:string-value="0x80" calcext:value-type="string">
            <text:p>0x80</text:p>
          </table:table-cell>
          <table:table-cell table:formula="of:=COM.MICROSOFT.CONCAT(&quot;0x&quot;;TEXT([.I18];&quot;00&quot;))" office:value-type="string" office:string-value="0x18" calcext:value-type="string">
            <text:p>0x18</text:p>
          </table:table-cell>
          <table:table-cell table:formula="of:=COM.MICROSOFT.CONCAT(&quot;0x&quot;;TEXT([.J18];&quot;00&quot;))" office:value-type="string" office:string-value="0x01" calcext:value-type="string">
            <text:p>0x01</text:p>
          </table:table-cell>
          <table:table-cell table:formula="of:=COM.MICROSOFT.CONCAT(&quot;0x&quot;;TEXT([.K18];&quot;00&quot;))" office:value-type="string" office:string-value="0xf0" calcext:value-type="string">
            <text:p>0xf0</text:p>
          </table:table-cell>
          <table:table-cell table:formula="of:=COM.MICROSOFT.CONCAT(&quot;0x&quot;;TEXT([.L18];&quot;00&quot;))" office:value-type="string" office:string-value="0x50" calcext:value-type="string">
            <text:p>0x50</text:p>
          </table:table-cell>
          <table:table-cell table:formula="of:=COM.MICROSOFT.CONCAT(&quot;0x&quot;;TEXT([.M18];&quot;00&quot;))" office:value-type="string" office:string-value="0x70" calcext:value-type="string">
            <text:p>0x70</text:p>
          </table:table-cell>
          <table:table-cell table:formula="of:=COM.MICROSOFT.CONCAT(&quot;0x&quot;;TEXT([.N18];&quot;00&quot;))" office:value-type="string" office:string-value="0x40" calcext:value-type="string">
            <text:p>0x40</text:p>
          </table:table-cell>
          <table:table-cell table:formula="of:=COM.MICROSOFT.CONCAT(&quot;0x&quot;;TEXT([.O18];&quot;00&quot;))" office:value-type="string" office:string-value="0x1f" calcext:value-type="string">
            <text:p>0x1f</text:p>
          </table:table-cell>
          <table:table-cell table:formula="of:=COM.MICROSOFT.CONCAT(&quot;0x&quot;;TEXT([.P18];&quot;00&quot;))" office:value-type="string" office:string-value="0x80" calcext:value-type="string">
            <text:p>0x80</text:p>
          </table:table-cell>
          <table:table-cell table:formula="of:=COM.MICROSOFT.TEXTJOIN(&quot;,&quot;;1;[.A110:.P110])" office:value-type="string" office:string-value="0xff,0xc0,0xf8,0x0f,0xf0,0x68,0x07,0x80,0x18,0x01,0xf0,0x50,0x70,0x40,0x1f,0x80" calcext:value-type="string">
            <text:p>0xff,0xc0,0xf8,0x0f,0xf0,0x68,0x07,0x80,0x18,0x01,0xf0,0x50,0x70,0x40,0x1f,0x80</text:p>
          </table:table-cell>
          <table:table-cell table:number-columns-repeated="17"/>
        </table:table-row>
        <table:table-row table:style-name="ro1">
          <table:table-cell table:formula="of:=COM.MICROSOFT.CONCAT(&quot;0x&quot;;TEXT([.A19];&quot;00&quot;))" office:value-type="string" office:string-value="0x83" calcext:value-type="string">
            <text:p>0x83</text:p>
          </table:table-cell>
          <table:table-cell table:formula="of:=COM.MICROSOFT.CONCAT(&quot;0x&quot;;TEXT([.B19];&quot;00&quot;))" office:value-type="string" office:string-value="0x84" calcext:value-type="string">
            <text:p>0x84</text:p>
          </table:table-cell>
          <table:table-cell table:formula="of:=COM.MICROSOFT.CONCAT(&quot;0x&quot;;TEXT([.C19];&quot;00&quot;))" office:value-type="string" office:string-value="0x1f" calcext:value-type="string">
            <text:p>0x1f</text:p>
          </table:table-cell>
          <table:table-cell table:formula="of:=COM.MICROSOFT.CONCAT(&quot;0x&quot;;TEXT([.D19];&quot;00&quot;))" office:value-type="string" office:string-value="0x0f" calcext:value-type="string">
            <text:p>0x0f</text:p>
          </table:table-cell>
          <table:table-cell table:formula="of:=COM.MICROSOFT.CONCAT(&quot;0x&quot;;TEXT([.E19];&quot;00&quot;))" office:value-type="string" office:string-value="0x80" calcext:value-type="string">
            <text:p>0x80</text:p>
          </table:table-cell>
          <table:table-cell table:formula="of:=COM.MICROSOFT.CONCAT(&quot;0x&quot;;TEXT([.F19];&quot;00&quot;))" office:value-type="string" office:string-value="0xf0" calcext:value-type="string">
            <text:p>0xf0</text:p>
          </table:table-cell>
          <table:table-cell table:formula="of:=COM.MICROSOFT.CONCAT(&quot;0x&quot;;TEXT([.G19];&quot;00&quot;))" office:value-type="string" office:string-value="0x70" calcext:value-type="string">
            <text:p>0x70</text:p>
          </table:table-cell>
          <table:table-cell table:formula="of:=COM.MICROSOFT.CONCAT(&quot;0x&quot;;TEXT([.H19];&quot;00&quot;))" office:value-type="string" office:string-value="0x7c" calcext:value-type="string">
            <text:p>0x7c</text:p>
          </table:table-cell>
          <table:table-cell table:formula="of:=COM.MICROSOFT.CONCAT(&quot;0x&quot;;TEXT([.I19];&quot;00&quot;))" office:value-type="string" office:string-value="0x03" calcext:value-type="string">
            <text:p>0x03</text:p>
          </table:table-cell>
          <table:table-cell table:formula="of:=COM.MICROSOFT.CONCAT(&quot;0x&quot;;TEXT([.J19];&quot;00&quot;))" office:value-type="string" office:string-value="0xf0" calcext:value-type="string">
            <text:p>0xf0</text:p>
          </table:table-cell>
          <table:table-cell table:formula="of:=COM.MICROSOFT.CONCAT(&quot;0x&quot;;TEXT([.K19];&quot;00&quot;))" office:value-type="string" office:string-value="0x78" calcext:value-type="string">
            <text:p>0x78</text:p>
          </table:table-cell>
          <table:table-cell table:formula="of:=COM.MICROSOFT.CONCAT(&quot;0x&quot;;TEXT([.L19];&quot;00&quot;))" office:value-type="string" office:string-value="0x0f" calcext:value-type="string">
            <text:p>0x0f</text:p>
          </table:table-cell>
          <table:table-cell table:formula="of:=COM.MICROSOFT.CONCAT(&quot;0x&quot;;TEXT([.M19];&quot;00&quot;))" office:value-type="string" office:string-value="0xf0" calcext:value-type="string">
            <text:p>0xf0</text:p>
          </table:table-cell>
          <table:table-cell table:formula="of:=COM.MICROSOFT.CONCAT(&quot;0x&quot;;TEXT([.N19];&quot;00&quot;))" office:value-type="string" office:string-value="0x5c" calcext:value-type="string">
            <text:p>0x5c</text:p>
          </table:table-cell>
          <table:table-cell table:formula="of:=COM.MICROSOFT.CONCAT(&quot;0x&quot;;TEXT([.O19];&quot;00&quot;))" office:value-type="string" office:string-value="0x01" calcext:value-type="string">
            <text:p>0x01</text:p>
          </table:table-cell>
          <table:table-cell table:formula="of:=COM.MICROSOFT.CONCAT(&quot;0x&quot;;TEXT([.P19];&quot;00&quot;))" office:value-type="string" office:string-value="0x07" calcext:value-type="string">
            <text:p>0x07</text:p>
          </table:table-cell>
          <table:table-cell table:formula="of:=COM.MICROSOFT.TEXTJOIN(&quot;,&quot;;1;[.A111:.P111])" office:value-type="string" office:string-value="0x83,0x84,0x1f,0x0f,0x80,0xf0,0x70,0x7c,0x03,0xf0,0x78,0x0f,0xf0,0x5c,0x01,0x07" calcext:value-type="string">
            <text:p>0x83,0x84,0x1f,0x0f,0x80,0xf0,0x70,0x7c,0x03,0xf0,0x78,0x0f,0xf0,0x5c,0x01,0x07</text:p>
          </table:table-cell>
          <table:table-cell table:number-columns-repeated="17"/>
        </table:table-row>
        <table:table-row table:style-name="ro1">
          <table:table-cell table:formula="of:=COM.MICROSOFT.CONCAT(&quot;0x&quot;;TEXT([.A20];&quot;00&quot;))" office:value-type="string" office:string-value="0x01" calcext:value-type="string">
            <text:p>0x01</text:p>
          </table:table-cell>
          <table:table-cell table:formula="of:=COM.MICROSOFT.CONCAT(&quot;0x&quot;;TEXT([.B20];&quot;00&quot;))" office:value-type="string" office:string-value="0xf8" calcext:value-type="string">
            <text:p>0xf8</text:p>
          </table:table-cell>
          <table:table-cell table:formula="of:=COM.MICROSOFT.CONCAT(&quot;0x&quot;;TEXT([.C20];&quot;00&quot;))" office:value-type="string" office:string-value="0x0f" calcext:value-type="string">
            <text:p>0x0f</text:p>
          </table:table-cell>
          <table:table-cell table:formula="of:=COM.MICROSOFT.CONCAT(&quot;0x&quot;;TEXT([.D20];&quot;00&quot;))" office:value-type="string" office:string-value="0xc0" calcext:value-type="string">
            <text:p>0xc0</text:p>
          </table:table-cell>
          <table:table-cell table:formula="of:=COM.MICROSOFT.CONCAT(&quot;0x&quot;;TEXT([.E20];&quot;00&quot;))" office:value-type="string" office:string-value="0x70" calcext:value-type="string">
            <text:p>0x70</text:p>
          </table:table-cell>
          <table:table-cell table:formula="of:=COM.MICROSOFT.CONCAT(&quot;0x&quot;;TEXT([.F20];&quot;00&quot;))" office:value-type="string" office:string-value="0x87" calcext:value-type="string">
            <text:p>0x87</text:p>
          </table:table-cell>
          <table:table-cell table:formula="of:=COM.MICROSOFT.CONCAT(&quot;0x&quot;;TEXT([.G20];&quot;00&quot;))" office:value-type="string" office:string-value="0x0c" calcext:value-type="string">
            <text:p>0x0c</text:p>
          </table:table-cell>
          <table:table-cell table:formula="of:=COM.MICROSOFT.CONCAT(&quot;0x&quot;;TEXT([.H20];&quot;00&quot;))" office:value-type="string" office:string-value="0x01" calcext:value-type="string">
            <text:p>0x01</text:p>
          </table:table-cell>
          <table:table-cell table:formula="of:=COM.MICROSOFT.CONCAT(&quot;0x&quot;;TEXT([.I20];&quot;00&quot;))" office:value-type="string" office:string-value="0xff" calcext:value-type="string">
            <text:p>0xff</text:p>
          </table:table-cell>
          <table:table-cell table:formula="of:=COM.MICROSOFT.CONCAT(&quot;0x&quot;;TEXT([.J20];&quot;00&quot;))" office:value-type="string" office:string-value="0xff" calcext:value-type="string">
            <text:p>0xff</text:p>
          </table:table-cell>
          <table:table-cell table:formula="of:=COM.MICROSOFT.CONCAT(&quot;0x&quot;;TEXT([.K20];&quot;00&quot;))" office:value-type="string" office:string-value="0xff" calcext:value-type="string">
            <text:p>0xff</text:p>
          </table:table-cell>
          <table:table-cell table:formula="of:=COM.MICROSOFT.CONCAT(&quot;0x&quot;;TEXT([.L20];&quot;00&quot;))" office:value-type="string" office:string-value="0xff" calcext:value-type="string">
            <text:p>0xff</text:p>
          </table:table-cell>
          <table:table-cell table:formula="of:=COM.MICROSOFT.CONCAT(&quot;0x&quot;;TEXT([.M20];&quot;00&quot;))" office:value-type="string" office:string-value="0xff" calcext:value-type="string">
            <text:p>0xff</text:p>
          </table:table-cell>
          <table:table-cell table:formula="of:=COM.MICROSOFT.CONCAT(&quot;0x&quot;;TEXT([.N20];&quot;00&quot;))" office:value-type="string" office:string-value="0xff" calcext:value-type="string">
            <text:p>0xff</text:p>
          </table:table-cell>
          <table:table-cell table:formula="of:=COM.MICROSOFT.CONCAT(&quot;0x&quot;;TEXT([.O20];&quot;00&quot;))" office:value-type="string" office:string-value="0xff" calcext:value-type="string">
            <text:p>0xff</text:p>
          </table:table-cell>
          <table:table-cell table:formula="of:=COM.MICROSOFT.CONCAT(&quot;0x&quot;;TEXT([.P20];&quot;00&quot;))" office:value-type="string" office:string-value="0xff" calcext:value-type="string">
            <text:p>0xff</text:p>
          </table:table-cell>
          <table:table-cell table:formula="of:=COM.MICROSOFT.TEXTJOIN(&quot;,&quot;;1;[.A112:.P112])" office:value-type="string" office:string-value="0x01,0xf8,0x0f,0xc0,0x70,0x87,0x0c,0x01,0xff,0xff,0xff,0xff,0xff,0xff,0xff,0xff" calcext:value-type="string">
            <text:p>0x01,0xf8,0x0f,0xc0,0x70,0x87,0x0c,0x01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1];&quot;00&quot;))" office:value-type="string" office:string-value="0xff" calcext:value-type="string">
            <text:p>0xff</text:p>
          </table:table-cell>
          <table:table-cell table:formula="of:=COM.MICROSOFT.CONCAT(&quot;0x&quot;;TEXT([.B21];&quot;00&quot;))" office:value-type="string" office:string-value="0xff" calcext:value-type="string">
            <text:p>0xff</text:p>
          </table:table-cell>
          <table:table-cell table:formula="of:=COM.MICROSOFT.CONCAT(&quot;0x&quot;;TEXT([.C21];&quot;00&quot;))" office:value-type="string" office:string-value="0xff" calcext:value-type="string">
            <text:p>0xff</text:p>
          </table:table-cell>
          <table:table-cell table:formula="of:=COM.MICROSOFT.CONCAT(&quot;0x&quot;;TEXT([.D21];&quot;00&quot;))" office:value-type="string" office:string-value="0xff" calcext:value-type="string">
            <text:p>0xff</text:p>
          </table:table-cell>
          <table:table-cell table:formula="of:=COM.MICROSOFT.CONCAT(&quot;0x&quot;;TEXT([.E21];&quot;00&quot;))" office:value-type="string" office:string-value="0xff" calcext:value-type="string">
            <text:p>0xff</text:p>
          </table:table-cell>
          <table:table-cell table:formula="of:=COM.MICROSOFT.CONCAT(&quot;0x&quot;;TEXT([.F21];&quot;00&quot;))" office:value-type="string" office:string-value="0xfa" calcext:value-type="string">
            <text:p>0xfa</text:p>
          </table:table-cell>
          <table:table-cell table:formula="of:=COM.MICROSOFT.CONCAT(&quot;0x&quot;;TEXT([.G21];&quot;00&quot;))" office:value-type="string" office:string-value="0xfe" calcext:value-type="string">
            <text:p>0xfe</text:p>
          </table:table-cell>
          <table:table-cell table:formula="of:=COM.MICROSOFT.CONCAT(&quot;0x&quot;;TEXT([.H21];&quot;00&quot;))" office:value-type="string" office:string-value="0xf7" calcext:value-type="string">
            <text:p>0xf7</text:p>
          </table:table-cell>
          <table:table-cell table:formula="of:=COM.MICROSOFT.CONCAT(&quot;0x&quot;;TEXT([.I21];&quot;00&quot;))" office:value-type="string" office:string-value="0xe7" calcext:value-type="string">
            <text:p>0xe7</text:p>
          </table:table-cell>
          <table:table-cell table:formula="of:=COM.MICROSOFT.CONCAT(&quot;0x&quot;;TEXT([.J21];&quot;00&quot;))" office:value-type="string" office:string-value="0x8e" calcext:value-type="string">
            <text:p>0x8e</text:p>
          </table:table-cell>
          <table:table-cell table:formula="of:=COM.MICROSOFT.CONCAT(&quot;0x&quot;;TEXT([.K21];&quot;00&quot;))" office:value-type="string" office:string-value="0xfb" calcext:value-type="string">
            <text:p>0xfb</text:p>
          </table:table-cell>
          <table:table-cell table:formula="of:=COM.MICROSOFT.CONCAT(&quot;0x&quot;;TEXT([.L21];&quot;00&quot;))" office:value-type="string" office:string-value="0xef" calcext:value-type="string">
            <text:p>0xef</text:p>
          </table:table-cell>
          <table:table-cell table:formula="of:=COM.MICROSOFT.CONCAT(&quot;0x&quot;;TEXT([.M21];&quot;00&quot;))" office:value-type="string" office:string-value="0xde" calcext:value-type="string">
            <text:p>0xde</text:p>
          </table:table-cell>
          <table:table-cell table:formula="of:=COM.MICROSOFT.CONCAT(&quot;0x&quot;;TEXT([.N21];&quot;00&quot;))" office:value-type="string" office:string-value="0xfd" calcext:value-type="string">
            <text:p>0xfd</text:p>
          </table:table-cell>
          <table:table-cell table:formula="of:=COM.MICROSOFT.CONCAT(&quot;0x&quot;;TEXT([.O21];&quot;00&quot;))" office:value-type="string" office:string-value="0xef" calcext:value-type="string">
            <text:p>0xef</text:p>
          </table:table-cell>
          <table:table-cell table:formula="of:=COM.MICROSOFT.CONCAT(&quot;0x&quot;;TEXT([.P21];&quot;00&quot;))" office:value-type="string" office:string-value="0x9d" calcext:value-type="string">
            <text:p>0x9d</text:p>
          </table:table-cell>
          <table:table-cell table:formula="of:=COM.MICROSOFT.TEXTJOIN(&quot;,&quot;;1;[.A113:.P113])" office:value-type="string" office:string-value="0xff,0xff,0xff,0xff,0xff,0xfa,0xfe,0xf7,0xe7,0x8e,0xfb,0xef,0xde,0xfd,0xef,0x9d" calcext:value-type="string">
            <text:p>0xff,0xff,0xff,0xff,0xff,0xfa,0xfe,0xf7,0xe7,0x8e,0xfb,0xef,0xde,0xfd,0xef,0x9d</text:p>
          </table:table-cell>
          <table:table-cell table:number-columns-repeated="17"/>
        </table:table-row>
        <table:table-row table:style-name="ro1">
          <table:table-cell table:formula="of:=COM.MICROSOFT.CONCAT(&quot;0x&quot;;TEXT([.A22];&quot;00&quot;))" office:value-type="string" office:string-value="0xfd" calcext:value-type="string">
            <text:p>0xfd</text:p>
          </table:table-cell>
          <table:table-cell table:formula="of:=COM.MICROSOFT.CONCAT(&quot;0x&quot;;TEXT([.B22];&quot;00&quot;))" office:value-type="string" office:string-value="0xfd" calcext:value-type="string">
            <text:p>0xfd</text:p>
          </table:table-cell>
          <table:table-cell table:formula="of:=COM.MICROSOFT.CONCAT(&quot;0x&quot;;TEXT([.C22];&quot;00&quot;))" office:value-type="string" office:string-value="0xff" calcext:value-type="string">
            <text:p>0xff</text:p>
          </table:table-cell>
          <table:table-cell table:formula="of:=COM.MICROSOFT.CONCAT(&quot;0x&quot;;TEXT([.D22];&quot;00&quot;))" office:value-type="string" office:string-value="0xfb" calcext:value-type="string">
            <text:p>0xfb</text:p>
          </table:table-cell>
          <table:table-cell table:formula="of:=COM.MICROSOFT.CONCAT(&quot;0x&quot;;TEXT([.E22];&quot;00&quot;))" office:value-type="string" office:string-value="0xef" calcext:value-type="string">
            <text:p>0xef</text:p>
          </table:table-cell>
          <table:table-cell table:formula="of:=COM.MICROSOFT.CONCAT(&quot;0x&quot;;TEXT([.F22];&quot;00&quot;))" office:value-type="string" office:string-value="0xdf" calcext:value-type="string">
            <text:p>0xdf</text:p>
          </table:table-cell>
          <table:table-cell table:formula="of:=COM.MICROSOFT.CONCAT(&quot;0x&quot;;TEXT([.G22];&quot;00&quot;))" office:value-type="string" office:string-value="0x7f" calcext:value-type="string">
            <text:p>0x7f</text:p>
          </table:table-cell>
          <table:table-cell table:formula="of:=COM.MICROSOFT.CONCAT(&quot;0x&quot;;TEXT([.H22];&quot;00&quot;))" office:value-type="string" office:string-value="0xcf" calcext:value-type="string">
            <text:p>0xcf</text:p>
          </table:table-cell>
          <table:table-cell table:formula="of:=COM.MICROSOFT.CONCAT(&quot;0x&quot;;TEXT([.I22];&quot;00&quot;))" office:value-type="string" office:string-value="0x9c" calcext:value-type="string">
            <text:p>0x9c</text:p>
          </table:table-cell>
          <table:table-cell table:formula="of:=COM.MICROSOFT.CONCAT(&quot;0x&quot;;TEXT([.J22];&quot;00&quot;))" office:value-type="string" office:string-value="0xfd" calcext:value-type="string">
            <text:p>0xfd</text:p>
          </table:table-cell>
          <table:table-cell table:formula="of:=COM.MICROSOFT.CONCAT(&quot;0x&quot;;TEXT([.K22];&quot;00&quot;))" office:value-type="string" office:string-value="0xef" calcext:value-type="string">
            <text:p>0xef</text:p>
          </table:table-cell>
          <table:table-cell table:formula="of:=COM.MICROSOFT.CONCAT(&quot;0x&quot;;TEXT([.L22];&quot;00&quot;))" office:value-type="string" office:string-value="0xbf" calcext:value-type="string">
            <text:p>0xbf</text:p>
          </table:table-cell>
          <table:table-cell table:formula="of:=COM.MICROSOFT.CONCAT(&quot;0x&quot;;TEXT([.M22];&quot;00&quot;))" office:value-type="string" office:string-value="0x7d" calcext:value-type="string">
            <text:p>0x7d</text:p>
          </table:table-cell>
          <table:table-cell table:formula="of:=COM.MICROSOFT.CONCAT(&quot;0x&quot;;TEXT([.N22];&quot;00&quot;))" office:value-type="string" office:string-value="0xef" calcext:value-type="string">
            <text:p>0xef</text:p>
          </table:table-cell>
          <table:table-cell table:formula="of:=COM.MICROSOFT.CONCAT(&quot;0x&quot;;TEXT([.O22];&quot;00&quot;))" office:value-type="string" office:string-value="0xbe" calcext:value-type="string">
            <text:p>0xbe</text:p>
          </table:table-cell>
          <table:table-cell table:formula="of:=COM.MICROSOFT.CONCAT(&quot;0x&quot;;TEXT([.P22];&quot;00&quot;))" office:value-type="string" office:string-value="0xf7" calcext:value-type="string">
            <text:p>0xf7</text:p>
          </table:table-cell>
          <table:table-cell table:formula="of:=COM.MICROSOFT.TEXTJOIN(&quot;,&quot;;1;[.A114:.P114])" office:value-type="string" office:string-value="0xfd,0xfd,0xff,0xfb,0xef,0xdf,0x7f,0xcf,0x9c,0xfd,0xef,0xbf,0x7d,0xef,0xbe,0xf7" calcext:value-type="string">
            <text:p>0xfd,0xfd,0xff,0xfb,0xef,0xdf,0x7f,0xcf,0x9c,0xfd,0xef,0xbf,0x7d,0xef,0xbe,0xf7</text:p>
          </table:table-cell>
          <table:table-cell table:number-columns-repeated="17"/>
        </table:table-row>
        <table:table-row table:style-name="ro1">
          <table:table-cell table:formula="of:=COM.MICROSOFT.CONCAT(&quot;0x&quot;;TEXT([.A23];&quot;00&quot;))" office:value-type="string" office:string-value="0xef" calcext:value-type="string">
            <text:p>0xef</text:p>
          </table:table-cell>
          <table:table-cell table:formula="of:=COM.MICROSOFT.CONCAT(&quot;0x&quot;;TEXT([.B23];&quot;00&quot;))" office:value-type="string" office:string-value="0x9d" calcext:value-type="string">
            <text:p>0x9d</text:p>
          </table:table-cell>
          <table:table-cell table:formula="of:=COM.MICROSOFT.CONCAT(&quot;0x&quot;;TEXT([.C23];&quot;00&quot;))" office:value-type="string" office:string-value="0xdd" calcext:value-type="string">
            <text:p>0xdd</text:p>
          </table:table-cell>
          <table:table-cell table:formula="of:=COM.MICROSOFT.CONCAT(&quot;0x&quot;;TEXT([.D23];&quot;00&quot;))" office:value-type="string" office:string-value="0xdf" calcext:value-type="string">
            <text:p>0xdf</text:p>
          </table:table-cell>
          <table:table-cell table:formula="of:=COM.MICROSOFT.CONCAT(&quot;0x&quot;;TEXT([.E23];&quot;00&quot;))" office:value-type="string" office:string-value="0xdb" calcext:value-type="string">
            <text:p>0xdb</text:p>
          </table:table-cell>
          <table:table-cell table:formula="of:=COM.MICROSOFT.CONCAT(&quot;0x&quot;;TEXT([.F23];&quot;00&quot;))" office:value-type="string" office:string-value="0xfd" calcext:value-type="string">
            <text:p>0xfd</text:p>
          </table:table-cell>
          <table:table-cell table:formula="of:=COM.MICROSOFT.CONCAT(&quot;0x&quot;;TEXT([.G23];&quot;00&quot;))" office:value-type="string" office:string-value="0xbf" calcext:value-type="string">
            <text:p>0xbf</text:p>
          </table:table-cell>
          <table:table-cell table:formula="of:=COM.MICROSOFT.CONCAT(&quot;0x&quot;;TEXT([.H23];&quot;00&quot;))" office:value-type="string" office:string-value="0xee" calcext:value-type="string">
            <text:p>0xee</text:p>
          </table:table-cell>
          <table:table-cell table:formula="of:=COM.MICROSOFT.CONCAT(&quot;0x&quot;;TEXT([.I23];&quot;00&quot;))" office:value-type="string" office:string-value="0xfb" calcext:value-type="string">
            <text:p>0xfb</text:p>
          </table:table-cell>
          <table:table-cell table:formula="of:=COM.MICROSOFT.CONCAT(&quot;0x&quot;;TEXT([.J23];&quot;00&quot;))" office:value-type="string" office:string-value="0xdf" calcext:value-type="string">
            <text:p>0xdf</text:p>
          </table:table-cell>
          <table:table-cell table:formula="of:=COM.MICROSOFT.CONCAT(&quot;0x&quot;;TEXT([.K23];&quot;00&quot;))" office:value-type="string" office:string-value="0xdd" calcext:value-type="string">
            <text:p>0xdd</text:p>
          </table:table-cell>
          <table:table-cell table:formula="of:=COM.MICROSOFT.CONCAT(&quot;0x&quot;;TEXT([.L23];&quot;00&quot;))" office:value-type="string" office:string-value="0xfd" calcext:value-type="string">
            <text:p>0xfd</text:p>
          </table:table-cell>
          <table:table-cell table:formula="of:=COM.MICROSOFT.CONCAT(&quot;0x&quot;;TEXT([.M23];&quot;00&quot;))" office:value-type="string" office:string-value="0xff" calcext:value-type="string">
            <text:p>0xff</text:p>
          </table:table-cell>
          <table:table-cell table:formula="of:=COM.MICROSOFT.CONCAT(&quot;0x&quot;;TEXT([.N23];&quot;00&quot;))" office:value-type="string" office:string-value="0xff" calcext:value-type="string">
            <text:p>0xff</text:p>
          </table:table-cell>
          <table:table-cell table:formula="of:=COM.MICROSOFT.CONCAT(&quot;0x&quot;;TEXT([.O23];&quot;00&quot;))" office:value-type="string" office:string-value="0xff" calcext:value-type="string">
            <text:p>0xff</text:p>
          </table:table-cell>
          <table:table-cell table:formula="of:=COM.MICROSOFT.CONCAT(&quot;0x&quot;;TEXT([.P23];&quot;00&quot;))" office:value-type="string" office:string-value="0xff" calcext:value-type="string">
            <text:p>0xff</text:p>
          </table:table-cell>
          <table:table-cell table:formula="of:=COM.MICROSOFT.TEXTJOIN(&quot;,&quot;;1;[.A115:.P115])" office:value-type="string" office:string-value="0xef,0x9d,0xdd,0xdf,0xdb,0xfd,0xbf,0xee,0xfb,0xdf,0xdd,0xfd,0xff,0xff,0xff,0xff" calcext:value-type="string">
            <text:p>0xef,0x9d,0xdd,0xdf,0xdb,0xfd,0xbf,0xee,0xfb,0xdf,0xdd,0xfd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4];&quot;00&quot;))" office:value-type="string" office:string-value="0xff" calcext:value-type="string">
            <text:p>0xff</text:p>
          </table:table-cell>
          <table:table-cell table:formula="of:=COM.MICROSOFT.CONCAT(&quot;0x&quot;;TEXT([.B24];&quot;00&quot;))" office:value-type="string" office:string-value="0xff" calcext:value-type="string">
            <text:p>0xff</text:p>
          </table:table-cell>
          <table:table-cell table:formula="of:=COM.MICROSOFT.CONCAT(&quot;0x&quot;;TEXT([.C24];&quot;00&quot;))" office:value-type="string" office:string-value="0xff" calcext:value-type="string">
            <text:p>0xff</text:p>
          </table:table-cell>
          <table:table-cell table:formula="of:=COM.MICROSOFT.CONCAT(&quot;0x&quot;;TEXT([.D24];&quot;00&quot;))" office:value-type="string" office:string-value="0xff" calcext:value-type="string">
            <text:p>0xff</text:p>
          </table:table-cell>
          <table:table-cell table:formula="of:=COM.MICROSOFT.CONCAT(&quot;0x&quot;;TEXT([.E24];&quot;00&quot;))" office:value-type="string" office:string-value="0xff" calcext:value-type="string">
            <text:p>0xff</text:p>
          </table:table-cell>
          <table:table-cell table:formula="of:=COM.MICROSOFT.CONCAT(&quot;0x&quot;;TEXT([.F24];&quot;00&quot;))" office:value-type="string" office:string-value="0xff" calcext:value-type="string">
            <text:p>0xff</text:p>
          </table:table-cell>
          <table:table-cell table:formula="of:=COM.MICROSOFT.CONCAT(&quot;0x&quot;;TEXT([.G24];&quot;00&quot;))" office:value-type="string" office:string-value="0xff" calcext:value-type="string">
            <text:p>0xff</text:p>
          </table:table-cell>
          <table:table-cell table:formula="of:=COM.MICROSOFT.CONCAT(&quot;0x&quot;;TEXT([.H24];&quot;00&quot;))" office:value-type="string" office:string-value="0xff" calcext:value-type="string">
            <text:p>0xff</text:p>
          </table:table-cell>
          <table:table-cell table:formula="of:=COM.MICROSOFT.CONCAT(&quot;0x&quot;;TEXT([.I24];&quot;00&quot;))" office:value-type="string" office:string-value="0xff" calcext:value-type="string">
            <text:p>0xff</text:p>
          </table:table-cell>
          <table:table-cell table:formula="of:=COM.MICROSOFT.CONCAT(&quot;0x&quot;;TEXT([.J24];&quot;00&quot;))" office:value-type="string" office:string-value="0xf7" calcext:value-type="string">
            <text:p>0xf7</text:p>
          </table:table-cell>
          <table:table-cell table:formula="of:=COM.MICROSOFT.CONCAT(&quot;0x&quot;;TEXT([.K24];&quot;00&quot;))" office:value-type="string" office:string-value="0x7e" calcext:value-type="string">
            <text:p>0x7e</text:p>
          </table:table-cell>
          <table:table-cell table:formula="of:=COM.MICROSOFT.CONCAT(&quot;0x&quot;;TEXT([.L24];&quot;00&quot;))" office:value-type="string" office:string-value="0xfb" calcext:value-type="string">
            <text:p>0xfb</text:p>
          </table:table-cell>
          <table:table-cell table:formula="of:=COM.MICROSOFT.CONCAT(&quot;0x&quot;;TEXT([.M24];&quot;00&quot;))" office:value-type="string" office:string-value="0xdf" calcext:value-type="string">
            <text:p>0xdf</text:p>
          </table:table-cell>
          <table:table-cell table:formula="of:=COM.MICROSOFT.CONCAT(&quot;0x&quot;;TEXT([.N24];&quot;00&quot;))" office:value-type="string" office:string-value="0xee" calcext:value-type="string">
            <text:p>0xee</text:p>
          </table:table-cell>
          <table:table-cell table:formula="of:=COM.MICROSOFT.CONCAT(&quot;0x&quot;;TEXT([.O24];&quot;00&quot;))" office:value-type="string" office:string-value="0xfd" calcext:value-type="string">
            <text:p>0xfd</text:p>
          </table:table-cell>
          <table:table-cell table:formula="of:=COM.MICROSOFT.CONCAT(&quot;0x&quot;;TEXT([.P24];&quot;00&quot;))" office:value-type="string" office:string-value="0xef" calcext:value-type="string">
            <text:p>0xef</text:p>
          </table:table-cell>
          <table:table-cell table:formula="of:=COM.MICROSOFT.TEXTJOIN(&quot;,&quot;;1;[.A116:.P116])" office:value-type="string" office:string-value="0xff,0xff,0xff,0xff,0xff,0xff,0xff,0xff,0xff,0xf7,0x7e,0xfb,0xdf,0xee,0xfd,0xef" calcext:value-type="string">
            <text:p>0xff,0xff,0xff,0xff,0xff,0xff,0xff,0xff,0xff,0xf7,0x7e,0xfb,0xdf,0xee,0xfd,0xef</text:p>
          </table:table-cell>
          <table:table-cell table:number-columns-repeated="17"/>
        </table:table-row>
        <table:table-row table:style-name="ro1">
          <table:table-cell table:formula="of:=COM.MICROSOFT.CONCAT(&quot;0x&quot;;TEXT([.A25];&quot;00&quot;))" office:value-type="string" office:string-value="0xde" calcext:value-type="string">
            <text:p>0xde</text:p>
          </table:table-cell>
          <table:table-cell table:formula="of:=COM.MICROSOFT.CONCAT(&quot;0x&quot;;TEXT([.B25];&quot;00&quot;))" office:value-type="string" office:string-value="0xfd" calcext:value-type="string">
            <text:p>0xfd</text:p>
          </table:table-cell>
          <table:table-cell table:formula="of:=COM.MICROSOFT.CONCAT(&quot;0x&quot;;TEXT([.C25];&quot;00&quot;))" office:value-type="string" office:string-value="0xdf" calcext:value-type="string">
            <text:p>0xdf</text:p>
          </table:table-cell>
          <table:table-cell table:formula="of:=COM.MICROSOFT.CONCAT(&quot;0x&quot;;TEXT([.D25];&quot;00&quot;))" office:value-type="string" office:string-value="0xdd" calcext:value-type="string">
            <text:p>0xdd</text:p>
          </table:table-cell>
          <table:table-cell table:formula="of:=COM.MICROSOFT.CONCAT(&quot;0x&quot;;TEXT([.E25];&quot;00&quot;))" office:value-type="string" office:string-value="0xfd" calcext:value-type="string">
            <text:p>0xfd</text:p>
          </table:table-cell>
          <table:table-cell table:formula="of:=COM.MICROSOFT.CONCAT(&quot;0x&quot;;TEXT([.F25];&quot;00&quot;))" office:value-type="string" office:string-value="0xfd" calcext:value-type="string">
            <text:p>0xfd</text:p>
          </table:table-cell>
          <table:table-cell table:formula="of:=COM.MICROSOFT.CONCAT(&quot;0x&quot;;TEXT([.G25];&quot;00&quot;))" office:value-type="string" office:string-value="0xff" calcext:value-type="string">
            <text:p>0xff</text:p>
          </table:table-cell>
          <table:table-cell table:formula="of:=COM.MICROSOFT.CONCAT(&quot;0x&quot;;TEXT([.H25];&quot;00&quot;))" office:value-type="string" office:string-value="0xfb" calcext:value-type="string">
            <text:p>0xfb</text:p>
          </table:table-cell>
          <table:table-cell table:formula="of:=COM.MICROSOFT.CONCAT(&quot;0x&quot;;TEXT([.I25];&quot;00&quot;))" office:value-type="string" office:string-value="0xef" calcext:value-type="string">
            <text:p>0xef</text:p>
          </table:table-cell>
          <table:table-cell table:formula="of:=COM.MICROSOFT.CONCAT(&quot;0x&quot;;TEXT([.J25];&quot;00&quot;))" office:value-type="string" office:string-value="0xbf" calcext:value-type="string">
            <text:p>0xbf</text:p>
          </table:table-cell>
          <table:table-cell table:formula="of:=COM.MICROSOFT.CONCAT(&quot;0x&quot;;TEXT([.K25];&quot;00&quot;))" office:value-type="string" office:string-value="0x7f" calcext:value-type="string">
            <text:p>0x7f</text:p>
          </table:table-cell>
          <table:table-cell table:formula="of:=COM.MICROSOFT.CONCAT(&quot;0x&quot;;TEXT([.L25];&quot;00&quot;))" office:value-type="string" office:string-value="0xd7" calcext:value-type="string">
            <text:p>0xd7</text:p>
          </table:table-cell>
          <table:table-cell table:formula="of:=COM.MICROSOFT.CONCAT(&quot;0x&quot;;TEXT([.M25];&quot;00&quot;))" office:value-type="string" office:string-value="0x5d" calcext:value-type="string">
            <text:p>0x5d</text:p>
          </table:table-cell>
          <table:table-cell table:formula="of:=COM.MICROSOFT.CONCAT(&quot;0x&quot;;TEXT([.N25];&quot;00&quot;))" office:value-type="string" office:string-value="0x7d" calcext:value-type="string">
            <text:p>0x7d</text:p>
          </table:table-cell>
          <table:table-cell table:formula="of:=COM.MICROSOFT.CONCAT(&quot;0x&quot;;TEXT([.O25];&quot;00&quot;))" office:value-type="string" office:string-value="0xdf" calcext:value-type="string">
            <text:p>0xdf</text:p>
          </table:table-cell>
          <table:table-cell table:formula="of:=COM.MICROSOFT.CONCAT(&quot;0x&quot;;TEXT([.P25];&quot;00&quot;))" office:value-type="string" office:string-value="0xdf" calcext:value-type="string">
            <text:p>0xdf</text:p>
          </table:table-cell>
          <table:table-cell table:formula="of:=COM.MICROSOFT.TEXTJOIN(&quot;,&quot;;1;[.A117:.P117])" office:value-type="string" office:string-value="0xde,0xfd,0xdf,0xdd,0xfd,0xfd,0xff,0xfb,0xef,0xbf,0x7f,0xd7,0x5d,0x7d,0xdf,0xdf" calcext:value-type="string">
            <text:p>0xde,0xfd,0xdf,0xdd,0xfd,0xfd,0xff,0xfb,0xef,0xbf,0x7f,0xd7,0x5d,0x7d,0xdf,0xdf</text:p>
          </table:table-cell>
          <table:table-cell table:number-columns-repeated="17"/>
        </table:table-row>
        <table:table-row table:style-name="ro1">
          <table:table-cell table:formula="of:=COM.MICROSOFT.CONCAT(&quot;0x&quot;;TEXT([.A26];&quot;00&quot;))" office:value-type="string" office:string-value="0x7e" calcext:value-type="string">
            <text:p>0x7e</text:p>
          </table:table-cell>
          <table:table-cell table:formula="of:=COM.MICROSOFT.CONCAT(&quot;0x&quot;;TEXT([.B26];&quot;00&quot;))" office:value-type="string" office:string-value="0xdf" calcext:value-type="string">
            <text:p>0xdf</text:p>
          </table:table-cell>
          <table:table-cell table:formula="of:=COM.MICROSOFT.CONCAT(&quot;0x&quot;;TEXT([.C26];&quot;00&quot;))" office:value-type="string" office:string-value="0xde" calcext:value-type="string">
            <text:p>0xde</text:p>
          </table:table-cell>
          <table:table-cell table:formula="of:=COM.MICROSOFT.CONCAT(&quot;0x&quot;;TEXT([.D26];&quot;00&quot;))" office:value-type="string" office:string-value="0xfb" calcext:value-type="string">
            <text:p>0xfb</text:p>
          </table:table-cell>
          <table:table-cell table:formula="of:=COM.MICROSOFT.CONCAT(&quot;0x&quot;;TEXT([.E26];&quot;00&quot;))" office:value-type="string" office:string-value="0xdf" calcext:value-type="string">
            <text:p>0xdf</text:p>
          </table:table-cell>
          <table:table-cell table:formula="of:=COM.MICROSOFT.CONCAT(&quot;0x&quot;;TEXT([.F26];&quot;00&quot;))" office:value-type="string" office:string-value="0xdd" calcext:value-type="string">
            <text:p>0xdd</text:p>
          </table:table-cell>
          <table:table-cell table:formula="of:=COM.MICROSOFT.CONCAT(&quot;0x&quot;;TEXT([.G26];&quot;00&quot;))" office:value-type="string" office:string-value="0xdd" calcext:value-type="string">
            <text:p>0xdd</text:p>
          </table:table-cell>
          <table:table-cell table:formula="of:=COM.MICROSOFT.CONCAT(&quot;0x&quot;;TEXT([.H26];&quot;00&quot;))" office:value-type="string" office:string-value="0xdf" calcext:value-type="string">
            <text:p>0xdf</text:p>
          </table:table-cell>
          <table:table-cell table:formula="of:=COM.MICROSOFT.CONCAT(&quot;0x&quot;;TEXT([.I26];&quot;00&quot;))" office:value-type="string" office:string-value="0xdb" calcext:value-type="string">
            <text:p>0xdb</text:p>
          </table:table-cell>
          <table:table-cell table:formula="of:=COM.MICROSOFT.CONCAT(&quot;0x&quot;;TEXT([.J26];&quot;00&quot;))" office:value-type="string" office:string-value="0xfd" calcext:value-type="string">
            <text:p>0xfd</text:p>
          </table:table-cell>
          <table:table-cell table:formula="of:=COM.MICROSOFT.CONCAT(&quot;0x&quot;;TEXT([.K26];&quot;00&quot;))" office:value-type="string" office:string-value="0xbf" calcext:value-type="string">
            <text:p>0xbf</text:p>
          </table:table-cell>
          <table:table-cell table:formula="of:=COM.MICROSOFT.CONCAT(&quot;0x&quot;;TEXT([.L26];&quot;00&quot;))" office:value-type="string" office:string-value="0xef" calcext:value-type="string">
            <text:p>0xef</text:p>
          </table:table-cell>
          <table:table-cell table:formula="of:=COM.MICROSOFT.CONCAT(&quot;0x&quot;;TEXT([.M26];&quot;00&quot;))" office:value-type="string" office:string-value="0x7f" calcext:value-type="string">
            <text:p>0x7f</text:p>
          </table:table-cell>
          <table:table-cell table:formula="of:=COM.MICROSOFT.CONCAT(&quot;0x&quot;;TEXT([.N26];&quot;00&quot;))" office:value-type="string" office:string-value="0xef" calcext:value-type="string">
            <text:p>0xef</text:p>
          </table:table-cell>
          <table:table-cell table:formula="of:=COM.MICROSOFT.CONCAT(&quot;0x&quot;;TEXT([.O26];&quot;00&quot;))" office:value-type="string" office:string-value="0xbd" calcext:value-type="string">
            <text:p>0xbd</text:p>
          </table:table-cell>
          <table:table-cell table:formula="of:=COM.MICROSOFT.CONCAT(&quot;0x&quot;;TEXT([.P26];&quot;00&quot;))" office:value-type="string" office:string-value="0xfb" calcext:value-type="string">
            <text:p>0xfb</text:p>
          </table:table-cell>
          <table:table-cell table:formula="of:=COM.MICROSOFT.TEXTJOIN(&quot;,&quot;;1;[.A118:.P118])" office:value-type="string" office:string-value="0x7e,0xdf,0xde,0xfb,0xdf,0xdd,0xdd,0xdf,0xdb,0xfd,0xbf,0xef,0x7f,0xef,0xbd,0xfb" calcext:value-type="string">
            <text:p>0x7e,0xdf,0xde,0xfb,0xdf,0xdd,0xdd,0xdf,0xdb,0xfd,0xbf,0xef,0x7f,0xef,0xbd,0xfb</text:p>
          </table:table-cell>
          <table:table-cell table:number-columns-repeated="17"/>
        </table:table-row>
        <table:table-row table:style-name="ro1">
          <table:table-cell table:formula="of:=COM.MICROSOFT.CONCAT(&quot;0x&quot;;TEXT([.A27];&quot;00&quot;))" office:value-type="string" office:string-value="0xff" calcext:value-type="string">
            <text:p>0xff</text:p>
          </table:table-cell>
          <table:table-cell table:formula="of:=COM.MICROSOFT.CONCAT(&quot;0x&quot;;TEXT([.B27];&quot;00&quot;))" office:value-type="string" office:string-value="0xff" calcext:value-type="string">
            <text:p>0xff</text:p>
          </table:table-cell>
          <table:table-cell table:formula="of:=COM.MICROSOFT.CONCAT(&quot;0x&quot;;TEXT([.C27];&quot;00&quot;))" office:value-type="string" office:string-value="0xff" calcext:value-type="string">
            <text:p>0xff</text:p>
          </table:table-cell>
          <table:table-cell table:formula="of:=COM.MICROSOFT.CONCAT(&quot;0x&quot;;TEXT([.D27];&quot;00&quot;))" office:value-type="string" office:string-value="0xff" calcext:value-type="string">
            <text:p>0xff</text:p>
          </table:table-cell>
          <table:table-cell table:formula="of:=COM.MICROSOFT.CONCAT(&quot;0x&quot;;TEXT([.E27];&quot;00&quot;))" office:value-type="string" office:string-value="0xff" calcext:value-type="string">
            <text:p>0xff</text:p>
          </table:table-cell>
          <table:table-cell table:formula="of:=COM.MICROSOFT.CONCAT(&quot;0x&quot;;TEXT([.F27];&quot;00&quot;))" office:value-type="string" office:string-value="0xff" calcext:value-type="string">
            <text:p>0xff</text:p>
          </table:table-cell>
          <table:table-cell table:formula="of:=COM.MICROSOFT.CONCAT(&quot;0x&quot;;TEXT([.G27];&quot;00&quot;))" office:value-type="string" office:string-value="0xff" calcext:value-type="string">
            <text:p>0xff</text:p>
          </table:table-cell>
          <table:table-cell table:formula="of:=COM.MICROSOFT.CONCAT(&quot;0x&quot;;TEXT([.H27];&quot;00&quot;))" office:value-type="string" office:string-value="0xff" calcext:value-type="string">
            <text:p>0xff</text:p>
          </table:table-cell>
          <table:table-cell table:formula="of:=COM.MICROSOFT.CONCAT(&quot;0x&quot;;TEXT([.I27];&quot;00&quot;))" office:value-type="string" office:string-value="0xff" calcext:value-type="string">
            <text:p>0xff</text:p>
          </table:table-cell>
          <table:table-cell table:formula="of:=COM.MICROSOFT.CONCAT(&quot;0x&quot;;TEXT([.J27];&quot;00&quot;))" office:value-type="string" office:string-value="0xff" calcext:value-type="string">
            <text:p>0xff</text:p>
          </table:table-cell>
          <table:table-cell table:formula="of:=COM.MICROSOFT.CONCAT(&quot;0x&quot;;TEXT([.K27];&quot;00&quot;))" office:value-type="string" office:string-value="0xff" calcext:value-type="string">
            <text:p>0xff</text:p>
          </table:table-cell>
          <table:table-cell table:formula="of:=COM.MICROSOFT.CONCAT(&quot;0x&quot;;TEXT([.L27];&quot;00&quot;))" office:value-type="string" office:string-value="0xff" calcext:value-type="string">
            <text:p>0xff</text:p>
          </table:table-cell>
          <table:table-cell table:formula="of:=COM.MICROSOFT.CONCAT(&quot;0x&quot;;TEXT([.M27];&quot;00&quot;))" office:value-type="string" office:string-value="0xff" calcext:value-type="string">
            <text:p>0xff</text:p>
          </table:table-cell>
          <table:table-cell table:formula="of:=COM.MICROSOFT.CONCAT(&quot;0x&quot;;TEXT([.N27];&quot;00&quot;))" office:value-type="string" office:string-value="0xf7" calcext:value-type="string">
            <text:p>0xf7</text:p>
          </table:table-cell>
          <table:table-cell table:formula="of:=COM.MICROSOFT.CONCAT(&quot;0x&quot;;TEXT([.O27];&quot;00&quot;))" office:value-type="string" office:string-value="0x7e" calcext:value-type="string">
            <text:p>0x7e</text:p>
          </table:table-cell>
          <table:table-cell table:formula="of:=COM.MICROSOFT.CONCAT(&quot;0x&quot;;TEXT([.P27];&quot;00&quot;))" office:value-type="string" office:string-value="0xfb" calcext:value-type="string">
            <text:p>0xfb</text:p>
          </table:table-cell>
          <table:table-cell table:formula="of:=COM.MICROSOFT.TEXTJOIN(&quot;,&quot;;1;[.A119:.P119])" office:value-type="string" office:string-value="0xff,0xff,0xff,0xff,0xff,0xff,0xff,0xff,0xff,0xff,0xff,0xff,0xff,0xf7,0x7e,0xfb" calcext:value-type="string">
            <text:p>0xff,0xff,0xff,0xff,0xff,0xff,0xff,0xff,0xff,0xff,0xff,0xff,0xff,0xf7,0x7e,0xfb</text:p>
          </table:table-cell>
          <table:table-cell table:number-columns-repeated="17"/>
        </table:table-row>
        <table:table-row table:style-name="ro1">
          <table:table-cell table:formula="of:=COM.MICROSOFT.CONCAT(&quot;0x&quot;;TEXT([.A28];&quot;00&quot;))" office:value-type="string" office:string-value="0xbf" calcext:value-type="string">
            <text:p>0xbf</text:p>
          </table:table-cell>
          <table:table-cell table:formula="of:=COM.MICROSOFT.CONCAT(&quot;0x&quot;;TEXT([.B28];&quot;00&quot;))" office:value-type="string" office:string-value="0xee" calcext:value-type="string">
            <text:p>0xee</text:p>
          </table:table-cell>
          <table:table-cell table:formula="of:=COM.MICROSOFT.CONCAT(&quot;0x&quot;;TEXT([.C28];&quot;00&quot;))" office:value-type="string" office:string-value="0xfe" calcext:value-type="string">
            <text:p>0xfe</text:p>
          </table:table-cell>
          <table:table-cell table:formula="of:=COM.MICROSOFT.CONCAT(&quot;0x&quot;;TEXT([.D28];&quot;00&quot;))" office:value-type="string" office:string-value="0xef" calcext:value-type="string">
            <text:p>0xef</text:p>
          </table:table-cell>
          <table:table-cell table:formula="of:=COM.MICROSOFT.CONCAT(&quot;0x&quot;;TEXT([.E28];&quot;00&quot;))" office:value-type="string" office:string-value="0xfe" calcext:value-type="string">
            <text:p>0xfe</text:p>
          </table:table-cell>
          <table:table-cell table:formula="of:=COM.MICROSOFT.CONCAT(&quot;0x&quot;;TEXT([.F28];&quot;00&quot;))" office:value-type="string" office:string-value="0xff" calcext:value-type="string">
            <text:p>0xff</text:p>
          </table:table-cell>
          <table:table-cell table:formula="of:=COM.MICROSOFT.CONCAT(&quot;0x&quot;;TEXT([.G28];&quot;00&quot;))" office:value-type="string" office:string-value="0xbf" calcext:value-type="string">
            <text:p>0xbf</text:p>
          </table:table-cell>
          <table:table-cell table:formula="of:=COM.MICROSOFT.CONCAT(&quot;0x&quot;;TEXT([.H28];&quot;00&quot;))" office:value-type="string" office:string-value="0xfd" calcext:value-type="string">
            <text:p>0xfd</text:p>
          </table:table-cell>
          <table:table-cell table:formula="of:=COM.MICROSOFT.CONCAT(&quot;0x&quot;;TEXT([.I28];&quot;00&quot;))" office:value-type="string" office:string-value="0xfd" calcext:value-type="string">
            <text:p>0xfd</text:p>
          </table:table-cell>
          <table:table-cell table:formula="of:=COM.MICROSOFT.CONCAT(&quot;0x&quot;;TEXT([.J28];&quot;00&quot;))" office:value-type="string" office:string-value="0xfd" calcext:value-type="string">
            <text:p>0xfd</text:p>
          </table:table-cell>
          <table:table-cell table:formula="of:=COM.MICROSOFT.CONCAT(&quot;0x&quot;;TEXT([.K28];&quot;00&quot;))" office:value-type="string" office:string-value="0xff" calcext:value-type="string">
            <text:p>0xff</text:p>
          </table:table-cell>
          <table:table-cell table:formula="of:=COM.MICROSOFT.CONCAT(&quot;0x&quot;;TEXT([.L28];&quot;00&quot;))" office:value-type="string" office:string-value="0xfb" calcext:value-type="string">
            <text:p>0xfb</text:p>
          </table:table-cell>
          <table:table-cell table:formula="of:=COM.MICROSOFT.CONCAT(&quot;0x&quot;;TEXT([.M28];&quot;00&quot;))" office:value-type="string" office:string-value="0xef" calcext:value-type="string">
            <text:p>0xef</text:p>
          </table:table-cell>
          <table:table-cell table:formula="of:=COM.MICROSOFT.CONCAT(&quot;0x&quot;;TEXT([.N28];&quot;00&quot;))" office:value-type="string" office:string-value="0x7f" calcext:value-type="string">
            <text:p>0x7f</text:p>
          </table:table-cell>
          <table:table-cell table:formula="of:=COM.MICROSOFT.CONCAT(&quot;0x&quot;;TEXT([.O28];&quot;00&quot;))" office:value-type="string" office:string-value="0x7f" calcext:value-type="string">
            <text:p>0x7f</text:p>
          </table:table-cell>
          <table:table-cell table:formula="of:=COM.MICROSOFT.CONCAT(&quot;0x&quot;;TEXT([.P28];&quot;00&quot;))" office:value-type="string" office:string-value="0xd7" calcext:value-type="string">
            <text:p>0xd7</text:p>
          </table:table-cell>
          <table:table-cell table:formula="of:=COM.MICROSOFT.TEXTJOIN(&quot;,&quot;;1;[.A120:.P120])" office:value-type="string" office:string-value="0xbf,0xee,0xfe,0xef,0xfe,0xff,0xbf,0xfd,0xfd,0xfd,0xff,0xfb,0xef,0x7f,0x7f,0xd7" calcext:value-type="string">
            <text:p>0xbf,0xee,0xfe,0xef,0xfe,0xff,0xbf,0xfd,0xfd,0xfd,0xff,0xfb,0xef,0x7f,0x7f,0xd7</text:p>
          </table:table-cell>
          <table:table-cell table:number-columns-repeated="17"/>
        </table:table-row>
        <table:table-row table:style-name="ro1">
          <table:table-cell table:formula="of:=COM.MICROSOFT.CONCAT(&quot;0x&quot;;TEXT([.A29];&quot;00&quot;))" office:value-type="string" office:string-value="0x5d" calcext:value-type="string">
            <text:p>0x5d</text:p>
          </table:table-cell>
          <table:table-cell table:formula="of:=COM.MICROSOFT.CONCAT(&quot;0x&quot;;TEXT([.B29];&quot;00&quot;))" office:value-type="string" office:string-value="0x7d" calcext:value-type="string">
            <text:p>0x7d</text:p>
          </table:table-cell>
          <table:table-cell table:formula="of:=COM.MICROSOFT.CONCAT(&quot;0x&quot;;TEXT([.C29];&quot;00&quot;))" office:value-type="string" office:string-value="0xdf" calcext:value-type="string">
            <text:p>0xdf</text:p>
          </table:table-cell>
          <table:table-cell table:formula="of:=COM.MICROSOFT.CONCAT(&quot;0x&quot;;TEXT([.D29];&quot;00&quot;))" office:value-type="string" office:string-value="0xdf" calcext:value-type="string">
            <text:p>0xdf</text:p>
          </table:table-cell>
          <table:table-cell table:formula="of:=COM.MICROSOFT.CONCAT(&quot;0x&quot;;TEXT([.E29];&quot;00&quot;))" office:value-type="string" office:string-value="0x7e" calcext:value-type="string">
            <text:p>0x7e</text:p>
          </table:table-cell>
          <table:table-cell table:formula="of:=COM.MICROSOFT.CONCAT(&quot;0x&quot;;TEXT([.F29];&quot;00&quot;))" office:value-type="string" office:string-value="0xdf" calcext:value-type="string">
            <text:p>0xdf</text:p>
          </table:table-cell>
          <table:table-cell table:formula="of:=COM.MICROSOFT.CONCAT(&quot;0x&quot;;TEXT([.G29];&quot;00&quot;))" office:value-type="string" office:string-value="0xee" calcext:value-type="string">
            <text:p>0xee</text:p>
          </table:table-cell>
          <table:table-cell table:formula="of:=COM.MICROSOFT.CONCAT(&quot;0x&quot;;TEXT([.H29];&quot;00&quot;))" office:value-type="string" office:string-value="0xfb" calcext:value-type="string">
            <text:p>0xfb</text:p>
          </table:table-cell>
          <table:table-cell table:formula="of:=COM.MICROSOFT.CONCAT(&quot;0x&quot;;TEXT([.I29];&quot;00&quot;))" office:value-type="string" office:string-value="0xdf" calcext:value-type="string">
            <text:p>0xdf</text:p>
          </table:table-cell>
          <table:table-cell table:formula="of:=COM.MICROSOFT.CONCAT(&quot;0x&quot;;TEXT([.J29];&quot;00&quot;))" office:value-type="string" office:string-value="0xdd" calcext:value-type="string">
            <text:p>0xdd</text:p>
          </table:table-cell>
          <table:table-cell table:formula="of:=COM.MICROSOFT.CONCAT(&quot;0x&quot;;TEXT([.K29];&quot;00&quot;))" office:value-type="string" office:string-value="0xdd" calcext:value-type="string">
            <text:p>0xdd</text:p>
          </table:table-cell>
          <table:table-cell table:formula="of:=COM.MICROSOFT.CONCAT(&quot;0x&quot;;TEXT([.L29];&quot;00&quot;))" office:value-type="string" office:string-value="0xdf" calcext:value-type="string">
            <text:p>0xdf</text:p>
          </table:table-cell>
          <table:table-cell table:formula="of:=COM.MICROSOFT.CONCAT(&quot;0x&quot;;TEXT([.M29];&quot;00&quot;))" office:value-type="string" office:string-value="0xdd" calcext:value-type="string">
            <text:p>0xdd</text:p>
          </table:table-cell>
          <table:table-cell table:formula="of:=COM.MICROSOFT.CONCAT(&quot;0x&quot;;TEXT([.N29];&quot;00&quot;))" office:value-type="string" office:string-value="0xfb" calcext:value-type="string">
            <text:p>0xfb</text:p>
          </table:table-cell>
          <table:table-cell table:formula="of:=COM.MICROSOFT.CONCAT(&quot;0x&quot;;TEXT([.O29];&quot;00&quot;))" office:value-type="string" office:string-value="0xbd" calcext:value-type="string">
            <text:p>0xbd</text:p>
          </table:table-cell>
          <table:table-cell table:formula="of:=COM.MICROSOFT.CONCAT(&quot;0x&quot;;TEXT([.P29];&quot;00&quot;))" office:value-type="string" office:string-value="0xef" calcext:value-type="string">
            <text:p>0xef</text:p>
          </table:table-cell>
          <table:table-cell table:formula="of:=COM.MICROSOFT.TEXTJOIN(&quot;,&quot;;1;[.A121:.P121])" office:value-type="string" office:string-value="0x5d,0x7d,0xdf,0xdf,0x7e,0xdf,0xee,0xfb,0xdf,0xdd,0xdd,0xdf,0xdd,0xfb,0xbd,0xef" calcext:value-type="string">
            <text:p>0x5d,0x7d,0xdf,0xdf,0x7e,0xdf,0xee,0xfb,0xdf,0xdd,0xdd,0xdf,0xdd,0xfb,0xbd,0xef</text:p>
          </table:table-cell>
          <table:table-cell table:number-columns-repeated="17"/>
        </table:table-row>
        <table:table-row table:style-name="ro1">
          <table:table-cell table:formula="of:=COM.MICROSOFT.CONCAT(&quot;0x&quot;;TEXT([.A30];&quot;00&quot;))" office:value-type="string" office:string-value="0x77" calcext:value-type="string">
            <text:p>0x77</text:p>
          </table:table-cell>
          <table:table-cell table:formula="of:=COM.MICROSOFT.CONCAT(&quot;0x&quot;;TEXT([.B30];&quot;00&quot;))" office:value-type="string" office:string-value="0xf7" calcext:value-type="string">
            <text:p>0xf7</text:p>
          </table:table-cell>
          <table:table-cell table:formula="of:=COM.MICROSOFT.CONCAT(&quot;0x&quot;;TEXT([.C30];&quot;00&quot;))" office:value-type="string" office:string-value="0x7d" calcext:value-type="string">
            <text:p>0x7d</text:p>
          </table:table-cell>
          <table:table-cell table:formula="of:=COM.MICROSOFT.CONCAT(&quot;0x&quot;;TEXT([.D30];&quot;00&quot;))" office:value-type="string" office:string-value="0xf7" calcext:value-type="string">
            <text:p>0xf7</text:p>
          </table:table-cell>
          <table:table-cell table:formula="of:=COM.MICROSOFT.CONCAT(&quot;0x&quot;;TEXT([.E30];&quot;00&quot;))" office:value-type="string" office:string-value="0xff" calcext:value-type="string">
            <text:p>0xff</text:p>
          </table:table-cell>
          <table:table-cell table:formula="of:=COM.MICROSOFT.CONCAT(&quot;0x&quot;;TEXT([.F30];&quot;00&quot;))" office:value-type="string" office:string-value="0xff" calcext:value-type="string">
            <text:p>0xff</text:p>
          </table:table-cell>
          <table:table-cell table:formula="of:=COM.MICROSOFT.CONCAT(&quot;0x&quot;;TEXT([.G30];&quot;00&quot;))" office:value-type="string" office:string-value="0xff" calcext:value-type="string">
            <text:p>0xff</text:p>
          </table:table-cell>
          <table:table-cell table:formula="of:=COM.MICROSOFT.CONCAT(&quot;0x&quot;;TEXT([.H30];&quot;00&quot;))" office:value-type="string" office:string-value="0xff" calcext:value-type="string">
            <text:p>0xff</text:p>
          </table:table-cell>
          <table:table-cell table:formula="of:=COM.MICROSOFT.CONCAT(&quot;0x&quot;;TEXT([.I30];&quot;00&quot;))" office:value-type="string" office:string-value="0xff" calcext:value-type="string">
            <text:p>0xff</text:p>
          </table:table-cell>
          <table:table-cell table:formula="of:=COM.MICROSOFT.CONCAT(&quot;0x&quot;;TEXT([.J30];&quot;00&quot;))" office:value-type="string" office:string-value="0xff" calcext:value-type="string">
            <text:p>0xff</text:p>
          </table:table-cell>
          <table:table-cell table:formula="of:=COM.MICROSOFT.CONCAT(&quot;0x&quot;;TEXT([.K30];&quot;00&quot;))" office:value-type="string" office:string-value="0xff" calcext:value-type="string">
            <text:p>0xff</text:p>
          </table:table-cell>
          <table:table-cell table:formula="of:=COM.MICROSOFT.CONCAT(&quot;0x&quot;;TEXT([.L30];&quot;00&quot;))" office:value-type="string" office:string-value="0xff" calcext:value-type="string">
            <text:p>0xff</text:p>
          </table:table-cell>
          <table:table-cell table:formula="of:=COM.MICROSOFT.CONCAT(&quot;0x&quot;;TEXT([.M30];&quot;00&quot;))" office:value-type="string" office:string-value="0xff" calcext:value-type="string">
            <text:p>0xff</text:p>
          </table:table-cell>
          <table:table-cell table:formula="of:=COM.MICROSOFT.CONCAT(&quot;0x&quot;;TEXT([.N30];&quot;00&quot;))" office:value-type="string" office:string-value="0xff" calcext:value-type="string">
            <text:p>0xff</text:p>
          </table:table-cell>
          <table:table-cell table:formula="of:=COM.MICROSOFT.CONCAT(&quot;0x&quot;;TEXT([.O30];&quot;00&quot;))" office:value-type="string" office:string-value="0xff" calcext:value-type="string">
            <text:p>0xff</text:p>
          </table:table-cell>
          <table:table-cell table:formula="of:=COM.MICROSOFT.CONCAT(&quot;0x&quot;;TEXT([.P30];&quot;00&quot;))" office:value-type="string" office:string-value="0xff" calcext:value-type="string">
            <text:p>0xff</text:p>
          </table:table-cell>
          <table:table-cell table:formula="of:=COM.MICROSOFT.TEXTJOIN(&quot;,&quot;;1;[.A122:.P122])" office:value-type="string" office:string-value="0x77,0xf7,0x7d,0xf7,0xff,0xff,0xff,0xff,0xff,0xff,0xff,0xff,0xff,0xff,0xff,0xff" calcext:value-type="string">
            <text:p>0x77,0xf7,0x7d,0xf7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1];&quot;00&quot;))" office:value-type="string" office:string-value="0xff" calcext:value-type="string">
            <text:p>0xff</text:p>
          </table:table-cell>
          <table:table-cell table:formula="of:=COM.MICROSOFT.CONCAT(&quot;0x&quot;;TEXT([.B31];&quot;00&quot;))" office:value-type="string" office:string-value="0xf7" calcext:value-type="string">
            <text:p>0xf7</text:p>
          </table:table-cell>
          <table:table-cell table:formula="of:=COM.MICROSOFT.CONCAT(&quot;0x&quot;;TEXT([.C31];&quot;00&quot;))" office:value-type="string" office:string-value="0x7e" calcext:value-type="string">
            <text:p>0x7e</text:p>
          </table:table-cell>
          <table:table-cell table:formula="of:=COM.MICROSOFT.CONCAT(&quot;0x&quot;;TEXT([.D31];&quot;00&quot;))" office:value-type="string" office:string-value="0xfb" calcext:value-type="string">
            <text:p>0xfb</text:p>
          </table:table-cell>
          <table:table-cell table:formula="of:=COM.MICROSOFT.CONCAT(&quot;0x&quot;;TEXT([.E31];&quot;00&quot;))" office:value-type="string" office:string-value="0xbf" calcext:value-type="string">
            <text:p>0xbf</text:p>
          </table:table-cell>
          <table:table-cell table:formula="of:=COM.MICROSOFT.CONCAT(&quot;0x&quot;;TEXT([.F31];&quot;00&quot;))" office:value-type="string" office:string-value="0xfe" calcext:value-type="string">
            <text:p>0xfe</text:p>
          </table:table-cell>
          <table:table-cell table:formula="of:=COM.MICROSOFT.CONCAT(&quot;0x&quot;;TEXT([.G31];&quot;00&quot;))" office:value-type="string" office:string-value="0xfe" calcext:value-type="string">
            <text:p>0xfe</text:p>
          </table:table-cell>
          <table:table-cell table:formula="of:=COM.MICROSOFT.CONCAT(&quot;0x&quot;;TEXT([.H31];&quot;00&quot;))" office:value-type="string" office:string-value="0xee" calcext:value-type="string">
            <text:p>0xee</text:p>
          </table:table-cell>
          <table:table-cell table:formula="of:=COM.MICROSOFT.CONCAT(&quot;0x&quot;;TEXT([.I31];&quot;00&quot;))" office:value-type="string" office:string-value="0xfe" calcext:value-type="string">
            <text:p>0xfe</text:p>
          </table:table-cell>
          <table:table-cell table:formula="of:=COM.MICROSOFT.CONCAT(&quot;0x&quot;;TEXT([.J31];&quot;00&quot;))" office:value-type="string" office:string-value="0xef" calcext:value-type="string">
            <text:p>0xef</text:p>
          </table:table-cell>
          <table:table-cell table:formula="of:=COM.MICROSOFT.CONCAT(&quot;0x&quot;;TEXT([.K31];&quot;00&quot;))" office:value-type="string" office:string-value="0xbf" calcext:value-type="string">
            <text:p>0xbf</text:p>
          </table:table-cell>
          <table:table-cell table:formula="of:=COM.MICROSOFT.CONCAT(&quot;0x&quot;;TEXT([.L31];&quot;00&quot;))" office:value-type="string" office:string-value="0xfd" calcext:value-type="string">
            <text:p>0xfd</text:p>
          </table:table-cell>
          <table:table-cell table:formula="of:=COM.MICROSOFT.CONCAT(&quot;0x&quot;;TEXT([.M31];&quot;00&quot;))" office:value-type="string" office:string-value="0xfd" calcext:value-type="string">
            <text:p>0xfd</text:p>
          </table:table-cell>
          <table:table-cell table:formula="of:=COM.MICROSOFT.CONCAT(&quot;0x&quot;;TEXT([.N31];&quot;00&quot;))" office:value-type="string" office:string-value="0xfd" calcext:value-type="string">
            <text:p>0xfd</text:p>
          </table:table-cell>
          <table:table-cell table:formula="of:=COM.MICROSOFT.CONCAT(&quot;0x&quot;;TEXT([.O31];&quot;00&quot;))" office:value-type="string" office:string-value="0xff" calcext:value-type="string">
            <text:p>0xff</text:p>
          </table:table-cell>
          <table:table-cell table:formula="of:=COM.MICROSOFT.CONCAT(&quot;0x&quot;;TEXT([.P31];&quot;00&quot;))" office:value-type="string" office:string-value="0xfb" calcext:value-type="string">
            <text:p>0xfb</text:p>
          </table:table-cell>
          <table:table-cell table:formula="of:=COM.MICROSOFT.TEXTJOIN(&quot;,&quot;;1;[.A123:.P123])" office:value-type="string" office:string-value="0xff,0xf7,0x7e,0xfb,0xbf,0xfe,0xfe,0xee,0xfe,0xef,0xbf,0xfd,0xfd,0xfd,0xff,0xfb" calcext:value-type="string">
            <text:p>0xff,0xf7,0x7e,0xfb,0xbf,0xfe,0xfe,0xee,0xfe,0xef,0xbf,0xfd,0xfd,0xfd,0xff,0xfb</text:p>
          </table:table-cell>
          <table:table-cell table:number-columns-repeated="17"/>
        </table:table-row>
        <table:table-row table:style-name="ro1">
          <table:table-cell table:formula="of:=COM.MICROSOFT.CONCAT(&quot;0x&quot;;TEXT([.A32];&quot;00&quot;))" office:value-type="string" office:string-value="0xee" calcext:value-type="string">
            <text:p>0xee</text:p>
          </table:table-cell>
          <table:table-cell table:formula="of:=COM.MICROSOFT.CONCAT(&quot;0x&quot;;TEXT([.B32];&quot;00&quot;))" office:value-type="string" office:string-value="0xff" calcext:value-type="string">
            <text:p>0xff</text:p>
          </table:table-cell>
          <table:table-cell table:formula="of:=COM.MICROSOFT.CONCAT(&quot;0x&quot;;TEXT([.C32];&quot;00&quot;))" office:value-type="string" office:string-value="0x7f" calcext:value-type="string">
            <text:p>0x7f</text:p>
          </table:table-cell>
          <table:table-cell table:formula="of:=COM.MICROSOFT.CONCAT(&quot;0x&quot;;TEXT([.D32];&quot;00&quot;))" office:value-type="string" office:string-value="0xdb" calcext:value-type="string">
            <text:p>0xdb</text:p>
          </table:table-cell>
          <table:table-cell table:formula="of:=COM.MICROSOFT.CONCAT(&quot;0x&quot;;TEXT([.E32];&quot;00&quot;))" office:value-type="string" office:string-value="0x5d" calcext:value-type="string">
            <text:p>0x5d</text:p>
          </table:table-cell>
          <table:table-cell table:formula="of:=COM.MICROSOFT.CONCAT(&quot;0x&quot;;TEXT([.F32];&quot;00&quot;))" office:value-type="string" office:string-value="0xbd" calcext:value-type="string">
            <text:p>0xbd</text:p>
          </table:table-cell>
          <table:table-cell table:formula="of:=COM.MICROSOFT.CONCAT(&quot;0x&quot;;TEXT([.G32];&quot;00&quot;))" office:value-type="string" office:string-value="0xbf" calcext:value-type="string">
            <text:p>0xbf</text:p>
          </table:table-cell>
          <table:table-cell table:formula="of:=COM.MICROSOFT.CONCAT(&quot;0x&quot;;TEXT([.H32];&quot;00&quot;))" office:value-type="string" office:string-value="0xef" calcext:value-type="string">
            <text:p>0xef</text:p>
          </table:table-cell>
          <table:table-cell table:formula="of:=COM.MICROSOFT.CONCAT(&quot;0x&quot;;TEXT([.I32];&quot;00&quot;))" office:value-type="string" office:string-value="0x7e" calcext:value-type="string">
            <text:p>0x7e</text:p>
          </table:table-cell>
          <table:table-cell table:formula="of:=COM.MICROSOFT.CONCAT(&quot;0x&quot;;TEXT([.J32];&quot;00&quot;))" office:value-type="string" office:string-value="0xbf" calcext:value-type="string">
            <text:p>0xbf</text:p>
          </table:table-cell>
          <table:table-cell table:formula="of:=COM.MICROSOFT.CONCAT(&quot;0x&quot;;TEXT([.K32];&quot;00&quot;))" office:value-type="string" office:string-value="0xee" calcext:value-type="string">
            <text:p>0xee</text:p>
          </table:table-cell>
          <table:table-cell table:formula="of:=COM.MICROSOFT.CONCAT(&quot;0x&quot;;TEXT([.L32];&quot;00&quot;))" office:value-type="string" office:string-value="0xfb" calcext:value-type="string">
            <text:p>0xfb</text:p>
          </table:table-cell>
          <table:table-cell table:formula="of:=COM.MICROSOFT.CONCAT(&quot;0x&quot;;TEXT([.M32];&quot;00&quot;))" office:value-type="string" office:string-value="0xdf" calcext:value-type="string">
            <text:p>0xdf</text:p>
          </table:table-cell>
          <table:table-cell table:formula="of:=COM.MICROSOFT.CONCAT(&quot;0x&quot;;TEXT([.N32];&quot;00&quot;))" office:value-type="string" office:string-value="0xfd" calcext:value-type="string">
            <text:p>0xfd</text:p>
          </table:table-cell>
          <table:table-cell table:formula="of:=COM.MICROSOFT.CONCAT(&quot;0x&quot;;TEXT([.O32];&quot;00&quot;))" office:value-type="string" office:string-value="0xdd" calcext:value-type="string">
            <text:p>0xdd</text:p>
          </table:table-cell>
          <table:table-cell table:formula="of:=COM.MICROSOFT.CONCAT(&quot;0x&quot;;TEXT([.P32];&quot;00&quot;))" office:value-type="string" office:string-value="0xdf" calcext:value-type="string">
            <text:p>0xdf</text:p>
          </table:table-cell>
          <table:table-cell table:formula="of:=COM.MICROSOFT.TEXTJOIN(&quot;,&quot;;1;[.A124:.P124])" office:value-type="string" office:string-value="0xee,0xff,0x7f,0xdb,0x5d,0xbd,0xbf,0xef,0x7e,0xbf,0xee,0xfb,0xdf,0xfd,0xdd,0xdf" calcext:value-type="string">
            <text:p>0xee,0xff,0x7f,0xdb,0x5d,0xbd,0xbf,0xef,0x7e,0xbf,0xee,0xfb,0xdf,0xfd,0xdd,0xdf</text:p>
          </table:table-cell>
          <table:table-cell table:number-columns-repeated="17"/>
        </table:table-row>
        <table:table-row table:style-name="ro1">
          <table:table-cell table:formula="of:=COM.MICROSOFT.CONCAT(&quot;0x&quot;;TEXT([.A33];&quot;00&quot;))" office:value-type="string" office:string-value="0xdd" calcext:value-type="string">
            <text:p>0xdd</text:p>
          </table:table-cell>
          <table:table-cell table:formula="of:=COM.MICROSOFT.CONCAT(&quot;0x&quot;;TEXT([.B33];&quot;00&quot;))" office:value-type="string" office:string-value="0xfb" calcext:value-type="string">
            <text:p>0xfb</text:p>
          </table:table-cell>
          <table:table-cell table:formula="of:=COM.MICROSOFT.CONCAT(&quot;0x&quot;;TEXT([.C33];&quot;00&quot;))" office:value-type="string" office:string-value="0xbd" calcext:value-type="string">
            <text:p>0xbd</text:p>
          </table:table-cell>
          <table:table-cell table:formula="of:=COM.MICROSOFT.CONCAT(&quot;0x&quot;;TEXT([.D33];&quot;00&quot;))" office:value-type="string" office:string-value="0xef" calcext:value-type="string">
            <text:p>0xef</text:p>
          </table:table-cell>
          <table:table-cell table:formula="of:=COM.MICROSOFT.CONCAT(&quot;0x&quot;;TEXT([.E33];&quot;00&quot;))" office:value-type="string" office:string-value="0xaf" calcext:value-type="string">
            <text:p>0xaf</text:p>
          </table:table-cell>
          <table:table-cell table:formula="of:=COM.MICROSOFT.CONCAT(&quot;0x&quot;;TEXT([.F33];&quot;00&quot;))" office:value-type="string" office:string-value="0xf7" calcext:value-type="string">
            <text:p>0xf7</text:p>
          </table:table-cell>
          <table:table-cell table:formula="of:=COM.MICROSOFT.CONCAT(&quot;0x&quot;;TEXT([.G33];&quot;00&quot;))" office:value-type="string" office:string-value="0x7f" calcext:value-type="string">
            <text:p>0x7f</text:p>
          </table:table-cell>
          <table:table-cell table:formula="of:=COM.MICROSOFT.CONCAT(&quot;0x&quot;;TEXT([.H33];&quot;00&quot;))" office:value-type="string" office:string-value="0xef" calcext:value-type="string">
            <text:p>0xef</text:p>
          </table:table-cell>
          <table:table-cell table:formula="of:=COM.MICROSOFT.CONCAT(&quot;0x&quot;;TEXT([.I33];&quot;00&quot;))" office:value-type="string" office:string-value="0xff" calcext:value-type="string">
            <text:p>0xff</text:p>
          </table:table-cell>
          <table:table-cell table:formula="of:=COM.MICROSOFT.CONCAT(&quot;0x&quot;;TEXT([.J33];&quot;00&quot;))" office:value-type="string" office:string-value="0xff" calcext:value-type="string">
            <text:p>0xff</text:p>
          </table:table-cell>
          <table:table-cell table:formula="of:=COM.MICROSOFT.CONCAT(&quot;0x&quot;;TEXT([.K33];&quot;00&quot;))" office:value-type="string" office:string-value="0xff" calcext:value-type="string">
            <text:p>0xff</text:p>
          </table:table-cell>
          <table:table-cell table:formula="of:=COM.MICROSOFT.CONCAT(&quot;0x&quot;;TEXT([.L33];&quot;00&quot;))" office:value-type="string" office:string-value="0xff" calcext:value-type="string">
            <text:p>0xff</text:p>
          </table:table-cell>
          <table:table-cell table:formula="of:=COM.MICROSOFT.CONCAT(&quot;0x&quot;;TEXT([.M33];&quot;00&quot;))" office:value-type="string" office:string-value="0xff" calcext:value-type="string">
            <text:p>0xff</text:p>
          </table:table-cell>
          <table:table-cell table:formula="of:=COM.MICROSOFT.CONCAT(&quot;0x&quot;;TEXT([.N33];&quot;00&quot;))" office:value-type="string" office:string-value="0xff" calcext:value-type="string">
            <text:p>0xff</text:p>
          </table:table-cell>
          <table:table-cell table:formula="of:=COM.MICROSOFT.CONCAT(&quot;0x&quot;;TEXT([.O33];&quot;00&quot;))" office:value-type="string" office:string-value="0xff" calcext:value-type="string">
            <text:p>0xff</text:p>
          </table:table-cell>
          <table:table-cell table:formula="of:=COM.MICROSOFT.CONCAT(&quot;0x&quot;;TEXT([.P33];&quot;00&quot;))" office:value-type="string" office:string-value="0xff" calcext:value-type="string">
            <text:p>0xff</text:p>
          </table:table-cell>
          <table:table-cell table:formula="of:=COM.MICROSOFT.TEXTJOIN(&quot;,&quot;;1;[.A125:.P125])" office:value-type="string" office:string-value="0xdd,0xfb,0xbd,0xef,0xaf,0xf7,0x7f,0xef,0xff,0xff,0xff,0xff,0xff,0xff,0xff,0xff" calcext:value-type="string">
            <text:p>0xdd,0xfb,0xbd,0xef,0xaf,0xf7,0x7f,0xe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4];&quot;00&quot;))" office:value-type="string" office:string-value="0xff" calcext:value-type="string">
            <text:p>0xff</text:p>
          </table:table-cell>
          <table:table-cell table:formula="of:=COM.MICROSOFT.CONCAT(&quot;0x&quot;;TEXT([.B34];&quot;00&quot;))" office:value-type="string" office:string-value="0xff" calcext:value-type="string">
            <text:p>0xff</text:p>
          </table:table-cell>
          <table:table-cell table:formula="of:=COM.MICROSOFT.CONCAT(&quot;0x&quot;;TEXT([.C34];&quot;00&quot;))" office:value-type="string" office:string-value="0xff" calcext:value-type="string">
            <text:p>0xff</text:p>
          </table:table-cell>
          <table:table-cell table:formula="of:=COM.MICROSOFT.CONCAT(&quot;0x&quot;;TEXT([.D34];&quot;00&quot;))" office:value-type="string" office:string-value="0xff" calcext:value-type="string">
            <text:p>0xff</text:p>
          </table:table-cell>
          <table:table-cell table:formula="of:=COM.MICROSOFT.CONCAT(&quot;0x&quot;;TEXT([.E34];&quot;00&quot;))" office:value-type="string" office:string-value="0xff" calcext:value-type="string">
            <text:p>0xff</text:p>
          </table:table-cell>
          <table:table-cell table:formula="of:=COM.MICROSOFT.CONCAT(&quot;0x&quot;;TEXT([.F34];&quot;00&quot;))" office:value-type="string" office:string-value="0xef" calcext:value-type="string">
            <text:p>0xef</text:p>
          </table:table-cell>
          <table:table-cell table:formula="of:=COM.MICROSOFT.CONCAT(&quot;0x&quot;;TEXT([.G34];&quot;00&quot;))" office:value-type="string" office:string-value="0xbe" calcext:value-type="string">
            <text:p>0xbe</text:p>
          </table:table-cell>
          <table:table-cell table:formula="of:=COM.MICROSOFT.CONCAT(&quot;0x&quot;;TEXT([.H34];&quot;00&quot;))" office:value-type="string" office:string-value="0xf7" calcext:value-type="string">
            <text:p>0xf7</text:p>
          </table:table-cell>
          <table:table-cell table:formula="of:=COM.MICROSOFT.CONCAT(&quot;0x&quot;;TEXT([.I34];&quot;00&quot;))" office:value-type="string" office:string-value="0xbf" calcext:value-type="string">
            <text:p>0xbf</text:p>
          </table:table-cell>
          <table:table-cell table:formula="of:=COM.MICROSOFT.CONCAT(&quot;0x&quot;;TEXT([.J34];&quot;00&quot;))" office:value-type="string" office:string-value="0xfe" calcext:value-type="string">
            <text:p>0xfe</text:p>
          </table:table-cell>
          <table:table-cell table:formula="of:=COM.MICROSOFT.CONCAT(&quot;0x&quot;;TEXT([.K34];&quot;00&quot;))" office:value-type="string" office:string-value="0xfe" calcext:value-type="string">
            <text:p>0xfe</text:p>
          </table:table-cell>
          <table:table-cell table:formula="of:=COM.MICROSOFT.CONCAT(&quot;0x&quot;;TEXT([.L34];&quot;00&quot;))" office:value-type="string" office:string-value="0xee" calcext:value-type="string">
            <text:p>0xee</text:p>
          </table:table-cell>
          <table:table-cell table:formula="of:=COM.MICROSOFT.CONCAT(&quot;0x&quot;;TEXT([.M34];&quot;00&quot;))" office:value-type="string" office:string-value="0xfe" calcext:value-type="string">
            <text:p>0xfe</text:p>
          </table:table-cell>
          <table:table-cell table:formula="of:=COM.MICROSOFT.CONCAT(&quot;0x&quot;;TEXT([.N34];&quot;00&quot;))" office:value-type="string" office:string-value="0xef" calcext:value-type="string">
            <text:p>0xef</text:p>
          </table:table-cell>
          <table:table-cell table:formula="of:=COM.MICROSOFT.CONCAT(&quot;0x&quot;;TEXT([.O34];&quot;00&quot;))" office:value-type="string" office:string-value="0xbf" calcext:value-type="string">
            <text:p>0xbf</text:p>
          </table:table-cell>
          <table:table-cell table:formula="of:=COM.MICROSOFT.CONCAT(&quot;0x&quot;;TEXT([.P34];&quot;00&quot;))" office:value-type="string" office:string-value="0xfd" calcext:value-type="string">
            <text:p>0xfd</text:p>
          </table:table-cell>
          <table:table-cell table:formula="of:=COM.MICROSOFT.TEXTJOIN(&quot;,&quot;;1;[.A126:.P126])" office:value-type="string" office:string-value="0xff,0xff,0xff,0xff,0xff,0xef,0xbe,0xf7,0xbf,0xfe,0xfe,0xee,0xfe,0xef,0xbf,0xfd" calcext:value-type="string">
            <text:p>0xff,0xff,0xff,0xff,0xff,0xef,0xbe,0xf7,0xbf,0xfe,0xfe,0xee,0xfe,0xef,0xbf,0xfd</text:p>
          </table:table-cell>
          <table:table-cell table:number-columns-repeated="17"/>
        </table:table-row>
        <table:table-row table:style-name="ro1">
          <table:table-cell table:formula="of:=COM.MICROSOFT.CONCAT(&quot;0x&quot;;TEXT([.A35];&quot;00&quot;))" office:value-type="string" office:string-value="0xfd" calcext:value-type="string">
            <text:p>0xfd</text:p>
          </table:table-cell>
          <table:table-cell table:formula="of:=COM.MICROSOFT.CONCAT(&quot;0x&quot;;TEXT([.B35];&quot;00&quot;))" office:value-type="string" office:string-value="0xfd" calcext:value-type="string">
            <text:p>0xfd</text:p>
          </table:table-cell>
          <table:table-cell table:formula="of:=COM.MICROSOFT.CONCAT(&quot;0x&quot;;TEXT([.C35];&quot;00&quot;))" office:value-type="string" office:string-value="0xff" calcext:value-type="string">
            <text:p>0xff</text:p>
          </table:table-cell>
          <table:table-cell table:formula="of:=COM.MICROSOFT.CONCAT(&quot;0x&quot;;TEXT([.D35];&quot;00&quot;))" office:value-type="string" office:string-value="0xfb" calcext:value-type="string">
            <text:p>0xfb</text:p>
          </table:table-cell>
          <table:table-cell table:formula="of:=COM.MICROSOFT.CONCAT(&quot;0x&quot;;TEXT([.E35];&quot;00&quot;))" office:value-type="string" office:string-value="0xe9" calcext:value-type="string">
            <text:p>0xe9</text:p>
          </table:table-cell>
          <table:table-cell table:formula="of:=COM.MICROSOFT.CONCAT(&quot;0x&quot;;TEXT([.F35];&quot;00&quot;))" office:value-type="string" office:string-value="0xff" calcext:value-type="string">
            <text:p>0xff</text:p>
          </table:table-cell>
          <table:table-cell table:formula="of:=COM.MICROSOFT.CONCAT(&quot;0x&quot;;TEXT([.G35];&quot;00&quot;))" office:value-type="string" office:string-value="0x7f" calcext:value-type="string">
            <text:p>0x7f</text:p>
          </table:table-cell>
          <table:table-cell table:formula="of:=COM.MICROSOFT.CONCAT(&quot;0x&quot;;TEXT([.H35];&quot;00&quot;))" office:value-type="string" office:string-value="0xda" calcext:value-type="string">
            <text:p>0xda</text:p>
          </table:table-cell>
          <table:table-cell table:formula="of:=COM.MICROSOFT.CONCAT(&quot;0x&quot;;TEXT([.I35];&quot;00&quot;))" office:value-type="string" office:string-value="0xdd" calcext:value-type="string">
            <text:p>0xdd</text:p>
          </table:table-cell>
          <table:table-cell table:formula="of:=COM.MICROSOFT.CONCAT(&quot;0x&quot;;TEXT([.J35];&quot;00&quot;))" office:value-type="string" office:string-value="0xbd" calcext:value-type="string">
            <text:p>0xbd</text:p>
          </table:table-cell>
          <table:table-cell table:formula="of:=COM.MICROSOFT.CONCAT(&quot;0x&quot;;TEXT([.K35];&quot;00&quot;))" office:value-type="string" office:string-value="0xbf" calcext:value-type="string">
            <text:p>0xbf</text:p>
          </table:table-cell>
          <table:table-cell table:formula="of:=COM.MICROSOFT.CONCAT(&quot;0x&quot;;TEXT([.L35];&quot;00&quot;))" office:value-type="string" office:string-value="0xef" calcext:value-type="string">
            <text:p>0xef</text:p>
          </table:table-cell>
          <table:table-cell table:formula="of:=COM.MICROSOFT.CONCAT(&quot;0x&quot;;TEXT([.M35];&quot;00&quot;))" office:value-type="string" office:string-value="0x7e" calcext:value-type="string">
            <text:p>0x7e</text:p>
          </table:table-cell>
          <table:table-cell table:formula="of:=COM.MICROSOFT.CONCAT(&quot;0x&quot;;TEXT([.N35];&quot;00&quot;))" office:value-type="string" office:string-value="0xbf" calcext:value-type="string">
            <text:p>0xbf</text:p>
          </table:table-cell>
          <table:table-cell table:formula="of:=COM.MICROSOFT.CONCAT(&quot;0x&quot;;TEXT([.O35];&quot;00&quot;))" office:value-type="string" office:string-value="0xee" calcext:value-type="string">
            <text:p>0xee</text:p>
          </table:table-cell>
          <table:table-cell table:formula="of:=COM.MICROSOFT.CONCAT(&quot;0x&quot;;TEXT([.P35];&quot;00&quot;))" office:value-type="string" office:string-value="0xf7" calcext:value-type="string">
            <text:p>0xf7</text:p>
          </table:table-cell>
          <table:table-cell table:formula="of:=COM.MICROSOFT.TEXTJOIN(&quot;,&quot;;1;[.A127:.P127])" office:value-type="string" office:string-value="0xfd,0xfd,0xff,0xfb,0xe9,0xff,0x7f,0xda,0xdd,0xbd,0xbf,0xef,0x7e,0xbf,0xee,0xf7" calcext:value-type="string">
            <text:p>0xfd,0xfd,0xff,0xfb,0xe9,0xff,0x7f,0xda,0xdd,0xbd,0xbf,0xef,0x7e,0xbf,0xee,0xf7</text:p>
          </table:table-cell>
          <table:table-cell table:number-columns-repeated="17"/>
        </table:table-row>
        <table:table-row table:style-name="ro1">
          <table:table-cell table:formula="of:=COM.MICROSOFT.CONCAT(&quot;0x&quot;;TEXT([.A36];&quot;00&quot;))" office:value-type="string" office:string-value="0xe7" calcext:value-type="string">
            <text:p>0xe7</text:p>
          </table:table-cell>
          <table:table-cell table:formula="of:=COM.MICROSOFT.CONCAT(&quot;0x&quot;;TEXT([.B36];&quot;00&quot;))" office:value-type="string" office:string-value="0xff" calcext:value-type="string">
            <text:p>0xff</text:p>
          </table:table-cell>
          <table:table-cell table:formula="of:=COM.MICROSOFT.CONCAT(&quot;0x&quot;;TEXT([.C36];&quot;00&quot;))" office:value-type="string" office:string-value="0xdf" calcext:value-type="string">
            <text:p>0xdf</text:p>
          </table:table-cell>
          <table:table-cell table:formula="of:=COM.MICROSOFT.CONCAT(&quot;0x&quot;;TEXT([.D36];&quot;00&quot;))" office:value-type="string" office:string-value="0xdf" calcext:value-type="string">
            <text:p>0xdf</text:p>
          </table:table-cell>
          <table:table-cell table:formula="of:=COM.MICROSOFT.CONCAT(&quot;0x&quot;;TEXT([.E36];&quot;00&quot;))" office:value-type="string" office:string-value="0xde" calcext:value-type="string">
            <text:p>0xde</text:p>
          </table:table-cell>
          <table:table-cell table:formula="of:=COM.MICROSOFT.CONCAT(&quot;0x&quot;;TEXT([.F36];&quot;00&quot;))" office:value-type="string" office:string-value="0xf7" calcext:value-type="string">
            <text:p>0xf7</text:p>
          </table:table-cell>
          <table:table-cell table:formula="of:=COM.MICROSOFT.CONCAT(&quot;0x&quot;;TEXT([.G36];&quot;00&quot;))" office:value-type="string" office:string-value="0xda" calcext:value-type="string">
            <text:p>0xda</text:p>
          </table:table-cell>
          <table:table-cell table:formula="of:=COM.MICROSOFT.CONCAT(&quot;0x&quot;;TEXT([.H36];&quot;00&quot;))" office:value-type="string" office:string-value="0xdf" calcext:value-type="string">
            <text:p>0xdf</text:p>
          </table:table-cell>
          <table:table-cell table:formula="of:=COM.MICROSOFT.CONCAT(&quot;0x&quot;;TEXT([.I36];&quot;00&quot;))" office:value-type="string" office:string-value="0xdf" calcext:value-type="string">
            <text:p>0xdf</text:p>
          </table:table-cell>
          <table:table-cell table:formula="of:=COM.MICROSOFT.CONCAT(&quot;0x&quot;;TEXT([.J36];&quot;00&quot;))" office:value-type="string" office:string-value="0xfa" calcext:value-type="string">
            <text:p>0xfa</text:p>
          </table:table-cell>
          <table:table-cell table:formula="of:=COM.MICROSOFT.CONCAT(&quot;0x&quot;;TEXT([.K36];&quot;00&quot;))" office:value-type="string" office:string-value="0xff" calcext:value-type="string">
            <text:p>0xff</text:p>
          </table:table-cell>
          <table:table-cell table:formula="of:=COM.MICROSOFT.CONCAT(&quot;0x&quot;;TEXT([.L36];&quot;00&quot;))" office:value-type="string" office:string-value="0xef" calcext:value-type="string">
            <text:p>0xef</text:p>
          </table:table-cell>
          <table:table-cell table:formula="of:=COM.MICROSOFT.CONCAT(&quot;0x&quot;;TEXT([.M36];&quot;00&quot;))" office:value-type="string" office:string-value="0xff" calcext:value-type="string">
            <text:p>0xff</text:p>
          </table:table-cell>
          <table:table-cell table:formula="of:=COM.MICROSOFT.CONCAT(&quot;0x&quot;;TEXT([.N36];&quot;00&quot;))" office:value-type="string" office:string-value="0xff" calcext:value-type="string">
            <text:p>0xff</text:p>
          </table:table-cell>
          <table:table-cell table:formula="of:=COM.MICROSOFT.CONCAT(&quot;0x&quot;;TEXT([.O36];&quot;00&quot;))" office:value-type="string" office:string-value="0xff" calcext:value-type="string">
            <text:p>0xff</text:p>
          </table:table-cell>
          <table:table-cell table:formula="of:=COM.MICROSOFT.CONCAT(&quot;0x&quot;;TEXT([.P36];&quot;00&quot;))" office:value-type="string" office:string-value="0xff" calcext:value-type="string">
            <text:p>0xff</text:p>
          </table:table-cell>
          <table:table-cell table:formula="of:=COM.MICROSOFT.TEXTJOIN(&quot;,&quot;;1;[.A128:.P128])" office:value-type="string" office:string-value="0xe7,0xff,0xdf,0xdf,0xde,0xf7,0xda,0xdf,0xdf,0xfa,0xff,0xef,0xff,0xff,0xff,0xff" calcext:value-type="string">
            <text:p>0xe7,0xff,0xdf,0xdf,0xde,0xf7,0xda,0xdf,0xdf,0xfa,0xff,0xe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7];&quot;00&quot;))" office:value-type="string" office:string-value="0xff" calcext:value-type="string">
            <text:p>0xff</text:p>
          </table:table-cell>
          <table:table-cell table:formula="of:=COM.MICROSOFT.CONCAT(&quot;0x&quot;;TEXT([.B37];&quot;00&quot;))" office:value-type="string" office:string-value="0xff" calcext:value-type="string">
            <text:p>0xff</text:p>
          </table:table-cell>
          <table:table-cell table:formula="of:=COM.MICROSOFT.CONCAT(&quot;0x&quot;;TEXT([.C37];&quot;00&quot;))" office:value-type="string" office:string-value="0xff" calcext:value-type="string">
            <text:p>0xff</text:p>
          </table:table-cell>
          <table:table-cell table:formula="of:=COM.MICROSOFT.CONCAT(&quot;0x&quot;;TEXT([.D37];&quot;00&quot;))" office:value-type="string" office:string-value="0xff" calcext:value-type="string">
            <text:p>0xff</text:p>
          </table:table-cell>
          <table:table-cell table:formula="of:=COM.MICROSOFT.CONCAT(&quot;0x&quot;;TEXT([.E37];&quot;00&quot;))" office:value-type="string" office:string-value="0xff" calcext:value-type="string">
            <text:p>0xff</text:p>
          </table:table-cell>
          <table:table-cell table:formula="of:=COM.MICROSOFT.CONCAT(&quot;0x&quot;;TEXT([.F37];&quot;00&quot;))" office:value-type="string" office:string-value="0xff" calcext:value-type="string">
            <text:p>0xff</text:p>
          </table:table-cell>
          <table:table-cell table:formula="of:=COM.MICROSOFT.CONCAT(&quot;0x&quot;;TEXT([.G37];&quot;00&quot;))" office:value-type="string" office:string-value="0xff" calcext:value-type="string">
            <text:p>0xff</text:p>
          </table:table-cell>
          <table:table-cell table:formula="of:=COM.MICROSOFT.CONCAT(&quot;0x&quot;;TEXT([.H37];&quot;00&quot;))" office:value-type="string" office:string-value="0xff" calcext:value-type="string">
            <text:p>0xff</text:p>
          </table:table-cell>
          <table:table-cell table:formula="of:=COM.MICROSOFT.CONCAT(&quot;0x&quot;;TEXT([.I37];&quot;00&quot;))" office:value-type="string" office:string-value="0xff" calcext:value-type="string">
            <text:p>0xff</text:p>
          </table:table-cell>
          <table:table-cell table:formula="of:=COM.MICROSOFT.CONCAT(&quot;0x&quot;;TEXT([.J37];&quot;00&quot;))" office:value-type="string" office:string-value="0xef" calcext:value-type="string">
            <text:p>0xef</text:p>
          </table:table-cell>
          <table:table-cell table:formula="of:=COM.MICROSOFT.CONCAT(&quot;0x&quot;;TEXT([.K37];&quot;00&quot;))" office:value-type="string" office:string-value="0xbe" calcext:value-type="string">
            <text:p>0xbe</text:p>
          </table:table-cell>
          <table:table-cell table:formula="of:=COM.MICROSOFT.CONCAT(&quot;0x&quot;;TEXT([.L37];&quot;00&quot;))" office:value-type="string" office:string-value="0x07" calcext:value-type="string">
            <text:p>0x07</text:p>
          </table:table-cell>
          <table:table-cell table:formula="of:=COM.MICROSOFT.CONCAT(&quot;0x&quot;;TEXT([.M37];&quot;00&quot;))" office:value-type="string" office:string-value="0xbf" calcext:value-type="string">
            <text:p>0xbf</text:p>
          </table:table-cell>
          <table:table-cell table:formula="of:=COM.MICROSOFT.CONCAT(&quot;0x&quot;;TEXT([.N37];&quot;00&quot;))" office:value-type="string" office:string-value="0xfe" calcext:value-type="string">
            <text:p>0xfe</text:p>
          </table:table-cell>
          <table:table-cell table:formula="of:=COM.MICROSOFT.CONCAT(&quot;0x&quot;;TEXT([.O37];&quot;00&quot;))" office:value-type="string" office:string-value="0xfe" calcext:value-type="string">
            <text:p>0xfe</text:p>
          </table:table-cell>
          <table:table-cell table:formula="of:=COM.MICROSOFT.CONCAT(&quot;0x&quot;;TEXT([.P37];&quot;00&quot;))" office:value-type="string" office:string-value="0xe0" calcext:value-type="string">
            <text:p>0xe0</text:p>
          </table:table-cell>
          <table:table-cell table:formula="of:=COM.MICROSOFT.TEXTJOIN(&quot;,&quot;;1;[.A129:.P129])" office:value-type="string" office:string-value="0xff,0xff,0xff,0xff,0xff,0xff,0xff,0xff,0xff,0xef,0xbe,0x07,0xbf,0xfe,0xfe,0xe0" calcext:value-type="string">
            <text:p>0xff,0xff,0xff,0xff,0xff,0xff,0xff,0xff,0xff,0xef,0xbe,0x07,0xbf,0xfe,0xfe,0xe0</text:p>
          </table:table-cell>
          <table:table-cell table:number-columns-repeated="17"/>
        </table:table-row>
        <table:table-row table:style-name="ro1">
          <table:table-cell table:formula="of:=COM.MICROSOFT.CONCAT(&quot;0x&quot;;TEXT([.A38];&quot;00&quot;))" office:value-type="string" office:string-value="0xfe" calcext:value-type="string">
            <text:p>0xfe</text:p>
          </table:table-cell>
          <table:table-cell table:formula="of:=COM.MICROSOFT.CONCAT(&quot;0x&quot;;TEXT([.B38];&quot;00&quot;))" office:value-type="string" office:string-value="0x0f" calcext:value-type="string">
            <text:p>0x0f</text:p>
          </table:table-cell>
          <table:table-cell table:formula="of:=COM.MICROSOFT.CONCAT(&quot;0x&quot;;TEXT([.C38];&quot;00&quot;))" office:value-type="string" office:string-value="0xbf" calcext:value-type="string">
            <text:p>0xbf</text:p>
          </table:table-cell>
          <table:table-cell table:formula="of:=COM.MICROSOFT.CONCAT(&quot;0x&quot;;TEXT([.D38];&quot;00&quot;))" office:value-type="string" office:string-value="0xfc" calcext:value-type="string">
            <text:p>0xfc</text:p>
          </table:table-cell>
          <table:table-cell table:formula="of:=COM.MICROSOFT.CONCAT(&quot;0x&quot;;TEXT([.E38];&quot;00&quot;))" office:value-type="string" office:string-value="0x01" calcext:value-type="string">
            <text:p>0x01</text:p>
          </table:table-cell>
          <table:table-cell table:formula="of:=COM.MICROSOFT.CONCAT(&quot;0x&quot;;TEXT([.F38];&quot;00&quot;))" office:value-type="string" office:string-value="0xfd" calcext:value-type="string">
            <text:p>0xfd</text:p>
          </table:table-cell>
          <table:table-cell table:formula="of:=COM.MICROSOFT.CONCAT(&quot;0x&quot;;TEXT([.G38];&quot;00&quot;))" office:value-type="string" office:string-value="0xff" calcext:value-type="string">
            <text:p>0xff</text:p>
          </table:table-cell>
          <table:table-cell table:formula="of:=COM.MICROSOFT.CONCAT(&quot;0x&quot;;TEXT([.H38];&quot;00&quot;))" office:value-type="string" office:string-value="0xfb" calcext:value-type="string">
            <text:p>0xfb</text:p>
          </table:table-cell>
          <table:table-cell table:formula="of:=COM.MICROSOFT.CONCAT(&quot;0x&quot;;TEXT([.I38];&quot;00&quot;))" office:value-type="string" office:string-value="0xe4" calcext:value-type="string">
            <text:p>0xe4</text:p>
          </table:table-cell>
          <table:table-cell table:formula="of:=COM.MICROSOFT.CONCAT(&quot;0x&quot;;TEXT([.J38];&quot;00&quot;))" office:value-type="string" office:string-value="0xff" calcext:value-type="string">
            <text:p>0xff</text:p>
          </table:table-cell>
          <table:table-cell table:formula="of:=COM.MICROSOFT.CONCAT(&quot;0x&quot;;TEXT([.K38];&quot;00&quot;))" office:value-type="string" office:string-value="0x7f" calcext:value-type="string">
            <text:p>0x7f</text:p>
          </table:table-cell>
          <table:table-cell table:formula="of:=COM.MICROSOFT.CONCAT(&quot;0x&quot;;TEXT([.L38];&quot;00&quot;))" office:value-type="string" office:string-value="0xda" calcext:value-type="string">
            <text:p>0xda</text:p>
          </table:table-cell>
          <table:table-cell table:formula="of:=COM.MICROSOFT.CONCAT(&quot;0x&quot;;TEXT([.M38];&quot;00&quot;))" office:value-type="string" office:string-value="0xdd" calcext:value-type="string">
            <text:p>0xdd</text:p>
          </table:table-cell>
          <table:table-cell table:formula="of:=COM.MICROSOFT.CONCAT(&quot;0x&quot;;TEXT([.N38];&quot;00&quot;))" office:value-type="string" office:string-value="0xdd" calcext:value-type="string">
            <text:p>0xdd</text:p>
          </table:table-cell>
          <table:table-cell table:formula="of:=COM.MICROSOFT.CONCAT(&quot;0x&quot;;TEXT([.O38];&quot;00&quot;))" office:value-type="string" office:string-value="0xbf" calcext:value-type="string">
            <text:p>0xbf</text:p>
          </table:table-cell>
          <table:table-cell table:formula="of:=COM.MICROSOFT.CONCAT(&quot;0x&quot;;TEXT([.P38];&quot;00&quot;))" office:value-type="string" office:string-value="0xef" calcext:value-type="string">
            <text:p>0xef</text:p>
          </table:table-cell>
          <table:table-cell table:formula="of:=COM.MICROSOFT.TEXTJOIN(&quot;,&quot;;1;[.A130:.P130])" office:value-type="string" office:string-value="0xfe,0x0f,0xbf,0xfc,0x01,0xfd,0xff,0xfb,0xe4,0xff,0x7f,0xda,0xdd,0xdd,0xbf,0xef" calcext:value-type="string">
            <text:p>0xfe,0x0f,0xbf,0xfc,0x01,0xfd,0xff,0xfb,0xe4,0xff,0x7f,0xda,0xdd,0xdd,0xbf,0xef</text:p>
          </table:table-cell>
          <table:table-cell table:number-columns-repeated="17"/>
        </table:table-row>
        <table:table-row table:style-name="ro1">
          <table:table-cell table:formula="of:=COM.MICROSOFT.CONCAT(&quot;0x&quot;;TEXT([.A39];&quot;00&quot;))" office:value-type="string" office:string-value="0x7d" calcext:value-type="string">
            <text:p>0x7d</text:p>
          </table:table-cell>
          <table:table-cell table:formula="of:=COM.MICROSOFT.CONCAT(&quot;0x&quot;;TEXT([.B39];&quot;00&quot;))" office:value-type="string" office:string-value="0xbf" calcext:value-type="string">
            <text:p>0xbf</text:p>
          </table:table-cell>
          <table:table-cell table:formula="of:=COM.MICROSOFT.CONCAT(&quot;0x&quot;;TEXT([.C39];&quot;00&quot;))" office:value-type="string" office:string-value="0xee" calcext:value-type="string">
            <text:p>0xee</text:p>
          </table:table-cell>
          <table:table-cell table:formula="of:=COM.MICROSOFT.CONCAT(&quot;0x&quot;;TEXT([.D39];&quot;00&quot;))" office:value-type="string" office:string-value="0x0f" calcext:value-type="string">
            <text:p>0x0f</text:p>
          </table:table-cell>
          <table:table-cell table:formula="of:=COM.MICROSOFT.CONCAT(&quot;0x&quot;;TEXT([.E39];&quot;00&quot;))" office:value-type="string" office:string-value="0xf0" calcext:value-type="string">
            <text:p>0xf0</text:p>
          </table:table-cell>
          <table:table-cell table:formula="of:=COM.MICROSOFT.CONCAT(&quot;0x&quot;;TEXT([.F39];&quot;00&quot;))" office:value-type="string" office:string-value="0x7f" calcext:value-type="string">
            <text:p>0x7f</text:p>
          </table:table-cell>
          <table:table-cell table:formula="of:=COM.MICROSOFT.CONCAT(&quot;0x&quot;;TEXT([.G39];&quot;00&quot;))" office:value-type="string" office:string-value="0xdf" calcext:value-type="string">
            <text:p>0xdf</text:p>
          </table:table-cell>
          <table:table-cell table:formula="of:=COM.MICROSOFT.CONCAT(&quot;0x&quot;;TEXT([.H39];&quot;00&quot;))" office:value-type="string" office:string-value="0xdf" calcext:value-type="string">
            <text:p>0xdf</text:p>
          </table:table-cell>
          <table:table-cell table:formula="of:=COM.MICROSOFT.CONCAT(&quot;0x&quot;;TEXT([.I39];&quot;00&quot;))" office:value-type="string" office:string-value="0xde" calcext:value-type="string">
            <text:p>0xde</text:p>
          </table:table-cell>
          <table:table-cell table:formula="of:=COM.MICROSOFT.CONCAT(&quot;0x&quot;;TEXT([.J39];&quot;00&quot;))" office:value-type="string" office:string-value="0xf7" calcext:value-type="string">
            <text:p>0xf7</text:p>
          </table:table-cell>
          <table:table-cell table:formula="of:=COM.MICROSOFT.CONCAT(&quot;0x&quot;;TEXT([.K39];&quot;00&quot;))" office:value-type="string" office:string-value="0xda" calcext:value-type="string">
            <text:p>0xda</text:p>
          </table:table-cell>
          <table:table-cell table:formula="of:=COM.MICROSOFT.CONCAT(&quot;0x&quot;;TEXT([.L39];&quot;00&quot;))" office:value-type="string" office:string-value="0xdf" calcext:value-type="string">
            <text:p>0xdf</text:p>
          </table:table-cell>
          <table:table-cell table:formula="of:=COM.MICROSOFT.CONCAT(&quot;0x&quot;;TEXT([.M39];&quot;00&quot;))" office:value-type="string" office:string-value="0xef" calcext:value-type="string">
            <text:p>0xef</text:p>
          </table:table-cell>
          <table:table-cell table:formula="of:=COM.MICROSOFT.CONCAT(&quot;0x&quot;;TEXT([.N39];&quot;00&quot;))" office:value-type="string" office:string-value="0xfd" calcext:value-type="string">
            <text:p>0xfd</text:p>
          </table:table-cell>
          <table:table-cell table:formula="of:=COM.MICROSOFT.CONCAT(&quot;0x&quot;;TEXT([.O39];&quot;00&quot;))" office:value-type="string" office:string-value="0xff" calcext:value-type="string">
            <text:p>0xff</text:p>
          </table:table-cell>
          <table:table-cell table:formula="of:=COM.MICROSOFT.CONCAT(&quot;0x&quot;;TEXT([.P39];&quot;00&quot;))" office:value-type="string" office:string-value="0xdf" calcext:value-type="string">
            <text:p>0xdf</text:p>
          </table:table-cell>
          <table:table-cell table:formula="of:=COM.MICROSOFT.TEXTJOIN(&quot;,&quot;;1;[.A131:.P131])" office:value-type="string" office:string-value="0x7d,0xbf,0xee,0x0f,0xf0,0x7f,0xdf,0xdf,0xde,0xf7,0xda,0xdf,0xef,0xfd,0xff,0xdf" calcext:value-type="string">
            <text:p>0x7d,0xbf,0xee,0x0f,0xf0,0x7f,0xdf,0xdf,0xde,0xf7,0xda,0xdf,0xef,0xfd,0xff,0xdf</text:p>
          </table:table-cell>
          <table:table-cell table:number-columns-repeated="17"/>
        </table:table-row>
        <table:table-row table:style-name="ro1">
          <table:table-cell table:formula="of:=COM.MICROSOFT.CONCAT(&quot;0x&quot;;TEXT([.A40];&quot;00&quot;))" office:value-type="string" office:string-value="0xff" calcext:value-type="string">
            <text:p>0xff</text:p>
          </table:table-cell>
          <table:table-cell table:formula="of:=COM.MICROSOFT.CONCAT(&quot;0x&quot;;TEXT([.B40];&quot;00&quot;))" office:value-type="string" office:string-value="0xff" calcext:value-type="string">
            <text:p>0xff</text:p>
          </table:table-cell>
          <table:table-cell table:formula="of:=COM.MICROSOFT.CONCAT(&quot;0x&quot;;TEXT([.C40];&quot;00&quot;))" office:value-type="string" office:string-value="0xff" calcext:value-type="string">
            <text:p>0xff</text:p>
          </table:table-cell>
          <table:table-cell table:formula="of:=COM.MICROSOFT.CONCAT(&quot;0x&quot;;TEXT([.D40];&quot;00&quot;))" office:value-type="string" office:string-value="0xff" calcext:value-type="string">
            <text:p>0xff</text:p>
          </table:table-cell>
          <table:table-cell table:formula="of:=COM.MICROSOFT.CONCAT(&quot;0x&quot;;TEXT([.E40];&quot;00&quot;))" office:value-type="string" office:string-value="0xff" calcext:value-type="string">
            <text:p>0xff</text:p>
          </table:table-cell>
          <table:table-cell table:formula="of:=COM.MICROSOFT.CONCAT(&quot;0x&quot;;TEXT([.F40];&quot;00&quot;))" office:value-type="string" office:string-value="0xff" calcext:value-type="string">
            <text:p>0xff</text:p>
          </table:table-cell>
          <table:table-cell table:formula="of:=COM.MICROSOFT.CONCAT(&quot;0x&quot;;TEXT([.G40];&quot;00&quot;))" office:value-type="string" office:string-value="0xff" calcext:value-type="string">
            <text:p>0xff</text:p>
          </table:table-cell>
          <table:table-cell table:formula="of:=COM.MICROSOFT.CONCAT(&quot;0x&quot;;TEXT([.H40];&quot;00&quot;))" office:value-type="string" office:string-value="0xff" calcext:value-type="string">
            <text:p>0xff</text:p>
          </table:table-cell>
          <table:table-cell table:formula="of:=COM.MICROSOFT.CONCAT(&quot;0x&quot;;TEXT([.I40];&quot;00&quot;))" office:value-type="string" office:string-value="0xff" calcext:value-type="string">
            <text:p>0xff</text:p>
          </table:table-cell>
          <table:table-cell table:formula="of:=COM.MICROSOFT.CONCAT(&quot;0x&quot;;TEXT([.J40];&quot;00&quot;))" office:value-type="string" office:string-value="0xff" calcext:value-type="string">
            <text:p>0xff</text:p>
          </table:table-cell>
          <table:table-cell table:formula="of:=COM.MICROSOFT.CONCAT(&quot;0x&quot;;TEXT([.K40];&quot;00&quot;))" office:value-type="string" office:string-value="0xff" calcext:value-type="string">
            <text:p>0xff</text:p>
          </table:table-cell>
          <table:table-cell table:formula="of:=COM.MICROSOFT.CONCAT(&quot;0x&quot;;TEXT([.L40];&quot;00&quot;))" office:value-type="string" office:string-value="0xff" calcext:value-type="string">
            <text:p>0xff</text:p>
          </table:table-cell>
          <table:table-cell table:formula="of:=COM.MICROSOFT.CONCAT(&quot;0x&quot;;TEXT([.M40];&quot;00&quot;))" office:value-type="string" office:string-value="0xff" calcext:value-type="string">
            <text:p>0xff</text:p>
          </table:table-cell>
          <table:table-cell table:formula="of:=COM.MICROSOFT.CONCAT(&quot;0x&quot;;TEXT([.N40];&quot;00&quot;))" office:value-type="string" office:string-value="0xef" calcext:value-type="string">
            <text:p>0xef</text:p>
          </table:table-cell>
          <table:table-cell table:formula="of:=COM.MICROSOFT.CONCAT(&quot;0x&quot;;TEXT([.O40];&quot;00&quot;))" office:value-type="string" office:string-value="0xbe" calcext:value-type="string">
            <text:p>0xbe</text:p>
          </table:table-cell>
          <table:table-cell table:formula="of:=COM.MICROSOFT.CONCAT(&quot;0x&quot;;TEXT([.P40];&quot;00&quot;))" office:value-type="string" office:string-value="0xfb" calcext:value-type="string">
            <text:p>0xfb</text:p>
          </table:table-cell>
          <table:table-cell table:formula="of:=COM.MICROSOFT.TEXTJOIN(&quot;,&quot;;1;[.A132:.P132])" office:value-type="string" office:string-value="0xff,0xff,0xff,0xff,0xff,0xff,0xff,0xff,0xff,0xff,0xff,0xff,0xff,0xef,0xbe,0xfb" calcext:value-type="string">
            <text:p>0xff,0xff,0xff,0xff,0xff,0xff,0xff,0xff,0xff,0xff,0xff,0xff,0xff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41];&quot;00&quot;))" office:value-type="string" office:string-value="0xbf" calcext:value-type="string">
            <text:p>0xbf</text:p>
          </table:table-cell>
          <table:table-cell table:formula="of:=COM.MICROSOFT.CONCAT(&quot;0x&quot;;TEXT([.B41];&quot;00&quot;))" office:value-type="string" office:string-value="0xfe" calcext:value-type="string">
            <text:p>0xfe</text:p>
          </table:table-cell>
          <table:table-cell table:formula="of:=COM.MICROSOFT.CONCAT(&quot;0x&quot;;TEXT([.C41];&quot;00&quot;))" office:value-type="string" office:string-value="0xfe" calcext:value-type="string">
            <text:p>0xfe</text:p>
          </table:table-cell>
          <table:table-cell table:formula="of:=COM.MICROSOFT.CONCAT(&quot;0x&quot;;TEXT([.D41];&quot;00&quot;))" office:value-type="string" office:string-value="0xee" calcext:value-type="string">
            <text:p>0xee</text:p>
          </table:table-cell>
          <table:table-cell table:formula="of:=COM.MICROSOFT.CONCAT(&quot;0x&quot;;TEXT([.E41];&quot;00&quot;))" office:value-type="string" office:string-value="0xfe" calcext:value-type="string">
            <text:p>0xfe</text:p>
          </table:table-cell>
          <table:table-cell table:formula="of:=COM.MICROSOFT.CONCAT(&quot;0x&quot;;TEXT([.F41];&quot;00&quot;))" office:value-type="string" office:string-value="0xef" calcext:value-type="string">
            <text:p>0xef</text:p>
          </table:table-cell>
          <table:table-cell table:formula="of:=COM.MICROSOFT.CONCAT(&quot;0x&quot;;TEXT([.G41];&quot;00&quot;))" office:value-type="string" office:string-value="0xbc" calcext:value-type="string">
            <text:p>0xbc</text:p>
          </table:table-cell>
          <table:table-cell table:formula="of:=COM.MICROSOFT.CONCAT(&quot;0x&quot;;TEXT([.H41];&quot;00&quot;))" office:value-type="string" office:string-value="0x05" calcext:value-type="string">
            <text:p>0x05</text:p>
          </table:table-cell>
          <table:table-cell table:formula="of:=COM.MICROSOFT.CONCAT(&quot;0x&quot;;TEXT([.I41];&quot;00&quot;))" office:value-type="string" office:string-value="0xfd" calcext:value-type="string">
            <text:p>0xfd</text:p>
          </table:table-cell>
          <table:table-cell table:formula="of:=COM.MICROSOFT.CONCAT(&quot;0x&quot;;TEXT([.J41];&quot;00&quot;))" office:value-type="string" office:string-value="0xfd" calcext:value-type="string">
            <text:p>0xfd</text:p>
          </table:table-cell>
          <table:table-cell table:formula="of:=COM.MICROSOFT.CONCAT(&quot;0x&quot;;TEXT([.K41];&quot;00&quot;))" office:value-type="string" office:string-value="0xfd" calcext:value-type="string">
            <text:p>0xfd</text:p>
          </table:table-cell>
          <table:table-cell table:formula="of:=COM.MICROSOFT.CONCAT(&quot;0x&quot;;TEXT([.L41];&quot;00&quot;))" office:value-type="string" office:string-value="0xfb" calcext:value-type="string">
            <text:p>0xfb</text:p>
          </table:table-cell>
          <table:table-cell table:formula="of:=COM.MICROSOFT.CONCAT(&quot;0x&quot;;TEXT([.M41];&quot;00&quot;))" office:value-type="string" office:string-value="0xef" calcext:value-type="string">
            <text:p>0xef</text:p>
          </table:table-cell>
          <table:table-cell table:formula="of:=COM.MICROSOFT.CONCAT(&quot;0x&quot;;TEXT([.N41];&quot;00&quot;))" office:value-type="string" office:string-value="0x7f" calcext:value-type="string">
            <text:p>0x7f</text:p>
          </table:table-cell>
          <table:table-cell table:formula="of:=COM.MICROSOFT.CONCAT(&quot;0x&quot;;TEXT([.O41];&quot;00&quot;))" office:value-type="string" office:string-value="0x7f" calcext:value-type="string">
            <text:p>0x7f</text:p>
          </table:table-cell>
          <table:table-cell table:formula="of:=COM.MICROSOFT.CONCAT(&quot;0x&quot;;TEXT([.P41];&quot;00&quot;))" office:value-type="string" office:string-value="0xdd" calcext:value-type="string">
            <text:p>0xdd</text:p>
          </table:table-cell>
          <table:table-cell table:formula="of:=COM.MICROSOFT.TEXTJOIN(&quot;,&quot;;1;[.A133:.P133])" office:value-type="string" office:string-value="0xbf,0xfe,0xfe,0xee,0xfe,0xef,0xbc,0x05,0xfd,0xfd,0xfd,0xfb,0xef,0x7f,0x7f,0xdd" calcext:value-type="string">
            <text:p>0xbf,0xfe,0xfe,0xee,0xfe,0xef,0xbc,0x05,0xfd,0xfd,0xfd,0xfb,0xef,0x7f,0x7f,0xdd</text:p>
          </table:table-cell>
          <table:table-cell table:number-columns-repeated="17"/>
        </table:table-row>
        <table:table-row table:style-name="ro1">
          <table:table-cell table:formula="of:=COM.MICROSOFT.CONCAT(&quot;0x&quot;;TEXT([.A42];&quot;00&quot;))" office:value-type="string" office:string-value="0xdd" calcext:value-type="string">
            <text:p>0xdd</text:p>
          </table:table-cell>
          <table:table-cell table:formula="of:=COM.MICROSOFT.CONCAT(&quot;0x&quot;;TEXT([.B42];&quot;00&quot;))" office:value-type="string" office:string-value="0xed" calcext:value-type="string">
            <text:p>0xed</text:p>
          </table:table-cell>
          <table:table-cell table:formula="of:=COM.MICROSOFT.CONCAT(&quot;0x&quot;;TEXT([.C42];&quot;00&quot;))" office:value-type="string" office:string-value="0xbf" calcext:value-type="string">
            <text:p>0xbf</text:p>
          </table:table-cell>
          <table:table-cell table:formula="of:=COM.MICROSOFT.CONCAT(&quot;0x&quot;;TEXT([.D42];&quot;00&quot;))" office:value-type="string" office:string-value="0xef" calcext:value-type="string">
            <text:p>0xef</text:p>
          </table:table-cell>
          <table:table-cell table:formula="of:=COM.MICROSOFT.CONCAT(&quot;0x&quot;;TEXT([.E42];&quot;00&quot;))" office:value-type="string" office:string-value="0x03" calcext:value-type="string">
            <text:p>0x03</text:p>
          </table:table-cell>
          <table:table-cell table:formula="of:=COM.MICROSOFT.CONCAT(&quot;0x&quot;;TEXT([.F42];&quot;00&quot;))" office:value-type="string" office:string-value="0xbf" calcext:value-type="string">
            <text:p>0xbf</text:p>
          </table:table-cell>
          <table:table-cell table:formula="of:=COM.MICROSOFT.CONCAT(&quot;0x&quot;;TEXT([.G42];&quot;00&quot;))" office:value-type="string" office:string-value="0xee" calcext:value-type="string">
            <text:p>0xee</text:p>
          </table:table-cell>
          <table:table-cell table:formula="of:=COM.MICROSOFT.CONCAT(&quot;0x&quot;;TEXT([.H42];&quot;00&quot;))" office:value-type="string" office:string-value="0xf7" calcext:value-type="string">
            <text:p>0xf7</text:p>
          </table:table-cell>
          <table:table-cell table:formula="of:=COM.MICROSOFT.CONCAT(&quot;0x&quot;;TEXT([.I42];&quot;00&quot;))" office:value-type="string" office:string-value="0xff" calcext:value-type="string">
            <text:p>0xff</text:p>
          </table:table-cell>
          <table:table-cell table:formula="of:=COM.MICROSOFT.CONCAT(&quot;0x&quot;;TEXT([.J42];&quot;00&quot;))" office:value-type="string" office:string-value="0xbf" calcext:value-type="string">
            <text:p>0xbf</text:p>
          </table:table-cell>
          <table:table-cell table:formula="of:=COM.MICROSOFT.CONCAT(&quot;0x&quot;;TEXT([.K42];&quot;00&quot;))" office:value-type="string" office:string-value="0xdf" calcext:value-type="string">
            <text:p>0xdf</text:p>
          </table:table-cell>
          <table:table-cell table:formula="of:=COM.MICROSOFT.CONCAT(&quot;0x&quot;;TEXT([.L42];&quot;00&quot;))" office:value-type="string" office:string-value="0xdf" calcext:value-type="string">
            <text:p>0xdf</text:p>
          </table:table-cell>
          <table:table-cell table:formula="of:=COM.MICROSOFT.CONCAT(&quot;0x&quot;;TEXT([.M42];&quot;00&quot;))" office:value-type="string" office:string-value="0xde" calcext:value-type="string">
            <text:p>0xde</text:p>
          </table:table-cell>
          <table:table-cell table:formula="of:=COM.MICROSOFT.CONCAT(&quot;0x&quot;;TEXT([.N42];&quot;00&quot;))" office:value-type="string" office:string-value="0xf7" calcext:value-type="string">
            <text:p>0xf7</text:p>
          </table:table-cell>
          <table:table-cell table:formula="of:=COM.MICROSOFT.CONCAT(&quot;0x&quot;;TEXT([.O42];&quot;00&quot;))" office:value-type="string" office:string-value="0xda" calcext:value-type="string">
            <text:p>0xda</text:p>
          </table:table-cell>
          <table:table-cell table:formula="of:=COM.MICROSOFT.CONCAT(&quot;0x&quot;;TEXT([.P42];&quot;00&quot;))" office:value-type="string" office:string-value="0xdf" calcext:value-type="string">
            <text:p>0xdf</text:p>
          </table:table-cell>
          <table:table-cell table:formula="of:=COM.MICROSOFT.TEXTJOIN(&quot;,&quot;;1;[.A134:.P134])" office:value-type="string" office:string-value="0xdd,0xed,0xbf,0xef,0x03,0xbf,0xee,0xf7,0xff,0xbf,0xdf,0xdf,0xde,0xf7,0xda,0xdf" calcext:value-type="string">
            <text:p>0xdd,0xed,0xbf,0xef,0x03,0xbf,0xee,0xf7,0xff,0xbf,0xdf,0xdf,0xde,0xf7,0xda,0xdf</text:p>
          </table:table-cell>
          <table:table-cell table:number-columns-repeated="17"/>
        </table:table-row>
        <table:table-row table:style-name="ro1">
          <table:table-cell table:formula="of:=COM.MICROSOFT.CONCAT(&quot;0x&quot;;TEXT([.A43];&quot;00&quot;))" office:value-type="string" office:string-value="0xaf" calcext:value-type="string">
            <text:p>0xaf</text:p>
          </table:table-cell>
          <table:table-cell table:formula="of:=COM.MICROSOFT.CONCAT(&quot;0x&quot;;TEXT([.B43];&quot;00&quot;))" office:value-type="string" office:string-value="0xfd" calcext:value-type="string">
            <text:p>0xfd</text:p>
          </table:table-cell>
          <table:table-cell table:formula="of:=COM.MICROSOFT.CONCAT(&quot;0x&quot;;TEXT([.C43];&quot;00&quot;))" office:value-type="string" office:string-value="0xff" calcext:value-type="string">
            <text:p>0xff</text:p>
          </table:table-cell>
          <table:table-cell table:formula="of:=COM.MICROSOFT.CONCAT(&quot;0x&quot;;TEXT([.D43];&quot;00&quot;))" office:value-type="string" office:string-value="0xbf" calcext:value-type="string">
            <text:p>0xbf</text:p>
          </table:table-cell>
          <table:table-cell table:formula="of:=COM.MICROSOFT.CONCAT(&quot;0x&quot;;TEXT([.E43];&quot;00&quot;))" office:value-type="string" office:string-value="0xff" calcext:value-type="string">
            <text:p>0xff</text:p>
          </table:table-cell>
          <table:table-cell table:formula="of:=COM.MICROSOFT.CONCAT(&quot;0x&quot;;TEXT([.F43];&quot;00&quot;))" office:value-type="string" office:string-value="0xff" calcext:value-type="string">
            <text:p>0xff</text:p>
          </table:table-cell>
          <table:table-cell table:formula="of:=COM.MICROSOFT.CONCAT(&quot;0x&quot;;TEXT([.G43];&quot;00&quot;))" office:value-type="string" office:string-value="0xff" calcext:value-type="string">
            <text:p>0xff</text:p>
          </table:table-cell>
          <table:table-cell table:formula="of:=COM.MICROSOFT.CONCAT(&quot;0x&quot;;TEXT([.H43];&quot;00&quot;))" office:value-type="string" office:string-value="0xff" calcext:value-type="string">
            <text:p>0xff</text:p>
          </table:table-cell>
          <table:table-cell table:formula="of:=COM.MICROSOFT.CONCAT(&quot;0x&quot;;TEXT([.I43];&quot;00&quot;))" office:value-type="string" office:string-value="0xff" calcext:value-type="string">
            <text:p>0xff</text:p>
          </table:table-cell>
          <table:table-cell table:formula="of:=COM.MICROSOFT.CONCAT(&quot;0x&quot;;TEXT([.J43];&quot;00&quot;))" office:value-type="string" office:string-value="0xff" calcext:value-type="string">
            <text:p>0xff</text:p>
          </table:table-cell>
          <table:table-cell table:formula="of:=COM.MICROSOFT.CONCAT(&quot;0x&quot;;TEXT([.K43];&quot;00&quot;))" office:value-type="string" office:string-value="0xff" calcext:value-type="string">
            <text:p>0xff</text:p>
          </table:table-cell>
          <table:table-cell table:formula="of:=COM.MICROSOFT.CONCAT(&quot;0x&quot;;TEXT([.L43];&quot;00&quot;))" office:value-type="string" office:string-value="0xff" calcext:value-type="string">
            <text:p>0xff</text:p>
          </table:table-cell>
          <table:table-cell table:formula="of:=COM.MICROSOFT.CONCAT(&quot;0x&quot;;TEXT([.M43];&quot;00&quot;))" office:value-type="string" office:string-value="0xff" calcext:value-type="string">
            <text:p>0xff</text:p>
          </table:table-cell>
          <table:table-cell table:formula="of:=COM.MICROSOFT.CONCAT(&quot;0x&quot;;TEXT([.N43];&quot;00&quot;))" office:value-type="string" office:string-value="0xff" calcext:value-type="string">
            <text:p>0xff</text:p>
          </table:table-cell>
          <table:table-cell table:formula="of:=COM.MICROSOFT.CONCAT(&quot;0x&quot;;TEXT([.O43];&quot;00&quot;))" office:value-type="string" office:string-value="0xff" calcext:value-type="string">
            <text:p>0xff</text:p>
          </table:table-cell>
          <table:table-cell table:formula="of:=COM.MICROSOFT.CONCAT(&quot;0x&quot;;TEXT([.P43];&quot;00&quot;))" office:value-type="string" office:string-value="0xff" calcext:value-type="string">
            <text:p>0xff</text:p>
          </table:table-cell>
          <table:table-cell table:formula="of:=COM.MICROSOFT.TEXTJOIN(&quot;,&quot;;1;[.A135:.P135])" office:value-type="string" office:string-value="0xaf,0xfd,0xff,0xbf,0xff,0xff,0xff,0xff,0xff,0xff,0xff,0xff,0xff,0xff,0xff,0xff" calcext:value-type="string">
            <text:p>0xaf,0xfd,0xff,0xb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4];&quot;00&quot;))" office:value-type="string" office:string-value="0xff" calcext:value-type="string">
            <text:p>0xff</text:p>
          </table:table-cell>
          <table:table-cell table:formula="of:=COM.MICROSOFT.CONCAT(&quot;0x&quot;;TEXT([.B44];&quot;00&quot;))" office:value-type="string" office:string-value="0xc0" calcext:value-type="string">
            <text:p>0xc0</text:p>
          </table:table-cell>
          <table:table-cell table:formula="of:=COM.MICROSOFT.CONCAT(&quot;0x&quot;;TEXT([.C44];&quot;00&quot;))" office:value-type="string" office:string-value="0x1e" calcext:value-type="string">
            <text:p>0x1e</text:p>
          </table:table-cell>
          <table:table-cell table:formula="of:=COM.MICROSOFT.CONCAT(&quot;0x&quot;;TEXT([.D44];&quot;00&quot;))" office:value-type="string" office:string-value="0xfd" calcext:value-type="string">
            <text:p>0xfd</text:p>
          </table:table-cell>
          <table:table-cell table:formula="of:=COM.MICROSOFT.CONCAT(&quot;0x&quot;;TEXT([.E44];&quot;00&quot;))" office:value-type="string" office:string-value="0xbf" calcext:value-type="string">
            <text:p>0xbf</text:p>
          </table:table-cell>
          <table:table-cell table:formula="of:=COM.MICROSOFT.CONCAT(&quot;0x&quot;;TEXT([.F44];&quot;00&quot;))" office:value-type="string" office:string-value="0xfe" calcext:value-type="string">
            <text:p>0xfe</text:p>
          </table:table-cell>
          <table:table-cell table:formula="of:=COM.MICROSOFT.CONCAT(&quot;0x&quot;;TEXT([.G44];&quot;00&quot;))" office:value-type="string" office:string-value="0xfe" calcext:value-type="string">
            <text:p>0xfe</text:p>
          </table:table-cell>
          <table:table-cell table:formula="of:=COM.MICROSOFT.CONCAT(&quot;0x&quot;;TEXT([.H44];&quot;00&quot;))" office:value-type="string" office:string-value="0xee" calcext:value-type="string">
            <text:p>0xee</text:p>
          </table:table-cell>
          <table:table-cell table:formula="of:=COM.MICROSOFT.CONCAT(&quot;0x&quot;;TEXT([.I44];&quot;00&quot;))" office:value-type="string" office:string-value="0xfe" calcext:value-type="string">
            <text:p>0xfe</text:p>
          </table:table-cell>
          <table:table-cell table:formula="of:=COM.MICROSOFT.CONCAT(&quot;0x&quot;;TEXT([.J44];&quot;00&quot;))" office:value-type="string" office:string-value="0xef" calcext:value-type="string">
            <text:p>0xef</text:p>
          </table:table-cell>
          <table:table-cell table:formula="of:=COM.MICROSOFT.CONCAT(&quot;0x&quot;;TEXT([.K44];&quot;00&quot;))" office:value-type="string" office:string-value="0xbf" calcext:value-type="string">
            <text:p>0xbf</text:p>
          </table:table-cell>
          <table:table-cell table:formula="of:=COM.MICROSOFT.CONCAT(&quot;0x&quot;;TEXT([.L44];&quot;00&quot;))" office:value-type="string" office:string-value="0xdd" calcext:value-type="string">
            <text:p>0xdd</text:p>
          </table:table-cell>
          <table:table-cell table:formula="of:=COM.MICROSOFT.CONCAT(&quot;0x&quot;;TEXT([.M44];&quot;00&quot;))" office:value-type="string" office:string-value="0xfd" calcext:value-type="string">
            <text:p>0xfd</text:p>
          </table:table-cell>
          <table:table-cell table:formula="of:=COM.MICROSOFT.CONCAT(&quot;0x&quot;;TEXT([.N44];&quot;00&quot;))" office:value-type="string" office:string-value="0xfd" calcext:value-type="string">
            <text:p>0xfd</text:p>
          </table:table-cell>
          <table:table-cell table:formula="of:=COM.MICROSOFT.CONCAT(&quot;0x&quot;;TEXT([.O44];&quot;00&quot;))" office:value-type="string" office:string-value="0xfd" calcext:value-type="string">
            <text:p>0xfd</text:p>
          </table:table-cell>
          <table:table-cell table:formula="of:=COM.MICROSOFT.CONCAT(&quot;0x&quot;;TEXT([.P44];&quot;00&quot;))" office:value-type="string" office:string-value="0xfb" calcext:value-type="string">
            <text:p>0xfb</text:p>
          </table:table-cell>
          <table:table-cell table:formula="of:=COM.MICROSOFT.TEXTJOIN(&quot;,&quot;;1;[.A136:.P136])" office:value-type="string" office:string-value="0xff,0xc0,0x1e,0xfd,0xbf,0xfe,0xfe,0xee,0xfe,0xef,0xbf,0xdd,0xfd,0xfd,0xfd,0xfb" calcext:value-type="string">
            <text:p>0xff,0xc0,0x1e,0xfd,0xbf,0xfe,0xfe,0xee,0xfe,0xef,0xbf,0xdd,0xfd,0xfd,0xfd,0xfb</text:p>
          </table:table-cell>
          <table:table-cell table:number-columns-repeated="17"/>
        </table:table-row>
        <table:table-row table:style-name="ro1">
          <table:table-cell table:formula="of:=COM.MICROSOFT.CONCAT(&quot;0x&quot;;TEXT([.A45];&quot;00&quot;))" office:value-type="string" office:string-value="0xef" calcext:value-type="string">
            <text:p>0xef</text:p>
          </table:table-cell>
          <table:table-cell table:formula="of:=COM.MICROSOFT.CONCAT(&quot;0x&quot;;TEXT([.B45];&quot;00&quot;))" office:value-type="string" office:string-value="0xbf" calcext:value-type="string">
            <text:p>0xbf</text:p>
          </table:table-cell>
          <table:table-cell table:formula="of:=COM.MICROSOFT.CONCAT(&quot;0x&quot;;TEXT([.C45];&quot;00&quot;))" office:value-type="string" office:string-value="0x7e" calcext:value-type="string">
            <text:p>0x7e</text:p>
          </table:table-cell>
          <table:table-cell table:formula="of:=COM.MICROSOFT.CONCAT(&quot;0x&quot;;TEXT([.D45];&quot;00&quot;))" office:value-type="string" office:string-value="0xdd" calcext:value-type="string">
            <text:p>0xdd</text:p>
          </table:table-cell>
          <table:table-cell table:formula="of:=COM.MICROSOFT.CONCAT(&quot;0x&quot;;TEXT([.E45];&quot;00&quot;))" office:value-type="string" office:string-value="0xdd" calcext:value-type="string">
            <text:p>0xdd</text:p>
          </table:table-cell>
          <table:table-cell table:formula="of:=COM.MICROSOFT.CONCAT(&quot;0x&quot;;TEXT([.F45];&quot;00&quot;))" office:value-type="string" office:string-value="0xed" calcext:value-type="string">
            <text:p>0xed</text:p>
          </table:table-cell>
          <table:table-cell table:formula="of:=COM.MICROSOFT.CONCAT(&quot;0x&quot;;TEXT([.G45];&quot;00&quot;))" office:value-type="string" office:string-value="0xbf" calcext:value-type="string">
            <text:p>0xbf</text:p>
          </table:table-cell>
          <table:table-cell table:formula="of:=COM.MICROSOFT.CONCAT(&quot;0x&quot;;TEXT([.H45];&quot;00&quot;))" office:value-type="string" office:string-value="0xef" calcext:value-type="string">
            <text:p>0xef</text:p>
          </table:table-cell>
          <table:table-cell table:formula="of:=COM.MICROSOFT.CONCAT(&quot;0x&quot;;TEXT([.I45];&quot;00&quot;))" office:value-type="string" office:string-value="0x7f" calcext:value-type="string">
            <text:p>0x7f</text:p>
          </table:table-cell>
          <table:table-cell table:formula="of:=COM.MICROSOFT.CONCAT(&quot;0x&quot;;TEXT([.J45];&quot;00&quot;))" office:value-type="string" office:string-value="0xbf" calcext:value-type="string">
            <text:p>0xbf</text:p>
          </table:table-cell>
          <table:table-cell table:formula="of:=COM.MICROSOFT.CONCAT(&quot;0x&quot;;TEXT([.K45];&quot;00&quot;))" office:value-type="string" office:string-value="0xee" calcext:value-type="string">
            <text:p>0xee</text:p>
          </table:table-cell>
          <table:table-cell table:formula="of:=COM.MICROSOFT.CONCAT(&quot;0x&quot;;TEXT([.L45];&quot;00&quot;))" office:value-type="string" office:string-value="0xf7" calcext:value-type="string">
            <text:p>0xf7</text:p>
          </table:table-cell>
          <table:table-cell table:formula="of:=COM.MICROSOFT.CONCAT(&quot;0x&quot;;TEXT([.M45];&quot;00&quot;))" office:value-type="string" office:string-value="0xff" calcext:value-type="string">
            <text:p>0xff</text:p>
          </table:table-cell>
          <table:table-cell table:formula="of:=COM.MICROSOFT.CONCAT(&quot;0x&quot;;TEXT([.N45];&quot;00&quot;))" office:value-type="string" office:string-value="0xdf" calcext:value-type="string">
            <text:p>0xdf</text:p>
          </table:table-cell>
          <table:table-cell table:formula="of:=COM.MICROSOFT.CONCAT(&quot;0x&quot;;TEXT([.O45];&quot;00&quot;))" office:value-type="string" office:string-value="0xdf" calcext:value-type="string">
            <text:p>0xdf</text:p>
          </table:table-cell>
          <table:table-cell table:formula="of:=COM.MICROSOFT.CONCAT(&quot;0x&quot;;TEXT([.P45];&quot;00&quot;))" office:value-type="string" office:string-value="0xdf" calcext:value-type="string">
            <text:p>0xdf</text:p>
          </table:table-cell>
          <table:table-cell table:formula="of:=COM.MICROSOFT.TEXTJOIN(&quot;,&quot;;1;[.A137:.P137])" office:value-type="string" office:string-value="0xef,0xbf,0x7e,0xdd,0xdd,0xed,0xbf,0xef,0x7f,0xbf,0xee,0xf7,0xff,0xdf,0xdf,0xdf" calcext:value-type="string">
            <text:p>0xef,0xbf,0x7e,0xdd,0xdd,0xed,0xbf,0xef,0x7f,0xbf,0xee,0xf7,0xff,0xdf,0xdf,0xdf</text:p>
          </table:table-cell>
          <table:table-cell table:number-columns-repeated="17"/>
        </table:table-row>
        <table:table-row table:style-name="ro1">
          <table:table-cell table:formula="of:=COM.MICROSOFT.CONCAT(&quot;0x&quot;;TEXT([.A46];&quot;00&quot;))" office:value-type="string" office:string-value="0xdf" calcext:value-type="string">
            <text:p>0xdf</text:p>
          </table:table-cell>
          <table:table-cell table:formula="of:=COM.MICROSOFT.CONCAT(&quot;0x&quot;;TEXT([.B46];&quot;00&quot;))" office:value-type="string" office:string-value="0x6f" calcext:value-type="string">
            <text:p>0x6f</text:p>
          </table:table-cell>
          <table:table-cell table:formula="of:=COM.MICROSOFT.CONCAT(&quot;0x&quot;;TEXT([.C46];&quot;00&quot;))" office:value-type="string" office:string-value="0xd7" calcext:value-type="string">
            <text:p>0xd7</text:p>
          </table:table-cell>
          <table:table-cell table:formula="of:=COM.MICROSOFT.CONCAT(&quot;0x&quot;;TEXT([.D46];&quot;00&quot;))" office:value-type="string" office:string-value="0x5f" calcext:value-type="string">
            <text:p>0x5f</text:p>
          </table:table-cell>
          <table:table-cell table:formula="of:=COM.MICROSOFT.CONCAT(&quot;0x&quot;;TEXT([.E46];&quot;00&quot;))" office:value-type="string" office:string-value="0x77" calcext:value-type="string">
            <text:p>0x77</text:p>
          </table:table-cell>
          <table:table-cell table:formula="of:=COM.MICROSOFT.CONCAT(&quot;0x&quot;;TEXT([.F46];&quot;00&quot;))" office:value-type="string" office:string-value="0xfd" calcext:value-type="string">
            <text:p>0xfd</text:p>
          </table:table-cell>
          <table:table-cell table:formula="of:=COM.MICROSOFT.CONCAT(&quot;0x&quot;;TEXT([.G46];&quot;00&quot;))" office:value-type="string" office:string-value="0xff" calcext:value-type="string">
            <text:p>0xff</text:p>
          </table:table-cell>
          <table:table-cell table:formula="of:=COM.MICROSOFT.CONCAT(&quot;0x&quot;;TEXT([.H46];&quot;00&quot;))" office:value-type="string" office:string-value="0x3d" calcext:value-type="string">
            <text:p>0x3d</text:p>
          </table:table-cell>
          <table:table-cell table:formula="of:=COM.MICROSOFT.CONCAT(&quot;0x&quot;;TEXT([.I46];&quot;00&quot;))" office:value-type="string" office:string-value="0xff" calcext:value-type="string">
            <text:p>0xff</text:p>
          </table:table-cell>
          <table:table-cell table:formula="of:=COM.MICROSOFT.CONCAT(&quot;0x&quot;;TEXT([.J46];&quot;00&quot;))" office:value-type="string" office:string-value="0xff" calcext:value-type="string">
            <text:p>0xff</text:p>
          </table:table-cell>
          <table:table-cell table:formula="of:=COM.MICROSOFT.CONCAT(&quot;0x&quot;;TEXT([.K46];&quot;00&quot;))" office:value-type="string" office:string-value="0xff" calcext:value-type="string">
            <text:p>0xff</text:p>
          </table:table-cell>
          <table:table-cell table:formula="of:=COM.MICROSOFT.CONCAT(&quot;0x&quot;;TEXT([.L46];&quot;00&quot;))" office:value-type="string" office:string-value="0xff" calcext:value-type="string">
            <text:p>0xff</text:p>
          </table:table-cell>
          <table:table-cell table:formula="of:=COM.MICROSOFT.CONCAT(&quot;0x&quot;;TEXT([.M46];&quot;00&quot;))" office:value-type="string" office:string-value="0xff" calcext:value-type="string">
            <text:p>0xff</text:p>
          </table:table-cell>
          <table:table-cell table:formula="of:=COM.MICROSOFT.CONCAT(&quot;0x&quot;;TEXT([.N46];&quot;00&quot;))" office:value-type="string" office:string-value="0xff" calcext:value-type="string">
            <text:p>0xff</text:p>
          </table:table-cell>
          <table:table-cell table:formula="of:=COM.MICROSOFT.CONCAT(&quot;0x&quot;;TEXT([.O46];&quot;00&quot;))" office:value-type="string" office:string-value="0xff" calcext:value-type="string">
            <text:p>0xff</text:p>
          </table:table-cell>
          <table:table-cell table:formula="of:=COM.MICROSOFT.CONCAT(&quot;0x&quot;;TEXT([.P46];&quot;00&quot;))" office:value-type="string" office:string-value="0xff" calcext:value-type="string">
            <text:p>0xff</text:p>
          </table:table-cell>
          <table:table-cell table:formula="of:=COM.MICROSOFT.TEXTJOIN(&quot;,&quot;;1;[.A138:.P138])" office:value-type="string" office:string-value="0xdf,0x6f,0xd7,0x5f,0x77,0xfd,0xff,0x3d,0xff,0xff,0xff,0xff,0xff,0xff,0xff,0xff" calcext:value-type="string">
            <text:p>0xdf,0x6f,0xd7,0x5f,0x77,0xfd,0xff,0x3d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7];&quot;00&quot;))" office:value-type="string" office:string-value="0xff" calcext:value-type="string">
            <text:p>0xff</text:p>
          </table:table-cell>
          <table:table-cell table:formula="of:=COM.MICROSOFT.CONCAT(&quot;0x&quot;;TEXT([.B47];&quot;00&quot;))" office:value-type="string" office:string-value="0xff" calcext:value-type="string">
            <text:p>0xff</text:p>
          </table:table-cell>
          <table:table-cell table:formula="of:=COM.MICROSOFT.CONCAT(&quot;0x&quot;;TEXT([.C47];&quot;00&quot;))" office:value-type="string" office:string-value="0xff" calcext:value-type="string">
            <text:p>0xff</text:p>
          </table:table-cell>
          <table:table-cell table:formula="of:=COM.MICROSOFT.CONCAT(&quot;0x&quot;;TEXT([.D47];&quot;00&quot;))" office:value-type="string" office:string-value="0xff" calcext:value-type="string">
            <text:p>0xff</text:p>
          </table:table-cell>
          <table:table-cell table:formula="of:=COM.MICROSOFT.CONCAT(&quot;0x&quot;;TEXT([.E47];&quot;00&quot;))" office:value-type="string" office:string-value="0xff" calcext:value-type="string">
            <text:p>0xff</text:p>
          </table:table-cell>
          <table:table-cell table:formula="of:=COM.MICROSOFT.CONCAT(&quot;0x&quot;;TEXT([.F47];&quot;00&quot;))" office:value-type="string" office:string-value="0xdf" calcext:value-type="string">
            <text:p>0xdf</text:p>
          </table:table-cell>
          <table:table-cell table:formula="of:=COM.MICROSOFT.CONCAT(&quot;0x&quot;;TEXT([.G47];&quot;00&quot;))" office:value-type="string" office:string-value="0xde" calcext:value-type="string">
            <text:p>0xde</text:p>
          </table:table-cell>
          <table:table-cell table:formula="of:=COM.MICROSOFT.CONCAT(&quot;0x&quot;;TEXT([.H47];&quot;00&quot;))" office:value-type="string" office:string-value="0xfd" calcext:value-type="string">
            <text:p>0xfd</text:p>
          </table:table-cell>
          <table:table-cell table:formula="of:=COM.MICROSOFT.CONCAT(&quot;0x&quot;;TEXT([.I47];&quot;00&quot;))" office:value-type="string" office:string-value="0xdf" calcext:value-type="string">
            <text:p>0xdf</text:p>
          </table:table-cell>
          <table:table-cell table:formula="of:=COM.MICROSOFT.CONCAT(&quot;0x&quot;;TEXT([.J47];&quot;00&quot;))" office:value-type="string" office:string-value="0xfe" calcext:value-type="string">
            <text:p>0xfe</text:p>
          </table:table-cell>
          <table:table-cell table:formula="of:=COM.MICROSOFT.CONCAT(&quot;0x&quot;;TEXT([.K47];&quot;00&quot;))" office:value-type="string" office:string-value="0xfe" calcext:value-type="string">
            <text:p>0xfe</text:p>
          </table:table-cell>
          <table:table-cell table:formula="of:=COM.MICROSOFT.CONCAT(&quot;0x&quot;;TEXT([.L47];&quot;00&quot;))" office:value-type="string" office:string-value="0xef" calcext:value-type="string">
            <text:p>0xef</text:p>
          </table:table-cell>
          <table:table-cell table:formula="of:=COM.MICROSOFT.CONCAT(&quot;0x&quot;;TEXT([.M47];&quot;00&quot;))" office:value-type="string" office:string-value="0xde" calcext:value-type="string">
            <text:p>0xde</text:p>
          </table:table-cell>
          <table:table-cell table:formula="of:=COM.MICROSOFT.CONCAT(&quot;0x&quot;;TEXT([.N47];&quot;00&quot;))" office:value-type="string" office:string-value="0xff" calcext:value-type="string">
            <text:p>0xff</text:p>
          </table:table-cell>
          <table:table-cell table:formula="of:=COM.MICROSOFT.CONCAT(&quot;0x&quot;;TEXT([.O47];&quot;00&quot;))" office:value-type="string" office:string-value="0xbf" calcext:value-type="string">
            <text:p>0xbf</text:p>
          </table:table-cell>
          <table:table-cell table:formula="of:=COM.MICROSOFT.CONCAT(&quot;0x&quot;;TEXT([.P47];&quot;00&quot;))" office:value-type="string" office:string-value="0xdd" calcext:value-type="string">
            <text:p>0xdd</text:p>
          </table:table-cell>
          <table:table-cell table:formula="of:=COM.MICROSOFT.TEXTJOIN(&quot;,&quot;;1;[.A139:.P139])" office:value-type="string" office:string-value="0xff,0xff,0xff,0xff,0xff,0xdf,0xde,0xfd,0xdf,0xfe,0xfe,0xef,0xde,0xff,0xbf,0xdd" calcext:value-type="string">
            <text:p>0xff,0xff,0xff,0xff,0xff,0xdf,0xde,0xfd,0xdf,0xfe,0xfe,0xef,0xde,0xff,0xbf,0xdd</text:p>
          </table:table-cell>
          <table:table-cell table:number-columns-repeated="17"/>
        </table:table-row>
        <table:table-row table:style-name="ro1">
          <table:table-cell table:formula="of:=COM.MICROSOFT.CONCAT(&quot;0x&quot;;TEXT([.A48];&quot;00&quot;))" office:value-type="string" office:string-value="0xfd" calcext:value-type="string">
            <text:p>0xfd</text:p>
          </table:table-cell>
          <table:table-cell table:formula="of:=COM.MICROSOFT.CONCAT(&quot;0x&quot;;TEXT([.B48];&quot;00&quot;))" office:value-type="string" office:string-value="0xfd" calcext:value-type="string">
            <text:p>0xfd</text:p>
          </table:table-cell>
          <table:table-cell table:formula="of:=COM.MICROSOFT.CONCAT(&quot;0x&quot;;TEXT([.C48];&quot;00&quot;))" office:value-type="string" office:string-value="0xfd" calcext:value-type="string">
            <text:p>0xfd</text:p>
          </table:table-cell>
          <table:table-cell table:formula="of:=COM.MICROSOFT.CONCAT(&quot;0x&quot;;TEXT([.D48];&quot;00&quot;))" office:value-type="string" office:string-value="0xfb" calcext:value-type="string">
            <text:p>0xfb</text:p>
          </table:table-cell>
          <table:table-cell table:formula="of:=COM.MICROSOFT.CONCAT(&quot;0x&quot;;TEXT([.E48];&quot;00&quot;))" office:value-type="string" office:string-value="0xef" calcext:value-type="string">
            <text:p>0xef</text:p>
          </table:table-cell>
          <table:table-cell table:formula="of:=COM.MICROSOFT.CONCAT(&quot;0x&quot;;TEXT([.F48];&quot;00&quot;))" office:value-type="string" office:string-value="0xbf" calcext:value-type="string">
            <text:p>0xbf</text:p>
          </table:table-cell>
          <table:table-cell table:formula="of:=COM.MICROSOFT.CONCAT(&quot;0x&quot;;TEXT([.G48];&quot;00&quot;))" office:value-type="string" office:string-value="0x7e" calcext:value-type="string">
            <text:p>0x7e</text:p>
          </table:table-cell>
          <table:table-cell table:formula="of:=COM.MICROSOFT.CONCAT(&quot;0x&quot;;TEXT([.H48];&quot;00&quot;))" office:value-type="string" office:string-value="0xdf" calcext:value-type="string">
            <text:p>0xdf</text:p>
          </table:table-cell>
          <table:table-cell table:formula="of:=COM.MICROSOFT.CONCAT(&quot;0x&quot;;TEXT([.I48];&quot;00&quot;))" office:value-type="string" office:string-value="0xdd" calcext:value-type="string">
            <text:p>0xdd</text:p>
          </table:table-cell>
          <table:table-cell table:formula="of:=COM.MICROSOFT.CONCAT(&quot;0x&quot;;TEXT([.J48];&quot;00&quot;))" office:value-type="string" office:string-value="0xf5" calcext:value-type="string">
            <text:p>0xf5</text:p>
          </table:table-cell>
          <table:table-cell table:formula="of:=COM.MICROSOFT.CONCAT(&quot;0x&quot;;TEXT([.K48];&quot;00&quot;))" office:value-type="string" office:string-value="0xdf" calcext:value-type="string">
            <text:p>0xdf</text:p>
          </table:table-cell>
          <table:table-cell table:formula="of:=COM.MICROSOFT.CONCAT(&quot;0x&quot;;TEXT([.L48];&quot;00&quot;))" office:value-type="string" office:string-value="0xdf" calcext:value-type="string">
            <text:p>0xdf</text:p>
          </table:table-cell>
          <table:table-cell table:formula="of:=COM.MICROSOFT.CONCAT(&quot;0x&quot;;TEXT([.M48];&quot;00&quot;))" office:value-type="string" office:string-value="0x7f" calcext:value-type="string">
            <text:p>0x7f</text:p>
          </table:table-cell>
          <table:table-cell table:formula="of:=COM.MICROSOFT.CONCAT(&quot;0x&quot;;TEXT([.N48];&quot;00&quot;))" office:value-type="string" office:string-value="0xdf" calcext:value-type="string">
            <text:p>0xdf</text:p>
          </table:table-cell>
          <table:table-cell table:formula="of:=COM.MICROSOFT.CONCAT(&quot;0x&quot;;TEXT([.O48];&quot;00&quot;))" office:value-type="string" office:string-value="0xde" calcext:value-type="string">
            <text:p>0xde</text:p>
          </table:table-cell>
          <table:table-cell table:formula="of:=COM.MICROSOFT.CONCAT(&quot;0x&quot;;TEXT([.P48];&quot;00&quot;))" office:value-type="string" office:string-value="0xfb" calcext:value-type="string">
            <text:p>0xfb</text:p>
          </table:table-cell>
          <table:table-cell table:formula="of:=COM.MICROSOFT.TEXTJOIN(&quot;,&quot;;1;[.A140:.P140])" office:value-type="string" office:string-value="0xfd,0xfd,0xfd,0xfb,0xef,0xbf,0x7e,0xdf,0xdd,0xf5,0xdf,0xdf,0x7f,0xdf,0xde,0xfb" calcext:value-type="string">
            <text:p>0xfd,0xfd,0xfd,0xfb,0xef,0xbf,0x7e,0xdf,0xdd,0xf5,0xdf,0xdf,0x7f,0xdf,0xde,0xfb</text:p>
          </table:table-cell>
          <table:table-cell table:number-columns-repeated="17"/>
        </table:table-row>
        <table:table-row table:style-name="ro1">
          <table:table-cell table:formula="of:=COM.MICROSOFT.CONCAT(&quot;0x&quot;;TEXT([.A49];&quot;00&quot;))" office:value-type="string" office:string-value="0xdf" calcext:value-type="string">
            <text:p>0xdf</text:p>
          </table:table-cell>
          <table:table-cell table:formula="of:=COM.MICROSOFT.CONCAT(&quot;0x&quot;;TEXT([.B49];&quot;00&quot;))" office:value-type="string" office:string-value="0xdf" calcext:value-type="string">
            <text:p>0xdf</text:p>
          </table:table-cell>
          <table:table-cell table:formula="of:=COM.MICROSOFT.CONCAT(&quot;0x&quot;;TEXT([.C49];&quot;00&quot;))" office:value-type="string" office:string-value="0xdf" calcext:value-type="string">
            <text:p>0xdf</text:p>
          </table:table-cell>
          <table:table-cell table:formula="of:=COM.MICROSOFT.CONCAT(&quot;0x&quot;;TEXT([.D49];&quot;00&quot;))" office:value-type="string" office:string-value="0xdf" calcext:value-type="string">
            <text:p>0xdf</text:p>
          </table:table-cell>
          <table:table-cell table:formula="of:=COM.MICROSOFT.CONCAT(&quot;0x&quot;;TEXT([.E49];&quot;00&quot;))" office:value-type="string" office:string-value="0xdf" calcext:value-type="string">
            <text:p>0xdf</text:p>
          </table:table-cell>
          <table:table-cell table:formula="of:=COM.MICROSOFT.CONCAT(&quot;0x&quot;;TEXT([.F49];&quot;00&quot;))" office:value-type="string" office:string-value="0x6f" calcext:value-type="string">
            <text:p>0x6f</text:p>
          </table:table-cell>
          <table:table-cell table:formula="of:=COM.MICROSOFT.CONCAT(&quot;0x&quot;;TEXT([.G49];&quot;00&quot;))" office:value-type="string" office:string-value="0xd7" calcext:value-type="string">
            <text:p>0xd7</text:p>
          </table:table-cell>
          <table:table-cell table:formula="of:=COM.MICROSOFT.CONCAT(&quot;0x&quot;;TEXT([.H49];&quot;00&quot;))" office:value-type="string" office:string-value="0x5e" calcext:value-type="string">
            <text:p>0x5e</text:p>
          </table:table-cell>
          <table:table-cell table:formula="of:=COM.MICROSOFT.CONCAT(&quot;0x&quot;;TEXT([.I49];&quot;00&quot;))" office:value-type="string" office:string-value="0xfb" calcext:value-type="string">
            <text:p>0xfb</text:p>
          </table:table-cell>
          <table:table-cell table:formula="of:=COM.MICROSOFT.CONCAT(&quot;0x&quot;;TEXT([.J49];&quot;00&quot;))" office:value-type="string" office:string-value="0xfd" calcext:value-type="string">
            <text:p>0xfd</text:p>
          </table:table-cell>
          <table:table-cell table:formula="of:=COM.MICROSOFT.CONCAT(&quot;0x&quot;;TEXT([.K49];&quot;00&quot;))" office:value-type="string" office:string-value="0xff" calcext:value-type="string">
            <text:p>0xff</text:p>
          </table:table-cell>
          <table:table-cell table:formula="of:=COM.MICROSOFT.CONCAT(&quot;0x&quot;;TEXT([.L49];&quot;00&quot;))" office:value-type="string" office:string-value="0x7d" calcext:value-type="string">
            <text:p>0x7d</text:p>
          </table:table-cell>
          <table:table-cell table:formula="of:=COM.MICROSOFT.CONCAT(&quot;0x&quot;;TEXT([.M49];&quot;00&quot;))" office:value-type="string" office:string-value="0xff" calcext:value-type="string">
            <text:p>0xff</text:p>
          </table:table-cell>
          <table:table-cell table:formula="of:=COM.MICROSOFT.CONCAT(&quot;0x&quot;;TEXT([.N49];&quot;00&quot;))" office:value-type="string" office:string-value="0xff" calcext:value-type="string">
            <text:p>0xff</text:p>
          </table:table-cell>
          <table:table-cell table:formula="of:=COM.MICROSOFT.CONCAT(&quot;0x&quot;;TEXT([.O49];&quot;00&quot;))" office:value-type="string" office:string-value="0xff" calcext:value-type="string">
            <text:p>0xff</text:p>
          </table:table-cell>
          <table:table-cell table:formula="of:=COM.MICROSOFT.CONCAT(&quot;0x&quot;;TEXT([.P49];&quot;00&quot;))" office:value-type="string" office:string-value="0xff" calcext:value-type="string">
            <text:p>0xff</text:p>
          </table:table-cell>
          <table:table-cell table:formula="of:=COM.MICROSOFT.TEXTJOIN(&quot;,&quot;;1;[.A141:.P141])" office:value-type="string" office:string-value="0xdf,0xdf,0xdf,0xdf,0xdf,0x6f,0xd7,0x5e,0xfb,0xfd,0xff,0x7d,0xff,0xff,0xff,0xff" calcext:value-type="string">
            <text:p>0xdf,0xdf,0xdf,0xdf,0xdf,0x6f,0xd7,0x5e,0xfb,0xfd,0xff,0x7d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0];&quot;00&quot;))" office:value-type="string" office:string-value="0xff" calcext:value-type="string">
            <text:p>0xff</text:p>
          </table:table-cell>
          <table:table-cell table:formula="of:=COM.MICROSOFT.CONCAT(&quot;0x&quot;;TEXT([.B50];&quot;00&quot;))" office:value-type="string" office:string-value="0xff" calcext:value-type="string">
            <text:p>0xff</text:p>
          </table:table-cell>
          <table:table-cell table:formula="of:=COM.MICROSOFT.CONCAT(&quot;0x&quot;;TEXT([.C50];&quot;00&quot;))" office:value-type="string" office:string-value="0xff" calcext:value-type="string">
            <text:p>0xff</text:p>
          </table:table-cell>
          <table:table-cell table:formula="of:=COM.MICROSOFT.CONCAT(&quot;0x&quot;;TEXT([.D50];&quot;00&quot;))" office:value-type="string" office:string-value="0xff" calcext:value-type="string">
            <text:p>0xff</text:p>
          </table:table-cell>
          <table:table-cell table:formula="of:=COM.MICROSOFT.CONCAT(&quot;0x&quot;;TEXT([.E50];&quot;00&quot;))" office:value-type="string" office:string-value="0xff" calcext:value-type="string">
            <text:p>0xff</text:p>
          </table:table-cell>
          <table:table-cell table:formula="of:=COM.MICROSOFT.CONCAT(&quot;0x&quot;;TEXT([.F50];&quot;00&quot;))" office:value-type="string" office:string-value="0xff" calcext:value-type="string">
            <text:p>0xff</text:p>
          </table:table-cell>
          <table:table-cell table:formula="of:=COM.MICROSOFT.CONCAT(&quot;0x&quot;;TEXT([.G50];&quot;00&quot;))" office:value-type="string" office:string-value="0xff" calcext:value-type="string">
            <text:p>0xff</text:p>
          </table:table-cell>
          <table:table-cell table:formula="of:=COM.MICROSOFT.CONCAT(&quot;0x&quot;;TEXT([.H50];&quot;00&quot;))" office:value-type="string" office:string-value="0xff" calcext:value-type="string">
            <text:p>0xff</text:p>
          </table:table-cell>
          <table:table-cell table:formula="of:=COM.MICROSOFT.CONCAT(&quot;0x&quot;;TEXT([.I50];&quot;00&quot;))" office:value-type="string" office:string-value="0xff" calcext:value-type="string">
            <text:p>0xff</text:p>
          </table:table-cell>
          <table:table-cell table:formula="of:=COM.MICROSOFT.CONCAT(&quot;0x&quot;;TEXT([.J50];&quot;00&quot;))" office:value-type="string" office:string-value="0xdf" calcext:value-type="string">
            <text:p>0xdf</text:p>
          </table:table-cell>
          <table:table-cell table:formula="of:=COM.MICROSOFT.CONCAT(&quot;0x&quot;;TEXT([.K50];&quot;00&quot;))" office:value-type="string" office:string-value="0xde" calcext:value-type="string">
            <text:p>0xde</text:p>
          </table:table-cell>
          <table:table-cell table:formula="of:=COM.MICROSOFT.CONCAT(&quot;0x&quot;;TEXT([.L50];&quot;00&quot;))" office:value-type="string" office:string-value="0xfd" calcext:value-type="string">
            <text:p>0xfd</text:p>
          </table:table-cell>
          <table:table-cell table:formula="of:=COM.MICROSOFT.CONCAT(&quot;0x&quot;;TEXT([.M50];&quot;00&quot;))" office:value-type="string" office:string-value="0xdf" calcext:value-type="string">
            <text:p>0xdf</text:p>
          </table:table-cell>
          <table:table-cell table:formula="of:=COM.MICROSOFT.CONCAT(&quot;0x&quot;;TEXT([.N50];&quot;00&quot;))" office:value-type="string" office:string-value="0xee" calcext:value-type="string">
            <text:p>0xee</text:p>
          </table:table-cell>
          <table:table-cell table:formula="of:=COM.MICROSOFT.CONCAT(&quot;0x&quot;;TEXT([.O50];&quot;00&quot;))" office:value-type="string" office:string-value="0xfd" calcext:value-type="string">
            <text:p>0xfd</text:p>
          </table:table-cell>
          <table:table-cell table:formula="of:=COM.MICROSOFT.CONCAT(&quot;0x&quot;;TEXT([.P50];&quot;00&quot;))" office:value-type="string" office:string-value="0xef" calcext:value-type="string">
            <text:p>0xef</text:p>
          </table:table-cell>
          <table:table-cell table:formula="of:=COM.MICROSOFT.TEXTJOIN(&quot;,&quot;;1;[.A142:.P142])" office:value-type="string" office:string-value="0xff,0xff,0xff,0xff,0xff,0xff,0xff,0xff,0xff,0xdf,0xde,0xfd,0xdf,0xee,0xfd,0xef" calcext:value-type="string">
            <text:p>0xff,0xff,0xff,0xff,0xff,0xff,0xff,0xff,0xff,0xdf,0xde,0xfd,0xdf,0xee,0xfd,0xef</text:p>
          </table:table-cell>
          <table:table-cell table:number-columns-repeated="17"/>
        </table:table-row>
        <table:table-row table:style-name="ro1">
          <table:table-cell table:formula="of:=COM.MICROSOFT.CONCAT(&quot;0x&quot;;TEXT([.A51];&quot;00&quot;))" office:value-type="string" office:string-value="0xde" calcext:value-type="string">
            <text:p>0xde</text:p>
          </table:table-cell>
          <table:table-cell table:formula="of:=COM.MICROSOFT.CONCAT(&quot;0x&quot;;TEXT([.B51];&quot;00&quot;))" office:value-type="string" office:string-value="0xff" calcext:value-type="string">
            <text:p>0xff</text:p>
          </table:table-cell>
          <table:table-cell table:formula="of:=COM.MICROSOFT.CONCAT(&quot;0x&quot;;TEXT([.C51];&quot;00&quot;))" office:value-type="string" office:string-value="0xdf" calcext:value-type="string">
            <text:p>0xdf</text:p>
          </table:table-cell>
          <table:table-cell table:formula="of:=COM.MICROSOFT.CONCAT(&quot;0x&quot;;TEXT([.D51];&quot;00&quot;))" office:value-type="string" office:string-value="0xdd" calcext:value-type="string">
            <text:p>0xdd</text:p>
          </table:table-cell>
          <table:table-cell table:formula="of:=COM.MICROSOFT.CONCAT(&quot;0x&quot;;TEXT([.E51];&quot;00&quot;))" office:value-type="string" office:string-value="0xfd" calcext:value-type="string">
            <text:p>0xfd</text:p>
          </table:table-cell>
          <table:table-cell table:formula="of:=COM.MICROSOFT.CONCAT(&quot;0x&quot;;TEXT([.F51];&quot;00&quot;))" office:value-type="string" office:string-value="0xfd" calcext:value-type="string">
            <text:p>0xfd</text:p>
          </table:table-cell>
          <table:table-cell table:formula="of:=COM.MICROSOFT.CONCAT(&quot;0x&quot;;TEXT([.G51];&quot;00&quot;))" office:value-type="string" office:string-value="0xfd" calcext:value-type="string">
            <text:p>0xfd</text:p>
          </table:table-cell>
          <table:table-cell table:formula="of:=COM.MICROSOFT.CONCAT(&quot;0x&quot;;TEXT([.H51];&quot;00&quot;))" office:value-type="string" office:string-value="0xfb" calcext:value-type="string">
            <text:p>0xfb</text:p>
          </table:table-cell>
          <table:table-cell table:formula="of:=COM.MICROSOFT.CONCAT(&quot;0x&quot;;TEXT([.I51];&quot;00&quot;))" office:value-type="string" office:string-value="0xef" calcext:value-type="string">
            <text:p>0xef</text:p>
          </table:table-cell>
          <table:table-cell table:formula="of:=COM.MICROSOFT.CONCAT(&quot;0x&quot;;TEXT([.J51];&quot;00&quot;))" office:value-type="string" office:string-value="0xbf" calcext:value-type="string">
            <text:p>0xbf</text:p>
          </table:table-cell>
          <table:table-cell table:formula="of:=COM.MICROSOFT.CONCAT(&quot;0x&quot;;TEXT([.K51];&quot;00&quot;))" office:value-type="string" office:string-value="0x7e" calcext:value-type="string">
            <text:p>0x7e</text:p>
          </table:table-cell>
          <table:table-cell table:formula="of:=COM.MICROSOFT.CONCAT(&quot;0x&quot;;TEXT([.L51];&quot;00&quot;))" office:value-type="string" office:string-value="0xdf" calcext:value-type="string">
            <text:p>0xdf</text:p>
          </table:table-cell>
          <table:table-cell table:formula="of:=COM.MICROSOFT.CONCAT(&quot;0x&quot;;TEXT([.M51];&quot;00&quot;))" office:value-type="string" office:string-value="0xdd" calcext:value-type="string">
            <text:p>0xdd</text:p>
          </table:table-cell>
          <table:table-cell table:formula="of:=COM.MICROSOFT.CONCAT(&quot;0x&quot;;TEXT([.N51];&quot;00&quot;))" office:value-type="string" office:string-value="0xf5" calcext:value-type="string">
            <text:p>0xf5</text:p>
          </table:table-cell>
          <table:table-cell table:formula="of:=COM.MICROSOFT.CONCAT(&quot;0x&quot;;TEXT([.O51];&quot;00&quot;))" office:value-type="string" office:string-value="0xdf" calcext:value-type="string">
            <text:p>0xdf</text:p>
          </table:table-cell>
          <table:table-cell table:formula="of:=COM.MICROSOFT.CONCAT(&quot;0x&quot;;TEXT([.P51];&quot;00&quot;))" office:value-type="string" office:string-value="0xdf" calcext:value-type="string">
            <text:p>0xdf</text:p>
          </table:table-cell>
          <table:table-cell table:formula="of:=COM.MICROSOFT.TEXTJOIN(&quot;,&quot;;1;[.A143:.P143])" office:value-type="string" office:string-value="0xde,0xff,0xdf,0xdd,0xfd,0xfd,0xfd,0xfb,0xef,0xbf,0x7e,0xdf,0xdd,0xf5,0xdf,0xdf" calcext:value-type="string">
            <text:p>0xde,0xff,0xdf,0xdd,0xfd,0xfd,0xfd,0xfb,0xef,0xbf,0x7e,0xdf,0xdd,0xf5,0xdf,0xdf</text:p>
          </table:table-cell>
          <table:table-cell table:number-columns-repeated="17"/>
        </table:table-row>
        <table:table-row table:style-name="ro1">
          <table:table-cell table:formula="of:=COM.MICROSOFT.CONCAT(&quot;0x&quot;;TEXT([.A52];&quot;00&quot;))" office:value-type="string" office:string-value="0x7f" calcext:value-type="string">
            <text:p>0x7f</text:p>
          </table:table-cell>
          <table:table-cell table:formula="of:=COM.MICROSOFT.CONCAT(&quot;0x&quot;;TEXT([.B52];&quot;00&quot;))" office:value-type="string" office:string-value="0xdf" calcext:value-type="string">
            <text:p>0xdf</text:p>
          </table:table-cell>
          <table:table-cell table:formula="of:=COM.MICROSOFT.CONCAT(&quot;0x&quot;;TEXT([.C52];&quot;00&quot;))" office:value-type="string" office:string-value="0xde" calcext:value-type="string">
            <text:p>0xde</text:p>
          </table:table-cell>
          <table:table-cell table:formula="of:=COM.MICROSOFT.CONCAT(&quot;0x&quot;;TEXT([.D52];&quot;00&quot;))" office:value-type="string" office:string-value="0xfb" calcext:value-type="string">
            <text:p>0xfb</text:p>
          </table:table-cell>
          <table:table-cell table:formula="of:=COM.MICROSOFT.CONCAT(&quot;0x&quot;;TEXT([.E52];&quot;00&quot;))" office:value-type="string" office:string-value="0xdf" calcext:value-type="string">
            <text:p>0xdf</text:p>
          </table:table-cell>
          <table:table-cell table:formula="of:=COM.MICROSOFT.CONCAT(&quot;0x&quot;;TEXT([.F52];&quot;00&quot;))" office:value-type="string" office:string-value="0xdf" calcext:value-type="string">
            <text:p>0xdf</text:p>
          </table:table-cell>
          <table:table-cell table:formula="of:=COM.MICROSOFT.CONCAT(&quot;0x&quot;;TEXT([.G52];&quot;00&quot;))" office:value-type="string" office:string-value="0xdf" calcext:value-type="string">
            <text:p>0xdf</text:p>
          </table:table-cell>
          <table:table-cell table:formula="of:=COM.MICROSOFT.CONCAT(&quot;0x&quot;;TEXT([.H52];&quot;00&quot;))" office:value-type="string" office:string-value="0xdf" calcext:value-type="string">
            <text:p>0xdf</text:p>
          </table:table-cell>
          <table:table-cell table:formula="of:=COM.MICROSOFT.CONCAT(&quot;0x&quot;;TEXT([.I52];&quot;00&quot;))" office:value-type="string" office:string-value="0xdf" calcext:value-type="string">
            <text:p>0xdf</text:p>
          </table:table-cell>
          <table:table-cell table:formula="of:=COM.MICROSOFT.CONCAT(&quot;0x&quot;;TEXT([.J52];&quot;00&quot;))" office:value-type="string" office:string-value="0x6f" calcext:value-type="string">
            <text:p>0x6f</text:p>
          </table:table-cell>
          <table:table-cell table:formula="of:=COM.MICROSOFT.CONCAT(&quot;0x&quot;;TEXT([.K52];&quot;00&quot;))" office:value-type="string" office:string-value="0xd7" calcext:value-type="string">
            <text:p>0xd7</text:p>
          </table:table-cell>
          <table:table-cell table:formula="of:=COM.MICROSOFT.CONCAT(&quot;0x&quot;;TEXT([.L52];&quot;00&quot;))" office:value-type="string" office:string-value="0x5e" calcext:value-type="string">
            <text:p>0x5e</text:p>
          </table:table-cell>
          <table:table-cell table:formula="of:=COM.MICROSOFT.CONCAT(&quot;0x&quot;;TEXT([.M52];&quot;00&quot;))" office:value-type="string" office:string-value="0xfb" calcext:value-type="string">
            <text:p>0xfb</text:p>
          </table:table-cell>
          <table:table-cell table:formula="of:=COM.MICROSOFT.CONCAT(&quot;0x&quot;;TEXT([.N52];&quot;00&quot;))" office:value-type="string" office:string-value="0xfd" calcext:value-type="string">
            <text:p>0xfd</text:p>
          </table:table-cell>
          <table:table-cell table:formula="of:=COM.MICROSOFT.CONCAT(&quot;0x&quot;;TEXT([.O52];&quot;00&quot;))" office:value-type="string" office:string-value="0xfe" calcext:value-type="string">
            <text:p>0xfe</text:p>
          </table:table-cell>
          <table:table-cell table:formula="of:=COM.MICROSOFT.CONCAT(&quot;0x&quot;;TEXT([.P52];&quot;00&quot;))" office:value-type="string" office:string-value="0xfd" calcext:value-type="string">
            <text:p>0xfd</text:p>
          </table:table-cell>
          <table:table-cell table:formula="of:=COM.MICROSOFT.TEXTJOIN(&quot;,&quot;;1;[.A144:.P144])" office:value-type="string" office:string-value="0x7f,0xdf,0xde,0xfb,0xdf,0xdf,0xdf,0xdf,0xdf,0x6f,0xd7,0x5e,0xfb,0xfd,0xfe,0xfd" calcext:value-type="string">
            <text:p>0x7f,0xdf,0xde,0xfb,0xdf,0xdf,0xdf,0xdf,0xdf,0x6f,0xd7,0x5e,0xfb,0xfd,0xfe,0xfd</text:p>
          </table:table-cell>
          <table:table-cell table:number-columns-repeated="17"/>
        </table:table-row>
        <table:table-row table:style-name="ro1">
          <table:table-cell table:formula="of:=COM.MICROSOFT.CONCAT(&quot;0x&quot;;TEXT([.A53];&quot;00&quot;))" office:value-type="string" office:string-value="0xff" calcext:value-type="string">
            <text:p>0xff</text:p>
          </table:table-cell>
          <table:table-cell table:formula="of:=COM.MICROSOFT.CONCAT(&quot;0x&quot;;TEXT([.B53];&quot;00&quot;))" office:value-type="string" office:string-value="0xff" calcext:value-type="string">
            <text:p>0xff</text:p>
          </table:table-cell>
          <table:table-cell table:formula="of:=COM.MICROSOFT.CONCAT(&quot;0x&quot;;TEXT([.C53];&quot;00&quot;))" office:value-type="string" office:string-value="0xff" calcext:value-type="string">
            <text:p>0xff</text:p>
          </table:table-cell>
          <table:table-cell table:formula="of:=COM.MICROSOFT.CONCAT(&quot;0x&quot;;TEXT([.D53];&quot;00&quot;))" office:value-type="string" office:string-value="0xff" calcext:value-type="string">
            <text:p>0xff</text:p>
          </table:table-cell>
          <table:table-cell table:formula="of:=COM.MICROSOFT.CONCAT(&quot;0x&quot;;TEXT([.E53];&quot;00&quot;))" office:value-type="string" office:string-value="0xff" calcext:value-type="string">
            <text:p>0xff</text:p>
          </table:table-cell>
          <table:table-cell table:formula="of:=COM.MICROSOFT.CONCAT(&quot;0x&quot;;TEXT([.F53];&quot;00&quot;))" office:value-type="string" office:string-value="0xff" calcext:value-type="string">
            <text:p>0xff</text:p>
          </table:table-cell>
          <table:table-cell table:formula="of:=COM.MICROSOFT.CONCAT(&quot;0x&quot;;TEXT([.G53];&quot;00&quot;))" office:value-type="string" office:string-value="0xff" calcext:value-type="string">
            <text:p>0xff</text:p>
          </table:table-cell>
          <table:table-cell table:formula="of:=COM.MICROSOFT.CONCAT(&quot;0x&quot;;TEXT([.H53];&quot;00&quot;))" office:value-type="string" office:string-value="0xff" calcext:value-type="string">
            <text:p>0xff</text:p>
          </table:table-cell>
          <table:table-cell table:formula="of:=COM.MICROSOFT.CONCAT(&quot;0x&quot;;TEXT([.I53];&quot;00&quot;))" office:value-type="string" office:string-value="0xff" calcext:value-type="string">
            <text:p>0xff</text:p>
          </table:table-cell>
          <table:table-cell table:formula="of:=COM.MICROSOFT.CONCAT(&quot;0x&quot;;TEXT([.J53];&quot;00&quot;))" office:value-type="string" office:string-value="0xff" calcext:value-type="string">
            <text:p>0xff</text:p>
          </table:table-cell>
          <table:table-cell table:formula="of:=COM.MICROSOFT.CONCAT(&quot;0x&quot;;TEXT([.K53];&quot;00&quot;))" office:value-type="string" office:string-value="0xff" calcext:value-type="string">
            <text:p>0xff</text:p>
          </table:table-cell>
          <table:table-cell table:formula="of:=COM.MICROSOFT.CONCAT(&quot;0x&quot;;TEXT([.L53];&quot;00&quot;))" office:value-type="string" office:string-value="0xff" calcext:value-type="string">
            <text:p>0xff</text:p>
          </table:table-cell>
          <table:table-cell table:formula="of:=COM.MICROSOFT.CONCAT(&quot;0x&quot;;TEXT([.M53];&quot;00&quot;))" office:value-type="string" office:string-value="0xff" calcext:value-type="string">
            <text:p>0xff</text:p>
          </table:table-cell>
          <table:table-cell table:formula="of:=COM.MICROSOFT.CONCAT(&quot;0x&quot;;TEXT([.N53];&quot;00&quot;))" office:value-type="string" office:string-value="0xbf" calcext:value-type="string">
            <text:p>0xbf</text:p>
          </table:table-cell>
          <table:table-cell table:formula="of:=COM.MICROSOFT.CONCAT(&quot;0x&quot;;TEXT([.O53];&quot;00&quot;))" office:value-type="string" office:string-value="0xee" calcext:value-type="string">
            <text:p>0xee</text:p>
          </table:table-cell>
          <table:table-cell table:formula="of:=COM.MICROSOFT.CONCAT(&quot;0x&quot;;TEXT([.P53];&quot;00&quot;))" office:value-type="string" office:string-value="0xfb" calcext:value-type="string">
            <text:p>0xfb</text:p>
          </table:table-cell>
          <table:table-cell table:formula="of:=COM.MICROSOFT.TEXTJOIN(&quot;,&quot;;1;[.A145:.P145])" office:value-type="string" office:string-value="0xff,0xff,0xff,0xff,0xff,0xff,0xff,0xff,0xff,0xff,0xff,0xff,0xff,0xbf,0xee,0xfb" calcext:value-type="string">
            <text:p>0xff,0xff,0xff,0xff,0xff,0xff,0xff,0xff,0xff,0xff,0xff,0xff,0xff,0xbf,0xee,0xfb</text:p>
          </table:table-cell>
          <table:table-cell table:number-columns-repeated="17"/>
        </table:table-row>
        <table:table-row table:style-name="ro1">
          <table:table-cell table:formula="of:=COM.MICROSOFT.CONCAT(&quot;0x&quot;;TEXT([.A54];&quot;00&quot;))" office:value-type="string" office:string-value="0xef" calcext:value-type="string">
            <text:p>0xef</text:p>
          </table:table-cell>
          <table:table-cell table:formula="of:=COM.MICROSOFT.CONCAT(&quot;0x&quot;;TEXT([.B54];&quot;00&quot;))" office:value-type="string" office:string-value="0xde" calcext:value-type="string">
            <text:p>0xde</text:p>
          </table:table-cell>
          <table:table-cell table:formula="of:=COM.MICROSOFT.CONCAT(&quot;0x&quot;;TEXT([.C54];&quot;00&quot;))" office:value-type="string" office:string-value="0xfb" calcext:value-type="string">
            <text:p>0xfb</text:p>
          </table:table-cell>
          <table:table-cell table:formula="of:=COM.MICROSOFT.CONCAT(&quot;0x&quot;;TEXT([.D54];&quot;00&quot;))" office:value-type="string" office:string-value="0xef" calcext:value-type="string">
            <text:p>0xef</text:p>
          </table:table-cell>
          <table:table-cell table:formula="of:=COM.MICROSOFT.CONCAT(&quot;0x&quot;;TEXT([.E54];&quot;00&quot;))" office:value-type="string" office:string-value="0xde" calcext:value-type="string">
            <text:p>0xde</text:p>
          </table:table-cell>
          <table:table-cell table:formula="of:=COM.MICROSOFT.CONCAT(&quot;0x&quot;;TEXT([.F54];&quot;00&quot;))" office:value-type="string" office:string-value="0xff" calcext:value-type="string">
            <text:p>0xff</text:p>
          </table:table-cell>
          <table:table-cell table:formula="of:=COM.MICROSOFT.CONCAT(&quot;0x&quot;;TEXT([.G54];&quot;00&quot;))" office:value-type="string" office:string-value="0xef" calcext:value-type="string">
            <text:p>0xef</text:p>
          </table:table-cell>
          <table:table-cell table:formula="of:=COM.MICROSOFT.CONCAT(&quot;0x&quot;;TEXT([.H54];&quot;00&quot;))" office:value-type="string" office:string-value="0xdd" calcext:value-type="string">
            <text:p>0xdd</text:p>
          </table:table-cell>
          <table:table-cell table:formula="of:=COM.MICROSOFT.CONCAT(&quot;0x&quot;;TEXT([.I54];&quot;00&quot;))" office:value-type="string" office:string-value="0xfd" calcext:value-type="string">
            <text:p>0xfd</text:p>
          </table:table-cell>
          <table:table-cell table:formula="of:=COM.MICROSOFT.CONCAT(&quot;0x&quot;;TEXT([.J54];&quot;00&quot;))" office:value-type="string" office:string-value="0xfd" calcext:value-type="string">
            <text:p>0xfd</text:p>
          </table:table-cell>
          <table:table-cell table:formula="of:=COM.MICROSOFT.CONCAT(&quot;0x&quot;;TEXT([.K54];&quot;00&quot;))" office:value-type="string" office:string-value="0xfe" calcext:value-type="string">
            <text:p>0xfe</text:p>
          </table:table-cell>
          <table:table-cell table:formula="of:=COM.MICROSOFT.CONCAT(&quot;0x&quot;;TEXT([.L54];&quot;00&quot;))" office:value-type="string" office:string-value="0xf7" calcext:value-type="string">
            <text:p>0xf7</text:p>
          </table:table-cell>
          <table:table-cell table:formula="of:=COM.MICROSOFT.CONCAT(&quot;0x&quot;;TEXT([.M54];&quot;00&quot;))" office:value-type="string" office:string-value="0xef" calcext:value-type="string">
            <text:p>0xef</text:p>
          </table:table-cell>
          <table:table-cell table:formula="of:=COM.MICROSOFT.CONCAT(&quot;0x&quot;;TEXT([.N54];&quot;00&quot;))" office:value-type="string" office:string-value="0xdf" calcext:value-type="string">
            <text:p>0xdf</text:p>
          </table:table-cell>
          <table:table-cell table:formula="of:=COM.MICROSOFT.CONCAT(&quot;0x&quot;;TEXT([.O54];&quot;00&quot;))" office:value-type="string" office:string-value="0x7e" calcext:value-type="string">
            <text:p>0x7e</text:p>
          </table:table-cell>
          <table:table-cell table:formula="of:=COM.MICROSOFT.CONCAT(&quot;0x&quot;;TEXT([.P54];&quot;00&quot;))" office:value-type="string" office:string-value="0xdf" calcext:value-type="string">
            <text:p>0xdf</text:p>
          </table:table-cell>
          <table:table-cell table:formula="of:=COM.MICROSOFT.TEXTJOIN(&quot;,&quot;;1;[.A146:.P146])" office:value-type="string" office:string-value="0xef,0xde,0xfb,0xef,0xde,0xff,0xef,0xdd,0xfd,0xfd,0xfe,0xf7,0xef,0xdf,0x7e,0xdf" calcext:value-type="string">
            <text:p>0xef,0xde,0xfb,0xef,0xde,0xff,0xef,0xdd,0xfd,0xfd,0xfe,0xf7,0xef,0xdf,0x7e,0xdf</text:p>
          </table:table-cell>
          <table:table-cell table:number-columns-repeated="17"/>
        </table:table-row>
        <table:table-row table:style-name="ro1">
          <table:table-cell table:formula="of:=COM.MICROSOFT.CONCAT(&quot;0x&quot;;TEXT([.A55];&quot;00&quot;))" office:value-type="string" office:string-value="0xdd" calcext:value-type="string">
            <text:p>0xdd</text:p>
          </table:table-cell>
          <table:table-cell table:formula="of:=COM.MICROSOFT.CONCAT(&quot;0x&quot;;TEXT([.B55];&quot;00&quot;))" office:value-type="string" office:string-value="0xf9" calcext:value-type="string">
            <text:p>0xf9</text:p>
          </table:table-cell>
          <table:table-cell table:formula="of:=COM.MICROSOFT.CONCAT(&quot;0x&quot;;TEXT([.C55];&quot;00&quot;))" office:value-type="string" office:string-value="0xef" calcext:value-type="string">
            <text:p>0xef</text:p>
          </table:table-cell>
          <table:table-cell table:formula="of:=COM.MICROSOFT.CONCAT(&quot;0x&quot;;TEXT([.D55];&quot;00&quot;))" office:value-type="string" office:string-value="0xbf" calcext:value-type="string">
            <text:p>0xbf</text:p>
          </table:table-cell>
          <table:table-cell table:formula="of:=COM.MICROSOFT.CONCAT(&quot;0x&quot;;TEXT([.E55];&quot;00&quot;))" office:value-type="string" office:string-value="0x7f" calcext:value-type="string">
            <text:p>0x7f</text:p>
          </table:table-cell>
          <table:table-cell table:formula="of:=COM.MICROSOFT.CONCAT(&quot;0x&quot;;TEXT([.F55];&quot;00&quot;))" office:value-type="string" office:string-value="0xef" calcext:value-type="string">
            <text:p>0xef</text:p>
          </table:table-cell>
          <table:table-cell table:formula="of:=COM.MICROSOFT.CONCAT(&quot;0x&quot;;TEXT([.G55];&quot;00&quot;))" office:value-type="string" office:string-value="0xbe" calcext:value-type="string">
            <text:p>0xbe</text:p>
          </table:table-cell>
          <table:table-cell table:formula="of:=COM.MICROSOFT.CONCAT(&quot;0x&quot;;TEXT([.H55];&quot;00&quot;))" office:value-type="string" office:string-value="0xfd" calcext:value-type="string">
            <text:p>0xfd</text:p>
          </table:table-cell>
          <table:table-cell table:formula="of:=COM.MICROSOFT.CONCAT(&quot;0x&quot;;TEXT([.I55];&quot;00&quot;))" office:value-type="string" office:string-value="0xcf" calcext:value-type="string">
            <text:p>0xcf</text:p>
          </table:table-cell>
          <table:table-cell table:formula="of:=COM.MICROSOFT.CONCAT(&quot;0x&quot;;TEXT([.J55];&quot;00&quot;))" office:value-type="string" office:string-value="0xbf" calcext:value-type="string">
            <text:p>0xbf</text:p>
          </table:table-cell>
          <table:table-cell table:formula="of:=COM.MICROSOFT.CONCAT(&quot;0x&quot;;TEXT([.K55];&quot;00&quot;))" office:value-type="string" office:string-value="0xdf" calcext:value-type="string">
            <text:p>0xdf</text:p>
          </table:table-cell>
          <table:table-cell table:formula="of:=COM.MICROSOFT.CONCAT(&quot;0x&quot;;TEXT([.L55];&quot;00&quot;))" office:value-type="string" office:string-value="0xef" calcext:value-type="string">
            <text:p>0xef</text:p>
          </table:table-cell>
          <table:table-cell table:formula="of:=COM.MICROSOFT.CONCAT(&quot;0x&quot;;TEXT([.M55];&quot;00&quot;))" office:value-type="string" office:string-value="0xbf" calcext:value-type="string">
            <text:p>0xbf</text:p>
          </table:table-cell>
          <table:table-cell table:formula="of:=COM.MICROSOFT.CONCAT(&quot;0x&quot;;TEXT([.N55];&quot;00&quot;))" office:value-type="string" office:string-value="0x9f" calcext:value-type="string">
            <text:p>0x9f</text:p>
          </table:table-cell>
          <table:table-cell table:formula="of:=COM.MICROSOFT.CONCAT(&quot;0x&quot;;TEXT([.O55];&quot;00&quot;))" office:value-type="string" office:string-value="0xd7" calcext:value-type="string">
            <text:p>0xd7</text:p>
          </table:table-cell>
          <table:table-cell table:formula="of:=COM.MICROSOFT.CONCAT(&quot;0x&quot;;TEXT([.P55];&quot;00&quot;))" office:value-type="string" office:string-value="0x5d" calcext:value-type="string">
            <text:p>0x5d</text:p>
          </table:table-cell>
          <table:table-cell table:formula="of:=COM.MICROSOFT.TEXTJOIN(&quot;,&quot;;1;[.A147:.P147])" office:value-type="string" office:string-value="0xdd,0xf9,0xef,0xbf,0x7f,0xef,0xbe,0xfd,0xcf,0xbf,0xdf,0xef,0xbf,0x9f,0xd7,0x5d" calcext:value-type="string">
            <text:p>0xdd,0xf9,0xef,0xbf,0x7f,0xef,0xbe,0xfd,0xcf,0xbf,0xdf,0xef,0xbf,0x9f,0xd7,0x5d</text:p>
          </table:table-cell>
          <table:table-cell table:number-columns-repeated="17"/>
        </table:table-row>
        <table:table-row table:style-name="ro1">
          <table:table-cell table:formula="of:=COM.MICROSOFT.CONCAT(&quot;0x&quot;;TEXT([.A56];&quot;00&quot;))" office:value-type="string" office:string-value="0xfd" calcext:value-type="string">
            <text:p>0xfd</text:p>
          </table:table-cell>
          <table:table-cell table:formula="of:=COM.MICROSOFT.CONCAT(&quot;0x&quot;;TEXT([.B56];&quot;00&quot;))" office:value-type="string" office:string-value="0xfd" calcext:value-type="string">
            <text:p>0xfd</text:p>
          </table:table-cell>
          <table:table-cell table:formula="of:=COM.MICROSOFT.CONCAT(&quot;0x&quot;;TEXT([.C56];&quot;00&quot;))" office:value-type="string" office:string-value="0xfd" calcext:value-type="string">
            <text:p>0xfd</text:p>
          </table:table-cell>
          <table:table-cell table:formula="of:=COM.MICROSOFT.CONCAT(&quot;0x&quot;;TEXT([.D56];&quot;00&quot;))" office:value-type="string" office:string-value="0xfd" calcext:value-type="string">
            <text:p>0xfd</text:p>
          </table:table-cell>
          <table:table-cell table:formula="of:=COM.MICROSOFT.CONCAT(&quot;0x&quot;;TEXT([.E56];&quot;00&quot;))" office:value-type="string" office:string-value="0xff" calcext:value-type="string">
            <text:p>0xff</text:p>
          </table:table-cell>
          <table:table-cell table:formula="of:=COM.MICROSOFT.CONCAT(&quot;0x&quot;;TEXT([.F56];&quot;00&quot;))" office:value-type="string" office:string-value="0xff" calcext:value-type="string">
            <text:p>0xff</text:p>
          </table:table-cell>
          <table:table-cell table:formula="of:=COM.MICROSOFT.CONCAT(&quot;0x&quot;;TEXT([.G56];&quot;00&quot;))" office:value-type="string" office:string-value="0xff" calcext:value-type="string">
            <text:p>0xff</text:p>
          </table:table-cell>
          <table:table-cell table:formula="of:=COM.MICROSOFT.CONCAT(&quot;0x&quot;;TEXT([.H56];&quot;00&quot;))" office:value-type="string" office:string-value="0xff" calcext:value-type="string">
            <text:p>0xff</text:p>
          </table:table-cell>
          <table:table-cell table:formula="of:=COM.MICROSOFT.CONCAT(&quot;0x&quot;;TEXT([.I56];&quot;00&quot;))" office:value-type="string" office:string-value="0xff" calcext:value-type="string">
            <text:p>0xff</text:p>
          </table:table-cell>
          <table:table-cell table:formula="of:=COM.MICROSOFT.CONCAT(&quot;0x&quot;;TEXT([.J56];&quot;00&quot;))" office:value-type="string" office:string-value="0xff" calcext:value-type="string">
            <text:p>0xff</text:p>
          </table:table-cell>
          <table:table-cell table:formula="of:=COM.MICROSOFT.CONCAT(&quot;0x&quot;;TEXT([.K56];&quot;00&quot;))" office:value-type="string" office:string-value="0xff" calcext:value-type="string">
            <text:p>0xff</text:p>
          </table:table-cell>
          <table:table-cell table:formula="of:=COM.MICROSOFT.CONCAT(&quot;0x&quot;;TEXT([.L56];&quot;00&quot;))" office:value-type="string" office:string-value="0xff" calcext:value-type="string">
            <text:p>0xff</text:p>
          </table:table-cell>
          <table:table-cell table:formula="of:=COM.MICROSOFT.CONCAT(&quot;0x&quot;;TEXT([.M56];&quot;00&quot;))" office:value-type="string" office:string-value="0xff" calcext:value-type="string">
            <text:p>0xff</text:p>
          </table:table-cell>
          <table:table-cell table:formula="of:=COM.MICROSOFT.CONCAT(&quot;0x&quot;;TEXT([.N56];&quot;00&quot;))" office:value-type="string" office:string-value="0xff" calcext:value-type="string">
            <text:p>0xff</text:p>
          </table:table-cell>
          <table:table-cell table:formula="of:=COM.MICROSOFT.CONCAT(&quot;0x&quot;;TEXT([.O56];&quot;00&quot;))" office:value-type="string" office:string-value="0xff" calcext:value-type="string">
            <text:p>0xff</text:p>
          </table:table-cell>
          <table:table-cell table:formula="of:=COM.MICROSOFT.CONCAT(&quot;0x&quot;;TEXT([.P56];&quot;00&quot;))" office:value-type="string" office:string-value="0xff" calcext:value-type="string">
            <text:p>0xff</text:p>
          </table:table-cell>
          <table:table-cell table:formula="of:=COM.MICROSOFT.TEXTJOIN(&quot;,&quot;;1;[.A148:.P148])" office:value-type="string" office:string-value="0xfd,0xfd,0xfd,0xfd,0xff,0xff,0xff,0xff,0xff,0xff,0xff,0xff,0xff,0xff,0xff,0xff" calcext:value-type="string">
            <text:p>0xfd,0xfd,0xfd,0xfd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7];&quot;00&quot;))" office:value-type="string" office:string-value="0xfe" calcext:value-type="string">
            <text:p>0xfe</text:p>
          </table:table-cell>
          <table:table-cell table:formula="of:=COM.MICROSOFT.CONCAT(&quot;0x&quot;;TEXT([.B57];&quot;00&quot;))" office:value-type="string" office:string-value="0x0f" calcext:value-type="string">
            <text:p>0x0f</text:p>
          </table:table-cell>
          <table:table-cell table:formula="of:=COM.MICROSOFT.CONCAT(&quot;0x&quot;;TEXT([.C57];&quot;00&quot;))" office:value-type="string" office:string-value="0x80" calcext:value-type="string">
            <text:p>0x80</text:p>
          </table:table-cell>
          <table:table-cell table:formula="of:=COM.MICROSOFT.CONCAT(&quot;0x&quot;;TEXT([.D57];&quot;00&quot;))" office:value-type="string" office:string-value="0x07" calcext:value-type="string">
            <text:p>0x07</text:p>
          </table:table-cell>
          <table:table-cell table:formula="of:=COM.MICROSOFT.CONCAT(&quot;0x&quot;;TEXT([.E57];&quot;00&quot;))" office:value-type="string" office:string-value="0xf0" calcext:value-type="string">
            <text:p>0xf0</text:p>
          </table:table-cell>
          <table:table-cell table:formula="of:=COM.MICROSOFT.CONCAT(&quot;0x&quot;;TEXT([.F57];&quot;00&quot;))" office:value-type="string" office:string-value="0x38" calcext:value-type="string">
            <text:p>0x38</text:p>
          </table:table-cell>
          <table:table-cell table:formula="of:=COM.MICROSOFT.CONCAT(&quot;0x&quot;;TEXT([.G57];&quot;00&quot;))" office:value-type="string" office:string-value="0x07" calcext:value-type="string">
            <text:p>0x07</text:p>
          </table:table-cell>
          <table:table-cell table:formula="of:=COM.MICROSOFT.CONCAT(&quot;0x&quot;;TEXT([.H57];&quot;00&quot;))" office:value-type="string" office:string-value="0x80" calcext:value-type="string">
            <text:p>0x80</text:p>
          </table:table-cell>
          <table:table-cell table:formula="of:=COM.MICROSOFT.CONCAT(&quot;0x&quot;;TEXT([.I57];&quot;00&quot;))" office:value-type="string" office:string-value="0x18" calcext:value-type="string">
            <text:p>0x18</text:p>
          </table:table-cell>
          <table:table-cell table:formula="of:=COM.MICROSOFT.CONCAT(&quot;0x&quot;;TEXT([.J57];&quot;00&quot;))" office:value-type="string" office:string-value="0x0f" calcext:value-type="string">
            <text:p>0x0f</text:p>
          </table:table-cell>
          <table:table-cell table:formula="of:=COM.MICROSOFT.CONCAT(&quot;0x&quot;;TEXT([.K57];&quot;00&quot;))" office:value-type="string" office:string-value="0xf0" calcext:value-type="string">
            <text:p>0xf0</text:p>
          </table:table-cell>
          <table:table-cell table:formula="of:=COM.MICROSOFT.CONCAT(&quot;0x&quot;;TEXT([.L57];&quot;00&quot;))" office:value-type="string" office:string-value="0x30" calcext:value-type="string">
            <text:p>0x30</text:p>
          </table:table-cell>
          <table:table-cell table:formula="of:=COM.MICROSOFT.CONCAT(&quot;0x&quot;;TEXT([.M57];&quot;00&quot;))" office:value-type="string" office:string-value="0x70" calcext:value-type="string">
            <text:p>0x70</text:p>
          </table:table-cell>
          <table:table-cell table:formula="of:=COM.MICROSOFT.CONCAT(&quot;0x&quot;;TEXT([.N57];&quot;00&quot;))" office:value-type="string" office:string-value="0x40" calcext:value-type="string">
            <text:p>0x40</text:p>
          </table:table-cell>
          <table:table-cell table:formula="of:=COM.MICROSOFT.CONCAT(&quot;0x&quot;;TEXT([.O57];&quot;00&quot;))" office:value-type="string" office:string-value="0x1f" calcext:value-type="string">
            <text:p>0x1f</text:p>
          </table:table-cell>
          <table:table-cell table:formula="of:=COM.MICROSOFT.CONCAT(&quot;0x&quot;;TEXT([.P57];&quot;00&quot;))" office:value-type="string" office:string-value="0x0f" calcext:value-type="string">
            <text:p>0x0f</text:p>
          </table:table-cell>
          <table:table-cell table:formula="of:=COM.MICROSOFT.TEXTJOIN(&quot;,&quot;;1;[.A149:.P149])" office:value-type="string" office:string-value="0xfe,0x0f,0x80,0x07,0xf0,0x38,0x07,0x80,0x18,0x0f,0xf0,0x30,0x70,0x40,0x1f,0x0f" calcext:value-type="string">
            <text:p>0xfe,0x0f,0x80,0x07,0xf0,0x38,0x07,0x80,0x18,0x0f,0xf0,0x30,0x70,0x40,0x1f,0x0f</text:p>
          </table:table-cell>
          <table:table-cell table:number-columns-repeated="17"/>
        </table:table-row>
        <table:table-row table:style-name="ro1">
          <table:table-cell table:formula="of:=COM.MICROSOFT.CONCAT(&quot;0x&quot;;TEXT([.A58];&quot;00&quot;))" office:value-type="string" office:string-value="0x83" calcext:value-type="string">
            <text:p>0x83</text:p>
          </table:table-cell>
          <table:table-cell table:formula="of:=COM.MICROSOFT.CONCAT(&quot;0x&quot;;TEXT([.B58];&quot;00&quot;))" office:value-type="string" office:string-value="0xc4" calcext:value-type="string">
            <text:p>0xc4</text:p>
          </table:table-cell>
          <table:table-cell table:formula="of:=COM.MICROSOFT.CONCAT(&quot;0x&quot;;TEXT([.C58];&quot;00&quot;))" office:value-type="string" office:string-value="0x00" calcext:value-type="string">
            <text:p>0x00</text:p>
          </table:table-cell>
          <table:table-cell table:formula="of:=COM.MICROSOFT.CONCAT(&quot;0x&quot;;TEXT([.D58];&quot;00&quot;))" office:value-type="string" office:string-value="0x07" calcext:value-type="string">
            <text:p>0x07</text:p>
          </table:table-cell>
          <table:table-cell table:formula="of:=COM.MICROSOFT.CONCAT(&quot;0x&quot;;TEXT([.E58];&quot;00&quot;))" office:value-type="string" office:string-value="0x00" calcext:value-type="string">
            <text:p>0x00</text:p>
          </table:table-cell>
          <table:table-cell table:formula="of:=COM.MICROSOFT.CONCAT(&quot;0x&quot;;TEXT([.F58];&quot;00&quot;))" office:value-type="string" office:string-value="0x79" calcext:value-type="string">
            <text:p>0x79</text:p>
          </table:table-cell>
          <table:table-cell table:formula="of:=COM.MICROSOFT.CONCAT(&quot;0x&quot;;TEXT([.G58];&quot;00&quot;))" office:value-type="string" office:string-value="0xf0" calcext:value-type="string">
            <text:p>0xf0</text:p>
          </table:table-cell>
          <table:table-cell table:formula="of:=COM.MICROSOFT.CONCAT(&quot;0x&quot;;TEXT([.H58];&quot;00&quot;))" office:value-type="string" office:string-value="0x7c" calcext:value-type="string">
            <text:p>0x7c</text:p>
          </table:table-cell>
          <table:table-cell table:formula="of:=COM.MICROSOFT.CONCAT(&quot;0x&quot;;TEXT([.I58];&quot;00&quot;))" office:value-type="string" office:string-value="0x07" calcext:value-type="string">
            <text:p>0x07</text:p>
          </table:table-cell>
          <table:table-cell table:formula="of:=COM.MICROSOFT.CONCAT(&quot;0x&quot;;TEXT([.J58];&quot;00&quot;))" office:value-type="string" office:string-value="0xf0" calcext:value-type="string">
            <text:p>0xf0</text:p>
          </table:table-cell>
          <table:table-cell table:formula="of:=COM.MICROSOFT.CONCAT(&quot;0x&quot;;TEXT([.K58];&quot;00&quot;))" office:value-type="string" office:string-value="0x78" calcext:value-type="string">
            <text:p>0x78</text:p>
          </table:table-cell>
          <table:table-cell table:formula="of:=COM.MICROSOFT.CONCAT(&quot;0x&quot;;TEXT([.L58];&quot;00&quot;))" office:value-type="string" office:string-value="0x3c" calcext:value-type="string">
            <text:p>0x3c</text:p>
          </table:table-cell>
          <table:table-cell table:formula="of:=COM.MICROSOFT.CONCAT(&quot;0x&quot;;TEXT([.M58];&quot;00&quot;))" office:value-type="string" office:string-value="0x50" calcext:value-type="string">
            <text:p>0x50</text:p>
          </table:table-cell>
          <table:table-cell table:formula="of:=COM.MICROSOFT.CONCAT(&quot;0x&quot;;TEXT([.N58];&quot;00&quot;))" office:value-type="string" office:string-value="0x7f" calcext:value-type="string">
            <text:p>0x7f</text:p>
          </table:table-cell>
          <table:table-cell table:formula="of:=COM.MICROSOFT.CONCAT(&quot;0x&quot;;TEXT([.O58];&quot;00&quot;))" office:value-type="string" office:string-value="0x07" calcext:value-type="string">
            <text:p>0x07</text:p>
          </table:table-cell>
          <table:table-cell table:formula="of:=COM.MICROSOFT.CONCAT(&quot;0x&quot;;TEXT([.P58];&quot;00&quot;))" office:value-type="string" office:string-value="0xf0" calcext:value-type="string">
            <text:p>0xf0</text:p>
          </table:table-cell>
          <table:table-cell table:formula="of:=COM.MICROSOFT.TEXTJOIN(&quot;,&quot;;1;[.A150:.P150])" office:value-type="string" office:string-value="0x83,0xc4,0x00,0x07,0x00,0x79,0xf0,0x7c,0x07,0xf0,0x78,0x3c,0x50,0x7f,0x07,0xf0" calcext:value-type="string">
            <text:p>0x83,0xc4,0x00,0x07,0x00,0x79,0xf0,0x7c,0x07,0xf0,0x78,0x3c,0x50,0x7f,0x07,0xf0</text:p>
          </table:table-cell>
          <table:table-cell table:number-columns-repeated="17"/>
        </table:table-row>
        <table:table-row table:style-name="ro1">
          <table:table-cell table:formula="of:=COM.MICROSOFT.CONCAT(&quot;0x&quot;;TEXT([.A59];&quot;00&quot;))" office:value-type="string" office:string-value="0x7f" calcext:value-type="string">
            <text:p>0x7f</text:p>
          </table:table-cell>
          <table:table-cell table:formula="of:=COM.MICROSOFT.CONCAT(&quot;0x&quot;;TEXT([.B59];&quot;00&quot;))" office:value-type="string" office:string-value="0x9f" calcext:value-type="string">
            <text:p>0x9f</text:p>
          </table:table-cell>
          <table:table-cell table:formula="of:=COM.MICROSOFT.CONCAT(&quot;0x&quot;;TEXT([.C59];&quot;00&quot;))" office:value-type="string" office:string-value="0xef" calcext:value-type="string">
            <text:p>0xef</text:p>
          </table:table-cell>
          <table:table-cell table:formula="of:=COM.MICROSOFT.CONCAT(&quot;0x&quot;;TEXT([.D59];&quot;00&quot;))" office:value-type="string" office:string-value="0xb8" calcext:value-type="string">
            <text:p>0xb8</text:p>
          </table:table-cell>
          <table:table-cell table:formula="of:=COM.MICROSOFT.CONCAT(&quot;0x&quot;;TEXT([.E59];&quot;00&quot;))" office:value-type="string" office:string-value="0x70" calcext:value-type="string">
            <text:p>0x70</text:p>
          </table:table-cell>
          <table:table-cell table:formula="of:=COM.MICROSOFT.CONCAT(&quot;0x&quot;;TEXT([.F59];&quot;00&quot;))" office:value-type="string" office:string-value="0xf0" calcext:value-type="string">
            <text:p>0xf0</text:p>
          </table:table-cell>
          <table:table-cell table:formula="of:=COM.MICROSOFT.CONCAT(&quot;0x&quot;;TEXT([.G59];&quot;00&quot;))" office:value-type="string" office:string-value="0x7c" calcext:value-type="string">
            <text:p>0x7c</text:p>
          </table:table-cell>
          <table:table-cell table:formula="of:=COM.MICROSOFT.CONCAT(&quot;0x&quot;;TEXT([.H59];&quot;00&quot;))" office:value-type="string" office:string-value="0x01" calcext:value-type="string">
            <text:p>0x01</text:p>
          </table:table-cell>
          <table:table-cell table:formula="of:=COM.MICROSOFT.CONCAT(&quot;0x&quot;;TEXT([.I59];&quot;00&quot;))" office:value-type="string" office:string-value="0xff" calcext:value-type="string">
            <text:p>0xff</text:p>
          </table:table-cell>
          <table:table-cell table:formula="of:=COM.MICROSOFT.CONCAT(&quot;0x&quot;;TEXT([.J59];&quot;00&quot;))" office:value-type="string" office:string-value="0xff" calcext:value-type="string">
            <text:p>0xff</text:p>
          </table:table-cell>
          <table:table-cell table:formula="of:=COM.MICROSOFT.CONCAT(&quot;0x&quot;;TEXT([.K59];&quot;00&quot;))" office:value-type="string" office:string-value="0xff" calcext:value-type="string">
            <text:p>0xff</text:p>
          </table:table-cell>
          <table:table-cell table:formula="of:=COM.MICROSOFT.CONCAT(&quot;0x&quot;;TEXT([.L59];&quot;00&quot;))" office:value-type="string" office:string-value="0xff" calcext:value-type="string">
            <text:p>0xff</text:p>
          </table:table-cell>
          <table:table-cell table:formula="of:=COM.MICROSOFT.CONCAT(&quot;0x&quot;;TEXT([.M59];&quot;00&quot;))" office:value-type="string" office:string-value="0xff" calcext:value-type="string">
            <text:p>0xff</text:p>
          </table:table-cell>
          <table:table-cell table:formula="of:=COM.MICROSOFT.CONCAT(&quot;0x&quot;;TEXT([.N59];&quot;00&quot;))" office:value-type="string" office:string-value="0xff" calcext:value-type="string">
            <text:p>0xff</text:p>
          </table:table-cell>
          <table:table-cell table:formula="of:=COM.MICROSOFT.CONCAT(&quot;0x&quot;;TEXT([.O59];&quot;00&quot;))" office:value-type="string" office:string-value="0xff" calcext:value-type="string">
            <text:p>0xff</text:p>
          </table:table-cell>
          <table:table-cell table:formula="of:=COM.MICROSOFT.CONCAT(&quot;0x&quot;;TEXT([.P59];&quot;00&quot;))" office:value-type="string" office:string-value="0xff" calcext:value-type="string">
            <text:p>0xff</text:p>
          </table:table-cell>
          <table:table-cell table:formula="of:=COM.MICROSOFT.TEXTJOIN(&quot;,&quot;;1;[.A151:.P151])" office:value-type="string" office:string-value="0x7f,0x9f,0xef,0xb8,0x70,0xf0,0x7c,0x01,0xff,0xff,0xff,0xff,0xff,0xff,0xff,0xff" calcext:value-type="string">
            <text:p>0x7f,0x9f,0xef,0xb8,0x70,0xf0,0x7c,0x01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0];&quot;00&quot;))" office:value-type="string" office:string-value="0xff" calcext:value-type="string">
            <text:p>0xff</text:p>
          </table:table-cell>
          <table:table-cell table:formula="of:=COM.MICROSOFT.CONCAT(&quot;0x&quot;;TEXT([.B60];&quot;00&quot;))" office:value-type="string" office:string-value="0xff" calcext:value-type="string">
            <text:p>0xff</text:p>
          </table:table-cell>
          <table:table-cell table:formula="of:=COM.MICROSOFT.CONCAT(&quot;0x&quot;;TEXT([.C60];&quot;00&quot;))" office:value-type="string" office:string-value="0xff" calcext:value-type="string">
            <text:p>0xff</text:p>
          </table:table-cell>
          <table:table-cell table:formula="of:=COM.MICROSOFT.CONCAT(&quot;0x&quot;;TEXT([.D60];&quot;00&quot;))" office:value-type="string" office:string-value="0xff" calcext:value-type="string">
            <text:p>0xff</text:p>
          </table:table-cell>
          <table:table-cell table:formula="of:=COM.MICROSOFT.CONCAT(&quot;0x&quot;;TEXT([.E60];&quot;00&quot;))" office:value-type="string" office:string-value="0xff" calcext:value-type="string">
            <text:p>0xff</text:p>
          </table:table-cell>
          <table:table-cell table:formula="of:=COM.MICROSOFT.CONCAT(&quot;0x&quot;;TEXT([.F60];&quot;00&quot;))" office:value-type="string" office:string-value="0xff" calcext:value-type="string">
            <text:p>0xff</text:p>
          </table:table-cell>
          <table:table-cell table:formula="of:=COM.MICROSOFT.CONCAT(&quot;0x&quot;;TEXT([.G60];&quot;00&quot;))" office:value-type="string" office:string-value="0xff" calcext:value-type="string">
            <text:p>0xff</text:p>
          </table:table-cell>
          <table:table-cell table:formula="of:=COM.MICROSOFT.CONCAT(&quot;0x&quot;;TEXT([.H60];&quot;00&quot;))" office:value-type="string" office:string-value="0xff" calcext:value-type="string">
            <text:p>0xff</text:p>
          </table:table-cell>
          <table:table-cell table:formula="of:=COM.MICROSOFT.CONCAT(&quot;0x&quot;;TEXT([.I60];&quot;00&quot;))" office:value-type="string" office:string-value="0xff" calcext:value-type="string">
            <text:p>0xff</text:p>
          </table:table-cell>
          <table:table-cell table:formula="of:=COM.MICROSOFT.CONCAT(&quot;0x&quot;;TEXT([.J60];&quot;00&quot;))" office:value-type="string" office:string-value="0xff" calcext:value-type="string">
            <text:p>0xff</text:p>
          </table:table-cell>
          <table:table-cell table:formula="of:=COM.MICROSOFT.CONCAT(&quot;0x&quot;;TEXT([.K60];&quot;00&quot;))" office:value-type="string" office:string-value="0xff" calcext:value-type="string">
            <text:p>0xff</text:p>
          </table:table-cell>
          <table:table-cell table:formula="of:=COM.MICROSOFT.CONCAT(&quot;0x&quot;;TEXT([.L60];&quot;00&quot;))" office:value-type="string" office:string-value="0xff" calcext:value-type="string">
            <text:p>0xff</text:p>
          </table:table-cell>
          <table:table-cell table:formula="of:=COM.MICROSOFT.CONCAT(&quot;0x&quot;;TEXT([.M60];&quot;00&quot;))" office:value-type="string" office:string-value="0xff" calcext:value-type="string">
            <text:p>0xff</text:p>
          </table:table-cell>
          <table:table-cell table:formula="of:=COM.MICROSOFT.CONCAT(&quot;0x&quot;;TEXT([.N60];&quot;00&quot;))" office:value-type="string" office:string-value="0xff" calcext:value-type="string">
            <text:p>0xff</text:p>
          </table:table-cell>
          <table:table-cell table:formula="of:=COM.MICROSOFT.CONCAT(&quot;0x&quot;;TEXT([.O60];&quot;00&quot;))" office:value-type="string" office:string-value="0xff" calcext:value-type="string">
            <text:p>0xff</text:p>
          </table:table-cell>
          <table:table-cell table:formula="of:=COM.MICROSOFT.CONCAT(&quot;0x&quot;;TEXT([.P60];&quot;00&quot;))" office:value-type="string" office:string-value="0xff" calcext:value-type="string">
            <text:p>0xff</text:p>
          </table:table-cell>
          <table:table-cell table:formula="of:=COM.MICROSOFT.TEXTJOIN(&quot;,&quot;;1;[.A152:.P15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1];&quot;00&quot;))" office:value-type="string" office:string-value="0xff" calcext:value-type="string">
            <text:p>0xff</text:p>
          </table:table-cell>
          <table:table-cell table:formula="of:=COM.MICROSOFT.CONCAT(&quot;0x&quot;;TEXT([.B61];&quot;00&quot;))" office:value-type="string" office:string-value="0xff" calcext:value-type="string">
            <text:p>0xff</text:p>
          </table:table-cell>
          <table:table-cell table:formula="of:=COM.MICROSOFT.CONCAT(&quot;0x&quot;;TEXT([.C61];&quot;00&quot;))" office:value-type="string" office:string-value="0xff" calcext:value-type="string">
            <text:p>0xff</text:p>
          </table:table-cell>
          <table:table-cell table:formula="of:=COM.MICROSOFT.CONCAT(&quot;0x&quot;;TEXT([.D61];&quot;00&quot;))" office:value-type="string" office:string-value="0xff" calcext:value-type="string">
            <text:p>0xff</text:p>
          </table:table-cell>
          <table:table-cell table:formula="of:=COM.MICROSOFT.CONCAT(&quot;0x&quot;;TEXT([.E61];&quot;00&quot;))" office:value-type="string" office:string-value="0xff" calcext:value-type="string">
            <text:p>0xff</text:p>
          </table:table-cell>
          <table:table-cell table:formula="of:=COM.MICROSOFT.CONCAT(&quot;0x&quot;;TEXT([.F61];&quot;00&quot;))" office:value-type="string" office:string-value="0xff" calcext:value-type="string">
            <text:p>0xff</text:p>
          </table:table-cell>
          <table:table-cell table:formula="of:=COM.MICROSOFT.CONCAT(&quot;0x&quot;;TEXT([.G61];&quot;00&quot;))" office:value-type="string" office:string-value="0xff" calcext:value-type="string">
            <text:p>0xff</text:p>
          </table:table-cell>
          <table:table-cell table:formula="of:=COM.MICROSOFT.CONCAT(&quot;0x&quot;;TEXT([.H61];&quot;00&quot;))" office:value-type="string" office:string-value="0xff" calcext:value-type="string">
            <text:p>0xff</text:p>
          </table:table-cell>
          <table:table-cell table:formula="of:=COM.MICROSOFT.CONCAT(&quot;0x&quot;;TEXT([.I61];&quot;00&quot;))" office:value-type="string" office:string-value="0xff" calcext:value-type="string">
            <text:p>0xff</text:p>
          </table:table-cell>
          <table:table-cell table:formula="of:=COM.MICROSOFT.CONCAT(&quot;0x&quot;;TEXT([.J61];&quot;00&quot;))" office:value-type="string" office:string-value="0xff" calcext:value-type="string">
            <text:p>0xff</text:p>
          </table:table-cell>
          <table:table-cell table:formula="of:=COM.MICROSOFT.CONCAT(&quot;0x&quot;;TEXT([.K61];&quot;00&quot;))" office:value-type="string" office:string-value="0xff" calcext:value-type="string">
            <text:p>0xff</text:p>
          </table:table-cell>
          <table:table-cell table:formula="of:=COM.MICROSOFT.CONCAT(&quot;0x&quot;;TEXT([.L61];&quot;00&quot;))" office:value-type="string" office:string-value="0xff" calcext:value-type="string">
            <text:p>0xff</text:p>
          </table:table-cell>
          <table:table-cell table:formula="of:=COM.MICROSOFT.CONCAT(&quot;0x&quot;;TEXT([.M61];&quot;00&quot;))" office:value-type="string" office:string-value="0xff" calcext:value-type="string">
            <text:p>0xff</text:p>
          </table:table-cell>
          <table:table-cell table:formula="of:=COM.MICROSOFT.CONCAT(&quot;0x&quot;;TEXT([.N61];&quot;00&quot;))" office:value-type="string" office:string-value="0xfb" calcext:value-type="string">
            <text:p>0xfb</text:p>
          </table:table-cell>
          <table:table-cell table:formula="of:=COM.MICROSOFT.CONCAT(&quot;0x&quot;;TEXT([.O61];&quot;00&quot;))" office:value-type="string" office:string-value="0xff" calcext:value-type="string">
            <text:p>0xff</text:p>
          </table:table-cell>
          <table:table-cell table:formula="of:=COM.MICROSOFT.CONCAT(&quot;0x&quot;;TEXT([.P61];&quot;00&quot;))" office:value-type="string" office:string-value="0xff" calcext:value-type="string">
            <text:p>0xff</text:p>
          </table:table-cell>
          <table:table-cell table:formula="of:=COM.MICROSOFT.TEXTJOIN(&quot;,&quot;;1;[.A153:.P153])" office:value-type="string" office:string-value="0xff,0xff,0xff,0xff,0xff,0xff,0xff,0xff,0xff,0xff,0xff,0xff,0xff,0xfb,0xff,0xff" calcext:value-type="string">
            <text:p>0xff,0xff,0xff,0xff,0xff,0xff,0xff,0xff,0xff,0xff,0xff,0xff,0xff,0xfb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2];&quot;00&quot;))" office:value-type="string" office:string-value="0xff" calcext:value-type="string">
            <text:p>0xff</text:p>
          </table:table-cell>
          <table:table-cell table:formula="of:=COM.MICROSOFT.CONCAT(&quot;0x&quot;;TEXT([.B62];&quot;00&quot;))" office:value-type="string" office:string-value="0xff" calcext:value-type="string">
            <text:p>0xff</text:p>
          </table:table-cell>
          <table:table-cell table:formula="of:=COM.MICROSOFT.CONCAT(&quot;0x&quot;;TEXT([.C62];&quot;00&quot;))" office:value-type="string" office:string-value="0xff" calcext:value-type="string">
            <text:p>0xff</text:p>
          </table:table-cell>
          <table:table-cell table:formula="of:=COM.MICROSOFT.CONCAT(&quot;0x&quot;;TEXT([.D62];&quot;00&quot;))" office:value-type="string" office:string-value="0xff" calcext:value-type="string">
            <text:p>0xff</text:p>
          </table:table-cell>
          <table:table-cell table:formula="of:=COM.MICROSOFT.CONCAT(&quot;0x&quot;;TEXT([.E62];&quot;00&quot;))" office:value-type="string" office:string-value="0xff" calcext:value-type="string">
            <text:p>0xff</text:p>
          </table:table-cell>
          <table:table-cell table:formula="of:=COM.MICROSOFT.CONCAT(&quot;0x&quot;;TEXT([.F62];&quot;00&quot;))" office:value-type="string" office:string-value="0xff" calcext:value-type="string">
            <text:p>0xff</text:p>
          </table:table-cell>
          <table:table-cell table:formula="of:=COM.MICROSOFT.CONCAT(&quot;0x&quot;;TEXT([.G62];&quot;00&quot;))" office:value-type="string" office:string-value="0xff" calcext:value-type="string">
            <text:p>0xff</text:p>
          </table:table-cell>
          <table:table-cell table:formula="of:=COM.MICROSOFT.CONCAT(&quot;0x&quot;;TEXT([.H62];&quot;00&quot;))" office:value-type="string" office:string-value="0xff" calcext:value-type="string">
            <text:p>0xff</text:p>
          </table:table-cell>
          <table:table-cell table:formula="of:=COM.MICROSOFT.CONCAT(&quot;0x&quot;;TEXT([.I62];&quot;00&quot;))" office:value-type="string" office:string-value="0xff" calcext:value-type="string">
            <text:p>0xff</text:p>
          </table:table-cell>
          <table:table-cell table:formula="of:=COM.MICROSOFT.CONCAT(&quot;0x&quot;;TEXT([.J62];&quot;00&quot;))" office:value-type="string" office:string-value="0xff" calcext:value-type="string">
            <text:p>0xff</text:p>
          </table:table-cell>
          <table:table-cell table:formula="of:=COM.MICROSOFT.CONCAT(&quot;0x&quot;;TEXT([.K62];&quot;00&quot;))" office:value-type="string" office:string-value="0xff" calcext:value-type="string">
            <text:p>0xff</text:p>
          </table:table-cell>
          <table:table-cell table:formula="of:=COM.MICROSOFT.CONCAT(&quot;0x&quot;;TEXT([.L62];&quot;00&quot;))" office:value-type="string" office:string-value="0xff" calcext:value-type="string">
            <text:p>0xff</text:p>
          </table:table-cell>
          <table:table-cell table:formula="of:=COM.MICROSOFT.CONCAT(&quot;0x&quot;;TEXT([.M62];&quot;00&quot;))" office:value-type="string" office:string-value="0xff" calcext:value-type="string">
            <text:p>0xff</text:p>
          </table:table-cell>
          <table:table-cell table:formula="of:=COM.MICROSOFT.CONCAT(&quot;0x&quot;;TEXT([.N62];&quot;00&quot;))" office:value-type="string" office:string-value="0xff" calcext:value-type="string">
            <text:p>0xff</text:p>
          </table:table-cell>
          <table:table-cell table:formula="of:=COM.MICROSOFT.CONCAT(&quot;0x&quot;;TEXT([.O62];&quot;00&quot;))" office:value-type="string" office:string-value="0xff" calcext:value-type="string">
            <text:p>0xff</text:p>
          </table:table-cell>
          <table:table-cell table:formula="of:=COM.MICROSOFT.CONCAT(&quot;0x&quot;;TEXT([.P62];&quot;00&quot;))" office:value-type="string" office:string-value="0xff" calcext:value-type="string">
            <text:p>0xff</text:p>
          </table:table-cell>
          <table:table-cell table:formula="of:=COM.MICROSOFT.TEXTJOIN(&quot;,&quot;;1;[.A154:.P15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3];&quot;00&quot;))" office:value-type="string" office:string-value="0xff" calcext:value-type="string">
            <text:p>0xff</text:p>
          </table:table-cell>
          <table:table-cell table:formula="of:=COM.MICROSOFT.CONCAT(&quot;0x&quot;;TEXT([.B63];&quot;00&quot;))" office:value-type="string" office:string-value="0xff" calcext:value-type="string">
            <text:p>0xff</text:p>
          </table:table-cell>
          <table:table-cell table:formula="of:=COM.MICROSOFT.CONCAT(&quot;0x&quot;;TEXT([.C63];&quot;00&quot;))" office:value-type="string" office:string-value="0xff" calcext:value-type="string">
            <text:p>0xff</text:p>
          </table:table-cell>
          <table:table-cell table:formula="of:=COM.MICROSOFT.CONCAT(&quot;0x&quot;;TEXT([.D63];&quot;00&quot;))" office:value-type="string" office:string-value="0xff" calcext:value-type="string">
            <text:p>0xff</text:p>
          </table:table-cell>
          <table:table-cell table:formula="of:=COM.MICROSOFT.CONCAT(&quot;0x&quot;;TEXT([.E63];&quot;00&quot;))" office:value-type="string" office:string-value="0xff" calcext:value-type="string">
            <text:p>0xff</text:p>
          </table:table-cell>
          <table:table-cell table:formula="of:=COM.MICROSOFT.CONCAT(&quot;0x&quot;;TEXT([.F63];&quot;00&quot;))" office:value-type="string" office:string-value="0xff" calcext:value-type="string">
            <text:p>0xff</text:p>
          </table:table-cell>
          <table:table-cell table:formula="of:=COM.MICROSOFT.CONCAT(&quot;0x&quot;;TEXT([.G63];&quot;00&quot;))" office:value-type="string" office:string-value="0xff" calcext:value-type="string">
            <text:p>0xff</text:p>
          </table:table-cell>
          <table:table-cell table:formula="of:=COM.MICROSOFT.CONCAT(&quot;0x&quot;;TEXT([.H63];&quot;00&quot;))" office:value-type="string" office:string-value="0xff" calcext:value-type="string">
            <text:p>0xff</text:p>
          </table:table-cell>
          <table:table-cell table:formula="of:=COM.MICROSOFT.CONCAT(&quot;0x&quot;;TEXT([.I63];&quot;00&quot;))" office:value-type="string" office:string-value="0xff" calcext:value-type="string">
            <text:p>0xff</text:p>
          </table:table-cell>
          <table:table-cell table:formula="of:=COM.MICROSOFT.CONCAT(&quot;0x&quot;;TEXT([.J63];&quot;00&quot;))" office:value-type="string" office:string-value="0xff" calcext:value-type="string">
            <text:p>0xff</text:p>
          </table:table-cell>
          <table:table-cell table:formula="of:=COM.MICROSOFT.CONCAT(&quot;0x&quot;;TEXT([.K63];&quot;00&quot;))" office:value-type="string" office:string-value="0xff" calcext:value-type="string">
            <text:p>0xff</text:p>
          </table:table-cell>
          <table:table-cell table:formula="of:=COM.MICROSOFT.CONCAT(&quot;0x&quot;;TEXT([.L63];&quot;00&quot;))" office:value-type="string" office:string-value="0xff" calcext:value-type="string">
            <text:p>0xff</text:p>
          </table:table-cell>
          <table:table-cell table:formula="of:=COM.MICROSOFT.CONCAT(&quot;0x&quot;;TEXT([.M63];&quot;00&quot;))" office:value-type="string" office:string-value="0xff" calcext:value-type="string">
            <text:p>0xff</text:p>
          </table:table-cell>
          <table:table-cell table:formula="of:=COM.MICROSOFT.CONCAT(&quot;0x&quot;;TEXT([.N63];&quot;00&quot;))" office:value-type="string" office:string-value="0xff" calcext:value-type="string">
            <text:p>0xff</text:p>
          </table:table-cell>
          <table:table-cell table:formula="of:=COM.MICROSOFT.CONCAT(&quot;0x&quot;;TEXT([.O63];&quot;00&quot;))" office:value-type="string" office:string-value="0xff" calcext:value-type="string">
            <text:p>0xff</text:p>
          </table:table-cell>
          <table:table-cell table:formula="of:=COM.MICROSOFT.CONCAT(&quot;0x&quot;;TEXT([.P63];&quot;00&quot;))" office:value-type="string" office:string-value="0xff" calcext:value-type="string">
            <text:p>0xff</text:p>
          </table:table-cell>
          <table:table-cell table:formula="of:=COM.MICROSOFT.TEXTJOIN(&quot;,&quot;;1;[.A155:.P15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4];&quot;00&quot;))" office:value-type="string" office:string-value="0xff" calcext:value-type="string">
            <text:p>0xff</text:p>
          </table:table-cell>
          <table:table-cell table:formula="of:=COM.MICROSOFT.CONCAT(&quot;0x&quot;;TEXT([.B64];&quot;00&quot;))" office:value-type="string" office:string-value="0xff" calcext:value-type="string">
            <text:p>0xff</text:p>
          </table:table-cell>
          <table:table-cell table:formula="of:=COM.MICROSOFT.CONCAT(&quot;0x&quot;;TEXT([.C64];&quot;00&quot;))" office:value-type="string" office:string-value="0xff" calcext:value-type="string">
            <text:p>0xff</text:p>
          </table:table-cell>
          <table:table-cell table:formula="of:=COM.MICROSOFT.CONCAT(&quot;0x&quot;;TEXT([.D64];&quot;00&quot;))" office:value-type="string" office:string-value="0xff" calcext:value-type="string">
            <text:p>0xff</text:p>
          </table:table-cell>
          <table:table-cell table:formula="of:=COM.MICROSOFT.CONCAT(&quot;0x&quot;;TEXT([.E64];&quot;00&quot;))" office:value-type="string" office:string-value="0xff" calcext:value-type="string">
            <text:p>0xff</text:p>
          </table:table-cell>
          <table:table-cell table:formula="of:=COM.MICROSOFT.CONCAT(&quot;0x&quot;;TEXT([.F64];&quot;00&quot;))" office:value-type="string" office:string-value="0xff" calcext:value-type="string">
            <text:p>0xff</text:p>
          </table:table-cell>
          <table:table-cell table:formula="of:=COM.MICROSOFT.CONCAT(&quot;0x&quot;;TEXT([.G64];&quot;00&quot;))" office:value-type="string" office:string-value="0xff" calcext:value-type="string">
            <text:p>0xff</text:p>
          </table:table-cell>
          <table:table-cell table:formula="of:=COM.MICROSOFT.CONCAT(&quot;0x&quot;;TEXT([.H64];&quot;00&quot;))" office:value-type="string" office:string-value="0xff" calcext:value-type="string">
            <text:p>0xff</text:p>
          </table:table-cell>
          <table:table-cell table:formula="of:=COM.MICROSOFT.CONCAT(&quot;0x&quot;;TEXT([.I64];&quot;00&quot;))" office:value-type="string" office:string-value="0xff" calcext:value-type="string">
            <text:p>0xff</text:p>
          </table:table-cell>
          <table:table-cell table:formula="of:=COM.MICROSOFT.CONCAT(&quot;0x&quot;;TEXT([.J64];&quot;00&quot;))" office:value-type="string" office:string-value="0xff" calcext:value-type="string">
            <text:p>0xff</text:p>
          </table:table-cell>
          <table:table-cell table:formula="of:=COM.MICROSOFT.CONCAT(&quot;0x&quot;;TEXT([.K64];&quot;00&quot;))" office:value-type="string" office:string-value="0xff" calcext:value-type="string">
            <text:p>0xff</text:p>
          </table:table-cell>
          <table:table-cell table:formula="of:=COM.MICROSOFT.CONCAT(&quot;0x&quot;;TEXT([.L64];&quot;00&quot;))" office:value-type="string" office:string-value="0xff" calcext:value-type="string">
            <text:p>0xff</text:p>
          </table:table-cell>
          <table:table-cell table:formula="of:=COM.MICROSOFT.CONCAT(&quot;0x&quot;;TEXT([.M64];&quot;00&quot;))" office:value-type="string" office:string-value="0xff" calcext:value-type="string">
            <text:p>0xff</text:p>
          </table:table-cell>
          <table:table-cell table:formula="of:=COM.MICROSOFT.CONCAT(&quot;0x&quot;;TEXT([.N64];&quot;00&quot;))" office:value-type="string" office:string-value="0xff" calcext:value-type="string">
            <text:p>0xff</text:p>
          </table:table-cell>
          <table:table-cell table:formula="of:=COM.MICROSOFT.CONCAT(&quot;0x&quot;;TEXT([.O64];&quot;00&quot;))" office:value-type="string" office:string-value="0xff" calcext:value-type="string">
            <text:p>0xff</text:p>
          </table:table-cell>
          <table:table-cell table:formula="of:=COM.MICROSOFT.CONCAT(&quot;0x&quot;;TEXT([.P64];&quot;00&quot;))" office:value-type="string" office:string-value="0xff" calcext:value-type="string">
            <text:p>0xff</text:p>
          </table:table-cell>
          <table:table-cell table:formula="of:=COM.MICROSOFT.TEXTJOIN(&quot;,&quot;;1;[.A156:.P15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5];&quot;00&quot;))" office:value-type="string" office:string-value="0xff" calcext:value-type="string">
            <text:p>0xff</text:p>
          </table:table-cell>
          <table:table-cell table:formula="of:=COM.MICROSOFT.CONCAT(&quot;0x&quot;;TEXT([.B65];&quot;00&quot;))" office:value-type="string" office:string-value="0xf0" calcext:value-type="string">
            <text:p>0xf0</text:p>
          </table:table-cell>
          <table:table-cell table:formula="of:=COM.MICROSOFT.CONCAT(&quot;0x&quot;;TEXT([.C65];&quot;00&quot;))" office:value-type="string" office:string-value="0xef" calcext:value-type="string">
            <text:p>0xef</text:p>
          </table:table-cell>
          <table:table-cell table:formula="of:=COM.MICROSOFT.CONCAT(&quot;0x&quot;;TEXT([.D65];&quot;00&quot;))" office:value-type="string" office:string-value="0xff" calcext:value-type="string">
            <text:p>0xff</text:p>
          </table:table-cell>
          <table:table-cell table:formula="of:=COM.MICROSOFT.CONCAT(&quot;0x&quot;;TEXT([.E65];&quot;00&quot;))" office:value-type="string" office:string-value="0xff" calcext:value-type="string">
            <text:p>0xff</text:p>
          </table:table-cell>
          <table:table-cell table:formula="of:=COM.MICROSOFT.CONCAT(&quot;0x&quot;;TEXT([.F65];&quot;00&quot;))" office:value-type="string" office:string-value="0xff" calcext:value-type="string">
            <text:p>0xff</text:p>
          </table:table-cell>
          <table:table-cell table:formula="of:=COM.MICROSOFT.CONCAT(&quot;0x&quot;;TEXT([.G65];&quot;00&quot;))" office:value-type="string" office:string-value="0xff" calcext:value-type="string">
            <text:p>0xff</text:p>
          </table:table-cell>
          <table:table-cell table:formula="of:=COM.MICROSOFT.CONCAT(&quot;0x&quot;;TEXT([.H65];&quot;00&quot;))" office:value-type="string" office:string-value="0xff" calcext:value-type="string">
            <text:p>0xff</text:p>
          </table:table-cell>
          <table:table-cell table:formula="of:=COM.MICROSOFT.CONCAT(&quot;0x&quot;;TEXT([.I65];&quot;00&quot;))" office:value-type="string" office:string-value="0xff" calcext:value-type="string">
            <text:p>0xff</text:p>
          </table:table-cell>
          <table:table-cell table:formula="of:=COM.MICROSOFT.CONCAT(&quot;0x&quot;;TEXT([.J65];&quot;00&quot;))" office:value-type="string" office:string-value="0xff" calcext:value-type="string">
            <text:p>0xff</text:p>
          </table:table-cell>
          <table:table-cell table:formula="of:=COM.MICROSOFT.CONCAT(&quot;0x&quot;;TEXT([.K65];&quot;00&quot;))" office:value-type="string" office:string-value="0xff" calcext:value-type="string">
            <text:p>0xff</text:p>
          </table:table-cell>
          <table:table-cell table:formula="of:=COM.MICROSOFT.CONCAT(&quot;0x&quot;;TEXT([.L65];&quot;00&quot;))" office:value-type="string" office:string-value="0xff" calcext:value-type="string">
            <text:p>0xff</text:p>
          </table:table-cell>
          <table:table-cell table:formula="of:=COM.MICROSOFT.CONCAT(&quot;0x&quot;;TEXT([.M65];&quot;00&quot;))" office:value-type="string" office:string-value="0xff" calcext:value-type="string">
            <text:p>0xff</text:p>
          </table:table-cell>
          <table:table-cell table:formula="of:=COM.MICROSOFT.CONCAT(&quot;0x&quot;;TEXT([.N65];&quot;00&quot;))" office:value-type="string" office:string-value="0xff" calcext:value-type="string">
            <text:p>0xff</text:p>
          </table:table-cell>
          <table:table-cell table:formula="of:=COM.MICROSOFT.CONCAT(&quot;0x&quot;;TEXT([.O65];&quot;00&quot;))" office:value-type="string" office:string-value="0xff" calcext:value-type="string">
            <text:p>0xff</text:p>
          </table:table-cell>
          <table:table-cell table:formula="of:=COM.MICROSOFT.CONCAT(&quot;0x&quot;;TEXT([.P65];&quot;00&quot;))" office:value-type="string" office:string-value="0xff" calcext:value-type="string">
            <text:p>0xff</text:p>
          </table:table-cell>
          <table:table-cell table:formula="of:=COM.MICROSOFT.TEXTJOIN(&quot;,&quot;;1;[.A157:.P157])" office:value-type="string" office:string-value="0xff,0xf0,0xef,0xff,0xff,0xff,0xff,0xff,0xff,0xff,0xff,0xff,0xff,0xff,0xff,0xff" calcext:value-type="string">
            <text:p>0xff,0xf0,0xe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6];&quot;00&quot;))" office:value-type="string" office:string-value="0xff" calcext:value-type="string">
            <text:p>0xff</text:p>
          </table:table-cell>
          <table:table-cell table:formula="of:=COM.MICROSOFT.CONCAT(&quot;0x&quot;;TEXT([.B66];&quot;00&quot;))" office:value-type="string" office:string-value="0xff" calcext:value-type="string">
            <text:p>0xff</text:p>
          </table:table-cell>
          <table:table-cell table:formula="of:=COM.MICROSOFT.CONCAT(&quot;0x&quot;;TEXT([.C66];&quot;00&quot;))" office:value-type="string" office:string-value="0xff" calcext:value-type="string">
            <text:p>0xff</text:p>
          </table:table-cell>
          <table:table-cell table:formula="of:=COM.MICROSOFT.CONCAT(&quot;0x&quot;;TEXT([.D66];&quot;00&quot;))" office:value-type="string" office:string-value="0xff" calcext:value-type="string">
            <text:p>0xff</text:p>
          </table:table-cell>
          <table:table-cell table:formula="of:=COM.MICROSOFT.CONCAT(&quot;0x&quot;;TEXT([.E66];&quot;00&quot;))" office:value-type="string" office:string-value="0xff" calcext:value-type="string">
            <text:p>0xff</text:p>
          </table:table-cell>
          <table:table-cell table:formula="of:=COM.MICROSOFT.CONCAT(&quot;0x&quot;;TEXT([.F66];&quot;00&quot;))" office:value-type="string" office:string-value="0xff" calcext:value-type="string">
            <text:p>0xff</text:p>
          </table:table-cell>
          <table:table-cell table:formula="of:=COM.MICROSOFT.CONCAT(&quot;0x&quot;;TEXT([.G66];&quot;00&quot;))" office:value-type="string" office:string-value="0xff" calcext:value-type="string">
            <text:p>0xff</text:p>
          </table:table-cell>
          <table:table-cell table:formula="of:=COM.MICROSOFT.CONCAT(&quot;0x&quot;;TEXT([.H66];&quot;00&quot;))" office:value-type="string" office:string-value="0xff" calcext:value-type="string">
            <text:p>0xff</text:p>
          </table:table-cell>
          <table:table-cell table:formula="of:=COM.MICROSOFT.CONCAT(&quot;0x&quot;;TEXT([.I66];&quot;00&quot;))" office:value-type="string" office:string-value="0xff" calcext:value-type="string">
            <text:p>0xff</text:p>
          </table:table-cell>
          <table:table-cell table:formula="of:=COM.MICROSOFT.CONCAT(&quot;0x&quot;;TEXT([.J66];&quot;00&quot;))" office:value-type="string" office:string-value="0xff" calcext:value-type="string">
            <text:p>0xff</text:p>
          </table:table-cell>
          <table:table-cell table:formula="of:=COM.MICROSOFT.CONCAT(&quot;0x&quot;;TEXT([.K66];&quot;00&quot;))" office:value-type="string" office:string-value="0xff" calcext:value-type="string">
            <text:p>0xff</text:p>
          </table:table-cell>
          <table:table-cell table:formula="of:=COM.MICROSOFT.CONCAT(&quot;0x&quot;;TEXT([.L66];&quot;00&quot;))" office:value-type="string" office:string-value="0xff" calcext:value-type="string">
            <text:p>0xff</text:p>
          </table:table-cell>
          <table:table-cell table:formula="of:=COM.MICROSOFT.CONCAT(&quot;0x&quot;;TEXT([.M66];&quot;00&quot;))" office:value-type="string" office:string-value="0xff" calcext:value-type="string">
            <text:p>0xff</text:p>
          </table:table-cell>
          <table:table-cell table:formula="of:=COM.MICROSOFT.CONCAT(&quot;0x&quot;;TEXT([.N66];&quot;00&quot;))" office:value-type="string" office:string-value="0xff" calcext:value-type="string">
            <text:p>0xff</text:p>
          </table:table-cell>
          <table:table-cell table:formula="of:=COM.MICROSOFT.CONCAT(&quot;0x&quot;;TEXT([.O66];&quot;00&quot;))" office:value-type="string" office:string-value="0xff" calcext:value-type="string">
            <text:p>0xff</text:p>
          </table:table-cell>
          <table:table-cell table:formula="of:=COM.MICROSOFT.CONCAT(&quot;0x&quot;;TEXT([.P66];&quot;00&quot;))" office:value-type="string" office:string-value="0xff" calcext:value-type="string">
            <text:p>0xff</text:p>
          </table:table-cell>
          <table:table-cell table:formula="of:=COM.MICROSOFT.TEXTJOIN(&quot;,&quot;;1;[.A158:.P15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7];&quot;00&quot;))" office:value-type="string" office:string-value="0xff" calcext:value-type="string">
            <text:p>0xff</text:p>
          </table:table-cell>
          <table:table-cell table:formula="of:=COM.MICROSOFT.CONCAT(&quot;0x&quot;;TEXT([.B67];&quot;00&quot;))" office:value-type="string" office:string-value="0xff" calcext:value-type="string">
            <text:p>0xff</text:p>
          </table:table-cell>
          <table:table-cell table:formula="of:=COM.MICROSOFT.CONCAT(&quot;0x&quot;;TEXT([.C67];&quot;00&quot;))" office:value-type="string" office:string-value="0xff" calcext:value-type="string">
            <text:p>0xff</text:p>
          </table:table-cell>
          <table:table-cell table:formula="of:=COM.MICROSOFT.CONCAT(&quot;0x&quot;;TEXT([.D67];&quot;00&quot;))" office:value-type="string" office:string-value="0xff" calcext:value-type="string">
            <text:p>0xff</text:p>
          </table:table-cell>
          <table:table-cell table:formula="of:=COM.MICROSOFT.CONCAT(&quot;0x&quot;;TEXT([.E67];&quot;00&quot;))" office:value-type="string" office:string-value="0xff" calcext:value-type="string">
            <text:p>0xff</text:p>
          </table:table-cell>
          <table:table-cell table:formula="of:=COM.MICROSOFT.CONCAT(&quot;0x&quot;;TEXT([.F67];&quot;00&quot;))" office:value-type="string" office:string-value="0xff" calcext:value-type="string">
            <text:p>0xff</text:p>
          </table:table-cell>
          <table:table-cell table:formula="of:=COM.MICROSOFT.CONCAT(&quot;0x&quot;;TEXT([.G67];&quot;00&quot;))" office:value-type="string" office:string-value="0xff" calcext:value-type="string">
            <text:p>0xff</text:p>
          </table:table-cell>
          <table:table-cell table:formula="of:=COM.MICROSOFT.CONCAT(&quot;0x&quot;;TEXT([.H67];&quot;00&quot;))" office:value-type="string" office:string-value="0xff" calcext:value-type="string">
            <text:p>0xff</text:p>
          </table:table-cell>
          <table:table-cell table:formula="of:=COM.MICROSOFT.CONCAT(&quot;0x&quot;;TEXT([.I67];&quot;00&quot;))" office:value-type="string" office:string-value="0xff" calcext:value-type="string">
            <text:p>0xff</text:p>
          </table:table-cell>
          <table:table-cell table:formula="of:=COM.MICROSOFT.CONCAT(&quot;0x&quot;;TEXT([.J67];&quot;00&quot;))" office:value-type="string" office:string-value="0xff" calcext:value-type="string">
            <text:p>0xff</text:p>
          </table:table-cell>
          <table:table-cell table:formula="of:=COM.MICROSOFT.CONCAT(&quot;0x&quot;;TEXT([.K67];&quot;00&quot;))" office:value-type="string" office:string-value="0xff" calcext:value-type="string">
            <text:p>0xff</text:p>
          </table:table-cell>
          <table:table-cell table:formula="of:=COM.MICROSOFT.CONCAT(&quot;0x&quot;;TEXT([.L67];&quot;00&quot;))" office:value-type="string" office:string-value="0xff" calcext:value-type="string">
            <text:p>0xff</text:p>
          </table:table-cell>
          <table:table-cell table:formula="of:=COM.MICROSOFT.CONCAT(&quot;0x&quot;;TEXT([.M67];&quot;00&quot;))" office:value-type="string" office:string-value="0xff" calcext:value-type="string">
            <text:p>0xff</text:p>
          </table:table-cell>
          <table:table-cell table:formula="of:=COM.MICROSOFT.CONCAT(&quot;0x&quot;;TEXT([.N67];&quot;00&quot;))" office:value-type="string" office:string-value="0xff" calcext:value-type="string">
            <text:p>0xff</text:p>
          </table:table-cell>
          <table:table-cell table:formula="of:=COM.MICROSOFT.CONCAT(&quot;0x&quot;;TEXT([.O67];&quot;00&quot;))" office:value-type="string" office:string-value="0xff" calcext:value-type="string">
            <text:p>0xff</text:p>
          </table:table-cell>
          <table:table-cell table:formula="of:=COM.MICROSOFT.CONCAT(&quot;0x&quot;;TEXT([.P67];&quot;00&quot;))" office:value-type="string" office:string-value="0xff" calcext:value-type="string">
            <text:p>0xff</text:p>
          </table:table-cell>
          <table:table-cell table:formula="of:=COM.MICROSOFT.TEXTJOIN(&quot;,&quot;;1;[.A159:.P15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8];&quot;00&quot;))" office:value-type="string" office:string-value="0xff" calcext:value-type="string">
            <text:p>0xff</text:p>
          </table:table-cell>
          <table:table-cell table:formula="of:=COM.MICROSOFT.CONCAT(&quot;0x&quot;;TEXT([.B68];&quot;00&quot;))" office:value-type="string" office:string-value="0xff" calcext:value-type="string">
            <text:p>0xff</text:p>
          </table:table-cell>
          <table:table-cell table:formula="of:=COM.MICROSOFT.CONCAT(&quot;0x&quot;;TEXT([.C68];&quot;00&quot;))" office:value-type="string" office:string-value="0xff" calcext:value-type="string">
            <text:p>0xff</text:p>
          </table:table-cell>
          <table:table-cell table:formula="of:=COM.MICROSOFT.CONCAT(&quot;0x&quot;;TEXT([.D68];&quot;00&quot;))" office:value-type="string" office:string-value="0xff" calcext:value-type="string">
            <text:p>0xff</text:p>
          </table:table-cell>
          <table:table-cell table:formula="of:=COM.MICROSOFT.CONCAT(&quot;0x&quot;;TEXT([.E68];&quot;00&quot;))" office:value-type="string" office:string-value="0xff" calcext:value-type="string">
            <text:p>0xff</text:p>
          </table:table-cell>
          <table:table-cell table:formula="of:=COM.MICROSOFT.CONCAT(&quot;0x&quot;;TEXT([.F68];&quot;00&quot;))" office:value-type="string" office:string-value="0xe7" calcext:value-type="string">
            <text:p>0xe7</text:p>
          </table:table-cell>
          <table:table-cell table:formula="of:=COM.MICROSOFT.CONCAT(&quot;0x&quot;;TEXT([.G68];&quot;00&quot;))" office:value-type="string" office:string-value="0x1f" calcext:value-type="string">
            <text:p>0x1f</text:p>
          </table:table-cell>
          <table:table-cell table:formula="of:=COM.MICROSOFT.CONCAT(&quot;0x&quot;;TEXT([.H68];&quot;00&quot;))" office:value-type="string" office:string-value="0xff" calcext:value-type="string">
            <text:p>0xff</text:p>
          </table:table-cell>
          <table:table-cell table:formula="of:=COM.MICROSOFT.CONCAT(&quot;0x&quot;;TEXT([.I68];&quot;00&quot;))" office:value-type="string" office:string-value="0xff" calcext:value-type="string">
            <text:p>0xff</text:p>
          </table:table-cell>
          <table:table-cell table:formula="of:=COM.MICROSOFT.CONCAT(&quot;0x&quot;;TEXT([.J68];&quot;00&quot;))" office:value-type="string" office:string-value="0xff" calcext:value-type="string">
            <text:p>0xff</text:p>
          </table:table-cell>
          <table:table-cell table:formula="of:=COM.MICROSOFT.CONCAT(&quot;0x&quot;;TEXT([.K68];&quot;00&quot;))" office:value-type="string" office:string-value="0xff" calcext:value-type="string">
            <text:p>0xff</text:p>
          </table:table-cell>
          <table:table-cell table:formula="of:=COM.MICROSOFT.CONCAT(&quot;0x&quot;;TEXT([.L68];&quot;00&quot;))" office:value-type="string" office:string-value="0xff" calcext:value-type="string">
            <text:p>0xff</text:p>
          </table:table-cell>
          <table:table-cell table:formula="of:=COM.MICROSOFT.CONCAT(&quot;0x&quot;;TEXT([.M68];&quot;00&quot;))" office:value-type="string" office:string-value="0xff" calcext:value-type="string">
            <text:p>0xff</text:p>
          </table:table-cell>
          <table:table-cell table:formula="of:=COM.MICROSOFT.CONCAT(&quot;0x&quot;;TEXT([.N68];&quot;00&quot;))" office:value-type="string" office:string-value="0xff" calcext:value-type="string">
            <text:p>0xff</text:p>
          </table:table-cell>
          <table:table-cell table:formula="of:=COM.MICROSOFT.CONCAT(&quot;0x&quot;;TEXT([.O68];&quot;00&quot;))" office:value-type="string" office:string-value="0xff" calcext:value-type="string">
            <text:p>0xff</text:p>
          </table:table-cell>
          <table:table-cell table:formula="of:=COM.MICROSOFT.CONCAT(&quot;0x&quot;;TEXT([.P68];&quot;00&quot;))" office:value-type="string" office:string-value="0xff" calcext:value-type="string">
            <text:p>0xff</text:p>
          </table:table-cell>
          <table:table-cell table:formula="of:=COM.MICROSOFT.TEXTJOIN(&quot;,&quot;;1;[.A160:.P160])" office:value-type="string" office:string-value="0xff,0xff,0xff,0xff,0xff,0xe7,0x1f,0xff,0xff,0xff,0xff,0xff,0xff,0xff,0xff,0xff" calcext:value-type="string">
            <text:p>0xff,0xff,0xff,0xff,0xff,0xe7,0x1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9];&quot;00&quot;))" office:value-type="string" office:string-value="0xff" calcext:value-type="string">
            <text:p>0xff</text:p>
          </table:table-cell>
          <table:table-cell table:formula="of:=COM.MICROSOFT.CONCAT(&quot;0x&quot;;TEXT([.B69];&quot;00&quot;))" office:value-type="string" office:string-value="0xff" calcext:value-type="string">
            <text:p>0xff</text:p>
          </table:table-cell>
          <table:table-cell table:formula="of:=COM.MICROSOFT.CONCAT(&quot;0x&quot;;TEXT([.C69];&quot;00&quot;))" office:value-type="string" office:string-value="0xff" calcext:value-type="string">
            <text:p>0xff</text:p>
          </table:table-cell>
          <table:table-cell table:formula="of:=COM.MICROSOFT.CONCAT(&quot;0x&quot;;TEXT([.D69];&quot;00&quot;))" office:value-type="string" office:string-value="0xff" calcext:value-type="string">
            <text:p>0xff</text:p>
          </table:table-cell>
          <table:table-cell table:formula="of:=COM.MICROSOFT.CONCAT(&quot;0x&quot;;TEXT([.E69];&quot;00&quot;))" office:value-type="string" office:string-value="0xff" calcext:value-type="string">
            <text:p>0xff</text:p>
          </table:table-cell>
          <table:table-cell table:formula="of:=COM.MICROSOFT.CONCAT(&quot;0x&quot;;TEXT([.F69];&quot;00&quot;))" office:value-type="string" office:string-value="0xff" calcext:value-type="string">
            <text:p>0xff</text:p>
          </table:table-cell>
          <table:table-cell table:formula="of:=COM.MICROSOFT.CONCAT(&quot;0x&quot;;TEXT([.G69];&quot;00&quot;))" office:value-type="string" office:string-value="0xff" calcext:value-type="string">
            <text:p>0xff</text:p>
          </table:table-cell>
          <table:table-cell table:formula="of:=COM.MICROSOFT.CONCAT(&quot;0x&quot;;TEXT([.H69];&quot;00&quot;))" office:value-type="string" office:string-value="0xff" calcext:value-type="string">
            <text:p>0xff</text:p>
          </table:table-cell>
          <table:table-cell table:formula="of:=COM.MICROSOFT.CONCAT(&quot;0x&quot;;TEXT([.I69];&quot;00&quot;))" office:value-type="string" office:string-value="0xff" calcext:value-type="string">
            <text:p>0xff</text:p>
          </table:table-cell>
          <table:table-cell table:formula="of:=COM.MICROSOFT.CONCAT(&quot;0x&quot;;TEXT([.J69];&quot;00&quot;))" office:value-type="string" office:string-value="0xff" calcext:value-type="string">
            <text:p>0xff</text:p>
          </table:table-cell>
          <table:table-cell table:formula="of:=COM.MICROSOFT.CONCAT(&quot;0x&quot;;TEXT([.K69];&quot;00&quot;))" office:value-type="string" office:string-value="0xff" calcext:value-type="string">
            <text:p>0xff</text:p>
          </table:table-cell>
          <table:table-cell table:formula="of:=COM.MICROSOFT.CONCAT(&quot;0x&quot;;TEXT([.L69];&quot;00&quot;))" office:value-type="string" office:string-value="0xff" calcext:value-type="string">
            <text:p>0xff</text:p>
          </table:table-cell>
          <table:table-cell table:formula="of:=COM.MICROSOFT.CONCAT(&quot;0x&quot;;TEXT([.M69];&quot;00&quot;))" office:value-type="string" office:string-value="0xff" calcext:value-type="string">
            <text:p>0xff</text:p>
          </table:table-cell>
          <table:table-cell table:formula="of:=COM.MICROSOFT.CONCAT(&quot;0x&quot;;TEXT([.N69];&quot;00&quot;))" office:value-type="string" office:string-value="0xff" calcext:value-type="string">
            <text:p>0xff</text:p>
          </table:table-cell>
          <table:table-cell table:formula="of:=COM.MICROSOFT.CONCAT(&quot;0x&quot;;TEXT([.O69];&quot;00&quot;))" office:value-type="string" office:string-value="0xff" calcext:value-type="string">
            <text:p>0xff</text:p>
          </table:table-cell>
          <table:table-cell table:formula="of:=COM.MICROSOFT.CONCAT(&quot;0x&quot;;TEXT([.P69];&quot;00&quot;))" office:value-type="string" office:string-value="0xff" calcext:value-type="string">
            <text:p>0xff</text:p>
          </table:table-cell>
          <table:table-cell table:formula="of:=COM.MICROSOFT.TEXTJOIN(&quot;,&quot;;1;[.A161:.P16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0];&quot;00&quot;))" office:value-type="string" office:string-value="0xff" calcext:value-type="string">
            <text:p>0xff</text:p>
          </table:table-cell>
          <table:table-cell table:formula="of:=COM.MICROSOFT.CONCAT(&quot;0x&quot;;TEXT([.B70];&quot;00&quot;))" office:value-type="string" office:string-value="0xff" calcext:value-type="string">
            <text:p>0xff</text:p>
          </table:table-cell>
          <table:table-cell table:formula="of:=COM.MICROSOFT.CONCAT(&quot;0x&quot;;TEXT([.C70];&quot;00&quot;))" office:value-type="string" office:string-value="0xff" calcext:value-type="string">
            <text:p>0xff</text:p>
          </table:table-cell>
          <table:table-cell table:formula="of:=COM.MICROSOFT.CONCAT(&quot;0x&quot;;TEXT([.D70];&quot;00&quot;))" office:value-type="string" office:string-value="0xff" calcext:value-type="string">
            <text:p>0xff</text:p>
          </table:table-cell>
          <table:table-cell table:formula="of:=COM.MICROSOFT.CONCAT(&quot;0x&quot;;TEXT([.E70];&quot;00&quot;))" office:value-type="string" office:string-value="0xff" calcext:value-type="string">
            <text:p>0xff</text:p>
          </table:table-cell>
          <table:table-cell table:formula="of:=COM.MICROSOFT.CONCAT(&quot;0x&quot;;TEXT([.F70];&quot;00&quot;))" office:value-type="string" office:string-value="0xff" calcext:value-type="string">
            <text:p>0xff</text:p>
          </table:table-cell>
          <table:table-cell table:formula="of:=COM.MICROSOFT.CONCAT(&quot;0x&quot;;TEXT([.G70];&quot;00&quot;))" office:value-type="string" office:string-value="0xff" calcext:value-type="string">
            <text:p>0xff</text:p>
          </table:table-cell>
          <table:table-cell table:formula="of:=COM.MICROSOFT.CONCAT(&quot;0x&quot;;TEXT([.H70];&quot;00&quot;))" office:value-type="string" office:string-value="0xff" calcext:value-type="string">
            <text:p>0xff</text:p>
          </table:table-cell>
          <table:table-cell table:formula="of:=COM.MICROSOFT.CONCAT(&quot;0x&quot;;TEXT([.I70];&quot;00&quot;))" office:value-type="string" office:string-value="0xff" calcext:value-type="string">
            <text:p>0xff</text:p>
          </table:table-cell>
          <table:table-cell table:formula="of:=COM.MICROSOFT.CONCAT(&quot;0x&quot;;TEXT([.J70];&quot;00&quot;))" office:value-type="string" office:string-value="0xff" calcext:value-type="string">
            <text:p>0xff</text:p>
          </table:table-cell>
          <table:table-cell table:formula="of:=COM.MICROSOFT.CONCAT(&quot;0x&quot;;TEXT([.K70];&quot;00&quot;))" office:value-type="string" office:string-value="0xff" calcext:value-type="string">
            <text:p>0xff</text:p>
          </table:table-cell>
          <table:table-cell table:formula="of:=COM.MICROSOFT.CONCAT(&quot;0x&quot;;TEXT([.L70];&quot;00&quot;))" office:value-type="string" office:string-value="0xff" calcext:value-type="string">
            <text:p>0xff</text:p>
          </table:table-cell>
          <table:table-cell table:formula="of:=COM.MICROSOFT.CONCAT(&quot;0x&quot;;TEXT([.M70];&quot;00&quot;))" office:value-type="string" office:string-value="0xff" calcext:value-type="string">
            <text:p>0xff</text:p>
          </table:table-cell>
          <table:table-cell table:formula="of:=COM.MICROSOFT.CONCAT(&quot;0x&quot;;TEXT([.N70];&quot;00&quot;))" office:value-type="string" office:string-value="0xff" calcext:value-type="string">
            <text:p>0xff</text:p>
          </table:table-cell>
          <table:table-cell table:formula="of:=COM.MICROSOFT.CONCAT(&quot;0x&quot;;TEXT([.O70];&quot;00&quot;))" office:value-type="string" office:string-value="0xff" calcext:value-type="string">
            <text:p>0xff</text:p>
          </table:table-cell>
          <table:table-cell table:formula="of:=COM.MICROSOFT.CONCAT(&quot;0x&quot;;TEXT([.P70];&quot;00&quot;))" office:value-type="string" office:string-value="0xff" calcext:value-type="string">
            <text:p>0xff</text:p>
          </table:table-cell>
          <table:table-cell table:formula="of:=COM.MICROSOFT.TEXTJOIN(&quot;,&quot;;1;[.A162:.P16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1];&quot;00&quot;))" office:value-type="string" office:string-value="0xff" calcext:value-type="string">
            <text:p>0xff</text:p>
          </table:table-cell>
          <table:table-cell table:formula="of:=COM.MICROSOFT.CONCAT(&quot;0x&quot;;TEXT([.B71];&quot;00&quot;))" office:value-type="string" office:string-value="0xff" calcext:value-type="string">
            <text:p>0xff</text:p>
          </table:table-cell>
          <table:table-cell table:formula="of:=COM.MICROSOFT.CONCAT(&quot;0x&quot;;TEXT([.C71];&quot;00&quot;))" office:value-type="string" office:string-value="0xff" calcext:value-type="string">
            <text:p>0xff</text:p>
          </table:table-cell>
          <table:table-cell table:formula="of:=COM.MICROSOFT.CONCAT(&quot;0x&quot;;TEXT([.D71];&quot;00&quot;))" office:value-type="string" office:string-value="0xff" calcext:value-type="string">
            <text:p>0xff</text:p>
          </table:table-cell>
          <table:table-cell table:formula="of:=COM.MICROSOFT.CONCAT(&quot;0x&quot;;TEXT([.E71];&quot;00&quot;))" office:value-type="string" office:string-value="0xff" calcext:value-type="string">
            <text:p>0xff</text:p>
          </table:table-cell>
          <table:table-cell table:formula="of:=COM.MICROSOFT.CONCAT(&quot;0x&quot;;TEXT([.F71];&quot;00&quot;))" office:value-type="string" office:string-value="0xff" calcext:value-type="string">
            <text:p>0xff</text:p>
          </table:table-cell>
          <table:table-cell table:formula="of:=COM.MICROSOFT.CONCAT(&quot;0x&quot;;TEXT([.G71];&quot;00&quot;))" office:value-type="string" office:string-value="0xff" calcext:value-type="string">
            <text:p>0xff</text:p>
          </table:table-cell>
          <table:table-cell table:formula="of:=COM.MICROSOFT.CONCAT(&quot;0x&quot;;TEXT([.H71];&quot;00&quot;))" office:value-type="string" office:string-value="0xff" calcext:value-type="string">
            <text:p>0xff</text:p>
          </table:table-cell>
          <table:table-cell table:formula="of:=COM.MICROSOFT.CONCAT(&quot;0x&quot;;TEXT([.I71];&quot;00&quot;))" office:value-type="string" office:string-value="0xff" calcext:value-type="string">
            <text:p>0xff</text:p>
          </table:table-cell>
          <table:table-cell table:formula="of:=COM.MICROSOFT.CONCAT(&quot;0x&quot;;TEXT([.J71];&quot;00&quot;))" office:value-type="string" office:string-value="0xff" calcext:value-type="string">
            <text:p>0xff</text:p>
          </table:table-cell>
          <table:table-cell table:formula="of:=COM.MICROSOFT.CONCAT(&quot;0x&quot;;TEXT([.K71];&quot;00&quot;))" office:value-type="string" office:string-value="0xff" calcext:value-type="string">
            <text:p>0xff</text:p>
          </table:table-cell>
          <table:table-cell table:formula="of:=COM.MICROSOFT.CONCAT(&quot;0x&quot;;TEXT([.L71];&quot;00&quot;))" office:value-type="string" office:string-value="0xff" calcext:value-type="string">
            <text:p>0xff</text:p>
          </table:table-cell>
          <table:table-cell table:formula="of:=COM.MICROSOFT.CONCAT(&quot;0x&quot;;TEXT([.M71];&quot;00&quot;))" office:value-type="string" office:string-value="0xff" calcext:value-type="string">
            <text:p>0xff</text:p>
          </table:table-cell>
          <table:table-cell table:formula="of:=COM.MICROSOFT.CONCAT(&quot;0x&quot;;TEXT([.N71];&quot;00&quot;))" office:value-type="string" office:string-value="0xff" calcext:value-type="string">
            <text:p>0xff</text:p>
          </table:table-cell>
          <table:table-cell table:formula="of:=COM.MICROSOFT.CONCAT(&quot;0x&quot;;TEXT([.O71];&quot;00&quot;))" office:value-type="string" office:string-value="0xff" calcext:value-type="string">
            <text:p>0xff</text:p>
          </table:table-cell>
          <table:table-cell table:formula="of:=COM.MICROSOFT.CONCAT(&quot;0x&quot;;TEXT([.P71];&quot;00&quot;))" office:value-type="string" office:string-value="0xff" calcext:value-type="string">
            <text:p>0xff</text:p>
          </table:table-cell>
          <table:table-cell table:formula="of:=COM.MICROSOFT.TEXTJOIN(&quot;,&quot;;1;[.A163:.P16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2];&quot;00&quot;))" office:value-type="string" office:string-value="0xff" calcext:value-type="string">
            <text:p>0xff</text:p>
          </table:table-cell>
          <table:table-cell table:formula="of:=COM.MICROSOFT.CONCAT(&quot;0x&quot;;TEXT([.B72];&quot;00&quot;))" office:value-type="string" office:string-value="0xff" calcext:value-type="string">
            <text:p>0xff</text:p>
          </table:table-cell>
          <table:table-cell table:formula="of:=COM.MICROSOFT.CONCAT(&quot;0x&quot;;TEXT([.C72];&quot;00&quot;))" office:value-type="string" office:string-value="0xff" calcext:value-type="string">
            <text:p>0xff</text:p>
          </table:table-cell>
          <table:table-cell table:formula="of:=COM.MICROSOFT.CONCAT(&quot;0x&quot;;TEXT([.D72];&quot;00&quot;))" office:value-type="string" office:string-value="0xff" calcext:value-type="string">
            <text:p>0xff</text:p>
          </table:table-cell>
          <table:table-cell table:formula="of:=COM.MICROSOFT.CONCAT(&quot;0x&quot;;TEXT([.E72];&quot;00&quot;))" office:value-type="string" office:string-value="0xff" calcext:value-type="string">
            <text:p>0xff</text:p>
          </table:table-cell>
          <table:table-cell table:formula="of:=COM.MICROSOFT.CONCAT(&quot;0x&quot;;TEXT([.F72];&quot;00&quot;))" office:value-type="string" office:string-value="0xff" calcext:value-type="string">
            <text:p>0xff</text:p>
          </table:table-cell>
          <table:table-cell table:formula="of:=COM.MICROSOFT.CONCAT(&quot;0x&quot;;TEXT([.G72];&quot;00&quot;))" office:value-type="string" office:string-value="0xff" calcext:value-type="string">
            <text:p>0xff</text:p>
          </table:table-cell>
          <table:table-cell table:formula="of:=COM.MICROSOFT.CONCAT(&quot;0x&quot;;TEXT([.H72];&quot;00&quot;))" office:value-type="string" office:string-value="0xff" calcext:value-type="string">
            <text:p>0xff</text:p>
          </table:table-cell>
          <table:table-cell table:formula="of:=COM.MICROSOFT.CONCAT(&quot;0x&quot;;TEXT([.I72];&quot;00&quot;))" office:value-type="string" office:string-value="0xff" calcext:value-type="string">
            <text:p>0xff</text:p>
          </table:table-cell>
          <table:table-cell table:formula="of:=COM.MICROSOFT.CONCAT(&quot;0x&quot;;TEXT([.J72];&quot;00&quot;))" office:value-type="string" office:string-value="0xff" calcext:value-type="string">
            <text:p>0xff</text:p>
          </table:table-cell>
          <table:table-cell table:formula="of:=COM.MICROSOFT.CONCAT(&quot;0x&quot;;TEXT([.K72];&quot;00&quot;))" office:value-type="string" office:string-value="0xff" calcext:value-type="string">
            <text:p>0xff</text:p>
          </table:table-cell>
          <table:table-cell table:formula="of:=COM.MICROSOFT.CONCAT(&quot;0x&quot;;TEXT([.L72];&quot;00&quot;))" office:value-type="string" office:string-value="0xff" calcext:value-type="string">
            <text:p>0xff</text:p>
          </table:table-cell>
          <table:table-cell table:formula="of:=COM.MICROSOFT.CONCAT(&quot;0x&quot;;TEXT([.M72];&quot;00&quot;))" office:value-type="string" office:string-value="0xff" calcext:value-type="string">
            <text:p>0xff</text:p>
          </table:table-cell>
          <table:table-cell table:formula="of:=COM.MICROSOFT.CONCAT(&quot;0x&quot;;TEXT([.N72];&quot;00&quot;))" office:value-type="string" office:string-value="0xff" calcext:value-type="string">
            <text:p>0xff</text:p>
          </table:table-cell>
          <table:table-cell table:formula="of:=COM.MICROSOFT.CONCAT(&quot;0x&quot;;TEXT([.O72];&quot;00&quot;))" office:value-type="string" office:string-value="0xff" calcext:value-type="string">
            <text:p>0xff</text:p>
          </table:table-cell>
          <table:table-cell table:formula="of:=COM.MICROSOFT.CONCAT(&quot;0x&quot;;TEXT([.P72];&quot;00&quot;))" office:value-type="string" office:string-value="0xff" calcext:value-type="string">
            <text:p>0xff</text:p>
          </table:table-cell>
          <table:table-cell table:formula="of:=COM.MICROSOFT.TEXTJOIN(&quot;,&quot;;1;[.A164:.P16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3];&quot;00&quot;))" office:value-type="string" office:string-value="0xff" calcext:value-type="string">
            <text:p>0xff</text:p>
          </table:table-cell>
          <table:table-cell table:formula="of:=COM.MICROSOFT.CONCAT(&quot;0x&quot;;TEXT([.B73];&quot;00&quot;))" office:value-type="string" office:string-value="0xff" calcext:value-type="string">
            <text:p>0xff</text:p>
          </table:table-cell>
          <table:table-cell table:formula="of:=COM.MICROSOFT.CONCAT(&quot;0x&quot;;TEXT([.C73];&quot;00&quot;))" office:value-type="string" office:string-value="0xff" calcext:value-type="string">
            <text:p>0xff</text:p>
          </table:table-cell>
          <table:table-cell table:formula="of:=COM.MICROSOFT.CONCAT(&quot;0x&quot;;TEXT([.D73];&quot;00&quot;))" office:value-type="string" office:string-value="0xff" calcext:value-type="string">
            <text:p>0xff</text:p>
          </table:table-cell>
          <table:table-cell table:formula="of:=COM.MICROSOFT.CONCAT(&quot;0x&quot;;TEXT([.E73];&quot;00&quot;))" office:value-type="string" office:string-value="0xff" calcext:value-type="string">
            <text:p>0xff</text:p>
          </table:table-cell>
          <table:table-cell table:formula="of:=COM.MICROSOFT.CONCAT(&quot;0x&quot;;TEXT([.F73];&quot;00&quot;))" office:value-type="string" office:string-value="0xff" calcext:value-type="string">
            <text:p>0xff</text:p>
          </table:table-cell>
          <table:table-cell table:formula="of:=COM.MICROSOFT.CONCAT(&quot;0x&quot;;TEXT([.G73];&quot;00&quot;))" office:value-type="string" office:string-value="0xff" calcext:value-type="string">
            <text:p>0xff</text:p>
          </table:table-cell>
          <table:table-cell table:formula="of:=COM.MICROSOFT.CONCAT(&quot;0x&quot;;TEXT([.H73];&quot;00&quot;))" office:value-type="string" office:string-value="0xff" calcext:value-type="string">
            <text:p>0xff</text:p>
          </table:table-cell>
          <table:table-cell table:formula="of:=COM.MICROSOFT.CONCAT(&quot;0x&quot;;TEXT([.I73];&quot;00&quot;))" office:value-type="string" office:string-value="0xff" calcext:value-type="string">
            <text:p>0xff</text:p>
          </table:table-cell>
          <table:table-cell table:formula="of:=COM.MICROSOFT.CONCAT(&quot;0x&quot;;TEXT([.J73];&quot;00&quot;))" office:value-type="string" office:string-value="0xff" calcext:value-type="string">
            <text:p>0xff</text:p>
          </table:table-cell>
          <table:table-cell table:formula="of:=COM.MICROSOFT.CONCAT(&quot;0x&quot;;TEXT([.K73];&quot;00&quot;))" office:value-type="string" office:string-value="0xff" calcext:value-type="string">
            <text:p>0xff</text:p>
          </table:table-cell>
          <table:table-cell table:formula="of:=COM.MICROSOFT.CONCAT(&quot;0x&quot;;TEXT([.L73];&quot;00&quot;))" office:value-type="string" office:string-value="0xff" calcext:value-type="string">
            <text:p>0xff</text:p>
          </table:table-cell>
          <table:table-cell table:formula="of:=COM.MICROSOFT.CONCAT(&quot;0x&quot;;TEXT([.M73];&quot;00&quot;))" office:value-type="string" office:string-value="0xff" calcext:value-type="string">
            <text:p>0xff</text:p>
          </table:table-cell>
          <table:table-cell table:formula="of:=COM.MICROSOFT.CONCAT(&quot;0x&quot;;TEXT([.N73];&quot;00&quot;))" office:value-type="string" office:string-value="0xff" calcext:value-type="string">
            <text:p>0xff</text:p>
          </table:table-cell>
          <table:table-cell table:formula="of:=COM.MICROSOFT.CONCAT(&quot;0x&quot;;TEXT([.O73];&quot;00&quot;))" office:value-type="string" office:string-value="0xff" calcext:value-type="string">
            <text:p>0xff</text:p>
          </table:table-cell>
          <table:table-cell table:formula="of:=COM.MICROSOFT.CONCAT(&quot;0x&quot;;TEXT([.P73];&quot;00&quot;))" office:value-type="string" office:string-value="0xff" calcext:value-type="string">
            <text:p>0xff</text:p>
          </table:table-cell>
          <table:table-cell table:formula="of:=COM.MICROSOFT.TEXTJOIN(&quot;,&quot;;1;[.A165:.P16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4];&quot;00&quot;))" office:value-type="string" office:string-value="0xff" calcext:value-type="string">
            <text:p>0xff</text:p>
          </table:table-cell>
          <table:table-cell table:formula="of:=COM.MICROSOFT.CONCAT(&quot;0x&quot;;TEXT([.B74];&quot;00&quot;))" office:value-type="string" office:string-value="0xff" calcext:value-type="string">
            <text:p>0xff</text:p>
          </table:table-cell>
          <table:table-cell table:formula="of:=COM.MICROSOFT.CONCAT(&quot;0x&quot;;TEXT([.C74];&quot;00&quot;))" office:value-type="string" office:string-value="0xff" calcext:value-type="string">
            <text:p>0xff</text:p>
          </table:table-cell>
          <table:table-cell table:formula="of:=COM.MICROSOFT.CONCAT(&quot;0x&quot;;TEXT([.D74];&quot;00&quot;))" office:value-type="string" office:string-value="0xff" calcext:value-type="string">
            <text:p>0xff</text:p>
          </table:table-cell>
          <table:table-cell table:formula="of:=COM.MICROSOFT.CONCAT(&quot;0x&quot;;TEXT([.E74];&quot;00&quot;))" office:value-type="string" office:string-value="0xff" calcext:value-type="string">
            <text:p>0xff</text:p>
          </table:table-cell>
          <table:table-cell table:formula="of:=COM.MICROSOFT.CONCAT(&quot;0x&quot;;TEXT([.F74];&quot;00&quot;))" office:value-type="string" office:string-value="0xff" calcext:value-type="string">
            <text:p>0xff</text:p>
          </table:table-cell>
          <table:table-cell table:formula="of:=COM.MICROSOFT.CONCAT(&quot;0x&quot;;TEXT([.G74];&quot;00&quot;))" office:value-type="string" office:string-value="0xff" calcext:value-type="string">
            <text:p>0xff</text:p>
          </table:table-cell>
          <table:table-cell table:formula="of:=COM.MICROSOFT.CONCAT(&quot;0x&quot;;TEXT([.H74];&quot;00&quot;))" office:value-type="string" office:string-value="0xff" calcext:value-type="string">
            <text:p>0xff</text:p>
          </table:table-cell>
          <table:table-cell table:formula="of:=COM.MICROSOFT.CONCAT(&quot;0x&quot;;TEXT([.I74];&quot;00&quot;))" office:value-type="string" office:string-value="0xff" calcext:value-type="string">
            <text:p>0xff</text:p>
          </table:table-cell>
          <table:table-cell table:formula="of:=COM.MICROSOFT.CONCAT(&quot;0x&quot;;TEXT([.J74];&quot;00&quot;))" office:value-type="string" office:string-value="0xff" calcext:value-type="string">
            <text:p>0xff</text:p>
          </table:table-cell>
          <table:table-cell table:formula="of:=COM.MICROSOFT.CONCAT(&quot;0x&quot;;TEXT([.K74];&quot;00&quot;))" office:value-type="string" office:string-value="0xff" calcext:value-type="string">
            <text:p>0xff</text:p>
          </table:table-cell>
          <table:table-cell table:formula="of:=COM.MICROSOFT.CONCAT(&quot;0x&quot;;TEXT([.L74];&quot;00&quot;))" office:value-type="string" office:string-value="0xff" calcext:value-type="string">
            <text:p>0xff</text:p>
          </table:table-cell>
          <table:table-cell table:formula="of:=COM.MICROSOFT.CONCAT(&quot;0x&quot;;TEXT([.M74];&quot;00&quot;))" office:value-type="string" office:string-value="0xff" calcext:value-type="string">
            <text:p>0xff</text:p>
          </table:table-cell>
          <table:table-cell table:formula="of:=COM.MICROSOFT.CONCAT(&quot;0x&quot;;TEXT([.N74];&quot;00&quot;))" office:value-type="string" office:string-value="0xff" calcext:value-type="string">
            <text:p>0xff</text:p>
          </table:table-cell>
          <table:table-cell table:formula="of:=COM.MICROSOFT.CONCAT(&quot;0x&quot;;TEXT([.O74];&quot;00&quot;))" office:value-type="string" office:string-value="0xff" calcext:value-type="string">
            <text:p>0xff</text:p>
          </table:table-cell>
          <table:table-cell table:formula="of:=COM.MICROSOFT.CONCAT(&quot;0x&quot;;TEXT([.P74];&quot;00&quot;))" office:value-type="string" office:string-value="0xff" calcext:value-type="string">
            <text:p>0xff</text:p>
          </table:table-cell>
          <table:table-cell table:formula="of:=COM.MICROSOFT.TEXTJOIN(&quot;,&quot;;1;[.A166:.P16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5];&quot;00&quot;))" office:value-type="string" office:string-value="0xff" calcext:value-type="string">
            <text:p>0xff</text:p>
          </table:table-cell>
          <table:table-cell table:formula="of:=COM.MICROSOFT.CONCAT(&quot;0x&quot;;TEXT([.B75];&quot;00&quot;))" office:value-type="string" office:string-value="0xff" calcext:value-type="string">
            <text:p>0xff</text:p>
          </table:table-cell>
          <table:table-cell table:formula="of:=COM.MICROSOFT.CONCAT(&quot;0x&quot;;TEXT([.C75];&quot;00&quot;))" office:value-type="string" office:string-value="0xff" calcext:value-type="string">
            <text:p>0xff</text:p>
          </table:table-cell>
          <table:table-cell table:formula="of:=COM.MICROSOFT.CONCAT(&quot;0x&quot;;TEXT([.D75];&quot;00&quot;))" office:value-type="string" office:string-value="0xff" calcext:value-type="string">
            <text:p>0xff</text:p>
          </table:table-cell>
          <table:table-cell table:formula="of:=COM.MICROSOFT.CONCAT(&quot;0x&quot;;TEXT([.E75];&quot;00&quot;))" office:value-type="string" office:string-value="0xff" calcext:value-type="string">
            <text:p>0xff</text:p>
          </table:table-cell>
          <table:table-cell table:formula="of:=COM.MICROSOFT.CONCAT(&quot;0x&quot;;TEXT([.F75];&quot;00&quot;))" office:value-type="string" office:string-value="0xff" calcext:value-type="string">
            <text:p>0xff</text:p>
          </table:table-cell>
          <table:table-cell table:formula="of:=COM.MICROSOFT.CONCAT(&quot;0x&quot;;TEXT([.G75];&quot;00&quot;))" office:value-type="string" office:string-value="0xff" calcext:value-type="string">
            <text:p>0xff</text:p>
          </table:table-cell>
          <table:table-cell table:formula="of:=COM.MICROSOFT.CONCAT(&quot;0x&quot;;TEXT([.H75];&quot;00&quot;))" office:value-type="string" office:string-value="0xff" calcext:value-type="string">
            <text:p>0xff</text:p>
          </table:table-cell>
          <table:table-cell table:formula="of:=COM.MICROSOFT.CONCAT(&quot;0x&quot;;TEXT([.I75];&quot;00&quot;))" office:value-type="string" office:string-value="0xff" calcext:value-type="string">
            <text:p>0xff</text:p>
          </table:table-cell>
          <table:table-cell table:formula="of:=COM.MICROSOFT.CONCAT(&quot;0x&quot;;TEXT([.J75];&quot;00&quot;))" office:value-type="string" office:string-value="0xff" calcext:value-type="string">
            <text:p>0xff</text:p>
          </table:table-cell>
          <table:table-cell table:formula="of:=COM.MICROSOFT.CONCAT(&quot;0x&quot;;TEXT([.K75];&quot;00&quot;))" office:value-type="string" office:string-value="0xff" calcext:value-type="string">
            <text:p>0xff</text:p>
          </table:table-cell>
          <table:table-cell table:formula="of:=COM.MICROSOFT.CONCAT(&quot;0x&quot;;TEXT([.L75];&quot;00&quot;))" office:value-type="string" office:string-value="0xff" calcext:value-type="string">
            <text:p>0xff</text:p>
          </table:table-cell>
          <table:table-cell table:formula="of:=COM.MICROSOFT.CONCAT(&quot;0x&quot;;TEXT([.M75];&quot;00&quot;))" office:value-type="string" office:string-value="0xff" calcext:value-type="string">
            <text:p>0xff</text:p>
          </table:table-cell>
          <table:table-cell table:formula="of:=COM.MICROSOFT.CONCAT(&quot;0x&quot;;TEXT([.N75];&quot;00&quot;))" office:value-type="string" office:string-value="0xff" calcext:value-type="string">
            <text:p>0xff</text:p>
          </table:table-cell>
          <table:table-cell table:formula="of:=COM.MICROSOFT.CONCAT(&quot;0x&quot;;TEXT([.O75];&quot;00&quot;))" office:value-type="string" office:string-value="0xff" calcext:value-type="string">
            <text:p>0xff</text:p>
          </table:table-cell>
          <table:table-cell table:formula="of:=COM.MICROSOFT.CONCAT(&quot;0x&quot;;TEXT([.P75];&quot;00&quot;))" office:value-type="string" office:string-value="0xff" calcext:value-type="string">
            <text:p>0xff</text:p>
          </table:table-cell>
          <table:table-cell table:formula="of:=COM.MICROSOFT.TEXTJOIN(&quot;,&quot;;1;[.A167:.P16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6];&quot;00&quot;))" office:value-type="string" office:string-value="0xff" calcext:value-type="string">
            <text:p>0xff</text:p>
          </table:table-cell>
          <table:table-cell table:formula="of:=COM.MICROSOFT.CONCAT(&quot;0x&quot;;TEXT([.B76];&quot;00&quot;))" office:value-type="string" office:string-value="0xff" calcext:value-type="string">
            <text:p>0xff</text:p>
          </table:table-cell>
          <table:table-cell table:formula="of:=COM.MICROSOFT.CONCAT(&quot;0x&quot;;TEXT([.C76];&quot;00&quot;))" office:value-type="string" office:string-value="0xff" calcext:value-type="string">
            <text:p>0xff</text:p>
          </table:table-cell>
          <table:table-cell table:formula="of:=COM.MICROSOFT.CONCAT(&quot;0x&quot;;TEXT([.D76];&quot;00&quot;))" office:value-type="string" office:string-value="0xff" calcext:value-type="string">
            <text:p>0xff</text:p>
          </table:table-cell>
          <table:table-cell table:formula="of:=COM.MICROSOFT.CONCAT(&quot;0x&quot;;TEXT([.E76];&quot;00&quot;))" office:value-type="string" office:string-value="0xff" calcext:value-type="string">
            <text:p>0xff</text:p>
          </table:table-cell>
          <table:table-cell table:formula="of:=COM.MICROSOFT.CONCAT(&quot;0x&quot;;TEXT([.F76];&quot;00&quot;))" office:value-type="string" office:string-value="0xff" calcext:value-type="string">
            <text:p>0xff</text:p>
          </table:table-cell>
          <table:table-cell table:formula="of:=COM.MICROSOFT.CONCAT(&quot;0x&quot;;TEXT([.G76];&quot;00&quot;))" office:value-type="string" office:string-value="0xff" calcext:value-type="string">
            <text:p>0xff</text:p>
          </table:table-cell>
          <table:table-cell table:formula="of:=COM.MICROSOFT.CONCAT(&quot;0x&quot;;TEXT([.H76];&quot;00&quot;))" office:value-type="string" office:string-value="0xff" calcext:value-type="string">
            <text:p>0xff</text:p>
          </table:table-cell>
          <table:table-cell table:formula="of:=COM.MICROSOFT.CONCAT(&quot;0x&quot;;TEXT([.I76];&quot;00&quot;))" office:value-type="string" office:string-value="0xff" calcext:value-type="string">
            <text:p>0xff</text:p>
          </table:table-cell>
          <table:table-cell table:formula="of:=COM.MICROSOFT.CONCAT(&quot;0x&quot;;TEXT([.J76];&quot;00&quot;))" office:value-type="string" office:string-value="0xff" calcext:value-type="string">
            <text:p>0xff</text:p>
          </table:table-cell>
          <table:table-cell table:formula="of:=COM.MICROSOFT.CONCAT(&quot;0x&quot;;TEXT([.K76];&quot;00&quot;))" office:value-type="string" office:string-value="0xff" calcext:value-type="string">
            <text:p>0xff</text:p>
          </table:table-cell>
          <table:table-cell table:formula="of:=COM.MICROSOFT.CONCAT(&quot;0x&quot;;TEXT([.L76];&quot;00&quot;))" office:value-type="string" office:string-value="0xff" calcext:value-type="string">
            <text:p>0xff</text:p>
          </table:table-cell>
          <table:table-cell table:formula="of:=COM.MICROSOFT.CONCAT(&quot;0x&quot;;TEXT([.M76];&quot;00&quot;))" office:value-type="string" office:string-value="0xff" calcext:value-type="string">
            <text:p>0xff</text:p>
          </table:table-cell>
          <table:table-cell table:formula="of:=COM.MICROSOFT.CONCAT(&quot;0x&quot;;TEXT([.N76];&quot;00&quot;))" office:value-type="string" office:string-value="0xff" calcext:value-type="string">
            <text:p>0xff</text:p>
          </table:table-cell>
          <table:table-cell table:formula="of:=COM.MICROSOFT.CONCAT(&quot;0x&quot;;TEXT([.O76];&quot;00&quot;))" office:value-type="string" office:string-value="0xff" calcext:value-type="string">
            <text:p>0xff</text:p>
          </table:table-cell>
          <table:table-cell table:formula="of:=COM.MICROSOFT.CONCAT(&quot;0x&quot;;TEXT([.P76];&quot;00&quot;))" office:value-type="string" office:string-value="0xff" calcext:value-type="string">
            <text:p>0xff</text:p>
          </table:table-cell>
          <table:table-cell table:formula="of:=COM.MICROSOFT.TEXTJOIN(&quot;,&quot;;1;[.A168:.P16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7];&quot;00&quot;))" office:value-type="string" office:string-value="0xff" calcext:value-type="string">
            <text:p>0xff</text:p>
          </table:table-cell>
          <table:table-cell table:formula="of:=COM.MICROSOFT.CONCAT(&quot;0x&quot;;TEXT([.B77];&quot;00&quot;))" office:value-type="string" office:string-value="0xff" calcext:value-type="string">
            <text:p>0xff</text:p>
          </table:table-cell>
          <table:table-cell table:formula="of:=COM.MICROSOFT.CONCAT(&quot;0x&quot;;TEXT([.C77];&quot;00&quot;))" office:value-type="string" office:string-value="0xff" calcext:value-type="string">
            <text:p>0xff</text:p>
          </table:table-cell>
          <table:table-cell table:formula="of:=COM.MICROSOFT.CONCAT(&quot;0x&quot;;TEXT([.D77];&quot;00&quot;))" office:value-type="string" office:string-value="0xff" calcext:value-type="string">
            <text:p>0xff</text:p>
          </table:table-cell>
          <table:table-cell table:formula="of:=COM.MICROSOFT.CONCAT(&quot;0x&quot;;TEXT([.E77];&quot;00&quot;))" office:value-type="string" office:string-value="0xff" calcext:value-type="string">
            <text:p>0xff</text:p>
          </table:table-cell>
          <table:table-cell table:formula="of:=COM.MICROSOFT.CONCAT(&quot;0x&quot;;TEXT([.F77];&quot;00&quot;))" office:value-type="string" office:string-value="0xff" calcext:value-type="string">
            <text:p>0xff</text:p>
          </table:table-cell>
          <table:table-cell table:formula="of:=COM.MICROSOFT.CONCAT(&quot;0x&quot;;TEXT([.G77];&quot;00&quot;))" office:value-type="string" office:string-value="0xff" calcext:value-type="string">
            <text:p>0xff</text:p>
          </table:table-cell>
          <table:table-cell table:formula="of:=COM.MICROSOFT.CONCAT(&quot;0x&quot;;TEXT([.H77];&quot;00&quot;))" office:value-type="string" office:string-value="0xff" calcext:value-type="string">
            <text:p>0xff</text:p>
          </table:table-cell>
          <table:table-cell table:formula="of:=COM.MICROSOFT.CONCAT(&quot;0x&quot;;TEXT([.I77];&quot;00&quot;))" office:value-type="string" office:string-value="0xff" calcext:value-type="string">
            <text:p>0xff</text:p>
          </table:table-cell>
          <table:table-cell table:formula="of:=COM.MICROSOFT.CONCAT(&quot;0x&quot;;TEXT([.J77];&quot;00&quot;))" office:value-type="string" office:string-value="0xff" calcext:value-type="string">
            <text:p>0xff</text:p>
          </table:table-cell>
          <table:table-cell table:formula="of:=COM.MICROSOFT.CONCAT(&quot;0x&quot;;TEXT([.K77];&quot;00&quot;))" office:value-type="string" office:string-value="0xff" calcext:value-type="string">
            <text:p>0xff</text:p>
          </table:table-cell>
          <table:table-cell table:formula="of:=COM.MICROSOFT.CONCAT(&quot;0x&quot;;TEXT([.L77];&quot;00&quot;))" office:value-type="string" office:string-value="0xff" calcext:value-type="string">
            <text:p>0xff</text:p>
          </table:table-cell>
          <table:table-cell table:formula="of:=COM.MICROSOFT.CONCAT(&quot;0x&quot;;TEXT([.M77];&quot;00&quot;))" office:value-type="string" office:string-value="0xff" calcext:value-type="string">
            <text:p>0xff</text:p>
          </table:table-cell>
          <table:table-cell table:formula="of:=COM.MICROSOFT.CONCAT(&quot;0x&quot;;TEXT([.N77];&quot;00&quot;))" office:value-type="string" office:string-value="0xff" calcext:value-type="string">
            <text:p>0xff</text:p>
          </table:table-cell>
          <table:table-cell table:formula="of:=COM.MICROSOFT.CONCAT(&quot;0x&quot;;TEXT([.O77];&quot;00&quot;))" office:value-type="string" office:string-value="0xff" calcext:value-type="string">
            <text:p>0xff</text:p>
          </table:table-cell>
          <table:table-cell table:formula="of:=COM.MICROSOFT.CONCAT(&quot;0x&quot;;TEXT([.P77];&quot;00&quot;))" office:value-type="string" office:string-value="0xff" calcext:value-type="string">
            <text:p>0xff</text:p>
          </table:table-cell>
          <table:table-cell table:formula="of:=COM.MICROSOFT.TEXTJOIN(&quot;,&quot;;1;[.A169:.P16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8];&quot;00&quot;))" office:value-type="string" office:string-value="0xff" calcext:value-type="string">
            <text:p>0xff</text:p>
          </table:table-cell>
          <table:table-cell table:formula="of:=COM.MICROSOFT.CONCAT(&quot;0x&quot;;TEXT([.B78];&quot;00&quot;))" office:value-type="string" office:string-value="0xff" calcext:value-type="string">
            <text:p>0xff</text:p>
          </table:table-cell>
          <table:table-cell table:formula="of:=COM.MICROSOFT.CONCAT(&quot;0x&quot;;TEXT([.C78];&quot;00&quot;))" office:value-type="string" office:string-value="0xff" calcext:value-type="string">
            <text:p>0xff</text:p>
          </table:table-cell>
          <table:table-cell table:formula="of:=COM.MICROSOFT.CONCAT(&quot;0x&quot;;TEXT([.D78];&quot;00&quot;))" office:value-type="string" office:string-value="0xff" calcext:value-type="string">
            <text:p>0xff</text:p>
          </table:table-cell>
          <table:table-cell table:formula="of:=COM.MICROSOFT.CONCAT(&quot;0x&quot;;TEXT([.E78];&quot;00&quot;))" office:value-type="string" office:string-value="0xff" calcext:value-type="string">
            <text:p>0xff</text:p>
          </table:table-cell>
          <table:table-cell table:formula="of:=COM.MICROSOFT.CONCAT(&quot;0x&quot;;TEXT([.F78];&quot;00&quot;))" office:value-type="string" office:string-value="0xff" calcext:value-type="string">
            <text:p>0xff</text:p>
          </table:table-cell>
          <table:table-cell table:formula="of:=COM.MICROSOFT.CONCAT(&quot;0x&quot;;TEXT([.G78];&quot;00&quot;))" office:value-type="string" office:string-value="0xff" calcext:value-type="string">
            <text:p>0xff</text:p>
          </table:table-cell>
          <table:table-cell table:formula="of:=COM.MICROSOFT.CONCAT(&quot;0x&quot;;TEXT([.H78];&quot;00&quot;))" office:value-type="string" office:string-value="0xff" calcext:value-type="string">
            <text:p>0xff</text:p>
          </table:table-cell>
          <table:table-cell table:formula="of:=COM.MICROSOFT.CONCAT(&quot;0x&quot;;TEXT([.I78];&quot;00&quot;))" office:value-type="string" office:string-value="0xff" calcext:value-type="string">
            <text:p>0xff</text:p>
          </table:table-cell>
          <table:table-cell table:formula="of:=COM.MICROSOFT.CONCAT(&quot;0x&quot;;TEXT([.J78];&quot;00&quot;))" office:value-type="string" office:string-value="0xff" calcext:value-type="string">
            <text:p>0xff</text:p>
          </table:table-cell>
          <table:table-cell table:formula="of:=COM.MICROSOFT.CONCAT(&quot;0x&quot;;TEXT([.K78];&quot;00&quot;))" office:value-type="string" office:string-value="0xff" calcext:value-type="string">
            <text:p>0xff</text:p>
          </table:table-cell>
          <table:table-cell table:formula="of:=COM.MICROSOFT.CONCAT(&quot;0x&quot;;TEXT([.L78];&quot;00&quot;))" office:value-type="string" office:string-value="0xff" calcext:value-type="string">
            <text:p>0xff</text:p>
          </table:table-cell>
          <table:table-cell table:formula="of:=COM.MICROSOFT.CONCAT(&quot;0x&quot;;TEXT([.M78];&quot;00&quot;))" office:value-type="string" office:string-value="0xff" calcext:value-type="string">
            <text:p>0xff</text:p>
          </table:table-cell>
          <table:table-cell table:formula="of:=COM.MICROSOFT.CONCAT(&quot;0x&quot;;TEXT([.N78];&quot;00&quot;))" office:value-type="string" office:string-value="0xff" calcext:value-type="string">
            <text:p>0xff</text:p>
          </table:table-cell>
          <table:table-cell table:formula="of:=COM.MICROSOFT.CONCAT(&quot;0x&quot;;TEXT([.O78];&quot;00&quot;))" office:value-type="string" office:string-value="0xff" calcext:value-type="string">
            <text:p>0xff</text:p>
          </table:table-cell>
          <table:table-cell table:formula="of:=COM.MICROSOFT.CONCAT(&quot;0x&quot;;TEXT([.P78];&quot;00&quot;))" office:value-type="string" office:string-value="0xff" calcext:value-type="string">
            <text:p>0xff</text:p>
          </table:table-cell>
          <table:table-cell table:formula="of:=COM.MICROSOFT.TEXTJOIN(&quot;,&quot;;1;[.A170:.P17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9];&quot;00&quot;))" office:value-type="string" office:string-value="0xff" calcext:value-type="string">
            <text:p>0xff</text:p>
          </table:table-cell>
          <table:table-cell table:formula="of:=COM.MICROSOFT.CONCAT(&quot;0x&quot;;TEXT([.B79];&quot;00&quot;))" office:value-type="string" office:string-value="0xff" calcext:value-type="string">
            <text:p>0xff</text:p>
          </table:table-cell>
          <table:table-cell table:formula="of:=COM.MICROSOFT.CONCAT(&quot;0x&quot;;TEXT([.C79];&quot;00&quot;))" office:value-type="string" office:string-value="0xff" calcext:value-type="string">
            <text:p>0xff</text:p>
          </table:table-cell>
          <table:table-cell table:formula="of:=COM.MICROSOFT.CONCAT(&quot;0x&quot;;TEXT([.D79];&quot;00&quot;))" office:value-type="string" office:string-value="0xff" calcext:value-type="string">
            <text:p>0xff</text:p>
          </table:table-cell>
          <table:table-cell table:formula="of:=COM.MICROSOFT.CONCAT(&quot;0x&quot;;TEXT([.E79];&quot;00&quot;))" office:value-type="string" office:string-value="0xff" calcext:value-type="string">
            <text:p>0xff</text:p>
          </table:table-cell>
          <table:table-cell table:formula="of:=COM.MICROSOFT.CONCAT(&quot;0x&quot;;TEXT([.F79];&quot;00&quot;))" office:value-type="string" office:string-value="0xff" calcext:value-type="string">
            <text:p>0xff</text:p>
          </table:table-cell>
          <table:table-cell table:formula="of:=COM.MICROSOFT.CONCAT(&quot;0x&quot;;TEXT([.G79];&quot;00&quot;))" office:value-type="string" office:string-value="0xff" calcext:value-type="string">
            <text:p>0xff</text:p>
          </table:table-cell>
          <table:table-cell table:formula="of:=COM.MICROSOFT.CONCAT(&quot;0x&quot;;TEXT([.H79];&quot;00&quot;))" office:value-type="string" office:string-value="0xff" calcext:value-type="string">
            <text:p>0xff</text:p>
          </table:table-cell>
          <table:table-cell table:formula="of:=COM.MICROSOFT.CONCAT(&quot;0x&quot;;TEXT([.I79];&quot;00&quot;))" office:value-type="string" office:string-value="0xff" calcext:value-type="string">
            <text:p>0xff</text:p>
          </table:table-cell>
          <table:table-cell table:formula="of:=COM.MICROSOFT.CONCAT(&quot;0x&quot;;TEXT([.J79];&quot;00&quot;))" office:value-type="string" office:string-value="0xff" calcext:value-type="string">
            <text:p>0xff</text:p>
          </table:table-cell>
          <table:table-cell table:formula="of:=COM.MICROSOFT.CONCAT(&quot;0x&quot;;TEXT([.K79];&quot;00&quot;))" office:value-type="string" office:string-value="0xff" calcext:value-type="string">
            <text:p>0xff</text:p>
          </table:table-cell>
          <table:table-cell table:formula="of:=COM.MICROSOFT.CONCAT(&quot;0x&quot;;TEXT([.L79];&quot;00&quot;))" office:value-type="string" office:string-value="0xff" calcext:value-type="string">
            <text:p>0xff</text:p>
          </table:table-cell>
          <table:table-cell table:formula="of:=COM.MICROSOFT.CONCAT(&quot;0x&quot;;TEXT([.M79];&quot;00&quot;))" office:value-type="string" office:string-value="0xff" calcext:value-type="string">
            <text:p>0xff</text:p>
          </table:table-cell>
          <table:table-cell table:formula="of:=COM.MICROSOFT.CONCAT(&quot;0x&quot;;TEXT([.N79];&quot;00&quot;))" office:value-type="string" office:string-value="0xff" calcext:value-type="string">
            <text:p>0xff</text:p>
          </table:table-cell>
          <table:table-cell table:formula="of:=COM.MICROSOFT.CONCAT(&quot;0x&quot;;TEXT([.O79];&quot;00&quot;))" office:value-type="string" office:string-value="0xff" calcext:value-type="string">
            <text:p>0xff</text:p>
          </table:table-cell>
          <table:table-cell table:formula="of:=COM.MICROSOFT.CONCAT(&quot;0x&quot;;TEXT([.P79];&quot;00&quot;))" office:value-type="string" office:string-value="0xff" calcext:value-type="string">
            <text:p>0xff</text:p>
          </table:table-cell>
          <table:table-cell table:formula="of:=COM.MICROSOFT.TEXTJOIN(&quot;,&quot;;1;[.A171:.P17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0];&quot;00&quot;))" office:value-type="string" office:string-value="0xff" calcext:value-type="string">
            <text:p>0xff</text:p>
          </table:table-cell>
          <table:table-cell table:formula="of:=COM.MICROSOFT.CONCAT(&quot;0x&quot;;TEXT([.B80];&quot;00&quot;))" office:value-type="string" office:string-value="0xff" calcext:value-type="string">
            <text:p>0xff</text:p>
          </table:table-cell>
          <table:table-cell table:formula="of:=COM.MICROSOFT.CONCAT(&quot;0x&quot;;TEXT([.C80];&quot;00&quot;))" office:value-type="string" office:string-value="0xff" calcext:value-type="string">
            <text:p>0xff</text:p>
          </table:table-cell>
          <table:table-cell table:formula="of:=COM.MICROSOFT.CONCAT(&quot;0x&quot;;TEXT([.D80];&quot;00&quot;))" office:value-type="string" office:string-value="0xff" calcext:value-type="string">
            <text:p>0xff</text:p>
          </table:table-cell>
          <table:table-cell table:formula="of:=COM.MICROSOFT.CONCAT(&quot;0x&quot;;TEXT([.E80];&quot;00&quot;))" office:value-type="string" office:string-value="0xff" calcext:value-type="string">
            <text:p>0xff</text:p>
          </table:table-cell>
          <table:table-cell table:formula="of:=COM.MICROSOFT.CONCAT(&quot;0x&quot;;TEXT([.F80];&quot;00&quot;))" office:value-type="string" office:string-value="0xff" calcext:value-type="string">
            <text:p>0xff</text:p>
          </table:table-cell>
          <table:table-cell table:formula="of:=COM.MICROSOFT.CONCAT(&quot;0x&quot;;TEXT([.G80];&quot;00&quot;))" office:value-type="string" office:string-value="0xff" calcext:value-type="string">
            <text:p>0xff</text:p>
          </table:table-cell>
          <table:table-cell table:formula="of:=COM.MICROSOFT.CONCAT(&quot;0x&quot;;TEXT([.H80];&quot;00&quot;))" office:value-type="string" office:string-value="0xff" calcext:value-type="string">
            <text:p>0xff</text:p>
          </table:table-cell>
          <table:table-cell table:formula="of:=COM.MICROSOFT.CONCAT(&quot;0x&quot;;TEXT([.I80];&quot;00&quot;))" office:value-type="string" office:string-value="0xff" calcext:value-type="string">
            <text:p>0xff</text:p>
          </table:table-cell>
          <table:table-cell table:formula="of:=COM.MICROSOFT.CONCAT(&quot;0x&quot;;TEXT([.J80];&quot;00&quot;))" office:value-type="string" office:string-value="0xff" calcext:value-type="string">
            <text:p>0xff</text:p>
          </table:table-cell>
          <table:table-cell table:formula="of:=COM.MICROSOFT.CONCAT(&quot;0x&quot;;TEXT([.K80];&quot;00&quot;))" office:value-type="string" office:string-value="0xff" calcext:value-type="string">
            <text:p>0xff</text:p>
          </table:table-cell>
          <table:table-cell table:formula="of:=COM.MICROSOFT.CONCAT(&quot;0x&quot;;TEXT([.L80];&quot;00&quot;))" office:value-type="string" office:string-value="0xff" calcext:value-type="string">
            <text:p>0xff</text:p>
          </table:table-cell>
          <table:table-cell table:formula="of:=COM.MICROSOFT.CONCAT(&quot;0x&quot;;TEXT([.M80];&quot;00&quot;))" office:value-type="string" office:string-value="0xff" calcext:value-type="string">
            <text:p>0xff</text:p>
          </table:table-cell>
          <table:table-cell table:formula="of:=COM.MICROSOFT.CONCAT(&quot;0x&quot;;TEXT([.N80];&quot;00&quot;))" office:value-type="string" office:string-value="0xff" calcext:value-type="string">
            <text:p>0xff</text:p>
          </table:table-cell>
          <table:table-cell table:formula="of:=COM.MICROSOFT.CONCAT(&quot;0x&quot;;TEXT([.O80];&quot;00&quot;))" office:value-type="string" office:string-value="0xff" calcext:value-type="string">
            <text:p>0xff</text:p>
          </table:table-cell>
          <table:table-cell table:formula="of:=COM.MICROSOFT.CONCAT(&quot;0x&quot;;TEXT([.P80];&quot;00&quot;))" office:value-type="string" office:string-value="0xff" calcext:value-type="string">
            <text:p>0xff</text:p>
          </table:table-cell>
          <table:table-cell table:formula="of:=COM.MICROSOFT.TEXTJOIN(&quot;,&quot;;1;[.A172:.P17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1];&quot;00&quot;))" office:value-type="string" office:string-value="0xff" calcext:value-type="string">
            <text:p>0xff</text:p>
          </table:table-cell>
          <table:table-cell table:formula="of:=COM.MICROSOFT.CONCAT(&quot;0x&quot;;TEXT([.B81];&quot;00&quot;))" office:value-type="string" office:string-value="0xff" calcext:value-type="string">
            <text:p>0xff</text:p>
          </table:table-cell>
          <table:table-cell table:formula="of:=COM.MICROSOFT.CONCAT(&quot;0x&quot;;TEXT([.C81];&quot;00&quot;))" office:value-type="string" office:string-value="0xff" calcext:value-type="string">
            <text:p>0xff</text:p>
          </table:table-cell>
          <table:table-cell table:formula="of:=COM.MICROSOFT.CONCAT(&quot;0x&quot;;TEXT([.D81];&quot;00&quot;))" office:value-type="string" office:string-value="0xff" calcext:value-type="string">
            <text:p>0xff</text:p>
          </table:table-cell>
          <table:table-cell table:formula="of:=COM.MICROSOFT.CONCAT(&quot;0x&quot;;TEXT([.E81];&quot;00&quot;))" office:value-type="string" office:string-value="0xff" calcext:value-type="string">
            <text:p>0xff</text:p>
          </table:table-cell>
          <table:table-cell table:formula="of:=COM.MICROSOFT.CONCAT(&quot;0x&quot;;TEXT([.F81];&quot;00&quot;))" office:value-type="string" office:string-value="0xff" calcext:value-type="string">
            <text:p>0xff</text:p>
          </table:table-cell>
          <table:table-cell table:formula="of:=COM.MICROSOFT.CONCAT(&quot;0x&quot;;TEXT([.G81];&quot;00&quot;))" office:value-type="string" office:string-value="0xff" calcext:value-type="string">
            <text:p>0xff</text:p>
          </table:table-cell>
          <table:table-cell table:formula="of:=COM.MICROSOFT.CONCAT(&quot;0x&quot;;TEXT([.H81];&quot;00&quot;))" office:value-type="string" office:string-value="0xff" calcext:value-type="string">
            <text:p>0xff</text:p>
          </table:table-cell>
          <table:table-cell table:formula="of:=COM.MICROSOFT.CONCAT(&quot;0x&quot;;TEXT([.I81];&quot;00&quot;))" office:value-type="string" office:string-value="0xff" calcext:value-type="string">
            <text:p>0xff</text:p>
          </table:table-cell>
          <table:table-cell table:formula="of:=COM.MICROSOFT.CONCAT(&quot;0x&quot;;TEXT([.J81];&quot;00&quot;))" office:value-type="string" office:string-value="0xff" calcext:value-type="string">
            <text:p>0xff</text:p>
          </table:table-cell>
          <table:table-cell table:formula="of:=COM.MICROSOFT.CONCAT(&quot;0x&quot;;TEXT([.K81];&quot;00&quot;))" office:value-type="string" office:string-value="0xff" calcext:value-type="string">
            <text:p>0xff</text:p>
          </table:table-cell>
          <table:table-cell table:formula="of:=COM.MICROSOFT.CONCAT(&quot;0x&quot;;TEXT([.L81];&quot;00&quot;))" office:value-type="string" office:string-value="0xff" calcext:value-type="string">
            <text:p>0xff</text:p>
          </table:table-cell>
          <table:table-cell table:formula="of:=COM.MICROSOFT.CONCAT(&quot;0x&quot;;TEXT([.M81];&quot;00&quot;))" office:value-type="string" office:string-value="0xff" calcext:value-type="string">
            <text:p>0xff</text:p>
          </table:table-cell>
          <table:table-cell table:formula="of:=COM.MICROSOFT.CONCAT(&quot;0x&quot;;TEXT([.N81];&quot;00&quot;))" office:value-type="string" office:string-value="0xff" calcext:value-type="string">
            <text:p>0xff</text:p>
          </table:table-cell>
          <table:table-cell table:formula="of:=COM.MICROSOFT.CONCAT(&quot;0x&quot;;TEXT([.O81];&quot;00&quot;))" office:value-type="string" office:string-value="0xff" calcext:value-type="string">
            <text:p>0xff</text:p>
          </table:table-cell>
          <table:table-cell table:formula="of:=COM.MICROSOFT.CONCAT(&quot;0x&quot;;TEXT([.P81];&quot;00&quot;))" office:value-type="string" office:string-value="0xff" calcext:value-type="string">
            <text:p>0xff</text:p>
          </table:table-cell>
          <table:table-cell table:formula="of:=COM.MICROSOFT.TEXTJOIN(&quot;,&quot;;1;[.A173:.P17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2];&quot;00&quot;))" office:value-type="string" office:string-value="0xff" calcext:value-type="string">
            <text:p>0xff</text:p>
          </table:table-cell>
          <table:table-cell table:formula="of:=COM.MICROSOFT.CONCAT(&quot;0x&quot;;TEXT([.B82];&quot;00&quot;))" office:value-type="string" office:string-value="0xff" calcext:value-type="string">
            <text:p>0xff</text:p>
          </table:table-cell>
          <table:table-cell table:formula="of:=COM.MICROSOFT.CONCAT(&quot;0x&quot;;TEXT([.C82];&quot;00&quot;))" office:value-type="string" office:string-value="0xff" calcext:value-type="string">
            <text:p>0xff</text:p>
          </table:table-cell>
          <table:table-cell table:formula="of:=COM.MICROSOFT.CONCAT(&quot;0x&quot;;TEXT([.D82];&quot;00&quot;))" office:value-type="string" office:string-value="0xff" calcext:value-type="string">
            <text:p>0xff</text:p>
          </table:table-cell>
          <table:table-cell table:formula="of:=COM.MICROSOFT.CONCAT(&quot;0x&quot;;TEXT([.E82];&quot;00&quot;))" office:value-type="string" office:string-value="0xff" calcext:value-type="string">
            <text:p>0xff</text:p>
          </table:table-cell>
          <table:table-cell table:formula="of:=COM.MICROSOFT.CONCAT(&quot;0x&quot;;TEXT([.F82];&quot;00&quot;))" office:value-type="string" office:string-value="0xff" calcext:value-type="string">
            <text:p>0xff</text:p>
          </table:table-cell>
          <table:table-cell table:formula="of:=COM.MICROSOFT.CONCAT(&quot;0x&quot;;TEXT([.G82];&quot;00&quot;))" office:value-type="string" office:string-value="0xff" calcext:value-type="string">
            <text:p>0xff</text:p>
          </table:table-cell>
          <table:table-cell table:formula="of:=COM.MICROSOFT.CONCAT(&quot;0x&quot;;TEXT([.H82];&quot;00&quot;))" office:value-type="string" office:string-value="0xff" calcext:value-type="string">
            <text:p>0xff</text:p>
          </table:table-cell>
          <table:table-cell table:formula="of:=COM.MICROSOFT.CONCAT(&quot;0x&quot;;TEXT([.I82];&quot;00&quot;))" office:value-type="string" office:string-value="0xff" calcext:value-type="string">
            <text:p>0xff</text:p>
          </table:table-cell>
          <table:table-cell table:formula="of:=COM.MICROSOFT.CONCAT(&quot;0x&quot;;TEXT([.J82];&quot;00&quot;))" office:value-type="string" office:string-value="0xff" calcext:value-type="string">
            <text:p>0xff</text:p>
          </table:table-cell>
          <table:table-cell table:formula="of:=COM.MICROSOFT.CONCAT(&quot;0x&quot;;TEXT([.K82];&quot;00&quot;))" office:value-type="string" office:string-value="0xff" calcext:value-type="string">
            <text:p>0xff</text:p>
          </table:table-cell>
          <table:table-cell table:formula="of:=COM.MICROSOFT.CONCAT(&quot;0x&quot;;TEXT([.L82];&quot;00&quot;))" office:value-type="string" office:string-value="0xff" calcext:value-type="string">
            <text:p>0xff</text:p>
          </table:table-cell>
          <table:table-cell table:formula="of:=COM.MICROSOFT.CONCAT(&quot;0x&quot;;TEXT([.M82];&quot;00&quot;))" office:value-type="string" office:string-value="0xff" calcext:value-type="string">
            <text:p>0xff</text:p>
          </table:table-cell>
          <table:table-cell table:formula="of:=COM.MICROSOFT.CONCAT(&quot;0x&quot;;TEXT([.N82];&quot;00&quot;))" office:value-type="string" office:string-value="0xff" calcext:value-type="string">
            <text:p>0xff</text:p>
          </table:table-cell>
          <table:table-cell table:formula="of:=COM.MICROSOFT.CONCAT(&quot;0x&quot;;TEXT([.O82];&quot;00&quot;))" office:value-type="string" office:string-value="0xff" calcext:value-type="string">
            <text:p>0xff</text:p>
          </table:table-cell>
          <table:table-cell table:formula="of:=COM.MICROSOFT.CONCAT(&quot;0x&quot;;TEXT([.P82];&quot;00&quot;))" office:value-type="string" office:string-value="0xff" calcext:value-type="string">
            <text:p>0xff</text:p>
          </table:table-cell>
          <table:table-cell table:formula="of:=COM.MICROSOFT.TEXTJOIN(&quot;,&quot;;1;[.A174:.P17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3];&quot;00&quot;))" office:value-type="string" office:string-value="0xff" calcext:value-type="string">
            <text:p>0xff</text:p>
          </table:table-cell>
          <table:table-cell table:formula="of:=COM.MICROSOFT.CONCAT(&quot;0x&quot;;TEXT([.B83];&quot;00&quot;))" office:value-type="string" office:string-value="0xff" calcext:value-type="string">
            <text:p>0xff</text:p>
          </table:table-cell>
          <table:table-cell table:formula="of:=COM.MICROSOFT.CONCAT(&quot;0x&quot;;TEXT([.C83];&quot;00&quot;))" office:value-type="string" office:string-value="0xff" calcext:value-type="string">
            <text:p>0xff</text:p>
          </table:table-cell>
          <table:table-cell table:formula="of:=COM.MICROSOFT.CONCAT(&quot;0x&quot;;TEXT([.D83];&quot;00&quot;))" office:value-type="string" office:string-value="0xff" calcext:value-type="string">
            <text:p>0xff</text:p>
          </table:table-cell>
          <table:table-cell table:formula="of:=COM.MICROSOFT.CONCAT(&quot;0x&quot;;TEXT([.E83];&quot;00&quot;))" office:value-type="string" office:string-value="0xff" calcext:value-type="string">
            <text:p>0xff</text:p>
          </table:table-cell>
          <table:table-cell table:formula="of:=COM.MICROSOFT.CONCAT(&quot;0x&quot;;TEXT([.F83];&quot;00&quot;))" office:value-type="string" office:string-value="0xff" calcext:value-type="string">
            <text:p>0xff</text:p>
          </table:table-cell>
          <table:table-cell table:formula="of:=COM.MICROSOFT.CONCAT(&quot;0x&quot;;TEXT([.G83];&quot;00&quot;))" office:value-type="string" office:string-value="0xff" calcext:value-type="string">
            <text:p>0xff</text:p>
          </table:table-cell>
          <table:table-cell table:formula="of:=COM.MICROSOFT.CONCAT(&quot;0x&quot;;TEXT([.H83];&quot;00&quot;))" office:value-type="string" office:string-value="0xff" calcext:value-type="string">
            <text:p>0xff</text:p>
          </table:table-cell>
          <table:table-cell table:formula="of:=COM.MICROSOFT.CONCAT(&quot;0x&quot;;TEXT([.I83];&quot;00&quot;))" office:value-type="string" office:string-value="0xff" calcext:value-type="string">
            <text:p>0xff</text:p>
          </table:table-cell>
          <table:table-cell table:formula="of:=COM.MICROSOFT.CONCAT(&quot;0x&quot;;TEXT([.J83];&quot;00&quot;))" office:value-type="string" office:string-value="0xff" calcext:value-type="string">
            <text:p>0xff</text:p>
          </table:table-cell>
          <table:table-cell table:formula="of:=COM.MICROSOFT.CONCAT(&quot;0x&quot;;TEXT([.K83];&quot;00&quot;))" office:value-type="string" office:string-value="0xff" calcext:value-type="string">
            <text:p>0xff</text:p>
          </table:table-cell>
          <table:table-cell table:formula="of:=COM.MICROSOFT.CONCAT(&quot;0x&quot;;TEXT([.L83];&quot;00&quot;))" office:value-type="string" office:string-value="0xff" calcext:value-type="string">
            <text:p>0xff</text:p>
          </table:table-cell>
          <table:table-cell table:formula="of:=COM.MICROSOFT.CONCAT(&quot;0x&quot;;TEXT([.M83];&quot;00&quot;))" office:value-type="string" office:string-value="0xff" calcext:value-type="string">
            <text:p>0xff</text:p>
          </table:table-cell>
          <table:table-cell table:formula="of:=COM.MICROSOFT.CONCAT(&quot;0x&quot;;TEXT([.N83];&quot;00&quot;))" office:value-type="string" office:string-value="0xff" calcext:value-type="string">
            <text:p>0xff</text:p>
          </table:table-cell>
          <table:table-cell table:formula="of:=COM.MICROSOFT.CONCAT(&quot;0x&quot;;TEXT([.O83];&quot;00&quot;))" office:value-type="string" office:string-value="0xff" calcext:value-type="string">
            <text:p>0xff</text:p>
          </table:table-cell>
          <table:table-cell table:formula="of:=COM.MICROSOFT.CONCAT(&quot;0x&quot;;TEXT([.P83];&quot;00&quot;))" office:value-type="string" office:string-value="0xff" calcext:value-type="string">
            <text:p>0xff</text:p>
          </table:table-cell>
          <table:table-cell table:formula="of:=COM.MICROSOFT.TEXTJOIN(&quot;,&quot;;1;[.A175:.P17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4];&quot;00&quot;))" office:value-type="string" office:string-value="0xff" calcext:value-type="string">
            <text:p>0xff</text:p>
          </table:table-cell>
          <table:table-cell table:formula="of:=COM.MICROSOFT.CONCAT(&quot;0x&quot;;TEXT([.B84];&quot;00&quot;))" office:value-type="string" office:string-value="0xff" calcext:value-type="string">
            <text:p>0xff</text:p>
          </table:table-cell>
          <table:table-cell table:formula="of:=COM.MICROSOFT.CONCAT(&quot;0x&quot;;TEXT([.C84];&quot;00&quot;))" office:value-type="string" office:string-value="0xff" calcext:value-type="string">
            <text:p>0xff</text:p>
          </table:table-cell>
          <table:table-cell table:formula="of:=COM.MICROSOFT.CONCAT(&quot;0x&quot;;TEXT([.D84];&quot;00&quot;))" office:value-type="string" office:string-value="0xff" calcext:value-type="string">
            <text:p>0xff</text:p>
          </table:table-cell>
          <table:table-cell table:formula="of:=COM.MICROSOFT.CONCAT(&quot;0x&quot;;TEXT([.E84];&quot;00&quot;))" office:value-type="string" office:string-value="0xff" calcext:value-type="string">
            <text:p>0xff</text:p>
          </table:table-cell>
          <table:table-cell table:formula="of:=COM.MICROSOFT.CONCAT(&quot;0x&quot;;TEXT([.F84];&quot;00&quot;))" office:value-type="string" office:string-value="0xff" calcext:value-type="string">
            <text:p>0xff</text:p>
          </table:table-cell>
          <table:table-cell table:formula="of:=COM.MICROSOFT.CONCAT(&quot;0x&quot;;TEXT([.G84];&quot;00&quot;))" office:value-type="string" office:string-value="0xff" calcext:value-type="string">
            <text:p>0xff</text:p>
          </table:table-cell>
          <table:table-cell table:formula="of:=COM.MICROSOFT.CONCAT(&quot;0x&quot;;TEXT([.H84];&quot;00&quot;))" office:value-type="string" office:string-value="0xff" calcext:value-type="string">
            <text:p>0xff</text:p>
          </table:table-cell>
          <table:table-cell table:formula="of:=COM.MICROSOFT.CONCAT(&quot;0x&quot;;TEXT([.I84];&quot;00&quot;))" office:value-type="string" office:string-value="0xff" calcext:value-type="string">
            <text:p>0xff</text:p>
          </table:table-cell>
          <table:table-cell table:formula="of:=COM.MICROSOFT.CONCAT(&quot;0x&quot;;TEXT([.J84];&quot;00&quot;))" office:value-type="string" office:string-value="0xff" calcext:value-type="string">
            <text:p>0xff</text:p>
          </table:table-cell>
          <table:table-cell table:formula="of:=COM.MICROSOFT.CONCAT(&quot;0x&quot;;TEXT([.K84];&quot;00&quot;))" office:value-type="string" office:string-value="0xff" calcext:value-type="string">
            <text:p>0xff</text:p>
          </table:table-cell>
          <table:table-cell table:formula="of:=COM.MICROSOFT.CONCAT(&quot;0x&quot;;TEXT([.L84];&quot;00&quot;))" office:value-type="string" office:string-value="0xff" calcext:value-type="string">
            <text:p>0xff</text:p>
          </table:table-cell>
          <table:table-cell table:formula="of:=COM.MICROSOFT.CONCAT(&quot;0x&quot;;TEXT([.M84];&quot;00&quot;))" office:value-type="string" office:string-value="0xff" calcext:value-type="string">
            <text:p>0xff</text:p>
          </table:table-cell>
          <table:table-cell table:formula="of:=COM.MICROSOFT.CONCAT(&quot;0x&quot;;TEXT([.N84];&quot;00&quot;))" office:value-type="string" office:string-value="0xff" calcext:value-type="string">
            <text:p>0xff</text:p>
          </table:table-cell>
          <table:table-cell table:formula="of:=COM.MICROSOFT.CONCAT(&quot;0x&quot;;TEXT([.O84];&quot;00&quot;))" office:value-type="string" office:string-value="0xff" calcext:value-type="string">
            <text:p>0xff</text:p>
          </table:table-cell>
          <table:table-cell table:formula="of:=COM.MICROSOFT.CONCAT(&quot;0x&quot;;TEXT([.P84];&quot;00&quot;))" office:value-type="string" office:string-value="0xff" calcext:value-type="string">
            <text:p>0xff</text:p>
          </table:table-cell>
          <table:table-cell table:formula="of:=COM.MICROSOFT.TEXTJOIN(&quot;,&quot;;1;[.A176:.P17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5];&quot;00&quot;))" office:value-type="string" office:string-value="0xff" calcext:value-type="string">
            <text:p>0xff</text:p>
          </table:table-cell>
          <table:table-cell table:formula="of:=COM.MICROSOFT.CONCAT(&quot;0x&quot;;TEXT([.B85];&quot;00&quot;))" office:value-type="string" office:string-value="0xff" calcext:value-type="string">
            <text:p>0xff</text:p>
          </table:table-cell>
          <table:table-cell table:formula="of:=COM.MICROSOFT.CONCAT(&quot;0x&quot;;TEXT([.C85];&quot;00&quot;))" office:value-type="string" office:string-value="0xff" calcext:value-type="string">
            <text:p>0xff</text:p>
          </table:table-cell>
          <table:table-cell table:formula="of:=COM.MICROSOFT.CONCAT(&quot;0x&quot;;TEXT([.D85];&quot;00&quot;))" office:value-type="string" office:string-value="0xff" calcext:value-type="string">
            <text:p>0xff</text:p>
          </table:table-cell>
          <table:table-cell table:formula="of:=COM.MICROSOFT.CONCAT(&quot;0x&quot;;TEXT([.E85];&quot;00&quot;))" office:value-type="string" office:string-value="0xff" calcext:value-type="string">
            <text:p>0xff</text:p>
          </table:table-cell>
          <table:table-cell table:formula="of:=COM.MICROSOFT.CONCAT(&quot;0x&quot;;TEXT([.F85];&quot;00&quot;))" office:value-type="string" office:string-value="0xff" calcext:value-type="string">
            <text:p>0xff</text:p>
          </table:table-cell>
          <table:table-cell table:formula="of:=COM.MICROSOFT.CONCAT(&quot;0x&quot;;TEXT([.G85];&quot;00&quot;))" office:value-type="string" office:string-value="0xff" calcext:value-type="string">
            <text:p>0xff</text:p>
          </table:table-cell>
          <table:table-cell table:formula="of:=COM.MICROSOFT.CONCAT(&quot;0x&quot;;TEXT([.H85];&quot;00&quot;))" office:value-type="string" office:string-value="0xff" calcext:value-type="string">
            <text:p>0xff</text:p>
          </table:table-cell>
          <table:table-cell table:formula="of:=COM.MICROSOFT.CONCAT(&quot;0x&quot;;TEXT([.I85];&quot;00&quot;))" office:value-type="string" office:string-value="0xff" calcext:value-type="string">
            <text:p>0xff</text:p>
          </table:table-cell>
          <table:table-cell table:formula="of:=COM.MICROSOFT.CONCAT(&quot;0x&quot;;TEXT([.J85];&quot;00&quot;))" office:value-type="string" office:string-value="0xff" calcext:value-type="string">
            <text:p>0xff</text:p>
          </table:table-cell>
          <table:table-cell table:formula="of:=COM.MICROSOFT.CONCAT(&quot;0x&quot;;TEXT([.K85];&quot;00&quot;))" office:value-type="string" office:string-value="0xff" calcext:value-type="string">
            <text:p>0xff</text:p>
          </table:table-cell>
          <table:table-cell table:formula="of:=COM.MICROSOFT.CONCAT(&quot;0x&quot;;TEXT([.L85];&quot;00&quot;))" office:value-type="string" office:string-value="0xff" calcext:value-type="string">
            <text:p>0xff</text:p>
          </table:table-cell>
          <table:table-cell table:formula="of:=COM.MICROSOFT.CONCAT(&quot;0x&quot;;TEXT([.M85];&quot;00&quot;))" office:value-type="string" office:string-value="0xff" calcext:value-type="string">
            <text:p>0xff</text:p>
          </table:table-cell>
          <table:table-cell table:formula="of:=COM.MICROSOFT.CONCAT(&quot;0x&quot;;TEXT([.N85];&quot;00&quot;))" office:value-type="string" office:string-value="0xff" calcext:value-type="string">
            <text:p>0xff</text:p>
          </table:table-cell>
          <table:table-cell table:formula="of:=COM.MICROSOFT.CONCAT(&quot;0x&quot;;TEXT([.O85];&quot;00&quot;))" office:value-type="string" office:string-value="0xff" calcext:value-type="string">
            <text:p>0xff</text:p>
          </table:table-cell>
          <table:table-cell table:formula="of:=COM.MICROSOFT.CONCAT(&quot;0x&quot;;TEXT([.P85];&quot;00&quot;))" office:value-type="string" office:string-value="0xff" calcext:value-type="string">
            <text:p>0xff</text:p>
          </table:table-cell>
          <table:table-cell table:formula="of:=COM.MICROSOFT.TEXTJOIN(&quot;,&quot;;1;[.A177:.P17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6];&quot;00&quot;))" office:value-type="string" office:string-value="0xff" calcext:value-type="string">
            <text:p>0xff</text:p>
          </table:table-cell>
          <table:table-cell table:formula="of:=COM.MICROSOFT.CONCAT(&quot;0x&quot;;TEXT([.B86];&quot;00&quot;))" office:value-type="string" office:string-value="0xff" calcext:value-type="string">
            <text:p>0xff</text:p>
          </table:table-cell>
          <table:table-cell table:formula="of:=COM.MICROSOFT.CONCAT(&quot;0x&quot;;TEXT([.C86];&quot;00&quot;))" office:value-type="string" office:string-value="0xff" calcext:value-type="string">
            <text:p>0xff</text:p>
          </table:table-cell>
          <table:table-cell table:formula="of:=COM.MICROSOFT.CONCAT(&quot;0x&quot;;TEXT([.D86];&quot;00&quot;))" office:value-type="string" office:string-value="0xff" calcext:value-type="string">
            <text:p>0xff</text:p>
          </table:table-cell>
          <table:table-cell table:formula="of:=COM.MICROSOFT.CONCAT(&quot;0x&quot;;TEXT([.E86];&quot;00&quot;))" office:value-type="string" office:string-value="0xff" calcext:value-type="string">
            <text:p>0xff</text:p>
          </table:table-cell>
          <table:table-cell table:formula="of:=COM.MICROSOFT.CONCAT(&quot;0x&quot;;TEXT([.F86];&quot;00&quot;))" office:value-type="string" office:string-value="0xff" calcext:value-type="string">
            <text:p>0xff</text:p>
          </table:table-cell>
          <table:table-cell table:formula="of:=COM.MICROSOFT.CONCAT(&quot;0x&quot;;TEXT([.G86];&quot;00&quot;))" office:value-type="string" office:string-value="0xff" calcext:value-type="string">
            <text:p>0xff</text:p>
          </table:table-cell>
          <table:table-cell table:formula="of:=COM.MICROSOFT.CONCAT(&quot;0x&quot;;TEXT([.H86];&quot;00&quot;))" office:value-type="string" office:string-value="0xff" calcext:value-type="string">
            <text:p>0xff</text:p>
          </table:table-cell>
          <table:table-cell table:formula="of:=COM.MICROSOFT.CONCAT(&quot;0x&quot;;TEXT([.I86];&quot;00&quot;))" office:value-type="string" office:string-value="0xff" calcext:value-type="string">
            <text:p>0xff</text:p>
          </table:table-cell>
          <table:table-cell table:formula="of:=COM.MICROSOFT.CONCAT(&quot;0x&quot;;TEXT([.J86];&quot;00&quot;))" office:value-type="string" office:string-value="0xff" calcext:value-type="string">
            <text:p>0xff</text:p>
          </table:table-cell>
          <table:table-cell table:formula="of:=COM.MICROSOFT.CONCAT(&quot;0x&quot;;TEXT([.K86];&quot;00&quot;))" office:value-type="string" office:string-value="0xff" calcext:value-type="string">
            <text:p>0xff</text:p>
          </table:table-cell>
          <table:table-cell table:formula="of:=COM.MICROSOFT.CONCAT(&quot;0x&quot;;TEXT([.L86];&quot;00&quot;))" office:value-type="string" office:string-value="0xff" calcext:value-type="string">
            <text:p>0xff</text:p>
          </table:table-cell>
          <table:table-cell table:formula="of:=COM.MICROSOFT.CONCAT(&quot;0x&quot;;TEXT([.M86];&quot;00&quot;))" office:value-type="string" office:string-value="0xff" calcext:value-type="string">
            <text:p>0xff</text:p>
          </table:table-cell>
          <table:table-cell table:formula="of:=COM.MICROSOFT.CONCAT(&quot;0x&quot;;TEXT([.N86];&quot;00&quot;))" office:value-type="string" office:string-value="0xff" calcext:value-type="string">
            <text:p>0xff</text:p>
          </table:table-cell>
          <table:table-cell table:formula="of:=COM.MICROSOFT.CONCAT(&quot;0x&quot;;TEXT([.O86];&quot;00&quot;))" office:value-type="string" office:string-value="0xff" calcext:value-type="string">
            <text:p>0xff</text:p>
          </table:table-cell>
          <table:table-cell table:formula="of:=COM.MICROSOFT.CONCAT(&quot;0x&quot;;TEXT([.P86];&quot;00&quot;))" office:value-type="string" office:string-value="0xff" calcext:value-type="string">
            <text:p>0xff</text:p>
          </table:table-cell>
          <table:table-cell table:formula="of:=COM.MICROSOFT.TEXTJOIN(&quot;,&quot;;1;[.A178:.P17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7];&quot;00&quot;))" office:value-type="string" office:string-value="0xff" calcext:value-type="string">
            <text:p>0xff</text:p>
          </table:table-cell>
          <table:table-cell table:formula="of:=COM.MICROSOFT.CONCAT(&quot;0x&quot;;TEXT([.B87];&quot;00&quot;))" office:value-type="string" office:string-value="0xff" calcext:value-type="string">
            <text:p>0xff</text:p>
          </table:table-cell>
          <table:table-cell table:formula="of:=COM.MICROSOFT.CONCAT(&quot;0x&quot;;TEXT([.C87];&quot;00&quot;))" office:value-type="string" office:string-value="0xff" calcext:value-type="string">
            <text:p>0xff</text:p>
          </table:table-cell>
          <table:table-cell table:formula="of:=COM.MICROSOFT.CONCAT(&quot;0x&quot;;TEXT([.D87];&quot;00&quot;))" office:value-type="string" office:string-value="0xff" calcext:value-type="string">
            <text:p>0xff</text:p>
          </table:table-cell>
          <table:table-cell table:formula="of:=COM.MICROSOFT.CONCAT(&quot;0x&quot;;TEXT([.E87];&quot;00&quot;))" office:value-type="string" office:string-value="0xff" calcext:value-type="string">
            <text:p>0xff</text:p>
          </table:table-cell>
          <table:table-cell table:formula="of:=COM.MICROSOFT.CONCAT(&quot;0x&quot;;TEXT([.F87];&quot;00&quot;))" office:value-type="string" office:string-value="0xff" calcext:value-type="string">
            <text:p>0xff</text:p>
          </table:table-cell>
          <table:table-cell table:formula="of:=COM.MICROSOFT.CONCAT(&quot;0x&quot;;TEXT([.G87];&quot;00&quot;))" office:value-type="string" office:string-value="0xff" calcext:value-type="string">
            <text:p>0xff</text:p>
          </table:table-cell>
          <table:table-cell table:formula="of:=COM.MICROSOFT.CONCAT(&quot;0x&quot;;TEXT([.H87];&quot;00&quot;))" office:value-type="string" office:string-value="0xff" calcext:value-type="string">
            <text:p>0xff</text:p>
          </table:table-cell>
          <table:table-cell table:formula="of:=COM.MICROSOFT.CONCAT(&quot;0x&quot;;TEXT([.I87];&quot;00&quot;))" office:value-type="string" office:string-value="0xff" calcext:value-type="string">
            <text:p>0xff</text:p>
          </table:table-cell>
          <table:table-cell table:formula="of:=COM.MICROSOFT.CONCAT(&quot;0x&quot;;TEXT([.J87];&quot;00&quot;))" office:value-type="string" office:string-value="0xff" calcext:value-type="string">
            <text:p>0xff</text:p>
          </table:table-cell>
          <table:table-cell table:formula="of:=COM.MICROSOFT.CONCAT(&quot;0x&quot;;TEXT([.K87];&quot;00&quot;))" office:value-type="string" office:string-value="0xff" calcext:value-type="string">
            <text:p>0xff</text:p>
          </table:table-cell>
          <table:table-cell table:formula="of:=COM.MICROSOFT.CONCAT(&quot;0x&quot;;TEXT([.L87];&quot;00&quot;))" office:value-type="string" office:string-value="0xff" calcext:value-type="string">
            <text:p>0xff</text:p>
          </table:table-cell>
          <table:table-cell table:formula="of:=COM.MICROSOFT.CONCAT(&quot;0x&quot;;TEXT([.M87];&quot;00&quot;))" office:value-type="string" office:string-value="0xff" calcext:value-type="string">
            <text:p>0xff</text:p>
          </table:table-cell>
          <table:table-cell table:formula="of:=COM.MICROSOFT.CONCAT(&quot;0x&quot;;TEXT([.N87];&quot;00&quot;))" office:value-type="string" office:string-value="0xff" calcext:value-type="string">
            <text:p>0xff</text:p>
          </table:table-cell>
          <table:table-cell table:formula="of:=COM.MICROSOFT.CONCAT(&quot;0x&quot;;TEXT([.O87];&quot;00&quot;))" office:value-type="string" office:string-value="0xff" calcext:value-type="string">
            <text:p>0xff</text:p>
          </table:table-cell>
          <table:table-cell table:formula="of:=COM.MICROSOFT.CONCAT(&quot;0x&quot;;TEXT([.P87];&quot;00&quot;))" office:value-type="string" office:string-value="0xff" calcext:value-type="string">
            <text:p>0xff</text:p>
          </table:table-cell>
          <table:table-cell table:formula="of:=COM.MICROSOFT.TEXTJOIN(&quot;,&quot;;1;[.A179:.P17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8];&quot;00&quot;))" office:value-type="string" office:string-value="0xff" calcext:value-type="string">
            <text:p>0xff</text:p>
          </table:table-cell>
          <table:table-cell table:formula="of:=COM.MICROSOFT.CONCAT(&quot;0x&quot;;TEXT([.B88];&quot;00&quot;))" office:value-type="string" office:string-value="0xff" calcext:value-type="string">
            <text:p>0xff</text:p>
          </table:table-cell>
          <table:table-cell table:formula="of:=COM.MICROSOFT.CONCAT(&quot;0x&quot;;TEXT([.C88];&quot;00&quot;))" office:value-type="string" office:string-value="0xff" calcext:value-type="string">
            <text:p>0xff</text:p>
          </table:table-cell>
          <table:table-cell table:formula="of:=COM.MICROSOFT.CONCAT(&quot;0x&quot;;TEXT([.D88];&quot;00&quot;))" office:value-type="string" office:string-value="0xff" calcext:value-type="string">
            <text:p>0xff</text:p>
          </table:table-cell>
          <table:table-cell table:formula="of:=COM.MICROSOFT.CONCAT(&quot;0x&quot;;TEXT([.E88];&quot;00&quot;))" office:value-type="string" office:string-value="0xff" calcext:value-type="string">
            <text:p>0xff</text:p>
          </table:table-cell>
          <table:table-cell table:formula="of:=COM.MICROSOFT.CONCAT(&quot;0x&quot;;TEXT([.F88];&quot;00&quot;))" office:value-type="string" office:string-value="0xff" calcext:value-type="string">
            <text:p>0xff</text:p>
          </table:table-cell>
          <table:table-cell table:formula="of:=COM.MICROSOFT.CONCAT(&quot;0x&quot;;TEXT([.G88];&quot;00&quot;))" office:value-type="string" office:string-value="0xff" calcext:value-type="string">
            <text:p>0xff</text:p>
          </table:table-cell>
          <table:table-cell table:formula="of:=COM.MICROSOFT.CONCAT(&quot;0x&quot;;TEXT([.H88];&quot;00&quot;))" office:value-type="string" office:string-value="0xff" calcext:value-type="string">
            <text:p>0xff</text:p>
          </table:table-cell>
          <table:table-cell table:formula="of:=COM.MICROSOFT.CONCAT(&quot;0x&quot;;TEXT([.I88];&quot;00&quot;))" office:value-type="string" office:string-value="0xff" calcext:value-type="string">
            <text:p>0xff</text:p>
          </table:table-cell>
          <table:table-cell table:formula="of:=COM.MICROSOFT.CONCAT(&quot;0x&quot;;TEXT([.J88];&quot;00&quot;))" office:value-type="string" office:string-value="0xff" calcext:value-type="string">
            <text:p>0xff</text:p>
          </table:table-cell>
          <table:table-cell table:formula="of:=COM.MICROSOFT.CONCAT(&quot;0x&quot;;TEXT([.K88];&quot;00&quot;))" office:value-type="string" office:string-value="0xff" calcext:value-type="string">
            <text:p>0xff</text:p>
          </table:table-cell>
          <table:table-cell table:formula="of:=COM.MICROSOFT.CONCAT(&quot;0x&quot;;TEXT([.L88];&quot;00&quot;))" office:value-type="string" office:string-value="0xff" calcext:value-type="string">
            <text:p>0xff</text:p>
          </table:table-cell>
          <table:table-cell table:formula="of:=COM.MICROSOFT.CONCAT(&quot;0x&quot;;TEXT([.M88];&quot;00&quot;))" office:value-type="string" office:string-value="0xff" calcext:value-type="string">
            <text:p>0xff</text:p>
          </table:table-cell>
          <table:table-cell table:formula="of:=COM.MICROSOFT.CONCAT(&quot;0x&quot;;TEXT([.N88];&quot;00&quot;))" office:value-type="string" office:string-value="0xff" calcext:value-type="string">
            <text:p>0xff</text:p>
          </table:table-cell>
          <table:table-cell table:formula="of:=COM.MICROSOFT.CONCAT(&quot;0x&quot;;TEXT([.O88];&quot;00&quot;))" office:value-type="string" office:string-value="0xff" calcext:value-type="string">
            <text:p>0xff</text:p>
          </table:table-cell>
          <table:table-cell table:formula="of:=COM.MICROSOFT.CONCAT(&quot;0x&quot;;TEXT([.P88];&quot;00&quot;))" office:value-type="string" office:string-value="0xff" calcext:value-type="string">
            <text:p>0xff</text:p>
          </table:table-cell>
          <table:table-cell table:formula="of:=COM.MICROSOFT.TEXTJOIN(&quot;,&quot;;1;[.A180:.P18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9];&quot;00&quot;))" office:value-type="string" office:string-value="0xff" calcext:value-type="string">
            <text:p>0xff</text:p>
          </table:table-cell>
          <table:table-cell table:formula="of:=COM.MICROSOFT.CONCAT(&quot;0x&quot;;TEXT([.B89];&quot;00&quot;))" office:value-type="string" office:string-value="0xff" calcext:value-type="string">
            <text:p>0xff</text:p>
          </table:table-cell>
          <table:table-cell table:formula="of:=COM.MICROSOFT.CONCAT(&quot;0x&quot;;TEXT([.C89];&quot;00&quot;))" office:value-type="string" office:string-value="0xff" calcext:value-type="string">
            <text:p>0xff</text:p>
          </table:table-cell>
          <table:table-cell table:formula="of:=COM.MICROSOFT.CONCAT(&quot;0x&quot;;TEXT([.D89];&quot;00&quot;))" office:value-type="string" office:string-value="0xff" calcext:value-type="string">
            <text:p>0xff</text:p>
          </table:table-cell>
          <table:table-cell table:formula="of:=COM.MICROSOFT.CONCAT(&quot;0x&quot;;TEXT([.E89];&quot;00&quot;))" office:value-type="string" office:string-value="0xff" calcext:value-type="string">
            <text:p>0xff</text:p>
          </table:table-cell>
          <table:table-cell table:formula="of:=COM.MICROSOFT.CONCAT(&quot;0x&quot;;TEXT([.F89];&quot;00&quot;))" office:value-type="string" office:string-value="0xff" calcext:value-type="string">
            <text:p>0xff</text:p>
          </table:table-cell>
          <table:table-cell table:formula="of:=COM.MICROSOFT.CONCAT(&quot;0x&quot;;TEXT([.G89];&quot;00&quot;))" office:value-type="string" office:string-value="0xff" calcext:value-type="string">
            <text:p>0xff</text:p>
          </table:table-cell>
          <table:table-cell table:number-columns-repeated="9"/>
          <table:table-cell table:formula="of:=COM.MICROSOFT.TEXTJOIN(&quot;,&quot;;1;[.A181:.P181])" office:value-type="string" office:string-value="0xff,0xff,0xff,0xff,0xff,0xff,0xff" calcext:value-type="string">
            <text:p>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COM.MICROSOFT.TEXTJOIN(&quot;,&quot;;1;[.Q93:.Q181])" office:value-type="string" office:string-value="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c0,0xf8,0x0f,0xf0,0x68,0x07,0x80,0x18,0x01,0xf0,0x50,0x70,0x40,0x1f,0x80,0x83,0x84,0x1f,0x0f,0x80,0xf0,0x70,0x7c,0x03,0xf0,0x78,0x0f,0xf0,0x5c,0x01,0x07,0x01,0xf8,0x0f,0xc0,0x70,0x87,0x0c,0x01,0xff,0xff,0xff,0xff,0xff,0xff,0xff,0xff,0xff,0xff,0xff,0xff,0xff,0xfa,0xfe,0xf7,0xe7,0x8e,0xfb,0xef,0xde,0xfd,0xef,0x9d,0xfd,0xfd,0xff,0xfb,0xef,0xdf,0x7f,0xcf,0x9c,0xfd,0xef,0xbf,0x7d,0xef,0xbe,0xf7,0xef,0x9d,0xdd,0xdf,0xdb,0xfd,0xbf,0xee,0xfb,0xdf,0xdd,0xfd,0xff,0xff,0xff,0xff,0xff,0xff,0xff,0xff,0xff,0xff,0xff,0xff,0xff,0xf7,0x7e,0xfb,0xdf,0xee,0xfd,0xef,0xde,0xfd,0xdf,0xdd,0xfd,0xfd,0xff,0xfb,0xef,0xbf,0x7f,0xd7,0x5d,0x7d,0xdf,0xdf,0x7e,0xdf,0xde,0xfb,0xdf,0xdd,0xdd,0xdf,0xdb,0xfd,0xbf,0xef,0x7f,0xef,0xbd,0xfb,0xff,0xff,0xff,0xff,0xff,0xff,0xff,0xff,0xff,0xff,0xff,0xff,0xff,0xf7,0x7e,0xfb,0xbf,0xee,0xfe,0xef,0xfe,0xff,0xbf,0xfd,0xfd,0xfd,0xff,0xfb,0xef,0x7f,0x7f,0xd7,0x5d,0x7d,0xdf,0xdf,0x7e,0xdf,0xee,0xfb,0xdf,0xdd,0xdd,0xdf,0xdd,0xfb,0xbd,0xef,0x77,0xf7,0x7d,0xf7,0xff,0xff,0xff,0xff,0xff,0xff,0xff,0xff,0xff,0xff,0xff,0xff,0xff,0xf7,0x7e,0xfb,0xbf,0xfe,0xfe,0xee,0xfe,0xef,0xbf,0xfd,0xfd,0xfd,0xff,0xfb,0xee,0xff,0x7f,0xdb,0x5d,0xbd,0xbf,0xef,0x7e,0xbf,0xee,0xfb,0xdf,0xfd,0xdd,0xdf,0xdd,0xfb,0xbd,0xef,0xaf,0xf7,0x7f,0xef,0xff,0xff,0xff,0xff,0xff,0xff,0xff,0xff,0xff,0xff,0xff,0xff,0xff,0xef,0xbe,0xf7,0xbf,0xfe,0xfe,0xee,0xfe,0xef,0xbf,0xfd,0xfd,0xfd,0xff,0xfb,0xe9,0xff,0x7f,0xda,0xdd,0xbd,0xbf,0xef,0x7e,0xbf,0xee,0xf7,0xe7,0xff,0xdf,0xdf,0xde,0xf7,0xda,0xdf,0xdf,0xfa,0xff,0xef,0xff,0xff,0xff,0xff,0xff,0xff,0xff,0xff,0xff,0xff,0xff,0xff,0xff,0xef,0xbe,0x07,0xbf,0xfe,0xfe,0xe0,0xfe,0x0f,0xbf,0xfc,0x01,0xfd,0xff,0xfb,0xe4,0xff,0x7f,0xda,0xdd,0xdd,0xbf,0xef,0x7d,0xbf,0xee,0x0f,0xf0,0x7f,0xdf,0xdf,0xde,0xf7,0xda,0xdf,0xef,0xfd,0xff,0xdf,0xff,0xff,0xff,0xff,0xff,0xff,0xff,0xff,0xff,0xff,0xff,0xff,0xff,0xef,0xbe,0xfb,0xbf,0xfe,0xfe,0xee,0xfe,0xef,0xbc,0x05,0xfd,0xfd,0xfd,0xfb,0xef,0x7f,0x7f,0xdd,0xdd,0xed,0xbf,0xef,0x03,0xbf,0xee,0xf7,0xff,0xbf,0xdf,0xdf,0xde,0xf7,0xda,0xdf,0xaf,0xfd,0xff,0xbf,0xff,0xff,0xff,0xff,0xff,0xff,0xff,0xff,0xff,0xff,0xff,0xff,0xff,0xc0,0x1e,0xfd,0xbf,0xfe,0xfe,0xee,0xfe,0xef,0xbf,0xdd,0xfd,0xfd,0xfd,0xfb,0xef,0xbf,0x7e,0xdd,0xdd,0xed,0xbf,0xef,0x7f,0xbf,0xee,0xf7,0xff,0xdf,0xdf,0xdf,0xdf,0x6f,0xd7,0x5f,0x77,0xfd,0xff,0x3d,0xff,0xff,0xff,0xff,0xff,0xff,0xff,0xff,0xff,0xff,0xff,0xff,0xff,0xdf,0xde,0xfd,0xdf,0xfe,0xfe,0xef,0xde,0xff,0xbf,0xdd,0xfd,0xfd,0xfd,0xfb,0xef,0xbf,0x7e,0xdf,0xdd,0xf5,0xdf,0xdf,0x7f,0xdf,0xde,0xfb,0xdf,0xdf,0xdf,0xdf,0xdf,0x6f,0xd7,0x5e,0xfb,0xfd,0xff,0x7d,0xff,0xff,0xff,0xff,0xff,0xff,0xff,0xff,0xff,0xff,0xff,0xff,0xff,0xdf,0xde,0xfd,0xdf,0xee,0xfd,0xef,0xde,0xff,0xdf,0xdd,0xfd,0xfd,0xfd,0xfb,0xef,0xbf,0x7e,0xdf,0xdd,0xf5,0xdf,0xdf,0x7f,0xdf,0xde,0xfb,0xdf,0xdf,0xdf,0xdf,0xdf,0x6f,0xd7,0x5e,0xfb,0xfd,0xfe,0xfd,0xff,0xff,0xff,0xff,0xff,0xff,0xff,0xff,0xff,0xff,0xff,0xff,0xff,0xbf,0xee,0xfb,0xef,0xde,0xfb,0xef,0xde,0xff,0xef,0xdd,0xfd,0xfd,0xfe,0xf7,0xef,0xdf,0x7e,0xdf,0xdd,0xf9,0xef,0xbf,0x7f,0xef,0xbe,0xfd,0xcf,0xbf,0xdf,0xef,0xbf,0x9f,0xd7,0x5d,0xfd,0xfd,0xfd,0xfd,0xff,0xff,0xff,0xff,0xff,0xff,0xff,0xff,0xff,0xff,0xff,0xff,0xfe,0x0f,0x80,0x07,0xf0,0x38,0x07,0x80,0x18,0x0f,0xf0,0x30,0x70,0x40,0x1f,0x0f,0x83,0xc4,0x00,0x07,0x00,0x79,0xf0,0x7c,0x07,0xf0,0x78,0x3c,0x50,0x7f,0x07,0xf0,0x7f,0x9f,0xef,0xb8,0x70,0xf0,0x7c,0x01,0xff,0xff,0xff,0xff,0xff,0xff,0xff,0xff,0xff,0xff,0xff,0xff,0xff,0xff,0xff,0xff,0xff,0xff,0xff,0xff,0xff,0xff,0xff,0xff,0xff,0xff,0xff,0xff,0xff,0xff,0xff,0xff,0xff,0xff,0xff,0xff,0xff,0xfb,0xff,0xff,0xff,0xff,0xff,0xff,0xff,0xff,0xff,0xff,0xff,0xff,0xff,0xff,0xff,0xff,0xff,0xff,0xff,0xff,0xff,0xff,0xff,0xff,0xff,0xff,0xff,0xff,0xff,0xff,0xff,0xff,0xff,0xff,0xff,0xff,0xff,0xff,0xff,0xff,0xff,0xff,0xff,0xff,0xff,0xff,0xff,0xff,0xff,0xff,0xff,0xf0,0xef,0xff,0xff,0xff,0xff,0xff,0xff,0xff,0xff,0xff,0xff,0xff,0xff,0xff,0xff,0xff,0xff,0xff,0xff,0xff,0xff,0xff,0xff,0xff,0xff,0xff,0xff,0xff,0xff,0xff,0xff,0xff,0xff,0xff,0xff,0xff,0xff,0xff,0xff,0xff,0xff,0xff,0xff,0xff,0xff,0xff,0xff,0xff,0xff,0xff,0xff,0xe7,0x1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" calcext:value-type="string">
            <text:p>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c0,0xf8,0x0f,0xf0,0x68,0x07,0x80,0x18,0x01,0xf0,0x50,0x70,0x40,0x1f,0x80,0x83,0x84,0x1f,0x0f,0x80,0xf0,0x70,0x7c,0x03,0xf0,0x78,0x0f,0xf0,0x5c,0x01,0x07,0x01,0xf8,0x0f,0xc0,0x70,0x87,0x0c,0x01,0xff,0xff,0xff,0xff,0xff,0xff,0xff,0xff,0xff,0xff,0xff,0xff,0xff,0xfa,0xfe,0xf7,0xe7,0x8e,0xfb,0xef,0xde,0xfd,0xef,0x9d,0xfd,0xfd,0xff,0xfb,0xef,0xdf,0x7f,0xcf,0x9c,0xfd,0xef,0xbf,0x7d,0xef,0xbe,0xf7,0xef,0x9d,0xdd,0xdf,0xdb,0xfd,0xbf,0xee,0xfb,0xdf,0xdd,0xfd,0xff,0xff,0xff,0xff,0xff,0xff,0xff,0xff,0xff,0xff,0xff,0xff,0xff,0xf7,0x7e,0xfb,0xdf,0xee,0xfd,0xef,0xde,0xfd,0xdf,0xdd,0xfd,0xfd,0xff,0xfb,0xef,0xbf,0x7f,0xd7,0x5d,0x7d,0xdf,0xdf,0x7e,0xdf,0xde,0xfb,0xdf,0xdd,0xdd,0xdf,0xdb,0xfd,0xbf,0xef,0x7f,0xef,0xbd,0xfb,0xff,0xff,0xff,0xff,0xff,0xff,0xff,0xff,0xff,0xff,0xff,0xff,0xff,0xf7,0x7e,0xfb,0xbf,0xee,0xfe,0xef,0xfe,0xff,0xbf,0xfd,0xfd,0xfd,0xff,0xfb,0xef,0x7f,0x7f,0xd7,0x5d,0x7d,0xdf,0xdf,0x7e,0xdf,0xee,0xfb,0xdf,0xdd,0xdd,0xdf,0xdd,0xfb,0xbd,0xef,0x77,0xf7,0x7d,0xf7,0xff,0xff,0xff,0xff,0xff,0xff,0xff,0xff,0xff,0xff,0xff,0xff,0xff,0xf7,0x7e,0xfb,0xbf,0xfe,0xfe,0xee,0xfe,0xef,0xbf,0xfd,0xfd,0xfd,0xff,0xfb,0xee,0xff,0x7f,0xdb,0x5d,0xbd,0xbf,0xef,0x7e,0xbf,0xee,0xfb,0xdf,0xfd,0xdd,0xdf,0xdd,0xfb,0xbd,0xef,0xaf,0xf7,0x7f,0xef,0xff,0xff,0xff,0xff,0xff,0xff,0xff,0xff,0xff,0xff,0xff,0xff,0xff,0xef,0xbe,0xf7,0xbf,0xfe,0xfe,0xee,0xfe,0xef,0xbf,0xfd,0xfd,0xfd,0xff,0xfb,0xe9,0xff,0x7f,0xda,0xdd,0xbd,0xbf,0xef,0x7e,0xbf,0xee,0xf7,0xe7,0xff,0xdf,0xdf,0xde,0xf7,0xda,0xdf,0xdf,0xfa,0xff,0xef,0xff,0xff,0xff,0xff,0xff,0xff,0xff,0xff,0xff,0xff,0xff,0xff,0xff,0xef,0xbe,0x07,0xbf,0xfe,0xfe,0xe0,0xfe,0x0f,0xbf,0xfc,0x01,0xfd,0xff,0xfb,0xe4,0xff,0x7f,0xda,0xdd,0xdd,0xbf,0xef,0x7d,0xbf,0xee,0x0f,0xf0,0x7f,0xdf,0xdf,0xde,0xf7,0xda,0xdf,0xef,0xfd,0xff,0xdf,0xff,0xff,0xff,0xff,0xff,0xff,0xff,0xff,0xff,0xff,0xff,0xff,0xff,0xef,0xbe,0xfb,0xbf,0xfe,0xfe,0xee,0xfe,0xef,0xbc,0x05,0xfd,0xfd,0xfd,0xfb,0xef,0x7f,0x7f,0xdd,0xdd,0xed,0xbf,0xef,0x03,0xbf,0xee,0xf7,0xff,0xbf,0xdf,0xdf,0xde,0xf7,0xda,0xdf,0xaf,0xfd,0xff,0xbf,0xff,0xff,0xff,0xff,0xff,0xff,0xff,0xff,0xff,0xff,0xff,0xff,0xff,0xc0,0x1e,0xfd,0xbf,0xfe,0xfe,0xee,0xfe,0xef,0xbf,0xdd,0xfd,0xfd,0xfd,0xfb,0xef,0xbf,0x7e,0xdd,0xdd,0xed,0xbf,0xef,0x7f,0xbf,0xee,0xf7,0xff,0xdf,0xdf,0xdf,0xdf,0x6f,0xd7,0x5f,0x77,0xfd,0xff,0x3d,0xff,0xff,0xff,0xff,0xff,0xff,0xff,0xff,0xff,0xff,0xff,0xff,0xff,0xdf,0xde,0xfd,0xdf,0xfe,0xfe,0xef,0xde,0xff,0xbf,0xdd,0xfd,0xfd,0xfd,0xfb,0xef,0xbf,0x7e,0xdf,0xdd,0xf5,0xdf,0xdf,0x7f,0xdf,0xde,0xfb,0xdf,0xdf,0xdf,0xdf,0xdf,0x6f,0xd7,0x5e,0xfb,0xfd,0xff,0x7d,0xff,0xff,0xff,0xff,0xff,0xff,0xff,0xff,0xff,0xff,0xff,0xff,0xff,0xdf,0xde,0xfd,0xdf,0xee,0xfd,0xef,0xde,0xff,0xdf,0xdd,0xfd,0xfd,0xfd,0xfb,0xef,0xbf,0x7e,0xdf,0xdd,0xf5,0xdf,0xdf,0x7f,0xdf,0xde,0xfb,0xdf,0xdf,0xdf,0xdf,0xdf,0x6f,0xd7,0x5e,0xfb,0xfd,0xfe,0xfd,0xff,0xff,0xff,0xff,0xff,0xff,0xff,0xff,0xff,0xff,0xff,0xff,0xff,0xbf,0xee,0xfb,0xef,0xde,0xfb,0xef,0xde,0xff,0xef,0xdd,0xfd,0xfd,0xfe,0xf7,0xef,0xdf,0x7e,0xdf,0xdd,0xf9,0xef,0xbf,0x7f,0xef,0xbe,0xfd,0xcf,0xbf,0xdf,0xef,0xbf,0x9f,0xd7,0x5d,0xfd,0xfd,0xfd,0xfd,0xff,0xff,0xff,0xff,0xff,0xff,0xff,0xff,0xff,0xff,0xff,0xff,0xfe,0x0f,0x80,0x07,0xf0,0x38,0x07,0x80,0x18,0x0f,0xf0,0x30,0x70,0x40,0x1f,0x0f,0x83,0xc4,0x00,0x07,0x00,0x79,0xf0,0x7c,0x07,0xf0,0x78,0x3c,0x50,0x7f,0x07,0xf0,0x7f,0x9f,0xef,0xb8,0x70,0xf0,0x7c,0x01,0xff,0xff,0xff,0xff,0xff,0xff,0xff,0xff,0xff,0xff,0xff,0xff,0xff,0xff,0xff,0xff,0xff,0xff,0xff,0xff,0xff,0xff,0xff,0xff,0xff,0xff,0xff,0xff,0xff,0xff,0xff,0xff,0xff,0xff,0xff,0xff,0xff,0xfb,0xff,0xff,0xff,0xff,0xff,0xff,0xff,0xff,0xff,0xff,0xff,0xff,0xff,0xff,0xff,0xff,0xff,0xff,0xff,0xff,0xff,0xff,0xff,0xff,0xff,0xff,0xff,0xff,0xff,0xff,0xff,0xff,0xff,0xff,0xff,0xff,0xff,0xff,0xff,0xff,0xff,0xff,0xff,0xff,0xff,0xff,0xff,0xff,0xff,0xff,0xff,0xf0,0xef,0xff,0xff,0xff,0xff,0xff,0xff,0xff,0xff,0xff,0xff,0xff,0xff,0xff,0xff,0xff,0xff,0xff,0xff,0xff,0xff,0xff,0xff,0xff,0xff,0xff,0xff,0xff,0xff,0xff,0xff,0xff,0xff,0xff,0xff,0xff,0xff,0xff,0xff,0xff,0xff,0xff,0xff,0xff,0xff,0xff,0xff,0xff,0xff,0xff,0xff,0xe7,0x1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LEN([.Q182])/2" office:value-type="float" office:value="3537" calcext:value-type="float">
            <text:p>3537</text:p>
          </table:table-cell>
          <table:table-cell table:number-columns-repeated="17"/>
        </table:table-row>
      </table:table>
      <table:table table:name="BBBB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1b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7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table:number-columns-repeated="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0</text:p>
          </table:table-cell>
          <table:table-cell office:value-type="string" calcext:value-type="string">
            <text:p>7e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float" office:value="7" calcext:value-type="float">
            <text:p>7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7" office:value-type="string" calcext:value-type="string">
            <text:p>ff</text:p>
          </table:table-cell>
          <table:table-cell table:number-columns-repeated="26"/>
          <table:table-cell office:value-type="string" calcext:value-type="string">
            <text:p>.......</text:p>
          </table:table-cell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formula="of:=COM.MICROSOFT.CONCAT(&quot;0x&quot;;TEXT([.A1];&quot;00&quot;))" office:value-type="string" office:string-value="0x1b" calcext:value-type="string">
            <text:p>0x1b</text:p>
          </table:table-cell>
          <table:table-cell table:formula="of:=COM.MICROSOFT.CONCAT(&quot;0x&quot;;TEXT([.B1];&quot;00&quot;))" office:value-type="string" office:string-value="0x63" calcext:value-type="string">
            <text:p>0x63</text:p>
          </table:table-cell>
          <table:table-cell table:formula="of:=COM.MICROSOFT.CONCAT(&quot;0x&quot;;TEXT([.C1];&quot;00&quot;))" office:value-type="string" office:string-value="0x30" calcext:value-type="string">
            <text:p>0x30</text:p>
          </table:table-cell>
          <table:table-cell table:formula="of:=COM.MICROSOFT.CONCAT(&quot;0x&quot;;TEXT([.D1];&quot;00&quot;))" office:value-type="string" office:string-value="0x02" calcext:value-type="string">
            <text:p>0x02</text:p>
          </table:table-cell>
          <table:table-cell table:formula="of:=COM.MICROSOFT.CONCAT(&quot;0x&quot;;TEXT([.E1];&quot;00&quot;))" office:value-type="string" office:string-value="0x1a" calcext:value-type="string">
            <text:p>0x1a</text:p>
          </table:table-cell>
          <table:table-cell table:formula="of:=COM.MICROSOFT.CONCAT(&quot;0x&quot;;TEXT([.F1];&quot;00&quot;))" office:value-type="string" office:string-value="0x2e" calcext:value-type="string">
            <text:p>0x2e</text:p>
          </table:table-cell>
          <table:table-cell table:formula="of:=COM.MICROSOFT.CONCAT(&quot;0x&quot;;TEXT([.G1];&quot;00&quot;))" office:value-type="string" office:string-value="0x30" calcext:value-type="string">
            <text:p>0x30</text:p>
          </table:table-cell>
          <table:table-cell table:formula="of:=COM.MICROSOFT.CONCAT(&quot;0x&quot;;TEXT([.H1];&quot;00&quot;))" office:value-type="string" office:string-value="0xa0" calcext:value-type="string">
            <text:p>0xa0</text:p>
          </table:table-cell>
          <table:table-cell table:formula="of:=COM.MICROSOFT.CONCAT(&quot;0x&quot;;TEXT([.I1];&quot;00&quot;))" office:value-type="string" office:string-value="0x01" calcext:value-type="string">
            <text:p>0x01</text:p>
          </table:table-cell>
          <table:table-cell table:formula="of:=COM.MICROSOFT.CONCAT(&quot;0x&quot;;TEXT([.J1];&quot;00&quot;))" office:value-type="string" office:string-value="0x1b" calcext:value-type="string">
            <text:p>0x1b</text:p>
          </table:table-cell>
          <table:table-cell table:formula="of:=COM.MICROSOFT.CONCAT(&quot;0x&quot;;TEXT([.K1];&quot;00&quot;))" office:value-type="string" office:string-value="0x00" calcext:value-type="string">
            <text:p>0x00</text:p>
          </table:table-cell>
          <table:table-cell table:formula="of:=COM.MICROSOFT.CONCAT(&quot;0x&quot;;TEXT([.L1];&quot;00&quot;))" office:value-type="string" office:string-value="0xff" calcext:value-type="string">
            <text:p>0xff</text:p>
          </table:table-cell>
          <table:table-cell table:formula="of:=COM.MICROSOFT.CONCAT(&quot;0x&quot;;TEXT([.M1];&quot;00&quot;))" office:value-type="string" office:string-value="0xff" calcext:value-type="string">
            <text:p>0xff</text:p>
          </table:table-cell>
          <table:table-cell table:formula="of:=COM.MICROSOFT.CONCAT(&quot;0x&quot;;TEXT([.N1];&quot;00&quot;))" office:value-type="string" office:string-value="0xff" calcext:value-type="string">
            <text:p>0xff</text:p>
          </table:table-cell>
          <table:table-cell table:formula="of:=COM.MICROSOFT.CONCAT(&quot;0x&quot;;TEXT([.O1];&quot;00&quot;))" office:value-type="string" office:string-value="0xff" calcext:value-type="string">
            <text:p>0xff</text:p>
          </table:table-cell>
          <table:table-cell table:formula="of:=COM.MICROSOFT.CONCAT(&quot;0x&quot;;TEXT([.P1];&quot;00&quot;))" office:value-type="string" office:string-value="0xff" calcext:value-type="string">
            <text:p>0xff</text:p>
          </table:table-cell>
          <table:table-cell table:formula="of:=COM.MICROSOFT.TEXTJOIN(&quot;,&quot;;1;[.A93:.P93])" office:value-type="string" office:string-value="0x1b,0x63,0x30,0x02,0x1a,0x2e,0x30,0xa0,0x01,0x1b,0x00,0xff,0xff,0xff,0xff,0xff" calcext:value-type="string">
            <text:p>0x1b,0x63,0x30,0x02,0x1a,0x2e,0x30,0xa0,0x01,0x1b,0x00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];&quot;00&quot;))" office:value-type="string" office:string-value="0xff" calcext:value-type="string">
            <text:p>0xff</text:p>
          </table:table-cell>
          <table:table-cell table:formula="of:=COM.MICROSOFT.CONCAT(&quot;0x&quot;;TEXT([.B2];&quot;00&quot;))" office:value-type="string" office:string-value="0xff" calcext:value-type="string">
            <text:p>0xff</text:p>
          </table:table-cell>
          <table:table-cell table:formula="of:=COM.MICROSOFT.CONCAT(&quot;0x&quot;;TEXT([.C2];&quot;00&quot;))" office:value-type="string" office:string-value="0xff" calcext:value-type="string">
            <text:p>0xff</text:p>
          </table:table-cell>
          <table:table-cell table:formula="of:=COM.MICROSOFT.CONCAT(&quot;0x&quot;;TEXT([.D2];&quot;00&quot;))" office:value-type="string" office:string-value="0xff" calcext:value-type="string">
            <text:p>0xff</text:p>
          </table:table-cell>
          <table:table-cell table:formula="of:=COM.MICROSOFT.CONCAT(&quot;0x&quot;;TEXT([.E2];&quot;00&quot;))" office:value-type="string" office:string-value="0xff" calcext:value-type="string">
            <text:p>0xff</text:p>
          </table:table-cell>
          <table:table-cell table:formula="of:=COM.MICROSOFT.CONCAT(&quot;0x&quot;;TEXT([.F2];&quot;00&quot;))" office:value-type="string" office:string-value="0xff" calcext:value-type="string">
            <text:p>0xff</text:p>
          </table:table-cell>
          <table:table-cell table:formula="of:=COM.MICROSOFT.CONCAT(&quot;0x&quot;;TEXT([.G2];&quot;00&quot;))" office:value-type="string" office:string-value="0xff" calcext:value-type="string">
            <text:p>0xff</text:p>
          </table:table-cell>
          <table:table-cell table:formula="of:=COM.MICROSOFT.CONCAT(&quot;0x&quot;;TEXT([.H2];&quot;00&quot;))" office:value-type="string" office:string-value="0xff" calcext:value-type="string">
            <text:p>0xff</text:p>
          </table:table-cell>
          <table:table-cell table:formula="of:=COM.MICROSOFT.CONCAT(&quot;0x&quot;;TEXT([.I2];&quot;00&quot;))" office:value-type="string" office:string-value="0xff" calcext:value-type="string">
            <text:p>0xff</text:p>
          </table:table-cell>
          <table:table-cell table:formula="of:=COM.MICROSOFT.CONCAT(&quot;0x&quot;;TEXT([.J2];&quot;00&quot;))" office:value-type="string" office:string-value="0xff" calcext:value-type="string">
            <text:p>0xff</text:p>
          </table:table-cell>
          <table:table-cell table:formula="of:=COM.MICROSOFT.CONCAT(&quot;0x&quot;;TEXT([.K2];&quot;00&quot;))" office:value-type="string" office:string-value="0xff" calcext:value-type="string">
            <text:p>0xff</text:p>
          </table:table-cell>
          <table:table-cell table:formula="of:=COM.MICROSOFT.CONCAT(&quot;0x&quot;;TEXT([.L2];&quot;00&quot;))" office:value-type="string" office:string-value="0xff" calcext:value-type="string">
            <text:p>0xff</text:p>
          </table:table-cell>
          <table:table-cell table:formula="of:=COM.MICROSOFT.CONCAT(&quot;0x&quot;;TEXT([.M2];&quot;00&quot;))" office:value-type="string" office:string-value="0xff" calcext:value-type="string">
            <text:p>0xff</text:p>
          </table:table-cell>
          <table:table-cell table:formula="of:=COM.MICROSOFT.CONCAT(&quot;0x&quot;;TEXT([.N2];&quot;00&quot;))" office:value-type="string" office:string-value="0xff" calcext:value-type="string">
            <text:p>0xff</text:p>
          </table:table-cell>
          <table:table-cell table:formula="of:=COM.MICROSOFT.CONCAT(&quot;0x&quot;;TEXT([.O2];&quot;00&quot;))" office:value-type="string" office:string-value="0xff" calcext:value-type="string">
            <text:p>0xff</text:p>
          </table:table-cell>
          <table:table-cell table:formula="of:=COM.MICROSOFT.CONCAT(&quot;0x&quot;;TEXT([.P2];&quot;00&quot;))" office:value-type="string" office:string-value="0xff" calcext:value-type="string">
            <text:p>0xff</text:p>
          </table:table-cell>
          <table:table-cell table:formula="of:=COM.MICROSOFT.TEXTJOIN(&quot;,&quot;;1;[.A94:.P9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];&quot;00&quot;))" office:value-type="string" office:string-value="0xff" calcext:value-type="string">
            <text:p>0xff</text:p>
          </table:table-cell>
          <table:table-cell table:formula="of:=COM.MICROSOFT.CONCAT(&quot;0x&quot;;TEXT([.B3];&quot;00&quot;))" office:value-type="string" office:string-value="0xff" calcext:value-type="string">
            <text:p>0xff</text:p>
          </table:table-cell>
          <table:table-cell table:formula="of:=COM.MICROSOFT.CONCAT(&quot;0x&quot;;TEXT([.C3];&quot;00&quot;))" office:value-type="string" office:string-value="0xff" calcext:value-type="string">
            <text:p>0xff</text:p>
          </table:table-cell>
          <table:table-cell table:formula="of:=COM.MICROSOFT.CONCAT(&quot;0x&quot;;TEXT([.D3];&quot;00&quot;))" office:value-type="string" office:string-value="0xff" calcext:value-type="string">
            <text:p>0xff</text:p>
          </table:table-cell>
          <table:table-cell table:formula="of:=COM.MICROSOFT.CONCAT(&quot;0x&quot;;TEXT([.E3];&quot;00&quot;))" office:value-type="string" office:string-value="0xff" calcext:value-type="string">
            <text:p>0xff</text:p>
          </table:table-cell>
          <table:table-cell table:formula="of:=COM.MICROSOFT.CONCAT(&quot;0x&quot;;TEXT([.F3];&quot;00&quot;))" office:value-type="string" office:string-value="0xff" calcext:value-type="string">
            <text:p>0xff</text:p>
          </table:table-cell>
          <table:table-cell table:formula="of:=COM.MICROSOFT.CONCAT(&quot;0x&quot;;TEXT([.G3];&quot;00&quot;))" office:value-type="string" office:string-value="0xff" calcext:value-type="string">
            <text:p>0xff</text:p>
          </table:table-cell>
          <table:table-cell table:formula="of:=COM.MICROSOFT.CONCAT(&quot;0x&quot;;TEXT([.H3];&quot;00&quot;))" office:value-type="string" office:string-value="0xff" calcext:value-type="string">
            <text:p>0xff</text:p>
          </table:table-cell>
          <table:table-cell table:formula="of:=COM.MICROSOFT.CONCAT(&quot;0x&quot;;TEXT([.I3];&quot;00&quot;))" office:value-type="string" office:string-value="0xff" calcext:value-type="string">
            <text:p>0xff</text:p>
          </table:table-cell>
          <table:table-cell table:formula="of:=COM.MICROSOFT.CONCAT(&quot;0x&quot;;TEXT([.J3];&quot;00&quot;))" office:value-type="string" office:string-value="0xff" calcext:value-type="string">
            <text:p>0xff</text:p>
          </table:table-cell>
          <table:table-cell table:formula="of:=COM.MICROSOFT.CONCAT(&quot;0x&quot;;TEXT([.K3];&quot;00&quot;))" office:value-type="string" office:string-value="0xff" calcext:value-type="string">
            <text:p>0xff</text:p>
          </table:table-cell>
          <table:table-cell table:formula="of:=COM.MICROSOFT.CONCAT(&quot;0x&quot;;TEXT([.L3];&quot;00&quot;))" office:value-type="string" office:string-value="0xff" calcext:value-type="string">
            <text:p>0xff</text:p>
          </table:table-cell>
          <table:table-cell table:formula="of:=COM.MICROSOFT.CONCAT(&quot;0x&quot;;TEXT([.M3];&quot;00&quot;))" office:value-type="string" office:string-value="0xff" calcext:value-type="string">
            <text:p>0xff</text:p>
          </table:table-cell>
          <table:table-cell table:formula="of:=COM.MICROSOFT.CONCAT(&quot;0x&quot;;TEXT([.N3];&quot;00&quot;))" office:value-type="string" office:string-value="0xff" calcext:value-type="string">
            <text:p>0xff</text:p>
          </table:table-cell>
          <table:table-cell table:formula="of:=COM.MICROSOFT.CONCAT(&quot;0x&quot;;TEXT([.O3];&quot;00&quot;))" office:value-type="string" office:string-value="0xff" calcext:value-type="string">
            <text:p>0xff</text:p>
          </table:table-cell>
          <table:table-cell table:formula="of:=COM.MICROSOFT.CONCAT(&quot;0x&quot;;TEXT([.P3];&quot;00&quot;))" office:value-type="string" office:string-value="0xff" calcext:value-type="string">
            <text:p>0xff</text:p>
          </table:table-cell>
          <table:table-cell table:formula="of:=COM.MICROSOFT.TEXTJOIN(&quot;,&quot;;1;[.A95:.P9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];&quot;00&quot;))" office:value-type="string" office:string-value="0xff" calcext:value-type="string">
            <text:p>0xff</text:p>
          </table:table-cell>
          <table:table-cell table:formula="of:=COM.MICROSOFT.CONCAT(&quot;0x&quot;;TEXT([.B4];&quot;00&quot;))" office:value-type="string" office:string-value="0xff" calcext:value-type="string">
            <text:p>0xff</text:p>
          </table:table-cell>
          <table:table-cell table:formula="of:=COM.MICROSOFT.CONCAT(&quot;0x&quot;;TEXT([.C4];&quot;00&quot;))" office:value-type="string" office:string-value="0xff" calcext:value-type="string">
            <text:p>0xff</text:p>
          </table:table-cell>
          <table:table-cell table:formula="of:=COM.MICROSOFT.CONCAT(&quot;0x&quot;;TEXT([.D4];&quot;00&quot;))" office:value-type="string" office:string-value="0xff" calcext:value-type="string">
            <text:p>0xff</text:p>
          </table:table-cell>
          <table:table-cell table:formula="of:=COM.MICROSOFT.CONCAT(&quot;0x&quot;;TEXT([.E4];&quot;00&quot;))" office:value-type="string" office:string-value="0xff" calcext:value-type="string">
            <text:p>0xff</text:p>
          </table:table-cell>
          <table:table-cell table:formula="of:=COM.MICROSOFT.CONCAT(&quot;0x&quot;;TEXT([.F4];&quot;00&quot;))" office:value-type="string" office:string-value="0xff" calcext:value-type="string">
            <text:p>0xff</text:p>
          </table:table-cell>
          <table:table-cell table:formula="of:=COM.MICROSOFT.CONCAT(&quot;0x&quot;;TEXT([.G4];&quot;00&quot;))" office:value-type="string" office:string-value="0xff" calcext:value-type="string">
            <text:p>0xff</text:p>
          </table:table-cell>
          <table:table-cell table:formula="of:=COM.MICROSOFT.CONCAT(&quot;0x&quot;;TEXT([.H4];&quot;00&quot;))" office:value-type="string" office:string-value="0xff" calcext:value-type="string">
            <text:p>0xff</text:p>
          </table:table-cell>
          <table:table-cell table:formula="of:=COM.MICROSOFT.CONCAT(&quot;0x&quot;;TEXT([.I4];&quot;00&quot;))" office:value-type="string" office:string-value="0xff" calcext:value-type="string">
            <text:p>0xff</text:p>
          </table:table-cell>
          <table:table-cell table:formula="of:=COM.MICROSOFT.CONCAT(&quot;0x&quot;;TEXT([.J4];&quot;00&quot;))" office:value-type="string" office:string-value="0xff" calcext:value-type="string">
            <text:p>0xff</text:p>
          </table:table-cell>
          <table:table-cell table:formula="of:=COM.MICROSOFT.CONCAT(&quot;0x&quot;;TEXT([.K4];&quot;00&quot;))" office:value-type="string" office:string-value="0xff" calcext:value-type="string">
            <text:p>0xff</text:p>
          </table:table-cell>
          <table:table-cell table:formula="of:=COM.MICROSOFT.CONCAT(&quot;0x&quot;;TEXT([.L4];&quot;00&quot;))" office:value-type="string" office:string-value="0xff" calcext:value-type="string">
            <text:p>0xff</text:p>
          </table:table-cell>
          <table:table-cell table:formula="of:=COM.MICROSOFT.CONCAT(&quot;0x&quot;;TEXT([.M4];&quot;00&quot;))" office:value-type="string" office:string-value="0xff" calcext:value-type="string">
            <text:p>0xff</text:p>
          </table:table-cell>
          <table:table-cell table:formula="of:=COM.MICROSOFT.CONCAT(&quot;0x&quot;;TEXT([.N4];&quot;00&quot;))" office:value-type="string" office:string-value="0xff" calcext:value-type="string">
            <text:p>0xff</text:p>
          </table:table-cell>
          <table:table-cell table:formula="of:=COM.MICROSOFT.CONCAT(&quot;0x&quot;;TEXT([.O4];&quot;00&quot;))" office:value-type="string" office:string-value="0xff" calcext:value-type="string">
            <text:p>0xff</text:p>
          </table:table-cell>
          <table:table-cell table:formula="of:=COM.MICROSOFT.CONCAT(&quot;0x&quot;;TEXT([.P4];&quot;00&quot;))" office:value-type="string" office:string-value="0xff" calcext:value-type="string">
            <text:p>0xff</text:p>
          </table:table-cell>
          <table:table-cell table:formula="of:=COM.MICROSOFT.TEXTJOIN(&quot;,&quot;;1;[.A96:.P9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];&quot;00&quot;))" office:value-type="string" office:string-value="0xff" calcext:value-type="string">
            <text:p>0xff</text:p>
          </table:table-cell>
          <table:table-cell table:formula="of:=COM.MICROSOFT.CONCAT(&quot;0x&quot;;TEXT([.B5];&quot;00&quot;))" office:value-type="string" office:string-value="0xff" calcext:value-type="string">
            <text:p>0xff</text:p>
          </table:table-cell>
          <table:table-cell table:formula="of:=COM.MICROSOFT.CONCAT(&quot;0x&quot;;TEXT([.C5];&quot;00&quot;))" office:value-type="string" office:string-value="0xff" calcext:value-type="string">
            <text:p>0xff</text:p>
          </table:table-cell>
          <table:table-cell table:formula="of:=COM.MICROSOFT.CONCAT(&quot;0x&quot;;TEXT([.D5];&quot;00&quot;))" office:value-type="string" office:string-value="0xff" calcext:value-type="string">
            <text:p>0xff</text:p>
          </table:table-cell>
          <table:table-cell table:formula="of:=COM.MICROSOFT.CONCAT(&quot;0x&quot;;TEXT([.E5];&quot;00&quot;))" office:value-type="string" office:string-value="0xff" calcext:value-type="string">
            <text:p>0xff</text:p>
          </table:table-cell>
          <table:table-cell table:formula="of:=COM.MICROSOFT.CONCAT(&quot;0x&quot;;TEXT([.F5];&quot;00&quot;))" office:value-type="string" office:string-value="0xff" calcext:value-type="string">
            <text:p>0xff</text:p>
          </table:table-cell>
          <table:table-cell table:formula="of:=COM.MICROSOFT.CONCAT(&quot;0x&quot;;TEXT([.G5];&quot;00&quot;))" office:value-type="string" office:string-value="0xff" calcext:value-type="string">
            <text:p>0xff</text:p>
          </table:table-cell>
          <table:table-cell table:formula="of:=COM.MICROSOFT.CONCAT(&quot;0x&quot;;TEXT([.H5];&quot;00&quot;))" office:value-type="string" office:string-value="0xff" calcext:value-type="string">
            <text:p>0xff</text:p>
          </table:table-cell>
          <table:table-cell table:formula="of:=COM.MICROSOFT.CONCAT(&quot;0x&quot;;TEXT([.I5];&quot;00&quot;))" office:value-type="string" office:string-value="0xff" calcext:value-type="string">
            <text:p>0xff</text:p>
          </table:table-cell>
          <table:table-cell table:formula="of:=COM.MICROSOFT.CONCAT(&quot;0x&quot;;TEXT([.J5];&quot;00&quot;))" office:value-type="string" office:string-value="0xff" calcext:value-type="string">
            <text:p>0xff</text:p>
          </table:table-cell>
          <table:table-cell table:formula="of:=COM.MICROSOFT.CONCAT(&quot;0x&quot;;TEXT([.K5];&quot;00&quot;))" office:value-type="string" office:string-value="0xff" calcext:value-type="string">
            <text:p>0xff</text:p>
          </table:table-cell>
          <table:table-cell table:formula="of:=COM.MICROSOFT.CONCAT(&quot;0x&quot;;TEXT([.L5];&quot;00&quot;))" office:value-type="string" office:string-value="0xff" calcext:value-type="string">
            <text:p>0xff</text:p>
          </table:table-cell>
          <table:table-cell table:formula="of:=COM.MICROSOFT.CONCAT(&quot;0x&quot;;TEXT([.M5];&quot;00&quot;))" office:value-type="string" office:string-value="0xff" calcext:value-type="string">
            <text:p>0xff</text:p>
          </table:table-cell>
          <table:table-cell table:formula="of:=COM.MICROSOFT.CONCAT(&quot;0x&quot;;TEXT([.N5];&quot;00&quot;))" office:value-type="string" office:string-value="0xff" calcext:value-type="string">
            <text:p>0xff</text:p>
          </table:table-cell>
          <table:table-cell table:formula="of:=COM.MICROSOFT.CONCAT(&quot;0x&quot;;TEXT([.O5];&quot;00&quot;))" office:value-type="string" office:string-value="0xff" calcext:value-type="string">
            <text:p>0xff</text:p>
          </table:table-cell>
          <table:table-cell table:formula="of:=COM.MICROSOFT.CONCAT(&quot;0x&quot;;TEXT([.P5];&quot;00&quot;))" office:value-type="string" office:string-value="0xff" calcext:value-type="string">
            <text:p>0xff</text:p>
          </table:table-cell>
          <table:table-cell table:formula="of:=COM.MICROSOFT.TEXTJOIN(&quot;,&quot;;1;[.A97:.P9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];&quot;00&quot;))" office:value-type="string" office:string-value="0xff" calcext:value-type="string">
            <text:p>0xff</text:p>
          </table:table-cell>
          <table:table-cell table:formula="of:=COM.MICROSOFT.CONCAT(&quot;0x&quot;;TEXT([.B6];&quot;00&quot;))" office:value-type="string" office:string-value="0xff" calcext:value-type="string">
            <text:p>0xff</text:p>
          </table:table-cell>
          <table:table-cell table:formula="of:=COM.MICROSOFT.CONCAT(&quot;0x&quot;;TEXT([.C6];&quot;00&quot;))" office:value-type="string" office:string-value="0xff" calcext:value-type="string">
            <text:p>0xff</text:p>
          </table:table-cell>
          <table:table-cell table:formula="of:=COM.MICROSOFT.CONCAT(&quot;0x&quot;;TEXT([.D6];&quot;00&quot;))" office:value-type="string" office:string-value="0xff" calcext:value-type="string">
            <text:p>0xff</text:p>
          </table:table-cell>
          <table:table-cell table:formula="of:=COM.MICROSOFT.CONCAT(&quot;0x&quot;;TEXT([.E6];&quot;00&quot;))" office:value-type="string" office:string-value="0xff" calcext:value-type="string">
            <text:p>0xff</text:p>
          </table:table-cell>
          <table:table-cell table:formula="of:=COM.MICROSOFT.CONCAT(&quot;0x&quot;;TEXT([.F6];&quot;00&quot;))" office:value-type="string" office:string-value="0xff" calcext:value-type="string">
            <text:p>0xff</text:p>
          </table:table-cell>
          <table:table-cell table:formula="of:=COM.MICROSOFT.CONCAT(&quot;0x&quot;;TEXT([.G6];&quot;00&quot;))" office:value-type="string" office:string-value="0xff" calcext:value-type="string">
            <text:p>0xff</text:p>
          </table:table-cell>
          <table:table-cell table:formula="of:=COM.MICROSOFT.CONCAT(&quot;0x&quot;;TEXT([.H6];&quot;00&quot;))" office:value-type="string" office:string-value="0xff" calcext:value-type="string">
            <text:p>0xff</text:p>
          </table:table-cell>
          <table:table-cell table:formula="of:=COM.MICROSOFT.CONCAT(&quot;0x&quot;;TEXT([.I6];&quot;00&quot;))" office:value-type="string" office:string-value="0xff" calcext:value-type="string">
            <text:p>0xff</text:p>
          </table:table-cell>
          <table:table-cell table:formula="of:=COM.MICROSOFT.CONCAT(&quot;0x&quot;;TEXT([.J6];&quot;00&quot;))" office:value-type="string" office:string-value="0xff" calcext:value-type="string">
            <text:p>0xff</text:p>
          </table:table-cell>
          <table:table-cell table:formula="of:=COM.MICROSOFT.CONCAT(&quot;0x&quot;;TEXT([.K6];&quot;00&quot;))" office:value-type="string" office:string-value="0xff" calcext:value-type="string">
            <text:p>0xff</text:p>
          </table:table-cell>
          <table:table-cell table:formula="of:=COM.MICROSOFT.CONCAT(&quot;0x&quot;;TEXT([.L6];&quot;00&quot;))" office:value-type="string" office:string-value="0xff" calcext:value-type="string">
            <text:p>0xff</text:p>
          </table:table-cell>
          <table:table-cell table:formula="of:=COM.MICROSOFT.CONCAT(&quot;0x&quot;;TEXT([.M6];&quot;00&quot;))" office:value-type="string" office:string-value="0xff" calcext:value-type="string">
            <text:p>0xff</text:p>
          </table:table-cell>
          <table:table-cell table:formula="of:=COM.MICROSOFT.CONCAT(&quot;0x&quot;;TEXT([.N6];&quot;00&quot;))" office:value-type="string" office:string-value="0xff" calcext:value-type="string">
            <text:p>0xff</text:p>
          </table:table-cell>
          <table:table-cell table:formula="of:=COM.MICROSOFT.CONCAT(&quot;0x&quot;;TEXT([.O6];&quot;00&quot;))" office:value-type="string" office:string-value="0xff" calcext:value-type="string">
            <text:p>0xff</text:p>
          </table:table-cell>
          <table:table-cell table:formula="of:=COM.MICROSOFT.CONCAT(&quot;0x&quot;;TEXT([.P6];&quot;00&quot;))" office:value-type="string" office:string-value="0xff" calcext:value-type="string">
            <text:p>0xff</text:p>
          </table:table-cell>
          <table:table-cell table:formula="of:=COM.MICROSOFT.TEXTJOIN(&quot;,&quot;;1;[.A98:.P9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];&quot;00&quot;))" office:value-type="string" office:string-value="0xff" calcext:value-type="string">
            <text:p>0xff</text:p>
          </table:table-cell>
          <table:table-cell table:formula="of:=COM.MICROSOFT.CONCAT(&quot;0x&quot;;TEXT([.B7];&quot;00&quot;))" office:value-type="string" office:string-value="0xff" calcext:value-type="string">
            <text:p>0xff</text:p>
          </table:table-cell>
          <table:table-cell table:formula="of:=COM.MICROSOFT.CONCAT(&quot;0x&quot;;TEXT([.C7];&quot;00&quot;))" office:value-type="string" office:string-value="0xff" calcext:value-type="string">
            <text:p>0xff</text:p>
          </table:table-cell>
          <table:table-cell table:formula="of:=COM.MICROSOFT.CONCAT(&quot;0x&quot;;TEXT([.D7];&quot;00&quot;))" office:value-type="string" office:string-value="0xff" calcext:value-type="string">
            <text:p>0xff</text:p>
          </table:table-cell>
          <table:table-cell table:formula="of:=COM.MICROSOFT.CONCAT(&quot;0x&quot;;TEXT([.E7];&quot;00&quot;))" office:value-type="string" office:string-value="0xff" calcext:value-type="string">
            <text:p>0xff</text:p>
          </table:table-cell>
          <table:table-cell table:formula="of:=COM.MICROSOFT.CONCAT(&quot;0x&quot;;TEXT([.F7];&quot;00&quot;))" office:value-type="string" office:string-value="0xff" calcext:value-type="string">
            <text:p>0xff</text:p>
          </table:table-cell>
          <table:table-cell table:formula="of:=COM.MICROSOFT.CONCAT(&quot;0x&quot;;TEXT([.G7];&quot;00&quot;))" office:value-type="string" office:string-value="0xff" calcext:value-type="string">
            <text:p>0xff</text:p>
          </table:table-cell>
          <table:table-cell table:formula="of:=COM.MICROSOFT.CONCAT(&quot;0x&quot;;TEXT([.H7];&quot;00&quot;))" office:value-type="string" office:string-value="0xff" calcext:value-type="string">
            <text:p>0xff</text:p>
          </table:table-cell>
          <table:table-cell table:formula="of:=COM.MICROSOFT.CONCAT(&quot;0x&quot;;TEXT([.I7];&quot;00&quot;))" office:value-type="string" office:string-value="0xff" calcext:value-type="string">
            <text:p>0xff</text:p>
          </table:table-cell>
          <table:table-cell table:formula="of:=COM.MICROSOFT.CONCAT(&quot;0x&quot;;TEXT([.J7];&quot;00&quot;))" office:value-type="string" office:string-value="0xff" calcext:value-type="string">
            <text:p>0xff</text:p>
          </table:table-cell>
          <table:table-cell table:formula="of:=COM.MICROSOFT.CONCAT(&quot;0x&quot;;TEXT([.K7];&quot;00&quot;))" office:value-type="string" office:string-value="0xff" calcext:value-type="string">
            <text:p>0xff</text:p>
          </table:table-cell>
          <table:table-cell table:formula="of:=COM.MICROSOFT.CONCAT(&quot;0x&quot;;TEXT([.L7];&quot;00&quot;))" office:value-type="string" office:string-value="0xff" calcext:value-type="string">
            <text:p>0xff</text:p>
          </table:table-cell>
          <table:table-cell table:formula="of:=COM.MICROSOFT.CONCAT(&quot;0x&quot;;TEXT([.M7];&quot;00&quot;))" office:value-type="string" office:string-value="0xff" calcext:value-type="string">
            <text:p>0xff</text:p>
          </table:table-cell>
          <table:table-cell table:formula="of:=COM.MICROSOFT.CONCAT(&quot;0x&quot;;TEXT([.N7];&quot;00&quot;))" office:value-type="string" office:string-value="0xff" calcext:value-type="string">
            <text:p>0xff</text:p>
          </table:table-cell>
          <table:table-cell table:formula="of:=COM.MICROSOFT.CONCAT(&quot;0x&quot;;TEXT([.O7];&quot;00&quot;))" office:value-type="string" office:string-value="0xff" calcext:value-type="string">
            <text:p>0xff</text:p>
          </table:table-cell>
          <table:table-cell table:formula="of:=COM.MICROSOFT.CONCAT(&quot;0x&quot;;TEXT([.P7];&quot;00&quot;))" office:value-type="string" office:string-value="0xff" calcext:value-type="string">
            <text:p>0xff</text:p>
          </table:table-cell>
          <table:table-cell table:formula="of:=COM.MICROSOFT.TEXTJOIN(&quot;,&quot;;1;[.A99:.P9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];&quot;00&quot;))" office:value-type="string" office:string-value="0xff" calcext:value-type="string">
            <text:p>0xff</text:p>
          </table:table-cell>
          <table:table-cell table:formula="of:=COM.MICROSOFT.CONCAT(&quot;0x&quot;;TEXT([.B8];&quot;00&quot;))" office:value-type="string" office:string-value="0xff" calcext:value-type="string">
            <text:p>0xff</text:p>
          </table:table-cell>
          <table:table-cell table:formula="of:=COM.MICROSOFT.CONCAT(&quot;0x&quot;;TEXT([.C8];&quot;00&quot;))" office:value-type="string" office:string-value="0xff" calcext:value-type="string">
            <text:p>0xff</text:p>
          </table:table-cell>
          <table:table-cell table:formula="of:=COM.MICROSOFT.CONCAT(&quot;0x&quot;;TEXT([.D8];&quot;00&quot;))" office:value-type="string" office:string-value="0xff" calcext:value-type="string">
            <text:p>0xff</text:p>
          </table:table-cell>
          <table:table-cell table:formula="of:=COM.MICROSOFT.CONCAT(&quot;0x&quot;;TEXT([.E8];&quot;00&quot;))" office:value-type="string" office:string-value="0xff" calcext:value-type="string">
            <text:p>0xff</text:p>
          </table:table-cell>
          <table:table-cell table:formula="of:=COM.MICROSOFT.CONCAT(&quot;0x&quot;;TEXT([.F8];&quot;00&quot;))" office:value-type="string" office:string-value="0xff" calcext:value-type="string">
            <text:p>0xff</text:p>
          </table:table-cell>
          <table:table-cell table:formula="of:=COM.MICROSOFT.CONCAT(&quot;0x&quot;;TEXT([.G8];&quot;00&quot;))" office:value-type="string" office:string-value="0xff" calcext:value-type="string">
            <text:p>0xff</text:p>
          </table:table-cell>
          <table:table-cell table:formula="of:=COM.MICROSOFT.CONCAT(&quot;0x&quot;;TEXT([.H8];&quot;00&quot;))" office:value-type="string" office:string-value="0xff" calcext:value-type="string">
            <text:p>0xff</text:p>
          </table:table-cell>
          <table:table-cell table:formula="of:=COM.MICROSOFT.CONCAT(&quot;0x&quot;;TEXT([.I8];&quot;00&quot;))" office:value-type="string" office:string-value="0xff" calcext:value-type="string">
            <text:p>0xff</text:p>
          </table:table-cell>
          <table:table-cell table:formula="of:=COM.MICROSOFT.CONCAT(&quot;0x&quot;;TEXT([.J8];&quot;00&quot;))" office:value-type="string" office:string-value="0xff" calcext:value-type="string">
            <text:p>0xff</text:p>
          </table:table-cell>
          <table:table-cell table:formula="of:=COM.MICROSOFT.CONCAT(&quot;0x&quot;;TEXT([.K8];&quot;00&quot;))" office:value-type="string" office:string-value="0xff" calcext:value-type="string">
            <text:p>0xff</text:p>
          </table:table-cell>
          <table:table-cell table:formula="of:=COM.MICROSOFT.CONCAT(&quot;0x&quot;;TEXT([.L8];&quot;00&quot;))" office:value-type="string" office:string-value="0xff" calcext:value-type="string">
            <text:p>0xff</text:p>
          </table:table-cell>
          <table:table-cell table:formula="of:=COM.MICROSOFT.CONCAT(&quot;0x&quot;;TEXT([.M8];&quot;00&quot;))" office:value-type="string" office:string-value="0xff" calcext:value-type="string">
            <text:p>0xff</text:p>
          </table:table-cell>
          <table:table-cell table:formula="of:=COM.MICROSOFT.CONCAT(&quot;0x&quot;;TEXT([.N8];&quot;00&quot;))" office:value-type="string" office:string-value="0xff" calcext:value-type="string">
            <text:p>0xff</text:p>
          </table:table-cell>
          <table:table-cell table:formula="of:=COM.MICROSOFT.CONCAT(&quot;0x&quot;;TEXT([.O8];&quot;00&quot;))" office:value-type="string" office:string-value="0xff" calcext:value-type="string">
            <text:p>0xff</text:p>
          </table:table-cell>
          <table:table-cell table:formula="of:=COM.MICROSOFT.CONCAT(&quot;0x&quot;;TEXT([.P8];&quot;00&quot;))" office:value-type="string" office:string-value="0xff" calcext:value-type="string">
            <text:p>0xff</text:p>
          </table:table-cell>
          <table:table-cell table:formula="of:=COM.MICROSOFT.TEXTJOIN(&quot;,&quot;;1;[.A100:.P10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9];&quot;00&quot;))" office:value-type="string" office:string-value="0xff" calcext:value-type="string">
            <text:p>0xff</text:p>
          </table:table-cell>
          <table:table-cell table:formula="of:=COM.MICROSOFT.CONCAT(&quot;0x&quot;;TEXT([.B9];&quot;00&quot;))" office:value-type="string" office:string-value="0xff" calcext:value-type="string">
            <text:p>0xff</text:p>
          </table:table-cell>
          <table:table-cell table:formula="of:=COM.MICROSOFT.CONCAT(&quot;0x&quot;;TEXT([.C9];&quot;00&quot;))" office:value-type="string" office:string-value="0xff" calcext:value-type="string">
            <text:p>0xff</text:p>
          </table:table-cell>
          <table:table-cell table:formula="of:=COM.MICROSOFT.CONCAT(&quot;0x&quot;;TEXT([.D9];&quot;00&quot;))" office:value-type="string" office:string-value="0xff" calcext:value-type="string">
            <text:p>0xff</text:p>
          </table:table-cell>
          <table:table-cell table:formula="of:=COM.MICROSOFT.CONCAT(&quot;0x&quot;;TEXT([.E9];&quot;00&quot;))" office:value-type="string" office:string-value="0xff" calcext:value-type="string">
            <text:p>0xff</text:p>
          </table:table-cell>
          <table:table-cell table:formula="of:=COM.MICROSOFT.CONCAT(&quot;0x&quot;;TEXT([.F9];&quot;00&quot;))" office:value-type="string" office:string-value="0xff" calcext:value-type="string">
            <text:p>0xff</text:p>
          </table:table-cell>
          <table:table-cell table:formula="of:=COM.MICROSOFT.CONCAT(&quot;0x&quot;;TEXT([.G9];&quot;00&quot;))" office:value-type="string" office:string-value="0xff" calcext:value-type="string">
            <text:p>0xff</text:p>
          </table:table-cell>
          <table:table-cell table:formula="of:=COM.MICROSOFT.CONCAT(&quot;0x&quot;;TEXT([.H9];&quot;00&quot;))" office:value-type="string" office:string-value="0xff" calcext:value-type="string">
            <text:p>0xff</text:p>
          </table:table-cell>
          <table:table-cell table:formula="of:=COM.MICROSOFT.CONCAT(&quot;0x&quot;;TEXT([.I9];&quot;00&quot;))" office:value-type="string" office:string-value="0xff" calcext:value-type="string">
            <text:p>0xff</text:p>
          </table:table-cell>
          <table:table-cell table:formula="of:=COM.MICROSOFT.CONCAT(&quot;0x&quot;;TEXT([.J9];&quot;00&quot;))" office:value-type="string" office:string-value="0xff" calcext:value-type="string">
            <text:p>0xff</text:p>
          </table:table-cell>
          <table:table-cell table:formula="of:=COM.MICROSOFT.CONCAT(&quot;0x&quot;;TEXT([.K9];&quot;00&quot;))" office:value-type="string" office:string-value="0xff" calcext:value-type="string">
            <text:p>0xff</text:p>
          </table:table-cell>
          <table:table-cell table:formula="of:=COM.MICROSOFT.CONCAT(&quot;0x&quot;;TEXT([.L9];&quot;00&quot;))" office:value-type="string" office:string-value="0xff" calcext:value-type="string">
            <text:p>0xff</text:p>
          </table:table-cell>
          <table:table-cell table:formula="of:=COM.MICROSOFT.CONCAT(&quot;0x&quot;;TEXT([.M9];&quot;00&quot;))" office:value-type="string" office:string-value="0xff" calcext:value-type="string">
            <text:p>0xff</text:p>
          </table:table-cell>
          <table:table-cell table:formula="of:=COM.MICROSOFT.CONCAT(&quot;0x&quot;;TEXT([.N9];&quot;00&quot;))" office:value-type="string" office:string-value="0xff" calcext:value-type="string">
            <text:p>0xff</text:p>
          </table:table-cell>
          <table:table-cell table:formula="of:=COM.MICROSOFT.CONCAT(&quot;0x&quot;;TEXT([.O9];&quot;00&quot;))" office:value-type="string" office:string-value="0xff" calcext:value-type="string">
            <text:p>0xff</text:p>
          </table:table-cell>
          <table:table-cell table:formula="of:=COM.MICROSOFT.CONCAT(&quot;0x&quot;;TEXT([.P9];&quot;00&quot;))" office:value-type="string" office:string-value="0xff" calcext:value-type="string">
            <text:p>0xff</text:p>
          </table:table-cell>
          <table:table-cell table:formula="of:=COM.MICROSOFT.TEXTJOIN(&quot;,&quot;;1;[.A101:.P10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0];&quot;00&quot;))" office:value-type="string" office:string-value="0xff" calcext:value-type="string">
            <text:p>0xff</text:p>
          </table:table-cell>
          <table:table-cell table:formula="of:=COM.MICROSOFT.CONCAT(&quot;0x&quot;;TEXT([.B10];&quot;00&quot;))" office:value-type="string" office:string-value="0xff" calcext:value-type="string">
            <text:p>0xff</text:p>
          </table:table-cell>
          <table:table-cell table:formula="of:=COM.MICROSOFT.CONCAT(&quot;0x&quot;;TEXT([.C10];&quot;00&quot;))" office:value-type="string" office:string-value="0xff" calcext:value-type="string">
            <text:p>0xff</text:p>
          </table:table-cell>
          <table:table-cell table:formula="of:=COM.MICROSOFT.CONCAT(&quot;0x&quot;;TEXT([.D10];&quot;00&quot;))" office:value-type="string" office:string-value="0xff" calcext:value-type="string">
            <text:p>0xff</text:p>
          </table:table-cell>
          <table:table-cell table:formula="of:=COM.MICROSOFT.CONCAT(&quot;0x&quot;;TEXT([.E10];&quot;00&quot;))" office:value-type="string" office:string-value="0xff" calcext:value-type="string">
            <text:p>0xff</text:p>
          </table:table-cell>
          <table:table-cell table:formula="of:=COM.MICROSOFT.CONCAT(&quot;0x&quot;;TEXT([.F10];&quot;00&quot;))" office:value-type="string" office:string-value="0xff" calcext:value-type="string">
            <text:p>0xff</text:p>
          </table:table-cell>
          <table:table-cell table:formula="of:=COM.MICROSOFT.CONCAT(&quot;0x&quot;;TEXT([.G10];&quot;00&quot;))" office:value-type="string" office:string-value="0xff" calcext:value-type="string">
            <text:p>0xff</text:p>
          </table:table-cell>
          <table:table-cell table:formula="of:=COM.MICROSOFT.CONCAT(&quot;0x&quot;;TEXT([.H10];&quot;00&quot;))" office:value-type="string" office:string-value="0xff" calcext:value-type="string">
            <text:p>0xff</text:p>
          </table:table-cell>
          <table:table-cell table:formula="of:=COM.MICROSOFT.CONCAT(&quot;0x&quot;;TEXT([.I10];&quot;00&quot;))" office:value-type="string" office:string-value="0xff" calcext:value-type="string">
            <text:p>0xff</text:p>
          </table:table-cell>
          <table:table-cell table:formula="of:=COM.MICROSOFT.CONCAT(&quot;0x&quot;;TEXT([.J10];&quot;00&quot;))" office:value-type="string" office:string-value="0xff" calcext:value-type="string">
            <text:p>0xff</text:p>
          </table:table-cell>
          <table:table-cell table:formula="of:=COM.MICROSOFT.CONCAT(&quot;0x&quot;;TEXT([.K10];&quot;00&quot;))" office:value-type="string" office:string-value="0xff" calcext:value-type="string">
            <text:p>0xff</text:p>
          </table:table-cell>
          <table:table-cell table:formula="of:=COM.MICROSOFT.CONCAT(&quot;0x&quot;;TEXT([.L10];&quot;00&quot;))" office:value-type="string" office:string-value="0xff" calcext:value-type="string">
            <text:p>0xff</text:p>
          </table:table-cell>
          <table:table-cell table:formula="of:=COM.MICROSOFT.CONCAT(&quot;0x&quot;;TEXT([.M10];&quot;00&quot;))" office:value-type="string" office:string-value="0xff" calcext:value-type="string">
            <text:p>0xff</text:p>
          </table:table-cell>
          <table:table-cell table:formula="of:=COM.MICROSOFT.CONCAT(&quot;0x&quot;;TEXT([.N10];&quot;00&quot;))" office:value-type="string" office:string-value="0xff" calcext:value-type="string">
            <text:p>0xff</text:p>
          </table:table-cell>
          <table:table-cell table:formula="of:=COM.MICROSOFT.CONCAT(&quot;0x&quot;;TEXT([.O10];&quot;00&quot;))" office:value-type="string" office:string-value="0xff" calcext:value-type="string">
            <text:p>0xff</text:p>
          </table:table-cell>
          <table:table-cell table:formula="of:=COM.MICROSOFT.CONCAT(&quot;0x&quot;;TEXT([.P10];&quot;00&quot;))" office:value-type="string" office:string-value="0xff" calcext:value-type="string">
            <text:p>0xff</text:p>
          </table:table-cell>
          <table:table-cell table:formula="of:=COM.MICROSOFT.TEXTJOIN(&quot;,&quot;;1;[.A102:.P10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1];&quot;00&quot;))" office:value-type="string" office:string-value="0xff" calcext:value-type="string">
            <text:p>0xff</text:p>
          </table:table-cell>
          <table:table-cell table:formula="of:=COM.MICROSOFT.CONCAT(&quot;0x&quot;;TEXT([.B11];&quot;00&quot;))" office:value-type="string" office:string-value="0xff" calcext:value-type="string">
            <text:p>0xff</text:p>
          </table:table-cell>
          <table:table-cell table:formula="of:=COM.MICROSOFT.CONCAT(&quot;0x&quot;;TEXT([.C11];&quot;00&quot;))" office:value-type="string" office:string-value="0xff" calcext:value-type="string">
            <text:p>0xff</text:p>
          </table:table-cell>
          <table:table-cell table:formula="of:=COM.MICROSOFT.CONCAT(&quot;0x&quot;;TEXT([.D11];&quot;00&quot;))" office:value-type="string" office:string-value="0xff" calcext:value-type="string">
            <text:p>0xff</text:p>
          </table:table-cell>
          <table:table-cell table:formula="of:=COM.MICROSOFT.CONCAT(&quot;0x&quot;;TEXT([.E11];&quot;00&quot;))" office:value-type="string" office:string-value="0xff" calcext:value-type="string">
            <text:p>0xff</text:p>
          </table:table-cell>
          <table:table-cell table:formula="of:=COM.MICROSOFT.CONCAT(&quot;0x&quot;;TEXT([.F11];&quot;00&quot;))" office:value-type="string" office:string-value="0xff" calcext:value-type="string">
            <text:p>0xff</text:p>
          </table:table-cell>
          <table:table-cell table:formula="of:=COM.MICROSOFT.CONCAT(&quot;0x&quot;;TEXT([.G11];&quot;00&quot;))" office:value-type="string" office:string-value="0xff" calcext:value-type="string">
            <text:p>0xff</text:p>
          </table:table-cell>
          <table:table-cell table:formula="of:=COM.MICROSOFT.CONCAT(&quot;0x&quot;;TEXT([.H11];&quot;00&quot;))" office:value-type="string" office:string-value="0xff" calcext:value-type="string">
            <text:p>0xff</text:p>
          </table:table-cell>
          <table:table-cell table:formula="of:=COM.MICROSOFT.CONCAT(&quot;0x&quot;;TEXT([.I11];&quot;00&quot;))" office:value-type="string" office:string-value="0xff" calcext:value-type="string">
            <text:p>0xff</text:p>
          </table:table-cell>
          <table:table-cell table:formula="of:=COM.MICROSOFT.CONCAT(&quot;0x&quot;;TEXT([.J11];&quot;00&quot;))" office:value-type="string" office:string-value="0xff" calcext:value-type="string">
            <text:p>0xff</text:p>
          </table:table-cell>
          <table:table-cell table:formula="of:=COM.MICROSOFT.CONCAT(&quot;0x&quot;;TEXT([.K11];&quot;00&quot;))" office:value-type="string" office:string-value="0xff" calcext:value-type="string">
            <text:p>0xff</text:p>
          </table:table-cell>
          <table:table-cell table:formula="of:=COM.MICROSOFT.CONCAT(&quot;0x&quot;;TEXT([.L11];&quot;00&quot;))" office:value-type="string" office:string-value="0xff" calcext:value-type="string">
            <text:p>0xff</text:p>
          </table:table-cell>
          <table:table-cell table:formula="of:=COM.MICROSOFT.CONCAT(&quot;0x&quot;;TEXT([.M11];&quot;00&quot;))" office:value-type="string" office:string-value="0xff" calcext:value-type="string">
            <text:p>0xff</text:p>
          </table:table-cell>
          <table:table-cell table:formula="of:=COM.MICROSOFT.CONCAT(&quot;0x&quot;;TEXT([.N11];&quot;00&quot;))" office:value-type="string" office:string-value="0xff" calcext:value-type="string">
            <text:p>0xff</text:p>
          </table:table-cell>
          <table:table-cell table:formula="of:=COM.MICROSOFT.CONCAT(&quot;0x&quot;;TEXT([.O11];&quot;00&quot;))" office:value-type="string" office:string-value="0xff" calcext:value-type="string">
            <text:p>0xff</text:p>
          </table:table-cell>
          <table:table-cell table:formula="of:=COM.MICROSOFT.CONCAT(&quot;0x&quot;;TEXT([.P11];&quot;00&quot;))" office:value-type="string" office:string-value="0xff" calcext:value-type="string">
            <text:p>0xff</text:p>
          </table:table-cell>
          <table:table-cell table:formula="of:=COM.MICROSOFT.TEXTJOIN(&quot;,&quot;;1;[.A103:.P10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2];&quot;00&quot;))" office:value-type="string" office:string-value="0xff" calcext:value-type="string">
            <text:p>0xff</text:p>
          </table:table-cell>
          <table:table-cell table:formula="of:=COM.MICROSOFT.CONCAT(&quot;0x&quot;;TEXT([.B12];&quot;00&quot;))" office:value-type="string" office:string-value="0xff" calcext:value-type="string">
            <text:p>0xff</text:p>
          </table:table-cell>
          <table:table-cell table:formula="of:=COM.MICROSOFT.CONCAT(&quot;0x&quot;;TEXT([.C12];&quot;00&quot;))" office:value-type="string" office:string-value="0xff" calcext:value-type="string">
            <text:p>0xff</text:p>
          </table:table-cell>
          <table:table-cell table:formula="of:=COM.MICROSOFT.CONCAT(&quot;0x&quot;;TEXT([.D12];&quot;00&quot;))" office:value-type="string" office:string-value="0xff" calcext:value-type="string">
            <text:p>0xff</text:p>
          </table:table-cell>
          <table:table-cell table:formula="of:=COM.MICROSOFT.CONCAT(&quot;0x&quot;;TEXT([.E12];&quot;00&quot;))" office:value-type="string" office:string-value="0xff" calcext:value-type="string">
            <text:p>0xff</text:p>
          </table:table-cell>
          <table:table-cell table:formula="of:=COM.MICROSOFT.CONCAT(&quot;0x&quot;;TEXT([.F12];&quot;00&quot;))" office:value-type="string" office:string-value="0xff" calcext:value-type="string">
            <text:p>0xff</text:p>
          </table:table-cell>
          <table:table-cell table:formula="of:=COM.MICROSOFT.CONCAT(&quot;0x&quot;;TEXT([.G12];&quot;00&quot;))" office:value-type="string" office:string-value="0xff" calcext:value-type="string">
            <text:p>0xff</text:p>
          </table:table-cell>
          <table:table-cell table:formula="of:=COM.MICROSOFT.CONCAT(&quot;0x&quot;;TEXT([.H12];&quot;00&quot;))" office:value-type="string" office:string-value="0xff" calcext:value-type="string">
            <text:p>0xff</text:p>
          </table:table-cell>
          <table:table-cell table:formula="of:=COM.MICROSOFT.CONCAT(&quot;0x&quot;;TEXT([.I12];&quot;00&quot;))" office:value-type="string" office:string-value="0xff" calcext:value-type="string">
            <text:p>0xff</text:p>
          </table:table-cell>
          <table:table-cell table:formula="of:=COM.MICROSOFT.CONCAT(&quot;0x&quot;;TEXT([.J12];&quot;00&quot;))" office:value-type="string" office:string-value="0xff" calcext:value-type="string">
            <text:p>0xff</text:p>
          </table:table-cell>
          <table:table-cell table:formula="of:=COM.MICROSOFT.CONCAT(&quot;0x&quot;;TEXT([.K12];&quot;00&quot;))" office:value-type="string" office:string-value="0xff" calcext:value-type="string">
            <text:p>0xff</text:p>
          </table:table-cell>
          <table:table-cell table:formula="of:=COM.MICROSOFT.CONCAT(&quot;0x&quot;;TEXT([.L12];&quot;00&quot;))" office:value-type="string" office:string-value="0xff" calcext:value-type="string">
            <text:p>0xff</text:p>
          </table:table-cell>
          <table:table-cell table:formula="of:=COM.MICROSOFT.CONCAT(&quot;0x&quot;;TEXT([.M12];&quot;00&quot;))" office:value-type="string" office:string-value="0xff" calcext:value-type="string">
            <text:p>0xff</text:p>
          </table:table-cell>
          <table:table-cell table:formula="of:=COM.MICROSOFT.CONCAT(&quot;0x&quot;;TEXT([.N12];&quot;00&quot;))" office:value-type="string" office:string-value="0xff" calcext:value-type="string">
            <text:p>0xff</text:p>
          </table:table-cell>
          <table:table-cell table:formula="of:=COM.MICROSOFT.CONCAT(&quot;0x&quot;;TEXT([.O12];&quot;00&quot;))" office:value-type="string" office:string-value="0xff" calcext:value-type="string">
            <text:p>0xff</text:p>
          </table:table-cell>
          <table:table-cell table:formula="of:=COM.MICROSOFT.CONCAT(&quot;0x&quot;;TEXT([.P12];&quot;00&quot;))" office:value-type="string" office:string-value="0xff" calcext:value-type="string">
            <text:p>0xff</text:p>
          </table:table-cell>
          <table:table-cell table:formula="of:=COM.MICROSOFT.TEXTJOIN(&quot;,&quot;;1;[.A104:.P10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3];&quot;00&quot;))" office:value-type="string" office:string-value="0xff" calcext:value-type="string">
            <text:p>0xff</text:p>
          </table:table-cell>
          <table:table-cell table:formula="of:=COM.MICROSOFT.CONCAT(&quot;0x&quot;;TEXT([.B13];&quot;00&quot;))" office:value-type="string" office:string-value="0xff" calcext:value-type="string">
            <text:p>0xff</text:p>
          </table:table-cell>
          <table:table-cell table:formula="of:=COM.MICROSOFT.CONCAT(&quot;0x&quot;;TEXT([.C13];&quot;00&quot;))" office:value-type="string" office:string-value="0xff" calcext:value-type="string">
            <text:p>0xff</text:p>
          </table:table-cell>
          <table:table-cell table:formula="of:=COM.MICROSOFT.CONCAT(&quot;0x&quot;;TEXT([.D13];&quot;00&quot;))" office:value-type="string" office:string-value="0xff" calcext:value-type="string">
            <text:p>0xff</text:p>
          </table:table-cell>
          <table:table-cell table:formula="of:=COM.MICROSOFT.CONCAT(&quot;0x&quot;;TEXT([.E13];&quot;00&quot;))" office:value-type="string" office:string-value="0xff" calcext:value-type="string">
            <text:p>0xff</text:p>
          </table:table-cell>
          <table:table-cell table:formula="of:=COM.MICROSOFT.CONCAT(&quot;0x&quot;;TEXT([.F13];&quot;00&quot;))" office:value-type="string" office:string-value="0xff" calcext:value-type="string">
            <text:p>0xff</text:p>
          </table:table-cell>
          <table:table-cell table:formula="of:=COM.MICROSOFT.CONCAT(&quot;0x&quot;;TEXT([.G13];&quot;00&quot;))" office:value-type="string" office:string-value="0xff" calcext:value-type="string">
            <text:p>0xff</text:p>
          </table:table-cell>
          <table:table-cell table:formula="of:=COM.MICROSOFT.CONCAT(&quot;0x&quot;;TEXT([.H13];&quot;00&quot;))" office:value-type="string" office:string-value="0xff" calcext:value-type="string">
            <text:p>0xff</text:p>
          </table:table-cell>
          <table:table-cell table:formula="of:=COM.MICROSOFT.CONCAT(&quot;0x&quot;;TEXT([.I13];&quot;00&quot;))" office:value-type="string" office:string-value="0xff" calcext:value-type="string">
            <text:p>0xff</text:p>
          </table:table-cell>
          <table:table-cell table:formula="of:=COM.MICROSOFT.CONCAT(&quot;0x&quot;;TEXT([.J13];&quot;00&quot;))" office:value-type="string" office:string-value="0xff" calcext:value-type="string">
            <text:p>0xff</text:p>
          </table:table-cell>
          <table:table-cell table:formula="of:=COM.MICROSOFT.CONCAT(&quot;0x&quot;;TEXT([.K13];&quot;00&quot;))" office:value-type="string" office:string-value="0xff" calcext:value-type="string">
            <text:p>0xff</text:p>
          </table:table-cell>
          <table:table-cell table:formula="of:=COM.MICROSOFT.CONCAT(&quot;0x&quot;;TEXT([.L13];&quot;00&quot;))" office:value-type="string" office:string-value="0xff" calcext:value-type="string">
            <text:p>0xff</text:p>
          </table:table-cell>
          <table:table-cell table:formula="of:=COM.MICROSOFT.CONCAT(&quot;0x&quot;;TEXT([.M13];&quot;00&quot;))" office:value-type="string" office:string-value="0xff" calcext:value-type="string">
            <text:p>0xff</text:p>
          </table:table-cell>
          <table:table-cell table:formula="of:=COM.MICROSOFT.CONCAT(&quot;0x&quot;;TEXT([.N13];&quot;00&quot;))" office:value-type="string" office:string-value="0xff" calcext:value-type="string">
            <text:p>0xff</text:p>
          </table:table-cell>
          <table:table-cell table:formula="of:=COM.MICROSOFT.CONCAT(&quot;0x&quot;;TEXT([.O13];&quot;00&quot;))" office:value-type="string" office:string-value="0xff" calcext:value-type="string">
            <text:p>0xff</text:p>
          </table:table-cell>
          <table:table-cell table:formula="of:=COM.MICROSOFT.CONCAT(&quot;0x&quot;;TEXT([.P13];&quot;00&quot;))" office:value-type="string" office:string-value="0xff" calcext:value-type="string">
            <text:p>0xff</text:p>
          </table:table-cell>
          <table:table-cell table:formula="of:=COM.MICROSOFT.TEXTJOIN(&quot;,&quot;;1;[.A105:.P10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4];&quot;00&quot;))" office:value-type="string" office:string-value="0xff" calcext:value-type="string">
            <text:p>0xff</text:p>
          </table:table-cell>
          <table:table-cell table:formula="of:=COM.MICROSOFT.CONCAT(&quot;0x&quot;;TEXT([.B14];&quot;00&quot;))" office:value-type="string" office:string-value="0xff" calcext:value-type="string">
            <text:p>0xff</text:p>
          </table:table-cell>
          <table:table-cell table:formula="of:=COM.MICROSOFT.CONCAT(&quot;0x&quot;;TEXT([.C14];&quot;00&quot;))" office:value-type="string" office:string-value="0xff" calcext:value-type="string">
            <text:p>0xff</text:p>
          </table:table-cell>
          <table:table-cell table:formula="of:=COM.MICROSOFT.CONCAT(&quot;0x&quot;;TEXT([.D14];&quot;00&quot;))" office:value-type="string" office:string-value="0xff" calcext:value-type="string">
            <text:p>0xff</text:p>
          </table:table-cell>
          <table:table-cell table:formula="of:=COM.MICROSOFT.CONCAT(&quot;0x&quot;;TEXT([.E14];&quot;00&quot;))" office:value-type="string" office:string-value="0xff" calcext:value-type="string">
            <text:p>0xff</text:p>
          </table:table-cell>
          <table:table-cell table:formula="of:=COM.MICROSOFT.CONCAT(&quot;0x&quot;;TEXT([.F14];&quot;00&quot;))" office:value-type="string" office:string-value="0xff" calcext:value-type="string">
            <text:p>0xff</text:p>
          </table:table-cell>
          <table:table-cell table:formula="of:=COM.MICROSOFT.CONCAT(&quot;0x&quot;;TEXT([.G14];&quot;00&quot;))" office:value-type="string" office:string-value="0xff" calcext:value-type="string">
            <text:p>0xff</text:p>
          </table:table-cell>
          <table:table-cell table:formula="of:=COM.MICROSOFT.CONCAT(&quot;0x&quot;;TEXT([.H14];&quot;00&quot;))" office:value-type="string" office:string-value="0xff" calcext:value-type="string">
            <text:p>0xff</text:p>
          </table:table-cell>
          <table:table-cell table:formula="of:=COM.MICROSOFT.CONCAT(&quot;0x&quot;;TEXT([.I14];&quot;00&quot;))" office:value-type="string" office:string-value="0xff" calcext:value-type="string">
            <text:p>0xff</text:p>
          </table:table-cell>
          <table:table-cell table:formula="of:=COM.MICROSOFT.CONCAT(&quot;0x&quot;;TEXT([.J14];&quot;00&quot;))" office:value-type="string" office:string-value="0xff" calcext:value-type="string">
            <text:p>0xff</text:p>
          </table:table-cell>
          <table:table-cell table:formula="of:=COM.MICROSOFT.CONCAT(&quot;0x&quot;;TEXT([.K14];&quot;00&quot;))" office:value-type="string" office:string-value="0xff" calcext:value-type="string">
            <text:p>0xff</text:p>
          </table:table-cell>
          <table:table-cell table:formula="of:=COM.MICROSOFT.CONCAT(&quot;0x&quot;;TEXT([.L14];&quot;00&quot;))" office:value-type="string" office:string-value="0xff" calcext:value-type="string">
            <text:p>0xff</text:p>
          </table:table-cell>
          <table:table-cell table:formula="of:=COM.MICROSOFT.CONCAT(&quot;0x&quot;;TEXT([.M14];&quot;00&quot;))" office:value-type="string" office:string-value="0xff" calcext:value-type="string">
            <text:p>0xff</text:p>
          </table:table-cell>
          <table:table-cell table:formula="of:=COM.MICROSOFT.CONCAT(&quot;0x&quot;;TEXT([.N14];&quot;00&quot;))" office:value-type="string" office:string-value="0xff" calcext:value-type="string">
            <text:p>0xff</text:p>
          </table:table-cell>
          <table:table-cell table:formula="of:=COM.MICROSOFT.CONCAT(&quot;0x&quot;;TEXT([.O14];&quot;00&quot;))" office:value-type="string" office:string-value="0xff" calcext:value-type="string">
            <text:p>0xff</text:p>
          </table:table-cell>
          <table:table-cell table:formula="of:=COM.MICROSOFT.CONCAT(&quot;0x&quot;;TEXT([.P14];&quot;00&quot;))" office:value-type="string" office:string-value="0xff" calcext:value-type="string">
            <text:p>0xff</text:p>
          </table:table-cell>
          <table:table-cell table:formula="of:=COM.MICROSOFT.TEXTJOIN(&quot;,&quot;;1;[.A106:.P10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5];&quot;00&quot;))" office:value-type="string" office:string-value="0xff" calcext:value-type="string">
            <text:p>0xff</text:p>
          </table:table-cell>
          <table:table-cell table:formula="of:=COM.MICROSOFT.CONCAT(&quot;0x&quot;;TEXT([.B15];&quot;00&quot;))" office:value-type="string" office:string-value="0xff" calcext:value-type="string">
            <text:p>0xff</text:p>
          </table:table-cell>
          <table:table-cell table:formula="of:=COM.MICROSOFT.CONCAT(&quot;0x&quot;;TEXT([.C15];&quot;00&quot;))" office:value-type="string" office:string-value="0xff" calcext:value-type="string">
            <text:p>0xff</text:p>
          </table:table-cell>
          <table:table-cell table:formula="of:=COM.MICROSOFT.CONCAT(&quot;0x&quot;;TEXT([.D15];&quot;00&quot;))" office:value-type="string" office:string-value="0xff" calcext:value-type="string">
            <text:p>0xff</text:p>
          </table:table-cell>
          <table:table-cell table:formula="of:=COM.MICROSOFT.CONCAT(&quot;0x&quot;;TEXT([.E15];&quot;00&quot;))" office:value-type="string" office:string-value="0xff" calcext:value-type="string">
            <text:p>0xff</text:p>
          </table:table-cell>
          <table:table-cell table:formula="of:=COM.MICROSOFT.CONCAT(&quot;0x&quot;;TEXT([.F15];&quot;00&quot;))" office:value-type="string" office:string-value="0xff" calcext:value-type="string">
            <text:p>0xff</text:p>
          </table:table-cell>
          <table:table-cell table:formula="of:=COM.MICROSOFT.CONCAT(&quot;0x&quot;;TEXT([.G15];&quot;00&quot;))" office:value-type="string" office:string-value="0xff" calcext:value-type="string">
            <text:p>0xff</text:p>
          </table:table-cell>
          <table:table-cell table:formula="of:=COM.MICROSOFT.CONCAT(&quot;0x&quot;;TEXT([.H15];&quot;00&quot;))" office:value-type="string" office:string-value="0xff" calcext:value-type="string">
            <text:p>0xff</text:p>
          </table:table-cell>
          <table:table-cell table:formula="of:=COM.MICROSOFT.CONCAT(&quot;0x&quot;;TEXT([.I15];&quot;00&quot;))" office:value-type="string" office:string-value="0xff" calcext:value-type="string">
            <text:p>0xff</text:p>
          </table:table-cell>
          <table:table-cell table:formula="of:=COM.MICROSOFT.CONCAT(&quot;0x&quot;;TEXT([.J15];&quot;00&quot;))" office:value-type="string" office:string-value="0xff" calcext:value-type="string">
            <text:p>0xff</text:p>
          </table:table-cell>
          <table:table-cell table:formula="of:=COM.MICROSOFT.CONCAT(&quot;0x&quot;;TEXT([.K15];&quot;00&quot;))" office:value-type="string" office:string-value="0xff" calcext:value-type="string">
            <text:p>0xff</text:p>
          </table:table-cell>
          <table:table-cell table:formula="of:=COM.MICROSOFT.CONCAT(&quot;0x&quot;;TEXT([.L15];&quot;00&quot;))" office:value-type="string" office:string-value="0xff" calcext:value-type="string">
            <text:p>0xff</text:p>
          </table:table-cell>
          <table:table-cell table:formula="of:=COM.MICROSOFT.CONCAT(&quot;0x&quot;;TEXT([.M15];&quot;00&quot;))" office:value-type="string" office:string-value="0xff" calcext:value-type="string">
            <text:p>0xff</text:p>
          </table:table-cell>
          <table:table-cell table:formula="of:=COM.MICROSOFT.CONCAT(&quot;0x&quot;;TEXT([.N15];&quot;00&quot;))" office:value-type="string" office:string-value="0xff" calcext:value-type="string">
            <text:p>0xff</text:p>
          </table:table-cell>
          <table:table-cell table:formula="of:=COM.MICROSOFT.CONCAT(&quot;0x&quot;;TEXT([.O15];&quot;00&quot;))" office:value-type="string" office:string-value="0xff" calcext:value-type="string">
            <text:p>0xff</text:p>
          </table:table-cell>
          <table:table-cell table:formula="of:=COM.MICROSOFT.CONCAT(&quot;0x&quot;;TEXT([.P15];&quot;00&quot;))" office:value-type="string" office:string-value="0xff" calcext:value-type="string">
            <text:p>0xff</text:p>
          </table:table-cell>
          <table:table-cell table:formula="of:=COM.MICROSOFT.TEXTJOIN(&quot;,&quot;;1;[.A107:.P10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6];&quot;00&quot;))" office:value-type="string" office:string-value="0xff" calcext:value-type="string">
            <text:p>0xff</text:p>
          </table:table-cell>
          <table:table-cell table:formula="of:=COM.MICROSOFT.CONCAT(&quot;0x&quot;;TEXT([.B16];&quot;00&quot;))" office:value-type="string" office:string-value="0xff" calcext:value-type="string">
            <text:p>0xff</text:p>
          </table:table-cell>
          <table:table-cell table:formula="of:=COM.MICROSOFT.CONCAT(&quot;0x&quot;;TEXT([.C16];&quot;00&quot;))" office:value-type="string" office:string-value="0xff" calcext:value-type="string">
            <text:p>0xff</text:p>
          </table:table-cell>
          <table:table-cell table:formula="of:=COM.MICROSOFT.CONCAT(&quot;0x&quot;;TEXT([.D16];&quot;00&quot;))" office:value-type="string" office:string-value="0xff" calcext:value-type="string">
            <text:p>0xff</text:p>
          </table:table-cell>
          <table:table-cell table:formula="of:=COM.MICROSOFT.CONCAT(&quot;0x&quot;;TEXT([.E16];&quot;00&quot;))" office:value-type="string" office:string-value="0xff" calcext:value-type="string">
            <text:p>0xff</text:p>
          </table:table-cell>
          <table:table-cell table:formula="of:=COM.MICROSOFT.CONCAT(&quot;0x&quot;;TEXT([.F16];&quot;00&quot;))" office:value-type="string" office:string-value="0xff" calcext:value-type="string">
            <text:p>0xff</text:p>
          </table:table-cell>
          <table:table-cell table:formula="of:=COM.MICROSOFT.CONCAT(&quot;0x&quot;;TEXT([.G16];&quot;00&quot;))" office:value-type="string" office:string-value="0xff" calcext:value-type="string">
            <text:p>0xff</text:p>
          </table:table-cell>
          <table:table-cell table:formula="of:=COM.MICROSOFT.CONCAT(&quot;0x&quot;;TEXT([.H16];&quot;00&quot;))" office:value-type="string" office:string-value="0xff" calcext:value-type="string">
            <text:p>0xff</text:p>
          </table:table-cell>
          <table:table-cell table:formula="of:=COM.MICROSOFT.CONCAT(&quot;0x&quot;;TEXT([.I16];&quot;00&quot;))" office:value-type="string" office:string-value="0xff" calcext:value-type="string">
            <text:p>0xff</text:p>
          </table:table-cell>
          <table:table-cell table:formula="of:=COM.MICROSOFT.CONCAT(&quot;0x&quot;;TEXT([.J16];&quot;00&quot;))" office:value-type="string" office:string-value="0xff" calcext:value-type="string">
            <text:p>0xff</text:p>
          </table:table-cell>
          <table:table-cell table:formula="of:=COM.MICROSOFT.CONCAT(&quot;0x&quot;;TEXT([.K16];&quot;00&quot;))" office:value-type="string" office:string-value="0xff" calcext:value-type="string">
            <text:p>0xff</text:p>
          </table:table-cell>
          <table:table-cell table:formula="of:=COM.MICROSOFT.CONCAT(&quot;0x&quot;;TEXT([.L16];&quot;00&quot;))" office:value-type="string" office:string-value="0xff" calcext:value-type="string">
            <text:p>0xff</text:p>
          </table:table-cell>
          <table:table-cell table:formula="of:=COM.MICROSOFT.CONCAT(&quot;0x&quot;;TEXT([.M16];&quot;00&quot;))" office:value-type="string" office:string-value="0xff" calcext:value-type="string">
            <text:p>0xff</text:p>
          </table:table-cell>
          <table:table-cell table:formula="of:=COM.MICROSOFT.CONCAT(&quot;0x&quot;;TEXT([.N16];&quot;00&quot;))" office:value-type="string" office:string-value="0xff" calcext:value-type="string">
            <text:p>0xff</text:p>
          </table:table-cell>
          <table:table-cell table:formula="of:=COM.MICROSOFT.CONCAT(&quot;0x&quot;;TEXT([.O16];&quot;00&quot;))" office:value-type="string" office:string-value="0xff" calcext:value-type="string">
            <text:p>0xff</text:p>
          </table:table-cell>
          <table:table-cell table:formula="of:=COM.MICROSOFT.CONCAT(&quot;0x&quot;;TEXT([.P16];&quot;00&quot;))" office:value-type="string" office:string-value="0xff" calcext:value-type="string">
            <text:p>0xff</text:p>
          </table:table-cell>
          <table:table-cell table:formula="of:=COM.MICROSOFT.TEXTJOIN(&quot;,&quot;;1;[.A108:.P10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7];&quot;00&quot;))" office:value-type="string" office:string-value="0xff" calcext:value-type="string">
            <text:p>0xff</text:p>
          </table:table-cell>
          <table:table-cell table:formula="of:=COM.MICROSOFT.CONCAT(&quot;0x&quot;;TEXT([.B17];&quot;00&quot;))" office:value-type="string" office:string-value="0xff" calcext:value-type="string">
            <text:p>0xff</text:p>
          </table:table-cell>
          <table:table-cell table:formula="of:=COM.MICROSOFT.CONCAT(&quot;0x&quot;;TEXT([.C17];&quot;00&quot;))" office:value-type="string" office:string-value="0xff" calcext:value-type="string">
            <text:p>0xff</text:p>
          </table:table-cell>
          <table:table-cell table:formula="of:=COM.MICROSOFT.CONCAT(&quot;0x&quot;;TEXT([.D17];&quot;00&quot;))" office:value-type="string" office:string-value="0xff" calcext:value-type="string">
            <text:p>0xff</text:p>
          </table:table-cell>
          <table:table-cell table:formula="of:=COM.MICROSOFT.CONCAT(&quot;0x&quot;;TEXT([.E17];&quot;00&quot;))" office:value-type="string" office:string-value="0xff" calcext:value-type="string">
            <text:p>0xff</text:p>
          </table:table-cell>
          <table:table-cell table:formula="of:=COM.MICROSOFT.CONCAT(&quot;0x&quot;;TEXT([.F17];&quot;00&quot;))" office:value-type="string" office:string-value="0xff" calcext:value-type="string">
            <text:p>0xff</text:p>
          </table:table-cell>
          <table:table-cell table:formula="of:=COM.MICROSOFT.CONCAT(&quot;0x&quot;;TEXT([.G17];&quot;00&quot;))" office:value-type="string" office:string-value="0xff" calcext:value-type="string">
            <text:p>0xff</text:p>
          </table:table-cell>
          <table:table-cell table:formula="of:=COM.MICROSOFT.CONCAT(&quot;0x&quot;;TEXT([.H17];&quot;00&quot;))" office:value-type="string" office:string-value="0xff" calcext:value-type="string">
            <text:p>0xff</text:p>
          </table:table-cell>
          <table:table-cell table:formula="of:=COM.MICROSOFT.CONCAT(&quot;0x&quot;;TEXT([.I17];&quot;00&quot;))" office:value-type="string" office:string-value="0xff" calcext:value-type="string">
            <text:p>0xff</text:p>
          </table:table-cell>
          <table:table-cell table:formula="of:=COM.MICROSOFT.CONCAT(&quot;0x&quot;;TEXT([.J17];&quot;00&quot;))" office:value-type="string" office:string-value="0xff" calcext:value-type="string">
            <text:p>0xff</text:p>
          </table:table-cell>
          <table:table-cell table:formula="of:=COM.MICROSOFT.CONCAT(&quot;0x&quot;;TEXT([.K17];&quot;00&quot;))" office:value-type="string" office:string-value="0xff" calcext:value-type="string">
            <text:p>0xff</text:p>
          </table:table-cell>
          <table:table-cell table:formula="of:=COM.MICROSOFT.CONCAT(&quot;0x&quot;;TEXT([.L17];&quot;00&quot;))" office:value-type="string" office:string-value="0xff" calcext:value-type="string">
            <text:p>0xff</text:p>
          </table:table-cell>
          <table:table-cell table:formula="of:=COM.MICROSOFT.CONCAT(&quot;0x&quot;;TEXT([.M17];&quot;00&quot;))" office:value-type="string" office:string-value="0xff" calcext:value-type="string">
            <text:p>0xff</text:p>
          </table:table-cell>
          <table:table-cell table:formula="of:=COM.MICROSOFT.CONCAT(&quot;0x&quot;;TEXT([.N17];&quot;00&quot;))" office:value-type="string" office:string-value="0xff" calcext:value-type="string">
            <text:p>0xff</text:p>
          </table:table-cell>
          <table:table-cell table:formula="of:=COM.MICROSOFT.CONCAT(&quot;0x&quot;;TEXT([.O17];&quot;00&quot;))" office:value-type="string" office:string-value="0xff" calcext:value-type="string">
            <text:p>0xff</text:p>
          </table:table-cell>
          <table:table-cell table:formula="of:=COM.MICROSOFT.CONCAT(&quot;0x&quot;;TEXT([.P17];&quot;00&quot;))" office:value-type="string" office:string-value="0xff" calcext:value-type="string">
            <text:p>0xff</text:p>
          </table:table-cell>
          <table:table-cell table:formula="of:=COM.MICROSOFT.TEXTJOIN(&quot;,&quot;;1;[.A109:.P10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8];&quot;00&quot;))" office:value-type="string" office:string-value="0xff" calcext:value-type="string">
            <text:p>0xff</text:p>
          </table:table-cell>
          <table:table-cell table:formula="of:=COM.MICROSOFT.CONCAT(&quot;0x&quot;;TEXT([.B18];&quot;00&quot;))" office:value-type="string" office:string-value="0x80" calcext:value-type="string">
            <text:p>0x80</text:p>
          </table:table-cell>
          <table:table-cell table:formula="of:=COM.MICROSOFT.CONCAT(&quot;0x&quot;;TEXT([.C18];&quot;00&quot;))" office:value-type="string" office:string-value="0xf8" calcext:value-type="string">
            <text:p>0xf8</text:p>
          </table:table-cell>
          <table:table-cell table:formula="of:=COM.MICROSOFT.CONCAT(&quot;0x&quot;;TEXT([.D18];&quot;00&quot;))" office:value-type="string" office:string-value="0x0f" calcext:value-type="string">
            <text:p>0x0f</text:p>
          </table:table-cell>
          <table:table-cell table:formula="of:=COM.MICROSOFT.CONCAT(&quot;0x&quot;;TEXT([.E18];&quot;00&quot;))" office:value-type="string" office:string-value="0x80" calcext:value-type="string">
            <text:p>0x80</text:p>
          </table:table-cell>
          <table:table-cell table:formula="of:=COM.MICROSOFT.CONCAT(&quot;0x&quot;;TEXT([.F18];&quot;00&quot;))" office:value-type="string" office:string-value="0xf8" calcext:value-type="string">
            <text:p>0xf8</text:p>
          </table:table-cell>
          <table:table-cell table:formula="of:=COM.MICROSOFT.CONCAT(&quot;0x&quot;;TEXT([.G18];&quot;00&quot;))" office:value-type="string" office:string-value="0x0f" calcext:value-type="string">
            <text:p>0x0f</text:p>
          </table:table-cell>
          <table:table-cell table:formula="of:=COM.MICROSOFT.CONCAT(&quot;0x&quot;;TEXT([.H18];&quot;00&quot;))" office:value-type="string" office:string-value="0x80" calcext:value-type="string">
            <text:p>0x80</text:p>
          </table:table-cell>
          <table:table-cell table:formula="of:=COM.MICROSOFT.CONCAT(&quot;0x&quot;;TEXT([.I18];&quot;00&quot;))" office:value-type="string" office:string-value="0xf8" calcext:value-type="string">
            <text:p>0xf8</text:p>
          </table:table-cell>
          <table:table-cell table:formula="of:=COM.MICROSOFT.CONCAT(&quot;0x&quot;;TEXT([.J18];&quot;00&quot;))" office:value-type="string" office:string-value="0x0f" calcext:value-type="string">
            <text:p>0x0f</text:p>
          </table:table-cell>
          <table:table-cell table:formula="of:=COM.MICROSOFT.CONCAT(&quot;0x&quot;;TEXT([.K18];&quot;00&quot;))" office:value-type="string" office:string-value="0x80" calcext:value-type="string">
            <text:p>0x80</text:p>
          </table:table-cell>
          <table:table-cell table:formula="of:=COM.MICROSOFT.CONCAT(&quot;0x&quot;;TEXT([.L18];&quot;00&quot;))" office:value-type="string" office:string-value="0xf8" calcext:value-type="string">
            <text:p>0xf8</text:p>
          </table:table-cell>
          <table:table-cell table:formula="of:=COM.MICROSOFT.CONCAT(&quot;0x&quot;;TEXT([.M18];&quot;00&quot;))" office:value-type="string" office:string-value="0x0f" calcext:value-type="string">
            <text:p>0x0f</text:p>
          </table:table-cell>
          <table:table-cell table:formula="of:=COM.MICROSOFT.CONCAT(&quot;0x&quot;;TEXT([.N18];&quot;00&quot;))" office:value-type="string" office:string-value="0x80" calcext:value-type="string">
            <text:p>0x80</text:p>
          </table:table-cell>
          <table:table-cell table:formula="of:=COM.MICROSOFT.CONCAT(&quot;0x&quot;;TEXT([.O18];&quot;00&quot;))" office:value-type="string" office:string-value="0xf8" calcext:value-type="string">
            <text:p>0xf8</text:p>
          </table:table-cell>
          <table:table-cell table:formula="of:=COM.MICROSOFT.CONCAT(&quot;0x&quot;;TEXT([.P18];&quot;00&quot;))" office:value-type="string" office:string-value="0x0f" calcext:value-type="string">
            <text:p>0x0f</text:p>
          </table:table-cell>
          <table:table-cell table:formula="of:=COM.MICROSOFT.TEXTJOIN(&quot;,&quot;;1;[.A110:.P110])" office:value-type="string" office:string-value="0xff,0x80,0xf8,0x0f,0x80,0xf8,0x0f,0x80,0xf8,0x0f,0x80,0xf8,0x0f,0x80,0xf8,0x0f" calcext:value-type="string">
            <text:p>0xff,0x80,0xf8,0x0f,0x80,0xf8,0x0f,0x80,0xf8,0x0f,0x80,0xf8,0x0f,0x80,0xf8,0x0f</text:p>
          </table:table-cell>
          <table:table-cell table:number-columns-repeated="17"/>
        </table:table-row>
        <table:table-row table:style-name="ro1">
          <table:table-cell table:formula="of:=COM.MICROSOFT.CONCAT(&quot;0x&quot;;TEXT([.A19];&quot;00&quot;))" office:value-type="string" office:string-value="0x80" calcext:value-type="string">
            <text:p>0x80</text:p>
          </table:table-cell>
          <table:table-cell table:formula="of:=COM.MICROSOFT.CONCAT(&quot;0x&quot;;TEXT([.B19];&quot;00&quot;))" office:value-type="string" office:string-value="0xf8" calcext:value-type="string">
            <text:p>0xf8</text:p>
          </table:table-cell>
          <table:table-cell table:formula="of:=COM.MICROSOFT.CONCAT(&quot;0x&quot;;TEXT([.C19];&quot;00&quot;))" office:value-type="string" office:string-value="0x0f" calcext:value-type="string">
            <text:p>0x0f</text:p>
          </table:table-cell>
          <table:table-cell table:formula="of:=COM.MICROSOFT.CONCAT(&quot;0x&quot;;TEXT([.D19];&quot;00&quot;))" office:value-type="string" office:string-value="0x80" calcext:value-type="string">
            <text:p>0x80</text:p>
          </table:table-cell>
          <table:table-cell table:formula="of:=COM.MICROSOFT.CONCAT(&quot;0x&quot;;TEXT([.E19];&quot;00&quot;))" office:value-type="string" office:string-value="0xf8" calcext:value-type="string">
            <text:p>0xf8</text:p>
          </table:table-cell>
          <table:table-cell table:formula="of:=COM.MICROSOFT.CONCAT(&quot;0x&quot;;TEXT([.F19];&quot;00&quot;))" office:value-type="string" office:string-value="0x0f" calcext:value-type="string">
            <text:p>0x0f</text:p>
          </table:table-cell>
          <table:table-cell table:formula="of:=COM.MICROSOFT.CONCAT(&quot;0x&quot;;TEXT([.G19];&quot;00&quot;))" office:value-type="string" office:string-value="0x80" calcext:value-type="string">
            <text:p>0x80</text:p>
          </table:table-cell>
          <table:table-cell table:formula="of:=COM.MICROSOFT.CONCAT(&quot;0x&quot;;TEXT([.H19];&quot;00&quot;))" office:value-type="string" office:string-value="0xf8" calcext:value-type="string">
            <text:p>0xf8</text:p>
          </table:table-cell>
          <table:table-cell table:formula="of:=COM.MICROSOFT.CONCAT(&quot;0x&quot;;TEXT([.I19];&quot;00&quot;))" office:value-type="string" office:string-value="0x0f" calcext:value-type="string">
            <text:p>0x0f</text:p>
          </table:table-cell>
          <table:table-cell table:formula="of:=COM.MICROSOFT.CONCAT(&quot;0x&quot;;TEXT([.J19];&quot;00&quot;))" office:value-type="string" office:string-value="0x80" calcext:value-type="string">
            <text:p>0x80</text:p>
          </table:table-cell>
          <table:table-cell table:formula="of:=COM.MICROSOFT.CONCAT(&quot;0x&quot;;TEXT([.K19];&quot;00&quot;))" office:value-type="string" office:string-value="0xf8" calcext:value-type="string">
            <text:p>0xf8</text:p>
          </table:table-cell>
          <table:table-cell table:formula="of:=COM.MICROSOFT.CONCAT(&quot;0x&quot;;TEXT([.L19];&quot;00&quot;))" office:value-type="string" office:string-value="0x0f" calcext:value-type="string">
            <text:p>0x0f</text:p>
          </table:table-cell>
          <table:table-cell table:formula="of:=COM.MICROSOFT.CONCAT(&quot;0x&quot;;TEXT([.M19];&quot;00&quot;))" office:value-type="string" office:string-value="0x80" calcext:value-type="string">
            <text:p>0x80</text:p>
          </table:table-cell>
          <table:table-cell table:formula="of:=COM.MICROSOFT.CONCAT(&quot;0x&quot;;TEXT([.N19];&quot;00&quot;))" office:value-type="string" office:string-value="0xf8" calcext:value-type="string">
            <text:p>0xf8</text:p>
          </table:table-cell>
          <table:table-cell table:formula="of:=COM.MICROSOFT.CONCAT(&quot;0x&quot;;TEXT([.O19];&quot;00&quot;))" office:value-type="string" office:string-value="0x0f" calcext:value-type="string">
            <text:p>0x0f</text:p>
          </table:table-cell>
          <table:table-cell table:formula="of:=COM.MICROSOFT.CONCAT(&quot;0x&quot;;TEXT([.P19];&quot;00&quot;))" office:value-type="string" office:string-value="0x80" calcext:value-type="string">
            <text:p>0x80</text:p>
          </table:table-cell>
          <table:table-cell table:formula="of:=COM.MICROSOFT.TEXTJOIN(&quot;,&quot;;1;[.A111:.P111])" office:value-type="string" office:string-value="0x80,0xf8,0x0f,0x80,0xf8,0x0f,0x80,0xf8,0x0f,0x80,0xf8,0x0f,0x80,0xf8,0x0f,0x80" calcext:value-type="string">
            <text:p>0x80,0xf8,0x0f,0x80,0xf8,0x0f,0x80,0xf8,0x0f,0x80,0xf8,0x0f,0x80,0xf8,0x0f,0x80</text:p>
          </table:table-cell>
          <table:table-cell table:number-columns-repeated="17"/>
        </table:table-row>
        <table:table-row table:style-name="ro1">
          <table:table-cell table:formula="of:=COM.MICROSOFT.CONCAT(&quot;0x&quot;;TEXT([.A20];&quot;00&quot;))" office:value-type="string" office:string-value="0xf8" calcext:value-type="string">
            <text:p>0xf8</text:p>
          </table:table-cell>
          <table:table-cell table:formula="of:=COM.MICROSOFT.CONCAT(&quot;0x&quot;;TEXT([.B20];&quot;00&quot;))" office:value-type="string" office:string-value="0x0f" calcext:value-type="string">
            <text:p>0x0f</text:p>
          </table:table-cell>
          <table:table-cell table:formula="of:=COM.MICROSOFT.CONCAT(&quot;0x&quot;;TEXT([.C20];&quot;00&quot;))" office:value-type="string" office:string-value="0x80" calcext:value-type="string">
            <text:p>0x80</text:p>
          </table:table-cell>
          <table:table-cell table:formula="of:=COM.MICROSOFT.CONCAT(&quot;0x&quot;;TEXT([.D20];&quot;00&quot;))" office:value-type="string" office:string-value="0xf8" calcext:value-type="string">
            <text:p>0xf8</text:p>
          </table:table-cell>
          <table:table-cell table:formula="of:=COM.MICROSOFT.CONCAT(&quot;0x&quot;;TEXT([.E20];&quot;00&quot;))" office:value-type="string" office:string-value="0x0f" calcext:value-type="string">
            <text:p>0x0f</text:p>
          </table:table-cell>
          <table:table-cell table:formula="of:=COM.MICROSOFT.CONCAT(&quot;0x&quot;;TEXT([.F20];&quot;00&quot;))" office:value-type="string" office:string-value="0x80" calcext:value-type="string">
            <text:p>0x80</text:p>
          </table:table-cell>
          <table:table-cell table:formula="of:=COM.MICROSOFT.CONCAT(&quot;0x&quot;;TEXT([.G20];&quot;00&quot;))" office:value-type="string" office:string-value="0xf8" calcext:value-type="string">
            <text:p>0xf8</text:p>
          </table:table-cell>
          <table:table-cell table:formula="of:=COM.MICROSOFT.CONCAT(&quot;0x&quot;;TEXT([.H20];&quot;00&quot;))" office:value-type="string" office:string-value="0x0f" calcext:value-type="string">
            <text:p>0x0f</text:p>
          </table:table-cell>
          <table:table-cell table:formula="of:=COM.MICROSOFT.CONCAT(&quot;0x&quot;;TEXT([.I20];&quot;00&quot;))" office:value-type="string" office:string-value="0xff" calcext:value-type="string">
            <text:p>0xff</text:p>
          </table:table-cell>
          <table:table-cell table:formula="of:=COM.MICROSOFT.CONCAT(&quot;0x&quot;;TEXT([.J20];&quot;00&quot;))" office:value-type="string" office:string-value="0xff" calcext:value-type="string">
            <text:p>0xff</text:p>
          </table:table-cell>
          <table:table-cell table:formula="of:=COM.MICROSOFT.CONCAT(&quot;0x&quot;;TEXT([.K20];&quot;00&quot;))" office:value-type="string" office:string-value="0xff" calcext:value-type="string">
            <text:p>0xff</text:p>
          </table:table-cell>
          <table:table-cell table:formula="of:=COM.MICROSOFT.CONCAT(&quot;0x&quot;;TEXT([.L20];&quot;00&quot;))" office:value-type="string" office:string-value="0xff" calcext:value-type="string">
            <text:p>0xff</text:p>
          </table:table-cell>
          <table:table-cell table:formula="of:=COM.MICROSOFT.CONCAT(&quot;0x&quot;;TEXT([.M20];&quot;00&quot;))" office:value-type="string" office:string-value="0xff" calcext:value-type="string">
            <text:p>0xff</text:p>
          </table:table-cell>
          <table:table-cell table:formula="of:=COM.MICROSOFT.CONCAT(&quot;0x&quot;;TEXT([.N20];&quot;00&quot;))" office:value-type="string" office:string-value="0xff" calcext:value-type="string">
            <text:p>0xff</text:p>
          </table:table-cell>
          <table:table-cell table:formula="of:=COM.MICROSOFT.CONCAT(&quot;0x&quot;;TEXT([.O20];&quot;00&quot;))" office:value-type="string" office:string-value="0xff" calcext:value-type="string">
            <text:p>0xff</text:p>
          </table:table-cell>
          <table:table-cell table:formula="of:=COM.MICROSOFT.CONCAT(&quot;0x&quot;;TEXT([.P20];&quot;00&quot;))" office:value-type="string" office:string-value="0xff" calcext:value-type="string">
            <text:p>0xff</text:p>
          </table:table-cell>
          <table:table-cell table:formula="of:=COM.MICROSOFT.TEXTJOIN(&quot;,&quot;;1;[.A112:.P112])" office:value-type="string" office:string-value="0xf8,0x0f,0x80,0xf8,0x0f,0x80,0xf8,0x0f,0xff,0xff,0xff,0xff,0xff,0xff,0xff,0xff" calcext:value-type="string">
            <text:p>0xf8,0x0f,0x80,0xf8,0x0f,0x80,0xf8,0x0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1];&quot;00&quot;))" office:value-type="string" office:string-value="0xff" calcext:value-type="string">
            <text:p>0xff</text:p>
          </table:table-cell>
          <table:table-cell table:formula="of:=COM.MICROSOFT.CONCAT(&quot;0x&quot;;TEXT([.B21];&quot;00&quot;))" office:value-type="string" office:string-value="0xff" calcext:value-type="string">
            <text:p>0xff</text:p>
          </table:table-cell>
          <table:table-cell table:formula="of:=COM.MICROSOFT.CONCAT(&quot;0x&quot;;TEXT([.C21];&quot;00&quot;))" office:value-type="string" office:string-value="0xff" calcext:value-type="string">
            <text:p>0xff</text:p>
          </table:table-cell>
          <table:table-cell table:formula="of:=COM.MICROSOFT.CONCAT(&quot;0x&quot;;TEXT([.D21];&quot;00&quot;))" office:value-type="string" office:string-value="0xff" calcext:value-type="string">
            <text:p>0xff</text:p>
          </table:table-cell>
          <table:table-cell table:formula="of:=COM.MICROSOFT.CONCAT(&quot;0x&quot;;TEXT([.E21];&quot;00&quot;))" office:value-type="string" office:string-value="0xff" calcext:value-type="string">
            <text:p>0xff</text:p>
          </table:table-cell>
          <table:table-cell table:formula="of:=COM.MICROSOFT.CONCAT(&quot;0x&quot;;TEXT([.F21];&quot;00&quot;))" office:value-type="string" office:string-value="0xef" calcext:value-type="string">
            <text:p>0xef</text:p>
          </table:table-cell>
          <table:table-cell table:formula="of:=COM.MICROSOFT.CONCAT(&quot;0x&quot;;TEXT([.G21];&quot;00&quot;))" office:value-type="string" office:string-value="0x7e" calcext:value-type="string">
            <text:p>0x7e</text:p>
          </table:table-cell>
          <table:table-cell table:formula="of:=COM.MICROSOFT.CONCAT(&quot;0x&quot;;TEXT([.H21];&quot;00&quot;))" office:value-type="string" office:string-value="0xf7" calcext:value-type="string">
            <text:p>0xf7</text:p>
          </table:table-cell>
          <table:table-cell table:formula="of:=COM.MICROSOFT.CONCAT(&quot;0x&quot;;TEXT([.I21];&quot;00&quot;))" office:value-type="string" office:string-value="0xef" calcext:value-type="string">
            <text:p>0xef</text:p>
          </table:table-cell>
          <table:table-cell table:formula="of:=COM.MICROSOFT.CONCAT(&quot;0x&quot;;TEXT([.J21];&quot;00&quot;))" office:value-type="string" office:string-value="0x7e" calcext:value-type="string">
            <text:p>0x7e</text:p>
          </table:table-cell>
          <table:table-cell table:formula="of:=COM.MICROSOFT.CONCAT(&quot;0x&quot;;TEXT([.K21];&quot;00&quot;))" office:value-type="string" office:string-value="0xf7" calcext:value-type="string">
            <text:p>0xf7</text:p>
          </table:table-cell>
          <table:table-cell table:formula="of:=COM.MICROSOFT.CONCAT(&quot;0x&quot;;TEXT([.L21];&quot;00&quot;))" office:value-type="string" office:string-value="0xef" calcext:value-type="string">
            <text:p>0xef</text:p>
          </table:table-cell>
          <table:table-cell table:formula="of:=COM.MICROSOFT.CONCAT(&quot;0x&quot;;TEXT([.M21];&quot;00&quot;))" office:value-type="string" office:string-value="0x7e" calcext:value-type="string">
            <text:p>0x7e</text:p>
          </table:table-cell>
          <table:table-cell table:formula="of:=COM.MICROSOFT.CONCAT(&quot;0x&quot;;TEXT([.N21];&quot;00&quot;))" office:value-type="string" office:string-value="0xf7" calcext:value-type="string">
            <text:p>0xf7</text:p>
          </table:table-cell>
          <table:table-cell table:formula="of:=COM.MICROSOFT.CONCAT(&quot;0x&quot;;TEXT([.O21];&quot;00&quot;))" office:value-type="string" office:string-value="0xef" calcext:value-type="string">
            <text:p>0xef</text:p>
          </table:table-cell>
          <table:table-cell table:formula="of:=COM.MICROSOFT.CONCAT(&quot;0x&quot;;TEXT([.P21];&quot;00&quot;))" office:value-type="string" office:string-value="0x7e" calcext:value-type="string">
            <text:p>0x7e</text:p>
          </table:table-cell>
          <table:table-cell table:formula="of:=COM.MICROSOFT.TEXTJOIN(&quot;,&quot;;1;[.A113:.P113])" office:value-type="string" office:string-value="0xff,0xff,0xff,0xff,0xff,0xef,0x7e,0xf7,0xef,0x7e,0xf7,0xef,0x7e,0xf7,0xef,0x7e" calcext:value-type="string">
            <text:p>0xff,0xff,0xff,0xff,0xff,0xef,0x7e,0xf7,0xef,0x7e,0xf7,0xef,0x7e,0xf7,0xef,0x7e</text:p>
          </table:table-cell>
          <table:table-cell table:number-columns-repeated="17"/>
        </table:table-row>
        <table:table-row table:style-name="ro1">
          <table:table-cell table:formula="of:=COM.MICROSOFT.CONCAT(&quot;0x&quot;;TEXT([.A22];&quot;00&quot;))" office:value-type="string" office:string-value="0xf7" calcext:value-type="string">
            <text:p>0xf7</text:p>
          </table:table-cell>
          <table:table-cell table:formula="of:=COM.MICROSOFT.CONCAT(&quot;0x&quot;;TEXT([.B22];&quot;00&quot;))" office:value-type="string" office:string-value="0xef" calcext:value-type="string">
            <text:p>0xef</text:p>
          </table:table-cell>
          <table:table-cell table:formula="of:=COM.MICROSOFT.CONCAT(&quot;0x&quot;;TEXT([.C22];&quot;00&quot;))" office:value-type="string" office:string-value="0x7e" calcext:value-type="string">
            <text:p>0x7e</text:p>
          </table:table-cell>
          <table:table-cell table:formula="of:=COM.MICROSOFT.CONCAT(&quot;0x&quot;;TEXT([.D22];&quot;00&quot;))" office:value-type="string" office:string-value="0xf7" calcext:value-type="string">
            <text:p>0xf7</text:p>
          </table:table-cell>
          <table:table-cell table:formula="of:=COM.MICROSOFT.CONCAT(&quot;0x&quot;;TEXT([.E22];&quot;00&quot;))" office:value-type="string" office:string-value="0xef" calcext:value-type="string">
            <text:p>0xef</text:p>
          </table:table-cell>
          <table:table-cell table:formula="of:=COM.MICROSOFT.CONCAT(&quot;0x&quot;;TEXT([.F22];&quot;00&quot;))" office:value-type="string" office:string-value="0x7e" calcext:value-type="string">
            <text:p>0x7e</text:p>
          </table:table-cell>
          <table:table-cell table:formula="of:=COM.MICROSOFT.CONCAT(&quot;0x&quot;;TEXT([.G22];&quot;00&quot;))" office:value-type="string" office:string-value="0xf7" calcext:value-type="string">
            <text:p>0xf7</text:p>
          </table:table-cell>
          <table:table-cell table:formula="of:=COM.MICROSOFT.CONCAT(&quot;0x&quot;;TEXT([.H22];&quot;00&quot;))" office:value-type="string" office:string-value="0xef" calcext:value-type="string">
            <text:p>0xef</text:p>
          </table:table-cell>
          <table:table-cell table:formula="of:=COM.MICROSOFT.CONCAT(&quot;0x&quot;;TEXT([.I22];&quot;00&quot;))" office:value-type="string" office:string-value="0x7e" calcext:value-type="string">
            <text:p>0x7e</text:p>
          </table:table-cell>
          <table:table-cell table:formula="of:=COM.MICROSOFT.CONCAT(&quot;0x&quot;;TEXT([.J22];&quot;00&quot;))" office:value-type="string" office:string-value="0xf7" calcext:value-type="string">
            <text:p>0xf7</text:p>
          </table:table-cell>
          <table:table-cell table:formula="of:=COM.MICROSOFT.CONCAT(&quot;0x&quot;;TEXT([.K22];&quot;00&quot;))" office:value-type="string" office:string-value="0xef" calcext:value-type="string">
            <text:p>0xef</text:p>
          </table:table-cell>
          <table:table-cell table:formula="of:=COM.MICROSOFT.CONCAT(&quot;0x&quot;;TEXT([.L22];&quot;00&quot;))" office:value-type="string" office:string-value="0x7e" calcext:value-type="string">
            <text:p>0x7e</text:p>
          </table:table-cell>
          <table:table-cell table:formula="of:=COM.MICROSOFT.CONCAT(&quot;0x&quot;;TEXT([.M22];&quot;00&quot;))" office:value-type="string" office:string-value="0xf7" calcext:value-type="string">
            <text:p>0xf7</text:p>
          </table:table-cell>
          <table:table-cell table:formula="of:=COM.MICROSOFT.CONCAT(&quot;0x&quot;;TEXT([.N22];&quot;00&quot;))" office:value-type="string" office:string-value="0xef" calcext:value-type="string">
            <text:p>0xef</text:p>
          </table:table-cell>
          <table:table-cell table:formula="of:=COM.MICROSOFT.CONCAT(&quot;0x&quot;;TEXT([.O22];&quot;00&quot;))" office:value-type="string" office:string-value="0x7e" calcext:value-type="string">
            <text:p>0x7e</text:p>
          </table:table-cell>
          <table:table-cell table:formula="of:=COM.MICROSOFT.CONCAT(&quot;0x&quot;;TEXT([.P22];&quot;00&quot;))" office:value-type="string" office:string-value="0xf7" calcext:value-type="string">
            <text:p>0xf7</text:p>
          </table:table-cell>
          <table:table-cell table:formula="of:=COM.MICROSOFT.TEXTJOIN(&quot;,&quot;;1;[.A114:.P114])" office:value-type="string" office:string-value="0xf7,0xef,0x7e,0xf7,0xef,0x7e,0xf7,0xef,0x7e,0xf7,0xef,0x7e,0xf7,0xef,0x7e,0xf7" calcext:value-type="string">
            <text:p>0xf7,0xef,0x7e,0xf7,0xef,0x7e,0xf7,0xef,0x7e,0xf7,0xef,0x7e,0xf7,0xef,0x7e,0xf7</text:p>
          </table:table-cell>
          <table:table-cell table:number-columns-repeated="17"/>
        </table:table-row>
        <table:table-row table:style-name="ro1">
          <table:table-cell table:formula="of:=COM.MICROSOFT.CONCAT(&quot;0x&quot;;TEXT([.A23];&quot;00&quot;))" office:value-type="string" office:string-value="0xef" calcext:value-type="string">
            <text:p>0xef</text:p>
          </table:table-cell>
          <table:table-cell table:formula="of:=COM.MICROSOFT.CONCAT(&quot;0x&quot;;TEXT([.B23];&quot;00&quot;))" office:value-type="string" office:string-value="0x7e" calcext:value-type="string">
            <text:p>0x7e</text:p>
          </table:table-cell>
          <table:table-cell table:formula="of:=COM.MICROSOFT.CONCAT(&quot;0x&quot;;TEXT([.C23];&quot;00&quot;))" office:value-type="string" office:string-value="0xf7" calcext:value-type="string">
            <text:p>0xf7</text:p>
          </table:table-cell>
          <table:table-cell table:formula="of:=COM.MICROSOFT.CONCAT(&quot;0x&quot;;TEXT([.D23];&quot;00&quot;))" office:value-type="string" office:string-value="0xef" calcext:value-type="string">
            <text:p>0xef</text:p>
          </table:table-cell>
          <table:table-cell table:formula="of:=COM.MICROSOFT.CONCAT(&quot;0x&quot;;TEXT([.E23];&quot;00&quot;))" office:value-type="string" office:string-value="0x7e" calcext:value-type="string">
            <text:p>0x7e</text:p>
          </table:table-cell>
          <table:table-cell table:formula="of:=COM.MICROSOFT.CONCAT(&quot;0x&quot;;TEXT([.F23];&quot;00&quot;))" office:value-type="string" office:string-value="0xf7" calcext:value-type="string">
            <text:p>0xf7</text:p>
          </table:table-cell>
          <table:table-cell table:formula="of:=COM.MICROSOFT.CONCAT(&quot;0x&quot;;TEXT([.G23];&quot;00&quot;))" office:value-type="string" office:string-value="0xef" calcext:value-type="string">
            <text:p>0xef</text:p>
          </table:table-cell>
          <table:table-cell table:formula="of:=COM.MICROSOFT.CONCAT(&quot;0x&quot;;TEXT([.H23];&quot;00&quot;))" office:value-type="string" office:string-value="0x7e" calcext:value-type="string">
            <text:p>0x7e</text:p>
          </table:table-cell>
          <table:table-cell table:formula="of:=COM.MICROSOFT.CONCAT(&quot;0x&quot;;TEXT([.I23];&quot;00&quot;))" office:value-type="string" office:string-value="0xf7" calcext:value-type="string">
            <text:p>0xf7</text:p>
          </table:table-cell>
          <table:table-cell table:formula="of:=COM.MICROSOFT.CONCAT(&quot;0x&quot;;TEXT([.J23];&quot;00&quot;))" office:value-type="string" office:string-value="0xef" calcext:value-type="string">
            <text:p>0xef</text:p>
          </table:table-cell>
          <table:table-cell table:formula="of:=COM.MICROSOFT.CONCAT(&quot;0x&quot;;TEXT([.K23];&quot;00&quot;))" office:value-type="string" office:string-value="0x7e" calcext:value-type="string">
            <text:p>0x7e</text:p>
          </table:table-cell>
          <table:table-cell table:formula="of:=COM.MICROSOFT.CONCAT(&quot;0x&quot;;TEXT([.L23];&quot;00&quot;))" office:value-type="string" office:string-value="0xf7" calcext:value-type="string">
            <text:p>0xf7</text:p>
          </table:table-cell>
          <table:table-cell table:formula="of:=COM.MICROSOFT.CONCAT(&quot;0x&quot;;TEXT([.M23];&quot;00&quot;))" office:value-type="string" office:string-value="0xff" calcext:value-type="string">
            <text:p>0xff</text:p>
          </table:table-cell>
          <table:table-cell table:formula="of:=COM.MICROSOFT.CONCAT(&quot;0x&quot;;TEXT([.N23];&quot;00&quot;))" office:value-type="string" office:string-value="0xff" calcext:value-type="string">
            <text:p>0xff</text:p>
          </table:table-cell>
          <table:table-cell table:formula="of:=COM.MICROSOFT.CONCAT(&quot;0x&quot;;TEXT([.O23];&quot;00&quot;))" office:value-type="string" office:string-value="0xff" calcext:value-type="string">
            <text:p>0xff</text:p>
          </table:table-cell>
          <table:table-cell table:formula="of:=COM.MICROSOFT.CONCAT(&quot;0x&quot;;TEXT([.P23];&quot;00&quot;))" office:value-type="string" office:string-value="0xff" calcext:value-type="string">
            <text:p>0xff</text:p>
          </table:table-cell>
          <table:table-cell table:formula="of:=COM.MICROSOFT.TEXTJOIN(&quot;,&quot;;1;[.A115:.P115])" office:value-type="string" office:string-value="0xef,0x7e,0xf7,0xef,0x7e,0xf7,0xef,0x7e,0xf7,0xef,0x7e,0xf7,0xff,0xff,0xff,0xff" calcext:value-type="string">
            <text:p>0xef,0x7e,0xf7,0xef,0x7e,0xf7,0xef,0x7e,0xf7,0xef,0x7e,0xf7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4];&quot;00&quot;))" office:value-type="string" office:string-value="0xff" calcext:value-type="string">
            <text:p>0xff</text:p>
          </table:table-cell>
          <table:table-cell table:formula="of:=COM.MICROSOFT.CONCAT(&quot;0x&quot;;TEXT([.B24];&quot;00&quot;))" office:value-type="string" office:string-value="0xff" calcext:value-type="string">
            <text:p>0xff</text:p>
          </table:table-cell>
          <table:table-cell table:formula="of:=COM.MICROSOFT.CONCAT(&quot;0x&quot;;TEXT([.C24];&quot;00&quot;))" office:value-type="string" office:string-value="0xff" calcext:value-type="string">
            <text:p>0xff</text:p>
          </table:table-cell>
          <table:table-cell table:formula="of:=COM.MICROSOFT.CONCAT(&quot;0x&quot;;TEXT([.D24];&quot;00&quot;))" office:value-type="string" office:string-value="0xff" calcext:value-type="string">
            <text:p>0xff</text:p>
          </table:table-cell>
          <table:table-cell table:formula="of:=COM.MICROSOFT.CONCAT(&quot;0x&quot;;TEXT([.E24];&quot;00&quot;))" office:value-type="string" office:string-value="0xff" calcext:value-type="string">
            <text:p>0xff</text:p>
          </table:table-cell>
          <table:table-cell table:formula="of:=COM.MICROSOFT.CONCAT(&quot;0x&quot;;TEXT([.F24];&quot;00&quot;))" office:value-type="string" office:string-value="0xff" calcext:value-type="string">
            <text:p>0xff</text:p>
          </table:table-cell>
          <table:table-cell table:formula="of:=COM.MICROSOFT.CONCAT(&quot;0x&quot;;TEXT([.G24];&quot;00&quot;))" office:value-type="string" office:string-value="0xff" calcext:value-type="string">
            <text:p>0xff</text:p>
          </table:table-cell>
          <table:table-cell table:formula="of:=COM.MICROSOFT.CONCAT(&quot;0x&quot;;TEXT([.H24];&quot;00&quot;))" office:value-type="string" office:string-value="0xff" calcext:value-type="string">
            <text:p>0xff</text:p>
          </table:table-cell>
          <table:table-cell table:formula="of:=COM.MICROSOFT.CONCAT(&quot;0x&quot;;TEXT([.I24];&quot;00&quot;))" office:value-type="string" office:string-value="0xff" calcext:value-type="string">
            <text:p>0xff</text:p>
          </table:table-cell>
          <table:table-cell table:formula="of:=COM.MICROSOFT.CONCAT(&quot;0x&quot;;TEXT([.J24];&quot;00&quot;))" office:value-type="string" office:string-value="0xef" calcext:value-type="string">
            <text:p>0xef</text:p>
          </table:table-cell>
          <table:table-cell table:formula="of:=COM.MICROSOFT.CONCAT(&quot;0x&quot;;TEXT([.K24];&quot;00&quot;))" office:value-type="string" office:string-value="0xbe" calcext:value-type="string">
            <text:p>0xbe</text:p>
          </table:table-cell>
          <table:table-cell table:formula="of:=COM.MICROSOFT.CONCAT(&quot;0x&quot;;TEXT([.L24];&quot;00&quot;))" office:value-type="string" office:string-value="0xfb" calcext:value-type="string">
            <text:p>0xfb</text:p>
          </table:table-cell>
          <table:table-cell table:formula="of:=COM.MICROSOFT.CONCAT(&quot;0x&quot;;TEXT([.M24];&quot;00&quot;))" office:value-type="string" office:string-value="0xef" calcext:value-type="string">
            <text:p>0xef</text:p>
          </table:table-cell>
          <table:table-cell table:formula="of:=COM.MICROSOFT.CONCAT(&quot;0x&quot;;TEXT([.N24];&quot;00&quot;))" office:value-type="string" office:string-value="0xbe" calcext:value-type="string">
            <text:p>0xbe</text:p>
          </table:table-cell>
          <table:table-cell table:formula="of:=COM.MICROSOFT.CONCAT(&quot;0x&quot;;TEXT([.O24];&quot;00&quot;))" office:value-type="string" office:string-value="0xfb" calcext:value-type="string">
            <text:p>0xfb</text:p>
          </table:table-cell>
          <table:table-cell table:formula="of:=COM.MICROSOFT.CONCAT(&quot;0x&quot;;TEXT([.P24];&quot;00&quot;))" office:value-type="string" office:string-value="0xef" calcext:value-type="string">
            <text:p>0xef</text:p>
          </table:table-cell>
          <table:table-cell table:formula="of:=COM.MICROSOFT.TEXTJOIN(&quot;,&quot;;1;[.A116:.P116])" office:value-type="string" office:string-value="0xff,0xff,0xff,0xff,0xff,0xff,0xff,0xff,0xff,0xef,0xbe,0xfb,0xef,0xbe,0xfb,0xef" calcext:value-type="string">
            <text:p>0xff,0xff,0xff,0xff,0xff,0xff,0xff,0xff,0xff,0xef,0xbe,0xfb,0xef,0xbe,0xfb,0xef</text:p>
          </table:table-cell>
          <table:table-cell table:number-columns-repeated="17"/>
        </table:table-row>
        <table:table-row table:style-name="ro1">
          <table:table-cell table:formula="of:=COM.MICROSOFT.CONCAT(&quot;0x&quot;;TEXT([.A25];&quot;00&quot;))" office:value-type="string" office:string-value="0xbe" calcext:value-type="string">
            <text:p>0xbe</text:p>
          </table:table-cell>
          <table:table-cell table:formula="of:=COM.MICROSOFT.CONCAT(&quot;0x&quot;;TEXT([.B25];&quot;00&quot;))" office:value-type="string" office:string-value="0xfb" calcext:value-type="string">
            <text:p>0xfb</text:p>
          </table:table-cell>
          <table:table-cell table:formula="of:=COM.MICROSOFT.CONCAT(&quot;0x&quot;;TEXT([.C25];&quot;00&quot;))" office:value-type="string" office:string-value="0xef" calcext:value-type="string">
            <text:p>0xef</text:p>
          </table:table-cell>
          <table:table-cell table:formula="of:=COM.MICROSOFT.CONCAT(&quot;0x&quot;;TEXT([.D25];&quot;00&quot;))" office:value-type="string" office:string-value="0xbe" calcext:value-type="string">
            <text:p>0xbe</text:p>
          </table:table-cell>
          <table:table-cell table:formula="of:=COM.MICROSOFT.CONCAT(&quot;0x&quot;;TEXT([.E25];&quot;00&quot;))" office:value-type="string" office:string-value="0xfb" calcext:value-type="string">
            <text:p>0xfb</text:p>
          </table:table-cell>
          <table:table-cell table:formula="of:=COM.MICROSOFT.CONCAT(&quot;0x&quot;;TEXT([.F25];&quot;00&quot;))" office:value-type="string" office:string-value="0xef" calcext:value-type="string">
            <text:p>0xef</text:p>
          </table:table-cell>
          <table:table-cell table:formula="of:=COM.MICROSOFT.CONCAT(&quot;0x&quot;;TEXT([.G25];&quot;00&quot;))" office:value-type="string" office:string-value="0xbe" calcext:value-type="string">
            <text:p>0xbe</text:p>
          </table:table-cell>
          <table:table-cell table:formula="of:=COM.MICROSOFT.CONCAT(&quot;0x&quot;;TEXT([.H25];&quot;00&quot;))" office:value-type="string" office:string-value="0xfb" calcext:value-type="string">
            <text:p>0xfb</text:p>
          </table:table-cell>
          <table:table-cell table:formula="of:=COM.MICROSOFT.CONCAT(&quot;0x&quot;;TEXT([.I25];&quot;00&quot;))" office:value-type="string" office:string-value="0xef" calcext:value-type="string">
            <text:p>0xef</text:p>
          </table:table-cell>
          <table:table-cell table:formula="of:=COM.MICROSOFT.CONCAT(&quot;0x&quot;;TEXT([.J25];&quot;00&quot;))" office:value-type="string" office:string-value="0xbe" calcext:value-type="string">
            <text:p>0xbe</text:p>
          </table:table-cell>
          <table:table-cell table:formula="of:=COM.MICROSOFT.CONCAT(&quot;0x&quot;;TEXT([.K25];&quot;00&quot;))" office:value-type="string" office:string-value="0xfb" calcext:value-type="string">
            <text:p>0xfb</text:p>
          </table:table-cell>
          <table:table-cell table:formula="of:=COM.MICROSOFT.CONCAT(&quot;0x&quot;;TEXT([.L25];&quot;00&quot;))" office:value-type="string" office:string-value="0xef" calcext:value-type="string">
            <text:p>0xef</text:p>
          </table:table-cell>
          <table:table-cell table:formula="of:=COM.MICROSOFT.CONCAT(&quot;0x&quot;;TEXT([.M25];&quot;00&quot;))" office:value-type="string" office:string-value="0xbe" calcext:value-type="string">
            <text:p>0xbe</text:p>
          </table:table-cell>
          <table:table-cell table:formula="of:=COM.MICROSOFT.CONCAT(&quot;0x&quot;;TEXT([.N25];&quot;00&quot;))" office:value-type="string" office:string-value="0xfb" calcext:value-type="string">
            <text:p>0xfb</text:p>
          </table:table-cell>
          <table:table-cell table:formula="of:=COM.MICROSOFT.CONCAT(&quot;0x&quot;;TEXT([.O25];&quot;00&quot;))" office:value-type="string" office:string-value="0xef" calcext:value-type="string">
            <text:p>0xef</text:p>
          </table:table-cell>
          <table:table-cell table:formula="of:=COM.MICROSOFT.CONCAT(&quot;0x&quot;;TEXT([.P25];&quot;00&quot;))" office:value-type="string" office:string-value="0xbe" calcext:value-type="string">
            <text:p>0xbe</text:p>
          </table:table-cell>
          <table:table-cell table:formula="of:=COM.MICROSOFT.TEXTJOIN(&quot;,&quot;;1;[.A117:.P117])" office:value-type="string" office:string-value="0xbe,0xfb,0xef,0xbe,0xfb,0xef,0xbe,0xfb,0xef,0xbe,0xfb,0xef,0xbe,0xfb,0xef,0xbe" calcext:value-type="string">
            <text:p>0xbe,0xfb,0xef,0xbe,0xfb,0xef,0xbe,0xfb,0xef,0xbe,0xfb,0xef,0xbe,0xfb,0xef,0xbe</text:p>
          </table:table-cell>
          <table:table-cell table:number-columns-repeated="17"/>
        </table:table-row>
        <table:table-row table:style-name="ro1">
          <table:table-cell table:formula="of:=COM.MICROSOFT.CONCAT(&quot;0x&quot;;TEXT([.A26];&quot;00&quot;))" office:value-type="string" office:string-value="0xfb" calcext:value-type="string">
            <text:p>0xfb</text:p>
          </table:table-cell>
          <table:table-cell table:formula="of:=COM.MICROSOFT.CONCAT(&quot;0x&quot;;TEXT([.B26];&quot;00&quot;))" office:value-type="string" office:string-value="0xef" calcext:value-type="string">
            <text:p>0xef</text:p>
          </table:table-cell>
          <table:table-cell table:formula="of:=COM.MICROSOFT.CONCAT(&quot;0x&quot;;TEXT([.C26];&quot;00&quot;))" office:value-type="string" office:string-value="0xbe" calcext:value-type="string">
            <text:p>0xbe</text:p>
          </table:table-cell>
          <table:table-cell table:formula="of:=COM.MICROSOFT.CONCAT(&quot;0x&quot;;TEXT([.D26];&quot;00&quot;))" office:value-type="string" office:string-value="0xfb" calcext:value-type="string">
            <text:p>0xfb</text:p>
          </table:table-cell>
          <table:table-cell table:formula="of:=COM.MICROSOFT.CONCAT(&quot;0x&quot;;TEXT([.E26];&quot;00&quot;))" office:value-type="string" office:string-value="0xef" calcext:value-type="string">
            <text:p>0xef</text:p>
          </table:table-cell>
          <table:table-cell table:formula="of:=COM.MICROSOFT.CONCAT(&quot;0x&quot;;TEXT([.F26];&quot;00&quot;))" office:value-type="string" office:string-value="0xbe" calcext:value-type="string">
            <text:p>0xbe</text:p>
          </table:table-cell>
          <table:table-cell table:formula="of:=COM.MICROSOFT.CONCAT(&quot;0x&quot;;TEXT([.G26];&quot;00&quot;))" office:value-type="string" office:string-value="0xfb" calcext:value-type="string">
            <text:p>0xfb</text:p>
          </table:table-cell>
          <table:table-cell table:formula="of:=COM.MICROSOFT.CONCAT(&quot;0x&quot;;TEXT([.H26];&quot;00&quot;))" office:value-type="string" office:string-value="0xef" calcext:value-type="string">
            <text:p>0xef</text:p>
          </table:table-cell>
          <table:table-cell table:formula="of:=COM.MICROSOFT.CONCAT(&quot;0x&quot;;TEXT([.I26];&quot;00&quot;))" office:value-type="string" office:string-value="0xbe" calcext:value-type="string">
            <text:p>0xbe</text:p>
          </table:table-cell>
          <table:table-cell table:formula="of:=COM.MICROSOFT.CONCAT(&quot;0x&quot;;TEXT([.J26];&quot;00&quot;))" office:value-type="string" office:string-value="0xfb" calcext:value-type="string">
            <text:p>0xfb</text:p>
          </table:table-cell>
          <table:table-cell table:formula="of:=COM.MICROSOFT.CONCAT(&quot;0x&quot;;TEXT([.K26];&quot;00&quot;))" office:value-type="string" office:string-value="0xef" calcext:value-type="string">
            <text:p>0xef</text:p>
          </table:table-cell>
          <table:table-cell table:formula="of:=COM.MICROSOFT.CONCAT(&quot;0x&quot;;TEXT([.L26];&quot;00&quot;))" office:value-type="string" office:string-value="0xbe" calcext:value-type="string">
            <text:p>0xbe</text:p>
          </table:table-cell>
          <table:table-cell table:formula="of:=COM.MICROSOFT.CONCAT(&quot;0x&quot;;TEXT([.M26];&quot;00&quot;))" office:value-type="string" office:string-value="0xfb" calcext:value-type="string">
            <text:p>0xfb</text:p>
          </table:table-cell>
          <table:table-cell table:formula="of:=COM.MICROSOFT.CONCAT(&quot;0x&quot;;TEXT([.N26];&quot;00&quot;))" office:value-type="string" office:string-value="0xef" calcext:value-type="string">
            <text:p>0xef</text:p>
          </table:table-cell>
          <table:table-cell table:formula="of:=COM.MICROSOFT.CONCAT(&quot;0x&quot;;TEXT([.O26];&quot;00&quot;))" office:value-type="string" office:string-value="0xbe" calcext:value-type="string">
            <text:p>0xbe</text:p>
          </table:table-cell>
          <table:table-cell table:formula="of:=COM.MICROSOFT.CONCAT(&quot;0x&quot;;TEXT([.P26];&quot;00&quot;))" office:value-type="string" office:string-value="0xfb" calcext:value-type="string">
            <text:p>0xfb</text:p>
          </table:table-cell>
          <table:table-cell table:formula="of:=COM.MICROSOFT.TEXTJOIN(&quot;,&quot;;1;[.A118:.P118])" office:value-type="string" office:string-value="0xfb,0xef,0xbe,0xfb,0xef,0xbe,0xfb,0xef,0xbe,0xfb,0xef,0xbe,0xfb,0xef,0xbe,0xfb" calcext:value-type="string">
            <text:p>0xfb,0xef,0xbe,0xfb,0xef,0xbe,0xfb,0xef,0xbe,0xfb,0xef,0xbe,0xfb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27];&quot;00&quot;))" office:value-type="string" office:string-value="0xff" calcext:value-type="string">
            <text:p>0xff</text:p>
          </table:table-cell>
          <table:table-cell table:formula="of:=COM.MICROSOFT.CONCAT(&quot;0x&quot;;TEXT([.B27];&quot;00&quot;))" office:value-type="string" office:string-value="0xff" calcext:value-type="string">
            <text:p>0xff</text:p>
          </table:table-cell>
          <table:table-cell table:formula="of:=COM.MICROSOFT.CONCAT(&quot;0x&quot;;TEXT([.C27];&quot;00&quot;))" office:value-type="string" office:string-value="0xff" calcext:value-type="string">
            <text:p>0xff</text:p>
          </table:table-cell>
          <table:table-cell table:formula="of:=COM.MICROSOFT.CONCAT(&quot;0x&quot;;TEXT([.D27];&quot;00&quot;))" office:value-type="string" office:string-value="0xff" calcext:value-type="string">
            <text:p>0xff</text:p>
          </table:table-cell>
          <table:table-cell table:formula="of:=COM.MICROSOFT.CONCAT(&quot;0x&quot;;TEXT([.E27];&quot;00&quot;))" office:value-type="string" office:string-value="0xff" calcext:value-type="string">
            <text:p>0xff</text:p>
          </table:table-cell>
          <table:table-cell table:formula="of:=COM.MICROSOFT.CONCAT(&quot;0x&quot;;TEXT([.F27];&quot;00&quot;))" office:value-type="string" office:string-value="0xff" calcext:value-type="string">
            <text:p>0xff</text:p>
          </table:table-cell>
          <table:table-cell table:formula="of:=COM.MICROSOFT.CONCAT(&quot;0x&quot;;TEXT([.G27];&quot;00&quot;))" office:value-type="string" office:string-value="0xff" calcext:value-type="string">
            <text:p>0xff</text:p>
          </table:table-cell>
          <table:table-cell table:formula="of:=COM.MICROSOFT.CONCAT(&quot;0x&quot;;TEXT([.H27];&quot;00&quot;))" office:value-type="string" office:string-value="0xff" calcext:value-type="string">
            <text:p>0xff</text:p>
          </table:table-cell>
          <table:table-cell table:formula="of:=COM.MICROSOFT.CONCAT(&quot;0x&quot;;TEXT([.I27];&quot;00&quot;))" office:value-type="string" office:string-value="0xff" calcext:value-type="string">
            <text:p>0xff</text:p>
          </table:table-cell>
          <table:table-cell table:formula="of:=COM.MICROSOFT.CONCAT(&quot;0x&quot;;TEXT([.J27];&quot;00&quot;))" office:value-type="string" office:string-value="0xff" calcext:value-type="string">
            <text:p>0xff</text:p>
          </table:table-cell>
          <table:table-cell table:formula="of:=COM.MICROSOFT.CONCAT(&quot;0x&quot;;TEXT([.K27];&quot;00&quot;))" office:value-type="string" office:string-value="0xff" calcext:value-type="string">
            <text:p>0xff</text:p>
          </table:table-cell>
          <table:table-cell table:formula="of:=COM.MICROSOFT.CONCAT(&quot;0x&quot;;TEXT([.L27];&quot;00&quot;))" office:value-type="string" office:string-value="0xff" calcext:value-type="string">
            <text:p>0xff</text:p>
          </table:table-cell>
          <table:table-cell table:formula="of:=COM.MICROSOFT.CONCAT(&quot;0x&quot;;TEXT([.M27];&quot;00&quot;))" office:value-type="string" office:string-value="0xff" calcext:value-type="string">
            <text:p>0xff</text:p>
          </table:table-cell>
          <table:table-cell table:formula="of:=COM.MICROSOFT.CONCAT(&quot;0x&quot;;TEXT([.N27];&quot;00&quot;))" office:value-type="string" office:string-value="0xef" calcext:value-type="string">
            <text:p>0xef</text:p>
          </table:table-cell>
          <table:table-cell table:formula="of:=COM.MICROSOFT.CONCAT(&quot;0x&quot;;TEXT([.O27];&quot;00&quot;))" office:value-type="string" office:string-value="0xbe" calcext:value-type="string">
            <text:p>0xbe</text:p>
          </table:table-cell>
          <table:table-cell table:formula="of:=COM.MICROSOFT.CONCAT(&quot;0x&quot;;TEXT([.P27];&quot;00&quot;))" office:value-type="string" office:string-value="0xfb" calcext:value-type="string">
            <text:p>0xfb</text:p>
          </table:table-cell>
          <table:table-cell table:formula="of:=COM.MICROSOFT.TEXTJOIN(&quot;,&quot;;1;[.A119:.P119])" office:value-type="string" office:string-value="0xff,0xff,0xff,0xff,0xff,0xff,0xff,0xff,0xff,0xff,0xff,0xff,0xff,0xef,0xbe,0xfb" calcext:value-type="string">
            <text:p>0xff,0xff,0xff,0xff,0xff,0xff,0xff,0xff,0xff,0xff,0xff,0xff,0xff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28];&quot;00&quot;))" office:value-type="string" office:string-value="0xef" calcext:value-type="string">
            <text:p>0xef</text:p>
          </table:table-cell>
          <table:table-cell table:formula="of:=COM.MICROSOFT.CONCAT(&quot;0x&quot;;TEXT([.B28];&quot;00&quot;))" office:value-type="string" office:string-value="0xbe" calcext:value-type="string">
            <text:p>0xbe</text:p>
          </table:table-cell>
          <table:table-cell table:formula="of:=COM.MICROSOFT.CONCAT(&quot;0x&quot;;TEXT([.C28];&quot;00&quot;))" office:value-type="string" office:string-value="0xfb" calcext:value-type="string">
            <text:p>0xfb</text:p>
          </table:table-cell>
          <table:table-cell table:formula="of:=COM.MICROSOFT.CONCAT(&quot;0x&quot;;TEXT([.D28];&quot;00&quot;))" office:value-type="string" office:string-value="0xef" calcext:value-type="string">
            <text:p>0xef</text:p>
          </table:table-cell>
          <table:table-cell table:formula="of:=COM.MICROSOFT.CONCAT(&quot;0x&quot;;TEXT([.E28];&quot;00&quot;))" office:value-type="string" office:string-value="0xbe" calcext:value-type="string">
            <text:p>0xbe</text:p>
          </table:table-cell>
          <table:table-cell table:formula="of:=COM.MICROSOFT.CONCAT(&quot;0x&quot;;TEXT([.F28];&quot;00&quot;))" office:value-type="string" office:string-value="0xfb" calcext:value-type="string">
            <text:p>0xfb</text:p>
          </table:table-cell>
          <table:table-cell table:formula="of:=COM.MICROSOFT.CONCAT(&quot;0x&quot;;TEXT([.G28];&quot;00&quot;))" office:value-type="string" office:string-value="0xef" calcext:value-type="string">
            <text:p>0xef</text:p>
          </table:table-cell>
          <table:table-cell table:formula="of:=COM.MICROSOFT.CONCAT(&quot;0x&quot;;TEXT([.H28];&quot;00&quot;))" office:value-type="string" office:string-value="0xbe" calcext:value-type="string">
            <text:p>0xbe</text:p>
          </table:table-cell>
          <table:table-cell table:formula="of:=COM.MICROSOFT.CONCAT(&quot;0x&quot;;TEXT([.I28];&quot;00&quot;))" office:value-type="string" office:string-value="0xfb" calcext:value-type="string">
            <text:p>0xfb</text:p>
          </table:table-cell>
          <table:table-cell table:formula="of:=COM.MICROSOFT.CONCAT(&quot;0x&quot;;TEXT([.J28];&quot;00&quot;))" office:value-type="string" office:string-value="0xef" calcext:value-type="string">
            <text:p>0xef</text:p>
          </table:table-cell>
          <table:table-cell table:formula="of:=COM.MICROSOFT.CONCAT(&quot;0x&quot;;TEXT([.K28];&quot;00&quot;))" office:value-type="string" office:string-value="0xbe" calcext:value-type="string">
            <text:p>0xbe</text:p>
          </table:table-cell>
          <table:table-cell table:formula="of:=COM.MICROSOFT.CONCAT(&quot;0x&quot;;TEXT([.L28];&quot;00&quot;))" office:value-type="string" office:string-value="0xfb" calcext:value-type="string">
            <text:p>0xfb</text:p>
          </table:table-cell>
          <table:table-cell table:formula="of:=COM.MICROSOFT.CONCAT(&quot;0x&quot;;TEXT([.M28];&quot;00&quot;))" office:value-type="string" office:string-value="0xef" calcext:value-type="string">
            <text:p>0xef</text:p>
          </table:table-cell>
          <table:table-cell table:formula="of:=COM.MICROSOFT.CONCAT(&quot;0x&quot;;TEXT([.N28];&quot;00&quot;))" office:value-type="string" office:string-value="0xbe" calcext:value-type="string">
            <text:p>0xbe</text:p>
          </table:table-cell>
          <table:table-cell table:formula="of:=COM.MICROSOFT.CONCAT(&quot;0x&quot;;TEXT([.O28];&quot;00&quot;))" office:value-type="string" office:string-value="0xfb" calcext:value-type="string">
            <text:p>0xfb</text:p>
          </table:table-cell>
          <table:table-cell table:formula="of:=COM.MICROSOFT.CONCAT(&quot;0x&quot;;TEXT([.P28];&quot;00&quot;))" office:value-type="string" office:string-value="0xef" calcext:value-type="string">
            <text:p>0xef</text:p>
          </table:table-cell>
          <table:table-cell table:formula="of:=COM.MICROSOFT.TEXTJOIN(&quot;,&quot;;1;[.A120:.P120])" office:value-type="string" office:string-value="0xef,0xbe,0xfb,0xef,0xbe,0xfb,0xef,0xbe,0xfb,0xef,0xbe,0xfb,0xef,0xbe,0xfb,0xef" calcext:value-type="string">
            <text:p>0xef,0xbe,0xfb,0xef,0xbe,0xfb,0xef,0xbe,0xfb,0xef,0xbe,0xfb,0xef,0xbe,0xfb,0xef</text:p>
          </table:table-cell>
          <table:table-cell table:number-columns-repeated="17"/>
        </table:table-row>
        <table:table-row table:style-name="ro1">
          <table:table-cell table:formula="of:=COM.MICROSOFT.CONCAT(&quot;0x&quot;;TEXT([.A29];&quot;00&quot;))" office:value-type="string" office:string-value="0xbe" calcext:value-type="string">
            <text:p>0xbe</text:p>
          </table:table-cell>
          <table:table-cell table:formula="of:=COM.MICROSOFT.CONCAT(&quot;0x&quot;;TEXT([.B29];&quot;00&quot;))" office:value-type="string" office:string-value="0xfb" calcext:value-type="string">
            <text:p>0xfb</text:p>
          </table:table-cell>
          <table:table-cell table:formula="of:=COM.MICROSOFT.CONCAT(&quot;0x&quot;;TEXT([.C29];&quot;00&quot;))" office:value-type="string" office:string-value="0xef" calcext:value-type="string">
            <text:p>0xef</text:p>
          </table:table-cell>
          <table:table-cell table:formula="of:=COM.MICROSOFT.CONCAT(&quot;0x&quot;;TEXT([.D29];&quot;00&quot;))" office:value-type="string" office:string-value="0xbe" calcext:value-type="string">
            <text:p>0xbe</text:p>
          </table:table-cell>
          <table:table-cell table:formula="of:=COM.MICROSOFT.CONCAT(&quot;0x&quot;;TEXT([.E29];&quot;00&quot;))" office:value-type="string" office:string-value="0xfb" calcext:value-type="string">
            <text:p>0xfb</text:p>
          </table:table-cell>
          <table:table-cell table:formula="of:=COM.MICROSOFT.CONCAT(&quot;0x&quot;;TEXT([.F29];&quot;00&quot;))" office:value-type="string" office:string-value="0xef" calcext:value-type="string">
            <text:p>0xef</text:p>
          </table:table-cell>
          <table:table-cell table:formula="of:=COM.MICROSOFT.CONCAT(&quot;0x&quot;;TEXT([.G29];&quot;00&quot;))" office:value-type="string" office:string-value="0xbe" calcext:value-type="string">
            <text:p>0xbe</text:p>
          </table:table-cell>
          <table:table-cell table:formula="of:=COM.MICROSOFT.CONCAT(&quot;0x&quot;;TEXT([.H29];&quot;00&quot;))" office:value-type="string" office:string-value="0xfb" calcext:value-type="string">
            <text:p>0xfb</text:p>
          </table:table-cell>
          <table:table-cell table:formula="of:=COM.MICROSOFT.CONCAT(&quot;0x&quot;;TEXT([.I29];&quot;00&quot;))" office:value-type="string" office:string-value="0xef" calcext:value-type="string">
            <text:p>0xef</text:p>
          </table:table-cell>
          <table:table-cell table:formula="of:=COM.MICROSOFT.CONCAT(&quot;0x&quot;;TEXT([.J29];&quot;00&quot;))" office:value-type="string" office:string-value="0xbe" calcext:value-type="string">
            <text:p>0xbe</text:p>
          </table:table-cell>
          <table:table-cell table:formula="of:=COM.MICROSOFT.CONCAT(&quot;0x&quot;;TEXT([.K29];&quot;00&quot;))" office:value-type="string" office:string-value="0xfb" calcext:value-type="string">
            <text:p>0xfb</text:p>
          </table:table-cell>
          <table:table-cell table:formula="of:=COM.MICROSOFT.CONCAT(&quot;0x&quot;;TEXT([.L29];&quot;00&quot;))" office:value-type="string" office:string-value="0xef" calcext:value-type="string">
            <text:p>0xef</text:p>
          </table:table-cell>
          <table:table-cell table:formula="of:=COM.MICROSOFT.CONCAT(&quot;0x&quot;;TEXT([.M29];&quot;00&quot;))" office:value-type="string" office:string-value="0xbe" calcext:value-type="string">
            <text:p>0xbe</text:p>
          </table:table-cell>
          <table:table-cell table:formula="of:=COM.MICROSOFT.CONCAT(&quot;0x&quot;;TEXT([.N29];&quot;00&quot;))" office:value-type="string" office:string-value="0xfb" calcext:value-type="string">
            <text:p>0xfb</text:p>
          </table:table-cell>
          <table:table-cell table:formula="of:=COM.MICROSOFT.CONCAT(&quot;0x&quot;;TEXT([.O29];&quot;00&quot;))" office:value-type="string" office:string-value="0xef" calcext:value-type="string">
            <text:p>0xef</text:p>
          </table:table-cell>
          <table:table-cell table:formula="of:=COM.MICROSOFT.CONCAT(&quot;0x&quot;;TEXT([.P29];&quot;00&quot;))" office:value-type="string" office:string-value="0xbe" calcext:value-type="string">
            <text:p>0xbe</text:p>
          </table:table-cell>
          <table:table-cell table:formula="of:=COM.MICROSOFT.TEXTJOIN(&quot;,&quot;;1;[.A121:.P121])" office:value-type="string" office:string-value="0xbe,0xfb,0xef,0xbe,0xfb,0xef,0xbe,0xfb,0xef,0xbe,0xfb,0xef,0xbe,0xfb,0xef,0xbe" calcext:value-type="string">
            <text:p>0xbe,0xfb,0xef,0xbe,0xfb,0xef,0xbe,0xfb,0xef,0xbe,0xfb,0xef,0xbe,0xfb,0xef,0xbe</text:p>
          </table:table-cell>
          <table:table-cell table:number-columns-repeated="17"/>
        </table:table-row>
        <table:table-row table:style-name="ro1">
          <table:table-cell table:formula="of:=COM.MICROSOFT.CONCAT(&quot;0x&quot;;TEXT([.A30];&quot;00&quot;))" office:value-type="string" office:string-value="0xfb" calcext:value-type="string">
            <text:p>0xfb</text:p>
          </table:table-cell>
          <table:table-cell table:formula="of:=COM.MICROSOFT.CONCAT(&quot;0x&quot;;TEXT([.B30];&quot;00&quot;))" office:value-type="string" office:string-value="0xef" calcext:value-type="string">
            <text:p>0xef</text:p>
          </table:table-cell>
          <table:table-cell table:formula="of:=COM.MICROSOFT.CONCAT(&quot;0x&quot;;TEXT([.C30];&quot;00&quot;))" office:value-type="string" office:string-value="0xbe" calcext:value-type="string">
            <text:p>0xbe</text:p>
          </table:table-cell>
          <table:table-cell table:formula="of:=COM.MICROSOFT.CONCAT(&quot;0x&quot;;TEXT([.D30];&quot;00&quot;))" office:value-type="string" office:string-value="0xfb" calcext:value-type="string">
            <text:p>0xfb</text:p>
          </table:table-cell>
          <table:table-cell table:formula="of:=COM.MICROSOFT.CONCAT(&quot;0x&quot;;TEXT([.E30];&quot;00&quot;))" office:value-type="string" office:string-value="0xff" calcext:value-type="string">
            <text:p>0xff</text:p>
          </table:table-cell>
          <table:table-cell table:formula="of:=COM.MICROSOFT.CONCAT(&quot;0x&quot;;TEXT([.F30];&quot;00&quot;))" office:value-type="string" office:string-value="0xff" calcext:value-type="string">
            <text:p>0xff</text:p>
          </table:table-cell>
          <table:table-cell table:formula="of:=COM.MICROSOFT.CONCAT(&quot;0x&quot;;TEXT([.G30];&quot;00&quot;))" office:value-type="string" office:string-value="0xff" calcext:value-type="string">
            <text:p>0xff</text:p>
          </table:table-cell>
          <table:table-cell table:formula="of:=COM.MICROSOFT.CONCAT(&quot;0x&quot;;TEXT([.H30];&quot;00&quot;))" office:value-type="string" office:string-value="0xff" calcext:value-type="string">
            <text:p>0xff</text:p>
          </table:table-cell>
          <table:table-cell table:formula="of:=COM.MICROSOFT.CONCAT(&quot;0x&quot;;TEXT([.I30];&quot;00&quot;))" office:value-type="string" office:string-value="0xff" calcext:value-type="string">
            <text:p>0xff</text:p>
          </table:table-cell>
          <table:table-cell table:formula="of:=COM.MICROSOFT.CONCAT(&quot;0x&quot;;TEXT([.J30];&quot;00&quot;))" office:value-type="string" office:string-value="0xff" calcext:value-type="string">
            <text:p>0xff</text:p>
          </table:table-cell>
          <table:table-cell table:formula="of:=COM.MICROSOFT.CONCAT(&quot;0x&quot;;TEXT([.K30];&quot;00&quot;))" office:value-type="string" office:string-value="0xff" calcext:value-type="string">
            <text:p>0xff</text:p>
          </table:table-cell>
          <table:table-cell table:formula="of:=COM.MICROSOFT.CONCAT(&quot;0x&quot;;TEXT([.L30];&quot;00&quot;))" office:value-type="string" office:string-value="0xff" calcext:value-type="string">
            <text:p>0xff</text:p>
          </table:table-cell>
          <table:table-cell table:formula="of:=COM.MICROSOFT.CONCAT(&quot;0x&quot;;TEXT([.M30];&quot;00&quot;))" office:value-type="string" office:string-value="0xff" calcext:value-type="string">
            <text:p>0xff</text:p>
          </table:table-cell>
          <table:table-cell table:formula="of:=COM.MICROSOFT.CONCAT(&quot;0x&quot;;TEXT([.N30];&quot;00&quot;))" office:value-type="string" office:string-value="0xff" calcext:value-type="string">
            <text:p>0xff</text:p>
          </table:table-cell>
          <table:table-cell table:formula="of:=COM.MICROSOFT.CONCAT(&quot;0x&quot;;TEXT([.O30];&quot;00&quot;))" office:value-type="string" office:string-value="0xff" calcext:value-type="string">
            <text:p>0xff</text:p>
          </table:table-cell>
          <table:table-cell table:formula="of:=COM.MICROSOFT.CONCAT(&quot;0x&quot;;TEXT([.P30];&quot;00&quot;))" office:value-type="string" office:string-value="0xff" calcext:value-type="string">
            <text:p>0xff</text:p>
          </table:table-cell>
          <table:table-cell table:formula="of:=COM.MICROSOFT.TEXTJOIN(&quot;,&quot;;1;[.A122:.P122])" office:value-type="string" office:string-value="0xfb,0xef,0xbe,0xfb,0xff,0xff,0xff,0xff,0xff,0xff,0xff,0xff,0xff,0xff,0xff,0xff" calcext:value-type="string">
            <text:p>0xfb,0xef,0xbe,0xfb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1];&quot;00&quot;))" office:value-type="string" office:string-value="0xff" calcext:value-type="string">
            <text:p>0xff</text:p>
          </table:table-cell>
          <table:table-cell table:formula="of:=COM.MICROSOFT.CONCAT(&quot;0x&quot;;TEXT([.B31];&quot;00&quot;))" office:value-type="string" office:string-value="0xef" calcext:value-type="string">
            <text:p>0xef</text:p>
          </table:table-cell>
          <table:table-cell table:formula="of:=COM.MICROSOFT.CONCAT(&quot;0x&quot;;TEXT([.C31];&quot;00&quot;))" office:value-type="string" office:string-value="0xbe" calcext:value-type="string">
            <text:p>0xbe</text:p>
          </table:table-cell>
          <table:table-cell table:formula="of:=COM.MICROSOFT.CONCAT(&quot;0x&quot;;TEXT([.D31];&quot;00&quot;))" office:value-type="string" office:string-value="0xfb" calcext:value-type="string">
            <text:p>0xfb</text:p>
          </table:table-cell>
          <table:table-cell table:formula="of:=COM.MICROSOFT.CONCAT(&quot;0x&quot;;TEXT([.E31];&quot;00&quot;))" office:value-type="string" office:string-value="0xef" calcext:value-type="string">
            <text:p>0xef</text:p>
          </table:table-cell>
          <table:table-cell table:formula="of:=COM.MICROSOFT.CONCAT(&quot;0x&quot;;TEXT([.F31];&quot;00&quot;))" office:value-type="string" office:string-value="0xbe" calcext:value-type="string">
            <text:p>0xbe</text:p>
          </table:table-cell>
          <table:table-cell table:formula="of:=COM.MICROSOFT.CONCAT(&quot;0x&quot;;TEXT([.G31];&quot;00&quot;))" office:value-type="string" office:string-value="0xfb" calcext:value-type="string">
            <text:p>0xfb</text:p>
          </table:table-cell>
          <table:table-cell table:formula="of:=COM.MICROSOFT.CONCAT(&quot;0x&quot;;TEXT([.H31];&quot;00&quot;))" office:value-type="string" office:string-value="0xef" calcext:value-type="string">
            <text:p>0xef</text:p>
          </table:table-cell>
          <table:table-cell table:formula="of:=COM.MICROSOFT.CONCAT(&quot;0x&quot;;TEXT([.I31];&quot;00&quot;))" office:value-type="string" office:string-value="0xbe" calcext:value-type="string">
            <text:p>0xbe</text:p>
          </table:table-cell>
          <table:table-cell table:formula="of:=COM.MICROSOFT.CONCAT(&quot;0x&quot;;TEXT([.J31];&quot;00&quot;))" office:value-type="string" office:string-value="0xfb" calcext:value-type="string">
            <text:p>0xfb</text:p>
          </table:table-cell>
          <table:table-cell table:formula="of:=COM.MICROSOFT.CONCAT(&quot;0x&quot;;TEXT([.K31];&quot;00&quot;))" office:value-type="string" office:string-value="0xef" calcext:value-type="string">
            <text:p>0xef</text:p>
          </table:table-cell>
          <table:table-cell table:formula="of:=COM.MICROSOFT.CONCAT(&quot;0x&quot;;TEXT([.L31];&quot;00&quot;))" office:value-type="string" office:string-value="0xbe" calcext:value-type="string">
            <text:p>0xbe</text:p>
          </table:table-cell>
          <table:table-cell table:formula="of:=COM.MICROSOFT.CONCAT(&quot;0x&quot;;TEXT([.M31];&quot;00&quot;))" office:value-type="string" office:string-value="0xfb" calcext:value-type="string">
            <text:p>0xfb</text:p>
          </table:table-cell>
          <table:table-cell table:formula="of:=COM.MICROSOFT.CONCAT(&quot;0x&quot;;TEXT([.N31];&quot;00&quot;))" office:value-type="string" office:string-value="0xef" calcext:value-type="string">
            <text:p>0xef</text:p>
          </table:table-cell>
          <table:table-cell table:formula="of:=COM.MICROSOFT.CONCAT(&quot;0x&quot;;TEXT([.O31];&quot;00&quot;))" office:value-type="string" office:string-value="0xbe" calcext:value-type="string">
            <text:p>0xbe</text:p>
          </table:table-cell>
          <table:table-cell table:formula="of:=COM.MICROSOFT.CONCAT(&quot;0x&quot;;TEXT([.P31];&quot;00&quot;))" office:value-type="string" office:string-value="0xfb" calcext:value-type="string">
            <text:p>0xfb</text:p>
          </table:table-cell>
          <table:table-cell table:formula="of:=COM.MICROSOFT.TEXTJOIN(&quot;,&quot;;1;[.A123:.P123])" office:value-type="string" office:string-value="0xff,0xef,0xbe,0xfb,0xef,0xbe,0xfb,0xef,0xbe,0xfb,0xef,0xbe,0xfb,0xef,0xbe,0xfb" calcext:value-type="string">
            <text:p>0xff,0xef,0xbe,0xfb,0xef,0xbe,0xfb,0xef,0xbe,0xfb,0xef,0xbe,0xfb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32];&quot;00&quot;))" office:value-type="string" office:string-value="0xef" calcext:value-type="string">
            <text:p>0xef</text:p>
          </table:table-cell>
          <table:table-cell table:formula="of:=COM.MICROSOFT.CONCAT(&quot;0x&quot;;TEXT([.B32];&quot;00&quot;))" office:value-type="string" office:string-value="0xbe" calcext:value-type="string">
            <text:p>0xbe</text:p>
          </table:table-cell>
          <table:table-cell table:formula="of:=COM.MICROSOFT.CONCAT(&quot;0x&quot;;TEXT([.C32];&quot;00&quot;))" office:value-type="string" office:string-value="0xfb" calcext:value-type="string">
            <text:p>0xfb</text:p>
          </table:table-cell>
          <table:table-cell table:formula="of:=COM.MICROSOFT.CONCAT(&quot;0x&quot;;TEXT([.D32];&quot;00&quot;))" office:value-type="string" office:string-value="0xef" calcext:value-type="string">
            <text:p>0xef</text:p>
          </table:table-cell>
          <table:table-cell table:formula="of:=COM.MICROSOFT.CONCAT(&quot;0x&quot;;TEXT([.E32];&quot;00&quot;))" office:value-type="string" office:string-value="0xbe" calcext:value-type="string">
            <text:p>0xbe</text:p>
          </table:table-cell>
          <table:table-cell table:formula="of:=COM.MICROSOFT.CONCAT(&quot;0x&quot;;TEXT([.F32];&quot;00&quot;))" office:value-type="string" office:string-value="0xfb" calcext:value-type="string">
            <text:p>0xfb</text:p>
          </table:table-cell>
          <table:table-cell table:formula="of:=COM.MICROSOFT.CONCAT(&quot;0x&quot;;TEXT([.G32];&quot;00&quot;))" office:value-type="string" office:string-value="0xef" calcext:value-type="string">
            <text:p>0xef</text:p>
          </table:table-cell>
          <table:table-cell table:formula="of:=COM.MICROSOFT.CONCAT(&quot;0x&quot;;TEXT([.H32];&quot;00&quot;))" office:value-type="string" office:string-value="0xbe" calcext:value-type="string">
            <text:p>0xbe</text:p>
          </table:table-cell>
          <table:table-cell table:formula="of:=COM.MICROSOFT.CONCAT(&quot;0x&quot;;TEXT([.I32];&quot;00&quot;))" office:value-type="string" office:string-value="0xfb" calcext:value-type="string">
            <text:p>0xfb</text:p>
          </table:table-cell>
          <table:table-cell table:formula="of:=COM.MICROSOFT.CONCAT(&quot;0x&quot;;TEXT([.J32];&quot;00&quot;))" office:value-type="string" office:string-value="0xef" calcext:value-type="string">
            <text:p>0xef</text:p>
          </table:table-cell>
          <table:table-cell table:formula="of:=COM.MICROSOFT.CONCAT(&quot;0x&quot;;TEXT([.K32];&quot;00&quot;))" office:value-type="string" office:string-value="0xbe" calcext:value-type="string">
            <text:p>0xbe</text:p>
          </table:table-cell>
          <table:table-cell table:formula="of:=COM.MICROSOFT.CONCAT(&quot;0x&quot;;TEXT([.L32];&quot;00&quot;))" office:value-type="string" office:string-value="0xfb" calcext:value-type="string">
            <text:p>0xfb</text:p>
          </table:table-cell>
          <table:table-cell table:formula="of:=COM.MICROSOFT.CONCAT(&quot;0x&quot;;TEXT([.M32];&quot;00&quot;))" office:value-type="string" office:string-value="0xef" calcext:value-type="string">
            <text:p>0xef</text:p>
          </table:table-cell>
          <table:table-cell table:formula="of:=COM.MICROSOFT.CONCAT(&quot;0x&quot;;TEXT([.N32];&quot;00&quot;))" office:value-type="string" office:string-value="0xbe" calcext:value-type="string">
            <text:p>0xbe</text:p>
          </table:table-cell>
          <table:table-cell table:formula="of:=COM.MICROSOFT.CONCAT(&quot;0x&quot;;TEXT([.O32];&quot;00&quot;))" office:value-type="string" office:string-value="0xfb" calcext:value-type="string">
            <text:p>0xfb</text:p>
          </table:table-cell>
          <table:table-cell table:formula="of:=COM.MICROSOFT.CONCAT(&quot;0x&quot;;TEXT([.P32];&quot;00&quot;))" office:value-type="string" office:string-value="0xef" calcext:value-type="string">
            <text:p>0xef</text:p>
          </table:table-cell>
          <table:table-cell table:formula="of:=COM.MICROSOFT.TEXTJOIN(&quot;,&quot;;1;[.A124:.P124])" office:value-type="string" office:string-value="0xef,0xbe,0xfb,0xef,0xbe,0xfb,0xef,0xbe,0xfb,0xef,0xbe,0xfb,0xef,0xbe,0xfb,0xef" calcext:value-type="string">
            <text:p>0xef,0xbe,0xfb,0xef,0xbe,0xfb,0xef,0xbe,0xfb,0xef,0xbe,0xfb,0xef,0xbe,0xfb,0xef</text:p>
          </table:table-cell>
          <table:table-cell table:number-columns-repeated="17"/>
        </table:table-row>
        <table:table-row table:style-name="ro1">
          <table:table-cell table:formula="of:=COM.MICROSOFT.CONCAT(&quot;0x&quot;;TEXT([.A33];&quot;00&quot;))" office:value-type="string" office:string-value="0xbe" calcext:value-type="string">
            <text:p>0xbe</text:p>
          </table:table-cell>
          <table:table-cell table:formula="of:=COM.MICROSOFT.CONCAT(&quot;0x&quot;;TEXT([.B33];&quot;00&quot;))" office:value-type="string" office:string-value="0xfb" calcext:value-type="string">
            <text:p>0xfb</text:p>
          </table:table-cell>
          <table:table-cell table:formula="of:=COM.MICROSOFT.CONCAT(&quot;0x&quot;;TEXT([.C33];&quot;00&quot;))" office:value-type="string" office:string-value="0xef" calcext:value-type="string">
            <text:p>0xef</text:p>
          </table:table-cell>
          <table:table-cell table:formula="of:=COM.MICROSOFT.CONCAT(&quot;0x&quot;;TEXT([.D33];&quot;00&quot;))" office:value-type="string" office:string-value="0xbe" calcext:value-type="string">
            <text:p>0xbe</text:p>
          </table:table-cell>
          <table:table-cell table:formula="of:=COM.MICROSOFT.CONCAT(&quot;0x&quot;;TEXT([.E33];&quot;00&quot;))" office:value-type="string" office:string-value="0xfb" calcext:value-type="string">
            <text:p>0xfb</text:p>
          </table:table-cell>
          <table:table-cell table:formula="of:=COM.MICROSOFT.CONCAT(&quot;0x&quot;;TEXT([.F33];&quot;00&quot;))" office:value-type="string" office:string-value="0xef" calcext:value-type="string">
            <text:p>0xef</text:p>
          </table:table-cell>
          <table:table-cell table:formula="of:=COM.MICROSOFT.CONCAT(&quot;0x&quot;;TEXT([.G33];&quot;00&quot;))" office:value-type="string" office:string-value="0xbe" calcext:value-type="string">
            <text:p>0xbe</text:p>
          </table:table-cell>
          <table:table-cell table:formula="of:=COM.MICROSOFT.CONCAT(&quot;0x&quot;;TEXT([.H33];&quot;00&quot;))" office:value-type="string" office:string-value="0xfb" calcext:value-type="string">
            <text:p>0xfb</text:p>
          </table:table-cell>
          <table:table-cell table:formula="of:=COM.MICROSOFT.CONCAT(&quot;0x&quot;;TEXT([.I33];&quot;00&quot;))" office:value-type="string" office:string-value="0xff" calcext:value-type="string">
            <text:p>0xff</text:p>
          </table:table-cell>
          <table:table-cell table:formula="of:=COM.MICROSOFT.CONCAT(&quot;0x&quot;;TEXT([.J33];&quot;00&quot;))" office:value-type="string" office:string-value="0xff" calcext:value-type="string">
            <text:p>0xff</text:p>
          </table:table-cell>
          <table:table-cell table:formula="of:=COM.MICROSOFT.CONCAT(&quot;0x&quot;;TEXT([.K33];&quot;00&quot;))" office:value-type="string" office:string-value="0xff" calcext:value-type="string">
            <text:p>0xff</text:p>
          </table:table-cell>
          <table:table-cell table:formula="of:=COM.MICROSOFT.CONCAT(&quot;0x&quot;;TEXT([.L33];&quot;00&quot;))" office:value-type="string" office:string-value="0xff" calcext:value-type="string">
            <text:p>0xff</text:p>
          </table:table-cell>
          <table:table-cell table:formula="of:=COM.MICROSOFT.CONCAT(&quot;0x&quot;;TEXT([.M33];&quot;00&quot;))" office:value-type="string" office:string-value="0xff" calcext:value-type="string">
            <text:p>0xff</text:p>
          </table:table-cell>
          <table:table-cell table:formula="of:=COM.MICROSOFT.CONCAT(&quot;0x&quot;;TEXT([.N33];&quot;00&quot;))" office:value-type="string" office:string-value="0xff" calcext:value-type="string">
            <text:p>0xff</text:p>
          </table:table-cell>
          <table:table-cell table:formula="of:=COM.MICROSOFT.CONCAT(&quot;0x&quot;;TEXT([.O33];&quot;00&quot;))" office:value-type="string" office:string-value="0xff" calcext:value-type="string">
            <text:p>0xff</text:p>
          </table:table-cell>
          <table:table-cell table:formula="of:=COM.MICROSOFT.CONCAT(&quot;0x&quot;;TEXT([.P33];&quot;00&quot;))" office:value-type="string" office:string-value="0xff" calcext:value-type="string">
            <text:p>0xff</text:p>
          </table:table-cell>
          <table:table-cell table:formula="of:=COM.MICROSOFT.TEXTJOIN(&quot;,&quot;;1;[.A125:.P125])" office:value-type="string" office:string-value="0xbe,0xfb,0xef,0xbe,0xfb,0xef,0xbe,0xfb,0xff,0xff,0xff,0xff,0xff,0xff,0xff,0xff" calcext:value-type="string">
            <text:p>0xbe,0xfb,0xef,0xbe,0xfb,0xef,0xbe,0xfb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4];&quot;00&quot;))" office:value-type="string" office:string-value="0xff" calcext:value-type="string">
            <text:p>0xff</text:p>
          </table:table-cell>
          <table:table-cell table:formula="of:=COM.MICROSOFT.CONCAT(&quot;0x&quot;;TEXT([.B34];&quot;00&quot;))" office:value-type="string" office:string-value="0xff" calcext:value-type="string">
            <text:p>0xff</text:p>
          </table:table-cell>
          <table:table-cell table:formula="of:=COM.MICROSOFT.CONCAT(&quot;0x&quot;;TEXT([.C34];&quot;00&quot;))" office:value-type="string" office:string-value="0xff" calcext:value-type="string">
            <text:p>0xff</text:p>
          </table:table-cell>
          <table:table-cell table:formula="of:=COM.MICROSOFT.CONCAT(&quot;0x&quot;;TEXT([.D34];&quot;00&quot;))" office:value-type="string" office:string-value="0xff" calcext:value-type="string">
            <text:p>0xff</text:p>
          </table:table-cell>
          <table:table-cell table:formula="of:=COM.MICROSOFT.CONCAT(&quot;0x&quot;;TEXT([.E34];&quot;00&quot;))" office:value-type="string" office:string-value="0xff" calcext:value-type="string">
            <text:p>0xff</text:p>
          </table:table-cell>
          <table:table-cell table:formula="of:=COM.MICROSOFT.CONCAT(&quot;0x&quot;;TEXT([.F34];&quot;00&quot;))" office:value-type="string" office:string-value="0xef" calcext:value-type="string">
            <text:p>0xef</text:p>
          </table:table-cell>
          <table:table-cell table:formula="of:=COM.MICROSOFT.CONCAT(&quot;0x&quot;;TEXT([.G34];&quot;00&quot;))" office:value-type="string" office:string-value="0x7e" calcext:value-type="string">
            <text:p>0x7e</text:p>
          </table:table-cell>
          <table:table-cell table:formula="of:=COM.MICROSOFT.CONCAT(&quot;0x&quot;;TEXT([.H34];&quot;00&quot;))" office:value-type="string" office:string-value="0xf7" calcext:value-type="string">
            <text:p>0xf7</text:p>
          </table:table-cell>
          <table:table-cell table:formula="of:=COM.MICROSOFT.CONCAT(&quot;0x&quot;;TEXT([.I34];&quot;00&quot;))" office:value-type="string" office:string-value="0xef" calcext:value-type="string">
            <text:p>0xef</text:p>
          </table:table-cell>
          <table:table-cell table:formula="of:=COM.MICROSOFT.CONCAT(&quot;0x&quot;;TEXT([.J34];&quot;00&quot;))" office:value-type="string" office:string-value="0x7e" calcext:value-type="string">
            <text:p>0x7e</text:p>
          </table:table-cell>
          <table:table-cell table:formula="of:=COM.MICROSOFT.CONCAT(&quot;0x&quot;;TEXT([.K34];&quot;00&quot;))" office:value-type="string" office:string-value="0xf7" calcext:value-type="string">
            <text:p>0xf7</text:p>
          </table:table-cell>
          <table:table-cell table:formula="of:=COM.MICROSOFT.CONCAT(&quot;0x&quot;;TEXT([.L34];&quot;00&quot;))" office:value-type="string" office:string-value="0xef" calcext:value-type="string">
            <text:p>0xef</text:p>
          </table:table-cell>
          <table:table-cell table:formula="of:=COM.MICROSOFT.CONCAT(&quot;0x&quot;;TEXT([.M34];&quot;00&quot;))" office:value-type="string" office:string-value="0x7e" calcext:value-type="string">
            <text:p>0x7e</text:p>
          </table:table-cell>
          <table:table-cell table:formula="of:=COM.MICROSOFT.CONCAT(&quot;0x&quot;;TEXT([.N34];&quot;00&quot;))" office:value-type="string" office:string-value="0xf7" calcext:value-type="string">
            <text:p>0xf7</text:p>
          </table:table-cell>
          <table:table-cell table:formula="of:=COM.MICROSOFT.CONCAT(&quot;0x&quot;;TEXT([.O34];&quot;00&quot;))" office:value-type="string" office:string-value="0xef" calcext:value-type="string">
            <text:p>0xef</text:p>
          </table:table-cell>
          <table:table-cell table:formula="of:=COM.MICROSOFT.CONCAT(&quot;0x&quot;;TEXT([.P34];&quot;00&quot;))" office:value-type="string" office:string-value="0x7e" calcext:value-type="string">
            <text:p>0x7e</text:p>
          </table:table-cell>
          <table:table-cell table:formula="of:=COM.MICROSOFT.TEXTJOIN(&quot;,&quot;;1;[.A126:.P126])" office:value-type="string" office:string-value="0xff,0xff,0xff,0xff,0xff,0xef,0x7e,0xf7,0xef,0x7e,0xf7,0xef,0x7e,0xf7,0xef,0x7e" calcext:value-type="string">
            <text:p>0xff,0xff,0xff,0xff,0xff,0xef,0x7e,0xf7,0xef,0x7e,0xf7,0xef,0x7e,0xf7,0xef,0x7e</text:p>
          </table:table-cell>
          <table:table-cell table:number-columns-repeated="17"/>
        </table:table-row>
        <table:table-row table:style-name="ro1">
          <table:table-cell table:formula="of:=COM.MICROSOFT.CONCAT(&quot;0x&quot;;TEXT([.A35];&quot;00&quot;))" office:value-type="string" office:string-value="0xf7" calcext:value-type="string">
            <text:p>0xf7</text:p>
          </table:table-cell>
          <table:table-cell table:formula="of:=COM.MICROSOFT.CONCAT(&quot;0x&quot;;TEXT([.B35];&quot;00&quot;))" office:value-type="string" office:string-value="0xef" calcext:value-type="string">
            <text:p>0xef</text:p>
          </table:table-cell>
          <table:table-cell table:formula="of:=COM.MICROSOFT.CONCAT(&quot;0x&quot;;TEXT([.C35];&quot;00&quot;))" office:value-type="string" office:string-value="0x7e" calcext:value-type="string">
            <text:p>0x7e</text:p>
          </table:table-cell>
          <table:table-cell table:formula="of:=COM.MICROSOFT.CONCAT(&quot;0x&quot;;TEXT([.D35];&quot;00&quot;))" office:value-type="string" office:string-value="0xf7" calcext:value-type="string">
            <text:p>0xf7</text:p>
          </table:table-cell>
          <table:table-cell table:formula="of:=COM.MICROSOFT.CONCAT(&quot;0x&quot;;TEXT([.E35];&quot;00&quot;))" office:value-type="string" office:string-value="0xef" calcext:value-type="string">
            <text:p>0xef</text:p>
          </table:table-cell>
          <table:table-cell table:formula="of:=COM.MICROSOFT.CONCAT(&quot;0x&quot;;TEXT([.F35];&quot;00&quot;))" office:value-type="string" office:string-value="0x7e" calcext:value-type="string">
            <text:p>0x7e</text:p>
          </table:table-cell>
          <table:table-cell table:formula="of:=COM.MICROSOFT.CONCAT(&quot;0x&quot;;TEXT([.G35];&quot;00&quot;))" office:value-type="string" office:string-value="0xf7" calcext:value-type="string">
            <text:p>0xf7</text:p>
          </table:table-cell>
          <table:table-cell table:formula="of:=COM.MICROSOFT.CONCAT(&quot;0x&quot;;TEXT([.H35];&quot;00&quot;))" office:value-type="string" office:string-value="0xef" calcext:value-type="string">
            <text:p>0xef</text:p>
          </table:table-cell>
          <table:table-cell table:formula="of:=COM.MICROSOFT.CONCAT(&quot;0x&quot;;TEXT([.I35];&quot;00&quot;))" office:value-type="string" office:string-value="0x7e" calcext:value-type="string">
            <text:p>0x7e</text:p>
          </table:table-cell>
          <table:table-cell table:formula="of:=COM.MICROSOFT.CONCAT(&quot;0x&quot;;TEXT([.J35];&quot;00&quot;))" office:value-type="string" office:string-value="0xf7" calcext:value-type="string">
            <text:p>0xf7</text:p>
          </table:table-cell>
          <table:table-cell table:formula="of:=COM.MICROSOFT.CONCAT(&quot;0x&quot;;TEXT([.K35];&quot;00&quot;))" office:value-type="string" office:string-value="0xef" calcext:value-type="string">
            <text:p>0xef</text:p>
          </table:table-cell>
          <table:table-cell table:formula="of:=COM.MICROSOFT.CONCAT(&quot;0x&quot;;TEXT([.L35];&quot;00&quot;))" office:value-type="string" office:string-value="0x7e" calcext:value-type="string">
            <text:p>0x7e</text:p>
          </table:table-cell>
          <table:table-cell table:formula="of:=COM.MICROSOFT.CONCAT(&quot;0x&quot;;TEXT([.M35];&quot;00&quot;))" office:value-type="string" office:string-value="0xf7" calcext:value-type="string">
            <text:p>0xf7</text:p>
          </table:table-cell>
          <table:table-cell table:formula="of:=COM.MICROSOFT.CONCAT(&quot;0x&quot;;TEXT([.N35];&quot;00&quot;))" office:value-type="string" office:string-value="0xef" calcext:value-type="string">
            <text:p>0xef</text:p>
          </table:table-cell>
          <table:table-cell table:formula="of:=COM.MICROSOFT.CONCAT(&quot;0x&quot;;TEXT([.O35];&quot;00&quot;))" office:value-type="string" office:string-value="0x7e" calcext:value-type="string">
            <text:p>0x7e</text:p>
          </table:table-cell>
          <table:table-cell table:formula="of:=COM.MICROSOFT.CONCAT(&quot;0x&quot;;TEXT([.P35];&quot;00&quot;))" office:value-type="string" office:string-value="0xf7" calcext:value-type="string">
            <text:p>0xf7</text:p>
          </table:table-cell>
          <table:table-cell table:formula="of:=COM.MICROSOFT.TEXTJOIN(&quot;,&quot;;1;[.A127:.P127])" office:value-type="string" office:string-value="0xf7,0xef,0x7e,0xf7,0xef,0x7e,0xf7,0xef,0x7e,0xf7,0xef,0x7e,0xf7,0xef,0x7e,0xf7" calcext:value-type="string">
            <text:p>0xf7,0xef,0x7e,0xf7,0xef,0x7e,0xf7,0xef,0x7e,0xf7,0xef,0x7e,0xf7,0xef,0x7e,0xf7</text:p>
          </table:table-cell>
          <table:table-cell table:number-columns-repeated="17"/>
        </table:table-row>
        <table:table-row table:style-name="ro1">
          <table:table-cell table:formula="of:=COM.MICROSOFT.CONCAT(&quot;0x&quot;;TEXT([.A36];&quot;00&quot;))" office:value-type="string" office:string-value="0xef" calcext:value-type="string">
            <text:p>0xef</text:p>
          </table:table-cell>
          <table:table-cell table:formula="of:=COM.MICROSOFT.CONCAT(&quot;0x&quot;;TEXT([.B36];&quot;00&quot;))" office:value-type="string" office:string-value="0x7e" calcext:value-type="string">
            <text:p>0x7e</text:p>
          </table:table-cell>
          <table:table-cell table:formula="of:=COM.MICROSOFT.CONCAT(&quot;0x&quot;;TEXT([.C36];&quot;00&quot;))" office:value-type="string" office:string-value="0xf7" calcext:value-type="string">
            <text:p>0xf7</text:p>
          </table:table-cell>
          <table:table-cell table:formula="of:=COM.MICROSOFT.CONCAT(&quot;0x&quot;;TEXT([.D36];&quot;00&quot;))" office:value-type="string" office:string-value="0xef" calcext:value-type="string">
            <text:p>0xef</text:p>
          </table:table-cell>
          <table:table-cell table:formula="of:=COM.MICROSOFT.CONCAT(&quot;0x&quot;;TEXT([.E36];&quot;00&quot;))" office:value-type="string" office:string-value="0x7e" calcext:value-type="string">
            <text:p>0x7e</text:p>
          </table:table-cell>
          <table:table-cell table:formula="of:=COM.MICROSOFT.CONCAT(&quot;0x&quot;;TEXT([.F36];&quot;00&quot;))" office:value-type="string" office:string-value="0xf7" calcext:value-type="string">
            <text:p>0xf7</text:p>
          </table:table-cell>
          <table:table-cell table:formula="of:=COM.MICROSOFT.CONCAT(&quot;0x&quot;;TEXT([.G36];&quot;00&quot;))" office:value-type="string" office:string-value="0xef" calcext:value-type="string">
            <text:p>0xef</text:p>
          </table:table-cell>
          <table:table-cell table:formula="of:=COM.MICROSOFT.CONCAT(&quot;0x&quot;;TEXT([.H36];&quot;00&quot;))" office:value-type="string" office:string-value="0x7e" calcext:value-type="string">
            <text:p>0x7e</text:p>
          </table:table-cell>
          <table:table-cell table:formula="of:=COM.MICROSOFT.CONCAT(&quot;0x&quot;;TEXT([.I36];&quot;00&quot;))" office:value-type="string" office:string-value="0xf7" calcext:value-type="string">
            <text:p>0xf7</text:p>
          </table:table-cell>
          <table:table-cell table:formula="of:=COM.MICROSOFT.CONCAT(&quot;0x&quot;;TEXT([.J36];&quot;00&quot;))" office:value-type="string" office:string-value="0xef" calcext:value-type="string">
            <text:p>0xef</text:p>
          </table:table-cell>
          <table:table-cell table:formula="of:=COM.MICROSOFT.CONCAT(&quot;0x&quot;;TEXT([.K36];&quot;00&quot;))" office:value-type="string" office:string-value="0x7e" calcext:value-type="string">
            <text:p>0x7e</text:p>
          </table:table-cell>
          <table:table-cell table:formula="of:=COM.MICROSOFT.CONCAT(&quot;0x&quot;;TEXT([.L36];&quot;00&quot;))" office:value-type="string" office:string-value="0xf7" calcext:value-type="string">
            <text:p>0xf7</text:p>
          </table:table-cell>
          <table:table-cell table:formula="of:=COM.MICROSOFT.CONCAT(&quot;0x&quot;;TEXT([.M36];&quot;00&quot;))" office:value-type="string" office:string-value="0xff" calcext:value-type="string">
            <text:p>0xff</text:p>
          </table:table-cell>
          <table:table-cell table:formula="of:=COM.MICROSOFT.CONCAT(&quot;0x&quot;;TEXT([.N36];&quot;00&quot;))" office:value-type="string" office:string-value="0xff" calcext:value-type="string">
            <text:p>0xff</text:p>
          </table:table-cell>
          <table:table-cell table:formula="of:=COM.MICROSOFT.CONCAT(&quot;0x&quot;;TEXT([.O36];&quot;00&quot;))" office:value-type="string" office:string-value="0xff" calcext:value-type="string">
            <text:p>0xff</text:p>
          </table:table-cell>
          <table:table-cell table:formula="of:=COM.MICROSOFT.CONCAT(&quot;0x&quot;;TEXT([.P36];&quot;00&quot;))" office:value-type="string" office:string-value="0xff" calcext:value-type="string">
            <text:p>0xff</text:p>
          </table:table-cell>
          <table:table-cell table:formula="of:=COM.MICROSOFT.TEXTJOIN(&quot;,&quot;;1;[.A128:.P128])" office:value-type="string" office:string-value="0xef,0x7e,0xf7,0xef,0x7e,0xf7,0xef,0x7e,0xf7,0xef,0x7e,0xf7,0xff,0xff,0xff,0xff" calcext:value-type="string">
            <text:p>0xef,0x7e,0xf7,0xef,0x7e,0xf7,0xef,0x7e,0xf7,0xef,0x7e,0xf7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7];&quot;00&quot;))" office:value-type="string" office:string-value="0xff" calcext:value-type="string">
            <text:p>0xff</text:p>
          </table:table-cell>
          <table:table-cell table:formula="of:=COM.MICROSOFT.CONCAT(&quot;0x&quot;;TEXT([.B37];&quot;00&quot;))" office:value-type="string" office:string-value="0xff" calcext:value-type="string">
            <text:p>0xff</text:p>
          </table:table-cell>
          <table:table-cell table:formula="of:=COM.MICROSOFT.CONCAT(&quot;0x&quot;;TEXT([.C37];&quot;00&quot;))" office:value-type="string" office:string-value="0xff" calcext:value-type="string">
            <text:p>0xff</text:p>
          </table:table-cell>
          <table:table-cell table:formula="of:=COM.MICROSOFT.CONCAT(&quot;0x&quot;;TEXT([.D37];&quot;00&quot;))" office:value-type="string" office:string-value="0xff" calcext:value-type="string">
            <text:p>0xff</text:p>
          </table:table-cell>
          <table:table-cell table:formula="of:=COM.MICROSOFT.CONCAT(&quot;0x&quot;;TEXT([.E37];&quot;00&quot;))" office:value-type="string" office:string-value="0xff" calcext:value-type="string">
            <text:p>0xff</text:p>
          </table:table-cell>
          <table:table-cell table:formula="of:=COM.MICROSOFT.CONCAT(&quot;0x&quot;;TEXT([.F37];&quot;00&quot;))" office:value-type="string" office:string-value="0xff" calcext:value-type="string">
            <text:p>0xff</text:p>
          </table:table-cell>
          <table:table-cell table:formula="of:=COM.MICROSOFT.CONCAT(&quot;0x&quot;;TEXT([.G37];&quot;00&quot;))" office:value-type="string" office:string-value="0xff" calcext:value-type="string">
            <text:p>0xff</text:p>
          </table:table-cell>
          <table:table-cell table:formula="of:=COM.MICROSOFT.CONCAT(&quot;0x&quot;;TEXT([.H37];&quot;00&quot;))" office:value-type="string" office:string-value="0xff" calcext:value-type="string">
            <text:p>0xff</text:p>
          </table:table-cell>
          <table:table-cell table:formula="of:=COM.MICROSOFT.CONCAT(&quot;0x&quot;;TEXT([.I37];&quot;00&quot;))" office:value-type="string" office:string-value="0xff" calcext:value-type="string">
            <text:p>0xff</text:p>
          </table:table-cell>
          <table:table-cell table:formula="of:=COM.MICROSOFT.CONCAT(&quot;0x&quot;;TEXT([.J37];&quot;00&quot;))" office:value-type="string" office:string-value="0xe0" calcext:value-type="string">
            <text:p>0xe0</text:p>
          </table:table-cell>
          <table:table-cell table:formula="of:=COM.MICROSOFT.CONCAT(&quot;0x&quot;;TEXT([.K37];&quot;00&quot;))" office:value-type="string" office:string-value="0x7e" calcext:value-type="string">
            <text:p>0x7e</text:p>
          </table:table-cell>
          <table:table-cell table:formula="of:=COM.MICROSOFT.CONCAT(&quot;0x&quot;;TEXT([.L37];&quot;00&quot;))" office:value-type="string" office:string-value="0x07" calcext:value-type="string">
            <text:p>0x07</text:p>
          </table:table-cell>
          <table:table-cell table:formula="of:=COM.MICROSOFT.CONCAT(&quot;0x&quot;;TEXT([.M37];&quot;00&quot;))" office:value-type="string" office:string-value="0xe0" calcext:value-type="string">
            <text:p>0xe0</text:p>
          </table:table-cell>
          <table:table-cell table:formula="of:=COM.MICROSOFT.CONCAT(&quot;0x&quot;;TEXT([.N37];&quot;00&quot;))" office:value-type="string" office:string-value="0x7e" calcext:value-type="string">
            <text:p>0x7e</text:p>
          </table:table-cell>
          <table:table-cell table:formula="of:=COM.MICROSOFT.CONCAT(&quot;0x&quot;;TEXT([.O37];&quot;00&quot;))" office:value-type="string" office:string-value="0x07" calcext:value-type="string">
            <text:p>0x07</text:p>
          </table:table-cell>
          <table:table-cell table:formula="of:=COM.MICROSOFT.CONCAT(&quot;0x&quot;;TEXT([.P37];&quot;00&quot;))" office:value-type="string" office:string-value="0xe0" calcext:value-type="string">
            <text:p>0xe0</text:p>
          </table:table-cell>
          <table:table-cell table:formula="of:=COM.MICROSOFT.TEXTJOIN(&quot;,&quot;;1;[.A129:.P129])" office:value-type="string" office:string-value="0xff,0xff,0xff,0xff,0xff,0xff,0xff,0xff,0xff,0xe0,0x7e,0x07,0xe0,0x7e,0x07,0xe0" calcext:value-type="string">
            <text:p>0xff,0xff,0xff,0xff,0xff,0xff,0xff,0xff,0xff,0xe0,0x7e,0x07,0xe0,0x7e,0x07,0xe0</text:p>
          </table:table-cell>
          <table:table-cell table:number-columns-repeated="17"/>
        </table:table-row>
        <table:table-row table:style-name="ro1">
          <table:table-cell table:formula="of:=COM.MICROSOFT.CONCAT(&quot;0x&quot;;TEXT([.A38];&quot;00&quot;))" office:value-type="string" office:string-value="0x7e" calcext:value-type="string">
            <text:p>0x7e</text:p>
          </table:table-cell>
          <table:table-cell table:formula="of:=COM.MICROSOFT.CONCAT(&quot;0x&quot;;TEXT([.B38];&quot;00&quot;))" office:value-type="string" office:string-value="0x07" calcext:value-type="string">
            <text:p>0x07</text:p>
          </table:table-cell>
          <table:table-cell table:formula="of:=COM.MICROSOFT.CONCAT(&quot;0x&quot;;TEXT([.C38];&quot;00&quot;))" office:value-type="string" office:string-value="0xe0" calcext:value-type="string">
            <text:p>0xe0</text:p>
          </table:table-cell>
          <table:table-cell table:formula="of:=COM.MICROSOFT.CONCAT(&quot;0x&quot;;TEXT([.D38];&quot;00&quot;))" office:value-type="string" office:string-value="0x7e" calcext:value-type="string">
            <text:p>0x7e</text:p>
          </table:table-cell>
          <table:table-cell table:formula="of:=COM.MICROSOFT.CONCAT(&quot;0x&quot;;TEXT([.E38];&quot;00&quot;))" office:value-type="string" office:string-value="0x07" calcext:value-type="string">
            <text:p>0x07</text:p>
          </table:table-cell>
          <table:table-cell table:formula="of:=COM.MICROSOFT.CONCAT(&quot;0x&quot;;TEXT([.F38];&quot;00&quot;))" office:value-type="string" office:string-value="0xe0" calcext:value-type="string">
            <text:p>0xe0</text:p>
          </table:table-cell>
          <table:table-cell table:formula="of:=COM.MICROSOFT.CONCAT(&quot;0x&quot;;TEXT([.G38];&quot;00&quot;))" office:value-type="string" office:string-value="0x7e" calcext:value-type="string">
            <text:p>0x7e</text:p>
          </table:table-cell>
          <table:table-cell table:formula="of:=COM.MICROSOFT.CONCAT(&quot;0x&quot;;TEXT([.H38];&quot;00&quot;))" office:value-type="string" office:string-value="0x07" calcext:value-type="string">
            <text:p>0x07</text:p>
          </table:table-cell>
          <table:table-cell table:formula="of:=COM.MICROSOFT.CONCAT(&quot;0x&quot;;TEXT([.I38];&quot;00&quot;))" office:value-type="string" office:string-value="0xe0" calcext:value-type="string">
            <text:p>0xe0</text:p>
          </table:table-cell>
          <table:table-cell table:formula="of:=COM.MICROSOFT.CONCAT(&quot;0x&quot;;TEXT([.J38];&quot;00&quot;))" office:value-type="string" office:string-value="0x7e" calcext:value-type="string">
            <text:p>0x7e</text:p>
          </table:table-cell>
          <table:table-cell table:formula="of:=COM.MICROSOFT.CONCAT(&quot;0x&quot;;TEXT([.K38];&quot;00&quot;))" office:value-type="string" office:string-value="0x07" calcext:value-type="string">
            <text:p>0x07</text:p>
          </table:table-cell>
          <table:table-cell table:formula="of:=COM.MICROSOFT.CONCAT(&quot;0x&quot;;TEXT([.L38];&quot;00&quot;))" office:value-type="string" office:string-value="0xe0" calcext:value-type="string">
            <text:p>0xe0</text:p>
          </table:table-cell>
          <table:table-cell table:formula="of:=COM.MICROSOFT.CONCAT(&quot;0x&quot;;TEXT([.M38];&quot;00&quot;))" office:value-type="string" office:string-value="0x7e" calcext:value-type="string">
            <text:p>0x7e</text:p>
          </table:table-cell>
          <table:table-cell table:formula="of:=COM.MICROSOFT.CONCAT(&quot;0x&quot;;TEXT([.N38];&quot;00&quot;))" office:value-type="string" office:string-value="0x07" calcext:value-type="string">
            <text:p>0x07</text:p>
          </table:table-cell>
          <table:table-cell table:formula="of:=COM.MICROSOFT.CONCAT(&quot;0x&quot;;TEXT([.O38];&quot;00&quot;))" office:value-type="string" office:string-value="0xe0" calcext:value-type="string">
            <text:p>0xe0</text:p>
          </table:table-cell>
          <table:table-cell table:formula="of:=COM.MICROSOFT.CONCAT(&quot;0x&quot;;TEXT([.P38];&quot;00&quot;))" office:value-type="string" office:string-value="0x7e" calcext:value-type="string">
            <text:p>0x7e</text:p>
          </table:table-cell>
          <table:table-cell table:formula="of:=COM.MICROSOFT.TEXTJOIN(&quot;,&quot;;1;[.A130:.P130])" office:value-type="string" office:string-value="0x7e,0x07,0xe0,0x7e,0x07,0xe0,0x7e,0x07,0xe0,0x7e,0x07,0xe0,0x7e,0x07,0xe0,0x7e" calcext:value-type="string">
            <text:p>0x7e,0x07,0xe0,0x7e,0x07,0xe0,0x7e,0x07,0xe0,0x7e,0x07,0xe0,0x7e,0x07,0xe0,0x7e</text:p>
          </table:table-cell>
          <table:table-cell table:number-columns-repeated="17"/>
        </table:table-row>
        <table:table-row table:style-name="ro1">
          <table:table-cell table:formula="of:=COM.MICROSOFT.CONCAT(&quot;0x&quot;;TEXT([.A39];&quot;00&quot;))" office:value-type="string" office:string-value="0x07" calcext:value-type="string">
            <text:p>0x07</text:p>
          </table:table-cell>
          <table:table-cell table:formula="of:=COM.MICROSOFT.CONCAT(&quot;0x&quot;;TEXT([.B39];&quot;00&quot;))" office:value-type="string" office:string-value="0xe0" calcext:value-type="string">
            <text:p>0xe0</text:p>
          </table:table-cell>
          <table:table-cell table:formula="of:=COM.MICROSOFT.CONCAT(&quot;0x&quot;;TEXT([.C39];&quot;00&quot;))" office:value-type="string" office:string-value="0x7e" calcext:value-type="string">
            <text:p>0x7e</text:p>
          </table:table-cell>
          <table:table-cell table:formula="of:=COM.MICROSOFT.CONCAT(&quot;0x&quot;;TEXT([.D39];&quot;00&quot;))" office:value-type="string" office:string-value="0x07" calcext:value-type="string">
            <text:p>0x07</text:p>
          </table:table-cell>
          <table:table-cell table:formula="of:=COM.MICROSOFT.CONCAT(&quot;0x&quot;;TEXT([.E39];&quot;00&quot;))" office:value-type="string" office:string-value="0xe0" calcext:value-type="string">
            <text:p>0xe0</text:p>
          </table:table-cell>
          <table:table-cell table:formula="of:=COM.MICROSOFT.CONCAT(&quot;0x&quot;;TEXT([.F39];&quot;00&quot;))" office:value-type="string" office:string-value="0x7e" calcext:value-type="string">
            <text:p>0x7e</text:p>
          </table:table-cell>
          <table:table-cell table:formula="of:=COM.MICROSOFT.CONCAT(&quot;0x&quot;;TEXT([.G39];&quot;00&quot;))" office:value-type="string" office:string-value="0x07" calcext:value-type="string">
            <text:p>0x07</text:p>
          </table:table-cell>
          <table:table-cell table:formula="of:=COM.MICROSOFT.CONCAT(&quot;0x&quot;;TEXT([.H39];&quot;00&quot;))" office:value-type="string" office:string-value="0xe0" calcext:value-type="string">
            <text:p>0xe0</text:p>
          </table:table-cell>
          <table:table-cell table:formula="of:=COM.MICROSOFT.CONCAT(&quot;0x&quot;;TEXT([.I39];&quot;00&quot;))" office:value-type="string" office:string-value="0x7e" calcext:value-type="string">
            <text:p>0x7e</text:p>
          </table:table-cell>
          <table:table-cell table:formula="of:=COM.MICROSOFT.CONCAT(&quot;0x&quot;;TEXT([.J39];&quot;00&quot;))" office:value-type="string" office:string-value="0x07" calcext:value-type="string">
            <text:p>0x07</text:p>
          </table:table-cell>
          <table:table-cell table:formula="of:=COM.MICROSOFT.CONCAT(&quot;0x&quot;;TEXT([.K39];&quot;00&quot;))" office:value-type="string" office:string-value="0xe0" calcext:value-type="string">
            <text:p>0xe0</text:p>
          </table:table-cell>
          <table:table-cell table:formula="of:=COM.MICROSOFT.CONCAT(&quot;0x&quot;;TEXT([.L39];&quot;00&quot;))" office:value-type="string" office:string-value="0x7e" calcext:value-type="string">
            <text:p>0x7e</text:p>
          </table:table-cell>
          <table:table-cell table:formula="of:=COM.MICROSOFT.CONCAT(&quot;0x&quot;;TEXT([.M39];&quot;00&quot;))" office:value-type="string" office:string-value="0x07" calcext:value-type="string">
            <text:p>0x07</text:p>
          </table:table-cell>
          <table:table-cell table:formula="of:=COM.MICROSOFT.CONCAT(&quot;0x&quot;;TEXT([.N39];&quot;00&quot;))" office:value-type="string" office:string-value="0xe0" calcext:value-type="string">
            <text:p>0xe0</text:p>
          </table:table-cell>
          <table:table-cell table:formula="of:=COM.MICROSOFT.CONCAT(&quot;0x&quot;;TEXT([.O39];&quot;00&quot;))" office:value-type="string" office:string-value="0x7e" calcext:value-type="string">
            <text:p>0x7e</text:p>
          </table:table-cell>
          <table:table-cell table:formula="of:=COM.MICROSOFT.CONCAT(&quot;0x&quot;;TEXT([.P39];&quot;00&quot;))" office:value-type="string" office:string-value="0x07" calcext:value-type="string">
            <text:p>0x07</text:p>
          </table:table-cell>
          <table:table-cell table:formula="of:=COM.MICROSOFT.TEXTJOIN(&quot;,&quot;;1;[.A131:.P131])" office:value-type="string" office:string-value="0x07,0xe0,0x7e,0x07,0xe0,0x7e,0x07,0xe0,0x7e,0x07,0xe0,0x7e,0x07,0xe0,0x7e,0x07" calcext:value-type="string">
            <text:p>0x07,0xe0,0x7e,0x07,0xe0,0x7e,0x07,0xe0,0x7e,0x07,0xe0,0x7e,0x07,0xe0,0x7e,0x07</text:p>
          </table:table-cell>
          <table:table-cell table:number-columns-repeated="17"/>
        </table:table-row>
        <table:table-row table:style-name="ro1">
          <table:table-cell table:formula="of:=COM.MICROSOFT.CONCAT(&quot;0x&quot;;TEXT([.A40];&quot;00&quot;))" office:value-type="string" office:string-value="0xff" calcext:value-type="string">
            <text:p>0xff</text:p>
          </table:table-cell>
          <table:table-cell table:formula="of:=COM.MICROSOFT.CONCAT(&quot;0x&quot;;TEXT([.B40];&quot;00&quot;))" office:value-type="string" office:string-value="0xff" calcext:value-type="string">
            <text:p>0xff</text:p>
          </table:table-cell>
          <table:table-cell table:formula="of:=COM.MICROSOFT.CONCAT(&quot;0x&quot;;TEXT([.C40];&quot;00&quot;))" office:value-type="string" office:string-value="0xff" calcext:value-type="string">
            <text:p>0xff</text:p>
          </table:table-cell>
          <table:table-cell table:formula="of:=COM.MICROSOFT.CONCAT(&quot;0x&quot;;TEXT([.D40];&quot;00&quot;))" office:value-type="string" office:string-value="0xff" calcext:value-type="string">
            <text:p>0xff</text:p>
          </table:table-cell>
          <table:table-cell table:formula="of:=COM.MICROSOFT.CONCAT(&quot;0x&quot;;TEXT([.E40];&quot;00&quot;))" office:value-type="string" office:string-value="0xff" calcext:value-type="string">
            <text:p>0xff</text:p>
          </table:table-cell>
          <table:table-cell table:formula="of:=COM.MICROSOFT.CONCAT(&quot;0x&quot;;TEXT([.F40];&quot;00&quot;))" office:value-type="string" office:string-value="0xff" calcext:value-type="string">
            <text:p>0xff</text:p>
          </table:table-cell>
          <table:table-cell table:formula="of:=COM.MICROSOFT.CONCAT(&quot;0x&quot;;TEXT([.G40];&quot;00&quot;))" office:value-type="string" office:string-value="0xff" calcext:value-type="string">
            <text:p>0xff</text:p>
          </table:table-cell>
          <table:table-cell table:formula="of:=COM.MICROSOFT.CONCAT(&quot;0x&quot;;TEXT([.H40];&quot;00&quot;))" office:value-type="string" office:string-value="0xff" calcext:value-type="string">
            <text:p>0xff</text:p>
          </table:table-cell>
          <table:table-cell table:formula="of:=COM.MICROSOFT.CONCAT(&quot;0x&quot;;TEXT([.I40];&quot;00&quot;))" office:value-type="string" office:string-value="0xff" calcext:value-type="string">
            <text:p>0xff</text:p>
          </table:table-cell>
          <table:table-cell table:formula="of:=COM.MICROSOFT.CONCAT(&quot;0x&quot;;TEXT([.J40];&quot;00&quot;))" office:value-type="string" office:string-value="0xff" calcext:value-type="string">
            <text:p>0xff</text:p>
          </table:table-cell>
          <table:table-cell table:formula="of:=COM.MICROSOFT.CONCAT(&quot;0x&quot;;TEXT([.K40];&quot;00&quot;))" office:value-type="string" office:string-value="0xff" calcext:value-type="string">
            <text:p>0xff</text:p>
          </table:table-cell>
          <table:table-cell table:formula="of:=COM.MICROSOFT.CONCAT(&quot;0x&quot;;TEXT([.L40];&quot;00&quot;))" office:value-type="string" office:string-value="0xff" calcext:value-type="string">
            <text:p>0xff</text:p>
          </table:table-cell>
          <table:table-cell table:formula="of:=COM.MICROSOFT.CONCAT(&quot;0x&quot;;TEXT([.M40];&quot;00&quot;))" office:value-type="string" office:string-value="0xff" calcext:value-type="string">
            <text:p>0xff</text:p>
          </table:table-cell>
          <table:table-cell table:formula="of:=COM.MICROSOFT.CONCAT(&quot;0x&quot;;TEXT([.N40];&quot;00&quot;))" office:value-type="string" office:string-value="0xef" calcext:value-type="string">
            <text:p>0xef</text:p>
          </table:table-cell>
          <table:table-cell table:formula="of:=COM.MICROSOFT.CONCAT(&quot;0x&quot;;TEXT([.O40];&quot;00&quot;))" office:value-type="string" office:string-value="0xbe" calcext:value-type="string">
            <text:p>0xbe</text:p>
          </table:table-cell>
          <table:table-cell table:formula="of:=COM.MICROSOFT.CONCAT(&quot;0x&quot;;TEXT([.P40];&quot;00&quot;))" office:value-type="string" office:string-value="0xfb" calcext:value-type="string">
            <text:p>0xfb</text:p>
          </table:table-cell>
          <table:table-cell table:formula="of:=COM.MICROSOFT.TEXTJOIN(&quot;,&quot;;1;[.A132:.P132])" office:value-type="string" office:string-value="0xff,0xff,0xff,0xff,0xff,0xff,0xff,0xff,0xff,0xff,0xff,0xff,0xff,0xef,0xbe,0xfb" calcext:value-type="string">
            <text:p>0xff,0xff,0xff,0xff,0xff,0xff,0xff,0xff,0xff,0xff,0xff,0xff,0xff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41];&quot;00&quot;))" office:value-type="string" office:string-value="0xef" calcext:value-type="string">
            <text:p>0xef</text:p>
          </table:table-cell>
          <table:table-cell table:formula="of:=COM.MICROSOFT.CONCAT(&quot;0x&quot;;TEXT([.B41];&quot;00&quot;))" office:value-type="string" office:string-value="0xbe" calcext:value-type="string">
            <text:p>0xbe</text:p>
          </table:table-cell>
          <table:table-cell table:formula="of:=COM.MICROSOFT.CONCAT(&quot;0x&quot;;TEXT([.C41];&quot;00&quot;))" office:value-type="string" office:string-value="0xfb" calcext:value-type="string">
            <text:p>0xfb</text:p>
          </table:table-cell>
          <table:table-cell table:formula="of:=COM.MICROSOFT.CONCAT(&quot;0x&quot;;TEXT([.D41];&quot;00&quot;))" office:value-type="string" office:string-value="0xef" calcext:value-type="string">
            <text:p>0xef</text:p>
          </table:table-cell>
          <table:table-cell table:formula="of:=COM.MICROSOFT.CONCAT(&quot;0x&quot;;TEXT([.E41];&quot;00&quot;))" office:value-type="string" office:string-value="0xbe" calcext:value-type="string">
            <text:p>0xbe</text:p>
          </table:table-cell>
          <table:table-cell table:formula="of:=COM.MICROSOFT.CONCAT(&quot;0x&quot;;TEXT([.F41];&quot;00&quot;))" office:value-type="string" office:string-value="0xfb" calcext:value-type="string">
            <text:p>0xfb</text:p>
          </table:table-cell>
          <table:table-cell table:formula="of:=COM.MICROSOFT.CONCAT(&quot;0x&quot;;TEXT([.G41];&quot;00&quot;))" office:value-type="string" office:string-value="0xef" calcext:value-type="string">
            <text:p>0xef</text:p>
          </table:table-cell>
          <table:table-cell table:formula="of:=COM.MICROSOFT.CONCAT(&quot;0x&quot;;TEXT([.H41];&quot;00&quot;))" office:value-type="string" office:string-value="0xbe" calcext:value-type="string">
            <text:p>0xbe</text:p>
          </table:table-cell>
          <table:table-cell table:formula="of:=COM.MICROSOFT.CONCAT(&quot;0x&quot;;TEXT([.I41];&quot;00&quot;))" office:value-type="string" office:string-value="0xfb" calcext:value-type="string">
            <text:p>0xfb</text:p>
          </table:table-cell>
          <table:table-cell table:formula="of:=COM.MICROSOFT.CONCAT(&quot;0x&quot;;TEXT([.J41];&quot;00&quot;))" office:value-type="string" office:string-value="0xef" calcext:value-type="string">
            <text:p>0xef</text:p>
          </table:table-cell>
          <table:table-cell table:formula="of:=COM.MICROSOFT.CONCAT(&quot;0x&quot;;TEXT([.K41];&quot;00&quot;))" office:value-type="string" office:string-value="0xbe" calcext:value-type="string">
            <text:p>0xbe</text:p>
          </table:table-cell>
          <table:table-cell table:formula="of:=COM.MICROSOFT.CONCAT(&quot;0x&quot;;TEXT([.L41];&quot;00&quot;))" office:value-type="string" office:string-value="0xfb" calcext:value-type="string">
            <text:p>0xfb</text:p>
          </table:table-cell>
          <table:table-cell table:formula="of:=COM.MICROSOFT.CONCAT(&quot;0x&quot;;TEXT([.M41];&quot;00&quot;))" office:value-type="string" office:string-value="0xef" calcext:value-type="string">
            <text:p>0xef</text:p>
          </table:table-cell>
          <table:table-cell table:formula="of:=COM.MICROSOFT.CONCAT(&quot;0x&quot;;TEXT([.N41];&quot;00&quot;))" office:value-type="string" office:string-value="0xbe" calcext:value-type="string">
            <text:p>0xbe</text:p>
          </table:table-cell>
          <table:table-cell table:formula="of:=COM.MICROSOFT.CONCAT(&quot;0x&quot;;TEXT([.O41];&quot;00&quot;))" office:value-type="string" office:string-value="0xfb" calcext:value-type="string">
            <text:p>0xfb</text:p>
          </table:table-cell>
          <table:table-cell table:formula="of:=COM.MICROSOFT.CONCAT(&quot;0x&quot;;TEXT([.P41];&quot;00&quot;))" office:value-type="string" office:string-value="0xef" calcext:value-type="string">
            <text:p>0xef</text:p>
          </table:table-cell>
          <table:table-cell table:formula="of:=COM.MICROSOFT.TEXTJOIN(&quot;,&quot;;1;[.A133:.P133])" office:value-type="string" office:string-value="0xef,0xbe,0xfb,0xef,0xbe,0xfb,0xef,0xbe,0xfb,0xef,0xbe,0xfb,0xef,0xbe,0xfb,0xef" calcext:value-type="string">
            <text:p>0xef,0xbe,0xfb,0xef,0xbe,0xfb,0xef,0xbe,0xfb,0xef,0xbe,0xfb,0xef,0xbe,0xfb,0xef</text:p>
          </table:table-cell>
          <table:table-cell table:number-columns-repeated="17"/>
        </table:table-row>
        <table:table-row table:style-name="ro1">
          <table:table-cell table:formula="of:=COM.MICROSOFT.CONCAT(&quot;0x&quot;;TEXT([.A42];&quot;00&quot;))" office:value-type="string" office:string-value="0xbe" calcext:value-type="string">
            <text:p>0xbe</text:p>
          </table:table-cell>
          <table:table-cell table:formula="of:=COM.MICROSOFT.CONCAT(&quot;0x&quot;;TEXT([.B42];&quot;00&quot;))" office:value-type="string" office:string-value="0xfb" calcext:value-type="string">
            <text:p>0xfb</text:p>
          </table:table-cell>
          <table:table-cell table:formula="of:=COM.MICROSOFT.CONCAT(&quot;0x&quot;;TEXT([.C42];&quot;00&quot;))" office:value-type="string" office:string-value="0xef" calcext:value-type="string">
            <text:p>0xef</text:p>
          </table:table-cell>
          <table:table-cell table:formula="of:=COM.MICROSOFT.CONCAT(&quot;0x&quot;;TEXT([.D42];&quot;00&quot;))" office:value-type="string" office:string-value="0xbe" calcext:value-type="string">
            <text:p>0xbe</text:p>
          </table:table-cell>
          <table:table-cell table:formula="of:=COM.MICROSOFT.CONCAT(&quot;0x&quot;;TEXT([.E42];&quot;00&quot;))" office:value-type="string" office:string-value="0xfb" calcext:value-type="string">
            <text:p>0xfb</text:p>
          </table:table-cell>
          <table:table-cell table:formula="of:=COM.MICROSOFT.CONCAT(&quot;0x&quot;;TEXT([.F42];&quot;00&quot;))" office:value-type="string" office:string-value="0xef" calcext:value-type="string">
            <text:p>0xef</text:p>
          </table:table-cell>
          <table:table-cell table:formula="of:=COM.MICROSOFT.CONCAT(&quot;0x&quot;;TEXT([.G42];&quot;00&quot;))" office:value-type="string" office:string-value="0xbe" calcext:value-type="string">
            <text:p>0xbe</text:p>
          </table:table-cell>
          <table:table-cell table:formula="of:=COM.MICROSOFT.CONCAT(&quot;0x&quot;;TEXT([.H42];&quot;00&quot;))" office:value-type="string" office:string-value="0xfb" calcext:value-type="string">
            <text:p>0xfb</text:p>
          </table:table-cell>
          <table:table-cell table:formula="of:=COM.MICROSOFT.CONCAT(&quot;0x&quot;;TEXT([.I42];&quot;00&quot;))" office:value-type="string" office:string-value="0xef" calcext:value-type="string">
            <text:p>0xef</text:p>
          </table:table-cell>
          <table:table-cell table:formula="of:=COM.MICROSOFT.CONCAT(&quot;0x&quot;;TEXT([.J42];&quot;00&quot;))" office:value-type="string" office:string-value="0xbe" calcext:value-type="string">
            <text:p>0xbe</text:p>
          </table:table-cell>
          <table:table-cell table:formula="of:=COM.MICROSOFT.CONCAT(&quot;0x&quot;;TEXT([.K42];&quot;00&quot;))" office:value-type="string" office:string-value="0xfb" calcext:value-type="string">
            <text:p>0xfb</text:p>
          </table:table-cell>
          <table:table-cell table:formula="of:=COM.MICROSOFT.CONCAT(&quot;0x&quot;;TEXT([.L42];&quot;00&quot;))" office:value-type="string" office:string-value="0xef" calcext:value-type="string">
            <text:p>0xef</text:p>
          </table:table-cell>
          <table:table-cell table:formula="of:=COM.MICROSOFT.CONCAT(&quot;0x&quot;;TEXT([.M42];&quot;00&quot;))" office:value-type="string" office:string-value="0xbe" calcext:value-type="string">
            <text:p>0xbe</text:p>
          </table:table-cell>
          <table:table-cell table:formula="of:=COM.MICROSOFT.CONCAT(&quot;0x&quot;;TEXT([.N42];&quot;00&quot;))" office:value-type="string" office:string-value="0xfb" calcext:value-type="string">
            <text:p>0xfb</text:p>
          </table:table-cell>
          <table:table-cell table:formula="of:=COM.MICROSOFT.CONCAT(&quot;0x&quot;;TEXT([.O42];&quot;00&quot;))" office:value-type="string" office:string-value="0xef" calcext:value-type="string">
            <text:p>0xef</text:p>
          </table:table-cell>
          <table:table-cell table:formula="of:=COM.MICROSOFT.CONCAT(&quot;0x&quot;;TEXT([.P42];&quot;00&quot;))" office:value-type="string" office:string-value="0xbe" calcext:value-type="string">
            <text:p>0xbe</text:p>
          </table:table-cell>
          <table:table-cell table:formula="of:=COM.MICROSOFT.TEXTJOIN(&quot;,&quot;;1;[.A134:.P134])" office:value-type="string" office:string-value="0xbe,0xfb,0xef,0xbe,0xfb,0xef,0xbe,0xfb,0xef,0xbe,0xfb,0xef,0xbe,0xfb,0xef,0xbe" calcext:value-type="string">
            <text:p>0xbe,0xfb,0xef,0xbe,0xfb,0xef,0xbe,0xfb,0xef,0xbe,0xfb,0xef,0xbe,0xfb,0xef,0xbe</text:p>
          </table:table-cell>
          <table:table-cell table:number-columns-repeated="17"/>
        </table:table-row>
        <table:table-row table:style-name="ro1">
          <table:table-cell table:formula="of:=COM.MICROSOFT.CONCAT(&quot;0x&quot;;TEXT([.A43];&quot;00&quot;))" office:value-type="string" office:string-value="0xfb" calcext:value-type="string">
            <text:p>0xfb</text:p>
          </table:table-cell>
          <table:table-cell table:formula="of:=COM.MICROSOFT.CONCAT(&quot;0x&quot;;TEXT([.B43];&quot;00&quot;))" office:value-type="string" office:string-value="0xef" calcext:value-type="string">
            <text:p>0xef</text:p>
          </table:table-cell>
          <table:table-cell table:formula="of:=COM.MICROSOFT.CONCAT(&quot;0x&quot;;TEXT([.C43];&quot;00&quot;))" office:value-type="string" office:string-value="0xbe" calcext:value-type="string">
            <text:p>0xbe</text:p>
          </table:table-cell>
          <table:table-cell table:formula="of:=COM.MICROSOFT.CONCAT(&quot;0x&quot;;TEXT([.D43];&quot;00&quot;))" office:value-type="string" office:string-value="0xfb" calcext:value-type="string">
            <text:p>0xfb</text:p>
          </table:table-cell>
          <table:table-cell table:formula="of:=COM.MICROSOFT.CONCAT(&quot;0x&quot;;TEXT([.E43];&quot;00&quot;))" office:value-type="string" office:string-value="0xff" calcext:value-type="string">
            <text:p>0xff</text:p>
          </table:table-cell>
          <table:table-cell table:formula="of:=COM.MICROSOFT.CONCAT(&quot;0x&quot;;TEXT([.F43];&quot;00&quot;))" office:value-type="string" office:string-value="0xff" calcext:value-type="string">
            <text:p>0xff</text:p>
          </table:table-cell>
          <table:table-cell table:formula="of:=COM.MICROSOFT.CONCAT(&quot;0x&quot;;TEXT([.G43];&quot;00&quot;))" office:value-type="string" office:string-value="0xff" calcext:value-type="string">
            <text:p>0xff</text:p>
          </table:table-cell>
          <table:table-cell table:formula="of:=COM.MICROSOFT.CONCAT(&quot;0x&quot;;TEXT([.H43];&quot;00&quot;))" office:value-type="string" office:string-value="0xff" calcext:value-type="string">
            <text:p>0xff</text:p>
          </table:table-cell>
          <table:table-cell table:formula="of:=COM.MICROSOFT.CONCAT(&quot;0x&quot;;TEXT([.I43];&quot;00&quot;))" office:value-type="string" office:string-value="0xff" calcext:value-type="string">
            <text:p>0xff</text:p>
          </table:table-cell>
          <table:table-cell table:formula="of:=COM.MICROSOFT.CONCAT(&quot;0x&quot;;TEXT([.J43];&quot;00&quot;))" office:value-type="string" office:string-value="0xff" calcext:value-type="string">
            <text:p>0xff</text:p>
          </table:table-cell>
          <table:table-cell table:formula="of:=COM.MICROSOFT.CONCAT(&quot;0x&quot;;TEXT([.K43];&quot;00&quot;))" office:value-type="string" office:string-value="0xff" calcext:value-type="string">
            <text:p>0xff</text:p>
          </table:table-cell>
          <table:table-cell table:formula="of:=COM.MICROSOFT.CONCAT(&quot;0x&quot;;TEXT([.L43];&quot;00&quot;))" office:value-type="string" office:string-value="0xff" calcext:value-type="string">
            <text:p>0xff</text:p>
          </table:table-cell>
          <table:table-cell table:formula="of:=COM.MICROSOFT.CONCAT(&quot;0x&quot;;TEXT([.M43];&quot;00&quot;))" office:value-type="string" office:string-value="0xff" calcext:value-type="string">
            <text:p>0xff</text:p>
          </table:table-cell>
          <table:table-cell table:formula="of:=COM.MICROSOFT.CONCAT(&quot;0x&quot;;TEXT([.N43];&quot;00&quot;))" office:value-type="string" office:string-value="0xff" calcext:value-type="string">
            <text:p>0xff</text:p>
          </table:table-cell>
          <table:table-cell table:formula="of:=COM.MICROSOFT.CONCAT(&quot;0x&quot;;TEXT([.O43];&quot;00&quot;))" office:value-type="string" office:string-value="0xff" calcext:value-type="string">
            <text:p>0xff</text:p>
          </table:table-cell>
          <table:table-cell table:formula="of:=COM.MICROSOFT.CONCAT(&quot;0x&quot;;TEXT([.P43];&quot;00&quot;))" office:value-type="string" office:string-value="0xff" calcext:value-type="string">
            <text:p>0xff</text:p>
          </table:table-cell>
          <table:table-cell table:formula="of:=COM.MICROSOFT.TEXTJOIN(&quot;,&quot;;1;[.A135:.P135])" office:value-type="string" office:string-value="0xfb,0xef,0xbe,0xfb,0xff,0xff,0xff,0xff,0xff,0xff,0xff,0xff,0xff,0xff,0xff,0xff" calcext:value-type="string">
            <text:p>0xfb,0xef,0xbe,0xfb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4];&quot;00&quot;))" office:value-type="string" office:string-value="0xff" calcext:value-type="string">
            <text:p>0xff</text:p>
          </table:table-cell>
          <table:table-cell table:formula="of:=COM.MICROSOFT.CONCAT(&quot;0x&quot;;TEXT([.B44];&quot;00&quot;))" office:value-type="string" office:string-value="0xef" calcext:value-type="string">
            <text:p>0xef</text:p>
          </table:table-cell>
          <table:table-cell table:formula="of:=COM.MICROSOFT.CONCAT(&quot;0x&quot;;TEXT([.C44];&quot;00&quot;))" office:value-type="string" office:string-value="0xde" calcext:value-type="string">
            <text:p>0xde</text:p>
          </table:table-cell>
          <table:table-cell table:formula="of:=COM.MICROSOFT.CONCAT(&quot;0x&quot;;TEXT([.D44];&quot;00&quot;))" office:value-type="string" office:string-value="0xfd" calcext:value-type="string">
            <text:p>0xfd</text:p>
          </table:table-cell>
          <table:table-cell table:formula="of:=COM.MICROSOFT.CONCAT(&quot;0x&quot;;TEXT([.E44];&quot;00&quot;))" office:value-type="string" office:string-value="0xef" calcext:value-type="string">
            <text:p>0xef</text:p>
          </table:table-cell>
          <table:table-cell table:formula="of:=COM.MICROSOFT.CONCAT(&quot;0x&quot;;TEXT([.F44];&quot;00&quot;))" office:value-type="string" office:string-value="0xde" calcext:value-type="string">
            <text:p>0xde</text:p>
          </table:table-cell>
          <table:table-cell table:formula="of:=COM.MICROSOFT.CONCAT(&quot;0x&quot;;TEXT([.G44];&quot;00&quot;))" office:value-type="string" office:string-value="0xfd" calcext:value-type="string">
            <text:p>0xfd</text:p>
          </table:table-cell>
          <table:table-cell table:formula="of:=COM.MICROSOFT.CONCAT(&quot;0x&quot;;TEXT([.H44];&quot;00&quot;))" office:value-type="string" office:string-value="0xef" calcext:value-type="string">
            <text:p>0xef</text:p>
          </table:table-cell>
          <table:table-cell table:formula="of:=COM.MICROSOFT.CONCAT(&quot;0x&quot;;TEXT([.I44];&quot;00&quot;))" office:value-type="string" office:string-value="0xde" calcext:value-type="string">
            <text:p>0xde</text:p>
          </table:table-cell>
          <table:table-cell table:formula="of:=COM.MICROSOFT.CONCAT(&quot;0x&quot;;TEXT([.J44];&quot;00&quot;))" office:value-type="string" office:string-value="0xfd" calcext:value-type="string">
            <text:p>0xfd</text:p>
          </table:table-cell>
          <table:table-cell table:formula="of:=COM.MICROSOFT.CONCAT(&quot;0x&quot;;TEXT([.K44];&quot;00&quot;))" office:value-type="string" office:string-value="0xef" calcext:value-type="string">
            <text:p>0xef</text:p>
          </table:table-cell>
          <table:table-cell table:formula="of:=COM.MICROSOFT.CONCAT(&quot;0x&quot;;TEXT([.L44];&quot;00&quot;))" office:value-type="string" office:string-value="0xde" calcext:value-type="string">
            <text:p>0xde</text:p>
          </table:table-cell>
          <table:table-cell table:formula="of:=COM.MICROSOFT.CONCAT(&quot;0x&quot;;TEXT([.M44];&quot;00&quot;))" office:value-type="string" office:string-value="0xfd" calcext:value-type="string">
            <text:p>0xfd</text:p>
          </table:table-cell>
          <table:table-cell table:formula="of:=COM.MICROSOFT.CONCAT(&quot;0x&quot;;TEXT([.N44];&quot;00&quot;))" office:value-type="string" office:string-value="0xef" calcext:value-type="string">
            <text:p>0xef</text:p>
          </table:table-cell>
          <table:table-cell table:formula="of:=COM.MICROSOFT.CONCAT(&quot;0x&quot;;TEXT([.O44];&quot;00&quot;))" office:value-type="string" office:string-value="0xde" calcext:value-type="string">
            <text:p>0xde</text:p>
          </table:table-cell>
          <table:table-cell table:formula="of:=COM.MICROSOFT.CONCAT(&quot;0x&quot;;TEXT([.P44];&quot;00&quot;))" office:value-type="string" office:string-value="0xfd" calcext:value-type="string">
            <text:p>0xfd</text:p>
          </table:table-cell>
          <table:table-cell table:formula="of:=COM.MICROSOFT.TEXTJOIN(&quot;,&quot;;1;[.A136:.P136])" office:value-type="string" office:string-value="0xff,0xef,0xde,0xfd,0xef,0xde,0xfd,0xef,0xde,0xfd,0xef,0xde,0xfd,0xef,0xde,0xfd" calcext:value-type="string">
            <text:p>0xff,0xef,0xde,0xfd,0xef,0xde,0xfd,0xef,0xde,0xfd,0xef,0xde,0xfd,0xef,0xde,0xfd</text:p>
          </table:table-cell>
          <table:table-cell table:number-columns-repeated="17"/>
        </table:table-row>
        <table:table-row table:style-name="ro1">
          <table:table-cell table:formula="of:=COM.MICROSOFT.CONCAT(&quot;0x&quot;;TEXT([.A45];&quot;00&quot;))" office:value-type="string" office:string-value="0xef" calcext:value-type="string">
            <text:p>0xef</text:p>
          </table:table-cell>
          <table:table-cell table:formula="of:=COM.MICROSOFT.CONCAT(&quot;0x&quot;;TEXT([.B45];&quot;00&quot;))" office:value-type="string" office:string-value="0xde" calcext:value-type="string">
            <text:p>0xde</text:p>
          </table:table-cell>
          <table:table-cell table:formula="of:=COM.MICROSOFT.CONCAT(&quot;0x&quot;;TEXT([.C45];&quot;00&quot;))" office:value-type="string" office:string-value="0xfd" calcext:value-type="string">
            <text:p>0xfd</text:p>
          </table:table-cell>
          <table:table-cell table:formula="of:=COM.MICROSOFT.CONCAT(&quot;0x&quot;;TEXT([.D45];&quot;00&quot;))" office:value-type="string" office:string-value="0xef" calcext:value-type="string">
            <text:p>0xef</text:p>
          </table:table-cell>
          <table:table-cell table:formula="of:=COM.MICROSOFT.CONCAT(&quot;0x&quot;;TEXT([.E45];&quot;00&quot;))" office:value-type="string" office:string-value="0xde" calcext:value-type="string">
            <text:p>0xde</text:p>
          </table:table-cell>
          <table:table-cell table:formula="of:=COM.MICROSOFT.CONCAT(&quot;0x&quot;;TEXT([.F45];&quot;00&quot;))" office:value-type="string" office:string-value="0xfd" calcext:value-type="string">
            <text:p>0xfd</text:p>
          </table:table-cell>
          <table:table-cell table:formula="of:=COM.MICROSOFT.CONCAT(&quot;0x&quot;;TEXT([.G45];&quot;00&quot;))" office:value-type="string" office:string-value="0xef" calcext:value-type="string">
            <text:p>0xef</text:p>
          </table:table-cell>
          <table:table-cell table:formula="of:=COM.MICROSOFT.CONCAT(&quot;0x&quot;;TEXT([.H45];&quot;00&quot;))" office:value-type="string" office:string-value="0xde" calcext:value-type="string">
            <text:p>0xde</text:p>
          </table:table-cell>
          <table:table-cell table:formula="of:=COM.MICROSOFT.CONCAT(&quot;0x&quot;;TEXT([.I45];&quot;00&quot;))" office:value-type="string" office:string-value="0xfd" calcext:value-type="string">
            <text:p>0xfd</text:p>
          </table:table-cell>
          <table:table-cell table:formula="of:=COM.MICROSOFT.CONCAT(&quot;0x&quot;;TEXT([.J45];&quot;00&quot;))" office:value-type="string" office:string-value="0xef" calcext:value-type="string">
            <text:p>0xef</text:p>
          </table:table-cell>
          <table:table-cell table:formula="of:=COM.MICROSOFT.CONCAT(&quot;0x&quot;;TEXT([.K45];&quot;00&quot;))" office:value-type="string" office:string-value="0xde" calcext:value-type="string">
            <text:p>0xde</text:p>
          </table:table-cell>
          <table:table-cell table:formula="of:=COM.MICROSOFT.CONCAT(&quot;0x&quot;;TEXT([.L45];&quot;00&quot;))" office:value-type="string" office:string-value="0xfd" calcext:value-type="string">
            <text:p>0xfd</text:p>
          </table:table-cell>
          <table:table-cell table:formula="of:=COM.MICROSOFT.CONCAT(&quot;0x&quot;;TEXT([.M45];&quot;00&quot;))" office:value-type="string" office:string-value="0xef" calcext:value-type="string">
            <text:p>0xef</text:p>
          </table:table-cell>
          <table:table-cell table:formula="of:=COM.MICROSOFT.CONCAT(&quot;0x&quot;;TEXT([.N45];&quot;00&quot;))" office:value-type="string" office:string-value="0xde" calcext:value-type="string">
            <text:p>0xde</text:p>
          </table:table-cell>
          <table:table-cell table:formula="of:=COM.MICROSOFT.CONCAT(&quot;0x&quot;;TEXT([.O45];&quot;00&quot;))" office:value-type="string" office:string-value="0xfd" calcext:value-type="string">
            <text:p>0xfd</text:p>
          </table:table-cell>
          <table:table-cell table:formula="of:=COM.MICROSOFT.CONCAT(&quot;0x&quot;;TEXT([.P45];&quot;00&quot;))" office:value-type="string" office:string-value="0xef" calcext:value-type="string">
            <text:p>0xef</text:p>
          </table:table-cell>
          <table:table-cell table:formula="of:=COM.MICROSOFT.TEXTJOIN(&quot;,&quot;;1;[.A137:.P137])" office:value-type="string" office:string-value="0xef,0xde,0xfd,0xef,0xde,0xfd,0xef,0xde,0xfd,0xef,0xde,0xfd,0xef,0xde,0xfd,0xef" calcext:value-type="string">
            <text:p>0xef,0xde,0xfd,0xef,0xde,0xfd,0xef,0xde,0xfd,0xef,0xde,0xfd,0xef,0xde,0xfd,0xef</text:p>
          </table:table-cell>
          <table:table-cell table:number-columns-repeated="17"/>
        </table:table-row>
        <table:table-row table:style-name="ro1">
          <table:table-cell table:formula="of:=COM.MICROSOFT.CONCAT(&quot;0x&quot;;TEXT([.A46];&quot;00&quot;))" office:value-type="string" office:string-value="0xde" calcext:value-type="string">
            <text:p>0xde</text:p>
          </table:table-cell>
          <table:table-cell table:formula="of:=COM.MICROSOFT.CONCAT(&quot;0x&quot;;TEXT([.B46];&quot;00&quot;))" office:value-type="string" office:string-value="0xfd" calcext:value-type="string">
            <text:p>0xfd</text:p>
          </table:table-cell>
          <table:table-cell table:formula="of:=COM.MICROSOFT.CONCAT(&quot;0x&quot;;TEXT([.C46];&quot;00&quot;))" office:value-type="string" office:string-value="0xef" calcext:value-type="string">
            <text:p>0xef</text:p>
          </table:table-cell>
          <table:table-cell table:formula="of:=COM.MICROSOFT.CONCAT(&quot;0x&quot;;TEXT([.D46];&quot;00&quot;))" office:value-type="string" office:string-value="0xde" calcext:value-type="string">
            <text:p>0xde</text:p>
          </table:table-cell>
          <table:table-cell table:formula="of:=COM.MICROSOFT.CONCAT(&quot;0x&quot;;TEXT([.E46];&quot;00&quot;))" office:value-type="string" office:string-value="0xfd" calcext:value-type="string">
            <text:p>0xfd</text:p>
          </table:table-cell>
          <table:table-cell table:formula="of:=COM.MICROSOFT.CONCAT(&quot;0x&quot;;TEXT([.F46];&quot;00&quot;))" office:value-type="string" office:string-value="0xef" calcext:value-type="string">
            <text:p>0xef</text:p>
          </table:table-cell>
          <table:table-cell table:formula="of:=COM.MICROSOFT.CONCAT(&quot;0x&quot;;TEXT([.G46];&quot;00&quot;))" office:value-type="string" office:string-value="0xde" calcext:value-type="string">
            <text:p>0xde</text:p>
          </table:table-cell>
          <table:table-cell table:formula="of:=COM.MICROSOFT.CONCAT(&quot;0x&quot;;TEXT([.H46];&quot;00&quot;))" office:value-type="string" office:string-value="0xfd" calcext:value-type="string">
            <text:p>0xfd</text:p>
          </table:table-cell>
          <table:table-cell table:formula="of:=COM.MICROSOFT.CONCAT(&quot;0x&quot;;TEXT([.I46];&quot;00&quot;))" office:value-type="string" office:string-value="0xff" calcext:value-type="string">
            <text:p>0xff</text:p>
          </table:table-cell>
          <table:table-cell table:formula="of:=COM.MICROSOFT.CONCAT(&quot;0x&quot;;TEXT([.J46];&quot;00&quot;))" office:value-type="string" office:string-value="0xff" calcext:value-type="string">
            <text:p>0xff</text:p>
          </table:table-cell>
          <table:table-cell table:formula="of:=COM.MICROSOFT.CONCAT(&quot;0x&quot;;TEXT([.K46];&quot;00&quot;))" office:value-type="string" office:string-value="0xff" calcext:value-type="string">
            <text:p>0xff</text:p>
          </table:table-cell>
          <table:table-cell table:formula="of:=COM.MICROSOFT.CONCAT(&quot;0x&quot;;TEXT([.L46];&quot;00&quot;))" office:value-type="string" office:string-value="0xff" calcext:value-type="string">
            <text:p>0xff</text:p>
          </table:table-cell>
          <table:table-cell table:formula="of:=COM.MICROSOFT.CONCAT(&quot;0x&quot;;TEXT([.M46];&quot;00&quot;))" office:value-type="string" office:string-value="0xff" calcext:value-type="string">
            <text:p>0xff</text:p>
          </table:table-cell>
          <table:table-cell table:formula="of:=COM.MICROSOFT.CONCAT(&quot;0x&quot;;TEXT([.N46];&quot;00&quot;))" office:value-type="string" office:string-value="0xff" calcext:value-type="string">
            <text:p>0xff</text:p>
          </table:table-cell>
          <table:table-cell table:formula="of:=COM.MICROSOFT.CONCAT(&quot;0x&quot;;TEXT([.O46];&quot;00&quot;))" office:value-type="string" office:string-value="0xff" calcext:value-type="string">
            <text:p>0xff</text:p>
          </table:table-cell>
          <table:table-cell table:formula="of:=COM.MICROSOFT.CONCAT(&quot;0x&quot;;TEXT([.P46];&quot;00&quot;))" office:value-type="string" office:string-value="0xff" calcext:value-type="string">
            <text:p>0xff</text:p>
          </table:table-cell>
          <table:table-cell table:formula="of:=COM.MICROSOFT.TEXTJOIN(&quot;,&quot;;1;[.A138:.P138])" office:value-type="string" office:string-value="0xde,0xfd,0xef,0xde,0xfd,0xef,0xde,0xfd,0xff,0xff,0xff,0xff,0xff,0xff,0xff,0xff" calcext:value-type="string">
            <text:p>0xde,0xfd,0xef,0xde,0xfd,0xef,0xde,0xfd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7];&quot;00&quot;))" office:value-type="string" office:string-value="0xff" calcext:value-type="string">
            <text:p>0xff</text:p>
          </table:table-cell>
          <table:table-cell table:formula="of:=COM.MICROSOFT.CONCAT(&quot;0x&quot;;TEXT([.B47];&quot;00&quot;))" office:value-type="string" office:string-value="0xff" calcext:value-type="string">
            <text:p>0xff</text:p>
          </table:table-cell>
          <table:table-cell table:formula="of:=COM.MICROSOFT.CONCAT(&quot;0x&quot;;TEXT([.C47];&quot;00&quot;))" office:value-type="string" office:string-value="0xff" calcext:value-type="string">
            <text:p>0xff</text:p>
          </table:table-cell>
          <table:table-cell table:formula="of:=COM.MICROSOFT.CONCAT(&quot;0x&quot;;TEXT([.D47];&quot;00&quot;))" office:value-type="string" office:string-value="0xff" calcext:value-type="string">
            <text:p>0xff</text:p>
          </table:table-cell>
          <table:table-cell table:formula="of:=COM.MICROSOFT.CONCAT(&quot;0x&quot;;TEXT([.E47];&quot;00&quot;))" office:value-type="string" office:string-value="0xff" calcext:value-type="string">
            <text:p>0xff</text:p>
          </table:table-cell>
          <table:table-cell table:formula="of:=COM.MICROSOFT.CONCAT(&quot;0x&quot;;TEXT([.F47];&quot;00&quot;))" office:value-type="string" office:string-value="0xef" calcext:value-type="string">
            <text:p>0xef</text:p>
          </table:table-cell>
          <table:table-cell table:formula="of:=COM.MICROSOFT.CONCAT(&quot;0x&quot;;TEXT([.G47];&quot;00&quot;))" office:value-type="string" office:string-value="0xde" calcext:value-type="string">
            <text:p>0xde</text:p>
          </table:table-cell>
          <table:table-cell table:formula="of:=COM.MICROSOFT.CONCAT(&quot;0x&quot;;TEXT([.H47];&quot;00&quot;))" office:value-type="string" office:string-value="0xfd" calcext:value-type="string">
            <text:p>0xfd</text:p>
          </table:table-cell>
          <table:table-cell table:formula="of:=COM.MICROSOFT.CONCAT(&quot;0x&quot;;TEXT([.I47];&quot;00&quot;))" office:value-type="string" office:string-value="0xef" calcext:value-type="string">
            <text:p>0xef</text:p>
          </table:table-cell>
          <table:table-cell table:formula="of:=COM.MICROSOFT.CONCAT(&quot;0x&quot;;TEXT([.J47];&quot;00&quot;))" office:value-type="string" office:string-value="0xde" calcext:value-type="string">
            <text:p>0xde</text:p>
          </table:table-cell>
          <table:table-cell table:formula="of:=COM.MICROSOFT.CONCAT(&quot;0x&quot;;TEXT([.K47];&quot;00&quot;))" office:value-type="string" office:string-value="0xfd" calcext:value-type="string">
            <text:p>0xfd</text:p>
          </table:table-cell>
          <table:table-cell table:formula="of:=COM.MICROSOFT.CONCAT(&quot;0x&quot;;TEXT([.L47];&quot;00&quot;))" office:value-type="string" office:string-value="0xef" calcext:value-type="string">
            <text:p>0xef</text:p>
          </table:table-cell>
          <table:table-cell table:formula="of:=COM.MICROSOFT.CONCAT(&quot;0x&quot;;TEXT([.M47];&quot;00&quot;))" office:value-type="string" office:string-value="0xde" calcext:value-type="string">
            <text:p>0xde</text:p>
          </table:table-cell>
          <table:table-cell table:formula="of:=COM.MICROSOFT.CONCAT(&quot;0x&quot;;TEXT([.N47];&quot;00&quot;))" office:value-type="string" office:string-value="0xfd" calcext:value-type="string">
            <text:p>0xfd</text:p>
          </table:table-cell>
          <table:table-cell table:formula="of:=COM.MICROSOFT.CONCAT(&quot;0x&quot;;TEXT([.O47];&quot;00&quot;))" office:value-type="string" office:string-value="0xef" calcext:value-type="string">
            <text:p>0xef</text:p>
          </table:table-cell>
          <table:table-cell table:formula="of:=COM.MICROSOFT.CONCAT(&quot;0x&quot;;TEXT([.P47];&quot;00&quot;))" office:value-type="string" office:string-value="0xde" calcext:value-type="string">
            <text:p>0xde</text:p>
          </table:table-cell>
          <table:table-cell table:formula="of:=COM.MICROSOFT.TEXTJOIN(&quot;,&quot;;1;[.A139:.P139])" office:value-type="string" office:string-value="0xff,0xff,0xff,0xff,0xff,0xef,0xde,0xfd,0xef,0xde,0xfd,0xef,0xde,0xfd,0xef,0xde" calcext:value-type="string">
            <text:p>0xff,0xff,0xff,0xff,0xff,0xef,0xde,0xfd,0xef,0xde,0xfd,0xef,0xde,0xfd,0xef,0xde</text:p>
          </table:table-cell>
          <table:table-cell table:number-columns-repeated="17"/>
        </table:table-row>
        <table:table-row table:style-name="ro1">
          <table:table-cell table:formula="of:=COM.MICROSOFT.CONCAT(&quot;0x&quot;;TEXT([.A48];&quot;00&quot;))" office:value-type="string" office:string-value="0xfd" calcext:value-type="string">
            <text:p>0xfd</text:p>
          </table:table-cell>
          <table:table-cell table:formula="of:=COM.MICROSOFT.CONCAT(&quot;0x&quot;;TEXT([.B48];&quot;00&quot;))" office:value-type="string" office:string-value="0xef" calcext:value-type="string">
            <text:p>0xef</text:p>
          </table:table-cell>
          <table:table-cell table:formula="of:=COM.MICROSOFT.CONCAT(&quot;0x&quot;;TEXT([.C48];&quot;00&quot;))" office:value-type="string" office:string-value="0xde" calcext:value-type="string">
            <text:p>0xde</text:p>
          </table:table-cell>
          <table:table-cell table:formula="of:=COM.MICROSOFT.CONCAT(&quot;0x&quot;;TEXT([.D48];&quot;00&quot;))" office:value-type="string" office:string-value="0xfd" calcext:value-type="string">
            <text:p>0xfd</text:p>
          </table:table-cell>
          <table:table-cell table:formula="of:=COM.MICROSOFT.CONCAT(&quot;0x&quot;;TEXT([.E48];&quot;00&quot;))" office:value-type="string" office:string-value="0xef" calcext:value-type="string">
            <text:p>0xef</text:p>
          </table:table-cell>
          <table:table-cell table:formula="of:=COM.MICROSOFT.CONCAT(&quot;0x&quot;;TEXT([.F48];&quot;00&quot;))" office:value-type="string" office:string-value="0xde" calcext:value-type="string">
            <text:p>0xde</text:p>
          </table:table-cell>
          <table:table-cell table:formula="of:=COM.MICROSOFT.CONCAT(&quot;0x&quot;;TEXT([.G48];&quot;00&quot;))" office:value-type="string" office:string-value="0xfd" calcext:value-type="string">
            <text:p>0xfd</text:p>
          </table:table-cell>
          <table:table-cell table:formula="of:=COM.MICROSOFT.CONCAT(&quot;0x&quot;;TEXT([.H48];&quot;00&quot;))" office:value-type="string" office:string-value="0xef" calcext:value-type="string">
            <text:p>0xef</text:p>
          </table:table-cell>
          <table:table-cell table:formula="of:=COM.MICROSOFT.CONCAT(&quot;0x&quot;;TEXT([.I48];&quot;00&quot;))" office:value-type="string" office:string-value="0xde" calcext:value-type="string">
            <text:p>0xde</text:p>
          </table:table-cell>
          <table:table-cell table:formula="of:=COM.MICROSOFT.CONCAT(&quot;0x&quot;;TEXT([.J48];&quot;00&quot;))" office:value-type="string" office:string-value="0xfd" calcext:value-type="string">
            <text:p>0xfd</text:p>
          </table:table-cell>
          <table:table-cell table:formula="of:=COM.MICROSOFT.CONCAT(&quot;0x&quot;;TEXT([.K48];&quot;00&quot;))" office:value-type="string" office:string-value="0xef" calcext:value-type="string">
            <text:p>0xef</text:p>
          </table:table-cell>
          <table:table-cell table:formula="of:=COM.MICROSOFT.CONCAT(&quot;0x&quot;;TEXT([.L48];&quot;00&quot;))" office:value-type="string" office:string-value="0xde" calcext:value-type="string">
            <text:p>0xde</text:p>
          </table:table-cell>
          <table:table-cell table:formula="of:=COM.MICROSOFT.CONCAT(&quot;0x&quot;;TEXT([.M48];&quot;00&quot;))" office:value-type="string" office:string-value="0xfd" calcext:value-type="string">
            <text:p>0xfd</text:p>
          </table:table-cell>
          <table:table-cell table:formula="of:=COM.MICROSOFT.CONCAT(&quot;0x&quot;;TEXT([.N48];&quot;00&quot;))" office:value-type="string" office:string-value="0xef" calcext:value-type="string">
            <text:p>0xef</text:p>
          </table:table-cell>
          <table:table-cell table:formula="of:=COM.MICROSOFT.CONCAT(&quot;0x&quot;;TEXT([.O48];&quot;00&quot;))" office:value-type="string" office:string-value="0xde" calcext:value-type="string">
            <text:p>0xde</text:p>
          </table:table-cell>
          <table:table-cell table:formula="of:=COM.MICROSOFT.CONCAT(&quot;0x&quot;;TEXT([.P48];&quot;00&quot;))" office:value-type="string" office:string-value="0xfd" calcext:value-type="string">
            <text:p>0xfd</text:p>
          </table:table-cell>
          <table:table-cell table:formula="of:=COM.MICROSOFT.TEXTJOIN(&quot;,&quot;;1;[.A140:.P140])" office:value-type="string" office:string-value="0xfd,0xef,0xde,0xfd,0xef,0xde,0xfd,0xef,0xde,0xfd,0xef,0xde,0xfd,0xef,0xde,0xfd" calcext:value-type="string">
            <text:p>0xfd,0xef,0xde,0xfd,0xef,0xde,0xfd,0xef,0xde,0xfd,0xef,0xde,0xfd,0xef,0xde,0xfd</text:p>
          </table:table-cell>
          <table:table-cell table:number-columns-repeated="17"/>
        </table:table-row>
        <table:table-row table:style-name="ro1">
          <table:table-cell table:formula="of:=COM.MICROSOFT.CONCAT(&quot;0x&quot;;TEXT([.A49];&quot;00&quot;))" office:value-type="string" office:string-value="0xef" calcext:value-type="string">
            <text:p>0xef</text:p>
          </table:table-cell>
          <table:table-cell table:formula="of:=COM.MICROSOFT.CONCAT(&quot;0x&quot;;TEXT([.B49];&quot;00&quot;))" office:value-type="string" office:string-value="0xde" calcext:value-type="string">
            <text:p>0xde</text:p>
          </table:table-cell>
          <table:table-cell table:formula="of:=COM.MICROSOFT.CONCAT(&quot;0x&quot;;TEXT([.C49];&quot;00&quot;))" office:value-type="string" office:string-value="0xfd" calcext:value-type="string">
            <text:p>0xfd</text:p>
          </table:table-cell>
          <table:table-cell table:formula="of:=COM.MICROSOFT.CONCAT(&quot;0x&quot;;TEXT([.D49];&quot;00&quot;))" office:value-type="string" office:string-value="0xef" calcext:value-type="string">
            <text:p>0xef</text:p>
          </table:table-cell>
          <table:table-cell table:formula="of:=COM.MICROSOFT.CONCAT(&quot;0x&quot;;TEXT([.E49];&quot;00&quot;))" office:value-type="string" office:string-value="0xde" calcext:value-type="string">
            <text:p>0xde</text:p>
          </table:table-cell>
          <table:table-cell table:formula="of:=COM.MICROSOFT.CONCAT(&quot;0x&quot;;TEXT([.F49];&quot;00&quot;))" office:value-type="string" office:string-value="0xfd" calcext:value-type="string">
            <text:p>0xfd</text:p>
          </table:table-cell>
          <table:table-cell table:formula="of:=COM.MICROSOFT.CONCAT(&quot;0x&quot;;TEXT([.G49];&quot;00&quot;))" office:value-type="string" office:string-value="0xef" calcext:value-type="string">
            <text:p>0xef</text:p>
          </table:table-cell>
          <table:table-cell table:formula="of:=COM.MICROSOFT.CONCAT(&quot;0x&quot;;TEXT([.H49];&quot;00&quot;))" office:value-type="string" office:string-value="0xde" calcext:value-type="string">
            <text:p>0xde</text:p>
          </table:table-cell>
          <table:table-cell table:formula="of:=COM.MICROSOFT.CONCAT(&quot;0x&quot;;TEXT([.I49];&quot;00&quot;))" office:value-type="string" office:string-value="0xfd" calcext:value-type="string">
            <text:p>0xfd</text:p>
          </table:table-cell>
          <table:table-cell table:formula="of:=COM.MICROSOFT.CONCAT(&quot;0x&quot;;TEXT([.J49];&quot;00&quot;))" office:value-type="string" office:string-value="0xef" calcext:value-type="string">
            <text:p>0xef</text:p>
          </table:table-cell>
          <table:table-cell table:formula="of:=COM.MICROSOFT.CONCAT(&quot;0x&quot;;TEXT([.K49];&quot;00&quot;))" office:value-type="string" office:string-value="0xde" calcext:value-type="string">
            <text:p>0xde</text:p>
          </table:table-cell>
          <table:table-cell table:formula="of:=COM.MICROSOFT.CONCAT(&quot;0x&quot;;TEXT([.L49];&quot;00&quot;))" office:value-type="string" office:string-value="0xfd" calcext:value-type="string">
            <text:p>0xfd</text:p>
          </table:table-cell>
          <table:table-cell table:formula="of:=COM.MICROSOFT.CONCAT(&quot;0x&quot;;TEXT([.M49];&quot;00&quot;))" office:value-type="string" office:string-value="0xff" calcext:value-type="string">
            <text:p>0xff</text:p>
          </table:table-cell>
          <table:table-cell table:formula="of:=COM.MICROSOFT.CONCAT(&quot;0x&quot;;TEXT([.N49];&quot;00&quot;))" office:value-type="string" office:string-value="0xff" calcext:value-type="string">
            <text:p>0xff</text:p>
          </table:table-cell>
          <table:table-cell table:formula="of:=COM.MICROSOFT.CONCAT(&quot;0x&quot;;TEXT([.O49];&quot;00&quot;))" office:value-type="string" office:string-value="0xff" calcext:value-type="string">
            <text:p>0xff</text:p>
          </table:table-cell>
          <table:table-cell table:formula="of:=COM.MICROSOFT.CONCAT(&quot;0x&quot;;TEXT([.P49];&quot;00&quot;))" office:value-type="string" office:string-value="0xff" calcext:value-type="string">
            <text:p>0xff</text:p>
          </table:table-cell>
          <table:table-cell table:formula="of:=COM.MICROSOFT.TEXTJOIN(&quot;,&quot;;1;[.A141:.P141])" office:value-type="string" office:string-value="0xef,0xde,0xfd,0xef,0xde,0xfd,0xef,0xde,0xfd,0xef,0xde,0xfd,0xff,0xff,0xff,0xff" calcext:value-type="string">
            <text:p>0xef,0xde,0xfd,0xef,0xde,0xfd,0xef,0xde,0xfd,0xef,0xde,0xfd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0];&quot;00&quot;))" office:value-type="string" office:string-value="0xff" calcext:value-type="string">
            <text:p>0xff</text:p>
          </table:table-cell>
          <table:table-cell table:formula="of:=COM.MICROSOFT.CONCAT(&quot;0x&quot;;TEXT([.B50];&quot;00&quot;))" office:value-type="string" office:string-value="0xff" calcext:value-type="string">
            <text:p>0xff</text:p>
          </table:table-cell>
          <table:table-cell table:formula="of:=COM.MICROSOFT.CONCAT(&quot;0x&quot;;TEXT([.C50];&quot;00&quot;))" office:value-type="string" office:string-value="0xff" calcext:value-type="string">
            <text:p>0xff</text:p>
          </table:table-cell>
          <table:table-cell table:formula="of:=COM.MICROSOFT.CONCAT(&quot;0x&quot;;TEXT([.D50];&quot;00&quot;))" office:value-type="string" office:string-value="0xff" calcext:value-type="string">
            <text:p>0xff</text:p>
          </table:table-cell>
          <table:table-cell table:formula="of:=COM.MICROSOFT.CONCAT(&quot;0x&quot;;TEXT([.E50];&quot;00&quot;))" office:value-type="string" office:string-value="0xff" calcext:value-type="string">
            <text:p>0xff</text:p>
          </table:table-cell>
          <table:table-cell table:formula="of:=COM.MICROSOFT.CONCAT(&quot;0x&quot;;TEXT([.F50];&quot;00&quot;))" office:value-type="string" office:string-value="0xff" calcext:value-type="string">
            <text:p>0xff</text:p>
          </table:table-cell>
          <table:table-cell table:formula="of:=COM.MICROSOFT.CONCAT(&quot;0x&quot;;TEXT([.G50];&quot;00&quot;))" office:value-type="string" office:string-value="0xff" calcext:value-type="string">
            <text:p>0xff</text:p>
          </table:table-cell>
          <table:table-cell table:formula="of:=COM.MICROSOFT.CONCAT(&quot;0x&quot;;TEXT([.H50];&quot;00&quot;))" office:value-type="string" office:string-value="0xff" calcext:value-type="string">
            <text:p>0xff</text:p>
          </table:table-cell>
          <table:table-cell table:formula="of:=COM.MICROSOFT.CONCAT(&quot;0x&quot;;TEXT([.I50];&quot;00&quot;))" office:value-type="string" office:string-value="0xff" calcext:value-type="string">
            <text:p>0xff</text:p>
          </table:table-cell>
          <table:table-cell table:formula="of:=COM.MICROSOFT.CONCAT(&quot;0x&quot;;TEXT([.J50];&quot;00&quot;))" office:value-type="string" office:string-value="0xef" calcext:value-type="string">
            <text:p>0xef</text:p>
          </table:table-cell>
          <table:table-cell table:formula="of:=COM.MICROSOFT.CONCAT(&quot;0x&quot;;TEXT([.K50];&quot;00&quot;))" office:value-type="string" office:string-value="0xde" calcext:value-type="string">
            <text:p>0xde</text:p>
          </table:table-cell>
          <table:table-cell table:formula="of:=COM.MICROSOFT.CONCAT(&quot;0x&quot;;TEXT([.L50];&quot;00&quot;))" office:value-type="string" office:string-value="0xfd" calcext:value-type="string">
            <text:p>0xfd</text:p>
          </table:table-cell>
          <table:table-cell table:formula="of:=COM.MICROSOFT.CONCAT(&quot;0x&quot;;TEXT([.M50];&quot;00&quot;))" office:value-type="string" office:string-value="0xef" calcext:value-type="string">
            <text:p>0xef</text:p>
          </table:table-cell>
          <table:table-cell table:formula="of:=COM.MICROSOFT.CONCAT(&quot;0x&quot;;TEXT([.N50];&quot;00&quot;))" office:value-type="string" office:string-value="0xde" calcext:value-type="string">
            <text:p>0xde</text:p>
          </table:table-cell>
          <table:table-cell table:formula="of:=COM.MICROSOFT.CONCAT(&quot;0x&quot;;TEXT([.O50];&quot;00&quot;))" office:value-type="string" office:string-value="0xfd" calcext:value-type="string">
            <text:p>0xfd</text:p>
          </table:table-cell>
          <table:table-cell table:formula="of:=COM.MICROSOFT.CONCAT(&quot;0x&quot;;TEXT([.P50];&quot;00&quot;))" office:value-type="string" office:string-value="0xef" calcext:value-type="string">
            <text:p>0xef</text:p>
          </table:table-cell>
          <table:table-cell table:formula="of:=COM.MICROSOFT.TEXTJOIN(&quot;,&quot;;1;[.A142:.P142])" office:value-type="string" office:string-value="0xff,0xff,0xff,0xff,0xff,0xff,0xff,0xff,0xff,0xef,0xde,0xfd,0xef,0xde,0xfd,0xef" calcext:value-type="string">
            <text:p>0xff,0xff,0xff,0xff,0xff,0xff,0xff,0xff,0xff,0xef,0xde,0xfd,0xef,0xde,0xfd,0xef</text:p>
          </table:table-cell>
          <table:table-cell table:number-columns-repeated="17"/>
        </table:table-row>
        <table:table-row table:style-name="ro1">
          <table:table-cell table:formula="of:=COM.MICROSOFT.CONCAT(&quot;0x&quot;;TEXT([.A51];&quot;00&quot;))" office:value-type="string" office:string-value="0xde" calcext:value-type="string">
            <text:p>0xde</text:p>
          </table:table-cell>
          <table:table-cell table:formula="of:=COM.MICROSOFT.CONCAT(&quot;0x&quot;;TEXT([.B51];&quot;00&quot;))" office:value-type="string" office:string-value="0xfd" calcext:value-type="string">
            <text:p>0xfd</text:p>
          </table:table-cell>
          <table:table-cell table:formula="of:=COM.MICROSOFT.CONCAT(&quot;0x&quot;;TEXT([.C51];&quot;00&quot;))" office:value-type="string" office:string-value="0xef" calcext:value-type="string">
            <text:p>0xef</text:p>
          </table:table-cell>
          <table:table-cell table:formula="of:=COM.MICROSOFT.CONCAT(&quot;0x&quot;;TEXT([.D51];&quot;00&quot;))" office:value-type="string" office:string-value="0xde" calcext:value-type="string">
            <text:p>0xde</text:p>
          </table:table-cell>
          <table:table-cell table:formula="of:=COM.MICROSOFT.CONCAT(&quot;0x&quot;;TEXT([.E51];&quot;00&quot;))" office:value-type="string" office:string-value="0xfd" calcext:value-type="string">
            <text:p>0xfd</text:p>
          </table:table-cell>
          <table:table-cell table:formula="of:=COM.MICROSOFT.CONCAT(&quot;0x&quot;;TEXT([.F51];&quot;00&quot;))" office:value-type="string" office:string-value="0xef" calcext:value-type="string">
            <text:p>0xef</text:p>
          </table:table-cell>
          <table:table-cell table:formula="of:=COM.MICROSOFT.CONCAT(&quot;0x&quot;;TEXT([.G51];&quot;00&quot;))" office:value-type="string" office:string-value="0xde" calcext:value-type="string">
            <text:p>0xde</text:p>
          </table:table-cell>
          <table:table-cell table:formula="of:=COM.MICROSOFT.CONCAT(&quot;0x&quot;;TEXT([.H51];&quot;00&quot;))" office:value-type="string" office:string-value="0xfd" calcext:value-type="string">
            <text:p>0xfd</text:p>
          </table:table-cell>
          <table:table-cell table:formula="of:=COM.MICROSOFT.CONCAT(&quot;0x&quot;;TEXT([.I51];&quot;00&quot;))" office:value-type="string" office:string-value="0xef" calcext:value-type="string">
            <text:p>0xef</text:p>
          </table:table-cell>
          <table:table-cell table:formula="of:=COM.MICROSOFT.CONCAT(&quot;0x&quot;;TEXT([.J51];&quot;00&quot;))" office:value-type="string" office:string-value="0xde" calcext:value-type="string">
            <text:p>0xde</text:p>
          </table:table-cell>
          <table:table-cell table:formula="of:=COM.MICROSOFT.CONCAT(&quot;0x&quot;;TEXT([.K51];&quot;00&quot;))" office:value-type="string" office:string-value="0xfd" calcext:value-type="string">
            <text:p>0xfd</text:p>
          </table:table-cell>
          <table:table-cell table:formula="of:=COM.MICROSOFT.CONCAT(&quot;0x&quot;;TEXT([.L51];&quot;00&quot;))" office:value-type="string" office:string-value="0xef" calcext:value-type="string">
            <text:p>0xef</text:p>
          </table:table-cell>
          <table:table-cell table:formula="of:=COM.MICROSOFT.CONCAT(&quot;0x&quot;;TEXT([.M51];&quot;00&quot;))" office:value-type="string" office:string-value="0xde" calcext:value-type="string">
            <text:p>0xde</text:p>
          </table:table-cell>
          <table:table-cell table:formula="of:=COM.MICROSOFT.CONCAT(&quot;0x&quot;;TEXT([.N51];&quot;00&quot;))" office:value-type="string" office:string-value="0xfd" calcext:value-type="string">
            <text:p>0xfd</text:p>
          </table:table-cell>
          <table:table-cell table:formula="of:=COM.MICROSOFT.CONCAT(&quot;0x&quot;;TEXT([.O51];&quot;00&quot;))" office:value-type="string" office:string-value="0xef" calcext:value-type="string">
            <text:p>0xef</text:p>
          </table:table-cell>
          <table:table-cell table:formula="of:=COM.MICROSOFT.CONCAT(&quot;0x&quot;;TEXT([.P51];&quot;00&quot;))" office:value-type="string" office:string-value="0xde" calcext:value-type="string">
            <text:p>0xde</text:p>
          </table:table-cell>
          <table:table-cell table:formula="of:=COM.MICROSOFT.TEXTJOIN(&quot;,&quot;;1;[.A143:.P143])" office:value-type="string" office:string-value="0xde,0xfd,0xef,0xde,0xfd,0xef,0xde,0xfd,0xef,0xde,0xfd,0xef,0xde,0xfd,0xef,0xde" calcext:value-type="string">
            <text:p>0xde,0xfd,0xef,0xde,0xfd,0xef,0xde,0xfd,0xef,0xde,0xfd,0xef,0xde,0xfd,0xef,0xde</text:p>
          </table:table-cell>
          <table:table-cell table:number-columns-repeated="17"/>
        </table:table-row>
        <table:table-row table:style-name="ro1">
          <table:table-cell table:formula="of:=COM.MICROSOFT.CONCAT(&quot;0x&quot;;TEXT([.A52];&quot;00&quot;))" office:value-type="string" office:string-value="0xfd" calcext:value-type="string">
            <text:p>0xfd</text:p>
          </table:table-cell>
          <table:table-cell table:formula="of:=COM.MICROSOFT.CONCAT(&quot;0x&quot;;TEXT([.B52];&quot;00&quot;))" office:value-type="string" office:string-value="0xef" calcext:value-type="string">
            <text:p>0xef</text:p>
          </table:table-cell>
          <table:table-cell table:formula="of:=COM.MICROSOFT.CONCAT(&quot;0x&quot;;TEXT([.C52];&quot;00&quot;))" office:value-type="string" office:string-value="0xde" calcext:value-type="string">
            <text:p>0xde</text:p>
          </table:table-cell>
          <table:table-cell table:formula="of:=COM.MICROSOFT.CONCAT(&quot;0x&quot;;TEXT([.D52];&quot;00&quot;))" office:value-type="string" office:string-value="0xfd" calcext:value-type="string">
            <text:p>0xfd</text:p>
          </table:table-cell>
          <table:table-cell table:formula="of:=COM.MICROSOFT.CONCAT(&quot;0x&quot;;TEXT([.E52];&quot;00&quot;))" office:value-type="string" office:string-value="0xef" calcext:value-type="string">
            <text:p>0xef</text:p>
          </table:table-cell>
          <table:table-cell table:formula="of:=COM.MICROSOFT.CONCAT(&quot;0x&quot;;TEXT([.F52];&quot;00&quot;))" office:value-type="string" office:string-value="0xde" calcext:value-type="string">
            <text:p>0xde</text:p>
          </table:table-cell>
          <table:table-cell table:formula="of:=COM.MICROSOFT.CONCAT(&quot;0x&quot;;TEXT([.G52];&quot;00&quot;))" office:value-type="string" office:string-value="0xfd" calcext:value-type="string">
            <text:p>0xfd</text:p>
          </table:table-cell>
          <table:table-cell table:formula="of:=COM.MICROSOFT.CONCAT(&quot;0x&quot;;TEXT([.H52];&quot;00&quot;))" office:value-type="string" office:string-value="0xef" calcext:value-type="string">
            <text:p>0xef</text:p>
          </table:table-cell>
          <table:table-cell table:formula="of:=COM.MICROSOFT.CONCAT(&quot;0x&quot;;TEXT([.I52];&quot;00&quot;))" office:value-type="string" office:string-value="0xde" calcext:value-type="string">
            <text:p>0xde</text:p>
          </table:table-cell>
          <table:table-cell table:formula="of:=COM.MICROSOFT.CONCAT(&quot;0x&quot;;TEXT([.J52];&quot;00&quot;))" office:value-type="string" office:string-value="0xfd" calcext:value-type="string">
            <text:p>0xfd</text:p>
          </table:table-cell>
          <table:table-cell table:formula="of:=COM.MICROSOFT.CONCAT(&quot;0x&quot;;TEXT([.K52];&quot;00&quot;))" office:value-type="string" office:string-value="0xef" calcext:value-type="string">
            <text:p>0xef</text:p>
          </table:table-cell>
          <table:table-cell table:formula="of:=COM.MICROSOFT.CONCAT(&quot;0x&quot;;TEXT([.L52];&quot;00&quot;))" office:value-type="string" office:string-value="0xde" calcext:value-type="string">
            <text:p>0xde</text:p>
          </table:table-cell>
          <table:table-cell table:formula="of:=COM.MICROSOFT.CONCAT(&quot;0x&quot;;TEXT([.M52];&quot;00&quot;))" office:value-type="string" office:string-value="0xfd" calcext:value-type="string">
            <text:p>0xfd</text:p>
          </table:table-cell>
          <table:table-cell table:formula="of:=COM.MICROSOFT.CONCAT(&quot;0x&quot;;TEXT([.N52];&quot;00&quot;))" office:value-type="string" office:string-value="0xef" calcext:value-type="string">
            <text:p>0xef</text:p>
          </table:table-cell>
          <table:table-cell table:formula="of:=COM.MICROSOFT.CONCAT(&quot;0x&quot;;TEXT([.O52];&quot;00&quot;))" office:value-type="string" office:string-value="0xde" calcext:value-type="string">
            <text:p>0xde</text:p>
          </table:table-cell>
          <table:table-cell table:formula="of:=COM.MICROSOFT.CONCAT(&quot;0x&quot;;TEXT([.P52];&quot;00&quot;))" office:value-type="string" office:string-value="0xfd" calcext:value-type="string">
            <text:p>0xfd</text:p>
          </table:table-cell>
          <table:table-cell table:formula="of:=COM.MICROSOFT.TEXTJOIN(&quot;,&quot;;1;[.A144:.P144])" office:value-type="string" office:string-value="0xfd,0xef,0xde,0xfd,0xef,0xde,0xfd,0xef,0xde,0xfd,0xef,0xde,0xfd,0xef,0xde,0xfd" calcext:value-type="string">
            <text:p>0xfd,0xef,0xde,0xfd,0xef,0xde,0xfd,0xef,0xde,0xfd,0xef,0xde,0xfd,0xef,0xde,0xfd</text:p>
          </table:table-cell>
          <table:table-cell table:number-columns-repeated="17"/>
        </table:table-row>
        <table:table-row table:style-name="ro1">
          <table:table-cell table:formula="of:=COM.MICROSOFT.CONCAT(&quot;0x&quot;;TEXT([.A53];&quot;00&quot;))" office:value-type="string" office:string-value="0xff" calcext:value-type="string">
            <text:p>0xff</text:p>
          </table:table-cell>
          <table:table-cell table:formula="of:=COM.MICROSOFT.CONCAT(&quot;0x&quot;;TEXT([.B53];&quot;00&quot;))" office:value-type="string" office:string-value="0xff" calcext:value-type="string">
            <text:p>0xff</text:p>
          </table:table-cell>
          <table:table-cell table:formula="of:=COM.MICROSOFT.CONCAT(&quot;0x&quot;;TEXT([.C53];&quot;00&quot;))" office:value-type="string" office:string-value="0xff" calcext:value-type="string">
            <text:p>0xff</text:p>
          </table:table-cell>
          <table:table-cell table:formula="of:=COM.MICROSOFT.CONCAT(&quot;0x&quot;;TEXT([.D53];&quot;00&quot;))" office:value-type="string" office:string-value="0xff" calcext:value-type="string">
            <text:p>0xff</text:p>
          </table:table-cell>
          <table:table-cell table:formula="of:=COM.MICROSOFT.CONCAT(&quot;0x&quot;;TEXT([.E53];&quot;00&quot;))" office:value-type="string" office:string-value="0xff" calcext:value-type="string">
            <text:p>0xff</text:p>
          </table:table-cell>
          <table:table-cell table:formula="of:=COM.MICROSOFT.CONCAT(&quot;0x&quot;;TEXT([.F53];&quot;00&quot;))" office:value-type="string" office:string-value="0xff" calcext:value-type="string">
            <text:p>0xff</text:p>
          </table:table-cell>
          <table:table-cell table:formula="of:=COM.MICROSOFT.CONCAT(&quot;0x&quot;;TEXT([.G53];&quot;00&quot;))" office:value-type="string" office:string-value="0xff" calcext:value-type="string">
            <text:p>0xff</text:p>
          </table:table-cell>
          <table:table-cell table:formula="of:=COM.MICROSOFT.CONCAT(&quot;0x&quot;;TEXT([.H53];&quot;00&quot;))" office:value-type="string" office:string-value="0xff" calcext:value-type="string">
            <text:p>0xff</text:p>
          </table:table-cell>
          <table:table-cell table:formula="of:=COM.MICROSOFT.CONCAT(&quot;0x&quot;;TEXT([.I53];&quot;00&quot;))" office:value-type="string" office:string-value="0xff" calcext:value-type="string">
            <text:p>0xff</text:p>
          </table:table-cell>
          <table:table-cell table:formula="of:=COM.MICROSOFT.CONCAT(&quot;0x&quot;;TEXT([.J53];&quot;00&quot;))" office:value-type="string" office:string-value="0xff" calcext:value-type="string">
            <text:p>0xff</text:p>
          </table:table-cell>
          <table:table-cell table:formula="of:=COM.MICROSOFT.CONCAT(&quot;0x&quot;;TEXT([.K53];&quot;00&quot;))" office:value-type="string" office:string-value="0xff" calcext:value-type="string">
            <text:p>0xff</text:p>
          </table:table-cell>
          <table:table-cell table:formula="of:=COM.MICROSOFT.CONCAT(&quot;0x&quot;;TEXT([.L53];&quot;00&quot;))" office:value-type="string" office:string-value="0xff" calcext:value-type="string">
            <text:p>0xff</text:p>
          </table:table-cell>
          <table:table-cell table:formula="of:=COM.MICROSOFT.CONCAT(&quot;0x&quot;;TEXT([.M53];&quot;00&quot;))" office:value-type="string" office:string-value="0xff" calcext:value-type="string">
            <text:p>0xff</text:p>
          </table:table-cell>
          <table:table-cell table:formula="of:=COM.MICROSOFT.CONCAT(&quot;0x&quot;;TEXT([.N53];&quot;00&quot;))" office:value-type="string" office:string-value="0xef" calcext:value-type="string">
            <text:p>0xef</text:p>
          </table:table-cell>
          <table:table-cell table:formula="of:=COM.MICROSOFT.CONCAT(&quot;0x&quot;;TEXT([.O53];&quot;00&quot;))" office:value-type="string" office:string-value="0xbe" calcext:value-type="string">
            <text:p>0xbe</text:p>
          </table:table-cell>
          <table:table-cell table:formula="of:=COM.MICROSOFT.CONCAT(&quot;0x&quot;;TEXT([.P53];&quot;00&quot;))" office:value-type="string" office:string-value="0xfb" calcext:value-type="string">
            <text:p>0xfb</text:p>
          </table:table-cell>
          <table:table-cell table:formula="of:=COM.MICROSOFT.TEXTJOIN(&quot;,&quot;;1;[.A145:.P145])" office:value-type="string" office:string-value="0xff,0xff,0xff,0xff,0xff,0xff,0xff,0xff,0xff,0xff,0xff,0xff,0xff,0xef,0xbe,0xfb" calcext:value-type="string">
            <text:p>0xff,0xff,0xff,0xff,0xff,0xff,0xff,0xff,0xff,0xff,0xff,0xff,0xff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54];&quot;00&quot;))" office:value-type="string" office:string-value="0xef" calcext:value-type="string">
            <text:p>0xef</text:p>
          </table:table-cell>
          <table:table-cell table:formula="of:=COM.MICROSOFT.CONCAT(&quot;0x&quot;;TEXT([.B54];&quot;00&quot;))" office:value-type="string" office:string-value="0xbe" calcext:value-type="string">
            <text:p>0xbe</text:p>
          </table:table-cell>
          <table:table-cell table:formula="of:=COM.MICROSOFT.CONCAT(&quot;0x&quot;;TEXT([.C54];&quot;00&quot;))" office:value-type="string" office:string-value="0xfb" calcext:value-type="string">
            <text:p>0xfb</text:p>
          </table:table-cell>
          <table:table-cell table:formula="of:=COM.MICROSOFT.CONCAT(&quot;0x&quot;;TEXT([.D54];&quot;00&quot;))" office:value-type="string" office:string-value="0xef" calcext:value-type="string">
            <text:p>0xef</text:p>
          </table:table-cell>
          <table:table-cell table:formula="of:=COM.MICROSOFT.CONCAT(&quot;0x&quot;;TEXT([.E54];&quot;00&quot;))" office:value-type="string" office:string-value="0xbe" calcext:value-type="string">
            <text:p>0xbe</text:p>
          </table:table-cell>
          <table:table-cell table:formula="of:=COM.MICROSOFT.CONCAT(&quot;0x&quot;;TEXT([.F54];&quot;00&quot;))" office:value-type="string" office:string-value="0xfb" calcext:value-type="string">
            <text:p>0xfb</text:p>
          </table:table-cell>
          <table:table-cell table:formula="of:=COM.MICROSOFT.CONCAT(&quot;0x&quot;;TEXT([.G54];&quot;00&quot;))" office:value-type="string" office:string-value="0xef" calcext:value-type="string">
            <text:p>0xef</text:p>
          </table:table-cell>
          <table:table-cell table:formula="of:=COM.MICROSOFT.CONCAT(&quot;0x&quot;;TEXT([.H54];&quot;00&quot;))" office:value-type="string" office:string-value="0xbe" calcext:value-type="string">
            <text:p>0xbe</text:p>
          </table:table-cell>
          <table:table-cell table:formula="of:=COM.MICROSOFT.CONCAT(&quot;0x&quot;;TEXT([.I54];&quot;00&quot;))" office:value-type="string" office:string-value="0xfb" calcext:value-type="string">
            <text:p>0xfb</text:p>
          </table:table-cell>
          <table:table-cell table:formula="of:=COM.MICROSOFT.CONCAT(&quot;0x&quot;;TEXT([.J54];&quot;00&quot;))" office:value-type="string" office:string-value="0xef" calcext:value-type="string">
            <text:p>0xef</text:p>
          </table:table-cell>
          <table:table-cell table:formula="of:=COM.MICROSOFT.CONCAT(&quot;0x&quot;;TEXT([.K54];&quot;00&quot;))" office:value-type="string" office:string-value="0xbe" calcext:value-type="string">
            <text:p>0xbe</text:p>
          </table:table-cell>
          <table:table-cell table:formula="of:=COM.MICROSOFT.CONCAT(&quot;0x&quot;;TEXT([.L54];&quot;00&quot;))" office:value-type="string" office:string-value="0xfb" calcext:value-type="string">
            <text:p>0xfb</text:p>
          </table:table-cell>
          <table:table-cell table:formula="of:=COM.MICROSOFT.CONCAT(&quot;0x&quot;;TEXT([.M54];&quot;00&quot;))" office:value-type="string" office:string-value="0xef" calcext:value-type="string">
            <text:p>0xef</text:p>
          </table:table-cell>
          <table:table-cell table:formula="of:=COM.MICROSOFT.CONCAT(&quot;0x&quot;;TEXT([.N54];&quot;00&quot;))" office:value-type="string" office:string-value="0xbe" calcext:value-type="string">
            <text:p>0xbe</text:p>
          </table:table-cell>
          <table:table-cell table:formula="of:=COM.MICROSOFT.CONCAT(&quot;0x&quot;;TEXT([.O54];&quot;00&quot;))" office:value-type="string" office:string-value="0xfb" calcext:value-type="string">
            <text:p>0xfb</text:p>
          </table:table-cell>
          <table:table-cell table:formula="of:=COM.MICROSOFT.CONCAT(&quot;0x&quot;;TEXT([.P54];&quot;00&quot;))" office:value-type="string" office:string-value="0xef" calcext:value-type="string">
            <text:p>0xef</text:p>
          </table:table-cell>
          <table:table-cell table:formula="of:=COM.MICROSOFT.TEXTJOIN(&quot;,&quot;;1;[.A146:.P146])" office:value-type="string" office:string-value="0xef,0xbe,0xfb,0xef,0xbe,0xfb,0xef,0xbe,0xfb,0xef,0xbe,0xfb,0xef,0xbe,0xfb,0xef" calcext:value-type="string">
            <text:p>0xef,0xbe,0xfb,0xef,0xbe,0xfb,0xef,0xbe,0xfb,0xef,0xbe,0xfb,0xef,0xbe,0xfb,0xef</text:p>
          </table:table-cell>
          <table:table-cell table:number-columns-repeated="17"/>
        </table:table-row>
        <table:table-row table:style-name="ro1">
          <table:table-cell table:formula="of:=COM.MICROSOFT.CONCAT(&quot;0x&quot;;TEXT([.A55];&quot;00&quot;))" office:value-type="string" office:string-value="0xbe" calcext:value-type="string">
            <text:p>0xbe</text:p>
          </table:table-cell>
          <table:table-cell table:formula="of:=COM.MICROSOFT.CONCAT(&quot;0x&quot;;TEXT([.B55];&quot;00&quot;))" office:value-type="string" office:string-value="0xfb" calcext:value-type="string">
            <text:p>0xfb</text:p>
          </table:table-cell>
          <table:table-cell table:formula="of:=COM.MICROSOFT.CONCAT(&quot;0x&quot;;TEXT([.C55];&quot;00&quot;))" office:value-type="string" office:string-value="0xef" calcext:value-type="string">
            <text:p>0xef</text:p>
          </table:table-cell>
          <table:table-cell table:formula="of:=COM.MICROSOFT.CONCAT(&quot;0x&quot;;TEXT([.D55];&quot;00&quot;))" office:value-type="string" office:string-value="0xbe" calcext:value-type="string">
            <text:p>0xbe</text:p>
          </table:table-cell>
          <table:table-cell table:formula="of:=COM.MICROSOFT.CONCAT(&quot;0x&quot;;TEXT([.E55];&quot;00&quot;))" office:value-type="string" office:string-value="0xfb" calcext:value-type="string">
            <text:p>0xfb</text:p>
          </table:table-cell>
          <table:table-cell table:formula="of:=COM.MICROSOFT.CONCAT(&quot;0x&quot;;TEXT([.F55];&quot;00&quot;))" office:value-type="string" office:string-value="0xef" calcext:value-type="string">
            <text:p>0xef</text:p>
          </table:table-cell>
          <table:table-cell table:formula="of:=COM.MICROSOFT.CONCAT(&quot;0x&quot;;TEXT([.G55];&quot;00&quot;))" office:value-type="string" office:string-value="0xbe" calcext:value-type="string">
            <text:p>0xbe</text:p>
          </table:table-cell>
          <table:table-cell table:formula="of:=COM.MICROSOFT.CONCAT(&quot;0x&quot;;TEXT([.H55];&quot;00&quot;))" office:value-type="string" office:string-value="0xfb" calcext:value-type="string">
            <text:p>0xfb</text:p>
          </table:table-cell>
          <table:table-cell table:formula="of:=COM.MICROSOFT.CONCAT(&quot;0x&quot;;TEXT([.I55];&quot;00&quot;))" office:value-type="string" office:string-value="0xef" calcext:value-type="string">
            <text:p>0xef</text:p>
          </table:table-cell>
          <table:table-cell table:formula="of:=COM.MICROSOFT.CONCAT(&quot;0x&quot;;TEXT([.J55];&quot;00&quot;))" office:value-type="string" office:string-value="0xbe" calcext:value-type="string">
            <text:p>0xbe</text:p>
          </table:table-cell>
          <table:table-cell table:formula="of:=COM.MICROSOFT.CONCAT(&quot;0x&quot;;TEXT([.K55];&quot;00&quot;))" office:value-type="string" office:string-value="0xfb" calcext:value-type="string">
            <text:p>0xfb</text:p>
          </table:table-cell>
          <table:table-cell table:formula="of:=COM.MICROSOFT.CONCAT(&quot;0x&quot;;TEXT([.L55];&quot;00&quot;))" office:value-type="string" office:string-value="0xef" calcext:value-type="string">
            <text:p>0xef</text:p>
          </table:table-cell>
          <table:table-cell table:formula="of:=COM.MICROSOFT.CONCAT(&quot;0x&quot;;TEXT([.M55];&quot;00&quot;))" office:value-type="string" office:string-value="0xbe" calcext:value-type="string">
            <text:p>0xbe</text:p>
          </table:table-cell>
          <table:table-cell table:formula="of:=COM.MICROSOFT.CONCAT(&quot;0x&quot;;TEXT([.N55];&quot;00&quot;))" office:value-type="string" office:string-value="0xfb" calcext:value-type="string">
            <text:p>0xfb</text:p>
          </table:table-cell>
          <table:table-cell table:formula="of:=COM.MICROSOFT.CONCAT(&quot;0x&quot;;TEXT([.O55];&quot;00&quot;))" office:value-type="string" office:string-value="0xef" calcext:value-type="string">
            <text:p>0xef</text:p>
          </table:table-cell>
          <table:table-cell table:formula="of:=COM.MICROSOFT.CONCAT(&quot;0x&quot;;TEXT([.P55];&quot;00&quot;))" office:value-type="string" office:string-value="0xbe" calcext:value-type="string">
            <text:p>0xbe</text:p>
          </table:table-cell>
          <table:table-cell table:formula="of:=COM.MICROSOFT.TEXTJOIN(&quot;,&quot;;1;[.A147:.P147])" office:value-type="string" office:string-value="0xbe,0xfb,0xef,0xbe,0xfb,0xef,0xbe,0xfb,0xef,0xbe,0xfb,0xef,0xbe,0xfb,0xef,0xbe" calcext:value-type="string">
            <text:p>0xbe,0xfb,0xef,0xbe,0xfb,0xef,0xbe,0xfb,0xef,0xbe,0xfb,0xef,0xbe,0xfb,0xef,0xbe</text:p>
          </table:table-cell>
          <table:table-cell table:number-columns-repeated="17"/>
        </table:table-row>
        <table:table-row table:style-name="ro1">
          <table:table-cell table:formula="of:=COM.MICROSOFT.CONCAT(&quot;0x&quot;;TEXT([.A56];&quot;00&quot;))" office:value-type="string" office:string-value="0xfb" calcext:value-type="string">
            <text:p>0xfb</text:p>
          </table:table-cell>
          <table:table-cell table:formula="of:=COM.MICROSOFT.CONCAT(&quot;0x&quot;;TEXT([.B56];&quot;00&quot;))" office:value-type="string" office:string-value="0xef" calcext:value-type="string">
            <text:p>0xef</text:p>
          </table:table-cell>
          <table:table-cell table:formula="of:=COM.MICROSOFT.CONCAT(&quot;0x&quot;;TEXT([.C56];&quot;00&quot;))" office:value-type="string" office:string-value="0xbe" calcext:value-type="string">
            <text:p>0xbe</text:p>
          </table:table-cell>
          <table:table-cell table:formula="of:=COM.MICROSOFT.CONCAT(&quot;0x&quot;;TEXT([.D56];&quot;00&quot;))" office:value-type="string" office:string-value="0xfb" calcext:value-type="string">
            <text:p>0xfb</text:p>
          </table:table-cell>
          <table:table-cell table:formula="of:=COM.MICROSOFT.CONCAT(&quot;0x&quot;;TEXT([.E56];&quot;00&quot;))" office:value-type="string" office:string-value="0xff" calcext:value-type="string">
            <text:p>0xff</text:p>
          </table:table-cell>
          <table:table-cell table:formula="of:=COM.MICROSOFT.CONCAT(&quot;0x&quot;;TEXT([.F56];&quot;00&quot;))" office:value-type="string" office:string-value="0xff" calcext:value-type="string">
            <text:p>0xff</text:p>
          </table:table-cell>
          <table:table-cell table:formula="of:=COM.MICROSOFT.CONCAT(&quot;0x&quot;;TEXT([.G56];&quot;00&quot;))" office:value-type="string" office:string-value="0xff" calcext:value-type="string">
            <text:p>0xff</text:p>
          </table:table-cell>
          <table:table-cell table:formula="of:=COM.MICROSOFT.CONCAT(&quot;0x&quot;;TEXT([.H56];&quot;00&quot;))" office:value-type="string" office:string-value="0xff" calcext:value-type="string">
            <text:p>0xff</text:p>
          </table:table-cell>
          <table:table-cell table:formula="of:=COM.MICROSOFT.CONCAT(&quot;0x&quot;;TEXT([.I56];&quot;00&quot;))" office:value-type="string" office:string-value="0xff" calcext:value-type="string">
            <text:p>0xff</text:p>
          </table:table-cell>
          <table:table-cell table:formula="of:=COM.MICROSOFT.CONCAT(&quot;0x&quot;;TEXT([.J56];&quot;00&quot;))" office:value-type="string" office:string-value="0xff" calcext:value-type="string">
            <text:p>0xff</text:p>
          </table:table-cell>
          <table:table-cell table:formula="of:=COM.MICROSOFT.CONCAT(&quot;0x&quot;;TEXT([.K56];&quot;00&quot;))" office:value-type="string" office:string-value="0xff" calcext:value-type="string">
            <text:p>0xff</text:p>
          </table:table-cell>
          <table:table-cell table:formula="of:=COM.MICROSOFT.CONCAT(&quot;0x&quot;;TEXT([.L56];&quot;00&quot;))" office:value-type="string" office:string-value="0xff" calcext:value-type="string">
            <text:p>0xff</text:p>
          </table:table-cell>
          <table:table-cell table:formula="of:=COM.MICROSOFT.CONCAT(&quot;0x&quot;;TEXT([.M56];&quot;00&quot;))" office:value-type="string" office:string-value="0xff" calcext:value-type="string">
            <text:p>0xff</text:p>
          </table:table-cell>
          <table:table-cell table:formula="of:=COM.MICROSOFT.CONCAT(&quot;0x&quot;;TEXT([.N56];&quot;00&quot;))" office:value-type="string" office:string-value="0xff" calcext:value-type="string">
            <text:p>0xff</text:p>
          </table:table-cell>
          <table:table-cell table:formula="of:=COM.MICROSOFT.CONCAT(&quot;0x&quot;;TEXT([.O56];&quot;00&quot;))" office:value-type="string" office:string-value="0xff" calcext:value-type="string">
            <text:p>0xff</text:p>
          </table:table-cell>
          <table:table-cell table:formula="of:=COM.MICROSOFT.CONCAT(&quot;0x&quot;;TEXT([.P56];&quot;00&quot;))" office:value-type="string" office:string-value="0xff" calcext:value-type="string">
            <text:p>0xff</text:p>
          </table:table-cell>
          <table:table-cell table:formula="of:=COM.MICROSOFT.TEXTJOIN(&quot;,&quot;;1;[.A148:.P148])" office:value-type="string" office:string-value="0xfb,0xef,0xbe,0xfb,0xff,0xff,0xff,0xff,0xff,0xff,0xff,0xff,0xff,0xff,0xff,0xff" calcext:value-type="string">
            <text:p>0xfb,0xef,0xbe,0xfb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7];&quot;00&quot;))" office:value-type="string" office:string-value="0xff" calcext:value-type="string">
            <text:p>0xff</text:p>
          </table:table-cell>
          <table:table-cell table:formula="of:=COM.MICROSOFT.CONCAT(&quot;0x&quot;;TEXT([.B57];&quot;00&quot;))" office:value-type="string" office:string-value="0x80" calcext:value-type="string">
            <text:p>0x80</text:p>
          </table:table-cell>
          <table:table-cell table:formula="of:=COM.MICROSOFT.CONCAT(&quot;0x&quot;;TEXT([.C57];&quot;00&quot;))" office:value-type="string" office:string-value="0x78" calcext:value-type="string">
            <text:p>0x78</text:p>
          </table:table-cell>
          <table:table-cell table:formula="of:=COM.MICROSOFT.CONCAT(&quot;0x&quot;;TEXT([.D57];&quot;00&quot;))" office:value-type="string" office:string-value="0x07" calcext:value-type="string">
            <text:p>0x07</text:p>
          </table:table-cell>
          <table:table-cell table:formula="of:=COM.MICROSOFT.CONCAT(&quot;0x&quot;;TEXT([.E57];&quot;00&quot;))" office:value-type="string" office:string-value="0x80" calcext:value-type="string">
            <text:p>0x80</text:p>
          </table:table-cell>
          <table:table-cell table:formula="of:=COM.MICROSOFT.CONCAT(&quot;0x&quot;;TEXT([.F57];&quot;00&quot;))" office:value-type="string" office:string-value="0x78" calcext:value-type="string">
            <text:p>0x78</text:p>
          </table:table-cell>
          <table:table-cell table:formula="of:=COM.MICROSOFT.CONCAT(&quot;0x&quot;;TEXT([.G57];&quot;00&quot;))" office:value-type="string" office:string-value="0x07" calcext:value-type="string">
            <text:p>0x07</text:p>
          </table:table-cell>
          <table:table-cell table:formula="of:=COM.MICROSOFT.CONCAT(&quot;0x&quot;;TEXT([.H57];&quot;00&quot;))" office:value-type="string" office:string-value="0x80" calcext:value-type="string">
            <text:p>0x80</text:p>
          </table:table-cell>
          <table:table-cell table:formula="of:=COM.MICROSOFT.CONCAT(&quot;0x&quot;;TEXT([.I57];&quot;00&quot;))" office:value-type="string" office:string-value="0x78" calcext:value-type="string">
            <text:p>0x78</text:p>
          </table:table-cell>
          <table:table-cell table:formula="of:=COM.MICROSOFT.CONCAT(&quot;0x&quot;;TEXT([.J57];&quot;00&quot;))" office:value-type="string" office:string-value="0x07" calcext:value-type="string">
            <text:p>0x07</text:p>
          </table:table-cell>
          <table:table-cell table:formula="of:=COM.MICROSOFT.CONCAT(&quot;0x&quot;;TEXT([.K57];&quot;00&quot;))" office:value-type="string" office:string-value="0x80" calcext:value-type="string">
            <text:p>0x80</text:p>
          </table:table-cell>
          <table:table-cell table:formula="of:=COM.MICROSOFT.CONCAT(&quot;0x&quot;;TEXT([.L57];&quot;00&quot;))" office:value-type="string" office:string-value="0x78" calcext:value-type="string">
            <text:p>0x78</text:p>
          </table:table-cell>
          <table:table-cell table:formula="of:=COM.MICROSOFT.CONCAT(&quot;0x&quot;;TEXT([.M57];&quot;00&quot;))" office:value-type="string" office:string-value="0x07" calcext:value-type="string">
            <text:p>0x07</text:p>
          </table:table-cell>
          <table:table-cell table:formula="of:=COM.MICROSOFT.CONCAT(&quot;0x&quot;;TEXT([.N57];&quot;00&quot;))" office:value-type="string" office:string-value="0x80" calcext:value-type="string">
            <text:p>0x80</text:p>
          </table:table-cell>
          <table:table-cell table:formula="of:=COM.MICROSOFT.CONCAT(&quot;0x&quot;;TEXT([.O57];&quot;00&quot;))" office:value-type="string" office:string-value="0x78" calcext:value-type="string">
            <text:p>0x78</text:p>
          </table:table-cell>
          <table:table-cell table:formula="of:=COM.MICROSOFT.CONCAT(&quot;0x&quot;;TEXT([.P57];&quot;00&quot;))" office:value-type="string" office:string-value="0x07" calcext:value-type="string">
            <text:p>0x07</text:p>
          </table:table-cell>
          <table:table-cell table:formula="of:=COM.MICROSOFT.TEXTJOIN(&quot;,&quot;;1;[.A149:.P149])" office:value-type="string" office:string-value="0xff,0x80,0x78,0x07,0x80,0x78,0x07,0x80,0x78,0x07,0x80,0x78,0x07,0x80,0x78,0x07" calcext:value-type="string">
            <text:p>0xff,0x80,0x78,0x07,0x80,0x78,0x07,0x80,0x78,0x07,0x80,0x78,0x07,0x80,0x78,0x07</text:p>
          </table:table-cell>
          <table:table-cell table:number-columns-repeated="17"/>
        </table:table-row>
        <table:table-row table:style-name="ro1">
          <table:table-cell table:formula="of:=COM.MICROSOFT.CONCAT(&quot;0x&quot;;TEXT([.A58];&quot;00&quot;))" office:value-type="string" office:string-value="0x80" calcext:value-type="string">
            <text:p>0x80</text:p>
          </table:table-cell>
          <table:table-cell table:formula="of:=COM.MICROSOFT.CONCAT(&quot;0x&quot;;TEXT([.B58];&quot;00&quot;))" office:value-type="string" office:string-value="0x78" calcext:value-type="string">
            <text:p>0x78</text:p>
          </table:table-cell>
          <table:table-cell table:formula="of:=COM.MICROSOFT.CONCAT(&quot;0x&quot;;TEXT([.C58];&quot;00&quot;))" office:value-type="string" office:string-value="0x07" calcext:value-type="string">
            <text:p>0x07</text:p>
          </table:table-cell>
          <table:table-cell table:formula="of:=COM.MICROSOFT.CONCAT(&quot;0x&quot;;TEXT([.D58];&quot;00&quot;))" office:value-type="string" office:string-value="0x80" calcext:value-type="string">
            <text:p>0x80</text:p>
          </table:table-cell>
          <table:table-cell table:formula="of:=COM.MICROSOFT.CONCAT(&quot;0x&quot;;TEXT([.E58];&quot;00&quot;))" office:value-type="string" office:string-value="0x78" calcext:value-type="string">
            <text:p>0x78</text:p>
          </table:table-cell>
          <table:table-cell table:formula="of:=COM.MICROSOFT.CONCAT(&quot;0x&quot;;TEXT([.F58];&quot;00&quot;))" office:value-type="string" office:string-value="0x07" calcext:value-type="string">
            <text:p>0x07</text:p>
          </table:table-cell>
          <table:table-cell table:formula="of:=COM.MICROSOFT.CONCAT(&quot;0x&quot;;TEXT([.G58];&quot;00&quot;))" office:value-type="string" office:string-value="0x80" calcext:value-type="string">
            <text:p>0x80</text:p>
          </table:table-cell>
          <table:table-cell table:formula="of:=COM.MICROSOFT.CONCAT(&quot;0x&quot;;TEXT([.H58];&quot;00&quot;))" office:value-type="string" office:string-value="0x78" calcext:value-type="string">
            <text:p>0x78</text:p>
          </table:table-cell>
          <table:table-cell table:formula="of:=COM.MICROSOFT.CONCAT(&quot;0x&quot;;TEXT([.I58];&quot;00&quot;))" office:value-type="string" office:string-value="0x07" calcext:value-type="string">
            <text:p>0x07</text:p>
          </table:table-cell>
          <table:table-cell table:formula="of:=COM.MICROSOFT.CONCAT(&quot;0x&quot;;TEXT([.J58];&quot;00&quot;))" office:value-type="string" office:string-value="0x80" calcext:value-type="string">
            <text:p>0x80</text:p>
          </table:table-cell>
          <table:table-cell table:formula="of:=COM.MICROSOFT.CONCAT(&quot;0x&quot;;TEXT([.K58];&quot;00&quot;))" office:value-type="string" office:string-value="0x78" calcext:value-type="string">
            <text:p>0x78</text:p>
          </table:table-cell>
          <table:table-cell table:formula="of:=COM.MICROSOFT.CONCAT(&quot;0x&quot;;TEXT([.L58];&quot;00&quot;))" office:value-type="string" office:string-value="0x07" calcext:value-type="string">
            <text:p>0x07</text:p>
          </table:table-cell>
          <table:table-cell table:formula="of:=COM.MICROSOFT.CONCAT(&quot;0x&quot;;TEXT([.M58];&quot;00&quot;))" office:value-type="string" office:string-value="0x80" calcext:value-type="string">
            <text:p>0x80</text:p>
          </table:table-cell>
          <table:table-cell table:formula="of:=COM.MICROSOFT.CONCAT(&quot;0x&quot;;TEXT([.N58];&quot;00&quot;))" office:value-type="string" office:string-value="0x78" calcext:value-type="string">
            <text:p>0x78</text:p>
          </table:table-cell>
          <table:table-cell table:formula="of:=COM.MICROSOFT.CONCAT(&quot;0x&quot;;TEXT([.O58];&quot;00&quot;))" office:value-type="string" office:string-value="0x07" calcext:value-type="string">
            <text:p>0x07</text:p>
          </table:table-cell>
          <table:table-cell table:formula="of:=COM.MICROSOFT.CONCAT(&quot;0x&quot;;TEXT([.P58];&quot;00&quot;))" office:value-type="string" office:string-value="0x80" calcext:value-type="string">
            <text:p>0x80</text:p>
          </table:table-cell>
          <table:table-cell table:formula="of:=COM.MICROSOFT.TEXTJOIN(&quot;,&quot;;1;[.A150:.P150])" office:value-type="string" office:string-value="0x80,0x78,0x07,0x80,0x78,0x07,0x80,0x78,0x07,0x80,0x78,0x07,0x80,0x78,0x07,0x80" calcext:value-type="string">
            <text:p>0x80,0x78,0x07,0x80,0x78,0x07,0x80,0x78,0x07,0x80,0x78,0x07,0x80,0x78,0x07,0x80</text:p>
          </table:table-cell>
          <table:table-cell table:number-columns-repeated="17"/>
        </table:table-row>
        <table:table-row table:style-name="ro1">
          <table:table-cell table:formula="of:=COM.MICROSOFT.CONCAT(&quot;0x&quot;;TEXT([.A59];&quot;00&quot;))" office:value-type="string" office:string-value="0x78" calcext:value-type="string">
            <text:p>0x78</text:p>
          </table:table-cell>
          <table:table-cell table:formula="of:=COM.MICROSOFT.CONCAT(&quot;0x&quot;;TEXT([.B59];&quot;00&quot;))" office:value-type="string" office:string-value="0x07" calcext:value-type="string">
            <text:p>0x07</text:p>
          </table:table-cell>
          <table:table-cell table:formula="of:=COM.MICROSOFT.CONCAT(&quot;0x&quot;;TEXT([.C59];&quot;00&quot;))" office:value-type="string" office:string-value="0x80" calcext:value-type="string">
            <text:p>0x80</text:p>
          </table:table-cell>
          <table:table-cell table:formula="of:=COM.MICROSOFT.CONCAT(&quot;0x&quot;;TEXT([.D59];&quot;00&quot;))" office:value-type="string" office:string-value="0x78" calcext:value-type="string">
            <text:p>0x78</text:p>
          </table:table-cell>
          <table:table-cell table:formula="of:=COM.MICROSOFT.CONCAT(&quot;0x&quot;;TEXT([.E59];&quot;00&quot;))" office:value-type="string" office:string-value="0x07" calcext:value-type="string">
            <text:p>0x07</text:p>
          </table:table-cell>
          <table:table-cell table:formula="of:=COM.MICROSOFT.CONCAT(&quot;0x&quot;;TEXT([.F59];&quot;00&quot;))" office:value-type="string" office:string-value="0x80" calcext:value-type="string">
            <text:p>0x80</text:p>
          </table:table-cell>
          <table:table-cell table:formula="of:=COM.MICROSOFT.CONCAT(&quot;0x&quot;;TEXT([.G59];&quot;00&quot;))" office:value-type="string" office:string-value="0x78" calcext:value-type="string">
            <text:p>0x78</text:p>
          </table:table-cell>
          <table:table-cell table:formula="of:=COM.MICROSOFT.CONCAT(&quot;0x&quot;;TEXT([.H59];&quot;00&quot;))" office:value-type="string" office:string-value="0x07" calcext:value-type="string">
            <text:p>0x07</text:p>
          </table:table-cell>
          <table:table-cell table:formula="of:=COM.MICROSOFT.CONCAT(&quot;0x&quot;;TEXT([.I59];&quot;00&quot;))" office:value-type="string" office:string-value="0xff" calcext:value-type="string">
            <text:p>0xff</text:p>
          </table:table-cell>
          <table:table-cell table:formula="of:=COM.MICROSOFT.CONCAT(&quot;0x&quot;;TEXT([.J59];&quot;00&quot;))" office:value-type="string" office:string-value="0xff" calcext:value-type="string">
            <text:p>0xff</text:p>
          </table:table-cell>
          <table:table-cell table:formula="of:=COM.MICROSOFT.CONCAT(&quot;0x&quot;;TEXT([.K59];&quot;00&quot;))" office:value-type="string" office:string-value="0xff" calcext:value-type="string">
            <text:p>0xff</text:p>
          </table:table-cell>
          <table:table-cell table:formula="of:=COM.MICROSOFT.CONCAT(&quot;0x&quot;;TEXT([.L59];&quot;00&quot;))" office:value-type="string" office:string-value="0xff" calcext:value-type="string">
            <text:p>0xff</text:p>
          </table:table-cell>
          <table:table-cell table:formula="of:=COM.MICROSOFT.CONCAT(&quot;0x&quot;;TEXT([.M59];&quot;00&quot;))" office:value-type="string" office:string-value="0xff" calcext:value-type="string">
            <text:p>0xff</text:p>
          </table:table-cell>
          <table:table-cell table:formula="of:=COM.MICROSOFT.CONCAT(&quot;0x&quot;;TEXT([.N59];&quot;00&quot;))" office:value-type="string" office:string-value="0xff" calcext:value-type="string">
            <text:p>0xff</text:p>
          </table:table-cell>
          <table:table-cell table:formula="of:=COM.MICROSOFT.CONCAT(&quot;0x&quot;;TEXT([.O59];&quot;00&quot;))" office:value-type="string" office:string-value="0xff" calcext:value-type="string">
            <text:p>0xff</text:p>
          </table:table-cell>
          <table:table-cell table:formula="of:=COM.MICROSOFT.CONCAT(&quot;0x&quot;;TEXT([.P59];&quot;00&quot;))" office:value-type="string" office:string-value="0xff" calcext:value-type="string">
            <text:p>0xff</text:p>
          </table:table-cell>
          <table:table-cell table:formula="of:=COM.MICROSOFT.TEXTJOIN(&quot;,&quot;;1;[.A151:.P151])" office:value-type="string" office:string-value="0x78,0x07,0x80,0x78,0x07,0x80,0x78,0x07,0xff,0xff,0xff,0xff,0xff,0xff,0xff,0xff" calcext:value-type="string">
            <text:p>0x78,0x07,0x80,0x78,0x07,0x80,0x78,0x07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0];&quot;00&quot;))" office:value-type="string" office:string-value="0xff" calcext:value-type="string">
            <text:p>0xff</text:p>
          </table:table-cell>
          <table:table-cell table:formula="of:=COM.MICROSOFT.CONCAT(&quot;0x&quot;;TEXT([.B60];&quot;00&quot;))" office:value-type="string" office:string-value="0xff" calcext:value-type="string">
            <text:p>0xff</text:p>
          </table:table-cell>
          <table:table-cell table:formula="of:=COM.MICROSOFT.CONCAT(&quot;0x&quot;;TEXT([.C60];&quot;00&quot;))" office:value-type="string" office:string-value="0xff" calcext:value-type="string">
            <text:p>0xff</text:p>
          </table:table-cell>
          <table:table-cell table:formula="of:=COM.MICROSOFT.CONCAT(&quot;0x&quot;;TEXT([.D60];&quot;00&quot;))" office:value-type="string" office:string-value="0xff" calcext:value-type="string">
            <text:p>0xff</text:p>
          </table:table-cell>
          <table:table-cell table:formula="of:=COM.MICROSOFT.CONCAT(&quot;0x&quot;;TEXT([.E60];&quot;00&quot;))" office:value-type="string" office:string-value="0xff" calcext:value-type="string">
            <text:p>0xff</text:p>
          </table:table-cell>
          <table:table-cell table:formula="of:=COM.MICROSOFT.CONCAT(&quot;0x&quot;;TEXT([.F60];&quot;00&quot;))" office:value-type="string" office:string-value="0xff" calcext:value-type="string">
            <text:p>0xff</text:p>
          </table:table-cell>
          <table:table-cell table:formula="of:=COM.MICROSOFT.CONCAT(&quot;0x&quot;;TEXT([.G60];&quot;00&quot;))" office:value-type="string" office:string-value="0xff" calcext:value-type="string">
            <text:p>0xff</text:p>
          </table:table-cell>
          <table:table-cell table:formula="of:=COM.MICROSOFT.CONCAT(&quot;0x&quot;;TEXT([.H60];&quot;00&quot;))" office:value-type="string" office:string-value="0xff" calcext:value-type="string">
            <text:p>0xff</text:p>
          </table:table-cell>
          <table:table-cell table:formula="of:=COM.MICROSOFT.CONCAT(&quot;0x&quot;;TEXT([.I60];&quot;00&quot;))" office:value-type="string" office:string-value="0xff" calcext:value-type="string">
            <text:p>0xff</text:p>
          </table:table-cell>
          <table:table-cell table:formula="of:=COM.MICROSOFT.CONCAT(&quot;0x&quot;;TEXT([.J60];&quot;00&quot;))" office:value-type="string" office:string-value="0xff" calcext:value-type="string">
            <text:p>0xff</text:p>
          </table:table-cell>
          <table:table-cell table:formula="of:=COM.MICROSOFT.CONCAT(&quot;0x&quot;;TEXT([.K60];&quot;00&quot;))" office:value-type="string" office:string-value="0xff" calcext:value-type="string">
            <text:p>0xff</text:p>
          </table:table-cell>
          <table:table-cell table:formula="of:=COM.MICROSOFT.CONCAT(&quot;0x&quot;;TEXT([.L60];&quot;00&quot;))" office:value-type="string" office:string-value="0xff" calcext:value-type="string">
            <text:p>0xff</text:p>
          </table:table-cell>
          <table:table-cell table:formula="of:=COM.MICROSOFT.CONCAT(&quot;0x&quot;;TEXT([.M60];&quot;00&quot;))" office:value-type="string" office:string-value="0xff" calcext:value-type="string">
            <text:p>0xff</text:p>
          </table:table-cell>
          <table:table-cell table:formula="of:=COM.MICROSOFT.CONCAT(&quot;0x&quot;;TEXT([.N60];&quot;00&quot;))" office:value-type="string" office:string-value="0xff" calcext:value-type="string">
            <text:p>0xff</text:p>
          </table:table-cell>
          <table:table-cell table:formula="of:=COM.MICROSOFT.CONCAT(&quot;0x&quot;;TEXT([.O60];&quot;00&quot;))" office:value-type="string" office:string-value="0xff" calcext:value-type="string">
            <text:p>0xff</text:p>
          </table:table-cell>
          <table:table-cell table:formula="of:=COM.MICROSOFT.CONCAT(&quot;0x&quot;;TEXT([.P60];&quot;00&quot;))" office:value-type="string" office:string-value="0xff" calcext:value-type="string">
            <text:p>0xff</text:p>
          </table:table-cell>
          <table:table-cell table:formula="of:=COM.MICROSOFT.TEXTJOIN(&quot;,&quot;;1;[.A152:.P15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1];&quot;00&quot;))" office:value-type="string" office:string-value="0xff" calcext:value-type="string">
            <text:p>0xff</text:p>
          </table:table-cell>
          <table:table-cell table:formula="of:=COM.MICROSOFT.CONCAT(&quot;0x&quot;;TEXT([.B61];&quot;00&quot;))" office:value-type="string" office:string-value="0xff" calcext:value-type="string">
            <text:p>0xff</text:p>
          </table:table-cell>
          <table:table-cell table:formula="of:=COM.MICROSOFT.CONCAT(&quot;0x&quot;;TEXT([.C61];&quot;00&quot;))" office:value-type="string" office:string-value="0xff" calcext:value-type="string">
            <text:p>0xff</text:p>
          </table:table-cell>
          <table:table-cell table:formula="of:=COM.MICROSOFT.CONCAT(&quot;0x&quot;;TEXT([.D61];&quot;00&quot;))" office:value-type="string" office:string-value="0xff" calcext:value-type="string">
            <text:p>0xff</text:p>
          </table:table-cell>
          <table:table-cell table:formula="of:=COM.MICROSOFT.CONCAT(&quot;0x&quot;;TEXT([.E61];&quot;00&quot;))" office:value-type="string" office:string-value="0xff" calcext:value-type="string">
            <text:p>0xff</text:p>
          </table:table-cell>
          <table:table-cell table:formula="of:=COM.MICROSOFT.CONCAT(&quot;0x&quot;;TEXT([.F61];&quot;00&quot;))" office:value-type="string" office:string-value="0xff" calcext:value-type="string">
            <text:p>0xff</text:p>
          </table:table-cell>
          <table:table-cell table:formula="of:=COM.MICROSOFT.CONCAT(&quot;0x&quot;;TEXT([.G61];&quot;00&quot;))" office:value-type="string" office:string-value="0xff" calcext:value-type="string">
            <text:p>0xff</text:p>
          </table:table-cell>
          <table:table-cell table:formula="of:=COM.MICROSOFT.CONCAT(&quot;0x&quot;;TEXT([.H61];&quot;00&quot;))" office:value-type="string" office:string-value="0xff" calcext:value-type="string">
            <text:p>0xff</text:p>
          </table:table-cell>
          <table:table-cell table:formula="of:=COM.MICROSOFT.CONCAT(&quot;0x&quot;;TEXT([.I61];&quot;00&quot;))" office:value-type="string" office:string-value="0xff" calcext:value-type="string">
            <text:p>0xff</text:p>
          </table:table-cell>
          <table:table-cell table:formula="of:=COM.MICROSOFT.CONCAT(&quot;0x&quot;;TEXT([.J61];&quot;00&quot;))" office:value-type="string" office:string-value="0xff" calcext:value-type="string">
            <text:p>0xff</text:p>
          </table:table-cell>
          <table:table-cell table:formula="of:=COM.MICROSOFT.CONCAT(&quot;0x&quot;;TEXT([.K61];&quot;00&quot;))" office:value-type="string" office:string-value="0xff" calcext:value-type="string">
            <text:p>0xff</text:p>
          </table:table-cell>
          <table:table-cell table:formula="of:=COM.MICROSOFT.CONCAT(&quot;0x&quot;;TEXT([.L61];&quot;00&quot;))" office:value-type="string" office:string-value="0xff" calcext:value-type="string">
            <text:p>0xff</text:p>
          </table:table-cell>
          <table:table-cell table:formula="of:=COM.MICROSOFT.CONCAT(&quot;0x&quot;;TEXT([.M61];&quot;00&quot;))" office:value-type="string" office:string-value="0xff" calcext:value-type="string">
            <text:p>0xff</text:p>
          </table:table-cell>
          <table:table-cell table:formula="of:=COM.MICROSOFT.CONCAT(&quot;0x&quot;;TEXT([.N61];&quot;00&quot;))" office:value-type="string" office:string-value="0xff" calcext:value-type="string">
            <text:p>0xff</text:p>
          </table:table-cell>
          <table:table-cell table:formula="of:=COM.MICROSOFT.CONCAT(&quot;0x&quot;;TEXT([.O61];&quot;00&quot;))" office:value-type="string" office:string-value="0xff" calcext:value-type="string">
            <text:p>0xff</text:p>
          </table:table-cell>
          <table:table-cell table:formula="of:=COM.MICROSOFT.CONCAT(&quot;0x&quot;;TEXT([.P61];&quot;00&quot;))" office:value-type="string" office:string-value="0xff" calcext:value-type="string">
            <text:p>0xff</text:p>
          </table:table-cell>
          <table:table-cell table:formula="of:=COM.MICROSOFT.TEXTJOIN(&quot;,&quot;;1;[.A153:.P15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2];&quot;00&quot;))" office:value-type="string" office:string-value="0xff" calcext:value-type="string">
            <text:p>0xff</text:p>
          </table:table-cell>
          <table:table-cell table:formula="of:=COM.MICROSOFT.CONCAT(&quot;0x&quot;;TEXT([.B62];&quot;00&quot;))" office:value-type="string" office:string-value="0xff" calcext:value-type="string">
            <text:p>0xff</text:p>
          </table:table-cell>
          <table:table-cell table:formula="of:=COM.MICROSOFT.CONCAT(&quot;0x&quot;;TEXT([.C62];&quot;00&quot;))" office:value-type="string" office:string-value="0xff" calcext:value-type="string">
            <text:p>0xff</text:p>
          </table:table-cell>
          <table:table-cell table:formula="of:=COM.MICROSOFT.CONCAT(&quot;0x&quot;;TEXT([.D62];&quot;00&quot;))" office:value-type="string" office:string-value="0xff" calcext:value-type="string">
            <text:p>0xff</text:p>
          </table:table-cell>
          <table:table-cell table:formula="of:=COM.MICROSOFT.CONCAT(&quot;0x&quot;;TEXT([.E62];&quot;00&quot;))" office:value-type="string" office:string-value="0xff" calcext:value-type="string">
            <text:p>0xff</text:p>
          </table:table-cell>
          <table:table-cell table:formula="of:=COM.MICROSOFT.CONCAT(&quot;0x&quot;;TEXT([.F62];&quot;00&quot;))" office:value-type="string" office:string-value="0xff" calcext:value-type="string">
            <text:p>0xff</text:p>
          </table:table-cell>
          <table:table-cell table:formula="of:=COM.MICROSOFT.CONCAT(&quot;0x&quot;;TEXT([.G62];&quot;00&quot;))" office:value-type="string" office:string-value="0xff" calcext:value-type="string">
            <text:p>0xff</text:p>
          </table:table-cell>
          <table:table-cell table:formula="of:=COM.MICROSOFT.CONCAT(&quot;0x&quot;;TEXT([.H62];&quot;00&quot;))" office:value-type="string" office:string-value="0xff" calcext:value-type="string">
            <text:p>0xff</text:p>
          </table:table-cell>
          <table:table-cell table:formula="of:=COM.MICROSOFT.CONCAT(&quot;0x&quot;;TEXT([.I62];&quot;00&quot;))" office:value-type="string" office:string-value="0xff" calcext:value-type="string">
            <text:p>0xff</text:p>
          </table:table-cell>
          <table:table-cell table:formula="of:=COM.MICROSOFT.CONCAT(&quot;0x&quot;;TEXT([.J62];&quot;00&quot;))" office:value-type="string" office:string-value="0xff" calcext:value-type="string">
            <text:p>0xff</text:p>
          </table:table-cell>
          <table:table-cell table:formula="of:=COM.MICROSOFT.CONCAT(&quot;0x&quot;;TEXT([.K62];&quot;00&quot;))" office:value-type="string" office:string-value="0xff" calcext:value-type="string">
            <text:p>0xff</text:p>
          </table:table-cell>
          <table:table-cell table:formula="of:=COM.MICROSOFT.CONCAT(&quot;0x&quot;;TEXT([.L62];&quot;00&quot;))" office:value-type="string" office:string-value="0xff" calcext:value-type="string">
            <text:p>0xff</text:p>
          </table:table-cell>
          <table:table-cell table:formula="of:=COM.MICROSOFT.CONCAT(&quot;0x&quot;;TEXT([.M62];&quot;00&quot;))" office:value-type="string" office:string-value="0xff" calcext:value-type="string">
            <text:p>0xff</text:p>
          </table:table-cell>
          <table:table-cell table:formula="of:=COM.MICROSOFT.CONCAT(&quot;0x&quot;;TEXT([.N62];&quot;00&quot;))" office:value-type="string" office:string-value="0xff" calcext:value-type="string">
            <text:p>0xff</text:p>
          </table:table-cell>
          <table:table-cell table:formula="of:=COM.MICROSOFT.CONCAT(&quot;0x&quot;;TEXT([.O62];&quot;00&quot;))" office:value-type="string" office:string-value="0xff" calcext:value-type="string">
            <text:p>0xff</text:p>
          </table:table-cell>
          <table:table-cell table:formula="of:=COM.MICROSOFT.CONCAT(&quot;0x&quot;;TEXT([.P62];&quot;00&quot;))" office:value-type="string" office:string-value="0xff" calcext:value-type="string">
            <text:p>0xff</text:p>
          </table:table-cell>
          <table:table-cell table:formula="of:=COM.MICROSOFT.TEXTJOIN(&quot;,&quot;;1;[.A154:.P15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3];&quot;00&quot;))" office:value-type="string" office:string-value="0xff" calcext:value-type="string">
            <text:p>0xff</text:p>
          </table:table-cell>
          <table:table-cell table:formula="of:=COM.MICROSOFT.CONCAT(&quot;0x&quot;;TEXT([.B63];&quot;00&quot;))" office:value-type="string" office:string-value="0xff" calcext:value-type="string">
            <text:p>0xff</text:p>
          </table:table-cell>
          <table:table-cell table:formula="of:=COM.MICROSOFT.CONCAT(&quot;0x&quot;;TEXT([.C63];&quot;00&quot;))" office:value-type="string" office:string-value="0xff" calcext:value-type="string">
            <text:p>0xff</text:p>
          </table:table-cell>
          <table:table-cell table:formula="of:=COM.MICROSOFT.CONCAT(&quot;0x&quot;;TEXT([.D63];&quot;00&quot;))" office:value-type="string" office:string-value="0xff" calcext:value-type="string">
            <text:p>0xff</text:p>
          </table:table-cell>
          <table:table-cell table:formula="of:=COM.MICROSOFT.CONCAT(&quot;0x&quot;;TEXT([.E63];&quot;00&quot;))" office:value-type="string" office:string-value="0xff" calcext:value-type="string">
            <text:p>0xff</text:p>
          </table:table-cell>
          <table:table-cell table:formula="of:=COM.MICROSOFT.CONCAT(&quot;0x&quot;;TEXT([.F63];&quot;00&quot;))" office:value-type="string" office:string-value="0xff" calcext:value-type="string">
            <text:p>0xff</text:p>
          </table:table-cell>
          <table:table-cell table:formula="of:=COM.MICROSOFT.CONCAT(&quot;0x&quot;;TEXT([.G63];&quot;00&quot;))" office:value-type="string" office:string-value="0xff" calcext:value-type="string">
            <text:p>0xff</text:p>
          </table:table-cell>
          <table:table-cell table:formula="of:=COM.MICROSOFT.CONCAT(&quot;0x&quot;;TEXT([.H63];&quot;00&quot;))" office:value-type="string" office:string-value="0xff" calcext:value-type="string">
            <text:p>0xff</text:p>
          </table:table-cell>
          <table:table-cell table:formula="of:=COM.MICROSOFT.CONCAT(&quot;0x&quot;;TEXT([.I63];&quot;00&quot;))" office:value-type="string" office:string-value="0xff" calcext:value-type="string">
            <text:p>0xff</text:p>
          </table:table-cell>
          <table:table-cell table:formula="of:=COM.MICROSOFT.CONCAT(&quot;0x&quot;;TEXT([.J63];&quot;00&quot;))" office:value-type="string" office:string-value="0xff" calcext:value-type="string">
            <text:p>0xff</text:p>
          </table:table-cell>
          <table:table-cell table:formula="of:=COM.MICROSOFT.CONCAT(&quot;0x&quot;;TEXT([.K63];&quot;00&quot;))" office:value-type="string" office:string-value="0xff" calcext:value-type="string">
            <text:p>0xff</text:p>
          </table:table-cell>
          <table:table-cell table:formula="of:=COM.MICROSOFT.CONCAT(&quot;0x&quot;;TEXT([.L63];&quot;00&quot;))" office:value-type="string" office:string-value="0xff" calcext:value-type="string">
            <text:p>0xff</text:p>
          </table:table-cell>
          <table:table-cell table:formula="of:=COM.MICROSOFT.CONCAT(&quot;0x&quot;;TEXT([.M63];&quot;00&quot;))" office:value-type="string" office:string-value="0xff" calcext:value-type="string">
            <text:p>0xff</text:p>
          </table:table-cell>
          <table:table-cell table:formula="of:=COM.MICROSOFT.CONCAT(&quot;0x&quot;;TEXT([.N63];&quot;00&quot;))" office:value-type="string" office:string-value="0xff" calcext:value-type="string">
            <text:p>0xff</text:p>
          </table:table-cell>
          <table:table-cell table:formula="of:=COM.MICROSOFT.CONCAT(&quot;0x&quot;;TEXT([.O63];&quot;00&quot;))" office:value-type="string" office:string-value="0xff" calcext:value-type="string">
            <text:p>0xff</text:p>
          </table:table-cell>
          <table:table-cell table:formula="of:=COM.MICROSOFT.CONCAT(&quot;0x&quot;;TEXT([.P63];&quot;00&quot;))" office:value-type="string" office:string-value="0xff" calcext:value-type="string">
            <text:p>0xff</text:p>
          </table:table-cell>
          <table:table-cell table:formula="of:=COM.MICROSOFT.TEXTJOIN(&quot;,&quot;;1;[.A155:.P15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4];&quot;00&quot;))" office:value-type="string" office:string-value="0xff" calcext:value-type="string">
            <text:p>0xff</text:p>
          </table:table-cell>
          <table:table-cell table:formula="of:=COM.MICROSOFT.CONCAT(&quot;0x&quot;;TEXT([.B64];&quot;00&quot;))" office:value-type="string" office:string-value="0xff" calcext:value-type="string">
            <text:p>0xff</text:p>
          </table:table-cell>
          <table:table-cell table:formula="of:=COM.MICROSOFT.CONCAT(&quot;0x&quot;;TEXT([.C64];&quot;00&quot;))" office:value-type="string" office:string-value="0xff" calcext:value-type="string">
            <text:p>0xff</text:p>
          </table:table-cell>
          <table:table-cell table:formula="of:=COM.MICROSOFT.CONCAT(&quot;0x&quot;;TEXT([.D64];&quot;00&quot;))" office:value-type="string" office:string-value="0xff" calcext:value-type="string">
            <text:p>0xff</text:p>
          </table:table-cell>
          <table:table-cell table:formula="of:=COM.MICROSOFT.CONCAT(&quot;0x&quot;;TEXT([.E64];&quot;00&quot;))" office:value-type="string" office:string-value="0xff" calcext:value-type="string">
            <text:p>0xff</text:p>
          </table:table-cell>
          <table:table-cell table:formula="of:=COM.MICROSOFT.CONCAT(&quot;0x&quot;;TEXT([.F64];&quot;00&quot;))" office:value-type="string" office:string-value="0xff" calcext:value-type="string">
            <text:p>0xff</text:p>
          </table:table-cell>
          <table:table-cell table:formula="of:=COM.MICROSOFT.CONCAT(&quot;0x&quot;;TEXT([.G64];&quot;00&quot;))" office:value-type="string" office:string-value="0xff" calcext:value-type="string">
            <text:p>0xff</text:p>
          </table:table-cell>
          <table:table-cell table:formula="of:=COM.MICROSOFT.CONCAT(&quot;0x&quot;;TEXT([.H64];&quot;00&quot;))" office:value-type="string" office:string-value="0xff" calcext:value-type="string">
            <text:p>0xff</text:p>
          </table:table-cell>
          <table:table-cell table:formula="of:=COM.MICROSOFT.CONCAT(&quot;0x&quot;;TEXT([.I64];&quot;00&quot;))" office:value-type="string" office:string-value="0xff" calcext:value-type="string">
            <text:p>0xff</text:p>
          </table:table-cell>
          <table:table-cell table:formula="of:=COM.MICROSOFT.CONCAT(&quot;0x&quot;;TEXT([.J64];&quot;00&quot;))" office:value-type="string" office:string-value="0xff" calcext:value-type="string">
            <text:p>0xff</text:p>
          </table:table-cell>
          <table:table-cell table:formula="of:=COM.MICROSOFT.CONCAT(&quot;0x&quot;;TEXT([.K64];&quot;00&quot;))" office:value-type="string" office:string-value="0xff" calcext:value-type="string">
            <text:p>0xff</text:p>
          </table:table-cell>
          <table:table-cell table:formula="of:=COM.MICROSOFT.CONCAT(&quot;0x&quot;;TEXT([.L64];&quot;00&quot;))" office:value-type="string" office:string-value="0xff" calcext:value-type="string">
            <text:p>0xff</text:p>
          </table:table-cell>
          <table:table-cell table:formula="of:=COM.MICROSOFT.CONCAT(&quot;0x&quot;;TEXT([.M64];&quot;00&quot;))" office:value-type="string" office:string-value="0xff" calcext:value-type="string">
            <text:p>0xff</text:p>
          </table:table-cell>
          <table:table-cell table:formula="of:=COM.MICROSOFT.CONCAT(&quot;0x&quot;;TEXT([.N64];&quot;00&quot;))" office:value-type="string" office:string-value="0xff" calcext:value-type="string">
            <text:p>0xff</text:p>
          </table:table-cell>
          <table:table-cell table:formula="of:=COM.MICROSOFT.CONCAT(&quot;0x&quot;;TEXT([.O64];&quot;00&quot;))" office:value-type="string" office:string-value="0xff" calcext:value-type="string">
            <text:p>0xff</text:p>
          </table:table-cell>
          <table:table-cell table:formula="of:=COM.MICROSOFT.CONCAT(&quot;0x&quot;;TEXT([.P64];&quot;00&quot;))" office:value-type="string" office:string-value="0xff" calcext:value-type="string">
            <text:p>0xff</text:p>
          </table:table-cell>
          <table:table-cell table:formula="of:=COM.MICROSOFT.TEXTJOIN(&quot;,&quot;;1;[.A156:.P15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5];&quot;00&quot;))" office:value-type="string" office:string-value="0xff" calcext:value-type="string">
            <text:p>0xff</text:p>
          </table:table-cell>
          <table:table-cell table:formula="of:=COM.MICROSOFT.CONCAT(&quot;0x&quot;;TEXT([.B65];&quot;00&quot;))" office:value-type="string" office:string-value="0xff" calcext:value-type="string">
            <text:p>0xff</text:p>
          </table:table-cell>
          <table:table-cell table:formula="of:=COM.MICROSOFT.CONCAT(&quot;0x&quot;;TEXT([.C65];&quot;00&quot;))" office:value-type="string" office:string-value="0xff" calcext:value-type="string">
            <text:p>0xff</text:p>
          </table:table-cell>
          <table:table-cell table:formula="of:=COM.MICROSOFT.CONCAT(&quot;0x&quot;;TEXT([.D65];&quot;00&quot;))" office:value-type="string" office:string-value="0xff" calcext:value-type="string">
            <text:p>0xff</text:p>
          </table:table-cell>
          <table:table-cell table:formula="of:=COM.MICROSOFT.CONCAT(&quot;0x&quot;;TEXT([.E65];&quot;00&quot;))" office:value-type="string" office:string-value="0xff" calcext:value-type="string">
            <text:p>0xff</text:p>
          </table:table-cell>
          <table:table-cell table:formula="of:=COM.MICROSOFT.CONCAT(&quot;0x&quot;;TEXT([.F65];&quot;00&quot;))" office:value-type="string" office:string-value="0xff" calcext:value-type="string">
            <text:p>0xff</text:p>
          </table:table-cell>
          <table:table-cell table:formula="of:=COM.MICROSOFT.CONCAT(&quot;0x&quot;;TEXT([.G65];&quot;00&quot;))" office:value-type="string" office:string-value="0xff" calcext:value-type="string">
            <text:p>0xff</text:p>
          </table:table-cell>
          <table:table-cell table:formula="of:=COM.MICROSOFT.CONCAT(&quot;0x&quot;;TEXT([.H65];&quot;00&quot;))" office:value-type="string" office:string-value="0xff" calcext:value-type="string">
            <text:p>0xff</text:p>
          </table:table-cell>
          <table:table-cell table:formula="of:=COM.MICROSOFT.CONCAT(&quot;0x&quot;;TEXT([.I65];&quot;00&quot;))" office:value-type="string" office:string-value="0xff" calcext:value-type="string">
            <text:p>0xff</text:p>
          </table:table-cell>
          <table:table-cell table:formula="of:=COM.MICROSOFT.CONCAT(&quot;0x&quot;;TEXT([.J65];&quot;00&quot;))" office:value-type="string" office:string-value="0xff" calcext:value-type="string">
            <text:p>0xff</text:p>
          </table:table-cell>
          <table:table-cell table:formula="of:=COM.MICROSOFT.CONCAT(&quot;0x&quot;;TEXT([.K65];&quot;00&quot;))" office:value-type="string" office:string-value="0xff" calcext:value-type="string">
            <text:p>0xff</text:p>
          </table:table-cell>
          <table:table-cell table:formula="of:=COM.MICROSOFT.CONCAT(&quot;0x&quot;;TEXT([.L65];&quot;00&quot;))" office:value-type="string" office:string-value="0xff" calcext:value-type="string">
            <text:p>0xff</text:p>
          </table:table-cell>
          <table:table-cell table:formula="of:=COM.MICROSOFT.CONCAT(&quot;0x&quot;;TEXT([.M65];&quot;00&quot;))" office:value-type="string" office:string-value="0xff" calcext:value-type="string">
            <text:p>0xff</text:p>
          </table:table-cell>
          <table:table-cell table:formula="of:=COM.MICROSOFT.CONCAT(&quot;0x&quot;;TEXT([.N65];&quot;00&quot;))" office:value-type="string" office:string-value="0xff" calcext:value-type="string">
            <text:p>0xff</text:p>
          </table:table-cell>
          <table:table-cell table:formula="of:=COM.MICROSOFT.CONCAT(&quot;0x&quot;;TEXT([.O65];&quot;00&quot;))" office:value-type="string" office:string-value="0xff" calcext:value-type="string">
            <text:p>0xff</text:p>
          </table:table-cell>
          <table:table-cell table:formula="of:=COM.MICROSOFT.CONCAT(&quot;0x&quot;;TEXT([.P65];&quot;00&quot;))" office:value-type="string" office:string-value="0xff" calcext:value-type="string">
            <text:p>0xff</text:p>
          </table:table-cell>
          <table:table-cell table:formula="of:=COM.MICROSOFT.TEXTJOIN(&quot;,&quot;;1;[.A157:.P15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6];&quot;00&quot;))" office:value-type="string" office:string-value="0xff" calcext:value-type="string">
            <text:p>0xff</text:p>
          </table:table-cell>
          <table:table-cell table:formula="of:=COM.MICROSOFT.CONCAT(&quot;0x&quot;;TEXT([.B66];&quot;00&quot;))" office:value-type="string" office:string-value="0xff" calcext:value-type="string">
            <text:p>0xff</text:p>
          </table:table-cell>
          <table:table-cell table:formula="of:=COM.MICROSOFT.CONCAT(&quot;0x&quot;;TEXT([.C66];&quot;00&quot;))" office:value-type="string" office:string-value="0xff" calcext:value-type="string">
            <text:p>0xff</text:p>
          </table:table-cell>
          <table:table-cell table:formula="of:=COM.MICROSOFT.CONCAT(&quot;0x&quot;;TEXT([.D66];&quot;00&quot;))" office:value-type="string" office:string-value="0xff" calcext:value-type="string">
            <text:p>0xff</text:p>
          </table:table-cell>
          <table:table-cell table:formula="of:=COM.MICROSOFT.CONCAT(&quot;0x&quot;;TEXT([.E66];&quot;00&quot;))" office:value-type="string" office:string-value="0xff" calcext:value-type="string">
            <text:p>0xff</text:p>
          </table:table-cell>
          <table:table-cell table:formula="of:=COM.MICROSOFT.CONCAT(&quot;0x&quot;;TEXT([.F66];&quot;00&quot;))" office:value-type="string" office:string-value="0xff" calcext:value-type="string">
            <text:p>0xff</text:p>
          </table:table-cell>
          <table:table-cell table:formula="of:=COM.MICROSOFT.CONCAT(&quot;0x&quot;;TEXT([.G66];&quot;00&quot;))" office:value-type="string" office:string-value="0xff" calcext:value-type="string">
            <text:p>0xff</text:p>
          </table:table-cell>
          <table:table-cell table:formula="of:=COM.MICROSOFT.CONCAT(&quot;0x&quot;;TEXT([.H66];&quot;00&quot;))" office:value-type="string" office:string-value="0xff" calcext:value-type="string">
            <text:p>0xff</text:p>
          </table:table-cell>
          <table:table-cell table:formula="of:=COM.MICROSOFT.CONCAT(&quot;0x&quot;;TEXT([.I66];&quot;00&quot;))" office:value-type="string" office:string-value="0xff" calcext:value-type="string">
            <text:p>0xff</text:p>
          </table:table-cell>
          <table:table-cell table:formula="of:=COM.MICROSOFT.CONCAT(&quot;0x&quot;;TEXT([.J66];&quot;00&quot;))" office:value-type="string" office:string-value="0xff" calcext:value-type="string">
            <text:p>0xff</text:p>
          </table:table-cell>
          <table:table-cell table:formula="of:=COM.MICROSOFT.CONCAT(&quot;0x&quot;;TEXT([.K66];&quot;00&quot;))" office:value-type="string" office:string-value="0xff" calcext:value-type="string">
            <text:p>0xff</text:p>
          </table:table-cell>
          <table:table-cell table:formula="of:=COM.MICROSOFT.CONCAT(&quot;0x&quot;;TEXT([.L66];&quot;00&quot;))" office:value-type="string" office:string-value="0xff" calcext:value-type="string">
            <text:p>0xff</text:p>
          </table:table-cell>
          <table:table-cell table:formula="of:=COM.MICROSOFT.CONCAT(&quot;0x&quot;;TEXT([.M66];&quot;00&quot;))" office:value-type="string" office:string-value="0xff" calcext:value-type="string">
            <text:p>0xff</text:p>
          </table:table-cell>
          <table:table-cell table:formula="of:=COM.MICROSOFT.CONCAT(&quot;0x&quot;;TEXT([.N66];&quot;00&quot;))" office:value-type="string" office:string-value="0xff" calcext:value-type="string">
            <text:p>0xff</text:p>
          </table:table-cell>
          <table:table-cell table:formula="of:=COM.MICROSOFT.CONCAT(&quot;0x&quot;;TEXT([.O66];&quot;00&quot;))" office:value-type="string" office:string-value="0xff" calcext:value-type="string">
            <text:p>0xff</text:p>
          </table:table-cell>
          <table:table-cell table:formula="of:=COM.MICROSOFT.CONCAT(&quot;0x&quot;;TEXT([.P66];&quot;00&quot;))" office:value-type="string" office:string-value="0xff" calcext:value-type="string">
            <text:p>0xff</text:p>
          </table:table-cell>
          <table:table-cell table:formula="of:=COM.MICROSOFT.TEXTJOIN(&quot;,&quot;;1;[.A158:.P15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7];&quot;00&quot;))" office:value-type="string" office:string-value="0xff" calcext:value-type="string">
            <text:p>0xff</text:p>
          </table:table-cell>
          <table:table-cell table:formula="of:=COM.MICROSOFT.CONCAT(&quot;0x&quot;;TEXT([.B67];&quot;00&quot;))" office:value-type="string" office:string-value="0xff" calcext:value-type="string">
            <text:p>0xff</text:p>
          </table:table-cell>
          <table:table-cell table:formula="of:=COM.MICROSOFT.CONCAT(&quot;0x&quot;;TEXT([.C67];&quot;00&quot;))" office:value-type="string" office:string-value="0xff" calcext:value-type="string">
            <text:p>0xff</text:p>
          </table:table-cell>
          <table:table-cell table:formula="of:=COM.MICROSOFT.CONCAT(&quot;0x&quot;;TEXT([.D67];&quot;00&quot;))" office:value-type="string" office:string-value="0xff" calcext:value-type="string">
            <text:p>0xff</text:p>
          </table:table-cell>
          <table:table-cell table:formula="of:=COM.MICROSOFT.CONCAT(&quot;0x&quot;;TEXT([.E67];&quot;00&quot;))" office:value-type="string" office:string-value="0xff" calcext:value-type="string">
            <text:p>0xff</text:p>
          </table:table-cell>
          <table:table-cell table:formula="of:=COM.MICROSOFT.CONCAT(&quot;0x&quot;;TEXT([.F67];&quot;00&quot;))" office:value-type="string" office:string-value="0xff" calcext:value-type="string">
            <text:p>0xff</text:p>
          </table:table-cell>
          <table:table-cell table:formula="of:=COM.MICROSOFT.CONCAT(&quot;0x&quot;;TEXT([.G67];&quot;00&quot;))" office:value-type="string" office:string-value="0xff" calcext:value-type="string">
            <text:p>0xff</text:p>
          </table:table-cell>
          <table:table-cell table:formula="of:=COM.MICROSOFT.CONCAT(&quot;0x&quot;;TEXT([.H67];&quot;00&quot;))" office:value-type="string" office:string-value="0xff" calcext:value-type="string">
            <text:p>0xff</text:p>
          </table:table-cell>
          <table:table-cell table:formula="of:=COM.MICROSOFT.CONCAT(&quot;0x&quot;;TEXT([.I67];&quot;00&quot;))" office:value-type="string" office:string-value="0xff" calcext:value-type="string">
            <text:p>0xff</text:p>
          </table:table-cell>
          <table:table-cell table:formula="of:=COM.MICROSOFT.CONCAT(&quot;0x&quot;;TEXT([.J67];&quot;00&quot;))" office:value-type="string" office:string-value="0xff" calcext:value-type="string">
            <text:p>0xff</text:p>
          </table:table-cell>
          <table:table-cell table:formula="of:=COM.MICROSOFT.CONCAT(&quot;0x&quot;;TEXT([.K67];&quot;00&quot;))" office:value-type="string" office:string-value="0xff" calcext:value-type="string">
            <text:p>0xff</text:p>
          </table:table-cell>
          <table:table-cell table:formula="of:=COM.MICROSOFT.CONCAT(&quot;0x&quot;;TEXT([.L67];&quot;00&quot;))" office:value-type="string" office:string-value="0xff" calcext:value-type="string">
            <text:p>0xff</text:p>
          </table:table-cell>
          <table:table-cell table:formula="of:=COM.MICROSOFT.CONCAT(&quot;0x&quot;;TEXT([.M67];&quot;00&quot;))" office:value-type="string" office:string-value="0xff" calcext:value-type="string">
            <text:p>0xff</text:p>
          </table:table-cell>
          <table:table-cell table:formula="of:=COM.MICROSOFT.CONCAT(&quot;0x&quot;;TEXT([.N67];&quot;00&quot;))" office:value-type="string" office:string-value="0xff" calcext:value-type="string">
            <text:p>0xff</text:p>
          </table:table-cell>
          <table:table-cell table:formula="of:=COM.MICROSOFT.CONCAT(&quot;0x&quot;;TEXT([.O67];&quot;00&quot;))" office:value-type="string" office:string-value="0xff" calcext:value-type="string">
            <text:p>0xff</text:p>
          </table:table-cell>
          <table:table-cell table:formula="of:=COM.MICROSOFT.CONCAT(&quot;0x&quot;;TEXT([.P67];&quot;00&quot;))" office:value-type="string" office:string-value="0xff" calcext:value-type="string">
            <text:p>0xff</text:p>
          </table:table-cell>
          <table:table-cell table:formula="of:=COM.MICROSOFT.TEXTJOIN(&quot;,&quot;;1;[.A159:.P15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8];&quot;00&quot;))" office:value-type="string" office:string-value="0xff" calcext:value-type="string">
            <text:p>0xff</text:p>
          </table:table-cell>
          <table:table-cell table:formula="of:=COM.MICROSOFT.CONCAT(&quot;0x&quot;;TEXT([.B68];&quot;00&quot;))" office:value-type="string" office:string-value="0xff" calcext:value-type="string">
            <text:p>0xff</text:p>
          </table:table-cell>
          <table:table-cell table:formula="of:=COM.MICROSOFT.CONCAT(&quot;0x&quot;;TEXT([.C68];&quot;00&quot;))" office:value-type="string" office:string-value="0xff" calcext:value-type="string">
            <text:p>0xff</text:p>
          </table:table-cell>
          <table:table-cell table:formula="of:=COM.MICROSOFT.CONCAT(&quot;0x&quot;;TEXT([.D68];&quot;00&quot;))" office:value-type="string" office:string-value="0xff" calcext:value-type="string">
            <text:p>0xff</text:p>
          </table:table-cell>
          <table:table-cell table:formula="of:=COM.MICROSOFT.CONCAT(&quot;0x&quot;;TEXT([.E68];&quot;00&quot;))" office:value-type="string" office:string-value="0xff" calcext:value-type="string">
            <text:p>0xff</text:p>
          </table:table-cell>
          <table:table-cell table:formula="of:=COM.MICROSOFT.CONCAT(&quot;0x&quot;;TEXT([.F68];&quot;00&quot;))" office:value-type="string" office:string-value="0xff" calcext:value-type="string">
            <text:p>0xff</text:p>
          </table:table-cell>
          <table:table-cell table:formula="of:=COM.MICROSOFT.CONCAT(&quot;0x&quot;;TEXT([.G68];&quot;00&quot;))" office:value-type="string" office:string-value="0xff" calcext:value-type="string">
            <text:p>0xff</text:p>
          </table:table-cell>
          <table:table-cell table:formula="of:=COM.MICROSOFT.CONCAT(&quot;0x&quot;;TEXT([.H68];&quot;00&quot;))" office:value-type="string" office:string-value="0xff" calcext:value-type="string">
            <text:p>0xff</text:p>
          </table:table-cell>
          <table:table-cell table:formula="of:=COM.MICROSOFT.CONCAT(&quot;0x&quot;;TEXT([.I68];&quot;00&quot;))" office:value-type="string" office:string-value="0xff" calcext:value-type="string">
            <text:p>0xff</text:p>
          </table:table-cell>
          <table:table-cell table:formula="of:=COM.MICROSOFT.CONCAT(&quot;0x&quot;;TEXT([.J68];&quot;00&quot;))" office:value-type="string" office:string-value="0xff" calcext:value-type="string">
            <text:p>0xff</text:p>
          </table:table-cell>
          <table:table-cell table:formula="of:=COM.MICROSOFT.CONCAT(&quot;0x&quot;;TEXT([.K68];&quot;00&quot;))" office:value-type="string" office:string-value="0xff" calcext:value-type="string">
            <text:p>0xff</text:p>
          </table:table-cell>
          <table:table-cell table:formula="of:=COM.MICROSOFT.CONCAT(&quot;0x&quot;;TEXT([.L68];&quot;00&quot;))" office:value-type="string" office:string-value="0xff" calcext:value-type="string">
            <text:p>0xff</text:p>
          </table:table-cell>
          <table:table-cell table:formula="of:=COM.MICROSOFT.CONCAT(&quot;0x&quot;;TEXT([.M68];&quot;00&quot;))" office:value-type="string" office:string-value="0xff" calcext:value-type="string">
            <text:p>0xff</text:p>
          </table:table-cell>
          <table:table-cell table:formula="of:=COM.MICROSOFT.CONCAT(&quot;0x&quot;;TEXT([.N68];&quot;00&quot;))" office:value-type="string" office:string-value="0xff" calcext:value-type="string">
            <text:p>0xff</text:p>
          </table:table-cell>
          <table:table-cell table:formula="of:=COM.MICROSOFT.CONCAT(&quot;0x&quot;;TEXT([.O68];&quot;00&quot;))" office:value-type="string" office:string-value="0xff" calcext:value-type="string">
            <text:p>0xff</text:p>
          </table:table-cell>
          <table:table-cell table:formula="of:=COM.MICROSOFT.CONCAT(&quot;0x&quot;;TEXT([.P68];&quot;00&quot;))" office:value-type="string" office:string-value="0xff" calcext:value-type="string">
            <text:p>0xff</text:p>
          </table:table-cell>
          <table:table-cell table:formula="of:=COM.MICROSOFT.TEXTJOIN(&quot;,&quot;;1;[.A160:.P16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9];&quot;00&quot;))" office:value-type="string" office:string-value="0xff" calcext:value-type="string">
            <text:p>0xff</text:p>
          </table:table-cell>
          <table:table-cell table:formula="of:=COM.MICROSOFT.CONCAT(&quot;0x&quot;;TEXT([.B69];&quot;00&quot;))" office:value-type="string" office:string-value="0xff" calcext:value-type="string">
            <text:p>0xff</text:p>
          </table:table-cell>
          <table:table-cell table:formula="of:=COM.MICROSOFT.CONCAT(&quot;0x&quot;;TEXT([.C69];&quot;00&quot;))" office:value-type="string" office:string-value="0xff" calcext:value-type="string">
            <text:p>0xff</text:p>
          </table:table-cell>
          <table:table-cell table:formula="of:=COM.MICROSOFT.CONCAT(&quot;0x&quot;;TEXT([.D69];&quot;00&quot;))" office:value-type="string" office:string-value="0xff" calcext:value-type="string">
            <text:p>0xff</text:p>
          </table:table-cell>
          <table:table-cell table:formula="of:=COM.MICROSOFT.CONCAT(&quot;0x&quot;;TEXT([.E69];&quot;00&quot;))" office:value-type="string" office:string-value="0xff" calcext:value-type="string">
            <text:p>0xff</text:p>
          </table:table-cell>
          <table:table-cell table:formula="of:=COM.MICROSOFT.CONCAT(&quot;0x&quot;;TEXT([.F69];&quot;00&quot;))" office:value-type="string" office:string-value="0xff" calcext:value-type="string">
            <text:p>0xff</text:p>
          </table:table-cell>
          <table:table-cell table:formula="of:=COM.MICROSOFT.CONCAT(&quot;0x&quot;;TEXT([.G69];&quot;00&quot;))" office:value-type="string" office:string-value="0xff" calcext:value-type="string">
            <text:p>0xff</text:p>
          </table:table-cell>
          <table:table-cell table:formula="of:=COM.MICROSOFT.CONCAT(&quot;0x&quot;;TEXT([.H69];&quot;00&quot;))" office:value-type="string" office:string-value="0xff" calcext:value-type="string">
            <text:p>0xff</text:p>
          </table:table-cell>
          <table:table-cell table:formula="of:=COM.MICROSOFT.CONCAT(&quot;0x&quot;;TEXT([.I69];&quot;00&quot;))" office:value-type="string" office:string-value="0xff" calcext:value-type="string">
            <text:p>0xff</text:p>
          </table:table-cell>
          <table:table-cell table:formula="of:=COM.MICROSOFT.CONCAT(&quot;0x&quot;;TEXT([.J69];&quot;00&quot;))" office:value-type="string" office:string-value="0xff" calcext:value-type="string">
            <text:p>0xff</text:p>
          </table:table-cell>
          <table:table-cell table:formula="of:=COM.MICROSOFT.CONCAT(&quot;0x&quot;;TEXT([.K69];&quot;00&quot;))" office:value-type="string" office:string-value="0xff" calcext:value-type="string">
            <text:p>0xff</text:p>
          </table:table-cell>
          <table:table-cell table:formula="of:=COM.MICROSOFT.CONCAT(&quot;0x&quot;;TEXT([.L69];&quot;00&quot;))" office:value-type="string" office:string-value="0xff" calcext:value-type="string">
            <text:p>0xff</text:p>
          </table:table-cell>
          <table:table-cell table:formula="of:=COM.MICROSOFT.CONCAT(&quot;0x&quot;;TEXT([.M69];&quot;00&quot;))" office:value-type="string" office:string-value="0xff" calcext:value-type="string">
            <text:p>0xff</text:p>
          </table:table-cell>
          <table:table-cell table:formula="of:=COM.MICROSOFT.CONCAT(&quot;0x&quot;;TEXT([.N69];&quot;00&quot;))" office:value-type="string" office:string-value="0xff" calcext:value-type="string">
            <text:p>0xff</text:p>
          </table:table-cell>
          <table:table-cell table:formula="of:=COM.MICROSOFT.CONCAT(&quot;0x&quot;;TEXT([.O69];&quot;00&quot;))" office:value-type="string" office:string-value="0xff" calcext:value-type="string">
            <text:p>0xff</text:p>
          </table:table-cell>
          <table:table-cell table:formula="of:=COM.MICROSOFT.CONCAT(&quot;0x&quot;;TEXT([.P69];&quot;00&quot;))" office:value-type="string" office:string-value="0xff" calcext:value-type="string">
            <text:p>0xff</text:p>
          </table:table-cell>
          <table:table-cell table:formula="of:=COM.MICROSOFT.TEXTJOIN(&quot;,&quot;;1;[.A161:.P16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0];&quot;00&quot;))" office:value-type="string" office:string-value="0xff" calcext:value-type="string">
            <text:p>0xff</text:p>
          </table:table-cell>
          <table:table-cell table:formula="of:=COM.MICROSOFT.CONCAT(&quot;0x&quot;;TEXT([.B70];&quot;00&quot;))" office:value-type="string" office:string-value="0xff" calcext:value-type="string">
            <text:p>0xff</text:p>
          </table:table-cell>
          <table:table-cell table:formula="of:=COM.MICROSOFT.CONCAT(&quot;0x&quot;;TEXT([.C70];&quot;00&quot;))" office:value-type="string" office:string-value="0xff" calcext:value-type="string">
            <text:p>0xff</text:p>
          </table:table-cell>
          <table:table-cell table:formula="of:=COM.MICROSOFT.CONCAT(&quot;0x&quot;;TEXT([.D70];&quot;00&quot;))" office:value-type="string" office:string-value="0xff" calcext:value-type="string">
            <text:p>0xff</text:p>
          </table:table-cell>
          <table:table-cell table:formula="of:=COM.MICROSOFT.CONCAT(&quot;0x&quot;;TEXT([.E70];&quot;00&quot;))" office:value-type="string" office:string-value="0xff" calcext:value-type="string">
            <text:p>0xff</text:p>
          </table:table-cell>
          <table:table-cell table:formula="of:=COM.MICROSOFT.CONCAT(&quot;0x&quot;;TEXT([.F70];&quot;00&quot;))" office:value-type="string" office:string-value="0xff" calcext:value-type="string">
            <text:p>0xff</text:p>
          </table:table-cell>
          <table:table-cell table:formula="of:=COM.MICROSOFT.CONCAT(&quot;0x&quot;;TEXT([.G70];&quot;00&quot;))" office:value-type="string" office:string-value="0xff" calcext:value-type="string">
            <text:p>0xff</text:p>
          </table:table-cell>
          <table:table-cell table:formula="of:=COM.MICROSOFT.CONCAT(&quot;0x&quot;;TEXT([.H70];&quot;00&quot;))" office:value-type="string" office:string-value="0xff" calcext:value-type="string">
            <text:p>0xff</text:p>
          </table:table-cell>
          <table:table-cell table:formula="of:=COM.MICROSOFT.CONCAT(&quot;0x&quot;;TEXT([.I70];&quot;00&quot;))" office:value-type="string" office:string-value="0xff" calcext:value-type="string">
            <text:p>0xff</text:p>
          </table:table-cell>
          <table:table-cell table:formula="of:=COM.MICROSOFT.CONCAT(&quot;0x&quot;;TEXT([.J70];&quot;00&quot;))" office:value-type="string" office:string-value="0xff" calcext:value-type="string">
            <text:p>0xff</text:p>
          </table:table-cell>
          <table:table-cell table:formula="of:=COM.MICROSOFT.CONCAT(&quot;0x&quot;;TEXT([.K70];&quot;00&quot;))" office:value-type="string" office:string-value="0xff" calcext:value-type="string">
            <text:p>0xff</text:p>
          </table:table-cell>
          <table:table-cell table:formula="of:=COM.MICROSOFT.CONCAT(&quot;0x&quot;;TEXT([.L70];&quot;00&quot;))" office:value-type="string" office:string-value="0xff" calcext:value-type="string">
            <text:p>0xff</text:p>
          </table:table-cell>
          <table:table-cell table:formula="of:=COM.MICROSOFT.CONCAT(&quot;0x&quot;;TEXT([.M70];&quot;00&quot;))" office:value-type="string" office:string-value="0xff" calcext:value-type="string">
            <text:p>0xff</text:p>
          </table:table-cell>
          <table:table-cell table:formula="of:=COM.MICROSOFT.CONCAT(&quot;0x&quot;;TEXT([.N70];&quot;00&quot;))" office:value-type="string" office:string-value="0xff" calcext:value-type="string">
            <text:p>0xff</text:p>
          </table:table-cell>
          <table:table-cell table:formula="of:=COM.MICROSOFT.CONCAT(&quot;0x&quot;;TEXT([.O70];&quot;00&quot;))" office:value-type="string" office:string-value="0xff" calcext:value-type="string">
            <text:p>0xff</text:p>
          </table:table-cell>
          <table:table-cell table:formula="of:=COM.MICROSOFT.CONCAT(&quot;0x&quot;;TEXT([.P70];&quot;00&quot;))" office:value-type="string" office:string-value="0xff" calcext:value-type="string">
            <text:p>0xff</text:p>
          </table:table-cell>
          <table:table-cell table:formula="of:=COM.MICROSOFT.TEXTJOIN(&quot;,&quot;;1;[.A162:.P16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1];&quot;00&quot;))" office:value-type="string" office:string-value="0xff" calcext:value-type="string">
            <text:p>0xff</text:p>
          </table:table-cell>
          <table:table-cell table:formula="of:=COM.MICROSOFT.CONCAT(&quot;0x&quot;;TEXT([.B71];&quot;00&quot;))" office:value-type="string" office:string-value="0xff" calcext:value-type="string">
            <text:p>0xff</text:p>
          </table:table-cell>
          <table:table-cell table:formula="of:=COM.MICROSOFT.CONCAT(&quot;0x&quot;;TEXT([.C71];&quot;00&quot;))" office:value-type="string" office:string-value="0xff" calcext:value-type="string">
            <text:p>0xff</text:p>
          </table:table-cell>
          <table:table-cell table:formula="of:=COM.MICROSOFT.CONCAT(&quot;0x&quot;;TEXT([.D71];&quot;00&quot;))" office:value-type="string" office:string-value="0xff" calcext:value-type="string">
            <text:p>0xff</text:p>
          </table:table-cell>
          <table:table-cell table:formula="of:=COM.MICROSOFT.CONCAT(&quot;0x&quot;;TEXT([.E71];&quot;00&quot;))" office:value-type="string" office:string-value="0xff" calcext:value-type="string">
            <text:p>0xff</text:p>
          </table:table-cell>
          <table:table-cell table:formula="of:=COM.MICROSOFT.CONCAT(&quot;0x&quot;;TEXT([.F71];&quot;00&quot;))" office:value-type="string" office:string-value="0xff" calcext:value-type="string">
            <text:p>0xff</text:p>
          </table:table-cell>
          <table:table-cell table:formula="of:=COM.MICROSOFT.CONCAT(&quot;0x&quot;;TEXT([.G71];&quot;00&quot;))" office:value-type="string" office:string-value="0xff" calcext:value-type="string">
            <text:p>0xff</text:p>
          </table:table-cell>
          <table:table-cell table:formula="of:=COM.MICROSOFT.CONCAT(&quot;0x&quot;;TEXT([.H71];&quot;00&quot;))" office:value-type="string" office:string-value="0xff" calcext:value-type="string">
            <text:p>0xff</text:p>
          </table:table-cell>
          <table:table-cell table:formula="of:=COM.MICROSOFT.CONCAT(&quot;0x&quot;;TEXT([.I71];&quot;00&quot;))" office:value-type="string" office:string-value="0xff" calcext:value-type="string">
            <text:p>0xff</text:p>
          </table:table-cell>
          <table:table-cell table:formula="of:=COM.MICROSOFT.CONCAT(&quot;0x&quot;;TEXT([.J71];&quot;00&quot;))" office:value-type="string" office:string-value="0xff" calcext:value-type="string">
            <text:p>0xff</text:p>
          </table:table-cell>
          <table:table-cell table:formula="of:=COM.MICROSOFT.CONCAT(&quot;0x&quot;;TEXT([.K71];&quot;00&quot;))" office:value-type="string" office:string-value="0xff" calcext:value-type="string">
            <text:p>0xff</text:p>
          </table:table-cell>
          <table:table-cell table:formula="of:=COM.MICROSOFT.CONCAT(&quot;0x&quot;;TEXT([.L71];&quot;00&quot;))" office:value-type="string" office:string-value="0xff" calcext:value-type="string">
            <text:p>0xff</text:p>
          </table:table-cell>
          <table:table-cell table:formula="of:=COM.MICROSOFT.CONCAT(&quot;0x&quot;;TEXT([.M71];&quot;00&quot;))" office:value-type="string" office:string-value="0xff" calcext:value-type="string">
            <text:p>0xff</text:p>
          </table:table-cell>
          <table:table-cell table:formula="of:=COM.MICROSOFT.CONCAT(&quot;0x&quot;;TEXT([.N71];&quot;00&quot;))" office:value-type="string" office:string-value="0xff" calcext:value-type="string">
            <text:p>0xff</text:p>
          </table:table-cell>
          <table:table-cell table:formula="of:=COM.MICROSOFT.CONCAT(&quot;0x&quot;;TEXT([.O71];&quot;00&quot;))" office:value-type="string" office:string-value="0xff" calcext:value-type="string">
            <text:p>0xff</text:p>
          </table:table-cell>
          <table:table-cell table:formula="of:=COM.MICROSOFT.CONCAT(&quot;0x&quot;;TEXT([.P71];&quot;00&quot;))" office:value-type="string" office:string-value="0xff" calcext:value-type="string">
            <text:p>0xff</text:p>
          </table:table-cell>
          <table:table-cell table:formula="of:=COM.MICROSOFT.TEXTJOIN(&quot;,&quot;;1;[.A163:.P16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2];&quot;00&quot;))" office:value-type="string" office:string-value="0xff" calcext:value-type="string">
            <text:p>0xff</text:p>
          </table:table-cell>
          <table:table-cell table:formula="of:=COM.MICROSOFT.CONCAT(&quot;0x&quot;;TEXT([.B72];&quot;00&quot;))" office:value-type="string" office:string-value="0xff" calcext:value-type="string">
            <text:p>0xff</text:p>
          </table:table-cell>
          <table:table-cell table:formula="of:=COM.MICROSOFT.CONCAT(&quot;0x&quot;;TEXT([.C72];&quot;00&quot;))" office:value-type="string" office:string-value="0xff" calcext:value-type="string">
            <text:p>0xff</text:p>
          </table:table-cell>
          <table:table-cell table:formula="of:=COM.MICROSOFT.CONCAT(&quot;0x&quot;;TEXT([.D72];&quot;00&quot;))" office:value-type="string" office:string-value="0xff" calcext:value-type="string">
            <text:p>0xff</text:p>
          </table:table-cell>
          <table:table-cell table:formula="of:=COM.MICROSOFT.CONCAT(&quot;0x&quot;;TEXT([.E72];&quot;00&quot;))" office:value-type="string" office:string-value="0xff" calcext:value-type="string">
            <text:p>0xff</text:p>
          </table:table-cell>
          <table:table-cell table:formula="of:=COM.MICROSOFT.CONCAT(&quot;0x&quot;;TEXT([.F72];&quot;00&quot;))" office:value-type="string" office:string-value="0xff" calcext:value-type="string">
            <text:p>0xff</text:p>
          </table:table-cell>
          <table:table-cell table:formula="of:=COM.MICROSOFT.CONCAT(&quot;0x&quot;;TEXT([.G72];&quot;00&quot;))" office:value-type="string" office:string-value="0xff" calcext:value-type="string">
            <text:p>0xff</text:p>
          </table:table-cell>
          <table:table-cell table:formula="of:=COM.MICROSOFT.CONCAT(&quot;0x&quot;;TEXT([.H72];&quot;00&quot;))" office:value-type="string" office:string-value="0xff" calcext:value-type="string">
            <text:p>0xff</text:p>
          </table:table-cell>
          <table:table-cell table:formula="of:=COM.MICROSOFT.CONCAT(&quot;0x&quot;;TEXT([.I72];&quot;00&quot;))" office:value-type="string" office:string-value="0xff" calcext:value-type="string">
            <text:p>0xff</text:p>
          </table:table-cell>
          <table:table-cell table:formula="of:=COM.MICROSOFT.CONCAT(&quot;0x&quot;;TEXT([.J72];&quot;00&quot;))" office:value-type="string" office:string-value="0xff" calcext:value-type="string">
            <text:p>0xff</text:p>
          </table:table-cell>
          <table:table-cell table:formula="of:=COM.MICROSOFT.CONCAT(&quot;0x&quot;;TEXT([.K72];&quot;00&quot;))" office:value-type="string" office:string-value="0xff" calcext:value-type="string">
            <text:p>0xff</text:p>
          </table:table-cell>
          <table:table-cell table:formula="of:=COM.MICROSOFT.CONCAT(&quot;0x&quot;;TEXT([.L72];&quot;00&quot;))" office:value-type="string" office:string-value="0xff" calcext:value-type="string">
            <text:p>0xff</text:p>
          </table:table-cell>
          <table:table-cell table:formula="of:=COM.MICROSOFT.CONCAT(&quot;0x&quot;;TEXT([.M72];&quot;00&quot;))" office:value-type="string" office:string-value="0xff" calcext:value-type="string">
            <text:p>0xff</text:p>
          </table:table-cell>
          <table:table-cell table:formula="of:=COM.MICROSOFT.CONCAT(&quot;0x&quot;;TEXT([.N72];&quot;00&quot;))" office:value-type="string" office:string-value="0xff" calcext:value-type="string">
            <text:p>0xff</text:p>
          </table:table-cell>
          <table:table-cell table:formula="of:=COM.MICROSOFT.CONCAT(&quot;0x&quot;;TEXT([.O72];&quot;00&quot;))" office:value-type="string" office:string-value="0xff" calcext:value-type="string">
            <text:p>0xff</text:p>
          </table:table-cell>
          <table:table-cell table:formula="of:=COM.MICROSOFT.CONCAT(&quot;0x&quot;;TEXT([.P72];&quot;00&quot;))" office:value-type="string" office:string-value="0xff" calcext:value-type="string">
            <text:p>0xff</text:p>
          </table:table-cell>
          <table:table-cell table:formula="of:=COM.MICROSOFT.TEXTJOIN(&quot;,&quot;;1;[.A164:.P16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3];&quot;00&quot;))" office:value-type="string" office:string-value="0xff" calcext:value-type="string">
            <text:p>0xff</text:p>
          </table:table-cell>
          <table:table-cell table:formula="of:=COM.MICROSOFT.CONCAT(&quot;0x&quot;;TEXT([.B73];&quot;00&quot;))" office:value-type="string" office:string-value="0xff" calcext:value-type="string">
            <text:p>0xff</text:p>
          </table:table-cell>
          <table:table-cell table:formula="of:=COM.MICROSOFT.CONCAT(&quot;0x&quot;;TEXT([.C73];&quot;00&quot;))" office:value-type="string" office:string-value="0xff" calcext:value-type="string">
            <text:p>0xff</text:p>
          </table:table-cell>
          <table:table-cell table:formula="of:=COM.MICROSOFT.CONCAT(&quot;0x&quot;;TEXT([.D73];&quot;00&quot;))" office:value-type="string" office:string-value="0xff" calcext:value-type="string">
            <text:p>0xff</text:p>
          </table:table-cell>
          <table:table-cell table:formula="of:=COM.MICROSOFT.CONCAT(&quot;0x&quot;;TEXT([.E73];&quot;00&quot;))" office:value-type="string" office:string-value="0xff" calcext:value-type="string">
            <text:p>0xff</text:p>
          </table:table-cell>
          <table:table-cell table:formula="of:=COM.MICROSOFT.CONCAT(&quot;0x&quot;;TEXT([.F73];&quot;00&quot;))" office:value-type="string" office:string-value="0xff" calcext:value-type="string">
            <text:p>0xff</text:p>
          </table:table-cell>
          <table:table-cell table:formula="of:=COM.MICROSOFT.CONCAT(&quot;0x&quot;;TEXT([.G73];&quot;00&quot;))" office:value-type="string" office:string-value="0xff" calcext:value-type="string">
            <text:p>0xff</text:p>
          </table:table-cell>
          <table:table-cell table:formula="of:=COM.MICROSOFT.CONCAT(&quot;0x&quot;;TEXT([.H73];&quot;00&quot;))" office:value-type="string" office:string-value="0xff" calcext:value-type="string">
            <text:p>0xff</text:p>
          </table:table-cell>
          <table:table-cell table:formula="of:=COM.MICROSOFT.CONCAT(&quot;0x&quot;;TEXT([.I73];&quot;00&quot;))" office:value-type="string" office:string-value="0xff" calcext:value-type="string">
            <text:p>0xff</text:p>
          </table:table-cell>
          <table:table-cell table:formula="of:=COM.MICROSOFT.CONCAT(&quot;0x&quot;;TEXT([.J73];&quot;00&quot;))" office:value-type="string" office:string-value="0xff" calcext:value-type="string">
            <text:p>0xff</text:p>
          </table:table-cell>
          <table:table-cell table:formula="of:=COM.MICROSOFT.CONCAT(&quot;0x&quot;;TEXT([.K73];&quot;00&quot;))" office:value-type="string" office:string-value="0xff" calcext:value-type="string">
            <text:p>0xff</text:p>
          </table:table-cell>
          <table:table-cell table:formula="of:=COM.MICROSOFT.CONCAT(&quot;0x&quot;;TEXT([.L73];&quot;00&quot;))" office:value-type="string" office:string-value="0xff" calcext:value-type="string">
            <text:p>0xff</text:p>
          </table:table-cell>
          <table:table-cell table:formula="of:=COM.MICROSOFT.CONCAT(&quot;0x&quot;;TEXT([.M73];&quot;00&quot;))" office:value-type="string" office:string-value="0xff" calcext:value-type="string">
            <text:p>0xff</text:p>
          </table:table-cell>
          <table:table-cell table:formula="of:=COM.MICROSOFT.CONCAT(&quot;0x&quot;;TEXT([.N73];&quot;00&quot;))" office:value-type="string" office:string-value="0xff" calcext:value-type="string">
            <text:p>0xff</text:p>
          </table:table-cell>
          <table:table-cell table:formula="of:=COM.MICROSOFT.CONCAT(&quot;0x&quot;;TEXT([.O73];&quot;00&quot;))" office:value-type="string" office:string-value="0xff" calcext:value-type="string">
            <text:p>0xff</text:p>
          </table:table-cell>
          <table:table-cell table:formula="of:=COM.MICROSOFT.CONCAT(&quot;0x&quot;;TEXT([.P73];&quot;00&quot;))" office:value-type="string" office:string-value="0xff" calcext:value-type="string">
            <text:p>0xff</text:p>
          </table:table-cell>
          <table:table-cell table:formula="of:=COM.MICROSOFT.TEXTJOIN(&quot;,&quot;;1;[.A165:.P16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4];&quot;00&quot;))" office:value-type="string" office:string-value="0xff" calcext:value-type="string">
            <text:p>0xff</text:p>
          </table:table-cell>
          <table:table-cell table:formula="of:=COM.MICROSOFT.CONCAT(&quot;0x&quot;;TEXT([.B74];&quot;00&quot;))" office:value-type="string" office:string-value="0xff" calcext:value-type="string">
            <text:p>0xff</text:p>
          </table:table-cell>
          <table:table-cell table:formula="of:=COM.MICROSOFT.CONCAT(&quot;0x&quot;;TEXT([.C74];&quot;00&quot;))" office:value-type="string" office:string-value="0xff" calcext:value-type="string">
            <text:p>0xff</text:p>
          </table:table-cell>
          <table:table-cell table:formula="of:=COM.MICROSOFT.CONCAT(&quot;0x&quot;;TEXT([.D74];&quot;00&quot;))" office:value-type="string" office:string-value="0xff" calcext:value-type="string">
            <text:p>0xff</text:p>
          </table:table-cell>
          <table:table-cell table:formula="of:=COM.MICROSOFT.CONCAT(&quot;0x&quot;;TEXT([.E74];&quot;00&quot;))" office:value-type="string" office:string-value="0xff" calcext:value-type="string">
            <text:p>0xff</text:p>
          </table:table-cell>
          <table:table-cell table:formula="of:=COM.MICROSOFT.CONCAT(&quot;0x&quot;;TEXT([.F74];&quot;00&quot;))" office:value-type="string" office:string-value="0xff" calcext:value-type="string">
            <text:p>0xff</text:p>
          </table:table-cell>
          <table:table-cell table:formula="of:=COM.MICROSOFT.CONCAT(&quot;0x&quot;;TEXT([.G74];&quot;00&quot;))" office:value-type="string" office:string-value="0xff" calcext:value-type="string">
            <text:p>0xff</text:p>
          </table:table-cell>
          <table:table-cell table:formula="of:=COM.MICROSOFT.CONCAT(&quot;0x&quot;;TEXT([.H74];&quot;00&quot;))" office:value-type="string" office:string-value="0xff" calcext:value-type="string">
            <text:p>0xff</text:p>
          </table:table-cell>
          <table:table-cell table:formula="of:=COM.MICROSOFT.CONCAT(&quot;0x&quot;;TEXT([.I74];&quot;00&quot;))" office:value-type="string" office:string-value="0xff" calcext:value-type="string">
            <text:p>0xff</text:p>
          </table:table-cell>
          <table:table-cell table:formula="of:=COM.MICROSOFT.CONCAT(&quot;0x&quot;;TEXT([.J74];&quot;00&quot;))" office:value-type="string" office:string-value="0xff" calcext:value-type="string">
            <text:p>0xff</text:p>
          </table:table-cell>
          <table:table-cell table:formula="of:=COM.MICROSOFT.CONCAT(&quot;0x&quot;;TEXT([.K74];&quot;00&quot;))" office:value-type="string" office:string-value="0xff" calcext:value-type="string">
            <text:p>0xff</text:p>
          </table:table-cell>
          <table:table-cell table:formula="of:=COM.MICROSOFT.CONCAT(&quot;0x&quot;;TEXT([.L74];&quot;00&quot;))" office:value-type="string" office:string-value="0xff" calcext:value-type="string">
            <text:p>0xff</text:p>
          </table:table-cell>
          <table:table-cell table:formula="of:=COM.MICROSOFT.CONCAT(&quot;0x&quot;;TEXT([.M74];&quot;00&quot;))" office:value-type="string" office:string-value="0xff" calcext:value-type="string">
            <text:p>0xff</text:p>
          </table:table-cell>
          <table:table-cell table:formula="of:=COM.MICROSOFT.CONCAT(&quot;0x&quot;;TEXT([.N74];&quot;00&quot;))" office:value-type="string" office:string-value="0xff" calcext:value-type="string">
            <text:p>0xff</text:p>
          </table:table-cell>
          <table:table-cell table:formula="of:=COM.MICROSOFT.CONCAT(&quot;0x&quot;;TEXT([.O74];&quot;00&quot;))" office:value-type="string" office:string-value="0xff" calcext:value-type="string">
            <text:p>0xff</text:p>
          </table:table-cell>
          <table:table-cell table:formula="of:=COM.MICROSOFT.CONCAT(&quot;0x&quot;;TEXT([.P74];&quot;00&quot;))" office:value-type="string" office:string-value="0xff" calcext:value-type="string">
            <text:p>0xff</text:p>
          </table:table-cell>
          <table:table-cell table:formula="of:=COM.MICROSOFT.TEXTJOIN(&quot;,&quot;;1;[.A166:.P16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5];&quot;00&quot;))" office:value-type="string" office:string-value="0xff" calcext:value-type="string">
            <text:p>0xff</text:p>
          </table:table-cell>
          <table:table-cell table:formula="of:=COM.MICROSOFT.CONCAT(&quot;0x&quot;;TEXT([.B75];&quot;00&quot;))" office:value-type="string" office:string-value="0xff" calcext:value-type="string">
            <text:p>0xff</text:p>
          </table:table-cell>
          <table:table-cell table:formula="of:=COM.MICROSOFT.CONCAT(&quot;0x&quot;;TEXT([.C75];&quot;00&quot;))" office:value-type="string" office:string-value="0xff" calcext:value-type="string">
            <text:p>0xff</text:p>
          </table:table-cell>
          <table:table-cell table:formula="of:=COM.MICROSOFT.CONCAT(&quot;0x&quot;;TEXT([.D75];&quot;00&quot;))" office:value-type="string" office:string-value="0xff" calcext:value-type="string">
            <text:p>0xff</text:p>
          </table:table-cell>
          <table:table-cell table:formula="of:=COM.MICROSOFT.CONCAT(&quot;0x&quot;;TEXT([.E75];&quot;00&quot;))" office:value-type="string" office:string-value="0xff" calcext:value-type="string">
            <text:p>0xff</text:p>
          </table:table-cell>
          <table:table-cell table:formula="of:=COM.MICROSOFT.CONCAT(&quot;0x&quot;;TEXT([.F75];&quot;00&quot;))" office:value-type="string" office:string-value="0xff" calcext:value-type="string">
            <text:p>0xff</text:p>
          </table:table-cell>
          <table:table-cell table:formula="of:=COM.MICROSOFT.CONCAT(&quot;0x&quot;;TEXT([.G75];&quot;00&quot;))" office:value-type="string" office:string-value="0xff" calcext:value-type="string">
            <text:p>0xff</text:p>
          </table:table-cell>
          <table:table-cell table:formula="of:=COM.MICROSOFT.CONCAT(&quot;0x&quot;;TEXT([.H75];&quot;00&quot;))" office:value-type="string" office:string-value="0xff" calcext:value-type="string">
            <text:p>0xff</text:p>
          </table:table-cell>
          <table:table-cell table:formula="of:=COM.MICROSOFT.CONCAT(&quot;0x&quot;;TEXT([.I75];&quot;00&quot;))" office:value-type="string" office:string-value="0xff" calcext:value-type="string">
            <text:p>0xff</text:p>
          </table:table-cell>
          <table:table-cell table:formula="of:=COM.MICROSOFT.CONCAT(&quot;0x&quot;;TEXT([.J75];&quot;00&quot;))" office:value-type="string" office:string-value="0xff" calcext:value-type="string">
            <text:p>0xff</text:p>
          </table:table-cell>
          <table:table-cell table:formula="of:=COM.MICROSOFT.CONCAT(&quot;0x&quot;;TEXT([.K75];&quot;00&quot;))" office:value-type="string" office:string-value="0xff" calcext:value-type="string">
            <text:p>0xff</text:p>
          </table:table-cell>
          <table:table-cell table:formula="of:=COM.MICROSOFT.CONCAT(&quot;0x&quot;;TEXT([.L75];&quot;00&quot;))" office:value-type="string" office:string-value="0xff" calcext:value-type="string">
            <text:p>0xff</text:p>
          </table:table-cell>
          <table:table-cell table:formula="of:=COM.MICROSOFT.CONCAT(&quot;0x&quot;;TEXT([.M75];&quot;00&quot;))" office:value-type="string" office:string-value="0xff" calcext:value-type="string">
            <text:p>0xff</text:p>
          </table:table-cell>
          <table:table-cell table:formula="of:=COM.MICROSOFT.CONCAT(&quot;0x&quot;;TEXT([.N75];&quot;00&quot;))" office:value-type="string" office:string-value="0xff" calcext:value-type="string">
            <text:p>0xff</text:p>
          </table:table-cell>
          <table:table-cell table:formula="of:=COM.MICROSOFT.CONCAT(&quot;0x&quot;;TEXT([.O75];&quot;00&quot;))" office:value-type="string" office:string-value="0xff" calcext:value-type="string">
            <text:p>0xff</text:p>
          </table:table-cell>
          <table:table-cell table:formula="of:=COM.MICROSOFT.CONCAT(&quot;0x&quot;;TEXT([.P75];&quot;00&quot;))" office:value-type="string" office:string-value="0xff" calcext:value-type="string">
            <text:p>0xff</text:p>
          </table:table-cell>
          <table:table-cell table:formula="of:=COM.MICROSOFT.TEXTJOIN(&quot;,&quot;;1;[.A167:.P16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6];&quot;00&quot;))" office:value-type="string" office:string-value="0xff" calcext:value-type="string">
            <text:p>0xff</text:p>
          </table:table-cell>
          <table:table-cell table:formula="of:=COM.MICROSOFT.CONCAT(&quot;0x&quot;;TEXT([.B76];&quot;00&quot;))" office:value-type="string" office:string-value="0xff" calcext:value-type="string">
            <text:p>0xff</text:p>
          </table:table-cell>
          <table:table-cell table:formula="of:=COM.MICROSOFT.CONCAT(&quot;0x&quot;;TEXT([.C76];&quot;00&quot;))" office:value-type="string" office:string-value="0xff" calcext:value-type="string">
            <text:p>0xff</text:p>
          </table:table-cell>
          <table:table-cell table:formula="of:=COM.MICROSOFT.CONCAT(&quot;0x&quot;;TEXT([.D76];&quot;00&quot;))" office:value-type="string" office:string-value="0xff" calcext:value-type="string">
            <text:p>0xff</text:p>
          </table:table-cell>
          <table:table-cell table:formula="of:=COM.MICROSOFT.CONCAT(&quot;0x&quot;;TEXT([.E76];&quot;00&quot;))" office:value-type="string" office:string-value="0xff" calcext:value-type="string">
            <text:p>0xff</text:p>
          </table:table-cell>
          <table:table-cell table:formula="of:=COM.MICROSOFT.CONCAT(&quot;0x&quot;;TEXT([.F76];&quot;00&quot;))" office:value-type="string" office:string-value="0xff" calcext:value-type="string">
            <text:p>0xff</text:p>
          </table:table-cell>
          <table:table-cell table:formula="of:=COM.MICROSOFT.CONCAT(&quot;0x&quot;;TEXT([.G76];&quot;00&quot;))" office:value-type="string" office:string-value="0xff" calcext:value-type="string">
            <text:p>0xff</text:p>
          </table:table-cell>
          <table:table-cell table:formula="of:=COM.MICROSOFT.CONCAT(&quot;0x&quot;;TEXT([.H76];&quot;00&quot;))" office:value-type="string" office:string-value="0xff" calcext:value-type="string">
            <text:p>0xff</text:p>
          </table:table-cell>
          <table:table-cell table:formula="of:=COM.MICROSOFT.CONCAT(&quot;0x&quot;;TEXT([.I76];&quot;00&quot;))" office:value-type="string" office:string-value="0xff" calcext:value-type="string">
            <text:p>0xff</text:p>
          </table:table-cell>
          <table:table-cell table:formula="of:=COM.MICROSOFT.CONCAT(&quot;0x&quot;;TEXT([.J76];&quot;00&quot;))" office:value-type="string" office:string-value="0xff" calcext:value-type="string">
            <text:p>0xff</text:p>
          </table:table-cell>
          <table:table-cell table:formula="of:=COM.MICROSOFT.CONCAT(&quot;0x&quot;;TEXT([.K76];&quot;00&quot;))" office:value-type="string" office:string-value="0xff" calcext:value-type="string">
            <text:p>0xff</text:p>
          </table:table-cell>
          <table:table-cell table:formula="of:=COM.MICROSOFT.CONCAT(&quot;0x&quot;;TEXT([.L76];&quot;00&quot;))" office:value-type="string" office:string-value="0xff" calcext:value-type="string">
            <text:p>0xff</text:p>
          </table:table-cell>
          <table:table-cell table:formula="of:=COM.MICROSOFT.CONCAT(&quot;0x&quot;;TEXT([.M76];&quot;00&quot;))" office:value-type="string" office:string-value="0xff" calcext:value-type="string">
            <text:p>0xff</text:p>
          </table:table-cell>
          <table:table-cell table:formula="of:=COM.MICROSOFT.CONCAT(&quot;0x&quot;;TEXT([.N76];&quot;00&quot;))" office:value-type="string" office:string-value="0xff" calcext:value-type="string">
            <text:p>0xff</text:p>
          </table:table-cell>
          <table:table-cell table:formula="of:=COM.MICROSOFT.CONCAT(&quot;0x&quot;;TEXT([.O76];&quot;00&quot;))" office:value-type="string" office:string-value="0xff" calcext:value-type="string">
            <text:p>0xff</text:p>
          </table:table-cell>
          <table:table-cell table:formula="of:=COM.MICROSOFT.CONCAT(&quot;0x&quot;;TEXT([.P76];&quot;00&quot;))" office:value-type="string" office:string-value="0xff" calcext:value-type="string">
            <text:p>0xff</text:p>
          </table:table-cell>
          <table:table-cell table:formula="of:=COM.MICROSOFT.TEXTJOIN(&quot;,&quot;;1;[.A168:.P16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7];&quot;00&quot;))" office:value-type="string" office:string-value="0xff" calcext:value-type="string">
            <text:p>0xff</text:p>
          </table:table-cell>
          <table:table-cell table:formula="of:=COM.MICROSOFT.CONCAT(&quot;0x&quot;;TEXT([.B77];&quot;00&quot;))" office:value-type="string" office:string-value="0xff" calcext:value-type="string">
            <text:p>0xff</text:p>
          </table:table-cell>
          <table:table-cell table:formula="of:=COM.MICROSOFT.CONCAT(&quot;0x&quot;;TEXT([.C77];&quot;00&quot;))" office:value-type="string" office:string-value="0xff" calcext:value-type="string">
            <text:p>0xff</text:p>
          </table:table-cell>
          <table:table-cell table:formula="of:=COM.MICROSOFT.CONCAT(&quot;0x&quot;;TEXT([.D77];&quot;00&quot;))" office:value-type="string" office:string-value="0xff" calcext:value-type="string">
            <text:p>0xff</text:p>
          </table:table-cell>
          <table:table-cell table:formula="of:=COM.MICROSOFT.CONCAT(&quot;0x&quot;;TEXT([.E77];&quot;00&quot;))" office:value-type="string" office:string-value="0xff" calcext:value-type="string">
            <text:p>0xff</text:p>
          </table:table-cell>
          <table:table-cell table:formula="of:=COM.MICROSOFT.CONCAT(&quot;0x&quot;;TEXT([.F77];&quot;00&quot;))" office:value-type="string" office:string-value="0xff" calcext:value-type="string">
            <text:p>0xff</text:p>
          </table:table-cell>
          <table:table-cell table:formula="of:=COM.MICROSOFT.CONCAT(&quot;0x&quot;;TEXT([.G77];&quot;00&quot;))" office:value-type="string" office:string-value="0xff" calcext:value-type="string">
            <text:p>0xff</text:p>
          </table:table-cell>
          <table:table-cell table:formula="of:=COM.MICROSOFT.CONCAT(&quot;0x&quot;;TEXT([.H77];&quot;00&quot;))" office:value-type="string" office:string-value="0xff" calcext:value-type="string">
            <text:p>0xff</text:p>
          </table:table-cell>
          <table:table-cell table:formula="of:=COM.MICROSOFT.CONCAT(&quot;0x&quot;;TEXT([.I77];&quot;00&quot;))" office:value-type="string" office:string-value="0xff" calcext:value-type="string">
            <text:p>0xff</text:p>
          </table:table-cell>
          <table:table-cell table:formula="of:=COM.MICROSOFT.CONCAT(&quot;0x&quot;;TEXT([.J77];&quot;00&quot;))" office:value-type="string" office:string-value="0xff" calcext:value-type="string">
            <text:p>0xff</text:p>
          </table:table-cell>
          <table:table-cell table:formula="of:=COM.MICROSOFT.CONCAT(&quot;0x&quot;;TEXT([.K77];&quot;00&quot;))" office:value-type="string" office:string-value="0xff" calcext:value-type="string">
            <text:p>0xff</text:p>
          </table:table-cell>
          <table:table-cell table:formula="of:=COM.MICROSOFT.CONCAT(&quot;0x&quot;;TEXT([.L77];&quot;00&quot;))" office:value-type="string" office:string-value="0xff" calcext:value-type="string">
            <text:p>0xff</text:p>
          </table:table-cell>
          <table:table-cell table:formula="of:=COM.MICROSOFT.CONCAT(&quot;0x&quot;;TEXT([.M77];&quot;00&quot;))" office:value-type="string" office:string-value="0xff" calcext:value-type="string">
            <text:p>0xff</text:p>
          </table:table-cell>
          <table:table-cell table:formula="of:=COM.MICROSOFT.CONCAT(&quot;0x&quot;;TEXT([.N77];&quot;00&quot;))" office:value-type="string" office:string-value="0xff" calcext:value-type="string">
            <text:p>0xff</text:p>
          </table:table-cell>
          <table:table-cell table:formula="of:=COM.MICROSOFT.CONCAT(&quot;0x&quot;;TEXT([.O77];&quot;00&quot;))" office:value-type="string" office:string-value="0xff" calcext:value-type="string">
            <text:p>0xff</text:p>
          </table:table-cell>
          <table:table-cell table:formula="of:=COM.MICROSOFT.CONCAT(&quot;0x&quot;;TEXT([.P77];&quot;00&quot;))" office:value-type="string" office:string-value="0xff" calcext:value-type="string">
            <text:p>0xff</text:p>
          </table:table-cell>
          <table:table-cell table:formula="of:=COM.MICROSOFT.TEXTJOIN(&quot;,&quot;;1;[.A169:.P16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8];&quot;00&quot;))" office:value-type="string" office:string-value="0xff" calcext:value-type="string">
            <text:p>0xff</text:p>
          </table:table-cell>
          <table:table-cell table:formula="of:=COM.MICROSOFT.CONCAT(&quot;0x&quot;;TEXT([.B78];&quot;00&quot;))" office:value-type="string" office:string-value="0xff" calcext:value-type="string">
            <text:p>0xff</text:p>
          </table:table-cell>
          <table:table-cell table:formula="of:=COM.MICROSOFT.CONCAT(&quot;0x&quot;;TEXT([.C78];&quot;00&quot;))" office:value-type="string" office:string-value="0xff" calcext:value-type="string">
            <text:p>0xff</text:p>
          </table:table-cell>
          <table:table-cell table:formula="of:=COM.MICROSOFT.CONCAT(&quot;0x&quot;;TEXT([.D78];&quot;00&quot;))" office:value-type="string" office:string-value="0xff" calcext:value-type="string">
            <text:p>0xff</text:p>
          </table:table-cell>
          <table:table-cell table:formula="of:=COM.MICROSOFT.CONCAT(&quot;0x&quot;;TEXT([.E78];&quot;00&quot;))" office:value-type="string" office:string-value="0xff" calcext:value-type="string">
            <text:p>0xff</text:p>
          </table:table-cell>
          <table:table-cell table:formula="of:=COM.MICROSOFT.CONCAT(&quot;0x&quot;;TEXT([.F78];&quot;00&quot;))" office:value-type="string" office:string-value="0xff" calcext:value-type="string">
            <text:p>0xff</text:p>
          </table:table-cell>
          <table:table-cell table:formula="of:=COM.MICROSOFT.CONCAT(&quot;0x&quot;;TEXT([.G78];&quot;00&quot;))" office:value-type="string" office:string-value="0xff" calcext:value-type="string">
            <text:p>0xff</text:p>
          </table:table-cell>
          <table:table-cell table:formula="of:=COM.MICROSOFT.CONCAT(&quot;0x&quot;;TEXT([.H78];&quot;00&quot;))" office:value-type="string" office:string-value="0xff" calcext:value-type="string">
            <text:p>0xff</text:p>
          </table:table-cell>
          <table:table-cell table:formula="of:=COM.MICROSOFT.CONCAT(&quot;0x&quot;;TEXT([.I78];&quot;00&quot;))" office:value-type="string" office:string-value="0xff" calcext:value-type="string">
            <text:p>0xff</text:p>
          </table:table-cell>
          <table:table-cell table:formula="of:=COM.MICROSOFT.CONCAT(&quot;0x&quot;;TEXT([.J78];&quot;00&quot;))" office:value-type="string" office:string-value="0xff" calcext:value-type="string">
            <text:p>0xff</text:p>
          </table:table-cell>
          <table:table-cell table:formula="of:=COM.MICROSOFT.CONCAT(&quot;0x&quot;;TEXT([.K78];&quot;00&quot;))" office:value-type="string" office:string-value="0xff" calcext:value-type="string">
            <text:p>0xff</text:p>
          </table:table-cell>
          <table:table-cell table:formula="of:=COM.MICROSOFT.CONCAT(&quot;0x&quot;;TEXT([.L78];&quot;00&quot;))" office:value-type="string" office:string-value="0xff" calcext:value-type="string">
            <text:p>0xff</text:p>
          </table:table-cell>
          <table:table-cell table:formula="of:=COM.MICROSOFT.CONCAT(&quot;0x&quot;;TEXT([.M78];&quot;00&quot;))" office:value-type="string" office:string-value="0xff" calcext:value-type="string">
            <text:p>0xff</text:p>
          </table:table-cell>
          <table:table-cell table:formula="of:=COM.MICROSOFT.CONCAT(&quot;0x&quot;;TEXT([.N78];&quot;00&quot;))" office:value-type="string" office:string-value="0xff" calcext:value-type="string">
            <text:p>0xff</text:p>
          </table:table-cell>
          <table:table-cell table:formula="of:=COM.MICROSOFT.CONCAT(&quot;0x&quot;;TEXT([.O78];&quot;00&quot;))" office:value-type="string" office:string-value="0xff" calcext:value-type="string">
            <text:p>0xff</text:p>
          </table:table-cell>
          <table:table-cell table:formula="of:=COM.MICROSOFT.CONCAT(&quot;0x&quot;;TEXT([.P78];&quot;00&quot;))" office:value-type="string" office:string-value="0xff" calcext:value-type="string">
            <text:p>0xff</text:p>
          </table:table-cell>
          <table:table-cell table:formula="of:=COM.MICROSOFT.TEXTJOIN(&quot;,&quot;;1;[.A170:.P17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9];&quot;00&quot;))" office:value-type="string" office:string-value="0xff" calcext:value-type="string">
            <text:p>0xff</text:p>
          </table:table-cell>
          <table:table-cell table:formula="of:=COM.MICROSOFT.CONCAT(&quot;0x&quot;;TEXT([.B79];&quot;00&quot;))" office:value-type="string" office:string-value="0xff" calcext:value-type="string">
            <text:p>0xff</text:p>
          </table:table-cell>
          <table:table-cell table:formula="of:=COM.MICROSOFT.CONCAT(&quot;0x&quot;;TEXT([.C79];&quot;00&quot;))" office:value-type="string" office:string-value="0xff" calcext:value-type="string">
            <text:p>0xff</text:p>
          </table:table-cell>
          <table:table-cell table:formula="of:=COM.MICROSOFT.CONCAT(&quot;0x&quot;;TEXT([.D79];&quot;00&quot;))" office:value-type="string" office:string-value="0xff" calcext:value-type="string">
            <text:p>0xff</text:p>
          </table:table-cell>
          <table:table-cell table:formula="of:=COM.MICROSOFT.CONCAT(&quot;0x&quot;;TEXT([.E79];&quot;00&quot;))" office:value-type="string" office:string-value="0xff" calcext:value-type="string">
            <text:p>0xff</text:p>
          </table:table-cell>
          <table:table-cell table:formula="of:=COM.MICROSOFT.CONCAT(&quot;0x&quot;;TEXT([.F79];&quot;00&quot;))" office:value-type="string" office:string-value="0xff" calcext:value-type="string">
            <text:p>0xff</text:p>
          </table:table-cell>
          <table:table-cell table:formula="of:=COM.MICROSOFT.CONCAT(&quot;0x&quot;;TEXT([.G79];&quot;00&quot;))" office:value-type="string" office:string-value="0xff" calcext:value-type="string">
            <text:p>0xff</text:p>
          </table:table-cell>
          <table:table-cell table:formula="of:=COM.MICROSOFT.CONCAT(&quot;0x&quot;;TEXT([.H79];&quot;00&quot;))" office:value-type="string" office:string-value="0xff" calcext:value-type="string">
            <text:p>0xff</text:p>
          </table:table-cell>
          <table:table-cell table:formula="of:=COM.MICROSOFT.CONCAT(&quot;0x&quot;;TEXT([.I79];&quot;00&quot;))" office:value-type="string" office:string-value="0xff" calcext:value-type="string">
            <text:p>0xff</text:p>
          </table:table-cell>
          <table:table-cell table:formula="of:=COM.MICROSOFT.CONCAT(&quot;0x&quot;;TEXT([.J79];&quot;00&quot;))" office:value-type="string" office:string-value="0xff" calcext:value-type="string">
            <text:p>0xff</text:p>
          </table:table-cell>
          <table:table-cell table:formula="of:=COM.MICROSOFT.CONCAT(&quot;0x&quot;;TEXT([.K79];&quot;00&quot;))" office:value-type="string" office:string-value="0xff" calcext:value-type="string">
            <text:p>0xff</text:p>
          </table:table-cell>
          <table:table-cell table:formula="of:=COM.MICROSOFT.CONCAT(&quot;0x&quot;;TEXT([.L79];&quot;00&quot;))" office:value-type="string" office:string-value="0xff" calcext:value-type="string">
            <text:p>0xff</text:p>
          </table:table-cell>
          <table:table-cell table:formula="of:=COM.MICROSOFT.CONCAT(&quot;0x&quot;;TEXT([.M79];&quot;00&quot;))" office:value-type="string" office:string-value="0xff" calcext:value-type="string">
            <text:p>0xff</text:p>
          </table:table-cell>
          <table:table-cell table:formula="of:=COM.MICROSOFT.CONCAT(&quot;0x&quot;;TEXT([.N79];&quot;00&quot;))" office:value-type="string" office:string-value="0xff" calcext:value-type="string">
            <text:p>0xff</text:p>
          </table:table-cell>
          <table:table-cell table:formula="of:=COM.MICROSOFT.CONCAT(&quot;0x&quot;;TEXT([.O79];&quot;00&quot;))" office:value-type="string" office:string-value="0xff" calcext:value-type="string">
            <text:p>0xff</text:p>
          </table:table-cell>
          <table:table-cell table:formula="of:=COM.MICROSOFT.CONCAT(&quot;0x&quot;;TEXT([.P79];&quot;00&quot;))" office:value-type="string" office:string-value="0xff" calcext:value-type="string">
            <text:p>0xff</text:p>
          </table:table-cell>
          <table:table-cell table:formula="of:=COM.MICROSOFT.TEXTJOIN(&quot;,&quot;;1;[.A171:.P17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0];&quot;00&quot;))" office:value-type="string" office:string-value="0xff" calcext:value-type="string">
            <text:p>0xff</text:p>
          </table:table-cell>
          <table:table-cell table:formula="of:=COM.MICROSOFT.CONCAT(&quot;0x&quot;;TEXT([.B80];&quot;00&quot;))" office:value-type="string" office:string-value="0xff" calcext:value-type="string">
            <text:p>0xff</text:p>
          </table:table-cell>
          <table:table-cell table:formula="of:=COM.MICROSOFT.CONCAT(&quot;0x&quot;;TEXT([.C80];&quot;00&quot;))" office:value-type="string" office:string-value="0xff" calcext:value-type="string">
            <text:p>0xff</text:p>
          </table:table-cell>
          <table:table-cell table:formula="of:=COM.MICROSOFT.CONCAT(&quot;0x&quot;;TEXT([.D80];&quot;00&quot;))" office:value-type="string" office:string-value="0xff" calcext:value-type="string">
            <text:p>0xff</text:p>
          </table:table-cell>
          <table:table-cell table:formula="of:=COM.MICROSOFT.CONCAT(&quot;0x&quot;;TEXT([.E80];&quot;00&quot;))" office:value-type="string" office:string-value="0xff" calcext:value-type="string">
            <text:p>0xff</text:p>
          </table:table-cell>
          <table:table-cell table:formula="of:=COM.MICROSOFT.CONCAT(&quot;0x&quot;;TEXT([.F80];&quot;00&quot;))" office:value-type="string" office:string-value="0xff" calcext:value-type="string">
            <text:p>0xff</text:p>
          </table:table-cell>
          <table:table-cell table:formula="of:=COM.MICROSOFT.CONCAT(&quot;0x&quot;;TEXT([.G80];&quot;00&quot;))" office:value-type="string" office:string-value="0xff" calcext:value-type="string">
            <text:p>0xff</text:p>
          </table:table-cell>
          <table:table-cell table:formula="of:=COM.MICROSOFT.CONCAT(&quot;0x&quot;;TEXT([.H80];&quot;00&quot;))" office:value-type="string" office:string-value="0xff" calcext:value-type="string">
            <text:p>0xff</text:p>
          </table:table-cell>
          <table:table-cell table:formula="of:=COM.MICROSOFT.CONCAT(&quot;0x&quot;;TEXT([.I80];&quot;00&quot;))" office:value-type="string" office:string-value="0xff" calcext:value-type="string">
            <text:p>0xff</text:p>
          </table:table-cell>
          <table:table-cell table:formula="of:=COM.MICROSOFT.CONCAT(&quot;0x&quot;;TEXT([.J80];&quot;00&quot;))" office:value-type="string" office:string-value="0xff" calcext:value-type="string">
            <text:p>0xff</text:p>
          </table:table-cell>
          <table:table-cell table:formula="of:=COM.MICROSOFT.CONCAT(&quot;0x&quot;;TEXT([.K80];&quot;00&quot;))" office:value-type="string" office:string-value="0xff" calcext:value-type="string">
            <text:p>0xff</text:p>
          </table:table-cell>
          <table:table-cell table:formula="of:=COM.MICROSOFT.CONCAT(&quot;0x&quot;;TEXT([.L80];&quot;00&quot;))" office:value-type="string" office:string-value="0xff" calcext:value-type="string">
            <text:p>0xff</text:p>
          </table:table-cell>
          <table:table-cell table:formula="of:=COM.MICROSOFT.CONCAT(&quot;0x&quot;;TEXT([.M80];&quot;00&quot;))" office:value-type="string" office:string-value="0xff" calcext:value-type="string">
            <text:p>0xff</text:p>
          </table:table-cell>
          <table:table-cell table:formula="of:=COM.MICROSOFT.CONCAT(&quot;0x&quot;;TEXT([.N80];&quot;00&quot;))" office:value-type="string" office:string-value="0xff" calcext:value-type="string">
            <text:p>0xff</text:p>
          </table:table-cell>
          <table:table-cell table:formula="of:=COM.MICROSOFT.CONCAT(&quot;0x&quot;;TEXT([.O80];&quot;00&quot;))" office:value-type="string" office:string-value="0xff" calcext:value-type="string">
            <text:p>0xff</text:p>
          </table:table-cell>
          <table:table-cell table:formula="of:=COM.MICROSOFT.CONCAT(&quot;0x&quot;;TEXT([.P80];&quot;00&quot;))" office:value-type="string" office:string-value="0xff" calcext:value-type="string">
            <text:p>0xff</text:p>
          </table:table-cell>
          <table:table-cell table:formula="of:=COM.MICROSOFT.TEXTJOIN(&quot;,&quot;;1;[.A172:.P17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1];&quot;00&quot;))" office:value-type="string" office:string-value="0xff" calcext:value-type="string">
            <text:p>0xff</text:p>
          </table:table-cell>
          <table:table-cell table:formula="of:=COM.MICROSOFT.CONCAT(&quot;0x&quot;;TEXT([.B81];&quot;00&quot;))" office:value-type="string" office:string-value="0xff" calcext:value-type="string">
            <text:p>0xff</text:p>
          </table:table-cell>
          <table:table-cell table:formula="of:=COM.MICROSOFT.CONCAT(&quot;0x&quot;;TEXT([.C81];&quot;00&quot;))" office:value-type="string" office:string-value="0xff" calcext:value-type="string">
            <text:p>0xff</text:p>
          </table:table-cell>
          <table:table-cell table:formula="of:=COM.MICROSOFT.CONCAT(&quot;0x&quot;;TEXT([.D81];&quot;00&quot;))" office:value-type="string" office:string-value="0xff" calcext:value-type="string">
            <text:p>0xff</text:p>
          </table:table-cell>
          <table:table-cell table:formula="of:=COM.MICROSOFT.CONCAT(&quot;0x&quot;;TEXT([.E81];&quot;00&quot;))" office:value-type="string" office:string-value="0xff" calcext:value-type="string">
            <text:p>0xff</text:p>
          </table:table-cell>
          <table:table-cell table:formula="of:=COM.MICROSOFT.CONCAT(&quot;0x&quot;;TEXT([.F81];&quot;00&quot;))" office:value-type="string" office:string-value="0xff" calcext:value-type="string">
            <text:p>0xff</text:p>
          </table:table-cell>
          <table:table-cell table:formula="of:=COM.MICROSOFT.CONCAT(&quot;0x&quot;;TEXT([.G81];&quot;00&quot;))" office:value-type="string" office:string-value="0xff" calcext:value-type="string">
            <text:p>0xff</text:p>
          </table:table-cell>
          <table:table-cell table:formula="of:=COM.MICROSOFT.CONCAT(&quot;0x&quot;;TEXT([.H81];&quot;00&quot;))" office:value-type="string" office:string-value="0xff" calcext:value-type="string">
            <text:p>0xff</text:p>
          </table:table-cell>
          <table:table-cell table:formula="of:=COM.MICROSOFT.CONCAT(&quot;0x&quot;;TEXT([.I81];&quot;00&quot;))" office:value-type="string" office:string-value="0xff" calcext:value-type="string">
            <text:p>0xff</text:p>
          </table:table-cell>
          <table:table-cell table:formula="of:=COM.MICROSOFT.CONCAT(&quot;0x&quot;;TEXT([.J81];&quot;00&quot;))" office:value-type="string" office:string-value="0xff" calcext:value-type="string">
            <text:p>0xff</text:p>
          </table:table-cell>
          <table:table-cell table:formula="of:=COM.MICROSOFT.CONCAT(&quot;0x&quot;;TEXT([.K81];&quot;00&quot;))" office:value-type="string" office:string-value="0xff" calcext:value-type="string">
            <text:p>0xff</text:p>
          </table:table-cell>
          <table:table-cell table:formula="of:=COM.MICROSOFT.CONCAT(&quot;0x&quot;;TEXT([.L81];&quot;00&quot;))" office:value-type="string" office:string-value="0xff" calcext:value-type="string">
            <text:p>0xff</text:p>
          </table:table-cell>
          <table:table-cell table:formula="of:=COM.MICROSOFT.CONCAT(&quot;0x&quot;;TEXT([.M81];&quot;00&quot;))" office:value-type="string" office:string-value="0xff" calcext:value-type="string">
            <text:p>0xff</text:p>
          </table:table-cell>
          <table:table-cell table:formula="of:=COM.MICROSOFT.CONCAT(&quot;0x&quot;;TEXT([.N81];&quot;00&quot;))" office:value-type="string" office:string-value="0xff" calcext:value-type="string">
            <text:p>0xff</text:p>
          </table:table-cell>
          <table:table-cell table:formula="of:=COM.MICROSOFT.CONCAT(&quot;0x&quot;;TEXT([.O81];&quot;00&quot;))" office:value-type="string" office:string-value="0xff" calcext:value-type="string">
            <text:p>0xff</text:p>
          </table:table-cell>
          <table:table-cell table:formula="of:=COM.MICROSOFT.CONCAT(&quot;0x&quot;;TEXT([.P81];&quot;00&quot;))" office:value-type="string" office:string-value="0xff" calcext:value-type="string">
            <text:p>0xff</text:p>
          </table:table-cell>
          <table:table-cell table:formula="of:=COM.MICROSOFT.TEXTJOIN(&quot;,&quot;;1;[.A173:.P17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2];&quot;00&quot;))" office:value-type="string" office:string-value="0xff" calcext:value-type="string">
            <text:p>0xff</text:p>
          </table:table-cell>
          <table:table-cell table:formula="of:=COM.MICROSOFT.CONCAT(&quot;0x&quot;;TEXT([.B82];&quot;00&quot;))" office:value-type="string" office:string-value="0xff" calcext:value-type="string">
            <text:p>0xff</text:p>
          </table:table-cell>
          <table:table-cell table:formula="of:=COM.MICROSOFT.CONCAT(&quot;0x&quot;;TEXT([.C82];&quot;00&quot;))" office:value-type="string" office:string-value="0xff" calcext:value-type="string">
            <text:p>0xff</text:p>
          </table:table-cell>
          <table:table-cell table:formula="of:=COM.MICROSOFT.CONCAT(&quot;0x&quot;;TEXT([.D82];&quot;00&quot;))" office:value-type="string" office:string-value="0xff" calcext:value-type="string">
            <text:p>0xff</text:p>
          </table:table-cell>
          <table:table-cell table:formula="of:=COM.MICROSOFT.CONCAT(&quot;0x&quot;;TEXT([.E82];&quot;00&quot;))" office:value-type="string" office:string-value="0xff" calcext:value-type="string">
            <text:p>0xff</text:p>
          </table:table-cell>
          <table:table-cell table:formula="of:=COM.MICROSOFT.CONCAT(&quot;0x&quot;;TEXT([.F82];&quot;00&quot;))" office:value-type="string" office:string-value="0xff" calcext:value-type="string">
            <text:p>0xff</text:p>
          </table:table-cell>
          <table:table-cell table:formula="of:=COM.MICROSOFT.CONCAT(&quot;0x&quot;;TEXT([.G82];&quot;00&quot;))" office:value-type="string" office:string-value="0xff" calcext:value-type="string">
            <text:p>0xff</text:p>
          </table:table-cell>
          <table:table-cell table:formula="of:=COM.MICROSOFT.CONCAT(&quot;0x&quot;;TEXT([.H82];&quot;00&quot;))" office:value-type="string" office:string-value="0xff" calcext:value-type="string">
            <text:p>0xff</text:p>
          </table:table-cell>
          <table:table-cell table:formula="of:=COM.MICROSOFT.CONCAT(&quot;0x&quot;;TEXT([.I82];&quot;00&quot;))" office:value-type="string" office:string-value="0xff" calcext:value-type="string">
            <text:p>0xff</text:p>
          </table:table-cell>
          <table:table-cell table:formula="of:=COM.MICROSOFT.CONCAT(&quot;0x&quot;;TEXT([.J82];&quot;00&quot;))" office:value-type="string" office:string-value="0xff" calcext:value-type="string">
            <text:p>0xff</text:p>
          </table:table-cell>
          <table:table-cell table:formula="of:=COM.MICROSOFT.CONCAT(&quot;0x&quot;;TEXT([.K82];&quot;00&quot;))" office:value-type="string" office:string-value="0xff" calcext:value-type="string">
            <text:p>0xff</text:p>
          </table:table-cell>
          <table:table-cell table:formula="of:=COM.MICROSOFT.CONCAT(&quot;0x&quot;;TEXT([.L82];&quot;00&quot;))" office:value-type="string" office:string-value="0xff" calcext:value-type="string">
            <text:p>0xff</text:p>
          </table:table-cell>
          <table:table-cell table:formula="of:=COM.MICROSOFT.CONCAT(&quot;0x&quot;;TEXT([.M82];&quot;00&quot;))" office:value-type="string" office:string-value="0xff" calcext:value-type="string">
            <text:p>0xff</text:p>
          </table:table-cell>
          <table:table-cell table:formula="of:=COM.MICROSOFT.CONCAT(&quot;0x&quot;;TEXT([.N82];&quot;00&quot;))" office:value-type="string" office:string-value="0xff" calcext:value-type="string">
            <text:p>0xff</text:p>
          </table:table-cell>
          <table:table-cell table:formula="of:=COM.MICROSOFT.CONCAT(&quot;0x&quot;;TEXT([.O82];&quot;00&quot;))" office:value-type="string" office:string-value="0xff" calcext:value-type="string">
            <text:p>0xff</text:p>
          </table:table-cell>
          <table:table-cell table:formula="of:=COM.MICROSOFT.CONCAT(&quot;0x&quot;;TEXT([.P82];&quot;00&quot;))" office:value-type="string" office:string-value="0xff" calcext:value-type="string">
            <text:p>0xff</text:p>
          </table:table-cell>
          <table:table-cell table:formula="of:=COM.MICROSOFT.TEXTJOIN(&quot;,&quot;;1;[.A174:.P17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3];&quot;00&quot;))" office:value-type="string" office:string-value="0xff" calcext:value-type="string">
            <text:p>0xff</text:p>
          </table:table-cell>
          <table:table-cell table:formula="of:=COM.MICROSOFT.CONCAT(&quot;0x&quot;;TEXT([.B83];&quot;00&quot;))" office:value-type="string" office:string-value="0xff" calcext:value-type="string">
            <text:p>0xff</text:p>
          </table:table-cell>
          <table:table-cell table:formula="of:=COM.MICROSOFT.CONCAT(&quot;0x&quot;;TEXT([.C83];&quot;00&quot;))" office:value-type="string" office:string-value="0xff" calcext:value-type="string">
            <text:p>0xff</text:p>
          </table:table-cell>
          <table:table-cell table:formula="of:=COM.MICROSOFT.CONCAT(&quot;0x&quot;;TEXT([.D83];&quot;00&quot;))" office:value-type="string" office:string-value="0xff" calcext:value-type="string">
            <text:p>0xff</text:p>
          </table:table-cell>
          <table:table-cell table:formula="of:=COM.MICROSOFT.CONCAT(&quot;0x&quot;;TEXT([.E83];&quot;00&quot;))" office:value-type="string" office:string-value="0xff" calcext:value-type="string">
            <text:p>0xff</text:p>
          </table:table-cell>
          <table:table-cell table:formula="of:=COM.MICROSOFT.CONCAT(&quot;0x&quot;;TEXT([.F83];&quot;00&quot;))" office:value-type="string" office:string-value="0xff" calcext:value-type="string">
            <text:p>0xff</text:p>
          </table:table-cell>
          <table:table-cell table:formula="of:=COM.MICROSOFT.CONCAT(&quot;0x&quot;;TEXT([.G83];&quot;00&quot;))" office:value-type="string" office:string-value="0xff" calcext:value-type="string">
            <text:p>0xff</text:p>
          </table:table-cell>
          <table:table-cell table:formula="of:=COM.MICROSOFT.CONCAT(&quot;0x&quot;;TEXT([.H83];&quot;00&quot;))" office:value-type="string" office:string-value="0xff" calcext:value-type="string">
            <text:p>0xff</text:p>
          </table:table-cell>
          <table:table-cell table:formula="of:=COM.MICROSOFT.CONCAT(&quot;0x&quot;;TEXT([.I83];&quot;00&quot;))" office:value-type="string" office:string-value="0xff" calcext:value-type="string">
            <text:p>0xff</text:p>
          </table:table-cell>
          <table:table-cell table:formula="of:=COM.MICROSOFT.CONCAT(&quot;0x&quot;;TEXT([.J83];&quot;00&quot;))" office:value-type="string" office:string-value="0xff" calcext:value-type="string">
            <text:p>0xff</text:p>
          </table:table-cell>
          <table:table-cell table:formula="of:=COM.MICROSOFT.CONCAT(&quot;0x&quot;;TEXT([.K83];&quot;00&quot;))" office:value-type="string" office:string-value="0xff" calcext:value-type="string">
            <text:p>0xff</text:p>
          </table:table-cell>
          <table:table-cell table:formula="of:=COM.MICROSOFT.CONCAT(&quot;0x&quot;;TEXT([.L83];&quot;00&quot;))" office:value-type="string" office:string-value="0xff" calcext:value-type="string">
            <text:p>0xff</text:p>
          </table:table-cell>
          <table:table-cell table:formula="of:=COM.MICROSOFT.CONCAT(&quot;0x&quot;;TEXT([.M83];&quot;00&quot;))" office:value-type="string" office:string-value="0xff" calcext:value-type="string">
            <text:p>0xff</text:p>
          </table:table-cell>
          <table:table-cell table:formula="of:=COM.MICROSOFT.CONCAT(&quot;0x&quot;;TEXT([.N83];&quot;00&quot;))" office:value-type="string" office:string-value="0xff" calcext:value-type="string">
            <text:p>0xff</text:p>
          </table:table-cell>
          <table:table-cell table:formula="of:=COM.MICROSOFT.CONCAT(&quot;0x&quot;;TEXT([.O83];&quot;00&quot;))" office:value-type="string" office:string-value="0xff" calcext:value-type="string">
            <text:p>0xff</text:p>
          </table:table-cell>
          <table:table-cell table:formula="of:=COM.MICROSOFT.CONCAT(&quot;0x&quot;;TEXT([.P83];&quot;00&quot;))" office:value-type="string" office:string-value="0xff" calcext:value-type="string">
            <text:p>0xff</text:p>
          </table:table-cell>
          <table:table-cell table:formula="of:=COM.MICROSOFT.TEXTJOIN(&quot;,&quot;;1;[.A175:.P17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4];&quot;00&quot;))" office:value-type="string" office:string-value="0xff" calcext:value-type="string">
            <text:p>0xff</text:p>
          </table:table-cell>
          <table:table-cell table:formula="of:=COM.MICROSOFT.CONCAT(&quot;0x&quot;;TEXT([.B84];&quot;00&quot;))" office:value-type="string" office:string-value="0xff" calcext:value-type="string">
            <text:p>0xff</text:p>
          </table:table-cell>
          <table:table-cell table:formula="of:=COM.MICROSOFT.CONCAT(&quot;0x&quot;;TEXT([.C84];&quot;00&quot;))" office:value-type="string" office:string-value="0xff" calcext:value-type="string">
            <text:p>0xff</text:p>
          </table:table-cell>
          <table:table-cell table:formula="of:=COM.MICROSOFT.CONCAT(&quot;0x&quot;;TEXT([.D84];&quot;00&quot;))" office:value-type="string" office:string-value="0xff" calcext:value-type="string">
            <text:p>0xff</text:p>
          </table:table-cell>
          <table:table-cell table:formula="of:=COM.MICROSOFT.CONCAT(&quot;0x&quot;;TEXT([.E84];&quot;00&quot;))" office:value-type="string" office:string-value="0xff" calcext:value-type="string">
            <text:p>0xff</text:p>
          </table:table-cell>
          <table:table-cell table:formula="of:=COM.MICROSOFT.CONCAT(&quot;0x&quot;;TEXT([.F84];&quot;00&quot;))" office:value-type="string" office:string-value="0xff" calcext:value-type="string">
            <text:p>0xff</text:p>
          </table:table-cell>
          <table:table-cell table:formula="of:=COM.MICROSOFT.CONCAT(&quot;0x&quot;;TEXT([.G84];&quot;00&quot;))" office:value-type="string" office:string-value="0xff" calcext:value-type="string">
            <text:p>0xff</text:p>
          </table:table-cell>
          <table:table-cell table:formula="of:=COM.MICROSOFT.CONCAT(&quot;0x&quot;;TEXT([.H84];&quot;00&quot;))" office:value-type="string" office:string-value="0xff" calcext:value-type="string">
            <text:p>0xff</text:p>
          </table:table-cell>
          <table:table-cell table:formula="of:=COM.MICROSOFT.CONCAT(&quot;0x&quot;;TEXT([.I84];&quot;00&quot;))" office:value-type="string" office:string-value="0xff" calcext:value-type="string">
            <text:p>0xff</text:p>
          </table:table-cell>
          <table:table-cell table:formula="of:=COM.MICROSOFT.CONCAT(&quot;0x&quot;;TEXT([.J84];&quot;00&quot;))" office:value-type="string" office:string-value="0xff" calcext:value-type="string">
            <text:p>0xff</text:p>
          </table:table-cell>
          <table:table-cell table:formula="of:=COM.MICROSOFT.CONCAT(&quot;0x&quot;;TEXT([.K84];&quot;00&quot;))" office:value-type="string" office:string-value="0xff" calcext:value-type="string">
            <text:p>0xff</text:p>
          </table:table-cell>
          <table:table-cell table:formula="of:=COM.MICROSOFT.CONCAT(&quot;0x&quot;;TEXT([.L84];&quot;00&quot;))" office:value-type="string" office:string-value="0xff" calcext:value-type="string">
            <text:p>0xff</text:p>
          </table:table-cell>
          <table:table-cell table:formula="of:=COM.MICROSOFT.CONCAT(&quot;0x&quot;;TEXT([.M84];&quot;00&quot;))" office:value-type="string" office:string-value="0xff" calcext:value-type="string">
            <text:p>0xff</text:p>
          </table:table-cell>
          <table:table-cell table:formula="of:=COM.MICROSOFT.CONCAT(&quot;0x&quot;;TEXT([.N84];&quot;00&quot;))" office:value-type="string" office:string-value="0xff" calcext:value-type="string">
            <text:p>0xff</text:p>
          </table:table-cell>
          <table:table-cell table:formula="of:=COM.MICROSOFT.CONCAT(&quot;0x&quot;;TEXT([.O84];&quot;00&quot;))" office:value-type="string" office:string-value="0xff" calcext:value-type="string">
            <text:p>0xff</text:p>
          </table:table-cell>
          <table:table-cell table:formula="of:=COM.MICROSOFT.CONCAT(&quot;0x&quot;;TEXT([.P84];&quot;00&quot;))" office:value-type="string" office:string-value="0xff" calcext:value-type="string">
            <text:p>0xff</text:p>
          </table:table-cell>
          <table:table-cell table:formula="of:=COM.MICROSOFT.TEXTJOIN(&quot;,&quot;;1;[.A176:.P17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5];&quot;00&quot;))" office:value-type="string" office:string-value="0xff" calcext:value-type="string">
            <text:p>0xff</text:p>
          </table:table-cell>
          <table:table-cell table:formula="of:=COM.MICROSOFT.CONCAT(&quot;0x&quot;;TEXT([.B85];&quot;00&quot;))" office:value-type="string" office:string-value="0xff" calcext:value-type="string">
            <text:p>0xff</text:p>
          </table:table-cell>
          <table:table-cell table:formula="of:=COM.MICROSOFT.CONCAT(&quot;0x&quot;;TEXT([.C85];&quot;00&quot;))" office:value-type="string" office:string-value="0xff" calcext:value-type="string">
            <text:p>0xff</text:p>
          </table:table-cell>
          <table:table-cell table:formula="of:=COM.MICROSOFT.CONCAT(&quot;0x&quot;;TEXT([.D85];&quot;00&quot;))" office:value-type="string" office:string-value="0xff" calcext:value-type="string">
            <text:p>0xff</text:p>
          </table:table-cell>
          <table:table-cell table:formula="of:=COM.MICROSOFT.CONCAT(&quot;0x&quot;;TEXT([.E85];&quot;00&quot;))" office:value-type="string" office:string-value="0xff" calcext:value-type="string">
            <text:p>0xff</text:p>
          </table:table-cell>
          <table:table-cell table:formula="of:=COM.MICROSOFT.CONCAT(&quot;0x&quot;;TEXT([.F85];&quot;00&quot;))" office:value-type="string" office:string-value="0xff" calcext:value-type="string">
            <text:p>0xff</text:p>
          </table:table-cell>
          <table:table-cell table:formula="of:=COM.MICROSOFT.CONCAT(&quot;0x&quot;;TEXT([.G85];&quot;00&quot;))" office:value-type="string" office:string-value="0xff" calcext:value-type="string">
            <text:p>0xff</text:p>
          </table:table-cell>
          <table:table-cell table:formula="of:=COM.MICROSOFT.CONCAT(&quot;0x&quot;;TEXT([.H85];&quot;00&quot;))" office:value-type="string" office:string-value="0xff" calcext:value-type="string">
            <text:p>0xff</text:p>
          </table:table-cell>
          <table:table-cell table:formula="of:=COM.MICROSOFT.CONCAT(&quot;0x&quot;;TEXT([.I85];&quot;00&quot;))" office:value-type="string" office:string-value="0xff" calcext:value-type="string">
            <text:p>0xff</text:p>
          </table:table-cell>
          <table:table-cell table:formula="of:=COM.MICROSOFT.CONCAT(&quot;0x&quot;;TEXT([.J85];&quot;00&quot;))" office:value-type="string" office:string-value="0xff" calcext:value-type="string">
            <text:p>0xff</text:p>
          </table:table-cell>
          <table:table-cell table:formula="of:=COM.MICROSOFT.CONCAT(&quot;0x&quot;;TEXT([.K85];&quot;00&quot;))" office:value-type="string" office:string-value="0xff" calcext:value-type="string">
            <text:p>0xff</text:p>
          </table:table-cell>
          <table:table-cell table:formula="of:=COM.MICROSOFT.CONCAT(&quot;0x&quot;;TEXT([.L85];&quot;00&quot;))" office:value-type="string" office:string-value="0xff" calcext:value-type="string">
            <text:p>0xff</text:p>
          </table:table-cell>
          <table:table-cell table:formula="of:=COM.MICROSOFT.CONCAT(&quot;0x&quot;;TEXT([.M85];&quot;00&quot;))" office:value-type="string" office:string-value="0xff" calcext:value-type="string">
            <text:p>0xff</text:p>
          </table:table-cell>
          <table:table-cell table:formula="of:=COM.MICROSOFT.CONCAT(&quot;0x&quot;;TEXT([.N85];&quot;00&quot;))" office:value-type="string" office:string-value="0xff" calcext:value-type="string">
            <text:p>0xff</text:p>
          </table:table-cell>
          <table:table-cell table:formula="of:=COM.MICROSOFT.CONCAT(&quot;0x&quot;;TEXT([.O85];&quot;00&quot;))" office:value-type="string" office:string-value="0xff" calcext:value-type="string">
            <text:p>0xff</text:p>
          </table:table-cell>
          <table:table-cell table:formula="of:=COM.MICROSOFT.CONCAT(&quot;0x&quot;;TEXT([.P85];&quot;00&quot;))" office:value-type="string" office:string-value="0xff" calcext:value-type="string">
            <text:p>0xff</text:p>
          </table:table-cell>
          <table:table-cell table:formula="of:=COM.MICROSOFT.TEXTJOIN(&quot;,&quot;;1;[.A177:.P17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6];&quot;00&quot;))" office:value-type="string" office:string-value="0xff" calcext:value-type="string">
            <text:p>0xff</text:p>
          </table:table-cell>
          <table:table-cell table:formula="of:=COM.MICROSOFT.CONCAT(&quot;0x&quot;;TEXT([.B86];&quot;00&quot;))" office:value-type="string" office:string-value="0xff" calcext:value-type="string">
            <text:p>0xff</text:p>
          </table:table-cell>
          <table:table-cell table:formula="of:=COM.MICROSOFT.CONCAT(&quot;0x&quot;;TEXT([.C86];&quot;00&quot;))" office:value-type="string" office:string-value="0xff" calcext:value-type="string">
            <text:p>0xff</text:p>
          </table:table-cell>
          <table:table-cell table:formula="of:=COM.MICROSOFT.CONCAT(&quot;0x&quot;;TEXT([.D86];&quot;00&quot;))" office:value-type="string" office:string-value="0xff" calcext:value-type="string">
            <text:p>0xff</text:p>
          </table:table-cell>
          <table:table-cell table:formula="of:=COM.MICROSOFT.CONCAT(&quot;0x&quot;;TEXT([.E86];&quot;00&quot;))" office:value-type="string" office:string-value="0xff" calcext:value-type="string">
            <text:p>0xff</text:p>
          </table:table-cell>
          <table:table-cell table:formula="of:=COM.MICROSOFT.CONCAT(&quot;0x&quot;;TEXT([.F86];&quot;00&quot;))" office:value-type="string" office:string-value="0xff" calcext:value-type="string">
            <text:p>0xff</text:p>
          </table:table-cell>
          <table:table-cell table:formula="of:=COM.MICROSOFT.CONCAT(&quot;0x&quot;;TEXT([.G86];&quot;00&quot;))" office:value-type="string" office:string-value="0xff" calcext:value-type="string">
            <text:p>0xff</text:p>
          </table:table-cell>
          <table:table-cell table:formula="of:=COM.MICROSOFT.CONCAT(&quot;0x&quot;;TEXT([.H86];&quot;00&quot;))" office:value-type="string" office:string-value="0xff" calcext:value-type="string">
            <text:p>0xff</text:p>
          </table:table-cell>
          <table:table-cell table:formula="of:=COM.MICROSOFT.CONCAT(&quot;0x&quot;;TEXT([.I86];&quot;00&quot;))" office:value-type="string" office:string-value="0xff" calcext:value-type="string">
            <text:p>0xff</text:p>
          </table:table-cell>
          <table:table-cell table:formula="of:=COM.MICROSOFT.CONCAT(&quot;0x&quot;;TEXT([.J86];&quot;00&quot;))" office:value-type="string" office:string-value="0xff" calcext:value-type="string">
            <text:p>0xff</text:p>
          </table:table-cell>
          <table:table-cell table:formula="of:=COM.MICROSOFT.CONCAT(&quot;0x&quot;;TEXT([.K86];&quot;00&quot;))" office:value-type="string" office:string-value="0xff" calcext:value-type="string">
            <text:p>0xff</text:p>
          </table:table-cell>
          <table:table-cell table:formula="of:=COM.MICROSOFT.CONCAT(&quot;0x&quot;;TEXT([.L86];&quot;00&quot;))" office:value-type="string" office:string-value="0xff" calcext:value-type="string">
            <text:p>0xff</text:p>
          </table:table-cell>
          <table:table-cell table:formula="of:=COM.MICROSOFT.CONCAT(&quot;0x&quot;;TEXT([.M86];&quot;00&quot;))" office:value-type="string" office:string-value="0xff" calcext:value-type="string">
            <text:p>0xff</text:p>
          </table:table-cell>
          <table:table-cell table:formula="of:=COM.MICROSOFT.CONCAT(&quot;0x&quot;;TEXT([.N86];&quot;00&quot;))" office:value-type="string" office:string-value="0xff" calcext:value-type="string">
            <text:p>0xff</text:p>
          </table:table-cell>
          <table:table-cell table:formula="of:=COM.MICROSOFT.CONCAT(&quot;0x&quot;;TEXT([.O86];&quot;00&quot;))" office:value-type="string" office:string-value="0xff" calcext:value-type="string">
            <text:p>0xff</text:p>
          </table:table-cell>
          <table:table-cell table:formula="of:=COM.MICROSOFT.CONCAT(&quot;0x&quot;;TEXT([.P86];&quot;00&quot;))" office:value-type="string" office:string-value="0xff" calcext:value-type="string">
            <text:p>0xff</text:p>
          </table:table-cell>
          <table:table-cell table:formula="of:=COM.MICROSOFT.TEXTJOIN(&quot;,&quot;;1;[.A178:.P17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7];&quot;00&quot;))" office:value-type="string" office:string-value="0xff" calcext:value-type="string">
            <text:p>0xff</text:p>
          </table:table-cell>
          <table:table-cell table:formula="of:=COM.MICROSOFT.CONCAT(&quot;0x&quot;;TEXT([.B87];&quot;00&quot;))" office:value-type="string" office:string-value="0xff" calcext:value-type="string">
            <text:p>0xff</text:p>
          </table:table-cell>
          <table:table-cell table:formula="of:=COM.MICROSOFT.CONCAT(&quot;0x&quot;;TEXT([.C87];&quot;00&quot;))" office:value-type="string" office:string-value="0xff" calcext:value-type="string">
            <text:p>0xff</text:p>
          </table:table-cell>
          <table:table-cell table:formula="of:=COM.MICROSOFT.CONCAT(&quot;0x&quot;;TEXT([.D87];&quot;00&quot;))" office:value-type="string" office:string-value="0xff" calcext:value-type="string">
            <text:p>0xff</text:p>
          </table:table-cell>
          <table:table-cell table:formula="of:=COM.MICROSOFT.CONCAT(&quot;0x&quot;;TEXT([.E87];&quot;00&quot;))" office:value-type="string" office:string-value="0xff" calcext:value-type="string">
            <text:p>0xff</text:p>
          </table:table-cell>
          <table:table-cell table:formula="of:=COM.MICROSOFT.CONCAT(&quot;0x&quot;;TEXT([.F87];&quot;00&quot;))" office:value-type="string" office:string-value="0xff" calcext:value-type="string">
            <text:p>0xff</text:p>
          </table:table-cell>
          <table:table-cell table:formula="of:=COM.MICROSOFT.CONCAT(&quot;0x&quot;;TEXT([.G87];&quot;00&quot;))" office:value-type="string" office:string-value="0xff" calcext:value-type="string">
            <text:p>0xff</text:p>
          </table:table-cell>
          <table:table-cell table:formula="of:=COM.MICROSOFT.CONCAT(&quot;0x&quot;;TEXT([.H87];&quot;00&quot;))" office:value-type="string" office:string-value="0xff" calcext:value-type="string">
            <text:p>0xff</text:p>
          </table:table-cell>
          <table:table-cell table:formula="of:=COM.MICROSOFT.CONCAT(&quot;0x&quot;;TEXT([.I87];&quot;00&quot;))" office:value-type="string" office:string-value="0xff" calcext:value-type="string">
            <text:p>0xff</text:p>
          </table:table-cell>
          <table:table-cell table:formula="of:=COM.MICROSOFT.CONCAT(&quot;0x&quot;;TEXT([.J87];&quot;00&quot;))" office:value-type="string" office:string-value="0xff" calcext:value-type="string">
            <text:p>0xff</text:p>
          </table:table-cell>
          <table:table-cell table:formula="of:=COM.MICROSOFT.CONCAT(&quot;0x&quot;;TEXT([.K87];&quot;00&quot;))" office:value-type="string" office:string-value="0xff" calcext:value-type="string">
            <text:p>0xff</text:p>
          </table:table-cell>
          <table:table-cell table:formula="of:=COM.MICROSOFT.CONCAT(&quot;0x&quot;;TEXT([.L87];&quot;00&quot;))" office:value-type="string" office:string-value="0xff" calcext:value-type="string">
            <text:p>0xff</text:p>
          </table:table-cell>
          <table:table-cell table:formula="of:=COM.MICROSOFT.CONCAT(&quot;0x&quot;;TEXT([.M87];&quot;00&quot;))" office:value-type="string" office:string-value="0xff" calcext:value-type="string">
            <text:p>0xff</text:p>
          </table:table-cell>
          <table:table-cell table:formula="of:=COM.MICROSOFT.CONCAT(&quot;0x&quot;;TEXT([.N87];&quot;00&quot;))" office:value-type="string" office:string-value="0xff" calcext:value-type="string">
            <text:p>0xff</text:p>
          </table:table-cell>
          <table:table-cell table:formula="of:=COM.MICROSOFT.CONCAT(&quot;0x&quot;;TEXT([.O87];&quot;00&quot;))" office:value-type="string" office:string-value="0xff" calcext:value-type="string">
            <text:p>0xff</text:p>
          </table:table-cell>
          <table:table-cell table:formula="of:=COM.MICROSOFT.CONCAT(&quot;0x&quot;;TEXT([.P87];&quot;00&quot;))" office:value-type="string" office:string-value="0xff" calcext:value-type="string">
            <text:p>0xff</text:p>
          </table:table-cell>
          <table:table-cell table:formula="of:=COM.MICROSOFT.TEXTJOIN(&quot;,&quot;;1;[.A179:.P17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8];&quot;00&quot;))" office:value-type="string" office:string-value="0xff" calcext:value-type="string">
            <text:p>0xff</text:p>
          </table:table-cell>
          <table:table-cell table:formula="of:=COM.MICROSOFT.CONCAT(&quot;0x&quot;;TEXT([.B88];&quot;00&quot;))" office:value-type="string" office:string-value="0xff" calcext:value-type="string">
            <text:p>0xff</text:p>
          </table:table-cell>
          <table:table-cell table:formula="of:=COM.MICROSOFT.CONCAT(&quot;0x&quot;;TEXT([.C88];&quot;00&quot;))" office:value-type="string" office:string-value="0xff" calcext:value-type="string">
            <text:p>0xff</text:p>
          </table:table-cell>
          <table:table-cell table:formula="of:=COM.MICROSOFT.CONCAT(&quot;0x&quot;;TEXT([.D88];&quot;00&quot;))" office:value-type="string" office:string-value="0xff" calcext:value-type="string">
            <text:p>0xff</text:p>
          </table:table-cell>
          <table:table-cell table:formula="of:=COM.MICROSOFT.CONCAT(&quot;0x&quot;;TEXT([.E88];&quot;00&quot;))" office:value-type="string" office:string-value="0xff" calcext:value-type="string">
            <text:p>0xff</text:p>
          </table:table-cell>
          <table:table-cell table:formula="of:=COM.MICROSOFT.CONCAT(&quot;0x&quot;;TEXT([.F88];&quot;00&quot;))" office:value-type="string" office:string-value="0xff" calcext:value-type="string">
            <text:p>0xff</text:p>
          </table:table-cell>
          <table:table-cell table:formula="of:=COM.MICROSOFT.CONCAT(&quot;0x&quot;;TEXT([.G88];&quot;00&quot;))" office:value-type="string" office:string-value="0xff" calcext:value-type="string">
            <text:p>0xff</text:p>
          </table:table-cell>
          <table:table-cell table:formula="of:=COM.MICROSOFT.CONCAT(&quot;0x&quot;;TEXT([.H88];&quot;00&quot;))" office:value-type="string" office:string-value="0xff" calcext:value-type="string">
            <text:p>0xff</text:p>
          </table:table-cell>
          <table:table-cell table:formula="of:=COM.MICROSOFT.CONCAT(&quot;0x&quot;;TEXT([.I88];&quot;00&quot;))" office:value-type="string" office:string-value="0xff" calcext:value-type="string">
            <text:p>0xff</text:p>
          </table:table-cell>
          <table:table-cell table:formula="of:=COM.MICROSOFT.CONCAT(&quot;0x&quot;;TEXT([.J88];&quot;00&quot;))" office:value-type="string" office:string-value="0xff" calcext:value-type="string">
            <text:p>0xff</text:p>
          </table:table-cell>
          <table:table-cell table:formula="of:=COM.MICROSOFT.CONCAT(&quot;0x&quot;;TEXT([.K88];&quot;00&quot;))" office:value-type="string" office:string-value="0xff" calcext:value-type="string">
            <text:p>0xff</text:p>
          </table:table-cell>
          <table:table-cell table:formula="of:=COM.MICROSOFT.CONCAT(&quot;0x&quot;;TEXT([.L88];&quot;00&quot;))" office:value-type="string" office:string-value="0xff" calcext:value-type="string">
            <text:p>0xff</text:p>
          </table:table-cell>
          <table:table-cell table:formula="of:=COM.MICROSOFT.CONCAT(&quot;0x&quot;;TEXT([.M88];&quot;00&quot;))" office:value-type="string" office:string-value="0xff" calcext:value-type="string">
            <text:p>0xff</text:p>
          </table:table-cell>
          <table:table-cell table:formula="of:=COM.MICROSOFT.CONCAT(&quot;0x&quot;;TEXT([.N88];&quot;00&quot;))" office:value-type="string" office:string-value="0xff" calcext:value-type="string">
            <text:p>0xff</text:p>
          </table:table-cell>
          <table:table-cell table:formula="of:=COM.MICROSOFT.CONCAT(&quot;0x&quot;;TEXT([.O88];&quot;00&quot;))" office:value-type="string" office:string-value="0xff" calcext:value-type="string">
            <text:p>0xff</text:p>
          </table:table-cell>
          <table:table-cell table:formula="of:=COM.MICROSOFT.CONCAT(&quot;0x&quot;;TEXT([.P88];&quot;00&quot;))" office:value-type="string" office:string-value="0xff" calcext:value-type="string">
            <text:p>0xff</text:p>
          </table:table-cell>
          <table:table-cell table:formula="of:=COM.MICROSOFT.TEXTJOIN(&quot;,&quot;;1;[.A180:.P18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9];&quot;00&quot;))" office:value-type="string" office:string-value="0xff" calcext:value-type="string">
            <text:p>0xff</text:p>
          </table:table-cell>
          <table:table-cell table:formula="of:=COM.MICROSOFT.CONCAT(&quot;0x&quot;;TEXT([.B89];&quot;00&quot;))" office:value-type="string" office:string-value="0xff" calcext:value-type="string">
            <text:p>0xff</text:p>
          </table:table-cell>
          <table:table-cell table:formula="of:=COM.MICROSOFT.CONCAT(&quot;0x&quot;;TEXT([.C89];&quot;00&quot;))" office:value-type="string" office:string-value="0xff" calcext:value-type="string">
            <text:p>0xff</text:p>
          </table:table-cell>
          <table:table-cell table:formula="of:=COM.MICROSOFT.CONCAT(&quot;0x&quot;;TEXT([.D89];&quot;00&quot;))" office:value-type="string" office:string-value="0xff" calcext:value-type="string">
            <text:p>0xff</text:p>
          </table:table-cell>
          <table:table-cell table:formula="of:=COM.MICROSOFT.CONCAT(&quot;0x&quot;;TEXT([.E89];&quot;00&quot;))" office:value-type="string" office:string-value="0xff" calcext:value-type="string">
            <text:p>0xff</text:p>
          </table:table-cell>
          <table:table-cell table:formula="of:=COM.MICROSOFT.CONCAT(&quot;0x&quot;;TEXT([.F89];&quot;00&quot;))" office:value-type="string" office:string-value="0xff" calcext:value-type="string">
            <text:p>0xff</text:p>
          </table:table-cell>
          <table:table-cell table:formula="of:=COM.MICROSOFT.CONCAT(&quot;0x&quot;;TEXT([.G89];&quot;00&quot;))" office:value-type="string" office:string-value="0xff" calcext:value-type="string">
            <text:p>0xff</text:p>
          </table:table-cell>
          <table:table-cell table:number-columns-repeated="9"/>
          <table:table-cell table:formula="of:=COM.MICROSOFT.TEXTJOIN(&quot;,&quot;;1;[.A181:.P181])" office:value-type="string" office:string-value="0xff,0xff,0xff,0xff,0xff,0xff,0xff" calcext:value-type="string">
            <text:p>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COM.MICROSOFT.TEXTJOIN(&quot;,&quot;;1;[.Q93:.Q181])" office:value-type="string" office:string-value="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80,0xf8,0x0f,0x80,0xf8,0x0f,0x80,0xf8,0x0f,0x80,0xf8,0x0f,0x80,0xf8,0x0f,0x80,0xf8,0x0f,0x80,0xf8,0x0f,0x80,0xf8,0x0f,0x80,0xf8,0x0f,0x80,0xf8,0x0f,0x80,0xf8,0x0f,0x80,0xf8,0x0f,0x80,0xf8,0x0f,0xff,0xff,0xff,0xff,0xff,0xff,0xff,0xff,0xff,0xff,0xff,0xff,0xff,0xef,0x7e,0xf7,0xef,0x7e,0xf7,0xef,0x7e,0xf7,0xef,0x7e,0xf7,0xef,0x7e,0xf7,0xef,0x7e,0xf7,0xef,0x7e,0xf7,0xef,0x7e,0xf7,0xef,0x7e,0xf7,0xef,0x7e,0xf7,0xef,0x7e,0xf7,0xef,0x7e,0xf7,0xef,0x7e,0xf7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7e,0xf7,0xef,0x7e,0xf7,0xef,0x7e,0xf7,0xef,0x7e,0xf7,0xef,0x7e,0xf7,0xef,0x7e,0xf7,0xef,0x7e,0xf7,0xef,0x7e,0xf7,0xef,0x7e,0xf7,0xef,0x7e,0xf7,0xef,0x7e,0xf7,0xef,0x7e,0xf7,0xef,0x7e,0xf7,0xff,0xff,0xff,0xff,0xff,0xff,0xff,0xff,0xff,0xff,0xff,0xff,0xff,0xe0,0x7e,0x07,0xe0,0x7e,0x07,0xe0,0x7e,0x07,0xe0,0x7e,0x07,0xe0,0x7e,0x07,0xe0,0x7e,0x07,0xe0,0x7e,0x07,0xe0,0x7e,0x07,0xe0,0x7e,0x07,0xe0,0x7e,0x07,0xe0,0x7e,0x07,0xe0,0x7e,0x07,0xe0,0x7e,0x07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de,0xfd,0xef,0xde,0xfd,0xef,0xde,0xfd,0xef,0xde,0xfd,0xef,0xde,0xfd,0xef,0xde,0xfd,0xef,0xde,0xfd,0xef,0xde,0xfd,0xef,0xde,0xfd,0xef,0xde,0xfd,0xef,0xde,0xfd,0xef,0xde,0xfd,0xef,0xde,0xfd,0xff,0xff,0xff,0xff,0xff,0xff,0xff,0xff,0xff,0xff,0xff,0xff,0xff,0xef,0xde,0xfd,0xef,0xde,0xfd,0xef,0xde,0xfd,0xef,0xde,0xfd,0xef,0xde,0xfd,0xef,0xde,0xfd,0xef,0xde,0xfd,0xef,0xde,0xfd,0xef,0xde,0xfd,0xef,0xde,0xfd,0xef,0xde,0xfd,0xef,0xde,0xfd,0xef,0xde,0xfd,0xff,0xff,0xff,0xff,0xff,0xff,0xff,0xff,0xff,0xff,0xff,0xff,0xff,0xef,0xde,0xfd,0xef,0xde,0xfd,0xef,0xde,0xfd,0xef,0xde,0xfd,0xef,0xde,0xfd,0xef,0xde,0xfd,0xef,0xde,0xfd,0xef,0xde,0xfd,0xef,0xde,0xfd,0xef,0xde,0xfd,0xef,0xde,0xfd,0xef,0xde,0xfd,0xef,0xde,0xfd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80,0x78,0x07,0x80,0x78,0x07,0x80,0x78,0x07,0x80,0x78,0x07,0x80,0x78,0x07,0x80,0x78,0x07,0x80,0x78,0x07,0x80,0x78,0x07,0x80,0x78,0x07,0x80,0x78,0x07,0x80,0x78,0x07,0x80,0x78,0x07,0x80,0x78,0x07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" calcext:value-type="string">
            <text:p>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80,0xf8,0x0f,0x80,0xf8,0x0f,0x80,0xf8,0x0f,0x80,0xf8,0x0f,0x80,0xf8,0x0f,0x80,0xf8,0x0f,0x80,0xf8,0x0f,0x80,0xf8,0x0f,0x80,0xf8,0x0f,0x80,0xf8,0x0f,0x80,0xf8,0x0f,0x80,0xf8,0x0f,0x80,0xf8,0x0f,0xff,0xff,0xff,0xff,0xff,0xff,0xff,0xff,0xff,0xff,0xff,0xff,0xff,0xef,0x7e,0xf7,0xef,0x7e,0xf7,0xef,0x7e,0xf7,0xef,0x7e,0xf7,0xef,0x7e,0xf7,0xef,0x7e,0xf7,0xef,0x7e,0xf7,0xef,0x7e,0xf7,0xef,0x7e,0xf7,0xef,0x7e,0xf7,0xef,0x7e,0xf7,0xef,0x7e,0xf7,0xef,0x7e,0xf7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7e,0xf7,0xef,0x7e,0xf7,0xef,0x7e,0xf7,0xef,0x7e,0xf7,0xef,0x7e,0xf7,0xef,0x7e,0xf7,0xef,0x7e,0xf7,0xef,0x7e,0xf7,0xef,0x7e,0xf7,0xef,0x7e,0xf7,0xef,0x7e,0xf7,0xef,0x7e,0xf7,0xef,0x7e,0xf7,0xff,0xff,0xff,0xff,0xff,0xff,0xff,0xff,0xff,0xff,0xff,0xff,0xff,0xe0,0x7e,0x07,0xe0,0x7e,0x07,0xe0,0x7e,0x07,0xe0,0x7e,0x07,0xe0,0x7e,0x07,0xe0,0x7e,0x07,0xe0,0x7e,0x07,0xe0,0x7e,0x07,0xe0,0x7e,0x07,0xe0,0x7e,0x07,0xe0,0x7e,0x07,0xe0,0x7e,0x07,0xe0,0x7e,0x07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de,0xfd,0xef,0xde,0xfd,0xef,0xde,0xfd,0xef,0xde,0xfd,0xef,0xde,0xfd,0xef,0xde,0xfd,0xef,0xde,0xfd,0xef,0xde,0xfd,0xef,0xde,0xfd,0xef,0xde,0xfd,0xef,0xde,0xfd,0xef,0xde,0xfd,0xef,0xde,0xfd,0xff,0xff,0xff,0xff,0xff,0xff,0xff,0xff,0xff,0xff,0xff,0xff,0xff,0xef,0xde,0xfd,0xef,0xde,0xfd,0xef,0xde,0xfd,0xef,0xde,0xfd,0xef,0xde,0xfd,0xef,0xde,0xfd,0xef,0xde,0xfd,0xef,0xde,0xfd,0xef,0xde,0xfd,0xef,0xde,0xfd,0xef,0xde,0xfd,0xef,0xde,0xfd,0xef,0xde,0xfd,0xff,0xff,0xff,0xff,0xff,0xff,0xff,0xff,0xff,0xff,0xff,0xff,0xff,0xef,0xde,0xfd,0xef,0xde,0xfd,0xef,0xde,0xfd,0xef,0xde,0xfd,0xef,0xde,0xfd,0xef,0xde,0xfd,0xef,0xde,0xfd,0xef,0xde,0xfd,0xef,0xde,0xfd,0xef,0xde,0xfd,0xef,0xde,0xfd,0xef,0xde,0xfd,0xef,0xde,0xfd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80,0x78,0x07,0x80,0x78,0x07,0x80,0x78,0x07,0x80,0x78,0x07,0x80,0x78,0x07,0x80,0x78,0x07,0x80,0x78,0x07,0x80,0x78,0x07,0x80,0x78,0x07,0x80,0x78,0x07,0x80,0x78,0x07,0x80,0x78,0x07,0x80,0x78,0x07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LEN([.Q182])/2" office:value-type="float" office:value="3537" calcext:value-type="float">
            <text:p>3537</text:p>
          </table:table-cell>
          <table:table-cell table:number-columns-repeated="17"/>
        </table:table-row>
      </table:table>
      <table:table table:name="LF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1b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7" office:value-type="string" calcext:value-type="string">
            <text:p>ff</text:p>
          </table:table-cell>
          <table:table-cell table:number-columns-repeated="26"/>
          <table:table-cell office:value-type="string" calcext:value-type="string">
            <text:p>.......</text:p>
          </table:table-cell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formula="of:=COM.MICROSOFT.CONCAT(&quot;0x&quot;;TEXT([.A1];&quot;00&quot;))" office:value-type="string" office:string-value="0x1b" calcext:value-type="string">
            <text:p>0x1b</text:p>
          </table:table-cell>
          <table:table-cell table:formula="of:=COM.MICROSOFT.CONCAT(&quot;0x&quot;;TEXT([.B1];&quot;00&quot;))" office:value-type="string" office:string-value="0x63" calcext:value-type="string">
            <text:p>0x63</text:p>
          </table:table-cell>
          <table:table-cell table:formula="of:=COM.MICROSOFT.CONCAT(&quot;0x&quot;;TEXT([.C1];&quot;00&quot;))" office:value-type="string" office:string-value="0x30" calcext:value-type="string">
            <text:p>0x30</text:p>
          </table:table-cell>
          <table:table-cell table:formula="of:=COM.MICROSOFT.CONCAT(&quot;0x&quot;;TEXT([.D1];&quot;00&quot;))" office:value-type="string" office:string-value="0x02" calcext:value-type="string">
            <text:p>0x02</text:p>
          </table:table-cell>
          <table:table-cell table:formula="of:=COM.MICROSOFT.CONCAT(&quot;0x&quot;;TEXT([.E1];&quot;00&quot;))" office:value-type="string" office:string-value="0x1a" calcext:value-type="string">
            <text:p>0x1a</text:p>
          </table:table-cell>
          <table:table-cell table:formula="of:=COM.MICROSOFT.CONCAT(&quot;0x&quot;;TEXT([.F1];&quot;00&quot;))" office:value-type="string" office:string-value="0x2e" calcext:value-type="string">
            <text:p>0x2e</text:p>
          </table:table-cell>
          <table:table-cell table:formula="of:=COM.MICROSOFT.CONCAT(&quot;0x&quot;;TEXT([.G1];&quot;00&quot;))" office:value-type="string" office:string-value="0x30" calcext:value-type="string">
            <text:p>0x30</text:p>
          </table:table-cell>
          <table:table-cell table:formula="of:=COM.MICROSOFT.CONCAT(&quot;0x&quot;;TEXT([.H1];&quot;00&quot;))" office:value-type="string" office:string-value="0xa0" calcext:value-type="string">
            <text:p>0xa0</text:p>
          </table:table-cell>
          <table:table-cell table:formula="of:=COM.MICROSOFT.CONCAT(&quot;0x&quot;;TEXT([.I1];&quot;00&quot;))" office:value-type="string" office:string-value="0x01" calcext:value-type="string">
            <text:p>0x01</text:p>
          </table:table-cell>
          <table:table-cell table:formula="of:=COM.MICROSOFT.CONCAT(&quot;0x&quot;;TEXT([.J1];&quot;00&quot;))" office:value-type="string" office:string-value="0x1b" calcext:value-type="string">
            <text:p>0x1b</text:p>
          </table:table-cell>
          <table:table-cell table:formula="of:=COM.MICROSOFT.CONCAT(&quot;0x&quot;;TEXT([.K1];&quot;00&quot;))" office:value-type="string" office:string-value="0x00" calcext:value-type="string">
            <text:p>0x00</text:p>
          </table:table-cell>
          <table:table-cell table:formula="of:=COM.MICROSOFT.CONCAT(&quot;0x&quot;;TEXT([.L1];&quot;00&quot;))" office:value-type="string" office:string-value="0xff" calcext:value-type="string">
            <text:p>0xff</text:p>
          </table:table-cell>
          <table:table-cell table:formula="of:=COM.MICROSOFT.CONCAT(&quot;0x&quot;;TEXT([.M1];&quot;00&quot;))" office:value-type="string" office:string-value="0xff" calcext:value-type="string">
            <text:p>0xff</text:p>
          </table:table-cell>
          <table:table-cell table:formula="of:=COM.MICROSOFT.CONCAT(&quot;0x&quot;;TEXT([.N1];&quot;00&quot;))" office:value-type="string" office:string-value="0xff" calcext:value-type="string">
            <text:p>0xff</text:p>
          </table:table-cell>
          <table:table-cell table:formula="of:=COM.MICROSOFT.CONCAT(&quot;0x&quot;;TEXT([.O1];&quot;00&quot;))" office:value-type="string" office:string-value="0xff" calcext:value-type="string">
            <text:p>0xff</text:p>
          </table:table-cell>
          <table:table-cell table:formula="of:=COM.MICROSOFT.CONCAT(&quot;0x&quot;;TEXT([.P1];&quot;00&quot;))" office:value-type="string" office:string-value="0xff" calcext:value-type="string">
            <text:p>0xff</text:p>
          </table:table-cell>
          <table:table-cell table:formula="of:=COM.MICROSOFT.TEXTJOIN(&quot;,&quot;;1;[.A93:.P93])" office:value-type="string" office:string-value="0x1b,0x63,0x30,0x02,0x1a,0x2e,0x30,0xa0,0x01,0x1b,0x00,0xff,0xff,0xff,0xff,0xff" calcext:value-type="string">
            <text:p>0x1b,0x63,0x30,0x02,0x1a,0x2e,0x30,0xa0,0x01,0x1b,0x00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];&quot;00&quot;))" office:value-type="string" office:string-value="0xff" calcext:value-type="string">
            <text:p>0xff</text:p>
          </table:table-cell>
          <table:table-cell table:formula="of:=COM.MICROSOFT.CONCAT(&quot;0x&quot;;TEXT([.B2];&quot;00&quot;))" office:value-type="string" office:string-value="0xff" calcext:value-type="string">
            <text:p>0xff</text:p>
          </table:table-cell>
          <table:table-cell table:formula="of:=COM.MICROSOFT.CONCAT(&quot;0x&quot;;TEXT([.C2];&quot;00&quot;))" office:value-type="string" office:string-value="0xff" calcext:value-type="string">
            <text:p>0xff</text:p>
          </table:table-cell>
          <table:table-cell table:formula="of:=COM.MICROSOFT.CONCAT(&quot;0x&quot;;TEXT([.D2];&quot;00&quot;))" office:value-type="string" office:string-value="0xff" calcext:value-type="string">
            <text:p>0xff</text:p>
          </table:table-cell>
          <table:table-cell table:formula="of:=COM.MICROSOFT.CONCAT(&quot;0x&quot;;TEXT([.E2];&quot;00&quot;))" office:value-type="string" office:string-value="0xff" calcext:value-type="string">
            <text:p>0xff</text:p>
          </table:table-cell>
          <table:table-cell table:formula="of:=COM.MICROSOFT.CONCAT(&quot;0x&quot;;TEXT([.F2];&quot;00&quot;))" office:value-type="string" office:string-value="0xff" calcext:value-type="string">
            <text:p>0xff</text:p>
          </table:table-cell>
          <table:table-cell table:formula="of:=COM.MICROSOFT.CONCAT(&quot;0x&quot;;TEXT([.G2];&quot;00&quot;))" office:value-type="string" office:string-value="0xff" calcext:value-type="string">
            <text:p>0xff</text:p>
          </table:table-cell>
          <table:table-cell table:formula="of:=COM.MICROSOFT.CONCAT(&quot;0x&quot;;TEXT([.H2];&quot;00&quot;))" office:value-type="string" office:string-value="0xff" calcext:value-type="string">
            <text:p>0xff</text:p>
          </table:table-cell>
          <table:table-cell table:formula="of:=COM.MICROSOFT.CONCAT(&quot;0x&quot;;TEXT([.I2];&quot;00&quot;))" office:value-type="string" office:string-value="0xff" calcext:value-type="string">
            <text:p>0xff</text:p>
          </table:table-cell>
          <table:table-cell table:formula="of:=COM.MICROSOFT.CONCAT(&quot;0x&quot;;TEXT([.J2];&quot;00&quot;))" office:value-type="string" office:string-value="0xff" calcext:value-type="string">
            <text:p>0xff</text:p>
          </table:table-cell>
          <table:table-cell table:formula="of:=COM.MICROSOFT.CONCAT(&quot;0x&quot;;TEXT([.K2];&quot;00&quot;))" office:value-type="string" office:string-value="0xff" calcext:value-type="string">
            <text:p>0xff</text:p>
          </table:table-cell>
          <table:table-cell table:formula="of:=COM.MICROSOFT.CONCAT(&quot;0x&quot;;TEXT([.L2];&quot;00&quot;))" office:value-type="string" office:string-value="0xff" calcext:value-type="string">
            <text:p>0xff</text:p>
          </table:table-cell>
          <table:table-cell table:formula="of:=COM.MICROSOFT.CONCAT(&quot;0x&quot;;TEXT([.M2];&quot;00&quot;))" office:value-type="string" office:string-value="0xff" calcext:value-type="string">
            <text:p>0xff</text:p>
          </table:table-cell>
          <table:table-cell table:formula="of:=COM.MICROSOFT.CONCAT(&quot;0x&quot;;TEXT([.N2];&quot;00&quot;))" office:value-type="string" office:string-value="0xff" calcext:value-type="string">
            <text:p>0xff</text:p>
          </table:table-cell>
          <table:table-cell table:formula="of:=COM.MICROSOFT.CONCAT(&quot;0x&quot;;TEXT([.O2];&quot;00&quot;))" office:value-type="string" office:string-value="0xff" calcext:value-type="string">
            <text:p>0xff</text:p>
          </table:table-cell>
          <table:table-cell table:formula="of:=COM.MICROSOFT.CONCAT(&quot;0x&quot;;TEXT([.P2];&quot;00&quot;))" office:value-type="string" office:string-value="0xff" calcext:value-type="string">
            <text:p>0xff</text:p>
          </table:table-cell>
          <table:table-cell table:formula="of:=COM.MICROSOFT.TEXTJOIN(&quot;,&quot;;1;[.A94:.P9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];&quot;00&quot;))" office:value-type="string" office:string-value="0xff" calcext:value-type="string">
            <text:p>0xff</text:p>
          </table:table-cell>
          <table:table-cell table:formula="of:=COM.MICROSOFT.CONCAT(&quot;0x&quot;;TEXT([.B3];&quot;00&quot;))" office:value-type="string" office:string-value="0xff" calcext:value-type="string">
            <text:p>0xff</text:p>
          </table:table-cell>
          <table:table-cell table:formula="of:=COM.MICROSOFT.CONCAT(&quot;0x&quot;;TEXT([.C3];&quot;00&quot;))" office:value-type="string" office:string-value="0xff" calcext:value-type="string">
            <text:p>0xff</text:p>
          </table:table-cell>
          <table:table-cell table:formula="of:=COM.MICROSOFT.CONCAT(&quot;0x&quot;;TEXT([.D3];&quot;00&quot;))" office:value-type="string" office:string-value="0xff" calcext:value-type="string">
            <text:p>0xff</text:p>
          </table:table-cell>
          <table:table-cell table:formula="of:=COM.MICROSOFT.CONCAT(&quot;0x&quot;;TEXT([.E3];&quot;00&quot;))" office:value-type="string" office:string-value="0xff" calcext:value-type="string">
            <text:p>0xff</text:p>
          </table:table-cell>
          <table:table-cell table:formula="of:=COM.MICROSOFT.CONCAT(&quot;0x&quot;;TEXT([.F3];&quot;00&quot;))" office:value-type="string" office:string-value="0xff" calcext:value-type="string">
            <text:p>0xff</text:p>
          </table:table-cell>
          <table:table-cell table:formula="of:=COM.MICROSOFT.CONCAT(&quot;0x&quot;;TEXT([.G3];&quot;00&quot;))" office:value-type="string" office:string-value="0xff" calcext:value-type="string">
            <text:p>0xff</text:p>
          </table:table-cell>
          <table:table-cell table:formula="of:=COM.MICROSOFT.CONCAT(&quot;0x&quot;;TEXT([.H3];&quot;00&quot;))" office:value-type="string" office:string-value="0xff" calcext:value-type="string">
            <text:p>0xff</text:p>
          </table:table-cell>
          <table:table-cell table:formula="of:=COM.MICROSOFT.CONCAT(&quot;0x&quot;;TEXT([.I3];&quot;00&quot;))" office:value-type="string" office:string-value="0xff" calcext:value-type="string">
            <text:p>0xff</text:p>
          </table:table-cell>
          <table:table-cell table:formula="of:=COM.MICROSOFT.CONCAT(&quot;0x&quot;;TEXT([.J3];&quot;00&quot;))" office:value-type="string" office:string-value="0xff" calcext:value-type="string">
            <text:p>0xff</text:p>
          </table:table-cell>
          <table:table-cell table:formula="of:=COM.MICROSOFT.CONCAT(&quot;0x&quot;;TEXT([.K3];&quot;00&quot;))" office:value-type="string" office:string-value="0xff" calcext:value-type="string">
            <text:p>0xff</text:p>
          </table:table-cell>
          <table:table-cell table:formula="of:=COM.MICROSOFT.CONCAT(&quot;0x&quot;;TEXT([.L3];&quot;00&quot;))" office:value-type="string" office:string-value="0xff" calcext:value-type="string">
            <text:p>0xff</text:p>
          </table:table-cell>
          <table:table-cell table:formula="of:=COM.MICROSOFT.CONCAT(&quot;0x&quot;;TEXT([.M3];&quot;00&quot;))" office:value-type="string" office:string-value="0xff" calcext:value-type="string">
            <text:p>0xff</text:p>
          </table:table-cell>
          <table:table-cell table:formula="of:=COM.MICROSOFT.CONCAT(&quot;0x&quot;;TEXT([.N3];&quot;00&quot;))" office:value-type="string" office:string-value="0xff" calcext:value-type="string">
            <text:p>0xff</text:p>
          </table:table-cell>
          <table:table-cell table:formula="of:=COM.MICROSOFT.CONCAT(&quot;0x&quot;;TEXT([.O3];&quot;00&quot;))" office:value-type="string" office:string-value="0xff" calcext:value-type="string">
            <text:p>0xff</text:p>
          </table:table-cell>
          <table:table-cell table:formula="of:=COM.MICROSOFT.CONCAT(&quot;0x&quot;;TEXT([.P3];&quot;00&quot;))" office:value-type="string" office:string-value="0xff" calcext:value-type="string">
            <text:p>0xff</text:p>
          </table:table-cell>
          <table:table-cell table:formula="of:=COM.MICROSOFT.TEXTJOIN(&quot;,&quot;;1;[.A95:.P9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];&quot;00&quot;))" office:value-type="string" office:string-value="0xff" calcext:value-type="string">
            <text:p>0xff</text:p>
          </table:table-cell>
          <table:table-cell table:formula="of:=COM.MICROSOFT.CONCAT(&quot;0x&quot;;TEXT([.B4];&quot;00&quot;))" office:value-type="string" office:string-value="0xff" calcext:value-type="string">
            <text:p>0xff</text:p>
          </table:table-cell>
          <table:table-cell table:formula="of:=COM.MICROSOFT.CONCAT(&quot;0x&quot;;TEXT([.C4];&quot;00&quot;))" office:value-type="string" office:string-value="0xff" calcext:value-type="string">
            <text:p>0xff</text:p>
          </table:table-cell>
          <table:table-cell table:formula="of:=COM.MICROSOFT.CONCAT(&quot;0x&quot;;TEXT([.D4];&quot;00&quot;))" office:value-type="string" office:string-value="0xff" calcext:value-type="string">
            <text:p>0xff</text:p>
          </table:table-cell>
          <table:table-cell table:formula="of:=COM.MICROSOFT.CONCAT(&quot;0x&quot;;TEXT([.E4];&quot;00&quot;))" office:value-type="string" office:string-value="0xff" calcext:value-type="string">
            <text:p>0xff</text:p>
          </table:table-cell>
          <table:table-cell table:formula="of:=COM.MICROSOFT.CONCAT(&quot;0x&quot;;TEXT([.F4];&quot;00&quot;))" office:value-type="string" office:string-value="0xff" calcext:value-type="string">
            <text:p>0xff</text:p>
          </table:table-cell>
          <table:table-cell table:formula="of:=COM.MICROSOFT.CONCAT(&quot;0x&quot;;TEXT([.G4];&quot;00&quot;))" office:value-type="string" office:string-value="0xff" calcext:value-type="string">
            <text:p>0xff</text:p>
          </table:table-cell>
          <table:table-cell table:formula="of:=COM.MICROSOFT.CONCAT(&quot;0x&quot;;TEXT([.H4];&quot;00&quot;))" office:value-type="string" office:string-value="0xff" calcext:value-type="string">
            <text:p>0xff</text:p>
          </table:table-cell>
          <table:table-cell table:formula="of:=COM.MICROSOFT.CONCAT(&quot;0x&quot;;TEXT([.I4];&quot;00&quot;))" office:value-type="string" office:string-value="0xff" calcext:value-type="string">
            <text:p>0xff</text:p>
          </table:table-cell>
          <table:table-cell table:formula="of:=COM.MICROSOFT.CONCAT(&quot;0x&quot;;TEXT([.J4];&quot;00&quot;))" office:value-type="string" office:string-value="0xff" calcext:value-type="string">
            <text:p>0xff</text:p>
          </table:table-cell>
          <table:table-cell table:formula="of:=COM.MICROSOFT.CONCAT(&quot;0x&quot;;TEXT([.K4];&quot;00&quot;))" office:value-type="string" office:string-value="0xff" calcext:value-type="string">
            <text:p>0xff</text:p>
          </table:table-cell>
          <table:table-cell table:formula="of:=COM.MICROSOFT.CONCAT(&quot;0x&quot;;TEXT([.L4];&quot;00&quot;))" office:value-type="string" office:string-value="0xff" calcext:value-type="string">
            <text:p>0xff</text:p>
          </table:table-cell>
          <table:table-cell table:formula="of:=COM.MICROSOFT.CONCAT(&quot;0x&quot;;TEXT([.M4];&quot;00&quot;))" office:value-type="string" office:string-value="0xff" calcext:value-type="string">
            <text:p>0xff</text:p>
          </table:table-cell>
          <table:table-cell table:formula="of:=COM.MICROSOFT.CONCAT(&quot;0x&quot;;TEXT([.N4];&quot;00&quot;))" office:value-type="string" office:string-value="0xff" calcext:value-type="string">
            <text:p>0xff</text:p>
          </table:table-cell>
          <table:table-cell table:formula="of:=COM.MICROSOFT.CONCAT(&quot;0x&quot;;TEXT([.O4];&quot;00&quot;))" office:value-type="string" office:string-value="0xff" calcext:value-type="string">
            <text:p>0xff</text:p>
          </table:table-cell>
          <table:table-cell table:formula="of:=COM.MICROSOFT.CONCAT(&quot;0x&quot;;TEXT([.P4];&quot;00&quot;))" office:value-type="string" office:string-value="0xff" calcext:value-type="string">
            <text:p>0xff</text:p>
          </table:table-cell>
          <table:table-cell table:formula="of:=COM.MICROSOFT.TEXTJOIN(&quot;,&quot;;1;[.A96:.P9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];&quot;00&quot;))" office:value-type="string" office:string-value="0xff" calcext:value-type="string">
            <text:p>0xff</text:p>
          </table:table-cell>
          <table:table-cell table:formula="of:=COM.MICROSOFT.CONCAT(&quot;0x&quot;;TEXT([.B5];&quot;00&quot;))" office:value-type="string" office:string-value="0xff" calcext:value-type="string">
            <text:p>0xff</text:p>
          </table:table-cell>
          <table:table-cell table:formula="of:=COM.MICROSOFT.CONCAT(&quot;0x&quot;;TEXT([.C5];&quot;00&quot;))" office:value-type="string" office:string-value="0xff" calcext:value-type="string">
            <text:p>0xff</text:p>
          </table:table-cell>
          <table:table-cell table:formula="of:=COM.MICROSOFT.CONCAT(&quot;0x&quot;;TEXT([.D5];&quot;00&quot;))" office:value-type="string" office:string-value="0xff" calcext:value-type="string">
            <text:p>0xff</text:p>
          </table:table-cell>
          <table:table-cell table:formula="of:=COM.MICROSOFT.CONCAT(&quot;0x&quot;;TEXT([.E5];&quot;00&quot;))" office:value-type="string" office:string-value="0xff" calcext:value-type="string">
            <text:p>0xff</text:p>
          </table:table-cell>
          <table:table-cell table:formula="of:=COM.MICROSOFT.CONCAT(&quot;0x&quot;;TEXT([.F5];&quot;00&quot;))" office:value-type="string" office:string-value="0xff" calcext:value-type="string">
            <text:p>0xff</text:p>
          </table:table-cell>
          <table:table-cell table:formula="of:=COM.MICROSOFT.CONCAT(&quot;0x&quot;;TEXT([.G5];&quot;00&quot;))" office:value-type="string" office:string-value="0xff" calcext:value-type="string">
            <text:p>0xff</text:p>
          </table:table-cell>
          <table:table-cell table:formula="of:=COM.MICROSOFT.CONCAT(&quot;0x&quot;;TEXT([.H5];&quot;00&quot;))" office:value-type="string" office:string-value="0xff" calcext:value-type="string">
            <text:p>0xff</text:p>
          </table:table-cell>
          <table:table-cell table:formula="of:=COM.MICROSOFT.CONCAT(&quot;0x&quot;;TEXT([.I5];&quot;00&quot;))" office:value-type="string" office:string-value="0xff" calcext:value-type="string">
            <text:p>0xff</text:p>
          </table:table-cell>
          <table:table-cell table:formula="of:=COM.MICROSOFT.CONCAT(&quot;0x&quot;;TEXT([.J5];&quot;00&quot;))" office:value-type="string" office:string-value="0xff" calcext:value-type="string">
            <text:p>0xff</text:p>
          </table:table-cell>
          <table:table-cell table:formula="of:=COM.MICROSOFT.CONCAT(&quot;0x&quot;;TEXT([.K5];&quot;00&quot;))" office:value-type="string" office:string-value="0xff" calcext:value-type="string">
            <text:p>0xff</text:p>
          </table:table-cell>
          <table:table-cell table:formula="of:=COM.MICROSOFT.CONCAT(&quot;0x&quot;;TEXT([.L5];&quot;00&quot;))" office:value-type="string" office:string-value="0xff" calcext:value-type="string">
            <text:p>0xff</text:p>
          </table:table-cell>
          <table:table-cell table:formula="of:=COM.MICROSOFT.CONCAT(&quot;0x&quot;;TEXT([.M5];&quot;00&quot;))" office:value-type="string" office:string-value="0xff" calcext:value-type="string">
            <text:p>0xff</text:p>
          </table:table-cell>
          <table:table-cell table:formula="of:=COM.MICROSOFT.CONCAT(&quot;0x&quot;;TEXT([.N5];&quot;00&quot;))" office:value-type="string" office:string-value="0xff" calcext:value-type="string">
            <text:p>0xff</text:p>
          </table:table-cell>
          <table:table-cell table:formula="of:=COM.MICROSOFT.CONCAT(&quot;0x&quot;;TEXT([.O5];&quot;00&quot;))" office:value-type="string" office:string-value="0xff" calcext:value-type="string">
            <text:p>0xff</text:p>
          </table:table-cell>
          <table:table-cell table:formula="of:=COM.MICROSOFT.CONCAT(&quot;0x&quot;;TEXT([.P5];&quot;00&quot;))" office:value-type="string" office:string-value="0xff" calcext:value-type="string">
            <text:p>0xff</text:p>
          </table:table-cell>
          <table:table-cell table:formula="of:=COM.MICROSOFT.TEXTJOIN(&quot;,&quot;;1;[.A97:.P9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];&quot;00&quot;))" office:value-type="string" office:string-value="0xff" calcext:value-type="string">
            <text:p>0xff</text:p>
          </table:table-cell>
          <table:table-cell table:formula="of:=COM.MICROSOFT.CONCAT(&quot;0x&quot;;TEXT([.B6];&quot;00&quot;))" office:value-type="string" office:string-value="0xff" calcext:value-type="string">
            <text:p>0xff</text:p>
          </table:table-cell>
          <table:table-cell table:formula="of:=COM.MICROSOFT.CONCAT(&quot;0x&quot;;TEXT([.C6];&quot;00&quot;))" office:value-type="string" office:string-value="0xff" calcext:value-type="string">
            <text:p>0xff</text:p>
          </table:table-cell>
          <table:table-cell table:formula="of:=COM.MICROSOFT.CONCAT(&quot;0x&quot;;TEXT([.D6];&quot;00&quot;))" office:value-type="string" office:string-value="0xff" calcext:value-type="string">
            <text:p>0xff</text:p>
          </table:table-cell>
          <table:table-cell table:formula="of:=COM.MICROSOFT.CONCAT(&quot;0x&quot;;TEXT([.E6];&quot;00&quot;))" office:value-type="string" office:string-value="0xff" calcext:value-type="string">
            <text:p>0xff</text:p>
          </table:table-cell>
          <table:table-cell table:formula="of:=COM.MICROSOFT.CONCAT(&quot;0x&quot;;TEXT([.F6];&quot;00&quot;))" office:value-type="string" office:string-value="0xff" calcext:value-type="string">
            <text:p>0xff</text:p>
          </table:table-cell>
          <table:table-cell table:formula="of:=COM.MICROSOFT.CONCAT(&quot;0x&quot;;TEXT([.G6];&quot;00&quot;))" office:value-type="string" office:string-value="0xff" calcext:value-type="string">
            <text:p>0xff</text:p>
          </table:table-cell>
          <table:table-cell table:formula="of:=COM.MICROSOFT.CONCAT(&quot;0x&quot;;TEXT([.H6];&quot;00&quot;))" office:value-type="string" office:string-value="0xff" calcext:value-type="string">
            <text:p>0xff</text:p>
          </table:table-cell>
          <table:table-cell table:formula="of:=COM.MICROSOFT.CONCAT(&quot;0x&quot;;TEXT([.I6];&quot;00&quot;))" office:value-type="string" office:string-value="0xff" calcext:value-type="string">
            <text:p>0xff</text:p>
          </table:table-cell>
          <table:table-cell table:formula="of:=COM.MICROSOFT.CONCAT(&quot;0x&quot;;TEXT([.J6];&quot;00&quot;))" office:value-type="string" office:string-value="0xff" calcext:value-type="string">
            <text:p>0xff</text:p>
          </table:table-cell>
          <table:table-cell table:formula="of:=COM.MICROSOFT.CONCAT(&quot;0x&quot;;TEXT([.K6];&quot;00&quot;))" office:value-type="string" office:string-value="0xff" calcext:value-type="string">
            <text:p>0xff</text:p>
          </table:table-cell>
          <table:table-cell table:formula="of:=COM.MICROSOFT.CONCAT(&quot;0x&quot;;TEXT([.L6];&quot;00&quot;))" office:value-type="string" office:string-value="0xff" calcext:value-type="string">
            <text:p>0xff</text:p>
          </table:table-cell>
          <table:table-cell table:formula="of:=COM.MICROSOFT.CONCAT(&quot;0x&quot;;TEXT([.M6];&quot;00&quot;))" office:value-type="string" office:string-value="0xff" calcext:value-type="string">
            <text:p>0xff</text:p>
          </table:table-cell>
          <table:table-cell table:formula="of:=COM.MICROSOFT.CONCAT(&quot;0x&quot;;TEXT([.N6];&quot;00&quot;))" office:value-type="string" office:string-value="0xff" calcext:value-type="string">
            <text:p>0xff</text:p>
          </table:table-cell>
          <table:table-cell table:formula="of:=COM.MICROSOFT.CONCAT(&quot;0x&quot;;TEXT([.O6];&quot;00&quot;))" office:value-type="string" office:string-value="0xff" calcext:value-type="string">
            <text:p>0xff</text:p>
          </table:table-cell>
          <table:table-cell table:formula="of:=COM.MICROSOFT.CONCAT(&quot;0x&quot;;TEXT([.P6];&quot;00&quot;))" office:value-type="string" office:string-value="0xff" calcext:value-type="string">
            <text:p>0xff</text:p>
          </table:table-cell>
          <table:table-cell table:formula="of:=COM.MICROSOFT.TEXTJOIN(&quot;,&quot;;1;[.A98:.P9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];&quot;00&quot;))" office:value-type="string" office:string-value="0xff" calcext:value-type="string">
            <text:p>0xff</text:p>
          </table:table-cell>
          <table:table-cell table:formula="of:=COM.MICROSOFT.CONCAT(&quot;0x&quot;;TEXT([.B7];&quot;00&quot;))" office:value-type="string" office:string-value="0xff" calcext:value-type="string">
            <text:p>0xff</text:p>
          </table:table-cell>
          <table:table-cell table:formula="of:=COM.MICROSOFT.CONCAT(&quot;0x&quot;;TEXT([.C7];&quot;00&quot;))" office:value-type="string" office:string-value="0xff" calcext:value-type="string">
            <text:p>0xff</text:p>
          </table:table-cell>
          <table:table-cell table:formula="of:=COM.MICROSOFT.CONCAT(&quot;0x&quot;;TEXT([.D7];&quot;00&quot;))" office:value-type="string" office:string-value="0xff" calcext:value-type="string">
            <text:p>0xff</text:p>
          </table:table-cell>
          <table:table-cell table:formula="of:=COM.MICROSOFT.CONCAT(&quot;0x&quot;;TEXT([.E7];&quot;00&quot;))" office:value-type="string" office:string-value="0xff" calcext:value-type="string">
            <text:p>0xff</text:p>
          </table:table-cell>
          <table:table-cell table:formula="of:=COM.MICROSOFT.CONCAT(&quot;0x&quot;;TEXT([.F7];&quot;00&quot;))" office:value-type="string" office:string-value="0xff" calcext:value-type="string">
            <text:p>0xff</text:p>
          </table:table-cell>
          <table:table-cell table:formula="of:=COM.MICROSOFT.CONCAT(&quot;0x&quot;;TEXT([.G7];&quot;00&quot;))" office:value-type="string" office:string-value="0xff" calcext:value-type="string">
            <text:p>0xff</text:p>
          </table:table-cell>
          <table:table-cell table:formula="of:=COM.MICROSOFT.CONCAT(&quot;0x&quot;;TEXT([.H7];&quot;00&quot;))" office:value-type="string" office:string-value="0xff" calcext:value-type="string">
            <text:p>0xff</text:p>
          </table:table-cell>
          <table:table-cell table:formula="of:=COM.MICROSOFT.CONCAT(&quot;0x&quot;;TEXT([.I7];&quot;00&quot;))" office:value-type="string" office:string-value="0xff" calcext:value-type="string">
            <text:p>0xff</text:p>
          </table:table-cell>
          <table:table-cell table:formula="of:=COM.MICROSOFT.CONCAT(&quot;0x&quot;;TEXT([.J7];&quot;00&quot;))" office:value-type="string" office:string-value="0xff" calcext:value-type="string">
            <text:p>0xff</text:p>
          </table:table-cell>
          <table:table-cell table:formula="of:=COM.MICROSOFT.CONCAT(&quot;0x&quot;;TEXT([.K7];&quot;00&quot;))" office:value-type="string" office:string-value="0xff" calcext:value-type="string">
            <text:p>0xff</text:p>
          </table:table-cell>
          <table:table-cell table:formula="of:=COM.MICROSOFT.CONCAT(&quot;0x&quot;;TEXT([.L7];&quot;00&quot;))" office:value-type="string" office:string-value="0xff" calcext:value-type="string">
            <text:p>0xff</text:p>
          </table:table-cell>
          <table:table-cell table:formula="of:=COM.MICROSOFT.CONCAT(&quot;0x&quot;;TEXT([.M7];&quot;00&quot;))" office:value-type="string" office:string-value="0xff" calcext:value-type="string">
            <text:p>0xff</text:p>
          </table:table-cell>
          <table:table-cell table:formula="of:=COM.MICROSOFT.CONCAT(&quot;0x&quot;;TEXT([.N7];&quot;00&quot;))" office:value-type="string" office:string-value="0xff" calcext:value-type="string">
            <text:p>0xff</text:p>
          </table:table-cell>
          <table:table-cell table:formula="of:=COM.MICROSOFT.CONCAT(&quot;0x&quot;;TEXT([.O7];&quot;00&quot;))" office:value-type="string" office:string-value="0xff" calcext:value-type="string">
            <text:p>0xff</text:p>
          </table:table-cell>
          <table:table-cell table:formula="of:=COM.MICROSOFT.CONCAT(&quot;0x&quot;;TEXT([.P7];&quot;00&quot;))" office:value-type="string" office:string-value="0xff" calcext:value-type="string">
            <text:p>0xff</text:p>
          </table:table-cell>
          <table:table-cell table:formula="of:=COM.MICROSOFT.TEXTJOIN(&quot;,&quot;;1;[.A99:.P9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];&quot;00&quot;))" office:value-type="string" office:string-value="0xff" calcext:value-type="string">
            <text:p>0xff</text:p>
          </table:table-cell>
          <table:table-cell table:formula="of:=COM.MICROSOFT.CONCAT(&quot;0x&quot;;TEXT([.B8];&quot;00&quot;))" office:value-type="string" office:string-value="0xff" calcext:value-type="string">
            <text:p>0xff</text:p>
          </table:table-cell>
          <table:table-cell table:formula="of:=COM.MICROSOFT.CONCAT(&quot;0x&quot;;TEXT([.C8];&quot;00&quot;))" office:value-type="string" office:string-value="0xff" calcext:value-type="string">
            <text:p>0xff</text:p>
          </table:table-cell>
          <table:table-cell table:formula="of:=COM.MICROSOFT.CONCAT(&quot;0x&quot;;TEXT([.D8];&quot;00&quot;))" office:value-type="string" office:string-value="0xff" calcext:value-type="string">
            <text:p>0xff</text:p>
          </table:table-cell>
          <table:table-cell table:formula="of:=COM.MICROSOFT.CONCAT(&quot;0x&quot;;TEXT([.E8];&quot;00&quot;))" office:value-type="string" office:string-value="0xff" calcext:value-type="string">
            <text:p>0xff</text:p>
          </table:table-cell>
          <table:table-cell table:formula="of:=COM.MICROSOFT.CONCAT(&quot;0x&quot;;TEXT([.F8];&quot;00&quot;))" office:value-type="string" office:string-value="0xff" calcext:value-type="string">
            <text:p>0xff</text:p>
          </table:table-cell>
          <table:table-cell table:formula="of:=COM.MICROSOFT.CONCAT(&quot;0x&quot;;TEXT([.G8];&quot;00&quot;))" office:value-type="string" office:string-value="0xff" calcext:value-type="string">
            <text:p>0xff</text:p>
          </table:table-cell>
          <table:table-cell table:formula="of:=COM.MICROSOFT.CONCAT(&quot;0x&quot;;TEXT([.H8];&quot;00&quot;))" office:value-type="string" office:string-value="0xff" calcext:value-type="string">
            <text:p>0xff</text:p>
          </table:table-cell>
          <table:table-cell table:formula="of:=COM.MICROSOFT.CONCAT(&quot;0x&quot;;TEXT([.I8];&quot;00&quot;))" office:value-type="string" office:string-value="0xff" calcext:value-type="string">
            <text:p>0xff</text:p>
          </table:table-cell>
          <table:table-cell table:formula="of:=COM.MICROSOFT.CONCAT(&quot;0x&quot;;TEXT([.J8];&quot;00&quot;))" office:value-type="string" office:string-value="0xff" calcext:value-type="string">
            <text:p>0xff</text:p>
          </table:table-cell>
          <table:table-cell table:formula="of:=COM.MICROSOFT.CONCAT(&quot;0x&quot;;TEXT([.K8];&quot;00&quot;))" office:value-type="string" office:string-value="0xff" calcext:value-type="string">
            <text:p>0xff</text:p>
          </table:table-cell>
          <table:table-cell table:formula="of:=COM.MICROSOFT.CONCAT(&quot;0x&quot;;TEXT([.L8];&quot;00&quot;))" office:value-type="string" office:string-value="0xff" calcext:value-type="string">
            <text:p>0xff</text:p>
          </table:table-cell>
          <table:table-cell table:formula="of:=COM.MICROSOFT.CONCAT(&quot;0x&quot;;TEXT([.M8];&quot;00&quot;))" office:value-type="string" office:string-value="0xff" calcext:value-type="string">
            <text:p>0xff</text:p>
          </table:table-cell>
          <table:table-cell table:formula="of:=COM.MICROSOFT.CONCAT(&quot;0x&quot;;TEXT([.N8];&quot;00&quot;))" office:value-type="string" office:string-value="0xff" calcext:value-type="string">
            <text:p>0xff</text:p>
          </table:table-cell>
          <table:table-cell table:formula="of:=COM.MICROSOFT.CONCAT(&quot;0x&quot;;TEXT([.O8];&quot;00&quot;))" office:value-type="string" office:string-value="0xff" calcext:value-type="string">
            <text:p>0xff</text:p>
          </table:table-cell>
          <table:table-cell table:formula="of:=COM.MICROSOFT.CONCAT(&quot;0x&quot;;TEXT([.P8];&quot;00&quot;))" office:value-type="string" office:string-value="0xff" calcext:value-type="string">
            <text:p>0xff</text:p>
          </table:table-cell>
          <table:table-cell table:formula="of:=COM.MICROSOFT.TEXTJOIN(&quot;,&quot;;1;[.A100:.P10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9];&quot;00&quot;))" office:value-type="string" office:string-value="0xff" calcext:value-type="string">
            <text:p>0xff</text:p>
          </table:table-cell>
          <table:table-cell table:formula="of:=COM.MICROSOFT.CONCAT(&quot;0x&quot;;TEXT([.B9];&quot;00&quot;))" office:value-type="string" office:string-value="0xff" calcext:value-type="string">
            <text:p>0xff</text:p>
          </table:table-cell>
          <table:table-cell table:formula="of:=COM.MICROSOFT.CONCAT(&quot;0x&quot;;TEXT([.C9];&quot;00&quot;))" office:value-type="string" office:string-value="0xff" calcext:value-type="string">
            <text:p>0xff</text:p>
          </table:table-cell>
          <table:table-cell table:formula="of:=COM.MICROSOFT.CONCAT(&quot;0x&quot;;TEXT([.D9];&quot;00&quot;))" office:value-type="string" office:string-value="0xff" calcext:value-type="string">
            <text:p>0xff</text:p>
          </table:table-cell>
          <table:table-cell table:formula="of:=COM.MICROSOFT.CONCAT(&quot;0x&quot;;TEXT([.E9];&quot;00&quot;))" office:value-type="string" office:string-value="0xff" calcext:value-type="string">
            <text:p>0xff</text:p>
          </table:table-cell>
          <table:table-cell table:formula="of:=COM.MICROSOFT.CONCAT(&quot;0x&quot;;TEXT([.F9];&quot;00&quot;))" office:value-type="string" office:string-value="0xff" calcext:value-type="string">
            <text:p>0xff</text:p>
          </table:table-cell>
          <table:table-cell table:formula="of:=COM.MICROSOFT.CONCAT(&quot;0x&quot;;TEXT([.G9];&quot;00&quot;))" office:value-type="string" office:string-value="0xff" calcext:value-type="string">
            <text:p>0xff</text:p>
          </table:table-cell>
          <table:table-cell table:formula="of:=COM.MICROSOFT.CONCAT(&quot;0x&quot;;TEXT([.H9];&quot;00&quot;))" office:value-type="string" office:string-value="0xff" calcext:value-type="string">
            <text:p>0xff</text:p>
          </table:table-cell>
          <table:table-cell table:formula="of:=COM.MICROSOFT.CONCAT(&quot;0x&quot;;TEXT([.I9];&quot;00&quot;))" office:value-type="string" office:string-value="0xff" calcext:value-type="string">
            <text:p>0xff</text:p>
          </table:table-cell>
          <table:table-cell table:formula="of:=COM.MICROSOFT.CONCAT(&quot;0x&quot;;TEXT([.J9];&quot;00&quot;))" office:value-type="string" office:string-value="0xff" calcext:value-type="string">
            <text:p>0xff</text:p>
          </table:table-cell>
          <table:table-cell table:formula="of:=COM.MICROSOFT.CONCAT(&quot;0x&quot;;TEXT([.K9];&quot;00&quot;))" office:value-type="string" office:string-value="0xff" calcext:value-type="string">
            <text:p>0xff</text:p>
          </table:table-cell>
          <table:table-cell table:formula="of:=COM.MICROSOFT.CONCAT(&quot;0x&quot;;TEXT([.L9];&quot;00&quot;))" office:value-type="string" office:string-value="0xff" calcext:value-type="string">
            <text:p>0xff</text:p>
          </table:table-cell>
          <table:table-cell table:formula="of:=COM.MICROSOFT.CONCAT(&quot;0x&quot;;TEXT([.M9];&quot;00&quot;))" office:value-type="string" office:string-value="0xff" calcext:value-type="string">
            <text:p>0xff</text:p>
          </table:table-cell>
          <table:table-cell table:formula="of:=COM.MICROSOFT.CONCAT(&quot;0x&quot;;TEXT([.N9];&quot;00&quot;))" office:value-type="string" office:string-value="0xff" calcext:value-type="string">
            <text:p>0xff</text:p>
          </table:table-cell>
          <table:table-cell table:formula="of:=COM.MICROSOFT.CONCAT(&quot;0x&quot;;TEXT([.O9];&quot;00&quot;))" office:value-type="string" office:string-value="0xff" calcext:value-type="string">
            <text:p>0xff</text:p>
          </table:table-cell>
          <table:table-cell table:formula="of:=COM.MICROSOFT.CONCAT(&quot;0x&quot;;TEXT([.P9];&quot;00&quot;))" office:value-type="string" office:string-value="0xff" calcext:value-type="string">
            <text:p>0xff</text:p>
          </table:table-cell>
          <table:table-cell table:formula="of:=COM.MICROSOFT.TEXTJOIN(&quot;,&quot;;1;[.A101:.P10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0];&quot;00&quot;))" office:value-type="string" office:string-value="0xff" calcext:value-type="string">
            <text:p>0xff</text:p>
          </table:table-cell>
          <table:table-cell table:formula="of:=COM.MICROSOFT.CONCAT(&quot;0x&quot;;TEXT([.B10];&quot;00&quot;))" office:value-type="string" office:string-value="0xff" calcext:value-type="string">
            <text:p>0xff</text:p>
          </table:table-cell>
          <table:table-cell table:formula="of:=COM.MICROSOFT.CONCAT(&quot;0x&quot;;TEXT([.C10];&quot;00&quot;))" office:value-type="string" office:string-value="0xff" calcext:value-type="string">
            <text:p>0xff</text:p>
          </table:table-cell>
          <table:table-cell table:formula="of:=COM.MICROSOFT.CONCAT(&quot;0x&quot;;TEXT([.D10];&quot;00&quot;))" office:value-type="string" office:string-value="0xff" calcext:value-type="string">
            <text:p>0xff</text:p>
          </table:table-cell>
          <table:table-cell table:formula="of:=COM.MICROSOFT.CONCAT(&quot;0x&quot;;TEXT([.E10];&quot;00&quot;))" office:value-type="string" office:string-value="0xff" calcext:value-type="string">
            <text:p>0xff</text:p>
          </table:table-cell>
          <table:table-cell table:formula="of:=COM.MICROSOFT.CONCAT(&quot;0x&quot;;TEXT([.F10];&quot;00&quot;))" office:value-type="string" office:string-value="0xff" calcext:value-type="string">
            <text:p>0xff</text:p>
          </table:table-cell>
          <table:table-cell table:formula="of:=COM.MICROSOFT.CONCAT(&quot;0x&quot;;TEXT([.G10];&quot;00&quot;))" office:value-type="string" office:string-value="0xff" calcext:value-type="string">
            <text:p>0xff</text:p>
          </table:table-cell>
          <table:table-cell table:formula="of:=COM.MICROSOFT.CONCAT(&quot;0x&quot;;TEXT([.H10];&quot;00&quot;))" office:value-type="string" office:string-value="0xff" calcext:value-type="string">
            <text:p>0xff</text:p>
          </table:table-cell>
          <table:table-cell table:formula="of:=COM.MICROSOFT.CONCAT(&quot;0x&quot;;TEXT([.I10];&quot;00&quot;))" office:value-type="string" office:string-value="0xff" calcext:value-type="string">
            <text:p>0xff</text:p>
          </table:table-cell>
          <table:table-cell table:formula="of:=COM.MICROSOFT.CONCAT(&quot;0x&quot;;TEXT([.J10];&quot;00&quot;))" office:value-type="string" office:string-value="0xff" calcext:value-type="string">
            <text:p>0xff</text:p>
          </table:table-cell>
          <table:table-cell table:formula="of:=COM.MICROSOFT.CONCAT(&quot;0x&quot;;TEXT([.K10];&quot;00&quot;))" office:value-type="string" office:string-value="0xff" calcext:value-type="string">
            <text:p>0xff</text:p>
          </table:table-cell>
          <table:table-cell table:formula="of:=COM.MICROSOFT.CONCAT(&quot;0x&quot;;TEXT([.L10];&quot;00&quot;))" office:value-type="string" office:string-value="0xff" calcext:value-type="string">
            <text:p>0xff</text:p>
          </table:table-cell>
          <table:table-cell table:formula="of:=COM.MICROSOFT.CONCAT(&quot;0x&quot;;TEXT([.M10];&quot;00&quot;))" office:value-type="string" office:string-value="0xff" calcext:value-type="string">
            <text:p>0xff</text:p>
          </table:table-cell>
          <table:table-cell table:formula="of:=COM.MICROSOFT.CONCAT(&quot;0x&quot;;TEXT([.N10];&quot;00&quot;))" office:value-type="string" office:string-value="0xff" calcext:value-type="string">
            <text:p>0xff</text:p>
          </table:table-cell>
          <table:table-cell table:formula="of:=COM.MICROSOFT.CONCAT(&quot;0x&quot;;TEXT([.O10];&quot;00&quot;))" office:value-type="string" office:string-value="0xff" calcext:value-type="string">
            <text:p>0xff</text:p>
          </table:table-cell>
          <table:table-cell table:formula="of:=COM.MICROSOFT.CONCAT(&quot;0x&quot;;TEXT([.P10];&quot;00&quot;))" office:value-type="string" office:string-value="0xff" calcext:value-type="string">
            <text:p>0xff</text:p>
          </table:table-cell>
          <table:table-cell table:formula="of:=COM.MICROSOFT.TEXTJOIN(&quot;,&quot;;1;[.A102:.P10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1];&quot;00&quot;))" office:value-type="string" office:string-value="0xff" calcext:value-type="string">
            <text:p>0xff</text:p>
          </table:table-cell>
          <table:table-cell table:formula="of:=COM.MICROSOFT.CONCAT(&quot;0x&quot;;TEXT([.B11];&quot;00&quot;))" office:value-type="string" office:string-value="0xff" calcext:value-type="string">
            <text:p>0xff</text:p>
          </table:table-cell>
          <table:table-cell table:formula="of:=COM.MICROSOFT.CONCAT(&quot;0x&quot;;TEXT([.C11];&quot;00&quot;))" office:value-type="string" office:string-value="0xff" calcext:value-type="string">
            <text:p>0xff</text:p>
          </table:table-cell>
          <table:table-cell table:formula="of:=COM.MICROSOFT.CONCAT(&quot;0x&quot;;TEXT([.D11];&quot;00&quot;))" office:value-type="string" office:string-value="0xff" calcext:value-type="string">
            <text:p>0xff</text:p>
          </table:table-cell>
          <table:table-cell table:formula="of:=COM.MICROSOFT.CONCAT(&quot;0x&quot;;TEXT([.E11];&quot;00&quot;))" office:value-type="string" office:string-value="0xff" calcext:value-type="string">
            <text:p>0xff</text:p>
          </table:table-cell>
          <table:table-cell table:formula="of:=COM.MICROSOFT.CONCAT(&quot;0x&quot;;TEXT([.F11];&quot;00&quot;))" office:value-type="string" office:string-value="0xff" calcext:value-type="string">
            <text:p>0xff</text:p>
          </table:table-cell>
          <table:table-cell table:formula="of:=COM.MICROSOFT.CONCAT(&quot;0x&quot;;TEXT([.G11];&quot;00&quot;))" office:value-type="string" office:string-value="0xff" calcext:value-type="string">
            <text:p>0xff</text:p>
          </table:table-cell>
          <table:table-cell table:formula="of:=COM.MICROSOFT.CONCAT(&quot;0x&quot;;TEXT([.H11];&quot;00&quot;))" office:value-type="string" office:string-value="0xff" calcext:value-type="string">
            <text:p>0xff</text:p>
          </table:table-cell>
          <table:table-cell table:formula="of:=COM.MICROSOFT.CONCAT(&quot;0x&quot;;TEXT([.I11];&quot;00&quot;))" office:value-type="string" office:string-value="0xff" calcext:value-type="string">
            <text:p>0xff</text:p>
          </table:table-cell>
          <table:table-cell table:formula="of:=COM.MICROSOFT.CONCAT(&quot;0x&quot;;TEXT([.J11];&quot;00&quot;))" office:value-type="string" office:string-value="0xff" calcext:value-type="string">
            <text:p>0xff</text:p>
          </table:table-cell>
          <table:table-cell table:formula="of:=COM.MICROSOFT.CONCAT(&quot;0x&quot;;TEXT([.K11];&quot;00&quot;))" office:value-type="string" office:string-value="0xff" calcext:value-type="string">
            <text:p>0xff</text:p>
          </table:table-cell>
          <table:table-cell table:formula="of:=COM.MICROSOFT.CONCAT(&quot;0x&quot;;TEXT([.L11];&quot;00&quot;))" office:value-type="string" office:string-value="0xff" calcext:value-type="string">
            <text:p>0xff</text:p>
          </table:table-cell>
          <table:table-cell table:formula="of:=COM.MICROSOFT.CONCAT(&quot;0x&quot;;TEXT([.M11];&quot;00&quot;))" office:value-type="string" office:string-value="0xff" calcext:value-type="string">
            <text:p>0xff</text:p>
          </table:table-cell>
          <table:table-cell table:formula="of:=COM.MICROSOFT.CONCAT(&quot;0x&quot;;TEXT([.N11];&quot;00&quot;))" office:value-type="string" office:string-value="0xff" calcext:value-type="string">
            <text:p>0xff</text:p>
          </table:table-cell>
          <table:table-cell table:formula="of:=COM.MICROSOFT.CONCAT(&quot;0x&quot;;TEXT([.O11];&quot;00&quot;))" office:value-type="string" office:string-value="0xff" calcext:value-type="string">
            <text:p>0xff</text:p>
          </table:table-cell>
          <table:table-cell table:formula="of:=COM.MICROSOFT.CONCAT(&quot;0x&quot;;TEXT([.P11];&quot;00&quot;))" office:value-type="string" office:string-value="0xff" calcext:value-type="string">
            <text:p>0xff</text:p>
          </table:table-cell>
          <table:table-cell table:formula="of:=COM.MICROSOFT.TEXTJOIN(&quot;,&quot;;1;[.A103:.P10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2];&quot;00&quot;))" office:value-type="string" office:string-value="0xff" calcext:value-type="string">
            <text:p>0xff</text:p>
          </table:table-cell>
          <table:table-cell table:formula="of:=COM.MICROSOFT.CONCAT(&quot;0x&quot;;TEXT([.B12];&quot;00&quot;))" office:value-type="string" office:string-value="0xff" calcext:value-type="string">
            <text:p>0xff</text:p>
          </table:table-cell>
          <table:table-cell table:formula="of:=COM.MICROSOFT.CONCAT(&quot;0x&quot;;TEXT([.C12];&quot;00&quot;))" office:value-type="string" office:string-value="0xff" calcext:value-type="string">
            <text:p>0xff</text:p>
          </table:table-cell>
          <table:table-cell table:formula="of:=COM.MICROSOFT.CONCAT(&quot;0x&quot;;TEXT([.D12];&quot;00&quot;))" office:value-type="string" office:string-value="0xff" calcext:value-type="string">
            <text:p>0xff</text:p>
          </table:table-cell>
          <table:table-cell table:formula="of:=COM.MICROSOFT.CONCAT(&quot;0x&quot;;TEXT([.E12];&quot;00&quot;))" office:value-type="string" office:string-value="0xff" calcext:value-type="string">
            <text:p>0xff</text:p>
          </table:table-cell>
          <table:table-cell table:formula="of:=COM.MICROSOFT.CONCAT(&quot;0x&quot;;TEXT([.F12];&quot;00&quot;))" office:value-type="string" office:string-value="0xff" calcext:value-type="string">
            <text:p>0xff</text:p>
          </table:table-cell>
          <table:table-cell table:formula="of:=COM.MICROSOFT.CONCAT(&quot;0x&quot;;TEXT([.G12];&quot;00&quot;))" office:value-type="string" office:string-value="0xff" calcext:value-type="string">
            <text:p>0xff</text:p>
          </table:table-cell>
          <table:table-cell table:formula="of:=COM.MICROSOFT.CONCAT(&quot;0x&quot;;TEXT([.H12];&quot;00&quot;))" office:value-type="string" office:string-value="0xff" calcext:value-type="string">
            <text:p>0xff</text:p>
          </table:table-cell>
          <table:table-cell table:formula="of:=COM.MICROSOFT.CONCAT(&quot;0x&quot;;TEXT([.I12];&quot;00&quot;))" office:value-type="string" office:string-value="0xff" calcext:value-type="string">
            <text:p>0xff</text:p>
          </table:table-cell>
          <table:table-cell table:formula="of:=COM.MICROSOFT.CONCAT(&quot;0x&quot;;TEXT([.J12];&quot;00&quot;))" office:value-type="string" office:string-value="0xff" calcext:value-type="string">
            <text:p>0xff</text:p>
          </table:table-cell>
          <table:table-cell table:formula="of:=COM.MICROSOFT.CONCAT(&quot;0x&quot;;TEXT([.K12];&quot;00&quot;))" office:value-type="string" office:string-value="0xff" calcext:value-type="string">
            <text:p>0xff</text:p>
          </table:table-cell>
          <table:table-cell table:formula="of:=COM.MICROSOFT.CONCAT(&quot;0x&quot;;TEXT([.L12];&quot;00&quot;))" office:value-type="string" office:string-value="0xff" calcext:value-type="string">
            <text:p>0xff</text:p>
          </table:table-cell>
          <table:table-cell table:formula="of:=COM.MICROSOFT.CONCAT(&quot;0x&quot;;TEXT([.M12];&quot;00&quot;))" office:value-type="string" office:string-value="0xff" calcext:value-type="string">
            <text:p>0xff</text:p>
          </table:table-cell>
          <table:table-cell table:formula="of:=COM.MICROSOFT.CONCAT(&quot;0x&quot;;TEXT([.N12];&quot;00&quot;))" office:value-type="string" office:string-value="0xff" calcext:value-type="string">
            <text:p>0xff</text:p>
          </table:table-cell>
          <table:table-cell table:formula="of:=COM.MICROSOFT.CONCAT(&quot;0x&quot;;TEXT([.O12];&quot;00&quot;))" office:value-type="string" office:string-value="0xff" calcext:value-type="string">
            <text:p>0xff</text:p>
          </table:table-cell>
          <table:table-cell table:formula="of:=COM.MICROSOFT.CONCAT(&quot;0x&quot;;TEXT([.P12];&quot;00&quot;))" office:value-type="string" office:string-value="0xff" calcext:value-type="string">
            <text:p>0xff</text:p>
          </table:table-cell>
          <table:table-cell table:formula="of:=COM.MICROSOFT.TEXTJOIN(&quot;,&quot;;1;[.A104:.P10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3];&quot;00&quot;))" office:value-type="string" office:string-value="0xff" calcext:value-type="string">
            <text:p>0xff</text:p>
          </table:table-cell>
          <table:table-cell table:formula="of:=COM.MICROSOFT.CONCAT(&quot;0x&quot;;TEXT([.B13];&quot;00&quot;))" office:value-type="string" office:string-value="0xff" calcext:value-type="string">
            <text:p>0xff</text:p>
          </table:table-cell>
          <table:table-cell table:formula="of:=COM.MICROSOFT.CONCAT(&quot;0x&quot;;TEXT([.C13];&quot;00&quot;))" office:value-type="string" office:string-value="0xff" calcext:value-type="string">
            <text:p>0xff</text:p>
          </table:table-cell>
          <table:table-cell table:formula="of:=COM.MICROSOFT.CONCAT(&quot;0x&quot;;TEXT([.D13];&quot;00&quot;))" office:value-type="string" office:string-value="0xff" calcext:value-type="string">
            <text:p>0xff</text:p>
          </table:table-cell>
          <table:table-cell table:formula="of:=COM.MICROSOFT.CONCAT(&quot;0x&quot;;TEXT([.E13];&quot;00&quot;))" office:value-type="string" office:string-value="0xff" calcext:value-type="string">
            <text:p>0xff</text:p>
          </table:table-cell>
          <table:table-cell table:formula="of:=COM.MICROSOFT.CONCAT(&quot;0x&quot;;TEXT([.F13];&quot;00&quot;))" office:value-type="string" office:string-value="0xff" calcext:value-type="string">
            <text:p>0xff</text:p>
          </table:table-cell>
          <table:table-cell table:formula="of:=COM.MICROSOFT.CONCAT(&quot;0x&quot;;TEXT([.G13];&quot;00&quot;))" office:value-type="string" office:string-value="0xff" calcext:value-type="string">
            <text:p>0xff</text:p>
          </table:table-cell>
          <table:table-cell table:formula="of:=COM.MICROSOFT.CONCAT(&quot;0x&quot;;TEXT([.H13];&quot;00&quot;))" office:value-type="string" office:string-value="0xff" calcext:value-type="string">
            <text:p>0xff</text:p>
          </table:table-cell>
          <table:table-cell table:formula="of:=COM.MICROSOFT.CONCAT(&quot;0x&quot;;TEXT([.I13];&quot;00&quot;))" office:value-type="string" office:string-value="0xff" calcext:value-type="string">
            <text:p>0xff</text:p>
          </table:table-cell>
          <table:table-cell table:formula="of:=COM.MICROSOFT.CONCAT(&quot;0x&quot;;TEXT([.J13];&quot;00&quot;))" office:value-type="string" office:string-value="0xff" calcext:value-type="string">
            <text:p>0xff</text:p>
          </table:table-cell>
          <table:table-cell table:formula="of:=COM.MICROSOFT.CONCAT(&quot;0x&quot;;TEXT([.K13];&quot;00&quot;))" office:value-type="string" office:string-value="0xff" calcext:value-type="string">
            <text:p>0xff</text:p>
          </table:table-cell>
          <table:table-cell table:formula="of:=COM.MICROSOFT.CONCAT(&quot;0x&quot;;TEXT([.L13];&quot;00&quot;))" office:value-type="string" office:string-value="0xff" calcext:value-type="string">
            <text:p>0xff</text:p>
          </table:table-cell>
          <table:table-cell table:formula="of:=COM.MICROSOFT.CONCAT(&quot;0x&quot;;TEXT([.M13];&quot;00&quot;))" office:value-type="string" office:string-value="0xff" calcext:value-type="string">
            <text:p>0xff</text:p>
          </table:table-cell>
          <table:table-cell table:formula="of:=COM.MICROSOFT.CONCAT(&quot;0x&quot;;TEXT([.N13];&quot;00&quot;))" office:value-type="string" office:string-value="0xff" calcext:value-type="string">
            <text:p>0xff</text:p>
          </table:table-cell>
          <table:table-cell table:formula="of:=COM.MICROSOFT.CONCAT(&quot;0x&quot;;TEXT([.O13];&quot;00&quot;))" office:value-type="string" office:string-value="0xff" calcext:value-type="string">
            <text:p>0xff</text:p>
          </table:table-cell>
          <table:table-cell table:formula="of:=COM.MICROSOFT.CONCAT(&quot;0x&quot;;TEXT([.P13];&quot;00&quot;))" office:value-type="string" office:string-value="0xff" calcext:value-type="string">
            <text:p>0xff</text:p>
          </table:table-cell>
          <table:table-cell table:formula="of:=COM.MICROSOFT.TEXTJOIN(&quot;,&quot;;1;[.A105:.P10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4];&quot;00&quot;))" office:value-type="string" office:string-value="0xff" calcext:value-type="string">
            <text:p>0xff</text:p>
          </table:table-cell>
          <table:table-cell table:formula="of:=COM.MICROSOFT.CONCAT(&quot;0x&quot;;TEXT([.B14];&quot;00&quot;))" office:value-type="string" office:string-value="0xff" calcext:value-type="string">
            <text:p>0xff</text:p>
          </table:table-cell>
          <table:table-cell table:formula="of:=COM.MICROSOFT.CONCAT(&quot;0x&quot;;TEXT([.C14];&quot;00&quot;))" office:value-type="string" office:string-value="0xff" calcext:value-type="string">
            <text:p>0xff</text:p>
          </table:table-cell>
          <table:table-cell table:formula="of:=COM.MICROSOFT.CONCAT(&quot;0x&quot;;TEXT([.D14];&quot;00&quot;))" office:value-type="string" office:string-value="0xff" calcext:value-type="string">
            <text:p>0xff</text:p>
          </table:table-cell>
          <table:table-cell table:formula="of:=COM.MICROSOFT.CONCAT(&quot;0x&quot;;TEXT([.E14];&quot;00&quot;))" office:value-type="string" office:string-value="0xff" calcext:value-type="string">
            <text:p>0xff</text:p>
          </table:table-cell>
          <table:table-cell table:formula="of:=COM.MICROSOFT.CONCAT(&quot;0x&quot;;TEXT([.F14];&quot;00&quot;))" office:value-type="string" office:string-value="0xff" calcext:value-type="string">
            <text:p>0xff</text:p>
          </table:table-cell>
          <table:table-cell table:formula="of:=COM.MICROSOFT.CONCAT(&quot;0x&quot;;TEXT([.G14];&quot;00&quot;))" office:value-type="string" office:string-value="0xff" calcext:value-type="string">
            <text:p>0xff</text:p>
          </table:table-cell>
          <table:table-cell table:formula="of:=COM.MICROSOFT.CONCAT(&quot;0x&quot;;TEXT([.H14];&quot;00&quot;))" office:value-type="string" office:string-value="0xff" calcext:value-type="string">
            <text:p>0xff</text:p>
          </table:table-cell>
          <table:table-cell table:formula="of:=COM.MICROSOFT.CONCAT(&quot;0x&quot;;TEXT([.I14];&quot;00&quot;))" office:value-type="string" office:string-value="0xff" calcext:value-type="string">
            <text:p>0xff</text:p>
          </table:table-cell>
          <table:table-cell table:formula="of:=COM.MICROSOFT.CONCAT(&quot;0x&quot;;TEXT([.J14];&quot;00&quot;))" office:value-type="string" office:string-value="0xff" calcext:value-type="string">
            <text:p>0xff</text:p>
          </table:table-cell>
          <table:table-cell table:formula="of:=COM.MICROSOFT.CONCAT(&quot;0x&quot;;TEXT([.K14];&quot;00&quot;))" office:value-type="string" office:string-value="0xff" calcext:value-type="string">
            <text:p>0xff</text:p>
          </table:table-cell>
          <table:table-cell table:formula="of:=COM.MICROSOFT.CONCAT(&quot;0x&quot;;TEXT([.L14];&quot;00&quot;))" office:value-type="string" office:string-value="0xff" calcext:value-type="string">
            <text:p>0xff</text:p>
          </table:table-cell>
          <table:table-cell table:formula="of:=COM.MICROSOFT.CONCAT(&quot;0x&quot;;TEXT([.M14];&quot;00&quot;))" office:value-type="string" office:string-value="0xff" calcext:value-type="string">
            <text:p>0xff</text:p>
          </table:table-cell>
          <table:table-cell table:formula="of:=COM.MICROSOFT.CONCAT(&quot;0x&quot;;TEXT([.N14];&quot;00&quot;))" office:value-type="string" office:string-value="0xff" calcext:value-type="string">
            <text:p>0xff</text:p>
          </table:table-cell>
          <table:table-cell table:formula="of:=COM.MICROSOFT.CONCAT(&quot;0x&quot;;TEXT([.O14];&quot;00&quot;))" office:value-type="string" office:string-value="0xff" calcext:value-type="string">
            <text:p>0xff</text:p>
          </table:table-cell>
          <table:table-cell table:formula="of:=COM.MICROSOFT.CONCAT(&quot;0x&quot;;TEXT([.P14];&quot;00&quot;))" office:value-type="string" office:string-value="0xff" calcext:value-type="string">
            <text:p>0xff</text:p>
          </table:table-cell>
          <table:table-cell table:formula="of:=COM.MICROSOFT.TEXTJOIN(&quot;,&quot;;1;[.A106:.P10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5];&quot;00&quot;))" office:value-type="string" office:string-value="0xff" calcext:value-type="string">
            <text:p>0xff</text:p>
          </table:table-cell>
          <table:table-cell table:formula="of:=COM.MICROSOFT.CONCAT(&quot;0x&quot;;TEXT([.B15];&quot;00&quot;))" office:value-type="string" office:string-value="0xff" calcext:value-type="string">
            <text:p>0xff</text:p>
          </table:table-cell>
          <table:table-cell table:formula="of:=COM.MICROSOFT.CONCAT(&quot;0x&quot;;TEXT([.C15];&quot;00&quot;))" office:value-type="string" office:string-value="0xff" calcext:value-type="string">
            <text:p>0xff</text:p>
          </table:table-cell>
          <table:table-cell table:formula="of:=COM.MICROSOFT.CONCAT(&quot;0x&quot;;TEXT([.D15];&quot;00&quot;))" office:value-type="string" office:string-value="0xff" calcext:value-type="string">
            <text:p>0xff</text:p>
          </table:table-cell>
          <table:table-cell table:formula="of:=COM.MICROSOFT.CONCAT(&quot;0x&quot;;TEXT([.E15];&quot;00&quot;))" office:value-type="string" office:string-value="0xff" calcext:value-type="string">
            <text:p>0xff</text:p>
          </table:table-cell>
          <table:table-cell table:formula="of:=COM.MICROSOFT.CONCAT(&quot;0x&quot;;TEXT([.F15];&quot;00&quot;))" office:value-type="string" office:string-value="0xff" calcext:value-type="string">
            <text:p>0xff</text:p>
          </table:table-cell>
          <table:table-cell table:formula="of:=COM.MICROSOFT.CONCAT(&quot;0x&quot;;TEXT([.G15];&quot;00&quot;))" office:value-type="string" office:string-value="0xff" calcext:value-type="string">
            <text:p>0xff</text:p>
          </table:table-cell>
          <table:table-cell table:formula="of:=COM.MICROSOFT.CONCAT(&quot;0x&quot;;TEXT([.H15];&quot;00&quot;))" office:value-type="string" office:string-value="0xff" calcext:value-type="string">
            <text:p>0xff</text:p>
          </table:table-cell>
          <table:table-cell table:formula="of:=COM.MICROSOFT.CONCAT(&quot;0x&quot;;TEXT([.I15];&quot;00&quot;))" office:value-type="string" office:string-value="0xff" calcext:value-type="string">
            <text:p>0xff</text:p>
          </table:table-cell>
          <table:table-cell table:formula="of:=COM.MICROSOFT.CONCAT(&quot;0x&quot;;TEXT([.J15];&quot;00&quot;))" office:value-type="string" office:string-value="0xff" calcext:value-type="string">
            <text:p>0xff</text:p>
          </table:table-cell>
          <table:table-cell table:formula="of:=COM.MICROSOFT.CONCAT(&quot;0x&quot;;TEXT([.K15];&quot;00&quot;))" office:value-type="string" office:string-value="0xff" calcext:value-type="string">
            <text:p>0xff</text:p>
          </table:table-cell>
          <table:table-cell table:formula="of:=COM.MICROSOFT.CONCAT(&quot;0x&quot;;TEXT([.L15];&quot;00&quot;))" office:value-type="string" office:string-value="0xff" calcext:value-type="string">
            <text:p>0xff</text:p>
          </table:table-cell>
          <table:table-cell table:formula="of:=COM.MICROSOFT.CONCAT(&quot;0x&quot;;TEXT([.M15];&quot;00&quot;))" office:value-type="string" office:string-value="0xff" calcext:value-type="string">
            <text:p>0xff</text:p>
          </table:table-cell>
          <table:table-cell table:formula="of:=COM.MICROSOFT.CONCAT(&quot;0x&quot;;TEXT([.N15];&quot;00&quot;))" office:value-type="string" office:string-value="0xff" calcext:value-type="string">
            <text:p>0xff</text:p>
          </table:table-cell>
          <table:table-cell table:formula="of:=COM.MICROSOFT.CONCAT(&quot;0x&quot;;TEXT([.O15];&quot;00&quot;))" office:value-type="string" office:string-value="0xff" calcext:value-type="string">
            <text:p>0xff</text:p>
          </table:table-cell>
          <table:table-cell table:formula="of:=COM.MICROSOFT.CONCAT(&quot;0x&quot;;TEXT([.P15];&quot;00&quot;))" office:value-type="string" office:string-value="0xff" calcext:value-type="string">
            <text:p>0xff</text:p>
          </table:table-cell>
          <table:table-cell table:formula="of:=COM.MICROSOFT.TEXTJOIN(&quot;,&quot;;1;[.A107:.P10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6];&quot;00&quot;))" office:value-type="string" office:string-value="0xff" calcext:value-type="string">
            <text:p>0xff</text:p>
          </table:table-cell>
          <table:table-cell table:formula="of:=COM.MICROSOFT.CONCAT(&quot;0x&quot;;TEXT([.B16];&quot;00&quot;))" office:value-type="string" office:string-value="0xff" calcext:value-type="string">
            <text:p>0xff</text:p>
          </table:table-cell>
          <table:table-cell table:formula="of:=COM.MICROSOFT.CONCAT(&quot;0x&quot;;TEXT([.C16];&quot;00&quot;))" office:value-type="string" office:string-value="0xff" calcext:value-type="string">
            <text:p>0xff</text:p>
          </table:table-cell>
          <table:table-cell table:formula="of:=COM.MICROSOFT.CONCAT(&quot;0x&quot;;TEXT([.D16];&quot;00&quot;))" office:value-type="string" office:string-value="0xff" calcext:value-type="string">
            <text:p>0xff</text:p>
          </table:table-cell>
          <table:table-cell table:formula="of:=COM.MICROSOFT.CONCAT(&quot;0x&quot;;TEXT([.E16];&quot;00&quot;))" office:value-type="string" office:string-value="0xff" calcext:value-type="string">
            <text:p>0xff</text:p>
          </table:table-cell>
          <table:table-cell table:formula="of:=COM.MICROSOFT.CONCAT(&quot;0x&quot;;TEXT([.F16];&quot;00&quot;))" office:value-type="string" office:string-value="0xff" calcext:value-type="string">
            <text:p>0xff</text:p>
          </table:table-cell>
          <table:table-cell table:formula="of:=COM.MICROSOFT.CONCAT(&quot;0x&quot;;TEXT([.G16];&quot;00&quot;))" office:value-type="string" office:string-value="0xff" calcext:value-type="string">
            <text:p>0xff</text:p>
          </table:table-cell>
          <table:table-cell table:formula="of:=COM.MICROSOFT.CONCAT(&quot;0x&quot;;TEXT([.H16];&quot;00&quot;))" office:value-type="string" office:string-value="0xff" calcext:value-type="string">
            <text:p>0xff</text:p>
          </table:table-cell>
          <table:table-cell table:formula="of:=COM.MICROSOFT.CONCAT(&quot;0x&quot;;TEXT([.I16];&quot;00&quot;))" office:value-type="string" office:string-value="0xff" calcext:value-type="string">
            <text:p>0xff</text:p>
          </table:table-cell>
          <table:table-cell table:formula="of:=COM.MICROSOFT.CONCAT(&quot;0x&quot;;TEXT([.J16];&quot;00&quot;))" office:value-type="string" office:string-value="0xff" calcext:value-type="string">
            <text:p>0xff</text:p>
          </table:table-cell>
          <table:table-cell table:formula="of:=COM.MICROSOFT.CONCAT(&quot;0x&quot;;TEXT([.K16];&quot;00&quot;))" office:value-type="string" office:string-value="0xff" calcext:value-type="string">
            <text:p>0xff</text:p>
          </table:table-cell>
          <table:table-cell table:formula="of:=COM.MICROSOFT.CONCAT(&quot;0x&quot;;TEXT([.L16];&quot;00&quot;))" office:value-type="string" office:string-value="0xff" calcext:value-type="string">
            <text:p>0xff</text:p>
          </table:table-cell>
          <table:table-cell table:formula="of:=COM.MICROSOFT.CONCAT(&quot;0x&quot;;TEXT([.M16];&quot;00&quot;))" office:value-type="string" office:string-value="0xff" calcext:value-type="string">
            <text:p>0xff</text:p>
          </table:table-cell>
          <table:table-cell table:formula="of:=COM.MICROSOFT.CONCAT(&quot;0x&quot;;TEXT([.N16];&quot;00&quot;))" office:value-type="string" office:string-value="0xff" calcext:value-type="string">
            <text:p>0xff</text:p>
          </table:table-cell>
          <table:table-cell table:formula="of:=COM.MICROSOFT.CONCAT(&quot;0x&quot;;TEXT([.O16];&quot;00&quot;))" office:value-type="string" office:string-value="0xff" calcext:value-type="string">
            <text:p>0xff</text:p>
          </table:table-cell>
          <table:table-cell table:formula="of:=COM.MICROSOFT.CONCAT(&quot;0x&quot;;TEXT([.P16];&quot;00&quot;))" office:value-type="string" office:string-value="0xff" calcext:value-type="string">
            <text:p>0xff</text:p>
          </table:table-cell>
          <table:table-cell table:formula="of:=COM.MICROSOFT.TEXTJOIN(&quot;,&quot;;1;[.A108:.P10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7];&quot;00&quot;))" office:value-type="string" office:string-value="0xff" calcext:value-type="string">
            <text:p>0xff</text:p>
          </table:table-cell>
          <table:table-cell table:formula="of:=COM.MICROSOFT.CONCAT(&quot;0x&quot;;TEXT([.B17];&quot;00&quot;))" office:value-type="string" office:string-value="0xff" calcext:value-type="string">
            <text:p>0xff</text:p>
          </table:table-cell>
          <table:table-cell table:formula="of:=COM.MICROSOFT.CONCAT(&quot;0x&quot;;TEXT([.C17];&quot;00&quot;))" office:value-type="string" office:string-value="0xff" calcext:value-type="string">
            <text:p>0xff</text:p>
          </table:table-cell>
          <table:table-cell table:formula="of:=COM.MICROSOFT.CONCAT(&quot;0x&quot;;TEXT([.D17];&quot;00&quot;))" office:value-type="string" office:string-value="0xff" calcext:value-type="string">
            <text:p>0xff</text:p>
          </table:table-cell>
          <table:table-cell table:formula="of:=COM.MICROSOFT.CONCAT(&quot;0x&quot;;TEXT([.E17];&quot;00&quot;))" office:value-type="string" office:string-value="0xff" calcext:value-type="string">
            <text:p>0xff</text:p>
          </table:table-cell>
          <table:table-cell table:formula="of:=COM.MICROSOFT.CONCAT(&quot;0x&quot;;TEXT([.F17];&quot;00&quot;))" office:value-type="string" office:string-value="0xff" calcext:value-type="string">
            <text:p>0xff</text:p>
          </table:table-cell>
          <table:table-cell table:formula="of:=COM.MICROSOFT.CONCAT(&quot;0x&quot;;TEXT([.G17];&quot;00&quot;))" office:value-type="string" office:string-value="0xff" calcext:value-type="string">
            <text:p>0xff</text:p>
          </table:table-cell>
          <table:table-cell table:formula="of:=COM.MICROSOFT.CONCAT(&quot;0x&quot;;TEXT([.H17];&quot;00&quot;))" office:value-type="string" office:string-value="0xff" calcext:value-type="string">
            <text:p>0xff</text:p>
          </table:table-cell>
          <table:table-cell table:formula="of:=COM.MICROSOFT.CONCAT(&quot;0x&quot;;TEXT([.I17];&quot;00&quot;))" office:value-type="string" office:string-value="0xff" calcext:value-type="string">
            <text:p>0xff</text:p>
          </table:table-cell>
          <table:table-cell table:formula="of:=COM.MICROSOFT.CONCAT(&quot;0x&quot;;TEXT([.J17];&quot;00&quot;))" office:value-type="string" office:string-value="0xff" calcext:value-type="string">
            <text:p>0xff</text:p>
          </table:table-cell>
          <table:table-cell table:formula="of:=COM.MICROSOFT.CONCAT(&quot;0x&quot;;TEXT([.K17];&quot;00&quot;))" office:value-type="string" office:string-value="0xff" calcext:value-type="string">
            <text:p>0xff</text:p>
          </table:table-cell>
          <table:table-cell table:formula="of:=COM.MICROSOFT.CONCAT(&quot;0x&quot;;TEXT([.L17];&quot;00&quot;))" office:value-type="string" office:string-value="0xff" calcext:value-type="string">
            <text:p>0xff</text:p>
          </table:table-cell>
          <table:table-cell table:formula="of:=COM.MICROSOFT.CONCAT(&quot;0x&quot;;TEXT([.M17];&quot;00&quot;))" office:value-type="string" office:string-value="0xff" calcext:value-type="string">
            <text:p>0xff</text:p>
          </table:table-cell>
          <table:table-cell table:formula="of:=COM.MICROSOFT.CONCAT(&quot;0x&quot;;TEXT([.N17];&quot;00&quot;))" office:value-type="string" office:string-value="0xff" calcext:value-type="string">
            <text:p>0xff</text:p>
          </table:table-cell>
          <table:table-cell table:formula="of:=COM.MICROSOFT.CONCAT(&quot;0x&quot;;TEXT([.O17];&quot;00&quot;))" office:value-type="string" office:string-value="0xff" calcext:value-type="string">
            <text:p>0xff</text:p>
          </table:table-cell>
          <table:table-cell table:formula="of:=COM.MICROSOFT.CONCAT(&quot;0x&quot;;TEXT([.P17];&quot;00&quot;))" office:value-type="string" office:string-value="0xff" calcext:value-type="string">
            <text:p>0xff</text:p>
          </table:table-cell>
          <table:table-cell table:formula="of:=COM.MICROSOFT.TEXTJOIN(&quot;,&quot;;1;[.A109:.P10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8];&quot;00&quot;))" office:value-type="string" office:string-value="0xff" calcext:value-type="string">
            <text:p>0xff</text:p>
          </table:table-cell>
          <table:table-cell table:formula="of:=COM.MICROSOFT.CONCAT(&quot;0x&quot;;TEXT([.B18];&quot;00&quot;))" office:value-type="string" office:string-value="0xff" calcext:value-type="string">
            <text:p>0xff</text:p>
          </table:table-cell>
          <table:table-cell table:formula="of:=COM.MICROSOFT.CONCAT(&quot;0x&quot;;TEXT([.C18];&quot;00&quot;))" office:value-type="string" office:string-value="0xff" calcext:value-type="string">
            <text:p>0xff</text:p>
          </table:table-cell>
          <table:table-cell table:formula="of:=COM.MICROSOFT.CONCAT(&quot;0x&quot;;TEXT([.D18];&quot;00&quot;))" office:value-type="string" office:string-value="0xff" calcext:value-type="string">
            <text:p>0xff</text:p>
          </table:table-cell>
          <table:table-cell table:formula="of:=COM.MICROSOFT.CONCAT(&quot;0x&quot;;TEXT([.E18];&quot;00&quot;))" office:value-type="string" office:string-value="0xff" calcext:value-type="string">
            <text:p>0xff</text:p>
          </table:table-cell>
          <table:table-cell table:formula="of:=COM.MICROSOFT.CONCAT(&quot;0x&quot;;TEXT([.F18];&quot;00&quot;))" office:value-type="string" office:string-value="0xff" calcext:value-type="string">
            <text:p>0xff</text:p>
          </table:table-cell>
          <table:table-cell table:formula="of:=COM.MICROSOFT.CONCAT(&quot;0x&quot;;TEXT([.G18];&quot;00&quot;))" office:value-type="string" office:string-value="0xff" calcext:value-type="string">
            <text:p>0xff</text:p>
          </table:table-cell>
          <table:table-cell table:formula="of:=COM.MICROSOFT.CONCAT(&quot;0x&quot;;TEXT([.H18];&quot;00&quot;))" office:value-type="string" office:string-value="0xff" calcext:value-type="string">
            <text:p>0xff</text:p>
          </table:table-cell>
          <table:table-cell table:formula="of:=COM.MICROSOFT.CONCAT(&quot;0x&quot;;TEXT([.I18];&quot;00&quot;))" office:value-type="string" office:string-value="0xff" calcext:value-type="string">
            <text:p>0xff</text:p>
          </table:table-cell>
          <table:table-cell table:formula="of:=COM.MICROSOFT.CONCAT(&quot;0x&quot;;TEXT([.J18];&quot;00&quot;))" office:value-type="string" office:string-value="0xff" calcext:value-type="string">
            <text:p>0xff</text:p>
          </table:table-cell>
          <table:table-cell table:formula="of:=COM.MICROSOFT.CONCAT(&quot;0x&quot;;TEXT([.K18];&quot;00&quot;))" office:value-type="string" office:string-value="0xff" calcext:value-type="string">
            <text:p>0xff</text:p>
          </table:table-cell>
          <table:table-cell table:formula="of:=COM.MICROSOFT.CONCAT(&quot;0x&quot;;TEXT([.L18];&quot;00&quot;))" office:value-type="string" office:string-value="0xff" calcext:value-type="string">
            <text:p>0xff</text:p>
          </table:table-cell>
          <table:table-cell table:formula="of:=COM.MICROSOFT.CONCAT(&quot;0x&quot;;TEXT([.M18];&quot;00&quot;))" office:value-type="string" office:string-value="0xff" calcext:value-type="string">
            <text:p>0xff</text:p>
          </table:table-cell>
          <table:table-cell table:formula="of:=COM.MICROSOFT.CONCAT(&quot;0x&quot;;TEXT([.N18];&quot;00&quot;))" office:value-type="string" office:string-value="0xff" calcext:value-type="string">
            <text:p>0xff</text:p>
          </table:table-cell>
          <table:table-cell table:formula="of:=COM.MICROSOFT.CONCAT(&quot;0x&quot;;TEXT([.O18];&quot;00&quot;))" office:value-type="string" office:string-value="0xff" calcext:value-type="string">
            <text:p>0xff</text:p>
          </table:table-cell>
          <table:table-cell table:formula="of:=COM.MICROSOFT.CONCAT(&quot;0x&quot;;TEXT([.P18];&quot;00&quot;))" office:value-type="string" office:string-value="0xff" calcext:value-type="string">
            <text:p>0xff</text:p>
          </table:table-cell>
          <table:table-cell table:formula="of:=COM.MICROSOFT.TEXTJOIN(&quot;,&quot;;1;[.A110:.P11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9];&quot;00&quot;))" office:value-type="string" office:string-value="0xff" calcext:value-type="string">
            <text:p>0xff</text:p>
          </table:table-cell>
          <table:table-cell table:formula="of:=COM.MICROSOFT.CONCAT(&quot;0x&quot;;TEXT([.B19];&quot;00&quot;))" office:value-type="string" office:string-value="0xff" calcext:value-type="string">
            <text:p>0xff</text:p>
          </table:table-cell>
          <table:table-cell table:formula="of:=COM.MICROSOFT.CONCAT(&quot;0x&quot;;TEXT([.C19];&quot;00&quot;))" office:value-type="string" office:string-value="0xff" calcext:value-type="string">
            <text:p>0xff</text:p>
          </table:table-cell>
          <table:table-cell table:formula="of:=COM.MICROSOFT.CONCAT(&quot;0x&quot;;TEXT([.D19];&quot;00&quot;))" office:value-type="string" office:string-value="0xff" calcext:value-type="string">
            <text:p>0xff</text:p>
          </table:table-cell>
          <table:table-cell table:formula="of:=COM.MICROSOFT.CONCAT(&quot;0x&quot;;TEXT([.E19];&quot;00&quot;))" office:value-type="string" office:string-value="0xff" calcext:value-type="string">
            <text:p>0xff</text:p>
          </table:table-cell>
          <table:table-cell table:formula="of:=COM.MICROSOFT.CONCAT(&quot;0x&quot;;TEXT([.F19];&quot;00&quot;))" office:value-type="string" office:string-value="0xff" calcext:value-type="string">
            <text:p>0xff</text:p>
          </table:table-cell>
          <table:table-cell table:formula="of:=COM.MICROSOFT.CONCAT(&quot;0x&quot;;TEXT([.G19];&quot;00&quot;))" office:value-type="string" office:string-value="0xff" calcext:value-type="string">
            <text:p>0xff</text:p>
          </table:table-cell>
          <table:table-cell table:formula="of:=COM.MICROSOFT.CONCAT(&quot;0x&quot;;TEXT([.H19];&quot;00&quot;))" office:value-type="string" office:string-value="0xff" calcext:value-type="string">
            <text:p>0xff</text:p>
          </table:table-cell>
          <table:table-cell table:formula="of:=COM.MICROSOFT.CONCAT(&quot;0x&quot;;TEXT([.I19];&quot;00&quot;))" office:value-type="string" office:string-value="0xff" calcext:value-type="string">
            <text:p>0xff</text:p>
          </table:table-cell>
          <table:table-cell table:formula="of:=COM.MICROSOFT.CONCAT(&quot;0x&quot;;TEXT([.J19];&quot;00&quot;))" office:value-type="string" office:string-value="0xff" calcext:value-type="string">
            <text:p>0xff</text:p>
          </table:table-cell>
          <table:table-cell table:formula="of:=COM.MICROSOFT.CONCAT(&quot;0x&quot;;TEXT([.K19];&quot;00&quot;))" office:value-type="string" office:string-value="0xff" calcext:value-type="string">
            <text:p>0xff</text:p>
          </table:table-cell>
          <table:table-cell table:formula="of:=COM.MICROSOFT.CONCAT(&quot;0x&quot;;TEXT([.L19];&quot;00&quot;))" office:value-type="string" office:string-value="0xff" calcext:value-type="string">
            <text:p>0xff</text:p>
          </table:table-cell>
          <table:table-cell table:formula="of:=COM.MICROSOFT.CONCAT(&quot;0x&quot;;TEXT([.M19];&quot;00&quot;))" office:value-type="string" office:string-value="0xff" calcext:value-type="string">
            <text:p>0xff</text:p>
          </table:table-cell>
          <table:table-cell table:formula="of:=COM.MICROSOFT.CONCAT(&quot;0x&quot;;TEXT([.N19];&quot;00&quot;))" office:value-type="string" office:string-value="0xff" calcext:value-type="string">
            <text:p>0xff</text:p>
          </table:table-cell>
          <table:table-cell table:formula="of:=COM.MICROSOFT.CONCAT(&quot;0x&quot;;TEXT([.O19];&quot;00&quot;))" office:value-type="string" office:string-value="0xff" calcext:value-type="string">
            <text:p>0xff</text:p>
          </table:table-cell>
          <table:table-cell table:formula="of:=COM.MICROSOFT.CONCAT(&quot;0x&quot;;TEXT([.P19];&quot;00&quot;))" office:value-type="string" office:string-value="0xff" calcext:value-type="string">
            <text:p>0xff</text:p>
          </table:table-cell>
          <table:table-cell table:formula="of:=COM.MICROSOFT.TEXTJOIN(&quot;,&quot;;1;[.A111:.P11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0];&quot;00&quot;))" office:value-type="string" office:string-value="0xff" calcext:value-type="string">
            <text:p>0xff</text:p>
          </table:table-cell>
          <table:table-cell table:formula="of:=COM.MICROSOFT.CONCAT(&quot;0x&quot;;TEXT([.B20];&quot;00&quot;))" office:value-type="string" office:string-value="0xff" calcext:value-type="string">
            <text:p>0xff</text:p>
          </table:table-cell>
          <table:table-cell table:formula="of:=COM.MICROSOFT.CONCAT(&quot;0x&quot;;TEXT([.C20];&quot;00&quot;))" office:value-type="string" office:string-value="0xff" calcext:value-type="string">
            <text:p>0xff</text:p>
          </table:table-cell>
          <table:table-cell table:formula="of:=COM.MICROSOFT.CONCAT(&quot;0x&quot;;TEXT([.D20];&quot;00&quot;))" office:value-type="string" office:string-value="0xff" calcext:value-type="string">
            <text:p>0xff</text:p>
          </table:table-cell>
          <table:table-cell table:formula="of:=COM.MICROSOFT.CONCAT(&quot;0x&quot;;TEXT([.E20];&quot;00&quot;))" office:value-type="string" office:string-value="0xff" calcext:value-type="string">
            <text:p>0xff</text:p>
          </table:table-cell>
          <table:table-cell table:formula="of:=COM.MICROSOFT.CONCAT(&quot;0x&quot;;TEXT([.F20];&quot;00&quot;))" office:value-type="string" office:string-value="0xff" calcext:value-type="string">
            <text:p>0xff</text:p>
          </table:table-cell>
          <table:table-cell table:formula="of:=COM.MICROSOFT.CONCAT(&quot;0x&quot;;TEXT([.G20];&quot;00&quot;))" office:value-type="string" office:string-value="0xff" calcext:value-type="string">
            <text:p>0xff</text:p>
          </table:table-cell>
          <table:table-cell table:formula="of:=COM.MICROSOFT.CONCAT(&quot;0x&quot;;TEXT([.H20];&quot;00&quot;))" office:value-type="string" office:string-value="0xff" calcext:value-type="string">
            <text:p>0xff</text:p>
          </table:table-cell>
          <table:table-cell table:formula="of:=COM.MICROSOFT.CONCAT(&quot;0x&quot;;TEXT([.I20];&quot;00&quot;))" office:value-type="string" office:string-value="0xff" calcext:value-type="string">
            <text:p>0xff</text:p>
          </table:table-cell>
          <table:table-cell table:formula="of:=COM.MICROSOFT.CONCAT(&quot;0x&quot;;TEXT([.J20];&quot;00&quot;))" office:value-type="string" office:string-value="0xff" calcext:value-type="string">
            <text:p>0xff</text:p>
          </table:table-cell>
          <table:table-cell table:formula="of:=COM.MICROSOFT.CONCAT(&quot;0x&quot;;TEXT([.K20];&quot;00&quot;))" office:value-type="string" office:string-value="0xff" calcext:value-type="string">
            <text:p>0xff</text:p>
          </table:table-cell>
          <table:table-cell table:formula="of:=COM.MICROSOFT.CONCAT(&quot;0x&quot;;TEXT([.L20];&quot;00&quot;))" office:value-type="string" office:string-value="0xff" calcext:value-type="string">
            <text:p>0xff</text:p>
          </table:table-cell>
          <table:table-cell table:formula="of:=COM.MICROSOFT.CONCAT(&quot;0x&quot;;TEXT([.M20];&quot;00&quot;))" office:value-type="string" office:string-value="0xff" calcext:value-type="string">
            <text:p>0xff</text:p>
          </table:table-cell>
          <table:table-cell table:formula="of:=COM.MICROSOFT.CONCAT(&quot;0x&quot;;TEXT([.N20];&quot;00&quot;))" office:value-type="string" office:string-value="0xff" calcext:value-type="string">
            <text:p>0xff</text:p>
          </table:table-cell>
          <table:table-cell table:formula="of:=COM.MICROSOFT.CONCAT(&quot;0x&quot;;TEXT([.O20];&quot;00&quot;))" office:value-type="string" office:string-value="0xff" calcext:value-type="string">
            <text:p>0xff</text:p>
          </table:table-cell>
          <table:table-cell table:formula="of:=COM.MICROSOFT.CONCAT(&quot;0x&quot;;TEXT([.P20];&quot;00&quot;))" office:value-type="string" office:string-value="0xff" calcext:value-type="string">
            <text:p>0xff</text:p>
          </table:table-cell>
          <table:table-cell table:formula="of:=COM.MICROSOFT.TEXTJOIN(&quot;,&quot;;1;[.A112:.P11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1];&quot;00&quot;))" office:value-type="string" office:string-value="0xff" calcext:value-type="string">
            <text:p>0xff</text:p>
          </table:table-cell>
          <table:table-cell table:formula="of:=COM.MICROSOFT.CONCAT(&quot;0x&quot;;TEXT([.B21];&quot;00&quot;))" office:value-type="string" office:string-value="0xff" calcext:value-type="string">
            <text:p>0xff</text:p>
          </table:table-cell>
          <table:table-cell table:formula="of:=COM.MICROSOFT.CONCAT(&quot;0x&quot;;TEXT([.C21];&quot;00&quot;))" office:value-type="string" office:string-value="0xff" calcext:value-type="string">
            <text:p>0xff</text:p>
          </table:table-cell>
          <table:table-cell table:formula="of:=COM.MICROSOFT.CONCAT(&quot;0x&quot;;TEXT([.D21];&quot;00&quot;))" office:value-type="string" office:string-value="0xff" calcext:value-type="string">
            <text:p>0xff</text:p>
          </table:table-cell>
          <table:table-cell table:formula="of:=COM.MICROSOFT.CONCAT(&quot;0x&quot;;TEXT([.E21];&quot;00&quot;))" office:value-type="string" office:string-value="0xff" calcext:value-type="string">
            <text:p>0xff</text:p>
          </table:table-cell>
          <table:table-cell table:formula="of:=COM.MICROSOFT.CONCAT(&quot;0x&quot;;TEXT([.F21];&quot;00&quot;))" office:value-type="string" office:string-value="0xff" calcext:value-type="string">
            <text:p>0xff</text:p>
          </table:table-cell>
          <table:table-cell table:formula="of:=COM.MICROSOFT.CONCAT(&quot;0x&quot;;TEXT([.G21];&quot;00&quot;))" office:value-type="string" office:string-value="0xff" calcext:value-type="string">
            <text:p>0xff</text:p>
          </table:table-cell>
          <table:table-cell table:formula="of:=COM.MICROSOFT.CONCAT(&quot;0x&quot;;TEXT([.H21];&quot;00&quot;))" office:value-type="string" office:string-value="0xff" calcext:value-type="string">
            <text:p>0xff</text:p>
          </table:table-cell>
          <table:table-cell table:formula="of:=COM.MICROSOFT.CONCAT(&quot;0x&quot;;TEXT([.I21];&quot;00&quot;))" office:value-type="string" office:string-value="0xff" calcext:value-type="string">
            <text:p>0xff</text:p>
          </table:table-cell>
          <table:table-cell table:formula="of:=COM.MICROSOFT.CONCAT(&quot;0x&quot;;TEXT([.J21];&quot;00&quot;))" office:value-type="string" office:string-value="0xff" calcext:value-type="string">
            <text:p>0xff</text:p>
          </table:table-cell>
          <table:table-cell table:formula="of:=COM.MICROSOFT.CONCAT(&quot;0x&quot;;TEXT([.K21];&quot;00&quot;))" office:value-type="string" office:string-value="0xff" calcext:value-type="string">
            <text:p>0xff</text:p>
          </table:table-cell>
          <table:table-cell table:formula="of:=COM.MICROSOFT.CONCAT(&quot;0x&quot;;TEXT([.L21];&quot;00&quot;))" office:value-type="string" office:string-value="0xff" calcext:value-type="string">
            <text:p>0xff</text:p>
          </table:table-cell>
          <table:table-cell table:formula="of:=COM.MICROSOFT.CONCAT(&quot;0x&quot;;TEXT([.M21];&quot;00&quot;))" office:value-type="string" office:string-value="0xff" calcext:value-type="string">
            <text:p>0xff</text:p>
          </table:table-cell>
          <table:table-cell table:formula="of:=COM.MICROSOFT.CONCAT(&quot;0x&quot;;TEXT([.N21];&quot;00&quot;))" office:value-type="string" office:string-value="0xff" calcext:value-type="string">
            <text:p>0xff</text:p>
          </table:table-cell>
          <table:table-cell table:formula="of:=COM.MICROSOFT.CONCAT(&quot;0x&quot;;TEXT([.O21];&quot;00&quot;))" office:value-type="string" office:string-value="0xff" calcext:value-type="string">
            <text:p>0xff</text:p>
          </table:table-cell>
          <table:table-cell table:formula="of:=COM.MICROSOFT.CONCAT(&quot;0x&quot;;TEXT([.P21];&quot;00&quot;))" office:value-type="string" office:string-value="0xff" calcext:value-type="string">
            <text:p>0xff</text:p>
          </table:table-cell>
          <table:table-cell table:formula="of:=COM.MICROSOFT.TEXTJOIN(&quot;,&quot;;1;[.A113:.P11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2];&quot;00&quot;))" office:value-type="string" office:string-value="0xff" calcext:value-type="string">
            <text:p>0xff</text:p>
          </table:table-cell>
          <table:table-cell table:formula="of:=COM.MICROSOFT.CONCAT(&quot;0x&quot;;TEXT([.B22];&quot;00&quot;))" office:value-type="string" office:string-value="0xff" calcext:value-type="string">
            <text:p>0xff</text:p>
          </table:table-cell>
          <table:table-cell table:formula="of:=COM.MICROSOFT.CONCAT(&quot;0x&quot;;TEXT([.C22];&quot;00&quot;))" office:value-type="string" office:string-value="0xff" calcext:value-type="string">
            <text:p>0xff</text:p>
          </table:table-cell>
          <table:table-cell table:formula="of:=COM.MICROSOFT.CONCAT(&quot;0x&quot;;TEXT([.D22];&quot;00&quot;))" office:value-type="string" office:string-value="0xff" calcext:value-type="string">
            <text:p>0xff</text:p>
          </table:table-cell>
          <table:table-cell table:formula="of:=COM.MICROSOFT.CONCAT(&quot;0x&quot;;TEXT([.E22];&quot;00&quot;))" office:value-type="string" office:string-value="0xff" calcext:value-type="string">
            <text:p>0xff</text:p>
          </table:table-cell>
          <table:table-cell table:formula="of:=COM.MICROSOFT.CONCAT(&quot;0x&quot;;TEXT([.F22];&quot;00&quot;))" office:value-type="string" office:string-value="0xff" calcext:value-type="string">
            <text:p>0xff</text:p>
          </table:table-cell>
          <table:table-cell table:formula="of:=COM.MICROSOFT.CONCAT(&quot;0x&quot;;TEXT([.G22];&quot;00&quot;))" office:value-type="string" office:string-value="0xff" calcext:value-type="string">
            <text:p>0xff</text:p>
          </table:table-cell>
          <table:table-cell table:formula="of:=COM.MICROSOFT.CONCAT(&quot;0x&quot;;TEXT([.H22];&quot;00&quot;))" office:value-type="string" office:string-value="0xff" calcext:value-type="string">
            <text:p>0xff</text:p>
          </table:table-cell>
          <table:table-cell table:formula="of:=COM.MICROSOFT.CONCAT(&quot;0x&quot;;TEXT([.I22];&quot;00&quot;))" office:value-type="string" office:string-value="0xff" calcext:value-type="string">
            <text:p>0xff</text:p>
          </table:table-cell>
          <table:table-cell table:formula="of:=COM.MICROSOFT.CONCAT(&quot;0x&quot;;TEXT([.J22];&quot;00&quot;))" office:value-type="string" office:string-value="0xff" calcext:value-type="string">
            <text:p>0xff</text:p>
          </table:table-cell>
          <table:table-cell table:formula="of:=COM.MICROSOFT.CONCAT(&quot;0x&quot;;TEXT([.K22];&quot;00&quot;))" office:value-type="string" office:string-value="0xff" calcext:value-type="string">
            <text:p>0xff</text:p>
          </table:table-cell>
          <table:table-cell table:formula="of:=COM.MICROSOFT.CONCAT(&quot;0x&quot;;TEXT([.L22];&quot;00&quot;))" office:value-type="string" office:string-value="0xff" calcext:value-type="string">
            <text:p>0xff</text:p>
          </table:table-cell>
          <table:table-cell table:formula="of:=COM.MICROSOFT.CONCAT(&quot;0x&quot;;TEXT([.M22];&quot;00&quot;))" office:value-type="string" office:string-value="0xff" calcext:value-type="string">
            <text:p>0xff</text:p>
          </table:table-cell>
          <table:table-cell table:formula="of:=COM.MICROSOFT.CONCAT(&quot;0x&quot;;TEXT([.N22];&quot;00&quot;))" office:value-type="string" office:string-value="0xff" calcext:value-type="string">
            <text:p>0xff</text:p>
          </table:table-cell>
          <table:table-cell table:formula="of:=COM.MICROSOFT.CONCAT(&quot;0x&quot;;TEXT([.O22];&quot;00&quot;))" office:value-type="string" office:string-value="0xff" calcext:value-type="string">
            <text:p>0xff</text:p>
          </table:table-cell>
          <table:table-cell table:formula="of:=COM.MICROSOFT.CONCAT(&quot;0x&quot;;TEXT([.P22];&quot;00&quot;))" office:value-type="string" office:string-value="0xff" calcext:value-type="string">
            <text:p>0xff</text:p>
          </table:table-cell>
          <table:table-cell table:formula="of:=COM.MICROSOFT.TEXTJOIN(&quot;,&quot;;1;[.A114:.P11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3];&quot;00&quot;))" office:value-type="string" office:string-value="0xff" calcext:value-type="string">
            <text:p>0xff</text:p>
          </table:table-cell>
          <table:table-cell table:formula="of:=COM.MICROSOFT.CONCAT(&quot;0x&quot;;TEXT([.B23];&quot;00&quot;))" office:value-type="string" office:string-value="0xff" calcext:value-type="string">
            <text:p>0xff</text:p>
          </table:table-cell>
          <table:table-cell table:formula="of:=COM.MICROSOFT.CONCAT(&quot;0x&quot;;TEXT([.C23];&quot;00&quot;))" office:value-type="string" office:string-value="0xff" calcext:value-type="string">
            <text:p>0xff</text:p>
          </table:table-cell>
          <table:table-cell table:formula="of:=COM.MICROSOFT.CONCAT(&quot;0x&quot;;TEXT([.D23];&quot;00&quot;))" office:value-type="string" office:string-value="0xff" calcext:value-type="string">
            <text:p>0xff</text:p>
          </table:table-cell>
          <table:table-cell table:formula="of:=COM.MICROSOFT.CONCAT(&quot;0x&quot;;TEXT([.E23];&quot;00&quot;))" office:value-type="string" office:string-value="0xff" calcext:value-type="string">
            <text:p>0xff</text:p>
          </table:table-cell>
          <table:table-cell table:formula="of:=COM.MICROSOFT.CONCAT(&quot;0x&quot;;TEXT([.F23];&quot;00&quot;))" office:value-type="string" office:string-value="0xff" calcext:value-type="string">
            <text:p>0xff</text:p>
          </table:table-cell>
          <table:table-cell table:formula="of:=COM.MICROSOFT.CONCAT(&quot;0x&quot;;TEXT([.G23];&quot;00&quot;))" office:value-type="string" office:string-value="0xff" calcext:value-type="string">
            <text:p>0xff</text:p>
          </table:table-cell>
          <table:table-cell table:formula="of:=COM.MICROSOFT.CONCAT(&quot;0x&quot;;TEXT([.H23];&quot;00&quot;))" office:value-type="string" office:string-value="0xff" calcext:value-type="string">
            <text:p>0xff</text:p>
          </table:table-cell>
          <table:table-cell table:formula="of:=COM.MICROSOFT.CONCAT(&quot;0x&quot;;TEXT([.I23];&quot;00&quot;))" office:value-type="string" office:string-value="0xff" calcext:value-type="string">
            <text:p>0xff</text:p>
          </table:table-cell>
          <table:table-cell table:formula="of:=COM.MICROSOFT.CONCAT(&quot;0x&quot;;TEXT([.J23];&quot;00&quot;))" office:value-type="string" office:string-value="0xff" calcext:value-type="string">
            <text:p>0xff</text:p>
          </table:table-cell>
          <table:table-cell table:formula="of:=COM.MICROSOFT.CONCAT(&quot;0x&quot;;TEXT([.K23];&quot;00&quot;))" office:value-type="string" office:string-value="0xff" calcext:value-type="string">
            <text:p>0xff</text:p>
          </table:table-cell>
          <table:table-cell table:formula="of:=COM.MICROSOFT.CONCAT(&quot;0x&quot;;TEXT([.L23];&quot;00&quot;))" office:value-type="string" office:string-value="0xff" calcext:value-type="string">
            <text:p>0xff</text:p>
          </table:table-cell>
          <table:table-cell table:formula="of:=COM.MICROSOFT.CONCAT(&quot;0x&quot;;TEXT([.M23];&quot;00&quot;))" office:value-type="string" office:string-value="0xff" calcext:value-type="string">
            <text:p>0xff</text:p>
          </table:table-cell>
          <table:table-cell table:formula="of:=COM.MICROSOFT.CONCAT(&quot;0x&quot;;TEXT([.N23];&quot;00&quot;))" office:value-type="string" office:string-value="0xff" calcext:value-type="string">
            <text:p>0xff</text:p>
          </table:table-cell>
          <table:table-cell table:formula="of:=COM.MICROSOFT.CONCAT(&quot;0x&quot;;TEXT([.O23];&quot;00&quot;))" office:value-type="string" office:string-value="0xff" calcext:value-type="string">
            <text:p>0xff</text:p>
          </table:table-cell>
          <table:table-cell table:formula="of:=COM.MICROSOFT.CONCAT(&quot;0x&quot;;TEXT([.P23];&quot;00&quot;))" office:value-type="string" office:string-value="0xff" calcext:value-type="string">
            <text:p>0xff</text:p>
          </table:table-cell>
          <table:table-cell table:formula="of:=COM.MICROSOFT.TEXTJOIN(&quot;,&quot;;1;[.A115:.P11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4];&quot;00&quot;))" office:value-type="string" office:string-value="0xff" calcext:value-type="string">
            <text:p>0xff</text:p>
          </table:table-cell>
          <table:table-cell table:formula="of:=COM.MICROSOFT.CONCAT(&quot;0x&quot;;TEXT([.B24];&quot;00&quot;))" office:value-type="string" office:string-value="0xff" calcext:value-type="string">
            <text:p>0xff</text:p>
          </table:table-cell>
          <table:table-cell table:formula="of:=COM.MICROSOFT.CONCAT(&quot;0x&quot;;TEXT([.C24];&quot;00&quot;))" office:value-type="string" office:string-value="0xff" calcext:value-type="string">
            <text:p>0xff</text:p>
          </table:table-cell>
          <table:table-cell table:formula="of:=COM.MICROSOFT.CONCAT(&quot;0x&quot;;TEXT([.D24];&quot;00&quot;))" office:value-type="string" office:string-value="0xff" calcext:value-type="string">
            <text:p>0xff</text:p>
          </table:table-cell>
          <table:table-cell table:formula="of:=COM.MICROSOFT.CONCAT(&quot;0x&quot;;TEXT([.E24];&quot;00&quot;))" office:value-type="string" office:string-value="0xff" calcext:value-type="string">
            <text:p>0xff</text:p>
          </table:table-cell>
          <table:table-cell table:formula="of:=COM.MICROSOFT.CONCAT(&quot;0x&quot;;TEXT([.F24];&quot;00&quot;))" office:value-type="string" office:string-value="0xff" calcext:value-type="string">
            <text:p>0xff</text:p>
          </table:table-cell>
          <table:table-cell table:formula="of:=COM.MICROSOFT.CONCAT(&quot;0x&quot;;TEXT([.G24];&quot;00&quot;))" office:value-type="string" office:string-value="0xff" calcext:value-type="string">
            <text:p>0xff</text:p>
          </table:table-cell>
          <table:table-cell table:formula="of:=COM.MICROSOFT.CONCAT(&quot;0x&quot;;TEXT([.H24];&quot;00&quot;))" office:value-type="string" office:string-value="0xff" calcext:value-type="string">
            <text:p>0xff</text:p>
          </table:table-cell>
          <table:table-cell table:formula="of:=COM.MICROSOFT.CONCAT(&quot;0x&quot;;TEXT([.I24];&quot;00&quot;))" office:value-type="string" office:string-value="0xff" calcext:value-type="string">
            <text:p>0xff</text:p>
          </table:table-cell>
          <table:table-cell table:formula="of:=COM.MICROSOFT.CONCAT(&quot;0x&quot;;TEXT([.J24];&quot;00&quot;))" office:value-type="string" office:string-value="0xff" calcext:value-type="string">
            <text:p>0xff</text:p>
          </table:table-cell>
          <table:table-cell table:formula="of:=COM.MICROSOFT.CONCAT(&quot;0x&quot;;TEXT([.K24];&quot;00&quot;))" office:value-type="string" office:string-value="0xff" calcext:value-type="string">
            <text:p>0xff</text:p>
          </table:table-cell>
          <table:table-cell table:formula="of:=COM.MICROSOFT.CONCAT(&quot;0x&quot;;TEXT([.L24];&quot;00&quot;))" office:value-type="string" office:string-value="0xff" calcext:value-type="string">
            <text:p>0xff</text:p>
          </table:table-cell>
          <table:table-cell table:formula="of:=COM.MICROSOFT.CONCAT(&quot;0x&quot;;TEXT([.M24];&quot;00&quot;))" office:value-type="string" office:string-value="0xff" calcext:value-type="string">
            <text:p>0xff</text:p>
          </table:table-cell>
          <table:table-cell table:formula="of:=COM.MICROSOFT.CONCAT(&quot;0x&quot;;TEXT([.N24];&quot;00&quot;))" office:value-type="string" office:string-value="0xff" calcext:value-type="string">
            <text:p>0xff</text:p>
          </table:table-cell>
          <table:table-cell table:formula="of:=COM.MICROSOFT.CONCAT(&quot;0x&quot;;TEXT([.O24];&quot;00&quot;))" office:value-type="string" office:string-value="0xff" calcext:value-type="string">
            <text:p>0xff</text:p>
          </table:table-cell>
          <table:table-cell table:formula="of:=COM.MICROSOFT.CONCAT(&quot;0x&quot;;TEXT([.P24];&quot;00&quot;))" office:value-type="string" office:string-value="0xff" calcext:value-type="string">
            <text:p>0xff</text:p>
          </table:table-cell>
          <table:table-cell table:formula="of:=COM.MICROSOFT.TEXTJOIN(&quot;,&quot;;1;[.A116:.P11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5];&quot;00&quot;))" office:value-type="string" office:string-value="0xff" calcext:value-type="string">
            <text:p>0xff</text:p>
          </table:table-cell>
          <table:table-cell table:formula="of:=COM.MICROSOFT.CONCAT(&quot;0x&quot;;TEXT([.B25];&quot;00&quot;))" office:value-type="string" office:string-value="0xff" calcext:value-type="string">
            <text:p>0xff</text:p>
          </table:table-cell>
          <table:table-cell table:formula="of:=COM.MICROSOFT.CONCAT(&quot;0x&quot;;TEXT([.C25];&quot;00&quot;))" office:value-type="string" office:string-value="0xff" calcext:value-type="string">
            <text:p>0xff</text:p>
          </table:table-cell>
          <table:table-cell table:formula="of:=COM.MICROSOFT.CONCAT(&quot;0x&quot;;TEXT([.D25];&quot;00&quot;))" office:value-type="string" office:string-value="0xff" calcext:value-type="string">
            <text:p>0xff</text:p>
          </table:table-cell>
          <table:table-cell table:formula="of:=COM.MICROSOFT.CONCAT(&quot;0x&quot;;TEXT([.E25];&quot;00&quot;))" office:value-type="string" office:string-value="0xff" calcext:value-type="string">
            <text:p>0xff</text:p>
          </table:table-cell>
          <table:table-cell table:formula="of:=COM.MICROSOFT.CONCAT(&quot;0x&quot;;TEXT([.F25];&quot;00&quot;))" office:value-type="string" office:string-value="0xff" calcext:value-type="string">
            <text:p>0xff</text:p>
          </table:table-cell>
          <table:table-cell table:formula="of:=COM.MICROSOFT.CONCAT(&quot;0x&quot;;TEXT([.G25];&quot;00&quot;))" office:value-type="string" office:string-value="0xff" calcext:value-type="string">
            <text:p>0xff</text:p>
          </table:table-cell>
          <table:table-cell table:formula="of:=COM.MICROSOFT.CONCAT(&quot;0x&quot;;TEXT([.H25];&quot;00&quot;))" office:value-type="string" office:string-value="0xff" calcext:value-type="string">
            <text:p>0xff</text:p>
          </table:table-cell>
          <table:table-cell table:formula="of:=COM.MICROSOFT.CONCAT(&quot;0x&quot;;TEXT([.I25];&quot;00&quot;))" office:value-type="string" office:string-value="0xff" calcext:value-type="string">
            <text:p>0xff</text:p>
          </table:table-cell>
          <table:table-cell table:formula="of:=COM.MICROSOFT.CONCAT(&quot;0x&quot;;TEXT([.J25];&quot;00&quot;))" office:value-type="string" office:string-value="0xff" calcext:value-type="string">
            <text:p>0xff</text:p>
          </table:table-cell>
          <table:table-cell table:formula="of:=COM.MICROSOFT.CONCAT(&quot;0x&quot;;TEXT([.K25];&quot;00&quot;))" office:value-type="string" office:string-value="0xff" calcext:value-type="string">
            <text:p>0xff</text:p>
          </table:table-cell>
          <table:table-cell table:formula="of:=COM.MICROSOFT.CONCAT(&quot;0x&quot;;TEXT([.L25];&quot;00&quot;))" office:value-type="string" office:string-value="0xff" calcext:value-type="string">
            <text:p>0xff</text:p>
          </table:table-cell>
          <table:table-cell table:formula="of:=COM.MICROSOFT.CONCAT(&quot;0x&quot;;TEXT([.M25];&quot;00&quot;))" office:value-type="string" office:string-value="0xff" calcext:value-type="string">
            <text:p>0xff</text:p>
          </table:table-cell>
          <table:table-cell table:formula="of:=COM.MICROSOFT.CONCAT(&quot;0x&quot;;TEXT([.N25];&quot;00&quot;))" office:value-type="string" office:string-value="0xff" calcext:value-type="string">
            <text:p>0xff</text:p>
          </table:table-cell>
          <table:table-cell table:formula="of:=COM.MICROSOFT.CONCAT(&quot;0x&quot;;TEXT([.O25];&quot;00&quot;))" office:value-type="string" office:string-value="0xff" calcext:value-type="string">
            <text:p>0xff</text:p>
          </table:table-cell>
          <table:table-cell table:formula="of:=COM.MICROSOFT.CONCAT(&quot;0x&quot;;TEXT([.P25];&quot;00&quot;))" office:value-type="string" office:string-value="0xff" calcext:value-type="string">
            <text:p>0xff</text:p>
          </table:table-cell>
          <table:table-cell table:formula="of:=COM.MICROSOFT.TEXTJOIN(&quot;,&quot;;1;[.A117:.P11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6];&quot;00&quot;))" office:value-type="string" office:string-value="0xff" calcext:value-type="string">
            <text:p>0xff</text:p>
          </table:table-cell>
          <table:table-cell table:formula="of:=COM.MICROSOFT.CONCAT(&quot;0x&quot;;TEXT([.B26];&quot;00&quot;))" office:value-type="string" office:string-value="0xff" calcext:value-type="string">
            <text:p>0xff</text:p>
          </table:table-cell>
          <table:table-cell table:formula="of:=COM.MICROSOFT.CONCAT(&quot;0x&quot;;TEXT([.C26];&quot;00&quot;))" office:value-type="string" office:string-value="0xff" calcext:value-type="string">
            <text:p>0xff</text:p>
          </table:table-cell>
          <table:table-cell table:formula="of:=COM.MICROSOFT.CONCAT(&quot;0x&quot;;TEXT([.D26];&quot;00&quot;))" office:value-type="string" office:string-value="0xff" calcext:value-type="string">
            <text:p>0xff</text:p>
          </table:table-cell>
          <table:table-cell table:formula="of:=COM.MICROSOFT.CONCAT(&quot;0x&quot;;TEXT([.E26];&quot;00&quot;))" office:value-type="string" office:string-value="0xff" calcext:value-type="string">
            <text:p>0xff</text:p>
          </table:table-cell>
          <table:table-cell table:formula="of:=COM.MICROSOFT.CONCAT(&quot;0x&quot;;TEXT([.F26];&quot;00&quot;))" office:value-type="string" office:string-value="0xff" calcext:value-type="string">
            <text:p>0xff</text:p>
          </table:table-cell>
          <table:table-cell table:formula="of:=COM.MICROSOFT.CONCAT(&quot;0x&quot;;TEXT([.G26];&quot;00&quot;))" office:value-type="string" office:string-value="0xff" calcext:value-type="string">
            <text:p>0xff</text:p>
          </table:table-cell>
          <table:table-cell table:formula="of:=COM.MICROSOFT.CONCAT(&quot;0x&quot;;TEXT([.H26];&quot;00&quot;))" office:value-type="string" office:string-value="0xff" calcext:value-type="string">
            <text:p>0xff</text:p>
          </table:table-cell>
          <table:table-cell table:formula="of:=COM.MICROSOFT.CONCAT(&quot;0x&quot;;TEXT([.I26];&quot;00&quot;))" office:value-type="string" office:string-value="0xff" calcext:value-type="string">
            <text:p>0xff</text:p>
          </table:table-cell>
          <table:table-cell table:formula="of:=COM.MICROSOFT.CONCAT(&quot;0x&quot;;TEXT([.J26];&quot;00&quot;))" office:value-type="string" office:string-value="0xff" calcext:value-type="string">
            <text:p>0xff</text:p>
          </table:table-cell>
          <table:table-cell table:formula="of:=COM.MICROSOFT.CONCAT(&quot;0x&quot;;TEXT([.K26];&quot;00&quot;))" office:value-type="string" office:string-value="0xff" calcext:value-type="string">
            <text:p>0xff</text:p>
          </table:table-cell>
          <table:table-cell table:formula="of:=COM.MICROSOFT.CONCAT(&quot;0x&quot;;TEXT([.L26];&quot;00&quot;))" office:value-type="string" office:string-value="0xff" calcext:value-type="string">
            <text:p>0xff</text:p>
          </table:table-cell>
          <table:table-cell table:formula="of:=COM.MICROSOFT.CONCAT(&quot;0x&quot;;TEXT([.M26];&quot;00&quot;))" office:value-type="string" office:string-value="0xff" calcext:value-type="string">
            <text:p>0xff</text:p>
          </table:table-cell>
          <table:table-cell table:formula="of:=COM.MICROSOFT.CONCAT(&quot;0x&quot;;TEXT([.N26];&quot;00&quot;))" office:value-type="string" office:string-value="0xff" calcext:value-type="string">
            <text:p>0xff</text:p>
          </table:table-cell>
          <table:table-cell table:formula="of:=COM.MICROSOFT.CONCAT(&quot;0x&quot;;TEXT([.O26];&quot;00&quot;))" office:value-type="string" office:string-value="0xff" calcext:value-type="string">
            <text:p>0xff</text:p>
          </table:table-cell>
          <table:table-cell table:formula="of:=COM.MICROSOFT.CONCAT(&quot;0x&quot;;TEXT([.P26];&quot;00&quot;))" office:value-type="string" office:string-value="0xff" calcext:value-type="string">
            <text:p>0xff</text:p>
          </table:table-cell>
          <table:table-cell table:formula="of:=COM.MICROSOFT.TEXTJOIN(&quot;,&quot;;1;[.A118:.P11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7];&quot;00&quot;))" office:value-type="string" office:string-value="0xff" calcext:value-type="string">
            <text:p>0xff</text:p>
          </table:table-cell>
          <table:table-cell table:formula="of:=COM.MICROSOFT.CONCAT(&quot;0x&quot;;TEXT([.B27];&quot;00&quot;))" office:value-type="string" office:string-value="0xff" calcext:value-type="string">
            <text:p>0xff</text:p>
          </table:table-cell>
          <table:table-cell table:formula="of:=COM.MICROSOFT.CONCAT(&quot;0x&quot;;TEXT([.C27];&quot;00&quot;))" office:value-type="string" office:string-value="0xff" calcext:value-type="string">
            <text:p>0xff</text:p>
          </table:table-cell>
          <table:table-cell table:formula="of:=COM.MICROSOFT.CONCAT(&quot;0x&quot;;TEXT([.D27];&quot;00&quot;))" office:value-type="string" office:string-value="0xff" calcext:value-type="string">
            <text:p>0xff</text:p>
          </table:table-cell>
          <table:table-cell table:formula="of:=COM.MICROSOFT.CONCAT(&quot;0x&quot;;TEXT([.E27];&quot;00&quot;))" office:value-type="string" office:string-value="0xff" calcext:value-type="string">
            <text:p>0xff</text:p>
          </table:table-cell>
          <table:table-cell table:formula="of:=COM.MICROSOFT.CONCAT(&quot;0x&quot;;TEXT([.F27];&quot;00&quot;))" office:value-type="string" office:string-value="0xff" calcext:value-type="string">
            <text:p>0xff</text:p>
          </table:table-cell>
          <table:table-cell table:formula="of:=COM.MICROSOFT.CONCAT(&quot;0x&quot;;TEXT([.G27];&quot;00&quot;))" office:value-type="string" office:string-value="0xff" calcext:value-type="string">
            <text:p>0xff</text:p>
          </table:table-cell>
          <table:table-cell table:formula="of:=COM.MICROSOFT.CONCAT(&quot;0x&quot;;TEXT([.H27];&quot;00&quot;))" office:value-type="string" office:string-value="0xff" calcext:value-type="string">
            <text:p>0xff</text:p>
          </table:table-cell>
          <table:table-cell table:formula="of:=COM.MICROSOFT.CONCAT(&quot;0x&quot;;TEXT([.I27];&quot;00&quot;))" office:value-type="string" office:string-value="0xff" calcext:value-type="string">
            <text:p>0xff</text:p>
          </table:table-cell>
          <table:table-cell table:formula="of:=COM.MICROSOFT.CONCAT(&quot;0x&quot;;TEXT([.J27];&quot;00&quot;))" office:value-type="string" office:string-value="0xff" calcext:value-type="string">
            <text:p>0xff</text:p>
          </table:table-cell>
          <table:table-cell table:formula="of:=COM.MICROSOFT.CONCAT(&quot;0x&quot;;TEXT([.K27];&quot;00&quot;))" office:value-type="string" office:string-value="0xff" calcext:value-type="string">
            <text:p>0xff</text:p>
          </table:table-cell>
          <table:table-cell table:formula="of:=COM.MICROSOFT.CONCAT(&quot;0x&quot;;TEXT([.L27];&quot;00&quot;))" office:value-type="string" office:string-value="0xff" calcext:value-type="string">
            <text:p>0xff</text:p>
          </table:table-cell>
          <table:table-cell table:formula="of:=COM.MICROSOFT.CONCAT(&quot;0x&quot;;TEXT([.M27];&quot;00&quot;))" office:value-type="string" office:string-value="0xff" calcext:value-type="string">
            <text:p>0xff</text:p>
          </table:table-cell>
          <table:table-cell table:formula="of:=COM.MICROSOFT.CONCAT(&quot;0x&quot;;TEXT([.N27];&quot;00&quot;))" office:value-type="string" office:string-value="0xff" calcext:value-type="string">
            <text:p>0xff</text:p>
          </table:table-cell>
          <table:table-cell table:formula="of:=COM.MICROSOFT.CONCAT(&quot;0x&quot;;TEXT([.O27];&quot;00&quot;))" office:value-type="string" office:string-value="0xff" calcext:value-type="string">
            <text:p>0xff</text:p>
          </table:table-cell>
          <table:table-cell table:formula="of:=COM.MICROSOFT.CONCAT(&quot;0x&quot;;TEXT([.P27];&quot;00&quot;))" office:value-type="string" office:string-value="0xff" calcext:value-type="string">
            <text:p>0xff</text:p>
          </table:table-cell>
          <table:table-cell table:formula="of:=COM.MICROSOFT.TEXTJOIN(&quot;,&quot;;1;[.A119:.P11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8];&quot;00&quot;))" office:value-type="string" office:string-value="0xff" calcext:value-type="string">
            <text:p>0xff</text:p>
          </table:table-cell>
          <table:table-cell table:formula="of:=COM.MICROSOFT.CONCAT(&quot;0x&quot;;TEXT([.B28];&quot;00&quot;))" office:value-type="string" office:string-value="0xff" calcext:value-type="string">
            <text:p>0xff</text:p>
          </table:table-cell>
          <table:table-cell table:formula="of:=COM.MICROSOFT.CONCAT(&quot;0x&quot;;TEXT([.C28];&quot;00&quot;))" office:value-type="string" office:string-value="0xff" calcext:value-type="string">
            <text:p>0xff</text:p>
          </table:table-cell>
          <table:table-cell table:formula="of:=COM.MICROSOFT.CONCAT(&quot;0x&quot;;TEXT([.D28];&quot;00&quot;))" office:value-type="string" office:string-value="0xff" calcext:value-type="string">
            <text:p>0xff</text:p>
          </table:table-cell>
          <table:table-cell table:formula="of:=COM.MICROSOFT.CONCAT(&quot;0x&quot;;TEXT([.E28];&quot;00&quot;))" office:value-type="string" office:string-value="0xff" calcext:value-type="string">
            <text:p>0xff</text:p>
          </table:table-cell>
          <table:table-cell table:formula="of:=COM.MICROSOFT.CONCAT(&quot;0x&quot;;TEXT([.F28];&quot;00&quot;))" office:value-type="string" office:string-value="0xff" calcext:value-type="string">
            <text:p>0xff</text:p>
          </table:table-cell>
          <table:table-cell table:formula="of:=COM.MICROSOFT.CONCAT(&quot;0x&quot;;TEXT([.G28];&quot;00&quot;))" office:value-type="string" office:string-value="0xff" calcext:value-type="string">
            <text:p>0xff</text:p>
          </table:table-cell>
          <table:table-cell table:formula="of:=COM.MICROSOFT.CONCAT(&quot;0x&quot;;TEXT([.H28];&quot;00&quot;))" office:value-type="string" office:string-value="0xff" calcext:value-type="string">
            <text:p>0xff</text:p>
          </table:table-cell>
          <table:table-cell table:formula="of:=COM.MICROSOFT.CONCAT(&quot;0x&quot;;TEXT([.I28];&quot;00&quot;))" office:value-type="string" office:string-value="0xff" calcext:value-type="string">
            <text:p>0xff</text:p>
          </table:table-cell>
          <table:table-cell table:formula="of:=COM.MICROSOFT.CONCAT(&quot;0x&quot;;TEXT([.J28];&quot;00&quot;))" office:value-type="string" office:string-value="0xff" calcext:value-type="string">
            <text:p>0xff</text:p>
          </table:table-cell>
          <table:table-cell table:formula="of:=COM.MICROSOFT.CONCAT(&quot;0x&quot;;TEXT([.K28];&quot;00&quot;))" office:value-type="string" office:string-value="0xff" calcext:value-type="string">
            <text:p>0xff</text:p>
          </table:table-cell>
          <table:table-cell table:formula="of:=COM.MICROSOFT.CONCAT(&quot;0x&quot;;TEXT([.L28];&quot;00&quot;))" office:value-type="string" office:string-value="0xff" calcext:value-type="string">
            <text:p>0xff</text:p>
          </table:table-cell>
          <table:table-cell table:formula="of:=COM.MICROSOFT.CONCAT(&quot;0x&quot;;TEXT([.M28];&quot;00&quot;))" office:value-type="string" office:string-value="0xff" calcext:value-type="string">
            <text:p>0xff</text:p>
          </table:table-cell>
          <table:table-cell table:formula="of:=COM.MICROSOFT.CONCAT(&quot;0x&quot;;TEXT([.N28];&quot;00&quot;))" office:value-type="string" office:string-value="0xff" calcext:value-type="string">
            <text:p>0xff</text:p>
          </table:table-cell>
          <table:table-cell table:formula="of:=COM.MICROSOFT.CONCAT(&quot;0x&quot;;TEXT([.O28];&quot;00&quot;))" office:value-type="string" office:string-value="0xff" calcext:value-type="string">
            <text:p>0xff</text:p>
          </table:table-cell>
          <table:table-cell table:formula="of:=COM.MICROSOFT.CONCAT(&quot;0x&quot;;TEXT([.P28];&quot;00&quot;))" office:value-type="string" office:string-value="0xff" calcext:value-type="string">
            <text:p>0xff</text:p>
          </table:table-cell>
          <table:table-cell table:formula="of:=COM.MICROSOFT.TEXTJOIN(&quot;,&quot;;1;[.A120:.P12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9];&quot;00&quot;))" office:value-type="string" office:string-value="0xff" calcext:value-type="string">
            <text:p>0xff</text:p>
          </table:table-cell>
          <table:table-cell table:formula="of:=COM.MICROSOFT.CONCAT(&quot;0x&quot;;TEXT([.B29];&quot;00&quot;))" office:value-type="string" office:string-value="0xff" calcext:value-type="string">
            <text:p>0xff</text:p>
          </table:table-cell>
          <table:table-cell table:formula="of:=COM.MICROSOFT.CONCAT(&quot;0x&quot;;TEXT([.C29];&quot;00&quot;))" office:value-type="string" office:string-value="0xff" calcext:value-type="string">
            <text:p>0xff</text:p>
          </table:table-cell>
          <table:table-cell table:formula="of:=COM.MICROSOFT.CONCAT(&quot;0x&quot;;TEXT([.D29];&quot;00&quot;))" office:value-type="string" office:string-value="0xff" calcext:value-type="string">
            <text:p>0xff</text:p>
          </table:table-cell>
          <table:table-cell table:formula="of:=COM.MICROSOFT.CONCAT(&quot;0x&quot;;TEXT([.E29];&quot;00&quot;))" office:value-type="string" office:string-value="0xff" calcext:value-type="string">
            <text:p>0xff</text:p>
          </table:table-cell>
          <table:table-cell table:formula="of:=COM.MICROSOFT.CONCAT(&quot;0x&quot;;TEXT([.F29];&quot;00&quot;))" office:value-type="string" office:string-value="0xff" calcext:value-type="string">
            <text:p>0xff</text:p>
          </table:table-cell>
          <table:table-cell table:formula="of:=COM.MICROSOFT.CONCAT(&quot;0x&quot;;TEXT([.G29];&quot;00&quot;))" office:value-type="string" office:string-value="0xff" calcext:value-type="string">
            <text:p>0xff</text:p>
          </table:table-cell>
          <table:table-cell table:formula="of:=COM.MICROSOFT.CONCAT(&quot;0x&quot;;TEXT([.H29];&quot;00&quot;))" office:value-type="string" office:string-value="0xff" calcext:value-type="string">
            <text:p>0xff</text:p>
          </table:table-cell>
          <table:table-cell table:formula="of:=COM.MICROSOFT.CONCAT(&quot;0x&quot;;TEXT([.I29];&quot;00&quot;))" office:value-type="string" office:string-value="0xff" calcext:value-type="string">
            <text:p>0xff</text:p>
          </table:table-cell>
          <table:table-cell table:formula="of:=COM.MICROSOFT.CONCAT(&quot;0x&quot;;TEXT([.J29];&quot;00&quot;))" office:value-type="string" office:string-value="0xff" calcext:value-type="string">
            <text:p>0xff</text:p>
          </table:table-cell>
          <table:table-cell table:formula="of:=COM.MICROSOFT.CONCAT(&quot;0x&quot;;TEXT([.K29];&quot;00&quot;))" office:value-type="string" office:string-value="0xff" calcext:value-type="string">
            <text:p>0xff</text:p>
          </table:table-cell>
          <table:table-cell table:formula="of:=COM.MICROSOFT.CONCAT(&quot;0x&quot;;TEXT([.L29];&quot;00&quot;))" office:value-type="string" office:string-value="0xff" calcext:value-type="string">
            <text:p>0xff</text:p>
          </table:table-cell>
          <table:table-cell table:formula="of:=COM.MICROSOFT.CONCAT(&quot;0x&quot;;TEXT([.M29];&quot;00&quot;))" office:value-type="string" office:string-value="0xff" calcext:value-type="string">
            <text:p>0xff</text:p>
          </table:table-cell>
          <table:table-cell table:formula="of:=COM.MICROSOFT.CONCAT(&quot;0x&quot;;TEXT([.N29];&quot;00&quot;))" office:value-type="string" office:string-value="0xff" calcext:value-type="string">
            <text:p>0xff</text:p>
          </table:table-cell>
          <table:table-cell table:formula="of:=COM.MICROSOFT.CONCAT(&quot;0x&quot;;TEXT([.O29];&quot;00&quot;))" office:value-type="string" office:string-value="0xff" calcext:value-type="string">
            <text:p>0xff</text:p>
          </table:table-cell>
          <table:table-cell table:formula="of:=COM.MICROSOFT.CONCAT(&quot;0x&quot;;TEXT([.P29];&quot;00&quot;))" office:value-type="string" office:string-value="0xff" calcext:value-type="string">
            <text:p>0xff</text:p>
          </table:table-cell>
          <table:table-cell table:formula="of:=COM.MICROSOFT.TEXTJOIN(&quot;,&quot;;1;[.A121:.P12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0];&quot;00&quot;))" office:value-type="string" office:string-value="0xff" calcext:value-type="string">
            <text:p>0xff</text:p>
          </table:table-cell>
          <table:table-cell table:formula="of:=COM.MICROSOFT.CONCAT(&quot;0x&quot;;TEXT([.B30];&quot;00&quot;))" office:value-type="string" office:string-value="0xff" calcext:value-type="string">
            <text:p>0xff</text:p>
          </table:table-cell>
          <table:table-cell table:formula="of:=COM.MICROSOFT.CONCAT(&quot;0x&quot;;TEXT([.C30];&quot;00&quot;))" office:value-type="string" office:string-value="0xff" calcext:value-type="string">
            <text:p>0xff</text:p>
          </table:table-cell>
          <table:table-cell table:formula="of:=COM.MICROSOFT.CONCAT(&quot;0x&quot;;TEXT([.D30];&quot;00&quot;))" office:value-type="string" office:string-value="0xff" calcext:value-type="string">
            <text:p>0xff</text:p>
          </table:table-cell>
          <table:table-cell table:formula="of:=COM.MICROSOFT.CONCAT(&quot;0x&quot;;TEXT([.E30];&quot;00&quot;))" office:value-type="string" office:string-value="0xff" calcext:value-type="string">
            <text:p>0xff</text:p>
          </table:table-cell>
          <table:table-cell table:formula="of:=COM.MICROSOFT.CONCAT(&quot;0x&quot;;TEXT([.F30];&quot;00&quot;))" office:value-type="string" office:string-value="0xff" calcext:value-type="string">
            <text:p>0xff</text:p>
          </table:table-cell>
          <table:table-cell table:formula="of:=COM.MICROSOFT.CONCAT(&quot;0x&quot;;TEXT([.G30];&quot;00&quot;))" office:value-type="string" office:string-value="0xff" calcext:value-type="string">
            <text:p>0xff</text:p>
          </table:table-cell>
          <table:table-cell table:formula="of:=COM.MICROSOFT.CONCAT(&quot;0x&quot;;TEXT([.H30];&quot;00&quot;))" office:value-type="string" office:string-value="0xff" calcext:value-type="string">
            <text:p>0xff</text:p>
          </table:table-cell>
          <table:table-cell table:formula="of:=COM.MICROSOFT.CONCAT(&quot;0x&quot;;TEXT([.I30];&quot;00&quot;))" office:value-type="string" office:string-value="0xff" calcext:value-type="string">
            <text:p>0xff</text:p>
          </table:table-cell>
          <table:table-cell table:formula="of:=COM.MICROSOFT.CONCAT(&quot;0x&quot;;TEXT([.J30];&quot;00&quot;))" office:value-type="string" office:string-value="0xff" calcext:value-type="string">
            <text:p>0xff</text:p>
          </table:table-cell>
          <table:table-cell table:formula="of:=COM.MICROSOFT.CONCAT(&quot;0x&quot;;TEXT([.K30];&quot;00&quot;))" office:value-type="string" office:string-value="0xff" calcext:value-type="string">
            <text:p>0xff</text:p>
          </table:table-cell>
          <table:table-cell table:formula="of:=COM.MICROSOFT.CONCAT(&quot;0x&quot;;TEXT([.L30];&quot;00&quot;))" office:value-type="string" office:string-value="0xff" calcext:value-type="string">
            <text:p>0xff</text:p>
          </table:table-cell>
          <table:table-cell table:formula="of:=COM.MICROSOFT.CONCAT(&quot;0x&quot;;TEXT([.M30];&quot;00&quot;))" office:value-type="string" office:string-value="0xff" calcext:value-type="string">
            <text:p>0xff</text:p>
          </table:table-cell>
          <table:table-cell table:formula="of:=COM.MICROSOFT.CONCAT(&quot;0x&quot;;TEXT([.N30];&quot;00&quot;))" office:value-type="string" office:string-value="0xff" calcext:value-type="string">
            <text:p>0xff</text:p>
          </table:table-cell>
          <table:table-cell table:formula="of:=COM.MICROSOFT.CONCAT(&quot;0x&quot;;TEXT([.O30];&quot;00&quot;))" office:value-type="string" office:string-value="0xff" calcext:value-type="string">
            <text:p>0xff</text:p>
          </table:table-cell>
          <table:table-cell table:formula="of:=COM.MICROSOFT.CONCAT(&quot;0x&quot;;TEXT([.P30];&quot;00&quot;))" office:value-type="string" office:string-value="0xff" calcext:value-type="string">
            <text:p>0xff</text:p>
          </table:table-cell>
          <table:table-cell table:formula="of:=COM.MICROSOFT.TEXTJOIN(&quot;,&quot;;1;[.A122:.P12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1];&quot;00&quot;))" office:value-type="string" office:string-value="0xff" calcext:value-type="string">
            <text:p>0xff</text:p>
          </table:table-cell>
          <table:table-cell table:formula="of:=COM.MICROSOFT.CONCAT(&quot;0x&quot;;TEXT([.B31];&quot;00&quot;))" office:value-type="string" office:string-value="0xff" calcext:value-type="string">
            <text:p>0xff</text:p>
          </table:table-cell>
          <table:table-cell table:formula="of:=COM.MICROSOFT.CONCAT(&quot;0x&quot;;TEXT([.C31];&quot;00&quot;))" office:value-type="string" office:string-value="0xff" calcext:value-type="string">
            <text:p>0xff</text:p>
          </table:table-cell>
          <table:table-cell table:formula="of:=COM.MICROSOFT.CONCAT(&quot;0x&quot;;TEXT([.D31];&quot;00&quot;))" office:value-type="string" office:string-value="0xff" calcext:value-type="string">
            <text:p>0xff</text:p>
          </table:table-cell>
          <table:table-cell table:formula="of:=COM.MICROSOFT.CONCAT(&quot;0x&quot;;TEXT([.E31];&quot;00&quot;))" office:value-type="string" office:string-value="0xff" calcext:value-type="string">
            <text:p>0xff</text:p>
          </table:table-cell>
          <table:table-cell table:formula="of:=COM.MICROSOFT.CONCAT(&quot;0x&quot;;TEXT([.F31];&quot;00&quot;))" office:value-type="string" office:string-value="0xff" calcext:value-type="string">
            <text:p>0xff</text:p>
          </table:table-cell>
          <table:table-cell table:formula="of:=COM.MICROSOFT.CONCAT(&quot;0x&quot;;TEXT([.G31];&quot;00&quot;))" office:value-type="string" office:string-value="0xff" calcext:value-type="string">
            <text:p>0xff</text:p>
          </table:table-cell>
          <table:table-cell table:formula="of:=COM.MICROSOFT.CONCAT(&quot;0x&quot;;TEXT([.H31];&quot;00&quot;))" office:value-type="string" office:string-value="0xff" calcext:value-type="string">
            <text:p>0xff</text:p>
          </table:table-cell>
          <table:table-cell table:formula="of:=COM.MICROSOFT.CONCAT(&quot;0x&quot;;TEXT([.I31];&quot;00&quot;))" office:value-type="string" office:string-value="0xff" calcext:value-type="string">
            <text:p>0xff</text:p>
          </table:table-cell>
          <table:table-cell table:formula="of:=COM.MICROSOFT.CONCAT(&quot;0x&quot;;TEXT([.J31];&quot;00&quot;))" office:value-type="string" office:string-value="0xff" calcext:value-type="string">
            <text:p>0xff</text:p>
          </table:table-cell>
          <table:table-cell table:formula="of:=COM.MICROSOFT.CONCAT(&quot;0x&quot;;TEXT([.K31];&quot;00&quot;))" office:value-type="string" office:string-value="0xff" calcext:value-type="string">
            <text:p>0xff</text:p>
          </table:table-cell>
          <table:table-cell table:formula="of:=COM.MICROSOFT.CONCAT(&quot;0x&quot;;TEXT([.L31];&quot;00&quot;))" office:value-type="string" office:string-value="0xff" calcext:value-type="string">
            <text:p>0xff</text:p>
          </table:table-cell>
          <table:table-cell table:formula="of:=COM.MICROSOFT.CONCAT(&quot;0x&quot;;TEXT([.M31];&quot;00&quot;))" office:value-type="string" office:string-value="0xff" calcext:value-type="string">
            <text:p>0xff</text:p>
          </table:table-cell>
          <table:table-cell table:formula="of:=COM.MICROSOFT.CONCAT(&quot;0x&quot;;TEXT([.N31];&quot;00&quot;))" office:value-type="string" office:string-value="0xff" calcext:value-type="string">
            <text:p>0xff</text:p>
          </table:table-cell>
          <table:table-cell table:formula="of:=COM.MICROSOFT.CONCAT(&quot;0x&quot;;TEXT([.O31];&quot;00&quot;))" office:value-type="string" office:string-value="0xff" calcext:value-type="string">
            <text:p>0xff</text:p>
          </table:table-cell>
          <table:table-cell table:formula="of:=COM.MICROSOFT.CONCAT(&quot;0x&quot;;TEXT([.P31];&quot;00&quot;))" office:value-type="string" office:string-value="0xff" calcext:value-type="string">
            <text:p>0xff</text:p>
          </table:table-cell>
          <table:table-cell table:formula="of:=COM.MICROSOFT.TEXTJOIN(&quot;,&quot;;1;[.A123:.P12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2];&quot;00&quot;))" office:value-type="string" office:string-value="0xff" calcext:value-type="string">
            <text:p>0xff</text:p>
          </table:table-cell>
          <table:table-cell table:formula="of:=COM.MICROSOFT.CONCAT(&quot;0x&quot;;TEXT([.B32];&quot;00&quot;))" office:value-type="string" office:string-value="0xff" calcext:value-type="string">
            <text:p>0xff</text:p>
          </table:table-cell>
          <table:table-cell table:formula="of:=COM.MICROSOFT.CONCAT(&quot;0x&quot;;TEXT([.C32];&quot;00&quot;))" office:value-type="string" office:string-value="0xff" calcext:value-type="string">
            <text:p>0xff</text:p>
          </table:table-cell>
          <table:table-cell table:formula="of:=COM.MICROSOFT.CONCAT(&quot;0x&quot;;TEXT([.D32];&quot;00&quot;))" office:value-type="string" office:string-value="0xff" calcext:value-type="string">
            <text:p>0xff</text:p>
          </table:table-cell>
          <table:table-cell table:formula="of:=COM.MICROSOFT.CONCAT(&quot;0x&quot;;TEXT([.E32];&quot;00&quot;))" office:value-type="string" office:string-value="0xff" calcext:value-type="string">
            <text:p>0xff</text:p>
          </table:table-cell>
          <table:table-cell table:formula="of:=COM.MICROSOFT.CONCAT(&quot;0x&quot;;TEXT([.F32];&quot;00&quot;))" office:value-type="string" office:string-value="0xff" calcext:value-type="string">
            <text:p>0xff</text:p>
          </table:table-cell>
          <table:table-cell table:formula="of:=COM.MICROSOFT.CONCAT(&quot;0x&quot;;TEXT([.G32];&quot;00&quot;))" office:value-type="string" office:string-value="0xff" calcext:value-type="string">
            <text:p>0xff</text:p>
          </table:table-cell>
          <table:table-cell table:formula="of:=COM.MICROSOFT.CONCAT(&quot;0x&quot;;TEXT([.H32];&quot;00&quot;))" office:value-type="string" office:string-value="0xff" calcext:value-type="string">
            <text:p>0xff</text:p>
          </table:table-cell>
          <table:table-cell table:formula="of:=COM.MICROSOFT.CONCAT(&quot;0x&quot;;TEXT([.I32];&quot;00&quot;))" office:value-type="string" office:string-value="0xff" calcext:value-type="string">
            <text:p>0xff</text:p>
          </table:table-cell>
          <table:table-cell table:formula="of:=COM.MICROSOFT.CONCAT(&quot;0x&quot;;TEXT([.J32];&quot;00&quot;))" office:value-type="string" office:string-value="0xff" calcext:value-type="string">
            <text:p>0xff</text:p>
          </table:table-cell>
          <table:table-cell table:formula="of:=COM.MICROSOFT.CONCAT(&quot;0x&quot;;TEXT([.K32];&quot;00&quot;))" office:value-type="string" office:string-value="0xff" calcext:value-type="string">
            <text:p>0xff</text:p>
          </table:table-cell>
          <table:table-cell table:formula="of:=COM.MICROSOFT.CONCAT(&quot;0x&quot;;TEXT([.L32];&quot;00&quot;))" office:value-type="string" office:string-value="0xff" calcext:value-type="string">
            <text:p>0xff</text:p>
          </table:table-cell>
          <table:table-cell table:formula="of:=COM.MICROSOFT.CONCAT(&quot;0x&quot;;TEXT([.M32];&quot;00&quot;))" office:value-type="string" office:string-value="0xff" calcext:value-type="string">
            <text:p>0xff</text:p>
          </table:table-cell>
          <table:table-cell table:formula="of:=COM.MICROSOFT.CONCAT(&quot;0x&quot;;TEXT([.N32];&quot;00&quot;))" office:value-type="string" office:string-value="0xff" calcext:value-type="string">
            <text:p>0xff</text:p>
          </table:table-cell>
          <table:table-cell table:formula="of:=COM.MICROSOFT.CONCAT(&quot;0x&quot;;TEXT([.O32];&quot;00&quot;))" office:value-type="string" office:string-value="0xff" calcext:value-type="string">
            <text:p>0xff</text:p>
          </table:table-cell>
          <table:table-cell table:formula="of:=COM.MICROSOFT.CONCAT(&quot;0x&quot;;TEXT([.P32];&quot;00&quot;))" office:value-type="string" office:string-value="0xff" calcext:value-type="string">
            <text:p>0xff</text:p>
          </table:table-cell>
          <table:table-cell table:formula="of:=COM.MICROSOFT.TEXTJOIN(&quot;,&quot;;1;[.A124:.P12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3];&quot;00&quot;))" office:value-type="string" office:string-value="0xff" calcext:value-type="string">
            <text:p>0xff</text:p>
          </table:table-cell>
          <table:table-cell table:formula="of:=COM.MICROSOFT.CONCAT(&quot;0x&quot;;TEXT([.B33];&quot;00&quot;))" office:value-type="string" office:string-value="0xff" calcext:value-type="string">
            <text:p>0xff</text:p>
          </table:table-cell>
          <table:table-cell table:formula="of:=COM.MICROSOFT.CONCAT(&quot;0x&quot;;TEXT([.C33];&quot;00&quot;))" office:value-type="string" office:string-value="0xff" calcext:value-type="string">
            <text:p>0xff</text:p>
          </table:table-cell>
          <table:table-cell table:formula="of:=COM.MICROSOFT.CONCAT(&quot;0x&quot;;TEXT([.D33];&quot;00&quot;))" office:value-type="string" office:string-value="0xff" calcext:value-type="string">
            <text:p>0xff</text:p>
          </table:table-cell>
          <table:table-cell table:formula="of:=COM.MICROSOFT.CONCAT(&quot;0x&quot;;TEXT([.E33];&quot;00&quot;))" office:value-type="string" office:string-value="0xff" calcext:value-type="string">
            <text:p>0xff</text:p>
          </table:table-cell>
          <table:table-cell table:formula="of:=COM.MICROSOFT.CONCAT(&quot;0x&quot;;TEXT([.F33];&quot;00&quot;))" office:value-type="string" office:string-value="0xff" calcext:value-type="string">
            <text:p>0xff</text:p>
          </table:table-cell>
          <table:table-cell table:formula="of:=COM.MICROSOFT.CONCAT(&quot;0x&quot;;TEXT([.G33];&quot;00&quot;))" office:value-type="string" office:string-value="0xff" calcext:value-type="string">
            <text:p>0xff</text:p>
          </table:table-cell>
          <table:table-cell table:formula="of:=COM.MICROSOFT.CONCAT(&quot;0x&quot;;TEXT([.H33];&quot;00&quot;))" office:value-type="string" office:string-value="0xff" calcext:value-type="string">
            <text:p>0xff</text:p>
          </table:table-cell>
          <table:table-cell table:formula="of:=COM.MICROSOFT.CONCAT(&quot;0x&quot;;TEXT([.I33];&quot;00&quot;))" office:value-type="string" office:string-value="0xff" calcext:value-type="string">
            <text:p>0xff</text:p>
          </table:table-cell>
          <table:table-cell table:formula="of:=COM.MICROSOFT.CONCAT(&quot;0x&quot;;TEXT([.J33];&quot;00&quot;))" office:value-type="string" office:string-value="0xff" calcext:value-type="string">
            <text:p>0xff</text:p>
          </table:table-cell>
          <table:table-cell table:formula="of:=COM.MICROSOFT.CONCAT(&quot;0x&quot;;TEXT([.K33];&quot;00&quot;))" office:value-type="string" office:string-value="0xff" calcext:value-type="string">
            <text:p>0xff</text:p>
          </table:table-cell>
          <table:table-cell table:formula="of:=COM.MICROSOFT.CONCAT(&quot;0x&quot;;TEXT([.L33];&quot;00&quot;))" office:value-type="string" office:string-value="0xff" calcext:value-type="string">
            <text:p>0xff</text:p>
          </table:table-cell>
          <table:table-cell table:formula="of:=COM.MICROSOFT.CONCAT(&quot;0x&quot;;TEXT([.M33];&quot;00&quot;))" office:value-type="string" office:string-value="0xff" calcext:value-type="string">
            <text:p>0xff</text:p>
          </table:table-cell>
          <table:table-cell table:formula="of:=COM.MICROSOFT.CONCAT(&quot;0x&quot;;TEXT([.N33];&quot;00&quot;))" office:value-type="string" office:string-value="0xff" calcext:value-type="string">
            <text:p>0xff</text:p>
          </table:table-cell>
          <table:table-cell table:formula="of:=COM.MICROSOFT.CONCAT(&quot;0x&quot;;TEXT([.O33];&quot;00&quot;))" office:value-type="string" office:string-value="0xff" calcext:value-type="string">
            <text:p>0xff</text:p>
          </table:table-cell>
          <table:table-cell table:formula="of:=COM.MICROSOFT.CONCAT(&quot;0x&quot;;TEXT([.P33];&quot;00&quot;))" office:value-type="string" office:string-value="0xff" calcext:value-type="string">
            <text:p>0xff</text:p>
          </table:table-cell>
          <table:table-cell table:formula="of:=COM.MICROSOFT.TEXTJOIN(&quot;,&quot;;1;[.A125:.P12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4];&quot;00&quot;))" office:value-type="string" office:string-value="0xff" calcext:value-type="string">
            <text:p>0xff</text:p>
          </table:table-cell>
          <table:table-cell table:formula="of:=COM.MICROSOFT.CONCAT(&quot;0x&quot;;TEXT([.B34];&quot;00&quot;))" office:value-type="string" office:string-value="0xff" calcext:value-type="string">
            <text:p>0xff</text:p>
          </table:table-cell>
          <table:table-cell table:formula="of:=COM.MICROSOFT.CONCAT(&quot;0x&quot;;TEXT([.C34];&quot;00&quot;))" office:value-type="string" office:string-value="0xff" calcext:value-type="string">
            <text:p>0xff</text:p>
          </table:table-cell>
          <table:table-cell table:formula="of:=COM.MICROSOFT.CONCAT(&quot;0x&quot;;TEXT([.D34];&quot;00&quot;))" office:value-type="string" office:string-value="0xff" calcext:value-type="string">
            <text:p>0xff</text:p>
          </table:table-cell>
          <table:table-cell table:formula="of:=COM.MICROSOFT.CONCAT(&quot;0x&quot;;TEXT([.E34];&quot;00&quot;))" office:value-type="string" office:string-value="0xff" calcext:value-type="string">
            <text:p>0xff</text:p>
          </table:table-cell>
          <table:table-cell table:formula="of:=COM.MICROSOFT.CONCAT(&quot;0x&quot;;TEXT([.F34];&quot;00&quot;))" office:value-type="string" office:string-value="0xff" calcext:value-type="string">
            <text:p>0xff</text:p>
          </table:table-cell>
          <table:table-cell table:formula="of:=COM.MICROSOFT.CONCAT(&quot;0x&quot;;TEXT([.G34];&quot;00&quot;))" office:value-type="string" office:string-value="0xff" calcext:value-type="string">
            <text:p>0xff</text:p>
          </table:table-cell>
          <table:table-cell table:formula="of:=COM.MICROSOFT.CONCAT(&quot;0x&quot;;TEXT([.H34];&quot;00&quot;))" office:value-type="string" office:string-value="0xff" calcext:value-type="string">
            <text:p>0xff</text:p>
          </table:table-cell>
          <table:table-cell table:formula="of:=COM.MICROSOFT.CONCAT(&quot;0x&quot;;TEXT([.I34];&quot;00&quot;))" office:value-type="string" office:string-value="0xff" calcext:value-type="string">
            <text:p>0xff</text:p>
          </table:table-cell>
          <table:table-cell table:formula="of:=COM.MICROSOFT.CONCAT(&quot;0x&quot;;TEXT([.J34];&quot;00&quot;))" office:value-type="string" office:string-value="0xff" calcext:value-type="string">
            <text:p>0xff</text:p>
          </table:table-cell>
          <table:table-cell table:formula="of:=COM.MICROSOFT.CONCAT(&quot;0x&quot;;TEXT([.K34];&quot;00&quot;))" office:value-type="string" office:string-value="0xff" calcext:value-type="string">
            <text:p>0xff</text:p>
          </table:table-cell>
          <table:table-cell table:formula="of:=COM.MICROSOFT.CONCAT(&quot;0x&quot;;TEXT([.L34];&quot;00&quot;))" office:value-type="string" office:string-value="0xff" calcext:value-type="string">
            <text:p>0xff</text:p>
          </table:table-cell>
          <table:table-cell table:formula="of:=COM.MICROSOFT.CONCAT(&quot;0x&quot;;TEXT([.M34];&quot;00&quot;))" office:value-type="string" office:string-value="0xff" calcext:value-type="string">
            <text:p>0xff</text:p>
          </table:table-cell>
          <table:table-cell table:formula="of:=COM.MICROSOFT.CONCAT(&quot;0x&quot;;TEXT([.N34];&quot;00&quot;))" office:value-type="string" office:string-value="0xff" calcext:value-type="string">
            <text:p>0xff</text:p>
          </table:table-cell>
          <table:table-cell table:formula="of:=COM.MICROSOFT.CONCAT(&quot;0x&quot;;TEXT([.O34];&quot;00&quot;))" office:value-type="string" office:string-value="0xff" calcext:value-type="string">
            <text:p>0xff</text:p>
          </table:table-cell>
          <table:table-cell table:formula="of:=COM.MICROSOFT.CONCAT(&quot;0x&quot;;TEXT([.P34];&quot;00&quot;))" office:value-type="string" office:string-value="0xff" calcext:value-type="string">
            <text:p>0xff</text:p>
          </table:table-cell>
          <table:table-cell table:formula="of:=COM.MICROSOFT.TEXTJOIN(&quot;,&quot;;1;[.A126:.P12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5];&quot;00&quot;))" office:value-type="string" office:string-value="0xff" calcext:value-type="string">
            <text:p>0xff</text:p>
          </table:table-cell>
          <table:table-cell table:formula="of:=COM.MICROSOFT.CONCAT(&quot;0x&quot;;TEXT([.B35];&quot;00&quot;))" office:value-type="string" office:string-value="0xff" calcext:value-type="string">
            <text:p>0xff</text:p>
          </table:table-cell>
          <table:table-cell table:formula="of:=COM.MICROSOFT.CONCAT(&quot;0x&quot;;TEXT([.C35];&quot;00&quot;))" office:value-type="string" office:string-value="0xff" calcext:value-type="string">
            <text:p>0xff</text:p>
          </table:table-cell>
          <table:table-cell table:formula="of:=COM.MICROSOFT.CONCAT(&quot;0x&quot;;TEXT([.D35];&quot;00&quot;))" office:value-type="string" office:string-value="0xff" calcext:value-type="string">
            <text:p>0xff</text:p>
          </table:table-cell>
          <table:table-cell table:formula="of:=COM.MICROSOFT.CONCAT(&quot;0x&quot;;TEXT([.E35];&quot;00&quot;))" office:value-type="string" office:string-value="0xff" calcext:value-type="string">
            <text:p>0xff</text:p>
          </table:table-cell>
          <table:table-cell table:formula="of:=COM.MICROSOFT.CONCAT(&quot;0x&quot;;TEXT([.F35];&quot;00&quot;))" office:value-type="string" office:string-value="0xff" calcext:value-type="string">
            <text:p>0xff</text:p>
          </table:table-cell>
          <table:table-cell table:formula="of:=COM.MICROSOFT.CONCAT(&quot;0x&quot;;TEXT([.G35];&quot;00&quot;))" office:value-type="string" office:string-value="0xff" calcext:value-type="string">
            <text:p>0xff</text:p>
          </table:table-cell>
          <table:table-cell table:formula="of:=COM.MICROSOFT.CONCAT(&quot;0x&quot;;TEXT([.H35];&quot;00&quot;))" office:value-type="string" office:string-value="0xff" calcext:value-type="string">
            <text:p>0xff</text:p>
          </table:table-cell>
          <table:table-cell table:formula="of:=COM.MICROSOFT.CONCAT(&quot;0x&quot;;TEXT([.I35];&quot;00&quot;))" office:value-type="string" office:string-value="0xff" calcext:value-type="string">
            <text:p>0xff</text:p>
          </table:table-cell>
          <table:table-cell table:formula="of:=COM.MICROSOFT.CONCAT(&quot;0x&quot;;TEXT([.J35];&quot;00&quot;))" office:value-type="string" office:string-value="0xff" calcext:value-type="string">
            <text:p>0xff</text:p>
          </table:table-cell>
          <table:table-cell table:formula="of:=COM.MICROSOFT.CONCAT(&quot;0x&quot;;TEXT([.K35];&quot;00&quot;))" office:value-type="string" office:string-value="0xff" calcext:value-type="string">
            <text:p>0xff</text:p>
          </table:table-cell>
          <table:table-cell table:formula="of:=COM.MICROSOFT.CONCAT(&quot;0x&quot;;TEXT([.L35];&quot;00&quot;))" office:value-type="string" office:string-value="0xff" calcext:value-type="string">
            <text:p>0xff</text:p>
          </table:table-cell>
          <table:table-cell table:formula="of:=COM.MICROSOFT.CONCAT(&quot;0x&quot;;TEXT([.M35];&quot;00&quot;))" office:value-type="string" office:string-value="0xff" calcext:value-type="string">
            <text:p>0xff</text:p>
          </table:table-cell>
          <table:table-cell table:formula="of:=COM.MICROSOFT.CONCAT(&quot;0x&quot;;TEXT([.N35];&quot;00&quot;))" office:value-type="string" office:string-value="0xff" calcext:value-type="string">
            <text:p>0xff</text:p>
          </table:table-cell>
          <table:table-cell table:formula="of:=COM.MICROSOFT.CONCAT(&quot;0x&quot;;TEXT([.O35];&quot;00&quot;))" office:value-type="string" office:string-value="0xff" calcext:value-type="string">
            <text:p>0xff</text:p>
          </table:table-cell>
          <table:table-cell table:formula="of:=COM.MICROSOFT.CONCAT(&quot;0x&quot;;TEXT([.P35];&quot;00&quot;))" office:value-type="string" office:string-value="0xff" calcext:value-type="string">
            <text:p>0xff</text:p>
          </table:table-cell>
          <table:table-cell table:formula="of:=COM.MICROSOFT.TEXTJOIN(&quot;,&quot;;1;[.A127:.P12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6];&quot;00&quot;))" office:value-type="string" office:string-value="0xff" calcext:value-type="string">
            <text:p>0xff</text:p>
          </table:table-cell>
          <table:table-cell table:formula="of:=COM.MICROSOFT.CONCAT(&quot;0x&quot;;TEXT([.B36];&quot;00&quot;))" office:value-type="string" office:string-value="0xff" calcext:value-type="string">
            <text:p>0xff</text:p>
          </table:table-cell>
          <table:table-cell table:formula="of:=COM.MICROSOFT.CONCAT(&quot;0x&quot;;TEXT([.C36];&quot;00&quot;))" office:value-type="string" office:string-value="0xff" calcext:value-type="string">
            <text:p>0xff</text:p>
          </table:table-cell>
          <table:table-cell table:formula="of:=COM.MICROSOFT.CONCAT(&quot;0x&quot;;TEXT([.D36];&quot;00&quot;))" office:value-type="string" office:string-value="0xff" calcext:value-type="string">
            <text:p>0xff</text:p>
          </table:table-cell>
          <table:table-cell table:formula="of:=COM.MICROSOFT.CONCAT(&quot;0x&quot;;TEXT([.E36];&quot;00&quot;))" office:value-type="string" office:string-value="0xff" calcext:value-type="string">
            <text:p>0xff</text:p>
          </table:table-cell>
          <table:table-cell table:formula="of:=COM.MICROSOFT.CONCAT(&quot;0x&quot;;TEXT([.F36];&quot;00&quot;))" office:value-type="string" office:string-value="0xff" calcext:value-type="string">
            <text:p>0xff</text:p>
          </table:table-cell>
          <table:table-cell table:formula="of:=COM.MICROSOFT.CONCAT(&quot;0x&quot;;TEXT([.G36];&quot;00&quot;))" office:value-type="string" office:string-value="0xff" calcext:value-type="string">
            <text:p>0xff</text:p>
          </table:table-cell>
          <table:table-cell table:formula="of:=COM.MICROSOFT.CONCAT(&quot;0x&quot;;TEXT([.H36];&quot;00&quot;))" office:value-type="string" office:string-value="0xff" calcext:value-type="string">
            <text:p>0xff</text:p>
          </table:table-cell>
          <table:table-cell table:formula="of:=COM.MICROSOFT.CONCAT(&quot;0x&quot;;TEXT([.I36];&quot;00&quot;))" office:value-type="string" office:string-value="0xff" calcext:value-type="string">
            <text:p>0xff</text:p>
          </table:table-cell>
          <table:table-cell table:formula="of:=COM.MICROSOFT.CONCAT(&quot;0x&quot;;TEXT([.J36];&quot;00&quot;))" office:value-type="string" office:string-value="0xff" calcext:value-type="string">
            <text:p>0xff</text:p>
          </table:table-cell>
          <table:table-cell table:formula="of:=COM.MICROSOFT.CONCAT(&quot;0x&quot;;TEXT([.K36];&quot;00&quot;))" office:value-type="string" office:string-value="0xff" calcext:value-type="string">
            <text:p>0xff</text:p>
          </table:table-cell>
          <table:table-cell table:formula="of:=COM.MICROSOFT.CONCAT(&quot;0x&quot;;TEXT([.L36];&quot;00&quot;))" office:value-type="string" office:string-value="0xff" calcext:value-type="string">
            <text:p>0xff</text:p>
          </table:table-cell>
          <table:table-cell table:formula="of:=COM.MICROSOFT.CONCAT(&quot;0x&quot;;TEXT([.M36];&quot;00&quot;))" office:value-type="string" office:string-value="0xff" calcext:value-type="string">
            <text:p>0xff</text:p>
          </table:table-cell>
          <table:table-cell table:formula="of:=COM.MICROSOFT.CONCAT(&quot;0x&quot;;TEXT([.N36];&quot;00&quot;))" office:value-type="string" office:string-value="0xff" calcext:value-type="string">
            <text:p>0xff</text:p>
          </table:table-cell>
          <table:table-cell table:formula="of:=COM.MICROSOFT.CONCAT(&quot;0x&quot;;TEXT([.O36];&quot;00&quot;))" office:value-type="string" office:string-value="0xff" calcext:value-type="string">
            <text:p>0xff</text:p>
          </table:table-cell>
          <table:table-cell table:formula="of:=COM.MICROSOFT.CONCAT(&quot;0x&quot;;TEXT([.P36];&quot;00&quot;))" office:value-type="string" office:string-value="0xff" calcext:value-type="string">
            <text:p>0xff</text:p>
          </table:table-cell>
          <table:table-cell table:formula="of:=COM.MICROSOFT.TEXTJOIN(&quot;,&quot;;1;[.A128:.P12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7];&quot;00&quot;))" office:value-type="string" office:string-value="0xff" calcext:value-type="string">
            <text:p>0xff</text:p>
          </table:table-cell>
          <table:table-cell table:formula="of:=COM.MICROSOFT.CONCAT(&quot;0x&quot;;TEXT([.B37];&quot;00&quot;))" office:value-type="string" office:string-value="0xff" calcext:value-type="string">
            <text:p>0xff</text:p>
          </table:table-cell>
          <table:table-cell table:formula="of:=COM.MICROSOFT.CONCAT(&quot;0x&quot;;TEXT([.C37];&quot;00&quot;))" office:value-type="string" office:string-value="0xff" calcext:value-type="string">
            <text:p>0xff</text:p>
          </table:table-cell>
          <table:table-cell table:formula="of:=COM.MICROSOFT.CONCAT(&quot;0x&quot;;TEXT([.D37];&quot;00&quot;))" office:value-type="string" office:string-value="0xff" calcext:value-type="string">
            <text:p>0xff</text:p>
          </table:table-cell>
          <table:table-cell table:formula="of:=COM.MICROSOFT.CONCAT(&quot;0x&quot;;TEXT([.E37];&quot;00&quot;))" office:value-type="string" office:string-value="0xff" calcext:value-type="string">
            <text:p>0xff</text:p>
          </table:table-cell>
          <table:table-cell table:formula="of:=COM.MICROSOFT.CONCAT(&quot;0x&quot;;TEXT([.F37];&quot;00&quot;))" office:value-type="string" office:string-value="0xff" calcext:value-type="string">
            <text:p>0xff</text:p>
          </table:table-cell>
          <table:table-cell table:formula="of:=COM.MICROSOFT.CONCAT(&quot;0x&quot;;TEXT([.G37];&quot;00&quot;))" office:value-type="string" office:string-value="0xff" calcext:value-type="string">
            <text:p>0xff</text:p>
          </table:table-cell>
          <table:table-cell table:formula="of:=COM.MICROSOFT.CONCAT(&quot;0x&quot;;TEXT([.H37];&quot;00&quot;))" office:value-type="string" office:string-value="0xff" calcext:value-type="string">
            <text:p>0xff</text:p>
          </table:table-cell>
          <table:table-cell table:formula="of:=COM.MICROSOFT.CONCAT(&quot;0x&quot;;TEXT([.I37];&quot;00&quot;))" office:value-type="string" office:string-value="0xff" calcext:value-type="string">
            <text:p>0xff</text:p>
          </table:table-cell>
          <table:table-cell table:formula="of:=COM.MICROSOFT.CONCAT(&quot;0x&quot;;TEXT([.J37];&quot;00&quot;))" office:value-type="string" office:string-value="0xff" calcext:value-type="string">
            <text:p>0xff</text:p>
          </table:table-cell>
          <table:table-cell table:formula="of:=COM.MICROSOFT.CONCAT(&quot;0x&quot;;TEXT([.K37];&quot;00&quot;))" office:value-type="string" office:string-value="0xff" calcext:value-type="string">
            <text:p>0xff</text:p>
          </table:table-cell>
          <table:table-cell table:formula="of:=COM.MICROSOFT.CONCAT(&quot;0x&quot;;TEXT([.L37];&quot;00&quot;))" office:value-type="string" office:string-value="0xff" calcext:value-type="string">
            <text:p>0xff</text:p>
          </table:table-cell>
          <table:table-cell table:formula="of:=COM.MICROSOFT.CONCAT(&quot;0x&quot;;TEXT([.M37];&quot;00&quot;))" office:value-type="string" office:string-value="0xff" calcext:value-type="string">
            <text:p>0xff</text:p>
          </table:table-cell>
          <table:table-cell table:formula="of:=COM.MICROSOFT.CONCAT(&quot;0x&quot;;TEXT([.N37];&quot;00&quot;))" office:value-type="string" office:string-value="0xff" calcext:value-type="string">
            <text:p>0xff</text:p>
          </table:table-cell>
          <table:table-cell table:formula="of:=COM.MICROSOFT.CONCAT(&quot;0x&quot;;TEXT([.O37];&quot;00&quot;))" office:value-type="string" office:string-value="0xff" calcext:value-type="string">
            <text:p>0xff</text:p>
          </table:table-cell>
          <table:table-cell table:formula="of:=COM.MICROSOFT.CONCAT(&quot;0x&quot;;TEXT([.P37];&quot;00&quot;))" office:value-type="string" office:string-value="0xff" calcext:value-type="string">
            <text:p>0xff</text:p>
          </table:table-cell>
          <table:table-cell table:formula="of:=COM.MICROSOFT.TEXTJOIN(&quot;,&quot;;1;[.A129:.P12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8];&quot;00&quot;))" office:value-type="string" office:string-value="0xff" calcext:value-type="string">
            <text:p>0xff</text:p>
          </table:table-cell>
          <table:table-cell table:formula="of:=COM.MICROSOFT.CONCAT(&quot;0x&quot;;TEXT([.B38];&quot;00&quot;))" office:value-type="string" office:string-value="0xff" calcext:value-type="string">
            <text:p>0xff</text:p>
          </table:table-cell>
          <table:table-cell table:formula="of:=COM.MICROSOFT.CONCAT(&quot;0x&quot;;TEXT([.C38];&quot;00&quot;))" office:value-type="string" office:string-value="0xff" calcext:value-type="string">
            <text:p>0xff</text:p>
          </table:table-cell>
          <table:table-cell table:formula="of:=COM.MICROSOFT.CONCAT(&quot;0x&quot;;TEXT([.D38];&quot;00&quot;))" office:value-type="string" office:string-value="0xff" calcext:value-type="string">
            <text:p>0xff</text:p>
          </table:table-cell>
          <table:table-cell table:formula="of:=COM.MICROSOFT.CONCAT(&quot;0x&quot;;TEXT([.E38];&quot;00&quot;))" office:value-type="string" office:string-value="0xff" calcext:value-type="string">
            <text:p>0xff</text:p>
          </table:table-cell>
          <table:table-cell table:formula="of:=COM.MICROSOFT.CONCAT(&quot;0x&quot;;TEXT([.F38];&quot;00&quot;))" office:value-type="string" office:string-value="0xff" calcext:value-type="string">
            <text:p>0xff</text:p>
          </table:table-cell>
          <table:table-cell table:formula="of:=COM.MICROSOFT.CONCAT(&quot;0x&quot;;TEXT([.G38];&quot;00&quot;))" office:value-type="string" office:string-value="0xff" calcext:value-type="string">
            <text:p>0xff</text:p>
          </table:table-cell>
          <table:table-cell table:formula="of:=COM.MICROSOFT.CONCAT(&quot;0x&quot;;TEXT([.H38];&quot;00&quot;))" office:value-type="string" office:string-value="0xff" calcext:value-type="string">
            <text:p>0xff</text:p>
          </table:table-cell>
          <table:table-cell table:formula="of:=COM.MICROSOFT.CONCAT(&quot;0x&quot;;TEXT([.I38];&quot;00&quot;))" office:value-type="string" office:string-value="0xff" calcext:value-type="string">
            <text:p>0xff</text:p>
          </table:table-cell>
          <table:table-cell table:formula="of:=COM.MICROSOFT.CONCAT(&quot;0x&quot;;TEXT([.J38];&quot;00&quot;))" office:value-type="string" office:string-value="0xff" calcext:value-type="string">
            <text:p>0xff</text:p>
          </table:table-cell>
          <table:table-cell table:formula="of:=COM.MICROSOFT.CONCAT(&quot;0x&quot;;TEXT([.K38];&quot;00&quot;))" office:value-type="string" office:string-value="0xff" calcext:value-type="string">
            <text:p>0xff</text:p>
          </table:table-cell>
          <table:table-cell table:formula="of:=COM.MICROSOFT.CONCAT(&quot;0x&quot;;TEXT([.L38];&quot;00&quot;))" office:value-type="string" office:string-value="0xff" calcext:value-type="string">
            <text:p>0xff</text:p>
          </table:table-cell>
          <table:table-cell table:formula="of:=COM.MICROSOFT.CONCAT(&quot;0x&quot;;TEXT([.M38];&quot;00&quot;))" office:value-type="string" office:string-value="0xff" calcext:value-type="string">
            <text:p>0xff</text:p>
          </table:table-cell>
          <table:table-cell table:formula="of:=COM.MICROSOFT.CONCAT(&quot;0x&quot;;TEXT([.N38];&quot;00&quot;))" office:value-type="string" office:string-value="0xff" calcext:value-type="string">
            <text:p>0xff</text:p>
          </table:table-cell>
          <table:table-cell table:formula="of:=COM.MICROSOFT.CONCAT(&quot;0x&quot;;TEXT([.O38];&quot;00&quot;))" office:value-type="string" office:string-value="0xff" calcext:value-type="string">
            <text:p>0xff</text:p>
          </table:table-cell>
          <table:table-cell table:formula="of:=COM.MICROSOFT.CONCAT(&quot;0x&quot;;TEXT([.P38];&quot;00&quot;))" office:value-type="string" office:string-value="0xff" calcext:value-type="string">
            <text:p>0xff</text:p>
          </table:table-cell>
          <table:table-cell table:formula="of:=COM.MICROSOFT.TEXTJOIN(&quot;,&quot;;1;[.A130:.P13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9];&quot;00&quot;))" office:value-type="string" office:string-value="0xff" calcext:value-type="string">
            <text:p>0xff</text:p>
          </table:table-cell>
          <table:table-cell table:formula="of:=COM.MICROSOFT.CONCAT(&quot;0x&quot;;TEXT([.B39];&quot;00&quot;))" office:value-type="string" office:string-value="0xff" calcext:value-type="string">
            <text:p>0xff</text:p>
          </table:table-cell>
          <table:table-cell table:formula="of:=COM.MICROSOFT.CONCAT(&quot;0x&quot;;TEXT([.C39];&quot;00&quot;))" office:value-type="string" office:string-value="0xff" calcext:value-type="string">
            <text:p>0xff</text:p>
          </table:table-cell>
          <table:table-cell table:formula="of:=COM.MICROSOFT.CONCAT(&quot;0x&quot;;TEXT([.D39];&quot;00&quot;))" office:value-type="string" office:string-value="0xff" calcext:value-type="string">
            <text:p>0xff</text:p>
          </table:table-cell>
          <table:table-cell table:formula="of:=COM.MICROSOFT.CONCAT(&quot;0x&quot;;TEXT([.E39];&quot;00&quot;))" office:value-type="string" office:string-value="0xff" calcext:value-type="string">
            <text:p>0xff</text:p>
          </table:table-cell>
          <table:table-cell table:formula="of:=COM.MICROSOFT.CONCAT(&quot;0x&quot;;TEXT([.F39];&quot;00&quot;))" office:value-type="string" office:string-value="0xff" calcext:value-type="string">
            <text:p>0xff</text:p>
          </table:table-cell>
          <table:table-cell table:formula="of:=COM.MICROSOFT.CONCAT(&quot;0x&quot;;TEXT([.G39];&quot;00&quot;))" office:value-type="string" office:string-value="0xff" calcext:value-type="string">
            <text:p>0xff</text:p>
          </table:table-cell>
          <table:table-cell table:formula="of:=COM.MICROSOFT.CONCAT(&quot;0x&quot;;TEXT([.H39];&quot;00&quot;))" office:value-type="string" office:string-value="0xff" calcext:value-type="string">
            <text:p>0xff</text:p>
          </table:table-cell>
          <table:table-cell table:formula="of:=COM.MICROSOFT.CONCAT(&quot;0x&quot;;TEXT([.I39];&quot;00&quot;))" office:value-type="string" office:string-value="0xff" calcext:value-type="string">
            <text:p>0xff</text:p>
          </table:table-cell>
          <table:table-cell table:formula="of:=COM.MICROSOFT.CONCAT(&quot;0x&quot;;TEXT([.J39];&quot;00&quot;))" office:value-type="string" office:string-value="0xff" calcext:value-type="string">
            <text:p>0xff</text:p>
          </table:table-cell>
          <table:table-cell table:formula="of:=COM.MICROSOFT.CONCAT(&quot;0x&quot;;TEXT([.K39];&quot;00&quot;))" office:value-type="string" office:string-value="0xff" calcext:value-type="string">
            <text:p>0xff</text:p>
          </table:table-cell>
          <table:table-cell table:formula="of:=COM.MICROSOFT.CONCAT(&quot;0x&quot;;TEXT([.L39];&quot;00&quot;))" office:value-type="string" office:string-value="0xff" calcext:value-type="string">
            <text:p>0xff</text:p>
          </table:table-cell>
          <table:table-cell table:formula="of:=COM.MICROSOFT.CONCAT(&quot;0x&quot;;TEXT([.M39];&quot;00&quot;))" office:value-type="string" office:string-value="0xff" calcext:value-type="string">
            <text:p>0xff</text:p>
          </table:table-cell>
          <table:table-cell table:formula="of:=COM.MICROSOFT.CONCAT(&quot;0x&quot;;TEXT([.N39];&quot;00&quot;))" office:value-type="string" office:string-value="0xff" calcext:value-type="string">
            <text:p>0xff</text:p>
          </table:table-cell>
          <table:table-cell table:formula="of:=COM.MICROSOFT.CONCAT(&quot;0x&quot;;TEXT([.O39];&quot;00&quot;))" office:value-type="string" office:string-value="0xff" calcext:value-type="string">
            <text:p>0xff</text:p>
          </table:table-cell>
          <table:table-cell table:formula="of:=COM.MICROSOFT.CONCAT(&quot;0x&quot;;TEXT([.P39];&quot;00&quot;))" office:value-type="string" office:string-value="0xff" calcext:value-type="string">
            <text:p>0xff</text:p>
          </table:table-cell>
          <table:table-cell table:formula="of:=COM.MICROSOFT.TEXTJOIN(&quot;,&quot;;1;[.A131:.P13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0];&quot;00&quot;))" office:value-type="string" office:string-value="0xff" calcext:value-type="string">
            <text:p>0xff</text:p>
          </table:table-cell>
          <table:table-cell table:formula="of:=COM.MICROSOFT.CONCAT(&quot;0x&quot;;TEXT([.B40];&quot;00&quot;))" office:value-type="string" office:string-value="0xff" calcext:value-type="string">
            <text:p>0xff</text:p>
          </table:table-cell>
          <table:table-cell table:formula="of:=COM.MICROSOFT.CONCAT(&quot;0x&quot;;TEXT([.C40];&quot;00&quot;))" office:value-type="string" office:string-value="0xff" calcext:value-type="string">
            <text:p>0xff</text:p>
          </table:table-cell>
          <table:table-cell table:formula="of:=COM.MICROSOFT.CONCAT(&quot;0x&quot;;TEXT([.D40];&quot;00&quot;))" office:value-type="string" office:string-value="0xff" calcext:value-type="string">
            <text:p>0xff</text:p>
          </table:table-cell>
          <table:table-cell table:formula="of:=COM.MICROSOFT.CONCAT(&quot;0x&quot;;TEXT([.E40];&quot;00&quot;))" office:value-type="string" office:string-value="0xff" calcext:value-type="string">
            <text:p>0xff</text:p>
          </table:table-cell>
          <table:table-cell table:formula="of:=COM.MICROSOFT.CONCAT(&quot;0x&quot;;TEXT([.F40];&quot;00&quot;))" office:value-type="string" office:string-value="0xff" calcext:value-type="string">
            <text:p>0xff</text:p>
          </table:table-cell>
          <table:table-cell table:formula="of:=COM.MICROSOFT.CONCAT(&quot;0x&quot;;TEXT([.G40];&quot;00&quot;))" office:value-type="string" office:string-value="0xff" calcext:value-type="string">
            <text:p>0xff</text:p>
          </table:table-cell>
          <table:table-cell table:formula="of:=COM.MICROSOFT.CONCAT(&quot;0x&quot;;TEXT([.H40];&quot;00&quot;))" office:value-type="string" office:string-value="0xff" calcext:value-type="string">
            <text:p>0xff</text:p>
          </table:table-cell>
          <table:table-cell table:formula="of:=COM.MICROSOFT.CONCAT(&quot;0x&quot;;TEXT([.I40];&quot;00&quot;))" office:value-type="string" office:string-value="0xff" calcext:value-type="string">
            <text:p>0xff</text:p>
          </table:table-cell>
          <table:table-cell table:formula="of:=COM.MICROSOFT.CONCAT(&quot;0x&quot;;TEXT([.J40];&quot;00&quot;))" office:value-type="string" office:string-value="0xff" calcext:value-type="string">
            <text:p>0xff</text:p>
          </table:table-cell>
          <table:table-cell table:formula="of:=COM.MICROSOFT.CONCAT(&quot;0x&quot;;TEXT([.K40];&quot;00&quot;))" office:value-type="string" office:string-value="0xff" calcext:value-type="string">
            <text:p>0xff</text:p>
          </table:table-cell>
          <table:table-cell table:formula="of:=COM.MICROSOFT.CONCAT(&quot;0x&quot;;TEXT([.L40];&quot;00&quot;))" office:value-type="string" office:string-value="0xff" calcext:value-type="string">
            <text:p>0xff</text:p>
          </table:table-cell>
          <table:table-cell table:formula="of:=COM.MICROSOFT.CONCAT(&quot;0x&quot;;TEXT([.M40];&quot;00&quot;))" office:value-type="string" office:string-value="0xff" calcext:value-type="string">
            <text:p>0xff</text:p>
          </table:table-cell>
          <table:table-cell table:formula="of:=COM.MICROSOFT.CONCAT(&quot;0x&quot;;TEXT([.N40];&quot;00&quot;))" office:value-type="string" office:string-value="0xff" calcext:value-type="string">
            <text:p>0xff</text:p>
          </table:table-cell>
          <table:table-cell table:formula="of:=COM.MICROSOFT.CONCAT(&quot;0x&quot;;TEXT([.O40];&quot;00&quot;))" office:value-type="string" office:string-value="0xff" calcext:value-type="string">
            <text:p>0xff</text:p>
          </table:table-cell>
          <table:table-cell table:formula="of:=COM.MICROSOFT.CONCAT(&quot;0x&quot;;TEXT([.P40];&quot;00&quot;))" office:value-type="string" office:string-value="0xff" calcext:value-type="string">
            <text:p>0xff</text:p>
          </table:table-cell>
          <table:table-cell table:formula="of:=COM.MICROSOFT.TEXTJOIN(&quot;,&quot;;1;[.A132:.P13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1];&quot;00&quot;))" office:value-type="string" office:string-value="0xff" calcext:value-type="string">
            <text:p>0xff</text:p>
          </table:table-cell>
          <table:table-cell table:formula="of:=COM.MICROSOFT.CONCAT(&quot;0x&quot;;TEXT([.B41];&quot;00&quot;))" office:value-type="string" office:string-value="0xff" calcext:value-type="string">
            <text:p>0xff</text:p>
          </table:table-cell>
          <table:table-cell table:formula="of:=COM.MICROSOFT.CONCAT(&quot;0x&quot;;TEXT([.C41];&quot;00&quot;))" office:value-type="string" office:string-value="0xff" calcext:value-type="string">
            <text:p>0xff</text:p>
          </table:table-cell>
          <table:table-cell table:formula="of:=COM.MICROSOFT.CONCAT(&quot;0x&quot;;TEXT([.D41];&quot;00&quot;))" office:value-type="string" office:string-value="0xff" calcext:value-type="string">
            <text:p>0xff</text:p>
          </table:table-cell>
          <table:table-cell table:formula="of:=COM.MICROSOFT.CONCAT(&quot;0x&quot;;TEXT([.E41];&quot;00&quot;))" office:value-type="string" office:string-value="0xff" calcext:value-type="string">
            <text:p>0xff</text:p>
          </table:table-cell>
          <table:table-cell table:formula="of:=COM.MICROSOFT.CONCAT(&quot;0x&quot;;TEXT([.F41];&quot;00&quot;))" office:value-type="string" office:string-value="0xff" calcext:value-type="string">
            <text:p>0xff</text:p>
          </table:table-cell>
          <table:table-cell table:formula="of:=COM.MICROSOFT.CONCAT(&quot;0x&quot;;TEXT([.G41];&quot;00&quot;))" office:value-type="string" office:string-value="0xff" calcext:value-type="string">
            <text:p>0xff</text:p>
          </table:table-cell>
          <table:table-cell table:formula="of:=COM.MICROSOFT.CONCAT(&quot;0x&quot;;TEXT([.H41];&quot;00&quot;))" office:value-type="string" office:string-value="0xff" calcext:value-type="string">
            <text:p>0xff</text:p>
          </table:table-cell>
          <table:table-cell table:formula="of:=COM.MICROSOFT.CONCAT(&quot;0x&quot;;TEXT([.I41];&quot;00&quot;))" office:value-type="string" office:string-value="0xff" calcext:value-type="string">
            <text:p>0xff</text:p>
          </table:table-cell>
          <table:table-cell table:formula="of:=COM.MICROSOFT.CONCAT(&quot;0x&quot;;TEXT([.J41];&quot;00&quot;))" office:value-type="string" office:string-value="0xff" calcext:value-type="string">
            <text:p>0xff</text:p>
          </table:table-cell>
          <table:table-cell table:formula="of:=COM.MICROSOFT.CONCAT(&quot;0x&quot;;TEXT([.K41];&quot;00&quot;))" office:value-type="string" office:string-value="0xff" calcext:value-type="string">
            <text:p>0xff</text:p>
          </table:table-cell>
          <table:table-cell table:formula="of:=COM.MICROSOFT.CONCAT(&quot;0x&quot;;TEXT([.L41];&quot;00&quot;))" office:value-type="string" office:string-value="0xff" calcext:value-type="string">
            <text:p>0xff</text:p>
          </table:table-cell>
          <table:table-cell table:formula="of:=COM.MICROSOFT.CONCAT(&quot;0x&quot;;TEXT([.M41];&quot;00&quot;))" office:value-type="string" office:string-value="0xff" calcext:value-type="string">
            <text:p>0xff</text:p>
          </table:table-cell>
          <table:table-cell table:formula="of:=COM.MICROSOFT.CONCAT(&quot;0x&quot;;TEXT([.N41];&quot;00&quot;))" office:value-type="string" office:string-value="0xff" calcext:value-type="string">
            <text:p>0xff</text:p>
          </table:table-cell>
          <table:table-cell table:formula="of:=COM.MICROSOFT.CONCAT(&quot;0x&quot;;TEXT([.O41];&quot;00&quot;))" office:value-type="string" office:string-value="0xff" calcext:value-type="string">
            <text:p>0xff</text:p>
          </table:table-cell>
          <table:table-cell table:formula="of:=COM.MICROSOFT.CONCAT(&quot;0x&quot;;TEXT([.P41];&quot;00&quot;))" office:value-type="string" office:string-value="0xff" calcext:value-type="string">
            <text:p>0xff</text:p>
          </table:table-cell>
          <table:table-cell table:formula="of:=COM.MICROSOFT.TEXTJOIN(&quot;,&quot;;1;[.A133:.P13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2];&quot;00&quot;))" office:value-type="string" office:string-value="0xff" calcext:value-type="string">
            <text:p>0xff</text:p>
          </table:table-cell>
          <table:table-cell table:formula="of:=COM.MICROSOFT.CONCAT(&quot;0x&quot;;TEXT([.B42];&quot;00&quot;))" office:value-type="string" office:string-value="0xff" calcext:value-type="string">
            <text:p>0xff</text:p>
          </table:table-cell>
          <table:table-cell table:formula="of:=COM.MICROSOFT.CONCAT(&quot;0x&quot;;TEXT([.C42];&quot;00&quot;))" office:value-type="string" office:string-value="0xff" calcext:value-type="string">
            <text:p>0xff</text:p>
          </table:table-cell>
          <table:table-cell table:formula="of:=COM.MICROSOFT.CONCAT(&quot;0x&quot;;TEXT([.D42];&quot;00&quot;))" office:value-type="string" office:string-value="0xff" calcext:value-type="string">
            <text:p>0xff</text:p>
          </table:table-cell>
          <table:table-cell table:formula="of:=COM.MICROSOFT.CONCAT(&quot;0x&quot;;TEXT([.E42];&quot;00&quot;))" office:value-type="string" office:string-value="0xff" calcext:value-type="string">
            <text:p>0xff</text:p>
          </table:table-cell>
          <table:table-cell table:formula="of:=COM.MICROSOFT.CONCAT(&quot;0x&quot;;TEXT([.F42];&quot;00&quot;))" office:value-type="string" office:string-value="0xff" calcext:value-type="string">
            <text:p>0xff</text:p>
          </table:table-cell>
          <table:table-cell table:formula="of:=COM.MICROSOFT.CONCAT(&quot;0x&quot;;TEXT([.G42];&quot;00&quot;))" office:value-type="string" office:string-value="0xff" calcext:value-type="string">
            <text:p>0xff</text:p>
          </table:table-cell>
          <table:table-cell table:formula="of:=COM.MICROSOFT.CONCAT(&quot;0x&quot;;TEXT([.H42];&quot;00&quot;))" office:value-type="string" office:string-value="0xff" calcext:value-type="string">
            <text:p>0xff</text:p>
          </table:table-cell>
          <table:table-cell table:formula="of:=COM.MICROSOFT.CONCAT(&quot;0x&quot;;TEXT([.I42];&quot;00&quot;))" office:value-type="string" office:string-value="0xff" calcext:value-type="string">
            <text:p>0xff</text:p>
          </table:table-cell>
          <table:table-cell table:formula="of:=COM.MICROSOFT.CONCAT(&quot;0x&quot;;TEXT([.J42];&quot;00&quot;))" office:value-type="string" office:string-value="0xff" calcext:value-type="string">
            <text:p>0xff</text:p>
          </table:table-cell>
          <table:table-cell table:formula="of:=COM.MICROSOFT.CONCAT(&quot;0x&quot;;TEXT([.K42];&quot;00&quot;))" office:value-type="string" office:string-value="0xff" calcext:value-type="string">
            <text:p>0xff</text:p>
          </table:table-cell>
          <table:table-cell table:formula="of:=COM.MICROSOFT.CONCAT(&quot;0x&quot;;TEXT([.L42];&quot;00&quot;))" office:value-type="string" office:string-value="0xff" calcext:value-type="string">
            <text:p>0xff</text:p>
          </table:table-cell>
          <table:table-cell table:formula="of:=COM.MICROSOFT.CONCAT(&quot;0x&quot;;TEXT([.M42];&quot;00&quot;))" office:value-type="string" office:string-value="0xff" calcext:value-type="string">
            <text:p>0xff</text:p>
          </table:table-cell>
          <table:table-cell table:formula="of:=COM.MICROSOFT.CONCAT(&quot;0x&quot;;TEXT([.N42];&quot;00&quot;))" office:value-type="string" office:string-value="0xff" calcext:value-type="string">
            <text:p>0xff</text:p>
          </table:table-cell>
          <table:table-cell table:formula="of:=COM.MICROSOFT.CONCAT(&quot;0x&quot;;TEXT([.O42];&quot;00&quot;))" office:value-type="string" office:string-value="0xff" calcext:value-type="string">
            <text:p>0xff</text:p>
          </table:table-cell>
          <table:table-cell table:formula="of:=COM.MICROSOFT.CONCAT(&quot;0x&quot;;TEXT([.P42];&quot;00&quot;))" office:value-type="string" office:string-value="0xff" calcext:value-type="string">
            <text:p>0xff</text:p>
          </table:table-cell>
          <table:table-cell table:formula="of:=COM.MICROSOFT.TEXTJOIN(&quot;,&quot;;1;[.A134:.P13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3];&quot;00&quot;))" office:value-type="string" office:string-value="0xff" calcext:value-type="string">
            <text:p>0xff</text:p>
          </table:table-cell>
          <table:table-cell table:formula="of:=COM.MICROSOFT.CONCAT(&quot;0x&quot;;TEXT([.B43];&quot;00&quot;))" office:value-type="string" office:string-value="0xff" calcext:value-type="string">
            <text:p>0xff</text:p>
          </table:table-cell>
          <table:table-cell table:formula="of:=COM.MICROSOFT.CONCAT(&quot;0x&quot;;TEXT([.C43];&quot;00&quot;))" office:value-type="string" office:string-value="0xff" calcext:value-type="string">
            <text:p>0xff</text:p>
          </table:table-cell>
          <table:table-cell table:formula="of:=COM.MICROSOFT.CONCAT(&quot;0x&quot;;TEXT([.D43];&quot;00&quot;))" office:value-type="string" office:string-value="0xff" calcext:value-type="string">
            <text:p>0xff</text:p>
          </table:table-cell>
          <table:table-cell table:formula="of:=COM.MICROSOFT.CONCAT(&quot;0x&quot;;TEXT([.E43];&quot;00&quot;))" office:value-type="string" office:string-value="0xff" calcext:value-type="string">
            <text:p>0xff</text:p>
          </table:table-cell>
          <table:table-cell table:formula="of:=COM.MICROSOFT.CONCAT(&quot;0x&quot;;TEXT([.F43];&quot;00&quot;))" office:value-type="string" office:string-value="0xff" calcext:value-type="string">
            <text:p>0xff</text:p>
          </table:table-cell>
          <table:table-cell table:formula="of:=COM.MICROSOFT.CONCAT(&quot;0x&quot;;TEXT([.G43];&quot;00&quot;))" office:value-type="string" office:string-value="0xff" calcext:value-type="string">
            <text:p>0xff</text:p>
          </table:table-cell>
          <table:table-cell table:formula="of:=COM.MICROSOFT.CONCAT(&quot;0x&quot;;TEXT([.H43];&quot;00&quot;))" office:value-type="string" office:string-value="0xff" calcext:value-type="string">
            <text:p>0xff</text:p>
          </table:table-cell>
          <table:table-cell table:formula="of:=COM.MICROSOFT.CONCAT(&quot;0x&quot;;TEXT([.I43];&quot;00&quot;))" office:value-type="string" office:string-value="0xff" calcext:value-type="string">
            <text:p>0xff</text:p>
          </table:table-cell>
          <table:table-cell table:formula="of:=COM.MICROSOFT.CONCAT(&quot;0x&quot;;TEXT([.J43];&quot;00&quot;))" office:value-type="string" office:string-value="0xff" calcext:value-type="string">
            <text:p>0xff</text:p>
          </table:table-cell>
          <table:table-cell table:formula="of:=COM.MICROSOFT.CONCAT(&quot;0x&quot;;TEXT([.K43];&quot;00&quot;))" office:value-type="string" office:string-value="0xff" calcext:value-type="string">
            <text:p>0xff</text:p>
          </table:table-cell>
          <table:table-cell table:formula="of:=COM.MICROSOFT.CONCAT(&quot;0x&quot;;TEXT([.L43];&quot;00&quot;))" office:value-type="string" office:string-value="0xff" calcext:value-type="string">
            <text:p>0xff</text:p>
          </table:table-cell>
          <table:table-cell table:formula="of:=COM.MICROSOFT.CONCAT(&quot;0x&quot;;TEXT([.M43];&quot;00&quot;))" office:value-type="string" office:string-value="0xff" calcext:value-type="string">
            <text:p>0xff</text:p>
          </table:table-cell>
          <table:table-cell table:formula="of:=COM.MICROSOFT.CONCAT(&quot;0x&quot;;TEXT([.N43];&quot;00&quot;))" office:value-type="string" office:string-value="0xff" calcext:value-type="string">
            <text:p>0xff</text:p>
          </table:table-cell>
          <table:table-cell table:formula="of:=COM.MICROSOFT.CONCAT(&quot;0x&quot;;TEXT([.O43];&quot;00&quot;))" office:value-type="string" office:string-value="0xff" calcext:value-type="string">
            <text:p>0xff</text:p>
          </table:table-cell>
          <table:table-cell table:formula="of:=COM.MICROSOFT.CONCAT(&quot;0x&quot;;TEXT([.P43];&quot;00&quot;))" office:value-type="string" office:string-value="0xff" calcext:value-type="string">
            <text:p>0xff</text:p>
          </table:table-cell>
          <table:table-cell table:formula="of:=COM.MICROSOFT.TEXTJOIN(&quot;,&quot;;1;[.A135:.P13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4];&quot;00&quot;))" office:value-type="string" office:string-value="0xff" calcext:value-type="string">
            <text:p>0xff</text:p>
          </table:table-cell>
          <table:table-cell table:formula="of:=COM.MICROSOFT.CONCAT(&quot;0x&quot;;TEXT([.B44];&quot;00&quot;))" office:value-type="string" office:string-value="0xff" calcext:value-type="string">
            <text:p>0xff</text:p>
          </table:table-cell>
          <table:table-cell table:formula="of:=COM.MICROSOFT.CONCAT(&quot;0x&quot;;TEXT([.C44];&quot;00&quot;))" office:value-type="string" office:string-value="0xff" calcext:value-type="string">
            <text:p>0xff</text:p>
          </table:table-cell>
          <table:table-cell table:formula="of:=COM.MICROSOFT.CONCAT(&quot;0x&quot;;TEXT([.D44];&quot;00&quot;))" office:value-type="string" office:string-value="0xff" calcext:value-type="string">
            <text:p>0xff</text:p>
          </table:table-cell>
          <table:table-cell table:formula="of:=COM.MICROSOFT.CONCAT(&quot;0x&quot;;TEXT([.E44];&quot;00&quot;))" office:value-type="string" office:string-value="0xff" calcext:value-type="string">
            <text:p>0xff</text:p>
          </table:table-cell>
          <table:table-cell table:formula="of:=COM.MICROSOFT.CONCAT(&quot;0x&quot;;TEXT([.F44];&quot;00&quot;))" office:value-type="string" office:string-value="0xff" calcext:value-type="string">
            <text:p>0xff</text:p>
          </table:table-cell>
          <table:table-cell table:formula="of:=COM.MICROSOFT.CONCAT(&quot;0x&quot;;TEXT([.G44];&quot;00&quot;))" office:value-type="string" office:string-value="0xff" calcext:value-type="string">
            <text:p>0xff</text:p>
          </table:table-cell>
          <table:table-cell table:formula="of:=COM.MICROSOFT.CONCAT(&quot;0x&quot;;TEXT([.H44];&quot;00&quot;))" office:value-type="string" office:string-value="0xff" calcext:value-type="string">
            <text:p>0xff</text:p>
          </table:table-cell>
          <table:table-cell table:formula="of:=COM.MICROSOFT.CONCAT(&quot;0x&quot;;TEXT([.I44];&quot;00&quot;))" office:value-type="string" office:string-value="0xff" calcext:value-type="string">
            <text:p>0xff</text:p>
          </table:table-cell>
          <table:table-cell table:formula="of:=COM.MICROSOFT.CONCAT(&quot;0x&quot;;TEXT([.J44];&quot;00&quot;))" office:value-type="string" office:string-value="0xff" calcext:value-type="string">
            <text:p>0xff</text:p>
          </table:table-cell>
          <table:table-cell table:formula="of:=COM.MICROSOFT.CONCAT(&quot;0x&quot;;TEXT([.K44];&quot;00&quot;))" office:value-type="string" office:string-value="0xff" calcext:value-type="string">
            <text:p>0xff</text:p>
          </table:table-cell>
          <table:table-cell table:formula="of:=COM.MICROSOFT.CONCAT(&quot;0x&quot;;TEXT([.L44];&quot;00&quot;))" office:value-type="string" office:string-value="0xff" calcext:value-type="string">
            <text:p>0xff</text:p>
          </table:table-cell>
          <table:table-cell table:formula="of:=COM.MICROSOFT.CONCAT(&quot;0x&quot;;TEXT([.M44];&quot;00&quot;))" office:value-type="string" office:string-value="0xff" calcext:value-type="string">
            <text:p>0xff</text:p>
          </table:table-cell>
          <table:table-cell table:formula="of:=COM.MICROSOFT.CONCAT(&quot;0x&quot;;TEXT([.N44];&quot;00&quot;))" office:value-type="string" office:string-value="0xff" calcext:value-type="string">
            <text:p>0xff</text:p>
          </table:table-cell>
          <table:table-cell table:formula="of:=COM.MICROSOFT.CONCAT(&quot;0x&quot;;TEXT([.O44];&quot;00&quot;))" office:value-type="string" office:string-value="0xff" calcext:value-type="string">
            <text:p>0xff</text:p>
          </table:table-cell>
          <table:table-cell table:formula="of:=COM.MICROSOFT.CONCAT(&quot;0x&quot;;TEXT([.P44];&quot;00&quot;))" office:value-type="string" office:string-value="0xff" calcext:value-type="string">
            <text:p>0xff</text:p>
          </table:table-cell>
          <table:table-cell table:formula="of:=COM.MICROSOFT.TEXTJOIN(&quot;,&quot;;1;[.A136:.P13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5];&quot;00&quot;))" office:value-type="string" office:string-value="0xff" calcext:value-type="string">
            <text:p>0xff</text:p>
          </table:table-cell>
          <table:table-cell table:formula="of:=COM.MICROSOFT.CONCAT(&quot;0x&quot;;TEXT([.B45];&quot;00&quot;))" office:value-type="string" office:string-value="0xff" calcext:value-type="string">
            <text:p>0xff</text:p>
          </table:table-cell>
          <table:table-cell table:formula="of:=COM.MICROSOFT.CONCAT(&quot;0x&quot;;TEXT([.C45];&quot;00&quot;))" office:value-type="string" office:string-value="0xff" calcext:value-type="string">
            <text:p>0xff</text:p>
          </table:table-cell>
          <table:table-cell table:formula="of:=COM.MICROSOFT.CONCAT(&quot;0x&quot;;TEXT([.D45];&quot;00&quot;))" office:value-type="string" office:string-value="0xff" calcext:value-type="string">
            <text:p>0xff</text:p>
          </table:table-cell>
          <table:table-cell table:formula="of:=COM.MICROSOFT.CONCAT(&quot;0x&quot;;TEXT([.E45];&quot;00&quot;))" office:value-type="string" office:string-value="0xff" calcext:value-type="string">
            <text:p>0xff</text:p>
          </table:table-cell>
          <table:table-cell table:formula="of:=COM.MICROSOFT.CONCAT(&quot;0x&quot;;TEXT([.F45];&quot;00&quot;))" office:value-type="string" office:string-value="0xff" calcext:value-type="string">
            <text:p>0xff</text:p>
          </table:table-cell>
          <table:table-cell table:formula="of:=COM.MICROSOFT.CONCAT(&quot;0x&quot;;TEXT([.G45];&quot;00&quot;))" office:value-type="string" office:string-value="0xff" calcext:value-type="string">
            <text:p>0xff</text:p>
          </table:table-cell>
          <table:table-cell table:formula="of:=COM.MICROSOFT.CONCAT(&quot;0x&quot;;TEXT([.H45];&quot;00&quot;))" office:value-type="string" office:string-value="0xff" calcext:value-type="string">
            <text:p>0xff</text:p>
          </table:table-cell>
          <table:table-cell table:formula="of:=COM.MICROSOFT.CONCAT(&quot;0x&quot;;TEXT([.I45];&quot;00&quot;))" office:value-type="string" office:string-value="0xff" calcext:value-type="string">
            <text:p>0xff</text:p>
          </table:table-cell>
          <table:table-cell table:formula="of:=COM.MICROSOFT.CONCAT(&quot;0x&quot;;TEXT([.J45];&quot;00&quot;))" office:value-type="string" office:string-value="0xff" calcext:value-type="string">
            <text:p>0xff</text:p>
          </table:table-cell>
          <table:table-cell table:formula="of:=COM.MICROSOFT.CONCAT(&quot;0x&quot;;TEXT([.K45];&quot;00&quot;))" office:value-type="string" office:string-value="0xff" calcext:value-type="string">
            <text:p>0xff</text:p>
          </table:table-cell>
          <table:table-cell table:formula="of:=COM.MICROSOFT.CONCAT(&quot;0x&quot;;TEXT([.L45];&quot;00&quot;))" office:value-type="string" office:string-value="0xff" calcext:value-type="string">
            <text:p>0xff</text:p>
          </table:table-cell>
          <table:table-cell table:formula="of:=COM.MICROSOFT.CONCAT(&quot;0x&quot;;TEXT([.M45];&quot;00&quot;))" office:value-type="string" office:string-value="0xff" calcext:value-type="string">
            <text:p>0xff</text:p>
          </table:table-cell>
          <table:table-cell table:formula="of:=COM.MICROSOFT.CONCAT(&quot;0x&quot;;TEXT([.N45];&quot;00&quot;))" office:value-type="string" office:string-value="0xff" calcext:value-type="string">
            <text:p>0xff</text:p>
          </table:table-cell>
          <table:table-cell table:formula="of:=COM.MICROSOFT.CONCAT(&quot;0x&quot;;TEXT([.O45];&quot;00&quot;))" office:value-type="string" office:string-value="0xff" calcext:value-type="string">
            <text:p>0xff</text:p>
          </table:table-cell>
          <table:table-cell table:formula="of:=COM.MICROSOFT.CONCAT(&quot;0x&quot;;TEXT([.P45];&quot;00&quot;))" office:value-type="string" office:string-value="0xff" calcext:value-type="string">
            <text:p>0xff</text:p>
          </table:table-cell>
          <table:table-cell table:formula="of:=COM.MICROSOFT.TEXTJOIN(&quot;,&quot;;1;[.A137:.P13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6];&quot;00&quot;))" office:value-type="string" office:string-value="0xff" calcext:value-type="string">
            <text:p>0xff</text:p>
          </table:table-cell>
          <table:table-cell table:formula="of:=COM.MICROSOFT.CONCAT(&quot;0x&quot;;TEXT([.B46];&quot;00&quot;))" office:value-type="string" office:string-value="0xff" calcext:value-type="string">
            <text:p>0xff</text:p>
          </table:table-cell>
          <table:table-cell table:formula="of:=COM.MICROSOFT.CONCAT(&quot;0x&quot;;TEXT([.C46];&quot;00&quot;))" office:value-type="string" office:string-value="0xff" calcext:value-type="string">
            <text:p>0xff</text:p>
          </table:table-cell>
          <table:table-cell table:formula="of:=COM.MICROSOFT.CONCAT(&quot;0x&quot;;TEXT([.D46];&quot;00&quot;))" office:value-type="string" office:string-value="0xff" calcext:value-type="string">
            <text:p>0xff</text:p>
          </table:table-cell>
          <table:table-cell table:formula="of:=COM.MICROSOFT.CONCAT(&quot;0x&quot;;TEXT([.E46];&quot;00&quot;))" office:value-type="string" office:string-value="0xff" calcext:value-type="string">
            <text:p>0xff</text:p>
          </table:table-cell>
          <table:table-cell table:formula="of:=COM.MICROSOFT.CONCAT(&quot;0x&quot;;TEXT([.F46];&quot;00&quot;))" office:value-type="string" office:string-value="0xff" calcext:value-type="string">
            <text:p>0xff</text:p>
          </table:table-cell>
          <table:table-cell table:formula="of:=COM.MICROSOFT.CONCAT(&quot;0x&quot;;TEXT([.G46];&quot;00&quot;))" office:value-type="string" office:string-value="0xff" calcext:value-type="string">
            <text:p>0xff</text:p>
          </table:table-cell>
          <table:table-cell table:formula="of:=COM.MICROSOFT.CONCAT(&quot;0x&quot;;TEXT([.H46];&quot;00&quot;))" office:value-type="string" office:string-value="0xff" calcext:value-type="string">
            <text:p>0xff</text:p>
          </table:table-cell>
          <table:table-cell table:formula="of:=COM.MICROSOFT.CONCAT(&quot;0x&quot;;TEXT([.I46];&quot;00&quot;))" office:value-type="string" office:string-value="0xff" calcext:value-type="string">
            <text:p>0xff</text:p>
          </table:table-cell>
          <table:table-cell table:formula="of:=COM.MICROSOFT.CONCAT(&quot;0x&quot;;TEXT([.J46];&quot;00&quot;))" office:value-type="string" office:string-value="0xff" calcext:value-type="string">
            <text:p>0xff</text:p>
          </table:table-cell>
          <table:table-cell table:formula="of:=COM.MICROSOFT.CONCAT(&quot;0x&quot;;TEXT([.K46];&quot;00&quot;))" office:value-type="string" office:string-value="0xff" calcext:value-type="string">
            <text:p>0xff</text:p>
          </table:table-cell>
          <table:table-cell table:formula="of:=COM.MICROSOFT.CONCAT(&quot;0x&quot;;TEXT([.L46];&quot;00&quot;))" office:value-type="string" office:string-value="0xff" calcext:value-type="string">
            <text:p>0xff</text:p>
          </table:table-cell>
          <table:table-cell table:formula="of:=COM.MICROSOFT.CONCAT(&quot;0x&quot;;TEXT([.M46];&quot;00&quot;))" office:value-type="string" office:string-value="0xff" calcext:value-type="string">
            <text:p>0xff</text:p>
          </table:table-cell>
          <table:table-cell table:formula="of:=COM.MICROSOFT.CONCAT(&quot;0x&quot;;TEXT([.N46];&quot;00&quot;))" office:value-type="string" office:string-value="0xff" calcext:value-type="string">
            <text:p>0xff</text:p>
          </table:table-cell>
          <table:table-cell table:formula="of:=COM.MICROSOFT.CONCAT(&quot;0x&quot;;TEXT([.O46];&quot;00&quot;))" office:value-type="string" office:string-value="0xff" calcext:value-type="string">
            <text:p>0xff</text:p>
          </table:table-cell>
          <table:table-cell table:formula="of:=COM.MICROSOFT.CONCAT(&quot;0x&quot;;TEXT([.P46];&quot;00&quot;))" office:value-type="string" office:string-value="0xff" calcext:value-type="string">
            <text:p>0xff</text:p>
          </table:table-cell>
          <table:table-cell table:formula="of:=COM.MICROSOFT.TEXTJOIN(&quot;,&quot;;1;[.A138:.P13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7];&quot;00&quot;))" office:value-type="string" office:string-value="0xff" calcext:value-type="string">
            <text:p>0xff</text:p>
          </table:table-cell>
          <table:table-cell table:formula="of:=COM.MICROSOFT.CONCAT(&quot;0x&quot;;TEXT([.B47];&quot;00&quot;))" office:value-type="string" office:string-value="0xff" calcext:value-type="string">
            <text:p>0xff</text:p>
          </table:table-cell>
          <table:table-cell table:formula="of:=COM.MICROSOFT.CONCAT(&quot;0x&quot;;TEXT([.C47];&quot;00&quot;))" office:value-type="string" office:string-value="0xff" calcext:value-type="string">
            <text:p>0xff</text:p>
          </table:table-cell>
          <table:table-cell table:formula="of:=COM.MICROSOFT.CONCAT(&quot;0x&quot;;TEXT([.D47];&quot;00&quot;))" office:value-type="string" office:string-value="0xff" calcext:value-type="string">
            <text:p>0xff</text:p>
          </table:table-cell>
          <table:table-cell table:formula="of:=COM.MICROSOFT.CONCAT(&quot;0x&quot;;TEXT([.E47];&quot;00&quot;))" office:value-type="string" office:string-value="0xff" calcext:value-type="string">
            <text:p>0xff</text:p>
          </table:table-cell>
          <table:table-cell table:formula="of:=COM.MICROSOFT.CONCAT(&quot;0x&quot;;TEXT([.F47];&quot;00&quot;))" office:value-type="string" office:string-value="0xff" calcext:value-type="string">
            <text:p>0xff</text:p>
          </table:table-cell>
          <table:table-cell table:formula="of:=COM.MICROSOFT.CONCAT(&quot;0x&quot;;TEXT([.G47];&quot;00&quot;))" office:value-type="string" office:string-value="0xff" calcext:value-type="string">
            <text:p>0xff</text:p>
          </table:table-cell>
          <table:table-cell table:formula="of:=COM.MICROSOFT.CONCAT(&quot;0x&quot;;TEXT([.H47];&quot;00&quot;))" office:value-type="string" office:string-value="0xff" calcext:value-type="string">
            <text:p>0xff</text:p>
          </table:table-cell>
          <table:table-cell table:formula="of:=COM.MICROSOFT.CONCAT(&quot;0x&quot;;TEXT([.I47];&quot;00&quot;))" office:value-type="string" office:string-value="0xff" calcext:value-type="string">
            <text:p>0xff</text:p>
          </table:table-cell>
          <table:table-cell table:formula="of:=COM.MICROSOFT.CONCAT(&quot;0x&quot;;TEXT([.J47];&quot;00&quot;))" office:value-type="string" office:string-value="0xff" calcext:value-type="string">
            <text:p>0xff</text:p>
          </table:table-cell>
          <table:table-cell table:formula="of:=COM.MICROSOFT.CONCAT(&quot;0x&quot;;TEXT([.K47];&quot;00&quot;))" office:value-type="string" office:string-value="0xff" calcext:value-type="string">
            <text:p>0xff</text:p>
          </table:table-cell>
          <table:table-cell table:formula="of:=COM.MICROSOFT.CONCAT(&quot;0x&quot;;TEXT([.L47];&quot;00&quot;))" office:value-type="string" office:string-value="0xff" calcext:value-type="string">
            <text:p>0xff</text:p>
          </table:table-cell>
          <table:table-cell table:formula="of:=COM.MICROSOFT.CONCAT(&quot;0x&quot;;TEXT([.M47];&quot;00&quot;))" office:value-type="string" office:string-value="0xff" calcext:value-type="string">
            <text:p>0xff</text:p>
          </table:table-cell>
          <table:table-cell table:formula="of:=COM.MICROSOFT.CONCAT(&quot;0x&quot;;TEXT([.N47];&quot;00&quot;))" office:value-type="string" office:string-value="0xff" calcext:value-type="string">
            <text:p>0xff</text:p>
          </table:table-cell>
          <table:table-cell table:formula="of:=COM.MICROSOFT.CONCAT(&quot;0x&quot;;TEXT([.O47];&quot;00&quot;))" office:value-type="string" office:string-value="0xff" calcext:value-type="string">
            <text:p>0xff</text:p>
          </table:table-cell>
          <table:table-cell table:formula="of:=COM.MICROSOFT.CONCAT(&quot;0x&quot;;TEXT([.P47];&quot;00&quot;))" office:value-type="string" office:string-value="0xff" calcext:value-type="string">
            <text:p>0xff</text:p>
          </table:table-cell>
          <table:table-cell table:formula="of:=COM.MICROSOFT.TEXTJOIN(&quot;,&quot;;1;[.A139:.P13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8];&quot;00&quot;))" office:value-type="string" office:string-value="0xff" calcext:value-type="string">
            <text:p>0xff</text:p>
          </table:table-cell>
          <table:table-cell table:formula="of:=COM.MICROSOFT.CONCAT(&quot;0x&quot;;TEXT([.B48];&quot;00&quot;))" office:value-type="string" office:string-value="0xff" calcext:value-type="string">
            <text:p>0xff</text:p>
          </table:table-cell>
          <table:table-cell table:formula="of:=COM.MICROSOFT.CONCAT(&quot;0x&quot;;TEXT([.C48];&quot;00&quot;))" office:value-type="string" office:string-value="0xff" calcext:value-type="string">
            <text:p>0xff</text:p>
          </table:table-cell>
          <table:table-cell table:formula="of:=COM.MICROSOFT.CONCAT(&quot;0x&quot;;TEXT([.D48];&quot;00&quot;))" office:value-type="string" office:string-value="0xff" calcext:value-type="string">
            <text:p>0xff</text:p>
          </table:table-cell>
          <table:table-cell table:formula="of:=COM.MICROSOFT.CONCAT(&quot;0x&quot;;TEXT([.E48];&quot;00&quot;))" office:value-type="string" office:string-value="0xff" calcext:value-type="string">
            <text:p>0xff</text:p>
          </table:table-cell>
          <table:table-cell table:formula="of:=COM.MICROSOFT.CONCAT(&quot;0x&quot;;TEXT([.F48];&quot;00&quot;))" office:value-type="string" office:string-value="0xff" calcext:value-type="string">
            <text:p>0xff</text:p>
          </table:table-cell>
          <table:table-cell table:formula="of:=COM.MICROSOFT.CONCAT(&quot;0x&quot;;TEXT([.G48];&quot;00&quot;))" office:value-type="string" office:string-value="0xff" calcext:value-type="string">
            <text:p>0xff</text:p>
          </table:table-cell>
          <table:table-cell table:formula="of:=COM.MICROSOFT.CONCAT(&quot;0x&quot;;TEXT([.H48];&quot;00&quot;))" office:value-type="string" office:string-value="0xff" calcext:value-type="string">
            <text:p>0xff</text:p>
          </table:table-cell>
          <table:table-cell table:formula="of:=COM.MICROSOFT.CONCAT(&quot;0x&quot;;TEXT([.I48];&quot;00&quot;))" office:value-type="string" office:string-value="0xff" calcext:value-type="string">
            <text:p>0xff</text:p>
          </table:table-cell>
          <table:table-cell table:formula="of:=COM.MICROSOFT.CONCAT(&quot;0x&quot;;TEXT([.J48];&quot;00&quot;))" office:value-type="string" office:string-value="0xff" calcext:value-type="string">
            <text:p>0xff</text:p>
          </table:table-cell>
          <table:table-cell table:formula="of:=COM.MICROSOFT.CONCAT(&quot;0x&quot;;TEXT([.K48];&quot;00&quot;))" office:value-type="string" office:string-value="0xff" calcext:value-type="string">
            <text:p>0xff</text:p>
          </table:table-cell>
          <table:table-cell table:formula="of:=COM.MICROSOFT.CONCAT(&quot;0x&quot;;TEXT([.L48];&quot;00&quot;))" office:value-type="string" office:string-value="0xff" calcext:value-type="string">
            <text:p>0xff</text:p>
          </table:table-cell>
          <table:table-cell table:formula="of:=COM.MICROSOFT.CONCAT(&quot;0x&quot;;TEXT([.M48];&quot;00&quot;))" office:value-type="string" office:string-value="0xff" calcext:value-type="string">
            <text:p>0xff</text:p>
          </table:table-cell>
          <table:table-cell table:formula="of:=COM.MICROSOFT.CONCAT(&quot;0x&quot;;TEXT([.N48];&quot;00&quot;))" office:value-type="string" office:string-value="0xff" calcext:value-type="string">
            <text:p>0xff</text:p>
          </table:table-cell>
          <table:table-cell table:formula="of:=COM.MICROSOFT.CONCAT(&quot;0x&quot;;TEXT([.O48];&quot;00&quot;))" office:value-type="string" office:string-value="0xff" calcext:value-type="string">
            <text:p>0xff</text:p>
          </table:table-cell>
          <table:table-cell table:formula="of:=COM.MICROSOFT.CONCAT(&quot;0x&quot;;TEXT([.P48];&quot;00&quot;))" office:value-type="string" office:string-value="0xff" calcext:value-type="string">
            <text:p>0xff</text:p>
          </table:table-cell>
          <table:table-cell table:formula="of:=COM.MICROSOFT.TEXTJOIN(&quot;,&quot;;1;[.A140:.P14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9];&quot;00&quot;))" office:value-type="string" office:string-value="0xff" calcext:value-type="string">
            <text:p>0xff</text:p>
          </table:table-cell>
          <table:table-cell table:formula="of:=COM.MICROSOFT.CONCAT(&quot;0x&quot;;TEXT([.B49];&quot;00&quot;))" office:value-type="string" office:string-value="0xff" calcext:value-type="string">
            <text:p>0xff</text:p>
          </table:table-cell>
          <table:table-cell table:formula="of:=COM.MICROSOFT.CONCAT(&quot;0x&quot;;TEXT([.C49];&quot;00&quot;))" office:value-type="string" office:string-value="0xff" calcext:value-type="string">
            <text:p>0xff</text:p>
          </table:table-cell>
          <table:table-cell table:formula="of:=COM.MICROSOFT.CONCAT(&quot;0x&quot;;TEXT([.D49];&quot;00&quot;))" office:value-type="string" office:string-value="0xff" calcext:value-type="string">
            <text:p>0xff</text:p>
          </table:table-cell>
          <table:table-cell table:formula="of:=COM.MICROSOFT.CONCAT(&quot;0x&quot;;TEXT([.E49];&quot;00&quot;))" office:value-type="string" office:string-value="0xff" calcext:value-type="string">
            <text:p>0xff</text:p>
          </table:table-cell>
          <table:table-cell table:formula="of:=COM.MICROSOFT.CONCAT(&quot;0x&quot;;TEXT([.F49];&quot;00&quot;))" office:value-type="string" office:string-value="0xff" calcext:value-type="string">
            <text:p>0xff</text:p>
          </table:table-cell>
          <table:table-cell table:formula="of:=COM.MICROSOFT.CONCAT(&quot;0x&quot;;TEXT([.G49];&quot;00&quot;))" office:value-type="string" office:string-value="0xff" calcext:value-type="string">
            <text:p>0xff</text:p>
          </table:table-cell>
          <table:table-cell table:formula="of:=COM.MICROSOFT.CONCAT(&quot;0x&quot;;TEXT([.H49];&quot;00&quot;))" office:value-type="string" office:string-value="0xff" calcext:value-type="string">
            <text:p>0xff</text:p>
          </table:table-cell>
          <table:table-cell table:formula="of:=COM.MICROSOFT.CONCAT(&quot;0x&quot;;TEXT([.I49];&quot;00&quot;))" office:value-type="string" office:string-value="0xff" calcext:value-type="string">
            <text:p>0xff</text:p>
          </table:table-cell>
          <table:table-cell table:formula="of:=COM.MICROSOFT.CONCAT(&quot;0x&quot;;TEXT([.J49];&quot;00&quot;))" office:value-type="string" office:string-value="0xff" calcext:value-type="string">
            <text:p>0xff</text:p>
          </table:table-cell>
          <table:table-cell table:formula="of:=COM.MICROSOFT.CONCAT(&quot;0x&quot;;TEXT([.K49];&quot;00&quot;))" office:value-type="string" office:string-value="0xff" calcext:value-type="string">
            <text:p>0xff</text:p>
          </table:table-cell>
          <table:table-cell table:formula="of:=COM.MICROSOFT.CONCAT(&quot;0x&quot;;TEXT([.L49];&quot;00&quot;))" office:value-type="string" office:string-value="0xff" calcext:value-type="string">
            <text:p>0xff</text:p>
          </table:table-cell>
          <table:table-cell table:formula="of:=COM.MICROSOFT.CONCAT(&quot;0x&quot;;TEXT([.M49];&quot;00&quot;))" office:value-type="string" office:string-value="0xff" calcext:value-type="string">
            <text:p>0xff</text:p>
          </table:table-cell>
          <table:table-cell table:formula="of:=COM.MICROSOFT.CONCAT(&quot;0x&quot;;TEXT([.N49];&quot;00&quot;))" office:value-type="string" office:string-value="0xff" calcext:value-type="string">
            <text:p>0xff</text:p>
          </table:table-cell>
          <table:table-cell table:formula="of:=COM.MICROSOFT.CONCAT(&quot;0x&quot;;TEXT([.O49];&quot;00&quot;))" office:value-type="string" office:string-value="0xff" calcext:value-type="string">
            <text:p>0xff</text:p>
          </table:table-cell>
          <table:table-cell table:formula="of:=COM.MICROSOFT.CONCAT(&quot;0x&quot;;TEXT([.P49];&quot;00&quot;))" office:value-type="string" office:string-value="0xff" calcext:value-type="string">
            <text:p>0xff</text:p>
          </table:table-cell>
          <table:table-cell table:formula="of:=COM.MICROSOFT.TEXTJOIN(&quot;,&quot;;1;[.A141:.P14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0];&quot;00&quot;))" office:value-type="string" office:string-value="0xff" calcext:value-type="string">
            <text:p>0xff</text:p>
          </table:table-cell>
          <table:table-cell table:formula="of:=COM.MICROSOFT.CONCAT(&quot;0x&quot;;TEXT([.B50];&quot;00&quot;))" office:value-type="string" office:string-value="0xff" calcext:value-type="string">
            <text:p>0xff</text:p>
          </table:table-cell>
          <table:table-cell table:formula="of:=COM.MICROSOFT.CONCAT(&quot;0x&quot;;TEXT([.C50];&quot;00&quot;))" office:value-type="string" office:string-value="0xff" calcext:value-type="string">
            <text:p>0xff</text:p>
          </table:table-cell>
          <table:table-cell table:formula="of:=COM.MICROSOFT.CONCAT(&quot;0x&quot;;TEXT([.D50];&quot;00&quot;))" office:value-type="string" office:string-value="0xff" calcext:value-type="string">
            <text:p>0xff</text:p>
          </table:table-cell>
          <table:table-cell table:formula="of:=COM.MICROSOFT.CONCAT(&quot;0x&quot;;TEXT([.E50];&quot;00&quot;))" office:value-type="string" office:string-value="0xff" calcext:value-type="string">
            <text:p>0xff</text:p>
          </table:table-cell>
          <table:table-cell table:formula="of:=COM.MICROSOFT.CONCAT(&quot;0x&quot;;TEXT([.F50];&quot;00&quot;))" office:value-type="string" office:string-value="0xff" calcext:value-type="string">
            <text:p>0xff</text:p>
          </table:table-cell>
          <table:table-cell table:formula="of:=COM.MICROSOFT.CONCAT(&quot;0x&quot;;TEXT([.G50];&quot;00&quot;))" office:value-type="string" office:string-value="0xff" calcext:value-type="string">
            <text:p>0xff</text:p>
          </table:table-cell>
          <table:table-cell table:formula="of:=COM.MICROSOFT.CONCAT(&quot;0x&quot;;TEXT([.H50];&quot;00&quot;))" office:value-type="string" office:string-value="0xff" calcext:value-type="string">
            <text:p>0xff</text:p>
          </table:table-cell>
          <table:table-cell table:formula="of:=COM.MICROSOFT.CONCAT(&quot;0x&quot;;TEXT([.I50];&quot;00&quot;))" office:value-type="string" office:string-value="0xff" calcext:value-type="string">
            <text:p>0xff</text:p>
          </table:table-cell>
          <table:table-cell table:formula="of:=COM.MICROSOFT.CONCAT(&quot;0x&quot;;TEXT([.J50];&quot;00&quot;))" office:value-type="string" office:string-value="0xff" calcext:value-type="string">
            <text:p>0xff</text:p>
          </table:table-cell>
          <table:table-cell table:formula="of:=COM.MICROSOFT.CONCAT(&quot;0x&quot;;TEXT([.K50];&quot;00&quot;))" office:value-type="string" office:string-value="0xff" calcext:value-type="string">
            <text:p>0xff</text:p>
          </table:table-cell>
          <table:table-cell table:formula="of:=COM.MICROSOFT.CONCAT(&quot;0x&quot;;TEXT([.L50];&quot;00&quot;))" office:value-type="string" office:string-value="0xff" calcext:value-type="string">
            <text:p>0xff</text:p>
          </table:table-cell>
          <table:table-cell table:formula="of:=COM.MICROSOFT.CONCAT(&quot;0x&quot;;TEXT([.M50];&quot;00&quot;))" office:value-type="string" office:string-value="0xff" calcext:value-type="string">
            <text:p>0xff</text:p>
          </table:table-cell>
          <table:table-cell table:formula="of:=COM.MICROSOFT.CONCAT(&quot;0x&quot;;TEXT([.N50];&quot;00&quot;))" office:value-type="string" office:string-value="0xff" calcext:value-type="string">
            <text:p>0xff</text:p>
          </table:table-cell>
          <table:table-cell table:formula="of:=COM.MICROSOFT.CONCAT(&quot;0x&quot;;TEXT([.O50];&quot;00&quot;))" office:value-type="string" office:string-value="0xff" calcext:value-type="string">
            <text:p>0xff</text:p>
          </table:table-cell>
          <table:table-cell table:formula="of:=COM.MICROSOFT.CONCAT(&quot;0x&quot;;TEXT([.P50];&quot;00&quot;))" office:value-type="string" office:string-value="0xff" calcext:value-type="string">
            <text:p>0xff</text:p>
          </table:table-cell>
          <table:table-cell table:formula="of:=COM.MICROSOFT.TEXTJOIN(&quot;,&quot;;1;[.A142:.P14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1];&quot;00&quot;))" office:value-type="string" office:string-value="0xff" calcext:value-type="string">
            <text:p>0xff</text:p>
          </table:table-cell>
          <table:table-cell table:formula="of:=COM.MICROSOFT.CONCAT(&quot;0x&quot;;TEXT([.B51];&quot;00&quot;))" office:value-type="string" office:string-value="0xff" calcext:value-type="string">
            <text:p>0xff</text:p>
          </table:table-cell>
          <table:table-cell table:formula="of:=COM.MICROSOFT.CONCAT(&quot;0x&quot;;TEXT([.C51];&quot;00&quot;))" office:value-type="string" office:string-value="0xff" calcext:value-type="string">
            <text:p>0xff</text:p>
          </table:table-cell>
          <table:table-cell table:formula="of:=COM.MICROSOFT.CONCAT(&quot;0x&quot;;TEXT([.D51];&quot;00&quot;))" office:value-type="string" office:string-value="0xff" calcext:value-type="string">
            <text:p>0xff</text:p>
          </table:table-cell>
          <table:table-cell table:formula="of:=COM.MICROSOFT.CONCAT(&quot;0x&quot;;TEXT([.E51];&quot;00&quot;))" office:value-type="string" office:string-value="0xff" calcext:value-type="string">
            <text:p>0xff</text:p>
          </table:table-cell>
          <table:table-cell table:formula="of:=COM.MICROSOFT.CONCAT(&quot;0x&quot;;TEXT([.F51];&quot;00&quot;))" office:value-type="string" office:string-value="0xff" calcext:value-type="string">
            <text:p>0xff</text:p>
          </table:table-cell>
          <table:table-cell table:formula="of:=COM.MICROSOFT.CONCAT(&quot;0x&quot;;TEXT([.G51];&quot;00&quot;))" office:value-type="string" office:string-value="0xff" calcext:value-type="string">
            <text:p>0xff</text:p>
          </table:table-cell>
          <table:table-cell table:formula="of:=COM.MICROSOFT.CONCAT(&quot;0x&quot;;TEXT([.H51];&quot;00&quot;))" office:value-type="string" office:string-value="0xff" calcext:value-type="string">
            <text:p>0xff</text:p>
          </table:table-cell>
          <table:table-cell table:formula="of:=COM.MICROSOFT.CONCAT(&quot;0x&quot;;TEXT([.I51];&quot;00&quot;))" office:value-type="string" office:string-value="0xff" calcext:value-type="string">
            <text:p>0xff</text:p>
          </table:table-cell>
          <table:table-cell table:formula="of:=COM.MICROSOFT.CONCAT(&quot;0x&quot;;TEXT([.J51];&quot;00&quot;))" office:value-type="string" office:string-value="0xff" calcext:value-type="string">
            <text:p>0xff</text:p>
          </table:table-cell>
          <table:table-cell table:formula="of:=COM.MICROSOFT.CONCAT(&quot;0x&quot;;TEXT([.K51];&quot;00&quot;))" office:value-type="string" office:string-value="0xff" calcext:value-type="string">
            <text:p>0xff</text:p>
          </table:table-cell>
          <table:table-cell table:formula="of:=COM.MICROSOFT.CONCAT(&quot;0x&quot;;TEXT([.L51];&quot;00&quot;))" office:value-type="string" office:string-value="0xff" calcext:value-type="string">
            <text:p>0xff</text:p>
          </table:table-cell>
          <table:table-cell table:formula="of:=COM.MICROSOFT.CONCAT(&quot;0x&quot;;TEXT([.M51];&quot;00&quot;))" office:value-type="string" office:string-value="0xff" calcext:value-type="string">
            <text:p>0xff</text:p>
          </table:table-cell>
          <table:table-cell table:formula="of:=COM.MICROSOFT.CONCAT(&quot;0x&quot;;TEXT([.N51];&quot;00&quot;))" office:value-type="string" office:string-value="0xff" calcext:value-type="string">
            <text:p>0xff</text:p>
          </table:table-cell>
          <table:table-cell table:formula="of:=COM.MICROSOFT.CONCAT(&quot;0x&quot;;TEXT([.O51];&quot;00&quot;))" office:value-type="string" office:string-value="0xff" calcext:value-type="string">
            <text:p>0xff</text:p>
          </table:table-cell>
          <table:table-cell table:formula="of:=COM.MICROSOFT.CONCAT(&quot;0x&quot;;TEXT([.P51];&quot;00&quot;))" office:value-type="string" office:string-value="0xff" calcext:value-type="string">
            <text:p>0xff</text:p>
          </table:table-cell>
          <table:table-cell table:formula="of:=COM.MICROSOFT.TEXTJOIN(&quot;,&quot;;1;[.A143:.P14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2];&quot;00&quot;))" office:value-type="string" office:string-value="0xff" calcext:value-type="string">
            <text:p>0xff</text:p>
          </table:table-cell>
          <table:table-cell table:formula="of:=COM.MICROSOFT.CONCAT(&quot;0x&quot;;TEXT([.B52];&quot;00&quot;))" office:value-type="string" office:string-value="0xff" calcext:value-type="string">
            <text:p>0xff</text:p>
          </table:table-cell>
          <table:table-cell table:formula="of:=COM.MICROSOFT.CONCAT(&quot;0x&quot;;TEXT([.C52];&quot;00&quot;))" office:value-type="string" office:string-value="0xff" calcext:value-type="string">
            <text:p>0xff</text:p>
          </table:table-cell>
          <table:table-cell table:formula="of:=COM.MICROSOFT.CONCAT(&quot;0x&quot;;TEXT([.D52];&quot;00&quot;))" office:value-type="string" office:string-value="0xff" calcext:value-type="string">
            <text:p>0xff</text:p>
          </table:table-cell>
          <table:table-cell table:formula="of:=COM.MICROSOFT.CONCAT(&quot;0x&quot;;TEXT([.E52];&quot;00&quot;))" office:value-type="string" office:string-value="0xff" calcext:value-type="string">
            <text:p>0xff</text:p>
          </table:table-cell>
          <table:table-cell table:formula="of:=COM.MICROSOFT.CONCAT(&quot;0x&quot;;TEXT([.F52];&quot;00&quot;))" office:value-type="string" office:string-value="0xff" calcext:value-type="string">
            <text:p>0xff</text:p>
          </table:table-cell>
          <table:table-cell table:formula="of:=COM.MICROSOFT.CONCAT(&quot;0x&quot;;TEXT([.G52];&quot;00&quot;))" office:value-type="string" office:string-value="0xff" calcext:value-type="string">
            <text:p>0xff</text:p>
          </table:table-cell>
          <table:table-cell table:formula="of:=COM.MICROSOFT.CONCAT(&quot;0x&quot;;TEXT([.H52];&quot;00&quot;))" office:value-type="string" office:string-value="0xff" calcext:value-type="string">
            <text:p>0xff</text:p>
          </table:table-cell>
          <table:table-cell table:formula="of:=COM.MICROSOFT.CONCAT(&quot;0x&quot;;TEXT([.I52];&quot;00&quot;))" office:value-type="string" office:string-value="0xff" calcext:value-type="string">
            <text:p>0xff</text:p>
          </table:table-cell>
          <table:table-cell table:formula="of:=COM.MICROSOFT.CONCAT(&quot;0x&quot;;TEXT([.J52];&quot;00&quot;))" office:value-type="string" office:string-value="0xff" calcext:value-type="string">
            <text:p>0xff</text:p>
          </table:table-cell>
          <table:table-cell table:formula="of:=COM.MICROSOFT.CONCAT(&quot;0x&quot;;TEXT([.K52];&quot;00&quot;))" office:value-type="string" office:string-value="0xff" calcext:value-type="string">
            <text:p>0xff</text:p>
          </table:table-cell>
          <table:table-cell table:formula="of:=COM.MICROSOFT.CONCAT(&quot;0x&quot;;TEXT([.L52];&quot;00&quot;))" office:value-type="string" office:string-value="0xff" calcext:value-type="string">
            <text:p>0xff</text:p>
          </table:table-cell>
          <table:table-cell table:formula="of:=COM.MICROSOFT.CONCAT(&quot;0x&quot;;TEXT([.M52];&quot;00&quot;))" office:value-type="string" office:string-value="0xff" calcext:value-type="string">
            <text:p>0xff</text:p>
          </table:table-cell>
          <table:table-cell table:formula="of:=COM.MICROSOFT.CONCAT(&quot;0x&quot;;TEXT([.N52];&quot;00&quot;))" office:value-type="string" office:string-value="0xff" calcext:value-type="string">
            <text:p>0xff</text:p>
          </table:table-cell>
          <table:table-cell table:formula="of:=COM.MICROSOFT.CONCAT(&quot;0x&quot;;TEXT([.O52];&quot;00&quot;))" office:value-type="string" office:string-value="0xff" calcext:value-type="string">
            <text:p>0xff</text:p>
          </table:table-cell>
          <table:table-cell table:formula="of:=COM.MICROSOFT.CONCAT(&quot;0x&quot;;TEXT([.P52];&quot;00&quot;))" office:value-type="string" office:string-value="0xff" calcext:value-type="string">
            <text:p>0xff</text:p>
          </table:table-cell>
          <table:table-cell table:formula="of:=COM.MICROSOFT.TEXTJOIN(&quot;,&quot;;1;[.A144:.P14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3];&quot;00&quot;))" office:value-type="string" office:string-value="0xff" calcext:value-type="string">
            <text:p>0xff</text:p>
          </table:table-cell>
          <table:table-cell table:formula="of:=COM.MICROSOFT.CONCAT(&quot;0x&quot;;TEXT([.B53];&quot;00&quot;))" office:value-type="string" office:string-value="0xff" calcext:value-type="string">
            <text:p>0xff</text:p>
          </table:table-cell>
          <table:table-cell table:formula="of:=COM.MICROSOFT.CONCAT(&quot;0x&quot;;TEXT([.C53];&quot;00&quot;))" office:value-type="string" office:string-value="0xff" calcext:value-type="string">
            <text:p>0xff</text:p>
          </table:table-cell>
          <table:table-cell table:formula="of:=COM.MICROSOFT.CONCAT(&quot;0x&quot;;TEXT([.D53];&quot;00&quot;))" office:value-type="string" office:string-value="0xff" calcext:value-type="string">
            <text:p>0xff</text:p>
          </table:table-cell>
          <table:table-cell table:formula="of:=COM.MICROSOFT.CONCAT(&quot;0x&quot;;TEXT([.E53];&quot;00&quot;))" office:value-type="string" office:string-value="0xff" calcext:value-type="string">
            <text:p>0xff</text:p>
          </table:table-cell>
          <table:table-cell table:formula="of:=COM.MICROSOFT.CONCAT(&quot;0x&quot;;TEXT([.F53];&quot;00&quot;))" office:value-type="string" office:string-value="0xff" calcext:value-type="string">
            <text:p>0xff</text:p>
          </table:table-cell>
          <table:table-cell table:formula="of:=COM.MICROSOFT.CONCAT(&quot;0x&quot;;TEXT([.G53];&quot;00&quot;))" office:value-type="string" office:string-value="0xff" calcext:value-type="string">
            <text:p>0xff</text:p>
          </table:table-cell>
          <table:table-cell table:formula="of:=COM.MICROSOFT.CONCAT(&quot;0x&quot;;TEXT([.H53];&quot;00&quot;))" office:value-type="string" office:string-value="0xff" calcext:value-type="string">
            <text:p>0xff</text:p>
          </table:table-cell>
          <table:table-cell table:formula="of:=COM.MICROSOFT.CONCAT(&quot;0x&quot;;TEXT([.I53];&quot;00&quot;))" office:value-type="string" office:string-value="0xff" calcext:value-type="string">
            <text:p>0xff</text:p>
          </table:table-cell>
          <table:table-cell table:formula="of:=COM.MICROSOFT.CONCAT(&quot;0x&quot;;TEXT([.J53];&quot;00&quot;))" office:value-type="string" office:string-value="0xff" calcext:value-type="string">
            <text:p>0xff</text:p>
          </table:table-cell>
          <table:table-cell table:formula="of:=COM.MICROSOFT.CONCAT(&quot;0x&quot;;TEXT([.K53];&quot;00&quot;))" office:value-type="string" office:string-value="0xff" calcext:value-type="string">
            <text:p>0xff</text:p>
          </table:table-cell>
          <table:table-cell table:formula="of:=COM.MICROSOFT.CONCAT(&quot;0x&quot;;TEXT([.L53];&quot;00&quot;))" office:value-type="string" office:string-value="0xff" calcext:value-type="string">
            <text:p>0xff</text:p>
          </table:table-cell>
          <table:table-cell table:formula="of:=COM.MICROSOFT.CONCAT(&quot;0x&quot;;TEXT([.M53];&quot;00&quot;))" office:value-type="string" office:string-value="0xff" calcext:value-type="string">
            <text:p>0xff</text:p>
          </table:table-cell>
          <table:table-cell table:formula="of:=COM.MICROSOFT.CONCAT(&quot;0x&quot;;TEXT([.N53];&quot;00&quot;))" office:value-type="string" office:string-value="0xff" calcext:value-type="string">
            <text:p>0xff</text:p>
          </table:table-cell>
          <table:table-cell table:formula="of:=COM.MICROSOFT.CONCAT(&quot;0x&quot;;TEXT([.O53];&quot;00&quot;))" office:value-type="string" office:string-value="0xff" calcext:value-type="string">
            <text:p>0xff</text:p>
          </table:table-cell>
          <table:table-cell table:formula="of:=COM.MICROSOFT.CONCAT(&quot;0x&quot;;TEXT([.P53];&quot;00&quot;))" office:value-type="string" office:string-value="0xff" calcext:value-type="string">
            <text:p>0xff</text:p>
          </table:table-cell>
          <table:table-cell table:formula="of:=COM.MICROSOFT.TEXTJOIN(&quot;,&quot;;1;[.A145:.P14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4];&quot;00&quot;))" office:value-type="string" office:string-value="0xff" calcext:value-type="string">
            <text:p>0xff</text:p>
          </table:table-cell>
          <table:table-cell table:formula="of:=COM.MICROSOFT.CONCAT(&quot;0x&quot;;TEXT([.B54];&quot;00&quot;))" office:value-type="string" office:string-value="0xff" calcext:value-type="string">
            <text:p>0xff</text:p>
          </table:table-cell>
          <table:table-cell table:formula="of:=COM.MICROSOFT.CONCAT(&quot;0x&quot;;TEXT([.C54];&quot;00&quot;))" office:value-type="string" office:string-value="0xff" calcext:value-type="string">
            <text:p>0xff</text:p>
          </table:table-cell>
          <table:table-cell table:formula="of:=COM.MICROSOFT.CONCAT(&quot;0x&quot;;TEXT([.D54];&quot;00&quot;))" office:value-type="string" office:string-value="0xff" calcext:value-type="string">
            <text:p>0xff</text:p>
          </table:table-cell>
          <table:table-cell table:formula="of:=COM.MICROSOFT.CONCAT(&quot;0x&quot;;TEXT([.E54];&quot;00&quot;))" office:value-type="string" office:string-value="0xff" calcext:value-type="string">
            <text:p>0xff</text:p>
          </table:table-cell>
          <table:table-cell table:formula="of:=COM.MICROSOFT.CONCAT(&quot;0x&quot;;TEXT([.F54];&quot;00&quot;))" office:value-type="string" office:string-value="0xff" calcext:value-type="string">
            <text:p>0xff</text:p>
          </table:table-cell>
          <table:table-cell table:formula="of:=COM.MICROSOFT.CONCAT(&quot;0x&quot;;TEXT([.G54];&quot;00&quot;))" office:value-type="string" office:string-value="0xff" calcext:value-type="string">
            <text:p>0xff</text:p>
          </table:table-cell>
          <table:table-cell table:formula="of:=COM.MICROSOFT.CONCAT(&quot;0x&quot;;TEXT([.H54];&quot;00&quot;))" office:value-type="string" office:string-value="0xff" calcext:value-type="string">
            <text:p>0xff</text:p>
          </table:table-cell>
          <table:table-cell table:formula="of:=COM.MICROSOFT.CONCAT(&quot;0x&quot;;TEXT([.I54];&quot;00&quot;))" office:value-type="string" office:string-value="0xff" calcext:value-type="string">
            <text:p>0xff</text:p>
          </table:table-cell>
          <table:table-cell table:formula="of:=COM.MICROSOFT.CONCAT(&quot;0x&quot;;TEXT([.J54];&quot;00&quot;))" office:value-type="string" office:string-value="0xff" calcext:value-type="string">
            <text:p>0xff</text:p>
          </table:table-cell>
          <table:table-cell table:formula="of:=COM.MICROSOFT.CONCAT(&quot;0x&quot;;TEXT([.K54];&quot;00&quot;))" office:value-type="string" office:string-value="0xff" calcext:value-type="string">
            <text:p>0xff</text:p>
          </table:table-cell>
          <table:table-cell table:formula="of:=COM.MICROSOFT.CONCAT(&quot;0x&quot;;TEXT([.L54];&quot;00&quot;))" office:value-type="string" office:string-value="0xff" calcext:value-type="string">
            <text:p>0xff</text:p>
          </table:table-cell>
          <table:table-cell table:formula="of:=COM.MICROSOFT.CONCAT(&quot;0x&quot;;TEXT([.M54];&quot;00&quot;))" office:value-type="string" office:string-value="0xff" calcext:value-type="string">
            <text:p>0xff</text:p>
          </table:table-cell>
          <table:table-cell table:formula="of:=COM.MICROSOFT.CONCAT(&quot;0x&quot;;TEXT([.N54];&quot;00&quot;))" office:value-type="string" office:string-value="0xff" calcext:value-type="string">
            <text:p>0xff</text:p>
          </table:table-cell>
          <table:table-cell table:formula="of:=COM.MICROSOFT.CONCAT(&quot;0x&quot;;TEXT([.O54];&quot;00&quot;))" office:value-type="string" office:string-value="0xff" calcext:value-type="string">
            <text:p>0xff</text:p>
          </table:table-cell>
          <table:table-cell table:formula="of:=COM.MICROSOFT.CONCAT(&quot;0x&quot;;TEXT([.P54];&quot;00&quot;))" office:value-type="string" office:string-value="0xff" calcext:value-type="string">
            <text:p>0xff</text:p>
          </table:table-cell>
          <table:table-cell table:formula="of:=COM.MICROSOFT.TEXTJOIN(&quot;,&quot;;1;[.A146:.P14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5];&quot;00&quot;))" office:value-type="string" office:string-value="0xff" calcext:value-type="string">
            <text:p>0xff</text:p>
          </table:table-cell>
          <table:table-cell table:formula="of:=COM.MICROSOFT.CONCAT(&quot;0x&quot;;TEXT([.B55];&quot;00&quot;))" office:value-type="string" office:string-value="0xff" calcext:value-type="string">
            <text:p>0xff</text:p>
          </table:table-cell>
          <table:table-cell table:formula="of:=COM.MICROSOFT.CONCAT(&quot;0x&quot;;TEXT([.C55];&quot;00&quot;))" office:value-type="string" office:string-value="0xff" calcext:value-type="string">
            <text:p>0xff</text:p>
          </table:table-cell>
          <table:table-cell table:formula="of:=COM.MICROSOFT.CONCAT(&quot;0x&quot;;TEXT([.D55];&quot;00&quot;))" office:value-type="string" office:string-value="0xff" calcext:value-type="string">
            <text:p>0xff</text:p>
          </table:table-cell>
          <table:table-cell table:formula="of:=COM.MICROSOFT.CONCAT(&quot;0x&quot;;TEXT([.E55];&quot;00&quot;))" office:value-type="string" office:string-value="0xff" calcext:value-type="string">
            <text:p>0xff</text:p>
          </table:table-cell>
          <table:table-cell table:formula="of:=COM.MICROSOFT.CONCAT(&quot;0x&quot;;TEXT([.F55];&quot;00&quot;))" office:value-type="string" office:string-value="0xff" calcext:value-type="string">
            <text:p>0xff</text:p>
          </table:table-cell>
          <table:table-cell table:formula="of:=COM.MICROSOFT.CONCAT(&quot;0x&quot;;TEXT([.G55];&quot;00&quot;))" office:value-type="string" office:string-value="0xff" calcext:value-type="string">
            <text:p>0xff</text:p>
          </table:table-cell>
          <table:table-cell table:formula="of:=COM.MICROSOFT.CONCAT(&quot;0x&quot;;TEXT([.H55];&quot;00&quot;))" office:value-type="string" office:string-value="0xff" calcext:value-type="string">
            <text:p>0xff</text:p>
          </table:table-cell>
          <table:table-cell table:formula="of:=COM.MICROSOFT.CONCAT(&quot;0x&quot;;TEXT([.I55];&quot;00&quot;))" office:value-type="string" office:string-value="0xff" calcext:value-type="string">
            <text:p>0xff</text:p>
          </table:table-cell>
          <table:table-cell table:formula="of:=COM.MICROSOFT.CONCAT(&quot;0x&quot;;TEXT([.J55];&quot;00&quot;))" office:value-type="string" office:string-value="0xff" calcext:value-type="string">
            <text:p>0xff</text:p>
          </table:table-cell>
          <table:table-cell table:formula="of:=COM.MICROSOFT.CONCAT(&quot;0x&quot;;TEXT([.K55];&quot;00&quot;))" office:value-type="string" office:string-value="0xff" calcext:value-type="string">
            <text:p>0xff</text:p>
          </table:table-cell>
          <table:table-cell table:formula="of:=COM.MICROSOFT.CONCAT(&quot;0x&quot;;TEXT([.L55];&quot;00&quot;))" office:value-type="string" office:string-value="0xff" calcext:value-type="string">
            <text:p>0xff</text:p>
          </table:table-cell>
          <table:table-cell table:formula="of:=COM.MICROSOFT.CONCAT(&quot;0x&quot;;TEXT([.M55];&quot;00&quot;))" office:value-type="string" office:string-value="0xff" calcext:value-type="string">
            <text:p>0xff</text:p>
          </table:table-cell>
          <table:table-cell table:formula="of:=COM.MICROSOFT.CONCAT(&quot;0x&quot;;TEXT([.N55];&quot;00&quot;))" office:value-type="string" office:string-value="0xff" calcext:value-type="string">
            <text:p>0xff</text:p>
          </table:table-cell>
          <table:table-cell table:formula="of:=COM.MICROSOFT.CONCAT(&quot;0x&quot;;TEXT([.O55];&quot;00&quot;))" office:value-type="string" office:string-value="0xff" calcext:value-type="string">
            <text:p>0xff</text:p>
          </table:table-cell>
          <table:table-cell table:formula="of:=COM.MICROSOFT.CONCAT(&quot;0x&quot;;TEXT([.P55];&quot;00&quot;))" office:value-type="string" office:string-value="0xff" calcext:value-type="string">
            <text:p>0xff</text:p>
          </table:table-cell>
          <table:table-cell table:formula="of:=COM.MICROSOFT.TEXTJOIN(&quot;,&quot;;1;[.A147:.P14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6];&quot;00&quot;))" office:value-type="string" office:string-value="0xff" calcext:value-type="string">
            <text:p>0xff</text:p>
          </table:table-cell>
          <table:table-cell table:formula="of:=COM.MICROSOFT.CONCAT(&quot;0x&quot;;TEXT([.B56];&quot;00&quot;))" office:value-type="string" office:string-value="0xff" calcext:value-type="string">
            <text:p>0xff</text:p>
          </table:table-cell>
          <table:table-cell table:formula="of:=COM.MICROSOFT.CONCAT(&quot;0x&quot;;TEXT([.C56];&quot;00&quot;))" office:value-type="string" office:string-value="0xff" calcext:value-type="string">
            <text:p>0xff</text:p>
          </table:table-cell>
          <table:table-cell table:formula="of:=COM.MICROSOFT.CONCAT(&quot;0x&quot;;TEXT([.D56];&quot;00&quot;))" office:value-type="string" office:string-value="0xff" calcext:value-type="string">
            <text:p>0xff</text:p>
          </table:table-cell>
          <table:table-cell table:formula="of:=COM.MICROSOFT.CONCAT(&quot;0x&quot;;TEXT([.E56];&quot;00&quot;))" office:value-type="string" office:string-value="0xff" calcext:value-type="string">
            <text:p>0xff</text:p>
          </table:table-cell>
          <table:table-cell table:formula="of:=COM.MICROSOFT.CONCAT(&quot;0x&quot;;TEXT([.F56];&quot;00&quot;))" office:value-type="string" office:string-value="0xff" calcext:value-type="string">
            <text:p>0xff</text:p>
          </table:table-cell>
          <table:table-cell table:formula="of:=COM.MICROSOFT.CONCAT(&quot;0x&quot;;TEXT([.G56];&quot;00&quot;))" office:value-type="string" office:string-value="0xff" calcext:value-type="string">
            <text:p>0xff</text:p>
          </table:table-cell>
          <table:table-cell table:formula="of:=COM.MICROSOFT.CONCAT(&quot;0x&quot;;TEXT([.H56];&quot;00&quot;))" office:value-type="string" office:string-value="0xff" calcext:value-type="string">
            <text:p>0xff</text:p>
          </table:table-cell>
          <table:table-cell table:formula="of:=COM.MICROSOFT.CONCAT(&quot;0x&quot;;TEXT([.I56];&quot;00&quot;))" office:value-type="string" office:string-value="0xff" calcext:value-type="string">
            <text:p>0xff</text:p>
          </table:table-cell>
          <table:table-cell table:formula="of:=COM.MICROSOFT.CONCAT(&quot;0x&quot;;TEXT([.J56];&quot;00&quot;))" office:value-type="string" office:string-value="0xff" calcext:value-type="string">
            <text:p>0xff</text:p>
          </table:table-cell>
          <table:table-cell table:formula="of:=COM.MICROSOFT.CONCAT(&quot;0x&quot;;TEXT([.K56];&quot;00&quot;))" office:value-type="string" office:string-value="0xff" calcext:value-type="string">
            <text:p>0xff</text:p>
          </table:table-cell>
          <table:table-cell table:formula="of:=COM.MICROSOFT.CONCAT(&quot;0x&quot;;TEXT([.L56];&quot;00&quot;))" office:value-type="string" office:string-value="0xff" calcext:value-type="string">
            <text:p>0xff</text:p>
          </table:table-cell>
          <table:table-cell table:formula="of:=COM.MICROSOFT.CONCAT(&quot;0x&quot;;TEXT([.M56];&quot;00&quot;))" office:value-type="string" office:string-value="0xff" calcext:value-type="string">
            <text:p>0xff</text:p>
          </table:table-cell>
          <table:table-cell table:formula="of:=COM.MICROSOFT.CONCAT(&quot;0x&quot;;TEXT([.N56];&quot;00&quot;))" office:value-type="string" office:string-value="0xff" calcext:value-type="string">
            <text:p>0xff</text:p>
          </table:table-cell>
          <table:table-cell table:formula="of:=COM.MICROSOFT.CONCAT(&quot;0x&quot;;TEXT([.O56];&quot;00&quot;))" office:value-type="string" office:string-value="0xff" calcext:value-type="string">
            <text:p>0xff</text:p>
          </table:table-cell>
          <table:table-cell table:formula="of:=COM.MICROSOFT.CONCAT(&quot;0x&quot;;TEXT([.P56];&quot;00&quot;))" office:value-type="string" office:string-value="0xff" calcext:value-type="string">
            <text:p>0xff</text:p>
          </table:table-cell>
          <table:table-cell table:formula="of:=COM.MICROSOFT.TEXTJOIN(&quot;,&quot;;1;[.A148:.P14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7];&quot;00&quot;))" office:value-type="string" office:string-value="0xff" calcext:value-type="string">
            <text:p>0xff</text:p>
          </table:table-cell>
          <table:table-cell table:formula="of:=COM.MICROSOFT.CONCAT(&quot;0x&quot;;TEXT([.B57];&quot;00&quot;))" office:value-type="string" office:string-value="0xff" calcext:value-type="string">
            <text:p>0xff</text:p>
          </table:table-cell>
          <table:table-cell table:formula="of:=COM.MICROSOFT.CONCAT(&quot;0x&quot;;TEXT([.C57];&quot;00&quot;))" office:value-type="string" office:string-value="0xff" calcext:value-type="string">
            <text:p>0xff</text:p>
          </table:table-cell>
          <table:table-cell table:formula="of:=COM.MICROSOFT.CONCAT(&quot;0x&quot;;TEXT([.D57];&quot;00&quot;))" office:value-type="string" office:string-value="0xff" calcext:value-type="string">
            <text:p>0xff</text:p>
          </table:table-cell>
          <table:table-cell table:formula="of:=COM.MICROSOFT.CONCAT(&quot;0x&quot;;TEXT([.E57];&quot;00&quot;))" office:value-type="string" office:string-value="0xff" calcext:value-type="string">
            <text:p>0xff</text:p>
          </table:table-cell>
          <table:table-cell table:formula="of:=COM.MICROSOFT.CONCAT(&quot;0x&quot;;TEXT([.F57];&quot;00&quot;))" office:value-type="string" office:string-value="0xff" calcext:value-type="string">
            <text:p>0xff</text:p>
          </table:table-cell>
          <table:table-cell table:formula="of:=COM.MICROSOFT.CONCAT(&quot;0x&quot;;TEXT([.G57];&quot;00&quot;))" office:value-type="string" office:string-value="0xff" calcext:value-type="string">
            <text:p>0xff</text:p>
          </table:table-cell>
          <table:table-cell table:formula="of:=COM.MICROSOFT.CONCAT(&quot;0x&quot;;TEXT([.H57];&quot;00&quot;))" office:value-type="string" office:string-value="0xff" calcext:value-type="string">
            <text:p>0xff</text:p>
          </table:table-cell>
          <table:table-cell table:formula="of:=COM.MICROSOFT.CONCAT(&quot;0x&quot;;TEXT([.I57];&quot;00&quot;))" office:value-type="string" office:string-value="0xff" calcext:value-type="string">
            <text:p>0xff</text:p>
          </table:table-cell>
          <table:table-cell table:formula="of:=COM.MICROSOFT.CONCAT(&quot;0x&quot;;TEXT([.J57];&quot;00&quot;))" office:value-type="string" office:string-value="0xff" calcext:value-type="string">
            <text:p>0xff</text:p>
          </table:table-cell>
          <table:table-cell table:formula="of:=COM.MICROSOFT.CONCAT(&quot;0x&quot;;TEXT([.K57];&quot;00&quot;))" office:value-type="string" office:string-value="0xff" calcext:value-type="string">
            <text:p>0xff</text:p>
          </table:table-cell>
          <table:table-cell table:formula="of:=COM.MICROSOFT.CONCAT(&quot;0x&quot;;TEXT([.L57];&quot;00&quot;))" office:value-type="string" office:string-value="0xff" calcext:value-type="string">
            <text:p>0xff</text:p>
          </table:table-cell>
          <table:table-cell table:formula="of:=COM.MICROSOFT.CONCAT(&quot;0x&quot;;TEXT([.M57];&quot;00&quot;))" office:value-type="string" office:string-value="0xff" calcext:value-type="string">
            <text:p>0xff</text:p>
          </table:table-cell>
          <table:table-cell table:formula="of:=COM.MICROSOFT.CONCAT(&quot;0x&quot;;TEXT([.N57];&quot;00&quot;))" office:value-type="string" office:string-value="0xff" calcext:value-type="string">
            <text:p>0xff</text:p>
          </table:table-cell>
          <table:table-cell table:formula="of:=COM.MICROSOFT.CONCAT(&quot;0x&quot;;TEXT([.O57];&quot;00&quot;))" office:value-type="string" office:string-value="0xff" calcext:value-type="string">
            <text:p>0xff</text:p>
          </table:table-cell>
          <table:table-cell table:formula="of:=COM.MICROSOFT.CONCAT(&quot;0x&quot;;TEXT([.P57];&quot;00&quot;))" office:value-type="string" office:string-value="0xff" calcext:value-type="string">
            <text:p>0xff</text:p>
          </table:table-cell>
          <table:table-cell table:formula="of:=COM.MICROSOFT.TEXTJOIN(&quot;,&quot;;1;[.A149:.P14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8];&quot;00&quot;))" office:value-type="string" office:string-value="0xff" calcext:value-type="string">
            <text:p>0xff</text:p>
          </table:table-cell>
          <table:table-cell table:formula="of:=COM.MICROSOFT.CONCAT(&quot;0x&quot;;TEXT([.B58];&quot;00&quot;))" office:value-type="string" office:string-value="0xff" calcext:value-type="string">
            <text:p>0xff</text:p>
          </table:table-cell>
          <table:table-cell table:formula="of:=COM.MICROSOFT.CONCAT(&quot;0x&quot;;TEXT([.C58];&quot;00&quot;))" office:value-type="string" office:string-value="0xff" calcext:value-type="string">
            <text:p>0xff</text:p>
          </table:table-cell>
          <table:table-cell table:formula="of:=COM.MICROSOFT.CONCAT(&quot;0x&quot;;TEXT([.D58];&quot;00&quot;))" office:value-type="string" office:string-value="0xff" calcext:value-type="string">
            <text:p>0xff</text:p>
          </table:table-cell>
          <table:table-cell table:formula="of:=COM.MICROSOFT.CONCAT(&quot;0x&quot;;TEXT([.E58];&quot;00&quot;))" office:value-type="string" office:string-value="0xff" calcext:value-type="string">
            <text:p>0xff</text:p>
          </table:table-cell>
          <table:table-cell table:formula="of:=COM.MICROSOFT.CONCAT(&quot;0x&quot;;TEXT([.F58];&quot;00&quot;))" office:value-type="string" office:string-value="0xff" calcext:value-type="string">
            <text:p>0xff</text:p>
          </table:table-cell>
          <table:table-cell table:formula="of:=COM.MICROSOFT.CONCAT(&quot;0x&quot;;TEXT([.G58];&quot;00&quot;))" office:value-type="string" office:string-value="0xff" calcext:value-type="string">
            <text:p>0xff</text:p>
          </table:table-cell>
          <table:table-cell table:formula="of:=COM.MICROSOFT.CONCAT(&quot;0x&quot;;TEXT([.H58];&quot;00&quot;))" office:value-type="string" office:string-value="0xff" calcext:value-type="string">
            <text:p>0xff</text:p>
          </table:table-cell>
          <table:table-cell table:formula="of:=COM.MICROSOFT.CONCAT(&quot;0x&quot;;TEXT([.I58];&quot;00&quot;))" office:value-type="string" office:string-value="0xff" calcext:value-type="string">
            <text:p>0xff</text:p>
          </table:table-cell>
          <table:table-cell table:formula="of:=COM.MICROSOFT.CONCAT(&quot;0x&quot;;TEXT([.J58];&quot;00&quot;))" office:value-type="string" office:string-value="0xff" calcext:value-type="string">
            <text:p>0xff</text:p>
          </table:table-cell>
          <table:table-cell table:formula="of:=COM.MICROSOFT.CONCAT(&quot;0x&quot;;TEXT([.K58];&quot;00&quot;))" office:value-type="string" office:string-value="0xff" calcext:value-type="string">
            <text:p>0xff</text:p>
          </table:table-cell>
          <table:table-cell table:formula="of:=COM.MICROSOFT.CONCAT(&quot;0x&quot;;TEXT([.L58];&quot;00&quot;))" office:value-type="string" office:string-value="0xff" calcext:value-type="string">
            <text:p>0xff</text:p>
          </table:table-cell>
          <table:table-cell table:formula="of:=COM.MICROSOFT.CONCAT(&quot;0x&quot;;TEXT([.M58];&quot;00&quot;))" office:value-type="string" office:string-value="0xff" calcext:value-type="string">
            <text:p>0xff</text:p>
          </table:table-cell>
          <table:table-cell table:formula="of:=COM.MICROSOFT.CONCAT(&quot;0x&quot;;TEXT([.N58];&quot;00&quot;))" office:value-type="string" office:string-value="0xff" calcext:value-type="string">
            <text:p>0xff</text:p>
          </table:table-cell>
          <table:table-cell table:formula="of:=COM.MICROSOFT.CONCAT(&quot;0x&quot;;TEXT([.O58];&quot;00&quot;))" office:value-type="string" office:string-value="0xff" calcext:value-type="string">
            <text:p>0xff</text:p>
          </table:table-cell>
          <table:table-cell table:formula="of:=COM.MICROSOFT.CONCAT(&quot;0x&quot;;TEXT([.P58];&quot;00&quot;))" office:value-type="string" office:string-value="0xff" calcext:value-type="string">
            <text:p>0xff</text:p>
          </table:table-cell>
          <table:table-cell table:formula="of:=COM.MICROSOFT.TEXTJOIN(&quot;,&quot;;1;[.A150:.P15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9];&quot;00&quot;))" office:value-type="string" office:string-value="0xff" calcext:value-type="string">
            <text:p>0xff</text:p>
          </table:table-cell>
          <table:table-cell table:formula="of:=COM.MICROSOFT.CONCAT(&quot;0x&quot;;TEXT([.B59];&quot;00&quot;))" office:value-type="string" office:string-value="0xff" calcext:value-type="string">
            <text:p>0xff</text:p>
          </table:table-cell>
          <table:table-cell table:formula="of:=COM.MICROSOFT.CONCAT(&quot;0x&quot;;TEXT([.C59];&quot;00&quot;))" office:value-type="string" office:string-value="0xff" calcext:value-type="string">
            <text:p>0xff</text:p>
          </table:table-cell>
          <table:table-cell table:formula="of:=COM.MICROSOFT.CONCAT(&quot;0x&quot;;TEXT([.D59];&quot;00&quot;))" office:value-type="string" office:string-value="0xff" calcext:value-type="string">
            <text:p>0xff</text:p>
          </table:table-cell>
          <table:table-cell table:formula="of:=COM.MICROSOFT.CONCAT(&quot;0x&quot;;TEXT([.E59];&quot;00&quot;))" office:value-type="string" office:string-value="0xff" calcext:value-type="string">
            <text:p>0xff</text:p>
          </table:table-cell>
          <table:table-cell table:formula="of:=COM.MICROSOFT.CONCAT(&quot;0x&quot;;TEXT([.F59];&quot;00&quot;))" office:value-type="string" office:string-value="0xff" calcext:value-type="string">
            <text:p>0xff</text:p>
          </table:table-cell>
          <table:table-cell table:formula="of:=COM.MICROSOFT.CONCAT(&quot;0x&quot;;TEXT([.G59];&quot;00&quot;))" office:value-type="string" office:string-value="0xff" calcext:value-type="string">
            <text:p>0xff</text:p>
          </table:table-cell>
          <table:table-cell table:formula="of:=COM.MICROSOFT.CONCAT(&quot;0x&quot;;TEXT([.H59];&quot;00&quot;))" office:value-type="string" office:string-value="0xff" calcext:value-type="string">
            <text:p>0xff</text:p>
          </table:table-cell>
          <table:table-cell table:formula="of:=COM.MICROSOFT.CONCAT(&quot;0x&quot;;TEXT([.I59];&quot;00&quot;))" office:value-type="string" office:string-value="0xff" calcext:value-type="string">
            <text:p>0xff</text:p>
          </table:table-cell>
          <table:table-cell table:formula="of:=COM.MICROSOFT.CONCAT(&quot;0x&quot;;TEXT([.J59];&quot;00&quot;))" office:value-type="string" office:string-value="0xff" calcext:value-type="string">
            <text:p>0xff</text:p>
          </table:table-cell>
          <table:table-cell table:formula="of:=COM.MICROSOFT.CONCAT(&quot;0x&quot;;TEXT([.K59];&quot;00&quot;))" office:value-type="string" office:string-value="0xff" calcext:value-type="string">
            <text:p>0xff</text:p>
          </table:table-cell>
          <table:table-cell table:formula="of:=COM.MICROSOFT.CONCAT(&quot;0x&quot;;TEXT([.L59];&quot;00&quot;))" office:value-type="string" office:string-value="0xff" calcext:value-type="string">
            <text:p>0xff</text:p>
          </table:table-cell>
          <table:table-cell table:formula="of:=COM.MICROSOFT.CONCAT(&quot;0x&quot;;TEXT([.M59];&quot;00&quot;))" office:value-type="string" office:string-value="0xff" calcext:value-type="string">
            <text:p>0xff</text:p>
          </table:table-cell>
          <table:table-cell table:formula="of:=COM.MICROSOFT.CONCAT(&quot;0x&quot;;TEXT([.N59];&quot;00&quot;))" office:value-type="string" office:string-value="0xff" calcext:value-type="string">
            <text:p>0xff</text:p>
          </table:table-cell>
          <table:table-cell table:formula="of:=COM.MICROSOFT.CONCAT(&quot;0x&quot;;TEXT([.O59];&quot;00&quot;))" office:value-type="string" office:string-value="0xff" calcext:value-type="string">
            <text:p>0xff</text:p>
          </table:table-cell>
          <table:table-cell table:formula="of:=COM.MICROSOFT.CONCAT(&quot;0x&quot;;TEXT([.P59];&quot;00&quot;))" office:value-type="string" office:string-value="0xff" calcext:value-type="string">
            <text:p>0xff</text:p>
          </table:table-cell>
          <table:table-cell table:formula="of:=COM.MICROSOFT.TEXTJOIN(&quot;,&quot;;1;[.A151:.P15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0];&quot;00&quot;))" office:value-type="string" office:string-value="0xff" calcext:value-type="string">
            <text:p>0xff</text:p>
          </table:table-cell>
          <table:table-cell table:formula="of:=COM.MICROSOFT.CONCAT(&quot;0x&quot;;TEXT([.B60];&quot;00&quot;))" office:value-type="string" office:string-value="0xff" calcext:value-type="string">
            <text:p>0xff</text:p>
          </table:table-cell>
          <table:table-cell table:formula="of:=COM.MICROSOFT.CONCAT(&quot;0x&quot;;TEXT([.C60];&quot;00&quot;))" office:value-type="string" office:string-value="0xff" calcext:value-type="string">
            <text:p>0xff</text:p>
          </table:table-cell>
          <table:table-cell table:formula="of:=COM.MICROSOFT.CONCAT(&quot;0x&quot;;TEXT([.D60];&quot;00&quot;))" office:value-type="string" office:string-value="0xff" calcext:value-type="string">
            <text:p>0xff</text:p>
          </table:table-cell>
          <table:table-cell table:formula="of:=COM.MICROSOFT.CONCAT(&quot;0x&quot;;TEXT([.E60];&quot;00&quot;))" office:value-type="string" office:string-value="0xff" calcext:value-type="string">
            <text:p>0xff</text:p>
          </table:table-cell>
          <table:table-cell table:formula="of:=COM.MICROSOFT.CONCAT(&quot;0x&quot;;TEXT([.F60];&quot;00&quot;))" office:value-type="string" office:string-value="0xff" calcext:value-type="string">
            <text:p>0xff</text:p>
          </table:table-cell>
          <table:table-cell table:formula="of:=COM.MICROSOFT.CONCAT(&quot;0x&quot;;TEXT([.G60];&quot;00&quot;))" office:value-type="string" office:string-value="0xff" calcext:value-type="string">
            <text:p>0xff</text:p>
          </table:table-cell>
          <table:table-cell table:formula="of:=COM.MICROSOFT.CONCAT(&quot;0x&quot;;TEXT([.H60];&quot;00&quot;))" office:value-type="string" office:string-value="0xff" calcext:value-type="string">
            <text:p>0xff</text:p>
          </table:table-cell>
          <table:table-cell table:formula="of:=COM.MICROSOFT.CONCAT(&quot;0x&quot;;TEXT([.I60];&quot;00&quot;))" office:value-type="string" office:string-value="0xff" calcext:value-type="string">
            <text:p>0xff</text:p>
          </table:table-cell>
          <table:table-cell table:formula="of:=COM.MICROSOFT.CONCAT(&quot;0x&quot;;TEXT([.J60];&quot;00&quot;))" office:value-type="string" office:string-value="0xff" calcext:value-type="string">
            <text:p>0xff</text:p>
          </table:table-cell>
          <table:table-cell table:formula="of:=COM.MICROSOFT.CONCAT(&quot;0x&quot;;TEXT([.K60];&quot;00&quot;))" office:value-type="string" office:string-value="0xff" calcext:value-type="string">
            <text:p>0xff</text:p>
          </table:table-cell>
          <table:table-cell table:formula="of:=COM.MICROSOFT.CONCAT(&quot;0x&quot;;TEXT([.L60];&quot;00&quot;))" office:value-type="string" office:string-value="0xff" calcext:value-type="string">
            <text:p>0xff</text:p>
          </table:table-cell>
          <table:table-cell table:formula="of:=COM.MICROSOFT.CONCAT(&quot;0x&quot;;TEXT([.M60];&quot;00&quot;))" office:value-type="string" office:string-value="0xff" calcext:value-type="string">
            <text:p>0xff</text:p>
          </table:table-cell>
          <table:table-cell table:formula="of:=COM.MICROSOFT.CONCAT(&quot;0x&quot;;TEXT([.N60];&quot;00&quot;))" office:value-type="string" office:string-value="0xff" calcext:value-type="string">
            <text:p>0xff</text:p>
          </table:table-cell>
          <table:table-cell table:formula="of:=COM.MICROSOFT.CONCAT(&quot;0x&quot;;TEXT([.O60];&quot;00&quot;))" office:value-type="string" office:string-value="0xff" calcext:value-type="string">
            <text:p>0xff</text:p>
          </table:table-cell>
          <table:table-cell table:formula="of:=COM.MICROSOFT.CONCAT(&quot;0x&quot;;TEXT([.P60];&quot;00&quot;))" office:value-type="string" office:string-value="0xff" calcext:value-type="string">
            <text:p>0xff</text:p>
          </table:table-cell>
          <table:table-cell table:formula="of:=COM.MICROSOFT.TEXTJOIN(&quot;,&quot;;1;[.A152:.P15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1];&quot;00&quot;))" office:value-type="string" office:string-value="0xff" calcext:value-type="string">
            <text:p>0xff</text:p>
          </table:table-cell>
          <table:table-cell table:formula="of:=COM.MICROSOFT.CONCAT(&quot;0x&quot;;TEXT([.B61];&quot;00&quot;))" office:value-type="string" office:string-value="0xff" calcext:value-type="string">
            <text:p>0xff</text:p>
          </table:table-cell>
          <table:table-cell table:formula="of:=COM.MICROSOFT.CONCAT(&quot;0x&quot;;TEXT([.C61];&quot;00&quot;))" office:value-type="string" office:string-value="0xff" calcext:value-type="string">
            <text:p>0xff</text:p>
          </table:table-cell>
          <table:table-cell table:formula="of:=COM.MICROSOFT.CONCAT(&quot;0x&quot;;TEXT([.D61];&quot;00&quot;))" office:value-type="string" office:string-value="0xff" calcext:value-type="string">
            <text:p>0xff</text:p>
          </table:table-cell>
          <table:table-cell table:formula="of:=COM.MICROSOFT.CONCAT(&quot;0x&quot;;TEXT([.E61];&quot;00&quot;))" office:value-type="string" office:string-value="0xff" calcext:value-type="string">
            <text:p>0xff</text:p>
          </table:table-cell>
          <table:table-cell table:formula="of:=COM.MICROSOFT.CONCAT(&quot;0x&quot;;TEXT([.F61];&quot;00&quot;))" office:value-type="string" office:string-value="0xff" calcext:value-type="string">
            <text:p>0xff</text:p>
          </table:table-cell>
          <table:table-cell table:formula="of:=COM.MICROSOFT.CONCAT(&quot;0x&quot;;TEXT([.G61];&quot;00&quot;))" office:value-type="string" office:string-value="0xff" calcext:value-type="string">
            <text:p>0xff</text:p>
          </table:table-cell>
          <table:table-cell table:formula="of:=COM.MICROSOFT.CONCAT(&quot;0x&quot;;TEXT([.H61];&quot;00&quot;))" office:value-type="string" office:string-value="0xff" calcext:value-type="string">
            <text:p>0xff</text:p>
          </table:table-cell>
          <table:table-cell table:formula="of:=COM.MICROSOFT.CONCAT(&quot;0x&quot;;TEXT([.I61];&quot;00&quot;))" office:value-type="string" office:string-value="0xff" calcext:value-type="string">
            <text:p>0xff</text:p>
          </table:table-cell>
          <table:table-cell table:formula="of:=COM.MICROSOFT.CONCAT(&quot;0x&quot;;TEXT([.J61];&quot;00&quot;))" office:value-type="string" office:string-value="0xff" calcext:value-type="string">
            <text:p>0xff</text:p>
          </table:table-cell>
          <table:table-cell table:formula="of:=COM.MICROSOFT.CONCAT(&quot;0x&quot;;TEXT([.K61];&quot;00&quot;))" office:value-type="string" office:string-value="0xff" calcext:value-type="string">
            <text:p>0xff</text:p>
          </table:table-cell>
          <table:table-cell table:formula="of:=COM.MICROSOFT.CONCAT(&quot;0x&quot;;TEXT([.L61];&quot;00&quot;))" office:value-type="string" office:string-value="0xff" calcext:value-type="string">
            <text:p>0xff</text:p>
          </table:table-cell>
          <table:table-cell table:formula="of:=COM.MICROSOFT.CONCAT(&quot;0x&quot;;TEXT([.M61];&quot;00&quot;))" office:value-type="string" office:string-value="0xff" calcext:value-type="string">
            <text:p>0xff</text:p>
          </table:table-cell>
          <table:table-cell table:formula="of:=COM.MICROSOFT.CONCAT(&quot;0x&quot;;TEXT([.N61];&quot;00&quot;))" office:value-type="string" office:string-value="0xff" calcext:value-type="string">
            <text:p>0xff</text:p>
          </table:table-cell>
          <table:table-cell table:formula="of:=COM.MICROSOFT.CONCAT(&quot;0x&quot;;TEXT([.O61];&quot;00&quot;))" office:value-type="string" office:string-value="0xff" calcext:value-type="string">
            <text:p>0xff</text:p>
          </table:table-cell>
          <table:table-cell table:formula="of:=COM.MICROSOFT.CONCAT(&quot;0x&quot;;TEXT([.P61];&quot;00&quot;))" office:value-type="string" office:string-value="0xff" calcext:value-type="string">
            <text:p>0xff</text:p>
          </table:table-cell>
          <table:table-cell table:formula="of:=COM.MICROSOFT.TEXTJOIN(&quot;,&quot;;1;[.A153:.P15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2];&quot;00&quot;))" office:value-type="string" office:string-value="0xff" calcext:value-type="string">
            <text:p>0xff</text:p>
          </table:table-cell>
          <table:table-cell table:formula="of:=COM.MICROSOFT.CONCAT(&quot;0x&quot;;TEXT([.B62];&quot;00&quot;))" office:value-type="string" office:string-value="0xff" calcext:value-type="string">
            <text:p>0xff</text:p>
          </table:table-cell>
          <table:table-cell table:formula="of:=COM.MICROSOFT.CONCAT(&quot;0x&quot;;TEXT([.C62];&quot;00&quot;))" office:value-type="string" office:string-value="0xff" calcext:value-type="string">
            <text:p>0xff</text:p>
          </table:table-cell>
          <table:table-cell table:formula="of:=COM.MICROSOFT.CONCAT(&quot;0x&quot;;TEXT([.D62];&quot;00&quot;))" office:value-type="string" office:string-value="0xff" calcext:value-type="string">
            <text:p>0xff</text:p>
          </table:table-cell>
          <table:table-cell table:formula="of:=COM.MICROSOFT.CONCAT(&quot;0x&quot;;TEXT([.E62];&quot;00&quot;))" office:value-type="string" office:string-value="0xff" calcext:value-type="string">
            <text:p>0xff</text:p>
          </table:table-cell>
          <table:table-cell table:formula="of:=COM.MICROSOFT.CONCAT(&quot;0x&quot;;TEXT([.F62];&quot;00&quot;))" office:value-type="string" office:string-value="0xff" calcext:value-type="string">
            <text:p>0xff</text:p>
          </table:table-cell>
          <table:table-cell table:formula="of:=COM.MICROSOFT.CONCAT(&quot;0x&quot;;TEXT([.G62];&quot;00&quot;))" office:value-type="string" office:string-value="0xff" calcext:value-type="string">
            <text:p>0xff</text:p>
          </table:table-cell>
          <table:table-cell table:formula="of:=COM.MICROSOFT.CONCAT(&quot;0x&quot;;TEXT([.H62];&quot;00&quot;))" office:value-type="string" office:string-value="0xff" calcext:value-type="string">
            <text:p>0xff</text:p>
          </table:table-cell>
          <table:table-cell table:formula="of:=COM.MICROSOFT.CONCAT(&quot;0x&quot;;TEXT([.I62];&quot;00&quot;))" office:value-type="string" office:string-value="0xff" calcext:value-type="string">
            <text:p>0xff</text:p>
          </table:table-cell>
          <table:table-cell table:formula="of:=COM.MICROSOFT.CONCAT(&quot;0x&quot;;TEXT([.J62];&quot;00&quot;))" office:value-type="string" office:string-value="0xff" calcext:value-type="string">
            <text:p>0xff</text:p>
          </table:table-cell>
          <table:table-cell table:formula="of:=COM.MICROSOFT.CONCAT(&quot;0x&quot;;TEXT([.K62];&quot;00&quot;))" office:value-type="string" office:string-value="0xff" calcext:value-type="string">
            <text:p>0xff</text:p>
          </table:table-cell>
          <table:table-cell table:formula="of:=COM.MICROSOFT.CONCAT(&quot;0x&quot;;TEXT([.L62];&quot;00&quot;))" office:value-type="string" office:string-value="0xff" calcext:value-type="string">
            <text:p>0xff</text:p>
          </table:table-cell>
          <table:table-cell table:formula="of:=COM.MICROSOFT.CONCAT(&quot;0x&quot;;TEXT([.M62];&quot;00&quot;))" office:value-type="string" office:string-value="0xff" calcext:value-type="string">
            <text:p>0xff</text:p>
          </table:table-cell>
          <table:table-cell table:formula="of:=COM.MICROSOFT.CONCAT(&quot;0x&quot;;TEXT([.N62];&quot;00&quot;))" office:value-type="string" office:string-value="0xff" calcext:value-type="string">
            <text:p>0xff</text:p>
          </table:table-cell>
          <table:table-cell table:formula="of:=COM.MICROSOFT.CONCAT(&quot;0x&quot;;TEXT([.O62];&quot;00&quot;))" office:value-type="string" office:string-value="0xff" calcext:value-type="string">
            <text:p>0xff</text:p>
          </table:table-cell>
          <table:table-cell table:formula="of:=COM.MICROSOFT.CONCAT(&quot;0x&quot;;TEXT([.P62];&quot;00&quot;))" office:value-type="string" office:string-value="0xff" calcext:value-type="string">
            <text:p>0xff</text:p>
          </table:table-cell>
          <table:table-cell table:formula="of:=COM.MICROSOFT.TEXTJOIN(&quot;,&quot;;1;[.A154:.P15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3];&quot;00&quot;))" office:value-type="string" office:string-value="0xff" calcext:value-type="string">
            <text:p>0xff</text:p>
          </table:table-cell>
          <table:table-cell table:formula="of:=COM.MICROSOFT.CONCAT(&quot;0x&quot;;TEXT([.B63];&quot;00&quot;))" office:value-type="string" office:string-value="0xff" calcext:value-type="string">
            <text:p>0xff</text:p>
          </table:table-cell>
          <table:table-cell table:formula="of:=COM.MICROSOFT.CONCAT(&quot;0x&quot;;TEXT([.C63];&quot;00&quot;))" office:value-type="string" office:string-value="0xff" calcext:value-type="string">
            <text:p>0xff</text:p>
          </table:table-cell>
          <table:table-cell table:formula="of:=COM.MICROSOFT.CONCAT(&quot;0x&quot;;TEXT([.D63];&quot;00&quot;))" office:value-type="string" office:string-value="0xff" calcext:value-type="string">
            <text:p>0xff</text:p>
          </table:table-cell>
          <table:table-cell table:formula="of:=COM.MICROSOFT.CONCAT(&quot;0x&quot;;TEXT([.E63];&quot;00&quot;))" office:value-type="string" office:string-value="0xff" calcext:value-type="string">
            <text:p>0xff</text:p>
          </table:table-cell>
          <table:table-cell table:formula="of:=COM.MICROSOFT.CONCAT(&quot;0x&quot;;TEXT([.F63];&quot;00&quot;))" office:value-type="string" office:string-value="0xff" calcext:value-type="string">
            <text:p>0xff</text:p>
          </table:table-cell>
          <table:table-cell table:formula="of:=COM.MICROSOFT.CONCAT(&quot;0x&quot;;TEXT([.G63];&quot;00&quot;))" office:value-type="string" office:string-value="0xff" calcext:value-type="string">
            <text:p>0xff</text:p>
          </table:table-cell>
          <table:table-cell table:formula="of:=COM.MICROSOFT.CONCAT(&quot;0x&quot;;TEXT([.H63];&quot;00&quot;))" office:value-type="string" office:string-value="0xff" calcext:value-type="string">
            <text:p>0xff</text:p>
          </table:table-cell>
          <table:table-cell table:formula="of:=COM.MICROSOFT.CONCAT(&quot;0x&quot;;TEXT([.I63];&quot;00&quot;))" office:value-type="string" office:string-value="0xff" calcext:value-type="string">
            <text:p>0xff</text:p>
          </table:table-cell>
          <table:table-cell table:formula="of:=COM.MICROSOFT.CONCAT(&quot;0x&quot;;TEXT([.J63];&quot;00&quot;))" office:value-type="string" office:string-value="0xff" calcext:value-type="string">
            <text:p>0xff</text:p>
          </table:table-cell>
          <table:table-cell table:formula="of:=COM.MICROSOFT.CONCAT(&quot;0x&quot;;TEXT([.K63];&quot;00&quot;))" office:value-type="string" office:string-value="0xff" calcext:value-type="string">
            <text:p>0xff</text:p>
          </table:table-cell>
          <table:table-cell table:formula="of:=COM.MICROSOFT.CONCAT(&quot;0x&quot;;TEXT([.L63];&quot;00&quot;))" office:value-type="string" office:string-value="0xff" calcext:value-type="string">
            <text:p>0xff</text:p>
          </table:table-cell>
          <table:table-cell table:formula="of:=COM.MICROSOFT.CONCAT(&quot;0x&quot;;TEXT([.M63];&quot;00&quot;))" office:value-type="string" office:string-value="0xff" calcext:value-type="string">
            <text:p>0xff</text:p>
          </table:table-cell>
          <table:table-cell table:formula="of:=COM.MICROSOFT.CONCAT(&quot;0x&quot;;TEXT([.N63];&quot;00&quot;))" office:value-type="string" office:string-value="0xff" calcext:value-type="string">
            <text:p>0xff</text:p>
          </table:table-cell>
          <table:table-cell table:formula="of:=COM.MICROSOFT.CONCAT(&quot;0x&quot;;TEXT([.O63];&quot;00&quot;))" office:value-type="string" office:string-value="0xff" calcext:value-type="string">
            <text:p>0xff</text:p>
          </table:table-cell>
          <table:table-cell table:formula="of:=COM.MICROSOFT.CONCAT(&quot;0x&quot;;TEXT([.P63];&quot;00&quot;))" office:value-type="string" office:string-value="0xff" calcext:value-type="string">
            <text:p>0xff</text:p>
          </table:table-cell>
          <table:table-cell table:formula="of:=COM.MICROSOFT.TEXTJOIN(&quot;,&quot;;1;[.A155:.P15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4];&quot;00&quot;))" office:value-type="string" office:string-value="0xff" calcext:value-type="string">
            <text:p>0xff</text:p>
          </table:table-cell>
          <table:table-cell table:formula="of:=COM.MICROSOFT.CONCAT(&quot;0x&quot;;TEXT([.B64];&quot;00&quot;))" office:value-type="string" office:string-value="0xff" calcext:value-type="string">
            <text:p>0xff</text:p>
          </table:table-cell>
          <table:table-cell table:formula="of:=COM.MICROSOFT.CONCAT(&quot;0x&quot;;TEXT([.C64];&quot;00&quot;))" office:value-type="string" office:string-value="0xff" calcext:value-type="string">
            <text:p>0xff</text:p>
          </table:table-cell>
          <table:table-cell table:formula="of:=COM.MICROSOFT.CONCAT(&quot;0x&quot;;TEXT([.D64];&quot;00&quot;))" office:value-type="string" office:string-value="0xff" calcext:value-type="string">
            <text:p>0xff</text:p>
          </table:table-cell>
          <table:table-cell table:formula="of:=COM.MICROSOFT.CONCAT(&quot;0x&quot;;TEXT([.E64];&quot;00&quot;))" office:value-type="string" office:string-value="0xff" calcext:value-type="string">
            <text:p>0xff</text:p>
          </table:table-cell>
          <table:table-cell table:formula="of:=COM.MICROSOFT.CONCAT(&quot;0x&quot;;TEXT([.F64];&quot;00&quot;))" office:value-type="string" office:string-value="0xff" calcext:value-type="string">
            <text:p>0xff</text:p>
          </table:table-cell>
          <table:table-cell table:formula="of:=COM.MICROSOFT.CONCAT(&quot;0x&quot;;TEXT([.G64];&quot;00&quot;))" office:value-type="string" office:string-value="0xff" calcext:value-type="string">
            <text:p>0xff</text:p>
          </table:table-cell>
          <table:table-cell table:formula="of:=COM.MICROSOFT.CONCAT(&quot;0x&quot;;TEXT([.H64];&quot;00&quot;))" office:value-type="string" office:string-value="0xff" calcext:value-type="string">
            <text:p>0xff</text:p>
          </table:table-cell>
          <table:table-cell table:formula="of:=COM.MICROSOFT.CONCAT(&quot;0x&quot;;TEXT([.I64];&quot;00&quot;))" office:value-type="string" office:string-value="0xff" calcext:value-type="string">
            <text:p>0xff</text:p>
          </table:table-cell>
          <table:table-cell table:formula="of:=COM.MICROSOFT.CONCAT(&quot;0x&quot;;TEXT([.J64];&quot;00&quot;))" office:value-type="string" office:string-value="0xff" calcext:value-type="string">
            <text:p>0xff</text:p>
          </table:table-cell>
          <table:table-cell table:formula="of:=COM.MICROSOFT.CONCAT(&quot;0x&quot;;TEXT([.K64];&quot;00&quot;))" office:value-type="string" office:string-value="0xff" calcext:value-type="string">
            <text:p>0xff</text:p>
          </table:table-cell>
          <table:table-cell table:formula="of:=COM.MICROSOFT.CONCAT(&quot;0x&quot;;TEXT([.L64];&quot;00&quot;))" office:value-type="string" office:string-value="0xff" calcext:value-type="string">
            <text:p>0xff</text:p>
          </table:table-cell>
          <table:table-cell table:formula="of:=COM.MICROSOFT.CONCAT(&quot;0x&quot;;TEXT([.M64];&quot;00&quot;))" office:value-type="string" office:string-value="0xff" calcext:value-type="string">
            <text:p>0xff</text:p>
          </table:table-cell>
          <table:table-cell table:formula="of:=COM.MICROSOFT.CONCAT(&quot;0x&quot;;TEXT([.N64];&quot;00&quot;))" office:value-type="string" office:string-value="0xff" calcext:value-type="string">
            <text:p>0xff</text:p>
          </table:table-cell>
          <table:table-cell table:formula="of:=COM.MICROSOFT.CONCAT(&quot;0x&quot;;TEXT([.O64];&quot;00&quot;))" office:value-type="string" office:string-value="0xff" calcext:value-type="string">
            <text:p>0xff</text:p>
          </table:table-cell>
          <table:table-cell table:formula="of:=COM.MICROSOFT.CONCAT(&quot;0x&quot;;TEXT([.P64];&quot;00&quot;))" office:value-type="string" office:string-value="0xff" calcext:value-type="string">
            <text:p>0xff</text:p>
          </table:table-cell>
          <table:table-cell table:formula="of:=COM.MICROSOFT.TEXTJOIN(&quot;,&quot;;1;[.A156:.P15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5];&quot;00&quot;))" office:value-type="string" office:string-value="0xff" calcext:value-type="string">
            <text:p>0xff</text:p>
          </table:table-cell>
          <table:table-cell table:formula="of:=COM.MICROSOFT.CONCAT(&quot;0x&quot;;TEXT([.B65];&quot;00&quot;))" office:value-type="string" office:string-value="0xff" calcext:value-type="string">
            <text:p>0xff</text:p>
          </table:table-cell>
          <table:table-cell table:formula="of:=COM.MICROSOFT.CONCAT(&quot;0x&quot;;TEXT([.C65];&quot;00&quot;))" office:value-type="string" office:string-value="0xff" calcext:value-type="string">
            <text:p>0xff</text:p>
          </table:table-cell>
          <table:table-cell table:formula="of:=COM.MICROSOFT.CONCAT(&quot;0x&quot;;TEXT([.D65];&quot;00&quot;))" office:value-type="string" office:string-value="0xff" calcext:value-type="string">
            <text:p>0xff</text:p>
          </table:table-cell>
          <table:table-cell table:formula="of:=COM.MICROSOFT.CONCAT(&quot;0x&quot;;TEXT([.E65];&quot;00&quot;))" office:value-type="string" office:string-value="0xff" calcext:value-type="string">
            <text:p>0xff</text:p>
          </table:table-cell>
          <table:table-cell table:formula="of:=COM.MICROSOFT.CONCAT(&quot;0x&quot;;TEXT([.F65];&quot;00&quot;))" office:value-type="string" office:string-value="0xff" calcext:value-type="string">
            <text:p>0xff</text:p>
          </table:table-cell>
          <table:table-cell table:formula="of:=COM.MICROSOFT.CONCAT(&quot;0x&quot;;TEXT([.G65];&quot;00&quot;))" office:value-type="string" office:string-value="0xff" calcext:value-type="string">
            <text:p>0xff</text:p>
          </table:table-cell>
          <table:table-cell table:formula="of:=COM.MICROSOFT.CONCAT(&quot;0x&quot;;TEXT([.H65];&quot;00&quot;))" office:value-type="string" office:string-value="0xff" calcext:value-type="string">
            <text:p>0xff</text:p>
          </table:table-cell>
          <table:table-cell table:formula="of:=COM.MICROSOFT.CONCAT(&quot;0x&quot;;TEXT([.I65];&quot;00&quot;))" office:value-type="string" office:string-value="0xff" calcext:value-type="string">
            <text:p>0xff</text:p>
          </table:table-cell>
          <table:table-cell table:formula="of:=COM.MICROSOFT.CONCAT(&quot;0x&quot;;TEXT([.J65];&quot;00&quot;))" office:value-type="string" office:string-value="0xff" calcext:value-type="string">
            <text:p>0xff</text:p>
          </table:table-cell>
          <table:table-cell table:formula="of:=COM.MICROSOFT.CONCAT(&quot;0x&quot;;TEXT([.K65];&quot;00&quot;))" office:value-type="string" office:string-value="0xff" calcext:value-type="string">
            <text:p>0xff</text:p>
          </table:table-cell>
          <table:table-cell table:formula="of:=COM.MICROSOFT.CONCAT(&quot;0x&quot;;TEXT([.L65];&quot;00&quot;))" office:value-type="string" office:string-value="0xff" calcext:value-type="string">
            <text:p>0xff</text:p>
          </table:table-cell>
          <table:table-cell table:formula="of:=COM.MICROSOFT.CONCAT(&quot;0x&quot;;TEXT([.M65];&quot;00&quot;))" office:value-type="string" office:string-value="0xff" calcext:value-type="string">
            <text:p>0xff</text:p>
          </table:table-cell>
          <table:table-cell table:formula="of:=COM.MICROSOFT.CONCAT(&quot;0x&quot;;TEXT([.N65];&quot;00&quot;))" office:value-type="string" office:string-value="0xff" calcext:value-type="string">
            <text:p>0xff</text:p>
          </table:table-cell>
          <table:table-cell table:formula="of:=COM.MICROSOFT.CONCAT(&quot;0x&quot;;TEXT([.O65];&quot;00&quot;))" office:value-type="string" office:string-value="0xff" calcext:value-type="string">
            <text:p>0xff</text:p>
          </table:table-cell>
          <table:table-cell table:formula="of:=COM.MICROSOFT.CONCAT(&quot;0x&quot;;TEXT([.P65];&quot;00&quot;))" office:value-type="string" office:string-value="0xff" calcext:value-type="string">
            <text:p>0xff</text:p>
          </table:table-cell>
          <table:table-cell table:formula="of:=COM.MICROSOFT.TEXTJOIN(&quot;,&quot;;1;[.A157:.P15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6];&quot;00&quot;))" office:value-type="string" office:string-value="0xff" calcext:value-type="string">
            <text:p>0xff</text:p>
          </table:table-cell>
          <table:table-cell table:formula="of:=COM.MICROSOFT.CONCAT(&quot;0x&quot;;TEXT([.B66];&quot;00&quot;))" office:value-type="string" office:string-value="0xff" calcext:value-type="string">
            <text:p>0xff</text:p>
          </table:table-cell>
          <table:table-cell table:formula="of:=COM.MICROSOFT.CONCAT(&quot;0x&quot;;TEXT([.C66];&quot;00&quot;))" office:value-type="string" office:string-value="0xff" calcext:value-type="string">
            <text:p>0xff</text:p>
          </table:table-cell>
          <table:table-cell table:formula="of:=COM.MICROSOFT.CONCAT(&quot;0x&quot;;TEXT([.D66];&quot;00&quot;))" office:value-type="string" office:string-value="0xff" calcext:value-type="string">
            <text:p>0xff</text:p>
          </table:table-cell>
          <table:table-cell table:formula="of:=COM.MICROSOFT.CONCAT(&quot;0x&quot;;TEXT([.E66];&quot;00&quot;))" office:value-type="string" office:string-value="0xff" calcext:value-type="string">
            <text:p>0xff</text:p>
          </table:table-cell>
          <table:table-cell table:formula="of:=COM.MICROSOFT.CONCAT(&quot;0x&quot;;TEXT([.F66];&quot;00&quot;))" office:value-type="string" office:string-value="0xff" calcext:value-type="string">
            <text:p>0xff</text:p>
          </table:table-cell>
          <table:table-cell table:formula="of:=COM.MICROSOFT.CONCAT(&quot;0x&quot;;TEXT([.G66];&quot;00&quot;))" office:value-type="string" office:string-value="0xff" calcext:value-type="string">
            <text:p>0xff</text:p>
          </table:table-cell>
          <table:table-cell table:formula="of:=COM.MICROSOFT.CONCAT(&quot;0x&quot;;TEXT([.H66];&quot;00&quot;))" office:value-type="string" office:string-value="0xff" calcext:value-type="string">
            <text:p>0xff</text:p>
          </table:table-cell>
          <table:table-cell table:formula="of:=COM.MICROSOFT.CONCAT(&quot;0x&quot;;TEXT([.I66];&quot;00&quot;))" office:value-type="string" office:string-value="0xff" calcext:value-type="string">
            <text:p>0xff</text:p>
          </table:table-cell>
          <table:table-cell table:formula="of:=COM.MICROSOFT.CONCAT(&quot;0x&quot;;TEXT([.J66];&quot;00&quot;))" office:value-type="string" office:string-value="0xff" calcext:value-type="string">
            <text:p>0xff</text:p>
          </table:table-cell>
          <table:table-cell table:formula="of:=COM.MICROSOFT.CONCAT(&quot;0x&quot;;TEXT([.K66];&quot;00&quot;))" office:value-type="string" office:string-value="0xff" calcext:value-type="string">
            <text:p>0xff</text:p>
          </table:table-cell>
          <table:table-cell table:formula="of:=COM.MICROSOFT.CONCAT(&quot;0x&quot;;TEXT([.L66];&quot;00&quot;))" office:value-type="string" office:string-value="0xff" calcext:value-type="string">
            <text:p>0xff</text:p>
          </table:table-cell>
          <table:table-cell table:formula="of:=COM.MICROSOFT.CONCAT(&quot;0x&quot;;TEXT([.M66];&quot;00&quot;))" office:value-type="string" office:string-value="0xff" calcext:value-type="string">
            <text:p>0xff</text:p>
          </table:table-cell>
          <table:table-cell table:formula="of:=COM.MICROSOFT.CONCAT(&quot;0x&quot;;TEXT([.N66];&quot;00&quot;))" office:value-type="string" office:string-value="0xff" calcext:value-type="string">
            <text:p>0xff</text:p>
          </table:table-cell>
          <table:table-cell table:formula="of:=COM.MICROSOFT.CONCAT(&quot;0x&quot;;TEXT([.O66];&quot;00&quot;))" office:value-type="string" office:string-value="0xff" calcext:value-type="string">
            <text:p>0xff</text:p>
          </table:table-cell>
          <table:table-cell table:formula="of:=COM.MICROSOFT.CONCAT(&quot;0x&quot;;TEXT([.P66];&quot;00&quot;))" office:value-type="string" office:string-value="0xff" calcext:value-type="string">
            <text:p>0xff</text:p>
          </table:table-cell>
          <table:table-cell table:formula="of:=COM.MICROSOFT.TEXTJOIN(&quot;,&quot;;1;[.A158:.P15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7];&quot;00&quot;))" office:value-type="string" office:string-value="0xff" calcext:value-type="string">
            <text:p>0xff</text:p>
          </table:table-cell>
          <table:table-cell table:formula="of:=COM.MICROSOFT.CONCAT(&quot;0x&quot;;TEXT([.B67];&quot;00&quot;))" office:value-type="string" office:string-value="0xff" calcext:value-type="string">
            <text:p>0xff</text:p>
          </table:table-cell>
          <table:table-cell table:formula="of:=COM.MICROSOFT.CONCAT(&quot;0x&quot;;TEXT([.C67];&quot;00&quot;))" office:value-type="string" office:string-value="0xff" calcext:value-type="string">
            <text:p>0xff</text:p>
          </table:table-cell>
          <table:table-cell table:formula="of:=COM.MICROSOFT.CONCAT(&quot;0x&quot;;TEXT([.D67];&quot;00&quot;))" office:value-type="string" office:string-value="0xff" calcext:value-type="string">
            <text:p>0xff</text:p>
          </table:table-cell>
          <table:table-cell table:formula="of:=COM.MICROSOFT.CONCAT(&quot;0x&quot;;TEXT([.E67];&quot;00&quot;))" office:value-type="string" office:string-value="0xff" calcext:value-type="string">
            <text:p>0xff</text:p>
          </table:table-cell>
          <table:table-cell table:formula="of:=COM.MICROSOFT.CONCAT(&quot;0x&quot;;TEXT([.F67];&quot;00&quot;))" office:value-type="string" office:string-value="0xff" calcext:value-type="string">
            <text:p>0xff</text:p>
          </table:table-cell>
          <table:table-cell table:formula="of:=COM.MICROSOFT.CONCAT(&quot;0x&quot;;TEXT([.G67];&quot;00&quot;))" office:value-type="string" office:string-value="0xff" calcext:value-type="string">
            <text:p>0xff</text:p>
          </table:table-cell>
          <table:table-cell table:formula="of:=COM.MICROSOFT.CONCAT(&quot;0x&quot;;TEXT([.H67];&quot;00&quot;))" office:value-type="string" office:string-value="0xff" calcext:value-type="string">
            <text:p>0xff</text:p>
          </table:table-cell>
          <table:table-cell table:formula="of:=COM.MICROSOFT.CONCAT(&quot;0x&quot;;TEXT([.I67];&quot;00&quot;))" office:value-type="string" office:string-value="0xff" calcext:value-type="string">
            <text:p>0xff</text:p>
          </table:table-cell>
          <table:table-cell table:formula="of:=COM.MICROSOFT.CONCAT(&quot;0x&quot;;TEXT([.J67];&quot;00&quot;))" office:value-type="string" office:string-value="0xff" calcext:value-type="string">
            <text:p>0xff</text:p>
          </table:table-cell>
          <table:table-cell table:formula="of:=COM.MICROSOFT.CONCAT(&quot;0x&quot;;TEXT([.K67];&quot;00&quot;))" office:value-type="string" office:string-value="0xff" calcext:value-type="string">
            <text:p>0xff</text:p>
          </table:table-cell>
          <table:table-cell table:formula="of:=COM.MICROSOFT.CONCAT(&quot;0x&quot;;TEXT([.L67];&quot;00&quot;))" office:value-type="string" office:string-value="0xff" calcext:value-type="string">
            <text:p>0xff</text:p>
          </table:table-cell>
          <table:table-cell table:formula="of:=COM.MICROSOFT.CONCAT(&quot;0x&quot;;TEXT([.M67];&quot;00&quot;))" office:value-type="string" office:string-value="0xff" calcext:value-type="string">
            <text:p>0xff</text:p>
          </table:table-cell>
          <table:table-cell table:formula="of:=COM.MICROSOFT.CONCAT(&quot;0x&quot;;TEXT([.N67];&quot;00&quot;))" office:value-type="string" office:string-value="0xff" calcext:value-type="string">
            <text:p>0xff</text:p>
          </table:table-cell>
          <table:table-cell table:formula="of:=COM.MICROSOFT.CONCAT(&quot;0x&quot;;TEXT([.O67];&quot;00&quot;))" office:value-type="string" office:string-value="0xff" calcext:value-type="string">
            <text:p>0xff</text:p>
          </table:table-cell>
          <table:table-cell table:formula="of:=COM.MICROSOFT.CONCAT(&quot;0x&quot;;TEXT([.P67];&quot;00&quot;))" office:value-type="string" office:string-value="0xff" calcext:value-type="string">
            <text:p>0xff</text:p>
          </table:table-cell>
          <table:table-cell table:formula="of:=COM.MICROSOFT.TEXTJOIN(&quot;,&quot;;1;[.A159:.P15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8];&quot;00&quot;))" office:value-type="string" office:string-value="0xff" calcext:value-type="string">
            <text:p>0xff</text:p>
          </table:table-cell>
          <table:table-cell table:formula="of:=COM.MICROSOFT.CONCAT(&quot;0x&quot;;TEXT([.B68];&quot;00&quot;))" office:value-type="string" office:string-value="0xff" calcext:value-type="string">
            <text:p>0xff</text:p>
          </table:table-cell>
          <table:table-cell table:formula="of:=COM.MICROSOFT.CONCAT(&quot;0x&quot;;TEXT([.C68];&quot;00&quot;))" office:value-type="string" office:string-value="0xff" calcext:value-type="string">
            <text:p>0xff</text:p>
          </table:table-cell>
          <table:table-cell table:formula="of:=COM.MICROSOFT.CONCAT(&quot;0x&quot;;TEXT([.D68];&quot;00&quot;))" office:value-type="string" office:string-value="0xff" calcext:value-type="string">
            <text:p>0xff</text:p>
          </table:table-cell>
          <table:table-cell table:formula="of:=COM.MICROSOFT.CONCAT(&quot;0x&quot;;TEXT([.E68];&quot;00&quot;))" office:value-type="string" office:string-value="0xff" calcext:value-type="string">
            <text:p>0xff</text:p>
          </table:table-cell>
          <table:table-cell table:formula="of:=COM.MICROSOFT.CONCAT(&quot;0x&quot;;TEXT([.F68];&quot;00&quot;))" office:value-type="string" office:string-value="0xff" calcext:value-type="string">
            <text:p>0xff</text:p>
          </table:table-cell>
          <table:table-cell table:formula="of:=COM.MICROSOFT.CONCAT(&quot;0x&quot;;TEXT([.G68];&quot;00&quot;))" office:value-type="string" office:string-value="0xff" calcext:value-type="string">
            <text:p>0xff</text:p>
          </table:table-cell>
          <table:table-cell table:formula="of:=COM.MICROSOFT.CONCAT(&quot;0x&quot;;TEXT([.H68];&quot;00&quot;))" office:value-type="string" office:string-value="0xff" calcext:value-type="string">
            <text:p>0xff</text:p>
          </table:table-cell>
          <table:table-cell table:formula="of:=COM.MICROSOFT.CONCAT(&quot;0x&quot;;TEXT([.I68];&quot;00&quot;))" office:value-type="string" office:string-value="0xff" calcext:value-type="string">
            <text:p>0xff</text:p>
          </table:table-cell>
          <table:table-cell table:formula="of:=COM.MICROSOFT.CONCAT(&quot;0x&quot;;TEXT([.J68];&quot;00&quot;))" office:value-type="string" office:string-value="0xff" calcext:value-type="string">
            <text:p>0xff</text:p>
          </table:table-cell>
          <table:table-cell table:formula="of:=COM.MICROSOFT.CONCAT(&quot;0x&quot;;TEXT([.K68];&quot;00&quot;))" office:value-type="string" office:string-value="0xff" calcext:value-type="string">
            <text:p>0xff</text:p>
          </table:table-cell>
          <table:table-cell table:formula="of:=COM.MICROSOFT.CONCAT(&quot;0x&quot;;TEXT([.L68];&quot;00&quot;))" office:value-type="string" office:string-value="0xff" calcext:value-type="string">
            <text:p>0xff</text:p>
          </table:table-cell>
          <table:table-cell table:formula="of:=COM.MICROSOFT.CONCAT(&quot;0x&quot;;TEXT([.M68];&quot;00&quot;))" office:value-type="string" office:string-value="0xff" calcext:value-type="string">
            <text:p>0xff</text:p>
          </table:table-cell>
          <table:table-cell table:formula="of:=COM.MICROSOFT.CONCAT(&quot;0x&quot;;TEXT([.N68];&quot;00&quot;))" office:value-type="string" office:string-value="0xff" calcext:value-type="string">
            <text:p>0xff</text:p>
          </table:table-cell>
          <table:table-cell table:formula="of:=COM.MICROSOFT.CONCAT(&quot;0x&quot;;TEXT([.O68];&quot;00&quot;))" office:value-type="string" office:string-value="0xff" calcext:value-type="string">
            <text:p>0xff</text:p>
          </table:table-cell>
          <table:table-cell table:formula="of:=COM.MICROSOFT.CONCAT(&quot;0x&quot;;TEXT([.P68];&quot;00&quot;))" office:value-type="string" office:string-value="0xff" calcext:value-type="string">
            <text:p>0xff</text:p>
          </table:table-cell>
          <table:table-cell table:formula="of:=COM.MICROSOFT.TEXTJOIN(&quot;,&quot;;1;[.A160:.P16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9];&quot;00&quot;))" office:value-type="string" office:string-value="0xff" calcext:value-type="string">
            <text:p>0xff</text:p>
          </table:table-cell>
          <table:table-cell table:formula="of:=COM.MICROSOFT.CONCAT(&quot;0x&quot;;TEXT([.B69];&quot;00&quot;))" office:value-type="string" office:string-value="0xff" calcext:value-type="string">
            <text:p>0xff</text:p>
          </table:table-cell>
          <table:table-cell table:formula="of:=COM.MICROSOFT.CONCAT(&quot;0x&quot;;TEXT([.C69];&quot;00&quot;))" office:value-type="string" office:string-value="0xff" calcext:value-type="string">
            <text:p>0xff</text:p>
          </table:table-cell>
          <table:table-cell table:formula="of:=COM.MICROSOFT.CONCAT(&quot;0x&quot;;TEXT([.D69];&quot;00&quot;))" office:value-type="string" office:string-value="0xff" calcext:value-type="string">
            <text:p>0xff</text:p>
          </table:table-cell>
          <table:table-cell table:formula="of:=COM.MICROSOFT.CONCAT(&quot;0x&quot;;TEXT([.E69];&quot;00&quot;))" office:value-type="string" office:string-value="0xff" calcext:value-type="string">
            <text:p>0xff</text:p>
          </table:table-cell>
          <table:table-cell table:formula="of:=COM.MICROSOFT.CONCAT(&quot;0x&quot;;TEXT([.F69];&quot;00&quot;))" office:value-type="string" office:string-value="0xff" calcext:value-type="string">
            <text:p>0xff</text:p>
          </table:table-cell>
          <table:table-cell table:formula="of:=COM.MICROSOFT.CONCAT(&quot;0x&quot;;TEXT([.G69];&quot;00&quot;))" office:value-type="string" office:string-value="0xff" calcext:value-type="string">
            <text:p>0xff</text:p>
          </table:table-cell>
          <table:table-cell table:formula="of:=COM.MICROSOFT.CONCAT(&quot;0x&quot;;TEXT([.H69];&quot;00&quot;))" office:value-type="string" office:string-value="0xff" calcext:value-type="string">
            <text:p>0xff</text:p>
          </table:table-cell>
          <table:table-cell table:formula="of:=COM.MICROSOFT.CONCAT(&quot;0x&quot;;TEXT([.I69];&quot;00&quot;))" office:value-type="string" office:string-value="0xff" calcext:value-type="string">
            <text:p>0xff</text:p>
          </table:table-cell>
          <table:table-cell table:formula="of:=COM.MICROSOFT.CONCAT(&quot;0x&quot;;TEXT([.J69];&quot;00&quot;))" office:value-type="string" office:string-value="0xff" calcext:value-type="string">
            <text:p>0xff</text:p>
          </table:table-cell>
          <table:table-cell table:formula="of:=COM.MICROSOFT.CONCAT(&quot;0x&quot;;TEXT([.K69];&quot;00&quot;))" office:value-type="string" office:string-value="0xff" calcext:value-type="string">
            <text:p>0xff</text:p>
          </table:table-cell>
          <table:table-cell table:formula="of:=COM.MICROSOFT.CONCAT(&quot;0x&quot;;TEXT([.L69];&quot;00&quot;))" office:value-type="string" office:string-value="0xff" calcext:value-type="string">
            <text:p>0xff</text:p>
          </table:table-cell>
          <table:table-cell table:formula="of:=COM.MICROSOFT.CONCAT(&quot;0x&quot;;TEXT([.M69];&quot;00&quot;))" office:value-type="string" office:string-value="0xff" calcext:value-type="string">
            <text:p>0xff</text:p>
          </table:table-cell>
          <table:table-cell table:formula="of:=COM.MICROSOFT.CONCAT(&quot;0x&quot;;TEXT([.N69];&quot;00&quot;))" office:value-type="string" office:string-value="0xff" calcext:value-type="string">
            <text:p>0xff</text:p>
          </table:table-cell>
          <table:table-cell table:formula="of:=COM.MICROSOFT.CONCAT(&quot;0x&quot;;TEXT([.O69];&quot;00&quot;))" office:value-type="string" office:string-value="0xff" calcext:value-type="string">
            <text:p>0xff</text:p>
          </table:table-cell>
          <table:table-cell table:formula="of:=COM.MICROSOFT.CONCAT(&quot;0x&quot;;TEXT([.P69];&quot;00&quot;))" office:value-type="string" office:string-value="0xff" calcext:value-type="string">
            <text:p>0xff</text:p>
          </table:table-cell>
          <table:table-cell table:formula="of:=COM.MICROSOFT.TEXTJOIN(&quot;,&quot;;1;[.A161:.P16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0];&quot;00&quot;))" office:value-type="string" office:string-value="0xff" calcext:value-type="string">
            <text:p>0xff</text:p>
          </table:table-cell>
          <table:table-cell table:formula="of:=COM.MICROSOFT.CONCAT(&quot;0x&quot;;TEXT([.B70];&quot;00&quot;))" office:value-type="string" office:string-value="0xff" calcext:value-type="string">
            <text:p>0xff</text:p>
          </table:table-cell>
          <table:table-cell table:formula="of:=COM.MICROSOFT.CONCAT(&quot;0x&quot;;TEXT([.C70];&quot;00&quot;))" office:value-type="string" office:string-value="0xff" calcext:value-type="string">
            <text:p>0xff</text:p>
          </table:table-cell>
          <table:table-cell table:formula="of:=COM.MICROSOFT.CONCAT(&quot;0x&quot;;TEXT([.D70];&quot;00&quot;))" office:value-type="string" office:string-value="0xff" calcext:value-type="string">
            <text:p>0xff</text:p>
          </table:table-cell>
          <table:table-cell table:formula="of:=COM.MICROSOFT.CONCAT(&quot;0x&quot;;TEXT([.E70];&quot;00&quot;))" office:value-type="string" office:string-value="0xff" calcext:value-type="string">
            <text:p>0xff</text:p>
          </table:table-cell>
          <table:table-cell table:formula="of:=COM.MICROSOFT.CONCAT(&quot;0x&quot;;TEXT([.F70];&quot;00&quot;))" office:value-type="string" office:string-value="0xff" calcext:value-type="string">
            <text:p>0xff</text:p>
          </table:table-cell>
          <table:table-cell table:formula="of:=COM.MICROSOFT.CONCAT(&quot;0x&quot;;TEXT([.G70];&quot;00&quot;))" office:value-type="string" office:string-value="0xff" calcext:value-type="string">
            <text:p>0xff</text:p>
          </table:table-cell>
          <table:table-cell table:formula="of:=COM.MICROSOFT.CONCAT(&quot;0x&quot;;TEXT([.H70];&quot;00&quot;))" office:value-type="string" office:string-value="0xff" calcext:value-type="string">
            <text:p>0xff</text:p>
          </table:table-cell>
          <table:table-cell table:formula="of:=COM.MICROSOFT.CONCAT(&quot;0x&quot;;TEXT([.I70];&quot;00&quot;))" office:value-type="string" office:string-value="0xff" calcext:value-type="string">
            <text:p>0xff</text:p>
          </table:table-cell>
          <table:table-cell table:formula="of:=COM.MICROSOFT.CONCAT(&quot;0x&quot;;TEXT([.J70];&quot;00&quot;))" office:value-type="string" office:string-value="0xff" calcext:value-type="string">
            <text:p>0xff</text:p>
          </table:table-cell>
          <table:table-cell table:formula="of:=COM.MICROSOFT.CONCAT(&quot;0x&quot;;TEXT([.K70];&quot;00&quot;))" office:value-type="string" office:string-value="0xff" calcext:value-type="string">
            <text:p>0xff</text:p>
          </table:table-cell>
          <table:table-cell table:formula="of:=COM.MICROSOFT.CONCAT(&quot;0x&quot;;TEXT([.L70];&quot;00&quot;))" office:value-type="string" office:string-value="0xff" calcext:value-type="string">
            <text:p>0xff</text:p>
          </table:table-cell>
          <table:table-cell table:formula="of:=COM.MICROSOFT.CONCAT(&quot;0x&quot;;TEXT([.M70];&quot;00&quot;))" office:value-type="string" office:string-value="0xff" calcext:value-type="string">
            <text:p>0xff</text:p>
          </table:table-cell>
          <table:table-cell table:formula="of:=COM.MICROSOFT.CONCAT(&quot;0x&quot;;TEXT([.N70];&quot;00&quot;))" office:value-type="string" office:string-value="0xff" calcext:value-type="string">
            <text:p>0xff</text:p>
          </table:table-cell>
          <table:table-cell table:formula="of:=COM.MICROSOFT.CONCAT(&quot;0x&quot;;TEXT([.O70];&quot;00&quot;))" office:value-type="string" office:string-value="0xff" calcext:value-type="string">
            <text:p>0xff</text:p>
          </table:table-cell>
          <table:table-cell table:formula="of:=COM.MICROSOFT.CONCAT(&quot;0x&quot;;TEXT([.P70];&quot;00&quot;))" office:value-type="string" office:string-value="0xff" calcext:value-type="string">
            <text:p>0xff</text:p>
          </table:table-cell>
          <table:table-cell table:formula="of:=COM.MICROSOFT.TEXTJOIN(&quot;,&quot;;1;[.A162:.P16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1];&quot;00&quot;))" office:value-type="string" office:string-value="0xff" calcext:value-type="string">
            <text:p>0xff</text:p>
          </table:table-cell>
          <table:table-cell table:formula="of:=COM.MICROSOFT.CONCAT(&quot;0x&quot;;TEXT([.B71];&quot;00&quot;))" office:value-type="string" office:string-value="0xff" calcext:value-type="string">
            <text:p>0xff</text:p>
          </table:table-cell>
          <table:table-cell table:formula="of:=COM.MICROSOFT.CONCAT(&quot;0x&quot;;TEXT([.C71];&quot;00&quot;))" office:value-type="string" office:string-value="0xff" calcext:value-type="string">
            <text:p>0xff</text:p>
          </table:table-cell>
          <table:table-cell table:formula="of:=COM.MICROSOFT.CONCAT(&quot;0x&quot;;TEXT([.D71];&quot;00&quot;))" office:value-type="string" office:string-value="0xff" calcext:value-type="string">
            <text:p>0xff</text:p>
          </table:table-cell>
          <table:table-cell table:formula="of:=COM.MICROSOFT.CONCAT(&quot;0x&quot;;TEXT([.E71];&quot;00&quot;))" office:value-type="string" office:string-value="0xff" calcext:value-type="string">
            <text:p>0xff</text:p>
          </table:table-cell>
          <table:table-cell table:formula="of:=COM.MICROSOFT.CONCAT(&quot;0x&quot;;TEXT([.F71];&quot;00&quot;))" office:value-type="string" office:string-value="0xff" calcext:value-type="string">
            <text:p>0xff</text:p>
          </table:table-cell>
          <table:table-cell table:formula="of:=COM.MICROSOFT.CONCAT(&quot;0x&quot;;TEXT([.G71];&quot;00&quot;))" office:value-type="string" office:string-value="0xff" calcext:value-type="string">
            <text:p>0xff</text:p>
          </table:table-cell>
          <table:table-cell table:formula="of:=COM.MICROSOFT.CONCAT(&quot;0x&quot;;TEXT([.H71];&quot;00&quot;))" office:value-type="string" office:string-value="0xff" calcext:value-type="string">
            <text:p>0xff</text:p>
          </table:table-cell>
          <table:table-cell table:formula="of:=COM.MICROSOFT.CONCAT(&quot;0x&quot;;TEXT([.I71];&quot;00&quot;))" office:value-type="string" office:string-value="0xff" calcext:value-type="string">
            <text:p>0xff</text:p>
          </table:table-cell>
          <table:table-cell table:formula="of:=COM.MICROSOFT.CONCAT(&quot;0x&quot;;TEXT([.J71];&quot;00&quot;))" office:value-type="string" office:string-value="0xff" calcext:value-type="string">
            <text:p>0xff</text:p>
          </table:table-cell>
          <table:table-cell table:formula="of:=COM.MICROSOFT.CONCAT(&quot;0x&quot;;TEXT([.K71];&quot;00&quot;))" office:value-type="string" office:string-value="0xff" calcext:value-type="string">
            <text:p>0xff</text:p>
          </table:table-cell>
          <table:table-cell table:formula="of:=COM.MICROSOFT.CONCAT(&quot;0x&quot;;TEXT([.L71];&quot;00&quot;))" office:value-type="string" office:string-value="0xff" calcext:value-type="string">
            <text:p>0xff</text:p>
          </table:table-cell>
          <table:table-cell table:formula="of:=COM.MICROSOFT.CONCAT(&quot;0x&quot;;TEXT([.M71];&quot;00&quot;))" office:value-type="string" office:string-value="0xff" calcext:value-type="string">
            <text:p>0xff</text:p>
          </table:table-cell>
          <table:table-cell table:formula="of:=COM.MICROSOFT.CONCAT(&quot;0x&quot;;TEXT([.N71];&quot;00&quot;))" office:value-type="string" office:string-value="0xff" calcext:value-type="string">
            <text:p>0xff</text:p>
          </table:table-cell>
          <table:table-cell table:formula="of:=COM.MICROSOFT.CONCAT(&quot;0x&quot;;TEXT([.O71];&quot;00&quot;))" office:value-type="string" office:string-value="0xff" calcext:value-type="string">
            <text:p>0xff</text:p>
          </table:table-cell>
          <table:table-cell table:formula="of:=COM.MICROSOFT.CONCAT(&quot;0x&quot;;TEXT([.P71];&quot;00&quot;))" office:value-type="string" office:string-value="0xff" calcext:value-type="string">
            <text:p>0xff</text:p>
          </table:table-cell>
          <table:table-cell table:formula="of:=COM.MICROSOFT.TEXTJOIN(&quot;,&quot;;1;[.A163:.P16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2];&quot;00&quot;))" office:value-type="string" office:string-value="0xff" calcext:value-type="string">
            <text:p>0xff</text:p>
          </table:table-cell>
          <table:table-cell table:formula="of:=COM.MICROSOFT.CONCAT(&quot;0x&quot;;TEXT([.B72];&quot;00&quot;))" office:value-type="string" office:string-value="0xff" calcext:value-type="string">
            <text:p>0xff</text:p>
          </table:table-cell>
          <table:table-cell table:formula="of:=COM.MICROSOFT.CONCAT(&quot;0x&quot;;TEXT([.C72];&quot;00&quot;))" office:value-type="string" office:string-value="0xff" calcext:value-type="string">
            <text:p>0xff</text:p>
          </table:table-cell>
          <table:table-cell table:formula="of:=COM.MICROSOFT.CONCAT(&quot;0x&quot;;TEXT([.D72];&quot;00&quot;))" office:value-type="string" office:string-value="0xff" calcext:value-type="string">
            <text:p>0xff</text:p>
          </table:table-cell>
          <table:table-cell table:formula="of:=COM.MICROSOFT.CONCAT(&quot;0x&quot;;TEXT([.E72];&quot;00&quot;))" office:value-type="string" office:string-value="0xff" calcext:value-type="string">
            <text:p>0xff</text:p>
          </table:table-cell>
          <table:table-cell table:formula="of:=COM.MICROSOFT.CONCAT(&quot;0x&quot;;TEXT([.F72];&quot;00&quot;))" office:value-type="string" office:string-value="0xff" calcext:value-type="string">
            <text:p>0xff</text:p>
          </table:table-cell>
          <table:table-cell table:formula="of:=COM.MICROSOFT.CONCAT(&quot;0x&quot;;TEXT([.G72];&quot;00&quot;))" office:value-type="string" office:string-value="0xff" calcext:value-type="string">
            <text:p>0xff</text:p>
          </table:table-cell>
          <table:table-cell table:formula="of:=COM.MICROSOFT.CONCAT(&quot;0x&quot;;TEXT([.H72];&quot;00&quot;))" office:value-type="string" office:string-value="0xff" calcext:value-type="string">
            <text:p>0xff</text:p>
          </table:table-cell>
          <table:table-cell table:formula="of:=COM.MICROSOFT.CONCAT(&quot;0x&quot;;TEXT([.I72];&quot;00&quot;))" office:value-type="string" office:string-value="0xff" calcext:value-type="string">
            <text:p>0xff</text:p>
          </table:table-cell>
          <table:table-cell table:formula="of:=COM.MICROSOFT.CONCAT(&quot;0x&quot;;TEXT([.J72];&quot;00&quot;))" office:value-type="string" office:string-value="0xff" calcext:value-type="string">
            <text:p>0xff</text:p>
          </table:table-cell>
          <table:table-cell table:formula="of:=COM.MICROSOFT.CONCAT(&quot;0x&quot;;TEXT([.K72];&quot;00&quot;))" office:value-type="string" office:string-value="0xff" calcext:value-type="string">
            <text:p>0xff</text:p>
          </table:table-cell>
          <table:table-cell table:formula="of:=COM.MICROSOFT.CONCAT(&quot;0x&quot;;TEXT([.L72];&quot;00&quot;))" office:value-type="string" office:string-value="0xff" calcext:value-type="string">
            <text:p>0xff</text:p>
          </table:table-cell>
          <table:table-cell table:formula="of:=COM.MICROSOFT.CONCAT(&quot;0x&quot;;TEXT([.M72];&quot;00&quot;))" office:value-type="string" office:string-value="0xff" calcext:value-type="string">
            <text:p>0xff</text:p>
          </table:table-cell>
          <table:table-cell table:formula="of:=COM.MICROSOFT.CONCAT(&quot;0x&quot;;TEXT([.N72];&quot;00&quot;))" office:value-type="string" office:string-value="0xff" calcext:value-type="string">
            <text:p>0xff</text:p>
          </table:table-cell>
          <table:table-cell table:formula="of:=COM.MICROSOFT.CONCAT(&quot;0x&quot;;TEXT([.O72];&quot;00&quot;))" office:value-type="string" office:string-value="0xff" calcext:value-type="string">
            <text:p>0xff</text:p>
          </table:table-cell>
          <table:table-cell table:formula="of:=COM.MICROSOFT.CONCAT(&quot;0x&quot;;TEXT([.P72];&quot;00&quot;))" office:value-type="string" office:string-value="0xff" calcext:value-type="string">
            <text:p>0xff</text:p>
          </table:table-cell>
          <table:table-cell table:formula="of:=COM.MICROSOFT.TEXTJOIN(&quot;,&quot;;1;[.A164:.P16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3];&quot;00&quot;))" office:value-type="string" office:string-value="0xff" calcext:value-type="string">
            <text:p>0xff</text:p>
          </table:table-cell>
          <table:table-cell table:formula="of:=COM.MICROSOFT.CONCAT(&quot;0x&quot;;TEXT([.B73];&quot;00&quot;))" office:value-type="string" office:string-value="0xff" calcext:value-type="string">
            <text:p>0xff</text:p>
          </table:table-cell>
          <table:table-cell table:formula="of:=COM.MICROSOFT.CONCAT(&quot;0x&quot;;TEXT([.C73];&quot;00&quot;))" office:value-type="string" office:string-value="0xff" calcext:value-type="string">
            <text:p>0xff</text:p>
          </table:table-cell>
          <table:table-cell table:formula="of:=COM.MICROSOFT.CONCAT(&quot;0x&quot;;TEXT([.D73];&quot;00&quot;))" office:value-type="string" office:string-value="0xff" calcext:value-type="string">
            <text:p>0xff</text:p>
          </table:table-cell>
          <table:table-cell table:formula="of:=COM.MICROSOFT.CONCAT(&quot;0x&quot;;TEXT([.E73];&quot;00&quot;))" office:value-type="string" office:string-value="0xff" calcext:value-type="string">
            <text:p>0xff</text:p>
          </table:table-cell>
          <table:table-cell table:formula="of:=COM.MICROSOFT.CONCAT(&quot;0x&quot;;TEXT([.F73];&quot;00&quot;))" office:value-type="string" office:string-value="0xff" calcext:value-type="string">
            <text:p>0xff</text:p>
          </table:table-cell>
          <table:table-cell table:formula="of:=COM.MICROSOFT.CONCAT(&quot;0x&quot;;TEXT([.G73];&quot;00&quot;))" office:value-type="string" office:string-value="0xff" calcext:value-type="string">
            <text:p>0xff</text:p>
          </table:table-cell>
          <table:table-cell table:formula="of:=COM.MICROSOFT.CONCAT(&quot;0x&quot;;TEXT([.H73];&quot;00&quot;))" office:value-type="string" office:string-value="0xff" calcext:value-type="string">
            <text:p>0xff</text:p>
          </table:table-cell>
          <table:table-cell table:formula="of:=COM.MICROSOFT.CONCAT(&quot;0x&quot;;TEXT([.I73];&quot;00&quot;))" office:value-type="string" office:string-value="0xff" calcext:value-type="string">
            <text:p>0xff</text:p>
          </table:table-cell>
          <table:table-cell table:formula="of:=COM.MICROSOFT.CONCAT(&quot;0x&quot;;TEXT([.J73];&quot;00&quot;))" office:value-type="string" office:string-value="0xff" calcext:value-type="string">
            <text:p>0xff</text:p>
          </table:table-cell>
          <table:table-cell table:formula="of:=COM.MICROSOFT.CONCAT(&quot;0x&quot;;TEXT([.K73];&quot;00&quot;))" office:value-type="string" office:string-value="0xff" calcext:value-type="string">
            <text:p>0xff</text:p>
          </table:table-cell>
          <table:table-cell table:formula="of:=COM.MICROSOFT.CONCAT(&quot;0x&quot;;TEXT([.L73];&quot;00&quot;))" office:value-type="string" office:string-value="0xff" calcext:value-type="string">
            <text:p>0xff</text:p>
          </table:table-cell>
          <table:table-cell table:formula="of:=COM.MICROSOFT.CONCAT(&quot;0x&quot;;TEXT([.M73];&quot;00&quot;))" office:value-type="string" office:string-value="0xff" calcext:value-type="string">
            <text:p>0xff</text:p>
          </table:table-cell>
          <table:table-cell table:formula="of:=COM.MICROSOFT.CONCAT(&quot;0x&quot;;TEXT([.N73];&quot;00&quot;))" office:value-type="string" office:string-value="0xff" calcext:value-type="string">
            <text:p>0xff</text:p>
          </table:table-cell>
          <table:table-cell table:formula="of:=COM.MICROSOFT.CONCAT(&quot;0x&quot;;TEXT([.O73];&quot;00&quot;))" office:value-type="string" office:string-value="0xff" calcext:value-type="string">
            <text:p>0xff</text:p>
          </table:table-cell>
          <table:table-cell table:formula="of:=COM.MICROSOFT.CONCAT(&quot;0x&quot;;TEXT([.P73];&quot;00&quot;))" office:value-type="string" office:string-value="0xff" calcext:value-type="string">
            <text:p>0xff</text:p>
          </table:table-cell>
          <table:table-cell table:formula="of:=COM.MICROSOFT.TEXTJOIN(&quot;,&quot;;1;[.A165:.P16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4];&quot;00&quot;))" office:value-type="string" office:string-value="0xff" calcext:value-type="string">
            <text:p>0xff</text:p>
          </table:table-cell>
          <table:table-cell table:formula="of:=COM.MICROSOFT.CONCAT(&quot;0x&quot;;TEXT([.B74];&quot;00&quot;))" office:value-type="string" office:string-value="0xff" calcext:value-type="string">
            <text:p>0xff</text:p>
          </table:table-cell>
          <table:table-cell table:formula="of:=COM.MICROSOFT.CONCAT(&quot;0x&quot;;TEXT([.C74];&quot;00&quot;))" office:value-type="string" office:string-value="0xff" calcext:value-type="string">
            <text:p>0xff</text:p>
          </table:table-cell>
          <table:table-cell table:formula="of:=COM.MICROSOFT.CONCAT(&quot;0x&quot;;TEXT([.D74];&quot;00&quot;))" office:value-type="string" office:string-value="0xff" calcext:value-type="string">
            <text:p>0xff</text:p>
          </table:table-cell>
          <table:table-cell table:formula="of:=COM.MICROSOFT.CONCAT(&quot;0x&quot;;TEXT([.E74];&quot;00&quot;))" office:value-type="string" office:string-value="0xff" calcext:value-type="string">
            <text:p>0xff</text:p>
          </table:table-cell>
          <table:table-cell table:formula="of:=COM.MICROSOFT.CONCAT(&quot;0x&quot;;TEXT([.F74];&quot;00&quot;))" office:value-type="string" office:string-value="0xff" calcext:value-type="string">
            <text:p>0xff</text:p>
          </table:table-cell>
          <table:table-cell table:formula="of:=COM.MICROSOFT.CONCAT(&quot;0x&quot;;TEXT([.G74];&quot;00&quot;))" office:value-type="string" office:string-value="0xff" calcext:value-type="string">
            <text:p>0xff</text:p>
          </table:table-cell>
          <table:table-cell table:formula="of:=COM.MICROSOFT.CONCAT(&quot;0x&quot;;TEXT([.H74];&quot;00&quot;))" office:value-type="string" office:string-value="0xff" calcext:value-type="string">
            <text:p>0xff</text:p>
          </table:table-cell>
          <table:table-cell table:formula="of:=COM.MICROSOFT.CONCAT(&quot;0x&quot;;TEXT([.I74];&quot;00&quot;))" office:value-type="string" office:string-value="0xff" calcext:value-type="string">
            <text:p>0xff</text:p>
          </table:table-cell>
          <table:table-cell table:formula="of:=COM.MICROSOFT.CONCAT(&quot;0x&quot;;TEXT([.J74];&quot;00&quot;))" office:value-type="string" office:string-value="0xff" calcext:value-type="string">
            <text:p>0xff</text:p>
          </table:table-cell>
          <table:table-cell table:formula="of:=COM.MICROSOFT.CONCAT(&quot;0x&quot;;TEXT([.K74];&quot;00&quot;))" office:value-type="string" office:string-value="0xff" calcext:value-type="string">
            <text:p>0xff</text:p>
          </table:table-cell>
          <table:table-cell table:formula="of:=COM.MICROSOFT.CONCAT(&quot;0x&quot;;TEXT([.L74];&quot;00&quot;))" office:value-type="string" office:string-value="0xff" calcext:value-type="string">
            <text:p>0xff</text:p>
          </table:table-cell>
          <table:table-cell table:formula="of:=COM.MICROSOFT.CONCAT(&quot;0x&quot;;TEXT([.M74];&quot;00&quot;))" office:value-type="string" office:string-value="0xff" calcext:value-type="string">
            <text:p>0xff</text:p>
          </table:table-cell>
          <table:table-cell table:formula="of:=COM.MICROSOFT.CONCAT(&quot;0x&quot;;TEXT([.N74];&quot;00&quot;))" office:value-type="string" office:string-value="0xff" calcext:value-type="string">
            <text:p>0xff</text:p>
          </table:table-cell>
          <table:table-cell table:formula="of:=COM.MICROSOFT.CONCAT(&quot;0x&quot;;TEXT([.O74];&quot;00&quot;))" office:value-type="string" office:string-value="0xff" calcext:value-type="string">
            <text:p>0xff</text:p>
          </table:table-cell>
          <table:table-cell table:formula="of:=COM.MICROSOFT.CONCAT(&quot;0x&quot;;TEXT([.P74];&quot;00&quot;))" office:value-type="string" office:string-value="0xff" calcext:value-type="string">
            <text:p>0xff</text:p>
          </table:table-cell>
          <table:table-cell table:formula="of:=COM.MICROSOFT.TEXTJOIN(&quot;,&quot;;1;[.A166:.P16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5];&quot;00&quot;))" office:value-type="string" office:string-value="0xff" calcext:value-type="string">
            <text:p>0xff</text:p>
          </table:table-cell>
          <table:table-cell table:formula="of:=COM.MICROSOFT.CONCAT(&quot;0x&quot;;TEXT([.B75];&quot;00&quot;))" office:value-type="string" office:string-value="0xff" calcext:value-type="string">
            <text:p>0xff</text:p>
          </table:table-cell>
          <table:table-cell table:formula="of:=COM.MICROSOFT.CONCAT(&quot;0x&quot;;TEXT([.C75];&quot;00&quot;))" office:value-type="string" office:string-value="0xff" calcext:value-type="string">
            <text:p>0xff</text:p>
          </table:table-cell>
          <table:table-cell table:formula="of:=COM.MICROSOFT.CONCAT(&quot;0x&quot;;TEXT([.D75];&quot;00&quot;))" office:value-type="string" office:string-value="0xff" calcext:value-type="string">
            <text:p>0xff</text:p>
          </table:table-cell>
          <table:table-cell table:formula="of:=COM.MICROSOFT.CONCAT(&quot;0x&quot;;TEXT([.E75];&quot;00&quot;))" office:value-type="string" office:string-value="0xff" calcext:value-type="string">
            <text:p>0xff</text:p>
          </table:table-cell>
          <table:table-cell table:formula="of:=COM.MICROSOFT.CONCAT(&quot;0x&quot;;TEXT([.F75];&quot;00&quot;))" office:value-type="string" office:string-value="0xff" calcext:value-type="string">
            <text:p>0xff</text:p>
          </table:table-cell>
          <table:table-cell table:formula="of:=COM.MICROSOFT.CONCAT(&quot;0x&quot;;TEXT([.G75];&quot;00&quot;))" office:value-type="string" office:string-value="0xff" calcext:value-type="string">
            <text:p>0xff</text:p>
          </table:table-cell>
          <table:table-cell table:formula="of:=COM.MICROSOFT.CONCAT(&quot;0x&quot;;TEXT([.H75];&quot;00&quot;))" office:value-type="string" office:string-value="0xff" calcext:value-type="string">
            <text:p>0xff</text:p>
          </table:table-cell>
          <table:table-cell table:formula="of:=COM.MICROSOFT.CONCAT(&quot;0x&quot;;TEXT([.I75];&quot;00&quot;))" office:value-type="string" office:string-value="0xff" calcext:value-type="string">
            <text:p>0xff</text:p>
          </table:table-cell>
          <table:table-cell table:formula="of:=COM.MICROSOFT.CONCAT(&quot;0x&quot;;TEXT([.J75];&quot;00&quot;))" office:value-type="string" office:string-value="0xff" calcext:value-type="string">
            <text:p>0xff</text:p>
          </table:table-cell>
          <table:table-cell table:formula="of:=COM.MICROSOFT.CONCAT(&quot;0x&quot;;TEXT([.K75];&quot;00&quot;))" office:value-type="string" office:string-value="0xff" calcext:value-type="string">
            <text:p>0xff</text:p>
          </table:table-cell>
          <table:table-cell table:formula="of:=COM.MICROSOFT.CONCAT(&quot;0x&quot;;TEXT([.L75];&quot;00&quot;))" office:value-type="string" office:string-value="0xff" calcext:value-type="string">
            <text:p>0xff</text:p>
          </table:table-cell>
          <table:table-cell table:formula="of:=COM.MICROSOFT.CONCAT(&quot;0x&quot;;TEXT([.M75];&quot;00&quot;))" office:value-type="string" office:string-value="0xff" calcext:value-type="string">
            <text:p>0xff</text:p>
          </table:table-cell>
          <table:table-cell table:formula="of:=COM.MICROSOFT.CONCAT(&quot;0x&quot;;TEXT([.N75];&quot;00&quot;))" office:value-type="string" office:string-value="0xff" calcext:value-type="string">
            <text:p>0xff</text:p>
          </table:table-cell>
          <table:table-cell table:formula="of:=COM.MICROSOFT.CONCAT(&quot;0x&quot;;TEXT([.O75];&quot;00&quot;))" office:value-type="string" office:string-value="0xff" calcext:value-type="string">
            <text:p>0xff</text:p>
          </table:table-cell>
          <table:table-cell table:formula="of:=COM.MICROSOFT.CONCAT(&quot;0x&quot;;TEXT([.P75];&quot;00&quot;))" office:value-type="string" office:string-value="0xff" calcext:value-type="string">
            <text:p>0xff</text:p>
          </table:table-cell>
          <table:table-cell table:formula="of:=COM.MICROSOFT.TEXTJOIN(&quot;,&quot;;1;[.A167:.P16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6];&quot;00&quot;))" office:value-type="string" office:string-value="0xff" calcext:value-type="string">
            <text:p>0xff</text:p>
          </table:table-cell>
          <table:table-cell table:formula="of:=COM.MICROSOFT.CONCAT(&quot;0x&quot;;TEXT([.B76];&quot;00&quot;))" office:value-type="string" office:string-value="0xff" calcext:value-type="string">
            <text:p>0xff</text:p>
          </table:table-cell>
          <table:table-cell table:formula="of:=COM.MICROSOFT.CONCAT(&quot;0x&quot;;TEXT([.C76];&quot;00&quot;))" office:value-type="string" office:string-value="0xff" calcext:value-type="string">
            <text:p>0xff</text:p>
          </table:table-cell>
          <table:table-cell table:formula="of:=COM.MICROSOFT.CONCAT(&quot;0x&quot;;TEXT([.D76];&quot;00&quot;))" office:value-type="string" office:string-value="0xff" calcext:value-type="string">
            <text:p>0xff</text:p>
          </table:table-cell>
          <table:table-cell table:formula="of:=COM.MICROSOFT.CONCAT(&quot;0x&quot;;TEXT([.E76];&quot;00&quot;))" office:value-type="string" office:string-value="0xff" calcext:value-type="string">
            <text:p>0xff</text:p>
          </table:table-cell>
          <table:table-cell table:formula="of:=COM.MICROSOFT.CONCAT(&quot;0x&quot;;TEXT([.F76];&quot;00&quot;))" office:value-type="string" office:string-value="0xff" calcext:value-type="string">
            <text:p>0xff</text:p>
          </table:table-cell>
          <table:table-cell table:formula="of:=COM.MICROSOFT.CONCAT(&quot;0x&quot;;TEXT([.G76];&quot;00&quot;))" office:value-type="string" office:string-value="0xff" calcext:value-type="string">
            <text:p>0xff</text:p>
          </table:table-cell>
          <table:table-cell table:formula="of:=COM.MICROSOFT.CONCAT(&quot;0x&quot;;TEXT([.H76];&quot;00&quot;))" office:value-type="string" office:string-value="0xff" calcext:value-type="string">
            <text:p>0xff</text:p>
          </table:table-cell>
          <table:table-cell table:formula="of:=COM.MICROSOFT.CONCAT(&quot;0x&quot;;TEXT([.I76];&quot;00&quot;))" office:value-type="string" office:string-value="0xff" calcext:value-type="string">
            <text:p>0xff</text:p>
          </table:table-cell>
          <table:table-cell table:formula="of:=COM.MICROSOFT.CONCAT(&quot;0x&quot;;TEXT([.J76];&quot;00&quot;))" office:value-type="string" office:string-value="0xff" calcext:value-type="string">
            <text:p>0xff</text:p>
          </table:table-cell>
          <table:table-cell table:formula="of:=COM.MICROSOFT.CONCAT(&quot;0x&quot;;TEXT([.K76];&quot;00&quot;))" office:value-type="string" office:string-value="0xff" calcext:value-type="string">
            <text:p>0xff</text:p>
          </table:table-cell>
          <table:table-cell table:formula="of:=COM.MICROSOFT.CONCAT(&quot;0x&quot;;TEXT([.L76];&quot;00&quot;))" office:value-type="string" office:string-value="0xff" calcext:value-type="string">
            <text:p>0xff</text:p>
          </table:table-cell>
          <table:table-cell table:formula="of:=COM.MICROSOFT.CONCAT(&quot;0x&quot;;TEXT([.M76];&quot;00&quot;))" office:value-type="string" office:string-value="0xff" calcext:value-type="string">
            <text:p>0xff</text:p>
          </table:table-cell>
          <table:table-cell table:formula="of:=COM.MICROSOFT.CONCAT(&quot;0x&quot;;TEXT([.N76];&quot;00&quot;))" office:value-type="string" office:string-value="0xff" calcext:value-type="string">
            <text:p>0xff</text:p>
          </table:table-cell>
          <table:table-cell table:formula="of:=COM.MICROSOFT.CONCAT(&quot;0x&quot;;TEXT([.O76];&quot;00&quot;))" office:value-type="string" office:string-value="0xff" calcext:value-type="string">
            <text:p>0xff</text:p>
          </table:table-cell>
          <table:table-cell table:formula="of:=COM.MICROSOFT.CONCAT(&quot;0x&quot;;TEXT([.P76];&quot;00&quot;))" office:value-type="string" office:string-value="0xff" calcext:value-type="string">
            <text:p>0xff</text:p>
          </table:table-cell>
          <table:table-cell table:formula="of:=COM.MICROSOFT.TEXTJOIN(&quot;,&quot;;1;[.A168:.P16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7];&quot;00&quot;))" office:value-type="string" office:string-value="0xff" calcext:value-type="string">
            <text:p>0xff</text:p>
          </table:table-cell>
          <table:table-cell table:formula="of:=COM.MICROSOFT.CONCAT(&quot;0x&quot;;TEXT([.B77];&quot;00&quot;))" office:value-type="string" office:string-value="0xff" calcext:value-type="string">
            <text:p>0xff</text:p>
          </table:table-cell>
          <table:table-cell table:formula="of:=COM.MICROSOFT.CONCAT(&quot;0x&quot;;TEXT([.C77];&quot;00&quot;))" office:value-type="string" office:string-value="0xff" calcext:value-type="string">
            <text:p>0xff</text:p>
          </table:table-cell>
          <table:table-cell table:formula="of:=COM.MICROSOFT.CONCAT(&quot;0x&quot;;TEXT([.D77];&quot;00&quot;))" office:value-type="string" office:string-value="0xff" calcext:value-type="string">
            <text:p>0xff</text:p>
          </table:table-cell>
          <table:table-cell table:formula="of:=COM.MICROSOFT.CONCAT(&quot;0x&quot;;TEXT([.E77];&quot;00&quot;))" office:value-type="string" office:string-value="0xff" calcext:value-type="string">
            <text:p>0xff</text:p>
          </table:table-cell>
          <table:table-cell table:formula="of:=COM.MICROSOFT.CONCAT(&quot;0x&quot;;TEXT([.F77];&quot;00&quot;))" office:value-type="string" office:string-value="0xff" calcext:value-type="string">
            <text:p>0xff</text:p>
          </table:table-cell>
          <table:table-cell table:formula="of:=COM.MICROSOFT.CONCAT(&quot;0x&quot;;TEXT([.G77];&quot;00&quot;))" office:value-type="string" office:string-value="0xff" calcext:value-type="string">
            <text:p>0xff</text:p>
          </table:table-cell>
          <table:table-cell table:formula="of:=COM.MICROSOFT.CONCAT(&quot;0x&quot;;TEXT([.H77];&quot;00&quot;))" office:value-type="string" office:string-value="0xff" calcext:value-type="string">
            <text:p>0xff</text:p>
          </table:table-cell>
          <table:table-cell table:formula="of:=COM.MICROSOFT.CONCAT(&quot;0x&quot;;TEXT([.I77];&quot;00&quot;))" office:value-type="string" office:string-value="0xff" calcext:value-type="string">
            <text:p>0xff</text:p>
          </table:table-cell>
          <table:table-cell table:formula="of:=COM.MICROSOFT.CONCAT(&quot;0x&quot;;TEXT([.J77];&quot;00&quot;))" office:value-type="string" office:string-value="0xff" calcext:value-type="string">
            <text:p>0xff</text:p>
          </table:table-cell>
          <table:table-cell table:formula="of:=COM.MICROSOFT.CONCAT(&quot;0x&quot;;TEXT([.K77];&quot;00&quot;))" office:value-type="string" office:string-value="0xff" calcext:value-type="string">
            <text:p>0xff</text:p>
          </table:table-cell>
          <table:table-cell table:formula="of:=COM.MICROSOFT.CONCAT(&quot;0x&quot;;TEXT([.L77];&quot;00&quot;))" office:value-type="string" office:string-value="0xff" calcext:value-type="string">
            <text:p>0xff</text:p>
          </table:table-cell>
          <table:table-cell table:formula="of:=COM.MICROSOFT.CONCAT(&quot;0x&quot;;TEXT([.M77];&quot;00&quot;))" office:value-type="string" office:string-value="0xff" calcext:value-type="string">
            <text:p>0xff</text:p>
          </table:table-cell>
          <table:table-cell table:formula="of:=COM.MICROSOFT.CONCAT(&quot;0x&quot;;TEXT([.N77];&quot;00&quot;))" office:value-type="string" office:string-value="0xff" calcext:value-type="string">
            <text:p>0xff</text:p>
          </table:table-cell>
          <table:table-cell table:formula="of:=COM.MICROSOFT.CONCAT(&quot;0x&quot;;TEXT([.O77];&quot;00&quot;))" office:value-type="string" office:string-value="0xff" calcext:value-type="string">
            <text:p>0xff</text:p>
          </table:table-cell>
          <table:table-cell table:formula="of:=COM.MICROSOFT.CONCAT(&quot;0x&quot;;TEXT([.P77];&quot;00&quot;))" office:value-type="string" office:string-value="0xff" calcext:value-type="string">
            <text:p>0xff</text:p>
          </table:table-cell>
          <table:table-cell table:formula="of:=COM.MICROSOFT.TEXTJOIN(&quot;,&quot;;1;[.A169:.P16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8];&quot;00&quot;))" office:value-type="string" office:string-value="0xff" calcext:value-type="string">
            <text:p>0xff</text:p>
          </table:table-cell>
          <table:table-cell table:formula="of:=COM.MICROSOFT.CONCAT(&quot;0x&quot;;TEXT([.B78];&quot;00&quot;))" office:value-type="string" office:string-value="0xff" calcext:value-type="string">
            <text:p>0xff</text:p>
          </table:table-cell>
          <table:table-cell table:formula="of:=COM.MICROSOFT.CONCAT(&quot;0x&quot;;TEXT([.C78];&quot;00&quot;))" office:value-type="string" office:string-value="0xff" calcext:value-type="string">
            <text:p>0xff</text:p>
          </table:table-cell>
          <table:table-cell table:formula="of:=COM.MICROSOFT.CONCAT(&quot;0x&quot;;TEXT([.D78];&quot;00&quot;))" office:value-type="string" office:string-value="0xff" calcext:value-type="string">
            <text:p>0xff</text:p>
          </table:table-cell>
          <table:table-cell table:formula="of:=COM.MICROSOFT.CONCAT(&quot;0x&quot;;TEXT([.E78];&quot;00&quot;))" office:value-type="string" office:string-value="0xff" calcext:value-type="string">
            <text:p>0xff</text:p>
          </table:table-cell>
          <table:table-cell table:formula="of:=COM.MICROSOFT.CONCAT(&quot;0x&quot;;TEXT([.F78];&quot;00&quot;))" office:value-type="string" office:string-value="0xff" calcext:value-type="string">
            <text:p>0xff</text:p>
          </table:table-cell>
          <table:table-cell table:formula="of:=COM.MICROSOFT.CONCAT(&quot;0x&quot;;TEXT([.G78];&quot;00&quot;))" office:value-type="string" office:string-value="0xff" calcext:value-type="string">
            <text:p>0xff</text:p>
          </table:table-cell>
          <table:table-cell table:formula="of:=COM.MICROSOFT.CONCAT(&quot;0x&quot;;TEXT([.H78];&quot;00&quot;))" office:value-type="string" office:string-value="0xff" calcext:value-type="string">
            <text:p>0xff</text:p>
          </table:table-cell>
          <table:table-cell table:formula="of:=COM.MICROSOFT.CONCAT(&quot;0x&quot;;TEXT([.I78];&quot;00&quot;))" office:value-type="string" office:string-value="0xff" calcext:value-type="string">
            <text:p>0xff</text:p>
          </table:table-cell>
          <table:table-cell table:formula="of:=COM.MICROSOFT.CONCAT(&quot;0x&quot;;TEXT([.J78];&quot;00&quot;))" office:value-type="string" office:string-value="0xff" calcext:value-type="string">
            <text:p>0xff</text:p>
          </table:table-cell>
          <table:table-cell table:formula="of:=COM.MICROSOFT.CONCAT(&quot;0x&quot;;TEXT([.K78];&quot;00&quot;))" office:value-type="string" office:string-value="0xff" calcext:value-type="string">
            <text:p>0xff</text:p>
          </table:table-cell>
          <table:table-cell table:formula="of:=COM.MICROSOFT.CONCAT(&quot;0x&quot;;TEXT([.L78];&quot;00&quot;))" office:value-type="string" office:string-value="0xff" calcext:value-type="string">
            <text:p>0xff</text:p>
          </table:table-cell>
          <table:table-cell table:formula="of:=COM.MICROSOFT.CONCAT(&quot;0x&quot;;TEXT([.M78];&quot;00&quot;))" office:value-type="string" office:string-value="0xff" calcext:value-type="string">
            <text:p>0xff</text:p>
          </table:table-cell>
          <table:table-cell table:formula="of:=COM.MICROSOFT.CONCAT(&quot;0x&quot;;TEXT([.N78];&quot;00&quot;))" office:value-type="string" office:string-value="0xff" calcext:value-type="string">
            <text:p>0xff</text:p>
          </table:table-cell>
          <table:table-cell table:formula="of:=COM.MICROSOFT.CONCAT(&quot;0x&quot;;TEXT([.O78];&quot;00&quot;))" office:value-type="string" office:string-value="0xff" calcext:value-type="string">
            <text:p>0xff</text:p>
          </table:table-cell>
          <table:table-cell table:formula="of:=COM.MICROSOFT.CONCAT(&quot;0x&quot;;TEXT([.P78];&quot;00&quot;))" office:value-type="string" office:string-value="0xff" calcext:value-type="string">
            <text:p>0xff</text:p>
          </table:table-cell>
          <table:table-cell table:formula="of:=COM.MICROSOFT.TEXTJOIN(&quot;,&quot;;1;[.A170:.P17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9];&quot;00&quot;))" office:value-type="string" office:string-value="0xff" calcext:value-type="string">
            <text:p>0xff</text:p>
          </table:table-cell>
          <table:table-cell table:formula="of:=COM.MICROSOFT.CONCAT(&quot;0x&quot;;TEXT([.B79];&quot;00&quot;))" office:value-type="string" office:string-value="0xff" calcext:value-type="string">
            <text:p>0xff</text:p>
          </table:table-cell>
          <table:table-cell table:formula="of:=COM.MICROSOFT.CONCAT(&quot;0x&quot;;TEXT([.C79];&quot;00&quot;))" office:value-type="string" office:string-value="0xff" calcext:value-type="string">
            <text:p>0xff</text:p>
          </table:table-cell>
          <table:table-cell table:formula="of:=COM.MICROSOFT.CONCAT(&quot;0x&quot;;TEXT([.D79];&quot;00&quot;))" office:value-type="string" office:string-value="0xff" calcext:value-type="string">
            <text:p>0xff</text:p>
          </table:table-cell>
          <table:table-cell table:formula="of:=COM.MICROSOFT.CONCAT(&quot;0x&quot;;TEXT([.E79];&quot;00&quot;))" office:value-type="string" office:string-value="0xff" calcext:value-type="string">
            <text:p>0xff</text:p>
          </table:table-cell>
          <table:table-cell table:formula="of:=COM.MICROSOFT.CONCAT(&quot;0x&quot;;TEXT([.F79];&quot;00&quot;))" office:value-type="string" office:string-value="0xff" calcext:value-type="string">
            <text:p>0xff</text:p>
          </table:table-cell>
          <table:table-cell table:formula="of:=COM.MICROSOFT.CONCAT(&quot;0x&quot;;TEXT([.G79];&quot;00&quot;))" office:value-type="string" office:string-value="0xff" calcext:value-type="string">
            <text:p>0xff</text:p>
          </table:table-cell>
          <table:table-cell table:formula="of:=COM.MICROSOFT.CONCAT(&quot;0x&quot;;TEXT([.H79];&quot;00&quot;))" office:value-type="string" office:string-value="0xff" calcext:value-type="string">
            <text:p>0xff</text:p>
          </table:table-cell>
          <table:table-cell table:formula="of:=COM.MICROSOFT.CONCAT(&quot;0x&quot;;TEXT([.I79];&quot;00&quot;))" office:value-type="string" office:string-value="0xff" calcext:value-type="string">
            <text:p>0xff</text:p>
          </table:table-cell>
          <table:table-cell table:formula="of:=COM.MICROSOFT.CONCAT(&quot;0x&quot;;TEXT([.J79];&quot;00&quot;))" office:value-type="string" office:string-value="0xff" calcext:value-type="string">
            <text:p>0xff</text:p>
          </table:table-cell>
          <table:table-cell table:formula="of:=COM.MICROSOFT.CONCAT(&quot;0x&quot;;TEXT([.K79];&quot;00&quot;))" office:value-type="string" office:string-value="0xff" calcext:value-type="string">
            <text:p>0xff</text:p>
          </table:table-cell>
          <table:table-cell table:formula="of:=COM.MICROSOFT.CONCAT(&quot;0x&quot;;TEXT([.L79];&quot;00&quot;))" office:value-type="string" office:string-value="0xff" calcext:value-type="string">
            <text:p>0xff</text:p>
          </table:table-cell>
          <table:table-cell table:formula="of:=COM.MICROSOFT.CONCAT(&quot;0x&quot;;TEXT([.M79];&quot;00&quot;))" office:value-type="string" office:string-value="0xff" calcext:value-type="string">
            <text:p>0xff</text:p>
          </table:table-cell>
          <table:table-cell table:formula="of:=COM.MICROSOFT.CONCAT(&quot;0x&quot;;TEXT([.N79];&quot;00&quot;))" office:value-type="string" office:string-value="0xff" calcext:value-type="string">
            <text:p>0xff</text:p>
          </table:table-cell>
          <table:table-cell table:formula="of:=COM.MICROSOFT.CONCAT(&quot;0x&quot;;TEXT([.O79];&quot;00&quot;))" office:value-type="string" office:string-value="0xff" calcext:value-type="string">
            <text:p>0xff</text:p>
          </table:table-cell>
          <table:table-cell table:formula="of:=COM.MICROSOFT.CONCAT(&quot;0x&quot;;TEXT([.P79];&quot;00&quot;))" office:value-type="string" office:string-value="0xff" calcext:value-type="string">
            <text:p>0xff</text:p>
          </table:table-cell>
          <table:table-cell table:formula="of:=COM.MICROSOFT.TEXTJOIN(&quot;,&quot;;1;[.A171:.P17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0];&quot;00&quot;))" office:value-type="string" office:string-value="0xff" calcext:value-type="string">
            <text:p>0xff</text:p>
          </table:table-cell>
          <table:table-cell table:formula="of:=COM.MICROSOFT.CONCAT(&quot;0x&quot;;TEXT([.B80];&quot;00&quot;))" office:value-type="string" office:string-value="0xff" calcext:value-type="string">
            <text:p>0xff</text:p>
          </table:table-cell>
          <table:table-cell table:formula="of:=COM.MICROSOFT.CONCAT(&quot;0x&quot;;TEXT([.C80];&quot;00&quot;))" office:value-type="string" office:string-value="0xff" calcext:value-type="string">
            <text:p>0xff</text:p>
          </table:table-cell>
          <table:table-cell table:formula="of:=COM.MICROSOFT.CONCAT(&quot;0x&quot;;TEXT([.D80];&quot;00&quot;))" office:value-type="string" office:string-value="0xff" calcext:value-type="string">
            <text:p>0xff</text:p>
          </table:table-cell>
          <table:table-cell table:formula="of:=COM.MICROSOFT.CONCAT(&quot;0x&quot;;TEXT([.E80];&quot;00&quot;))" office:value-type="string" office:string-value="0xff" calcext:value-type="string">
            <text:p>0xff</text:p>
          </table:table-cell>
          <table:table-cell table:formula="of:=COM.MICROSOFT.CONCAT(&quot;0x&quot;;TEXT([.F80];&quot;00&quot;))" office:value-type="string" office:string-value="0xff" calcext:value-type="string">
            <text:p>0xff</text:p>
          </table:table-cell>
          <table:table-cell table:formula="of:=COM.MICROSOFT.CONCAT(&quot;0x&quot;;TEXT([.G80];&quot;00&quot;))" office:value-type="string" office:string-value="0xff" calcext:value-type="string">
            <text:p>0xff</text:p>
          </table:table-cell>
          <table:table-cell table:formula="of:=COM.MICROSOFT.CONCAT(&quot;0x&quot;;TEXT([.H80];&quot;00&quot;))" office:value-type="string" office:string-value="0xff" calcext:value-type="string">
            <text:p>0xff</text:p>
          </table:table-cell>
          <table:table-cell table:formula="of:=COM.MICROSOFT.CONCAT(&quot;0x&quot;;TEXT([.I80];&quot;00&quot;))" office:value-type="string" office:string-value="0xff" calcext:value-type="string">
            <text:p>0xff</text:p>
          </table:table-cell>
          <table:table-cell table:formula="of:=COM.MICROSOFT.CONCAT(&quot;0x&quot;;TEXT([.J80];&quot;00&quot;))" office:value-type="string" office:string-value="0xff" calcext:value-type="string">
            <text:p>0xff</text:p>
          </table:table-cell>
          <table:table-cell table:formula="of:=COM.MICROSOFT.CONCAT(&quot;0x&quot;;TEXT([.K80];&quot;00&quot;))" office:value-type="string" office:string-value="0xff" calcext:value-type="string">
            <text:p>0xff</text:p>
          </table:table-cell>
          <table:table-cell table:formula="of:=COM.MICROSOFT.CONCAT(&quot;0x&quot;;TEXT([.L80];&quot;00&quot;))" office:value-type="string" office:string-value="0xff" calcext:value-type="string">
            <text:p>0xff</text:p>
          </table:table-cell>
          <table:table-cell table:formula="of:=COM.MICROSOFT.CONCAT(&quot;0x&quot;;TEXT([.M80];&quot;00&quot;))" office:value-type="string" office:string-value="0xff" calcext:value-type="string">
            <text:p>0xff</text:p>
          </table:table-cell>
          <table:table-cell table:formula="of:=COM.MICROSOFT.CONCAT(&quot;0x&quot;;TEXT([.N80];&quot;00&quot;))" office:value-type="string" office:string-value="0xff" calcext:value-type="string">
            <text:p>0xff</text:p>
          </table:table-cell>
          <table:table-cell table:formula="of:=COM.MICROSOFT.CONCAT(&quot;0x&quot;;TEXT([.O80];&quot;00&quot;))" office:value-type="string" office:string-value="0xff" calcext:value-type="string">
            <text:p>0xff</text:p>
          </table:table-cell>
          <table:table-cell table:formula="of:=COM.MICROSOFT.CONCAT(&quot;0x&quot;;TEXT([.P80];&quot;00&quot;))" office:value-type="string" office:string-value="0xff" calcext:value-type="string">
            <text:p>0xff</text:p>
          </table:table-cell>
          <table:table-cell table:formula="of:=COM.MICROSOFT.TEXTJOIN(&quot;,&quot;;1;[.A172:.P17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1];&quot;00&quot;))" office:value-type="string" office:string-value="0xff" calcext:value-type="string">
            <text:p>0xff</text:p>
          </table:table-cell>
          <table:table-cell table:formula="of:=COM.MICROSOFT.CONCAT(&quot;0x&quot;;TEXT([.B81];&quot;00&quot;))" office:value-type="string" office:string-value="0xff" calcext:value-type="string">
            <text:p>0xff</text:p>
          </table:table-cell>
          <table:table-cell table:formula="of:=COM.MICROSOFT.CONCAT(&quot;0x&quot;;TEXT([.C81];&quot;00&quot;))" office:value-type="string" office:string-value="0xff" calcext:value-type="string">
            <text:p>0xff</text:p>
          </table:table-cell>
          <table:table-cell table:formula="of:=COM.MICROSOFT.CONCAT(&quot;0x&quot;;TEXT([.D81];&quot;00&quot;))" office:value-type="string" office:string-value="0xff" calcext:value-type="string">
            <text:p>0xff</text:p>
          </table:table-cell>
          <table:table-cell table:formula="of:=COM.MICROSOFT.CONCAT(&quot;0x&quot;;TEXT([.E81];&quot;00&quot;))" office:value-type="string" office:string-value="0xff" calcext:value-type="string">
            <text:p>0xff</text:p>
          </table:table-cell>
          <table:table-cell table:formula="of:=COM.MICROSOFT.CONCAT(&quot;0x&quot;;TEXT([.F81];&quot;00&quot;))" office:value-type="string" office:string-value="0xff" calcext:value-type="string">
            <text:p>0xff</text:p>
          </table:table-cell>
          <table:table-cell table:formula="of:=COM.MICROSOFT.CONCAT(&quot;0x&quot;;TEXT([.G81];&quot;00&quot;))" office:value-type="string" office:string-value="0xff" calcext:value-type="string">
            <text:p>0xff</text:p>
          </table:table-cell>
          <table:table-cell table:formula="of:=COM.MICROSOFT.CONCAT(&quot;0x&quot;;TEXT([.H81];&quot;00&quot;))" office:value-type="string" office:string-value="0xff" calcext:value-type="string">
            <text:p>0xff</text:p>
          </table:table-cell>
          <table:table-cell table:formula="of:=COM.MICROSOFT.CONCAT(&quot;0x&quot;;TEXT([.I81];&quot;00&quot;))" office:value-type="string" office:string-value="0xff" calcext:value-type="string">
            <text:p>0xff</text:p>
          </table:table-cell>
          <table:table-cell table:formula="of:=COM.MICROSOFT.CONCAT(&quot;0x&quot;;TEXT([.J81];&quot;00&quot;))" office:value-type="string" office:string-value="0xff" calcext:value-type="string">
            <text:p>0xff</text:p>
          </table:table-cell>
          <table:table-cell table:formula="of:=COM.MICROSOFT.CONCAT(&quot;0x&quot;;TEXT([.K81];&quot;00&quot;))" office:value-type="string" office:string-value="0xff" calcext:value-type="string">
            <text:p>0xff</text:p>
          </table:table-cell>
          <table:table-cell table:formula="of:=COM.MICROSOFT.CONCAT(&quot;0x&quot;;TEXT([.L81];&quot;00&quot;))" office:value-type="string" office:string-value="0xff" calcext:value-type="string">
            <text:p>0xff</text:p>
          </table:table-cell>
          <table:table-cell table:formula="of:=COM.MICROSOFT.CONCAT(&quot;0x&quot;;TEXT([.M81];&quot;00&quot;))" office:value-type="string" office:string-value="0xff" calcext:value-type="string">
            <text:p>0xff</text:p>
          </table:table-cell>
          <table:table-cell table:formula="of:=COM.MICROSOFT.CONCAT(&quot;0x&quot;;TEXT([.N81];&quot;00&quot;))" office:value-type="string" office:string-value="0xff" calcext:value-type="string">
            <text:p>0xff</text:p>
          </table:table-cell>
          <table:table-cell table:formula="of:=COM.MICROSOFT.CONCAT(&quot;0x&quot;;TEXT([.O81];&quot;00&quot;))" office:value-type="string" office:string-value="0xff" calcext:value-type="string">
            <text:p>0xff</text:p>
          </table:table-cell>
          <table:table-cell table:formula="of:=COM.MICROSOFT.CONCAT(&quot;0x&quot;;TEXT([.P81];&quot;00&quot;))" office:value-type="string" office:string-value="0xff" calcext:value-type="string">
            <text:p>0xff</text:p>
          </table:table-cell>
          <table:table-cell table:formula="of:=COM.MICROSOFT.TEXTJOIN(&quot;,&quot;;1;[.A173:.P17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2];&quot;00&quot;))" office:value-type="string" office:string-value="0xff" calcext:value-type="string">
            <text:p>0xff</text:p>
          </table:table-cell>
          <table:table-cell table:formula="of:=COM.MICROSOFT.CONCAT(&quot;0x&quot;;TEXT([.B82];&quot;00&quot;))" office:value-type="string" office:string-value="0xff" calcext:value-type="string">
            <text:p>0xff</text:p>
          </table:table-cell>
          <table:table-cell table:formula="of:=COM.MICROSOFT.CONCAT(&quot;0x&quot;;TEXT([.C82];&quot;00&quot;))" office:value-type="string" office:string-value="0xff" calcext:value-type="string">
            <text:p>0xff</text:p>
          </table:table-cell>
          <table:table-cell table:formula="of:=COM.MICROSOFT.CONCAT(&quot;0x&quot;;TEXT([.D82];&quot;00&quot;))" office:value-type="string" office:string-value="0xff" calcext:value-type="string">
            <text:p>0xff</text:p>
          </table:table-cell>
          <table:table-cell table:formula="of:=COM.MICROSOFT.CONCAT(&quot;0x&quot;;TEXT([.E82];&quot;00&quot;))" office:value-type="string" office:string-value="0xff" calcext:value-type="string">
            <text:p>0xff</text:p>
          </table:table-cell>
          <table:table-cell table:formula="of:=COM.MICROSOFT.CONCAT(&quot;0x&quot;;TEXT([.F82];&quot;00&quot;))" office:value-type="string" office:string-value="0xff" calcext:value-type="string">
            <text:p>0xff</text:p>
          </table:table-cell>
          <table:table-cell table:formula="of:=COM.MICROSOFT.CONCAT(&quot;0x&quot;;TEXT([.G82];&quot;00&quot;))" office:value-type="string" office:string-value="0xff" calcext:value-type="string">
            <text:p>0xff</text:p>
          </table:table-cell>
          <table:table-cell table:formula="of:=COM.MICROSOFT.CONCAT(&quot;0x&quot;;TEXT([.H82];&quot;00&quot;))" office:value-type="string" office:string-value="0xff" calcext:value-type="string">
            <text:p>0xff</text:p>
          </table:table-cell>
          <table:table-cell table:formula="of:=COM.MICROSOFT.CONCAT(&quot;0x&quot;;TEXT([.I82];&quot;00&quot;))" office:value-type="string" office:string-value="0xff" calcext:value-type="string">
            <text:p>0xff</text:p>
          </table:table-cell>
          <table:table-cell table:formula="of:=COM.MICROSOFT.CONCAT(&quot;0x&quot;;TEXT([.J82];&quot;00&quot;))" office:value-type="string" office:string-value="0xff" calcext:value-type="string">
            <text:p>0xff</text:p>
          </table:table-cell>
          <table:table-cell table:formula="of:=COM.MICROSOFT.CONCAT(&quot;0x&quot;;TEXT([.K82];&quot;00&quot;))" office:value-type="string" office:string-value="0xff" calcext:value-type="string">
            <text:p>0xff</text:p>
          </table:table-cell>
          <table:table-cell table:formula="of:=COM.MICROSOFT.CONCAT(&quot;0x&quot;;TEXT([.L82];&quot;00&quot;))" office:value-type="string" office:string-value="0xff" calcext:value-type="string">
            <text:p>0xff</text:p>
          </table:table-cell>
          <table:table-cell table:formula="of:=COM.MICROSOFT.CONCAT(&quot;0x&quot;;TEXT([.M82];&quot;00&quot;))" office:value-type="string" office:string-value="0xff" calcext:value-type="string">
            <text:p>0xff</text:p>
          </table:table-cell>
          <table:table-cell table:formula="of:=COM.MICROSOFT.CONCAT(&quot;0x&quot;;TEXT([.N82];&quot;00&quot;))" office:value-type="string" office:string-value="0xff" calcext:value-type="string">
            <text:p>0xff</text:p>
          </table:table-cell>
          <table:table-cell table:formula="of:=COM.MICROSOFT.CONCAT(&quot;0x&quot;;TEXT([.O82];&quot;00&quot;))" office:value-type="string" office:string-value="0xff" calcext:value-type="string">
            <text:p>0xff</text:p>
          </table:table-cell>
          <table:table-cell table:formula="of:=COM.MICROSOFT.CONCAT(&quot;0x&quot;;TEXT([.P82];&quot;00&quot;))" office:value-type="string" office:string-value="0xff" calcext:value-type="string">
            <text:p>0xff</text:p>
          </table:table-cell>
          <table:table-cell table:formula="of:=COM.MICROSOFT.TEXTJOIN(&quot;,&quot;;1;[.A174:.P17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3];&quot;00&quot;))" office:value-type="string" office:string-value="0xff" calcext:value-type="string">
            <text:p>0xff</text:p>
          </table:table-cell>
          <table:table-cell table:formula="of:=COM.MICROSOFT.CONCAT(&quot;0x&quot;;TEXT([.B83];&quot;00&quot;))" office:value-type="string" office:string-value="0xff" calcext:value-type="string">
            <text:p>0xff</text:p>
          </table:table-cell>
          <table:table-cell table:formula="of:=COM.MICROSOFT.CONCAT(&quot;0x&quot;;TEXT([.C83];&quot;00&quot;))" office:value-type="string" office:string-value="0xff" calcext:value-type="string">
            <text:p>0xff</text:p>
          </table:table-cell>
          <table:table-cell table:formula="of:=COM.MICROSOFT.CONCAT(&quot;0x&quot;;TEXT([.D83];&quot;00&quot;))" office:value-type="string" office:string-value="0xff" calcext:value-type="string">
            <text:p>0xff</text:p>
          </table:table-cell>
          <table:table-cell table:formula="of:=COM.MICROSOFT.CONCAT(&quot;0x&quot;;TEXT([.E83];&quot;00&quot;))" office:value-type="string" office:string-value="0xff" calcext:value-type="string">
            <text:p>0xff</text:p>
          </table:table-cell>
          <table:table-cell table:formula="of:=COM.MICROSOFT.CONCAT(&quot;0x&quot;;TEXT([.F83];&quot;00&quot;))" office:value-type="string" office:string-value="0xff" calcext:value-type="string">
            <text:p>0xff</text:p>
          </table:table-cell>
          <table:table-cell table:formula="of:=COM.MICROSOFT.CONCAT(&quot;0x&quot;;TEXT([.G83];&quot;00&quot;))" office:value-type="string" office:string-value="0xff" calcext:value-type="string">
            <text:p>0xff</text:p>
          </table:table-cell>
          <table:table-cell table:formula="of:=COM.MICROSOFT.CONCAT(&quot;0x&quot;;TEXT([.H83];&quot;00&quot;))" office:value-type="string" office:string-value="0xff" calcext:value-type="string">
            <text:p>0xff</text:p>
          </table:table-cell>
          <table:table-cell table:formula="of:=COM.MICROSOFT.CONCAT(&quot;0x&quot;;TEXT([.I83];&quot;00&quot;))" office:value-type="string" office:string-value="0xff" calcext:value-type="string">
            <text:p>0xff</text:p>
          </table:table-cell>
          <table:table-cell table:formula="of:=COM.MICROSOFT.CONCAT(&quot;0x&quot;;TEXT([.J83];&quot;00&quot;))" office:value-type="string" office:string-value="0xff" calcext:value-type="string">
            <text:p>0xff</text:p>
          </table:table-cell>
          <table:table-cell table:formula="of:=COM.MICROSOFT.CONCAT(&quot;0x&quot;;TEXT([.K83];&quot;00&quot;))" office:value-type="string" office:string-value="0xff" calcext:value-type="string">
            <text:p>0xff</text:p>
          </table:table-cell>
          <table:table-cell table:formula="of:=COM.MICROSOFT.CONCAT(&quot;0x&quot;;TEXT([.L83];&quot;00&quot;))" office:value-type="string" office:string-value="0xff" calcext:value-type="string">
            <text:p>0xff</text:p>
          </table:table-cell>
          <table:table-cell table:formula="of:=COM.MICROSOFT.CONCAT(&quot;0x&quot;;TEXT([.M83];&quot;00&quot;))" office:value-type="string" office:string-value="0xff" calcext:value-type="string">
            <text:p>0xff</text:p>
          </table:table-cell>
          <table:table-cell table:formula="of:=COM.MICROSOFT.CONCAT(&quot;0x&quot;;TEXT([.N83];&quot;00&quot;))" office:value-type="string" office:string-value="0xff" calcext:value-type="string">
            <text:p>0xff</text:p>
          </table:table-cell>
          <table:table-cell table:formula="of:=COM.MICROSOFT.CONCAT(&quot;0x&quot;;TEXT([.O83];&quot;00&quot;))" office:value-type="string" office:string-value="0xff" calcext:value-type="string">
            <text:p>0xff</text:p>
          </table:table-cell>
          <table:table-cell table:formula="of:=COM.MICROSOFT.CONCAT(&quot;0x&quot;;TEXT([.P83];&quot;00&quot;))" office:value-type="string" office:string-value="0xff" calcext:value-type="string">
            <text:p>0xff</text:p>
          </table:table-cell>
          <table:table-cell table:formula="of:=COM.MICROSOFT.TEXTJOIN(&quot;,&quot;;1;[.A175:.P17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4];&quot;00&quot;))" office:value-type="string" office:string-value="0xff" calcext:value-type="string">
            <text:p>0xff</text:p>
          </table:table-cell>
          <table:table-cell table:formula="of:=COM.MICROSOFT.CONCAT(&quot;0x&quot;;TEXT([.B84];&quot;00&quot;))" office:value-type="string" office:string-value="0xff" calcext:value-type="string">
            <text:p>0xff</text:p>
          </table:table-cell>
          <table:table-cell table:formula="of:=COM.MICROSOFT.CONCAT(&quot;0x&quot;;TEXT([.C84];&quot;00&quot;))" office:value-type="string" office:string-value="0xff" calcext:value-type="string">
            <text:p>0xff</text:p>
          </table:table-cell>
          <table:table-cell table:formula="of:=COM.MICROSOFT.CONCAT(&quot;0x&quot;;TEXT([.D84];&quot;00&quot;))" office:value-type="string" office:string-value="0xff" calcext:value-type="string">
            <text:p>0xff</text:p>
          </table:table-cell>
          <table:table-cell table:formula="of:=COM.MICROSOFT.CONCAT(&quot;0x&quot;;TEXT([.E84];&quot;00&quot;))" office:value-type="string" office:string-value="0xff" calcext:value-type="string">
            <text:p>0xff</text:p>
          </table:table-cell>
          <table:table-cell table:formula="of:=COM.MICROSOFT.CONCAT(&quot;0x&quot;;TEXT([.F84];&quot;00&quot;))" office:value-type="string" office:string-value="0xff" calcext:value-type="string">
            <text:p>0xff</text:p>
          </table:table-cell>
          <table:table-cell table:formula="of:=COM.MICROSOFT.CONCAT(&quot;0x&quot;;TEXT([.G84];&quot;00&quot;))" office:value-type="string" office:string-value="0xff" calcext:value-type="string">
            <text:p>0xff</text:p>
          </table:table-cell>
          <table:table-cell table:formula="of:=COM.MICROSOFT.CONCAT(&quot;0x&quot;;TEXT([.H84];&quot;00&quot;))" office:value-type="string" office:string-value="0xff" calcext:value-type="string">
            <text:p>0xff</text:p>
          </table:table-cell>
          <table:table-cell table:formula="of:=COM.MICROSOFT.CONCAT(&quot;0x&quot;;TEXT([.I84];&quot;00&quot;))" office:value-type="string" office:string-value="0xff" calcext:value-type="string">
            <text:p>0xff</text:p>
          </table:table-cell>
          <table:table-cell table:formula="of:=COM.MICROSOFT.CONCAT(&quot;0x&quot;;TEXT([.J84];&quot;00&quot;))" office:value-type="string" office:string-value="0xff" calcext:value-type="string">
            <text:p>0xff</text:p>
          </table:table-cell>
          <table:table-cell table:formula="of:=COM.MICROSOFT.CONCAT(&quot;0x&quot;;TEXT([.K84];&quot;00&quot;))" office:value-type="string" office:string-value="0xff" calcext:value-type="string">
            <text:p>0xff</text:p>
          </table:table-cell>
          <table:table-cell table:formula="of:=COM.MICROSOFT.CONCAT(&quot;0x&quot;;TEXT([.L84];&quot;00&quot;))" office:value-type="string" office:string-value="0xff" calcext:value-type="string">
            <text:p>0xff</text:p>
          </table:table-cell>
          <table:table-cell table:formula="of:=COM.MICROSOFT.CONCAT(&quot;0x&quot;;TEXT([.M84];&quot;00&quot;))" office:value-type="string" office:string-value="0xff" calcext:value-type="string">
            <text:p>0xff</text:p>
          </table:table-cell>
          <table:table-cell table:formula="of:=COM.MICROSOFT.CONCAT(&quot;0x&quot;;TEXT([.N84];&quot;00&quot;))" office:value-type="string" office:string-value="0xff" calcext:value-type="string">
            <text:p>0xff</text:p>
          </table:table-cell>
          <table:table-cell table:formula="of:=COM.MICROSOFT.CONCAT(&quot;0x&quot;;TEXT([.O84];&quot;00&quot;))" office:value-type="string" office:string-value="0xff" calcext:value-type="string">
            <text:p>0xff</text:p>
          </table:table-cell>
          <table:table-cell table:formula="of:=COM.MICROSOFT.CONCAT(&quot;0x&quot;;TEXT([.P84];&quot;00&quot;))" office:value-type="string" office:string-value="0xff" calcext:value-type="string">
            <text:p>0xff</text:p>
          </table:table-cell>
          <table:table-cell table:formula="of:=COM.MICROSOFT.TEXTJOIN(&quot;,&quot;;1;[.A176:.P17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5];&quot;00&quot;))" office:value-type="string" office:string-value="0xff" calcext:value-type="string">
            <text:p>0xff</text:p>
          </table:table-cell>
          <table:table-cell table:formula="of:=COM.MICROSOFT.CONCAT(&quot;0x&quot;;TEXT([.B85];&quot;00&quot;))" office:value-type="string" office:string-value="0xff" calcext:value-type="string">
            <text:p>0xff</text:p>
          </table:table-cell>
          <table:table-cell table:formula="of:=COM.MICROSOFT.CONCAT(&quot;0x&quot;;TEXT([.C85];&quot;00&quot;))" office:value-type="string" office:string-value="0xff" calcext:value-type="string">
            <text:p>0xff</text:p>
          </table:table-cell>
          <table:table-cell table:formula="of:=COM.MICROSOFT.CONCAT(&quot;0x&quot;;TEXT([.D85];&quot;00&quot;))" office:value-type="string" office:string-value="0xff" calcext:value-type="string">
            <text:p>0xff</text:p>
          </table:table-cell>
          <table:table-cell table:formula="of:=COM.MICROSOFT.CONCAT(&quot;0x&quot;;TEXT([.E85];&quot;00&quot;))" office:value-type="string" office:string-value="0xff" calcext:value-type="string">
            <text:p>0xff</text:p>
          </table:table-cell>
          <table:table-cell table:formula="of:=COM.MICROSOFT.CONCAT(&quot;0x&quot;;TEXT([.F85];&quot;00&quot;))" office:value-type="string" office:string-value="0xff" calcext:value-type="string">
            <text:p>0xff</text:p>
          </table:table-cell>
          <table:table-cell table:formula="of:=COM.MICROSOFT.CONCAT(&quot;0x&quot;;TEXT([.G85];&quot;00&quot;))" office:value-type="string" office:string-value="0xff" calcext:value-type="string">
            <text:p>0xff</text:p>
          </table:table-cell>
          <table:table-cell table:formula="of:=COM.MICROSOFT.CONCAT(&quot;0x&quot;;TEXT([.H85];&quot;00&quot;))" office:value-type="string" office:string-value="0xff" calcext:value-type="string">
            <text:p>0xff</text:p>
          </table:table-cell>
          <table:table-cell table:formula="of:=COM.MICROSOFT.CONCAT(&quot;0x&quot;;TEXT([.I85];&quot;00&quot;))" office:value-type="string" office:string-value="0xff" calcext:value-type="string">
            <text:p>0xff</text:p>
          </table:table-cell>
          <table:table-cell table:formula="of:=COM.MICROSOFT.CONCAT(&quot;0x&quot;;TEXT([.J85];&quot;00&quot;))" office:value-type="string" office:string-value="0xff" calcext:value-type="string">
            <text:p>0xff</text:p>
          </table:table-cell>
          <table:table-cell table:formula="of:=COM.MICROSOFT.CONCAT(&quot;0x&quot;;TEXT([.K85];&quot;00&quot;))" office:value-type="string" office:string-value="0xff" calcext:value-type="string">
            <text:p>0xff</text:p>
          </table:table-cell>
          <table:table-cell table:formula="of:=COM.MICROSOFT.CONCAT(&quot;0x&quot;;TEXT([.L85];&quot;00&quot;))" office:value-type="string" office:string-value="0xff" calcext:value-type="string">
            <text:p>0xff</text:p>
          </table:table-cell>
          <table:table-cell table:formula="of:=COM.MICROSOFT.CONCAT(&quot;0x&quot;;TEXT([.M85];&quot;00&quot;))" office:value-type="string" office:string-value="0xff" calcext:value-type="string">
            <text:p>0xff</text:p>
          </table:table-cell>
          <table:table-cell table:formula="of:=COM.MICROSOFT.CONCAT(&quot;0x&quot;;TEXT([.N85];&quot;00&quot;))" office:value-type="string" office:string-value="0xff" calcext:value-type="string">
            <text:p>0xff</text:p>
          </table:table-cell>
          <table:table-cell table:formula="of:=COM.MICROSOFT.CONCAT(&quot;0x&quot;;TEXT([.O85];&quot;00&quot;))" office:value-type="string" office:string-value="0xff" calcext:value-type="string">
            <text:p>0xff</text:p>
          </table:table-cell>
          <table:table-cell table:formula="of:=COM.MICROSOFT.CONCAT(&quot;0x&quot;;TEXT([.P85];&quot;00&quot;))" office:value-type="string" office:string-value="0xff" calcext:value-type="string">
            <text:p>0xff</text:p>
          </table:table-cell>
          <table:table-cell table:formula="of:=COM.MICROSOFT.TEXTJOIN(&quot;,&quot;;1;[.A177:.P17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6];&quot;00&quot;))" office:value-type="string" office:string-value="0xff" calcext:value-type="string">
            <text:p>0xff</text:p>
          </table:table-cell>
          <table:table-cell table:formula="of:=COM.MICROSOFT.CONCAT(&quot;0x&quot;;TEXT([.B86];&quot;00&quot;))" office:value-type="string" office:string-value="0xff" calcext:value-type="string">
            <text:p>0xff</text:p>
          </table:table-cell>
          <table:table-cell table:formula="of:=COM.MICROSOFT.CONCAT(&quot;0x&quot;;TEXT([.C86];&quot;00&quot;))" office:value-type="string" office:string-value="0xff" calcext:value-type="string">
            <text:p>0xff</text:p>
          </table:table-cell>
          <table:table-cell table:formula="of:=COM.MICROSOFT.CONCAT(&quot;0x&quot;;TEXT([.D86];&quot;00&quot;))" office:value-type="string" office:string-value="0xff" calcext:value-type="string">
            <text:p>0xff</text:p>
          </table:table-cell>
          <table:table-cell table:formula="of:=COM.MICROSOFT.CONCAT(&quot;0x&quot;;TEXT([.E86];&quot;00&quot;))" office:value-type="string" office:string-value="0xff" calcext:value-type="string">
            <text:p>0xff</text:p>
          </table:table-cell>
          <table:table-cell table:formula="of:=COM.MICROSOFT.CONCAT(&quot;0x&quot;;TEXT([.F86];&quot;00&quot;))" office:value-type="string" office:string-value="0xff" calcext:value-type="string">
            <text:p>0xff</text:p>
          </table:table-cell>
          <table:table-cell table:formula="of:=COM.MICROSOFT.CONCAT(&quot;0x&quot;;TEXT([.G86];&quot;00&quot;))" office:value-type="string" office:string-value="0xff" calcext:value-type="string">
            <text:p>0xff</text:p>
          </table:table-cell>
          <table:table-cell table:formula="of:=COM.MICROSOFT.CONCAT(&quot;0x&quot;;TEXT([.H86];&quot;00&quot;))" office:value-type="string" office:string-value="0xff" calcext:value-type="string">
            <text:p>0xff</text:p>
          </table:table-cell>
          <table:table-cell table:formula="of:=COM.MICROSOFT.CONCAT(&quot;0x&quot;;TEXT([.I86];&quot;00&quot;))" office:value-type="string" office:string-value="0xff" calcext:value-type="string">
            <text:p>0xff</text:p>
          </table:table-cell>
          <table:table-cell table:formula="of:=COM.MICROSOFT.CONCAT(&quot;0x&quot;;TEXT([.J86];&quot;00&quot;))" office:value-type="string" office:string-value="0xff" calcext:value-type="string">
            <text:p>0xff</text:p>
          </table:table-cell>
          <table:table-cell table:formula="of:=COM.MICROSOFT.CONCAT(&quot;0x&quot;;TEXT([.K86];&quot;00&quot;))" office:value-type="string" office:string-value="0xff" calcext:value-type="string">
            <text:p>0xff</text:p>
          </table:table-cell>
          <table:table-cell table:formula="of:=COM.MICROSOFT.CONCAT(&quot;0x&quot;;TEXT([.L86];&quot;00&quot;))" office:value-type="string" office:string-value="0xff" calcext:value-type="string">
            <text:p>0xff</text:p>
          </table:table-cell>
          <table:table-cell table:formula="of:=COM.MICROSOFT.CONCAT(&quot;0x&quot;;TEXT([.M86];&quot;00&quot;))" office:value-type="string" office:string-value="0xff" calcext:value-type="string">
            <text:p>0xff</text:p>
          </table:table-cell>
          <table:table-cell table:formula="of:=COM.MICROSOFT.CONCAT(&quot;0x&quot;;TEXT([.N86];&quot;00&quot;))" office:value-type="string" office:string-value="0xff" calcext:value-type="string">
            <text:p>0xff</text:p>
          </table:table-cell>
          <table:table-cell table:formula="of:=COM.MICROSOFT.CONCAT(&quot;0x&quot;;TEXT([.O86];&quot;00&quot;))" office:value-type="string" office:string-value="0xff" calcext:value-type="string">
            <text:p>0xff</text:p>
          </table:table-cell>
          <table:table-cell table:formula="of:=COM.MICROSOFT.CONCAT(&quot;0x&quot;;TEXT([.P86];&quot;00&quot;))" office:value-type="string" office:string-value="0xff" calcext:value-type="string">
            <text:p>0xff</text:p>
          </table:table-cell>
          <table:table-cell table:formula="of:=COM.MICROSOFT.TEXTJOIN(&quot;,&quot;;1;[.A178:.P17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7];&quot;00&quot;))" office:value-type="string" office:string-value="0xff" calcext:value-type="string">
            <text:p>0xff</text:p>
          </table:table-cell>
          <table:table-cell table:formula="of:=COM.MICROSOFT.CONCAT(&quot;0x&quot;;TEXT([.B87];&quot;00&quot;))" office:value-type="string" office:string-value="0xff" calcext:value-type="string">
            <text:p>0xff</text:p>
          </table:table-cell>
          <table:table-cell table:formula="of:=COM.MICROSOFT.CONCAT(&quot;0x&quot;;TEXT([.C87];&quot;00&quot;))" office:value-type="string" office:string-value="0xff" calcext:value-type="string">
            <text:p>0xff</text:p>
          </table:table-cell>
          <table:table-cell table:formula="of:=COM.MICROSOFT.CONCAT(&quot;0x&quot;;TEXT([.D87];&quot;00&quot;))" office:value-type="string" office:string-value="0xff" calcext:value-type="string">
            <text:p>0xff</text:p>
          </table:table-cell>
          <table:table-cell table:formula="of:=COM.MICROSOFT.CONCAT(&quot;0x&quot;;TEXT([.E87];&quot;00&quot;))" office:value-type="string" office:string-value="0xff" calcext:value-type="string">
            <text:p>0xff</text:p>
          </table:table-cell>
          <table:table-cell table:formula="of:=COM.MICROSOFT.CONCAT(&quot;0x&quot;;TEXT([.F87];&quot;00&quot;))" office:value-type="string" office:string-value="0xff" calcext:value-type="string">
            <text:p>0xff</text:p>
          </table:table-cell>
          <table:table-cell table:formula="of:=COM.MICROSOFT.CONCAT(&quot;0x&quot;;TEXT([.G87];&quot;00&quot;))" office:value-type="string" office:string-value="0xff" calcext:value-type="string">
            <text:p>0xff</text:p>
          </table:table-cell>
          <table:table-cell table:formula="of:=COM.MICROSOFT.CONCAT(&quot;0x&quot;;TEXT([.H87];&quot;00&quot;))" office:value-type="string" office:string-value="0xff" calcext:value-type="string">
            <text:p>0xff</text:p>
          </table:table-cell>
          <table:table-cell table:formula="of:=COM.MICROSOFT.CONCAT(&quot;0x&quot;;TEXT([.I87];&quot;00&quot;))" office:value-type="string" office:string-value="0xff" calcext:value-type="string">
            <text:p>0xff</text:p>
          </table:table-cell>
          <table:table-cell table:formula="of:=COM.MICROSOFT.CONCAT(&quot;0x&quot;;TEXT([.J87];&quot;00&quot;))" office:value-type="string" office:string-value="0xff" calcext:value-type="string">
            <text:p>0xff</text:p>
          </table:table-cell>
          <table:table-cell table:formula="of:=COM.MICROSOFT.CONCAT(&quot;0x&quot;;TEXT([.K87];&quot;00&quot;))" office:value-type="string" office:string-value="0xff" calcext:value-type="string">
            <text:p>0xff</text:p>
          </table:table-cell>
          <table:table-cell table:formula="of:=COM.MICROSOFT.CONCAT(&quot;0x&quot;;TEXT([.L87];&quot;00&quot;))" office:value-type="string" office:string-value="0xff" calcext:value-type="string">
            <text:p>0xff</text:p>
          </table:table-cell>
          <table:table-cell table:formula="of:=COM.MICROSOFT.CONCAT(&quot;0x&quot;;TEXT([.M87];&quot;00&quot;))" office:value-type="string" office:string-value="0xff" calcext:value-type="string">
            <text:p>0xff</text:p>
          </table:table-cell>
          <table:table-cell table:formula="of:=COM.MICROSOFT.CONCAT(&quot;0x&quot;;TEXT([.N87];&quot;00&quot;))" office:value-type="string" office:string-value="0xff" calcext:value-type="string">
            <text:p>0xff</text:p>
          </table:table-cell>
          <table:table-cell table:formula="of:=COM.MICROSOFT.CONCAT(&quot;0x&quot;;TEXT([.O87];&quot;00&quot;))" office:value-type="string" office:string-value="0xff" calcext:value-type="string">
            <text:p>0xff</text:p>
          </table:table-cell>
          <table:table-cell table:formula="of:=COM.MICROSOFT.CONCAT(&quot;0x&quot;;TEXT([.P87];&quot;00&quot;))" office:value-type="string" office:string-value="0xff" calcext:value-type="string">
            <text:p>0xff</text:p>
          </table:table-cell>
          <table:table-cell table:formula="of:=COM.MICROSOFT.TEXTJOIN(&quot;,&quot;;1;[.A179:.P17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8];&quot;00&quot;))" office:value-type="string" office:string-value="0xff" calcext:value-type="string">
            <text:p>0xff</text:p>
          </table:table-cell>
          <table:table-cell table:formula="of:=COM.MICROSOFT.CONCAT(&quot;0x&quot;;TEXT([.B88];&quot;00&quot;))" office:value-type="string" office:string-value="0xff" calcext:value-type="string">
            <text:p>0xff</text:p>
          </table:table-cell>
          <table:table-cell table:formula="of:=COM.MICROSOFT.CONCAT(&quot;0x&quot;;TEXT([.C88];&quot;00&quot;))" office:value-type="string" office:string-value="0xff" calcext:value-type="string">
            <text:p>0xff</text:p>
          </table:table-cell>
          <table:table-cell table:formula="of:=COM.MICROSOFT.CONCAT(&quot;0x&quot;;TEXT([.D88];&quot;00&quot;))" office:value-type="string" office:string-value="0xff" calcext:value-type="string">
            <text:p>0xff</text:p>
          </table:table-cell>
          <table:table-cell table:formula="of:=COM.MICROSOFT.CONCAT(&quot;0x&quot;;TEXT([.E88];&quot;00&quot;))" office:value-type="string" office:string-value="0xff" calcext:value-type="string">
            <text:p>0xff</text:p>
          </table:table-cell>
          <table:table-cell table:formula="of:=COM.MICROSOFT.CONCAT(&quot;0x&quot;;TEXT([.F88];&quot;00&quot;))" office:value-type="string" office:string-value="0xff" calcext:value-type="string">
            <text:p>0xff</text:p>
          </table:table-cell>
          <table:table-cell table:formula="of:=COM.MICROSOFT.CONCAT(&quot;0x&quot;;TEXT([.G88];&quot;00&quot;))" office:value-type="string" office:string-value="0xff" calcext:value-type="string">
            <text:p>0xff</text:p>
          </table:table-cell>
          <table:table-cell table:formula="of:=COM.MICROSOFT.CONCAT(&quot;0x&quot;;TEXT([.H88];&quot;00&quot;))" office:value-type="string" office:string-value="0xff" calcext:value-type="string">
            <text:p>0xff</text:p>
          </table:table-cell>
          <table:table-cell table:formula="of:=COM.MICROSOFT.CONCAT(&quot;0x&quot;;TEXT([.I88];&quot;00&quot;))" office:value-type="string" office:string-value="0xff" calcext:value-type="string">
            <text:p>0xff</text:p>
          </table:table-cell>
          <table:table-cell table:formula="of:=COM.MICROSOFT.CONCAT(&quot;0x&quot;;TEXT([.J88];&quot;00&quot;))" office:value-type="string" office:string-value="0xff" calcext:value-type="string">
            <text:p>0xff</text:p>
          </table:table-cell>
          <table:table-cell table:formula="of:=COM.MICROSOFT.CONCAT(&quot;0x&quot;;TEXT([.K88];&quot;00&quot;))" office:value-type="string" office:string-value="0xff" calcext:value-type="string">
            <text:p>0xff</text:p>
          </table:table-cell>
          <table:table-cell table:formula="of:=COM.MICROSOFT.CONCAT(&quot;0x&quot;;TEXT([.L88];&quot;00&quot;))" office:value-type="string" office:string-value="0xff" calcext:value-type="string">
            <text:p>0xff</text:p>
          </table:table-cell>
          <table:table-cell table:formula="of:=COM.MICROSOFT.CONCAT(&quot;0x&quot;;TEXT([.M88];&quot;00&quot;))" office:value-type="string" office:string-value="0xff" calcext:value-type="string">
            <text:p>0xff</text:p>
          </table:table-cell>
          <table:table-cell table:formula="of:=COM.MICROSOFT.CONCAT(&quot;0x&quot;;TEXT([.N88];&quot;00&quot;))" office:value-type="string" office:string-value="0xff" calcext:value-type="string">
            <text:p>0xff</text:p>
          </table:table-cell>
          <table:table-cell table:formula="of:=COM.MICROSOFT.CONCAT(&quot;0x&quot;;TEXT([.O88];&quot;00&quot;))" office:value-type="string" office:string-value="0xff" calcext:value-type="string">
            <text:p>0xff</text:p>
          </table:table-cell>
          <table:table-cell table:formula="of:=COM.MICROSOFT.CONCAT(&quot;0x&quot;;TEXT([.P88];&quot;00&quot;))" office:value-type="string" office:string-value="0xff" calcext:value-type="string">
            <text:p>0xff</text:p>
          </table:table-cell>
          <table:table-cell table:formula="of:=COM.MICROSOFT.TEXTJOIN(&quot;,&quot;;1;[.A180:.P18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9];&quot;00&quot;))" office:value-type="string" office:string-value="0xff" calcext:value-type="string">
            <text:p>0xff</text:p>
          </table:table-cell>
          <table:table-cell table:formula="of:=COM.MICROSOFT.CONCAT(&quot;0x&quot;;TEXT([.B89];&quot;00&quot;))" office:value-type="string" office:string-value="0xff" calcext:value-type="string">
            <text:p>0xff</text:p>
          </table:table-cell>
          <table:table-cell table:formula="of:=COM.MICROSOFT.CONCAT(&quot;0x&quot;;TEXT([.C89];&quot;00&quot;))" office:value-type="string" office:string-value="0xff" calcext:value-type="string">
            <text:p>0xff</text:p>
          </table:table-cell>
          <table:table-cell table:formula="of:=COM.MICROSOFT.CONCAT(&quot;0x&quot;;TEXT([.D89];&quot;00&quot;))" office:value-type="string" office:string-value="0xff" calcext:value-type="string">
            <text:p>0xff</text:p>
          </table:table-cell>
          <table:table-cell table:formula="of:=COM.MICROSOFT.CONCAT(&quot;0x&quot;;TEXT([.E89];&quot;00&quot;))" office:value-type="string" office:string-value="0xff" calcext:value-type="string">
            <text:p>0xff</text:p>
          </table:table-cell>
          <table:table-cell table:formula="of:=COM.MICROSOFT.CONCAT(&quot;0x&quot;;TEXT([.F89];&quot;00&quot;))" office:value-type="string" office:string-value="0xff" calcext:value-type="string">
            <text:p>0xff</text:p>
          </table:table-cell>
          <table:table-cell table:formula="of:=COM.MICROSOFT.CONCAT(&quot;0x&quot;;TEXT([.G89];&quot;00&quot;))" office:value-type="string" office:string-value="0xff" calcext:value-type="string">
            <text:p>0xff</text:p>
          </table:table-cell>
          <table:table-cell table:number-columns-repeated="9"/>
          <table:table-cell table:formula="of:=COM.MICROSOFT.TEXTJOIN(&quot;,&quot;;1;[.A181:.P181])" office:value-type="string" office:string-value="0xff,0xff,0xff,0xff,0xff,0xff,0xff" calcext:value-type="string">
            <text:p>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COM.MICROSOFT.TEXTJOIN(&quot;,&quot;;1;[.Q93:.Q181])" office:value-type="string" office:string-value="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" calcext:value-type="string">
            <text:p>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LEN([.Q182])/2" office:value-type="float" office:value="3537" calcext:value-type="float">
            <text:p>3537</text:p>
          </table:table-cell>
          <table:table-cell table:number-columns-repeated="17"/>
        </table:table-row>
      </table:table>
      <table:table table:name="AAAA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1b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c</text:p>
          </table:table-cell>
          <table:table-cell office:value-type="string" calcext:value-type="string">
            <text:p>0f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a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float" office:value="77" calcext:value-type="float">
            <text:p>77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c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b</text:p>
          </table:table-cell>
          <table:table-cell office:value-type="string" calcext:value-type="string">
            <text:p>fe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table:number-columns-repeated="18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3f</text:p>
          </table:table-cell>
          <table:table-cell table:number-columns-repeated="7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7" office:value-type="string" calcext:value-type="string">
            <text:p>ff</text:p>
          </table:table-cell>
          <table:table-cell table:number-columns-repeated="26"/>
          <table:table-cell office:value-type="string" calcext:value-type="string">
            <text:p>.......</text:p>
          </table:table-cell>
        </table:table-row>
        <table:table-row table:style-name="ro1" table:number-rows-repeated="3">
          <table:table-cell table:number-columns-repeated="34"/>
        </table:table-row>
        <table:table-row table:style-name="ro1">
          <table:table-cell table:formula="of:=COM.MICROSOFT.CONCAT(&quot;0x&quot;;TEXT([.A1];&quot;00&quot;))" office:value-type="string" office:string-value="0x1b" calcext:value-type="string">
            <text:p>0x1b</text:p>
          </table:table-cell>
          <table:table-cell table:formula="of:=COM.MICROSOFT.CONCAT(&quot;0x&quot;;TEXT([.B1];&quot;00&quot;))" office:value-type="string" office:string-value="0x63" calcext:value-type="string">
            <text:p>0x63</text:p>
          </table:table-cell>
          <table:table-cell table:formula="of:=COM.MICROSOFT.CONCAT(&quot;0x&quot;;TEXT([.C1];&quot;00&quot;))" office:value-type="string" office:string-value="0x30" calcext:value-type="string">
            <text:p>0x30</text:p>
          </table:table-cell>
          <table:table-cell table:formula="of:=COM.MICROSOFT.CONCAT(&quot;0x&quot;;TEXT([.D1];&quot;00&quot;))" office:value-type="string" office:string-value="0x02" calcext:value-type="string">
            <text:p>0x02</text:p>
          </table:table-cell>
          <table:table-cell table:formula="of:=COM.MICROSOFT.CONCAT(&quot;0x&quot;;TEXT([.E1];&quot;00&quot;))" office:value-type="string" office:string-value="0x1a" calcext:value-type="string">
            <text:p>0x1a</text:p>
          </table:table-cell>
          <table:table-cell table:formula="of:=COM.MICROSOFT.CONCAT(&quot;0x&quot;;TEXT([.F1];&quot;00&quot;))" office:value-type="string" office:string-value="0x2e" calcext:value-type="string">
            <text:p>0x2e</text:p>
          </table:table-cell>
          <table:table-cell table:formula="of:=COM.MICROSOFT.CONCAT(&quot;0x&quot;;TEXT([.G1];&quot;00&quot;))" office:value-type="string" office:string-value="0x30" calcext:value-type="string">
            <text:p>0x30</text:p>
          </table:table-cell>
          <table:table-cell table:formula="of:=COM.MICROSOFT.CONCAT(&quot;0x&quot;;TEXT([.H1];&quot;00&quot;))" office:value-type="string" office:string-value="0xa0" calcext:value-type="string">
            <text:p>0xa0</text:p>
          </table:table-cell>
          <table:table-cell table:formula="of:=COM.MICROSOFT.CONCAT(&quot;0x&quot;;TEXT([.I1];&quot;00&quot;))" office:value-type="string" office:string-value="0x01" calcext:value-type="string">
            <text:p>0x01</text:p>
          </table:table-cell>
          <table:table-cell table:formula="of:=COM.MICROSOFT.CONCAT(&quot;0x&quot;;TEXT([.J1];&quot;00&quot;))" office:value-type="string" office:string-value="0x1b" calcext:value-type="string">
            <text:p>0x1b</text:p>
          </table:table-cell>
          <table:table-cell table:formula="of:=COM.MICROSOFT.CONCAT(&quot;0x&quot;;TEXT([.K1];&quot;00&quot;))" office:value-type="string" office:string-value="0x00" calcext:value-type="string">
            <text:p>0x00</text:p>
          </table:table-cell>
          <table:table-cell table:formula="of:=COM.MICROSOFT.CONCAT(&quot;0x&quot;;TEXT([.L1];&quot;00&quot;))" office:value-type="string" office:string-value="0xff" calcext:value-type="string">
            <text:p>0xff</text:p>
          </table:table-cell>
          <table:table-cell table:formula="of:=COM.MICROSOFT.CONCAT(&quot;0x&quot;;TEXT([.M1];&quot;00&quot;))" office:value-type="string" office:string-value="0xff" calcext:value-type="string">
            <text:p>0xff</text:p>
          </table:table-cell>
          <table:table-cell table:formula="of:=COM.MICROSOFT.CONCAT(&quot;0x&quot;;TEXT([.N1];&quot;00&quot;))" office:value-type="string" office:string-value="0xff" calcext:value-type="string">
            <text:p>0xff</text:p>
          </table:table-cell>
          <table:table-cell table:formula="of:=COM.MICROSOFT.CONCAT(&quot;0x&quot;;TEXT([.O1];&quot;00&quot;))" office:value-type="string" office:string-value="0xff" calcext:value-type="string">
            <text:p>0xff</text:p>
          </table:table-cell>
          <table:table-cell table:formula="of:=COM.MICROSOFT.CONCAT(&quot;0x&quot;;TEXT([.P1];&quot;00&quot;))" office:value-type="string" office:string-value="0xff" calcext:value-type="string">
            <text:p>0xff</text:p>
          </table:table-cell>
          <table:table-cell table:formula="of:=COM.MICROSOFT.TEXTJOIN(&quot;,&quot;;1;[.A93:.P93])" office:value-type="string" office:string-value="0x1b,0x63,0x30,0x02,0x1a,0x2e,0x30,0xa0,0x01,0x1b,0x00,0xff,0xff,0xff,0xff,0xff" calcext:value-type="string">
            <text:p>0x1b,0x63,0x30,0x02,0x1a,0x2e,0x30,0xa0,0x01,0x1b,0x00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];&quot;00&quot;))" office:value-type="string" office:string-value="0xff" calcext:value-type="string">
            <text:p>0xff</text:p>
          </table:table-cell>
          <table:table-cell table:formula="of:=COM.MICROSOFT.CONCAT(&quot;0x&quot;;TEXT([.B2];&quot;00&quot;))" office:value-type="string" office:string-value="0xff" calcext:value-type="string">
            <text:p>0xff</text:p>
          </table:table-cell>
          <table:table-cell table:formula="of:=COM.MICROSOFT.CONCAT(&quot;0x&quot;;TEXT([.C2];&quot;00&quot;))" office:value-type="string" office:string-value="0xff" calcext:value-type="string">
            <text:p>0xff</text:p>
          </table:table-cell>
          <table:table-cell table:formula="of:=COM.MICROSOFT.CONCAT(&quot;0x&quot;;TEXT([.D2];&quot;00&quot;))" office:value-type="string" office:string-value="0xff" calcext:value-type="string">
            <text:p>0xff</text:p>
          </table:table-cell>
          <table:table-cell table:formula="of:=COM.MICROSOFT.CONCAT(&quot;0x&quot;;TEXT([.E2];&quot;00&quot;))" office:value-type="string" office:string-value="0xff" calcext:value-type="string">
            <text:p>0xff</text:p>
          </table:table-cell>
          <table:table-cell table:formula="of:=COM.MICROSOFT.CONCAT(&quot;0x&quot;;TEXT([.F2];&quot;00&quot;))" office:value-type="string" office:string-value="0xff" calcext:value-type="string">
            <text:p>0xff</text:p>
          </table:table-cell>
          <table:table-cell table:formula="of:=COM.MICROSOFT.CONCAT(&quot;0x&quot;;TEXT([.G2];&quot;00&quot;))" office:value-type="string" office:string-value="0xff" calcext:value-type="string">
            <text:p>0xff</text:p>
          </table:table-cell>
          <table:table-cell table:formula="of:=COM.MICROSOFT.CONCAT(&quot;0x&quot;;TEXT([.H2];&quot;00&quot;))" office:value-type="string" office:string-value="0xff" calcext:value-type="string">
            <text:p>0xff</text:p>
          </table:table-cell>
          <table:table-cell table:formula="of:=COM.MICROSOFT.CONCAT(&quot;0x&quot;;TEXT([.I2];&quot;00&quot;))" office:value-type="string" office:string-value="0xff" calcext:value-type="string">
            <text:p>0xff</text:p>
          </table:table-cell>
          <table:table-cell table:formula="of:=COM.MICROSOFT.CONCAT(&quot;0x&quot;;TEXT([.J2];&quot;00&quot;))" office:value-type="string" office:string-value="0xff" calcext:value-type="string">
            <text:p>0xff</text:p>
          </table:table-cell>
          <table:table-cell table:formula="of:=COM.MICROSOFT.CONCAT(&quot;0x&quot;;TEXT([.K2];&quot;00&quot;))" office:value-type="string" office:string-value="0xff" calcext:value-type="string">
            <text:p>0xff</text:p>
          </table:table-cell>
          <table:table-cell table:formula="of:=COM.MICROSOFT.CONCAT(&quot;0x&quot;;TEXT([.L2];&quot;00&quot;))" office:value-type="string" office:string-value="0xff" calcext:value-type="string">
            <text:p>0xff</text:p>
          </table:table-cell>
          <table:table-cell table:formula="of:=COM.MICROSOFT.CONCAT(&quot;0x&quot;;TEXT([.M2];&quot;00&quot;))" office:value-type="string" office:string-value="0xff" calcext:value-type="string">
            <text:p>0xff</text:p>
          </table:table-cell>
          <table:table-cell table:formula="of:=COM.MICROSOFT.CONCAT(&quot;0x&quot;;TEXT([.N2];&quot;00&quot;))" office:value-type="string" office:string-value="0xff" calcext:value-type="string">
            <text:p>0xff</text:p>
          </table:table-cell>
          <table:table-cell table:formula="of:=COM.MICROSOFT.CONCAT(&quot;0x&quot;;TEXT([.O2];&quot;00&quot;))" office:value-type="string" office:string-value="0xff" calcext:value-type="string">
            <text:p>0xff</text:p>
          </table:table-cell>
          <table:table-cell table:formula="of:=COM.MICROSOFT.CONCAT(&quot;0x&quot;;TEXT([.P2];&quot;00&quot;))" office:value-type="string" office:string-value="0xff" calcext:value-type="string">
            <text:p>0xff</text:p>
          </table:table-cell>
          <table:table-cell table:formula="of:=COM.MICROSOFT.TEXTJOIN(&quot;,&quot;;1;[.A94:.P9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];&quot;00&quot;))" office:value-type="string" office:string-value="0xff" calcext:value-type="string">
            <text:p>0xff</text:p>
          </table:table-cell>
          <table:table-cell table:formula="of:=COM.MICROSOFT.CONCAT(&quot;0x&quot;;TEXT([.B3];&quot;00&quot;))" office:value-type="string" office:string-value="0xff" calcext:value-type="string">
            <text:p>0xff</text:p>
          </table:table-cell>
          <table:table-cell table:formula="of:=COM.MICROSOFT.CONCAT(&quot;0x&quot;;TEXT([.C3];&quot;00&quot;))" office:value-type="string" office:string-value="0xff" calcext:value-type="string">
            <text:p>0xff</text:p>
          </table:table-cell>
          <table:table-cell table:formula="of:=COM.MICROSOFT.CONCAT(&quot;0x&quot;;TEXT([.D3];&quot;00&quot;))" office:value-type="string" office:string-value="0xff" calcext:value-type="string">
            <text:p>0xff</text:p>
          </table:table-cell>
          <table:table-cell table:formula="of:=COM.MICROSOFT.CONCAT(&quot;0x&quot;;TEXT([.E3];&quot;00&quot;))" office:value-type="string" office:string-value="0xff" calcext:value-type="string">
            <text:p>0xff</text:p>
          </table:table-cell>
          <table:table-cell table:formula="of:=COM.MICROSOFT.CONCAT(&quot;0x&quot;;TEXT([.F3];&quot;00&quot;))" office:value-type="string" office:string-value="0xff" calcext:value-type="string">
            <text:p>0xff</text:p>
          </table:table-cell>
          <table:table-cell table:formula="of:=COM.MICROSOFT.CONCAT(&quot;0x&quot;;TEXT([.G3];&quot;00&quot;))" office:value-type="string" office:string-value="0xff" calcext:value-type="string">
            <text:p>0xff</text:p>
          </table:table-cell>
          <table:table-cell table:formula="of:=COM.MICROSOFT.CONCAT(&quot;0x&quot;;TEXT([.H3];&quot;00&quot;))" office:value-type="string" office:string-value="0xff" calcext:value-type="string">
            <text:p>0xff</text:p>
          </table:table-cell>
          <table:table-cell table:formula="of:=COM.MICROSOFT.CONCAT(&quot;0x&quot;;TEXT([.I3];&quot;00&quot;))" office:value-type="string" office:string-value="0xff" calcext:value-type="string">
            <text:p>0xff</text:p>
          </table:table-cell>
          <table:table-cell table:formula="of:=COM.MICROSOFT.CONCAT(&quot;0x&quot;;TEXT([.J3];&quot;00&quot;))" office:value-type="string" office:string-value="0xff" calcext:value-type="string">
            <text:p>0xff</text:p>
          </table:table-cell>
          <table:table-cell table:formula="of:=COM.MICROSOFT.CONCAT(&quot;0x&quot;;TEXT([.K3];&quot;00&quot;))" office:value-type="string" office:string-value="0xff" calcext:value-type="string">
            <text:p>0xff</text:p>
          </table:table-cell>
          <table:table-cell table:formula="of:=COM.MICROSOFT.CONCAT(&quot;0x&quot;;TEXT([.L3];&quot;00&quot;))" office:value-type="string" office:string-value="0xff" calcext:value-type="string">
            <text:p>0xff</text:p>
          </table:table-cell>
          <table:table-cell table:formula="of:=COM.MICROSOFT.CONCAT(&quot;0x&quot;;TEXT([.M3];&quot;00&quot;))" office:value-type="string" office:string-value="0xff" calcext:value-type="string">
            <text:p>0xff</text:p>
          </table:table-cell>
          <table:table-cell table:formula="of:=COM.MICROSOFT.CONCAT(&quot;0x&quot;;TEXT([.N3];&quot;00&quot;))" office:value-type="string" office:string-value="0xff" calcext:value-type="string">
            <text:p>0xff</text:p>
          </table:table-cell>
          <table:table-cell table:formula="of:=COM.MICROSOFT.CONCAT(&quot;0x&quot;;TEXT([.O3];&quot;00&quot;))" office:value-type="string" office:string-value="0xff" calcext:value-type="string">
            <text:p>0xff</text:p>
          </table:table-cell>
          <table:table-cell table:formula="of:=COM.MICROSOFT.CONCAT(&quot;0x&quot;;TEXT([.P3];&quot;00&quot;))" office:value-type="string" office:string-value="0xff" calcext:value-type="string">
            <text:p>0xff</text:p>
          </table:table-cell>
          <table:table-cell table:formula="of:=COM.MICROSOFT.TEXTJOIN(&quot;,&quot;;1;[.A95:.P9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];&quot;00&quot;))" office:value-type="string" office:string-value="0xff" calcext:value-type="string">
            <text:p>0xff</text:p>
          </table:table-cell>
          <table:table-cell table:formula="of:=COM.MICROSOFT.CONCAT(&quot;0x&quot;;TEXT([.B4];&quot;00&quot;))" office:value-type="string" office:string-value="0xff" calcext:value-type="string">
            <text:p>0xff</text:p>
          </table:table-cell>
          <table:table-cell table:formula="of:=COM.MICROSOFT.CONCAT(&quot;0x&quot;;TEXT([.C4];&quot;00&quot;))" office:value-type="string" office:string-value="0xff" calcext:value-type="string">
            <text:p>0xff</text:p>
          </table:table-cell>
          <table:table-cell table:formula="of:=COM.MICROSOFT.CONCAT(&quot;0x&quot;;TEXT([.D4];&quot;00&quot;))" office:value-type="string" office:string-value="0xff" calcext:value-type="string">
            <text:p>0xff</text:p>
          </table:table-cell>
          <table:table-cell table:formula="of:=COM.MICROSOFT.CONCAT(&quot;0x&quot;;TEXT([.E4];&quot;00&quot;))" office:value-type="string" office:string-value="0xff" calcext:value-type="string">
            <text:p>0xff</text:p>
          </table:table-cell>
          <table:table-cell table:formula="of:=COM.MICROSOFT.CONCAT(&quot;0x&quot;;TEXT([.F4];&quot;00&quot;))" office:value-type="string" office:string-value="0xff" calcext:value-type="string">
            <text:p>0xff</text:p>
          </table:table-cell>
          <table:table-cell table:formula="of:=COM.MICROSOFT.CONCAT(&quot;0x&quot;;TEXT([.G4];&quot;00&quot;))" office:value-type="string" office:string-value="0xff" calcext:value-type="string">
            <text:p>0xff</text:p>
          </table:table-cell>
          <table:table-cell table:formula="of:=COM.MICROSOFT.CONCAT(&quot;0x&quot;;TEXT([.H4];&quot;00&quot;))" office:value-type="string" office:string-value="0xff" calcext:value-type="string">
            <text:p>0xff</text:p>
          </table:table-cell>
          <table:table-cell table:formula="of:=COM.MICROSOFT.CONCAT(&quot;0x&quot;;TEXT([.I4];&quot;00&quot;))" office:value-type="string" office:string-value="0xff" calcext:value-type="string">
            <text:p>0xff</text:p>
          </table:table-cell>
          <table:table-cell table:formula="of:=COM.MICROSOFT.CONCAT(&quot;0x&quot;;TEXT([.J4];&quot;00&quot;))" office:value-type="string" office:string-value="0xff" calcext:value-type="string">
            <text:p>0xff</text:p>
          </table:table-cell>
          <table:table-cell table:formula="of:=COM.MICROSOFT.CONCAT(&quot;0x&quot;;TEXT([.K4];&quot;00&quot;))" office:value-type="string" office:string-value="0xff" calcext:value-type="string">
            <text:p>0xff</text:p>
          </table:table-cell>
          <table:table-cell table:formula="of:=COM.MICROSOFT.CONCAT(&quot;0x&quot;;TEXT([.L4];&quot;00&quot;))" office:value-type="string" office:string-value="0xff" calcext:value-type="string">
            <text:p>0xff</text:p>
          </table:table-cell>
          <table:table-cell table:formula="of:=COM.MICROSOFT.CONCAT(&quot;0x&quot;;TEXT([.M4];&quot;00&quot;))" office:value-type="string" office:string-value="0xff" calcext:value-type="string">
            <text:p>0xff</text:p>
          </table:table-cell>
          <table:table-cell table:formula="of:=COM.MICROSOFT.CONCAT(&quot;0x&quot;;TEXT([.N4];&quot;00&quot;))" office:value-type="string" office:string-value="0xff" calcext:value-type="string">
            <text:p>0xff</text:p>
          </table:table-cell>
          <table:table-cell table:formula="of:=COM.MICROSOFT.CONCAT(&quot;0x&quot;;TEXT([.O4];&quot;00&quot;))" office:value-type="string" office:string-value="0xff" calcext:value-type="string">
            <text:p>0xff</text:p>
          </table:table-cell>
          <table:table-cell table:formula="of:=COM.MICROSOFT.CONCAT(&quot;0x&quot;;TEXT([.P4];&quot;00&quot;))" office:value-type="string" office:string-value="0xff" calcext:value-type="string">
            <text:p>0xff</text:p>
          </table:table-cell>
          <table:table-cell table:formula="of:=COM.MICROSOFT.TEXTJOIN(&quot;,&quot;;1;[.A96:.P9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];&quot;00&quot;))" office:value-type="string" office:string-value="0xff" calcext:value-type="string">
            <text:p>0xff</text:p>
          </table:table-cell>
          <table:table-cell table:formula="of:=COM.MICROSOFT.CONCAT(&quot;0x&quot;;TEXT([.B5];&quot;00&quot;))" office:value-type="string" office:string-value="0xff" calcext:value-type="string">
            <text:p>0xff</text:p>
          </table:table-cell>
          <table:table-cell table:formula="of:=COM.MICROSOFT.CONCAT(&quot;0x&quot;;TEXT([.C5];&quot;00&quot;))" office:value-type="string" office:string-value="0xff" calcext:value-type="string">
            <text:p>0xff</text:p>
          </table:table-cell>
          <table:table-cell table:formula="of:=COM.MICROSOFT.CONCAT(&quot;0x&quot;;TEXT([.D5];&quot;00&quot;))" office:value-type="string" office:string-value="0xff" calcext:value-type="string">
            <text:p>0xff</text:p>
          </table:table-cell>
          <table:table-cell table:formula="of:=COM.MICROSOFT.CONCAT(&quot;0x&quot;;TEXT([.E5];&quot;00&quot;))" office:value-type="string" office:string-value="0xff" calcext:value-type="string">
            <text:p>0xff</text:p>
          </table:table-cell>
          <table:table-cell table:formula="of:=COM.MICROSOFT.CONCAT(&quot;0x&quot;;TEXT([.F5];&quot;00&quot;))" office:value-type="string" office:string-value="0xff" calcext:value-type="string">
            <text:p>0xff</text:p>
          </table:table-cell>
          <table:table-cell table:formula="of:=COM.MICROSOFT.CONCAT(&quot;0x&quot;;TEXT([.G5];&quot;00&quot;))" office:value-type="string" office:string-value="0xff" calcext:value-type="string">
            <text:p>0xff</text:p>
          </table:table-cell>
          <table:table-cell table:formula="of:=COM.MICROSOFT.CONCAT(&quot;0x&quot;;TEXT([.H5];&quot;00&quot;))" office:value-type="string" office:string-value="0xff" calcext:value-type="string">
            <text:p>0xff</text:p>
          </table:table-cell>
          <table:table-cell table:formula="of:=COM.MICROSOFT.CONCAT(&quot;0x&quot;;TEXT([.I5];&quot;00&quot;))" office:value-type="string" office:string-value="0xff" calcext:value-type="string">
            <text:p>0xff</text:p>
          </table:table-cell>
          <table:table-cell table:formula="of:=COM.MICROSOFT.CONCAT(&quot;0x&quot;;TEXT([.J5];&quot;00&quot;))" office:value-type="string" office:string-value="0xff" calcext:value-type="string">
            <text:p>0xff</text:p>
          </table:table-cell>
          <table:table-cell table:formula="of:=COM.MICROSOFT.CONCAT(&quot;0x&quot;;TEXT([.K5];&quot;00&quot;))" office:value-type="string" office:string-value="0xff" calcext:value-type="string">
            <text:p>0xff</text:p>
          </table:table-cell>
          <table:table-cell table:formula="of:=COM.MICROSOFT.CONCAT(&quot;0x&quot;;TEXT([.L5];&quot;00&quot;))" office:value-type="string" office:string-value="0xff" calcext:value-type="string">
            <text:p>0xff</text:p>
          </table:table-cell>
          <table:table-cell table:formula="of:=COM.MICROSOFT.CONCAT(&quot;0x&quot;;TEXT([.M5];&quot;00&quot;))" office:value-type="string" office:string-value="0xff" calcext:value-type="string">
            <text:p>0xff</text:p>
          </table:table-cell>
          <table:table-cell table:formula="of:=COM.MICROSOFT.CONCAT(&quot;0x&quot;;TEXT([.N5];&quot;00&quot;))" office:value-type="string" office:string-value="0xff" calcext:value-type="string">
            <text:p>0xff</text:p>
          </table:table-cell>
          <table:table-cell table:formula="of:=COM.MICROSOFT.CONCAT(&quot;0x&quot;;TEXT([.O5];&quot;00&quot;))" office:value-type="string" office:string-value="0xff" calcext:value-type="string">
            <text:p>0xff</text:p>
          </table:table-cell>
          <table:table-cell table:formula="of:=COM.MICROSOFT.CONCAT(&quot;0x&quot;;TEXT([.P5];&quot;00&quot;))" office:value-type="string" office:string-value="0xff" calcext:value-type="string">
            <text:p>0xff</text:p>
          </table:table-cell>
          <table:table-cell table:formula="of:=COM.MICROSOFT.TEXTJOIN(&quot;,&quot;;1;[.A97:.P9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];&quot;00&quot;))" office:value-type="string" office:string-value="0xff" calcext:value-type="string">
            <text:p>0xff</text:p>
          </table:table-cell>
          <table:table-cell table:formula="of:=COM.MICROSOFT.CONCAT(&quot;0x&quot;;TEXT([.B6];&quot;00&quot;))" office:value-type="string" office:string-value="0xff" calcext:value-type="string">
            <text:p>0xff</text:p>
          </table:table-cell>
          <table:table-cell table:formula="of:=COM.MICROSOFT.CONCAT(&quot;0x&quot;;TEXT([.C6];&quot;00&quot;))" office:value-type="string" office:string-value="0xff" calcext:value-type="string">
            <text:p>0xff</text:p>
          </table:table-cell>
          <table:table-cell table:formula="of:=COM.MICROSOFT.CONCAT(&quot;0x&quot;;TEXT([.D6];&quot;00&quot;))" office:value-type="string" office:string-value="0xff" calcext:value-type="string">
            <text:p>0xff</text:p>
          </table:table-cell>
          <table:table-cell table:formula="of:=COM.MICROSOFT.CONCAT(&quot;0x&quot;;TEXT([.E6];&quot;00&quot;))" office:value-type="string" office:string-value="0xff" calcext:value-type="string">
            <text:p>0xff</text:p>
          </table:table-cell>
          <table:table-cell table:formula="of:=COM.MICROSOFT.CONCAT(&quot;0x&quot;;TEXT([.F6];&quot;00&quot;))" office:value-type="string" office:string-value="0xff" calcext:value-type="string">
            <text:p>0xff</text:p>
          </table:table-cell>
          <table:table-cell table:formula="of:=COM.MICROSOFT.CONCAT(&quot;0x&quot;;TEXT([.G6];&quot;00&quot;))" office:value-type="string" office:string-value="0xff" calcext:value-type="string">
            <text:p>0xff</text:p>
          </table:table-cell>
          <table:table-cell table:formula="of:=COM.MICROSOFT.CONCAT(&quot;0x&quot;;TEXT([.H6];&quot;00&quot;))" office:value-type="string" office:string-value="0xff" calcext:value-type="string">
            <text:p>0xff</text:p>
          </table:table-cell>
          <table:table-cell table:formula="of:=COM.MICROSOFT.CONCAT(&quot;0x&quot;;TEXT([.I6];&quot;00&quot;))" office:value-type="string" office:string-value="0xff" calcext:value-type="string">
            <text:p>0xff</text:p>
          </table:table-cell>
          <table:table-cell table:formula="of:=COM.MICROSOFT.CONCAT(&quot;0x&quot;;TEXT([.J6];&quot;00&quot;))" office:value-type="string" office:string-value="0xff" calcext:value-type="string">
            <text:p>0xff</text:p>
          </table:table-cell>
          <table:table-cell table:formula="of:=COM.MICROSOFT.CONCAT(&quot;0x&quot;;TEXT([.K6];&quot;00&quot;))" office:value-type="string" office:string-value="0xff" calcext:value-type="string">
            <text:p>0xff</text:p>
          </table:table-cell>
          <table:table-cell table:formula="of:=COM.MICROSOFT.CONCAT(&quot;0x&quot;;TEXT([.L6];&quot;00&quot;))" office:value-type="string" office:string-value="0xff" calcext:value-type="string">
            <text:p>0xff</text:p>
          </table:table-cell>
          <table:table-cell table:formula="of:=COM.MICROSOFT.CONCAT(&quot;0x&quot;;TEXT([.M6];&quot;00&quot;))" office:value-type="string" office:string-value="0xff" calcext:value-type="string">
            <text:p>0xff</text:p>
          </table:table-cell>
          <table:table-cell table:formula="of:=COM.MICROSOFT.CONCAT(&quot;0x&quot;;TEXT([.N6];&quot;00&quot;))" office:value-type="string" office:string-value="0xff" calcext:value-type="string">
            <text:p>0xff</text:p>
          </table:table-cell>
          <table:table-cell table:formula="of:=COM.MICROSOFT.CONCAT(&quot;0x&quot;;TEXT([.O6];&quot;00&quot;))" office:value-type="string" office:string-value="0xff" calcext:value-type="string">
            <text:p>0xff</text:p>
          </table:table-cell>
          <table:table-cell table:formula="of:=COM.MICROSOFT.CONCAT(&quot;0x&quot;;TEXT([.P6];&quot;00&quot;))" office:value-type="string" office:string-value="0xff" calcext:value-type="string">
            <text:p>0xff</text:p>
          </table:table-cell>
          <table:table-cell table:formula="of:=COM.MICROSOFT.TEXTJOIN(&quot;,&quot;;1;[.A98:.P9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];&quot;00&quot;))" office:value-type="string" office:string-value="0xff" calcext:value-type="string">
            <text:p>0xff</text:p>
          </table:table-cell>
          <table:table-cell table:formula="of:=COM.MICROSOFT.CONCAT(&quot;0x&quot;;TEXT([.B7];&quot;00&quot;))" office:value-type="string" office:string-value="0xff" calcext:value-type="string">
            <text:p>0xff</text:p>
          </table:table-cell>
          <table:table-cell table:formula="of:=COM.MICROSOFT.CONCAT(&quot;0x&quot;;TEXT([.C7];&quot;00&quot;))" office:value-type="string" office:string-value="0xff" calcext:value-type="string">
            <text:p>0xff</text:p>
          </table:table-cell>
          <table:table-cell table:formula="of:=COM.MICROSOFT.CONCAT(&quot;0x&quot;;TEXT([.D7];&quot;00&quot;))" office:value-type="string" office:string-value="0xff" calcext:value-type="string">
            <text:p>0xff</text:p>
          </table:table-cell>
          <table:table-cell table:formula="of:=COM.MICROSOFT.CONCAT(&quot;0x&quot;;TEXT([.E7];&quot;00&quot;))" office:value-type="string" office:string-value="0xff" calcext:value-type="string">
            <text:p>0xff</text:p>
          </table:table-cell>
          <table:table-cell table:formula="of:=COM.MICROSOFT.CONCAT(&quot;0x&quot;;TEXT([.F7];&quot;00&quot;))" office:value-type="string" office:string-value="0xff" calcext:value-type="string">
            <text:p>0xff</text:p>
          </table:table-cell>
          <table:table-cell table:formula="of:=COM.MICROSOFT.CONCAT(&quot;0x&quot;;TEXT([.G7];&quot;00&quot;))" office:value-type="string" office:string-value="0xff" calcext:value-type="string">
            <text:p>0xff</text:p>
          </table:table-cell>
          <table:table-cell table:formula="of:=COM.MICROSOFT.CONCAT(&quot;0x&quot;;TEXT([.H7];&quot;00&quot;))" office:value-type="string" office:string-value="0xff" calcext:value-type="string">
            <text:p>0xff</text:p>
          </table:table-cell>
          <table:table-cell table:formula="of:=COM.MICROSOFT.CONCAT(&quot;0x&quot;;TEXT([.I7];&quot;00&quot;))" office:value-type="string" office:string-value="0xff" calcext:value-type="string">
            <text:p>0xff</text:p>
          </table:table-cell>
          <table:table-cell table:formula="of:=COM.MICROSOFT.CONCAT(&quot;0x&quot;;TEXT([.J7];&quot;00&quot;))" office:value-type="string" office:string-value="0xff" calcext:value-type="string">
            <text:p>0xff</text:p>
          </table:table-cell>
          <table:table-cell table:formula="of:=COM.MICROSOFT.CONCAT(&quot;0x&quot;;TEXT([.K7];&quot;00&quot;))" office:value-type="string" office:string-value="0xff" calcext:value-type="string">
            <text:p>0xff</text:p>
          </table:table-cell>
          <table:table-cell table:formula="of:=COM.MICROSOFT.CONCAT(&quot;0x&quot;;TEXT([.L7];&quot;00&quot;))" office:value-type="string" office:string-value="0xff" calcext:value-type="string">
            <text:p>0xff</text:p>
          </table:table-cell>
          <table:table-cell table:formula="of:=COM.MICROSOFT.CONCAT(&quot;0x&quot;;TEXT([.M7];&quot;00&quot;))" office:value-type="string" office:string-value="0xff" calcext:value-type="string">
            <text:p>0xff</text:p>
          </table:table-cell>
          <table:table-cell table:formula="of:=COM.MICROSOFT.CONCAT(&quot;0x&quot;;TEXT([.N7];&quot;00&quot;))" office:value-type="string" office:string-value="0xff" calcext:value-type="string">
            <text:p>0xff</text:p>
          </table:table-cell>
          <table:table-cell table:formula="of:=COM.MICROSOFT.CONCAT(&quot;0x&quot;;TEXT([.O7];&quot;00&quot;))" office:value-type="string" office:string-value="0xff" calcext:value-type="string">
            <text:p>0xff</text:p>
          </table:table-cell>
          <table:table-cell table:formula="of:=COM.MICROSOFT.CONCAT(&quot;0x&quot;;TEXT([.P7];&quot;00&quot;))" office:value-type="string" office:string-value="0xff" calcext:value-type="string">
            <text:p>0xff</text:p>
          </table:table-cell>
          <table:table-cell table:formula="of:=COM.MICROSOFT.TEXTJOIN(&quot;,&quot;;1;[.A99:.P9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];&quot;00&quot;))" office:value-type="string" office:string-value="0xff" calcext:value-type="string">
            <text:p>0xff</text:p>
          </table:table-cell>
          <table:table-cell table:formula="of:=COM.MICROSOFT.CONCAT(&quot;0x&quot;;TEXT([.B8];&quot;00&quot;))" office:value-type="string" office:string-value="0xff" calcext:value-type="string">
            <text:p>0xff</text:p>
          </table:table-cell>
          <table:table-cell table:formula="of:=COM.MICROSOFT.CONCAT(&quot;0x&quot;;TEXT([.C8];&quot;00&quot;))" office:value-type="string" office:string-value="0xff" calcext:value-type="string">
            <text:p>0xff</text:p>
          </table:table-cell>
          <table:table-cell table:formula="of:=COM.MICROSOFT.CONCAT(&quot;0x&quot;;TEXT([.D8];&quot;00&quot;))" office:value-type="string" office:string-value="0xff" calcext:value-type="string">
            <text:p>0xff</text:p>
          </table:table-cell>
          <table:table-cell table:formula="of:=COM.MICROSOFT.CONCAT(&quot;0x&quot;;TEXT([.E8];&quot;00&quot;))" office:value-type="string" office:string-value="0xff" calcext:value-type="string">
            <text:p>0xff</text:p>
          </table:table-cell>
          <table:table-cell table:formula="of:=COM.MICROSOFT.CONCAT(&quot;0x&quot;;TEXT([.F8];&quot;00&quot;))" office:value-type="string" office:string-value="0xff" calcext:value-type="string">
            <text:p>0xff</text:p>
          </table:table-cell>
          <table:table-cell table:formula="of:=COM.MICROSOFT.CONCAT(&quot;0x&quot;;TEXT([.G8];&quot;00&quot;))" office:value-type="string" office:string-value="0xff" calcext:value-type="string">
            <text:p>0xff</text:p>
          </table:table-cell>
          <table:table-cell table:formula="of:=COM.MICROSOFT.CONCAT(&quot;0x&quot;;TEXT([.H8];&quot;00&quot;))" office:value-type="string" office:string-value="0xff" calcext:value-type="string">
            <text:p>0xff</text:p>
          </table:table-cell>
          <table:table-cell table:formula="of:=COM.MICROSOFT.CONCAT(&quot;0x&quot;;TEXT([.I8];&quot;00&quot;))" office:value-type="string" office:string-value="0xff" calcext:value-type="string">
            <text:p>0xff</text:p>
          </table:table-cell>
          <table:table-cell table:formula="of:=COM.MICROSOFT.CONCAT(&quot;0x&quot;;TEXT([.J8];&quot;00&quot;))" office:value-type="string" office:string-value="0xff" calcext:value-type="string">
            <text:p>0xff</text:p>
          </table:table-cell>
          <table:table-cell table:formula="of:=COM.MICROSOFT.CONCAT(&quot;0x&quot;;TEXT([.K8];&quot;00&quot;))" office:value-type="string" office:string-value="0xff" calcext:value-type="string">
            <text:p>0xff</text:p>
          </table:table-cell>
          <table:table-cell table:formula="of:=COM.MICROSOFT.CONCAT(&quot;0x&quot;;TEXT([.L8];&quot;00&quot;))" office:value-type="string" office:string-value="0xff" calcext:value-type="string">
            <text:p>0xff</text:p>
          </table:table-cell>
          <table:table-cell table:formula="of:=COM.MICROSOFT.CONCAT(&quot;0x&quot;;TEXT([.M8];&quot;00&quot;))" office:value-type="string" office:string-value="0xff" calcext:value-type="string">
            <text:p>0xff</text:p>
          </table:table-cell>
          <table:table-cell table:formula="of:=COM.MICROSOFT.CONCAT(&quot;0x&quot;;TEXT([.N8];&quot;00&quot;))" office:value-type="string" office:string-value="0xff" calcext:value-type="string">
            <text:p>0xff</text:p>
          </table:table-cell>
          <table:table-cell table:formula="of:=COM.MICROSOFT.CONCAT(&quot;0x&quot;;TEXT([.O8];&quot;00&quot;))" office:value-type="string" office:string-value="0xff" calcext:value-type="string">
            <text:p>0xff</text:p>
          </table:table-cell>
          <table:table-cell table:formula="of:=COM.MICROSOFT.CONCAT(&quot;0x&quot;;TEXT([.P8];&quot;00&quot;))" office:value-type="string" office:string-value="0xff" calcext:value-type="string">
            <text:p>0xff</text:p>
          </table:table-cell>
          <table:table-cell table:formula="of:=COM.MICROSOFT.TEXTJOIN(&quot;,&quot;;1;[.A100:.P10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9];&quot;00&quot;))" office:value-type="string" office:string-value="0xff" calcext:value-type="string">
            <text:p>0xff</text:p>
          </table:table-cell>
          <table:table-cell table:formula="of:=COM.MICROSOFT.CONCAT(&quot;0x&quot;;TEXT([.B9];&quot;00&quot;))" office:value-type="string" office:string-value="0xff" calcext:value-type="string">
            <text:p>0xff</text:p>
          </table:table-cell>
          <table:table-cell table:formula="of:=COM.MICROSOFT.CONCAT(&quot;0x&quot;;TEXT([.C9];&quot;00&quot;))" office:value-type="string" office:string-value="0xff" calcext:value-type="string">
            <text:p>0xff</text:p>
          </table:table-cell>
          <table:table-cell table:formula="of:=COM.MICROSOFT.CONCAT(&quot;0x&quot;;TEXT([.D9];&quot;00&quot;))" office:value-type="string" office:string-value="0xff" calcext:value-type="string">
            <text:p>0xff</text:p>
          </table:table-cell>
          <table:table-cell table:formula="of:=COM.MICROSOFT.CONCAT(&quot;0x&quot;;TEXT([.E9];&quot;00&quot;))" office:value-type="string" office:string-value="0xff" calcext:value-type="string">
            <text:p>0xff</text:p>
          </table:table-cell>
          <table:table-cell table:formula="of:=COM.MICROSOFT.CONCAT(&quot;0x&quot;;TEXT([.F9];&quot;00&quot;))" office:value-type="string" office:string-value="0xff" calcext:value-type="string">
            <text:p>0xff</text:p>
          </table:table-cell>
          <table:table-cell table:formula="of:=COM.MICROSOFT.CONCAT(&quot;0x&quot;;TEXT([.G9];&quot;00&quot;))" office:value-type="string" office:string-value="0xff" calcext:value-type="string">
            <text:p>0xff</text:p>
          </table:table-cell>
          <table:table-cell table:formula="of:=COM.MICROSOFT.CONCAT(&quot;0x&quot;;TEXT([.H9];&quot;00&quot;))" office:value-type="string" office:string-value="0xff" calcext:value-type="string">
            <text:p>0xff</text:p>
          </table:table-cell>
          <table:table-cell table:formula="of:=COM.MICROSOFT.CONCAT(&quot;0x&quot;;TEXT([.I9];&quot;00&quot;))" office:value-type="string" office:string-value="0xff" calcext:value-type="string">
            <text:p>0xff</text:p>
          </table:table-cell>
          <table:table-cell table:formula="of:=COM.MICROSOFT.CONCAT(&quot;0x&quot;;TEXT([.J9];&quot;00&quot;))" office:value-type="string" office:string-value="0xff" calcext:value-type="string">
            <text:p>0xff</text:p>
          </table:table-cell>
          <table:table-cell table:formula="of:=COM.MICROSOFT.CONCAT(&quot;0x&quot;;TEXT([.K9];&quot;00&quot;))" office:value-type="string" office:string-value="0xff" calcext:value-type="string">
            <text:p>0xff</text:p>
          </table:table-cell>
          <table:table-cell table:formula="of:=COM.MICROSOFT.CONCAT(&quot;0x&quot;;TEXT([.L9];&quot;00&quot;))" office:value-type="string" office:string-value="0xff" calcext:value-type="string">
            <text:p>0xff</text:p>
          </table:table-cell>
          <table:table-cell table:formula="of:=COM.MICROSOFT.CONCAT(&quot;0x&quot;;TEXT([.M9];&quot;00&quot;))" office:value-type="string" office:string-value="0xff" calcext:value-type="string">
            <text:p>0xff</text:p>
          </table:table-cell>
          <table:table-cell table:formula="of:=COM.MICROSOFT.CONCAT(&quot;0x&quot;;TEXT([.N9];&quot;00&quot;))" office:value-type="string" office:string-value="0xff" calcext:value-type="string">
            <text:p>0xff</text:p>
          </table:table-cell>
          <table:table-cell table:formula="of:=COM.MICROSOFT.CONCAT(&quot;0x&quot;;TEXT([.O9];&quot;00&quot;))" office:value-type="string" office:string-value="0xff" calcext:value-type="string">
            <text:p>0xff</text:p>
          </table:table-cell>
          <table:table-cell table:formula="of:=COM.MICROSOFT.CONCAT(&quot;0x&quot;;TEXT([.P9];&quot;00&quot;))" office:value-type="string" office:string-value="0xff" calcext:value-type="string">
            <text:p>0xff</text:p>
          </table:table-cell>
          <table:table-cell table:formula="of:=COM.MICROSOFT.TEXTJOIN(&quot;,&quot;;1;[.A101:.P10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0];&quot;00&quot;))" office:value-type="string" office:string-value="0xff" calcext:value-type="string">
            <text:p>0xff</text:p>
          </table:table-cell>
          <table:table-cell table:formula="of:=COM.MICROSOFT.CONCAT(&quot;0x&quot;;TEXT([.B10];&quot;00&quot;))" office:value-type="string" office:string-value="0xff" calcext:value-type="string">
            <text:p>0xff</text:p>
          </table:table-cell>
          <table:table-cell table:formula="of:=COM.MICROSOFT.CONCAT(&quot;0x&quot;;TEXT([.C10];&quot;00&quot;))" office:value-type="string" office:string-value="0xff" calcext:value-type="string">
            <text:p>0xff</text:p>
          </table:table-cell>
          <table:table-cell table:formula="of:=COM.MICROSOFT.CONCAT(&quot;0x&quot;;TEXT([.D10];&quot;00&quot;))" office:value-type="string" office:string-value="0xff" calcext:value-type="string">
            <text:p>0xff</text:p>
          </table:table-cell>
          <table:table-cell table:formula="of:=COM.MICROSOFT.CONCAT(&quot;0x&quot;;TEXT([.E10];&quot;00&quot;))" office:value-type="string" office:string-value="0xff" calcext:value-type="string">
            <text:p>0xff</text:p>
          </table:table-cell>
          <table:table-cell table:formula="of:=COM.MICROSOFT.CONCAT(&quot;0x&quot;;TEXT([.F10];&quot;00&quot;))" office:value-type="string" office:string-value="0xff" calcext:value-type="string">
            <text:p>0xff</text:p>
          </table:table-cell>
          <table:table-cell table:formula="of:=COM.MICROSOFT.CONCAT(&quot;0x&quot;;TEXT([.G10];&quot;00&quot;))" office:value-type="string" office:string-value="0xff" calcext:value-type="string">
            <text:p>0xff</text:p>
          </table:table-cell>
          <table:table-cell table:formula="of:=COM.MICROSOFT.CONCAT(&quot;0x&quot;;TEXT([.H10];&quot;00&quot;))" office:value-type="string" office:string-value="0xff" calcext:value-type="string">
            <text:p>0xff</text:p>
          </table:table-cell>
          <table:table-cell table:formula="of:=COM.MICROSOFT.CONCAT(&quot;0x&quot;;TEXT([.I10];&quot;00&quot;))" office:value-type="string" office:string-value="0xff" calcext:value-type="string">
            <text:p>0xff</text:p>
          </table:table-cell>
          <table:table-cell table:formula="of:=COM.MICROSOFT.CONCAT(&quot;0x&quot;;TEXT([.J10];&quot;00&quot;))" office:value-type="string" office:string-value="0xff" calcext:value-type="string">
            <text:p>0xff</text:p>
          </table:table-cell>
          <table:table-cell table:formula="of:=COM.MICROSOFT.CONCAT(&quot;0x&quot;;TEXT([.K10];&quot;00&quot;))" office:value-type="string" office:string-value="0xff" calcext:value-type="string">
            <text:p>0xff</text:p>
          </table:table-cell>
          <table:table-cell table:formula="of:=COM.MICROSOFT.CONCAT(&quot;0x&quot;;TEXT([.L10];&quot;00&quot;))" office:value-type="string" office:string-value="0xff" calcext:value-type="string">
            <text:p>0xff</text:p>
          </table:table-cell>
          <table:table-cell table:formula="of:=COM.MICROSOFT.CONCAT(&quot;0x&quot;;TEXT([.M10];&quot;00&quot;))" office:value-type="string" office:string-value="0xff" calcext:value-type="string">
            <text:p>0xff</text:p>
          </table:table-cell>
          <table:table-cell table:formula="of:=COM.MICROSOFT.CONCAT(&quot;0x&quot;;TEXT([.N10];&quot;00&quot;))" office:value-type="string" office:string-value="0xff" calcext:value-type="string">
            <text:p>0xff</text:p>
          </table:table-cell>
          <table:table-cell table:formula="of:=COM.MICROSOFT.CONCAT(&quot;0x&quot;;TEXT([.O10];&quot;00&quot;))" office:value-type="string" office:string-value="0xff" calcext:value-type="string">
            <text:p>0xff</text:p>
          </table:table-cell>
          <table:table-cell table:formula="of:=COM.MICROSOFT.CONCAT(&quot;0x&quot;;TEXT([.P10];&quot;00&quot;))" office:value-type="string" office:string-value="0xff" calcext:value-type="string">
            <text:p>0xff</text:p>
          </table:table-cell>
          <table:table-cell table:formula="of:=COM.MICROSOFT.TEXTJOIN(&quot;,&quot;;1;[.A102:.P10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1];&quot;00&quot;))" office:value-type="string" office:string-value="0xff" calcext:value-type="string">
            <text:p>0xff</text:p>
          </table:table-cell>
          <table:table-cell table:formula="of:=COM.MICROSOFT.CONCAT(&quot;0x&quot;;TEXT([.B11];&quot;00&quot;))" office:value-type="string" office:string-value="0xff" calcext:value-type="string">
            <text:p>0xff</text:p>
          </table:table-cell>
          <table:table-cell table:formula="of:=COM.MICROSOFT.CONCAT(&quot;0x&quot;;TEXT([.C11];&quot;00&quot;))" office:value-type="string" office:string-value="0xff" calcext:value-type="string">
            <text:p>0xff</text:p>
          </table:table-cell>
          <table:table-cell table:formula="of:=COM.MICROSOFT.CONCAT(&quot;0x&quot;;TEXT([.D11];&quot;00&quot;))" office:value-type="string" office:string-value="0xff" calcext:value-type="string">
            <text:p>0xff</text:p>
          </table:table-cell>
          <table:table-cell table:formula="of:=COM.MICROSOFT.CONCAT(&quot;0x&quot;;TEXT([.E11];&quot;00&quot;))" office:value-type="string" office:string-value="0xff" calcext:value-type="string">
            <text:p>0xff</text:p>
          </table:table-cell>
          <table:table-cell table:formula="of:=COM.MICROSOFT.CONCAT(&quot;0x&quot;;TEXT([.F11];&quot;00&quot;))" office:value-type="string" office:string-value="0xff" calcext:value-type="string">
            <text:p>0xff</text:p>
          </table:table-cell>
          <table:table-cell table:formula="of:=COM.MICROSOFT.CONCAT(&quot;0x&quot;;TEXT([.G11];&quot;00&quot;))" office:value-type="string" office:string-value="0xff" calcext:value-type="string">
            <text:p>0xff</text:p>
          </table:table-cell>
          <table:table-cell table:formula="of:=COM.MICROSOFT.CONCAT(&quot;0x&quot;;TEXT([.H11];&quot;00&quot;))" office:value-type="string" office:string-value="0xff" calcext:value-type="string">
            <text:p>0xff</text:p>
          </table:table-cell>
          <table:table-cell table:formula="of:=COM.MICROSOFT.CONCAT(&quot;0x&quot;;TEXT([.I11];&quot;00&quot;))" office:value-type="string" office:string-value="0xff" calcext:value-type="string">
            <text:p>0xff</text:p>
          </table:table-cell>
          <table:table-cell table:formula="of:=COM.MICROSOFT.CONCAT(&quot;0x&quot;;TEXT([.J11];&quot;00&quot;))" office:value-type="string" office:string-value="0xff" calcext:value-type="string">
            <text:p>0xff</text:p>
          </table:table-cell>
          <table:table-cell table:formula="of:=COM.MICROSOFT.CONCAT(&quot;0x&quot;;TEXT([.K11];&quot;00&quot;))" office:value-type="string" office:string-value="0xff" calcext:value-type="string">
            <text:p>0xff</text:p>
          </table:table-cell>
          <table:table-cell table:formula="of:=COM.MICROSOFT.CONCAT(&quot;0x&quot;;TEXT([.L11];&quot;00&quot;))" office:value-type="string" office:string-value="0xff" calcext:value-type="string">
            <text:p>0xff</text:p>
          </table:table-cell>
          <table:table-cell table:formula="of:=COM.MICROSOFT.CONCAT(&quot;0x&quot;;TEXT([.M11];&quot;00&quot;))" office:value-type="string" office:string-value="0xff" calcext:value-type="string">
            <text:p>0xff</text:p>
          </table:table-cell>
          <table:table-cell table:formula="of:=COM.MICROSOFT.CONCAT(&quot;0x&quot;;TEXT([.N11];&quot;00&quot;))" office:value-type="string" office:string-value="0xff" calcext:value-type="string">
            <text:p>0xff</text:p>
          </table:table-cell>
          <table:table-cell table:formula="of:=COM.MICROSOFT.CONCAT(&quot;0x&quot;;TEXT([.O11];&quot;00&quot;))" office:value-type="string" office:string-value="0xff" calcext:value-type="string">
            <text:p>0xff</text:p>
          </table:table-cell>
          <table:table-cell table:formula="of:=COM.MICROSOFT.CONCAT(&quot;0x&quot;;TEXT([.P11];&quot;00&quot;))" office:value-type="string" office:string-value="0xff" calcext:value-type="string">
            <text:p>0xff</text:p>
          </table:table-cell>
          <table:table-cell table:formula="of:=COM.MICROSOFT.TEXTJOIN(&quot;,&quot;;1;[.A103:.P10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2];&quot;00&quot;))" office:value-type="string" office:string-value="0xff" calcext:value-type="string">
            <text:p>0xff</text:p>
          </table:table-cell>
          <table:table-cell table:formula="of:=COM.MICROSOFT.CONCAT(&quot;0x&quot;;TEXT([.B12];&quot;00&quot;))" office:value-type="string" office:string-value="0xff" calcext:value-type="string">
            <text:p>0xff</text:p>
          </table:table-cell>
          <table:table-cell table:formula="of:=COM.MICROSOFT.CONCAT(&quot;0x&quot;;TEXT([.C12];&quot;00&quot;))" office:value-type="string" office:string-value="0xff" calcext:value-type="string">
            <text:p>0xff</text:p>
          </table:table-cell>
          <table:table-cell table:formula="of:=COM.MICROSOFT.CONCAT(&quot;0x&quot;;TEXT([.D12];&quot;00&quot;))" office:value-type="string" office:string-value="0xff" calcext:value-type="string">
            <text:p>0xff</text:p>
          </table:table-cell>
          <table:table-cell table:formula="of:=COM.MICROSOFT.CONCAT(&quot;0x&quot;;TEXT([.E12];&quot;00&quot;))" office:value-type="string" office:string-value="0xff" calcext:value-type="string">
            <text:p>0xff</text:p>
          </table:table-cell>
          <table:table-cell table:formula="of:=COM.MICROSOFT.CONCAT(&quot;0x&quot;;TEXT([.F12];&quot;00&quot;))" office:value-type="string" office:string-value="0xff" calcext:value-type="string">
            <text:p>0xff</text:p>
          </table:table-cell>
          <table:table-cell table:formula="of:=COM.MICROSOFT.CONCAT(&quot;0x&quot;;TEXT([.G12];&quot;00&quot;))" office:value-type="string" office:string-value="0xff" calcext:value-type="string">
            <text:p>0xff</text:p>
          </table:table-cell>
          <table:table-cell table:formula="of:=COM.MICROSOFT.CONCAT(&quot;0x&quot;;TEXT([.H12];&quot;00&quot;))" office:value-type="string" office:string-value="0xff" calcext:value-type="string">
            <text:p>0xff</text:p>
          </table:table-cell>
          <table:table-cell table:formula="of:=COM.MICROSOFT.CONCAT(&quot;0x&quot;;TEXT([.I12];&quot;00&quot;))" office:value-type="string" office:string-value="0xff" calcext:value-type="string">
            <text:p>0xff</text:p>
          </table:table-cell>
          <table:table-cell table:formula="of:=COM.MICROSOFT.CONCAT(&quot;0x&quot;;TEXT([.J12];&quot;00&quot;))" office:value-type="string" office:string-value="0xff" calcext:value-type="string">
            <text:p>0xff</text:p>
          </table:table-cell>
          <table:table-cell table:formula="of:=COM.MICROSOFT.CONCAT(&quot;0x&quot;;TEXT([.K12];&quot;00&quot;))" office:value-type="string" office:string-value="0xff" calcext:value-type="string">
            <text:p>0xff</text:p>
          </table:table-cell>
          <table:table-cell table:formula="of:=COM.MICROSOFT.CONCAT(&quot;0x&quot;;TEXT([.L12];&quot;00&quot;))" office:value-type="string" office:string-value="0xff" calcext:value-type="string">
            <text:p>0xff</text:p>
          </table:table-cell>
          <table:table-cell table:formula="of:=COM.MICROSOFT.CONCAT(&quot;0x&quot;;TEXT([.M12];&quot;00&quot;))" office:value-type="string" office:string-value="0xff" calcext:value-type="string">
            <text:p>0xff</text:p>
          </table:table-cell>
          <table:table-cell table:formula="of:=COM.MICROSOFT.CONCAT(&quot;0x&quot;;TEXT([.N12];&quot;00&quot;))" office:value-type="string" office:string-value="0xff" calcext:value-type="string">
            <text:p>0xff</text:p>
          </table:table-cell>
          <table:table-cell table:formula="of:=COM.MICROSOFT.CONCAT(&quot;0x&quot;;TEXT([.O12];&quot;00&quot;))" office:value-type="string" office:string-value="0xff" calcext:value-type="string">
            <text:p>0xff</text:p>
          </table:table-cell>
          <table:table-cell table:formula="of:=COM.MICROSOFT.CONCAT(&quot;0x&quot;;TEXT([.P12];&quot;00&quot;))" office:value-type="string" office:string-value="0xff" calcext:value-type="string">
            <text:p>0xff</text:p>
          </table:table-cell>
          <table:table-cell table:formula="of:=COM.MICROSOFT.TEXTJOIN(&quot;,&quot;;1;[.A104:.P10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3];&quot;00&quot;))" office:value-type="string" office:string-value="0xff" calcext:value-type="string">
            <text:p>0xff</text:p>
          </table:table-cell>
          <table:table-cell table:formula="of:=COM.MICROSOFT.CONCAT(&quot;0x&quot;;TEXT([.B13];&quot;00&quot;))" office:value-type="string" office:string-value="0xff" calcext:value-type="string">
            <text:p>0xff</text:p>
          </table:table-cell>
          <table:table-cell table:formula="of:=COM.MICROSOFT.CONCAT(&quot;0x&quot;;TEXT([.C13];&quot;00&quot;))" office:value-type="string" office:string-value="0xff" calcext:value-type="string">
            <text:p>0xff</text:p>
          </table:table-cell>
          <table:table-cell table:formula="of:=COM.MICROSOFT.CONCAT(&quot;0x&quot;;TEXT([.D13];&quot;00&quot;))" office:value-type="string" office:string-value="0xff" calcext:value-type="string">
            <text:p>0xff</text:p>
          </table:table-cell>
          <table:table-cell table:formula="of:=COM.MICROSOFT.CONCAT(&quot;0x&quot;;TEXT([.E13];&quot;00&quot;))" office:value-type="string" office:string-value="0xff" calcext:value-type="string">
            <text:p>0xff</text:p>
          </table:table-cell>
          <table:table-cell table:formula="of:=COM.MICROSOFT.CONCAT(&quot;0x&quot;;TEXT([.F13];&quot;00&quot;))" office:value-type="string" office:string-value="0xff" calcext:value-type="string">
            <text:p>0xff</text:p>
          </table:table-cell>
          <table:table-cell table:formula="of:=COM.MICROSOFT.CONCAT(&quot;0x&quot;;TEXT([.G13];&quot;00&quot;))" office:value-type="string" office:string-value="0xff" calcext:value-type="string">
            <text:p>0xff</text:p>
          </table:table-cell>
          <table:table-cell table:formula="of:=COM.MICROSOFT.CONCAT(&quot;0x&quot;;TEXT([.H13];&quot;00&quot;))" office:value-type="string" office:string-value="0xff" calcext:value-type="string">
            <text:p>0xff</text:p>
          </table:table-cell>
          <table:table-cell table:formula="of:=COM.MICROSOFT.CONCAT(&quot;0x&quot;;TEXT([.I13];&quot;00&quot;))" office:value-type="string" office:string-value="0xff" calcext:value-type="string">
            <text:p>0xff</text:p>
          </table:table-cell>
          <table:table-cell table:formula="of:=COM.MICROSOFT.CONCAT(&quot;0x&quot;;TEXT([.J13];&quot;00&quot;))" office:value-type="string" office:string-value="0xff" calcext:value-type="string">
            <text:p>0xff</text:p>
          </table:table-cell>
          <table:table-cell table:formula="of:=COM.MICROSOFT.CONCAT(&quot;0x&quot;;TEXT([.K13];&quot;00&quot;))" office:value-type="string" office:string-value="0xff" calcext:value-type="string">
            <text:p>0xff</text:p>
          </table:table-cell>
          <table:table-cell table:formula="of:=COM.MICROSOFT.CONCAT(&quot;0x&quot;;TEXT([.L13];&quot;00&quot;))" office:value-type="string" office:string-value="0xff" calcext:value-type="string">
            <text:p>0xff</text:p>
          </table:table-cell>
          <table:table-cell table:formula="of:=COM.MICROSOFT.CONCAT(&quot;0x&quot;;TEXT([.M13];&quot;00&quot;))" office:value-type="string" office:string-value="0xff" calcext:value-type="string">
            <text:p>0xff</text:p>
          </table:table-cell>
          <table:table-cell table:formula="of:=COM.MICROSOFT.CONCAT(&quot;0x&quot;;TEXT([.N13];&quot;00&quot;))" office:value-type="string" office:string-value="0xff" calcext:value-type="string">
            <text:p>0xff</text:p>
          </table:table-cell>
          <table:table-cell table:formula="of:=COM.MICROSOFT.CONCAT(&quot;0x&quot;;TEXT([.O13];&quot;00&quot;))" office:value-type="string" office:string-value="0xff" calcext:value-type="string">
            <text:p>0xff</text:p>
          </table:table-cell>
          <table:table-cell table:formula="of:=COM.MICROSOFT.CONCAT(&quot;0x&quot;;TEXT([.P13];&quot;00&quot;))" office:value-type="string" office:string-value="0xff" calcext:value-type="string">
            <text:p>0xff</text:p>
          </table:table-cell>
          <table:table-cell table:formula="of:=COM.MICROSOFT.TEXTJOIN(&quot;,&quot;;1;[.A105:.P10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4];&quot;00&quot;))" office:value-type="string" office:string-value="0xff" calcext:value-type="string">
            <text:p>0xff</text:p>
          </table:table-cell>
          <table:table-cell table:formula="of:=COM.MICROSOFT.CONCAT(&quot;0x&quot;;TEXT([.B14];&quot;00&quot;))" office:value-type="string" office:string-value="0xff" calcext:value-type="string">
            <text:p>0xff</text:p>
          </table:table-cell>
          <table:table-cell table:formula="of:=COM.MICROSOFT.CONCAT(&quot;0x&quot;;TEXT([.C14];&quot;00&quot;))" office:value-type="string" office:string-value="0xff" calcext:value-type="string">
            <text:p>0xff</text:p>
          </table:table-cell>
          <table:table-cell table:formula="of:=COM.MICROSOFT.CONCAT(&quot;0x&quot;;TEXT([.D14];&quot;00&quot;))" office:value-type="string" office:string-value="0xff" calcext:value-type="string">
            <text:p>0xff</text:p>
          </table:table-cell>
          <table:table-cell table:formula="of:=COM.MICROSOFT.CONCAT(&quot;0x&quot;;TEXT([.E14];&quot;00&quot;))" office:value-type="string" office:string-value="0xff" calcext:value-type="string">
            <text:p>0xff</text:p>
          </table:table-cell>
          <table:table-cell table:formula="of:=COM.MICROSOFT.CONCAT(&quot;0x&quot;;TEXT([.F14];&quot;00&quot;))" office:value-type="string" office:string-value="0xff" calcext:value-type="string">
            <text:p>0xff</text:p>
          </table:table-cell>
          <table:table-cell table:formula="of:=COM.MICROSOFT.CONCAT(&quot;0x&quot;;TEXT([.G14];&quot;00&quot;))" office:value-type="string" office:string-value="0xff" calcext:value-type="string">
            <text:p>0xff</text:p>
          </table:table-cell>
          <table:table-cell table:formula="of:=COM.MICROSOFT.CONCAT(&quot;0x&quot;;TEXT([.H14];&quot;00&quot;))" office:value-type="string" office:string-value="0xff" calcext:value-type="string">
            <text:p>0xff</text:p>
          </table:table-cell>
          <table:table-cell table:formula="of:=COM.MICROSOFT.CONCAT(&quot;0x&quot;;TEXT([.I14];&quot;00&quot;))" office:value-type="string" office:string-value="0xff" calcext:value-type="string">
            <text:p>0xff</text:p>
          </table:table-cell>
          <table:table-cell table:formula="of:=COM.MICROSOFT.CONCAT(&quot;0x&quot;;TEXT([.J14];&quot;00&quot;))" office:value-type="string" office:string-value="0xff" calcext:value-type="string">
            <text:p>0xff</text:p>
          </table:table-cell>
          <table:table-cell table:formula="of:=COM.MICROSOFT.CONCAT(&quot;0x&quot;;TEXT([.K14];&quot;00&quot;))" office:value-type="string" office:string-value="0xff" calcext:value-type="string">
            <text:p>0xff</text:p>
          </table:table-cell>
          <table:table-cell table:formula="of:=COM.MICROSOFT.CONCAT(&quot;0x&quot;;TEXT([.L14];&quot;00&quot;))" office:value-type="string" office:string-value="0xff" calcext:value-type="string">
            <text:p>0xff</text:p>
          </table:table-cell>
          <table:table-cell table:formula="of:=COM.MICROSOFT.CONCAT(&quot;0x&quot;;TEXT([.M14];&quot;00&quot;))" office:value-type="string" office:string-value="0xff" calcext:value-type="string">
            <text:p>0xff</text:p>
          </table:table-cell>
          <table:table-cell table:formula="of:=COM.MICROSOFT.CONCAT(&quot;0x&quot;;TEXT([.N14];&quot;00&quot;))" office:value-type="string" office:string-value="0xff" calcext:value-type="string">
            <text:p>0xff</text:p>
          </table:table-cell>
          <table:table-cell table:formula="of:=COM.MICROSOFT.CONCAT(&quot;0x&quot;;TEXT([.O14];&quot;00&quot;))" office:value-type="string" office:string-value="0xff" calcext:value-type="string">
            <text:p>0xff</text:p>
          </table:table-cell>
          <table:table-cell table:formula="of:=COM.MICROSOFT.CONCAT(&quot;0x&quot;;TEXT([.P14];&quot;00&quot;))" office:value-type="string" office:string-value="0xff" calcext:value-type="string">
            <text:p>0xff</text:p>
          </table:table-cell>
          <table:table-cell table:formula="of:=COM.MICROSOFT.TEXTJOIN(&quot;,&quot;;1;[.A106:.P10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5];&quot;00&quot;))" office:value-type="string" office:string-value="0xff" calcext:value-type="string">
            <text:p>0xff</text:p>
          </table:table-cell>
          <table:table-cell table:formula="of:=COM.MICROSOFT.CONCAT(&quot;0x&quot;;TEXT([.B15];&quot;00&quot;))" office:value-type="string" office:string-value="0xff" calcext:value-type="string">
            <text:p>0xff</text:p>
          </table:table-cell>
          <table:table-cell table:formula="of:=COM.MICROSOFT.CONCAT(&quot;0x&quot;;TEXT([.C15];&quot;00&quot;))" office:value-type="string" office:string-value="0xff" calcext:value-type="string">
            <text:p>0xff</text:p>
          </table:table-cell>
          <table:table-cell table:formula="of:=COM.MICROSOFT.CONCAT(&quot;0x&quot;;TEXT([.D15];&quot;00&quot;))" office:value-type="string" office:string-value="0xff" calcext:value-type="string">
            <text:p>0xff</text:p>
          </table:table-cell>
          <table:table-cell table:formula="of:=COM.MICROSOFT.CONCAT(&quot;0x&quot;;TEXT([.E15];&quot;00&quot;))" office:value-type="string" office:string-value="0xff" calcext:value-type="string">
            <text:p>0xff</text:p>
          </table:table-cell>
          <table:table-cell table:formula="of:=COM.MICROSOFT.CONCAT(&quot;0x&quot;;TEXT([.F15];&quot;00&quot;))" office:value-type="string" office:string-value="0xff" calcext:value-type="string">
            <text:p>0xff</text:p>
          </table:table-cell>
          <table:table-cell table:formula="of:=COM.MICROSOFT.CONCAT(&quot;0x&quot;;TEXT([.G15];&quot;00&quot;))" office:value-type="string" office:string-value="0xff" calcext:value-type="string">
            <text:p>0xff</text:p>
          </table:table-cell>
          <table:table-cell table:formula="of:=COM.MICROSOFT.CONCAT(&quot;0x&quot;;TEXT([.H15];&quot;00&quot;))" office:value-type="string" office:string-value="0xff" calcext:value-type="string">
            <text:p>0xff</text:p>
          </table:table-cell>
          <table:table-cell table:formula="of:=COM.MICROSOFT.CONCAT(&quot;0x&quot;;TEXT([.I15];&quot;00&quot;))" office:value-type="string" office:string-value="0xff" calcext:value-type="string">
            <text:p>0xff</text:p>
          </table:table-cell>
          <table:table-cell table:formula="of:=COM.MICROSOFT.CONCAT(&quot;0x&quot;;TEXT([.J15];&quot;00&quot;))" office:value-type="string" office:string-value="0xff" calcext:value-type="string">
            <text:p>0xff</text:p>
          </table:table-cell>
          <table:table-cell table:formula="of:=COM.MICROSOFT.CONCAT(&quot;0x&quot;;TEXT([.K15];&quot;00&quot;))" office:value-type="string" office:string-value="0xff" calcext:value-type="string">
            <text:p>0xff</text:p>
          </table:table-cell>
          <table:table-cell table:formula="of:=COM.MICROSOFT.CONCAT(&quot;0x&quot;;TEXT([.L15];&quot;00&quot;))" office:value-type="string" office:string-value="0xff" calcext:value-type="string">
            <text:p>0xff</text:p>
          </table:table-cell>
          <table:table-cell table:formula="of:=COM.MICROSOFT.CONCAT(&quot;0x&quot;;TEXT([.M15];&quot;00&quot;))" office:value-type="string" office:string-value="0xff" calcext:value-type="string">
            <text:p>0xff</text:p>
          </table:table-cell>
          <table:table-cell table:formula="of:=COM.MICROSOFT.CONCAT(&quot;0x&quot;;TEXT([.N15];&quot;00&quot;))" office:value-type="string" office:string-value="0xff" calcext:value-type="string">
            <text:p>0xff</text:p>
          </table:table-cell>
          <table:table-cell table:formula="of:=COM.MICROSOFT.CONCAT(&quot;0x&quot;;TEXT([.O15];&quot;00&quot;))" office:value-type="string" office:string-value="0xff" calcext:value-type="string">
            <text:p>0xff</text:p>
          </table:table-cell>
          <table:table-cell table:formula="of:=COM.MICROSOFT.CONCAT(&quot;0x&quot;;TEXT([.P15];&quot;00&quot;))" office:value-type="string" office:string-value="0xff" calcext:value-type="string">
            <text:p>0xff</text:p>
          </table:table-cell>
          <table:table-cell table:formula="of:=COM.MICROSOFT.TEXTJOIN(&quot;,&quot;;1;[.A107:.P10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6];&quot;00&quot;))" office:value-type="string" office:string-value="0xff" calcext:value-type="string">
            <text:p>0xff</text:p>
          </table:table-cell>
          <table:table-cell table:formula="of:=COM.MICROSOFT.CONCAT(&quot;0x&quot;;TEXT([.B16];&quot;00&quot;))" office:value-type="string" office:string-value="0xff" calcext:value-type="string">
            <text:p>0xff</text:p>
          </table:table-cell>
          <table:table-cell table:formula="of:=COM.MICROSOFT.CONCAT(&quot;0x&quot;;TEXT([.C16];&quot;00&quot;))" office:value-type="string" office:string-value="0xff" calcext:value-type="string">
            <text:p>0xff</text:p>
          </table:table-cell>
          <table:table-cell table:formula="of:=COM.MICROSOFT.CONCAT(&quot;0x&quot;;TEXT([.D16];&quot;00&quot;))" office:value-type="string" office:string-value="0xff" calcext:value-type="string">
            <text:p>0xff</text:p>
          </table:table-cell>
          <table:table-cell table:formula="of:=COM.MICROSOFT.CONCAT(&quot;0x&quot;;TEXT([.E16];&quot;00&quot;))" office:value-type="string" office:string-value="0xff" calcext:value-type="string">
            <text:p>0xff</text:p>
          </table:table-cell>
          <table:table-cell table:formula="of:=COM.MICROSOFT.CONCAT(&quot;0x&quot;;TEXT([.F16];&quot;00&quot;))" office:value-type="string" office:string-value="0xff" calcext:value-type="string">
            <text:p>0xff</text:p>
          </table:table-cell>
          <table:table-cell table:formula="of:=COM.MICROSOFT.CONCAT(&quot;0x&quot;;TEXT([.G16];&quot;00&quot;))" office:value-type="string" office:string-value="0xff" calcext:value-type="string">
            <text:p>0xff</text:p>
          </table:table-cell>
          <table:table-cell table:formula="of:=COM.MICROSOFT.CONCAT(&quot;0x&quot;;TEXT([.H16];&quot;00&quot;))" office:value-type="string" office:string-value="0xff" calcext:value-type="string">
            <text:p>0xff</text:p>
          </table:table-cell>
          <table:table-cell table:formula="of:=COM.MICROSOFT.CONCAT(&quot;0x&quot;;TEXT([.I16];&quot;00&quot;))" office:value-type="string" office:string-value="0xff" calcext:value-type="string">
            <text:p>0xff</text:p>
          </table:table-cell>
          <table:table-cell table:formula="of:=COM.MICROSOFT.CONCAT(&quot;0x&quot;;TEXT([.J16];&quot;00&quot;))" office:value-type="string" office:string-value="0xff" calcext:value-type="string">
            <text:p>0xff</text:p>
          </table:table-cell>
          <table:table-cell table:formula="of:=COM.MICROSOFT.CONCAT(&quot;0x&quot;;TEXT([.K16];&quot;00&quot;))" office:value-type="string" office:string-value="0xff" calcext:value-type="string">
            <text:p>0xff</text:p>
          </table:table-cell>
          <table:table-cell table:formula="of:=COM.MICROSOFT.CONCAT(&quot;0x&quot;;TEXT([.L16];&quot;00&quot;))" office:value-type="string" office:string-value="0xff" calcext:value-type="string">
            <text:p>0xff</text:p>
          </table:table-cell>
          <table:table-cell table:formula="of:=COM.MICROSOFT.CONCAT(&quot;0x&quot;;TEXT([.M16];&quot;00&quot;))" office:value-type="string" office:string-value="0xff" calcext:value-type="string">
            <text:p>0xff</text:p>
          </table:table-cell>
          <table:table-cell table:formula="of:=COM.MICROSOFT.CONCAT(&quot;0x&quot;;TEXT([.N16];&quot;00&quot;))" office:value-type="string" office:string-value="0xff" calcext:value-type="string">
            <text:p>0xff</text:p>
          </table:table-cell>
          <table:table-cell table:formula="of:=COM.MICROSOFT.CONCAT(&quot;0x&quot;;TEXT([.O16];&quot;00&quot;))" office:value-type="string" office:string-value="0xff" calcext:value-type="string">
            <text:p>0xff</text:p>
          </table:table-cell>
          <table:table-cell table:formula="of:=COM.MICROSOFT.CONCAT(&quot;0x&quot;;TEXT([.P16];&quot;00&quot;))" office:value-type="string" office:string-value="0xff" calcext:value-type="string">
            <text:p>0xff</text:p>
          </table:table-cell>
          <table:table-cell table:formula="of:=COM.MICROSOFT.TEXTJOIN(&quot;,&quot;;1;[.A108:.P10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7];&quot;00&quot;))" office:value-type="string" office:string-value="0xff" calcext:value-type="string">
            <text:p>0xff</text:p>
          </table:table-cell>
          <table:table-cell table:formula="of:=COM.MICROSOFT.CONCAT(&quot;0x&quot;;TEXT([.B17];&quot;00&quot;))" office:value-type="string" office:string-value="0xff" calcext:value-type="string">
            <text:p>0xff</text:p>
          </table:table-cell>
          <table:table-cell table:formula="of:=COM.MICROSOFT.CONCAT(&quot;0x&quot;;TEXT([.C17];&quot;00&quot;))" office:value-type="string" office:string-value="0xff" calcext:value-type="string">
            <text:p>0xff</text:p>
          </table:table-cell>
          <table:table-cell table:formula="of:=COM.MICROSOFT.CONCAT(&quot;0x&quot;;TEXT([.D17];&quot;00&quot;))" office:value-type="string" office:string-value="0xff" calcext:value-type="string">
            <text:p>0xff</text:p>
          </table:table-cell>
          <table:table-cell table:formula="of:=COM.MICROSOFT.CONCAT(&quot;0x&quot;;TEXT([.E17];&quot;00&quot;))" office:value-type="string" office:string-value="0xff" calcext:value-type="string">
            <text:p>0xff</text:p>
          </table:table-cell>
          <table:table-cell table:formula="of:=COM.MICROSOFT.CONCAT(&quot;0x&quot;;TEXT([.F17];&quot;00&quot;))" office:value-type="string" office:string-value="0xff" calcext:value-type="string">
            <text:p>0xff</text:p>
          </table:table-cell>
          <table:table-cell table:formula="of:=COM.MICROSOFT.CONCAT(&quot;0x&quot;;TEXT([.G17];&quot;00&quot;))" office:value-type="string" office:string-value="0xff" calcext:value-type="string">
            <text:p>0xff</text:p>
          </table:table-cell>
          <table:table-cell table:formula="of:=COM.MICROSOFT.CONCAT(&quot;0x&quot;;TEXT([.H17];&quot;00&quot;))" office:value-type="string" office:string-value="0xff" calcext:value-type="string">
            <text:p>0xff</text:p>
          </table:table-cell>
          <table:table-cell table:formula="of:=COM.MICROSOFT.CONCAT(&quot;0x&quot;;TEXT([.I17];&quot;00&quot;))" office:value-type="string" office:string-value="0xff" calcext:value-type="string">
            <text:p>0xff</text:p>
          </table:table-cell>
          <table:table-cell table:formula="of:=COM.MICROSOFT.CONCAT(&quot;0x&quot;;TEXT([.J17];&quot;00&quot;))" office:value-type="string" office:string-value="0xff" calcext:value-type="string">
            <text:p>0xff</text:p>
          </table:table-cell>
          <table:table-cell table:formula="of:=COM.MICROSOFT.CONCAT(&quot;0x&quot;;TEXT([.K17];&quot;00&quot;))" office:value-type="string" office:string-value="0xff" calcext:value-type="string">
            <text:p>0xff</text:p>
          </table:table-cell>
          <table:table-cell table:formula="of:=COM.MICROSOFT.CONCAT(&quot;0x&quot;;TEXT([.L17];&quot;00&quot;))" office:value-type="string" office:string-value="0xff" calcext:value-type="string">
            <text:p>0xff</text:p>
          </table:table-cell>
          <table:table-cell table:formula="of:=COM.MICROSOFT.CONCAT(&quot;0x&quot;;TEXT([.M17];&quot;00&quot;))" office:value-type="string" office:string-value="0xff" calcext:value-type="string">
            <text:p>0xff</text:p>
          </table:table-cell>
          <table:table-cell table:formula="of:=COM.MICROSOFT.CONCAT(&quot;0x&quot;;TEXT([.N17];&quot;00&quot;))" office:value-type="string" office:string-value="0xff" calcext:value-type="string">
            <text:p>0xff</text:p>
          </table:table-cell>
          <table:table-cell table:formula="of:=COM.MICROSOFT.CONCAT(&quot;0x&quot;;TEXT([.O17];&quot;00&quot;))" office:value-type="string" office:string-value="0xff" calcext:value-type="string">
            <text:p>0xff</text:p>
          </table:table-cell>
          <table:table-cell table:formula="of:=COM.MICROSOFT.CONCAT(&quot;0x&quot;;TEXT([.P17];&quot;00&quot;))" office:value-type="string" office:string-value="0xff" calcext:value-type="string">
            <text:p>0xff</text:p>
          </table:table-cell>
          <table:table-cell table:formula="of:=COM.MICROSOFT.TEXTJOIN(&quot;,&quot;;1;[.A109:.P10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18];&quot;00&quot;))" office:value-type="string" office:string-value="0xff" calcext:value-type="string">
            <text:p>0xff</text:p>
          </table:table-cell>
          <table:table-cell table:formula="of:=COM.MICROSOFT.CONCAT(&quot;0x&quot;;TEXT([.B18];&quot;00&quot;))" office:value-type="string" office:string-value="0xc0" calcext:value-type="string">
            <text:p>0xc0</text:p>
          </table:table-cell>
          <table:table-cell table:formula="of:=COM.MICROSOFT.CONCAT(&quot;0x&quot;;TEXT([.C18];&quot;00&quot;))" office:value-type="string" office:string-value="0xfc" calcext:value-type="string">
            <text:p>0xfc</text:p>
          </table:table-cell>
          <table:table-cell table:formula="of:=COM.MICROSOFT.CONCAT(&quot;0x&quot;;TEXT([.D18];&quot;00&quot;))" office:value-type="string" office:string-value="0x0f" calcext:value-type="string">
            <text:p>0x0f</text:p>
          </table:table-cell>
          <table:table-cell table:formula="of:=COM.MICROSOFT.CONCAT(&quot;0x&quot;;TEXT([.E18];&quot;00&quot;))" office:value-type="string" office:string-value="0xc0" calcext:value-type="string">
            <text:p>0xc0</text:p>
          </table:table-cell>
          <table:table-cell table:formula="of:=COM.MICROSOFT.CONCAT(&quot;0x&quot;;TEXT([.F18];&quot;00&quot;))" office:value-type="string" office:string-value="0xfc" calcext:value-type="string">
            <text:p>0xfc</text:p>
          </table:table-cell>
          <table:table-cell table:formula="of:=COM.MICROSOFT.CONCAT(&quot;0x&quot;;TEXT([.G18];&quot;00&quot;))" office:value-type="string" office:string-value="0x0f" calcext:value-type="string">
            <text:p>0x0f</text:p>
          </table:table-cell>
          <table:table-cell table:formula="of:=COM.MICROSOFT.CONCAT(&quot;0x&quot;;TEXT([.H18];&quot;00&quot;))" office:value-type="string" office:string-value="0xc0" calcext:value-type="string">
            <text:p>0xc0</text:p>
          </table:table-cell>
          <table:table-cell table:formula="of:=COM.MICROSOFT.CONCAT(&quot;0x&quot;;TEXT([.I18];&quot;00&quot;))" office:value-type="string" office:string-value="0xfc" calcext:value-type="string">
            <text:p>0xfc</text:p>
          </table:table-cell>
          <table:table-cell table:formula="of:=COM.MICROSOFT.CONCAT(&quot;0x&quot;;TEXT([.J18];&quot;00&quot;))" office:value-type="string" office:string-value="0x0f" calcext:value-type="string">
            <text:p>0x0f</text:p>
          </table:table-cell>
          <table:table-cell table:formula="of:=COM.MICROSOFT.CONCAT(&quot;0x&quot;;TEXT([.K18];&quot;00&quot;))" office:value-type="string" office:string-value="0xc0" calcext:value-type="string">
            <text:p>0xc0</text:p>
          </table:table-cell>
          <table:table-cell table:formula="of:=COM.MICROSOFT.CONCAT(&quot;0x&quot;;TEXT([.L18];&quot;00&quot;))" office:value-type="string" office:string-value="0xfc" calcext:value-type="string">
            <text:p>0xfc</text:p>
          </table:table-cell>
          <table:table-cell table:formula="of:=COM.MICROSOFT.CONCAT(&quot;0x&quot;;TEXT([.M18];&quot;00&quot;))" office:value-type="string" office:string-value="0x0f" calcext:value-type="string">
            <text:p>0x0f</text:p>
          </table:table-cell>
          <table:table-cell table:formula="of:=COM.MICROSOFT.CONCAT(&quot;0x&quot;;TEXT([.N18];&quot;00&quot;))" office:value-type="string" office:string-value="0xc0" calcext:value-type="string">
            <text:p>0xc0</text:p>
          </table:table-cell>
          <table:table-cell table:formula="of:=COM.MICROSOFT.CONCAT(&quot;0x&quot;;TEXT([.O18];&quot;00&quot;))" office:value-type="string" office:string-value="0xfc" calcext:value-type="string">
            <text:p>0xfc</text:p>
          </table:table-cell>
          <table:table-cell table:formula="of:=COM.MICROSOFT.CONCAT(&quot;0x&quot;;TEXT([.P18];&quot;00&quot;))" office:value-type="string" office:string-value="0x0f" calcext:value-type="string">
            <text:p>0x0f</text:p>
          </table:table-cell>
          <table:table-cell table:formula="of:=COM.MICROSOFT.TEXTJOIN(&quot;,&quot;;1;[.A110:.P110])" office:value-type="string" office:string-value="0xff,0xc0,0xfc,0x0f,0xc0,0xfc,0x0f,0xc0,0xfc,0x0f,0xc0,0xfc,0x0f,0xc0,0xfc,0x0f" calcext:value-type="string">
            <text:p>0xff,0xc0,0xfc,0x0f,0xc0,0xfc,0x0f,0xc0,0xfc,0x0f,0xc0,0xfc,0x0f,0xc0,0xfc,0x0f</text:p>
          </table:table-cell>
          <table:table-cell table:number-columns-repeated="17"/>
        </table:table-row>
        <table:table-row table:style-name="ro1">
          <table:table-cell table:formula="of:=COM.MICROSOFT.CONCAT(&quot;0x&quot;;TEXT([.A19];&quot;00&quot;))" office:value-type="string" office:string-value="0xc0" calcext:value-type="string">
            <text:p>0xc0</text:p>
          </table:table-cell>
          <table:table-cell table:formula="of:=COM.MICROSOFT.CONCAT(&quot;0x&quot;;TEXT([.B19];&quot;00&quot;))" office:value-type="string" office:string-value="0xfc" calcext:value-type="string">
            <text:p>0xfc</text:p>
          </table:table-cell>
          <table:table-cell table:formula="of:=COM.MICROSOFT.CONCAT(&quot;0x&quot;;TEXT([.C19];&quot;00&quot;))" office:value-type="string" office:string-value="0x0f" calcext:value-type="string">
            <text:p>0x0f</text:p>
          </table:table-cell>
          <table:table-cell table:formula="of:=COM.MICROSOFT.CONCAT(&quot;0x&quot;;TEXT([.D19];&quot;00&quot;))" office:value-type="string" office:string-value="0xc0" calcext:value-type="string">
            <text:p>0xc0</text:p>
          </table:table-cell>
          <table:table-cell table:formula="of:=COM.MICROSOFT.CONCAT(&quot;0x&quot;;TEXT([.E19];&quot;00&quot;))" office:value-type="string" office:string-value="0xfc" calcext:value-type="string">
            <text:p>0xfc</text:p>
          </table:table-cell>
          <table:table-cell table:formula="of:=COM.MICROSOFT.CONCAT(&quot;0x&quot;;TEXT([.F19];&quot;00&quot;))" office:value-type="string" office:string-value="0x0f" calcext:value-type="string">
            <text:p>0x0f</text:p>
          </table:table-cell>
          <table:table-cell table:formula="of:=COM.MICROSOFT.CONCAT(&quot;0x&quot;;TEXT([.G19];&quot;00&quot;))" office:value-type="string" office:string-value="0xc0" calcext:value-type="string">
            <text:p>0xc0</text:p>
          </table:table-cell>
          <table:table-cell table:formula="of:=COM.MICROSOFT.CONCAT(&quot;0x&quot;;TEXT([.H19];&quot;00&quot;))" office:value-type="string" office:string-value="0xfc" calcext:value-type="string">
            <text:p>0xfc</text:p>
          </table:table-cell>
          <table:table-cell table:formula="of:=COM.MICROSOFT.CONCAT(&quot;0x&quot;;TEXT([.I19];&quot;00&quot;))" office:value-type="string" office:string-value="0x0f" calcext:value-type="string">
            <text:p>0x0f</text:p>
          </table:table-cell>
          <table:table-cell table:formula="of:=COM.MICROSOFT.CONCAT(&quot;0x&quot;;TEXT([.J19];&quot;00&quot;))" office:value-type="string" office:string-value="0xc0" calcext:value-type="string">
            <text:p>0xc0</text:p>
          </table:table-cell>
          <table:table-cell table:formula="of:=COM.MICROSOFT.CONCAT(&quot;0x&quot;;TEXT([.K19];&quot;00&quot;))" office:value-type="string" office:string-value="0xfc" calcext:value-type="string">
            <text:p>0xfc</text:p>
          </table:table-cell>
          <table:table-cell table:formula="of:=COM.MICROSOFT.CONCAT(&quot;0x&quot;;TEXT([.L19];&quot;00&quot;))" office:value-type="string" office:string-value="0x0f" calcext:value-type="string">
            <text:p>0x0f</text:p>
          </table:table-cell>
          <table:table-cell table:formula="of:=COM.MICROSOFT.CONCAT(&quot;0x&quot;;TEXT([.M19];&quot;00&quot;))" office:value-type="string" office:string-value="0xc0" calcext:value-type="string">
            <text:p>0xc0</text:p>
          </table:table-cell>
          <table:table-cell table:formula="of:=COM.MICROSOFT.CONCAT(&quot;0x&quot;;TEXT([.N19];&quot;00&quot;))" office:value-type="string" office:string-value="0xfc" calcext:value-type="string">
            <text:p>0xfc</text:p>
          </table:table-cell>
          <table:table-cell table:formula="of:=COM.MICROSOFT.CONCAT(&quot;0x&quot;;TEXT([.O19];&quot;00&quot;))" office:value-type="string" office:string-value="0x0f" calcext:value-type="string">
            <text:p>0x0f</text:p>
          </table:table-cell>
          <table:table-cell table:formula="of:=COM.MICROSOFT.CONCAT(&quot;0x&quot;;TEXT([.P19];&quot;00&quot;))" office:value-type="string" office:string-value="0xc0" calcext:value-type="string">
            <text:p>0xc0</text:p>
          </table:table-cell>
          <table:table-cell table:formula="of:=COM.MICROSOFT.TEXTJOIN(&quot;,&quot;;1;[.A111:.P111])" office:value-type="string" office:string-value="0xc0,0xfc,0x0f,0xc0,0xfc,0x0f,0xc0,0xfc,0x0f,0xc0,0xfc,0x0f,0xc0,0xfc,0x0f,0xc0" calcext:value-type="string">
            <text:p>0xc0,0xfc,0x0f,0xc0,0xfc,0x0f,0xc0,0xfc,0x0f,0xc0,0xfc,0x0f,0xc0,0xfc,0x0f,0xc0</text:p>
          </table:table-cell>
          <table:table-cell table:number-columns-repeated="17"/>
        </table:table-row>
        <table:table-row table:style-name="ro1">
          <table:table-cell table:formula="of:=COM.MICROSOFT.CONCAT(&quot;0x&quot;;TEXT([.A20];&quot;00&quot;))" office:value-type="string" office:string-value="0xfc" calcext:value-type="string">
            <text:p>0xfc</text:p>
          </table:table-cell>
          <table:table-cell table:formula="of:=COM.MICROSOFT.CONCAT(&quot;0x&quot;;TEXT([.B20];&quot;00&quot;))" office:value-type="string" office:string-value="0x0f" calcext:value-type="string">
            <text:p>0x0f</text:p>
          </table:table-cell>
          <table:table-cell table:formula="of:=COM.MICROSOFT.CONCAT(&quot;0x&quot;;TEXT([.C20];&quot;00&quot;))" office:value-type="string" office:string-value="0xc0" calcext:value-type="string">
            <text:p>0xc0</text:p>
          </table:table-cell>
          <table:table-cell table:formula="of:=COM.MICROSOFT.CONCAT(&quot;0x&quot;;TEXT([.D20];&quot;00&quot;))" office:value-type="string" office:string-value="0xfc" calcext:value-type="string">
            <text:p>0xfc</text:p>
          </table:table-cell>
          <table:table-cell table:formula="of:=COM.MICROSOFT.CONCAT(&quot;0x&quot;;TEXT([.E20];&quot;00&quot;))" office:value-type="string" office:string-value="0x0f" calcext:value-type="string">
            <text:p>0x0f</text:p>
          </table:table-cell>
          <table:table-cell table:formula="of:=COM.MICROSOFT.CONCAT(&quot;0x&quot;;TEXT([.F20];&quot;00&quot;))" office:value-type="string" office:string-value="0xc0" calcext:value-type="string">
            <text:p>0xc0</text:p>
          </table:table-cell>
          <table:table-cell table:formula="of:=COM.MICROSOFT.CONCAT(&quot;0x&quot;;TEXT([.G20];&quot;00&quot;))" office:value-type="string" office:string-value="0xfc" calcext:value-type="string">
            <text:p>0xfc</text:p>
          </table:table-cell>
          <table:table-cell table:formula="of:=COM.MICROSOFT.CONCAT(&quot;0x&quot;;TEXT([.H20];&quot;00&quot;))" office:value-type="string" office:string-value="0x0f" calcext:value-type="string">
            <text:p>0x0f</text:p>
          </table:table-cell>
          <table:table-cell table:formula="of:=COM.MICROSOFT.CONCAT(&quot;0x&quot;;TEXT([.I20];&quot;00&quot;))" office:value-type="string" office:string-value="0xff" calcext:value-type="string">
            <text:p>0xff</text:p>
          </table:table-cell>
          <table:table-cell table:formula="of:=COM.MICROSOFT.CONCAT(&quot;0x&quot;;TEXT([.J20];&quot;00&quot;))" office:value-type="string" office:string-value="0xff" calcext:value-type="string">
            <text:p>0xff</text:p>
          </table:table-cell>
          <table:table-cell table:formula="of:=COM.MICROSOFT.CONCAT(&quot;0x&quot;;TEXT([.K20];&quot;00&quot;))" office:value-type="string" office:string-value="0xff" calcext:value-type="string">
            <text:p>0xff</text:p>
          </table:table-cell>
          <table:table-cell table:formula="of:=COM.MICROSOFT.CONCAT(&quot;0x&quot;;TEXT([.L20];&quot;00&quot;))" office:value-type="string" office:string-value="0xff" calcext:value-type="string">
            <text:p>0xff</text:p>
          </table:table-cell>
          <table:table-cell table:formula="of:=COM.MICROSOFT.CONCAT(&quot;0x&quot;;TEXT([.M20];&quot;00&quot;))" office:value-type="string" office:string-value="0xff" calcext:value-type="string">
            <text:p>0xff</text:p>
          </table:table-cell>
          <table:table-cell table:formula="of:=COM.MICROSOFT.CONCAT(&quot;0x&quot;;TEXT([.N20];&quot;00&quot;))" office:value-type="string" office:string-value="0xff" calcext:value-type="string">
            <text:p>0xff</text:p>
          </table:table-cell>
          <table:table-cell table:formula="of:=COM.MICROSOFT.CONCAT(&quot;0x&quot;;TEXT([.O20];&quot;00&quot;))" office:value-type="string" office:string-value="0xff" calcext:value-type="string">
            <text:p>0xff</text:p>
          </table:table-cell>
          <table:table-cell table:formula="of:=COM.MICROSOFT.CONCAT(&quot;0x&quot;;TEXT([.P20];&quot;00&quot;))" office:value-type="string" office:string-value="0xff" calcext:value-type="string">
            <text:p>0xff</text:p>
          </table:table-cell>
          <table:table-cell table:formula="of:=COM.MICROSOFT.TEXTJOIN(&quot;,&quot;;1;[.A112:.P112])" office:value-type="string" office:string-value="0xfc,0x0f,0xc0,0xfc,0x0f,0xc0,0xfc,0x0f,0xff,0xff,0xff,0xff,0xff,0xff,0xff,0xff" calcext:value-type="string">
            <text:p>0xfc,0x0f,0xc0,0xfc,0x0f,0xc0,0xfc,0x0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1];&quot;00&quot;))" office:value-type="string" office:string-value="0xff" calcext:value-type="string">
            <text:p>0xff</text:p>
          </table:table-cell>
          <table:table-cell table:formula="of:=COM.MICROSOFT.CONCAT(&quot;0x&quot;;TEXT([.B21];&quot;00&quot;))" office:value-type="string" office:string-value="0xff" calcext:value-type="string">
            <text:p>0xff</text:p>
          </table:table-cell>
          <table:table-cell table:formula="of:=COM.MICROSOFT.CONCAT(&quot;0x&quot;;TEXT([.C21];&quot;00&quot;))" office:value-type="string" office:string-value="0xff" calcext:value-type="string">
            <text:p>0xff</text:p>
          </table:table-cell>
          <table:table-cell table:formula="of:=COM.MICROSOFT.CONCAT(&quot;0x&quot;;TEXT([.D21];&quot;00&quot;))" office:value-type="string" office:string-value="0xff" calcext:value-type="string">
            <text:p>0xff</text:p>
          </table:table-cell>
          <table:table-cell table:formula="of:=COM.MICROSOFT.CONCAT(&quot;0x&quot;;TEXT([.E21];&quot;00&quot;))" office:value-type="string" office:string-value="0xff" calcext:value-type="string">
            <text:p>0xff</text:p>
          </table:table-cell>
          <table:table-cell table:formula="of:=COM.MICROSOFT.CONCAT(&quot;0x&quot;;TEXT([.F21];&quot;00&quot;))" office:value-type="string" office:string-value="0xfa" calcext:value-type="string">
            <text:p>0xfa</text:p>
          </table:table-cell>
          <table:table-cell table:formula="of:=COM.MICROSOFT.CONCAT(&quot;0x&quot;;TEXT([.G21];&quot;00&quot;))" office:value-type="string" office:string-value="0xff" calcext:value-type="string">
            <text:p>0xff</text:p>
          </table:table-cell>
          <table:table-cell table:formula="of:=COM.MICROSOFT.CONCAT(&quot;0x&quot;;TEXT([.H21];&quot;00&quot;))" office:value-type="string" office:string-value="0xaf" calcext:value-type="string">
            <text:p>0xaf</text:p>
          </table:table-cell>
          <table:table-cell table:formula="of:=COM.MICROSOFT.CONCAT(&quot;0x&quot;;TEXT([.I21];&quot;00&quot;))" office:value-type="string" office:string-value="0xfa" calcext:value-type="string">
            <text:p>0xfa</text:p>
          </table:table-cell>
          <table:table-cell table:formula="of:=COM.MICROSOFT.CONCAT(&quot;0x&quot;;TEXT([.J21];&quot;00&quot;))" office:value-type="string" office:string-value="0xff" calcext:value-type="string">
            <text:p>0xff</text:p>
          </table:table-cell>
          <table:table-cell table:formula="of:=COM.MICROSOFT.CONCAT(&quot;0x&quot;;TEXT([.K21];&quot;00&quot;))" office:value-type="string" office:string-value="0xaf" calcext:value-type="string">
            <text:p>0xaf</text:p>
          </table:table-cell>
          <table:table-cell table:formula="of:=COM.MICROSOFT.CONCAT(&quot;0x&quot;;TEXT([.L21];&quot;00&quot;))" office:value-type="string" office:string-value="0xfa" calcext:value-type="string">
            <text:p>0xfa</text:p>
          </table:table-cell>
          <table:table-cell table:formula="of:=COM.MICROSOFT.CONCAT(&quot;0x&quot;;TEXT([.M21];&quot;00&quot;))" office:value-type="string" office:string-value="0xff" calcext:value-type="string">
            <text:p>0xff</text:p>
          </table:table-cell>
          <table:table-cell table:formula="of:=COM.MICROSOFT.CONCAT(&quot;0x&quot;;TEXT([.N21];&quot;00&quot;))" office:value-type="string" office:string-value="0xaf" calcext:value-type="string">
            <text:p>0xaf</text:p>
          </table:table-cell>
          <table:table-cell table:formula="of:=COM.MICROSOFT.CONCAT(&quot;0x&quot;;TEXT([.O21];&quot;00&quot;))" office:value-type="string" office:string-value="0xfa" calcext:value-type="string">
            <text:p>0xfa</text:p>
          </table:table-cell>
          <table:table-cell table:formula="of:=COM.MICROSOFT.CONCAT(&quot;0x&quot;;TEXT([.P21];&quot;00&quot;))" office:value-type="string" office:string-value="0xff" calcext:value-type="string">
            <text:p>0xff</text:p>
          </table:table-cell>
          <table:table-cell table:formula="of:=COM.MICROSOFT.TEXTJOIN(&quot;,&quot;;1;[.A113:.P113])" office:value-type="string" office:string-value="0xff,0xff,0xff,0xff,0xff,0xfa,0xff,0xaf,0xfa,0xff,0xaf,0xfa,0xff,0xaf,0xfa,0xff" calcext:value-type="string">
            <text:p>0xff,0xff,0xff,0xff,0xff,0xfa,0xff,0xaf,0xfa,0xff,0xaf,0xfa,0xff,0xaf,0xfa,0xff</text:p>
          </table:table-cell>
          <table:table-cell table:number-columns-repeated="17"/>
        </table:table-row>
        <table:table-row table:style-name="ro1">
          <table:table-cell table:formula="of:=COM.MICROSOFT.CONCAT(&quot;0x&quot;;TEXT([.A22];&quot;00&quot;))" office:value-type="string" office:string-value="0xaf" calcext:value-type="string">
            <text:p>0xaf</text:p>
          </table:table-cell>
          <table:table-cell table:formula="of:=COM.MICROSOFT.CONCAT(&quot;0x&quot;;TEXT([.B22];&quot;00&quot;))" office:value-type="string" office:string-value="0xfa" calcext:value-type="string">
            <text:p>0xfa</text:p>
          </table:table-cell>
          <table:table-cell table:formula="of:=COM.MICROSOFT.CONCAT(&quot;0x&quot;;TEXT([.C22];&quot;00&quot;))" office:value-type="string" office:string-value="0xff" calcext:value-type="string">
            <text:p>0xff</text:p>
          </table:table-cell>
          <table:table-cell table:formula="of:=COM.MICROSOFT.CONCAT(&quot;0x&quot;;TEXT([.D22];&quot;00&quot;))" office:value-type="string" office:string-value="0xaf" calcext:value-type="string">
            <text:p>0xaf</text:p>
          </table:table-cell>
          <table:table-cell table:formula="of:=COM.MICROSOFT.CONCAT(&quot;0x&quot;;TEXT([.E22];&quot;00&quot;))" office:value-type="string" office:string-value="0xfa" calcext:value-type="string">
            <text:p>0xfa</text:p>
          </table:table-cell>
          <table:table-cell table:formula="of:=COM.MICROSOFT.CONCAT(&quot;0x&quot;;TEXT([.F22];&quot;00&quot;))" office:value-type="string" office:string-value="0xff" calcext:value-type="string">
            <text:p>0xff</text:p>
          </table:table-cell>
          <table:table-cell table:formula="of:=COM.MICROSOFT.CONCAT(&quot;0x&quot;;TEXT([.G22];&quot;00&quot;))" office:value-type="string" office:string-value="0xaf" calcext:value-type="string">
            <text:p>0xaf</text:p>
          </table:table-cell>
          <table:table-cell table:formula="of:=COM.MICROSOFT.CONCAT(&quot;0x&quot;;TEXT([.H22];&quot;00&quot;))" office:value-type="string" office:string-value="0xfa" calcext:value-type="string">
            <text:p>0xfa</text:p>
          </table:table-cell>
          <table:table-cell table:formula="of:=COM.MICROSOFT.CONCAT(&quot;0x&quot;;TEXT([.I22];&quot;00&quot;))" office:value-type="string" office:string-value="0xff" calcext:value-type="string">
            <text:p>0xff</text:p>
          </table:table-cell>
          <table:table-cell table:formula="of:=COM.MICROSOFT.CONCAT(&quot;0x&quot;;TEXT([.J22];&quot;00&quot;))" office:value-type="string" office:string-value="0xaf" calcext:value-type="string">
            <text:p>0xaf</text:p>
          </table:table-cell>
          <table:table-cell table:formula="of:=COM.MICROSOFT.CONCAT(&quot;0x&quot;;TEXT([.K22];&quot;00&quot;))" office:value-type="string" office:string-value="0xfa" calcext:value-type="string">
            <text:p>0xfa</text:p>
          </table:table-cell>
          <table:table-cell table:formula="of:=COM.MICROSOFT.CONCAT(&quot;0x&quot;;TEXT([.L22];&quot;00&quot;))" office:value-type="string" office:string-value="0xff" calcext:value-type="string">
            <text:p>0xff</text:p>
          </table:table-cell>
          <table:table-cell table:formula="of:=COM.MICROSOFT.CONCAT(&quot;0x&quot;;TEXT([.M22];&quot;00&quot;))" office:value-type="string" office:string-value="0xaf" calcext:value-type="string">
            <text:p>0xaf</text:p>
          </table:table-cell>
          <table:table-cell table:formula="of:=COM.MICROSOFT.CONCAT(&quot;0x&quot;;TEXT([.N22];&quot;00&quot;))" office:value-type="string" office:string-value="0xfa" calcext:value-type="string">
            <text:p>0xfa</text:p>
          </table:table-cell>
          <table:table-cell table:formula="of:=COM.MICROSOFT.CONCAT(&quot;0x&quot;;TEXT([.O22];&quot;00&quot;))" office:value-type="string" office:string-value="0xff" calcext:value-type="string">
            <text:p>0xff</text:p>
          </table:table-cell>
          <table:table-cell table:formula="of:=COM.MICROSOFT.CONCAT(&quot;0x&quot;;TEXT([.P22];&quot;00&quot;))" office:value-type="string" office:string-value="0xaf" calcext:value-type="string">
            <text:p>0xaf</text:p>
          </table:table-cell>
          <table:table-cell table:formula="of:=COM.MICROSOFT.TEXTJOIN(&quot;,&quot;;1;[.A114:.P114])" office:value-type="string" office:string-value="0xaf,0xfa,0xff,0xaf,0xfa,0xff,0xaf,0xfa,0xff,0xaf,0xfa,0xff,0xaf,0xfa,0xff,0xaf" calcext:value-type="string">
            <text:p>0xaf,0xfa,0xff,0xaf,0xfa,0xff,0xaf,0xfa,0xff,0xaf,0xfa,0xff,0xaf,0xfa,0xff,0xaf</text:p>
          </table:table-cell>
          <table:table-cell table:number-columns-repeated="17"/>
        </table:table-row>
        <table:table-row table:style-name="ro1">
          <table:table-cell table:formula="of:=COM.MICROSOFT.CONCAT(&quot;0x&quot;;TEXT([.A23];&quot;00&quot;))" office:value-type="string" office:string-value="0xfa" calcext:value-type="string">
            <text:p>0xfa</text:p>
          </table:table-cell>
          <table:table-cell table:formula="of:=COM.MICROSOFT.CONCAT(&quot;0x&quot;;TEXT([.B23];&quot;00&quot;))" office:value-type="string" office:string-value="0xff" calcext:value-type="string">
            <text:p>0xff</text:p>
          </table:table-cell>
          <table:table-cell table:formula="of:=COM.MICROSOFT.CONCAT(&quot;0x&quot;;TEXT([.C23];&quot;00&quot;))" office:value-type="string" office:string-value="0xaf" calcext:value-type="string">
            <text:p>0xaf</text:p>
          </table:table-cell>
          <table:table-cell table:formula="of:=COM.MICROSOFT.CONCAT(&quot;0x&quot;;TEXT([.D23];&quot;00&quot;))" office:value-type="string" office:string-value="0xfa" calcext:value-type="string">
            <text:p>0xfa</text:p>
          </table:table-cell>
          <table:table-cell table:formula="of:=COM.MICROSOFT.CONCAT(&quot;0x&quot;;TEXT([.E23];&quot;00&quot;))" office:value-type="string" office:string-value="0xff" calcext:value-type="string">
            <text:p>0xff</text:p>
          </table:table-cell>
          <table:table-cell table:formula="of:=COM.MICROSOFT.CONCAT(&quot;0x&quot;;TEXT([.F23];&quot;00&quot;))" office:value-type="string" office:string-value="0xaf" calcext:value-type="string">
            <text:p>0xaf</text:p>
          </table:table-cell>
          <table:table-cell table:formula="of:=COM.MICROSOFT.CONCAT(&quot;0x&quot;;TEXT([.G23];&quot;00&quot;))" office:value-type="string" office:string-value="0xfa" calcext:value-type="string">
            <text:p>0xfa</text:p>
          </table:table-cell>
          <table:table-cell table:formula="of:=COM.MICROSOFT.CONCAT(&quot;0x&quot;;TEXT([.H23];&quot;00&quot;))" office:value-type="string" office:string-value="0xff" calcext:value-type="string">
            <text:p>0xff</text:p>
          </table:table-cell>
          <table:table-cell table:formula="of:=COM.MICROSOFT.CONCAT(&quot;0x&quot;;TEXT([.I23];&quot;00&quot;))" office:value-type="string" office:string-value="0xaf" calcext:value-type="string">
            <text:p>0xaf</text:p>
          </table:table-cell>
          <table:table-cell table:formula="of:=COM.MICROSOFT.CONCAT(&quot;0x&quot;;TEXT([.J23];&quot;00&quot;))" office:value-type="string" office:string-value="0xfa" calcext:value-type="string">
            <text:p>0xfa</text:p>
          </table:table-cell>
          <table:table-cell table:formula="of:=COM.MICROSOFT.CONCAT(&quot;0x&quot;;TEXT([.K23];&quot;00&quot;))" office:value-type="string" office:string-value="0xff" calcext:value-type="string">
            <text:p>0xff</text:p>
          </table:table-cell>
          <table:table-cell table:formula="of:=COM.MICROSOFT.CONCAT(&quot;0x&quot;;TEXT([.L23];&quot;00&quot;))" office:value-type="string" office:string-value="0xaf" calcext:value-type="string">
            <text:p>0xaf</text:p>
          </table:table-cell>
          <table:table-cell table:formula="of:=COM.MICROSOFT.CONCAT(&quot;0x&quot;;TEXT([.M23];&quot;00&quot;))" office:value-type="string" office:string-value="0xff" calcext:value-type="string">
            <text:p>0xff</text:p>
          </table:table-cell>
          <table:table-cell table:formula="of:=COM.MICROSOFT.CONCAT(&quot;0x&quot;;TEXT([.N23];&quot;00&quot;))" office:value-type="string" office:string-value="0xff" calcext:value-type="string">
            <text:p>0xff</text:p>
          </table:table-cell>
          <table:table-cell table:formula="of:=COM.MICROSOFT.CONCAT(&quot;0x&quot;;TEXT([.O23];&quot;00&quot;))" office:value-type="string" office:string-value="0xff" calcext:value-type="string">
            <text:p>0xff</text:p>
          </table:table-cell>
          <table:table-cell table:formula="of:=COM.MICROSOFT.CONCAT(&quot;0x&quot;;TEXT([.P23];&quot;00&quot;))" office:value-type="string" office:string-value="0xff" calcext:value-type="string">
            <text:p>0xff</text:p>
          </table:table-cell>
          <table:table-cell table:formula="of:=COM.MICROSOFT.TEXTJOIN(&quot;,&quot;;1;[.A115:.P115])" office:value-type="string" office:string-value="0xfa,0xff,0xaf,0xfa,0xff,0xaf,0xfa,0xff,0xaf,0xfa,0xff,0xaf,0xff,0xff,0xff,0xff" calcext:value-type="string">
            <text:p>0xfa,0xff,0xaf,0xfa,0xff,0xaf,0xfa,0xff,0xaf,0xfa,0xff,0xa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24];&quot;00&quot;))" office:value-type="string" office:string-value="0xff" calcext:value-type="string">
            <text:p>0xff</text:p>
          </table:table-cell>
          <table:table-cell table:formula="of:=COM.MICROSOFT.CONCAT(&quot;0x&quot;;TEXT([.B24];&quot;00&quot;))" office:value-type="string" office:string-value="0xff" calcext:value-type="string">
            <text:p>0xff</text:p>
          </table:table-cell>
          <table:table-cell table:formula="of:=COM.MICROSOFT.CONCAT(&quot;0x&quot;;TEXT([.C24];&quot;00&quot;))" office:value-type="string" office:string-value="0xff" calcext:value-type="string">
            <text:p>0xff</text:p>
          </table:table-cell>
          <table:table-cell table:formula="of:=COM.MICROSOFT.CONCAT(&quot;0x&quot;;TEXT([.D24];&quot;00&quot;))" office:value-type="string" office:string-value="0xff" calcext:value-type="string">
            <text:p>0xff</text:p>
          </table:table-cell>
          <table:table-cell table:formula="of:=COM.MICROSOFT.CONCAT(&quot;0x&quot;;TEXT([.E24];&quot;00&quot;))" office:value-type="string" office:string-value="0xff" calcext:value-type="string">
            <text:p>0xff</text:p>
          </table:table-cell>
          <table:table-cell table:formula="of:=COM.MICROSOFT.CONCAT(&quot;0x&quot;;TEXT([.F24];&quot;00&quot;))" office:value-type="string" office:string-value="0xff" calcext:value-type="string">
            <text:p>0xff</text:p>
          </table:table-cell>
          <table:table-cell table:formula="of:=COM.MICROSOFT.CONCAT(&quot;0x&quot;;TEXT([.G24];&quot;00&quot;))" office:value-type="string" office:string-value="0xff" calcext:value-type="string">
            <text:p>0xff</text:p>
          </table:table-cell>
          <table:table-cell table:formula="of:=COM.MICROSOFT.CONCAT(&quot;0x&quot;;TEXT([.H24];&quot;00&quot;))" office:value-type="string" office:string-value="0xff" calcext:value-type="string">
            <text:p>0xff</text:p>
          </table:table-cell>
          <table:table-cell table:formula="of:=COM.MICROSOFT.CONCAT(&quot;0x&quot;;TEXT([.I24];&quot;00&quot;))" office:value-type="string" office:string-value="0xff" calcext:value-type="string">
            <text:p>0xff</text:p>
          </table:table-cell>
          <table:table-cell table:formula="of:=COM.MICROSOFT.CONCAT(&quot;0x&quot;;TEXT([.J24];&quot;00&quot;))" office:value-type="string" office:string-value="0xf7" calcext:value-type="string">
            <text:p>0xf7</text:p>
          </table:table-cell>
          <table:table-cell table:formula="of:=COM.MICROSOFT.CONCAT(&quot;0x&quot;;TEXT([.K24];&quot;00&quot;))" office:value-type="string" office:string-value="0x7f" calcext:value-type="string">
            <text:p>0x7f</text:p>
          </table:table-cell>
          <table:table-cell table:formula="of:=COM.MICROSOFT.CONCAT(&quot;0x&quot;;TEXT([.L24];&quot;00&quot;))" office:value-type="string" office:string-value="0x77" calcext:value-type="string">
            <text:p>0x77</text:p>
          </table:table-cell>
          <table:table-cell table:formula="of:=COM.MICROSOFT.CONCAT(&quot;0x&quot;;TEXT([.M24];&quot;00&quot;))" office:value-type="string" office:string-value="0xf7" calcext:value-type="string">
            <text:p>0xf7</text:p>
          </table:table-cell>
          <table:table-cell table:formula="of:=COM.MICROSOFT.CONCAT(&quot;0x&quot;;TEXT([.N24];&quot;00&quot;))" office:value-type="string" office:string-value="0x7f" calcext:value-type="string">
            <text:p>0x7f</text:p>
          </table:table-cell>
          <table:table-cell table:formula="of:=COM.MICROSOFT.CONCAT(&quot;0x&quot;;TEXT([.O24];&quot;00&quot;))" office:value-type="string" office:string-value="0x77" calcext:value-type="string">
            <text:p>0x77</text:p>
          </table:table-cell>
          <table:table-cell table:formula="of:=COM.MICROSOFT.CONCAT(&quot;0x&quot;;TEXT([.P24];&quot;00&quot;))" office:value-type="string" office:string-value="0xf7" calcext:value-type="string">
            <text:p>0xf7</text:p>
          </table:table-cell>
          <table:table-cell table:formula="of:=COM.MICROSOFT.TEXTJOIN(&quot;,&quot;;1;[.A116:.P116])" office:value-type="string" office:string-value="0xff,0xff,0xff,0xff,0xff,0xff,0xff,0xff,0xff,0xf7,0x7f,0x77,0xf7,0x7f,0x77,0xf7" calcext:value-type="string">
            <text:p>0xff,0xff,0xff,0xff,0xff,0xff,0xff,0xff,0xff,0xf7,0x7f,0x77,0xf7,0x7f,0x77,0xf7</text:p>
          </table:table-cell>
          <table:table-cell table:number-columns-repeated="17"/>
        </table:table-row>
        <table:table-row table:style-name="ro1">
          <table:table-cell table:formula="of:=COM.MICROSOFT.CONCAT(&quot;0x&quot;;TEXT([.A25];&quot;00&quot;))" office:value-type="string" office:string-value="0x7f" calcext:value-type="string">
            <text:p>0x7f</text:p>
          </table:table-cell>
          <table:table-cell table:formula="of:=COM.MICROSOFT.CONCAT(&quot;0x&quot;;TEXT([.B25];&quot;00&quot;))" office:value-type="string" office:string-value="0x77" calcext:value-type="string">
            <text:p>0x77</text:p>
          </table:table-cell>
          <table:table-cell table:formula="of:=COM.MICROSOFT.CONCAT(&quot;0x&quot;;TEXT([.C25];&quot;00&quot;))" office:value-type="string" office:string-value="0xf7" calcext:value-type="string">
            <text:p>0xf7</text:p>
          </table:table-cell>
          <table:table-cell table:formula="of:=COM.MICROSOFT.CONCAT(&quot;0x&quot;;TEXT([.D25];&quot;00&quot;))" office:value-type="string" office:string-value="0x7f" calcext:value-type="string">
            <text:p>0x7f</text:p>
          </table:table-cell>
          <table:table-cell table:formula="of:=COM.MICROSOFT.CONCAT(&quot;0x&quot;;TEXT([.E25];&quot;00&quot;))" office:value-type="string" office:string-value="0x77" calcext:value-type="string">
            <text:p>0x77</text:p>
          </table:table-cell>
          <table:table-cell table:formula="of:=COM.MICROSOFT.CONCAT(&quot;0x&quot;;TEXT([.F25];&quot;00&quot;))" office:value-type="string" office:string-value="0xf7" calcext:value-type="string">
            <text:p>0xf7</text:p>
          </table:table-cell>
          <table:table-cell table:formula="of:=COM.MICROSOFT.CONCAT(&quot;0x&quot;;TEXT([.G25];&quot;00&quot;))" office:value-type="string" office:string-value="0x7f" calcext:value-type="string">
            <text:p>0x7f</text:p>
          </table:table-cell>
          <table:table-cell table:formula="of:=COM.MICROSOFT.CONCAT(&quot;0x&quot;;TEXT([.H25];&quot;00&quot;))" office:value-type="string" office:string-value="0x77" calcext:value-type="string">
            <text:p>0x77</text:p>
          </table:table-cell>
          <table:table-cell table:formula="of:=COM.MICROSOFT.CONCAT(&quot;0x&quot;;TEXT([.I25];&quot;00&quot;))" office:value-type="string" office:string-value="0xf7" calcext:value-type="string">
            <text:p>0xf7</text:p>
          </table:table-cell>
          <table:table-cell table:formula="of:=COM.MICROSOFT.CONCAT(&quot;0x&quot;;TEXT([.J25];&quot;00&quot;))" office:value-type="string" office:string-value="0x7f" calcext:value-type="string">
            <text:p>0x7f</text:p>
          </table:table-cell>
          <table:table-cell table:formula="of:=COM.MICROSOFT.CONCAT(&quot;0x&quot;;TEXT([.K25];&quot;00&quot;))" office:value-type="string" office:string-value="0x77" calcext:value-type="string">
            <text:p>0x77</text:p>
          </table:table-cell>
          <table:table-cell table:formula="of:=COM.MICROSOFT.CONCAT(&quot;0x&quot;;TEXT([.L25];&quot;00&quot;))" office:value-type="string" office:string-value="0xf7" calcext:value-type="string">
            <text:p>0xf7</text:p>
          </table:table-cell>
          <table:table-cell table:formula="of:=COM.MICROSOFT.CONCAT(&quot;0x&quot;;TEXT([.M25];&quot;00&quot;))" office:value-type="string" office:string-value="0x7f" calcext:value-type="string">
            <text:p>0x7f</text:p>
          </table:table-cell>
          <table:table-cell table:formula="of:=COM.MICROSOFT.CONCAT(&quot;0x&quot;;TEXT([.N25];&quot;00&quot;))" office:value-type="string" office:string-value="0x77" calcext:value-type="string">
            <text:p>0x77</text:p>
          </table:table-cell>
          <table:table-cell table:formula="of:=COM.MICROSOFT.CONCAT(&quot;0x&quot;;TEXT([.O25];&quot;00&quot;))" office:value-type="string" office:string-value="0xf7" calcext:value-type="string">
            <text:p>0xf7</text:p>
          </table:table-cell>
          <table:table-cell table:formula="of:=COM.MICROSOFT.CONCAT(&quot;0x&quot;;TEXT([.P25];&quot;00&quot;))" office:value-type="string" office:string-value="0x7f" calcext:value-type="string">
            <text:p>0x7f</text:p>
          </table:table-cell>
          <table:table-cell table:formula="of:=COM.MICROSOFT.TEXTJOIN(&quot;,&quot;;1;[.A117:.P117])" office:value-type="string" office:string-value="0x7f,0x77,0xf7,0x7f,0x77,0xf7,0x7f,0x77,0xf7,0x7f,0x77,0xf7,0x7f,0x77,0xf7,0x7f" calcext:value-type="string">
            <text:p>0x7f,0x77,0xf7,0x7f,0x77,0xf7,0x7f,0x77,0xf7,0x7f,0x77,0xf7,0x7f,0x77,0xf7,0x7f</text:p>
          </table:table-cell>
          <table:table-cell table:number-columns-repeated="17"/>
        </table:table-row>
        <table:table-row table:style-name="ro1">
          <table:table-cell table:formula="of:=COM.MICROSOFT.CONCAT(&quot;0x&quot;;TEXT([.A26];&quot;00&quot;))" office:value-type="string" office:string-value="0x77" calcext:value-type="string">
            <text:p>0x77</text:p>
          </table:table-cell>
          <table:table-cell table:formula="of:=COM.MICROSOFT.CONCAT(&quot;0x&quot;;TEXT([.B26];&quot;00&quot;))" office:value-type="string" office:string-value="0xf7" calcext:value-type="string">
            <text:p>0xf7</text:p>
          </table:table-cell>
          <table:table-cell table:formula="of:=COM.MICROSOFT.CONCAT(&quot;0x&quot;;TEXT([.C26];&quot;00&quot;))" office:value-type="string" office:string-value="0x7f" calcext:value-type="string">
            <text:p>0x7f</text:p>
          </table:table-cell>
          <table:table-cell table:formula="of:=COM.MICROSOFT.CONCAT(&quot;0x&quot;;TEXT([.D26];&quot;00&quot;))" office:value-type="string" office:string-value="0x77" calcext:value-type="string">
            <text:p>0x77</text:p>
          </table:table-cell>
          <table:table-cell table:formula="of:=COM.MICROSOFT.CONCAT(&quot;0x&quot;;TEXT([.E26];&quot;00&quot;))" office:value-type="string" office:string-value="0xf7" calcext:value-type="string">
            <text:p>0xf7</text:p>
          </table:table-cell>
          <table:table-cell table:formula="of:=COM.MICROSOFT.CONCAT(&quot;0x&quot;;TEXT([.F26];&quot;00&quot;))" office:value-type="string" office:string-value="0x7f" calcext:value-type="string">
            <text:p>0x7f</text:p>
          </table:table-cell>
          <table:table-cell table:formula="of:=COM.MICROSOFT.CONCAT(&quot;0x&quot;;TEXT([.G26];&quot;00&quot;))" office:value-type="string" office:string-value="0x77" calcext:value-type="string">
            <text:p>0x77</text:p>
          </table:table-cell>
          <table:table-cell table:formula="of:=COM.MICROSOFT.CONCAT(&quot;0x&quot;;TEXT([.H26];&quot;00&quot;))" office:value-type="string" office:string-value="0xf7" calcext:value-type="string">
            <text:p>0xf7</text:p>
          </table:table-cell>
          <table:table-cell table:formula="of:=COM.MICROSOFT.CONCAT(&quot;0x&quot;;TEXT([.I26];&quot;00&quot;))" office:value-type="string" office:string-value="0x7f" calcext:value-type="string">
            <text:p>0x7f</text:p>
          </table:table-cell>
          <table:table-cell table:formula="of:=COM.MICROSOFT.CONCAT(&quot;0x&quot;;TEXT([.J26];&quot;00&quot;))" office:value-type="string" office:string-value="0x77" calcext:value-type="string">
            <text:p>0x77</text:p>
          </table:table-cell>
          <table:table-cell table:formula="of:=COM.MICROSOFT.CONCAT(&quot;0x&quot;;TEXT([.K26];&quot;00&quot;))" office:value-type="string" office:string-value="0xf7" calcext:value-type="string">
            <text:p>0xf7</text:p>
          </table:table-cell>
          <table:table-cell table:formula="of:=COM.MICROSOFT.CONCAT(&quot;0x&quot;;TEXT([.L26];&quot;00&quot;))" office:value-type="string" office:string-value="0x7f" calcext:value-type="string">
            <text:p>0x7f</text:p>
          </table:table-cell>
          <table:table-cell table:formula="of:=COM.MICROSOFT.CONCAT(&quot;0x&quot;;TEXT([.M26];&quot;00&quot;))" office:value-type="string" office:string-value="0x77" calcext:value-type="string">
            <text:p>0x77</text:p>
          </table:table-cell>
          <table:table-cell table:formula="of:=COM.MICROSOFT.CONCAT(&quot;0x&quot;;TEXT([.N26];&quot;00&quot;))" office:value-type="string" office:string-value="0xf7" calcext:value-type="string">
            <text:p>0xf7</text:p>
          </table:table-cell>
          <table:table-cell table:formula="of:=COM.MICROSOFT.CONCAT(&quot;0x&quot;;TEXT([.O26];&quot;00&quot;))" office:value-type="string" office:string-value="0x7f" calcext:value-type="string">
            <text:p>0x7f</text:p>
          </table:table-cell>
          <table:table-cell table:formula="of:=COM.MICROSOFT.CONCAT(&quot;0x&quot;;TEXT([.P26];&quot;00&quot;))" office:value-type="string" office:string-value="0x77" calcext:value-type="string">
            <text:p>0x77</text:p>
          </table:table-cell>
          <table:table-cell table:formula="of:=COM.MICROSOFT.TEXTJOIN(&quot;,&quot;;1;[.A118:.P118])" office:value-type="string" office:string-value="0x77,0xf7,0x7f,0x77,0xf7,0x7f,0x77,0xf7,0x7f,0x77,0xf7,0x7f,0x77,0xf7,0x7f,0x77" calcext:value-type="string">
            <text:p>0x77,0xf7,0x7f,0x77,0xf7,0x7f,0x77,0xf7,0x7f,0x77,0xf7,0x7f,0x77,0xf7,0x7f,0x77</text:p>
          </table:table-cell>
          <table:table-cell table:number-columns-repeated="17"/>
        </table:table-row>
        <table:table-row table:style-name="ro1">
          <table:table-cell table:formula="of:=COM.MICROSOFT.CONCAT(&quot;0x&quot;;TEXT([.A27];&quot;00&quot;))" office:value-type="string" office:string-value="0xff" calcext:value-type="string">
            <text:p>0xff</text:p>
          </table:table-cell>
          <table:table-cell table:formula="of:=COM.MICROSOFT.CONCAT(&quot;0x&quot;;TEXT([.B27];&quot;00&quot;))" office:value-type="string" office:string-value="0xff" calcext:value-type="string">
            <text:p>0xff</text:p>
          </table:table-cell>
          <table:table-cell table:formula="of:=COM.MICROSOFT.CONCAT(&quot;0x&quot;;TEXT([.C27];&quot;00&quot;))" office:value-type="string" office:string-value="0xff" calcext:value-type="string">
            <text:p>0xff</text:p>
          </table:table-cell>
          <table:table-cell table:formula="of:=COM.MICROSOFT.CONCAT(&quot;0x&quot;;TEXT([.D27];&quot;00&quot;))" office:value-type="string" office:string-value="0xff" calcext:value-type="string">
            <text:p>0xff</text:p>
          </table:table-cell>
          <table:table-cell table:formula="of:=COM.MICROSOFT.CONCAT(&quot;0x&quot;;TEXT([.E27];&quot;00&quot;))" office:value-type="string" office:string-value="0xff" calcext:value-type="string">
            <text:p>0xff</text:p>
          </table:table-cell>
          <table:table-cell table:formula="of:=COM.MICROSOFT.CONCAT(&quot;0x&quot;;TEXT([.F27];&quot;00&quot;))" office:value-type="string" office:string-value="0xff" calcext:value-type="string">
            <text:p>0xff</text:p>
          </table:table-cell>
          <table:table-cell table:formula="of:=COM.MICROSOFT.CONCAT(&quot;0x&quot;;TEXT([.G27];&quot;00&quot;))" office:value-type="string" office:string-value="0xff" calcext:value-type="string">
            <text:p>0xff</text:p>
          </table:table-cell>
          <table:table-cell table:formula="of:=COM.MICROSOFT.CONCAT(&quot;0x&quot;;TEXT([.H27];&quot;00&quot;))" office:value-type="string" office:string-value="0xff" calcext:value-type="string">
            <text:p>0xff</text:p>
          </table:table-cell>
          <table:table-cell table:formula="of:=COM.MICROSOFT.CONCAT(&quot;0x&quot;;TEXT([.I27];&quot;00&quot;))" office:value-type="string" office:string-value="0xff" calcext:value-type="string">
            <text:p>0xff</text:p>
          </table:table-cell>
          <table:table-cell table:formula="of:=COM.MICROSOFT.CONCAT(&quot;0x&quot;;TEXT([.J27];&quot;00&quot;))" office:value-type="string" office:string-value="0xff" calcext:value-type="string">
            <text:p>0xff</text:p>
          </table:table-cell>
          <table:table-cell table:formula="of:=COM.MICROSOFT.CONCAT(&quot;0x&quot;;TEXT([.K27];&quot;00&quot;))" office:value-type="string" office:string-value="0xff" calcext:value-type="string">
            <text:p>0xff</text:p>
          </table:table-cell>
          <table:table-cell table:formula="of:=COM.MICROSOFT.CONCAT(&quot;0x&quot;;TEXT([.L27];&quot;00&quot;))" office:value-type="string" office:string-value="0xff" calcext:value-type="string">
            <text:p>0xff</text:p>
          </table:table-cell>
          <table:table-cell table:formula="of:=COM.MICROSOFT.CONCAT(&quot;0x&quot;;TEXT([.M27];&quot;00&quot;))" office:value-type="string" office:string-value="0xff" calcext:value-type="string">
            <text:p>0xff</text:p>
          </table:table-cell>
          <table:table-cell table:formula="of:=COM.MICROSOFT.CONCAT(&quot;0x&quot;;TEXT([.N27];&quot;00&quot;))" office:value-type="string" office:string-value="0xf7" calcext:value-type="string">
            <text:p>0xf7</text:p>
          </table:table-cell>
          <table:table-cell table:formula="of:=COM.MICROSOFT.CONCAT(&quot;0x&quot;;TEXT([.O27];&quot;00&quot;))" office:value-type="string" office:string-value="0x7f" calcext:value-type="string">
            <text:p>0x7f</text:p>
          </table:table-cell>
          <table:table-cell table:formula="of:=COM.MICROSOFT.CONCAT(&quot;0x&quot;;TEXT([.P27];&quot;00&quot;))" office:value-type="string" office:string-value="0x77" calcext:value-type="string">
            <text:p>0x77</text:p>
          </table:table-cell>
          <table:table-cell table:formula="of:=COM.MICROSOFT.TEXTJOIN(&quot;,&quot;;1;[.A119:.P119])" office:value-type="string" office:string-value="0xff,0xff,0xff,0xff,0xff,0xff,0xff,0xff,0xff,0xff,0xff,0xff,0xff,0xf7,0x7f,0x77" calcext:value-type="string">
            <text:p>0xff,0xff,0xff,0xff,0xff,0xff,0xff,0xff,0xff,0xff,0xff,0xff,0xff,0xf7,0x7f,0x77</text:p>
          </table:table-cell>
          <table:table-cell table:number-columns-repeated="17"/>
        </table:table-row>
        <table:table-row table:style-name="ro1">
          <table:table-cell table:formula="of:=COM.MICROSOFT.CONCAT(&quot;0x&quot;;TEXT([.A28];&quot;00&quot;))" office:value-type="string" office:string-value="0xf7" calcext:value-type="string">
            <text:p>0xf7</text:p>
          </table:table-cell>
          <table:table-cell table:formula="of:=COM.MICROSOFT.CONCAT(&quot;0x&quot;;TEXT([.B28];&quot;00&quot;))" office:value-type="string" office:string-value="0x7f" calcext:value-type="string">
            <text:p>0x7f</text:p>
          </table:table-cell>
          <table:table-cell table:formula="of:=COM.MICROSOFT.CONCAT(&quot;0x&quot;;TEXT([.C28];&quot;00&quot;))" office:value-type="string" office:string-value="0x77" calcext:value-type="string">
            <text:p>0x77</text:p>
          </table:table-cell>
          <table:table-cell table:formula="of:=COM.MICROSOFT.CONCAT(&quot;0x&quot;;TEXT([.D28];&quot;00&quot;))" office:value-type="string" office:string-value="0xf7" calcext:value-type="string">
            <text:p>0xf7</text:p>
          </table:table-cell>
          <table:table-cell table:formula="of:=COM.MICROSOFT.CONCAT(&quot;0x&quot;;TEXT([.E28];&quot;00&quot;))" office:value-type="string" office:string-value="0x7f" calcext:value-type="string">
            <text:p>0x7f</text:p>
          </table:table-cell>
          <table:table-cell table:formula="of:=COM.MICROSOFT.CONCAT(&quot;0x&quot;;TEXT([.F28];&quot;00&quot;))" office:value-type="string" office:string-value="0x77" calcext:value-type="string">
            <text:p>0x77</text:p>
          </table:table-cell>
          <table:table-cell table:formula="of:=COM.MICROSOFT.CONCAT(&quot;0x&quot;;TEXT([.G28];&quot;00&quot;))" office:value-type="string" office:string-value="0xf7" calcext:value-type="string">
            <text:p>0xf7</text:p>
          </table:table-cell>
          <table:table-cell table:formula="of:=COM.MICROSOFT.CONCAT(&quot;0x&quot;;TEXT([.H28];&quot;00&quot;))" office:value-type="string" office:string-value="0x7f" calcext:value-type="string">
            <text:p>0x7f</text:p>
          </table:table-cell>
          <table:table-cell table:formula="of:=COM.MICROSOFT.CONCAT(&quot;0x&quot;;TEXT([.I28];&quot;00&quot;))" office:value-type="string" office:string-value="0x77" calcext:value-type="string">
            <text:p>0x77</text:p>
          </table:table-cell>
          <table:table-cell table:formula="of:=COM.MICROSOFT.CONCAT(&quot;0x&quot;;TEXT([.J28];&quot;00&quot;))" office:value-type="string" office:string-value="0xf7" calcext:value-type="string">
            <text:p>0xf7</text:p>
          </table:table-cell>
          <table:table-cell table:formula="of:=COM.MICROSOFT.CONCAT(&quot;0x&quot;;TEXT([.K28];&quot;00&quot;))" office:value-type="string" office:string-value="0x7f" calcext:value-type="string">
            <text:p>0x7f</text:p>
          </table:table-cell>
          <table:table-cell table:formula="of:=COM.MICROSOFT.CONCAT(&quot;0x&quot;;TEXT([.L28];&quot;00&quot;))" office:value-type="string" office:string-value="0x77" calcext:value-type="string">
            <text:p>0x77</text:p>
          </table:table-cell>
          <table:table-cell table:formula="of:=COM.MICROSOFT.CONCAT(&quot;0x&quot;;TEXT([.M28];&quot;00&quot;))" office:value-type="string" office:string-value="0xf7" calcext:value-type="string">
            <text:p>0xf7</text:p>
          </table:table-cell>
          <table:table-cell table:formula="of:=COM.MICROSOFT.CONCAT(&quot;0x&quot;;TEXT([.N28];&quot;00&quot;))" office:value-type="string" office:string-value="0x7f" calcext:value-type="string">
            <text:p>0x7f</text:p>
          </table:table-cell>
          <table:table-cell table:formula="of:=COM.MICROSOFT.CONCAT(&quot;0x&quot;;TEXT([.O28];&quot;00&quot;))" office:value-type="string" office:string-value="0x77" calcext:value-type="string">
            <text:p>0x77</text:p>
          </table:table-cell>
          <table:table-cell table:formula="of:=COM.MICROSOFT.CONCAT(&quot;0x&quot;;TEXT([.P28];&quot;00&quot;))" office:value-type="string" office:string-value="0xf7" calcext:value-type="string">
            <text:p>0xf7</text:p>
          </table:table-cell>
          <table:table-cell table:formula="of:=COM.MICROSOFT.TEXTJOIN(&quot;,&quot;;1;[.A120:.P120])" office:value-type="string" office:string-value="0xf7,0x7f,0x77,0xf7,0x7f,0x77,0xf7,0x7f,0x77,0xf7,0x7f,0x77,0xf7,0x7f,0x77,0xf7" calcext:value-type="string">
            <text:p>0xf7,0x7f,0x77,0xf7,0x7f,0x77,0xf7,0x7f,0x77,0xf7,0x7f,0x77,0xf7,0x7f,0x77,0xf7</text:p>
          </table:table-cell>
          <table:table-cell table:number-columns-repeated="17"/>
        </table:table-row>
        <table:table-row table:style-name="ro1">
          <table:table-cell table:formula="of:=COM.MICROSOFT.CONCAT(&quot;0x&quot;;TEXT([.A29];&quot;00&quot;))" office:value-type="string" office:string-value="0x7f" calcext:value-type="string">
            <text:p>0x7f</text:p>
          </table:table-cell>
          <table:table-cell table:formula="of:=COM.MICROSOFT.CONCAT(&quot;0x&quot;;TEXT([.B29];&quot;00&quot;))" office:value-type="string" office:string-value="0x77" calcext:value-type="string">
            <text:p>0x77</text:p>
          </table:table-cell>
          <table:table-cell table:formula="of:=COM.MICROSOFT.CONCAT(&quot;0x&quot;;TEXT([.C29];&quot;00&quot;))" office:value-type="string" office:string-value="0xf7" calcext:value-type="string">
            <text:p>0xf7</text:p>
          </table:table-cell>
          <table:table-cell table:formula="of:=COM.MICROSOFT.CONCAT(&quot;0x&quot;;TEXT([.D29];&quot;00&quot;))" office:value-type="string" office:string-value="0x7f" calcext:value-type="string">
            <text:p>0x7f</text:p>
          </table:table-cell>
          <table:table-cell table:formula="of:=COM.MICROSOFT.CONCAT(&quot;0x&quot;;TEXT([.E29];&quot;00&quot;))" office:value-type="string" office:string-value="0x77" calcext:value-type="string">
            <text:p>0x77</text:p>
          </table:table-cell>
          <table:table-cell table:formula="of:=COM.MICROSOFT.CONCAT(&quot;0x&quot;;TEXT([.F29];&quot;00&quot;))" office:value-type="string" office:string-value="0xf7" calcext:value-type="string">
            <text:p>0xf7</text:p>
          </table:table-cell>
          <table:table-cell table:formula="of:=COM.MICROSOFT.CONCAT(&quot;0x&quot;;TEXT([.G29];&quot;00&quot;))" office:value-type="string" office:string-value="0x7f" calcext:value-type="string">
            <text:p>0x7f</text:p>
          </table:table-cell>
          <table:table-cell table:formula="of:=COM.MICROSOFT.CONCAT(&quot;0x&quot;;TEXT([.H29];&quot;00&quot;))" office:value-type="string" office:string-value="0x77" calcext:value-type="string">
            <text:p>0x77</text:p>
          </table:table-cell>
          <table:table-cell table:formula="of:=COM.MICROSOFT.CONCAT(&quot;0x&quot;;TEXT([.I29];&quot;00&quot;))" office:value-type="string" office:string-value="0xf7" calcext:value-type="string">
            <text:p>0xf7</text:p>
          </table:table-cell>
          <table:table-cell table:formula="of:=COM.MICROSOFT.CONCAT(&quot;0x&quot;;TEXT([.J29];&quot;00&quot;))" office:value-type="string" office:string-value="0x7f" calcext:value-type="string">
            <text:p>0x7f</text:p>
          </table:table-cell>
          <table:table-cell table:formula="of:=COM.MICROSOFT.CONCAT(&quot;0x&quot;;TEXT([.K29];&quot;00&quot;))" office:value-type="string" office:string-value="0x77" calcext:value-type="string">
            <text:p>0x77</text:p>
          </table:table-cell>
          <table:table-cell table:formula="of:=COM.MICROSOFT.CONCAT(&quot;0x&quot;;TEXT([.L29];&quot;00&quot;))" office:value-type="string" office:string-value="0xf7" calcext:value-type="string">
            <text:p>0xf7</text:p>
          </table:table-cell>
          <table:table-cell table:formula="of:=COM.MICROSOFT.CONCAT(&quot;0x&quot;;TEXT([.M29];&quot;00&quot;))" office:value-type="string" office:string-value="0x7f" calcext:value-type="string">
            <text:p>0x7f</text:p>
          </table:table-cell>
          <table:table-cell table:formula="of:=COM.MICROSOFT.CONCAT(&quot;0x&quot;;TEXT([.N29];&quot;00&quot;))" office:value-type="string" office:string-value="0x77" calcext:value-type="string">
            <text:p>0x77</text:p>
          </table:table-cell>
          <table:table-cell table:formula="of:=COM.MICROSOFT.CONCAT(&quot;0x&quot;;TEXT([.O29];&quot;00&quot;))" office:value-type="string" office:string-value="0xf7" calcext:value-type="string">
            <text:p>0xf7</text:p>
          </table:table-cell>
          <table:table-cell table:formula="of:=COM.MICROSOFT.CONCAT(&quot;0x&quot;;TEXT([.P29];&quot;00&quot;))" office:value-type="string" office:string-value="0x7f" calcext:value-type="string">
            <text:p>0x7f</text:p>
          </table:table-cell>
          <table:table-cell table:formula="of:=COM.MICROSOFT.TEXTJOIN(&quot;,&quot;;1;[.A121:.P121])" office:value-type="string" office:string-value="0x7f,0x77,0xf7,0x7f,0x77,0xf7,0x7f,0x77,0xf7,0x7f,0x77,0xf7,0x7f,0x77,0xf7,0x7f" calcext:value-type="string">
            <text:p>0x7f,0x77,0xf7,0x7f,0x77,0xf7,0x7f,0x77,0xf7,0x7f,0x77,0xf7,0x7f,0x77,0xf7,0x7f</text:p>
          </table:table-cell>
          <table:table-cell table:number-columns-repeated="17"/>
        </table:table-row>
        <table:table-row table:style-name="ro1">
          <table:table-cell table:formula="of:=COM.MICROSOFT.CONCAT(&quot;0x&quot;;TEXT([.A30];&quot;00&quot;))" office:value-type="string" office:string-value="0x77" calcext:value-type="string">
            <text:p>0x77</text:p>
          </table:table-cell>
          <table:table-cell table:formula="of:=COM.MICROSOFT.CONCAT(&quot;0x&quot;;TEXT([.B30];&quot;00&quot;))" office:value-type="string" office:string-value="0xf7" calcext:value-type="string">
            <text:p>0xf7</text:p>
          </table:table-cell>
          <table:table-cell table:formula="of:=COM.MICROSOFT.CONCAT(&quot;0x&quot;;TEXT([.C30];&quot;00&quot;))" office:value-type="string" office:string-value="0x7f" calcext:value-type="string">
            <text:p>0x7f</text:p>
          </table:table-cell>
          <table:table-cell table:formula="of:=COM.MICROSOFT.CONCAT(&quot;0x&quot;;TEXT([.D30];&quot;00&quot;))" office:value-type="string" office:string-value="0x77" calcext:value-type="string">
            <text:p>0x77</text:p>
          </table:table-cell>
          <table:table-cell table:formula="of:=COM.MICROSOFT.CONCAT(&quot;0x&quot;;TEXT([.E30];&quot;00&quot;))" office:value-type="string" office:string-value="0xff" calcext:value-type="string">
            <text:p>0xff</text:p>
          </table:table-cell>
          <table:table-cell table:formula="of:=COM.MICROSOFT.CONCAT(&quot;0x&quot;;TEXT([.F30];&quot;00&quot;))" office:value-type="string" office:string-value="0xff" calcext:value-type="string">
            <text:p>0xff</text:p>
          </table:table-cell>
          <table:table-cell table:formula="of:=COM.MICROSOFT.CONCAT(&quot;0x&quot;;TEXT([.G30];&quot;00&quot;))" office:value-type="string" office:string-value="0xff" calcext:value-type="string">
            <text:p>0xff</text:p>
          </table:table-cell>
          <table:table-cell table:formula="of:=COM.MICROSOFT.CONCAT(&quot;0x&quot;;TEXT([.H30];&quot;00&quot;))" office:value-type="string" office:string-value="0xff" calcext:value-type="string">
            <text:p>0xff</text:p>
          </table:table-cell>
          <table:table-cell table:formula="of:=COM.MICROSOFT.CONCAT(&quot;0x&quot;;TEXT([.I30];&quot;00&quot;))" office:value-type="string" office:string-value="0xff" calcext:value-type="string">
            <text:p>0xff</text:p>
          </table:table-cell>
          <table:table-cell table:formula="of:=COM.MICROSOFT.CONCAT(&quot;0x&quot;;TEXT([.J30];&quot;00&quot;))" office:value-type="string" office:string-value="0xff" calcext:value-type="string">
            <text:p>0xff</text:p>
          </table:table-cell>
          <table:table-cell table:formula="of:=COM.MICROSOFT.CONCAT(&quot;0x&quot;;TEXT([.K30];&quot;00&quot;))" office:value-type="string" office:string-value="0xff" calcext:value-type="string">
            <text:p>0xff</text:p>
          </table:table-cell>
          <table:table-cell table:formula="of:=COM.MICROSOFT.CONCAT(&quot;0x&quot;;TEXT([.L30];&quot;00&quot;))" office:value-type="string" office:string-value="0xff" calcext:value-type="string">
            <text:p>0xff</text:p>
          </table:table-cell>
          <table:table-cell table:formula="of:=COM.MICROSOFT.CONCAT(&quot;0x&quot;;TEXT([.M30];&quot;00&quot;))" office:value-type="string" office:string-value="0xff" calcext:value-type="string">
            <text:p>0xff</text:p>
          </table:table-cell>
          <table:table-cell table:formula="of:=COM.MICROSOFT.CONCAT(&quot;0x&quot;;TEXT([.N30];&quot;00&quot;))" office:value-type="string" office:string-value="0xff" calcext:value-type="string">
            <text:p>0xff</text:p>
          </table:table-cell>
          <table:table-cell table:formula="of:=COM.MICROSOFT.CONCAT(&quot;0x&quot;;TEXT([.O30];&quot;00&quot;))" office:value-type="string" office:string-value="0xff" calcext:value-type="string">
            <text:p>0xff</text:p>
          </table:table-cell>
          <table:table-cell table:formula="of:=COM.MICROSOFT.CONCAT(&quot;0x&quot;;TEXT([.P30];&quot;00&quot;))" office:value-type="string" office:string-value="0xff" calcext:value-type="string">
            <text:p>0xff</text:p>
          </table:table-cell>
          <table:table-cell table:formula="of:=COM.MICROSOFT.TEXTJOIN(&quot;,&quot;;1;[.A122:.P122])" office:value-type="string" office:string-value="0x77,0xf7,0x7f,0x77,0xff,0xff,0xff,0xff,0xff,0xff,0xff,0xff,0xff,0xff,0xff,0xff" calcext:value-type="string">
            <text:p>0x77,0xf7,0x7f,0x77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1];&quot;00&quot;))" office:value-type="string" office:string-value="0xff" calcext:value-type="string">
            <text:p>0xff</text:p>
          </table:table-cell>
          <table:table-cell table:formula="of:=COM.MICROSOFT.CONCAT(&quot;0x&quot;;TEXT([.B31];&quot;00&quot;))" office:value-type="string" office:string-value="0xf7" calcext:value-type="string">
            <text:p>0xf7</text:p>
          </table:table-cell>
          <table:table-cell table:formula="of:=COM.MICROSOFT.CONCAT(&quot;0x&quot;;TEXT([.C31];&quot;00&quot;))" office:value-type="string" office:string-value="0x7f" calcext:value-type="string">
            <text:p>0x7f</text:p>
          </table:table-cell>
          <table:table-cell table:formula="of:=COM.MICROSOFT.CONCAT(&quot;0x&quot;;TEXT([.D31];&quot;00&quot;))" office:value-type="string" office:string-value="0x77" calcext:value-type="string">
            <text:p>0x77</text:p>
          </table:table-cell>
          <table:table-cell table:formula="of:=COM.MICROSOFT.CONCAT(&quot;0x&quot;;TEXT([.E31];&quot;00&quot;))" office:value-type="string" office:string-value="0xf7" calcext:value-type="string">
            <text:p>0xf7</text:p>
          </table:table-cell>
          <table:table-cell table:formula="of:=COM.MICROSOFT.CONCAT(&quot;0x&quot;;TEXT([.F31];&quot;00&quot;))" office:value-type="string" office:string-value="0x7f" calcext:value-type="string">
            <text:p>0x7f</text:p>
          </table:table-cell>
          <table:table-cell table:formula="of:=COM.MICROSOFT.CONCAT(&quot;0x&quot;;TEXT([.G31];&quot;00&quot;))" office:value-type="string" office:string-value="0x77" calcext:value-type="string">
            <text:p>0x77</text:p>
          </table:table-cell>
          <table:table-cell table:formula="of:=COM.MICROSOFT.CONCAT(&quot;0x&quot;;TEXT([.H31];&quot;00&quot;))" office:value-type="string" office:string-value="0xf7" calcext:value-type="string">
            <text:p>0xf7</text:p>
          </table:table-cell>
          <table:table-cell table:formula="of:=COM.MICROSOFT.CONCAT(&quot;0x&quot;;TEXT([.I31];&quot;00&quot;))" office:value-type="string" office:string-value="0x7f" calcext:value-type="string">
            <text:p>0x7f</text:p>
          </table:table-cell>
          <table:table-cell table:formula="of:=COM.MICROSOFT.CONCAT(&quot;0x&quot;;TEXT([.J31];&quot;00&quot;))" office:value-type="string" office:string-value="0x77" calcext:value-type="string">
            <text:p>0x77</text:p>
          </table:table-cell>
          <table:table-cell table:formula="of:=COM.MICROSOFT.CONCAT(&quot;0x&quot;;TEXT([.K31];&quot;00&quot;))" office:value-type="string" office:string-value="0xf7" calcext:value-type="string">
            <text:p>0xf7</text:p>
          </table:table-cell>
          <table:table-cell table:formula="of:=COM.MICROSOFT.CONCAT(&quot;0x&quot;;TEXT([.L31];&quot;00&quot;))" office:value-type="string" office:string-value="0x7f" calcext:value-type="string">
            <text:p>0x7f</text:p>
          </table:table-cell>
          <table:table-cell table:formula="of:=COM.MICROSOFT.CONCAT(&quot;0x&quot;;TEXT([.M31];&quot;00&quot;))" office:value-type="string" office:string-value="0x77" calcext:value-type="string">
            <text:p>0x77</text:p>
          </table:table-cell>
          <table:table-cell table:formula="of:=COM.MICROSOFT.CONCAT(&quot;0x&quot;;TEXT([.N31];&quot;00&quot;))" office:value-type="string" office:string-value="0xf7" calcext:value-type="string">
            <text:p>0xf7</text:p>
          </table:table-cell>
          <table:table-cell table:formula="of:=COM.MICROSOFT.CONCAT(&quot;0x&quot;;TEXT([.O31];&quot;00&quot;))" office:value-type="string" office:string-value="0x7f" calcext:value-type="string">
            <text:p>0x7f</text:p>
          </table:table-cell>
          <table:table-cell table:formula="of:=COM.MICROSOFT.CONCAT(&quot;0x&quot;;TEXT([.P31];&quot;00&quot;))" office:value-type="string" office:string-value="0x77" calcext:value-type="string">
            <text:p>0x77</text:p>
          </table:table-cell>
          <table:table-cell table:formula="of:=COM.MICROSOFT.TEXTJOIN(&quot;,&quot;;1;[.A123:.P123])" office:value-type="string" office:string-value="0xff,0xf7,0x7f,0x77,0xf7,0x7f,0x77,0xf7,0x7f,0x77,0xf7,0x7f,0x77,0xf7,0x7f,0x77" calcext:value-type="string">
            <text:p>0xff,0xf7,0x7f,0x77,0xf7,0x7f,0x77,0xf7,0x7f,0x77,0xf7,0x7f,0x77,0xf7,0x7f,0x77</text:p>
          </table:table-cell>
          <table:table-cell table:number-columns-repeated="17"/>
        </table:table-row>
        <table:table-row table:style-name="ro1">
          <table:table-cell table:formula="of:=COM.MICROSOFT.CONCAT(&quot;0x&quot;;TEXT([.A32];&quot;00&quot;))" office:value-type="string" office:string-value="0xf7" calcext:value-type="string">
            <text:p>0xf7</text:p>
          </table:table-cell>
          <table:table-cell table:formula="of:=COM.MICROSOFT.CONCAT(&quot;0x&quot;;TEXT([.B32];&quot;00&quot;))" office:value-type="string" office:string-value="0x7f" calcext:value-type="string">
            <text:p>0x7f</text:p>
          </table:table-cell>
          <table:table-cell table:formula="of:=COM.MICROSOFT.CONCAT(&quot;0x&quot;;TEXT([.C32];&quot;00&quot;))" office:value-type="string" office:string-value="0x77" calcext:value-type="string">
            <text:p>0x77</text:p>
          </table:table-cell>
          <table:table-cell table:formula="of:=COM.MICROSOFT.CONCAT(&quot;0x&quot;;TEXT([.D32];&quot;00&quot;))" office:value-type="string" office:string-value="0xf7" calcext:value-type="string">
            <text:p>0xf7</text:p>
          </table:table-cell>
          <table:table-cell table:formula="of:=COM.MICROSOFT.CONCAT(&quot;0x&quot;;TEXT([.E32];&quot;00&quot;))" office:value-type="string" office:string-value="0x7f" calcext:value-type="string">
            <text:p>0x7f</text:p>
          </table:table-cell>
          <table:table-cell table:formula="of:=COM.MICROSOFT.CONCAT(&quot;0x&quot;;TEXT([.F32];&quot;00&quot;))" office:value-type="string" office:string-value="0x77" calcext:value-type="string">
            <text:p>0x77</text:p>
          </table:table-cell>
          <table:table-cell table:formula="of:=COM.MICROSOFT.CONCAT(&quot;0x&quot;;TEXT([.G32];&quot;00&quot;))" office:value-type="string" office:string-value="0xf7" calcext:value-type="string">
            <text:p>0xf7</text:p>
          </table:table-cell>
          <table:table-cell table:formula="of:=COM.MICROSOFT.CONCAT(&quot;0x&quot;;TEXT([.H32];&quot;00&quot;))" office:value-type="string" office:string-value="0x7f" calcext:value-type="string">
            <text:p>0x7f</text:p>
          </table:table-cell>
          <table:table-cell table:formula="of:=COM.MICROSOFT.CONCAT(&quot;0x&quot;;TEXT([.I32];&quot;00&quot;))" office:value-type="string" office:string-value="0x77" calcext:value-type="string">
            <text:p>0x77</text:p>
          </table:table-cell>
          <table:table-cell table:formula="of:=COM.MICROSOFT.CONCAT(&quot;0x&quot;;TEXT([.J32];&quot;00&quot;))" office:value-type="string" office:string-value="0xf7" calcext:value-type="string">
            <text:p>0xf7</text:p>
          </table:table-cell>
          <table:table-cell table:formula="of:=COM.MICROSOFT.CONCAT(&quot;0x&quot;;TEXT([.K32];&quot;00&quot;))" office:value-type="string" office:string-value="0x7f" calcext:value-type="string">
            <text:p>0x7f</text:p>
          </table:table-cell>
          <table:table-cell table:formula="of:=COM.MICROSOFT.CONCAT(&quot;0x&quot;;TEXT([.L32];&quot;00&quot;))" office:value-type="string" office:string-value="0x77" calcext:value-type="string">
            <text:p>0x77</text:p>
          </table:table-cell>
          <table:table-cell table:formula="of:=COM.MICROSOFT.CONCAT(&quot;0x&quot;;TEXT([.M32];&quot;00&quot;))" office:value-type="string" office:string-value="0xf7" calcext:value-type="string">
            <text:p>0xf7</text:p>
          </table:table-cell>
          <table:table-cell table:formula="of:=COM.MICROSOFT.CONCAT(&quot;0x&quot;;TEXT([.N32];&quot;00&quot;))" office:value-type="string" office:string-value="0x7f" calcext:value-type="string">
            <text:p>0x7f</text:p>
          </table:table-cell>
          <table:table-cell table:formula="of:=COM.MICROSOFT.CONCAT(&quot;0x&quot;;TEXT([.O32];&quot;00&quot;))" office:value-type="string" office:string-value="0x77" calcext:value-type="string">
            <text:p>0x77</text:p>
          </table:table-cell>
          <table:table-cell table:formula="of:=COM.MICROSOFT.CONCAT(&quot;0x&quot;;TEXT([.P32];&quot;00&quot;))" office:value-type="string" office:string-value="0xf7" calcext:value-type="string">
            <text:p>0xf7</text:p>
          </table:table-cell>
          <table:table-cell table:formula="of:=COM.MICROSOFT.TEXTJOIN(&quot;,&quot;;1;[.A124:.P124])" office:value-type="string" office:string-value="0xf7,0x7f,0x77,0xf7,0x7f,0x77,0xf7,0x7f,0x77,0xf7,0x7f,0x77,0xf7,0x7f,0x77,0xf7" calcext:value-type="string">
            <text:p>0xf7,0x7f,0x77,0xf7,0x7f,0x77,0xf7,0x7f,0x77,0xf7,0x7f,0x77,0xf7,0x7f,0x77,0xf7</text:p>
          </table:table-cell>
          <table:table-cell table:number-columns-repeated="17"/>
        </table:table-row>
        <table:table-row table:style-name="ro1">
          <table:table-cell table:formula="of:=COM.MICROSOFT.CONCAT(&quot;0x&quot;;TEXT([.A33];&quot;00&quot;))" office:value-type="string" office:string-value="0x7f" calcext:value-type="string">
            <text:p>0x7f</text:p>
          </table:table-cell>
          <table:table-cell table:formula="of:=COM.MICROSOFT.CONCAT(&quot;0x&quot;;TEXT([.B33];&quot;00&quot;))" office:value-type="string" office:string-value="0x77" calcext:value-type="string">
            <text:p>0x77</text:p>
          </table:table-cell>
          <table:table-cell table:formula="of:=COM.MICROSOFT.CONCAT(&quot;0x&quot;;TEXT([.C33];&quot;00&quot;))" office:value-type="string" office:string-value="0xf7" calcext:value-type="string">
            <text:p>0xf7</text:p>
          </table:table-cell>
          <table:table-cell table:formula="of:=COM.MICROSOFT.CONCAT(&quot;0x&quot;;TEXT([.D33];&quot;00&quot;))" office:value-type="string" office:string-value="0x7f" calcext:value-type="string">
            <text:p>0x7f</text:p>
          </table:table-cell>
          <table:table-cell table:formula="of:=COM.MICROSOFT.CONCAT(&quot;0x&quot;;TEXT([.E33];&quot;00&quot;))" office:value-type="string" office:string-value="0x77" calcext:value-type="string">
            <text:p>0x77</text:p>
          </table:table-cell>
          <table:table-cell table:formula="of:=COM.MICROSOFT.CONCAT(&quot;0x&quot;;TEXT([.F33];&quot;00&quot;))" office:value-type="string" office:string-value="0xf7" calcext:value-type="string">
            <text:p>0xf7</text:p>
          </table:table-cell>
          <table:table-cell table:formula="of:=COM.MICROSOFT.CONCAT(&quot;0x&quot;;TEXT([.G33];&quot;00&quot;))" office:value-type="string" office:string-value="0x7f" calcext:value-type="string">
            <text:p>0x7f</text:p>
          </table:table-cell>
          <table:table-cell table:formula="of:=COM.MICROSOFT.CONCAT(&quot;0x&quot;;TEXT([.H33];&quot;00&quot;))" office:value-type="string" office:string-value="0x77" calcext:value-type="string">
            <text:p>0x77</text:p>
          </table:table-cell>
          <table:table-cell table:formula="of:=COM.MICROSOFT.CONCAT(&quot;0x&quot;;TEXT([.I33];&quot;00&quot;))" office:value-type="string" office:string-value="0xff" calcext:value-type="string">
            <text:p>0xff</text:p>
          </table:table-cell>
          <table:table-cell table:formula="of:=COM.MICROSOFT.CONCAT(&quot;0x&quot;;TEXT([.J33];&quot;00&quot;))" office:value-type="string" office:string-value="0xff" calcext:value-type="string">
            <text:p>0xff</text:p>
          </table:table-cell>
          <table:table-cell table:formula="of:=COM.MICROSOFT.CONCAT(&quot;0x&quot;;TEXT([.K33];&quot;00&quot;))" office:value-type="string" office:string-value="0xff" calcext:value-type="string">
            <text:p>0xff</text:p>
          </table:table-cell>
          <table:table-cell table:formula="of:=COM.MICROSOFT.CONCAT(&quot;0x&quot;;TEXT([.L33];&quot;00&quot;))" office:value-type="string" office:string-value="0xff" calcext:value-type="string">
            <text:p>0xff</text:p>
          </table:table-cell>
          <table:table-cell table:formula="of:=COM.MICROSOFT.CONCAT(&quot;0x&quot;;TEXT([.M33];&quot;00&quot;))" office:value-type="string" office:string-value="0xff" calcext:value-type="string">
            <text:p>0xff</text:p>
          </table:table-cell>
          <table:table-cell table:formula="of:=COM.MICROSOFT.CONCAT(&quot;0x&quot;;TEXT([.N33];&quot;00&quot;))" office:value-type="string" office:string-value="0xff" calcext:value-type="string">
            <text:p>0xff</text:p>
          </table:table-cell>
          <table:table-cell table:formula="of:=COM.MICROSOFT.CONCAT(&quot;0x&quot;;TEXT([.O33];&quot;00&quot;))" office:value-type="string" office:string-value="0xff" calcext:value-type="string">
            <text:p>0xff</text:p>
          </table:table-cell>
          <table:table-cell table:formula="of:=COM.MICROSOFT.CONCAT(&quot;0x&quot;;TEXT([.P33];&quot;00&quot;))" office:value-type="string" office:string-value="0xff" calcext:value-type="string">
            <text:p>0xff</text:p>
          </table:table-cell>
          <table:table-cell table:formula="of:=COM.MICROSOFT.TEXTJOIN(&quot;,&quot;;1;[.A125:.P125])" office:value-type="string" office:string-value="0x7f,0x77,0xf7,0x7f,0x77,0xf7,0x7f,0x77,0xff,0xff,0xff,0xff,0xff,0xff,0xff,0xff" calcext:value-type="string">
            <text:p>0x7f,0x77,0xf7,0x7f,0x77,0xf7,0x7f,0x77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4];&quot;00&quot;))" office:value-type="string" office:string-value="0xff" calcext:value-type="string">
            <text:p>0xff</text:p>
          </table:table-cell>
          <table:table-cell table:formula="of:=COM.MICROSOFT.CONCAT(&quot;0x&quot;;TEXT([.B34];&quot;00&quot;))" office:value-type="string" office:string-value="0xff" calcext:value-type="string">
            <text:p>0xff</text:p>
          </table:table-cell>
          <table:table-cell table:formula="of:=COM.MICROSOFT.CONCAT(&quot;0x&quot;;TEXT([.C34];&quot;00&quot;))" office:value-type="string" office:string-value="0xff" calcext:value-type="string">
            <text:p>0xff</text:p>
          </table:table-cell>
          <table:table-cell table:formula="of:=COM.MICROSOFT.CONCAT(&quot;0x&quot;;TEXT([.D34];&quot;00&quot;))" office:value-type="string" office:string-value="0xff" calcext:value-type="string">
            <text:p>0xff</text:p>
          </table:table-cell>
          <table:table-cell table:formula="of:=COM.MICROSOFT.CONCAT(&quot;0x&quot;;TEXT([.E34];&quot;00&quot;))" office:value-type="string" office:string-value="0xff" calcext:value-type="string">
            <text:p>0xff</text:p>
          </table:table-cell>
          <table:table-cell table:formula="of:=COM.MICROSOFT.CONCAT(&quot;0x&quot;;TEXT([.F34];&quot;00&quot;))" office:value-type="string" office:string-value="0xef" calcext:value-type="string">
            <text:p>0xef</text:p>
          </table:table-cell>
          <table:table-cell table:formula="of:=COM.MICROSOFT.CONCAT(&quot;0x&quot;;TEXT([.G34];&quot;00&quot;))" office:value-type="string" office:string-value="0xbe" calcext:value-type="string">
            <text:p>0xbe</text:p>
          </table:table-cell>
          <table:table-cell table:formula="of:=COM.MICROSOFT.CONCAT(&quot;0x&quot;;TEXT([.H34];&quot;00&quot;))" office:value-type="string" office:string-value="0xfb" calcext:value-type="string">
            <text:p>0xfb</text:p>
          </table:table-cell>
          <table:table-cell table:formula="of:=COM.MICROSOFT.CONCAT(&quot;0x&quot;;TEXT([.I34];&quot;00&quot;))" office:value-type="string" office:string-value="0xef" calcext:value-type="string">
            <text:p>0xef</text:p>
          </table:table-cell>
          <table:table-cell table:formula="of:=COM.MICROSOFT.CONCAT(&quot;0x&quot;;TEXT([.J34];&quot;00&quot;))" office:value-type="string" office:string-value="0xbe" calcext:value-type="string">
            <text:p>0xbe</text:p>
          </table:table-cell>
          <table:table-cell table:formula="of:=COM.MICROSOFT.CONCAT(&quot;0x&quot;;TEXT([.K34];&quot;00&quot;))" office:value-type="string" office:string-value="0xfb" calcext:value-type="string">
            <text:p>0xfb</text:p>
          </table:table-cell>
          <table:table-cell table:formula="of:=COM.MICROSOFT.CONCAT(&quot;0x&quot;;TEXT([.L34];&quot;00&quot;))" office:value-type="string" office:string-value="0xef" calcext:value-type="string">
            <text:p>0xef</text:p>
          </table:table-cell>
          <table:table-cell table:formula="of:=COM.MICROSOFT.CONCAT(&quot;0x&quot;;TEXT([.M34];&quot;00&quot;))" office:value-type="string" office:string-value="0xbe" calcext:value-type="string">
            <text:p>0xbe</text:p>
          </table:table-cell>
          <table:table-cell table:formula="of:=COM.MICROSOFT.CONCAT(&quot;0x&quot;;TEXT([.N34];&quot;00&quot;))" office:value-type="string" office:string-value="0xfb" calcext:value-type="string">
            <text:p>0xfb</text:p>
          </table:table-cell>
          <table:table-cell table:formula="of:=COM.MICROSOFT.CONCAT(&quot;0x&quot;;TEXT([.O34];&quot;00&quot;))" office:value-type="string" office:string-value="0xef" calcext:value-type="string">
            <text:p>0xef</text:p>
          </table:table-cell>
          <table:table-cell table:formula="of:=COM.MICROSOFT.CONCAT(&quot;0x&quot;;TEXT([.P34];&quot;00&quot;))" office:value-type="string" office:string-value="0xbe" calcext:value-type="string">
            <text:p>0xbe</text:p>
          </table:table-cell>
          <table:table-cell table:formula="of:=COM.MICROSOFT.TEXTJOIN(&quot;,&quot;;1;[.A126:.P126])" office:value-type="string" office:string-value="0xff,0xff,0xff,0xff,0xff,0xef,0xbe,0xfb,0xef,0xbe,0xfb,0xef,0xbe,0xfb,0xef,0xbe" calcext:value-type="string">
            <text:p>0xff,0xff,0xff,0xff,0xff,0xef,0xbe,0xfb,0xef,0xbe,0xfb,0xef,0xbe,0xfb,0xef,0xbe</text:p>
          </table:table-cell>
          <table:table-cell table:number-columns-repeated="17"/>
        </table:table-row>
        <table:table-row table:style-name="ro1">
          <table:table-cell table:formula="of:=COM.MICROSOFT.CONCAT(&quot;0x&quot;;TEXT([.A35];&quot;00&quot;))" office:value-type="string" office:string-value="0xfb" calcext:value-type="string">
            <text:p>0xfb</text:p>
          </table:table-cell>
          <table:table-cell table:formula="of:=COM.MICROSOFT.CONCAT(&quot;0x&quot;;TEXT([.B35];&quot;00&quot;))" office:value-type="string" office:string-value="0xef" calcext:value-type="string">
            <text:p>0xef</text:p>
          </table:table-cell>
          <table:table-cell table:formula="of:=COM.MICROSOFT.CONCAT(&quot;0x&quot;;TEXT([.C35];&quot;00&quot;))" office:value-type="string" office:string-value="0xbe" calcext:value-type="string">
            <text:p>0xbe</text:p>
          </table:table-cell>
          <table:table-cell table:formula="of:=COM.MICROSOFT.CONCAT(&quot;0x&quot;;TEXT([.D35];&quot;00&quot;))" office:value-type="string" office:string-value="0xfb" calcext:value-type="string">
            <text:p>0xfb</text:p>
          </table:table-cell>
          <table:table-cell table:formula="of:=COM.MICROSOFT.CONCAT(&quot;0x&quot;;TEXT([.E35];&quot;00&quot;))" office:value-type="string" office:string-value="0xef" calcext:value-type="string">
            <text:p>0xef</text:p>
          </table:table-cell>
          <table:table-cell table:formula="of:=COM.MICROSOFT.CONCAT(&quot;0x&quot;;TEXT([.F35];&quot;00&quot;))" office:value-type="string" office:string-value="0xbe" calcext:value-type="string">
            <text:p>0xbe</text:p>
          </table:table-cell>
          <table:table-cell table:formula="of:=COM.MICROSOFT.CONCAT(&quot;0x&quot;;TEXT([.G35];&quot;00&quot;))" office:value-type="string" office:string-value="0xfb" calcext:value-type="string">
            <text:p>0xfb</text:p>
          </table:table-cell>
          <table:table-cell table:formula="of:=COM.MICROSOFT.CONCAT(&quot;0x&quot;;TEXT([.H35];&quot;00&quot;))" office:value-type="string" office:string-value="0xef" calcext:value-type="string">
            <text:p>0xef</text:p>
          </table:table-cell>
          <table:table-cell table:formula="of:=COM.MICROSOFT.CONCAT(&quot;0x&quot;;TEXT([.I35];&quot;00&quot;))" office:value-type="string" office:string-value="0xbe" calcext:value-type="string">
            <text:p>0xbe</text:p>
          </table:table-cell>
          <table:table-cell table:formula="of:=COM.MICROSOFT.CONCAT(&quot;0x&quot;;TEXT([.J35];&quot;00&quot;))" office:value-type="string" office:string-value="0xfb" calcext:value-type="string">
            <text:p>0xfb</text:p>
          </table:table-cell>
          <table:table-cell table:formula="of:=COM.MICROSOFT.CONCAT(&quot;0x&quot;;TEXT([.K35];&quot;00&quot;))" office:value-type="string" office:string-value="0xef" calcext:value-type="string">
            <text:p>0xef</text:p>
          </table:table-cell>
          <table:table-cell table:formula="of:=COM.MICROSOFT.CONCAT(&quot;0x&quot;;TEXT([.L35];&quot;00&quot;))" office:value-type="string" office:string-value="0xbe" calcext:value-type="string">
            <text:p>0xbe</text:p>
          </table:table-cell>
          <table:table-cell table:formula="of:=COM.MICROSOFT.CONCAT(&quot;0x&quot;;TEXT([.M35];&quot;00&quot;))" office:value-type="string" office:string-value="0xfb" calcext:value-type="string">
            <text:p>0xfb</text:p>
          </table:table-cell>
          <table:table-cell table:formula="of:=COM.MICROSOFT.CONCAT(&quot;0x&quot;;TEXT([.N35];&quot;00&quot;))" office:value-type="string" office:string-value="0xef" calcext:value-type="string">
            <text:p>0xef</text:p>
          </table:table-cell>
          <table:table-cell table:formula="of:=COM.MICROSOFT.CONCAT(&quot;0x&quot;;TEXT([.O35];&quot;00&quot;))" office:value-type="string" office:string-value="0xbe" calcext:value-type="string">
            <text:p>0xbe</text:p>
          </table:table-cell>
          <table:table-cell table:formula="of:=COM.MICROSOFT.CONCAT(&quot;0x&quot;;TEXT([.P35];&quot;00&quot;))" office:value-type="string" office:string-value="0xfb" calcext:value-type="string">
            <text:p>0xfb</text:p>
          </table:table-cell>
          <table:table-cell table:formula="of:=COM.MICROSOFT.TEXTJOIN(&quot;,&quot;;1;[.A127:.P127])" office:value-type="string" office:string-value="0xfb,0xef,0xbe,0xfb,0xef,0xbe,0xfb,0xef,0xbe,0xfb,0xef,0xbe,0xfb,0xef,0xbe,0xfb" calcext:value-type="string">
            <text:p>0xfb,0xef,0xbe,0xfb,0xef,0xbe,0xfb,0xef,0xbe,0xfb,0xef,0xbe,0xfb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36];&quot;00&quot;))" office:value-type="string" office:string-value="0xef" calcext:value-type="string">
            <text:p>0xef</text:p>
          </table:table-cell>
          <table:table-cell table:formula="of:=COM.MICROSOFT.CONCAT(&quot;0x&quot;;TEXT([.B36];&quot;00&quot;))" office:value-type="string" office:string-value="0xbe" calcext:value-type="string">
            <text:p>0xbe</text:p>
          </table:table-cell>
          <table:table-cell table:formula="of:=COM.MICROSOFT.CONCAT(&quot;0x&quot;;TEXT([.C36];&quot;00&quot;))" office:value-type="string" office:string-value="0xfb" calcext:value-type="string">
            <text:p>0xfb</text:p>
          </table:table-cell>
          <table:table-cell table:formula="of:=COM.MICROSOFT.CONCAT(&quot;0x&quot;;TEXT([.D36];&quot;00&quot;))" office:value-type="string" office:string-value="0xef" calcext:value-type="string">
            <text:p>0xef</text:p>
          </table:table-cell>
          <table:table-cell table:formula="of:=COM.MICROSOFT.CONCAT(&quot;0x&quot;;TEXT([.E36];&quot;00&quot;))" office:value-type="string" office:string-value="0xbe" calcext:value-type="string">
            <text:p>0xbe</text:p>
          </table:table-cell>
          <table:table-cell table:formula="of:=COM.MICROSOFT.CONCAT(&quot;0x&quot;;TEXT([.F36];&quot;00&quot;))" office:value-type="string" office:string-value="0xfb" calcext:value-type="string">
            <text:p>0xfb</text:p>
          </table:table-cell>
          <table:table-cell table:formula="of:=COM.MICROSOFT.CONCAT(&quot;0x&quot;;TEXT([.G36];&quot;00&quot;))" office:value-type="string" office:string-value="0xef" calcext:value-type="string">
            <text:p>0xef</text:p>
          </table:table-cell>
          <table:table-cell table:formula="of:=COM.MICROSOFT.CONCAT(&quot;0x&quot;;TEXT([.H36];&quot;00&quot;))" office:value-type="string" office:string-value="0xbe" calcext:value-type="string">
            <text:p>0xbe</text:p>
          </table:table-cell>
          <table:table-cell table:formula="of:=COM.MICROSOFT.CONCAT(&quot;0x&quot;;TEXT([.I36];&quot;00&quot;))" office:value-type="string" office:string-value="0xfb" calcext:value-type="string">
            <text:p>0xfb</text:p>
          </table:table-cell>
          <table:table-cell table:formula="of:=COM.MICROSOFT.CONCAT(&quot;0x&quot;;TEXT([.J36];&quot;00&quot;))" office:value-type="string" office:string-value="0xef" calcext:value-type="string">
            <text:p>0xef</text:p>
          </table:table-cell>
          <table:table-cell table:formula="of:=COM.MICROSOFT.CONCAT(&quot;0x&quot;;TEXT([.K36];&quot;00&quot;))" office:value-type="string" office:string-value="0xbe" calcext:value-type="string">
            <text:p>0xbe</text:p>
          </table:table-cell>
          <table:table-cell table:formula="of:=COM.MICROSOFT.CONCAT(&quot;0x&quot;;TEXT([.L36];&quot;00&quot;))" office:value-type="string" office:string-value="0xfb" calcext:value-type="string">
            <text:p>0xfb</text:p>
          </table:table-cell>
          <table:table-cell table:formula="of:=COM.MICROSOFT.CONCAT(&quot;0x&quot;;TEXT([.M36];&quot;00&quot;))" office:value-type="string" office:string-value="0xff" calcext:value-type="string">
            <text:p>0xff</text:p>
          </table:table-cell>
          <table:table-cell table:formula="of:=COM.MICROSOFT.CONCAT(&quot;0x&quot;;TEXT([.N36];&quot;00&quot;))" office:value-type="string" office:string-value="0xff" calcext:value-type="string">
            <text:p>0xff</text:p>
          </table:table-cell>
          <table:table-cell table:formula="of:=COM.MICROSOFT.CONCAT(&quot;0x&quot;;TEXT([.O36];&quot;00&quot;))" office:value-type="string" office:string-value="0xff" calcext:value-type="string">
            <text:p>0xff</text:p>
          </table:table-cell>
          <table:table-cell table:formula="of:=COM.MICROSOFT.CONCAT(&quot;0x&quot;;TEXT([.P36];&quot;00&quot;))" office:value-type="string" office:string-value="0xff" calcext:value-type="string">
            <text:p>0xff</text:p>
          </table:table-cell>
          <table:table-cell table:formula="of:=COM.MICROSOFT.TEXTJOIN(&quot;,&quot;;1;[.A128:.P128])" office:value-type="string" office:string-value="0xef,0xbe,0xfb,0xef,0xbe,0xfb,0xef,0xbe,0xfb,0xef,0xbe,0xfb,0xff,0xff,0xff,0xff" calcext:value-type="string">
            <text:p>0xef,0xbe,0xfb,0xef,0xbe,0xfb,0xef,0xbe,0xfb,0xef,0xbe,0xfb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37];&quot;00&quot;))" office:value-type="string" office:string-value="0xff" calcext:value-type="string">
            <text:p>0xff</text:p>
          </table:table-cell>
          <table:table-cell table:formula="of:=COM.MICROSOFT.CONCAT(&quot;0x&quot;;TEXT([.B37];&quot;00&quot;))" office:value-type="string" office:string-value="0xff" calcext:value-type="string">
            <text:p>0xff</text:p>
          </table:table-cell>
          <table:table-cell table:formula="of:=COM.MICROSOFT.CONCAT(&quot;0x&quot;;TEXT([.C37];&quot;00&quot;))" office:value-type="string" office:string-value="0xff" calcext:value-type="string">
            <text:p>0xff</text:p>
          </table:table-cell>
          <table:table-cell table:formula="of:=COM.MICROSOFT.CONCAT(&quot;0x&quot;;TEXT([.D37];&quot;00&quot;))" office:value-type="string" office:string-value="0xff" calcext:value-type="string">
            <text:p>0xff</text:p>
          </table:table-cell>
          <table:table-cell table:formula="of:=COM.MICROSOFT.CONCAT(&quot;0x&quot;;TEXT([.E37];&quot;00&quot;))" office:value-type="string" office:string-value="0xff" calcext:value-type="string">
            <text:p>0xff</text:p>
          </table:table-cell>
          <table:table-cell table:formula="of:=COM.MICROSOFT.CONCAT(&quot;0x&quot;;TEXT([.F37];&quot;00&quot;))" office:value-type="string" office:string-value="0xff" calcext:value-type="string">
            <text:p>0xff</text:p>
          </table:table-cell>
          <table:table-cell table:formula="of:=COM.MICROSOFT.CONCAT(&quot;0x&quot;;TEXT([.G37];&quot;00&quot;))" office:value-type="string" office:string-value="0xff" calcext:value-type="string">
            <text:p>0xff</text:p>
          </table:table-cell>
          <table:table-cell table:formula="of:=COM.MICROSOFT.CONCAT(&quot;0x&quot;;TEXT([.H37];&quot;00&quot;))" office:value-type="string" office:string-value="0xff" calcext:value-type="string">
            <text:p>0xff</text:p>
          </table:table-cell>
          <table:table-cell table:formula="of:=COM.MICROSOFT.CONCAT(&quot;0x&quot;;TEXT([.I37];&quot;00&quot;))" office:value-type="string" office:string-value="0xff" calcext:value-type="string">
            <text:p>0xff</text:p>
          </table:table-cell>
          <table:table-cell table:formula="of:=COM.MICROSOFT.CONCAT(&quot;0x&quot;;TEXT([.J37];&quot;00&quot;))" office:value-type="string" office:string-value="0xef" calcext:value-type="string">
            <text:p>0xef</text:p>
          </table:table-cell>
          <table:table-cell table:formula="of:=COM.MICROSOFT.CONCAT(&quot;0x&quot;;TEXT([.K37];&quot;00&quot;))" office:value-type="string" office:string-value="0xbe" calcext:value-type="string">
            <text:p>0xbe</text:p>
          </table:table-cell>
          <table:table-cell table:formula="of:=COM.MICROSOFT.CONCAT(&quot;0x&quot;;TEXT([.L37];&quot;00&quot;))" office:value-type="string" office:string-value="0xfb" calcext:value-type="string">
            <text:p>0xfb</text:p>
          </table:table-cell>
          <table:table-cell table:formula="of:=COM.MICROSOFT.CONCAT(&quot;0x&quot;;TEXT([.M37];&quot;00&quot;))" office:value-type="string" office:string-value="0xef" calcext:value-type="string">
            <text:p>0xef</text:p>
          </table:table-cell>
          <table:table-cell table:formula="of:=COM.MICROSOFT.CONCAT(&quot;0x&quot;;TEXT([.N37];&quot;00&quot;))" office:value-type="string" office:string-value="0xbe" calcext:value-type="string">
            <text:p>0xbe</text:p>
          </table:table-cell>
          <table:table-cell table:formula="of:=COM.MICROSOFT.CONCAT(&quot;0x&quot;;TEXT([.O37];&quot;00&quot;))" office:value-type="string" office:string-value="0xfb" calcext:value-type="string">
            <text:p>0xfb</text:p>
          </table:table-cell>
          <table:table-cell table:formula="of:=COM.MICROSOFT.CONCAT(&quot;0x&quot;;TEXT([.P37];&quot;00&quot;))" office:value-type="string" office:string-value="0xef" calcext:value-type="string">
            <text:p>0xef</text:p>
          </table:table-cell>
          <table:table-cell table:formula="of:=COM.MICROSOFT.TEXTJOIN(&quot;,&quot;;1;[.A129:.P129])" office:value-type="string" office:string-value="0xff,0xff,0xff,0xff,0xff,0xff,0xff,0xff,0xff,0xef,0xbe,0xfb,0xef,0xbe,0xfb,0xef" calcext:value-type="string">
            <text:p>0xff,0xff,0xff,0xff,0xff,0xff,0xff,0xff,0xff,0xef,0xbe,0xfb,0xef,0xbe,0xfb,0xef</text:p>
          </table:table-cell>
          <table:table-cell table:number-columns-repeated="17"/>
        </table:table-row>
        <table:table-row table:style-name="ro1">
          <table:table-cell table:formula="of:=COM.MICROSOFT.CONCAT(&quot;0x&quot;;TEXT([.A38];&quot;00&quot;))" office:value-type="string" office:string-value="0xbe" calcext:value-type="string">
            <text:p>0xbe</text:p>
          </table:table-cell>
          <table:table-cell table:formula="of:=COM.MICROSOFT.CONCAT(&quot;0x&quot;;TEXT([.B38];&quot;00&quot;))" office:value-type="string" office:string-value="0xfb" calcext:value-type="string">
            <text:p>0xfb</text:p>
          </table:table-cell>
          <table:table-cell table:formula="of:=COM.MICROSOFT.CONCAT(&quot;0x&quot;;TEXT([.C38];&quot;00&quot;))" office:value-type="string" office:string-value="0xef" calcext:value-type="string">
            <text:p>0xef</text:p>
          </table:table-cell>
          <table:table-cell table:formula="of:=COM.MICROSOFT.CONCAT(&quot;0x&quot;;TEXT([.D38];&quot;00&quot;))" office:value-type="string" office:string-value="0xbe" calcext:value-type="string">
            <text:p>0xbe</text:p>
          </table:table-cell>
          <table:table-cell table:formula="of:=COM.MICROSOFT.CONCAT(&quot;0x&quot;;TEXT([.E38];&quot;00&quot;))" office:value-type="string" office:string-value="0xfb" calcext:value-type="string">
            <text:p>0xfb</text:p>
          </table:table-cell>
          <table:table-cell table:formula="of:=COM.MICROSOFT.CONCAT(&quot;0x&quot;;TEXT([.F38];&quot;00&quot;))" office:value-type="string" office:string-value="0xef" calcext:value-type="string">
            <text:p>0xef</text:p>
          </table:table-cell>
          <table:table-cell table:formula="of:=COM.MICROSOFT.CONCAT(&quot;0x&quot;;TEXT([.G38];&quot;00&quot;))" office:value-type="string" office:string-value="0xbe" calcext:value-type="string">
            <text:p>0xbe</text:p>
          </table:table-cell>
          <table:table-cell table:formula="of:=COM.MICROSOFT.CONCAT(&quot;0x&quot;;TEXT([.H38];&quot;00&quot;))" office:value-type="string" office:string-value="0xfb" calcext:value-type="string">
            <text:p>0xfb</text:p>
          </table:table-cell>
          <table:table-cell table:formula="of:=COM.MICROSOFT.CONCAT(&quot;0x&quot;;TEXT([.I38];&quot;00&quot;))" office:value-type="string" office:string-value="0xef" calcext:value-type="string">
            <text:p>0xef</text:p>
          </table:table-cell>
          <table:table-cell table:formula="of:=COM.MICROSOFT.CONCAT(&quot;0x&quot;;TEXT([.J38];&quot;00&quot;))" office:value-type="string" office:string-value="0xbe" calcext:value-type="string">
            <text:p>0xbe</text:p>
          </table:table-cell>
          <table:table-cell table:formula="of:=COM.MICROSOFT.CONCAT(&quot;0x&quot;;TEXT([.K38];&quot;00&quot;))" office:value-type="string" office:string-value="0xfb" calcext:value-type="string">
            <text:p>0xfb</text:p>
          </table:table-cell>
          <table:table-cell table:formula="of:=COM.MICROSOFT.CONCAT(&quot;0x&quot;;TEXT([.L38];&quot;00&quot;))" office:value-type="string" office:string-value="0xef" calcext:value-type="string">
            <text:p>0xef</text:p>
          </table:table-cell>
          <table:table-cell table:formula="of:=COM.MICROSOFT.CONCAT(&quot;0x&quot;;TEXT([.M38];&quot;00&quot;))" office:value-type="string" office:string-value="0xbe" calcext:value-type="string">
            <text:p>0xbe</text:p>
          </table:table-cell>
          <table:table-cell table:formula="of:=COM.MICROSOFT.CONCAT(&quot;0x&quot;;TEXT([.N38];&quot;00&quot;))" office:value-type="string" office:string-value="0xfb" calcext:value-type="string">
            <text:p>0xfb</text:p>
          </table:table-cell>
          <table:table-cell table:formula="of:=COM.MICROSOFT.CONCAT(&quot;0x&quot;;TEXT([.O38];&quot;00&quot;))" office:value-type="string" office:string-value="0xef" calcext:value-type="string">
            <text:p>0xef</text:p>
          </table:table-cell>
          <table:table-cell table:formula="of:=COM.MICROSOFT.CONCAT(&quot;0x&quot;;TEXT([.P38];&quot;00&quot;))" office:value-type="string" office:string-value="0xbe" calcext:value-type="string">
            <text:p>0xbe</text:p>
          </table:table-cell>
          <table:table-cell table:formula="of:=COM.MICROSOFT.TEXTJOIN(&quot;,&quot;;1;[.A130:.P130])" office:value-type="string" office:string-value="0xbe,0xfb,0xef,0xbe,0xfb,0xef,0xbe,0xfb,0xef,0xbe,0xfb,0xef,0xbe,0xfb,0xef,0xbe" calcext:value-type="string">
            <text:p>0xbe,0xfb,0xef,0xbe,0xfb,0xef,0xbe,0xfb,0xef,0xbe,0xfb,0xef,0xbe,0xfb,0xef,0xbe</text:p>
          </table:table-cell>
          <table:table-cell table:number-columns-repeated="17"/>
        </table:table-row>
        <table:table-row table:style-name="ro1">
          <table:table-cell table:formula="of:=COM.MICROSOFT.CONCAT(&quot;0x&quot;;TEXT([.A39];&quot;00&quot;))" office:value-type="string" office:string-value="0xfb" calcext:value-type="string">
            <text:p>0xfb</text:p>
          </table:table-cell>
          <table:table-cell table:formula="of:=COM.MICROSOFT.CONCAT(&quot;0x&quot;;TEXT([.B39];&quot;00&quot;))" office:value-type="string" office:string-value="0xef" calcext:value-type="string">
            <text:p>0xef</text:p>
          </table:table-cell>
          <table:table-cell table:formula="of:=COM.MICROSOFT.CONCAT(&quot;0x&quot;;TEXT([.C39];&quot;00&quot;))" office:value-type="string" office:string-value="0xbe" calcext:value-type="string">
            <text:p>0xbe</text:p>
          </table:table-cell>
          <table:table-cell table:formula="of:=COM.MICROSOFT.CONCAT(&quot;0x&quot;;TEXT([.D39];&quot;00&quot;))" office:value-type="string" office:string-value="0xfb" calcext:value-type="string">
            <text:p>0xfb</text:p>
          </table:table-cell>
          <table:table-cell table:formula="of:=COM.MICROSOFT.CONCAT(&quot;0x&quot;;TEXT([.E39];&quot;00&quot;))" office:value-type="string" office:string-value="0xef" calcext:value-type="string">
            <text:p>0xef</text:p>
          </table:table-cell>
          <table:table-cell table:formula="of:=COM.MICROSOFT.CONCAT(&quot;0x&quot;;TEXT([.F39];&quot;00&quot;))" office:value-type="string" office:string-value="0xbe" calcext:value-type="string">
            <text:p>0xbe</text:p>
          </table:table-cell>
          <table:table-cell table:formula="of:=COM.MICROSOFT.CONCAT(&quot;0x&quot;;TEXT([.G39];&quot;00&quot;))" office:value-type="string" office:string-value="0xfb" calcext:value-type="string">
            <text:p>0xfb</text:p>
          </table:table-cell>
          <table:table-cell table:formula="of:=COM.MICROSOFT.CONCAT(&quot;0x&quot;;TEXT([.H39];&quot;00&quot;))" office:value-type="string" office:string-value="0xef" calcext:value-type="string">
            <text:p>0xef</text:p>
          </table:table-cell>
          <table:table-cell table:formula="of:=COM.MICROSOFT.CONCAT(&quot;0x&quot;;TEXT([.I39];&quot;00&quot;))" office:value-type="string" office:string-value="0xbe" calcext:value-type="string">
            <text:p>0xbe</text:p>
          </table:table-cell>
          <table:table-cell table:formula="of:=COM.MICROSOFT.CONCAT(&quot;0x&quot;;TEXT([.J39];&quot;00&quot;))" office:value-type="string" office:string-value="0xfb" calcext:value-type="string">
            <text:p>0xfb</text:p>
          </table:table-cell>
          <table:table-cell table:formula="of:=COM.MICROSOFT.CONCAT(&quot;0x&quot;;TEXT([.K39];&quot;00&quot;))" office:value-type="string" office:string-value="0xef" calcext:value-type="string">
            <text:p>0xef</text:p>
          </table:table-cell>
          <table:table-cell table:formula="of:=COM.MICROSOFT.CONCAT(&quot;0x&quot;;TEXT([.L39];&quot;00&quot;))" office:value-type="string" office:string-value="0xbe" calcext:value-type="string">
            <text:p>0xbe</text:p>
          </table:table-cell>
          <table:table-cell table:formula="of:=COM.MICROSOFT.CONCAT(&quot;0x&quot;;TEXT([.M39];&quot;00&quot;))" office:value-type="string" office:string-value="0xfb" calcext:value-type="string">
            <text:p>0xfb</text:p>
          </table:table-cell>
          <table:table-cell table:formula="of:=COM.MICROSOFT.CONCAT(&quot;0x&quot;;TEXT([.N39];&quot;00&quot;))" office:value-type="string" office:string-value="0xef" calcext:value-type="string">
            <text:p>0xef</text:p>
          </table:table-cell>
          <table:table-cell table:formula="of:=COM.MICROSOFT.CONCAT(&quot;0x&quot;;TEXT([.O39];&quot;00&quot;))" office:value-type="string" office:string-value="0xbe" calcext:value-type="string">
            <text:p>0xbe</text:p>
          </table:table-cell>
          <table:table-cell table:formula="of:=COM.MICROSOFT.CONCAT(&quot;0x&quot;;TEXT([.P39];&quot;00&quot;))" office:value-type="string" office:string-value="0xfb" calcext:value-type="string">
            <text:p>0xfb</text:p>
          </table:table-cell>
          <table:table-cell table:formula="of:=COM.MICROSOFT.TEXTJOIN(&quot;,&quot;;1;[.A131:.P131])" office:value-type="string" office:string-value="0xfb,0xef,0xbe,0xfb,0xef,0xbe,0xfb,0xef,0xbe,0xfb,0xef,0xbe,0xfb,0xef,0xbe,0xfb" calcext:value-type="string">
            <text:p>0xfb,0xef,0xbe,0xfb,0xef,0xbe,0xfb,0xef,0xbe,0xfb,0xef,0xbe,0xfb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40];&quot;00&quot;))" office:value-type="string" office:string-value="0xff" calcext:value-type="string">
            <text:p>0xff</text:p>
          </table:table-cell>
          <table:table-cell table:formula="of:=COM.MICROSOFT.CONCAT(&quot;0x&quot;;TEXT([.B40];&quot;00&quot;))" office:value-type="string" office:string-value="0xff" calcext:value-type="string">
            <text:p>0xff</text:p>
          </table:table-cell>
          <table:table-cell table:formula="of:=COM.MICROSOFT.CONCAT(&quot;0x&quot;;TEXT([.C40];&quot;00&quot;))" office:value-type="string" office:string-value="0xff" calcext:value-type="string">
            <text:p>0xff</text:p>
          </table:table-cell>
          <table:table-cell table:formula="of:=COM.MICROSOFT.CONCAT(&quot;0x&quot;;TEXT([.D40];&quot;00&quot;))" office:value-type="string" office:string-value="0xff" calcext:value-type="string">
            <text:p>0xff</text:p>
          </table:table-cell>
          <table:table-cell table:formula="of:=COM.MICROSOFT.CONCAT(&quot;0x&quot;;TEXT([.E40];&quot;00&quot;))" office:value-type="string" office:string-value="0xff" calcext:value-type="string">
            <text:p>0xff</text:p>
          </table:table-cell>
          <table:table-cell table:formula="of:=COM.MICROSOFT.CONCAT(&quot;0x&quot;;TEXT([.F40];&quot;00&quot;))" office:value-type="string" office:string-value="0xff" calcext:value-type="string">
            <text:p>0xff</text:p>
          </table:table-cell>
          <table:table-cell table:formula="of:=COM.MICROSOFT.CONCAT(&quot;0x&quot;;TEXT([.G40];&quot;00&quot;))" office:value-type="string" office:string-value="0xff" calcext:value-type="string">
            <text:p>0xff</text:p>
          </table:table-cell>
          <table:table-cell table:formula="of:=COM.MICROSOFT.CONCAT(&quot;0x&quot;;TEXT([.H40];&quot;00&quot;))" office:value-type="string" office:string-value="0xff" calcext:value-type="string">
            <text:p>0xff</text:p>
          </table:table-cell>
          <table:table-cell table:formula="of:=COM.MICROSOFT.CONCAT(&quot;0x&quot;;TEXT([.I40];&quot;00&quot;))" office:value-type="string" office:string-value="0xff" calcext:value-type="string">
            <text:p>0xff</text:p>
          </table:table-cell>
          <table:table-cell table:formula="of:=COM.MICROSOFT.CONCAT(&quot;0x&quot;;TEXT([.J40];&quot;00&quot;))" office:value-type="string" office:string-value="0xff" calcext:value-type="string">
            <text:p>0xff</text:p>
          </table:table-cell>
          <table:table-cell table:formula="of:=COM.MICROSOFT.CONCAT(&quot;0x&quot;;TEXT([.K40];&quot;00&quot;))" office:value-type="string" office:string-value="0xff" calcext:value-type="string">
            <text:p>0xff</text:p>
          </table:table-cell>
          <table:table-cell table:formula="of:=COM.MICROSOFT.CONCAT(&quot;0x&quot;;TEXT([.L40];&quot;00&quot;))" office:value-type="string" office:string-value="0xff" calcext:value-type="string">
            <text:p>0xff</text:p>
          </table:table-cell>
          <table:table-cell table:formula="of:=COM.MICROSOFT.CONCAT(&quot;0x&quot;;TEXT([.M40];&quot;00&quot;))" office:value-type="string" office:string-value="0xff" calcext:value-type="string">
            <text:p>0xff</text:p>
          </table:table-cell>
          <table:table-cell table:formula="of:=COM.MICROSOFT.CONCAT(&quot;0x&quot;;TEXT([.N40];&quot;00&quot;))" office:value-type="string" office:string-value="0xef" calcext:value-type="string">
            <text:p>0xef</text:p>
          </table:table-cell>
          <table:table-cell table:formula="of:=COM.MICROSOFT.CONCAT(&quot;0x&quot;;TEXT([.O40];&quot;00&quot;))" office:value-type="string" office:string-value="0xbe" calcext:value-type="string">
            <text:p>0xbe</text:p>
          </table:table-cell>
          <table:table-cell table:formula="of:=COM.MICROSOFT.CONCAT(&quot;0x&quot;;TEXT([.P40];&quot;00&quot;))" office:value-type="string" office:string-value="0xfb" calcext:value-type="string">
            <text:p>0xfb</text:p>
          </table:table-cell>
          <table:table-cell table:formula="of:=COM.MICROSOFT.TEXTJOIN(&quot;,&quot;;1;[.A132:.P132])" office:value-type="string" office:string-value="0xff,0xff,0xff,0xff,0xff,0xff,0xff,0xff,0xff,0xff,0xff,0xff,0xff,0xef,0xbe,0xfb" calcext:value-type="string">
            <text:p>0xff,0xff,0xff,0xff,0xff,0xff,0xff,0xff,0xff,0xff,0xff,0xff,0xff,0xef,0xbe,0xfb</text:p>
          </table:table-cell>
          <table:table-cell table:number-columns-repeated="17"/>
        </table:table-row>
        <table:table-row table:style-name="ro1">
          <table:table-cell table:formula="of:=COM.MICROSOFT.CONCAT(&quot;0x&quot;;TEXT([.A41];&quot;00&quot;))" office:value-type="string" office:string-value="0xef" calcext:value-type="string">
            <text:p>0xef</text:p>
          </table:table-cell>
          <table:table-cell table:formula="of:=COM.MICROSOFT.CONCAT(&quot;0x&quot;;TEXT([.B41];&quot;00&quot;))" office:value-type="string" office:string-value="0xbe" calcext:value-type="string">
            <text:p>0xbe</text:p>
          </table:table-cell>
          <table:table-cell table:formula="of:=COM.MICROSOFT.CONCAT(&quot;0x&quot;;TEXT([.C41];&quot;00&quot;))" office:value-type="string" office:string-value="0xfb" calcext:value-type="string">
            <text:p>0xfb</text:p>
          </table:table-cell>
          <table:table-cell table:formula="of:=COM.MICROSOFT.CONCAT(&quot;0x&quot;;TEXT([.D41];&quot;00&quot;))" office:value-type="string" office:string-value="0xef" calcext:value-type="string">
            <text:p>0xef</text:p>
          </table:table-cell>
          <table:table-cell table:formula="of:=COM.MICROSOFT.CONCAT(&quot;0x&quot;;TEXT([.E41];&quot;00&quot;))" office:value-type="string" office:string-value="0xbe" calcext:value-type="string">
            <text:p>0xbe</text:p>
          </table:table-cell>
          <table:table-cell table:formula="of:=COM.MICROSOFT.CONCAT(&quot;0x&quot;;TEXT([.F41];&quot;00&quot;))" office:value-type="string" office:string-value="0xfb" calcext:value-type="string">
            <text:p>0xfb</text:p>
          </table:table-cell>
          <table:table-cell table:formula="of:=COM.MICROSOFT.CONCAT(&quot;0x&quot;;TEXT([.G41];&quot;00&quot;))" office:value-type="string" office:string-value="0xef" calcext:value-type="string">
            <text:p>0xef</text:p>
          </table:table-cell>
          <table:table-cell table:formula="of:=COM.MICROSOFT.CONCAT(&quot;0x&quot;;TEXT([.H41];&quot;00&quot;))" office:value-type="string" office:string-value="0xbe" calcext:value-type="string">
            <text:p>0xbe</text:p>
          </table:table-cell>
          <table:table-cell table:formula="of:=COM.MICROSOFT.CONCAT(&quot;0x&quot;;TEXT([.I41];&quot;00&quot;))" office:value-type="string" office:string-value="0xfb" calcext:value-type="string">
            <text:p>0xfb</text:p>
          </table:table-cell>
          <table:table-cell table:formula="of:=COM.MICROSOFT.CONCAT(&quot;0x&quot;;TEXT([.J41];&quot;00&quot;))" office:value-type="string" office:string-value="0xef" calcext:value-type="string">
            <text:p>0xef</text:p>
          </table:table-cell>
          <table:table-cell table:formula="of:=COM.MICROSOFT.CONCAT(&quot;0x&quot;;TEXT([.K41];&quot;00&quot;))" office:value-type="string" office:string-value="0xbe" calcext:value-type="string">
            <text:p>0xbe</text:p>
          </table:table-cell>
          <table:table-cell table:formula="of:=COM.MICROSOFT.CONCAT(&quot;0x&quot;;TEXT([.L41];&quot;00&quot;))" office:value-type="string" office:string-value="0xfb" calcext:value-type="string">
            <text:p>0xfb</text:p>
          </table:table-cell>
          <table:table-cell table:formula="of:=COM.MICROSOFT.CONCAT(&quot;0x&quot;;TEXT([.M41];&quot;00&quot;))" office:value-type="string" office:string-value="0xef" calcext:value-type="string">
            <text:p>0xef</text:p>
          </table:table-cell>
          <table:table-cell table:formula="of:=COM.MICROSOFT.CONCAT(&quot;0x&quot;;TEXT([.N41];&quot;00&quot;))" office:value-type="string" office:string-value="0xbe" calcext:value-type="string">
            <text:p>0xbe</text:p>
          </table:table-cell>
          <table:table-cell table:formula="of:=COM.MICROSOFT.CONCAT(&quot;0x&quot;;TEXT([.O41];&quot;00&quot;))" office:value-type="string" office:string-value="0xfb" calcext:value-type="string">
            <text:p>0xfb</text:p>
          </table:table-cell>
          <table:table-cell table:formula="of:=COM.MICROSOFT.CONCAT(&quot;0x&quot;;TEXT([.P41];&quot;00&quot;))" office:value-type="string" office:string-value="0xef" calcext:value-type="string">
            <text:p>0xef</text:p>
          </table:table-cell>
          <table:table-cell table:formula="of:=COM.MICROSOFT.TEXTJOIN(&quot;,&quot;;1;[.A133:.P133])" office:value-type="string" office:string-value="0xef,0xbe,0xfb,0xef,0xbe,0xfb,0xef,0xbe,0xfb,0xef,0xbe,0xfb,0xef,0xbe,0xfb,0xef" calcext:value-type="string">
            <text:p>0xef,0xbe,0xfb,0xef,0xbe,0xfb,0xef,0xbe,0xfb,0xef,0xbe,0xfb,0xef,0xbe,0xfb,0xef</text:p>
          </table:table-cell>
          <table:table-cell table:number-columns-repeated="17"/>
        </table:table-row>
        <table:table-row table:style-name="ro1">
          <table:table-cell table:formula="of:=COM.MICROSOFT.CONCAT(&quot;0x&quot;;TEXT([.A42];&quot;00&quot;))" office:value-type="string" office:string-value="0xbe" calcext:value-type="string">
            <text:p>0xbe</text:p>
          </table:table-cell>
          <table:table-cell table:formula="of:=COM.MICROSOFT.CONCAT(&quot;0x&quot;;TEXT([.B42];&quot;00&quot;))" office:value-type="string" office:string-value="0xfb" calcext:value-type="string">
            <text:p>0xfb</text:p>
          </table:table-cell>
          <table:table-cell table:formula="of:=COM.MICROSOFT.CONCAT(&quot;0x&quot;;TEXT([.C42];&quot;00&quot;))" office:value-type="string" office:string-value="0xef" calcext:value-type="string">
            <text:p>0xef</text:p>
          </table:table-cell>
          <table:table-cell table:formula="of:=COM.MICROSOFT.CONCAT(&quot;0x&quot;;TEXT([.D42];&quot;00&quot;))" office:value-type="string" office:string-value="0xbe" calcext:value-type="string">
            <text:p>0xbe</text:p>
          </table:table-cell>
          <table:table-cell table:formula="of:=COM.MICROSOFT.CONCAT(&quot;0x&quot;;TEXT([.E42];&quot;00&quot;))" office:value-type="string" office:string-value="0xfb" calcext:value-type="string">
            <text:p>0xfb</text:p>
          </table:table-cell>
          <table:table-cell table:formula="of:=COM.MICROSOFT.CONCAT(&quot;0x&quot;;TEXT([.F42];&quot;00&quot;))" office:value-type="string" office:string-value="0xef" calcext:value-type="string">
            <text:p>0xef</text:p>
          </table:table-cell>
          <table:table-cell table:formula="of:=COM.MICROSOFT.CONCAT(&quot;0x&quot;;TEXT([.G42];&quot;00&quot;))" office:value-type="string" office:string-value="0xbe" calcext:value-type="string">
            <text:p>0xbe</text:p>
          </table:table-cell>
          <table:table-cell table:formula="of:=COM.MICROSOFT.CONCAT(&quot;0x&quot;;TEXT([.H42];&quot;00&quot;))" office:value-type="string" office:string-value="0xfb" calcext:value-type="string">
            <text:p>0xfb</text:p>
          </table:table-cell>
          <table:table-cell table:formula="of:=COM.MICROSOFT.CONCAT(&quot;0x&quot;;TEXT([.I42];&quot;00&quot;))" office:value-type="string" office:string-value="0xef" calcext:value-type="string">
            <text:p>0xef</text:p>
          </table:table-cell>
          <table:table-cell table:formula="of:=COM.MICROSOFT.CONCAT(&quot;0x&quot;;TEXT([.J42];&quot;00&quot;))" office:value-type="string" office:string-value="0xbe" calcext:value-type="string">
            <text:p>0xbe</text:p>
          </table:table-cell>
          <table:table-cell table:formula="of:=COM.MICROSOFT.CONCAT(&quot;0x&quot;;TEXT([.K42];&quot;00&quot;))" office:value-type="string" office:string-value="0xfb" calcext:value-type="string">
            <text:p>0xfb</text:p>
          </table:table-cell>
          <table:table-cell table:formula="of:=COM.MICROSOFT.CONCAT(&quot;0x&quot;;TEXT([.L42];&quot;00&quot;))" office:value-type="string" office:string-value="0xef" calcext:value-type="string">
            <text:p>0xef</text:p>
          </table:table-cell>
          <table:table-cell table:formula="of:=COM.MICROSOFT.CONCAT(&quot;0x&quot;;TEXT([.M42];&quot;00&quot;))" office:value-type="string" office:string-value="0xbe" calcext:value-type="string">
            <text:p>0xbe</text:p>
          </table:table-cell>
          <table:table-cell table:formula="of:=COM.MICROSOFT.CONCAT(&quot;0x&quot;;TEXT([.N42];&quot;00&quot;))" office:value-type="string" office:string-value="0xfb" calcext:value-type="string">
            <text:p>0xfb</text:p>
          </table:table-cell>
          <table:table-cell table:formula="of:=COM.MICROSOFT.CONCAT(&quot;0x&quot;;TEXT([.O42];&quot;00&quot;))" office:value-type="string" office:string-value="0xef" calcext:value-type="string">
            <text:p>0xef</text:p>
          </table:table-cell>
          <table:table-cell table:formula="of:=COM.MICROSOFT.CONCAT(&quot;0x&quot;;TEXT([.P42];&quot;00&quot;))" office:value-type="string" office:string-value="0xbe" calcext:value-type="string">
            <text:p>0xbe</text:p>
          </table:table-cell>
          <table:table-cell table:formula="of:=COM.MICROSOFT.TEXTJOIN(&quot;,&quot;;1;[.A134:.P134])" office:value-type="string" office:string-value="0xbe,0xfb,0xef,0xbe,0xfb,0xef,0xbe,0xfb,0xef,0xbe,0xfb,0xef,0xbe,0xfb,0xef,0xbe" calcext:value-type="string">
            <text:p>0xbe,0xfb,0xef,0xbe,0xfb,0xef,0xbe,0xfb,0xef,0xbe,0xfb,0xef,0xbe,0xfb,0xef,0xbe</text:p>
          </table:table-cell>
          <table:table-cell table:number-columns-repeated="17"/>
        </table:table-row>
        <table:table-row table:style-name="ro1">
          <table:table-cell table:formula="of:=COM.MICROSOFT.CONCAT(&quot;0x&quot;;TEXT([.A43];&quot;00&quot;))" office:value-type="string" office:string-value="0xfb" calcext:value-type="string">
            <text:p>0xfb</text:p>
          </table:table-cell>
          <table:table-cell table:formula="of:=COM.MICROSOFT.CONCAT(&quot;0x&quot;;TEXT([.B43];&quot;00&quot;))" office:value-type="string" office:string-value="0xef" calcext:value-type="string">
            <text:p>0xef</text:p>
          </table:table-cell>
          <table:table-cell table:formula="of:=COM.MICROSOFT.CONCAT(&quot;0x&quot;;TEXT([.C43];&quot;00&quot;))" office:value-type="string" office:string-value="0xbe" calcext:value-type="string">
            <text:p>0xbe</text:p>
          </table:table-cell>
          <table:table-cell table:formula="of:=COM.MICROSOFT.CONCAT(&quot;0x&quot;;TEXT([.D43];&quot;00&quot;))" office:value-type="string" office:string-value="0xfb" calcext:value-type="string">
            <text:p>0xfb</text:p>
          </table:table-cell>
          <table:table-cell table:formula="of:=COM.MICROSOFT.CONCAT(&quot;0x&quot;;TEXT([.E43];&quot;00&quot;))" office:value-type="string" office:string-value="0xff" calcext:value-type="string">
            <text:p>0xff</text:p>
          </table:table-cell>
          <table:table-cell table:formula="of:=COM.MICROSOFT.CONCAT(&quot;0x&quot;;TEXT([.F43];&quot;00&quot;))" office:value-type="string" office:string-value="0xff" calcext:value-type="string">
            <text:p>0xff</text:p>
          </table:table-cell>
          <table:table-cell table:formula="of:=COM.MICROSOFT.CONCAT(&quot;0x&quot;;TEXT([.G43];&quot;00&quot;))" office:value-type="string" office:string-value="0xff" calcext:value-type="string">
            <text:p>0xff</text:p>
          </table:table-cell>
          <table:table-cell table:formula="of:=COM.MICROSOFT.CONCAT(&quot;0x&quot;;TEXT([.H43];&quot;00&quot;))" office:value-type="string" office:string-value="0xff" calcext:value-type="string">
            <text:p>0xff</text:p>
          </table:table-cell>
          <table:table-cell table:formula="of:=COM.MICROSOFT.CONCAT(&quot;0x&quot;;TEXT([.I43];&quot;00&quot;))" office:value-type="string" office:string-value="0xff" calcext:value-type="string">
            <text:p>0xff</text:p>
          </table:table-cell>
          <table:table-cell table:formula="of:=COM.MICROSOFT.CONCAT(&quot;0x&quot;;TEXT([.J43];&quot;00&quot;))" office:value-type="string" office:string-value="0xff" calcext:value-type="string">
            <text:p>0xff</text:p>
          </table:table-cell>
          <table:table-cell table:formula="of:=COM.MICROSOFT.CONCAT(&quot;0x&quot;;TEXT([.K43];&quot;00&quot;))" office:value-type="string" office:string-value="0xff" calcext:value-type="string">
            <text:p>0xff</text:p>
          </table:table-cell>
          <table:table-cell table:formula="of:=COM.MICROSOFT.CONCAT(&quot;0x&quot;;TEXT([.L43];&quot;00&quot;))" office:value-type="string" office:string-value="0xff" calcext:value-type="string">
            <text:p>0xff</text:p>
          </table:table-cell>
          <table:table-cell table:formula="of:=COM.MICROSOFT.CONCAT(&quot;0x&quot;;TEXT([.M43];&quot;00&quot;))" office:value-type="string" office:string-value="0xff" calcext:value-type="string">
            <text:p>0xff</text:p>
          </table:table-cell>
          <table:table-cell table:formula="of:=COM.MICROSOFT.CONCAT(&quot;0x&quot;;TEXT([.N43];&quot;00&quot;))" office:value-type="string" office:string-value="0xff" calcext:value-type="string">
            <text:p>0xff</text:p>
          </table:table-cell>
          <table:table-cell table:formula="of:=COM.MICROSOFT.CONCAT(&quot;0x&quot;;TEXT([.O43];&quot;00&quot;))" office:value-type="string" office:string-value="0xff" calcext:value-type="string">
            <text:p>0xff</text:p>
          </table:table-cell>
          <table:table-cell table:formula="of:=COM.MICROSOFT.CONCAT(&quot;0x&quot;;TEXT([.P43];&quot;00&quot;))" office:value-type="string" office:string-value="0xff" calcext:value-type="string">
            <text:p>0xff</text:p>
          </table:table-cell>
          <table:table-cell table:formula="of:=COM.MICROSOFT.TEXTJOIN(&quot;,&quot;;1;[.A135:.P135])" office:value-type="string" office:string-value="0xfb,0xef,0xbe,0xfb,0xff,0xff,0xff,0xff,0xff,0xff,0xff,0xff,0xff,0xff,0xff,0xff" calcext:value-type="string">
            <text:p>0xfb,0xef,0xbe,0xfb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4];&quot;00&quot;))" office:value-type="string" office:string-value="0xff" calcext:value-type="string">
            <text:p>0xff</text:p>
          </table:table-cell>
          <table:table-cell table:formula="of:=COM.MICROSOFT.CONCAT(&quot;0x&quot;;TEXT([.B44];&quot;00&quot;))" office:value-type="string" office:string-value="0xc0" calcext:value-type="string">
            <text:p>0xc0</text:p>
          </table:table-cell>
          <table:table-cell table:formula="of:=COM.MICROSOFT.CONCAT(&quot;0x&quot;;TEXT([.C44];&quot;00&quot;))" office:value-type="string" office:string-value="0x1c" calcext:value-type="string">
            <text:p>0x1c</text:p>
          </table:table-cell>
          <table:table-cell table:formula="of:=COM.MICROSOFT.CONCAT(&quot;0x&quot;;TEXT([.D44];&quot;00&quot;))" office:value-type="string" office:string-value="0x01" calcext:value-type="string">
            <text:p>0x01</text:p>
          </table:table-cell>
          <table:table-cell table:formula="of:=COM.MICROSOFT.CONCAT(&quot;0x&quot;;TEXT([.E44];&quot;00&quot;))" office:value-type="string" office:string-value="0xc0" calcext:value-type="string">
            <text:p>0xc0</text:p>
          </table:table-cell>
          <table:table-cell table:formula="of:=COM.MICROSOFT.CONCAT(&quot;0x&quot;;TEXT([.F44];&quot;00&quot;))" office:value-type="string" office:string-value="0x1c" calcext:value-type="string">
            <text:p>0x1c</text:p>
          </table:table-cell>
          <table:table-cell table:formula="of:=COM.MICROSOFT.CONCAT(&quot;0x&quot;;TEXT([.G44];&quot;00&quot;))" office:value-type="string" office:string-value="0x01" calcext:value-type="string">
            <text:p>0x01</text:p>
          </table:table-cell>
          <table:table-cell table:formula="of:=COM.MICROSOFT.CONCAT(&quot;0x&quot;;TEXT([.H44];&quot;00&quot;))" office:value-type="string" office:string-value="0xc0" calcext:value-type="string">
            <text:p>0xc0</text:p>
          </table:table-cell>
          <table:table-cell table:formula="of:=COM.MICROSOFT.CONCAT(&quot;0x&quot;;TEXT([.I44];&quot;00&quot;))" office:value-type="string" office:string-value="0x1c" calcext:value-type="string">
            <text:p>0x1c</text:p>
          </table:table-cell>
          <table:table-cell table:formula="of:=COM.MICROSOFT.CONCAT(&quot;0x&quot;;TEXT([.J44];&quot;00&quot;))" office:value-type="string" office:string-value="0x01" calcext:value-type="string">
            <text:p>0x01</text:p>
          </table:table-cell>
          <table:table-cell table:formula="of:=COM.MICROSOFT.CONCAT(&quot;0x&quot;;TEXT([.K44];&quot;00&quot;))" office:value-type="string" office:string-value="0xc0" calcext:value-type="string">
            <text:p>0xc0</text:p>
          </table:table-cell>
          <table:table-cell table:formula="of:=COM.MICROSOFT.CONCAT(&quot;0x&quot;;TEXT([.L44];&quot;00&quot;))" office:value-type="string" office:string-value="0x1c" calcext:value-type="string">
            <text:p>0x1c</text:p>
          </table:table-cell>
          <table:table-cell table:formula="of:=COM.MICROSOFT.CONCAT(&quot;0x&quot;;TEXT([.M44];&quot;00&quot;))" office:value-type="string" office:string-value="0x01" calcext:value-type="string">
            <text:p>0x01</text:p>
          </table:table-cell>
          <table:table-cell table:formula="of:=COM.MICROSOFT.CONCAT(&quot;0x&quot;;TEXT([.N44];&quot;00&quot;))" office:value-type="string" office:string-value="0xc0" calcext:value-type="string">
            <text:p>0xc0</text:p>
          </table:table-cell>
          <table:table-cell table:formula="of:=COM.MICROSOFT.CONCAT(&quot;0x&quot;;TEXT([.O44];&quot;00&quot;))" office:value-type="string" office:string-value="0x1c" calcext:value-type="string">
            <text:p>0x1c</text:p>
          </table:table-cell>
          <table:table-cell table:formula="of:=COM.MICROSOFT.CONCAT(&quot;0x&quot;;TEXT([.P44];&quot;00&quot;))" office:value-type="string" office:string-value="0x01" calcext:value-type="string">
            <text:p>0x01</text:p>
          </table:table-cell>
          <table:table-cell table:formula="of:=COM.MICROSOFT.TEXTJOIN(&quot;,&quot;;1;[.A136:.P136])" office:value-type="string" office:string-value="0xff,0xc0,0x1c,0x01,0xc0,0x1c,0x01,0xc0,0x1c,0x01,0xc0,0x1c,0x01,0xc0,0x1c,0x01" calcext:value-type="string">
            <text:p>0xff,0xc0,0x1c,0x01,0xc0,0x1c,0x01,0xc0,0x1c,0x01,0xc0,0x1c,0x01,0xc0,0x1c,0x01</text:p>
          </table:table-cell>
          <table:table-cell table:number-columns-repeated="17"/>
        </table:table-row>
        <table:table-row table:style-name="ro1">
          <table:table-cell table:formula="of:=COM.MICROSOFT.CONCAT(&quot;0x&quot;;TEXT([.A45];&quot;00&quot;))" office:value-type="string" office:string-value="0xc0" calcext:value-type="string">
            <text:p>0xc0</text:p>
          </table:table-cell>
          <table:table-cell table:formula="of:=COM.MICROSOFT.CONCAT(&quot;0x&quot;;TEXT([.B45];&quot;00&quot;))" office:value-type="string" office:string-value="0x1c" calcext:value-type="string">
            <text:p>0x1c</text:p>
          </table:table-cell>
          <table:table-cell table:formula="of:=COM.MICROSOFT.CONCAT(&quot;0x&quot;;TEXT([.C45];&quot;00&quot;))" office:value-type="string" office:string-value="0x01" calcext:value-type="string">
            <text:p>0x01</text:p>
          </table:table-cell>
          <table:table-cell table:formula="of:=COM.MICROSOFT.CONCAT(&quot;0x&quot;;TEXT([.D45];&quot;00&quot;))" office:value-type="string" office:string-value="0xc0" calcext:value-type="string">
            <text:p>0xc0</text:p>
          </table:table-cell>
          <table:table-cell table:formula="of:=COM.MICROSOFT.CONCAT(&quot;0x&quot;;TEXT([.E45];&quot;00&quot;))" office:value-type="string" office:string-value="0x1c" calcext:value-type="string">
            <text:p>0x1c</text:p>
          </table:table-cell>
          <table:table-cell table:formula="of:=COM.MICROSOFT.CONCAT(&quot;0x&quot;;TEXT([.F45];&quot;00&quot;))" office:value-type="string" office:string-value="0x01" calcext:value-type="string">
            <text:p>0x01</text:p>
          </table:table-cell>
          <table:table-cell table:formula="of:=COM.MICROSOFT.CONCAT(&quot;0x&quot;;TEXT([.G45];&quot;00&quot;))" office:value-type="string" office:string-value="0xc0" calcext:value-type="string">
            <text:p>0xc0</text:p>
          </table:table-cell>
          <table:table-cell table:formula="of:=COM.MICROSOFT.CONCAT(&quot;0x&quot;;TEXT([.H45];&quot;00&quot;))" office:value-type="string" office:string-value="0x1c" calcext:value-type="string">
            <text:p>0x1c</text:p>
          </table:table-cell>
          <table:table-cell table:formula="of:=COM.MICROSOFT.CONCAT(&quot;0x&quot;;TEXT([.I45];&quot;00&quot;))" office:value-type="string" office:string-value="0x01" calcext:value-type="string">
            <text:p>0x01</text:p>
          </table:table-cell>
          <table:table-cell table:formula="of:=COM.MICROSOFT.CONCAT(&quot;0x&quot;;TEXT([.J45];&quot;00&quot;))" office:value-type="string" office:string-value="0xc0" calcext:value-type="string">
            <text:p>0xc0</text:p>
          </table:table-cell>
          <table:table-cell table:formula="of:=COM.MICROSOFT.CONCAT(&quot;0x&quot;;TEXT([.K45];&quot;00&quot;))" office:value-type="string" office:string-value="0x1c" calcext:value-type="string">
            <text:p>0x1c</text:p>
          </table:table-cell>
          <table:table-cell table:formula="of:=COM.MICROSOFT.CONCAT(&quot;0x&quot;;TEXT([.L45];&quot;00&quot;))" office:value-type="string" office:string-value="0x01" calcext:value-type="string">
            <text:p>0x01</text:p>
          </table:table-cell>
          <table:table-cell table:formula="of:=COM.MICROSOFT.CONCAT(&quot;0x&quot;;TEXT([.M45];&quot;00&quot;))" office:value-type="string" office:string-value="0xc0" calcext:value-type="string">
            <text:p>0xc0</text:p>
          </table:table-cell>
          <table:table-cell table:formula="of:=COM.MICROSOFT.CONCAT(&quot;0x&quot;;TEXT([.N45];&quot;00&quot;))" office:value-type="string" office:string-value="0x1c" calcext:value-type="string">
            <text:p>0x1c</text:p>
          </table:table-cell>
          <table:table-cell table:formula="of:=COM.MICROSOFT.CONCAT(&quot;0x&quot;;TEXT([.O45];&quot;00&quot;))" office:value-type="string" office:string-value="0x01" calcext:value-type="string">
            <text:p>0x01</text:p>
          </table:table-cell>
          <table:table-cell table:formula="of:=COM.MICROSOFT.CONCAT(&quot;0x&quot;;TEXT([.P45];&quot;00&quot;))" office:value-type="string" office:string-value="0xc0" calcext:value-type="string">
            <text:p>0xc0</text:p>
          </table:table-cell>
          <table:table-cell table:formula="of:=COM.MICROSOFT.TEXTJOIN(&quot;,&quot;;1;[.A137:.P137])" office:value-type="string" office:string-value="0xc0,0x1c,0x01,0xc0,0x1c,0x01,0xc0,0x1c,0x01,0xc0,0x1c,0x01,0xc0,0x1c,0x01,0xc0" calcext:value-type="string">
            <text:p>0xc0,0x1c,0x01,0xc0,0x1c,0x01,0xc0,0x1c,0x01,0xc0,0x1c,0x01,0xc0,0x1c,0x01,0xc0</text:p>
          </table:table-cell>
          <table:table-cell table:number-columns-repeated="17"/>
        </table:table-row>
        <table:table-row table:style-name="ro1">
          <table:table-cell table:formula="of:=COM.MICROSOFT.CONCAT(&quot;0x&quot;;TEXT([.A46];&quot;00&quot;))" office:value-type="string" office:string-value="0x1c" calcext:value-type="string">
            <text:p>0x1c</text:p>
          </table:table-cell>
          <table:table-cell table:formula="of:=COM.MICROSOFT.CONCAT(&quot;0x&quot;;TEXT([.B46];&quot;00&quot;))" office:value-type="string" office:string-value="0x01" calcext:value-type="string">
            <text:p>0x01</text:p>
          </table:table-cell>
          <table:table-cell table:formula="of:=COM.MICROSOFT.CONCAT(&quot;0x&quot;;TEXT([.C46];&quot;00&quot;))" office:value-type="string" office:string-value="0xc0" calcext:value-type="string">
            <text:p>0xc0</text:p>
          </table:table-cell>
          <table:table-cell table:formula="of:=COM.MICROSOFT.CONCAT(&quot;0x&quot;;TEXT([.D46];&quot;00&quot;))" office:value-type="string" office:string-value="0x1c" calcext:value-type="string">
            <text:p>0x1c</text:p>
          </table:table-cell>
          <table:table-cell table:formula="of:=COM.MICROSOFT.CONCAT(&quot;0x&quot;;TEXT([.E46];&quot;00&quot;))" office:value-type="string" office:string-value="0x01" calcext:value-type="string">
            <text:p>0x01</text:p>
          </table:table-cell>
          <table:table-cell table:formula="of:=COM.MICROSOFT.CONCAT(&quot;0x&quot;;TEXT([.F46];&quot;00&quot;))" office:value-type="string" office:string-value="0xc0" calcext:value-type="string">
            <text:p>0xc0</text:p>
          </table:table-cell>
          <table:table-cell table:formula="of:=COM.MICROSOFT.CONCAT(&quot;0x&quot;;TEXT([.G46];&quot;00&quot;))" office:value-type="string" office:string-value="0x1c" calcext:value-type="string">
            <text:p>0x1c</text:p>
          </table:table-cell>
          <table:table-cell table:formula="of:=COM.MICROSOFT.CONCAT(&quot;0x&quot;;TEXT([.H46];&quot;00&quot;))" office:value-type="string" office:string-value="0x01" calcext:value-type="string">
            <text:p>0x01</text:p>
          </table:table-cell>
          <table:table-cell table:formula="of:=COM.MICROSOFT.CONCAT(&quot;0x&quot;;TEXT([.I46];&quot;00&quot;))" office:value-type="string" office:string-value="0xff" calcext:value-type="string">
            <text:p>0xff</text:p>
          </table:table-cell>
          <table:table-cell table:formula="of:=COM.MICROSOFT.CONCAT(&quot;0x&quot;;TEXT([.J46];&quot;00&quot;))" office:value-type="string" office:string-value="0xff" calcext:value-type="string">
            <text:p>0xff</text:p>
          </table:table-cell>
          <table:table-cell table:formula="of:=COM.MICROSOFT.CONCAT(&quot;0x&quot;;TEXT([.K46];&quot;00&quot;))" office:value-type="string" office:string-value="0xff" calcext:value-type="string">
            <text:p>0xff</text:p>
          </table:table-cell>
          <table:table-cell table:formula="of:=COM.MICROSOFT.CONCAT(&quot;0x&quot;;TEXT([.L46];&quot;00&quot;))" office:value-type="string" office:string-value="0xff" calcext:value-type="string">
            <text:p>0xff</text:p>
          </table:table-cell>
          <table:table-cell table:formula="of:=COM.MICROSOFT.CONCAT(&quot;0x&quot;;TEXT([.M46];&quot;00&quot;))" office:value-type="string" office:string-value="0xff" calcext:value-type="string">
            <text:p>0xff</text:p>
          </table:table-cell>
          <table:table-cell table:formula="of:=COM.MICROSOFT.CONCAT(&quot;0x&quot;;TEXT([.N46];&quot;00&quot;))" office:value-type="string" office:string-value="0xff" calcext:value-type="string">
            <text:p>0xff</text:p>
          </table:table-cell>
          <table:table-cell table:formula="of:=COM.MICROSOFT.CONCAT(&quot;0x&quot;;TEXT([.O46];&quot;00&quot;))" office:value-type="string" office:string-value="0xff" calcext:value-type="string">
            <text:p>0xff</text:p>
          </table:table-cell>
          <table:table-cell table:formula="of:=COM.MICROSOFT.CONCAT(&quot;0x&quot;;TEXT([.P46];&quot;00&quot;))" office:value-type="string" office:string-value="0xff" calcext:value-type="string">
            <text:p>0xff</text:p>
          </table:table-cell>
          <table:table-cell table:formula="of:=COM.MICROSOFT.TEXTJOIN(&quot;,&quot;;1;[.A138:.P138])" office:value-type="string" office:string-value="0x1c,0x01,0xc0,0x1c,0x01,0xc0,0x1c,0x01,0xff,0xff,0xff,0xff,0xff,0xff,0xff,0xff" calcext:value-type="string">
            <text:p>0x1c,0x01,0xc0,0x1c,0x01,0xc0,0x1c,0x01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47];&quot;00&quot;))" office:value-type="string" office:string-value="0xff" calcext:value-type="string">
            <text:p>0xff</text:p>
          </table:table-cell>
          <table:table-cell table:formula="of:=COM.MICROSOFT.CONCAT(&quot;0x&quot;;TEXT([.B47];&quot;00&quot;))" office:value-type="string" office:string-value="0xff" calcext:value-type="string">
            <text:p>0xff</text:p>
          </table:table-cell>
          <table:table-cell table:formula="of:=COM.MICROSOFT.CONCAT(&quot;0x&quot;;TEXT([.C47];&quot;00&quot;))" office:value-type="string" office:string-value="0xff" calcext:value-type="string">
            <text:p>0xff</text:p>
          </table:table-cell>
          <table:table-cell table:formula="of:=COM.MICROSOFT.CONCAT(&quot;0x&quot;;TEXT([.D47];&quot;00&quot;))" office:value-type="string" office:string-value="0xff" calcext:value-type="string">
            <text:p>0xff</text:p>
          </table:table-cell>
          <table:table-cell table:formula="of:=COM.MICROSOFT.CONCAT(&quot;0x&quot;;TEXT([.E47];&quot;00&quot;))" office:value-type="string" office:string-value="0xff" calcext:value-type="string">
            <text:p>0xff</text:p>
          </table:table-cell>
          <table:table-cell table:formula="of:=COM.MICROSOFT.CONCAT(&quot;0x&quot;;TEXT([.F47];&quot;00&quot;))" office:value-type="string" office:string-value="0xdf" calcext:value-type="string">
            <text:p>0xdf</text:p>
          </table:table-cell>
          <table:table-cell table:formula="of:=COM.MICROSOFT.CONCAT(&quot;0x&quot;;TEXT([.G47];&quot;00&quot;))" office:value-type="string" office:string-value="0xdd" calcext:value-type="string">
            <text:p>0xdd</text:p>
          </table:table-cell>
          <table:table-cell table:formula="of:=COM.MICROSOFT.CONCAT(&quot;0x&quot;;TEXT([.H47];&quot;00&quot;))" office:value-type="string" office:string-value="0xfd" calcext:value-type="string">
            <text:p>0xfd</text:p>
          </table:table-cell>
          <table:table-cell table:formula="of:=COM.MICROSOFT.CONCAT(&quot;0x&quot;;TEXT([.I47];&quot;00&quot;))" office:value-type="string" office:string-value="0xdf" calcext:value-type="string">
            <text:p>0xdf</text:p>
          </table:table-cell>
          <table:table-cell table:formula="of:=COM.MICROSOFT.CONCAT(&quot;0x&quot;;TEXT([.J47];&quot;00&quot;))" office:value-type="string" office:string-value="0xdd" calcext:value-type="string">
            <text:p>0xdd</text:p>
          </table:table-cell>
          <table:table-cell table:formula="of:=COM.MICROSOFT.CONCAT(&quot;0x&quot;;TEXT([.K47];&quot;00&quot;))" office:value-type="string" office:string-value="0xfd" calcext:value-type="string">
            <text:p>0xfd</text:p>
          </table:table-cell>
          <table:table-cell table:formula="of:=COM.MICROSOFT.CONCAT(&quot;0x&quot;;TEXT([.L47];&quot;00&quot;))" office:value-type="string" office:string-value="0xdf" calcext:value-type="string">
            <text:p>0xdf</text:p>
          </table:table-cell>
          <table:table-cell table:formula="of:=COM.MICROSOFT.CONCAT(&quot;0x&quot;;TEXT([.M47];&quot;00&quot;))" office:value-type="string" office:string-value="0xdd" calcext:value-type="string">
            <text:p>0xdd</text:p>
          </table:table-cell>
          <table:table-cell table:formula="of:=COM.MICROSOFT.CONCAT(&quot;0x&quot;;TEXT([.N47];&quot;00&quot;))" office:value-type="string" office:string-value="0xfd" calcext:value-type="string">
            <text:p>0xfd</text:p>
          </table:table-cell>
          <table:table-cell table:formula="of:=COM.MICROSOFT.CONCAT(&quot;0x&quot;;TEXT([.O47];&quot;00&quot;))" office:value-type="string" office:string-value="0xdf" calcext:value-type="string">
            <text:p>0xdf</text:p>
          </table:table-cell>
          <table:table-cell table:formula="of:=COM.MICROSOFT.CONCAT(&quot;0x&quot;;TEXT([.P47];&quot;00&quot;))" office:value-type="string" office:string-value="0xdd" calcext:value-type="string">
            <text:p>0xdd</text:p>
          </table:table-cell>
          <table:table-cell table:formula="of:=COM.MICROSOFT.TEXTJOIN(&quot;,&quot;;1;[.A139:.P139])" office:value-type="string" office:string-value="0xff,0xff,0xff,0xff,0xff,0xdf,0xdd,0xfd,0xdf,0xdd,0xfd,0xdf,0xdd,0xfd,0xdf,0xdd" calcext:value-type="string">
            <text:p>0xff,0xff,0xff,0xff,0xff,0xdf,0xdd,0xfd,0xdf,0xdd,0xfd,0xdf,0xdd,0xfd,0xdf,0xdd</text:p>
          </table:table-cell>
          <table:table-cell table:number-columns-repeated="17"/>
        </table:table-row>
        <table:table-row table:style-name="ro1">
          <table:table-cell table:formula="of:=COM.MICROSOFT.CONCAT(&quot;0x&quot;;TEXT([.A48];&quot;00&quot;))" office:value-type="string" office:string-value="0xfd" calcext:value-type="string">
            <text:p>0xfd</text:p>
          </table:table-cell>
          <table:table-cell table:formula="of:=COM.MICROSOFT.CONCAT(&quot;0x&quot;;TEXT([.B48];&quot;00&quot;))" office:value-type="string" office:string-value="0xdf" calcext:value-type="string">
            <text:p>0xdf</text:p>
          </table:table-cell>
          <table:table-cell table:formula="of:=COM.MICROSOFT.CONCAT(&quot;0x&quot;;TEXT([.C48];&quot;00&quot;))" office:value-type="string" office:string-value="0xdd" calcext:value-type="string">
            <text:p>0xdd</text:p>
          </table:table-cell>
          <table:table-cell table:formula="of:=COM.MICROSOFT.CONCAT(&quot;0x&quot;;TEXT([.D48];&quot;00&quot;))" office:value-type="string" office:string-value="0xfd" calcext:value-type="string">
            <text:p>0xfd</text:p>
          </table:table-cell>
          <table:table-cell table:formula="of:=COM.MICROSOFT.CONCAT(&quot;0x&quot;;TEXT([.E48];&quot;00&quot;))" office:value-type="string" office:string-value="0xdf" calcext:value-type="string">
            <text:p>0xdf</text:p>
          </table:table-cell>
          <table:table-cell table:formula="of:=COM.MICROSOFT.CONCAT(&quot;0x&quot;;TEXT([.F48];&quot;00&quot;))" office:value-type="string" office:string-value="0xdd" calcext:value-type="string">
            <text:p>0xdd</text:p>
          </table:table-cell>
          <table:table-cell table:formula="of:=COM.MICROSOFT.CONCAT(&quot;0x&quot;;TEXT([.G48];&quot;00&quot;))" office:value-type="string" office:string-value="0xfd" calcext:value-type="string">
            <text:p>0xfd</text:p>
          </table:table-cell>
          <table:table-cell table:formula="of:=COM.MICROSOFT.CONCAT(&quot;0x&quot;;TEXT([.H48];&quot;00&quot;))" office:value-type="string" office:string-value="0xdf" calcext:value-type="string">
            <text:p>0xdf</text:p>
          </table:table-cell>
          <table:table-cell table:formula="of:=COM.MICROSOFT.CONCAT(&quot;0x&quot;;TEXT([.I48];&quot;00&quot;))" office:value-type="string" office:string-value="0xdd" calcext:value-type="string">
            <text:p>0xdd</text:p>
          </table:table-cell>
          <table:table-cell table:formula="of:=COM.MICROSOFT.CONCAT(&quot;0x&quot;;TEXT([.J48];&quot;00&quot;))" office:value-type="string" office:string-value="0xfd" calcext:value-type="string">
            <text:p>0xfd</text:p>
          </table:table-cell>
          <table:table-cell table:formula="of:=COM.MICROSOFT.CONCAT(&quot;0x&quot;;TEXT([.K48];&quot;00&quot;))" office:value-type="string" office:string-value="0xdf" calcext:value-type="string">
            <text:p>0xdf</text:p>
          </table:table-cell>
          <table:table-cell table:formula="of:=COM.MICROSOFT.CONCAT(&quot;0x&quot;;TEXT([.L48];&quot;00&quot;))" office:value-type="string" office:string-value="0xdd" calcext:value-type="string">
            <text:p>0xdd</text:p>
          </table:table-cell>
          <table:table-cell table:formula="of:=COM.MICROSOFT.CONCAT(&quot;0x&quot;;TEXT([.M48];&quot;00&quot;))" office:value-type="string" office:string-value="0xfd" calcext:value-type="string">
            <text:p>0xfd</text:p>
          </table:table-cell>
          <table:table-cell table:formula="of:=COM.MICROSOFT.CONCAT(&quot;0x&quot;;TEXT([.N48];&quot;00&quot;))" office:value-type="string" office:string-value="0xdf" calcext:value-type="string">
            <text:p>0xdf</text:p>
          </table:table-cell>
          <table:table-cell table:formula="of:=COM.MICROSOFT.CONCAT(&quot;0x&quot;;TEXT([.O48];&quot;00&quot;))" office:value-type="string" office:string-value="0xdd" calcext:value-type="string">
            <text:p>0xdd</text:p>
          </table:table-cell>
          <table:table-cell table:formula="of:=COM.MICROSOFT.CONCAT(&quot;0x&quot;;TEXT([.P48];&quot;00&quot;))" office:value-type="string" office:string-value="0xfd" calcext:value-type="string">
            <text:p>0xfd</text:p>
          </table:table-cell>
          <table:table-cell table:formula="of:=COM.MICROSOFT.TEXTJOIN(&quot;,&quot;;1;[.A140:.P140])" office:value-type="string" office:string-value="0xfd,0xdf,0xdd,0xfd,0xdf,0xdd,0xfd,0xdf,0xdd,0xfd,0xdf,0xdd,0xfd,0xdf,0xdd,0xfd" calcext:value-type="string">
            <text:p>0xfd,0xdf,0xdd,0xfd,0xdf,0xdd,0xfd,0xdf,0xdd,0xfd,0xdf,0xdd,0xfd,0xdf,0xdd,0xfd</text:p>
          </table:table-cell>
          <table:table-cell table:number-columns-repeated="17"/>
        </table:table-row>
        <table:table-row table:style-name="ro1">
          <table:table-cell table:formula="of:=COM.MICROSOFT.CONCAT(&quot;0x&quot;;TEXT([.A49];&quot;00&quot;))" office:value-type="string" office:string-value="0xdf" calcext:value-type="string">
            <text:p>0xdf</text:p>
          </table:table-cell>
          <table:table-cell table:formula="of:=COM.MICROSOFT.CONCAT(&quot;0x&quot;;TEXT([.B49];&quot;00&quot;))" office:value-type="string" office:string-value="0xdd" calcext:value-type="string">
            <text:p>0xdd</text:p>
          </table:table-cell>
          <table:table-cell table:formula="of:=COM.MICROSOFT.CONCAT(&quot;0x&quot;;TEXT([.C49];&quot;00&quot;))" office:value-type="string" office:string-value="0xfd" calcext:value-type="string">
            <text:p>0xfd</text:p>
          </table:table-cell>
          <table:table-cell table:formula="of:=COM.MICROSOFT.CONCAT(&quot;0x&quot;;TEXT([.D49];&quot;00&quot;))" office:value-type="string" office:string-value="0xdf" calcext:value-type="string">
            <text:p>0xdf</text:p>
          </table:table-cell>
          <table:table-cell table:formula="of:=COM.MICROSOFT.CONCAT(&quot;0x&quot;;TEXT([.E49];&quot;00&quot;))" office:value-type="string" office:string-value="0xdd" calcext:value-type="string">
            <text:p>0xdd</text:p>
          </table:table-cell>
          <table:table-cell table:formula="of:=COM.MICROSOFT.CONCAT(&quot;0x&quot;;TEXT([.F49];&quot;00&quot;))" office:value-type="string" office:string-value="0xfd" calcext:value-type="string">
            <text:p>0xfd</text:p>
          </table:table-cell>
          <table:table-cell table:formula="of:=COM.MICROSOFT.CONCAT(&quot;0x&quot;;TEXT([.G49];&quot;00&quot;))" office:value-type="string" office:string-value="0xdf" calcext:value-type="string">
            <text:p>0xdf</text:p>
          </table:table-cell>
          <table:table-cell table:formula="of:=COM.MICROSOFT.CONCAT(&quot;0x&quot;;TEXT([.H49];&quot;00&quot;))" office:value-type="string" office:string-value="0xdd" calcext:value-type="string">
            <text:p>0xdd</text:p>
          </table:table-cell>
          <table:table-cell table:formula="of:=COM.MICROSOFT.CONCAT(&quot;0x&quot;;TEXT([.I49];&quot;00&quot;))" office:value-type="string" office:string-value="0xfd" calcext:value-type="string">
            <text:p>0xfd</text:p>
          </table:table-cell>
          <table:table-cell table:formula="of:=COM.MICROSOFT.CONCAT(&quot;0x&quot;;TEXT([.J49];&quot;00&quot;))" office:value-type="string" office:string-value="0xdf" calcext:value-type="string">
            <text:p>0xdf</text:p>
          </table:table-cell>
          <table:table-cell table:formula="of:=COM.MICROSOFT.CONCAT(&quot;0x&quot;;TEXT([.K49];&quot;00&quot;))" office:value-type="string" office:string-value="0xdd" calcext:value-type="string">
            <text:p>0xdd</text:p>
          </table:table-cell>
          <table:table-cell table:formula="of:=COM.MICROSOFT.CONCAT(&quot;0x&quot;;TEXT([.L49];&quot;00&quot;))" office:value-type="string" office:string-value="0xfd" calcext:value-type="string">
            <text:p>0xfd</text:p>
          </table:table-cell>
          <table:table-cell table:formula="of:=COM.MICROSOFT.CONCAT(&quot;0x&quot;;TEXT([.M49];&quot;00&quot;))" office:value-type="string" office:string-value="0xff" calcext:value-type="string">
            <text:p>0xff</text:p>
          </table:table-cell>
          <table:table-cell table:formula="of:=COM.MICROSOFT.CONCAT(&quot;0x&quot;;TEXT([.N49];&quot;00&quot;))" office:value-type="string" office:string-value="0xff" calcext:value-type="string">
            <text:p>0xff</text:p>
          </table:table-cell>
          <table:table-cell table:formula="of:=COM.MICROSOFT.CONCAT(&quot;0x&quot;;TEXT([.O49];&quot;00&quot;))" office:value-type="string" office:string-value="0xff" calcext:value-type="string">
            <text:p>0xff</text:p>
          </table:table-cell>
          <table:table-cell table:formula="of:=COM.MICROSOFT.CONCAT(&quot;0x&quot;;TEXT([.P49];&quot;00&quot;))" office:value-type="string" office:string-value="0xff" calcext:value-type="string">
            <text:p>0xff</text:p>
          </table:table-cell>
          <table:table-cell table:formula="of:=COM.MICROSOFT.TEXTJOIN(&quot;,&quot;;1;[.A141:.P141])" office:value-type="string" office:string-value="0xdf,0xdd,0xfd,0xdf,0xdd,0xfd,0xdf,0xdd,0xfd,0xdf,0xdd,0xfd,0xff,0xff,0xff,0xff" calcext:value-type="string">
            <text:p>0xdf,0xdd,0xfd,0xdf,0xdd,0xfd,0xdf,0xdd,0xfd,0xdf,0xdd,0xfd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0];&quot;00&quot;))" office:value-type="string" office:string-value="0xff" calcext:value-type="string">
            <text:p>0xff</text:p>
          </table:table-cell>
          <table:table-cell table:formula="of:=COM.MICROSOFT.CONCAT(&quot;0x&quot;;TEXT([.B50];&quot;00&quot;))" office:value-type="string" office:string-value="0xff" calcext:value-type="string">
            <text:p>0xff</text:p>
          </table:table-cell>
          <table:table-cell table:formula="of:=COM.MICROSOFT.CONCAT(&quot;0x&quot;;TEXT([.C50];&quot;00&quot;))" office:value-type="string" office:string-value="0xff" calcext:value-type="string">
            <text:p>0xff</text:p>
          </table:table-cell>
          <table:table-cell table:formula="of:=COM.MICROSOFT.CONCAT(&quot;0x&quot;;TEXT([.D50];&quot;00&quot;))" office:value-type="string" office:string-value="0xff" calcext:value-type="string">
            <text:p>0xff</text:p>
          </table:table-cell>
          <table:table-cell table:formula="of:=COM.MICROSOFT.CONCAT(&quot;0x&quot;;TEXT([.E50];&quot;00&quot;))" office:value-type="string" office:string-value="0xff" calcext:value-type="string">
            <text:p>0xff</text:p>
          </table:table-cell>
          <table:table-cell table:formula="of:=COM.MICROSOFT.CONCAT(&quot;0x&quot;;TEXT([.F50];&quot;00&quot;))" office:value-type="string" office:string-value="0xff" calcext:value-type="string">
            <text:p>0xff</text:p>
          </table:table-cell>
          <table:table-cell table:formula="of:=COM.MICROSOFT.CONCAT(&quot;0x&quot;;TEXT([.G50];&quot;00&quot;))" office:value-type="string" office:string-value="0xff" calcext:value-type="string">
            <text:p>0xff</text:p>
          </table:table-cell>
          <table:table-cell table:formula="of:=COM.MICROSOFT.CONCAT(&quot;0x&quot;;TEXT([.H50];&quot;00&quot;))" office:value-type="string" office:string-value="0xff" calcext:value-type="string">
            <text:p>0xff</text:p>
          </table:table-cell>
          <table:table-cell table:formula="of:=COM.MICROSOFT.CONCAT(&quot;0x&quot;;TEXT([.I50];&quot;00&quot;))" office:value-type="string" office:string-value="0xff" calcext:value-type="string">
            <text:p>0xff</text:p>
          </table:table-cell>
          <table:table-cell table:formula="of:=COM.MICROSOFT.CONCAT(&quot;0x&quot;;TEXT([.J50];&quot;00&quot;))" office:value-type="string" office:string-value="0xdf" calcext:value-type="string">
            <text:p>0xdf</text:p>
          </table:table-cell>
          <table:table-cell table:formula="of:=COM.MICROSOFT.CONCAT(&quot;0x&quot;;TEXT([.K50];&quot;00&quot;))" office:value-type="string" office:string-value="0xdd" calcext:value-type="string">
            <text:p>0xdd</text:p>
          </table:table-cell>
          <table:table-cell table:formula="of:=COM.MICROSOFT.CONCAT(&quot;0x&quot;;TEXT([.L50];&quot;00&quot;))" office:value-type="string" office:string-value="0xfd" calcext:value-type="string">
            <text:p>0xfd</text:p>
          </table:table-cell>
          <table:table-cell table:formula="of:=COM.MICROSOFT.CONCAT(&quot;0x&quot;;TEXT([.M50];&quot;00&quot;))" office:value-type="string" office:string-value="0xdf" calcext:value-type="string">
            <text:p>0xdf</text:p>
          </table:table-cell>
          <table:table-cell table:formula="of:=COM.MICROSOFT.CONCAT(&quot;0x&quot;;TEXT([.N50];&quot;00&quot;))" office:value-type="string" office:string-value="0xdd" calcext:value-type="string">
            <text:p>0xdd</text:p>
          </table:table-cell>
          <table:table-cell table:formula="of:=COM.MICROSOFT.CONCAT(&quot;0x&quot;;TEXT([.O50];&quot;00&quot;))" office:value-type="string" office:string-value="0xfd" calcext:value-type="string">
            <text:p>0xfd</text:p>
          </table:table-cell>
          <table:table-cell table:formula="of:=COM.MICROSOFT.CONCAT(&quot;0x&quot;;TEXT([.P50];&quot;00&quot;))" office:value-type="string" office:string-value="0xdf" calcext:value-type="string">
            <text:p>0xdf</text:p>
          </table:table-cell>
          <table:table-cell table:formula="of:=COM.MICROSOFT.TEXTJOIN(&quot;,&quot;;1;[.A142:.P142])" office:value-type="string" office:string-value="0xff,0xff,0xff,0xff,0xff,0xff,0xff,0xff,0xff,0xdf,0xdd,0xfd,0xdf,0xdd,0xfd,0xdf" calcext:value-type="string">
            <text:p>0xff,0xff,0xff,0xff,0xff,0xff,0xff,0xff,0xff,0xdf,0xdd,0xfd,0xdf,0xdd,0xfd,0xdf</text:p>
          </table:table-cell>
          <table:table-cell table:number-columns-repeated="17"/>
        </table:table-row>
        <table:table-row table:style-name="ro1">
          <table:table-cell table:formula="of:=COM.MICROSOFT.CONCAT(&quot;0x&quot;;TEXT([.A51];&quot;00&quot;))" office:value-type="string" office:string-value="0xdd" calcext:value-type="string">
            <text:p>0xdd</text:p>
          </table:table-cell>
          <table:table-cell table:formula="of:=COM.MICROSOFT.CONCAT(&quot;0x&quot;;TEXT([.B51];&quot;00&quot;))" office:value-type="string" office:string-value="0xfd" calcext:value-type="string">
            <text:p>0xfd</text:p>
          </table:table-cell>
          <table:table-cell table:formula="of:=COM.MICROSOFT.CONCAT(&quot;0x&quot;;TEXT([.C51];&quot;00&quot;))" office:value-type="string" office:string-value="0xdf" calcext:value-type="string">
            <text:p>0xdf</text:p>
          </table:table-cell>
          <table:table-cell table:formula="of:=COM.MICROSOFT.CONCAT(&quot;0x&quot;;TEXT([.D51];&quot;00&quot;))" office:value-type="string" office:string-value="0xdd" calcext:value-type="string">
            <text:p>0xdd</text:p>
          </table:table-cell>
          <table:table-cell table:formula="of:=COM.MICROSOFT.CONCAT(&quot;0x&quot;;TEXT([.E51];&quot;00&quot;))" office:value-type="string" office:string-value="0xfd" calcext:value-type="string">
            <text:p>0xfd</text:p>
          </table:table-cell>
          <table:table-cell table:formula="of:=COM.MICROSOFT.CONCAT(&quot;0x&quot;;TEXT([.F51];&quot;00&quot;))" office:value-type="string" office:string-value="0xdf" calcext:value-type="string">
            <text:p>0xdf</text:p>
          </table:table-cell>
          <table:table-cell table:formula="of:=COM.MICROSOFT.CONCAT(&quot;0x&quot;;TEXT([.G51];&quot;00&quot;))" office:value-type="string" office:string-value="0xdd" calcext:value-type="string">
            <text:p>0xdd</text:p>
          </table:table-cell>
          <table:table-cell table:formula="of:=COM.MICROSOFT.CONCAT(&quot;0x&quot;;TEXT([.H51];&quot;00&quot;))" office:value-type="string" office:string-value="0xfd" calcext:value-type="string">
            <text:p>0xfd</text:p>
          </table:table-cell>
          <table:table-cell table:formula="of:=COM.MICROSOFT.CONCAT(&quot;0x&quot;;TEXT([.I51];&quot;00&quot;))" office:value-type="string" office:string-value="0xdf" calcext:value-type="string">
            <text:p>0xdf</text:p>
          </table:table-cell>
          <table:table-cell table:formula="of:=COM.MICROSOFT.CONCAT(&quot;0x&quot;;TEXT([.J51];&quot;00&quot;))" office:value-type="string" office:string-value="0xdd" calcext:value-type="string">
            <text:p>0xdd</text:p>
          </table:table-cell>
          <table:table-cell table:formula="of:=COM.MICROSOFT.CONCAT(&quot;0x&quot;;TEXT([.K51];&quot;00&quot;))" office:value-type="string" office:string-value="0xfd" calcext:value-type="string">
            <text:p>0xfd</text:p>
          </table:table-cell>
          <table:table-cell table:formula="of:=COM.MICROSOFT.CONCAT(&quot;0x&quot;;TEXT([.L51];&quot;00&quot;))" office:value-type="string" office:string-value="0xdf" calcext:value-type="string">
            <text:p>0xdf</text:p>
          </table:table-cell>
          <table:table-cell table:formula="of:=COM.MICROSOFT.CONCAT(&quot;0x&quot;;TEXT([.M51];&quot;00&quot;))" office:value-type="string" office:string-value="0xdd" calcext:value-type="string">
            <text:p>0xdd</text:p>
          </table:table-cell>
          <table:table-cell table:formula="of:=COM.MICROSOFT.CONCAT(&quot;0x&quot;;TEXT([.N51];&quot;00&quot;))" office:value-type="string" office:string-value="0xfd" calcext:value-type="string">
            <text:p>0xfd</text:p>
          </table:table-cell>
          <table:table-cell table:formula="of:=COM.MICROSOFT.CONCAT(&quot;0x&quot;;TEXT([.O51];&quot;00&quot;))" office:value-type="string" office:string-value="0xdf" calcext:value-type="string">
            <text:p>0xdf</text:p>
          </table:table-cell>
          <table:table-cell table:formula="of:=COM.MICROSOFT.CONCAT(&quot;0x&quot;;TEXT([.P51];&quot;00&quot;))" office:value-type="string" office:string-value="0xdd" calcext:value-type="string">
            <text:p>0xdd</text:p>
          </table:table-cell>
          <table:table-cell table:formula="of:=COM.MICROSOFT.TEXTJOIN(&quot;,&quot;;1;[.A143:.P143])" office:value-type="string" office:string-value="0xdd,0xfd,0xdf,0xdd,0xfd,0xdf,0xdd,0xfd,0xdf,0xdd,0xfd,0xdf,0xdd,0xfd,0xdf,0xdd" calcext:value-type="string">
            <text:p>0xdd,0xfd,0xdf,0xdd,0xfd,0xdf,0xdd,0xfd,0xdf,0xdd,0xfd,0xdf,0xdd,0xfd,0xdf,0xdd</text:p>
          </table:table-cell>
          <table:table-cell table:number-columns-repeated="17"/>
        </table:table-row>
        <table:table-row table:style-name="ro1">
          <table:table-cell table:formula="of:=COM.MICROSOFT.CONCAT(&quot;0x&quot;;TEXT([.A52];&quot;00&quot;))" office:value-type="string" office:string-value="0xfd" calcext:value-type="string">
            <text:p>0xfd</text:p>
          </table:table-cell>
          <table:table-cell table:formula="of:=COM.MICROSOFT.CONCAT(&quot;0x&quot;;TEXT([.B52];&quot;00&quot;))" office:value-type="string" office:string-value="0xdf" calcext:value-type="string">
            <text:p>0xdf</text:p>
          </table:table-cell>
          <table:table-cell table:formula="of:=COM.MICROSOFT.CONCAT(&quot;0x&quot;;TEXT([.C52];&quot;00&quot;))" office:value-type="string" office:string-value="0xdd" calcext:value-type="string">
            <text:p>0xdd</text:p>
          </table:table-cell>
          <table:table-cell table:formula="of:=COM.MICROSOFT.CONCAT(&quot;0x&quot;;TEXT([.D52];&quot;00&quot;))" office:value-type="string" office:string-value="0xfd" calcext:value-type="string">
            <text:p>0xfd</text:p>
          </table:table-cell>
          <table:table-cell table:formula="of:=COM.MICROSOFT.CONCAT(&quot;0x&quot;;TEXT([.E52];&quot;00&quot;))" office:value-type="string" office:string-value="0xdf" calcext:value-type="string">
            <text:p>0xdf</text:p>
          </table:table-cell>
          <table:table-cell table:formula="of:=COM.MICROSOFT.CONCAT(&quot;0x&quot;;TEXT([.F52];&quot;00&quot;))" office:value-type="string" office:string-value="0xdd" calcext:value-type="string">
            <text:p>0xdd</text:p>
          </table:table-cell>
          <table:table-cell table:formula="of:=COM.MICROSOFT.CONCAT(&quot;0x&quot;;TEXT([.G52];&quot;00&quot;))" office:value-type="string" office:string-value="0xfd" calcext:value-type="string">
            <text:p>0xfd</text:p>
          </table:table-cell>
          <table:table-cell table:formula="of:=COM.MICROSOFT.CONCAT(&quot;0x&quot;;TEXT([.H52];&quot;00&quot;))" office:value-type="string" office:string-value="0xdf" calcext:value-type="string">
            <text:p>0xdf</text:p>
          </table:table-cell>
          <table:table-cell table:formula="of:=COM.MICROSOFT.CONCAT(&quot;0x&quot;;TEXT([.I52];&quot;00&quot;))" office:value-type="string" office:string-value="0xdd" calcext:value-type="string">
            <text:p>0xdd</text:p>
          </table:table-cell>
          <table:table-cell table:formula="of:=COM.MICROSOFT.CONCAT(&quot;0x&quot;;TEXT([.J52];&quot;00&quot;))" office:value-type="string" office:string-value="0xfd" calcext:value-type="string">
            <text:p>0xfd</text:p>
          </table:table-cell>
          <table:table-cell table:formula="of:=COM.MICROSOFT.CONCAT(&quot;0x&quot;;TEXT([.K52];&quot;00&quot;))" office:value-type="string" office:string-value="0xdf" calcext:value-type="string">
            <text:p>0xdf</text:p>
          </table:table-cell>
          <table:table-cell table:formula="of:=COM.MICROSOFT.CONCAT(&quot;0x&quot;;TEXT([.L52];&quot;00&quot;))" office:value-type="string" office:string-value="0xdd" calcext:value-type="string">
            <text:p>0xdd</text:p>
          </table:table-cell>
          <table:table-cell table:formula="of:=COM.MICROSOFT.CONCAT(&quot;0x&quot;;TEXT([.M52];&quot;00&quot;))" office:value-type="string" office:string-value="0xfd" calcext:value-type="string">
            <text:p>0xfd</text:p>
          </table:table-cell>
          <table:table-cell table:formula="of:=COM.MICROSOFT.CONCAT(&quot;0x&quot;;TEXT([.N52];&quot;00&quot;))" office:value-type="string" office:string-value="0xdf" calcext:value-type="string">
            <text:p>0xdf</text:p>
          </table:table-cell>
          <table:table-cell table:formula="of:=COM.MICROSOFT.CONCAT(&quot;0x&quot;;TEXT([.O52];&quot;00&quot;))" office:value-type="string" office:string-value="0xdd" calcext:value-type="string">
            <text:p>0xdd</text:p>
          </table:table-cell>
          <table:table-cell table:formula="of:=COM.MICROSOFT.CONCAT(&quot;0x&quot;;TEXT([.P52];&quot;00&quot;))" office:value-type="string" office:string-value="0xfd" calcext:value-type="string">
            <text:p>0xfd</text:p>
          </table:table-cell>
          <table:table-cell table:formula="of:=COM.MICROSOFT.TEXTJOIN(&quot;,&quot;;1;[.A144:.P144])" office:value-type="string" office:string-value="0xfd,0xdf,0xdd,0xfd,0xdf,0xdd,0xfd,0xdf,0xdd,0xfd,0xdf,0xdd,0xfd,0xdf,0xdd,0xfd" calcext:value-type="string">
            <text:p>0xfd,0xdf,0xdd,0xfd,0xdf,0xdd,0xfd,0xdf,0xdd,0xfd,0xdf,0xdd,0xfd,0xdf,0xdd,0xfd</text:p>
          </table:table-cell>
          <table:table-cell table:number-columns-repeated="17"/>
        </table:table-row>
        <table:table-row table:style-name="ro1">
          <table:table-cell table:formula="of:=COM.MICROSOFT.CONCAT(&quot;0x&quot;;TEXT([.A53];&quot;00&quot;))" office:value-type="string" office:string-value="0xff" calcext:value-type="string">
            <text:p>0xff</text:p>
          </table:table-cell>
          <table:table-cell table:formula="of:=COM.MICROSOFT.CONCAT(&quot;0x&quot;;TEXT([.B53];&quot;00&quot;))" office:value-type="string" office:string-value="0xff" calcext:value-type="string">
            <text:p>0xff</text:p>
          </table:table-cell>
          <table:table-cell table:formula="of:=COM.MICROSOFT.CONCAT(&quot;0x&quot;;TEXT([.C53];&quot;00&quot;))" office:value-type="string" office:string-value="0xff" calcext:value-type="string">
            <text:p>0xff</text:p>
          </table:table-cell>
          <table:table-cell table:formula="of:=COM.MICROSOFT.CONCAT(&quot;0x&quot;;TEXT([.D53];&quot;00&quot;))" office:value-type="string" office:string-value="0xff" calcext:value-type="string">
            <text:p>0xff</text:p>
          </table:table-cell>
          <table:table-cell table:formula="of:=COM.MICROSOFT.CONCAT(&quot;0x&quot;;TEXT([.E53];&quot;00&quot;))" office:value-type="string" office:string-value="0xff" calcext:value-type="string">
            <text:p>0xff</text:p>
          </table:table-cell>
          <table:table-cell table:formula="of:=COM.MICROSOFT.CONCAT(&quot;0x&quot;;TEXT([.F53];&quot;00&quot;))" office:value-type="string" office:string-value="0xff" calcext:value-type="string">
            <text:p>0xff</text:p>
          </table:table-cell>
          <table:table-cell table:formula="of:=COM.MICROSOFT.CONCAT(&quot;0x&quot;;TEXT([.G53];&quot;00&quot;))" office:value-type="string" office:string-value="0xff" calcext:value-type="string">
            <text:p>0xff</text:p>
          </table:table-cell>
          <table:table-cell table:formula="of:=COM.MICROSOFT.CONCAT(&quot;0x&quot;;TEXT([.H53];&quot;00&quot;))" office:value-type="string" office:string-value="0xff" calcext:value-type="string">
            <text:p>0xff</text:p>
          </table:table-cell>
          <table:table-cell table:formula="of:=COM.MICROSOFT.CONCAT(&quot;0x&quot;;TEXT([.I53];&quot;00&quot;))" office:value-type="string" office:string-value="0xff" calcext:value-type="string">
            <text:p>0xff</text:p>
          </table:table-cell>
          <table:table-cell table:formula="of:=COM.MICROSOFT.CONCAT(&quot;0x&quot;;TEXT([.J53];&quot;00&quot;))" office:value-type="string" office:string-value="0xff" calcext:value-type="string">
            <text:p>0xff</text:p>
          </table:table-cell>
          <table:table-cell table:formula="of:=COM.MICROSOFT.CONCAT(&quot;0x&quot;;TEXT([.K53];&quot;00&quot;))" office:value-type="string" office:string-value="0xff" calcext:value-type="string">
            <text:p>0xff</text:p>
          </table:table-cell>
          <table:table-cell table:formula="of:=COM.MICROSOFT.CONCAT(&quot;0x&quot;;TEXT([.L53];&quot;00&quot;))" office:value-type="string" office:string-value="0xff" calcext:value-type="string">
            <text:p>0xff</text:p>
          </table:table-cell>
          <table:table-cell table:formula="of:=COM.MICROSOFT.CONCAT(&quot;0x&quot;;TEXT([.M53];&quot;00&quot;))" office:value-type="string" office:string-value="0xff" calcext:value-type="string">
            <text:p>0xff</text:p>
          </table:table-cell>
          <table:table-cell table:formula="of:=COM.MICROSOFT.CONCAT(&quot;0x&quot;;TEXT([.N53];&quot;00&quot;))" office:value-type="string" office:string-value="0xbf" calcext:value-type="string">
            <text:p>0xbf</text:p>
          </table:table-cell>
          <table:table-cell table:formula="of:=COM.MICROSOFT.CONCAT(&quot;0x&quot;;TEXT([.O53];&quot;00&quot;))" office:value-type="string" office:string-value="0xeb" calcext:value-type="string">
            <text:p>0xeb</text:p>
          </table:table-cell>
          <table:table-cell table:formula="of:=COM.MICROSOFT.CONCAT(&quot;0x&quot;;TEXT([.P53];&quot;00&quot;))" office:value-type="string" office:string-value="0xfe" calcext:value-type="string">
            <text:p>0xfe</text:p>
          </table:table-cell>
          <table:table-cell table:formula="of:=COM.MICROSOFT.TEXTJOIN(&quot;,&quot;;1;[.A145:.P145])" office:value-type="string" office:string-value="0xff,0xff,0xff,0xff,0xff,0xff,0xff,0xff,0xff,0xff,0xff,0xff,0xff,0xbf,0xeb,0xfe" calcext:value-type="string">
            <text:p>0xff,0xff,0xff,0xff,0xff,0xff,0xff,0xff,0xff,0xff,0xff,0xff,0xff,0xbf,0xeb,0xfe</text:p>
          </table:table-cell>
          <table:table-cell table:number-columns-repeated="17"/>
        </table:table-row>
        <table:table-row table:style-name="ro1">
          <table:table-cell table:formula="of:=COM.MICROSOFT.CONCAT(&quot;0x&quot;;TEXT([.A54];&quot;00&quot;))" office:value-type="string" office:string-value="0xbf" calcext:value-type="string">
            <text:p>0xbf</text:p>
          </table:table-cell>
          <table:table-cell table:formula="of:=COM.MICROSOFT.CONCAT(&quot;0x&quot;;TEXT([.B54];&quot;00&quot;))" office:value-type="string" office:string-value="0xeb" calcext:value-type="string">
            <text:p>0xeb</text:p>
          </table:table-cell>
          <table:table-cell table:formula="of:=COM.MICROSOFT.CONCAT(&quot;0x&quot;;TEXT([.C54];&quot;00&quot;))" office:value-type="string" office:string-value="0xfe" calcext:value-type="string">
            <text:p>0xfe</text:p>
          </table:table-cell>
          <table:table-cell table:formula="of:=COM.MICROSOFT.CONCAT(&quot;0x&quot;;TEXT([.D54];&quot;00&quot;))" office:value-type="string" office:string-value="0xbf" calcext:value-type="string">
            <text:p>0xbf</text:p>
          </table:table-cell>
          <table:table-cell table:formula="of:=COM.MICROSOFT.CONCAT(&quot;0x&quot;;TEXT([.E54];&quot;00&quot;))" office:value-type="string" office:string-value="0xeb" calcext:value-type="string">
            <text:p>0xeb</text:p>
          </table:table-cell>
          <table:table-cell table:formula="of:=COM.MICROSOFT.CONCAT(&quot;0x&quot;;TEXT([.F54];&quot;00&quot;))" office:value-type="string" office:string-value="0xfe" calcext:value-type="string">
            <text:p>0xfe</text:p>
          </table:table-cell>
          <table:table-cell table:formula="of:=COM.MICROSOFT.CONCAT(&quot;0x&quot;;TEXT([.G54];&quot;00&quot;))" office:value-type="string" office:string-value="0xbf" calcext:value-type="string">
            <text:p>0xbf</text:p>
          </table:table-cell>
          <table:table-cell table:formula="of:=COM.MICROSOFT.CONCAT(&quot;0x&quot;;TEXT([.H54];&quot;00&quot;))" office:value-type="string" office:string-value="0xeb" calcext:value-type="string">
            <text:p>0xeb</text:p>
          </table:table-cell>
          <table:table-cell table:formula="of:=COM.MICROSOFT.CONCAT(&quot;0x&quot;;TEXT([.I54];&quot;00&quot;))" office:value-type="string" office:string-value="0xfe" calcext:value-type="string">
            <text:p>0xfe</text:p>
          </table:table-cell>
          <table:table-cell table:formula="of:=COM.MICROSOFT.CONCAT(&quot;0x&quot;;TEXT([.J54];&quot;00&quot;))" office:value-type="string" office:string-value="0xbf" calcext:value-type="string">
            <text:p>0xbf</text:p>
          </table:table-cell>
          <table:table-cell table:formula="of:=COM.MICROSOFT.CONCAT(&quot;0x&quot;;TEXT([.K54];&quot;00&quot;))" office:value-type="string" office:string-value="0xeb" calcext:value-type="string">
            <text:p>0xeb</text:p>
          </table:table-cell>
          <table:table-cell table:formula="of:=COM.MICROSOFT.CONCAT(&quot;0x&quot;;TEXT([.L54];&quot;00&quot;))" office:value-type="string" office:string-value="0xfe" calcext:value-type="string">
            <text:p>0xfe</text:p>
          </table:table-cell>
          <table:table-cell table:formula="of:=COM.MICROSOFT.CONCAT(&quot;0x&quot;;TEXT([.M54];&quot;00&quot;))" office:value-type="string" office:string-value="0xbf" calcext:value-type="string">
            <text:p>0xbf</text:p>
          </table:table-cell>
          <table:table-cell table:formula="of:=COM.MICROSOFT.CONCAT(&quot;0x&quot;;TEXT([.N54];&quot;00&quot;))" office:value-type="string" office:string-value="0xeb" calcext:value-type="string">
            <text:p>0xeb</text:p>
          </table:table-cell>
          <table:table-cell table:formula="of:=COM.MICROSOFT.CONCAT(&quot;0x&quot;;TEXT([.O54];&quot;00&quot;))" office:value-type="string" office:string-value="0xfe" calcext:value-type="string">
            <text:p>0xfe</text:p>
          </table:table-cell>
          <table:table-cell table:formula="of:=COM.MICROSOFT.CONCAT(&quot;0x&quot;;TEXT([.P54];&quot;00&quot;))" office:value-type="string" office:string-value="0xbf" calcext:value-type="string">
            <text:p>0xbf</text:p>
          </table:table-cell>
          <table:table-cell table:formula="of:=COM.MICROSOFT.TEXTJOIN(&quot;,&quot;;1;[.A146:.P146])" office:value-type="string" office:string-value="0xbf,0xeb,0xfe,0xbf,0xeb,0xfe,0xbf,0xeb,0xfe,0xbf,0xeb,0xfe,0xbf,0xeb,0xfe,0xbf" calcext:value-type="string">
            <text:p>0xbf,0xeb,0xfe,0xbf,0xeb,0xfe,0xbf,0xeb,0xfe,0xbf,0xeb,0xfe,0xbf,0xeb,0xfe,0xbf</text:p>
          </table:table-cell>
          <table:table-cell table:number-columns-repeated="17"/>
        </table:table-row>
        <table:table-row table:style-name="ro1">
          <table:table-cell table:formula="of:=COM.MICROSOFT.CONCAT(&quot;0x&quot;;TEXT([.A55];&quot;00&quot;))" office:value-type="string" office:string-value="0xeb" calcext:value-type="string">
            <text:p>0xeb</text:p>
          </table:table-cell>
          <table:table-cell table:formula="of:=COM.MICROSOFT.CONCAT(&quot;0x&quot;;TEXT([.B55];&quot;00&quot;))" office:value-type="string" office:string-value="0xfe" calcext:value-type="string">
            <text:p>0xfe</text:p>
          </table:table-cell>
          <table:table-cell table:formula="of:=COM.MICROSOFT.CONCAT(&quot;0x&quot;;TEXT([.C55];&quot;00&quot;))" office:value-type="string" office:string-value="0xbf" calcext:value-type="string">
            <text:p>0xbf</text:p>
          </table:table-cell>
          <table:table-cell table:formula="of:=COM.MICROSOFT.CONCAT(&quot;0x&quot;;TEXT([.D55];&quot;00&quot;))" office:value-type="string" office:string-value="0xeb" calcext:value-type="string">
            <text:p>0xeb</text:p>
          </table:table-cell>
          <table:table-cell table:formula="of:=COM.MICROSOFT.CONCAT(&quot;0x&quot;;TEXT([.E55];&quot;00&quot;))" office:value-type="string" office:string-value="0xfe" calcext:value-type="string">
            <text:p>0xfe</text:p>
          </table:table-cell>
          <table:table-cell table:formula="of:=COM.MICROSOFT.CONCAT(&quot;0x&quot;;TEXT([.F55];&quot;00&quot;))" office:value-type="string" office:string-value="0xbf" calcext:value-type="string">
            <text:p>0xbf</text:p>
          </table:table-cell>
          <table:table-cell table:formula="of:=COM.MICROSOFT.CONCAT(&quot;0x&quot;;TEXT([.G55];&quot;00&quot;))" office:value-type="string" office:string-value="0xeb" calcext:value-type="string">
            <text:p>0xeb</text:p>
          </table:table-cell>
          <table:table-cell table:formula="of:=COM.MICROSOFT.CONCAT(&quot;0x&quot;;TEXT([.H55];&quot;00&quot;))" office:value-type="string" office:string-value="0xfe" calcext:value-type="string">
            <text:p>0xfe</text:p>
          </table:table-cell>
          <table:table-cell table:formula="of:=COM.MICROSOFT.CONCAT(&quot;0x&quot;;TEXT([.I55];&quot;00&quot;))" office:value-type="string" office:string-value="0xbf" calcext:value-type="string">
            <text:p>0xbf</text:p>
          </table:table-cell>
          <table:table-cell table:formula="of:=COM.MICROSOFT.CONCAT(&quot;0x&quot;;TEXT([.J55];&quot;00&quot;))" office:value-type="string" office:string-value="0xeb" calcext:value-type="string">
            <text:p>0xeb</text:p>
          </table:table-cell>
          <table:table-cell table:formula="of:=COM.MICROSOFT.CONCAT(&quot;0x&quot;;TEXT([.K55];&quot;00&quot;))" office:value-type="string" office:string-value="0xfe" calcext:value-type="string">
            <text:p>0xfe</text:p>
          </table:table-cell>
          <table:table-cell table:formula="of:=COM.MICROSOFT.CONCAT(&quot;0x&quot;;TEXT([.L55];&quot;00&quot;))" office:value-type="string" office:string-value="0xbf" calcext:value-type="string">
            <text:p>0xbf</text:p>
          </table:table-cell>
          <table:table-cell table:formula="of:=COM.MICROSOFT.CONCAT(&quot;0x&quot;;TEXT([.M55];&quot;00&quot;))" office:value-type="string" office:string-value="0xeb" calcext:value-type="string">
            <text:p>0xeb</text:p>
          </table:table-cell>
          <table:table-cell table:formula="of:=COM.MICROSOFT.CONCAT(&quot;0x&quot;;TEXT([.N55];&quot;00&quot;))" office:value-type="string" office:string-value="0xfe" calcext:value-type="string">
            <text:p>0xfe</text:p>
          </table:table-cell>
          <table:table-cell table:formula="of:=COM.MICROSOFT.CONCAT(&quot;0x&quot;;TEXT([.O55];&quot;00&quot;))" office:value-type="string" office:string-value="0xbf" calcext:value-type="string">
            <text:p>0xbf</text:p>
          </table:table-cell>
          <table:table-cell table:formula="of:=COM.MICROSOFT.CONCAT(&quot;0x&quot;;TEXT([.P55];&quot;00&quot;))" office:value-type="string" office:string-value="0xeb" calcext:value-type="string">
            <text:p>0xeb</text:p>
          </table:table-cell>
          <table:table-cell table:formula="of:=COM.MICROSOFT.TEXTJOIN(&quot;,&quot;;1;[.A147:.P147])" office:value-type="string" office:string-value="0xeb,0xfe,0xbf,0xeb,0xfe,0xbf,0xeb,0xfe,0xbf,0xeb,0xfe,0xbf,0xeb,0xfe,0xbf,0xeb" calcext:value-type="string">
            <text:p>0xeb,0xfe,0xbf,0xeb,0xfe,0xbf,0xeb,0xfe,0xbf,0xeb,0xfe,0xbf,0xeb,0xfe,0xbf,0xeb</text:p>
          </table:table-cell>
          <table:table-cell table:number-columns-repeated="17"/>
        </table:table-row>
        <table:table-row table:style-name="ro1">
          <table:table-cell table:formula="of:=COM.MICROSOFT.CONCAT(&quot;0x&quot;;TEXT([.A56];&quot;00&quot;))" office:value-type="string" office:string-value="0xfe" calcext:value-type="string">
            <text:p>0xfe</text:p>
          </table:table-cell>
          <table:table-cell table:formula="of:=COM.MICROSOFT.CONCAT(&quot;0x&quot;;TEXT([.B56];&quot;00&quot;))" office:value-type="string" office:string-value="0xbf" calcext:value-type="string">
            <text:p>0xbf</text:p>
          </table:table-cell>
          <table:table-cell table:formula="of:=COM.MICROSOFT.CONCAT(&quot;0x&quot;;TEXT([.C56];&quot;00&quot;))" office:value-type="string" office:string-value="0xeb" calcext:value-type="string">
            <text:p>0xeb</text:p>
          </table:table-cell>
          <table:table-cell table:formula="of:=COM.MICROSOFT.CONCAT(&quot;0x&quot;;TEXT([.D56];&quot;00&quot;))" office:value-type="string" office:string-value="0xfe" calcext:value-type="string">
            <text:p>0xfe</text:p>
          </table:table-cell>
          <table:table-cell table:formula="of:=COM.MICROSOFT.CONCAT(&quot;0x&quot;;TEXT([.E56];&quot;00&quot;))" office:value-type="string" office:string-value="0xff" calcext:value-type="string">
            <text:p>0xff</text:p>
          </table:table-cell>
          <table:table-cell table:formula="of:=COM.MICROSOFT.CONCAT(&quot;0x&quot;;TEXT([.F56];&quot;00&quot;))" office:value-type="string" office:string-value="0xff" calcext:value-type="string">
            <text:p>0xff</text:p>
          </table:table-cell>
          <table:table-cell table:formula="of:=COM.MICROSOFT.CONCAT(&quot;0x&quot;;TEXT([.G56];&quot;00&quot;))" office:value-type="string" office:string-value="0xff" calcext:value-type="string">
            <text:p>0xff</text:p>
          </table:table-cell>
          <table:table-cell table:formula="of:=COM.MICROSOFT.CONCAT(&quot;0x&quot;;TEXT([.H56];&quot;00&quot;))" office:value-type="string" office:string-value="0xff" calcext:value-type="string">
            <text:p>0xff</text:p>
          </table:table-cell>
          <table:table-cell table:formula="of:=COM.MICROSOFT.CONCAT(&quot;0x&quot;;TEXT([.I56];&quot;00&quot;))" office:value-type="string" office:string-value="0xff" calcext:value-type="string">
            <text:p>0xff</text:p>
          </table:table-cell>
          <table:table-cell table:formula="of:=COM.MICROSOFT.CONCAT(&quot;0x&quot;;TEXT([.J56];&quot;00&quot;))" office:value-type="string" office:string-value="0xff" calcext:value-type="string">
            <text:p>0xff</text:p>
          </table:table-cell>
          <table:table-cell table:formula="of:=COM.MICROSOFT.CONCAT(&quot;0x&quot;;TEXT([.K56];&quot;00&quot;))" office:value-type="string" office:string-value="0xff" calcext:value-type="string">
            <text:p>0xff</text:p>
          </table:table-cell>
          <table:table-cell table:formula="of:=COM.MICROSOFT.CONCAT(&quot;0x&quot;;TEXT([.L56];&quot;00&quot;))" office:value-type="string" office:string-value="0xff" calcext:value-type="string">
            <text:p>0xff</text:p>
          </table:table-cell>
          <table:table-cell table:formula="of:=COM.MICROSOFT.CONCAT(&quot;0x&quot;;TEXT([.M56];&quot;00&quot;))" office:value-type="string" office:string-value="0xff" calcext:value-type="string">
            <text:p>0xff</text:p>
          </table:table-cell>
          <table:table-cell table:formula="of:=COM.MICROSOFT.CONCAT(&quot;0x&quot;;TEXT([.N56];&quot;00&quot;))" office:value-type="string" office:string-value="0xff" calcext:value-type="string">
            <text:p>0xff</text:p>
          </table:table-cell>
          <table:table-cell table:formula="of:=COM.MICROSOFT.CONCAT(&quot;0x&quot;;TEXT([.O56];&quot;00&quot;))" office:value-type="string" office:string-value="0xff" calcext:value-type="string">
            <text:p>0xff</text:p>
          </table:table-cell>
          <table:table-cell table:formula="of:=COM.MICROSOFT.CONCAT(&quot;0x&quot;;TEXT([.P56];&quot;00&quot;))" office:value-type="string" office:string-value="0xff" calcext:value-type="string">
            <text:p>0xff</text:p>
          </table:table-cell>
          <table:table-cell table:formula="of:=COM.MICROSOFT.TEXTJOIN(&quot;,&quot;;1;[.A148:.P148])" office:value-type="string" office:string-value="0xfe,0xbf,0xeb,0xfe,0xff,0xff,0xff,0xff,0xff,0xff,0xff,0xff,0xff,0xff,0xff,0xff" calcext:value-type="string">
            <text:p>0xfe,0xbf,0xeb,0xfe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57];&quot;00&quot;))" office:value-type="string" office:string-value="0xfe" calcext:value-type="string">
            <text:p>0xfe</text:p>
          </table:table-cell>
          <table:table-cell table:formula="of:=COM.MICROSOFT.CONCAT(&quot;0x&quot;;TEXT([.B57];&quot;00&quot;))" office:value-type="string" office:string-value="0x0f" calcext:value-type="string">
            <text:p>0x0f</text:p>
          </table:table-cell>
          <table:table-cell table:formula="of:=COM.MICROSOFT.CONCAT(&quot;0x&quot;;TEXT([.C57];&quot;00&quot;))" office:value-type="string" office:string-value="0x80" calcext:value-type="string">
            <text:p>0x80</text:p>
          </table:table-cell>
          <table:table-cell table:formula="of:=COM.MICROSOFT.CONCAT(&quot;0x&quot;;TEXT([.D57];&quot;00&quot;))" office:value-type="string" office:string-value="0xf8" calcext:value-type="string">
            <text:p>0xf8</text:p>
          </table:table-cell>
          <table:table-cell table:formula="of:=COM.MICROSOFT.CONCAT(&quot;0x&quot;;TEXT([.E57];&quot;00&quot;))" office:value-type="string" office:string-value="0x0f" calcext:value-type="string">
            <text:p>0x0f</text:p>
          </table:table-cell>
          <table:table-cell table:formula="of:=COM.MICROSOFT.CONCAT(&quot;0x&quot;;TEXT([.F57];&quot;00&quot;))" office:value-type="string" office:string-value="0x80" calcext:value-type="string">
            <text:p>0x80</text:p>
          </table:table-cell>
          <table:table-cell table:formula="of:=COM.MICROSOFT.CONCAT(&quot;0x&quot;;TEXT([.G57];&quot;00&quot;))" office:value-type="string" office:string-value="0xf8" calcext:value-type="string">
            <text:p>0xf8</text:p>
          </table:table-cell>
          <table:table-cell table:formula="of:=COM.MICROSOFT.CONCAT(&quot;0x&quot;;TEXT([.H57];&quot;00&quot;))" office:value-type="string" office:string-value="0x0f" calcext:value-type="string">
            <text:p>0x0f</text:p>
          </table:table-cell>
          <table:table-cell table:formula="of:=COM.MICROSOFT.CONCAT(&quot;0x&quot;;TEXT([.I57];&quot;00&quot;))" office:value-type="string" office:string-value="0x80" calcext:value-type="string">
            <text:p>0x80</text:p>
          </table:table-cell>
          <table:table-cell table:formula="of:=COM.MICROSOFT.CONCAT(&quot;0x&quot;;TEXT([.J57];&quot;00&quot;))" office:value-type="string" office:string-value="0xf8" calcext:value-type="string">
            <text:p>0xf8</text:p>
          </table:table-cell>
          <table:table-cell table:formula="of:=COM.MICROSOFT.CONCAT(&quot;0x&quot;;TEXT([.K57];&quot;00&quot;))" office:value-type="string" office:string-value="0x0f" calcext:value-type="string">
            <text:p>0x0f</text:p>
          </table:table-cell>
          <table:table-cell table:formula="of:=COM.MICROSOFT.CONCAT(&quot;0x&quot;;TEXT([.L57];&quot;00&quot;))" office:value-type="string" office:string-value="0x80" calcext:value-type="string">
            <text:p>0x80</text:p>
          </table:table-cell>
          <table:table-cell table:formula="of:=COM.MICROSOFT.CONCAT(&quot;0x&quot;;TEXT([.M57];&quot;00&quot;))" office:value-type="string" office:string-value="0xf8" calcext:value-type="string">
            <text:p>0xf8</text:p>
          </table:table-cell>
          <table:table-cell table:formula="of:=COM.MICROSOFT.CONCAT(&quot;0x&quot;;TEXT([.N57];&quot;00&quot;))" office:value-type="string" office:string-value="0x0f" calcext:value-type="string">
            <text:p>0x0f</text:p>
          </table:table-cell>
          <table:table-cell table:formula="of:=COM.MICROSOFT.CONCAT(&quot;0x&quot;;TEXT([.O57];&quot;00&quot;))" office:value-type="string" office:string-value="0x80" calcext:value-type="string">
            <text:p>0x80</text:p>
          </table:table-cell>
          <table:table-cell table:formula="of:=COM.MICROSOFT.CONCAT(&quot;0x&quot;;TEXT([.P57];&quot;00&quot;))" office:value-type="string" office:string-value="0xf8" calcext:value-type="string">
            <text:p>0xf8</text:p>
          </table:table-cell>
          <table:table-cell table:formula="of:=COM.MICROSOFT.TEXTJOIN(&quot;,&quot;;1;[.A149:.P149])" office:value-type="string" office:string-value="0xfe,0x0f,0x80,0xf8,0x0f,0x80,0xf8,0x0f,0x80,0xf8,0x0f,0x80,0xf8,0x0f,0x80,0xf8" calcext:value-type="string">
            <text:p>0xfe,0x0f,0x80,0xf8,0x0f,0x80,0xf8,0x0f,0x80,0xf8,0x0f,0x80,0xf8,0x0f,0x80,0xf8</text:p>
          </table:table-cell>
          <table:table-cell table:number-columns-repeated="17"/>
        </table:table-row>
        <table:table-row table:style-name="ro1">
          <table:table-cell table:formula="of:=COM.MICROSOFT.CONCAT(&quot;0x&quot;;TEXT([.A58];&quot;00&quot;))" office:value-type="string" office:string-value="0x0f" calcext:value-type="string">
            <text:p>0x0f</text:p>
          </table:table-cell>
          <table:table-cell table:formula="of:=COM.MICROSOFT.CONCAT(&quot;0x&quot;;TEXT([.B58];&quot;00&quot;))" office:value-type="string" office:string-value="0x80" calcext:value-type="string">
            <text:p>0x80</text:p>
          </table:table-cell>
          <table:table-cell table:formula="of:=COM.MICROSOFT.CONCAT(&quot;0x&quot;;TEXT([.C58];&quot;00&quot;))" office:value-type="string" office:string-value="0xf8" calcext:value-type="string">
            <text:p>0xf8</text:p>
          </table:table-cell>
          <table:table-cell table:formula="of:=COM.MICROSOFT.CONCAT(&quot;0x&quot;;TEXT([.D58];&quot;00&quot;))" office:value-type="string" office:string-value="0x0f" calcext:value-type="string">
            <text:p>0x0f</text:p>
          </table:table-cell>
          <table:table-cell table:formula="of:=COM.MICROSOFT.CONCAT(&quot;0x&quot;;TEXT([.E58];&quot;00&quot;))" office:value-type="string" office:string-value="0x80" calcext:value-type="string">
            <text:p>0x80</text:p>
          </table:table-cell>
          <table:table-cell table:formula="of:=COM.MICROSOFT.CONCAT(&quot;0x&quot;;TEXT([.F58];&quot;00&quot;))" office:value-type="string" office:string-value="0xf8" calcext:value-type="string">
            <text:p>0xf8</text:p>
          </table:table-cell>
          <table:table-cell table:formula="of:=COM.MICROSOFT.CONCAT(&quot;0x&quot;;TEXT([.G58];&quot;00&quot;))" office:value-type="string" office:string-value="0x0f" calcext:value-type="string">
            <text:p>0x0f</text:p>
          </table:table-cell>
          <table:table-cell table:formula="of:=COM.MICROSOFT.CONCAT(&quot;0x&quot;;TEXT([.H58];&quot;00&quot;))" office:value-type="string" office:string-value="0x80" calcext:value-type="string">
            <text:p>0x80</text:p>
          </table:table-cell>
          <table:table-cell table:formula="of:=COM.MICROSOFT.CONCAT(&quot;0x&quot;;TEXT([.I58];&quot;00&quot;))" office:value-type="string" office:string-value="0xf8" calcext:value-type="string">
            <text:p>0xf8</text:p>
          </table:table-cell>
          <table:table-cell table:formula="of:=COM.MICROSOFT.CONCAT(&quot;0x&quot;;TEXT([.J58];&quot;00&quot;))" office:value-type="string" office:string-value="0x0f" calcext:value-type="string">
            <text:p>0x0f</text:p>
          </table:table-cell>
          <table:table-cell table:formula="of:=COM.MICROSOFT.CONCAT(&quot;0x&quot;;TEXT([.K58];&quot;00&quot;))" office:value-type="string" office:string-value="0x80" calcext:value-type="string">
            <text:p>0x80</text:p>
          </table:table-cell>
          <table:table-cell table:formula="of:=COM.MICROSOFT.CONCAT(&quot;0x&quot;;TEXT([.L58];&quot;00&quot;))" office:value-type="string" office:string-value="0xf8" calcext:value-type="string">
            <text:p>0xf8</text:p>
          </table:table-cell>
          <table:table-cell table:formula="of:=COM.MICROSOFT.CONCAT(&quot;0x&quot;;TEXT([.M58];&quot;00&quot;))" office:value-type="string" office:string-value="0x0f" calcext:value-type="string">
            <text:p>0x0f</text:p>
          </table:table-cell>
          <table:table-cell table:formula="of:=COM.MICROSOFT.CONCAT(&quot;0x&quot;;TEXT([.N58];&quot;00&quot;))" office:value-type="string" office:string-value="0x80" calcext:value-type="string">
            <text:p>0x80</text:p>
          </table:table-cell>
          <table:table-cell table:formula="of:=COM.MICROSOFT.CONCAT(&quot;0x&quot;;TEXT([.O58];&quot;00&quot;))" office:value-type="string" office:string-value="0xf8" calcext:value-type="string">
            <text:p>0xf8</text:p>
          </table:table-cell>
          <table:table-cell table:formula="of:=COM.MICROSOFT.CONCAT(&quot;0x&quot;;TEXT([.P58];&quot;00&quot;))" office:value-type="string" office:string-value="0x0f" calcext:value-type="string">
            <text:p>0x0f</text:p>
          </table:table-cell>
          <table:table-cell table:formula="of:=COM.MICROSOFT.TEXTJOIN(&quot;,&quot;;1;[.A150:.P150])" office:value-type="string" office:string-value="0x0f,0x80,0xf8,0x0f,0x80,0xf8,0x0f,0x80,0xf8,0x0f,0x80,0xf8,0x0f,0x80,0xf8,0x0f" calcext:value-type="string">
            <text:p>0x0f,0x80,0xf8,0x0f,0x80,0xf8,0x0f,0x80,0xf8,0x0f,0x80,0xf8,0x0f,0x80,0xf8,0x0f</text:p>
          </table:table-cell>
          <table:table-cell table:number-columns-repeated="17"/>
        </table:table-row>
        <table:table-row table:style-name="ro1">
          <table:table-cell table:formula="of:=COM.MICROSOFT.CONCAT(&quot;0x&quot;;TEXT([.A59];&quot;00&quot;))" office:value-type="string" office:string-value="0x80" calcext:value-type="string">
            <text:p>0x80</text:p>
          </table:table-cell>
          <table:table-cell table:formula="of:=COM.MICROSOFT.CONCAT(&quot;0x&quot;;TEXT([.B59];&quot;00&quot;))" office:value-type="string" office:string-value="0xf8" calcext:value-type="string">
            <text:p>0xf8</text:p>
          </table:table-cell>
          <table:table-cell table:formula="of:=COM.MICROSOFT.CONCAT(&quot;0x&quot;;TEXT([.C59];&quot;00&quot;))" office:value-type="string" office:string-value="0x0f" calcext:value-type="string">
            <text:p>0x0f</text:p>
          </table:table-cell>
          <table:table-cell table:formula="of:=COM.MICROSOFT.CONCAT(&quot;0x&quot;;TEXT([.D59];&quot;00&quot;))" office:value-type="string" office:string-value="0x80" calcext:value-type="string">
            <text:p>0x80</text:p>
          </table:table-cell>
          <table:table-cell table:formula="of:=COM.MICROSOFT.CONCAT(&quot;0x&quot;;TEXT([.E59];&quot;00&quot;))" office:value-type="string" office:string-value="0xf8" calcext:value-type="string">
            <text:p>0xf8</text:p>
          </table:table-cell>
          <table:table-cell table:formula="of:=COM.MICROSOFT.CONCAT(&quot;0x&quot;;TEXT([.F59];&quot;00&quot;))" office:value-type="string" office:string-value="0x0f" calcext:value-type="string">
            <text:p>0x0f</text:p>
          </table:table-cell>
          <table:table-cell table:formula="of:=COM.MICROSOFT.CONCAT(&quot;0x&quot;;TEXT([.G59];&quot;00&quot;))" office:value-type="string" office:string-value="0x80" calcext:value-type="string">
            <text:p>0x80</text:p>
          </table:table-cell>
          <table:table-cell table:formula="of:=COM.MICROSOFT.CONCAT(&quot;0x&quot;;TEXT([.H59];&quot;00&quot;))" office:value-type="string" office:string-value="0xf8" calcext:value-type="string">
            <text:p>0xf8</text:p>
          </table:table-cell>
          <table:table-cell table:formula="of:=COM.MICROSOFT.CONCAT(&quot;0x&quot;;TEXT([.I59];&quot;00&quot;))" office:value-type="string" office:string-value="0x3f" calcext:value-type="string">
            <text:p>0x3f</text:p>
          </table:table-cell>
          <table:table-cell table:formula="of:=COM.MICROSOFT.CONCAT(&quot;0x&quot;;TEXT([.J59];&quot;00&quot;))" office:value-type="string" office:string-value="0xff" calcext:value-type="string">
            <text:p>0xff</text:p>
          </table:table-cell>
          <table:table-cell table:formula="of:=COM.MICROSOFT.CONCAT(&quot;0x&quot;;TEXT([.K59];&quot;00&quot;))" office:value-type="string" office:string-value="0xff" calcext:value-type="string">
            <text:p>0xff</text:p>
          </table:table-cell>
          <table:table-cell table:formula="of:=COM.MICROSOFT.CONCAT(&quot;0x&quot;;TEXT([.L59];&quot;00&quot;))" office:value-type="string" office:string-value="0xff" calcext:value-type="string">
            <text:p>0xff</text:p>
          </table:table-cell>
          <table:table-cell table:formula="of:=COM.MICROSOFT.CONCAT(&quot;0x&quot;;TEXT([.M59];&quot;00&quot;))" office:value-type="string" office:string-value="0xff" calcext:value-type="string">
            <text:p>0xff</text:p>
          </table:table-cell>
          <table:table-cell table:formula="of:=COM.MICROSOFT.CONCAT(&quot;0x&quot;;TEXT([.N59];&quot;00&quot;))" office:value-type="string" office:string-value="0xff" calcext:value-type="string">
            <text:p>0xff</text:p>
          </table:table-cell>
          <table:table-cell table:formula="of:=COM.MICROSOFT.CONCAT(&quot;0x&quot;;TEXT([.O59];&quot;00&quot;))" office:value-type="string" office:string-value="0xff" calcext:value-type="string">
            <text:p>0xff</text:p>
          </table:table-cell>
          <table:table-cell table:formula="of:=COM.MICROSOFT.CONCAT(&quot;0x&quot;;TEXT([.P59];&quot;00&quot;))" office:value-type="string" office:string-value="0xff" calcext:value-type="string">
            <text:p>0xff</text:p>
          </table:table-cell>
          <table:table-cell table:formula="of:=COM.MICROSOFT.TEXTJOIN(&quot;,&quot;;1;[.A151:.P151])" office:value-type="string" office:string-value="0x80,0xf8,0x0f,0x80,0xf8,0x0f,0x80,0xf8,0x3f,0xff,0xff,0xff,0xff,0xff,0xff,0xff" calcext:value-type="string">
            <text:p>0x80,0xf8,0x0f,0x80,0xf8,0x0f,0x80,0xf8,0x3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0];&quot;00&quot;))" office:value-type="string" office:string-value="0xff" calcext:value-type="string">
            <text:p>0xff</text:p>
          </table:table-cell>
          <table:table-cell table:formula="of:=COM.MICROSOFT.CONCAT(&quot;0x&quot;;TEXT([.B60];&quot;00&quot;))" office:value-type="string" office:string-value="0xff" calcext:value-type="string">
            <text:p>0xff</text:p>
          </table:table-cell>
          <table:table-cell table:formula="of:=COM.MICROSOFT.CONCAT(&quot;0x&quot;;TEXT([.C60];&quot;00&quot;))" office:value-type="string" office:string-value="0xff" calcext:value-type="string">
            <text:p>0xff</text:p>
          </table:table-cell>
          <table:table-cell table:formula="of:=COM.MICROSOFT.CONCAT(&quot;0x&quot;;TEXT([.D60];&quot;00&quot;))" office:value-type="string" office:string-value="0xff" calcext:value-type="string">
            <text:p>0xff</text:p>
          </table:table-cell>
          <table:table-cell table:formula="of:=COM.MICROSOFT.CONCAT(&quot;0x&quot;;TEXT([.E60];&quot;00&quot;))" office:value-type="string" office:string-value="0xff" calcext:value-type="string">
            <text:p>0xff</text:p>
          </table:table-cell>
          <table:table-cell table:formula="of:=COM.MICROSOFT.CONCAT(&quot;0x&quot;;TEXT([.F60];&quot;00&quot;))" office:value-type="string" office:string-value="0xff" calcext:value-type="string">
            <text:p>0xff</text:p>
          </table:table-cell>
          <table:table-cell table:formula="of:=COM.MICROSOFT.CONCAT(&quot;0x&quot;;TEXT([.G60];&quot;00&quot;))" office:value-type="string" office:string-value="0xff" calcext:value-type="string">
            <text:p>0xff</text:p>
          </table:table-cell>
          <table:table-cell table:formula="of:=COM.MICROSOFT.CONCAT(&quot;0x&quot;;TEXT([.H60];&quot;00&quot;))" office:value-type="string" office:string-value="0xff" calcext:value-type="string">
            <text:p>0xff</text:p>
          </table:table-cell>
          <table:table-cell table:formula="of:=COM.MICROSOFT.CONCAT(&quot;0x&quot;;TEXT([.I60];&quot;00&quot;))" office:value-type="string" office:string-value="0xff" calcext:value-type="string">
            <text:p>0xff</text:p>
          </table:table-cell>
          <table:table-cell table:formula="of:=COM.MICROSOFT.CONCAT(&quot;0x&quot;;TEXT([.J60];&quot;00&quot;))" office:value-type="string" office:string-value="0xff" calcext:value-type="string">
            <text:p>0xff</text:p>
          </table:table-cell>
          <table:table-cell table:formula="of:=COM.MICROSOFT.CONCAT(&quot;0x&quot;;TEXT([.K60];&quot;00&quot;))" office:value-type="string" office:string-value="0xff" calcext:value-type="string">
            <text:p>0xff</text:p>
          </table:table-cell>
          <table:table-cell table:formula="of:=COM.MICROSOFT.CONCAT(&quot;0x&quot;;TEXT([.L60];&quot;00&quot;))" office:value-type="string" office:string-value="0xff" calcext:value-type="string">
            <text:p>0xff</text:p>
          </table:table-cell>
          <table:table-cell table:formula="of:=COM.MICROSOFT.CONCAT(&quot;0x&quot;;TEXT([.M60];&quot;00&quot;))" office:value-type="string" office:string-value="0xff" calcext:value-type="string">
            <text:p>0xff</text:p>
          </table:table-cell>
          <table:table-cell table:formula="of:=COM.MICROSOFT.CONCAT(&quot;0x&quot;;TEXT([.N60];&quot;00&quot;))" office:value-type="string" office:string-value="0xff" calcext:value-type="string">
            <text:p>0xff</text:p>
          </table:table-cell>
          <table:table-cell table:formula="of:=COM.MICROSOFT.CONCAT(&quot;0x&quot;;TEXT([.O60];&quot;00&quot;))" office:value-type="string" office:string-value="0xff" calcext:value-type="string">
            <text:p>0xff</text:p>
          </table:table-cell>
          <table:table-cell table:formula="of:=COM.MICROSOFT.CONCAT(&quot;0x&quot;;TEXT([.P60];&quot;00&quot;))" office:value-type="string" office:string-value="0xff" calcext:value-type="string">
            <text:p>0xff</text:p>
          </table:table-cell>
          <table:table-cell table:formula="of:=COM.MICROSOFT.TEXTJOIN(&quot;,&quot;;1;[.A152:.P15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1];&quot;00&quot;))" office:value-type="string" office:string-value="0xff" calcext:value-type="string">
            <text:p>0xff</text:p>
          </table:table-cell>
          <table:table-cell table:formula="of:=COM.MICROSOFT.CONCAT(&quot;0x&quot;;TEXT([.B61];&quot;00&quot;))" office:value-type="string" office:string-value="0xff" calcext:value-type="string">
            <text:p>0xff</text:p>
          </table:table-cell>
          <table:table-cell table:formula="of:=COM.MICROSOFT.CONCAT(&quot;0x&quot;;TEXT([.C61];&quot;00&quot;))" office:value-type="string" office:string-value="0xff" calcext:value-type="string">
            <text:p>0xff</text:p>
          </table:table-cell>
          <table:table-cell table:formula="of:=COM.MICROSOFT.CONCAT(&quot;0x&quot;;TEXT([.D61];&quot;00&quot;))" office:value-type="string" office:string-value="0xff" calcext:value-type="string">
            <text:p>0xff</text:p>
          </table:table-cell>
          <table:table-cell table:formula="of:=COM.MICROSOFT.CONCAT(&quot;0x&quot;;TEXT([.E61];&quot;00&quot;))" office:value-type="string" office:string-value="0xff" calcext:value-type="string">
            <text:p>0xff</text:p>
          </table:table-cell>
          <table:table-cell table:formula="of:=COM.MICROSOFT.CONCAT(&quot;0x&quot;;TEXT([.F61];&quot;00&quot;))" office:value-type="string" office:string-value="0xff" calcext:value-type="string">
            <text:p>0xff</text:p>
          </table:table-cell>
          <table:table-cell table:formula="of:=COM.MICROSOFT.CONCAT(&quot;0x&quot;;TEXT([.G61];&quot;00&quot;))" office:value-type="string" office:string-value="0xff" calcext:value-type="string">
            <text:p>0xff</text:p>
          </table:table-cell>
          <table:table-cell table:formula="of:=COM.MICROSOFT.CONCAT(&quot;0x&quot;;TEXT([.H61];&quot;00&quot;))" office:value-type="string" office:string-value="0xff" calcext:value-type="string">
            <text:p>0xff</text:p>
          </table:table-cell>
          <table:table-cell table:formula="of:=COM.MICROSOFT.CONCAT(&quot;0x&quot;;TEXT([.I61];&quot;00&quot;))" office:value-type="string" office:string-value="0xff" calcext:value-type="string">
            <text:p>0xff</text:p>
          </table:table-cell>
          <table:table-cell table:formula="of:=COM.MICROSOFT.CONCAT(&quot;0x&quot;;TEXT([.J61];&quot;00&quot;))" office:value-type="string" office:string-value="0xff" calcext:value-type="string">
            <text:p>0xff</text:p>
          </table:table-cell>
          <table:table-cell table:formula="of:=COM.MICROSOFT.CONCAT(&quot;0x&quot;;TEXT([.K61];&quot;00&quot;))" office:value-type="string" office:string-value="0xff" calcext:value-type="string">
            <text:p>0xff</text:p>
          </table:table-cell>
          <table:table-cell table:formula="of:=COM.MICROSOFT.CONCAT(&quot;0x&quot;;TEXT([.L61];&quot;00&quot;))" office:value-type="string" office:string-value="0xff" calcext:value-type="string">
            <text:p>0xff</text:p>
          </table:table-cell>
          <table:table-cell table:formula="of:=COM.MICROSOFT.CONCAT(&quot;0x&quot;;TEXT([.M61];&quot;00&quot;))" office:value-type="string" office:string-value="0xff" calcext:value-type="string">
            <text:p>0xff</text:p>
          </table:table-cell>
          <table:table-cell table:formula="of:=COM.MICROSOFT.CONCAT(&quot;0x&quot;;TEXT([.N61];&quot;00&quot;))" office:value-type="string" office:string-value="0xff" calcext:value-type="string">
            <text:p>0xff</text:p>
          </table:table-cell>
          <table:table-cell table:formula="of:=COM.MICROSOFT.CONCAT(&quot;0x&quot;;TEXT([.O61];&quot;00&quot;))" office:value-type="string" office:string-value="0xff" calcext:value-type="string">
            <text:p>0xff</text:p>
          </table:table-cell>
          <table:table-cell table:formula="of:=COM.MICROSOFT.CONCAT(&quot;0x&quot;;TEXT([.P61];&quot;00&quot;))" office:value-type="string" office:string-value="0xff" calcext:value-type="string">
            <text:p>0xff</text:p>
          </table:table-cell>
          <table:table-cell table:formula="of:=COM.MICROSOFT.TEXTJOIN(&quot;,&quot;;1;[.A153:.P15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2];&quot;00&quot;))" office:value-type="string" office:string-value="0xff" calcext:value-type="string">
            <text:p>0xff</text:p>
          </table:table-cell>
          <table:table-cell table:formula="of:=COM.MICROSOFT.CONCAT(&quot;0x&quot;;TEXT([.B62];&quot;00&quot;))" office:value-type="string" office:string-value="0xff" calcext:value-type="string">
            <text:p>0xff</text:p>
          </table:table-cell>
          <table:table-cell table:formula="of:=COM.MICROSOFT.CONCAT(&quot;0x&quot;;TEXT([.C62];&quot;00&quot;))" office:value-type="string" office:string-value="0xff" calcext:value-type="string">
            <text:p>0xff</text:p>
          </table:table-cell>
          <table:table-cell table:formula="of:=COM.MICROSOFT.CONCAT(&quot;0x&quot;;TEXT([.D62];&quot;00&quot;))" office:value-type="string" office:string-value="0xff" calcext:value-type="string">
            <text:p>0xff</text:p>
          </table:table-cell>
          <table:table-cell table:formula="of:=COM.MICROSOFT.CONCAT(&quot;0x&quot;;TEXT([.E62];&quot;00&quot;))" office:value-type="string" office:string-value="0xff" calcext:value-type="string">
            <text:p>0xff</text:p>
          </table:table-cell>
          <table:table-cell table:formula="of:=COM.MICROSOFT.CONCAT(&quot;0x&quot;;TEXT([.F62];&quot;00&quot;))" office:value-type="string" office:string-value="0xff" calcext:value-type="string">
            <text:p>0xff</text:p>
          </table:table-cell>
          <table:table-cell table:formula="of:=COM.MICROSOFT.CONCAT(&quot;0x&quot;;TEXT([.G62];&quot;00&quot;))" office:value-type="string" office:string-value="0xff" calcext:value-type="string">
            <text:p>0xff</text:p>
          </table:table-cell>
          <table:table-cell table:formula="of:=COM.MICROSOFT.CONCAT(&quot;0x&quot;;TEXT([.H62];&quot;00&quot;))" office:value-type="string" office:string-value="0xff" calcext:value-type="string">
            <text:p>0xff</text:p>
          </table:table-cell>
          <table:table-cell table:formula="of:=COM.MICROSOFT.CONCAT(&quot;0x&quot;;TEXT([.I62];&quot;00&quot;))" office:value-type="string" office:string-value="0xff" calcext:value-type="string">
            <text:p>0xff</text:p>
          </table:table-cell>
          <table:table-cell table:formula="of:=COM.MICROSOFT.CONCAT(&quot;0x&quot;;TEXT([.J62];&quot;00&quot;))" office:value-type="string" office:string-value="0xff" calcext:value-type="string">
            <text:p>0xff</text:p>
          </table:table-cell>
          <table:table-cell table:formula="of:=COM.MICROSOFT.CONCAT(&quot;0x&quot;;TEXT([.K62];&quot;00&quot;))" office:value-type="string" office:string-value="0xff" calcext:value-type="string">
            <text:p>0xff</text:p>
          </table:table-cell>
          <table:table-cell table:formula="of:=COM.MICROSOFT.CONCAT(&quot;0x&quot;;TEXT([.L62];&quot;00&quot;))" office:value-type="string" office:string-value="0xff" calcext:value-type="string">
            <text:p>0xff</text:p>
          </table:table-cell>
          <table:table-cell table:formula="of:=COM.MICROSOFT.CONCAT(&quot;0x&quot;;TEXT([.M62];&quot;00&quot;))" office:value-type="string" office:string-value="0xff" calcext:value-type="string">
            <text:p>0xff</text:p>
          </table:table-cell>
          <table:table-cell table:formula="of:=COM.MICROSOFT.CONCAT(&quot;0x&quot;;TEXT([.N62];&quot;00&quot;))" office:value-type="string" office:string-value="0xff" calcext:value-type="string">
            <text:p>0xff</text:p>
          </table:table-cell>
          <table:table-cell table:formula="of:=COM.MICROSOFT.CONCAT(&quot;0x&quot;;TEXT([.O62];&quot;00&quot;))" office:value-type="string" office:string-value="0xff" calcext:value-type="string">
            <text:p>0xff</text:p>
          </table:table-cell>
          <table:table-cell table:formula="of:=COM.MICROSOFT.CONCAT(&quot;0x&quot;;TEXT([.P62];&quot;00&quot;))" office:value-type="string" office:string-value="0xff" calcext:value-type="string">
            <text:p>0xff</text:p>
          </table:table-cell>
          <table:table-cell table:formula="of:=COM.MICROSOFT.TEXTJOIN(&quot;,&quot;;1;[.A154:.P15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3];&quot;00&quot;))" office:value-type="string" office:string-value="0xff" calcext:value-type="string">
            <text:p>0xff</text:p>
          </table:table-cell>
          <table:table-cell table:formula="of:=COM.MICROSOFT.CONCAT(&quot;0x&quot;;TEXT([.B63];&quot;00&quot;))" office:value-type="string" office:string-value="0xff" calcext:value-type="string">
            <text:p>0xff</text:p>
          </table:table-cell>
          <table:table-cell table:formula="of:=COM.MICROSOFT.CONCAT(&quot;0x&quot;;TEXT([.C63];&quot;00&quot;))" office:value-type="string" office:string-value="0xff" calcext:value-type="string">
            <text:p>0xff</text:p>
          </table:table-cell>
          <table:table-cell table:formula="of:=COM.MICROSOFT.CONCAT(&quot;0x&quot;;TEXT([.D63];&quot;00&quot;))" office:value-type="string" office:string-value="0xff" calcext:value-type="string">
            <text:p>0xff</text:p>
          </table:table-cell>
          <table:table-cell table:formula="of:=COM.MICROSOFT.CONCAT(&quot;0x&quot;;TEXT([.E63];&quot;00&quot;))" office:value-type="string" office:string-value="0xff" calcext:value-type="string">
            <text:p>0xff</text:p>
          </table:table-cell>
          <table:table-cell table:formula="of:=COM.MICROSOFT.CONCAT(&quot;0x&quot;;TEXT([.F63];&quot;00&quot;))" office:value-type="string" office:string-value="0xff" calcext:value-type="string">
            <text:p>0xff</text:p>
          </table:table-cell>
          <table:table-cell table:formula="of:=COM.MICROSOFT.CONCAT(&quot;0x&quot;;TEXT([.G63];&quot;00&quot;))" office:value-type="string" office:string-value="0xff" calcext:value-type="string">
            <text:p>0xff</text:p>
          </table:table-cell>
          <table:table-cell table:formula="of:=COM.MICROSOFT.CONCAT(&quot;0x&quot;;TEXT([.H63];&quot;00&quot;))" office:value-type="string" office:string-value="0xff" calcext:value-type="string">
            <text:p>0xff</text:p>
          </table:table-cell>
          <table:table-cell table:formula="of:=COM.MICROSOFT.CONCAT(&quot;0x&quot;;TEXT([.I63];&quot;00&quot;))" office:value-type="string" office:string-value="0xff" calcext:value-type="string">
            <text:p>0xff</text:p>
          </table:table-cell>
          <table:table-cell table:formula="of:=COM.MICROSOFT.CONCAT(&quot;0x&quot;;TEXT([.J63];&quot;00&quot;))" office:value-type="string" office:string-value="0xff" calcext:value-type="string">
            <text:p>0xff</text:p>
          </table:table-cell>
          <table:table-cell table:formula="of:=COM.MICROSOFT.CONCAT(&quot;0x&quot;;TEXT([.K63];&quot;00&quot;))" office:value-type="string" office:string-value="0xff" calcext:value-type="string">
            <text:p>0xff</text:p>
          </table:table-cell>
          <table:table-cell table:formula="of:=COM.MICROSOFT.CONCAT(&quot;0x&quot;;TEXT([.L63];&quot;00&quot;))" office:value-type="string" office:string-value="0xff" calcext:value-type="string">
            <text:p>0xff</text:p>
          </table:table-cell>
          <table:table-cell table:formula="of:=COM.MICROSOFT.CONCAT(&quot;0x&quot;;TEXT([.M63];&quot;00&quot;))" office:value-type="string" office:string-value="0xff" calcext:value-type="string">
            <text:p>0xff</text:p>
          </table:table-cell>
          <table:table-cell table:formula="of:=COM.MICROSOFT.CONCAT(&quot;0x&quot;;TEXT([.N63];&quot;00&quot;))" office:value-type="string" office:string-value="0xff" calcext:value-type="string">
            <text:p>0xff</text:p>
          </table:table-cell>
          <table:table-cell table:formula="of:=COM.MICROSOFT.CONCAT(&quot;0x&quot;;TEXT([.O63];&quot;00&quot;))" office:value-type="string" office:string-value="0xff" calcext:value-type="string">
            <text:p>0xff</text:p>
          </table:table-cell>
          <table:table-cell table:formula="of:=COM.MICROSOFT.CONCAT(&quot;0x&quot;;TEXT([.P63];&quot;00&quot;))" office:value-type="string" office:string-value="0xff" calcext:value-type="string">
            <text:p>0xff</text:p>
          </table:table-cell>
          <table:table-cell table:formula="of:=COM.MICROSOFT.TEXTJOIN(&quot;,&quot;;1;[.A155:.P15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4];&quot;00&quot;))" office:value-type="string" office:string-value="0xff" calcext:value-type="string">
            <text:p>0xff</text:p>
          </table:table-cell>
          <table:table-cell table:formula="of:=COM.MICROSOFT.CONCAT(&quot;0x&quot;;TEXT([.B64];&quot;00&quot;))" office:value-type="string" office:string-value="0xff" calcext:value-type="string">
            <text:p>0xff</text:p>
          </table:table-cell>
          <table:table-cell table:formula="of:=COM.MICROSOFT.CONCAT(&quot;0x&quot;;TEXT([.C64];&quot;00&quot;))" office:value-type="string" office:string-value="0xff" calcext:value-type="string">
            <text:p>0xff</text:p>
          </table:table-cell>
          <table:table-cell table:formula="of:=COM.MICROSOFT.CONCAT(&quot;0x&quot;;TEXT([.D64];&quot;00&quot;))" office:value-type="string" office:string-value="0xff" calcext:value-type="string">
            <text:p>0xff</text:p>
          </table:table-cell>
          <table:table-cell table:formula="of:=COM.MICROSOFT.CONCAT(&quot;0x&quot;;TEXT([.E64];&quot;00&quot;))" office:value-type="string" office:string-value="0xff" calcext:value-type="string">
            <text:p>0xff</text:p>
          </table:table-cell>
          <table:table-cell table:formula="of:=COM.MICROSOFT.CONCAT(&quot;0x&quot;;TEXT([.F64];&quot;00&quot;))" office:value-type="string" office:string-value="0xff" calcext:value-type="string">
            <text:p>0xff</text:p>
          </table:table-cell>
          <table:table-cell table:formula="of:=COM.MICROSOFT.CONCAT(&quot;0x&quot;;TEXT([.G64];&quot;00&quot;))" office:value-type="string" office:string-value="0xff" calcext:value-type="string">
            <text:p>0xff</text:p>
          </table:table-cell>
          <table:table-cell table:formula="of:=COM.MICROSOFT.CONCAT(&quot;0x&quot;;TEXT([.H64];&quot;00&quot;))" office:value-type="string" office:string-value="0xff" calcext:value-type="string">
            <text:p>0xff</text:p>
          </table:table-cell>
          <table:table-cell table:formula="of:=COM.MICROSOFT.CONCAT(&quot;0x&quot;;TEXT([.I64];&quot;00&quot;))" office:value-type="string" office:string-value="0xff" calcext:value-type="string">
            <text:p>0xff</text:p>
          </table:table-cell>
          <table:table-cell table:formula="of:=COM.MICROSOFT.CONCAT(&quot;0x&quot;;TEXT([.J64];&quot;00&quot;))" office:value-type="string" office:string-value="0xff" calcext:value-type="string">
            <text:p>0xff</text:p>
          </table:table-cell>
          <table:table-cell table:formula="of:=COM.MICROSOFT.CONCAT(&quot;0x&quot;;TEXT([.K64];&quot;00&quot;))" office:value-type="string" office:string-value="0xff" calcext:value-type="string">
            <text:p>0xff</text:p>
          </table:table-cell>
          <table:table-cell table:formula="of:=COM.MICROSOFT.CONCAT(&quot;0x&quot;;TEXT([.L64];&quot;00&quot;))" office:value-type="string" office:string-value="0xff" calcext:value-type="string">
            <text:p>0xff</text:p>
          </table:table-cell>
          <table:table-cell table:formula="of:=COM.MICROSOFT.CONCAT(&quot;0x&quot;;TEXT([.M64];&quot;00&quot;))" office:value-type="string" office:string-value="0xff" calcext:value-type="string">
            <text:p>0xff</text:p>
          </table:table-cell>
          <table:table-cell table:formula="of:=COM.MICROSOFT.CONCAT(&quot;0x&quot;;TEXT([.N64];&quot;00&quot;))" office:value-type="string" office:string-value="0xff" calcext:value-type="string">
            <text:p>0xff</text:p>
          </table:table-cell>
          <table:table-cell table:formula="of:=COM.MICROSOFT.CONCAT(&quot;0x&quot;;TEXT([.O64];&quot;00&quot;))" office:value-type="string" office:string-value="0xff" calcext:value-type="string">
            <text:p>0xff</text:p>
          </table:table-cell>
          <table:table-cell table:formula="of:=COM.MICROSOFT.CONCAT(&quot;0x&quot;;TEXT([.P64];&quot;00&quot;))" office:value-type="string" office:string-value="0xff" calcext:value-type="string">
            <text:p>0xff</text:p>
          </table:table-cell>
          <table:table-cell table:formula="of:=COM.MICROSOFT.TEXTJOIN(&quot;,&quot;;1;[.A156:.P15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5];&quot;00&quot;))" office:value-type="string" office:string-value="0xff" calcext:value-type="string">
            <text:p>0xff</text:p>
          </table:table-cell>
          <table:table-cell table:formula="of:=COM.MICROSOFT.CONCAT(&quot;0x&quot;;TEXT([.B65];&quot;00&quot;))" office:value-type="string" office:string-value="0xff" calcext:value-type="string">
            <text:p>0xff</text:p>
          </table:table-cell>
          <table:table-cell table:formula="of:=COM.MICROSOFT.CONCAT(&quot;0x&quot;;TEXT([.C65];&quot;00&quot;))" office:value-type="string" office:string-value="0xff" calcext:value-type="string">
            <text:p>0xff</text:p>
          </table:table-cell>
          <table:table-cell table:formula="of:=COM.MICROSOFT.CONCAT(&quot;0x&quot;;TEXT([.D65];&quot;00&quot;))" office:value-type="string" office:string-value="0xff" calcext:value-type="string">
            <text:p>0xff</text:p>
          </table:table-cell>
          <table:table-cell table:formula="of:=COM.MICROSOFT.CONCAT(&quot;0x&quot;;TEXT([.E65];&quot;00&quot;))" office:value-type="string" office:string-value="0xff" calcext:value-type="string">
            <text:p>0xff</text:p>
          </table:table-cell>
          <table:table-cell table:formula="of:=COM.MICROSOFT.CONCAT(&quot;0x&quot;;TEXT([.F65];&quot;00&quot;))" office:value-type="string" office:string-value="0xff" calcext:value-type="string">
            <text:p>0xff</text:p>
          </table:table-cell>
          <table:table-cell table:formula="of:=COM.MICROSOFT.CONCAT(&quot;0x&quot;;TEXT([.G65];&quot;00&quot;))" office:value-type="string" office:string-value="0xff" calcext:value-type="string">
            <text:p>0xff</text:p>
          </table:table-cell>
          <table:table-cell table:formula="of:=COM.MICROSOFT.CONCAT(&quot;0x&quot;;TEXT([.H65];&quot;00&quot;))" office:value-type="string" office:string-value="0xff" calcext:value-type="string">
            <text:p>0xff</text:p>
          </table:table-cell>
          <table:table-cell table:formula="of:=COM.MICROSOFT.CONCAT(&quot;0x&quot;;TEXT([.I65];&quot;00&quot;))" office:value-type="string" office:string-value="0xff" calcext:value-type="string">
            <text:p>0xff</text:p>
          </table:table-cell>
          <table:table-cell table:formula="of:=COM.MICROSOFT.CONCAT(&quot;0x&quot;;TEXT([.J65];&quot;00&quot;))" office:value-type="string" office:string-value="0xff" calcext:value-type="string">
            <text:p>0xff</text:p>
          </table:table-cell>
          <table:table-cell table:formula="of:=COM.MICROSOFT.CONCAT(&quot;0x&quot;;TEXT([.K65];&quot;00&quot;))" office:value-type="string" office:string-value="0xff" calcext:value-type="string">
            <text:p>0xff</text:p>
          </table:table-cell>
          <table:table-cell table:formula="of:=COM.MICROSOFT.CONCAT(&quot;0x&quot;;TEXT([.L65];&quot;00&quot;))" office:value-type="string" office:string-value="0xff" calcext:value-type="string">
            <text:p>0xff</text:p>
          </table:table-cell>
          <table:table-cell table:formula="of:=COM.MICROSOFT.CONCAT(&quot;0x&quot;;TEXT([.M65];&quot;00&quot;))" office:value-type="string" office:string-value="0xff" calcext:value-type="string">
            <text:p>0xff</text:p>
          </table:table-cell>
          <table:table-cell table:formula="of:=COM.MICROSOFT.CONCAT(&quot;0x&quot;;TEXT([.N65];&quot;00&quot;))" office:value-type="string" office:string-value="0xff" calcext:value-type="string">
            <text:p>0xff</text:p>
          </table:table-cell>
          <table:table-cell table:formula="of:=COM.MICROSOFT.CONCAT(&quot;0x&quot;;TEXT([.O65];&quot;00&quot;))" office:value-type="string" office:string-value="0xff" calcext:value-type="string">
            <text:p>0xff</text:p>
          </table:table-cell>
          <table:table-cell table:formula="of:=COM.MICROSOFT.CONCAT(&quot;0x&quot;;TEXT([.P65];&quot;00&quot;))" office:value-type="string" office:string-value="0xff" calcext:value-type="string">
            <text:p>0xff</text:p>
          </table:table-cell>
          <table:table-cell table:formula="of:=COM.MICROSOFT.TEXTJOIN(&quot;,&quot;;1;[.A157:.P15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6];&quot;00&quot;))" office:value-type="string" office:string-value="0xff" calcext:value-type="string">
            <text:p>0xff</text:p>
          </table:table-cell>
          <table:table-cell table:formula="of:=COM.MICROSOFT.CONCAT(&quot;0x&quot;;TEXT([.B66];&quot;00&quot;))" office:value-type="string" office:string-value="0xff" calcext:value-type="string">
            <text:p>0xff</text:p>
          </table:table-cell>
          <table:table-cell table:formula="of:=COM.MICROSOFT.CONCAT(&quot;0x&quot;;TEXT([.C66];&quot;00&quot;))" office:value-type="string" office:string-value="0xff" calcext:value-type="string">
            <text:p>0xff</text:p>
          </table:table-cell>
          <table:table-cell table:formula="of:=COM.MICROSOFT.CONCAT(&quot;0x&quot;;TEXT([.D66];&quot;00&quot;))" office:value-type="string" office:string-value="0xff" calcext:value-type="string">
            <text:p>0xff</text:p>
          </table:table-cell>
          <table:table-cell table:formula="of:=COM.MICROSOFT.CONCAT(&quot;0x&quot;;TEXT([.E66];&quot;00&quot;))" office:value-type="string" office:string-value="0xff" calcext:value-type="string">
            <text:p>0xff</text:p>
          </table:table-cell>
          <table:table-cell table:formula="of:=COM.MICROSOFT.CONCAT(&quot;0x&quot;;TEXT([.F66];&quot;00&quot;))" office:value-type="string" office:string-value="0xff" calcext:value-type="string">
            <text:p>0xff</text:p>
          </table:table-cell>
          <table:table-cell table:formula="of:=COM.MICROSOFT.CONCAT(&quot;0x&quot;;TEXT([.G66];&quot;00&quot;))" office:value-type="string" office:string-value="0xff" calcext:value-type="string">
            <text:p>0xff</text:p>
          </table:table-cell>
          <table:table-cell table:formula="of:=COM.MICROSOFT.CONCAT(&quot;0x&quot;;TEXT([.H66];&quot;00&quot;))" office:value-type="string" office:string-value="0xff" calcext:value-type="string">
            <text:p>0xff</text:p>
          </table:table-cell>
          <table:table-cell table:formula="of:=COM.MICROSOFT.CONCAT(&quot;0x&quot;;TEXT([.I66];&quot;00&quot;))" office:value-type="string" office:string-value="0xff" calcext:value-type="string">
            <text:p>0xff</text:p>
          </table:table-cell>
          <table:table-cell table:formula="of:=COM.MICROSOFT.CONCAT(&quot;0x&quot;;TEXT([.J66];&quot;00&quot;))" office:value-type="string" office:string-value="0xff" calcext:value-type="string">
            <text:p>0xff</text:p>
          </table:table-cell>
          <table:table-cell table:formula="of:=COM.MICROSOFT.CONCAT(&quot;0x&quot;;TEXT([.K66];&quot;00&quot;))" office:value-type="string" office:string-value="0xff" calcext:value-type="string">
            <text:p>0xff</text:p>
          </table:table-cell>
          <table:table-cell table:formula="of:=COM.MICROSOFT.CONCAT(&quot;0x&quot;;TEXT([.L66];&quot;00&quot;))" office:value-type="string" office:string-value="0xff" calcext:value-type="string">
            <text:p>0xff</text:p>
          </table:table-cell>
          <table:table-cell table:formula="of:=COM.MICROSOFT.CONCAT(&quot;0x&quot;;TEXT([.M66];&quot;00&quot;))" office:value-type="string" office:string-value="0xff" calcext:value-type="string">
            <text:p>0xff</text:p>
          </table:table-cell>
          <table:table-cell table:formula="of:=COM.MICROSOFT.CONCAT(&quot;0x&quot;;TEXT([.N66];&quot;00&quot;))" office:value-type="string" office:string-value="0xff" calcext:value-type="string">
            <text:p>0xff</text:p>
          </table:table-cell>
          <table:table-cell table:formula="of:=COM.MICROSOFT.CONCAT(&quot;0x&quot;;TEXT([.O66];&quot;00&quot;))" office:value-type="string" office:string-value="0xff" calcext:value-type="string">
            <text:p>0xff</text:p>
          </table:table-cell>
          <table:table-cell table:formula="of:=COM.MICROSOFT.CONCAT(&quot;0x&quot;;TEXT([.P66];&quot;00&quot;))" office:value-type="string" office:string-value="0xff" calcext:value-type="string">
            <text:p>0xff</text:p>
          </table:table-cell>
          <table:table-cell table:formula="of:=COM.MICROSOFT.TEXTJOIN(&quot;,&quot;;1;[.A158:.P15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7];&quot;00&quot;))" office:value-type="string" office:string-value="0xff" calcext:value-type="string">
            <text:p>0xff</text:p>
          </table:table-cell>
          <table:table-cell table:formula="of:=COM.MICROSOFT.CONCAT(&quot;0x&quot;;TEXT([.B67];&quot;00&quot;))" office:value-type="string" office:string-value="0xff" calcext:value-type="string">
            <text:p>0xff</text:p>
          </table:table-cell>
          <table:table-cell table:formula="of:=COM.MICROSOFT.CONCAT(&quot;0x&quot;;TEXT([.C67];&quot;00&quot;))" office:value-type="string" office:string-value="0xff" calcext:value-type="string">
            <text:p>0xff</text:p>
          </table:table-cell>
          <table:table-cell table:formula="of:=COM.MICROSOFT.CONCAT(&quot;0x&quot;;TEXT([.D67];&quot;00&quot;))" office:value-type="string" office:string-value="0xff" calcext:value-type="string">
            <text:p>0xff</text:p>
          </table:table-cell>
          <table:table-cell table:formula="of:=COM.MICROSOFT.CONCAT(&quot;0x&quot;;TEXT([.E67];&quot;00&quot;))" office:value-type="string" office:string-value="0xff" calcext:value-type="string">
            <text:p>0xff</text:p>
          </table:table-cell>
          <table:table-cell table:formula="of:=COM.MICROSOFT.CONCAT(&quot;0x&quot;;TEXT([.F67];&quot;00&quot;))" office:value-type="string" office:string-value="0xff" calcext:value-type="string">
            <text:p>0xff</text:p>
          </table:table-cell>
          <table:table-cell table:formula="of:=COM.MICROSOFT.CONCAT(&quot;0x&quot;;TEXT([.G67];&quot;00&quot;))" office:value-type="string" office:string-value="0xff" calcext:value-type="string">
            <text:p>0xff</text:p>
          </table:table-cell>
          <table:table-cell table:formula="of:=COM.MICROSOFT.CONCAT(&quot;0x&quot;;TEXT([.H67];&quot;00&quot;))" office:value-type="string" office:string-value="0xff" calcext:value-type="string">
            <text:p>0xff</text:p>
          </table:table-cell>
          <table:table-cell table:formula="of:=COM.MICROSOFT.CONCAT(&quot;0x&quot;;TEXT([.I67];&quot;00&quot;))" office:value-type="string" office:string-value="0xff" calcext:value-type="string">
            <text:p>0xff</text:p>
          </table:table-cell>
          <table:table-cell table:formula="of:=COM.MICROSOFT.CONCAT(&quot;0x&quot;;TEXT([.J67];&quot;00&quot;))" office:value-type="string" office:string-value="0xff" calcext:value-type="string">
            <text:p>0xff</text:p>
          </table:table-cell>
          <table:table-cell table:formula="of:=COM.MICROSOFT.CONCAT(&quot;0x&quot;;TEXT([.K67];&quot;00&quot;))" office:value-type="string" office:string-value="0xff" calcext:value-type="string">
            <text:p>0xff</text:p>
          </table:table-cell>
          <table:table-cell table:formula="of:=COM.MICROSOFT.CONCAT(&quot;0x&quot;;TEXT([.L67];&quot;00&quot;))" office:value-type="string" office:string-value="0xff" calcext:value-type="string">
            <text:p>0xff</text:p>
          </table:table-cell>
          <table:table-cell table:formula="of:=COM.MICROSOFT.CONCAT(&quot;0x&quot;;TEXT([.M67];&quot;00&quot;))" office:value-type="string" office:string-value="0xff" calcext:value-type="string">
            <text:p>0xff</text:p>
          </table:table-cell>
          <table:table-cell table:formula="of:=COM.MICROSOFT.CONCAT(&quot;0x&quot;;TEXT([.N67];&quot;00&quot;))" office:value-type="string" office:string-value="0xff" calcext:value-type="string">
            <text:p>0xff</text:p>
          </table:table-cell>
          <table:table-cell table:formula="of:=COM.MICROSOFT.CONCAT(&quot;0x&quot;;TEXT([.O67];&quot;00&quot;))" office:value-type="string" office:string-value="0xff" calcext:value-type="string">
            <text:p>0xff</text:p>
          </table:table-cell>
          <table:table-cell table:formula="of:=COM.MICROSOFT.CONCAT(&quot;0x&quot;;TEXT([.P67];&quot;00&quot;))" office:value-type="string" office:string-value="0xff" calcext:value-type="string">
            <text:p>0xff</text:p>
          </table:table-cell>
          <table:table-cell table:formula="of:=COM.MICROSOFT.TEXTJOIN(&quot;,&quot;;1;[.A159:.P15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8];&quot;00&quot;))" office:value-type="string" office:string-value="0xff" calcext:value-type="string">
            <text:p>0xff</text:p>
          </table:table-cell>
          <table:table-cell table:formula="of:=COM.MICROSOFT.CONCAT(&quot;0x&quot;;TEXT([.B68];&quot;00&quot;))" office:value-type="string" office:string-value="0xff" calcext:value-type="string">
            <text:p>0xff</text:p>
          </table:table-cell>
          <table:table-cell table:formula="of:=COM.MICROSOFT.CONCAT(&quot;0x&quot;;TEXT([.C68];&quot;00&quot;))" office:value-type="string" office:string-value="0xff" calcext:value-type="string">
            <text:p>0xff</text:p>
          </table:table-cell>
          <table:table-cell table:formula="of:=COM.MICROSOFT.CONCAT(&quot;0x&quot;;TEXT([.D68];&quot;00&quot;))" office:value-type="string" office:string-value="0xff" calcext:value-type="string">
            <text:p>0xff</text:p>
          </table:table-cell>
          <table:table-cell table:formula="of:=COM.MICROSOFT.CONCAT(&quot;0x&quot;;TEXT([.E68];&quot;00&quot;))" office:value-type="string" office:string-value="0xff" calcext:value-type="string">
            <text:p>0xff</text:p>
          </table:table-cell>
          <table:table-cell table:formula="of:=COM.MICROSOFT.CONCAT(&quot;0x&quot;;TEXT([.F68];&quot;00&quot;))" office:value-type="string" office:string-value="0xff" calcext:value-type="string">
            <text:p>0xff</text:p>
          </table:table-cell>
          <table:table-cell table:formula="of:=COM.MICROSOFT.CONCAT(&quot;0x&quot;;TEXT([.G68];&quot;00&quot;))" office:value-type="string" office:string-value="0xff" calcext:value-type="string">
            <text:p>0xff</text:p>
          </table:table-cell>
          <table:table-cell table:formula="of:=COM.MICROSOFT.CONCAT(&quot;0x&quot;;TEXT([.H68];&quot;00&quot;))" office:value-type="string" office:string-value="0xff" calcext:value-type="string">
            <text:p>0xff</text:p>
          </table:table-cell>
          <table:table-cell table:formula="of:=COM.MICROSOFT.CONCAT(&quot;0x&quot;;TEXT([.I68];&quot;00&quot;))" office:value-type="string" office:string-value="0xff" calcext:value-type="string">
            <text:p>0xff</text:p>
          </table:table-cell>
          <table:table-cell table:formula="of:=COM.MICROSOFT.CONCAT(&quot;0x&quot;;TEXT([.J68];&quot;00&quot;))" office:value-type="string" office:string-value="0xff" calcext:value-type="string">
            <text:p>0xff</text:p>
          </table:table-cell>
          <table:table-cell table:formula="of:=COM.MICROSOFT.CONCAT(&quot;0x&quot;;TEXT([.K68];&quot;00&quot;))" office:value-type="string" office:string-value="0xff" calcext:value-type="string">
            <text:p>0xff</text:p>
          </table:table-cell>
          <table:table-cell table:formula="of:=COM.MICROSOFT.CONCAT(&quot;0x&quot;;TEXT([.L68];&quot;00&quot;))" office:value-type="string" office:string-value="0xff" calcext:value-type="string">
            <text:p>0xff</text:p>
          </table:table-cell>
          <table:table-cell table:formula="of:=COM.MICROSOFT.CONCAT(&quot;0x&quot;;TEXT([.M68];&quot;00&quot;))" office:value-type="string" office:string-value="0xff" calcext:value-type="string">
            <text:p>0xff</text:p>
          </table:table-cell>
          <table:table-cell table:formula="of:=COM.MICROSOFT.CONCAT(&quot;0x&quot;;TEXT([.N68];&quot;00&quot;))" office:value-type="string" office:string-value="0xff" calcext:value-type="string">
            <text:p>0xff</text:p>
          </table:table-cell>
          <table:table-cell table:formula="of:=COM.MICROSOFT.CONCAT(&quot;0x&quot;;TEXT([.O68];&quot;00&quot;))" office:value-type="string" office:string-value="0xff" calcext:value-type="string">
            <text:p>0xff</text:p>
          </table:table-cell>
          <table:table-cell table:formula="of:=COM.MICROSOFT.CONCAT(&quot;0x&quot;;TEXT([.P68];&quot;00&quot;))" office:value-type="string" office:string-value="0xff" calcext:value-type="string">
            <text:p>0xff</text:p>
          </table:table-cell>
          <table:table-cell table:formula="of:=COM.MICROSOFT.TEXTJOIN(&quot;,&quot;;1;[.A160:.P16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69];&quot;00&quot;))" office:value-type="string" office:string-value="0xff" calcext:value-type="string">
            <text:p>0xff</text:p>
          </table:table-cell>
          <table:table-cell table:formula="of:=COM.MICROSOFT.CONCAT(&quot;0x&quot;;TEXT([.B69];&quot;00&quot;))" office:value-type="string" office:string-value="0xff" calcext:value-type="string">
            <text:p>0xff</text:p>
          </table:table-cell>
          <table:table-cell table:formula="of:=COM.MICROSOFT.CONCAT(&quot;0x&quot;;TEXT([.C69];&quot;00&quot;))" office:value-type="string" office:string-value="0xff" calcext:value-type="string">
            <text:p>0xff</text:p>
          </table:table-cell>
          <table:table-cell table:formula="of:=COM.MICROSOFT.CONCAT(&quot;0x&quot;;TEXT([.D69];&quot;00&quot;))" office:value-type="string" office:string-value="0xff" calcext:value-type="string">
            <text:p>0xff</text:p>
          </table:table-cell>
          <table:table-cell table:formula="of:=COM.MICROSOFT.CONCAT(&quot;0x&quot;;TEXT([.E69];&quot;00&quot;))" office:value-type="string" office:string-value="0xff" calcext:value-type="string">
            <text:p>0xff</text:p>
          </table:table-cell>
          <table:table-cell table:formula="of:=COM.MICROSOFT.CONCAT(&quot;0x&quot;;TEXT([.F69];&quot;00&quot;))" office:value-type="string" office:string-value="0xff" calcext:value-type="string">
            <text:p>0xff</text:p>
          </table:table-cell>
          <table:table-cell table:formula="of:=COM.MICROSOFT.CONCAT(&quot;0x&quot;;TEXT([.G69];&quot;00&quot;))" office:value-type="string" office:string-value="0xff" calcext:value-type="string">
            <text:p>0xff</text:p>
          </table:table-cell>
          <table:table-cell table:formula="of:=COM.MICROSOFT.CONCAT(&quot;0x&quot;;TEXT([.H69];&quot;00&quot;))" office:value-type="string" office:string-value="0xff" calcext:value-type="string">
            <text:p>0xff</text:p>
          </table:table-cell>
          <table:table-cell table:formula="of:=COM.MICROSOFT.CONCAT(&quot;0x&quot;;TEXT([.I69];&quot;00&quot;))" office:value-type="string" office:string-value="0xff" calcext:value-type="string">
            <text:p>0xff</text:p>
          </table:table-cell>
          <table:table-cell table:formula="of:=COM.MICROSOFT.CONCAT(&quot;0x&quot;;TEXT([.J69];&quot;00&quot;))" office:value-type="string" office:string-value="0xff" calcext:value-type="string">
            <text:p>0xff</text:p>
          </table:table-cell>
          <table:table-cell table:formula="of:=COM.MICROSOFT.CONCAT(&quot;0x&quot;;TEXT([.K69];&quot;00&quot;))" office:value-type="string" office:string-value="0xff" calcext:value-type="string">
            <text:p>0xff</text:p>
          </table:table-cell>
          <table:table-cell table:formula="of:=COM.MICROSOFT.CONCAT(&quot;0x&quot;;TEXT([.L69];&quot;00&quot;))" office:value-type="string" office:string-value="0xff" calcext:value-type="string">
            <text:p>0xff</text:p>
          </table:table-cell>
          <table:table-cell table:formula="of:=COM.MICROSOFT.CONCAT(&quot;0x&quot;;TEXT([.M69];&quot;00&quot;))" office:value-type="string" office:string-value="0xff" calcext:value-type="string">
            <text:p>0xff</text:p>
          </table:table-cell>
          <table:table-cell table:formula="of:=COM.MICROSOFT.CONCAT(&quot;0x&quot;;TEXT([.N69];&quot;00&quot;))" office:value-type="string" office:string-value="0xff" calcext:value-type="string">
            <text:p>0xff</text:p>
          </table:table-cell>
          <table:table-cell table:formula="of:=COM.MICROSOFT.CONCAT(&quot;0x&quot;;TEXT([.O69];&quot;00&quot;))" office:value-type="string" office:string-value="0xff" calcext:value-type="string">
            <text:p>0xff</text:p>
          </table:table-cell>
          <table:table-cell table:formula="of:=COM.MICROSOFT.CONCAT(&quot;0x&quot;;TEXT([.P69];&quot;00&quot;))" office:value-type="string" office:string-value="0xff" calcext:value-type="string">
            <text:p>0xff</text:p>
          </table:table-cell>
          <table:table-cell table:formula="of:=COM.MICROSOFT.TEXTJOIN(&quot;,&quot;;1;[.A161:.P16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0];&quot;00&quot;))" office:value-type="string" office:string-value="0xff" calcext:value-type="string">
            <text:p>0xff</text:p>
          </table:table-cell>
          <table:table-cell table:formula="of:=COM.MICROSOFT.CONCAT(&quot;0x&quot;;TEXT([.B70];&quot;00&quot;))" office:value-type="string" office:string-value="0xff" calcext:value-type="string">
            <text:p>0xff</text:p>
          </table:table-cell>
          <table:table-cell table:formula="of:=COM.MICROSOFT.CONCAT(&quot;0x&quot;;TEXT([.C70];&quot;00&quot;))" office:value-type="string" office:string-value="0xff" calcext:value-type="string">
            <text:p>0xff</text:p>
          </table:table-cell>
          <table:table-cell table:formula="of:=COM.MICROSOFT.CONCAT(&quot;0x&quot;;TEXT([.D70];&quot;00&quot;))" office:value-type="string" office:string-value="0xff" calcext:value-type="string">
            <text:p>0xff</text:p>
          </table:table-cell>
          <table:table-cell table:formula="of:=COM.MICROSOFT.CONCAT(&quot;0x&quot;;TEXT([.E70];&quot;00&quot;))" office:value-type="string" office:string-value="0xff" calcext:value-type="string">
            <text:p>0xff</text:p>
          </table:table-cell>
          <table:table-cell table:formula="of:=COM.MICROSOFT.CONCAT(&quot;0x&quot;;TEXT([.F70];&quot;00&quot;))" office:value-type="string" office:string-value="0xff" calcext:value-type="string">
            <text:p>0xff</text:p>
          </table:table-cell>
          <table:table-cell table:formula="of:=COM.MICROSOFT.CONCAT(&quot;0x&quot;;TEXT([.G70];&quot;00&quot;))" office:value-type="string" office:string-value="0xff" calcext:value-type="string">
            <text:p>0xff</text:p>
          </table:table-cell>
          <table:table-cell table:formula="of:=COM.MICROSOFT.CONCAT(&quot;0x&quot;;TEXT([.H70];&quot;00&quot;))" office:value-type="string" office:string-value="0xff" calcext:value-type="string">
            <text:p>0xff</text:p>
          </table:table-cell>
          <table:table-cell table:formula="of:=COM.MICROSOFT.CONCAT(&quot;0x&quot;;TEXT([.I70];&quot;00&quot;))" office:value-type="string" office:string-value="0xff" calcext:value-type="string">
            <text:p>0xff</text:p>
          </table:table-cell>
          <table:table-cell table:formula="of:=COM.MICROSOFT.CONCAT(&quot;0x&quot;;TEXT([.J70];&quot;00&quot;))" office:value-type="string" office:string-value="0xff" calcext:value-type="string">
            <text:p>0xff</text:p>
          </table:table-cell>
          <table:table-cell table:formula="of:=COM.MICROSOFT.CONCAT(&quot;0x&quot;;TEXT([.K70];&quot;00&quot;))" office:value-type="string" office:string-value="0xff" calcext:value-type="string">
            <text:p>0xff</text:p>
          </table:table-cell>
          <table:table-cell table:formula="of:=COM.MICROSOFT.CONCAT(&quot;0x&quot;;TEXT([.L70];&quot;00&quot;))" office:value-type="string" office:string-value="0xff" calcext:value-type="string">
            <text:p>0xff</text:p>
          </table:table-cell>
          <table:table-cell table:formula="of:=COM.MICROSOFT.CONCAT(&quot;0x&quot;;TEXT([.M70];&quot;00&quot;))" office:value-type="string" office:string-value="0xff" calcext:value-type="string">
            <text:p>0xff</text:p>
          </table:table-cell>
          <table:table-cell table:formula="of:=COM.MICROSOFT.CONCAT(&quot;0x&quot;;TEXT([.N70];&quot;00&quot;))" office:value-type="string" office:string-value="0xff" calcext:value-type="string">
            <text:p>0xff</text:p>
          </table:table-cell>
          <table:table-cell table:formula="of:=COM.MICROSOFT.CONCAT(&quot;0x&quot;;TEXT([.O70];&quot;00&quot;))" office:value-type="string" office:string-value="0xff" calcext:value-type="string">
            <text:p>0xff</text:p>
          </table:table-cell>
          <table:table-cell table:formula="of:=COM.MICROSOFT.CONCAT(&quot;0x&quot;;TEXT([.P70];&quot;00&quot;))" office:value-type="string" office:string-value="0xff" calcext:value-type="string">
            <text:p>0xff</text:p>
          </table:table-cell>
          <table:table-cell table:formula="of:=COM.MICROSOFT.TEXTJOIN(&quot;,&quot;;1;[.A162:.P16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1];&quot;00&quot;))" office:value-type="string" office:string-value="0xff" calcext:value-type="string">
            <text:p>0xff</text:p>
          </table:table-cell>
          <table:table-cell table:formula="of:=COM.MICROSOFT.CONCAT(&quot;0x&quot;;TEXT([.B71];&quot;00&quot;))" office:value-type="string" office:string-value="0xff" calcext:value-type="string">
            <text:p>0xff</text:p>
          </table:table-cell>
          <table:table-cell table:formula="of:=COM.MICROSOFT.CONCAT(&quot;0x&quot;;TEXT([.C71];&quot;00&quot;))" office:value-type="string" office:string-value="0xff" calcext:value-type="string">
            <text:p>0xff</text:p>
          </table:table-cell>
          <table:table-cell table:formula="of:=COM.MICROSOFT.CONCAT(&quot;0x&quot;;TEXT([.D71];&quot;00&quot;))" office:value-type="string" office:string-value="0xff" calcext:value-type="string">
            <text:p>0xff</text:p>
          </table:table-cell>
          <table:table-cell table:formula="of:=COM.MICROSOFT.CONCAT(&quot;0x&quot;;TEXT([.E71];&quot;00&quot;))" office:value-type="string" office:string-value="0xff" calcext:value-type="string">
            <text:p>0xff</text:p>
          </table:table-cell>
          <table:table-cell table:formula="of:=COM.MICROSOFT.CONCAT(&quot;0x&quot;;TEXT([.F71];&quot;00&quot;))" office:value-type="string" office:string-value="0xff" calcext:value-type="string">
            <text:p>0xff</text:p>
          </table:table-cell>
          <table:table-cell table:formula="of:=COM.MICROSOFT.CONCAT(&quot;0x&quot;;TEXT([.G71];&quot;00&quot;))" office:value-type="string" office:string-value="0xff" calcext:value-type="string">
            <text:p>0xff</text:p>
          </table:table-cell>
          <table:table-cell table:formula="of:=COM.MICROSOFT.CONCAT(&quot;0x&quot;;TEXT([.H71];&quot;00&quot;))" office:value-type="string" office:string-value="0xff" calcext:value-type="string">
            <text:p>0xff</text:p>
          </table:table-cell>
          <table:table-cell table:formula="of:=COM.MICROSOFT.CONCAT(&quot;0x&quot;;TEXT([.I71];&quot;00&quot;))" office:value-type="string" office:string-value="0xff" calcext:value-type="string">
            <text:p>0xff</text:p>
          </table:table-cell>
          <table:table-cell table:formula="of:=COM.MICROSOFT.CONCAT(&quot;0x&quot;;TEXT([.J71];&quot;00&quot;))" office:value-type="string" office:string-value="0xff" calcext:value-type="string">
            <text:p>0xff</text:p>
          </table:table-cell>
          <table:table-cell table:formula="of:=COM.MICROSOFT.CONCAT(&quot;0x&quot;;TEXT([.K71];&quot;00&quot;))" office:value-type="string" office:string-value="0xff" calcext:value-type="string">
            <text:p>0xff</text:p>
          </table:table-cell>
          <table:table-cell table:formula="of:=COM.MICROSOFT.CONCAT(&quot;0x&quot;;TEXT([.L71];&quot;00&quot;))" office:value-type="string" office:string-value="0xff" calcext:value-type="string">
            <text:p>0xff</text:p>
          </table:table-cell>
          <table:table-cell table:formula="of:=COM.MICROSOFT.CONCAT(&quot;0x&quot;;TEXT([.M71];&quot;00&quot;))" office:value-type="string" office:string-value="0xff" calcext:value-type="string">
            <text:p>0xff</text:p>
          </table:table-cell>
          <table:table-cell table:formula="of:=COM.MICROSOFT.CONCAT(&quot;0x&quot;;TEXT([.N71];&quot;00&quot;))" office:value-type="string" office:string-value="0xff" calcext:value-type="string">
            <text:p>0xff</text:p>
          </table:table-cell>
          <table:table-cell table:formula="of:=COM.MICROSOFT.CONCAT(&quot;0x&quot;;TEXT([.O71];&quot;00&quot;))" office:value-type="string" office:string-value="0xff" calcext:value-type="string">
            <text:p>0xff</text:p>
          </table:table-cell>
          <table:table-cell table:formula="of:=COM.MICROSOFT.CONCAT(&quot;0x&quot;;TEXT([.P71];&quot;00&quot;))" office:value-type="string" office:string-value="0xff" calcext:value-type="string">
            <text:p>0xff</text:p>
          </table:table-cell>
          <table:table-cell table:formula="of:=COM.MICROSOFT.TEXTJOIN(&quot;,&quot;;1;[.A163:.P16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2];&quot;00&quot;))" office:value-type="string" office:string-value="0xff" calcext:value-type="string">
            <text:p>0xff</text:p>
          </table:table-cell>
          <table:table-cell table:formula="of:=COM.MICROSOFT.CONCAT(&quot;0x&quot;;TEXT([.B72];&quot;00&quot;))" office:value-type="string" office:string-value="0xff" calcext:value-type="string">
            <text:p>0xff</text:p>
          </table:table-cell>
          <table:table-cell table:formula="of:=COM.MICROSOFT.CONCAT(&quot;0x&quot;;TEXT([.C72];&quot;00&quot;))" office:value-type="string" office:string-value="0xff" calcext:value-type="string">
            <text:p>0xff</text:p>
          </table:table-cell>
          <table:table-cell table:formula="of:=COM.MICROSOFT.CONCAT(&quot;0x&quot;;TEXT([.D72];&quot;00&quot;))" office:value-type="string" office:string-value="0xff" calcext:value-type="string">
            <text:p>0xff</text:p>
          </table:table-cell>
          <table:table-cell table:formula="of:=COM.MICROSOFT.CONCAT(&quot;0x&quot;;TEXT([.E72];&quot;00&quot;))" office:value-type="string" office:string-value="0xff" calcext:value-type="string">
            <text:p>0xff</text:p>
          </table:table-cell>
          <table:table-cell table:formula="of:=COM.MICROSOFT.CONCAT(&quot;0x&quot;;TEXT([.F72];&quot;00&quot;))" office:value-type="string" office:string-value="0xff" calcext:value-type="string">
            <text:p>0xff</text:p>
          </table:table-cell>
          <table:table-cell table:formula="of:=COM.MICROSOFT.CONCAT(&quot;0x&quot;;TEXT([.G72];&quot;00&quot;))" office:value-type="string" office:string-value="0xff" calcext:value-type="string">
            <text:p>0xff</text:p>
          </table:table-cell>
          <table:table-cell table:formula="of:=COM.MICROSOFT.CONCAT(&quot;0x&quot;;TEXT([.H72];&quot;00&quot;))" office:value-type="string" office:string-value="0xff" calcext:value-type="string">
            <text:p>0xff</text:p>
          </table:table-cell>
          <table:table-cell table:formula="of:=COM.MICROSOFT.CONCAT(&quot;0x&quot;;TEXT([.I72];&quot;00&quot;))" office:value-type="string" office:string-value="0xff" calcext:value-type="string">
            <text:p>0xff</text:p>
          </table:table-cell>
          <table:table-cell table:formula="of:=COM.MICROSOFT.CONCAT(&quot;0x&quot;;TEXT([.J72];&quot;00&quot;))" office:value-type="string" office:string-value="0xff" calcext:value-type="string">
            <text:p>0xff</text:p>
          </table:table-cell>
          <table:table-cell table:formula="of:=COM.MICROSOFT.CONCAT(&quot;0x&quot;;TEXT([.K72];&quot;00&quot;))" office:value-type="string" office:string-value="0xff" calcext:value-type="string">
            <text:p>0xff</text:p>
          </table:table-cell>
          <table:table-cell table:formula="of:=COM.MICROSOFT.CONCAT(&quot;0x&quot;;TEXT([.L72];&quot;00&quot;))" office:value-type="string" office:string-value="0xff" calcext:value-type="string">
            <text:p>0xff</text:p>
          </table:table-cell>
          <table:table-cell table:formula="of:=COM.MICROSOFT.CONCAT(&quot;0x&quot;;TEXT([.M72];&quot;00&quot;))" office:value-type="string" office:string-value="0xff" calcext:value-type="string">
            <text:p>0xff</text:p>
          </table:table-cell>
          <table:table-cell table:formula="of:=COM.MICROSOFT.CONCAT(&quot;0x&quot;;TEXT([.N72];&quot;00&quot;))" office:value-type="string" office:string-value="0xff" calcext:value-type="string">
            <text:p>0xff</text:p>
          </table:table-cell>
          <table:table-cell table:formula="of:=COM.MICROSOFT.CONCAT(&quot;0x&quot;;TEXT([.O72];&quot;00&quot;))" office:value-type="string" office:string-value="0xff" calcext:value-type="string">
            <text:p>0xff</text:p>
          </table:table-cell>
          <table:table-cell table:formula="of:=COM.MICROSOFT.CONCAT(&quot;0x&quot;;TEXT([.P72];&quot;00&quot;))" office:value-type="string" office:string-value="0xff" calcext:value-type="string">
            <text:p>0xff</text:p>
          </table:table-cell>
          <table:table-cell table:formula="of:=COM.MICROSOFT.TEXTJOIN(&quot;,&quot;;1;[.A164:.P16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3];&quot;00&quot;))" office:value-type="string" office:string-value="0xff" calcext:value-type="string">
            <text:p>0xff</text:p>
          </table:table-cell>
          <table:table-cell table:formula="of:=COM.MICROSOFT.CONCAT(&quot;0x&quot;;TEXT([.B73];&quot;00&quot;))" office:value-type="string" office:string-value="0xff" calcext:value-type="string">
            <text:p>0xff</text:p>
          </table:table-cell>
          <table:table-cell table:formula="of:=COM.MICROSOFT.CONCAT(&quot;0x&quot;;TEXT([.C73];&quot;00&quot;))" office:value-type="string" office:string-value="0xff" calcext:value-type="string">
            <text:p>0xff</text:p>
          </table:table-cell>
          <table:table-cell table:formula="of:=COM.MICROSOFT.CONCAT(&quot;0x&quot;;TEXT([.D73];&quot;00&quot;))" office:value-type="string" office:string-value="0xff" calcext:value-type="string">
            <text:p>0xff</text:p>
          </table:table-cell>
          <table:table-cell table:formula="of:=COM.MICROSOFT.CONCAT(&quot;0x&quot;;TEXT([.E73];&quot;00&quot;))" office:value-type="string" office:string-value="0xff" calcext:value-type="string">
            <text:p>0xff</text:p>
          </table:table-cell>
          <table:table-cell table:formula="of:=COM.MICROSOFT.CONCAT(&quot;0x&quot;;TEXT([.F73];&quot;00&quot;))" office:value-type="string" office:string-value="0xff" calcext:value-type="string">
            <text:p>0xff</text:p>
          </table:table-cell>
          <table:table-cell table:formula="of:=COM.MICROSOFT.CONCAT(&quot;0x&quot;;TEXT([.G73];&quot;00&quot;))" office:value-type="string" office:string-value="0xff" calcext:value-type="string">
            <text:p>0xff</text:p>
          </table:table-cell>
          <table:table-cell table:formula="of:=COM.MICROSOFT.CONCAT(&quot;0x&quot;;TEXT([.H73];&quot;00&quot;))" office:value-type="string" office:string-value="0xff" calcext:value-type="string">
            <text:p>0xff</text:p>
          </table:table-cell>
          <table:table-cell table:formula="of:=COM.MICROSOFT.CONCAT(&quot;0x&quot;;TEXT([.I73];&quot;00&quot;))" office:value-type="string" office:string-value="0xff" calcext:value-type="string">
            <text:p>0xff</text:p>
          </table:table-cell>
          <table:table-cell table:formula="of:=COM.MICROSOFT.CONCAT(&quot;0x&quot;;TEXT([.J73];&quot;00&quot;))" office:value-type="string" office:string-value="0xff" calcext:value-type="string">
            <text:p>0xff</text:p>
          </table:table-cell>
          <table:table-cell table:formula="of:=COM.MICROSOFT.CONCAT(&quot;0x&quot;;TEXT([.K73];&quot;00&quot;))" office:value-type="string" office:string-value="0xff" calcext:value-type="string">
            <text:p>0xff</text:p>
          </table:table-cell>
          <table:table-cell table:formula="of:=COM.MICROSOFT.CONCAT(&quot;0x&quot;;TEXT([.L73];&quot;00&quot;))" office:value-type="string" office:string-value="0xff" calcext:value-type="string">
            <text:p>0xff</text:p>
          </table:table-cell>
          <table:table-cell table:formula="of:=COM.MICROSOFT.CONCAT(&quot;0x&quot;;TEXT([.M73];&quot;00&quot;))" office:value-type="string" office:string-value="0xff" calcext:value-type="string">
            <text:p>0xff</text:p>
          </table:table-cell>
          <table:table-cell table:formula="of:=COM.MICROSOFT.CONCAT(&quot;0x&quot;;TEXT([.N73];&quot;00&quot;))" office:value-type="string" office:string-value="0xff" calcext:value-type="string">
            <text:p>0xff</text:p>
          </table:table-cell>
          <table:table-cell table:formula="of:=COM.MICROSOFT.CONCAT(&quot;0x&quot;;TEXT([.O73];&quot;00&quot;))" office:value-type="string" office:string-value="0xff" calcext:value-type="string">
            <text:p>0xff</text:p>
          </table:table-cell>
          <table:table-cell table:formula="of:=COM.MICROSOFT.CONCAT(&quot;0x&quot;;TEXT([.P73];&quot;00&quot;))" office:value-type="string" office:string-value="0xff" calcext:value-type="string">
            <text:p>0xff</text:p>
          </table:table-cell>
          <table:table-cell table:formula="of:=COM.MICROSOFT.TEXTJOIN(&quot;,&quot;;1;[.A165:.P16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4];&quot;00&quot;))" office:value-type="string" office:string-value="0xff" calcext:value-type="string">
            <text:p>0xff</text:p>
          </table:table-cell>
          <table:table-cell table:formula="of:=COM.MICROSOFT.CONCAT(&quot;0x&quot;;TEXT([.B74];&quot;00&quot;))" office:value-type="string" office:string-value="0xff" calcext:value-type="string">
            <text:p>0xff</text:p>
          </table:table-cell>
          <table:table-cell table:formula="of:=COM.MICROSOFT.CONCAT(&quot;0x&quot;;TEXT([.C74];&quot;00&quot;))" office:value-type="string" office:string-value="0xff" calcext:value-type="string">
            <text:p>0xff</text:p>
          </table:table-cell>
          <table:table-cell table:formula="of:=COM.MICROSOFT.CONCAT(&quot;0x&quot;;TEXT([.D74];&quot;00&quot;))" office:value-type="string" office:string-value="0xff" calcext:value-type="string">
            <text:p>0xff</text:p>
          </table:table-cell>
          <table:table-cell table:formula="of:=COM.MICROSOFT.CONCAT(&quot;0x&quot;;TEXT([.E74];&quot;00&quot;))" office:value-type="string" office:string-value="0xff" calcext:value-type="string">
            <text:p>0xff</text:p>
          </table:table-cell>
          <table:table-cell table:formula="of:=COM.MICROSOFT.CONCAT(&quot;0x&quot;;TEXT([.F74];&quot;00&quot;))" office:value-type="string" office:string-value="0xff" calcext:value-type="string">
            <text:p>0xff</text:p>
          </table:table-cell>
          <table:table-cell table:formula="of:=COM.MICROSOFT.CONCAT(&quot;0x&quot;;TEXT([.G74];&quot;00&quot;))" office:value-type="string" office:string-value="0xff" calcext:value-type="string">
            <text:p>0xff</text:p>
          </table:table-cell>
          <table:table-cell table:formula="of:=COM.MICROSOFT.CONCAT(&quot;0x&quot;;TEXT([.H74];&quot;00&quot;))" office:value-type="string" office:string-value="0xff" calcext:value-type="string">
            <text:p>0xff</text:p>
          </table:table-cell>
          <table:table-cell table:formula="of:=COM.MICROSOFT.CONCAT(&quot;0x&quot;;TEXT([.I74];&quot;00&quot;))" office:value-type="string" office:string-value="0xff" calcext:value-type="string">
            <text:p>0xff</text:p>
          </table:table-cell>
          <table:table-cell table:formula="of:=COM.MICROSOFT.CONCAT(&quot;0x&quot;;TEXT([.J74];&quot;00&quot;))" office:value-type="string" office:string-value="0xff" calcext:value-type="string">
            <text:p>0xff</text:p>
          </table:table-cell>
          <table:table-cell table:formula="of:=COM.MICROSOFT.CONCAT(&quot;0x&quot;;TEXT([.K74];&quot;00&quot;))" office:value-type="string" office:string-value="0xff" calcext:value-type="string">
            <text:p>0xff</text:p>
          </table:table-cell>
          <table:table-cell table:formula="of:=COM.MICROSOFT.CONCAT(&quot;0x&quot;;TEXT([.L74];&quot;00&quot;))" office:value-type="string" office:string-value="0xff" calcext:value-type="string">
            <text:p>0xff</text:p>
          </table:table-cell>
          <table:table-cell table:formula="of:=COM.MICROSOFT.CONCAT(&quot;0x&quot;;TEXT([.M74];&quot;00&quot;))" office:value-type="string" office:string-value="0xff" calcext:value-type="string">
            <text:p>0xff</text:p>
          </table:table-cell>
          <table:table-cell table:formula="of:=COM.MICROSOFT.CONCAT(&quot;0x&quot;;TEXT([.N74];&quot;00&quot;))" office:value-type="string" office:string-value="0xff" calcext:value-type="string">
            <text:p>0xff</text:p>
          </table:table-cell>
          <table:table-cell table:formula="of:=COM.MICROSOFT.CONCAT(&quot;0x&quot;;TEXT([.O74];&quot;00&quot;))" office:value-type="string" office:string-value="0xff" calcext:value-type="string">
            <text:p>0xff</text:p>
          </table:table-cell>
          <table:table-cell table:formula="of:=COM.MICROSOFT.CONCAT(&quot;0x&quot;;TEXT([.P74];&quot;00&quot;))" office:value-type="string" office:string-value="0xff" calcext:value-type="string">
            <text:p>0xff</text:p>
          </table:table-cell>
          <table:table-cell table:formula="of:=COM.MICROSOFT.TEXTJOIN(&quot;,&quot;;1;[.A166:.P16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5];&quot;00&quot;))" office:value-type="string" office:string-value="0xff" calcext:value-type="string">
            <text:p>0xff</text:p>
          </table:table-cell>
          <table:table-cell table:formula="of:=COM.MICROSOFT.CONCAT(&quot;0x&quot;;TEXT([.B75];&quot;00&quot;))" office:value-type="string" office:string-value="0xff" calcext:value-type="string">
            <text:p>0xff</text:p>
          </table:table-cell>
          <table:table-cell table:formula="of:=COM.MICROSOFT.CONCAT(&quot;0x&quot;;TEXT([.C75];&quot;00&quot;))" office:value-type="string" office:string-value="0xff" calcext:value-type="string">
            <text:p>0xff</text:p>
          </table:table-cell>
          <table:table-cell table:formula="of:=COM.MICROSOFT.CONCAT(&quot;0x&quot;;TEXT([.D75];&quot;00&quot;))" office:value-type="string" office:string-value="0xff" calcext:value-type="string">
            <text:p>0xff</text:p>
          </table:table-cell>
          <table:table-cell table:formula="of:=COM.MICROSOFT.CONCAT(&quot;0x&quot;;TEXT([.E75];&quot;00&quot;))" office:value-type="string" office:string-value="0xff" calcext:value-type="string">
            <text:p>0xff</text:p>
          </table:table-cell>
          <table:table-cell table:formula="of:=COM.MICROSOFT.CONCAT(&quot;0x&quot;;TEXT([.F75];&quot;00&quot;))" office:value-type="string" office:string-value="0xff" calcext:value-type="string">
            <text:p>0xff</text:p>
          </table:table-cell>
          <table:table-cell table:formula="of:=COM.MICROSOFT.CONCAT(&quot;0x&quot;;TEXT([.G75];&quot;00&quot;))" office:value-type="string" office:string-value="0xff" calcext:value-type="string">
            <text:p>0xff</text:p>
          </table:table-cell>
          <table:table-cell table:formula="of:=COM.MICROSOFT.CONCAT(&quot;0x&quot;;TEXT([.H75];&quot;00&quot;))" office:value-type="string" office:string-value="0xff" calcext:value-type="string">
            <text:p>0xff</text:p>
          </table:table-cell>
          <table:table-cell table:formula="of:=COM.MICROSOFT.CONCAT(&quot;0x&quot;;TEXT([.I75];&quot;00&quot;))" office:value-type="string" office:string-value="0xff" calcext:value-type="string">
            <text:p>0xff</text:p>
          </table:table-cell>
          <table:table-cell table:formula="of:=COM.MICROSOFT.CONCAT(&quot;0x&quot;;TEXT([.J75];&quot;00&quot;))" office:value-type="string" office:string-value="0xff" calcext:value-type="string">
            <text:p>0xff</text:p>
          </table:table-cell>
          <table:table-cell table:formula="of:=COM.MICROSOFT.CONCAT(&quot;0x&quot;;TEXT([.K75];&quot;00&quot;))" office:value-type="string" office:string-value="0xff" calcext:value-type="string">
            <text:p>0xff</text:p>
          </table:table-cell>
          <table:table-cell table:formula="of:=COM.MICROSOFT.CONCAT(&quot;0x&quot;;TEXT([.L75];&quot;00&quot;))" office:value-type="string" office:string-value="0xff" calcext:value-type="string">
            <text:p>0xff</text:p>
          </table:table-cell>
          <table:table-cell table:formula="of:=COM.MICROSOFT.CONCAT(&quot;0x&quot;;TEXT([.M75];&quot;00&quot;))" office:value-type="string" office:string-value="0xff" calcext:value-type="string">
            <text:p>0xff</text:p>
          </table:table-cell>
          <table:table-cell table:formula="of:=COM.MICROSOFT.CONCAT(&quot;0x&quot;;TEXT([.N75];&quot;00&quot;))" office:value-type="string" office:string-value="0xff" calcext:value-type="string">
            <text:p>0xff</text:p>
          </table:table-cell>
          <table:table-cell table:formula="of:=COM.MICROSOFT.CONCAT(&quot;0x&quot;;TEXT([.O75];&quot;00&quot;))" office:value-type="string" office:string-value="0xff" calcext:value-type="string">
            <text:p>0xff</text:p>
          </table:table-cell>
          <table:table-cell table:formula="of:=COM.MICROSOFT.CONCAT(&quot;0x&quot;;TEXT([.P75];&quot;00&quot;))" office:value-type="string" office:string-value="0xff" calcext:value-type="string">
            <text:p>0xff</text:p>
          </table:table-cell>
          <table:table-cell table:formula="of:=COM.MICROSOFT.TEXTJOIN(&quot;,&quot;;1;[.A167:.P16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6];&quot;00&quot;))" office:value-type="string" office:string-value="0xff" calcext:value-type="string">
            <text:p>0xff</text:p>
          </table:table-cell>
          <table:table-cell table:formula="of:=COM.MICROSOFT.CONCAT(&quot;0x&quot;;TEXT([.B76];&quot;00&quot;))" office:value-type="string" office:string-value="0xff" calcext:value-type="string">
            <text:p>0xff</text:p>
          </table:table-cell>
          <table:table-cell table:formula="of:=COM.MICROSOFT.CONCAT(&quot;0x&quot;;TEXT([.C76];&quot;00&quot;))" office:value-type="string" office:string-value="0xff" calcext:value-type="string">
            <text:p>0xff</text:p>
          </table:table-cell>
          <table:table-cell table:formula="of:=COM.MICROSOFT.CONCAT(&quot;0x&quot;;TEXT([.D76];&quot;00&quot;))" office:value-type="string" office:string-value="0xff" calcext:value-type="string">
            <text:p>0xff</text:p>
          </table:table-cell>
          <table:table-cell table:formula="of:=COM.MICROSOFT.CONCAT(&quot;0x&quot;;TEXT([.E76];&quot;00&quot;))" office:value-type="string" office:string-value="0xff" calcext:value-type="string">
            <text:p>0xff</text:p>
          </table:table-cell>
          <table:table-cell table:formula="of:=COM.MICROSOFT.CONCAT(&quot;0x&quot;;TEXT([.F76];&quot;00&quot;))" office:value-type="string" office:string-value="0xff" calcext:value-type="string">
            <text:p>0xff</text:p>
          </table:table-cell>
          <table:table-cell table:formula="of:=COM.MICROSOFT.CONCAT(&quot;0x&quot;;TEXT([.G76];&quot;00&quot;))" office:value-type="string" office:string-value="0xff" calcext:value-type="string">
            <text:p>0xff</text:p>
          </table:table-cell>
          <table:table-cell table:formula="of:=COM.MICROSOFT.CONCAT(&quot;0x&quot;;TEXT([.H76];&quot;00&quot;))" office:value-type="string" office:string-value="0xff" calcext:value-type="string">
            <text:p>0xff</text:p>
          </table:table-cell>
          <table:table-cell table:formula="of:=COM.MICROSOFT.CONCAT(&quot;0x&quot;;TEXT([.I76];&quot;00&quot;))" office:value-type="string" office:string-value="0xff" calcext:value-type="string">
            <text:p>0xff</text:p>
          </table:table-cell>
          <table:table-cell table:formula="of:=COM.MICROSOFT.CONCAT(&quot;0x&quot;;TEXT([.J76];&quot;00&quot;))" office:value-type="string" office:string-value="0xff" calcext:value-type="string">
            <text:p>0xff</text:p>
          </table:table-cell>
          <table:table-cell table:formula="of:=COM.MICROSOFT.CONCAT(&quot;0x&quot;;TEXT([.K76];&quot;00&quot;))" office:value-type="string" office:string-value="0xff" calcext:value-type="string">
            <text:p>0xff</text:p>
          </table:table-cell>
          <table:table-cell table:formula="of:=COM.MICROSOFT.CONCAT(&quot;0x&quot;;TEXT([.L76];&quot;00&quot;))" office:value-type="string" office:string-value="0xff" calcext:value-type="string">
            <text:p>0xff</text:p>
          </table:table-cell>
          <table:table-cell table:formula="of:=COM.MICROSOFT.CONCAT(&quot;0x&quot;;TEXT([.M76];&quot;00&quot;))" office:value-type="string" office:string-value="0xff" calcext:value-type="string">
            <text:p>0xff</text:p>
          </table:table-cell>
          <table:table-cell table:formula="of:=COM.MICROSOFT.CONCAT(&quot;0x&quot;;TEXT([.N76];&quot;00&quot;))" office:value-type="string" office:string-value="0xff" calcext:value-type="string">
            <text:p>0xff</text:p>
          </table:table-cell>
          <table:table-cell table:formula="of:=COM.MICROSOFT.CONCAT(&quot;0x&quot;;TEXT([.O76];&quot;00&quot;))" office:value-type="string" office:string-value="0xff" calcext:value-type="string">
            <text:p>0xff</text:p>
          </table:table-cell>
          <table:table-cell table:formula="of:=COM.MICROSOFT.CONCAT(&quot;0x&quot;;TEXT([.P76];&quot;00&quot;))" office:value-type="string" office:string-value="0xff" calcext:value-type="string">
            <text:p>0xff</text:p>
          </table:table-cell>
          <table:table-cell table:formula="of:=COM.MICROSOFT.TEXTJOIN(&quot;,&quot;;1;[.A168:.P16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7];&quot;00&quot;))" office:value-type="string" office:string-value="0xff" calcext:value-type="string">
            <text:p>0xff</text:p>
          </table:table-cell>
          <table:table-cell table:formula="of:=COM.MICROSOFT.CONCAT(&quot;0x&quot;;TEXT([.B77];&quot;00&quot;))" office:value-type="string" office:string-value="0xff" calcext:value-type="string">
            <text:p>0xff</text:p>
          </table:table-cell>
          <table:table-cell table:formula="of:=COM.MICROSOFT.CONCAT(&quot;0x&quot;;TEXT([.C77];&quot;00&quot;))" office:value-type="string" office:string-value="0xff" calcext:value-type="string">
            <text:p>0xff</text:p>
          </table:table-cell>
          <table:table-cell table:formula="of:=COM.MICROSOFT.CONCAT(&quot;0x&quot;;TEXT([.D77];&quot;00&quot;))" office:value-type="string" office:string-value="0xff" calcext:value-type="string">
            <text:p>0xff</text:p>
          </table:table-cell>
          <table:table-cell table:formula="of:=COM.MICROSOFT.CONCAT(&quot;0x&quot;;TEXT([.E77];&quot;00&quot;))" office:value-type="string" office:string-value="0xff" calcext:value-type="string">
            <text:p>0xff</text:p>
          </table:table-cell>
          <table:table-cell table:formula="of:=COM.MICROSOFT.CONCAT(&quot;0x&quot;;TEXT([.F77];&quot;00&quot;))" office:value-type="string" office:string-value="0xff" calcext:value-type="string">
            <text:p>0xff</text:p>
          </table:table-cell>
          <table:table-cell table:formula="of:=COM.MICROSOFT.CONCAT(&quot;0x&quot;;TEXT([.G77];&quot;00&quot;))" office:value-type="string" office:string-value="0xff" calcext:value-type="string">
            <text:p>0xff</text:p>
          </table:table-cell>
          <table:table-cell table:formula="of:=COM.MICROSOFT.CONCAT(&quot;0x&quot;;TEXT([.H77];&quot;00&quot;))" office:value-type="string" office:string-value="0xff" calcext:value-type="string">
            <text:p>0xff</text:p>
          </table:table-cell>
          <table:table-cell table:formula="of:=COM.MICROSOFT.CONCAT(&quot;0x&quot;;TEXT([.I77];&quot;00&quot;))" office:value-type="string" office:string-value="0xff" calcext:value-type="string">
            <text:p>0xff</text:p>
          </table:table-cell>
          <table:table-cell table:formula="of:=COM.MICROSOFT.CONCAT(&quot;0x&quot;;TEXT([.J77];&quot;00&quot;))" office:value-type="string" office:string-value="0xff" calcext:value-type="string">
            <text:p>0xff</text:p>
          </table:table-cell>
          <table:table-cell table:formula="of:=COM.MICROSOFT.CONCAT(&quot;0x&quot;;TEXT([.K77];&quot;00&quot;))" office:value-type="string" office:string-value="0xff" calcext:value-type="string">
            <text:p>0xff</text:p>
          </table:table-cell>
          <table:table-cell table:formula="of:=COM.MICROSOFT.CONCAT(&quot;0x&quot;;TEXT([.L77];&quot;00&quot;))" office:value-type="string" office:string-value="0xff" calcext:value-type="string">
            <text:p>0xff</text:p>
          </table:table-cell>
          <table:table-cell table:formula="of:=COM.MICROSOFT.CONCAT(&quot;0x&quot;;TEXT([.M77];&quot;00&quot;))" office:value-type="string" office:string-value="0xff" calcext:value-type="string">
            <text:p>0xff</text:p>
          </table:table-cell>
          <table:table-cell table:formula="of:=COM.MICROSOFT.CONCAT(&quot;0x&quot;;TEXT([.N77];&quot;00&quot;))" office:value-type="string" office:string-value="0xff" calcext:value-type="string">
            <text:p>0xff</text:p>
          </table:table-cell>
          <table:table-cell table:formula="of:=COM.MICROSOFT.CONCAT(&quot;0x&quot;;TEXT([.O77];&quot;00&quot;))" office:value-type="string" office:string-value="0xff" calcext:value-type="string">
            <text:p>0xff</text:p>
          </table:table-cell>
          <table:table-cell table:formula="of:=COM.MICROSOFT.CONCAT(&quot;0x&quot;;TEXT([.P77];&quot;00&quot;))" office:value-type="string" office:string-value="0xff" calcext:value-type="string">
            <text:p>0xff</text:p>
          </table:table-cell>
          <table:table-cell table:formula="of:=COM.MICROSOFT.TEXTJOIN(&quot;,&quot;;1;[.A169:.P16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8];&quot;00&quot;))" office:value-type="string" office:string-value="0xff" calcext:value-type="string">
            <text:p>0xff</text:p>
          </table:table-cell>
          <table:table-cell table:formula="of:=COM.MICROSOFT.CONCAT(&quot;0x&quot;;TEXT([.B78];&quot;00&quot;))" office:value-type="string" office:string-value="0xff" calcext:value-type="string">
            <text:p>0xff</text:p>
          </table:table-cell>
          <table:table-cell table:formula="of:=COM.MICROSOFT.CONCAT(&quot;0x&quot;;TEXT([.C78];&quot;00&quot;))" office:value-type="string" office:string-value="0xff" calcext:value-type="string">
            <text:p>0xff</text:p>
          </table:table-cell>
          <table:table-cell table:formula="of:=COM.MICROSOFT.CONCAT(&quot;0x&quot;;TEXT([.D78];&quot;00&quot;))" office:value-type="string" office:string-value="0xff" calcext:value-type="string">
            <text:p>0xff</text:p>
          </table:table-cell>
          <table:table-cell table:formula="of:=COM.MICROSOFT.CONCAT(&quot;0x&quot;;TEXT([.E78];&quot;00&quot;))" office:value-type="string" office:string-value="0xff" calcext:value-type="string">
            <text:p>0xff</text:p>
          </table:table-cell>
          <table:table-cell table:formula="of:=COM.MICROSOFT.CONCAT(&quot;0x&quot;;TEXT([.F78];&quot;00&quot;))" office:value-type="string" office:string-value="0xff" calcext:value-type="string">
            <text:p>0xff</text:p>
          </table:table-cell>
          <table:table-cell table:formula="of:=COM.MICROSOFT.CONCAT(&quot;0x&quot;;TEXT([.G78];&quot;00&quot;))" office:value-type="string" office:string-value="0xff" calcext:value-type="string">
            <text:p>0xff</text:p>
          </table:table-cell>
          <table:table-cell table:formula="of:=COM.MICROSOFT.CONCAT(&quot;0x&quot;;TEXT([.H78];&quot;00&quot;))" office:value-type="string" office:string-value="0xff" calcext:value-type="string">
            <text:p>0xff</text:p>
          </table:table-cell>
          <table:table-cell table:formula="of:=COM.MICROSOFT.CONCAT(&quot;0x&quot;;TEXT([.I78];&quot;00&quot;))" office:value-type="string" office:string-value="0xff" calcext:value-type="string">
            <text:p>0xff</text:p>
          </table:table-cell>
          <table:table-cell table:formula="of:=COM.MICROSOFT.CONCAT(&quot;0x&quot;;TEXT([.J78];&quot;00&quot;))" office:value-type="string" office:string-value="0xff" calcext:value-type="string">
            <text:p>0xff</text:p>
          </table:table-cell>
          <table:table-cell table:formula="of:=COM.MICROSOFT.CONCAT(&quot;0x&quot;;TEXT([.K78];&quot;00&quot;))" office:value-type="string" office:string-value="0xff" calcext:value-type="string">
            <text:p>0xff</text:p>
          </table:table-cell>
          <table:table-cell table:formula="of:=COM.MICROSOFT.CONCAT(&quot;0x&quot;;TEXT([.L78];&quot;00&quot;))" office:value-type="string" office:string-value="0xff" calcext:value-type="string">
            <text:p>0xff</text:p>
          </table:table-cell>
          <table:table-cell table:formula="of:=COM.MICROSOFT.CONCAT(&quot;0x&quot;;TEXT([.M78];&quot;00&quot;))" office:value-type="string" office:string-value="0xff" calcext:value-type="string">
            <text:p>0xff</text:p>
          </table:table-cell>
          <table:table-cell table:formula="of:=COM.MICROSOFT.CONCAT(&quot;0x&quot;;TEXT([.N78];&quot;00&quot;))" office:value-type="string" office:string-value="0xff" calcext:value-type="string">
            <text:p>0xff</text:p>
          </table:table-cell>
          <table:table-cell table:formula="of:=COM.MICROSOFT.CONCAT(&quot;0x&quot;;TEXT([.O78];&quot;00&quot;))" office:value-type="string" office:string-value="0xff" calcext:value-type="string">
            <text:p>0xff</text:p>
          </table:table-cell>
          <table:table-cell table:formula="of:=COM.MICROSOFT.CONCAT(&quot;0x&quot;;TEXT([.P78];&quot;00&quot;))" office:value-type="string" office:string-value="0xff" calcext:value-type="string">
            <text:p>0xff</text:p>
          </table:table-cell>
          <table:table-cell table:formula="of:=COM.MICROSOFT.TEXTJOIN(&quot;,&quot;;1;[.A170:.P17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79];&quot;00&quot;))" office:value-type="string" office:string-value="0xff" calcext:value-type="string">
            <text:p>0xff</text:p>
          </table:table-cell>
          <table:table-cell table:formula="of:=COM.MICROSOFT.CONCAT(&quot;0x&quot;;TEXT([.B79];&quot;00&quot;))" office:value-type="string" office:string-value="0xff" calcext:value-type="string">
            <text:p>0xff</text:p>
          </table:table-cell>
          <table:table-cell table:formula="of:=COM.MICROSOFT.CONCAT(&quot;0x&quot;;TEXT([.C79];&quot;00&quot;))" office:value-type="string" office:string-value="0xff" calcext:value-type="string">
            <text:p>0xff</text:p>
          </table:table-cell>
          <table:table-cell table:formula="of:=COM.MICROSOFT.CONCAT(&quot;0x&quot;;TEXT([.D79];&quot;00&quot;))" office:value-type="string" office:string-value="0xff" calcext:value-type="string">
            <text:p>0xff</text:p>
          </table:table-cell>
          <table:table-cell table:formula="of:=COM.MICROSOFT.CONCAT(&quot;0x&quot;;TEXT([.E79];&quot;00&quot;))" office:value-type="string" office:string-value="0xff" calcext:value-type="string">
            <text:p>0xff</text:p>
          </table:table-cell>
          <table:table-cell table:formula="of:=COM.MICROSOFT.CONCAT(&quot;0x&quot;;TEXT([.F79];&quot;00&quot;))" office:value-type="string" office:string-value="0xff" calcext:value-type="string">
            <text:p>0xff</text:p>
          </table:table-cell>
          <table:table-cell table:formula="of:=COM.MICROSOFT.CONCAT(&quot;0x&quot;;TEXT([.G79];&quot;00&quot;))" office:value-type="string" office:string-value="0xff" calcext:value-type="string">
            <text:p>0xff</text:p>
          </table:table-cell>
          <table:table-cell table:formula="of:=COM.MICROSOFT.CONCAT(&quot;0x&quot;;TEXT([.H79];&quot;00&quot;))" office:value-type="string" office:string-value="0xff" calcext:value-type="string">
            <text:p>0xff</text:p>
          </table:table-cell>
          <table:table-cell table:formula="of:=COM.MICROSOFT.CONCAT(&quot;0x&quot;;TEXT([.I79];&quot;00&quot;))" office:value-type="string" office:string-value="0xff" calcext:value-type="string">
            <text:p>0xff</text:p>
          </table:table-cell>
          <table:table-cell table:formula="of:=COM.MICROSOFT.CONCAT(&quot;0x&quot;;TEXT([.J79];&quot;00&quot;))" office:value-type="string" office:string-value="0xff" calcext:value-type="string">
            <text:p>0xff</text:p>
          </table:table-cell>
          <table:table-cell table:formula="of:=COM.MICROSOFT.CONCAT(&quot;0x&quot;;TEXT([.K79];&quot;00&quot;))" office:value-type="string" office:string-value="0xff" calcext:value-type="string">
            <text:p>0xff</text:p>
          </table:table-cell>
          <table:table-cell table:formula="of:=COM.MICROSOFT.CONCAT(&quot;0x&quot;;TEXT([.L79];&quot;00&quot;))" office:value-type="string" office:string-value="0xff" calcext:value-type="string">
            <text:p>0xff</text:p>
          </table:table-cell>
          <table:table-cell table:formula="of:=COM.MICROSOFT.CONCAT(&quot;0x&quot;;TEXT([.M79];&quot;00&quot;))" office:value-type="string" office:string-value="0xff" calcext:value-type="string">
            <text:p>0xff</text:p>
          </table:table-cell>
          <table:table-cell table:formula="of:=COM.MICROSOFT.CONCAT(&quot;0x&quot;;TEXT([.N79];&quot;00&quot;))" office:value-type="string" office:string-value="0xff" calcext:value-type="string">
            <text:p>0xff</text:p>
          </table:table-cell>
          <table:table-cell table:formula="of:=COM.MICROSOFT.CONCAT(&quot;0x&quot;;TEXT([.O79];&quot;00&quot;))" office:value-type="string" office:string-value="0xff" calcext:value-type="string">
            <text:p>0xff</text:p>
          </table:table-cell>
          <table:table-cell table:formula="of:=COM.MICROSOFT.CONCAT(&quot;0x&quot;;TEXT([.P79];&quot;00&quot;))" office:value-type="string" office:string-value="0xff" calcext:value-type="string">
            <text:p>0xff</text:p>
          </table:table-cell>
          <table:table-cell table:formula="of:=COM.MICROSOFT.TEXTJOIN(&quot;,&quot;;1;[.A171:.P171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0];&quot;00&quot;))" office:value-type="string" office:string-value="0xff" calcext:value-type="string">
            <text:p>0xff</text:p>
          </table:table-cell>
          <table:table-cell table:formula="of:=COM.MICROSOFT.CONCAT(&quot;0x&quot;;TEXT([.B80];&quot;00&quot;))" office:value-type="string" office:string-value="0xff" calcext:value-type="string">
            <text:p>0xff</text:p>
          </table:table-cell>
          <table:table-cell table:formula="of:=COM.MICROSOFT.CONCAT(&quot;0x&quot;;TEXT([.C80];&quot;00&quot;))" office:value-type="string" office:string-value="0xff" calcext:value-type="string">
            <text:p>0xff</text:p>
          </table:table-cell>
          <table:table-cell table:formula="of:=COM.MICROSOFT.CONCAT(&quot;0x&quot;;TEXT([.D80];&quot;00&quot;))" office:value-type="string" office:string-value="0xff" calcext:value-type="string">
            <text:p>0xff</text:p>
          </table:table-cell>
          <table:table-cell table:formula="of:=COM.MICROSOFT.CONCAT(&quot;0x&quot;;TEXT([.E80];&quot;00&quot;))" office:value-type="string" office:string-value="0xff" calcext:value-type="string">
            <text:p>0xff</text:p>
          </table:table-cell>
          <table:table-cell table:formula="of:=COM.MICROSOFT.CONCAT(&quot;0x&quot;;TEXT([.F80];&quot;00&quot;))" office:value-type="string" office:string-value="0xff" calcext:value-type="string">
            <text:p>0xff</text:p>
          </table:table-cell>
          <table:table-cell table:formula="of:=COM.MICROSOFT.CONCAT(&quot;0x&quot;;TEXT([.G80];&quot;00&quot;))" office:value-type="string" office:string-value="0xff" calcext:value-type="string">
            <text:p>0xff</text:p>
          </table:table-cell>
          <table:table-cell table:formula="of:=COM.MICROSOFT.CONCAT(&quot;0x&quot;;TEXT([.H80];&quot;00&quot;))" office:value-type="string" office:string-value="0xff" calcext:value-type="string">
            <text:p>0xff</text:p>
          </table:table-cell>
          <table:table-cell table:formula="of:=COM.MICROSOFT.CONCAT(&quot;0x&quot;;TEXT([.I80];&quot;00&quot;))" office:value-type="string" office:string-value="0xff" calcext:value-type="string">
            <text:p>0xff</text:p>
          </table:table-cell>
          <table:table-cell table:formula="of:=COM.MICROSOFT.CONCAT(&quot;0x&quot;;TEXT([.J80];&quot;00&quot;))" office:value-type="string" office:string-value="0xff" calcext:value-type="string">
            <text:p>0xff</text:p>
          </table:table-cell>
          <table:table-cell table:formula="of:=COM.MICROSOFT.CONCAT(&quot;0x&quot;;TEXT([.K80];&quot;00&quot;))" office:value-type="string" office:string-value="0xff" calcext:value-type="string">
            <text:p>0xff</text:p>
          </table:table-cell>
          <table:table-cell table:formula="of:=COM.MICROSOFT.CONCAT(&quot;0x&quot;;TEXT([.L80];&quot;00&quot;))" office:value-type="string" office:string-value="0xff" calcext:value-type="string">
            <text:p>0xff</text:p>
          </table:table-cell>
          <table:table-cell table:formula="of:=COM.MICROSOFT.CONCAT(&quot;0x&quot;;TEXT([.M80];&quot;00&quot;))" office:value-type="string" office:string-value="0xff" calcext:value-type="string">
            <text:p>0xff</text:p>
          </table:table-cell>
          <table:table-cell table:formula="of:=COM.MICROSOFT.CONCAT(&quot;0x&quot;;TEXT([.N80];&quot;00&quot;))" office:value-type="string" office:string-value="0xff" calcext:value-type="string">
            <text:p>0xff</text:p>
          </table:table-cell>
          <table:table-cell table:formula="of:=COM.MICROSOFT.CONCAT(&quot;0x&quot;;TEXT([.O80];&quot;00&quot;))" office:value-type="string" office:string-value="0xff" calcext:value-type="string">
            <text:p>0xff</text:p>
          </table:table-cell>
          <table:table-cell table:formula="of:=COM.MICROSOFT.CONCAT(&quot;0x&quot;;TEXT([.P80];&quot;00&quot;))" office:value-type="string" office:string-value="0xff" calcext:value-type="string">
            <text:p>0xff</text:p>
          </table:table-cell>
          <table:table-cell table:formula="of:=COM.MICROSOFT.TEXTJOIN(&quot;,&quot;;1;[.A172:.P172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1];&quot;00&quot;))" office:value-type="string" office:string-value="0xff" calcext:value-type="string">
            <text:p>0xff</text:p>
          </table:table-cell>
          <table:table-cell table:formula="of:=COM.MICROSOFT.CONCAT(&quot;0x&quot;;TEXT([.B81];&quot;00&quot;))" office:value-type="string" office:string-value="0xff" calcext:value-type="string">
            <text:p>0xff</text:p>
          </table:table-cell>
          <table:table-cell table:formula="of:=COM.MICROSOFT.CONCAT(&quot;0x&quot;;TEXT([.C81];&quot;00&quot;))" office:value-type="string" office:string-value="0xff" calcext:value-type="string">
            <text:p>0xff</text:p>
          </table:table-cell>
          <table:table-cell table:formula="of:=COM.MICROSOFT.CONCAT(&quot;0x&quot;;TEXT([.D81];&quot;00&quot;))" office:value-type="string" office:string-value="0xff" calcext:value-type="string">
            <text:p>0xff</text:p>
          </table:table-cell>
          <table:table-cell table:formula="of:=COM.MICROSOFT.CONCAT(&quot;0x&quot;;TEXT([.E81];&quot;00&quot;))" office:value-type="string" office:string-value="0xff" calcext:value-type="string">
            <text:p>0xff</text:p>
          </table:table-cell>
          <table:table-cell table:formula="of:=COM.MICROSOFT.CONCAT(&quot;0x&quot;;TEXT([.F81];&quot;00&quot;))" office:value-type="string" office:string-value="0xff" calcext:value-type="string">
            <text:p>0xff</text:p>
          </table:table-cell>
          <table:table-cell table:formula="of:=COM.MICROSOFT.CONCAT(&quot;0x&quot;;TEXT([.G81];&quot;00&quot;))" office:value-type="string" office:string-value="0xff" calcext:value-type="string">
            <text:p>0xff</text:p>
          </table:table-cell>
          <table:table-cell table:formula="of:=COM.MICROSOFT.CONCAT(&quot;0x&quot;;TEXT([.H81];&quot;00&quot;))" office:value-type="string" office:string-value="0xff" calcext:value-type="string">
            <text:p>0xff</text:p>
          </table:table-cell>
          <table:table-cell table:formula="of:=COM.MICROSOFT.CONCAT(&quot;0x&quot;;TEXT([.I81];&quot;00&quot;))" office:value-type="string" office:string-value="0xff" calcext:value-type="string">
            <text:p>0xff</text:p>
          </table:table-cell>
          <table:table-cell table:formula="of:=COM.MICROSOFT.CONCAT(&quot;0x&quot;;TEXT([.J81];&quot;00&quot;))" office:value-type="string" office:string-value="0xff" calcext:value-type="string">
            <text:p>0xff</text:p>
          </table:table-cell>
          <table:table-cell table:formula="of:=COM.MICROSOFT.CONCAT(&quot;0x&quot;;TEXT([.K81];&quot;00&quot;))" office:value-type="string" office:string-value="0xff" calcext:value-type="string">
            <text:p>0xff</text:p>
          </table:table-cell>
          <table:table-cell table:formula="of:=COM.MICROSOFT.CONCAT(&quot;0x&quot;;TEXT([.L81];&quot;00&quot;))" office:value-type="string" office:string-value="0xff" calcext:value-type="string">
            <text:p>0xff</text:p>
          </table:table-cell>
          <table:table-cell table:formula="of:=COM.MICROSOFT.CONCAT(&quot;0x&quot;;TEXT([.M81];&quot;00&quot;))" office:value-type="string" office:string-value="0xff" calcext:value-type="string">
            <text:p>0xff</text:p>
          </table:table-cell>
          <table:table-cell table:formula="of:=COM.MICROSOFT.CONCAT(&quot;0x&quot;;TEXT([.N81];&quot;00&quot;))" office:value-type="string" office:string-value="0xff" calcext:value-type="string">
            <text:p>0xff</text:p>
          </table:table-cell>
          <table:table-cell table:formula="of:=COM.MICROSOFT.CONCAT(&quot;0x&quot;;TEXT([.O81];&quot;00&quot;))" office:value-type="string" office:string-value="0xff" calcext:value-type="string">
            <text:p>0xff</text:p>
          </table:table-cell>
          <table:table-cell table:formula="of:=COM.MICROSOFT.CONCAT(&quot;0x&quot;;TEXT([.P81];&quot;00&quot;))" office:value-type="string" office:string-value="0xff" calcext:value-type="string">
            <text:p>0xff</text:p>
          </table:table-cell>
          <table:table-cell table:formula="of:=COM.MICROSOFT.TEXTJOIN(&quot;,&quot;;1;[.A173:.P173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2];&quot;00&quot;))" office:value-type="string" office:string-value="0xff" calcext:value-type="string">
            <text:p>0xff</text:p>
          </table:table-cell>
          <table:table-cell table:formula="of:=COM.MICROSOFT.CONCAT(&quot;0x&quot;;TEXT([.B82];&quot;00&quot;))" office:value-type="string" office:string-value="0xff" calcext:value-type="string">
            <text:p>0xff</text:p>
          </table:table-cell>
          <table:table-cell table:formula="of:=COM.MICROSOFT.CONCAT(&quot;0x&quot;;TEXT([.C82];&quot;00&quot;))" office:value-type="string" office:string-value="0xff" calcext:value-type="string">
            <text:p>0xff</text:p>
          </table:table-cell>
          <table:table-cell table:formula="of:=COM.MICROSOFT.CONCAT(&quot;0x&quot;;TEXT([.D82];&quot;00&quot;))" office:value-type="string" office:string-value="0xff" calcext:value-type="string">
            <text:p>0xff</text:p>
          </table:table-cell>
          <table:table-cell table:formula="of:=COM.MICROSOFT.CONCAT(&quot;0x&quot;;TEXT([.E82];&quot;00&quot;))" office:value-type="string" office:string-value="0xff" calcext:value-type="string">
            <text:p>0xff</text:p>
          </table:table-cell>
          <table:table-cell table:formula="of:=COM.MICROSOFT.CONCAT(&quot;0x&quot;;TEXT([.F82];&quot;00&quot;))" office:value-type="string" office:string-value="0xff" calcext:value-type="string">
            <text:p>0xff</text:p>
          </table:table-cell>
          <table:table-cell table:formula="of:=COM.MICROSOFT.CONCAT(&quot;0x&quot;;TEXT([.G82];&quot;00&quot;))" office:value-type="string" office:string-value="0xff" calcext:value-type="string">
            <text:p>0xff</text:p>
          </table:table-cell>
          <table:table-cell table:formula="of:=COM.MICROSOFT.CONCAT(&quot;0x&quot;;TEXT([.H82];&quot;00&quot;))" office:value-type="string" office:string-value="0xff" calcext:value-type="string">
            <text:p>0xff</text:p>
          </table:table-cell>
          <table:table-cell table:formula="of:=COM.MICROSOFT.CONCAT(&quot;0x&quot;;TEXT([.I82];&quot;00&quot;))" office:value-type="string" office:string-value="0xff" calcext:value-type="string">
            <text:p>0xff</text:p>
          </table:table-cell>
          <table:table-cell table:formula="of:=COM.MICROSOFT.CONCAT(&quot;0x&quot;;TEXT([.J82];&quot;00&quot;))" office:value-type="string" office:string-value="0xff" calcext:value-type="string">
            <text:p>0xff</text:p>
          </table:table-cell>
          <table:table-cell table:formula="of:=COM.MICROSOFT.CONCAT(&quot;0x&quot;;TEXT([.K82];&quot;00&quot;))" office:value-type="string" office:string-value="0xff" calcext:value-type="string">
            <text:p>0xff</text:p>
          </table:table-cell>
          <table:table-cell table:formula="of:=COM.MICROSOFT.CONCAT(&quot;0x&quot;;TEXT([.L82];&quot;00&quot;))" office:value-type="string" office:string-value="0xff" calcext:value-type="string">
            <text:p>0xff</text:p>
          </table:table-cell>
          <table:table-cell table:formula="of:=COM.MICROSOFT.CONCAT(&quot;0x&quot;;TEXT([.M82];&quot;00&quot;))" office:value-type="string" office:string-value="0xff" calcext:value-type="string">
            <text:p>0xff</text:p>
          </table:table-cell>
          <table:table-cell table:formula="of:=COM.MICROSOFT.CONCAT(&quot;0x&quot;;TEXT([.N82];&quot;00&quot;))" office:value-type="string" office:string-value="0xff" calcext:value-type="string">
            <text:p>0xff</text:p>
          </table:table-cell>
          <table:table-cell table:formula="of:=COM.MICROSOFT.CONCAT(&quot;0x&quot;;TEXT([.O82];&quot;00&quot;))" office:value-type="string" office:string-value="0xff" calcext:value-type="string">
            <text:p>0xff</text:p>
          </table:table-cell>
          <table:table-cell table:formula="of:=COM.MICROSOFT.CONCAT(&quot;0x&quot;;TEXT([.P82];&quot;00&quot;))" office:value-type="string" office:string-value="0xff" calcext:value-type="string">
            <text:p>0xff</text:p>
          </table:table-cell>
          <table:table-cell table:formula="of:=COM.MICROSOFT.TEXTJOIN(&quot;,&quot;;1;[.A174:.P174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3];&quot;00&quot;))" office:value-type="string" office:string-value="0xff" calcext:value-type="string">
            <text:p>0xff</text:p>
          </table:table-cell>
          <table:table-cell table:formula="of:=COM.MICROSOFT.CONCAT(&quot;0x&quot;;TEXT([.B83];&quot;00&quot;))" office:value-type="string" office:string-value="0xff" calcext:value-type="string">
            <text:p>0xff</text:p>
          </table:table-cell>
          <table:table-cell table:formula="of:=COM.MICROSOFT.CONCAT(&quot;0x&quot;;TEXT([.C83];&quot;00&quot;))" office:value-type="string" office:string-value="0xff" calcext:value-type="string">
            <text:p>0xff</text:p>
          </table:table-cell>
          <table:table-cell table:formula="of:=COM.MICROSOFT.CONCAT(&quot;0x&quot;;TEXT([.D83];&quot;00&quot;))" office:value-type="string" office:string-value="0xff" calcext:value-type="string">
            <text:p>0xff</text:p>
          </table:table-cell>
          <table:table-cell table:formula="of:=COM.MICROSOFT.CONCAT(&quot;0x&quot;;TEXT([.E83];&quot;00&quot;))" office:value-type="string" office:string-value="0xff" calcext:value-type="string">
            <text:p>0xff</text:p>
          </table:table-cell>
          <table:table-cell table:formula="of:=COM.MICROSOFT.CONCAT(&quot;0x&quot;;TEXT([.F83];&quot;00&quot;))" office:value-type="string" office:string-value="0xff" calcext:value-type="string">
            <text:p>0xff</text:p>
          </table:table-cell>
          <table:table-cell table:formula="of:=COM.MICROSOFT.CONCAT(&quot;0x&quot;;TEXT([.G83];&quot;00&quot;))" office:value-type="string" office:string-value="0xff" calcext:value-type="string">
            <text:p>0xff</text:p>
          </table:table-cell>
          <table:table-cell table:formula="of:=COM.MICROSOFT.CONCAT(&quot;0x&quot;;TEXT([.H83];&quot;00&quot;))" office:value-type="string" office:string-value="0xff" calcext:value-type="string">
            <text:p>0xff</text:p>
          </table:table-cell>
          <table:table-cell table:formula="of:=COM.MICROSOFT.CONCAT(&quot;0x&quot;;TEXT([.I83];&quot;00&quot;))" office:value-type="string" office:string-value="0xff" calcext:value-type="string">
            <text:p>0xff</text:p>
          </table:table-cell>
          <table:table-cell table:formula="of:=COM.MICROSOFT.CONCAT(&quot;0x&quot;;TEXT([.J83];&quot;00&quot;))" office:value-type="string" office:string-value="0xff" calcext:value-type="string">
            <text:p>0xff</text:p>
          </table:table-cell>
          <table:table-cell table:formula="of:=COM.MICROSOFT.CONCAT(&quot;0x&quot;;TEXT([.K83];&quot;00&quot;))" office:value-type="string" office:string-value="0xff" calcext:value-type="string">
            <text:p>0xff</text:p>
          </table:table-cell>
          <table:table-cell table:formula="of:=COM.MICROSOFT.CONCAT(&quot;0x&quot;;TEXT([.L83];&quot;00&quot;))" office:value-type="string" office:string-value="0xff" calcext:value-type="string">
            <text:p>0xff</text:p>
          </table:table-cell>
          <table:table-cell table:formula="of:=COM.MICROSOFT.CONCAT(&quot;0x&quot;;TEXT([.M83];&quot;00&quot;))" office:value-type="string" office:string-value="0xff" calcext:value-type="string">
            <text:p>0xff</text:p>
          </table:table-cell>
          <table:table-cell table:formula="of:=COM.MICROSOFT.CONCAT(&quot;0x&quot;;TEXT([.N83];&quot;00&quot;))" office:value-type="string" office:string-value="0xff" calcext:value-type="string">
            <text:p>0xff</text:p>
          </table:table-cell>
          <table:table-cell table:formula="of:=COM.MICROSOFT.CONCAT(&quot;0x&quot;;TEXT([.O83];&quot;00&quot;))" office:value-type="string" office:string-value="0xff" calcext:value-type="string">
            <text:p>0xff</text:p>
          </table:table-cell>
          <table:table-cell table:formula="of:=COM.MICROSOFT.CONCAT(&quot;0x&quot;;TEXT([.P83];&quot;00&quot;))" office:value-type="string" office:string-value="0xff" calcext:value-type="string">
            <text:p>0xff</text:p>
          </table:table-cell>
          <table:table-cell table:formula="of:=COM.MICROSOFT.TEXTJOIN(&quot;,&quot;;1;[.A175:.P175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4];&quot;00&quot;))" office:value-type="string" office:string-value="0xff" calcext:value-type="string">
            <text:p>0xff</text:p>
          </table:table-cell>
          <table:table-cell table:formula="of:=COM.MICROSOFT.CONCAT(&quot;0x&quot;;TEXT([.B84];&quot;00&quot;))" office:value-type="string" office:string-value="0xff" calcext:value-type="string">
            <text:p>0xff</text:p>
          </table:table-cell>
          <table:table-cell table:formula="of:=COM.MICROSOFT.CONCAT(&quot;0x&quot;;TEXT([.C84];&quot;00&quot;))" office:value-type="string" office:string-value="0xff" calcext:value-type="string">
            <text:p>0xff</text:p>
          </table:table-cell>
          <table:table-cell table:formula="of:=COM.MICROSOFT.CONCAT(&quot;0x&quot;;TEXT([.D84];&quot;00&quot;))" office:value-type="string" office:string-value="0xff" calcext:value-type="string">
            <text:p>0xff</text:p>
          </table:table-cell>
          <table:table-cell table:formula="of:=COM.MICROSOFT.CONCAT(&quot;0x&quot;;TEXT([.E84];&quot;00&quot;))" office:value-type="string" office:string-value="0xff" calcext:value-type="string">
            <text:p>0xff</text:p>
          </table:table-cell>
          <table:table-cell table:formula="of:=COM.MICROSOFT.CONCAT(&quot;0x&quot;;TEXT([.F84];&quot;00&quot;))" office:value-type="string" office:string-value="0xff" calcext:value-type="string">
            <text:p>0xff</text:p>
          </table:table-cell>
          <table:table-cell table:formula="of:=COM.MICROSOFT.CONCAT(&quot;0x&quot;;TEXT([.G84];&quot;00&quot;))" office:value-type="string" office:string-value="0xff" calcext:value-type="string">
            <text:p>0xff</text:p>
          </table:table-cell>
          <table:table-cell table:formula="of:=COM.MICROSOFT.CONCAT(&quot;0x&quot;;TEXT([.H84];&quot;00&quot;))" office:value-type="string" office:string-value="0xff" calcext:value-type="string">
            <text:p>0xff</text:p>
          </table:table-cell>
          <table:table-cell table:formula="of:=COM.MICROSOFT.CONCAT(&quot;0x&quot;;TEXT([.I84];&quot;00&quot;))" office:value-type="string" office:string-value="0xff" calcext:value-type="string">
            <text:p>0xff</text:p>
          </table:table-cell>
          <table:table-cell table:formula="of:=COM.MICROSOFT.CONCAT(&quot;0x&quot;;TEXT([.J84];&quot;00&quot;))" office:value-type="string" office:string-value="0xff" calcext:value-type="string">
            <text:p>0xff</text:p>
          </table:table-cell>
          <table:table-cell table:formula="of:=COM.MICROSOFT.CONCAT(&quot;0x&quot;;TEXT([.K84];&quot;00&quot;))" office:value-type="string" office:string-value="0xff" calcext:value-type="string">
            <text:p>0xff</text:p>
          </table:table-cell>
          <table:table-cell table:formula="of:=COM.MICROSOFT.CONCAT(&quot;0x&quot;;TEXT([.L84];&quot;00&quot;))" office:value-type="string" office:string-value="0xff" calcext:value-type="string">
            <text:p>0xff</text:p>
          </table:table-cell>
          <table:table-cell table:formula="of:=COM.MICROSOFT.CONCAT(&quot;0x&quot;;TEXT([.M84];&quot;00&quot;))" office:value-type="string" office:string-value="0xff" calcext:value-type="string">
            <text:p>0xff</text:p>
          </table:table-cell>
          <table:table-cell table:formula="of:=COM.MICROSOFT.CONCAT(&quot;0x&quot;;TEXT([.N84];&quot;00&quot;))" office:value-type="string" office:string-value="0xff" calcext:value-type="string">
            <text:p>0xff</text:p>
          </table:table-cell>
          <table:table-cell table:formula="of:=COM.MICROSOFT.CONCAT(&quot;0x&quot;;TEXT([.O84];&quot;00&quot;))" office:value-type="string" office:string-value="0xff" calcext:value-type="string">
            <text:p>0xff</text:p>
          </table:table-cell>
          <table:table-cell table:formula="of:=COM.MICROSOFT.CONCAT(&quot;0x&quot;;TEXT([.P84];&quot;00&quot;))" office:value-type="string" office:string-value="0xff" calcext:value-type="string">
            <text:p>0xff</text:p>
          </table:table-cell>
          <table:table-cell table:formula="of:=COM.MICROSOFT.TEXTJOIN(&quot;,&quot;;1;[.A176:.P176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5];&quot;00&quot;))" office:value-type="string" office:string-value="0xff" calcext:value-type="string">
            <text:p>0xff</text:p>
          </table:table-cell>
          <table:table-cell table:formula="of:=COM.MICROSOFT.CONCAT(&quot;0x&quot;;TEXT([.B85];&quot;00&quot;))" office:value-type="string" office:string-value="0xff" calcext:value-type="string">
            <text:p>0xff</text:p>
          </table:table-cell>
          <table:table-cell table:formula="of:=COM.MICROSOFT.CONCAT(&quot;0x&quot;;TEXT([.C85];&quot;00&quot;))" office:value-type="string" office:string-value="0xff" calcext:value-type="string">
            <text:p>0xff</text:p>
          </table:table-cell>
          <table:table-cell table:formula="of:=COM.MICROSOFT.CONCAT(&quot;0x&quot;;TEXT([.D85];&quot;00&quot;))" office:value-type="string" office:string-value="0xff" calcext:value-type="string">
            <text:p>0xff</text:p>
          </table:table-cell>
          <table:table-cell table:formula="of:=COM.MICROSOFT.CONCAT(&quot;0x&quot;;TEXT([.E85];&quot;00&quot;))" office:value-type="string" office:string-value="0xff" calcext:value-type="string">
            <text:p>0xff</text:p>
          </table:table-cell>
          <table:table-cell table:formula="of:=COM.MICROSOFT.CONCAT(&quot;0x&quot;;TEXT([.F85];&quot;00&quot;))" office:value-type="string" office:string-value="0xff" calcext:value-type="string">
            <text:p>0xff</text:p>
          </table:table-cell>
          <table:table-cell table:formula="of:=COM.MICROSOFT.CONCAT(&quot;0x&quot;;TEXT([.G85];&quot;00&quot;))" office:value-type="string" office:string-value="0xff" calcext:value-type="string">
            <text:p>0xff</text:p>
          </table:table-cell>
          <table:table-cell table:formula="of:=COM.MICROSOFT.CONCAT(&quot;0x&quot;;TEXT([.H85];&quot;00&quot;))" office:value-type="string" office:string-value="0xff" calcext:value-type="string">
            <text:p>0xff</text:p>
          </table:table-cell>
          <table:table-cell table:formula="of:=COM.MICROSOFT.CONCAT(&quot;0x&quot;;TEXT([.I85];&quot;00&quot;))" office:value-type="string" office:string-value="0xff" calcext:value-type="string">
            <text:p>0xff</text:p>
          </table:table-cell>
          <table:table-cell table:formula="of:=COM.MICROSOFT.CONCAT(&quot;0x&quot;;TEXT([.J85];&quot;00&quot;))" office:value-type="string" office:string-value="0xff" calcext:value-type="string">
            <text:p>0xff</text:p>
          </table:table-cell>
          <table:table-cell table:formula="of:=COM.MICROSOFT.CONCAT(&quot;0x&quot;;TEXT([.K85];&quot;00&quot;))" office:value-type="string" office:string-value="0xff" calcext:value-type="string">
            <text:p>0xff</text:p>
          </table:table-cell>
          <table:table-cell table:formula="of:=COM.MICROSOFT.CONCAT(&quot;0x&quot;;TEXT([.L85];&quot;00&quot;))" office:value-type="string" office:string-value="0xff" calcext:value-type="string">
            <text:p>0xff</text:p>
          </table:table-cell>
          <table:table-cell table:formula="of:=COM.MICROSOFT.CONCAT(&quot;0x&quot;;TEXT([.M85];&quot;00&quot;))" office:value-type="string" office:string-value="0xff" calcext:value-type="string">
            <text:p>0xff</text:p>
          </table:table-cell>
          <table:table-cell table:formula="of:=COM.MICROSOFT.CONCAT(&quot;0x&quot;;TEXT([.N85];&quot;00&quot;))" office:value-type="string" office:string-value="0xff" calcext:value-type="string">
            <text:p>0xff</text:p>
          </table:table-cell>
          <table:table-cell table:formula="of:=COM.MICROSOFT.CONCAT(&quot;0x&quot;;TEXT([.O85];&quot;00&quot;))" office:value-type="string" office:string-value="0xff" calcext:value-type="string">
            <text:p>0xff</text:p>
          </table:table-cell>
          <table:table-cell table:formula="of:=COM.MICROSOFT.CONCAT(&quot;0x&quot;;TEXT([.P85];&quot;00&quot;))" office:value-type="string" office:string-value="0xff" calcext:value-type="string">
            <text:p>0xff</text:p>
          </table:table-cell>
          <table:table-cell table:formula="of:=COM.MICROSOFT.TEXTJOIN(&quot;,&quot;;1;[.A177:.P177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6];&quot;00&quot;))" office:value-type="string" office:string-value="0xff" calcext:value-type="string">
            <text:p>0xff</text:p>
          </table:table-cell>
          <table:table-cell table:formula="of:=COM.MICROSOFT.CONCAT(&quot;0x&quot;;TEXT([.B86];&quot;00&quot;))" office:value-type="string" office:string-value="0xff" calcext:value-type="string">
            <text:p>0xff</text:p>
          </table:table-cell>
          <table:table-cell table:formula="of:=COM.MICROSOFT.CONCAT(&quot;0x&quot;;TEXT([.C86];&quot;00&quot;))" office:value-type="string" office:string-value="0xff" calcext:value-type="string">
            <text:p>0xff</text:p>
          </table:table-cell>
          <table:table-cell table:formula="of:=COM.MICROSOFT.CONCAT(&quot;0x&quot;;TEXT([.D86];&quot;00&quot;))" office:value-type="string" office:string-value="0xff" calcext:value-type="string">
            <text:p>0xff</text:p>
          </table:table-cell>
          <table:table-cell table:formula="of:=COM.MICROSOFT.CONCAT(&quot;0x&quot;;TEXT([.E86];&quot;00&quot;))" office:value-type="string" office:string-value="0xff" calcext:value-type="string">
            <text:p>0xff</text:p>
          </table:table-cell>
          <table:table-cell table:formula="of:=COM.MICROSOFT.CONCAT(&quot;0x&quot;;TEXT([.F86];&quot;00&quot;))" office:value-type="string" office:string-value="0xff" calcext:value-type="string">
            <text:p>0xff</text:p>
          </table:table-cell>
          <table:table-cell table:formula="of:=COM.MICROSOFT.CONCAT(&quot;0x&quot;;TEXT([.G86];&quot;00&quot;))" office:value-type="string" office:string-value="0xff" calcext:value-type="string">
            <text:p>0xff</text:p>
          </table:table-cell>
          <table:table-cell table:formula="of:=COM.MICROSOFT.CONCAT(&quot;0x&quot;;TEXT([.H86];&quot;00&quot;))" office:value-type="string" office:string-value="0xff" calcext:value-type="string">
            <text:p>0xff</text:p>
          </table:table-cell>
          <table:table-cell table:formula="of:=COM.MICROSOFT.CONCAT(&quot;0x&quot;;TEXT([.I86];&quot;00&quot;))" office:value-type="string" office:string-value="0xff" calcext:value-type="string">
            <text:p>0xff</text:p>
          </table:table-cell>
          <table:table-cell table:formula="of:=COM.MICROSOFT.CONCAT(&quot;0x&quot;;TEXT([.J86];&quot;00&quot;))" office:value-type="string" office:string-value="0xff" calcext:value-type="string">
            <text:p>0xff</text:p>
          </table:table-cell>
          <table:table-cell table:formula="of:=COM.MICROSOFT.CONCAT(&quot;0x&quot;;TEXT([.K86];&quot;00&quot;))" office:value-type="string" office:string-value="0xff" calcext:value-type="string">
            <text:p>0xff</text:p>
          </table:table-cell>
          <table:table-cell table:formula="of:=COM.MICROSOFT.CONCAT(&quot;0x&quot;;TEXT([.L86];&quot;00&quot;))" office:value-type="string" office:string-value="0xff" calcext:value-type="string">
            <text:p>0xff</text:p>
          </table:table-cell>
          <table:table-cell table:formula="of:=COM.MICROSOFT.CONCAT(&quot;0x&quot;;TEXT([.M86];&quot;00&quot;))" office:value-type="string" office:string-value="0xff" calcext:value-type="string">
            <text:p>0xff</text:p>
          </table:table-cell>
          <table:table-cell table:formula="of:=COM.MICROSOFT.CONCAT(&quot;0x&quot;;TEXT([.N86];&quot;00&quot;))" office:value-type="string" office:string-value="0xff" calcext:value-type="string">
            <text:p>0xff</text:p>
          </table:table-cell>
          <table:table-cell table:formula="of:=COM.MICROSOFT.CONCAT(&quot;0x&quot;;TEXT([.O86];&quot;00&quot;))" office:value-type="string" office:string-value="0xff" calcext:value-type="string">
            <text:p>0xff</text:p>
          </table:table-cell>
          <table:table-cell table:formula="of:=COM.MICROSOFT.CONCAT(&quot;0x&quot;;TEXT([.P86];&quot;00&quot;))" office:value-type="string" office:string-value="0xff" calcext:value-type="string">
            <text:p>0xff</text:p>
          </table:table-cell>
          <table:table-cell table:formula="of:=COM.MICROSOFT.TEXTJOIN(&quot;,&quot;;1;[.A178:.P178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7];&quot;00&quot;))" office:value-type="string" office:string-value="0xff" calcext:value-type="string">
            <text:p>0xff</text:p>
          </table:table-cell>
          <table:table-cell table:formula="of:=COM.MICROSOFT.CONCAT(&quot;0x&quot;;TEXT([.B87];&quot;00&quot;))" office:value-type="string" office:string-value="0xff" calcext:value-type="string">
            <text:p>0xff</text:p>
          </table:table-cell>
          <table:table-cell table:formula="of:=COM.MICROSOFT.CONCAT(&quot;0x&quot;;TEXT([.C87];&quot;00&quot;))" office:value-type="string" office:string-value="0xff" calcext:value-type="string">
            <text:p>0xff</text:p>
          </table:table-cell>
          <table:table-cell table:formula="of:=COM.MICROSOFT.CONCAT(&quot;0x&quot;;TEXT([.D87];&quot;00&quot;))" office:value-type="string" office:string-value="0xff" calcext:value-type="string">
            <text:p>0xff</text:p>
          </table:table-cell>
          <table:table-cell table:formula="of:=COM.MICROSOFT.CONCAT(&quot;0x&quot;;TEXT([.E87];&quot;00&quot;))" office:value-type="string" office:string-value="0xff" calcext:value-type="string">
            <text:p>0xff</text:p>
          </table:table-cell>
          <table:table-cell table:formula="of:=COM.MICROSOFT.CONCAT(&quot;0x&quot;;TEXT([.F87];&quot;00&quot;))" office:value-type="string" office:string-value="0xff" calcext:value-type="string">
            <text:p>0xff</text:p>
          </table:table-cell>
          <table:table-cell table:formula="of:=COM.MICROSOFT.CONCAT(&quot;0x&quot;;TEXT([.G87];&quot;00&quot;))" office:value-type="string" office:string-value="0xff" calcext:value-type="string">
            <text:p>0xff</text:p>
          </table:table-cell>
          <table:table-cell table:formula="of:=COM.MICROSOFT.CONCAT(&quot;0x&quot;;TEXT([.H87];&quot;00&quot;))" office:value-type="string" office:string-value="0xff" calcext:value-type="string">
            <text:p>0xff</text:p>
          </table:table-cell>
          <table:table-cell table:formula="of:=COM.MICROSOFT.CONCAT(&quot;0x&quot;;TEXT([.I87];&quot;00&quot;))" office:value-type="string" office:string-value="0xff" calcext:value-type="string">
            <text:p>0xff</text:p>
          </table:table-cell>
          <table:table-cell table:formula="of:=COM.MICROSOFT.CONCAT(&quot;0x&quot;;TEXT([.J87];&quot;00&quot;))" office:value-type="string" office:string-value="0xff" calcext:value-type="string">
            <text:p>0xff</text:p>
          </table:table-cell>
          <table:table-cell table:formula="of:=COM.MICROSOFT.CONCAT(&quot;0x&quot;;TEXT([.K87];&quot;00&quot;))" office:value-type="string" office:string-value="0xff" calcext:value-type="string">
            <text:p>0xff</text:p>
          </table:table-cell>
          <table:table-cell table:formula="of:=COM.MICROSOFT.CONCAT(&quot;0x&quot;;TEXT([.L87];&quot;00&quot;))" office:value-type="string" office:string-value="0xff" calcext:value-type="string">
            <text:p>0xff</text:p>
          </table:table-cell>
          <table:table-cell table:formula="of:=COM.MICROSOFT.CONCAT(&quot;0x&quot;;TEXT([.M87];&quot;00&quot;))" office:value-type="string" office:string-value="0xff" calcext:value-type="string">
            <text:p>0xff</text:p>
          </table:table-cell>
          <table:table-cell table:formula="of:=COM.MICROSOFT.CONCAT(&quot;0x&quot;;TEXT([.N87];&quot;00&quot;))" office:value-type="string" office:string-value="0xff" calcext:value-type="string">
            <text:p>0xff</text:p>
          </table:table-cell>
          <table:table-cell table:formula="of:=COM.MICROSOFT.CONCAT(&quot;0x&quot;;TEXT([.O87];&quot;00&quot;))" office:value-type="string" office:string-value="0xff" calcext:value-type="string">
            <text:p>0xff</text:p>
          </table:table-cell>
          <table:table-cell table:formula="of:=COM.MICROSOFT.CONCAT(&quot;0x&quot;;TEXT([.P87];&quot;00&quot;))" office:value-type="string" office:string-value="0xff" calcext:value-type="string">
            <text:p>0xff</text:p>
          </table:table-cell>
          <table:table-cell table:formula="of:=COM.MICROSOFT.TEXTJOIN(&quot;,&quot;;1;[.A179:.P179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8];&quot;00&quot;))" office:value-type="string" office:string-value="0xff" calcext:value-type="string">
            <text:p>0xff</text:p>
          </table:table-cell>
          <table:table-cell table:formula="of:=COM.MICROSOFT.CONCAT(&quot;0x&quot;;TEXT([.B88];&quot;00&quot;))" office:value-type="string" office:string-value="0xff" calcext:value-type="string">
            <text:p>0xff</text:p>
          </table:table-cell>
          <table:table-cell table:formula="of:=COM.MICROSOFT.CONCAT(&quot;0x&quot;;TEXT([.C88];&quot;00&quot;))" office:value-type="string" office:string-value="0xff" calcext:value-type="string">
            <text:p>0xff</text:p>
          </table:table-cell>
          <table:table-cell table:formula="of:=COM.MICROSOFT.CONCAT(&quot;0x&quot;;TEXT([.D88];&quot;00&quot;))" office:value-type="string" office:string-value="0xff" calcext:value-type="string">
            <text:p>0xff</text:p>
          </table:table-cell>
          <table:table-cell table:formula="of:=COM.MICROSOFT.CONCAT(&quot;0x&quot;;TEXT([.E88];&quot;00&quot;))" office:value-type="string" office:string-value="0xff" calcext:value-type="string">
            <text:p>0xff</text:p>
          </table:table-cell>
          <table:table-cell table:formula="of:=COM.MICROSOFT.CONCAT(&quot;0x&quot;;TEXT([.F88];&quot;00&quot;))" office:value-type="string" office:string-value="0xff" calcext:value-type="string">
            <text:p>0xff</text:p>
          </table:table-cell>
          <table:table-cell table:formula="of:=COM.MICROSOFT.CONCAT(&quot;0x&quot;;TEXT([.G88];&quot;00&quot;))" office:value-type="string" office:string-value="0xff" calcext:value-type="string">
            <text:p>0xff</text:p>
          </table:table-cell>
          <table:table-cell table:formula="of:=COM.MICROSOFT.CONCAT(&quot;0x&quot;;TEXT([.H88];&quot;00&quot;))" office:value-type="string" office:string-value="0xff" calcext:value-type="string">
            <text:p>0xff</text:p>
          </table:table-cell>
          <table:table-cell table:formula="of:=COM.MICROSOFT.CONCAT(&quot;0x&quot;;TEXT([.I88];&quot;00&quot;))" office:value-type="string" office:string-value="0xff" calcext:value-type="string">
            <text:p>0xff</text:p>
          </table:table-cell>
          <table:table-cell table:formula="of:=COM.MICROSOFT.CONCAT(&quot;0x&quot;;TEXT([.J88];&quot;00&quot;))" office:value-type="string" office:string-value="0xff" calcext:value-type="string">
            <text:p>0xff</text:p>
          </table:table-cell>
          <table:table-cell table:formula="of:=COM.MICROSOFT.CONCAT(&quot;0x&quot;;TEXT([.K88];&quot;00&quot;))" office:value-type="string" office:string-value="0xff" calcext:value-type="string">
            <text:p>0xff</text:p>
          </table:table-cell>
          <table:table-cell table:formula="of:=COM.MICROSOFT.CONCAT(&quot;0x&quot;;TEXT([.L88];&quot;00&quot;))" office:value-type="string" office:string-value="0xff" calcext:value-type="string">
            <text:p>0xff</text:p>
          </table:table-cell>
          <table:table-cell table:formula="of:=COM.MICROSOFT.CONCAT(&quot;0x&quot;;TEXT([.M88];&quot;00&quot;))" office:value-type="string" office:string-value="0xff" calcext:value-type="string">
            <text:p>0xff</text:p>
          </table:table-cell>
          <table:table-cell table:formula="of:=COM.MICROSOFT.CONCAT(&quot;0x&quot;;TEXT([.N88];&quot;00&quot;))" office:value-type="string" office:string-value="0xff" calcext:value-type="string">
            <text:p>0xff</text:p>
          </table:table-cell>
          <table:table-cell table:formula="of:=COM.MICROSOFT.CONCAT(&quot;0x&quot;;TEXT([.O88];&quot;00&quot;))" office:value-type="string" office:string-value="0xff" calcext:value-type="string">
            <text:p>0xff</text:p>
          </table:table-cell>
          <table:table-cell table:formula="of:=COM.MICROSOFT.CONCAT(&quot;0x&quot;;TEXT([.P88];&quot;00&quot;))" office:value-type="string" office:string-value="0xff" calcext:value-type="string">
            <text:p>0xff</text:p>
          </table:table-cell>
          <table:table-cell table:formula="of:=COM.MICROSOFT.TEXTJOIN(&quot;,&quot;;1;[.A180:.P180])" office:value-type="string" office:string-value="0xff,0xff,0xff,0xff,0xff,0xff,0xff,0xff,0xff,0xff,0xff,0xff,0xff,0xff,0xff,0xff" calcext:value-type="string">
            <text:p>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formula="of:=COM.MICROSOFT.CONCAT(&quot;0x&quot;;TEXT([.A89];&quot;00&quot;))" office:value-type="string" office:string-value="0xff" calcext:value-type="string">
            <text:p>0xff</text:p>
          </table:table-cell>
          <table:table-cell table:formula="of:=COM.MICROSOFT.CONCAT(&quot;0x&quot;;TEXT([.B89];&quot;00&quot;))" office:value-type="string" office:string-value="0xff" calcext:value-type="string">
            <text:p>0xff</text:p>
          </table:table-cell>
          <table:table-cell table:formula="of:=COM.MICROSOFT.CONCAT(&quot;0x&quot;;TEXT([.C89];&quot;00&quot;))" office:value-type="string" office:string-value="0xff" calcext:value-type="string">
            <text:p>0xff</text:p>
          </table:table-cell>
          <table:table-cell table:formula="of:=COM.MICROSOFT.CONCAT(&quot;0x&quot;;TEXT([.D89];&quot;00&quot;))" office:value-type="string" office:string-value="0xff" calcext:value-type="string">
            <text:p>0xff</text:p>
          </table:table-cell>
          <table:table-cell table:formula="of:=COM.MICROSOFT.CONCAT(&quot;0x&quot;;TEXT([.E89];&quot;00&quot;))" office:value-type="string" office:string-value="0xff" calcext:value-type="string">
            <text:p>0xff</text:p>
          </table:table-cell>
          <table:table-cell table:formula="of:=COM.MICROSOFT.CONCAT(&quot;0x&quot;;TEXT([.F89];&quot;00&quot;))" office:value-type="string" office:string-value="0xff" calcext:value-type="string">
            <text:p>0xff</text:p>
          </table:table-cell>
          <table:table-cell table:formula="of:=COM.MICROSOFT.CONCAT(&quot;0x&quot;;TEXT([.G89];&quot;00&quot;))" office:value-type="string" office:string-value="0xff" calcext:value-type="string">
            <text:p>0xff</text:p>
          </table:table-cell>
          <table:table-cell table:number-columns-repeated="9"/>
          <table:table-cell table:formula="of:=COM.MICROSOFT.TEXTJOIN(&quot;,&quot;;1;[.A181:.P181])" office:value-type="string" office:string-value="0xff,0xff,0xff,0xff,0xff,0xff,0xff" calcext:value-type="string">
            <text:p>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COM.MICROSOFT.TEXTJOIN(&quot;,&quot;;1;[.Q93:.Q181])" office:value-type="string" office:string-value="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c0,0xfc,0x0f,0xc0,0xfc,0x0f,0xc0,0xfc,0x0f,0xc0,0xfc,0x0f,0xc0,0xfc,0x0f,0xc0,0xfc,0x0f,0xc0,0xfc,0x0f,0xc0,0xfc,0x0f,0xc0,0xfc,0x0f,0xc0,0xfc,0x0f,0xc0,0xfc,0x0f,0xc0,0xfc,0x0f,0xc0,0xfc,0x0f,0xff,0xff,0xff,0xff,0xff,0xff,0xff,0xff,0xff,0xff,0xff,0xff,0xff,0xfa,0xff,0xaf,0xfa,0xff,0xaf,0xfa,0xff,0xaf,0xfa,0xff,0xaf,0xfa,0xff,0xaf,0xfa,0xff,0xaf,0xfa,0xff,0xaf,0xfa,0xff,0xaf,0xfa,0xff,0xaf,0xfa,0xff,0xaf,0xfa,0xff,0xaf,0xfa,0xff,0xaf,0xfa,0xff,0xaf,0xff,0xff,0xff,0xff,0xff,0xff,0xff,0xff,0xff,0xff,0xff,0xff,0xff,0xf7,0x7f,0x77,0xf7,0x7f,0x77,0xf7,0x7f,0x77,0xf7,0x7f,0x77,0xf7,0x7f,0x77,0xf7,0x7f,0x77,0xf7,0x7f,0x77,0xf7,0x7f,0x77,0xf7,0x7f,0x77,0xf7,0x7f,0x77,0xf7,0x7f,0x77,0xf7,0x7f,0x77,0xf7,0x7f,0x77,0xff,0xff,0xff,0xff,0xff,0xff,0xff,0xff,0xff,0xff,0xff,0xff,0xff,0xf7,0x7f,0x77,0xf7,0x7f,0x77,0xf7,0x7f,0x77,0xf7,0x7f,0x77,0xf7,0x7f,0x77,0xf7,0x7f,0x77,0xf7,0x7f,0x77,0xf7,0x7f,0x77,0xf7,0x7f,0x77,0xf7,0x7f,0x77,0xf7,0x7f,0x77,0xf7,0x7f,0x77,0xf7,0x7f,0x77,0xff,0xff,0xff,0xff,0xff,0xff,0xff,0xff,0xff,0xff,0xff,0xff,0xff,0xf7,0x7f,0x77,0xf7,0x7f,0x77,0xf7,0x7f,0x77,0xf7,0x7f,0x77,0xf7,0x7f,0x77,0xf7,0x7f,0x77,0xf7,0x7f,0x77,0xf7,0x7f,0x77,0xf7,0x7f,0x77,0xf7,0x7f,0x77,0xf7,0x7f,0x77,0xf7,0x7f,0x77,0xf7,0x7f,0x77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c0,0x1c,0x01,0xc0,0x1c,0x01,0xc0,0x1c,0x01,0xc0,0x1c,0x01,0xc0,0x1c,0x01,0xc0,0x1c,0x01,0xc0,0x1c,0x01,0xc0,0x1c,0x01,0xc0,0x1c,0x01,0xc0,0x1c,0x01,0xc0,0x1c,0x01,0xc0,0x1c,0x01,0xc0,0x1c,0x01,0xff,0xff,0xff,0xff,0xff,0xff,0xff,0xff,0xff,0xff,0xff,0xff,0xff,0xdf,0xdd,0xfd,0xdf,0xdd,0xfd,0xdf,0xdd,0xfd,0xdf,0xdd,0xfd,0xdf,0xdd,0xfd,0xdf,0xdd,0xfd,0xdf,0xdd,0xfd,0xdf,0xdd,0xfd,0xdf,0xdd,0xfd,0xdf,0xdd,0xfd,0xdf,0xdd,0xfd,0xdf,0xdd,0xfd,0xdf,0xdd,0xfd,0xff,0xff,0xff,0xff,0xff,0xff,0xff,0xff,0xff,0xff,0xff,0xff,0xff,0xdf,0xdd,0xfd,0xdf,0xdd,0xfd,0xdf,0xdd,0xfd,0xdf,0xdd,0xfd,0xdf,0xdd,0xfd,0xdf,0xdd,0xfd,0xdf,0xdd,0xfd,0xdf,0xdd,0xfd,0xdf,0xdd,0xfd,0xdf,0xdd,0xfd,0xdf,0xdd,0xfd,0xdf,0xdd,0xfd,0xdf,0xdd,0xfd,0xff,0xff,0xff,0xff,0xff,0xff,0xff,0xff,0xff,0xff,0xff,0xff,0xff,0xbf,0xeb,0xfe,0xbf,0xeb,0xfe,0xbf,0xeb,0xfe,0xbf,0xeb,0xfe,0xbf,0xeb,0xfe,0xbf,0xeb,0xfe,0xbf,0xeb,0xfe,0xbf,0xeb,0xfe,0xbf,0xeb,0xfe,0xbf,0xeb,0xfe,0xbf,0xeb,0xfe,0xbf,0xeb,0xfe,0xbf,0xeb,0xfe,0xff,0xff,0xff,0xff,0xff,0xff,0xff,0xff,0xff,0xff,0xff,0xff,0xfe,0x0f,0x80,0xf8,0x0f,0x80,0xf8,0x0f,0x80,0xf8,0x0f,0x80,0xf8,0x0f,0x80,0xf8,0x0f,0x80,0xf8,0x0f,0x80,0xf8,0x0f,0x80,0xf8,0x0f,0x80,0xf8,0x0f,0x80,0xf8,0x0f,0x80,0xf8,0x0f,0x80,0xf8,0x0f,0x80,0xf8,0x3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" calcext:value-type="string">
            <text:p>0x1b,0x63,0x30,0x02,0x1a,0x2e,0x30,0xa0,0x01,0x1b,0x00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c0,0xfc,0x0f,0xc0,0xfc,0x0f,0xc0,0xfc,0x0f,0xc0,0xfc,0x0f,0xc0,0xfc,0x0f,0xc0,0xfc,0x0f,0xc0,0xfc,0x0f,0xc0,0xfc,0x0f,0xc0,0xfc,0x0f,0xc0,0xfc,0x0f,0xc0,0xfc,0x0f,0xc0,0xfc,0x0f,0xc0,0xfc,0x0f,0xff,0xff,0xff,0xff,0xff,0xff,0xff,0xff,0xff,0xff,0xff,0xff,0xff,0xfa,0xff,0xaf,0xfa,0xff,0xaf,0xfa,0xff,0xaf,0xfa,0xff,0xaf,0xfa,0xff,0xaf,0xfa,0xff,0xaf,0xfa,0xff,0xaf,0xfa,0xff,0xaf,0xfa,0xff,0xaf,0xfa,0xff,0xaf,0xfa,0xff,0xaf,0xfa,0xff,0xaf,0xfa,0xff,0xaf,0xff,0xff,0xff,0xff,0xff,0xff,0xff,0xff,0xff,0xff,0xff,0xff,0xff,0xf7,0x7f,0x77,0xf7,0x7f,0x77,0xf7,0x7f,0x77,0xf7,0x7f,0x77,0xf7,0x7f,0x77,0xf7,0x7f,0x77,0xf7,0x7f,0x77,0xf7,0x7f,0x77,0xf7,0x7f,0x77,0xf7,0x7f,0x77,0xf7,0x7f,0x77,0xf7,0x7f,0x77,0xf7,0x7f,0x77,0xff,0xff,0xff,0xff,0xff,0xff,0xff,0xff,0xff,0xff,0xff,0xff,0xff,0xf7,0x7f,0x77,0xf7,0x7f,0x77,0xf7,0x7f,0x77,0xf7,0x7f,0x77,0xf7,0x7f,0x77,0xf7,0x7f,0x77,0xf7,0x7f,0x77,0xf7,0x7f,0x77,0xf7,0x7f,0x77,0xf7,0x7f,0x77,0xf7,0x7f,0x77,0xf7,0x7f,0x77,0xf7,0x7f,0x77,0xff,0xff,0xff,0xff,0xff,0xff,0xff,0xff,0xff,0xff,0xff,0xff,0xff,0xf7,0x7f,0x77,0xf7,0x7f,0x77,0xf7,0x7f,0x77,0xf7,0x7f,0x77,0xf7,0x7f,0x77,0xf7,0x7f,0x77,0xf7,0x7f,0x77,0xf7,0x7f,0x77,0xf7,0x7f,0x77,0xf7,0x7f,0x77,0xf7,0x7f,0x77,0xf7,0x7f,0x77,0xf7,0x7f,0x77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ef,0xbe,0xfb,0xef,0xbe,0xfb,0xef,0xbe,0xfb,0xef,0xbe,0xfb,0xef,0xbe,0xfb,0xef,0xbe,0xfb,0xef,0xbe,0xfb,0xef,0xbe,0xfb,0xef,0xbe,0xfb,0xef,0xbe,0xfb,0xef,0xbe,0xfb,0xef,0xbe,0xfb,0xef,0xbe,0xfb,0xff,0xff,0xff,0xff,0xff,0xff,0xff,0xff,0xff,0xff,0xff,0xff,0xff,0xc0,0x1c,0x01,0xc0,0x1c,0x01,0xc0,0x1c,0x01,0xc0,0x1c,0x01,0xc0,0x1c,0x01,0xc0,0x1c,0x01,0xc0,0x1c,0x01,0xc0,0x1c,0x01,0xc0,0x1c,0x01,0xc0,0x1c,0x01,0xc0,0x1c,0x01,0xc0,0x1c,0x01,0xc0,0x1c,0x01,0xff,0xff,0xff,0xff,0xff,0xff,0xff,0xff,0xff,0xff,0xff,0xff,0xff,0xdf,0xdd,0xfd,0xdf,0xdd,0xfd,0xdf,0xdd,0xfd,0xdf,0xdd,0xfd,0xdf,0xdd,0xfd,0xdf,0xdd,0xfd,0xdf,0xdd,0xfd,0xdf,0xdd,0xfd,0xdf,0xdd,0xfd,0xdf,0xdd,0xfd,0xdf,0xdd,0xfd,0xdf,0xdd,0xfd,0xdf,0xdd,0xfd,0xff,0xff,0xff,0xff,0xff,0xff,0xff,0xff,0xff,0xff,0xff,0xff,0xff,0xdf,0xdd,0xfd,0xdf,0xdd,0xfd,0xdf,0xdd,0xfd,0xdf,0xdd,0xfd,0xdf,0xdd,0xfd,0xdf,0xdd,0xfd,0xdf,0xdd,0xfd,0xdf,0xdd,0xfd,0xdf,0xdd,0xfd,0xdf,0xdd,0xfd,0xdf,0xdd,0xfd,0xdf,0xdd,0xfd,0xdf,0xdd,0xfd,0xff,0xff,0xff,0xff,0xff,0xff,0xff,0xff,0xff,0xff,0xff,0xff,0xff,0xbf,0xeb,0xfe,0xbf,0xeb,0xfe,0xbf,0xeb,0xfe,0xbf,0xeb,0xfe,0xbf,0xeb,0xfe,0xbf,0xeb,0xfe,0xbf,0xeb,0xfe,0xbf,0xeb,0xfe,0xbf,0xeb,0xfe,0xbf,0xeb,0xfe,0xbf,0xeb,0xfe,0xbf,0xeb,0xfe,0xbf,0xeb,0xfe,0xff,0xff,0xff,0xff,0xff,0xff,0xff,0xff,0xff,0xff,0xff,0xff,0xfe,0x0f,0x80,0xf8,0x0f,0x80,0xf8,0x0f,0x80,0xf8,0x0f,0x80,0xf8,0x0f,0x80,0xf8,0x0f,0x80,0xf8,0x0f,0x80,0xf8,0x0f,0x80,0xf8,0x0f,0x80,0xf8,0x0f,0x80,0xf8,0x0f,0x80,0xf8,0x0f,0x80,0xf8,0x0f,0x80,0xf8,0x3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,0xff</text:p>
          </table:table-cell>
          <table:table-cell table:number-columns-repeated="17"/>
        </table:table-row>
        <table:table-row table:style-name="ro1">
          <table:table-cell table:number-columns-repeated="16"/>
          <table:table-cell table:formula="of:=LEN([.Q182])/2" office:value-type="float" office:value="3537" calcext:value-type="float">
            <text:p>3537</text:p>
          </table:table-cell>
          <table:table-cell table:number-columns-repeated="17"/>
        </table:table-row>
      </table:table>
      <table:table table:name="Sheet3" table:style-name="ta1">
        <table:table-column table:style-name="co1" table:number-columns-repeated="34" table:default-cell-style-name="Default"/>
        <table:table-row table:style-name="ro1">
          <table:table-cell office:value-type="string" calcext:value-type="string">
            <text:p>1b</text:p>
          </table:table-cell>
          <table:table-cell office:value-type="float" office:value="63" calcext:value-type="float">
            <text:p>63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a</text:p>
          </table:table-cell>
          <table:table-cell office:value-type="string" calcext:value-type="string">
            <text:p>2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b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f</text:p>
          </table:table-cell>
          <table:table-cell office:value-type="float" office:value="80" calcext:value-type="float">
            <text:p>80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f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7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5c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number-columns-repeated="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c0</text:p>
          </table:table-cell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c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8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9d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9c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9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7d</text:p>
          </table:table-cell>
          <table:table-cell table:number-columns-repeated="2"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7f</text:p>
          </table:table-cell>
          <table:table-cell office:value-type="string" calcext:value-type="string">
            <text:p>d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7d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d</text:p>
          </table:table-cell>
          <table:table-cell office:value-type="string" calcext:value-type="string">
            <text:p>f7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5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f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9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7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7</text:p>
          </table:table-cell>
          <table:table-cell office:value-type="string" calcext:value-type="string">
            <text:p>ff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fa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f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4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a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f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c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table:number-columns-repeated="2" office:value-type="string" calcext:value-type="string">
            <text:p>7f</text:p>
          </table:table-cell>
          <table:table-cell office:value-type="string" calcext:value-type="string">
            <text:p>dd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da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af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c0</text:p>
          </table:table-cell>
          <table:table-cell office:value-type="string" calcext:value-type="string">
            <text:p>1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b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d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e</text:p>
          </table:table-cell>
          <table:table-cell table:number-columns-repeated="2" office:value-type="string" calcext:value-type="string">
            <text:p>dd</text:p>
          </table:table-cell>
          <table:table-cell office:value-type="string" calcext:value-type="string">
            <text:p>ed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ff</text:p>
          </table:table-cell>
          <table:table-cell table:number-columns-repeated="3"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f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f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3d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table:number-columns-repeated="2" office:value-type="string" calcext:value-type="string">
            <text:p>fe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d</text:p>
          </table:table-cell>
          <table:table-cell table:number-columns-repeated="18"/>
        </table:table-row>
        <table:table-row table:style-name="ro1"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5</text:p>
          </table:table-cell>
          <table:table-cell table:number-columns-repeated="2" office:value-type="string" calcext:value-type="string">
            <text:p>d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df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7d</text:p>
          </table:table-cell>
          <table:table-cell table:number-columns-repeated="4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9"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e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table:number-columns-repeated="3" office:value-type="string" calcext:value-type="string">
            <text:p>fd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d</text:p>
          </table:table-cell>
          <table:table-cell office:value-type="string" calcext:value-type="string">
            <text:p>f5</text:p>
          </table:table-cell>
          <table:table-cell table:number-columns-repeated="2"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table:number-columns-repeated="5" office:value-type="string" calcext:value-type="string">
            <text:p>df</text:p>
          </table:table-cell>
          <table:table-cell office:value-type="string" calcext:value-type="string">
            <text:p>6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d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fb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b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f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d</text:p>
          </table:table-cell>
          <table:table-cell table:number-columns-repeated="2" office:value-type="string" calcext:value-type="string">
            <text:p>fd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7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7e</text:p>
          </table:table-cell>
          <table:table-cell office:value-type="string" calcext:value-type="string">
            <text:p>d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d</text:p>
          </table:table-cell>
          <table:table-cell office:value-type="string" calcext:value-type="string">
            <text:p>f9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7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fd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d7</text:p>
          </table:table-cell>
          <table:table-cell office:value-type="string" calcext:value-type="string">
            <text:p>5d</text:p>
          </table:table-cell>
          <table:table-cell table:number-columns-repeated="18"/>
        </table:table-row>
        <table:table-row table:style-name="ro1">
          <table:table-cell table:number-columns-repeated="4" office:value-type="string" calcext:value-type="string">
            <text:p>fd</text:p>
          </table:table-cell>
          <table:table-cell table:number-columns-repeated="1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e</text:p>
          </table:table-cell>
          <table:table-cell office:value-type="string" calcext:value-type="string">
            <text:p>0f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f</text:p>
          </table:table-cell>
          <table:table-cell office:value-type="string" calcext:value-type="string">
            <text:p>f0</text:p>
          </table:table-cell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1f</text:p>
          </table:table-cell>
          <table:table-cell office:value-type="string" calcext:value-type="string">
            <text:p>0f</text:p>
          </table:table-cell>
          <table:table-cell table:number-columns-repeated="18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3c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7f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7f</text:p>
          </table:table-cell>
          <table:table-cell office:value-type="string" calcext:value-type="string">
            <text:p>9f</text:p>
          </table:table-cell>
          <table:table-cell office:value-type="string" calcext:value-type="string">
            <text:p>ef</text:p>
          </table:table-cell>
          <table:table-cell office:value-type="string" calcext:value-type="string">
            <text:p>b8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7c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3" office:value-type="string" calcext:value-type="string">
            <text:p>ff</text:p>
          </table:table-cell>
          <table:table-cell office:value-type="string" calcext:value-type="string">
            <text:p>fb</text:p>
          </table:table-cell>
          <table:table-cell table:number-columns-repeated="2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ff</text:p>
          </table:table-cell>
          <table:table-cell office:value-type="string" calcext:value-type="string">
            <text:p>f0</text:p>
          </table:table-cell>
          <table:table-cell office:value-type="string" calcext:value-type="string">
            <text:p>ef</text:p>
          </table:table-cell>
          <table:table-cell table:number-columns-repeated="13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5" office:value-type="string" calcext:value-type="string">
            <text:p>ff</text:p>
          </table:table-cell>
          <table:table-cell office:value-type="string" calcext:value-type="string">
            <text:p>e7</text:p>
          </table:table-cell>
          <table:table-cell office:value-type="string" calcext:value-type="string">
            <text:p>1f</text:p>
          </table:table-cell>
          <table:table-cell table:number-columns-repeated="9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16" office:value-type="string" calcext:value-type="string">
            <text:p>ff</text:p>
          </table:table-cell>
          <table:table-cell table:number-columns-repeated="18"/>
        </table:table-row>
        <table:table-row table:style-name="ro1">
          <table:table-cell table:number-columns-repeated="7" office:value-type="string" calcext:value-type="string">
            <text:p>ff</text:p>
          </table:table-cell>
          <table:table-cell table:number-columns-repeated="26"/>
          <table:table-cell office:value-type="string" calcext:value-type="string">
            <text:p>......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10T12:08:00.959510835</meta:creation-date>
    <dc:date>2023-11-10T12:48:24.696160968</dc:date>
    <meta:editing-duration>PT9M53S</meta:editing-duration>
    <meta:editing-cycles>1</meta:editing-cycles>
    <meta:document-statistic meta:table-count="5" meta:cell-count="13104" meta:object-count="0"/>
    <meta:generator>LibreOffice/7.3.7.2$Linux_X86_64 LibreOffice_project/30$Build-2</meta:generator>
  </office:meta>
</office:document-meta>
</file>